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14.78mm"/>
    </style:style>
    <style:style style:name="co6" style:family="table-column">
      <style:table-column-properties fo:break-before="auto" style:column-width="21.3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112"/>
    <style:style style:name="ce2" style:family="table-cell" style:parent-style-name="Default" style:data-style-name="N10"/>
    <style:style style:name="ce3" style:family="table-cell" style:parent-style-name="Default" style:data-style-name="N110"/>
    <style:style style:name="ce4" style:family="table-cell" style:parent-style-name="Default" style:data-style-name="N99"/>
    <style:style style:name="ce5" style:family="table-cell" style:parent-style-name="Default" style:data-style-name="N111"/>
    <style:style style:name="ce6" style:family="table-cell" style:parent-style-name="Default" style:data-style-name="N2"/>
    <style:style style:name="ce7" style:family="table-cell" style:parent-style-name="Default" style:data-style-name="N3"/>
  </office:automatic-styles>
  <office:body>
    <office:spreadsheet>
      <table:calculation-settings table:automatic-find-labels="false"/>
      <table:table table:name="Event Tim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ce4"/>
        <table:table-column table:style-name="co7" table:number-columns-repeated="2" table:default-cell-style-name="Default"/>
        <table:table-row table:style-name="ro1">
          <table:table-cell table:number-columns-repeated="6"/>
          <table:table-cell table:style-name="Default" office:value-type="string" calcext:value-type="string">
            <text:p>Age</text:p>
          </table:table-cell>
          <table:table-cell table:style-name="Default" office:value-type="string" calcext:value-type="string">
            <text:p>Infect</text:p>
          </table:table-cell>
          <table:table-cell table:style-name="Default" office:value-type="string" calcext:value-type="string">
            <text:p>Breakup</text:p>
          </table:table-cell>
          <table:table-cell table:style-name="Default" office:value-type="string" calcext:value-type="string">
            <text:p>MatingPool</text:p>
          </table:table-cell>
          <table:table-cell table:style-name="Default" office:value-type="string" calcext:value-type="string">
            <text:p>Matching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36" calcext:value-type="float">
            <text:p>2016.836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3]=['Event Times'.G$2];['Event Times'.$F3])" office:value-type="float" office:value="0.0000045" calcext:value-type="float">
            <text:p>0.0000045</text:p>
          </table:table-cell>
          <table:table-cell table:formula="of:=IF(['Event Times'.$E3]=['Event Times'.H$2];['Event Times'.$F3])" office:value-type="boolean" office:boolean-value="false" calcext:value-type="boolean">
            <text:p>FALSE</text:p>
          </table:table-cell>
          <table:table-cell table:formula="of:=IF(['Event Times'.$E3]=['Event Times'.I$2];['Event Times'.$F3])" office:value-type="boolean" office:boolean-value="false" calcext:value-type="boolean">
            <text:p>FALSE</text:p>
          </table:table-cell>
          <table:table-cell table:formula="of:=IF(['Event Times'.$E3]=['Event Times'.J$2];['Event Times'.$F3])" office:value-type="boolean" office:boolean-value="false" calcext:value-type="boolean">
            <text:p>FALSE</text:p>
          </table:table-cell>
          <table:table-cell table:formula="of:=IF(['Event Times'.$E3]=['Event Times'.K$2];['Event Times'.$F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36" calcext:value-type="float">
            <text:p>2016.836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4]=['Event Times'.G$2];['Event Times'.$F4])" office:value-type="boolean" office:boolean-value="false" calcext:value-type="boolean">
            <text:p>FALSE</text:p>
          </table:table-cell>
          <table:table-cell table:style-name="Default" table:formula="of:=IF(['Event Times'.$E4]=['Event Times'.H$2];['Event Times'.$F4])" office:value-type="float" office:value="0.0000045" calcext:value-type="float">
            <text:p>0.0000045</text:p>
          </table:table-cell>
          <table:table-cell table:formula="of:=IF(['Event Times'.$E4]=['Event Times'.I$2];['Event Times'.$F4])" office:value-type="boolean" office:boolean-value="false" calcext:value-type="boolean">
            <text:p>FALSE</text:p>
          </table:table-cell>
          <table:table-cell table:formula="of:=IF(['Event Times'.$E4]=['Event Times'.J$2];['Event Times'.$F4])" office:value-type="boolean" office:boolean-value="false" calcext:value-type="boolean">
            <text:p>FALSE</text:p>
          </table:table-cell>
          <table:table-cell table:formula="of:=IF(['Event Times'.$E4]=['Event Times'.K$2];['Event Times'.$F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36" calcext:value-type="float">
            <text:p>2016.836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25" calcext:value-type="float">
            <text:p>0.425</text:p>
          </table:table-cell>
          <table:table-cell table:formula="of:=IF(['Event Times'.$E5]=['Event Times'.G$2];['Event Times'.$F5])" office:value-type="boolean" office:boolean-value="false" calcext:value-type="boolean">
            <text:p>FALSE</text:p>
          </table:table-cell>
          <table:table-cell table:formula="of:=IF(['Event Times'.$E5]=['Event Times'.H$2];['Event Times'.$F5])" office:value-type="boolean" office:boolean-value="false" calcext:value-type="boolean">
            <text:p>FALSE</text:p>
          </table:table-cell>
          <table:table-cell table:style-name="Default" table:formula="of:=IF(['Event Times'.$E5]=['Event Times'.I$2];['Event Times'.$F5])" office:value-type="float" office:value="0.425" calcext:value-type="float">
            <text:p>0.425</text:p>
          </table:table-cell>
          <table:table-cell table:formula="of:=IF(['Event Times'.$E5]=['Event Times'.J$2];['Event Times'.$F5])" office:value-type="boolean" office:boolean-value="false" calcext:value-type="boolean">
            <text:p>FALSE</text:p>
          </table:table-cell>
          <table:table-cell table:formula="of:=IF(['Event Times'.$E5]=['Event Times'.K$2];['Event Times'.$F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36" calcext:value-type="float">
            <text:p>2016.836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3" calcext:value-type="float">
            <text:p>0.423</text:p>
          </table:table-cell>
          <table:table-cell table:formula="of:=IF(['Event Times'.$E6]=['Event Times'.G$2];['Event Times'.$F6])" office:value-type="boolean" office:boolean-value="false" calcext:value-type="boolean">
            <text:p>FALSE</text:p>
          </table:table-cell>
          <table:table-cell table:formula="of:=IF(['Event Times'.$E6]=['Event Times'.H$2];['Event Times'.$F6])" office:value-type="boolean" office:boolean-value="false" calcext:value-type="boolean">
            <text:p>FALSE</text:p>
          </table:table-cell>
          <table:table-cell table:formula="of:=IF(['Event Times'.$E6]=['Event Times'.I$2];['Event Times'.$F6])" office:value-type="boolean" office:boolean-value="false" calcext:value-type="boolean">
            <text:p>FALSE</text:p>
          </table:table-cell>
          <table:table-cell table:style-name="Default" table:formula="of:=IF(['Event Times'.$E6]=['Event Times'.J$2];['Event Times'.$F6])" office:value-type="float" office:value="0.423" calcext:value-type="float">
            <text:p>0.423</text:p>
          </table:table-cell>
          <table:table-cell table:formula="of:=IF(['Event Times'.$E6]=['Event Times'.K$2];['Event Times'.$F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36" calcext:value-type="float">
            <text:p>2016.836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1" calcext:value-type="float">
            <text:p>0.621</text:p>
          </table:table-cell>
          <table:table-cell table:formula="of:=IF(['Event Times'.$E7]=['Event Times'.G$2];['Event Times'.$F7])" office:value-type="boolean" office:boolean-value="false" calcext:value-type="boolean">
            <text:p>FALSE</text:p>
          </table:table-cell>
          <table:table-cell table:formula="of:=IF(['Event Times'.$E7]=['Event Times'.H$2];['Event Times'.$F7])" office:value-type="boolean" office:boolean-value="false" calcext:value-type="boolean">
            <text:p>FALSE</text:p>
          </table:table-cell>
          <table:table-cell table:formula="of:=IF(['Event Times'.$E7]=['Event Times'.I$2];['Event Times'.$F7])" office:value-type="boolean" office:boolean-value="false" calcext:value-type="boolean">
            <text:p>FALSE</text:p>
          </table:table-cell>
          <table:table-cell table:formula="of:=IF(['Event Times'.$E7]=['Event Times'.J$2];['Event Times'.$F7])" office:value-type="boolean" office:boolean-value="false" calcext:value-type="boolean">
            <text:p>FALSE</text:p>
          </table:table-cell>
          <table:table-cell table:style-name="Default" table:formula="of:=IF(['Event Times'.$E7]=['Event Times'.K$2];['Event Times'.$F7])" office:value-type="float" office:value="0.621" calcext:value-type="float">
            <text:p>0.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38" calcext:value-type="float">
            <text:p>2016.838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8]=['Event Times'.G$2];['Event Times'.$F8])" office:value-type="float" office:value="0.0000045" calcext:value-type="float">
            <text:p>0.0000045</text:p>
          </table:table-cell>
          <table:table-cell table:formula="of:=IF(['Event Times'.$E8]=['Event Times'.H$2];['Event Times'.$F8])" office:value-type="boolean" office:boolean-value="false" calcext:value-type="boolean">
            <text:p>FALSE</text:p>
          </table:table-cell>
          <table:table-cell table:formula="of:=IF(['Event Times'.$E8]=['Event Times'.I$2];['Event Times'.$F8])" office:value-type="boolean" office:boolean-value="false" calcext:value-type="boolean">
            <text:p>FALSE</text:p>
          </table:table-cell>
          <table:table-cell table:formula="of:=IF(['Event Times'.$E8]=['Event Times'.J$2];['Event Times'.$F8])" office:value-type="boolean" office:boolean-value="false" calcext:value-type="boolean">
            <text:p>FALSE</text:p>
          </table:table-cell>
          <table:table-cell table:formula="of:=IF(['Event Times'.$E8]=['Event Times'.K$2];['Event Times'.$F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38" calcext:value-type="float">
            <text:p>2016.838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9]=['Event Times'.G$2];['Event Times'.$F9])" office:value-type="boolean" office:boolean-value="false" calcext:value-type="boolean">
            <text:p>FALSE</text:p>
          </table:table-cell>
          <table:table-cell table:style-name="Default" table:formula="of:=IF(['Event Times'.$E9]=['Event Times'.H$2];['Event Times'.$F9])" office:value-type="float" office:value="0.0000045" calcext:value-type="float">
            <text:p>0.0000045</text:p>
          </table:table-cell>
          <table:table-cell table:formula="of:=IF(['Event Times'.$E9]=['Event Times'.I$2];['Event Times'.$F9])" office:value-type="boolean" office:boolean-value="false" calcext:value-type="boolean">
            <text:p>FALSE</text:p>
          </table:table-cell>
          <table:table-cell table:formula="of:=IF(['Event Times'.$E9]=['Event Times'.J$2];['Event Times'.$F9])" office:value-type="boolean" office:boolean-value="false" calcext:value-type="boolean">
            <text:p>FALSE</text:p>
          </table:table-cell>
          <table:table-cell table:formula="of:=IF(['Event Times'.$E9]=['Event Times'.K$2];['Event Times'.$F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38" calcext:value-type="float">
            <text:p>2016.838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52" calcext:value-type="float">
            <text:p>0.352</text:p>
          </table:table-cell>
          <table:table-cell table:formula="of:=IF(['Event Times'.$E10]=['Event Times'.G$2];['Event Times'.$F10])" office:value-type="boolean" office:boolean-value="false" calcext:value-type="boolean">
            <text:p>FALSE</text:p>
          </table:table-cell>
          <table:table-cell table:formula="of:=IF(['Event Times'.$E10]=['Event Times'.H$2];['Event Times'.$F10])" office:value-type="boolean" office:boolean-value="false" calcext:value-type="boolean">
            <text:p>FALSE</text:p>
          </table:table-cell>
          <table:table-cell table:style-name="Default" table:formula="of:=IF(['Event Times'.$E10]=['Event Times'.I$2];['Event Times'.$F10])" office:value-type="float" office:value="0.352" calcext:value-type="float">
            <text:p>0.352</text:p>
          </table:table-cell>
          <table:table-cell table:formula="of:=IF(['Event Times'.$E10]=['Event Times'.J$2];['Event Times'.$F10])" office:value-type="boolean" office:boolean-value="false" calcext:value-type="boolean">
            <text:p>FALSE</text:p>
          </table:table-cell>
          <table:table-cell table:formula="of:=IF(['Event Times'.$E10]=['Event Times'.K$2];['Event Times'.$F1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38" calcext:value-type="float">
            <text:p>2016.838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1" calcext:value-type="float">
            <text:p>0.421</text:p>
          </table:table-cell>
          <table:table-cell table:formula="of:=IF(['Event Times'.$E11]=['Event Times'.G$2];['Event Times'.$F11])" office:value-type="boolean" office:boolean-value="false" calcext:value-type="boolean">
            <text:p>FALSE</text:p>
          </table:table-cell>
          <table:table-cell table:formula="of:=IF(['Event Times'.$E11]=['Event Times'.H$2];['Event Times'.$F11])" office:value-type="boolean" office:boolean-value="false" calcext:value-type="boolean">
            <text:p>FALSE</text:p>
          </table:table-cell>
          <table:table-cell table:formula="of:=IF(['Event Times'.$E11]=['Event Times'.I$2];['Event Times'.$F11])" office:value-type="boolean" office:boolean-value="false" calcext:value-type="boolean">
            <text:p>FALSE</text:p>
          </table:table-cell>
          <table:table-cell table:style-name="Default" table:formula="of:=IF(['Event Times'.$E11]=['Event Times'.J$2];['Event Times'.$F11])" office:value-type="float" office:value="0.421" calcext:value-type="float">
            <text:p>0.421</text:p>
          </table:table-cell>
          <table:table-cell table:formula="of:=IF(['Event Times'.$E11]=['Event Times'.K$2];['Event Times'.$F1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38" calcext:value-type="float">
            <text:p>2016.838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31" calcext:value-type="float">
            <text:p>0.631</text:p>
          </table:table-cell>
          <table:table-cell table:formula="of:=IF(['Event Times'.$E12]=['Event Times'.G$2];['Event Times'.$F12])" office:value-type="boolean" office:boolean-value="false" calcext:value-type="boolean">
            <text:p>FALSE</text:p>
          </table:table-cell>
          <table:table-cell table:formula="of:=IF(['Event Times'.$E12]=['Event Times'.H$2];['Event Times'.$F12])" office:value-type="boolean" office:boolean-value="false" calcext:value-type="boolean">
            <text:p>FALSE</text:p>
          </table:table-cell>
          <table:table-cell table:formula="of:=IF(['Event Times'.$E12]=['Event Times'.I$2];['Event Times'.$F12])" office:value-type="boolean" office:boolean-value="false" calcext:value-type="boolean">
            <text:p>FALSE</text:p>
          </table:table-cell>
          <table:table-cell table:formula="of:=IF(['Event Times'.$E12]=['Event Times'.J$2];['Event Times'.$F12])" office:value-type="boolean" office:boolean-value="false" calcext:value-type="boolean">
            <text:p>FALSE</text:p>
          </table:table-cell>
          <table:table-cell table:style-name="Default" table:formula="of:=IF(['Event Times'.$E12]=['Event Times'.K$2];['Event Times'.$F12])" office:value-type="float" office:value="0.631" calcext:value-type="float">
            <text:p>0.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41" calcext:value-type="float">
            <text:p>2016.841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46" calcext:value-type="float">
            <text:p>0.00000446</text:p>
          </table:table-cell>
          <table:table-cell table:style-name="Default" table:formula="of:=IF(['Event Times'.$E13]=['Event Times'.G$2];['Event Times'.$F13])" office:value-type="float" office:value="0.00000446" calcext:value-type="float">
            <text:p>0.00000446</text:p>
          </table:table-cell>
          <table:table-cell table:formula="of:=IF(['Event Times'.$E13]=['Event Times'.H$2];['Event Times'.$F13])" office:value-type="boolean" office:boolean-value="false" calcext:value-type="boolean">
            <text:p>FALSE</text:p>
          </table:table-cell>
          <table:table-cell table:formula="of:=IF(['Event Times'.$E13]=['Event Times'.I$2];['Event Times'.$F13])" office:value-type="boolean" office:boolean-value="false" calcext:value-type="boolean">
            <text:p>FALSE</text:p>
          </table:table-cell>
          <table:table-cell table:formula="of:=IF(['Event Times'.$E13]=['Event Times'.J$2];['Event Times'.$F13])" office:value-type="boolean" office:boolean-value="false" calcext:value-type="boolean">
            <text:p>FALSE</text:p>
          </table:table-cell>
          <table:table-cell table:formula="of:=IF(['Event Times'.$E13]=['Event Times'.K$2];['Event Times'.$F1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41" calcext:value-type="float">
            <text:p>2016.841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46" calcext:value-type="float">
            <text:p>0.00000446</text:p>
          </table:table-cell>
          <table:table-cell table:formula="of:=IF(['Event Times'.$E14]=['Event Times'.G$2];['Event Times'.$F14])" office:value-type="boolean" office:boolean-value="false" calcext:value-type="boolean">
            <text:p>FALSE</text:p>
          </table:table-cell>
          <table:table-cell table:style-name="Default" table:formula="of:=IF(['Event Times'.$E14]=['Event Times'.H$2];['Event Times'.$F14])" office:value-type="float" office:value="0.00000446" calcext:value-type="float">
            <text:p>0.00000446</text:p>
          </table:table-cell>
          <table:table-cell table:formula="of:=IF(['Event Times'.$E14]=['Event Times'.I$2];['Event Times'.$F14])" office:value-type="boolean" office:boolean-value="false" calcext:value-type="boolean">
            <text:p>FALSE</text:p>
          </table:table-cell>
          <table:table-cell table:formula="of:=IF(['Event Times'.$E14]=['Event Times'.J$2];['Event Times'.$F14])" office:value-type="boolean" office:boolean-value="false" calcext:value-type="boolean">
            <text:p>FALSE</text:p>
          </table:table-cell>
          <table:table-cell table:formula="of:=IF(['Event Times'.$E14]=['Event Times'.K$2];['Event Times'.$F1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41" calcext:value-type="float">
            <text:p>2016.841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56" calcext:value-type="float">
            <text:p>0.356</text:p>
          </table:table-cell>
          <table:table-cell table:formula="of:=IF(['Event Times'.$E15]=['Event Times'.G$2];['Event Times'.$F15])" office:value-type="boolean" office:boolean-value="false" calcext:value-type="boolean">
            <text:p>FALSE</text:p>
          </table:table-cell>
          <table:table-cell table:formula="of:=IF(['Event Times'.$E15]=['Event Times'.H$2];['Event Times'.$F15])" office:value-type="boolean" office:boolean-value="false" calcext:value-type="boolean">
            <text:p>FALSE</text:p>
          </table:table-cell>
          <table:table-cell table:style-name="Default" table:formula="of:=IF(['Event Times'.$E15]=['Event Times'.I$2];['Event Times'.$F15])" office:value-type="float" office:value="0.356" calcext:value-type="float">
            <text:p>0.356</text:p>
          </table:table-cell>
          <table:table-cell table:formula="of:=IF(['Event Times'.$E15]=['Event Times'.J$2];['Event Times'.$F15])" office:value-type="boolean" office:boolean-value="false" calcext:value-type="boolean">
            <text:p>FALSE</text:p>
          </table:table-cell>
          <table:table-cell table:formula="of:=IF(['Event Times'.$E15]=['Event Times'.K$2];['Event Times'.$F1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41" calcext:value-type="float">
            <text:p>2016.841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2" calcext:value-type="float">
            <text:p>0.422</text:p>
          </table:table-cell>
          <table:table-cell table:formula="of:=IF(['Event Times'.$E16]=['Event Times'.G$2];['Event Times'.$F16])" office:value-type="boolean" office:boolean-value="false" calcext:value-type="boolean">
            <text:p>FALSE</text:p>
          </table:table-cell>
          <table:table-cell table:formula="of:=IF(['Event Times'.$E16]=['Event Times'.H$2];['Event Times'.$F16])" office:value-type="boolean" office:boolean-value="false" calcext:value-type="boolean">
            <text:p>FALSE</text:p>
          </table:table-cell>
          <table:table-cell table:formula="of:=IF(['Event Times'.$E16]=['Event Times'.I$2];['Event Times'.$F16])" office:value-type="boolean" office:boolean-value="false" calcext:value-type="boolean">
            <text:p>FALSE</text:p>
          </table:table-cell>
          <table:table-cell table:style-name="Default" table:formula="of:=IF(['Event Times'.$E16]=['Event Times'.J$2];['Event Times'.$F16])" office:value-type="float" office:value="0.422" calcext:value-type="float">
            <text:p>0.422</text:p>
          </table:table-cell>
          <table:table-cell table:formula="of:=IF(['Event Times'.$E16]=['Event Times'.K$2];['Event Times'.$F1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41" calcext:value-type="float">
            <text:p>2016.841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table:formula="of:=IF(['Event Times'.$E17]=['Event Times'.G$2];['Event Times'.$F17])" office:value-type="boolean" office:boolean-value="false" calcext:value-type="boolean">
            <text:p>FALSE</text:p>
          </table:table-cell>
          <table:table-cell table:formula="of:=IF(['Event Times'.$E17]=['Event Times'.H$2];['Event Times'.$F17])" office:value-type="boolean" office:boolean-value="false" calcext:value-type="boolean">
            <text:p>FALSE</text:p>
          </table:table-cell>
          <table:table-cell table:formula="of:=IF(['Event Times'.$E17]=['Event Times'.I$2];['Event Times'.$F17])" office:value-type="boolean" office:boolean-value="false" calcext:value-type="boolean">
            <text:p>FALSE</text:p>
          </table:table-cell>
          <table:table-cell table:formula="of:=IF(['Event Times'.$E17]=['Event Times'.J$2];['Event Times'.$F17])" office:value-type="boolean" office:boolean-value="false" calcext:value-type="boolean">
            <text:p>FALSE</text:p>
          </table:table-cell>
          <table:table-cell table:style-name="Default" table:formula="of:=IF(['Event Times'.$E17]=['Event Times'.K$2];['Event Times'.$F17])"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44" calcext:value-type="float">
            <text:p>2016.844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18]=['Event Times'.G$2];['Event Times'.$F18])" office:value-type="float" office:value="0.0000045" calcext:value-type="float">
            <text:p>0.0000045</text:p>
          </table:table-cell>
          <table:table-cell table:formula="of:=IF(['Event Times'.$E18]=['Event Times'.H$2];['Event Times'.$F18])" office:value-type="boolean" office:boolean-value="false" calcext:value-type="boolean">
            <text:p>FALSE</text:p>
          </table:table-cell>
          <table:table-cell table:formula="of:=IF(['Event Times'.$E18]=['Event Times'.I$2];['Event Times'.$F18])" office:value-type="boolean" office:boolean-value="false" calcext:value-type="boolean">
            <text:p>FALSE</text:p>
          </table:table-cell>
          <table:table-cell table:formula="of:=IF(['Event Times'.$E18]=['Event Times'.J$2];['Event Times'.$F18])" office:value-type="boolean" office:boolean-value="false" calcext:value-type="boolean">
            <text:p>FALSE</text:p>
          </table:table-cell>
          <table:table-cell table:formula="of:=IF(['Event Times'.$E18]=['Event Times'.K$2];['Event Times'.$F1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44" calcext:value-type="float">
            <text:p>2016.844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19]=['Event Times'.G$2];['Event Times'.$F19])" office:value-type="boolean" office:boolean-value="false" calcext:value-type="boolean">
            <text:p>FALSE</text:p>
          </table:table-cell>
          <table:table-cell table:style-name="Default" table:formula="of:=IF(['Event Times'.$E19]=['Event Times'.H$2];['Event Times'.$F19])" office:value-type="float" office:value="0.0000045" calcext:value-type="float">
            <text:p>0.0000045</text:p>
          </table:table-cell>
          <table:table-cell table:formula="of:=IF(['Event Times'.$E19]=['Event Times'.I$2];['Event Times'.$F19])" office:value-type="boolean" office:boolean-value="false" calcext:value-type="boolean">
            <text:p>FALSE</text:p>
          </table:table-cell>
          <table:table-cell table:formula="of:=IF(['Event Times'.$E19]=['Event Times'.J$2];['Event Times'.$F19])" office:value-type="boolean" office:boolean-value="false" calcext:value-type="boolean">
            <text:p>FALSE</text:p>
          </table:table-cell>
          <table:table-cell table:formula="of:=IF(['Event Times'.$E19]=['Event Times'.K$2];['Event Times'.$F1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44" calcext:value-type="float">
            <text:p>2016.844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54" calcext:value-type="float">
            <text:p>0.354</text:p>
          </table:table-cell>
          <table:table-cell table:formula="of:=IF(['Event Times'.$E20]=['Event Times'.G$2];['Event Times'.$F20])" office:value-type="boolean" office:boolean-value="false" calcext:value-type="boolean">
            <text:p>FALSE</text:p>
          </table:table-cell>
          <table:table-cell table:formula="of:=IF(['Event Times'.$E20]=['Event Times'.H$2];['Event Times'.$F20])" office:value-type="boolean" office:boolean-value="false" calcext:value-type="boolean">
            <text:p>FALSE</text:p>
          </table:table-cell>
          <table:table-cell table:style-name="Default" table:formula="of:=IF(['Event Times'.$E20]=['Event Times'.I$2];['Event Times'.$F20])" office:value-type="float" office:value="0.354" calcext:value-type="float">
            <text:p>0.354</text:p>
          </table:table-cell>
          <table:table-cell table:formula="of:=IF(['Event Times'.$E20]=['Event Times'.J$2];['Event Times'.$F20])" office:value-type="boolean" office:boolean-value="false" calcext:value-type="boolean">
            <text:p>FALSE</text:p>
          </table:table-cell>
          <table:table-cell table:formula="of:=IF(['Event Times'.$E20]=['Event Times'.K$2];['Event Times'.$F2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44" calcext:value-type="float">
            <text:p>2016.844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1" calcext:value-type="float">
            <text:p>0.421</text:p>
          </table:table-cell>
          <table:table-cell table:formula="of:=IF(['Event Times'.$E21]=['Event Times'.G$2];['Event Times'.$F21])" office:value-type="boolean" office:boolean-value="false" calcext:value-type="boolean">
            <text:p>FALSE</text:p>
          </table:table-cell>
          <table:table-cell table:formula="of:=IF(['Event Times'.$E21]=['Event Times'.H$2];['Event Times'.$F21])" office:value-type="boolean" office:boolean-value="false" calcext:value-type="boolean">
            <text:p>FALSE</text:p>
          </table:table-cell>
          <table:table-cell table:formula="of:=IF(['Event Times'.$E21]=['Event Times'.I$2];['Event Times'.$F21])" office:value-type="boolean" office:boolean-value="false" calcext:value-type="boolean">
            <text:p>FALSE</text:p>
          </table:table-cell>
          <table:table-cell table:style-name="Default" table:formula="of:=IF(['Event Times'.$E21]=['Event Times'.J$2];['Event Times'.$F21])" office:value-type="float" office:value="0.421" calcext:value-type="float">
            <text:p>0.421</text:p>
          </table:table-cell>
          <table:table-cell table:formula="of:=IF(['Event Times'.$E21]=['Event Times'.K$2];['Event Times'.$F2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44" calcext:value-type="float">
            <text:p>2016.844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8" calcext:value-type="float">
            <text:p>0.628</text:p>
          </table:table-cell>
          <table:table-cell table:formula="of:=IF(['Event Times'.$E22]=['Event Times'.G$2];['Event Times'.$F22])" office:value-type="boolean" office:boolean-value="false" calcext:value-type="boolean">
            <text:p>FALSE</text:p>
          </table:table-cell>
          <table:table-cell table:formula="of:=IF(['Event Times'.$E22]=['Event Times'.H$2];['Event Times'.$F22])" office:value-type="boolean" office:boolean-value="false" calcext:value-type="boolean">
            <text:p>FALSE</text:p>
          </table:table-cell>
          <table:table-cell table:formula="of:=IF(['Event Times'.$E22]=['Event Times'.I$2];['Event Times'.$F22])" office:value-type="boolean" office:boolean-value="false" calcext:value-type="boolean">
            <text:p>FALSE</text:p>
          </table:table-cell>
          <table:table-cell table:formula="of:=IF(['Event Times'.$E22]=['Event Times'.J$2];['Event Times'.$F22])" office:value-type="boolean" office:boolean-value="false" calcext:value-type="boolean">
            <text:p>FALSE</text:p>
          </table:table-cell>
          <table:table-cell table:style-name="Default" table:formula="of:=IF(['Event Times'.$E22]=['Event Times'.K$2];['Event Times'.$F22])" office:value-type="float" office:value="0.628" calcext:value-type="float">
            <text:p>0.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47" calcext:value-type="float">
            <text:p>2016.847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23]=['Event Times'.G$2];['Event Times'.$F23])" office:value-type="float" office:value="0.0000045" calcext:value-type="float">
            <text:p>0.0000045</text:p>
          </table:table-cell>
          <table:table-cell table:formula="of:=IF(['Event Times'.$E23]=['Event Times'.H$2];['Event Times'.$F23])" office:value-type="boolean" office:boolean-value="false" calcext:value-type="boolean">
            <text:p>FALSE</text:p>
          </table:table-cell>
          <table:table-cell table:formula="of:=IF(['Event Times'.$E23]=['Event Times'.I$2];['Event Times'.$F23])" office:value-type="boolean" office:boolean-value="false" calcext:value-type="boolean">
            <text:p>FALSE</text:p>
          </table:table-cell>
          <table:table-cell table:formula="of:=IF(['Event Times'.$E23]=['Event Times'.J$2];['Event Times'.$F23])" office:value-type="boolean" office:boolean-value="false" calcext:value-type="boolean">
            <text:p>FALSE</text:p>
          </table:table-cell>
          <table:table-cell table:formula="of:=IF(['Event Times'.$E23]=['Event Times'.K$2];['Event Times'.$F2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47" calcext:value-type="float">
            <text:p>2016.847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24]=['Event Times'.G$2];['Event Times'.$F24])" office:value-type="boolean" office:boolean-value="false" calcext:value-type="boolean">
            <text:p>FALSE</text:p>
          </table:table-cell>
          <table:table-cell table:style-name="Default" table:formula="of:=IF(['Event Times'.$E24]=['Event Times'.H$2];['Event Times'.$F24])" office:value-type="float" office:value="0.0000045" calcext:value-type="float">
            <text:p>0.0000045</text:p>
          </table:table-cell>
          <table:table-cell table:formula="of:=IF(['Event Times'.$E24]=['Event Times'.I$2];['Event Times'.$F24])" office:value-type="boolean" office:boolean-value="false" calcext:value-type="boolean">
            <text:p>FALSE</text:p>
          </table:table-cell>
          <table:table-cell table:formula="of:=IF(['Event Times'.$E24]=['Event Times'.J$2];['Event Times'.$F24])" office:value-type="boolean" office:boolean-value="false" calcext:value-type="boolean">
            <text:p>FALSE</text:p>
          </table:table-cell>
          <table:table-cell table:formula="of:=IF(['Event Times'.$E24]=['Event Times'.K$2];['Event Times'.$F2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47" calcext:value-type="float">
            <text:p>2016.847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57" calcext:value-type="float">
            <text:p>0.357</text:p>
          </table:table-cell>
          <table:table-cell table:formula="of:=IF(['Event Times'.$E25]=['Event Times'.G$2];['Event Times'.$F25])" office:value-type="boolean" office:boolean-value="false" calcext:value-type="boolean">
            <text:p>FALSE</text:p>
          </table:table-cell>
          <table:table-cell table:formula="of:=IF(['Event Times'.$E25]=['Event Times'.H$2];['Event Times'.$F25])" office:value-type="boolean" office:boolean-value="false" calcext:value-type="boolean">
            <text:p>FALSE</text:p>
          </table:table-cell>
          <table:table-cell table:style-name="Default" table:formula="of:=IF(['Event Times'.$E25]=['Event Times'.I$2];['Event Times'.$F25])" office:value-type="float" office:value="0.357" calcext:value-type="float">
            <text:p>0.357</text:p>
          </table:table-cell>
          <table:table-cell table:formula="of:=IF(['Event Times'.$E25]=['Event Times'.J$2];['Event Times'.$F25])" office:value-type="boolean" office:boolean-value="false" calcext:value-type="boolean">
            <text:p>FALSE</text:p>
          </table:table-cell>
          <table:table-cell table:formula="of:=IF(['Event Times'.$E25]=['Event Times'.K$2];['Event Times'.$F2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47" calcext:value-type="float">
            <text:p>2016.847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2" calcext:value-type="float">
            <text:p>0.422</text:p>
          </table:table-cell>
          <table:table-cell table:formula="of:=IF(['Event Times'.$E26]=['Event Times'.G$2];['Event Times'.$F26])" office:value-type="boolean" office:boolean-value="false" calcext:value-type="boolean">
            <text:p>FALSE</text:p>
          </table:table-cell>
          <table:table-cell table:formula="of:=IF(['Event Times'.$E26]=['Event Times'.H$2];['Event Times'.$F26])" office:value-type="boolean" office:boolean-value="false" calcext:value-type="boolean">
            <text:p>FALSE</text:p>
          </table:table-cell>
          <table:table-cell table:formula="of:=IF(['Event Times'.$E26]=['Event Times'.I$2];['Event Times'.$F26])" office:value-type="boolean" office:boolean-value="false" calcext:value-type="boolean">
            <text:p>FALSE</text:p>
          </table:table-cell>
          <table:table-cell table:style-name="Default" table:formula="of:=IF(['Event Times'.$E26]=['Event Times'.J$2];['Event Times'.$F26])" office:value-type="float" office:value="0.422" calcext:value-type="float">
            <text:p>0.422</text:p>
          </table:table-cell>
          <table:table-cell table:formula="of:=IF(['Event Times'.$E26]=['Event Times'.K$2];['Event Times'.$F2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47" calcext:value-type="float">
            <text:p>2016.847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35" calcext:value-type="float">
            <text:p>0.635</text:p>
          </table:table-cell>
          <table:table-cell table:formula="of:=IF(['Event Times'.$E27]=['Event Times'.G$2];['Event Times'.$F27])" office:value-type="boolean" office:boolean-value="false" calcext:value-type="boolean">
            <text:p>FALSE</text:p>
          </table:table-cell>
          <table:table-cell table:formula="of:=IF(['Event Times'.$E27]=['Event Times'.H$2];['Event Times'.$F27])" office:value-type="boolean" office:boolean-value="false" calcext:value-type="boolean">
            <text:p>FALSE</text:p>
          </table:table-cell>
          <table:table-cell table:formula="of:=IF(['Event Times'.$E27]=['Event Times'.I$2];['Event Times'.$F27])" office:value-type="boolean" office:boolean-value="false" calcext:value-type="boolean">
            <text:p>FALSE</text:p>
          </table:table-cell>
          <table:table-cell table:formula="of:=IF(['Event Times'.$E27]=['Event Times'.J$2];['Event Times'.$F27])" office:value-type="boolean" office:boolean-value="false" calcext:value-type="boolean">
            <text:p>FALSE</text:p>
          </table:table-cell>
          <table:table-cell table:style-name="Default" table:formula="of:=IF(['Event Times'.$E27]=['Event Times'.K$2];['Event Times'.$F27])" office:value-type="float" office:value="0.635" calcext:value-type="float">
            <text:p>0.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49" calcext:value-type="float">
            <text:p>2016.849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28]=['Event Times'.G$2];['Event Times'.$F28])" office:value-type="float" office:value="0.0000045" calcext:value-type="float">
            <text:p>0.0000045</text:p>
          </table:table-cell>
          <table:table-cell table:formula="of:=IF(['Event Times'.$E28]=['Event Times'.H$2];['Event Times'.$F28])" office:value-type="boolean" office:boolean-value="false" calcext:value-type="boolean">
            <text:p>FALSE</text:p>
          </table:table-cell>
          <table:table-cell table:formula="of:=IF(['Event Times'.$E28]=['Event Times'.I$2];['Event Times'.$F28])" office:value-type="boolean" office:boolean-value="false" calcext:value-type="boolean">
            <text:p>FALSE</text:p>
          </table:table-cell>
          <table:table-cell table:formula="of:=IF(['Event Times'.$E28]=['Event Times'.J$2];['Event Times'.$F28])" office:value-type="boolean" office:boolean-value="false" calcext:value-type="boolean">
            <text:p>FALSE</text:p>
          </table:table-cell>
          <table:table-cell table:formula="of:=IF(['Event Times'.$E28]=['Event Times'.K$2];['Event Times'.$F2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49" calcext:value-type="float">
            <text:p>2016.849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29]=['Event Times'.G$2];['Event Times'.$F29])" office:value-type="boolean" office:boolean-value="false" calcext:value-type="boolean">
            <text:p>FALSE</text:p>
          </table:table-cell>
          <table:table-cell table:style-name="Default" table:formula="of:=IF(['Event Times'.$E29]=['Event Times'.H$2];['Event Times'.$F29])" office:value-type="float" office:value="0.0000045" calcext:value-type="float">
            <text:p>0.0000045</text:p>
          </table:table-cell>
          <table:table-cell table:formula="of:=IF(['Event Times'.$E29]=['Event Times'.I$2];['Event Times'.$F29])" office:value-type="boolean" office:boolean-value="false" calcext:value-type="boolean">
            <text:p>FALSE</text:p>
          </table:table-cell>
          <table:table-cell table:formula="of:=IF(['Event Times'.$E29]=['Event Times'.J$2];['Event Times'.$F29])" office:value-type="boolean" office:boolean-value="false" calcext:value-type="boolean">
            <text:p>FALSE</text:p>
          </table:table-cell>
          <table:table-cell table:formula="of:=IF(['Event Times'.$E29]=['Event Times'.K$2];['Event Times'.$F2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49" calcext:value-type="float">
            <text:p>2016.849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56" calcext:value-type="float">
            <text:p>0.356</text:p>
          </table:table-cell>
          <table:table-cell table:formula="of:=IF(['Event Times'.$E30]=['Event Times'.G$2];['Event Times'.$F30])" office:value-type="boolean" office:boolean-value="false" calcext:value-type="boolean">
            <text:p>FALSE</text:p>
          </table:table-cell>
          <table:table-cell table:formula="of:=IF(['Event Times'.$E30]=['Event Times'.H$2];['Event Times'.$F30])" office:value-type="boolean" office:boolean-value="false" calcext:value-type="boolean">
            <text:p>FALSE</text:p>
          </table:table-cell>
          <table:table-cell table:style-name="Default" table:formula="of:=IF(['Event Times'.$E30]=['Event Times'.I$2];['Event Times'.$F30])" office:value-type="float" office:value="0.356" calcext:value-type="float">
            <text:p>0.356</text:p>
          </table:table-cell>
          <table:table-cell table:formula="of:=IF(['Event Times'.$E30]=['Event Times'.J$2];['Event Times'.$F30])" office:value-type="boolean" office:boolean-value="false" calcext:value-type="boolean">
            <text:p>FALSE</text:p>
          </table:table-cell>
          <table:table-cell table:formula="of:=IF(['Event Times'.$E30]=['Event Times'.K$2];['Event Times'.$F3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49" calcext:value-type="float">
            <text:p>2016.849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3" calcext:value-type="float">
            <text:p>0.423</text:p>
          </table:table-cell>
          <table:table-cell table:formula="of:=IF(['Event Times'.$E31]=['Event Times'.G$2];['Event Times'.$F31])" office:value-type="boolean" office:boolean-value="false" calcext:value-type="boolean">
            <text:p>FALSE</text:p>
          </table:table-cell>
          <table:table-cell table:formula="of:=IF(['Event Times'.$E31]=['Event Times'.H$2];['Event Times'.$F31])" office:value-type="boolean" office:boolean-value="false" calcext:value-type="boolean">
            <text:p>FALSE</text:p>
          </table:table-cell>
          <table:table-cell table:formula="of:=IF(['Event Times'.$E31]=['Event Times'.I$2];['Event Times'.$F31])" office:value-type="boolean" office:boolean-value="false" calcext:value-type="boolean">
            <text:p>FALSE</text:p>
          </table:table-cell>
          <table:table-cell table:style-name="Default" table:formula="of:=IF(['Event Times'.$E31]=['Event Times'.J$2];['Event Times'.$F31])" office:value-type="float" office:value="0.423" calcext:value-type="float">
            <text:p>0.423</text:p>
          </table:table-cell>
          <table:table-cell table:formula="of:=IF(['Event Times'.$E31]=['Event Times'.K$2];['Event Times'.$F3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49" calcext:value-type="float">
            <text:p>2016.849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41" calcext:value-type="float">
            <text:p>0.641</text:p>
          </table:table-cell>
          <table:table-cell table:formula="of:=IF(['Event Times'.$E32]=['Event Times'.G$2];['Event Times'.$F32])" office:value-type="boolean" office:boolean-value="false" calcext:value-type="boolean">
            <text:p>FALSE</text:p>
          </table:table-cell>
          <table:table-cell table:formula="of:=IF(['Event Times'.$E32]=['Event Times'.H$2];['Event Times'.$F32])" office:value-type="boolean" office:boolean-value="false" calcext:value-type="boolean">
            <text:p>FALSE</text:p>
          </table:table-cell>
          <table:table-cell table:formula="of:=IF(['Event Times'.$E32]=['Event Times'.I$2];['Event Times'.$F32])" office:value-type="boolean" office:boolean-value="false" calcext:value-type="boolean">
            <text:p>FALSE</text:p>
          </table:table-cell>
          <table:table-cell table:formula="of:=IF(['Event Times'.$E32]=['Event Times'.J$2];['Event Times'.$F32])" office:value-type="boolean" office:boolean-value="false" calcext:value-type="boolean">
            <text:p>FALSE</text:p>
          </table:table-cell>
          <table:table-cell table:style-name="Default" table:formula="of:=IF(['Event Times'.$E32]=['Event Times'.K$2];['Event Times'.$F32])" office:value-type="float" office:value="0.641" calcext:value-type="float">
            <text:p>0.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52" calcext:value-type="float">
            <text:p>2016.852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33]=['Event Times'.G$2];['Event Times'.$F33])" office:value-type="float" office:value="0.0000045" calcext:value-type="float">
            <text:p>0.0000045</text:p>
          </table:table-cell>
          <table:table-cell table:formula="of:=IF(['Event Times'.$E33]=['Event Times'.H$2];['Event Times'.$F33])" office:value-type="boolean" office:boolean-value="false" calcext:value-type="boolean">
            <text:p>FALSE</text:p>
          </table:table-cell>
          <table:table-cell table:formula="of:=IF(['Event Times'.$E33]=['Event Times'.I$2];['Event Times'.$F33])" office:value-type="boolean" office:boolean-value="false" calcext:value-type="boolean">
            <text:p>FALSE</text:p>
          </table:table-cell>
          <table:table-cell table:formula="of:=IF(['Event Times'.$E33]=['Event Times'.J$2];['Event Times'.$F33])" office:value-type="boolean" office:boolean-value="false" calcext:value-type="boolean">
            <text:p>FALSE</text:p>
          </table:table-cell>
          <table:table-cell table:formula="of:=IF(['Event Times'.$E33]=['Event Times'.K$2];['Event Times'.$F3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52" calcext:value-type="float">
            <text:p>2016.852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34]=['Event Times'.G$2];['Event Times'.$F34])" office:value-type="boolean" office:boolean-value="false" calcext:value-type="boolean">
            <text:p>FALSE</text:p>
          </table:table-cell>
          <table:table-cell table:style-name="Default" table:formula="of:=IF(['Event Times'.$E34]=['Event Times'.H$2];['Event Times'.$F34])" office:value-type="float" office:value="0.0000045" calcext:value-type="float">
            <text:p>0.0000045</text:p>
          </table:table-cell>
          <table:table-cell table:formula="of:=IF(['Event Times'.$E34]=['Event Times'.I$2];['Event Times'.$F34])" office:value-type="boolean" office:boolean-value="false" calcext:value-type="boolean">
            <text:p>FALSE</text:p>
          </table:table-cell>
          <table:table-cell table:formula="of:=IF(['Event Times'.$E34]=['Event Times'.J$2];['Event Times'.$F34])" office:value-type="boolean" office:boolean-value="false" calcext:value-type="boolean">
            <text:p>FALSE</text:p>
          </table:table-cell>
          <table:table-cell table:formula="of:=IF(['Event Times'.$E34]=['Event Times'.K$2];['Event Times'.$F3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52" calcext:value-type="float">
            <text:p>2016.852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57" calcext:value-type="float">
            <text:p>0.357</text:p>
          </table:table-cell>
          <table:table-cell table:formula="of:=IF(['Event Times'.$E35]=['Event Times'.G$2];['Event Times'.$F35])" office:value-type="boolean" office:boolean-value="false" calcext:value-type="boolean">
            <text:p>FALSE</text:p>
          </table:table-cell>
          <table:table-cell table:formula="of:=IF(['Event Times'.$E35]=['Event Times'.H$2];['Event Times'.$F35])" office:value-type="boolean" office:boolean-value="false" calcext:value-type="boolean">
            <text:p>FALSE</text:p>
          </table:table-cell>
          <table:table-cell table:style-name="Default" table:formula="of:=IF(['Event Times'.$E35]=['Event Times'.I$2];['Event Times'.$F35])" office:value-type="float" office:value="0.357" calcext:value-type="float">
            <text:p>0.357</text:p>
          </table:table-cell>
          <table:table-cell table:formula="of:=IF(['Event Times'.$E35]=['Event Times'.J$2];['Event Times'.$F35])" office:value-type="boolean" office:boolean-value="false" calcext:value-type="boolean">
            <text:p>FALSE</text:p>
          </table:table-cell>
          <table:table-cell table:formula="of:=IF(['Event Times'.$E35]=['Event Times'.K$2];['Event Times'.$F3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52" calcext:value-type="float">
            <text:p>2016.852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3" calcext:value-type="float">
            <text:p>0.423</text:p>
          </table:table-cell>
          <table:table-cell table:formula="of:=IF(['Event Times'.$E36]=['Event Times'.G$2];['Event Times'.$F36])" office:value-type="boolean" office:boolean-value="false" calcext:value-type="boolean">
            <text:p>FALSE</text:p>
          </table:table-cell>
          <table:table-cell table:formula="of:=IF(['Event Times'.$E36]=['Event Times'.H$2];['Event Times'.$F36])" office:value-type="boolean" office:boolean-value="false" calcext:value-type="boolean">
            <text:p>FALSE</text:p>
          </table:table-cell>
          <table:table-cell table:formula="of:=IF(['Event Times'.$E36]=['Event Times'.I$2];['Event Times'.$F36])" office:value-type="boolean" office:boolean-value="false" calcext:value-type="boolean">
            <text:p>FALSE</text:p>
          </table:table-cell>
          <table:table-cell table:style-name="Default" table:formula="of:=IF(['Event Times'.$E36]=['Event Times'.J$2];['Event Times'.$F36])" office:value-type="float" office:value="0.423" calcext:value-type="float">
            <text:p>0.423</text:p>
          </table:table-cell>
          <table:table-cell table:formula="of:=IF(['Event Times'.$E36]=['Event Times'.K$2];['Event Times'.$F3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52" calcext:value-type="float">
            <text:p>2016.852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3" calcext:value-type="float">
            <text:p>0.63</text:p>
          </table:table-cell>
          <table:table-cell table:formula="of:=IF(['Event Times'.$E37]=['Event Times'.G$2];['Event Times'.$F37])" office:value-type="boolean" office:boolean-value="false" calcext:value-type="boolean">
            <text:p>FALSE</text:p>
          </table:table-cell>
          <table:table-cell table:formula="of:=IF(['Event Times'.$E37]=['Event Times'.H$2];['Event Times'.$F37])" office:value-type="boolean" office:boolean-value="false" calcext:value-type="boolean">
            <text:p>FALSE</text:p>
          </table:table-cell>
          <table:table-cell table:formula="of:=IF(['Event Times'.$E37]=['Event Times'.I$2];['Event Times'.$F37])" office:value-type="boolean" office:boolean-value="false" calcext:value-type="boolean">
            <text:p>FALSE</text:p>
          </table:table-cell>
          <table:table-cell table:formula="of:=IF(['Event Times'.$E37]=['Event Times'.J$2];['Event Times'.$F37])" office:value-type="boolean" office:boolean-value="false" calcext:value-type="boolean">
            <text:p>FALSE</text:p>
          </table:table-cell>
          <table:table-cell table:style-name="Default" table:formula="of:=IF(['Event Times'.$E37]=['Event Times'.K$2];['Event Times'.$F37])" office:value-type="float" office:value="0.63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55" calcext:value-type="float">
            <text:p>2016.855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46" calcext:value-type="float">
            <text:p>0.00000446</text:p>
          </table:table-cell>
          <table:table-cell table:style-name="Default" table:formula="of:=IF(['Event Times'.$E38]=['Event Times'.G$2];['Event Times'.$F38])" office:value-type="float" office:value="0.00000446" calcext:value-type="float">
            <text:p>0.00000446</text:p>
          </table:table-cell>
          <table:table-cell table:formula="of:=IF(['Event Times'.$E38]=['Event Times'.H$2];['Event Times'.$F38])" office:value-type="boolean" office:boolean-value="false" calcext:value-type="boolean">
            <text:p>FALSE</text:p>
          </table:table-cell>
          <table:table-cell table:formula="of:=IF(['Event Times'.$E38]=['Event Times'.I$2];['Event Times'.$F38])" office:value-type="boolean" office:boolean-value="false" calcext:value-type="boolean">
            <text:p>FALSE</text:p>
          </table:table-cell>
          <table:table-cell table:formula="of:=IF(['Event Times'.$E38]=['Event Times'.J$2];['Event Times'.$F38])" office:value-type="boolean" office:boolean-value="false" calcext:value-type="boolean">
            <text:p>FALSE</text:p>
          </table:table-cell>
          <table:table-cell table:formula="of:=IF(['Event Times'.$E38]=['Event Times'.K$2];['Event Times'.$F3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55" calcext:value-type="float">
            <text:p>2016.855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46" calcext:value-type="float">
            <text:p>0.00000446</text:p>
          </table:table-cell>
          <table:table-cell table:formula="of:=IF(['Event Times'.$E39]=['Event Times'.G$2];['Event Times'.$F39])" office:value-type="boolean" office:boolean-value="false" calcext:value-type="boolean">
            <text:p>FALSE</text:p>
          </table:table-cell>
          <table:table-cell table:style-name="Default" table:formula="of:=IF(['Event Times'.$E39]=['Event Times'.H$2];['Event Times'.$F39])" office:value-type="float" office:value="0.00000446" calcext:value-type="float">
            <text:p>0.00000446</text:p>
          </table:table-cell>
          <table:table-cell table:formula="of:=IF(['Event Times'.$E39]=['Event Times'.I$2];['Event Times'.$F39])" office:value-type="boolean" office:boolean-value="false" calcext:value-type="boolean">
            <text:p>FALSE</text:p>
          </table:table-cell>
          <table:table-cell table:formula="of:=IF(['Event Times'.$E39]=['Event Times'.J$2];['Event Times'.$F39])" office:value-type="boolean" office:boolean-value="false" calcext:value-type="boolean">
            <text:p>FALSE</text:p>
          </table:table-cell>
          <table:table-cell table:formula="of:=IF(['Event Times'.$E39]=['Event Times'.K$2];['Event Times'.$F3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55" calcext:value-type="float">
            <text:p>2016.855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55" calcext:value-type="float">
            <text:p>0.355</text:p>
          </table:table-cell>
          <table:table-cell table:formula="of:=IF(['Event Times'.$E40]=['Event Times'.G$2];['Event Times'.$F40])" office:value-type="boolean" office:boolean-value="false" calcext:value-type="boolean">
            <text:p>FALSE</text:p>
          </table:table-cell>
          <table:table-cell table:formula="of:=IF(['Event Times'.$E40]=['Event Times'.H$2];['Event Times'.$F40])" office:value-type="boolean" office:boolean-value="false" calcext:value-type="boolean">
            <text:p>FALSE</text:p>
          </table:table-cell>
          <table:table-cell table:style-name="Default" table:formula="of:=IF(['Event Times'.$E40]=['Event Times'.I$2];['Event Times'.$F40])" office:value-type="float" office:value="0.355" calcext:value-type="float">
            <text:p>0.355</text:p>
          </table:table-cell>
          <table:table-cell table:formula="of:=IF(['Event Times'.$E40]=['Event Times'.J$2];['Event Times'.$F40])" office:value-type="boolean" office:boolean-value="false" calcext:value-type="boolean">
            <text:p>FALSE</text:p>
          </table:table-cell>
          <table:table-cell table:formula="of:=IF(['Event Times'.$E40]=['Event Times'.K$2];['Event Times'.$F4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55" calcext:value-type="float">
            <text:p>2016.855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3" calcext:value-type="float">
            <text:p>0.423</text:p>
          </table:table-cell>
          <table:table-cell table:formula="of:=IF(['Event Times'.$E41]=['Event Times'.G$2];['Event Times'.$F41])" office:value-type="boolean" office:boolean-value="false" calcext:value-type="boolean">
            <text:p>FALSE</text:p>
          </table:table-cell>
          <table:table-cell table:formula="of:=IF(['Event Times'.$E41]=['Event Times'.H$2];['Event Times'.$F41])" office:value-type="boolean" office:boolean-value="false" calcext:value-type="boolean">
            <text:p>FALSE</text:p>
          </table:table-cell>
          <table:table-cell table:formula="of:=IF(['Event Times'.$E41]=['Event Times'.I$2];['Event Times'.$F41])" office:value-type="boolean" office:boolean-value="false" calcext:value-type="boolean">
            <text:p>FALSE</text:p>
          </table:table-cell>
          <table:table-cell table:style-name="Default" table:formula="of:=IF(['Event Times'.$E41]=['Event Times'.J$2];['Event Times'.$F41])" office:value-type="float" office:value="0.423" calcext:value-type="float">
            <text:p>0.423</text:p>
          </table:table-cell>
          <table:table-cell table:formula="of:=IF(['Event Times'.$E41]=['Event Times'.K$2];['Event Times'.$F4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55" calcext:value-type="float">
            <text:p>2016.855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41" calcext:value-type="float">
            <text:p>0.641</text:p>
          </table:table-cell>
          <table:table-cell table:formula="of:=IF(['Event Times'.$E42]=['Event Times'.G$2];['Event Times'.$F42])" office:value-type="boolean" office:boolean-value="false" calcext:value-type="boolean">
            <text:p>FALSE</text:p>
          </table:table-cell>
          <table:table-cell table:formula="of:=IF(['Event Times'.$E42]=['Event Times'.H$2];['Event Times'.$F42])" office:value-type="boolean" office:boolean-value="false" calcext:value-type="boolean">
            <text:p>FALSE</text:p>
          </table:table-cell>
          <table:table-cell table:formula="of:=IF(['Event Times'.$E42]=['Event Times'.I$2];['Event Times'.$F42])" office:value-type="boolean" office:boolean-value="false" calcext:value-type="boolean">
            <text:p>FALSE</text:p>
          </table:table-cell>
          <table:table-cell table:formula="of:=IF(['Event Times'.$E42]=['Event Times'.J$2];['Event Times'.$F42])" office:value-type="boolean" office:boolean-value="false" calcext:value-type="boolean">
            <text:p>FALSE</text:p>
          </table:table-cell>
          <table:table-cell table:style-name="Default" table:formula="of:=IF(['Event Times'.$E42]=['Event Times'.K$2];['Event Times'.$F42])" office:value-type="float" office:value="0.641" calcext:value-type="float">
            <text:p>0.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58" calcext:value-type="float">
            <text:p>2016.858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43]=['Event Times'.G$2];['Event Times'.$F43])" office:value-type="float" office:value="0.0000045" calcext:value-type="float">
            <text:p>0.0000045</text:p>
          </table:table-cell>
          <table:table-cell table:formula="of:=IF(['Event Times'.$E43]=['Event Times'.H$2];['Event Times'.$F43])" office:value-type="boolean" office:boolean-value="false" calcext:value-type="boolean">
            <text:p>FALSE</text:p>
          </table:table-cell>
          <table:table-cell table:formula="of:=IF(['Event Times'.$E43]=['Event Times'.I$2];['Event Times'.$F43])" office:value-type="boolean" office:boolean-value="false" calcext:value-type="boolean">
            <text:p>FALSE</text:p>
          </table:table-cell>
          <table:table-cell table:formula="of:=IF(['Event Times'.$E43]=['Event Times'.J$2];['Event Times'.$F43])" office:value-type="boolean" office:boolean-value="false" calcext:value-type="boolean">
            <text:p>FALSE</text:p>
          </table:table-cell>
          <table:table-cell table:formula="of:=IF(['Event Times'.$E43]=['Event Times'.K$2];['Event Times'.$F4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58" calcext:value-type="float">
            <text:p>2016.858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44]=['Event Times'.G$2];['Event Times'.$F44])" office:value-type="boolean" office:boolean-value="false" calcext:value-type="boolean">
            <text:p>FALSE</text:p>
          </table:table-cell>
          <table:table-cell table:style-name="Default" table:formula="of:=IF(['Event Times'.$E44]=['Event Times'.H$2];['Event Times'.$F44])" office:value-type="float" office:value="0.0000045" calcext:value-type="float">
            <text:p>0.0000045</text:p>
          </table:table-cell>
          <table:table-cell table:formula="of:=IF(['Event Times'.$E44]=['Event Times'.I$2];['Event Times'.$F44])" office:value-type="boolean" office:boolean-value="false" calcext:value-type="boolean">
            <text:p>FALSE</text:p>
          </table:table-cell>
          <table:table-cell table:formula="of:=IF(['Event Times'.$E44]=['Event Times'.J$2];['Event Times'.$F44])" office:value-type="boolean" office:boolean-value="false" calcext:value-type="boolean">
            <text:p>FALSE</text:p>
          </table:table-cell>
          <table:table-cell table:formula="of:=IF(['Event Times'.$E44]=['Event Times'.K$2];['Event Times'.$F4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58" calcext:value-type="float">
            <text:p>2016.858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58" calcext:value-type="float">
            <text:p>0.358</text:p>
          </table:table-cell>
          <table:table-cell table:formula="of:=IF(['Event Times'.$E45]=['Event Times'.G$2];['Event Times'.$F45])" office:value-type="boolean" office:boolean-value="false" calcext:value-type="boolean">
            <text:p>FALSE</text:p>
          </table:table-cell>
          <table:table-cell table:formula="of:=IF(['Event Times'.$E45]=['Event Times'.H$2];['Event Times'.$F45])" office:value-type="boolean" office:boolean-value="false" calcext:value-type="boolean">
            <text:p>FALSE</text:p>
          </table:table-cell>
          <table:table-cell table:style-name="Default" table:formula="of:=IF(['Event Times'.$E45]=['Event Times'.I$2];['Event Times'.$F45])" office:value-type="float" office:value="0.358" calcext:value-type="float">
            <text:p>0.358</text:p>
          </table:table-cell>
          <table:table-cell table:formula="of:=IF(['Event Times'.$E45]=['Event Times'.J$2];['Event Times'.$F45])" office:value-type="boolean" office:boolean-value="false" calcext:value-type="boolean">
            <text:p>FALSE</text:p>
          </table:table-cell>
          <table:table-cell table:formula="of:=IF(['Event Times'.$E45]=['Event Times'.K$2];['Event Times'.$F4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58" calcext:value-type="float">
            <text:p>2016.858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2" calcext:value-type="float">
            <text:p>0.422</text:p>
          </table:table-cell>
          <table:table-cell table:formula="of:=IF(['Event Times'.$E46]=['Event Times'.G$2];['Event Times'.$F46])" office:value-type="boolean" office:boolean-value="false" calcext:value-type="boolean">
            <text:p>FALSE</text:p>
          </table:table-cell>
          <table:table-cell table:formula="of:=IF(['Event Times'.$E46]=['Event Times'.H$2];['Event Times'.$F46])" office:value-type="boolean" office:boolean-value="false" calcext:value-type="boolean">
            <text:p>FALSE</text:p>
          </table:table-cell>
          <table:table-cell table:formula="of:=IF(['Event Times'.$E46]=['Event Times'.I$2];['Event Times'.$F46])" office:value-type="boolean" office:boolean-value="false" calcext:value-type="boolean">
            <text:p>FALSE</text:p>
          </table:table-cell>
          <table:table-cell table:style-name="Default" table:formula="of:=IF(['Event Times'.$E46]=['Event Times'.J$2];['Event Times'.$F46])" office:value-type="float" office:value="0.422" calcext:value-type="float">
            <text:p>0.422</text:p>
          </table:table-cell>
          <table:table-cell table:formula="of:=IF(['Event Times'.$E46]=['Event Times'.K$2];['Event Times'.$F4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58" calcext:value-type="float">
            <text:p>2016.858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32" calcext:value-type="float">
            <text:p>0.632</text:p>
          </table:table-cell>
          <table:table-cell table:formula="of:=IF(['Event Times'.$E47]=['Event Times'.G$2];['Event Times'.$F47])" office:value-type="boolean" office:boolean-value="false" calcext:value-type="boolean">
            <text:p>FALSE</text:p>
          </table:table-cell>
          <table:table-cell table:formula="of:=IF(['Event Times'.$E47]=['Event Times'.H$2];['Event Times'.$F47])" office:value-type="boolean" office:boolean-value="false" calcext:value-type="boolean">
            <text:p>FALSE</text:p>
          </table:table-cell>
          <table:table-cell table:formula="of:=IF(['Event Times'.$E47]=['Event Times'.I$2];['Event Times'.$F47])" office:value-type="boolean" office:boolean-value="false" calcext:value-type="boolean">
            <text:p>FALSE</text:p>
          </table:table-cell>
          <table:table-cell table:formula="of:=IF(['Event Times'.$E47]=['Event Times'.J$2];['Event Times'.$F47])" office:value-type="boolean" office:boolean-value="false" calcext:value-type="boolean">
            <text:p>FALSE</text:p>
          </table:table-cell>
          <table:table-cell table:style-name="Default" table:formula="of:=IF(['Event Times'.$E47]=['Event Times'.K$2];['Event Times'.$F47])" office:value-type="float" office:value="0.632" calcext:value-type="float">
            <text:p>0.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6" calcext:value-type="float">
            <text:p>2016.86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48]=['Event Times'.G$2];['Event Times'.$F48])" office:value-type="float" office:value="0.0000045" calcext:value-type="float">
            <text:p>0.0000045</text:p>
          </table:table-cell>
          <table:table-cell table:formula="of:=IF(['Event Times'.$E48]=['Event Times'.H$2];['Event Times'.$F48])" office:value-type="boolean" office:boolean-value="false" calcext:value-type="boolean">
            <text:p>FALSE</text:p>
          </table:table-cell>
          <table:table-cell table:formula="of:=IF(['Event Times'.$E48]=['Event Times'.I$2];['Event Times'.$F48])" office:value-type="boolean" office:boolean-value="false" calcext:value-type="boolean">
            <text:p>FALSE</text:p>
          </table:table-cell>
          <table:table-cell table:formula="of:=IF(['Event Times'.$E48]=['Event Times'.J$2];['Event Times'.$F48])" office:value-type="boolean" office:boolean-value="false" calcext:value-type="boolean">
            <text:p>FALSE</text:p>
          </table:table-cell>
          <table:table-cell table:formula="of:=IF(['Event Times'.$E48]=['Event Times'.K$2];['Event Times'.$F4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6" calcext:value-type="float">
            <text:p>2016.86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49]=['Event Times'.G$2];['Event Times'.$F49])" office:value-type="boolean" office:boolean-value="false" calcext:value-type="boolean">
            <text:p>FALSE</text:p>
          </table:table-cell>
          <table:table-cell table:style-name="Default" table:formula="of:=IF(['Event Times'.$E49]=['Event Times'.H$2];['Event Times'.$F49])" office:value-type="float" office:value="0.0000045" calcext:value-type="float">
            <text:p>0.0000045</text:p>
          </table:table-cell>
          <table:table-cell table:formula="of:=IF(['Event Times'.$E49]=['Event Times'.I$2];['Event Times'.$F49])" office:value-type="boolean" office:boolean-value="false" calcext:value-type="boolean">
            <text:p>FALSE</text:p>
          </table:table-cell>
          <table:table-cell table:formula="of:=IF(['Event Times'.$E49]=['Event Times'.J$2];['Event Times'.$F49])" office:value-type="boolean" office:boolean-value="false" calcext:value-type="boolean">
            <text:p>FALSE</text:p>
          </table:table-cell>
          <table:table-cell table:formula="of:=IF(['Event Times'.$E49]=['Event Times'.K$2];['Event Times'.$F4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6" calcext:value-type="float">
            <text:p>2016.86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62" calcext:value-type="float">
            <text:p>0.362</text:p>
          </table:table-cell>
          <table:table-cell table:formula="of:=IF(['Event Times'.$E50]=['Event Times'.G$2];['Event Times'.$F50])" office:value-type="boolean" office:boolean-value="false" calcext:value-type="boolean">
            <text:p>FALSE</text:p>
          </table:table-cell>
          <table:table-cell table:formula="of:=IF(['Event Times'.$E50]=['Event Times'.H$2];['Event Times'.$F50])" office:value-type="boolean" office:boolean-value="false" calcext:value-type="boolean">
            <text:p>FALSE</text:p>
          </table:table-cell>
          <table:table-cell table:style-name="Default" table:formula="of:=IF(['Event Times'.$E50]=['Event Times'.I$2];['Event Times'.$F50])" office:value-type="float" office:value="0.362" calcext:value-type="float">
            <text:p>0.362</text:p>
          </table:table-cell>
          <table:table-cell table:formula="of:=IF(['Event Times'.$E50]=['Event Times'.J$2];['Event Times'.$F50])" office:value-type="boolean" office:boolean-value="false" calcext:value-type="boolean">
            <text:p>FALSE</text:p>
          </table:table-cell>
          <table:table-cell table:formula="of:=IF(['Event Times'.$E50]=['Event Times'.K$2];['Event Times'.$F5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6" calcext:value-type="float">
            <text:p>2016.86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3" calcext:value-type="float">
            <text:p>0.423</text:p>
          </table:table-cell>
          <table:table-cell table:formula="of:=IF(['Event Times'.$E51]=['Event Times'.G$2];['Event Times'.$F51])" office:value-type="boolean" office:boolean-value="false" calcext:value-type="boolean">
            <text:p>FALSE</text:p>
          </table:table-cell>
          <table:table-cell table:formula="of:=IF(['Event Times'.$E51]=['Event Times'.H$2];['Event Times'.$F51])" office:value-type="boolean" office:boolean-value="false" calcext:value-type="boolean">
            <text:p>FALSE</text:p>
          </table:table-cell>
          <table:table-cell table:formula="of:=IF(['Event Times'.$E51]=['Event Times'.I$2];['Event Times'.$F51])" office:value-type="boolean" office:boolean-value="false" calcext:value-type="boolean">
            <text:p>FALSE</text:p>
          </table:table-cell>
          <table:table-cell table:style-name="Default" table:formula="of:=IF(['Event Times'.$E51]=['Event Times'.J$2];['Event Times'.$F51])" office:value-type="float" office:value="0.423" calcext:value-type="float">
            <text:p>0.423</text:p>
          </table:table-cell>
          <table:table-cell table:formula="of:=IF(['Event Times'.$E51]=['Event Times'.K$2];['Event Times'.$F5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6" calcext:value-type="float">
            <text:p>2016.86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36" calcext:value-type="float">
            <text:p>0.636</text:p>
          </table:table-cell>
          <table:table-cell table:formula="of:=IF(['Event Times'.$E52]=['Event Times'.G$2];['Event Times'.$F52])" office:value-type="boolean" office:boolean-value="false" calcext:value-type="boolean">
            <text:p>FALSE</text:p>
          </table:table-cell>
          <table:table-cell table:formula="of:=IF(['Event Times'.$E52]=['Event Times'.H$2];['Event Times'.$F52])" office:value-type="boolean" office:boolean-value="false" calcext:value-type="boolean">
            <text:p>FALSE</text:p>
          </table:table-cell>
          <table:table-cell table:formula="of:=IF(['Event Times'.$E52]=['Event Times'.I$2];['Event Times'.$F52])" office:value-type="boolean" office:boolean-value="false" calcext:value-type="boolean">
            <text:p>FALSE</text:p>
          </table:table-cell>
          <table:table-cell table:formula="of:=IF(['Event Times'.$E52]=['Event Times'.J$2];['Event Times'.$F52])" office:value-type="boolean" office:boolean-value="false" calcext:value-type="boolean">
            <text:p>FALSE</text:p>
          </table:table-cell>
          <table:table-cell table:style-name="Default" table:formula="of:=IF(['Event Times'.$E52]=['Event Times'.K$2];['Event Times'.$F52])" office:value-type="float" office:value="0.636" calcext:value-type="float">
            <text:p>0.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63" calcext:value-type="float">
            <text:p>2016.863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46" calcext:value-type="float">
            <text:p>0.00000446</text:p>
          </table:table-cell>
          <table:table-cell table:style-name="Default" table:formula="of:=IF(['Event Times'.$E53]=['Event Times'.G$2];['Event Times'.$F53])" office:value-type="float" office:value="0.00000446" calcext:value-type="float">
            <text:p>0.00000446</text:p>
          </table:table-cell>
          <table:table-cell table:formula="of:=IF(['Event Times'.$E53]=['Event Times'.H$2];['Event Times'.$F53])" office:value-type="boolean" office:boolean-value="false" calcext:value-type="boolean">
            <text:p>FALSE</text:p>
          </table:table-cell>
          <table:table-cell table:formula="of:=IF(['Event Times'.$E53]=['Event Times'.I$2];['Event Times'.$F53])" office:value-type="boolean" office:boolean-value="false" calcext:value-type="boolean">
            <text:p>FALSE</text:p>
          </table:table-cell>
          <table:table-cell table:formula="of:=IF(['Event Times'.$E53]=['Event Times'.J$2];['Event Times'.$F53])" office:value-type="boolean" office:boolean-value="false" calcext:value-type="boolean">
            <text:p>FALSE</text:p>
          </table:table-cell>
          <table:table-cell table:formula="of:=IF(['Event Times'.$E53]=['Event Times'.K$2];['Event Times'.$F5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63" calcext:value-type="float">
            <text:p>2016.863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54]=['Event Times'.G$2];['Event Times'.$F54])" office:value-type="boolean" office:boolean-value="false" calcext:value-type="boolean">
            <text:p>FALSE</text:p>
          </table:table-cell>
          <table:table-cell table:style-name="Default" table:formula="of:=IF(['Event Times'.$E54]=['Event Times'.H$2];['Event Times'.$F54])" office:value-type="float" office:value="0.0000045" calcext:value-type="float">
            <text:p>0.0000045</text:p>
          </table:table-cell>
          <table:table-cell table:formula="of:=IF(['Event Times'.$E54]=['Event Times'.I$2];['Event Times'.$F54])" office:value-type="boolean" office:boolean-value="false" calcext:value-type="boolean">
            <text:p>FALSE</text:p>
          </table:table-cell>
          <table:table-cell table:formula="of:=IF(['Event Times'.$E54]=['Event Times'.J$2];['Event Times'.$F54])" office:value-type="boolean" office:boolean-value="false" calcext:value-type="boolean">
            <text:p>FALSE</text:p>
          </table:table-cell>
          <table:table-cell table:formula="of:=IF(['Event Times'.$E54]=['Event Times'.K$2];['Event Times'.$F5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63" calcext:value-type="float">
            <text:p>2016.863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.36</text:p>
          </table:table-cell>
          <table:table-cell table:formula="of:=IF(['Event Times'.$E55]=['Event Times'.G$2];['Event Times'.$F55])" office:value-type="boolean" office:boolean-value="false" calcext:value-type="boolean">
            <text:p>FALSE</text:p>
          </table:table-cell>
          <table:table-cell table:formula="of:=IF(['Event Times'.$E55]=['Event Times'.H$2];['Event Times'.$F55])" office:value-type="boolean" office:boolean-value="false" calcext:value-type="boolean">
            <text:p>FALSE</text:p>
          </table:table-cell>
          <table:table-cell table:style-name="Default" table:formula="of:=IF(['Event Times'.$E55]=['Event Times'.I$2];['Event Times'.$F55])" office:value-type="float" office:value="0.36" calcext:value-type="float">
            <text:p>0.36</text:p>
          </table:table-cell>
          <table:table-cell table:formula="of:=IF(['Event Times'.$E55]=['Event Times'.J$2];['Event Times'.$F55])" office:value-type="boolean" office:boolean-value="false" calcext:value-type="boolean">
            <text:p>FALSE</text:p>
          </table:table-cell>
          <table:table-cell table:formula="of:=IF(['Event Times'.$E55]=['Event Times'.K$2];['Event Times'.$F5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63" calcext:value-type="float">
            <text:p>2016.863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5" calcext:value-type="float">
            <text:p>0.425</text:p>
          </table:table-cell>
          <table:table-cell table:formula="of:=IF(['Event Times'.$E56]=['Event Times'.G$2];['Event Times'.$F56])" office:value-type="boolean" office:boolean-value="false" calcext:value-type="boolean">
            <text:p>FALSE</text:p>
          </table:table-cell>
          <table:table-cell table:formula="of:=IF(['Event Times'.$E56]=['Event Times'.H$2];['Event Times'.$F56])" office:value-type="boolean" office:boolean-value="false" calcext:value-type="boolean">
            <text:p>FALSE</text:p>
          </table:table-cell>
          <table:table-cell table:formula="of:=IF(['Event Times'.$E56]=['Event Times'.I$2];['Event Times'.$F56])" office:value-type="boolean" office:boolean-value="false" calcext:value-type="boolean">
            <text:p>FALSE</text:p>
          </table:table-cell>
          <table:table-cell table:style-name="Default" table:formula="of:=IF(['Event Times'.$E56]=['Event Times'.J$2];['Event Times'.$F56])" office:value-type="float" office:value="0.425" calcext:value-type="float">
            <text:p>0.425</text:p>
          </table:table-cell>
          <table:table-cell table:formula="of:=IF(['Event Times'.$E56]=['Event Times'.K$2];['Event Times'.$F5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63" calcext:value-type="float">
            <text:p>2016.863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39" calcext:value-type="float">
            <text:p>0.639</text:p>
          </table:table-cell>
          <table:table-cell table:formula="of:=IF(['Event Times'.$E57]=['Event Times'.G$2];['Event Times'.$F57])" office:value-type="boolean" office:boolean-value="false" calcext:value-type="boolean">
            <text:p>FALSE</text:p>
          </table:table-cell>
          <table:table-cell table:formula="of:=IF(['Event Times'.$E57]=['Event Times'.H$2];['Event Times'.$F57])" office:value-type="boolean" office:boolean-value="false" calcext:value-type="boolean">
            <text:p>FALSE</text:p>
          </table:table-cell>
          <table:table-cell table:formula="of:=IF(['Event Times'.$E57]=['Event Times'.I$2];['Event Times'.$F57])" office:value-type="boolean" office:boolean-value="false" calcext:value-type="boolean">
            <text:p>FALSE</text:p>
          </table:table-cell>
          <table:table-cell table:formula="of:=IF(['Event Times'.$E57]=['Event Times'.J$2];['Event Times'.$F57])" office:value-type="boolean" office:boolean-value="false" calcext:value-type="boolean">
            <text:p>FALSE</text:p>
          </table:table-cell>
          <table:table-cell table:style-name="Default" table:formula="of:=IF(['Event Times'.$E57]=['Event Times'.K$2];['Event Times'.$F57])" office:value-type="float" office:value="0.639" calcext:value-type="float">
            <text:p>0.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66" calcext:value-type="float">
            <text:p>2016.866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58]=['Event Times'.G$2];['Event Times'.$F58])" office:value-type="float" office:value="0.0000045" calcext:value-type="float">
            <text:p>0.0000045</text:p>
          </table:table-cell>
          <table:table-cell table:formula="of:=IF(['Event Times'.$E58]=['Event Times'.H$2];['Event Times'.$F58])" office:value-type="boolean" office:boolean-value="false" calcext:value-type="boolean">
            <text:p>FALSE</text:p>
          </table:table-cell>
          <table:table-cell table:formula="of:=IF(['Event Times'.$E58]=['Event Times'.I$2];['Event Times'.$F58])" office:value-type="boolean" office:boolean-value="false" calcext:value-type="boolean">
            <text:p>FALSE</text:p>
          </table:table-cell>
          <table:table-cell table:formula="of:=IF(['Event Times'.$E58]=['Event Times'.J$2];['Event Times'.$F58])" office:value-type="boolean" office:boolean-value="false" calcext:value-type="boolean">
            <text:p>FALSE</text:p>
          </table:table-cell>
          <table:table-cell table:formula="of:=IF(['Event Times'.$E58]=['Event Times'.K$2];['Event Times'.$F5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66" calcext:value-type="float">
            <text:p>2016.866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59]=['Event Times'.G$2];['Event Times'.$F59])" office:value-type="boolean" office:boolean-value="false" calcext:value-type="boolean">
            <text:p>FALSE</text:p>
          </table:table-cell>
          <table:table-cell table:style-name="Default" table:formula="of:=IF(['Event Times'.$E59]=['Event Times'.H$2];['Event Times'.$F59])" office:value-type="float" office:value="0.0000045" calcext:value-type="float">
            <text:p>0.0000045</text:p>
          </table:table-cell>
          <table:table-cell table:formula="of:=IF(['Event Times'.$E59]=['Event Times'.I$2];['Event Times'.$F59])" office:value-type="boolean" office:boolean-value="false" calcext:value-type="boolean">
            <text:p>FALSE</text:p>
          </table:table-cell>
          <table:table-cell table:formula="of:=IF(['Event Times'.$E59]=['Event Times'.J$2];['Event Times'.$F59])" office:value-type="boolean" office:boolean-value="false" calcext:value-type="boolean">
            <text:p>FALSE</text:p>
          </table:table-cell>
          <table:table-cell table:formula="of:=IF(['Event Times'.$E59]=['Event Times'.K$2];['Event Times'.$F5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66" calcext:value-type="float">
            <text:p>2016.866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89" calcext:value-type="float">
            <text:p>0.389</text:p>
          </table:table-cell>
          <table:table-cell table:formula="of:=IF(['Event Times'.$E60]=['Event Times'.G$2];['Event Times'.$F60])" office:value-type="boolean" office:boolean-value="false" calcext:value-type="boolean">
            <text:p>FALSE</text:p>
          </table:table-cell>
          <table:table-cell table:formula="of:=IF(['Event Times'.$E60]=['Event Times'.H$2];['Event Times'.$F60])" office:value-type="boolean" office:boolean-value="false" calcext:value-type="boolean">
            <text:p>FALSE</text:p>
          </table:table-cell>
          <table:table-cell table:style-name="Default" table:formula="of:=IF(['Event Times'.$E60]=['Event Times'.I$2];['Event Times'.$F60])" office:value-type="float" office:value="0.389" calcext:value-type="float">
            <text:p>0.389</text:p>
          </table:table-cell>
          <table:table-cell table:formula="of:=IF(['Event Times'.$E60]=['Event Times'.J$2];['Event Times'.$F60])" office:value-type="boolean" office:boolean-value="false" calcext:value-type="boolean">
            <text:p>FALSE</text:p>
          </table:table-cell>
          <table:table-cell table:formula="of:=IF(['Event Times'.$E60]=['Event Times'.K$2];['Event Times'.$F6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66" calcext:value-type="float">
            <text:p>2016.866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2" calcext:value-type="float">
            <text:p>0.432</text:p>
          </table:table-cell>
          <table:table-cell table:formula="of:=IF(['Event Times'.$E61]=['Event Times'.G$2];['Event Times'.$F61])" office:value-type="boolean" office:boolean-value="false" calcext:value-type="boolean">
            <text:p>FALSE</text:p>
          </table:table-cell>
          <table:table-cell table:formula="of:=IF(['Event Times'.$E61]=['Event Times'.H$2];['Event Times'.$F61])" office:value-type="boolean" office:boolean-value="false" calcext:value-type="boolean">
            <text:p>FALSE</text:p>
          </table:table-cell>
          <table:table-cell table:formula="of:=IF(['Event Times'.$E61]=['Event Times'.I$2];['Event Times'.$F61])" office:value-type="boolean" office:boolean-value="false" calcext:value-type="boolean">
            <text:p>FALSE</text:p>
          </table:table-cell>
          <table:table-cell table:style-name="Default" table:formula="of:=IF(['Event Times'.$E61]=['Event Times'.J$2];['Event Times'.$F61])" office:value-type="float" office:value="0.432" calcext:value-type="float">
            <text:p>0.432</text:p>
          </table:table-cell>
          <table:table-cell table:formula="of:=IF(['Event Times'.$E61]=['Event Times'.K$2];['Event Times'.$F6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66" calcext:value-type="float">
            <text:p>2016.866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3" calcext:value-type="float">
            <text:p>0.63</text:p>
          </table:table-cell>
          <table:table-cell table:formula="of:=IF(['Event Times'.$E62]=['Event Times'.G$2];['Event Times'.$F62])" office:value-type="boolean" office:boolean-value="false" calcext:value-type="boolean">
            <text:p>FALSE</text:p>
          </table:table-cell>
          <table:table-cell table:formula="of:=IF(['Event Times'.$E62]=['Event Times'.H$2];['Event Times'.$F62])" office:value-type="boolean" office:boolean-value="false" calcext:value-type="boolean">
            <text:p>FALSE</text:p>
          </table:table-cell>
          <table:table-cell table:formula="of:=IF(['Event Times'.$E62]=['Event Times'.I$2];['Event Times'.$F62])" office:value-type="boolean" office:boolean-value="false" calcext:value-type="boolean">
            <text:p>FALSE</text:p>
          </table:table-cell>
          <table:table-cell table:formula="of:=IF(['Event Times'.$E62]=['Event Times'.J$2];['Event Times'.$F62])" office:value-type="boolean" office:boolean-value="false" calcext:value-type="boolean">
            <text:p>FALSE</text:p>
          </table:table-cell>
          <table:table-cell table:style-name="Default" table:formula="of:=IF(['Event Times'.$E62]=['Event Times'.K$2];['Event Times'.$F62])" office:value-type="float" office:value="0.63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68" calcext:value-type="float">
            <text:p>2016.868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63]=['Event Times'.G$2];['Event Times'.$F63])" office:value-type="float" office:value="0.0000045" calcext:value-type="float">
            <text:p>0.0000045</text:p>
          </table:table-cell>
          <table:table-cell table:formula="of:=IF(['Event Times'.$E63]=['Event Times'.H$2];['Event Times'.$F63])" office:value-type="boolean" office:boolean-value="false" calcext:value-type="boolean">
            <text:p>FALSE</text:p>
          </table:table-cell>
          <table:table-cell table:formula="of:=IF(['Event Times'.$E63]=['Event Times'.I$2];['Event Times'.$F63])" office:value-type="boolean" office:boolean-value="false" calcext:value-type="boolean">
            <text:p>FALSE</text:p>
          </table:table-cell>
          <table:table-cell table:formula="of:=IF(['Event Times'.$E63]=['Event Times'.J$2];['Event Times'.$F63])" office:value-type="boolean" office:boolean-value="false" calcext:value-type="boolean">
            <text:p>FALSE</text:p>
          </table:table-cell>
          <table:table-cell table:formula="of:=IF(['Event Times'.$E63]=['Event Times'.K$2];['Event Times'.$F6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68" calcext:value-type="float">
            <text:p>2016.868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64]=['Event Times'.G$2];['Event Times'.$F64])" office:value-type="boolean" office:boolean-value="false" calcext:value-type="boolean">
            <text:p>FALSE</text:p>
          </table:table-cell>
          <table:table-cell table:style-name="Default" table:formula="of:=IF(['Event Times'.$E64]=['Event Times'.H$2];['Event Times'.$F64])" office:value-type="float" office:value="0.0000045" calcext:value-type="float">
            <text:p>0.0000045</text:p>
          </table:table-cell>
          <table:table-cell table:formula="of:=IF(['Event Times'.$E64]=['Event Times'.I$2];['Event Times'.$F64])" office:value-type="boolean" office:boolean-value="false" calcext:value-type="boolean">
            <text:p>FALSE</text:p>
          </table:table-cell>
          <table:table-cell table:formula="of:=IF(['Event Times'.$E64]=['Event Times'.J$2];['Event Times'.$F64])" office:value-type="boolean" office:boolean-value="false" calcext:value-type="boolean">
            <text:p>FALSE</text:p>
          </table:table-cell>
          <table:table-cell table:formula="of:=IF(['Event Times'.$E64]=['Event Times'.K$2];['Event Times'.$F6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68" calcext:value-type="float">
            <text:p>2016.868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63" calcext:value-type="float">
            <text:p>0.363</text:p>
          </table:table-cell>
          <table:table-cell table:formula="of:=IF(['Event Times'.$E65]=['Event Times'.G$2];['Event Times'.$F65])" office:value-type="boolean" office:boolean-value="false" calcext:value-type="boolean">
            <text:p>FALSE</text:p>
          </table:table-cell>
          <table:table-cell table:formula="of:=IF(['Event Times'.$E65]=['Event Times'.H$2];['Event Times'.$F65])" office:value-type="boolean" office:boolean-value="false" calcext:value-type="boolean">
            <text:p>FALSE</text:p>
          </table:table-cell>
          <table:table-cell table:style-name="Default" table:formula="of:=IF(['Event Times'.$E65]=['Event Times'.I$2];['Event Times'.$F65])" office:value-type="float" office:value="0.363" calcext:value-type="float">
            <text:p>0.363</text:p>
          </table:table-cell>
          <table:table-cell table:formula="of:=IF(['Event Times'.$E65]=['Event Times'.J$2];['Event Times'.$F65])" office:value-type="boolean" office:boolean-value="false" calcext:value-type="boolean">
            <text:p>FALSE</text:p>
          </table:table-cell>
          <table:table-cell table:formula="of:=IF(['Event Times'.$E65]=['Event Times'.K$2];['Event Times'.$F6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68" calcext:value-type="float">
            <text:p>2016.868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6" calcext:value-type="float">
            <text:p>0.426</text:p>
          </table:table-cell>
          <table:table-cell table:formula="of:=IF(['Event Times'.$E66]=['Event Times'.G$2];['Event Times'.$F66])" office:value-type="boolean" office:boolean-value="false" calcext:value-type="boolean">
            <text:p>FALSE</text:p>
          </table:table-cell>
          <table:table-cell table:formula="of:=IF(['Event Times'.$E66]=['Event Times'.H$2];['Event Times'.$F66])" office:value-type="boolean" office:boolean-value="false" calcext:value-type="boolean">
            <text:p>FALSE</text:p>
          </table:table-cell>
          <table:table-cell table:formula="of:=IF(['Event Times'.$E66]=['Event Times'.I$2];['Event Times'.$F66])" office:value-type="boolean" office:boolean-value="false" calcext:value-type="boolean">
            <text:p>FALSE</text:p>
          </table:table-cell>
          <table:table-cell table:style-name="Default" table:formula="of:=IF(['Event Times'.$E66]=['Event Times'.J$2];['Event Times'.$F66])" office:value-type="float" office:value="0.426" calcext:value-type="float">
            <text:p>0.426</text:p>
          </table:table-cell>
          <table:table-cell table:formula="of:=IF(['Event Times'.$E66]=['Event Times'.K$2];['Event Times'.$F6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68" calcext:value-type="float">
            <text:p>2016.868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37" calcext:value-type="float">
            <text:p>0.637</text:p>
          </table:table-cell>
          <table:table-cell table:formula="of:=IF(['Event Times'.$E67]=['Event Times'.G$2];['Event Times'.$F67])" office:value-type="boolean" office:boolean-value="false" calcext:value-type="boolean">
            <text:p>FALSE</text:p>
          </table:table-cell>
          <table:table-cell table:formula="of:=IF(['Event Times'.$E67]=['Event Times'.H$2];['Event Times'.$F67])" office:value-type="boolean" office:boolean-value="false" calcext:value-type="boolean">
            <text:p>FALSE</text:p>
          </table:table-cell>
          <table:table-cell table:formula="of:=IF(['Event Times'.$E67]=['Event Times'.I$2];['Event Times'.$F67])" office:value-type="boolean" office:boolean-value="false" calcext:value-type="boolean">
            <text:p>FALSE</text:p>
          </table:table-cell>
          <table:table-cell table:formula="of:=IF(['Event Times'.$E67]=['Event Times'.J$2];['Event Times'.$F67])" office:value-type="boolean" office:boolean-value="false" calcext:value-type="boolean">
            <text:p>FALSE</text:p>
          </table:table-cell>
          <table:table-cell table:style-name="Default" table:formula="of:=IF(['Event Times'.$E67]=['Event Times'.K$2];['Event Times'.$F67])" office:value-type="float" office:value="0.637" calcext:value-type="float">
            <text:p>0.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71" calcext:value-type="float">
            <text:p>2016.871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68]=['Event Times'.G$2];['Event Times'.$F68])" office:value-type="float" office:value="0.0000045" calcext:value-type="float">
            <text:p>0.0000045</text:p>
          </table:table-cell>
          <table:table-cell table:formula="of:=IF(['Event Times'.$E68]=['Event Times'.H$2];['Event Times'.$F68])" office:value-type="boolean" office:boolean-value="false" calcext:value-type="boolean">
            <text:p>FALSE</text:p>
          </table:table-cell>
          <table:table-cell table:formula="of:=IF(['Event Times'.$E68]=['Event Times'.I$2];['Event Times'.$F68])" office:value-type="boolean" office:boolean-value="false" calcext:value-type="boolean">
            <text:p>FALSE</text:p>
          </table:table-cell>
          <table:table-cell table:formula="of:=IF(['Event Times'.$E68]=['Event Times'.J$2];['Event Times'.$F68])" office:value-type="boolean" office:boolean-value="false" calcext:value-type="boolean">
            <text:p>FALSE</text:p>
          </table:table-cell>
          <table:table-cell table:formula="of:=IF(['Event Times'.$E68]=['Event Times'.K$2];['Event Times'.$F6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71" calcext:value-type="float">
            <text:p>2016.871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69]=['Event Times'.G$2];['Event Times'.$F69])" office:value-type="boolean" office:boolean-value="false" calcext:value-type="boolean">
            <text:p>FALSE</text:p>
          </table:table-cell>
          <table:table-cell table:style-name="Default" table:formula="of:=IF(['Event Times'.$E69]=['Event Times'.H$2];['Event Times'.$F69])" office:value-type="float" office:value="0.0000045" calcext:value-type="float">
            <text:p>0.0000045</text:p>
          </table:table-cell>
          <table:table-cell table:formula="of:=IF(['Event Times'.$E69]=['Event Times'.I$2];['Event Times'.$F69])" office:value-type="boolean" office:boolean-value="false" calcext:value-type="boolean">
            <text:p>FALSE</text:p>
          </table:table-cell>
          <table:table-cell table:formula="of:=IF(['Event Times'.$E69]=['Event Times'.J$2];['Event Times'.$F69])" office:value-type="boolean" office:boolean-value="false" calcext:value-type="boolean">
            <text:p>FALSE</text:p>
          </table:table-cell>
          <table:table-cell table:formula="of:=IF(['Event Times'.$E69]=['Event Times'.K$2];['Event Times'.$F6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71" calcext:value-type="float">
            <text:p>2016.871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65" calcext:value-type="float">
            <text:p>0.365</text:p>
          </table:table-cell>
          <table:table-cell table:formula="of:=IF(['Event Times'.$E70]=['Event Times'.G$2];['Event Times'.$F70])" office:value-type="boolean" office:boolean-value="false" calcext:value-type="boolean">
            <text:p>FALSE</text:p>
          </table:table-cell>
          <table:table-cell table:formula="of:=IF(['Event Times'.$E70]=['Event Times'.H$2];['Event Times'.$F70])" office:value-type="boolean" office:boolean-value="false" calcext:value-type="boolean">
            <text:p>FALSE</text:p>
          </table:table-cell>
          <table:table-cell table:style-name="Default" table:formula="of:=IF(['Event Times'.$E70]=['Event Times'.I$2];['Event Times'.$F70])" office:value-type="float" office:value="0.365" calcext:value-type="float">
            <text:p>0.365</text:p>
          </table:table-cell>
          <table:table-cell table:formula="of:=IF(['Event Times'.$E70]=['Event Times'.J$2];['Event Times'.$F70])" office:value-type="boolean" office:boolean-value="false" calcext:value-type="boolean">
            <text:p>FALSE</text:p>
          </table:table-cell>
          <table:table-cell table:formula="of:=IF(['Event Times'.$E70]=['Event Times'.K$2];['Event Times'.$F7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71" calcext:value-type="float">
            <text:p>2016.871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5" calcext:value-type="float">
            <text:p>0.425</text:p>
          </table:table-cell>
          <table:table-cell table:formula="of:=IF(['Event Times'.$E71]=['Event Times'.G$2];['Event Times'.$F71])" office:value-type="boolean" office:boolean-value="false" calcext:value-type="boolean">
            <text:p>FALSE</text:p>
          </table:table-cell>
          <table:table-cell table:formula="of:=IF(['Event Times'.$E71]=['Event Times'.H$2];['Event Times'.$F71])" office:value-type="boolean" office:boolean-value="false" calcext:value-type="boolean">
            <text:p>FALSE</text:p>
          </table:table-cell>
          <table:table-cell table:formula="of:=IF(['Event Times'.$E71]=['Event Times'.I$2];['Event Times'.$F71])" office:value-type="boolean" office:boolean-value="false" calcext:value-type="boolean">
            <text:p>FALSE</text:p>
          </table:table-cell>
          <table:table-cell table:style-name="Default" table:formula="of:=IF(['Event Times'.$E71]=['Event Times'.J$2];['Event Times'.$F71])" office:value-type="float" office:value="0.425" calcext:value-type="float">
            <text:p>0.425</text:p>
          </table:table-cell>
          <table:table-cell table:formula="of:=IF(['Event Times'.$E71]=['Event Times'.K$2];['Event Times'.$F7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71" calcext:value-type="float">
            <text:p>2016.871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41" calcext:value-type="float">
            <text:p>0.641</text:p>
          </table:table-cell>
          <table:table-cell table:formula="of:=IF(['Event Times'.$E72]=['Event Times'.G$2];['Event Times'.$F72])" office:value-type="boolean" office:boolean-value="false" calcext:value-type="boolean">
            <text:p>FALSE</text:p>
          </table:table-cell>
          <table:table-cell table:formula="of:=IF(['Event Times'.$E72]=['Event Times'.H$2];['Event Times'.$F72])" office:value-type="boolean" office:boolean-value="false" calcext:value-type="boolean">
            <text:p>FALSE</text:p>
          </table:table-cell>
          <table:table-cell table:formula="of:=IF(['Event Times'.$E72]=['Event Times'.I$2];['Event Times'.$F72])" office:value-type="boolean" office:boolean-value="false" calcext:value-type="boolean">
            <text:p>FALSE</text:p>
          </table:table-cell>
          <table:table-cell table:formula="of:=IF(['Event Times'.$E72]=['Event Times'.J$2];['Event Times'.$F72])" office:value-type="boolean" office:boolean-value="false" calcext:value-type="boolean">
            <text:p>FALSE</text:p>
          </table:table-cell>
          <table:table-cell table:style-name="Default" table:formula="of:=IF(['Event Times'.$E72]=['Event Times'.K$2];['Event Times'.$F72])" office:value-type="float" office:value="0.641" calcext:value-type="float">
            <text:p>0.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74" calcext:value-type="float">
            <text:p>2016.874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73]=['Event Times'.G$2];['Event Times'.$F73])" office:value-type="float" office:value="0.0000045" calcext:value-type="float">
            <text:p>0.0000045</text:p>
          </table:table-cell>
          <table:table-cell table:formula="of:=IF(['Event Times'.$E73]=['Event Times'.H$2];['Event Times'.$F73])" office:value-type="boolean" office:boolean-value="false" calcext:value-type="boolean">
            <text:p>FALSE</text:p>
          </table:table-cell>
          <table:table-cell table:formula="of:=IF(['Event Times'.$E73]=['Event Times'.I$2];['Event Times'.$F73])" office:value-type="boolean" office:boolean-value="false" calcext:value-type="boolean">
            <text:p>FALSE</text:p>
          </table:table-cell>
          <table:table-cell table:formula="of:=IF(['Event Times'.$E73]=['Event Times'.J$2];['Event Times'.$F73])" office:value-type="boolean" office:boolean-value="false" calcext:value-type="boolean">
            <text:p>FALSE</text:p>
          </table:table-cell>
          <table:table-cell table:formula="of:=IF(['Event Times'.$E73]=['Event Times'.K$2];['Event Times'.$F7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74" calcext:value-type="float">
            <text:p>2016.874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74]=['Event Times'.G$2];['Event Times'.$F74])" office:value-type="boolean" office:boolean-value="false" calcext:value-type="boolean">
            <text:p>FALSE</text:p>
          </table:table-cell>
          <table:table-cell table:style-name="Default" table:formula="of:=IF(['Event Times'.$E74]=['Event Times'.H$2];['Event Times'.$F74])" office:value-type="float" office:value="0.0000045" calcext:value-type="float">
            <text:p>0.0000045</text:p>
          </table:table-cell>
          <table:table-cell table:formula="of:=IF(['Event Times'.$E74]=['Event Times'.I$2];['Event Times'.$F74])" office:value-type="boolean" office:boolean-value="false" calcext:value-type="boolean">
            <text:p>FALSE</text:p>
          </table:table-cell>
          <table:table-cell table:formula="of:=IF(['Event Times'.$E74]=['Event Times'.J$2];['Event Times'.$F74])" office:value-type="boolean" office:boolean-value="false" calcext:value-type="boolean">
            <text:p>FALSE</text:p>
          </table:table-cell>
          <table:table-cell table:formula="of:=IF(['Event Times'.$E74]=['Event Times'.K$2];['Event Times'.$F7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74" calcext:value-type="float">
            <text:p>2016.874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63" calcext:value-type="float">
            <text:p>0.363</text:p>
          </table:table-cell>
          <table:table-cell table:formula="of:=IF(['Event Times'.$E75]=['Event Times'.G$2];['Event Times'.$F75])" office:value-type="boolean" office:boolean-value="false" calcext:value-type="boolean">
            <text:p>FALSE</text:p>
          </table:table-cell>
          <table:table-cell table:formula="of:=IF(['Event Times'.$E75]=['Event Times'.H$2];['Event Times'.$F75])" office:value-type="boolean" office:boolean-value="false" calcext:value-type="boolean">
            <text:p>FALSE</text:p>
          </table:table-cell>
          <table:table-cell table:style-name="Default" table:formula="of:=IF(['Event Times'.$E75]=['Event Times'.I$2];['Event Times'.$F75])" office:value-type="float" office:value="0.363" calcext:value-type="float">
            <text:p>0.363</text:p>
          </table:table-cell>
          <table:table-cell table:formula="of:=IF(['Event Times'.$E75]=['Event Times'.J$2];['Event Times'.$F75])" office:value-type="boolean" office:boolean-value="false" calcext:value-type="boolean">
            <text:p>FALSE</text:p>
          </table:table-cell>
          <table:table-cell table:formula="of:=IF(['Event Times'.$E75]=['Event Times'.K$2];['Event Times'.$F7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74" calcext:value-type="float">
            <text:p>2016.874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7" calcext:value-type="float">
            <text:p>0.427</text:p>
          </table:table-cell>
          <table:table-cell table:formula="of:=IF(['Event Times'.$E76]=['Event Times'.G$2];['Event Times'.$F76])" office:value-type="boolean" office:boolean-value="false" calcext:value-type="boolean">
            <text:p>FALSE</text:p>
          </table:table-cell>
          <table:table-cell table:formula="of:=IF(['Event Times'.$E76]=['Event Times'.H$2];['Event Times'.$F76])" office:value-type="boolean" office:boolean-value="false" calcext:value-type="boolean">
            <text:p>FALSE</text:p>
          </table:table-cell>
          <table:table-cell table:formula="of:=IF(['Event Times'.$E76]=['Event Times'.I$2];['Event Times'.$F76])" office:value-type="boolean" office:boolean-value="false" calcext:value-type="boolean">
            <text:p>FALSE</text:p>
          </table:table-cell>
          <table:table-cell table:style-name="Default" table:formula="of:=IF(['Event Times'.$E76]=['Event Times'.J$2];['Event Times'.$F76])" office:value-type="float" office:value="0.427" calcext:value-type="float">
            <text:p>0.427</text:p>
          </table:table-cell>
          <table:table-cell table:formula="of:=IF(['Event Times'.$E76]=['Event Times'.K$2];['Event Times'.$F7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74" calcext:value-type="float">
            <text:p>2016.874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31" calcext:value-type="float">
            <text:p>0.631</text:p>
          </table:table-cell>
          <table:table-cell table:formula="of:=IF(['Event Times'.$E77]=['Event Times'.G$2];['Event Times'.$F77])" office:value-type="boolean" office:boolean-value="false" calcext:value-type="boolean">
            <text:p>FALSE</text:p>
          </table:table-cell>
          <table:table-cell table:formula="of:=IF(['Event Times'.$E77]=['Event Times'.H$2];['Event Times'.$F77])" office:value-type="boolean" office:boolean-value="false" calcext:value-type="boolean">
            <text:p>FALSE</text:p>
          </table:table-cell>
          <table:table-cell table:formula="of:=IF(['Event Times'.$E77]=['Event Times'.I$2];['Event Times'.$F77])" office:value-type="boolean" office:boolean-value="false" calcext:value-type="boolean">
            <text:p>FALSE</text:p>
          </table:table-cell>
          <table:table-cell table:formula="of:=IF(['Event Times'.$E77]=['Event Times'.J$2];['Event Times'.$F77])" office:value-type="boolean" office:boolean-value="false" calcext:value-type="boolean">
            <text:p>FALSE</text:p>
          </table:table-cell>
          <table:table-cell table:style-name="Default" table:formula="of:=IF(['Event Times'.$E77]=['Event Times'.K$2];['Event Times'.$F77])" office:value-type="float" office:value="0.631" calcext:value-type="float">
            <text:p>0.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77" calcext:value-type="float">
            <text:p>2016.877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78]=['Event Times'.G$2];['Event Times'.$F78])" office:value-type="float" office:value="0.0000045" calcext:value-type="float">
            <text:p>0.0000045</text:p>
          </table:table-cell>
          <table:table-cell table:formula="of:=IF(['Event Times'.$E78]=['Event Times'.H$2];['Event Times'.$F78])" office:value-type="boolean" office:boolean-value="false" calcext:value-type="boolean">
            <text:p>FALSE</text:p>
          </table:table-cell>
          <table:table-cell table:formula="of:=IF(['Event Times'.$E78]=['Event Times'.I$2];['Event Times'.$F78])" office:value-type="boolean" office:boolean-value="false" calcext:value-type="boolean">
            <text:p>FALSE</text:p>
          </table:table-cell>
          <table:table-cell table:formula="of:=IF(['Event Times'.$E78]=['Event Times'.J$2];['Event Times'.$F78])" office:value-type="boolean" office:boolean-value="false" calcext:value-type="boolean">
            <text:p>FALSE</text:p>
          </table:table-cell>
          <table:table-cell table:formula="of:=IF(['Event Times'.$E78]=['Event Times'.K$2];['Event Times'.$F7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77" calcext:value-type="float">
            <text:p>2016.877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79]=['Event Times'.G$2];['Event Times'.$F79])" office:value-type="boolean" office:boolean-value="false" calcext:value-type="boolean">
            <text:p>FALSE</text:p>
          </table:table-cell>
          <table:table-cell table:style-name="Default" table:formula="of:=IF(['Event Times'.$E79]=['Event Times'.H$2];['Event Times'.$F79])" office:value-type="float" office:value="0.0000045" calcext:value-type="float">
            <text:p>0.0000045</text:p>
          </table:table-cell>
          <table:table-cell table:formula="of:=IF(['Event Times'.$E79]=['Event Times'.I$2];['Event Times'.$F79])" office:value-type="boolean" office:boolean-value="false" calcext:value-type="boolean">
            <text:p>FALSE</text:p>
          </table:table-cell>
          <table:table-cell table:formula="of:=IF(['Event Times'.$E79]=['Event Times'.J$2];['Event Times'.$F79])" office:value-type="boolean" office:boolean-value="false" calcext:value-type="boolean">
            <text:p>FALSE</text:p>
          </table:table-cell>
          <table:table-cell table:formula="of:=IF(['Event Times'.$E79]=['Event Times'.K$2];['Event Times'.$F7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77" calcext:value-type="float">
            <text:p>2016.877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66" calcext:value-type="float">
            <text:p>0.366</text:p>
          </table:table-cell>
          <table:table-cell table:formula="of:=IF(['Event Times'.$E80]=['Event Times'.G$2];['Event Times'.$F80])" office:value-type="boolean" office:boolean-value="false" calcext:value-type="boolean">
            <text:p>FALSE</text:p>
          </table:table-cell>
          <table:table-cell table:formula="of:=IF(['Event Times'.$E80]=['Event Times'.H$2];['Event Times'.$F80])" office:value-type="boolean" office:boolean-value="false" calcext:value-type="boolean">
            <text:p>FALSE</text:p>
          </table:table-cell>
          <table:table-cell table:style-name="Default" table:formula="of:=IF(['Event Times'.$E80]=['Event Times'.I$2];['Event Times'.$F80])" office:value-type="float" office:value="0.366" calcext:value-type="float">
            <text:p>0.366</text:p>
          </table:table-cell>
          <table:table-cell table:formula="of:=IF(['Event Times'.$E80]=['Event Times'.J$2];['Event Times'.$F80])" office:value-type="boolean" office:boolean-value="false" calcext:value-type="boolean">
            <text:p>FALSE</text:p>
          </table:table-cell>
          <table:table-cell table:formula="of:=IF(['Event Times'.$E80]=['Event Times'.K$2];['Event Times'.$F8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77" calcext:value-type="float">
            <text:p>2016.877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9" calcext:value-type="float">
            <text:p>0.429</text:p>
          </table:table-cell>
          <table:table-cell table:formula="of:=IF(['Event Times'.$E81]=['Event Times'.G$2];['Event Times'.$F81])" office:value-type="boolean" office:boolean-value="false" calcext:value-type="boolean">
            <text:p>FALSE</text:p>
          </table:table-cell>
          <table:table-cell table:formula="of:=IF(['Event Times'.$E81]=['Event Times'.H$2];['Event Times'.$F81])" office:value-type="boolean" office:boolean-value="false" calcext:value-type="boolean">
            <text:p>FALSE</text:p>
          </table:table-cell>
          <table:table-cell table:formula="of:=IF(['Event Times'.$E81]=['Event Times'.I$2];['Event Times'.$F81])" office:value-type="boolean" office:boolean-value="false" calcext:value-type="boolean">
            <text:p>FALSE</text:p>
          </table:table-cell>
          <table:table-cell table:style-name="Default" table:formula="of:=IF(['Event Times'.$E81]=['Event Times'.J$2];['Event Times'.$F81])" office:value-type="float" office:value="0.429" calcext:value-type="float">
            <text:p>0.429</text:p>
          </table:table-cell>
          <table:table-cell table:formula="of:=IF(['Event Times'.$E81]=['Event Times'.K$2];['Event Times'.$F8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77" calcext:value-type="float">
            <text:p>2016.877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44" calcext:value-type="float">
            <text:p>0.644</text:p>
          </table:table-cell>
          <table:table-cell table:formula="of:=IF(['Event Times'.$E82]=['Event Times'.G$2];['Event Times'.$F82])" office:value-type="boolean" office:boolean-value="false" calcext:value-type="boolean">
            <text:p>FALSE</text:p>
          </table:table-cell>
          <table:table-cell table:formula="of:=IF(['Event Times'.$E82]=['Event Times'.H$2];['Event Times'.$F82])" office:value-type="boolean" office:boolean-value="false" calcext:value-type="boolean">
            <text:p>FALSE</text:p>
          </table:table-cell>
          <table:table-cell table:formula="of:=IF(['Event Times'.$E82]=['Event Times'.I$2];['Event Times'.$F82])" office:value-type="boolean" office:boolean-value="false" calcext:value-type="boolean">
            <text:p>FALSE</text:p>
          </table:table-cell>
          <table:table-cell table:formula="of:=IF(['Event Times'.$E82]=['Event Times'.J$2];['Event Times'.$F82])" office:value-type="boolean" office:boolean-value="false" calcext:value-type="boolean">
            <text:p>FALSE</text:p>
          </table:table-cell>
          <table:table-cell table:style-name="Default" table:formula="of:=IF(['Event Times'.$E82]=['Event Times'.K$2];['Event Times'.$F82])" office:value-type="float" office:value="0.644" calcext:value-type="float">
            <text:p>0.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79" calcext:value-type="float">
            <text:p>2016.879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83]=['Event Times'.G$2];['Event Times'.$F83])" office:value-type="float" office:value="0.0000045" calcext:value-type="float">
            <text:p>0.0000045</text:p>
          </table:table-cell>
          <table:table-cell table:formula="of:=IF(['Event Times'.$E83]=['Event Times'.H$2];['Event Times'.$F83])" office:value-type="boolean" office:boolean-value="false" calcext:value-type="boolean">
            <text:p>FALSE</text:p>
          </table:table-cell>
          <table:table-cell table:formula="of:=IF(['Event Times'.$E83]=['Event Times'.I$2];['Event Times'.$F83])" office:value-type="boolean" office:boolean-value="false" calcext:value-type="boolean">
            <text:p>FALSE</text:p>
          </table:table-cell>
          <table:table-cell table:formula="of:=IF(['Event Times'.$E83]=['Event Times'.J$2];['Event Times'.$F83])" office:value-type="boolean" office:boolean-value="false" calcext:value-type="boolean">
            <text:p>FALSE</text:p>
          </table:table-cell>
          <table:table-cell table:formula="of:=IF(['Event Times'.$E83]=['Event Times'.K$2];['Event Times'.$F8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79" calcext:value-type="float">
            <text:p>2016.879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84]=['Event Times'.G$2];['Event Times'.$F84])" office:value-type="boolean" office:boolean-value="false" calcext:value-type="boolean">
            <text:p>FALSE</text:p>
          </table:table-cell>
          <table:table-cell table:style-name="Default" table:formula="of:=IF(['Event Times'.$E84]=['Event Times'.H$2];['Event Times'.$F84])" office:value-type="float" office:value="0.0000045" calcext:value-type="float">
            <text:p>0.0000045</text:p>
          </table:table-cell>
          <table:table-cell table:formula="of:=IF(['Event Times'.$E84]=['Event Times'.I$2];['Event Times'.$F84])" office:value-type="boolean" office:boolean-value="false" calcext:value-type="boolean">
            <text:p>FALSE</text:p>
          </table:table-cell>
          <table:table-cell table:formula="of:=IF(['Event Times'.$E84]=['Event Times'.J$2];['Event Times'.$F84])" office:value-type="boolean" office:boolean-value="false" calcext:value-type="boolean">
            <text:p>FALSE</text:p>
          </table:table-cell>
          <table:table-cell table:formula="of:=IF(['Event Times'.$E84]=['Event Times'.K$2];['Event Times'.$F8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79" calcext:value-type="float">
            <text:p>2016.879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69" calcext:value-type="float">
            <text:p>0.369</text:p>
          </table:table-cell>
          <table:table-cell table:formula="of:=IF(['Event Times'.$E85]=['Event Times'.G$2];['Event Times'.$F85])" office:value-type="boolean" office:boolean-value="false" calcext:value-type="boolean">
            <text:p>FALSE</text:p>
          </table:table-cell>
          <table:table-cell table:formula="of:=IF(['Event Times'.$E85]=['Event Times'.H$2];['Event Times'.$F85])" office:value-type="boolean" office:boolean-value="false" calcext:value-type="boolean">
            <text:p>FALSE</text:p>
          </table:table-cell>
          <table:table-cell table:style-name="Default" table:formula="of:=IF(['Event Times'.$E85]=['Event Times'.I$2];['Event Times'.$F85])" office:value-type="float" office:value="0.369" calcext:value-type="float">
            <text:p>0.369</text:p>
          </table:table-cell>
          <table:table-cell table:formula="of:=IF(['Event Times'.$E85]=['Event Times'.J$2];['Event Times'.$F85])" office:value-type="boolean" office:boolean-value="false" calcext:value-type="boolean">
            <text:p>FALSE</text:p>
          </table:table-cell>
          <table:table-cell table:formula="of:=IF(['Event Times'.$E85]=['Event Times'.K$2];['Event Times'.$F8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79" calcext:value-type="float">
            <text:p>2016.879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6" calcext:value-type="float">
            <text:p>0.426</text:p>
          </table:table-cell>
          <table:table-cell table:formula="of:=IF(['Event Times'.$E86]=['Event Times'.G$2];['Event Times'.$F86])" office:value-type="boolean" office:boolean-value="false" calcext:value-type="boolean">
            <text:p>FALSE</text:p>
          </table:table-cell>
          <table:table-cell table:formula="of:=IF(['Event Times'.$E86]=['Event Times'.H$2];['Event Times'.$F86])" office:value-type="boolean" office:boolean-value="false" calcext:value-type="boolean">
            <text:p>FALSE</text:p>
          </table:table-cell>
          <table:table-cell table:formula="of:=IF(['Event Times'.$E86]=['Event Times'.I$2];['Event Times'.$F86])" office:value-type="boolean" office:boolean-value="false" calcext:value-type="boolean">
            <text:p>FALSE</text:p>
          </table:table-cell>
          <table:table-cell table:style-name="Default" table:formula="of:=IF(['Event Times'.$E86]=['Event Times'.J$2];['Event Times'.$F86])" office:value-type="float" office:value="0.426" calcext:value-type="float">
            <text:p>0.426</text:p>
          </table:table-cell>
          <table:table-cell table:formula="of:=IF(['Event Times'.$E86]=['Event Times'.K$2];['Event Times'.$F8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79" calcext:value-type="float">
            <text:p>2016.879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31" calcext:value-type="float">
            <text:p>0.631</text:p>
          </table:table-cell>
          <table:table-cell table:formula="of:=IF(['Event Times'.$E87]=['Event Times'.G$2];['Event Times'.$F87])" office:value-type="boolean" office:boolean-value="false" calcext:value-type="boolean">
            <text:p>FALSE</text:p>
          </table:table-cell>
          <table:table-cell table:formula="of:=IF(['Event Times'.$E87]=['Event Times'.H$2];['Event Times'.$F87])" office:value-type="boolean" office:boolean-value="false" calcext:value-type="boolean">
            <text:p>FALSE</text:p>
          </table:table-cell>
          <table:table-cell table:formula="of:=IF(['Event Times'.$E87]=['Event Times'.I$2];['Event Times'.$F87])" office:value-type="boolean" office:boolean-value="false" calcext:value-type="boolean">
            <text:p>FALSE</text:p>
          </table:table-cell>
          <table:table-cell table:formula="of:=IF(['Event Times'.$E87]=['Event Times'.J$2];['Event Times'.$F87])" office:value-type="boolean" office:boolean-value="false" calcext:value-type="boolean">
            <text:p>FALSE</text:p>
          </table:table-cell>
          <table:table-cell table:style-name="Default" table:formula="of:=IF(['Event Times'.$E87]=['Event Times'.K$2];['Event Times'.$F87])" office:value-type="float" office:value="0.631" calcext:value-type="float">
            <text:p>0.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82" calcext:value-type="float">
            <text:p>2016.882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4" calcext:value-type="float">
            <text:p>0.00000454</text:p>
          </table:table-cell>
          <table:table-cell table:style-name="Default" table:formula="of:=IF(['Event Times'.$E88]=['Event Times'.G$2];['Event Times'.$F88])" office:value-type="float" office:value="0.00000454" calcext:value-type="float">
            <text:p>0.00000454</text:p>
          </table:table-cell>
          <table:table-cell table:formula="of:=IF(['Event Times'.$E88]=['Event Times'.H$2];['Event Times'.$F88])" office:value-type="boolean" office:boolean-value="false" calcext:value-type="boolean">
            <text:p>FALSE</text:p>
          </table:table-cell>
          <table:table-cell table:formula="of:=IF(['Event Times'.$E88]=['Event Times'.I$2];['Event Times'.$F88])" office:value-type="boolean" office:boolean-value="false" calcext:value-type="boolean">
            <text:p>FALSE</text:p>
          </table:table-cell>
          <table:table-cell table:formula="of:=IF(['Event Times'.$E88]=['Event Times'.J$2];['Event Times'.$F88])" office:value-type="boolean" office:boolean-value="false" calcext:value-type="boolean">
            <text:p>FALSE</text:p>
          </table:table-cell>
          <table:table-cell table:formula="of:=IF(['Event Times'.$E88]=['Event Times'.K$2];['Event Times'.$F8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82" calcext:value-type="float">
            <text:p>2016.882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89]=['Event Times'.G$2];['Event Times'.$F89])" office:value-type="boolean" office:boolean-value="false" calcext:value-type="boolean">
            <text:p>FALSE</text:p>
          </table:table-cell>
          <table:table-cell table:style-name="Default" table:formula="of:=IF(['Event Times'.$E89]=['Event Times'.H$2];['Event Times'.$F89])" office:value-type="float" office:value="0.0000045" calcext:value-type="float">
            <text:p>0.0000045</text:p>
          </table:table-cell>
          <table:table-cell table:formula="of:=IF(['Event Times'.$E89]=['Event Times'.I$2];['Event Times'.$F89])" office:value-type="boolean" office:boolean-value="false" calcext:value-type="boolean">
            <text:p>FALSE</text:p>
          </table:table-cell>
          <table:table-cell table:formula="of:=IF(['Event Times'.$E89]=['Event Times'.J$2];['Event Times'.$F89])" office:value-type="boolean" office:boolean-value="false" calcext:value-type="boolean">
            <text:p>FALSE</text:p>
          </table:table-cell>
          <table:table-cell table:formula="of:=IF(['Event Times'.$E89]=['Event Times'.K$2];['Event Times'.$F8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82" calcext:value-type="float">
            <text:p>2016.882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68" calcext:value-type="float">
            <text:p>0.368</text:p>
          </table:table-cell>
          <table:table-cell table:formula="of:=IF(['Event Times'.$E90]=['Event Times'.G$2];['Event Times'.$F90])" office:value-type="boolean" office:boolean-value="false" calcext:value-type="boolean">
            <text:p>FALSE</text:p>
          </table:table-cell>
          <table:table-cell table:formula="of:=IF(['Event Times'.$E90]=['Event Times'.H$2];['Event Times'.$F90])" office:value-type="boolean" office:boolean-value="false" calcext:value-type="boolean">
            <text:p>FALSE</text:p>
          </table:table-cell>
          <table:table-cell table:style-name="Default" table:formula="of:=IF(['Event Times'.$E90]=['Event Times'.I$2];['Event Times'.$F90])" office:value-type="float" office:value="0.368" calcext:value-type="float">
            <text:p>0.368</text:p>
          </table:table-cell>
          <table:table-cell table:formula="of:=IF(['Event Times'.$E90]=['Event Times'.J$2];['Event Times'.$F90])" office:value-type="boolean" office:boolean-value="false" calcext:value-type="boolean">
            <text:p>FALSE</text:p>
          </table:table-cell>
          <table:table-cell table:formula="of:=IF(['Event Times'.$E90]=['Event Times'.K$2];['Event Times'.$F9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82" calcext:value-type="float">
            <text:p>2016.882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5" calcext:value-type="float">
            <text:p>0.425</text:p>
          </table:table-cell>
          <table:table-cell table:formula="of:=IF(['Event Times'.$E91]=['Event Times'.G$2];['Event Times'.$F91])" office:value-type="boolean" office:boolean-value="false" calcext:value-type="boolean">
            <text:p>FALSE</text:p>
          </table:table-cell>
          <table:table-cell table:formula="of:=IF(['Event Times'.$E91]=['Event Times'.H$2];['Event Times'.$F91])" office:value-type="boolean" office:boolean-value="false" calcext:value-type="boolean">
            <text:p>FALSE</text:p>
          </table:table-cell>
          <table:table-cell table:formula="of:=IF(['Event Times'.$E91]=['Event Times'.I$2];['Event Times'.$F91])" office:value-type="boolean" office:boolean-value="false" calcext:value-type="boolean">
            <text:p>FALSE</text:p>
          </table:table-cell>
          <table:table-cell table:style-name="Default" table:formula="of:=IF(['Event Times'.$E91]=['Event Times'.J$2];['Event Times'.$F91])" office:value-type="float" office:value="0.425" calcext:value-type="float">
            <text:p>0.425</text:p>
          </table:table-cell>
          <table:table-cell table:formula="of:=IF(['Event Times'.$E91]=['Event Times'.K$2];['Event Times'.$F9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82" calcext:value-type="float">
            <text:p>2016.882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31" calcext:value-type="float">
            <text:p>0.631</text:p>
          </table:table-cell>
          <table:table-cell table:formula="of:=IF(['Event Times'.$E92]=['Event Times'.G$2];['Event Times'.$F92])" office:value-type="boolean" office:boolean-value="false" calcext:value-type="boolean">
            <text:p>FALSE</text:p>
          </table:table-cell>
          <table:table-cell table:formula="of:=IF(['Event Times'.$E92]=['Event Times'.H$2];['Event Times'.$F92])" office:value-type="boolean" office:boolean-value="false" calcext:value-type="boolean">
            <text:p>FALSE</text:p>
          </table:table-cell>
          <table:table-cell table:formula="of:=IF(['Event Times'.$E92]=['Event Times'.I$2];['Event Times'.$F92])" office:value-type="boolean" office:boolean-value="false" calcext:value-type="boolean">
            <text:p>FALSE</text:p>
          </table:table-cell>
          <table:table-cell table:formula="of:=IF(['Event Times'.$E92]=['Event Times'.J$2];['Event Times'.$F92])" office:value-type="boolean" office:boolean-value="false" calcext:value-type="boolean">
            <text:p>FALSE</text:p>
          </table:table-cell>
          <table:table-cell table:style-name="Default" table:formula="of:=IF(['Event Times'.$E92]=['Event Times'.K$2];['Event Times'.$F92])" office:value-type="float" office:value="0.631" calcext:value-type="float">
            <text:p>0.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85" calcext:value-type="float">
            <text:p>2016.885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93]=['Event Times'.G$2];['Event Times'.$F93])" office:value-type="float" office:value="0.0000045" calcext:value-type="float">
            <text:p>0.0000045</text:p>
          </table:table-cell>
          <table:table-cell table:formula="of:=IF(['Event Times'.$E93]=['Event Times'.H$2];['Event Times'.$F93])" office:value-type="boolean" office:boolean-value="false" calcext:value-type="boolean">
            <text:p>FALSE</text:p>
          </table:table-cell>
          <table:table-cell table:formula="of:=IF(['Event Times'.$E93]=['Event Times'.I$2];['Event Times'.$F93])" office:value-type="boolean" office:boolean-value="false" calcext:value-type="boolean">
            <text:p>FALSE</text:p>
          </table:table-cell>
          <table:table-cell table:formula="of:=IF(['Event Times'.$E93]=['Event Times'.J$2];['Event Times'.$F93])" office:value-type="boolean" office:boolean-value="false" calcext:value-type="boolean">
            <text:p>FALSE</text:p>
          </table:table-cell>
          <table:table-cell table:formula="of:=IF(['Event Times'.$E93]=['Event Times'.K$2];['Event Times'.$F9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85" calcext:value-type="float">
            <text:p>2016.885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94]=['Event Times'.G$2];['Event Times'.$F94])" office:value-type="boolean" office:boolean-value="false" calcext:value-type="boolean">
            <text:p>FALSE</text:p>
          </table:table-cell>
          <table:table-cell table:style-name="Default" table:formula="of:=IF(['Event Times'.$E94]=['Event Times'.H$2];['Event Times'.$F94])" office:value-type="float" office:value="0.0000045" calcext:value-type="float">
            <text:p>0.0000045</text:p>
          </table:table-cell>
          <table:table-cell table:formula="of:=IF(['Event Times'.$E94]=['Event Times'.I$2];['Event Times'.$F94])" office:value-type="boolean" office:boolean-value="false" calcext:value-type="boolean">
            <text:p>FALSE</text:p>
          </table:table-cell>
          <table:table-cell table:formula="of:=IF(['Event Times'.$E94]=['Event Times'.J$2];['Event Times'.$F94])" office:value-type="boolean" office:boolean-value="false" calcext:value-type="boolean">
            <text:p>FALSE</text:p>
          </table:table-cell>
          <table:table-cell table:formula="of:=IF(['Event Times'.$E94]=['Event Times'.K$2];['Event Times'.$F9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85" calcext:value-type="float">
            <text:p>2016.885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73" calcext:value-type="float">
            <text:p>0.373</text:p>
          </table:table-cell>
          <table:table-cell table:formula="of:=IF(['Event Times'.$E95]=['Event Times'.G$2];['Event Times'.$F95])" office:value-type="boolean" office:boolean-value="false" calcext:value-type="boolean">
            <text:p>FALSE</text:p>
          </table:table-cell>
          <table:table-cell table:formula="of:=IF(['Event Times'.$E95]=['Event Times'.H$2];['Event Times'.$F95])" office:value-type="boolean" office:boolean-value="false" calcext:value-type="boolean">
            <text:p>FALSE</text:p>
          </table:table-cell>
          <table:table-cell table:style-name="Default" table:formula="of:=IF(['Event Times'.$E95]=['Event Times'.I$2];['Event Times'.$F95])" office:value-type="float" office:value="0.373" calcext:value-type="float">
            <text:p>0.373</text:p>
          </table:table-cell>
          <table:table-cell table:formula="of:=IF(['Event Times'.$E95]=['Event Times'.J$2];['Event Times'.$F95])" office:value-type="boolean" office:boolean-value="false" calcext:value-type="boolean">
            <text:p>FALSE</text:p>
          </table:table-cell>
          <table:table-cell table:formula="of:=IF(['Event Times'.$E95]=['Event Times'.K$2];['Event Times'.$F9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85" calcext:value-type="float">
            <text:p>2016.885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4" calcext:value-type="float">
            <text:p>0.424</text:p>
          </table:table-cell>
          <table:table-cell table:formula="of:=IF(['Event Times'.$E96]=['Event Times'.G$2];['Event Times'.$F96])" office:value-type="boolean" office:boolean-value="false" calcext:value-type="boolean">
            <text:p>FALSE</text:p>
          </table:table-cell>
          <table:table-cell table:formula="of:=IF(['Event Times'.$E96]=['Event Times'.H$2];['Event Times'.$F96])" office:value-type="boolean" office:boolean-value="false" calcext:value-type="boolean">
            <text:p>FALSE</text:p>
          </table:table-cell>
          <table:table-cell table:formula="of:=IF(['Event Times'.$E96]=['Event Times'.I$2];['Event Times'.$F96])" office:value-type="boolean" office:boolean-value="false" calcext:value-type="boolean">
            <text:p>FALSE</text:p>
          </table:table-cell>
          <table:table-cell table:style-name="Default" table:formula="of:=IF(['Event Times'.$E96]=['Event Times'.J$2];['Event Times'.$F96])" office:value-type="float" office:value="0.424" calcext:value-type="float">
            <text:p>0.424</text:p>
          </table:table-cell>
          <table:table-cell table:formula="of:=IF(['Event Times'.$E96]=['Event Times'.K$2];['Event Times'.$F9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85" calcext:value-type="float">
            <text:p>2016.885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36" calcext:value-type="float">
            <text:p>0.636</text:p>
          </table:table-cell>
          <table:table-cell table:formula="of:=IF(['Event Times'.$E97]=['Event Times'.G$2];['Event Times'.$F97])" office:value-type="boolean" office:boolean-value="false" calcext:value-type="boolean">
            <text:p>FALSE</text:p>
          </table:table-cell>
          <table:table-cell table:formula="of:=IF(['Event Times'.$E97]=['Event Times'.H$2];['Event Times'.$F97])" office:value-type="boolean" office:boolean-value="false" calcext:value-type="boolean">
            <text:p>FALSE</text:p>
          </table:table-cell>
          <table:table-cell table:formula="of:=IF(['Event Times'.$E97]=['Event Times'.I$2];['Event Times'.$F97])" office:value-type="boolean" office:boolean-value="false" calcext:value-type="boolean">
            <text:p>FALSE</text:p>
          </table:table-cell>
          <table:table-cell table:formula="of:=IF(['Event Times'.$E97]=['Event Times'.J$2];['Event Times'.$F97])" office:value-type="boolean" office:boolean-value="false" calcext:value-type="boolean">
            <text:p>FALSE</text:p>
          </table:table-cell>
          <table:table-cell table:style-name="Default" table:formula="of:=IF(['Event Times'.$E97]=['Event Times'.K$2];['Event Times'.$F97])" office:value-type="float" office:value="0.636" calcext:value-type="float">
            <text:p>0.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88" calcext:value-type="float">
            <text:p>2016.888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98]=['Event Times'.G$2];['Event Times'.$F98])" office:value-type="float" office:value="0.0000045" calcext:value-type="float">
            <text:p>0.0000045</text:p>
          </table:table-cell>
          <table:table-cell table:formula="of:=IF(['Event Times'.$E98]=['Event Times'.H$2];['Event Times'.$F98])" office:value-type="boolean" office:boolean-value="false" calcext:value-type="boolean">
            <text:p>FALSE</text:p>
          </table:table-cell>
          <table:table-cell table:formula="of:=IF(['Event Times'.$E98]=['Event Times'.I$2];['Event Times'.$F98])" office:value-type="boolean" office:boolean-value="false" calcext:value-type="boolean">
            <text:p>FALSE</text:p>
          </table:table-cell>
          <table:table-cell table:formula="of:=IF(['Event Times'.$E98]=['Event Times'.J$2];['Event Times'.$F98])" office:value-type="boolean" office:boolean-value="false" calcext:value-type="boolean">
            <text:p>FALSE</text:p>
          </table:table-cell>
          <table:table-cell table:formula="of:=IF(['Event Times'.$E98]=['Event Times'.K$2];['Event Times'.$F9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88" calcext:value-type="float">
            <text:p>2016.888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99]=['Event Times'.G$2];['Event Times'.$F99])" office:value-type="boolean" office:boolean-value="false" calcext:value-type="boolean">
            <text:p>FALSE</text:p>
          </table:table-cell>
          <table:table-cell table:style-name="Default" table:formula="of:=IF(['Event Times'.$E99]=['Event Times'.H$2];['Event Times'.$F99])" office:value-type="float" office:value="0.0000045" calcext:value-type="float">
            <text:p>0.0000045</text:p>
          </table:table-cell>
          <table:table-cell table:formula="of:=IF(['Event Times'.$E99]=['Event Times'.I$2];['Event Times'.$F99])" office:value-type="boolean" office:boolean-value="false" calcext:value-type="boolean">
            <text:p>FALSE</text:p>
          </table:table-cell>
          <table:table-cell table:formula="of:=IF(['Event Times'.$E99]=['Event Times'.J$2];['Event Times'.$F99])" office:value-type="boolean" office:boolean-value="false" calcext:value-type="boolean">
            <text:p>FALSE</text:p>
          </table:table-cell>
          <table:table-cell table:formula="of:=IF(['Event Times'.$E99]=['Event Times'.K$2];['Event Times'.$F9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88" calcext:value-type="float">
            <text:p>2016.888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69" calcext:value-type="float">
            <text:p>0.369</text:p>
          </table:table-cell>
          <table:table-cell table:formula="of:=IF(['Event Times'.$E100]=['Event Times'.G$2];['Event Times'.$F100])" office:value-type="boolean" office:boolean-value="false" calcext:value-type="boolean">
            <text:p>FALSE</text:p>
          </table:table-cell>
          <table:table-cell table:formula="of:=IF(['Event Times'.$E100]=['Event Times'.H$2];['Event Times'.$F100])" office:value-type="boolean" office:boolean-value="false" calcext:value-type="boolean">
            <text:p>FALSE</text:p>
          </table:table-cell>
          <table:table-cell table:style-name="Default" table:formula="of:=IF(['Event Times'.$E100]=['Event Times'.I$2];['Event Times'.$F100])" office:value-type="float" office:value="0.369" calcext:value-type="float">
            <text:p>0.369</text:p>
          </table:table-cell>
          <table:table-cell table:formula="of:=IF(['Event Times'.$E100]=['Event Times'.J$2];['Event Times'.$F100])" office:value-type="boolean" office:boolean-value="false" calcext:value-type="boolean">
            <text:p>FALSE</text:p>
          </table:table-cell>
          <table:table-cell table:formula="of:=IF(['Event Times'.$E100]=['Event Times'.K$2];['Event Times'.$F10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88" calcext:value-type="float">
            <text:p>2016.888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6" calcext:value-type="float">
            <text:p>0.426</text:p>
          </table:table-cell>
          <table:table-cell table:formula="of:=IF(['Event Times'.$E101]=['Event Times'.G$2];['Event Times'.$F101])" office:value-type="boolean" office:boolean-value="false" calcext:value-type="boolean">
            <text:p>FALSE</text:p>
          </table:table-cell>
          <table:table-cell table:formula="of:=IF(['Event Times'.$E101]=['Event Times'.H$2];['Event Times'.$F101])" office:value-type="boolean" office:boolean-value="false" calcext:value-type="boolean">
            <text:p>FALSE</text:p>
          </table:table-cell>
          <table:table-cell table:formula="of:=IF(['Event Times'.$E101]=['Event Times'.I$2];['Event Times'.$F101])" office:value-type="boolean" office:boolean-value="false" calcext:value-type="boolean">
            <text:p>FALSE</text:p>
          </table:table-cell>
          <table:table-cell table:style-name="Default" table:formula="of:=IF(['Event Times'.$E101]=['Event Times'.J$2];['Event Times'.$F101])" office:value-type="float" office:value="0.426" calcext:value-type="float">
            <text:p>0.426</text:p>
          </table:table-cell>
          <table:table-cell table:formula="of:=IF(['Event Times'.$E101]=['Event Times'.K$2];['Event Times'.$F10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88" calcext:value-type="float">
            <text:p>2016.888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3" calcext:value-type="float">
            <text:p>0.63</text:p>
          </table:table-cell>
          <table:table-cell table:formula="of:=IF(['Event Times'.$E102]=['Event Times'.G$2];['Event Times'.$F102])" office:value-type="boolean" office:boolean-value="false" calcext:value-type="boolean">
            <text:p>FALSE</text:p>
          </table:table-cell>
          <table:table-cell table:formula="of:=IF(['Event Times'.$E102]=['Event Times'.H$2];['Event Times'.$F102])" office:value-type="boolean" office:boolean-value="false" calcext:value-type="boolean">
            <text:p>FALSE</text:p>
          </table:table-cell>
          <table:table-cell table:formula="of:=IF(['Event Times'.$E102]=['Event Times'.I$2];['Event Times'.$F102])" office:value-type="boolean" office:boolean-value="false" calcext:value-type="boolean">
            <text:p>FALSE</text:p>
          </table:table-cell>
          <table:table-cell table:formula="of:=IF(['Event Times'.$E102]=['Event Times'.J$2];['Event Times'.$F102])" office:value-type="boolean" office:boolean-value="false" calcext:value-type="boolean">
            <text:p>FALSE</text:p>
          </table:table-cell>
          <table:table-cell table:style-name="Default" table:formula="of:=IF(['Event Times'.$E102]=['Event Times'.K$2];['Event Times'.$F102])" office:value-type="float" office:value="0.63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9" calcext:value-type="float">
            <text:p>2016.89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4" calcext:value-type="float">
            <text:p>0.00000454</text:p>
          </table:table-cell>
          <table:table-cell table:style-name="Default" table:formula="of:=IF(['Event Times'.$E103]=['Event Times'.G$2];['Event Times'.$F103])" office:value-type="float" office:value="0.00000454" calcext:value-type="float">
            <text:p>0.00000454</text:p>
          </table:table-cell>
          <table:table-cell table:formula="of:=IF(['Event Times'.$E103]=['Event Times'.H$2];['Event Times'.$F103])" office:value-type="boolean" office:boolean-value="false" calcext:value-type="boolean">
            <text:p>FALSE</text:p>
          </table:table-cell>
          <table:table-cell table:formula="of:=IF(['Event Times'.$E103]=['Event Times'.I$2];['Event Times'.$F103])" office:value-type="boolean" office:boolean-value="false" calcext:value-type="boolean">
            <text:p>FALSE</text:p>
          </table:table-cell>
          <table:table-cell table:formula="of:=IF(['Event Times'.$E103]=['Event Times'.J$2];['Event Times'.$F103])" office:value-type="boolean" office:boolean-value="false" calcext:value-type="boolean">
            <text:p>FALSE</text:p>
          </table:table-cell>
          <table:table-cell table:formula="of:=IF(['Event Times'.$E103]=['Event Times'.K$2];['Event Times'.$F10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9" calcext:value-type="float">
            <text:p>2016.89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104]=['Event Times'.G$2];['Event Times'.$F104])" office:value-type="boolean" office:boolean-value="false" calcext:value-type="boolean">
            <text:p>FALSE</text:p>
          </table:table-cell>
          <table:table-cell table:style-name="Default" table:formula="of:=IF(['Event Times'.$E104]=['Event Times'.H$2];['Event Times'.$F104])" office:value-type="float" office:value="0.0000045" calcext:value-type="float">
            <text:p>0.0000045</text:p>
          </table:table-cell>
          <table:table-cell table:formula="of:=IF(['Event Times'.$E104]=['Event Times'.I$2];['Event Times'.$F104])" office:value-type="boolean" office:boolean-value="false" calcext:value-type="boolean">
            <text:p>FALSE</text:p>
          </table:table-cell>
          <table:table-cell table:formula="of:=IF(['Event Times'.$E104]=['Event Times'.J$2];['Event Times'.$F104])" office:value-type="boolean" office:boolean-value="false" calcext:value-type="boolean">
            <text:p>FALSE</text:p>
          </table:table-cell>
          <table:table-cell table:formula="of:=IF(['Event Times'.$E104]=['Event Times'.K$2];['Event Times'.$F10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9" calcext:value-type="float">
            <text:p>2016.89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71" calcext:value-type="float">
            <text:p>0.371</text:p>
          </table:table-cell>
          <table:table-cell table:formula="of:=IF(['Event Times'.$E105]=['Event Times'.G$2];['Event Times'.$F105])" office:value-type="boolean" office:boolean-value="false" calcext:value-type="boolean">
            <text:p>FALSE</text:p>
          </table:table-cell>
          <table:table-cell table:formula="of:=IF(['Event Times'.$E105]=['Event Times'.H$2];['Event Times'.$F105])" office:value-type="boolean" office:boolean-value="false" calcext:value-type="boolean">
            <text:p>FALSE</text:p>
          </table:table-cell>
          <table:table-cell table:style-name="Default" table:formula="of:=IF(['Event Times'.$E105]=['Event Times'.I$2];['Event Times'.$F105])" office:value-type="float" office:value="0.371" calcext:value-type="float">
            <text:p>0.371</text:p>
          </table:table-cell>
          <table:table-cell table:formula="of:=IF(['Event Times'.$E105]=['Event Times'.J$2];['Event Times'.$F105])" office:value-type="boolean" office:boolean-value="false" calcext:value-type="boolean">
            <text:p>FALSE</text:p>
          </table:table-cell>
          <table:table-cell table:formula="of:=IF(['Event Times'.$E105]=['Event Times'.K$2];['Event Times'.$F10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9" calcext:value-type="float">
            <text:p>2016.89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6" calcext:value-type="float">
            <text:p>0.426</text:p>
          </table:table-cell>
          <table:table-cell table:formula="of:=IF(['Event Times'.$E106]=['Event Times'.G$2];['Event Times'.$F106])" office:value-type="boolean" office:boolean-value="false" calcext:value-type="boolean">
            <text:p>FALSE</text:p>
          </table:table-cell>
          <table:table-cell table:formula="of:=IF(['Event Times'.$E106]=['Event Times'.H$2];['Event Times'.$F106])" office:value-type="boolean" office:boolean-value="false" calcext:value-type="boolean">
            <text:p>FALSE</text:p>
          </table:table-cell>
          <table:table-cell table:formula="of:=IF(['Event Times'.$E106]=['Event Times'.I$2];['Event Times'.$F106])" office:value-type="boolean" office:boolean-value="false" calcext:value-type="boolean">
            <text:p>FALSE</text:p>
          </table:table-cell>
          <table:table-cell table:style-name="Default" table:formula="of:=IF(['Event Times'.$E106]=['Event Times'.J$2];['Event Times'.$F106])" office:value-type="float" office:value="0.426" calcext:value-type="float">
            <text:p>0.426</text:p>
          </table:table-cell>
          <table:table-cell table:formula="of:=IF(['Event Times'.$E106]=['Event Times'.K$2];['Event Times'.$F10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9" calcext:value-type="float">
            <text:p>2016.89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31" calcext:value-type="float">
            <text:p>0.631</text:p>
          </table:table-cell>
          <table:table-cell table:formula="of:=IF(['Event Times'.$E107]=['Event Times'.G$2];['Event Times'.$F107])" office:value-type="boolean" office:boolean-value="false" calcext:value-type="boolean">
            <text:p>FALSE</text:p>
          </table:table-cell>
          <table:table-cell table:formula="of:=IF(['Event Times'.$E107]=['Event Times'.H$2];['Event Times'.$F107])" office:value-type="boolean" office:boolean-value="false" calcext:value-type="boolean">
            <text:p>FALSE</text:p>
          </table:table-cell>
          <table:table-cell table:formula="of:=IF(['Event Times'.$E107]=['Event Times'.I$2];['Event Times'.$F107])" office:value-type="boolean" office:boolean-value="false" calcext:value-type="boolean">
            <text:p>FALSE</text:p>
          </table:table-cell>
          <table:table-cell table:formula="of:=IF(['Event Times'.$E107]=['Event Times'.J$2];['Event Times'.$F107])" office:value-type="boolean" office:boolean-value="false" calcext:value-type="boolean">
            <text:p>FALSE</text:p>
          </table:table-cell>
          <table:table-cell table:style-name="Default" table:formula="of:=IF(['Event Times'.$E107]=['Event Times'.K$2];['Event Times'.$F107])" office:value-type="float" office:value="0.631" calcext:value-type="float">
            <text:p>0.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93" calcext:value-type="float">
            <text:p>2016.893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4" calcext:value-type="float">
            <text:p>0.00000454</text:p>
          </table:table-cell>
          <table:table-cell table:style-name="Default" table:formula="of:=IF(['Event Times'.$E108]=['Event Times'.G$2];['Event Times'.$F108])" office:value-type="float" office:value="0.00000454" calcext:value-type="float">
            <text:p>0.00000454</text:p>
          </table:table-cell>
          <table:table-cell table:formula="of:=IF(['Event Times'.$E108]=['Event Times'.H$2];['Event Times'.$F108])" office:value-type="boolean" office:boolean-value="false" calcext:value-type="boolean">
            <text:p>FALSE</text:p>
          </table:table-cell>
          <table:table-cell table:formula="of:=IF(['Event Times'.$E108]=['Event Times'.I$2];['Event Times'.$F108])" office:value-type="boolean" office:boolean-value="false" calcext:value-type="boolean">
            <text:p>FALSE</text:p>
          </table:table-cell>
          <table:table-cell table:formula="of:=IF(['Event Times'.$E108]=['Event Times'.J$2];['Event Times'.$F108])" office:value-type="boolean" office:boolean-value="false" calcext:value-type="boolean">
            <text:p>FALSE</text:p>
          </table:table-cell>
          <table:table-cell table:formula="of:=IF(['Event Times'.$E108]=['Event Times'.K$2];['Event Times'.$F10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93" calcext:value-type="float">
            <text:p>2016.893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109]=['Event Times'.G$2];['Event Times'.$F109])" office:value-type="boolean" office:boolean-value="false" calcext:value-type="boolean">
            <text:p>FALSE</text:p>
          </table:table-cell>
          <table:table-cell table:style-name="Default" table:formula="of:=IF(['Event Times'.$E109]=['Event Times'.H$2];['Event Times'.$F109])" office:value-type="float" office:value="0.0000045" calcext:value-type="float">
            <text:p>0.0000045</text:p>
          </table:table-cell>
          <table:table-cell table:formula="of:=IF(['Event Times'.$E109]=['Event Times'.I$2];['Event Times'.$F109])" office:value-type="boolean" office:boolean-value="false" calcext:value-type="boolean">
            <text:p>FALSE</text:p>
          </table:table-cell>
          <table:table-cell table:formula="of:=IF(['Event Times'.$E109]=['Event Times'.J$2];['Event Times'.$F109])" office:value-type="boolean" office:boolean-value="false" calcext:value-type="boolean">
            <text:p>FALSE</text:p>
          </table:table-cell>
          <table:table-cell table:formula="of:=IF(['Event Times'.$E109]=['Event Times'.K$2];['Event Times'.$F10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93" calcext:value-type="float">
            <text:p>2016.893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69" calcext:value-type="float">
            <text:p>0.369</text:p>
          </table:table-cell>
          <table:table-cell table:formula="of:=IF(['Event Times'.$E110]=['Event Times'.G$2];['Event Times'.$F110])" office:value-type="boolean" office:boolean-value="false" calcext:value-type="boolean">
            <text:p>FALSE</text:p>
          </table:table-cell>
          <table:table-cell table:formula="of:=IF(['Event Times'.$E110]=['Event Times'.H$2];['Event Times'.$F110])" office:value-type="boolean" office:boolean-value="false" calcext:value-type="boolean">
            <text:p>FALSE</text:p>
          </table:table-cell>
          <table:table-cell table:style-name="Default" table:formula="of:=IF(['Event Times'.$E110]=['Event Times'.I$2];['Event Times'.$F110])" office:value-type="float" office:value="0.369" calcext:value-type="float">
            <text:p>0.369</text:p>
          </table:table-cell>
          <table:table-cell table:formula="of:=IF(['Event Times'.$E110]=['Event Times'.J$2];['Event Times'.$F110])" office:value-type="boolean" office:boolean-value="false" calcext:value-type="boolean">
            <text:p>FALSE</text:p>
          </table:table-cell>
          <table:table-cell table:formula="of:=IF(['Event Times'.$E110]=['Event Times'.K$2];['Event Times'.$F11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93" calcext:value-type="float">
            <text:p>2016.893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7" calcext:value-type="float">
            <text:p>0.427</text:p>
          </table:table-cell>
          <table:table-cell table:formula="of:=IF(['Event Times'.$E111]=['Event Times'.G$2];['Event Times'.$F111])" office:value-type="boolean" office:boolean-value="false" calcext:value-type="boolean">
            <text:p>FALSE</text:p>
          </table:table-cell>
          <table:table-cell table:formula="of:=IF(['Event Times'.$E111]=['Event Times'.H$2];['Event Times'.$F111])" office:value-type="boolean" office:boolean-value="false" calcext:value-type="boolean">
            <text:p>FALSE</text:p>
          </table:table-cell>
          <table:table-cell table:formula="of:=IF(['Event Times'.$E111]=['Event Times'.I$2];['Event Times'.$F111])" office:value-type="boolean" office:boolean-value="false" calcext:value-type="boolean">
            <text:p>FALSE</text:p>
          </table:table-cell>
          <table:table-cell table:style-name="Default" table:formula="of:=IF(['Event Times'.$E111]=['Event Times'.J$2];['Event Times'.$F111])" office:value-type="float" office:value="0.427" calcext:value-type="float">
            <text:p>0.427</text:p>
          </table:table-cell>
          <table:table-cell table:formula="of:=IF(['Event Times'.$E111]=['Event Times'.K$2];['Event Times'.$F11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93" calcext:value-type="float">
            <text:p>2016.893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37" calcext:value-type="float">
            <text:p>0.637</text:p>
          </table:table-cell>
          <table:table-cell table:formula="of:=IF(['Event Times'.$E112]=['Event Times'.G$2];['Event Times'.$F112])" office:value-type="boolean" office:boolean-value="false" calcext:value-type="boolean">
            <text:p>FALSE</text:p>
          </table:table-cell>
          <table:table-cell table:formula="of:=IF(['Event Times'.$E112]=['Event Times'.H$2];['Event Times'.$F112])" office:value-type="boolean" office:boolean-value="false" calcext:value-type="boolean">
            <text:p>FALSE</text:p>
          </table:table-cell>
          <table:table-cell table:formula="of:=IF(['Event Times'.$E112]=['Event Times'.I$2];['Event Times'.$F112])" office:value-type="boolean" office:boolean-value="false" calcext:value-type="boolean">
            <text:p>FALSE</text:p>
          </table:table-cell>
          <table:table-cell table:formula="of:=IF(['Event Times'.$E112]=['Event Times'.J$2];['Event Times'.$F112])" office:value-type="boolean" office:boolean-value="false" calcext:value-type="boolean">
            <text:p>FALSE</text:p>
          </table:table-cell>
          <table:table-cell table:style-name="Default" table:formula="of:=IF(['Event Times'.$E112]=['Event Times'.K$2];['Event Times'.$F112])" office:value-type="float" office:value="0.637" calcext:value-type="float">
            <text:p>0.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96" calcext:value-type="float">
            <text:p>2016.896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113]=['Event Times'.G$2];['Event Times'.$F113])" office:value-type="float" office:value="0.0000045" calcext:value-type="float">
            <text:p>0.0000045</text:p>
          </table:table-cell>
          <table:table-cell table:formula="of:=IF(['Event Times'.$E113]=['Event Times'.H$2];['Event Times'.$F113])" office:value-type="boolean" office:boolean-value="false" calcext:value-type="boolean">
            <text:p>FALSE</text:p>
          </table:table-cell>
          <table:table-cell table:formula="of:=IF(['Event Times'.$E113]=['Event Times'.I$2];['Event Times'.$F113])" office:value-type="boolean" office:boolean-value="false" calcext:value-type="boolean">
            <text:p>FALSE</text:p>
          </table:table-cell>
          <table:table-cell table:formula="of:=IF(['Event Times'.$E113]=['Event Times'.J$2];['Event Times'.$F113])" office:value-type="boolean" office:boolean-value="false" calcext:value-type="boolean">
            <text:p>FALSE</text:p>
          </table:table-cell>
          <table:table-cell table:formula="of:=IF(['Event Times'.$E113]=['Event Times'.K$2];['Event Times'.$F11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96" calcext:value-type="float">
            <text:p>2016.896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114]=['Event Times'.G$2];['Event Times'.$F114])" office:value-type="boolean" office:boolean-value="false" calcext:value-type="boolean">
            <text:p>FALSE</text:p>
          </table:table-cell>
          <table:table-cell table:style-name="Default" table:formula="of:=IF(['Event Times'.$E114]=['Event Times'.H$2];['Event Times'.$F114])" office:value-type="float" office:value="0.0000045" calcext:value-type="float">
            <text:p>0.0000045</text:p>
          </table:table-cell>
          <table:table-cell table:formula="of:=IF(['Event Times'.$E114]=['Event Times'.I$2];['Event Times'.$F114])" office:value-type="boolean" office:boolean-value="false" calcext:value-type="boolean">
            <text:p>FALSE</text:p>
          </table:table-cell>
          <table:table-cell table:formula="of:=IF(['Event Times'.$E114]=['Event Times'.J$2];['Event Times'.$F114])" office:value-type="boolean" office:boolean-value="false" calcext:value-type="boolean">
            <text:p>FALSE</text:p>
          </table:table-cell>
          <table:table-cell table:formula="of:=IF(['Event Times'.$E114]=['Event Times'.K$2];['Event Times'.$F11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96" calcext:value-type="float">
            <text:p>2016.896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7" calcext:value-type="float">
            <text:p>0.37</text:p>
          </table:table-cell>
          <table:table-cell table:formula="of:=IF(['Event Times'.$E115]=['Event Times'.G$2];['Event Times'.$F115])" office:value-type="boolean" office:boolean-value="false" calcext:value-type="boolean">
            <text:p>FALSE</text:p>
          </table:table-cell>
          <table:table-cell table:formula="of:=IF(['Event Times'.$E115]=['Event Times'.H$2];['Event Times'.$F115])" office:value-type="boolean" office:boolean-value="false" calcext:value-type="boolean">
            <text:p>FALSE</text:p>
          </table:table-cell>
          <table:table-cell table:style-name="Default" table:formula="of:=IF(['Event Times'.$E115]=['Event Times'.I$2];['Event Times'.$F115])" office:value-type="float" office:value="0.37" calcext:value-type="float">
            <text:p>0.37</text:p>
          </table:table-cell>
          <table:table-cell table:formula="of:=IF(['Event Times'.$E115]=['Event Times'.J$2];['Event Times'.$F115])" office:value-type="boolean" office:boolean-value="false" calcext:value-type="boolean">
            <text:p>FALSE</text:p>
          </table:table-cell>
          <table:table-cell table:formula="of:=IF(['Event Times'.$E115]=['Event Times'.K$2];['Event Times'.$F11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96" calcext:value-type="float">
            <text:p>2016.896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5" calcext:value-type="float">
            <text:p>0.425</text:p>
          </table:table-cell>
          <table:table-cell table:formula="of:=IF(['Event Times'.$E116]=['Event Times'.G$2];['Event Times'.$F116])" office:value-type="boolean" office:boolean-value="false" calcext:value-type="boolean">
            <text:p>FALSE</text:p>
          </table:table-cell>
          <table:table-cell table:formula="of:=IF(['Event Times'.$E116]=['Event Times'.H$2];['Event Times'.$F116])" office:value-type="boolean" office:boolean-value="false" calcext:value-type="boolean">
            <text:p>FALSE</text:p>
          </table:table-cell>
          <table:table-cell table:formula="of:=IF(['Event Times'.$E116]=['Event Times'.I$2];['Event Times'.$F116])" office:value-type="boolean" office:boolean-value="false" calcext:value-type="boolean">
            <text:p>FALSE</text:p>
          </table:table-cell>
          <table:table-cell table:style-name="Default" table:formula="of:=IF(['Event Times'.$E116]=['Event Times'.J$2];['Event Times'.$F116])" office:value-type="float" office:value="0.425" calcext:value-type="float">
            <text:p>0.425</text:p>
          </table:table-cell>
          <table:table-cell table:formula="of:=IF(['Event Times'.$E116]=['Event Times'.K$2];['Event Times'.$F11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96" calcext:value-type="float">
            <text:p>2016.896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3" calcext:value-type="float">
            <text:p>0.63</text:p>
          </table:table-cell>
          <table:table-cell table:formula="of:=IF(['Event Times'.$E117]=['Event Times'.G$2];['Event Times'.$F117])" office:value-type="boolean" office:boolean-value="false" calcext:value-type="boolean">
            <text:p>FALSE</text:p>
          </table:table-cell>
          <table:table-cell table:formula="of:=IF(['Event Times'.$E117]=['Event Times'.H$2];['Event Times'.$F117])" office:value-type="boolean" office:boolean-value="false" calcext:value-type="boolean">
            <text:p>FALSE</text:p>
          </table:table-cell>
          <table:table-cell table:formula="of:=IF(['Event Times'.$E117]=['Event Times'.I$2];['Event Times'.$F117])" office:value-type="boolean" office:boolean-value="false" calcext:value-type="boolean">
            <text:p>FALSE</text:p>
          </table:table-cell>
          <table:table-cell table:formula="of:=IF(['Event Times'.$E117]=['Event Times'.J$2];['Event Times'.$F117])" office:value-type="boolean" office:boolean-value="false" calcext:value-type="boolean">
            <text:p>FALSE</text:p>
          </table:table-cell>
          <table:table-cell table:style-name="Default" table:formula="of:=IF(['Event Times'.$E117]=['Event Times'.K$2];['Event Times'.$F117])" office:value-type="float" office:value="0.63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99" calcext:value-type="float">
            <text:p>2016.899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118]=['Event Times'.G$2];['Event Times'.$F118])" office:value-type="float" office:value="0.0000045" calcext:value-type="float">
            <text:p>0.0000045</text:p>
          </table:table-cell>
          <table:table-cell table:formula="of:=IF(['Event Times'.$E118]=['Event Times'.H$2];['Event Times'.$F118])" office:value-type="boolean" office:boolean-value="false" calcext:value-type="boolean">
            <text:p>FALSE</text:p>
          </table:table-cell>
          <table:table-cell table:formula="of:=IF(['Event Times'.$E118]=['Event Times'.I$2];['Event Times'.$F118])" office:value-type="boolean" office:boolean-value="false" calcext:value-type="boolean">
            <text:p>FALSE</text:p>
          </table:table-cell>
          <table:table-cell table:formula="of:=IF(['Event Times'.$E118]=['Event Times'.J$2];['Event Times'.$F118])" office:value-type="boolean" office:boolean-value="false" calcext:value-type="boolean">
            <text:p>FALSE</text:p>
          </table:table-cell>
          <table:table-cell table:formula="of:=IF(['Event Times'.$E118]=['Event Times'.K$2];['Event Times'.$F11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99" calcext:value-type="float">
            <text:p>2016.899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119]=['Event Times'.G$2];['Event Times'.$F119])" office:value-type="boolean" office:boolean-value="false" calcext:value-type="boolean">
            <text:p>FALSE</text:p>
          </table:table-cell>
          <table:table-cell table:style-name="Default" table:formula="of:=IF(['Event Times'.$E119]=['Event Times'.H$2];['Event Times'.$F119])" office:value-type="float" office:value="0.0000045" calcext:value-type="float">
            <text:p>0.0000045</text:p>
          </table:table-cell>
          <table:table-cell table:formula="of:=IF(['Event Times'.$E119]=['Event Times'.I$2];['Event Times'.$F119])" office:value-type="boolean" office:boolean-value="false" calcext:value-type="boolean">
            <text:p>FALSE</text:p>
          </table:table-cell>
          <table:table-cell table:formula="of:=IF(['Event Times'.$E119]=['Event Times'.J$2];['Event Times'.$F119])" office:value-type="boolean" office:boolean-value="false" calcext:value-type="boolean">
            <text:p>FALSE</text:p>
          </table:table-cell>
          <table:table-cell table:formula="of:=IF(['Event Times'.$E119]=['Event Times'.K$2];['Event Times'.$F11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99" calcext:value-type="float">
            <text:p>2016.899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76" calcext:value-type="float">
            <text:p>0.376</text:p>
          </table:table-cell>
          <table:table-cell table:formula="of:=IF(['Event Times'.$E120]=['Event Times'.G$2];['Event Times'.$F120])" office:value-type="boolean" office:boolean-value="false" calcext:value-type="boolean">
            <text:p>FALSE</text:p>
          </table:table-cell>
          <table:table-cell table:formula="of:=IF(['Event Times'.$E120]=['Event Times'.H$2];['Event Times'.$F120])" office:value-type="boolean" office:boolean-value="false" calcext:value-type="boolean">
            <text:p>FALSE</text:p>
          </table:table-cell>
          <table:table-cell table:style-name="Default" table:formula="of:=IF(['Event Times'.$E120]=['Event Times'.I$2];['Event Times'.$F120])" office:value-type="float" office:value="0.376" calcext:value-type="float">
            <text:p>0.376</text:p>
          </table:table-cell>
          <table:table-cell table:formula="of:=IF(['Event Times'.$E120]=['Event Times'.J$2];['Event Times'.$F120])" office:value-type="boolean" office:boolean-value="false" calcext:value-type="boolean">
            <text:p>FALSE</text:p>
          </table:table-cell>
          <table:table-cell table:formula="of:=IF(['Event Times'.$E120]=['Event Times'.K$2];['Event Times'.$F12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99" calcext:value-type="float">
            <text:p>2016.899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5" calcext:value-type="float">
            <text:p>0.425</text:p>
          </table:table-cell>
          <table:table-cell table:formula="of:=IF(['Event Times'.$E121]=['Event Times'.G$2];['Event Times'.$F121])" office:value-type="boolean" office:boolean-value="false" calcext:value-type="boolean">
            <text:p>FALSE</text:p>
          </table:table-cell>
          <table:table-cell table:formula="of:=IF(['Event Times'.$E121]=['Event Times'.H$2];['Event Times'.$F121])" office:value-type="boolean" office:boolean-value="false" calcext:value-type="boolean">
            <text:p>FALSE</text:p>
          </table:table-cell>
          <table:table-cell table:formula="of:=IF(['Event Times'.$E121]=['Event Times'.I$2];['Event Times'.$F121])" office:value-type="boolean" office:boolean-value="false" calcext:value-type="boolean">
            <text:p>FALSE</text:p>
          </table:table-cell>
          <table:table-cell table:style-name="Default" table:formula="of:=IF(['Event Times'.$E121]=['Event Times'.J$2];['Event Times'.$F121])" office:value-type="float" office:value="0.425" calcext:value-type="float">
            <text:p>0.425</text:p>
          </table:table-cell>
          <table:table-cell table:formula="of:=IF(['Event Times'.$E121]=['Event Times'.K$2];['Event Times'.$F12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899" calcext:value-type="float">
            <text:p>2016.899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9" calcext:value-type="float">
            <text:p>0.629</text:p>
          </table:table-cell>
          <table:table-cell table:formula="of:=IF(['Event Times'.$E122]=['Event Times'.G$2];['Event Times'.$F122])" office:value-type="boolean" office:boolean-value="false" calcext:value-type="boolean">
            <text:p>FALSE</text:p>
          </table:table-cell>
          <table:table-cell table:formula="of:=IF(['Event Times'.$E122]=['Event Times'.H$2];['Event Times'.$F122])" office:value-type="boolean" office:boolean-value="false" calcext:value-type="boolean">
            <text:p>FALSE</text:p>
          </table:table-cell>
          <table:table-cell table:formula="of:=IF(['Event Times'.$E122]=['Event Times'.I$2];['Event Times'.$F122])" office:value-type="boolean" office:boolean-value="false" calcext:value-type="boolean">
            <text:p>FALSE</text:p>
          </table:table-cell>
          <table:table-cell table:formula="of:=IF(['Event Times'.$E122]=['Event Times'.J$2];['Event Times'.$F122])" office:value-type="boolean" office:boolean-value="false" calcext:value-type="boolean">
            <text:p>FALSE</text:p>
          </table:table-cell>
          <table:table-cell table:style-name="Default" table:formula="of:=IF(['Event Times'.$E122]=['Event Times'.K$2];['Event Times'.$F122])" office:value-type="float" office:value="0.629" calcext:value-type="float">
            <text:p>0.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01" calcext:value-type="float">
            <text:p>2016.901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123]=['Event Times'.G$2];['Event Times'.$F123])" office:value-type="float" office:value="0.0000045" calcext:value-type="float">
            <text:p>0.0000045</text:p>
          </table:table-cell>
          <table:table-cell table:formula="of:=IF(['Event Times'.$E123]=['Event Times'.H$2];['Event Times'.$F123])" office:value-type="boolean" office:boolean-value="false" calcext:value-type="boolean">
            <text:p>FALSE</text:p>
          </table:table-cell>
          <table:table-cell table:formula="of:=IF(['Event Times'.$E123]=['Event Times'.I$2];['Event Times'.$F123])" office:value-type="boolean" office:boolean-value="false" calcext:value-type="boolean">
            <text:p>FALSE</text:p>
          </table:table-cell>
          <table:table-cell table:formula="of:=IF(['Event Times'.$E123]=['Event Times'.J$2];['Event Times'.$F123])" office:value-type="boolean" office:boolean-value="false" calcext:value-type="boolean">
            <text:p>FALSE</text:p>
          </table:table-cell>
          <table:table-cell table:formula="of:=IF(['Event Times'.$E123]=['Event Times'.K$2];['Event Times'.$F12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01" calcext:value-type="float">
            <text:p>2016.901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124]=['Event Times'.G$2];['Event Times'.$F124])" office:value-type="boolean" office:boolean-value="false" calcext:value-type="boolean">
            <text:p>FALSE</text:p>
          </table:table-cell>
          <table:table-cell table:style-name="Default" table:formula="of:=IF(['Event Times'.$E124]=['Event Times'.H$2];['Event Times'.$F124])" office:value-type="float" office:value="0.0000045" calcext:value-type="float">
            <text:p>0.0000045</text:p>
          </table:table-cell>
          <table:table-cell table:formula="of:=IF(['Event Times'.$E124]=['Event Times'.I$2];['Event Times'.$F124])" office:value-type="boolean" office:boolean-value="false" calcext:value-type="boolean">
            <text:p>FALSE</text:p>
          </table:table-cell>
          <table:table-cell table:formula="of:=IF(['Event Times'.$E124]=['Event Times'.J$2];['Event Times'.$F124])" office:value-type="boolean" office:boolean-value="false" calcext:value-type="boolean">
            <text:p>FALSE</text:p>
          </table:table-cell>
          <table:table-cell table:formula="of:=IF(['Event Times'.$E124]=['Event Times'.K$2];['Event Times'.$F12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01" calcext:value-type="float">
            <text:p>2016.901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73" calcext:value-type="float">
            <text:p>0.373</text:p>
          </table:table-cell>
          <table:table-cell table:formula="of:=IF(['Event Times'.$E125]=['Event Times'.G$2];['Event Times'.$F125])" office:value-type="boolean" office:boolean-value="false" calcext:value-type="boolean">
            <text:p>FALSE</text:p>
          </table:table-cell>
          <table:table-cell table:formula="of:=IF(['Event Times'.$E125]=['Event Times'.H$2];['Event Times'.$F125])" office:value-type="boolean" office:boolean-value="false" calcext:value-type="boolean">
            <text:p>FALSE</text:p>
          </table:table-cell>
          <table:table-cell table:style-name="Default" table:formula="of:=IF(['Event Times'.$E125]=['Event Times'.I$2];['Event Times'.$F125])" office:value-type="float" office:value="0.373" calcext:value-type="float">
            <text:p>0.373</text:p>
          </table:table-cell>
          <table:table-cell table:formula="of:=IF(['Event Times'.$E125]=['Event Times'.J$2];['Event Times'.$F125])" office:value-type="boolean" office:boolean-value="false" calcext:value-type="boolean">
            <text:p>FALSE</text:p>
          </table:table-cell>
          <table:table-cell table:formula="of:=IF(['Event Times'.$E125]=['Event Times'.K$2];['Event Times'.$F12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01" calcext:value-type="float">
            <text:p>2016.901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6" calcext:value-type="float">
            <text:p>0.426</text:p>
          </table:table-cell>
          <table:table-cell table:formula="of:=IF(['Event Times'.$E126]=['Event Times'.G$2];['Event Times'.$F126])" office:value-type="boolean" office:boolean-value="false" calcext:value-type="boolean">
            <text:p>FALSE</text:p>
          </table:table-cell>
          <table:table-cell table:formula="of:=IF(['Event Times'.$E126]=['Event Times'.H$2];['Event Times'.$F126])" office:value-type="boolean" office:boolean-value="false" calcext:value-type="boolean">
            <text:p>FALSE</text:p>
          </table:table-cell>
          <table:table-cell table:formula="of:=IF(['Event Times'.$E126]=['Event Times'.I$2];['Event Times'.$F126])" office:value-type="boolean" office:boolean-value="false" calcext:value-type="boolean">
            <text:p>FALSE</text:p>
          </table:table-cell>
          <table:table-cell table:style-name="Default" table:formula="of:=IF(['Event Times'.$E126]=['Event Times'.J$2];['Event Times'.$F126])" office:value-type="float" office:value="0.426" calcext:value-type="float">
            <text:p>0.426</text:p>
          </table:table-cell>
          <table:table-cell table:formula="of:=IF(['Event Times'.$E126]=['Event Times'.K$2];['Event Times'.$F12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01" calcext:value-type="float">
            <text:p>2016.901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6" calcext:value-type="float">
            <text:p>0.626</text:p>
          </table:table-cell>
          <table:table-cell table:formula="of:=IF(['Event Times'.$E127]=['Event Times'.G$2];['Event Times'.$F127])" office:value-type="boolean" office:boolean-value="false" calcext:value-type="boolean">
            <text:p>FALSE</text:p>
          </table:table-cell>
          <table:table-cell table:formula="of:=IF(['Event Times'.$E127]=['Event Times'.H$2];['Event Times'.$F127])" office:value-type="boolean" office:boolean-value="false" calcext:value-type="boolean">
            <text:p>FALSE</text:p>
          </table:table-cell>
          <table:table-cell table:formula="of:=IF(['Event Times'.$E127]=['Event Times'.I$2];['Event Times'.$F127])" office:value-type="boolean" office:boolean-value="false" calcext:value-type="boolean">
            <text:p>FALSE</text:p>
          </table:table-cell>
          <table:table-cell table:formula="of:=IF(['Event Times'.$E127]=['Event Times'.J$2];['Event Times'.$F127])" office:value-type="boolean" office:boolean-value="false" calcext:value-type="boolean">
            <text:p>FALSE</text:p>
          </table:table-cell>
          <table:table-cell table:style-name="Default" table:formula="of:=IF(['Event Times'.$E127]=['Event Times'.K$2];['Event Times'.$F127])" office:value-type="float" office:value="0.626" calcext:value-type="float">
            <text:p>0.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04" calcext:value-type="float">
            <text:p>2016.904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128]=['Event Times'.G$2];['Event Times'.$F128])" office:value-type="float" office:value="0.0000045" calcext:value-type="float">
            <text:p>0.0000045</text:p>
          </table:table-cell>
          <table:table-cell table:formula="of:=IF(['Event Times'.$E128]=['Event Times'.H$2];['Event Times'.$F128])" office:value-type="boolean" office:boolean-value="false" calcext:value-type="boolean">
            <text:p>FALSE</text:p>
          </table:table-cell>
          <table:table-cell table:formula="of:=IF(['Event Times'.$E128]=['Event Times'.I$2];['Event Times'.$F128])" office:value-type="boolean" office:boolean-value="false" calcext:value-type="boolean">
            <text:p>FALSE</text:p>
          </table:table-cell>
          <table:table-cell table:formula="of:=IF(['Event Times'.$E128]=['Event Times'.J$2];['Event Times'.$F128])" office:value-type="boolean" office:boolean-value="false" calcext:value-type="boolean">
            <text:p>FALSE</text:p>
          </table:table-cell>
          <table:table-cell table:formula="of:=IF(['Event Times'.$E128]=['Event Times'.K$2];['Event Times'.$F12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04" calcext:value-type="float">
            <text:p>2016.904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129]=['Event Times'.G$2];['Event Times'.$F129])" office:value-type="boolean" office:boolean-value="false" calcext:value-type="boolean">
            <text:p>FALSE</text:p>
          </table:table-cell>
          <table:table-cell table:style-name="Default" table:formula="of:=IF(['Event Times'.$E129]=['Event Times'.H$2];['Event Times'.$F129])" office:value-type="float" office:value="0.0000045" calcext:value-type="float">
            <text:p>0.0000045</text:p>
          </table:table-cell>
          <table:table-cell table:formula="of:=IF(['Event Times'.$E129]=['Event Times'.I$2];['Event Times'.$F129])" office:value-type="boolean" office:boolean-value="false" calcext:value-type="boolean">
            <text:p>FALSE</text:p>
          </table:table-cell>
          <table:table-cell table:formula="of:=IF(['Event Times'.$E129]=['Event Times'.J$2];['Event Times'.$F129])" office:value-type="boolean" office:boolean-value="false" calcext:value-type="boolean">
            <text:p>FALSE</text:p>
          </table:table-cell>
          <table:table-cell table:formula="of:=IF(['Event Times'.$E129]=['Event Times'.K$2];['Event Times'.$F12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04" calcext:value-type="float">
            <text:p>2016.904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76" calcext:value-type="float">
            <text:p>0.376</text:p>
          </table:table-cell>
          <table:table-cell table:formula="of:=IF(['Event Times'.$E130]=['Event Times'.G$2];['Event Times'.$F130])" office:value-type="boolean" office:boolean-value="false" calcext:value-type="boolean">
            <text:p>FALSE</text:p>
          </table:table-cell>
          <table:table-cell table:formula="of:=IF(['Event Times'.$E130]=['Event Times'.H$2];['Event Times'.$F130])" office:value-type="boolean" office:boolean-value="false" calcext:value-type="boolean">
            <text:p>FALSE</text:p>
          </table:table-cell>
          <table:table-cell table:style-name="Default" table:formula="of:=IF(['Event Times'.$E130]=['Event Times'.I$2];['Event Times'.$F130])" office:value-type="float" office:value="0.376" calcext:value-type="float">
            <text:p>0.376</text:p>
          </table:table-cell>
          <table:table-cell table:formula="of:=IF(['Event Times'.$E130]=['Event Times'.J$2];['Event Times'.$F130])" office:value-type="boolean" office:boolean-value="false" calcext:value-type="boolean">
            <text:p>FALSE</text:p>
          </table:table-cell>
          <table:table-cell table:formula="of:=IF(['Event Times'.$E130]=['Event Times'.K$2];['Event Times'.$F13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04" calcext:value-type="float">
            <text:p>2016.904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5" calcext:value-type="float">
            <text:p>0.425</text:p>
          </table:table-cell>
          <table:table-cell table:formula="of:=IF(['Event Times'.$E131]=['Event Times'.G$2];['Event Times'.$F131])" office:value-type="boolean" office:boolean-value="false" calcext:value-type="boolean">
            <text:p>FALSE</text:p>
          </table:table-cell>
          <table:table-cell table:formula="of:=IF(['Event Times'.$E131]=['Event Times'.H$2];['Event Times'.$F131])" office:value-type="boolean" office:boolean-value="false" calcext:value-type="boolean">
            <text:p>FALSE</text:p>
          </table:table-cell>
          <table:table-cell table:formula="of:=IF(['Event Times'.$E131]=['Event Times'.I$2];['Event Times'.$F131])" office:value-type="boolean" office:boolean-value="false" calcext:value-type="boolean">
            <text:p>FALSE</text:p>
          </table:table-cell>
          <table:table-cell table:style-name="Default" table:formula="of:=IF(['Event Times'.$E131]=['Event Times'.J$2];['Event Times'.$F131])" office:value-type="float" office:value="0.425" calcext:value-type="float">
            <text:p>0.425</text:p>
          </table:table-cell>
          <table:table-cell table:formula="of:=IF(['Event Times'.$E131]=['Event Times'.K$2];['Event Times'.$F13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04" calcext:value-type="float">
            <text:p>2016.904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33" calcext:value-type="float">
            <text:p>0.633</text:p>
          </table:table-cell>
          <table:table-cell table:formula="of:=IF(['Event Times'.$E132]=['Event Times'.G$2];['Event Times'.$F132])" office:value-type="boolean" office:boolean-value="false" calcext:value-type="boolean">
            <text:p>FALSE</text:p>
          </table:table-cell>
          <table:table-cell table:formula="of:=IF(['Event Times'.$E132]=['Event Times'.H$2];['Event Times'.$F132])" office:value-type="boolean" office:boolean-value="false" calcext:value-type="boolean">
            <text:p>FALSE</text:p>
          </table:table-cell>
          <table:table-cell table:formula="of:=IF(['Event Times'.$E132]=['Event Times'.I$2];['Event Times'.$F132])" office:value-type="boolean" office:boolean-value="false" calcext:value-type="boolean">
            <text:p>FALSE</text:p>
          </table:table-cell>
          <table:table-cell table:formula="of:=IF(['Event Times'.$E132]=['Event Times'.J$2];['Event Times'.$F132])" office:value-type="boolean" office:boolean-value="false" calcext:value-type="boolean">
            <text:p>FALSE</text:p>
          </table:table-cell>
          <table:table-cell table:style-name="Default" table:formula="of:=IF(['Event Times'.$E132]=['Event Times'.K$2];['Event Times'.$F132])" office:value-type="float" office:value="0.633" calcext:value-type="float">
            <text:p>0.6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07" calcext:value-type="float">
            <text:p>2016.907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133]=['Event Times'.G$2];['Event Times'.$F133])" office:value-type="float" office:value="0.0000045" calcext:value-type="float">
            <text:p>0.0000045</text:p>
          </table:table-cell>
          <table:table-cell table:formula="of:=IF(['Event Times'.$E133]=['Event Times'.H$2];['Event Times'.$F133])" office:value-type="boolean" office:boolean-value="false" calcext:value-type="boolean">
            <text:p>FALSE</text:p>
          </table:table-cell>
          <table:table-cell table:formula="of:=IF(['Event Times'.$E133]=['Event Times'.I$2];['Event Times'.$F133])" office:value-type="boolean" office:boolean-value="false" calcext:value-type="boolean">
            <text:p>FALSE</text:p>
          </table:table-cell>
          <table:table-cell table:formula="of:=IF(['Event Times'.$E133]=['Event Times'.J$2];['Event Times'.$F133])" office:value-type="boolean" office:boolean-value="false" calcext:value-type="boolean">
            <text:p>FALSE</text:p>
          </table:table-cell>
          <table:table-cell table:formula="of:=IF(['Event Times'.$E133]=['Event Times'.K$2];['Event Times'.$F13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07" calcext:value-type="float">
            <text:p>2016.907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134]=['Event Times'.G$2];['Event Times'.$F134])" office:value-type="boolean" office:boolean-value="false" calcext:value-type="boolean">
            <text:p>FALSE</text:p>
          </table:table-cell>
          <table:table-cell table:style-name="Default" table:formula="of:=IF(['Event Times'.$E134]=['Event Times'.H$2];['Event Times'.$F134])" office:value-type="float" office:value="0.0000045" calcext:value-type="float">
            <text:p>0.0000045</text:p>
          </table:table-cell>
          <table:table-cell table:formula="of:=IF(['Event Times'.$E134]=['Event Times'.I$2];['Event Times'.$F134])" office:value-type="boolean" office:boolean-value="false" calcext:value-type="boolean">
            <text:p>FALSE</text:p>
          </table:table-cell>
          <table:table-cell table:formula="of:=IF(['Event Times'.$E134]=['Event Times'.J$2];['Event Times'.$F134])" office:value-type="boolean" office:boolean-value="false" calcext:value-type="boolean">
            <text:p>FALSE</text:p>
          </table:table-cell>
          <table:table-cell table:formula="of:=IF(['Event Times'.$E134]=['Event Times'.K$2];['Event Times'.$F13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07" calcext:value-type="float">
            <text:p>2016.907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72" calcext:value-type="float">
            <text:p>0.372</text:p>
          </table:table-cell>
          <table:table-cell table:formula="of:=IF(['Event Times'.$E135]=['Event Times'.G$2];['Event Times'.$F135])" office:value-type="boolean" office:boolean-value="false" calcext:value-type="boolean">
            <text:p>FALSE</text:p>
          </table:table-cell>
          <table:table-cell table:formula="of:=IF(['Event Times'.$E135]=['Event Times'.H$2];['Event Times'.$F135])" office:value-type="boolean" office:boolean-value="false" calcext:value-type="boolean">
            <text:p>FALSE</text:p>
          </table:table-cell>
          <table:table-cell table:style-name="Default" table:formula="of:=IF(['Event Times'.$E135]=['Event Times'.I$2];['Event Times'.$F135])" office:value-type="float" office:value="0.372" calcext:value-type="float">
            <text:p>0.372</text:p>
          </table:table-cell>
          <table:table-cell table:formula="of:=IF(['Event Times'.$E135]=['Event Times'.J$2];['Event Times'.$F135])" office:value-type="boolean" office:boolean-value="false" calcext:value-type="boolean">
            <text:p>FALSE</text:p>
          </table:table-cell>
          <table:table-cell table:formula="of:=IF(['Event Times'.$E135]=['Event Times'.K$2];['Event Times'.$F13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07" calcext:value-type="float">
            <text:p>2016.907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5" calcext:value-type="float">
            <text:p>0.425</text:p>
          </table:table-cell>
          <table:table-cell table:formula="of:=IF(['Event Times'.$E136]=['Event Times'.G$2];['Event Times'.$F136])" office:value-type="boolean" office:boolean-value="false" calcext:value-type="boolean">
            <text:p>FALSE</text:p>
          </table:table-cell>
          <table:table-cell table:formula="of:=IF(['Event Times'.$E136]=['Event Times'.H$2];['Event Times'.$F136])" office:value-type="boolean" office:boolean-value="false" calcext:value-type="boolean">
            <text:p>FALSE</text:p>
          </table:table-cell>
          <table:table-cell table:formula="of:=IF(['Event Times'.$E136]=['Event Times'.I$2];['Event Times'.$F136])" office:value-type="boolean" office:boolean-value="false" calcext:value-type="boolean">
            <text:p>FALSE</text:p>
          </table:table-cell>
          <table:table-cell table:style-name="Default" table:formula="of:=IF(['Event Times'.$E136]=['Event Times'.J$2];['Event Times'.$F136])" office:value-type="float" office:value="0.425" calcext:value-type="float">
            <text:p>0.425</text:p>
          </table:table-cell>
          <table:table-cell table:formula="of:=IF(['Event Times'.$E136]=['Event Times'.K$2];['Event Times'.$F13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07" calcext:value-type="float">
            <text:p>2016.907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34" calcext:value-type="float">
            <text:p>0.634</text:p>
          </table:table-cell>
          <table:table-cell table:formula="of:=IF(['Event Times'.$E137]=['Event Times'.G$2];['Event Times'.$F137])" office:value-type="boolean" office:boolean-value="false" calcext:value-type="boolean">
            <text:p>FALSE</text:p>
          </table:table-cell>
          <table:table-cell table:formula="of:=IF(['Event Times'.$E137]=['Event Times'.H$2];['Event Times'.$F137])" office:value-type="boolean" office:boolean-value="false" calcext:value-type="boolean">
            <text:p>FALSE</text:p>
          </table:table-cell>
          <table:table-cell table:formula="of:=IF(['Event Times'.$E137]=['Event Times'.I$2];['Event Times'.$F137])" office:value-type="boolean" office:boolean-value="false" calcext:value-type="boolean">
            <text:p>FALSE</text:p>
          </table:table-cell>
          <table:table-cell table:formula="of:=IF(['Event Times'.$E137]=['Event Times'.J$2];['Event Times'.$F137])" office:value-type="boolean" office:boolean-value="false" calcext:value-type="boolean">
            <text:p>FALSE</text:p>
          </table:table-cell>
          <table:table-cell table:style-name="Default" table:formula="of:=IF(['Event Times'.$E137]=['Event Times'.K$2];['Event Times'.$F137])" office:value-type="float" office:value="0.634" calcext:value-type="float">
            <text:p>0.6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1" calcext:value-type="float">
            <text:p>2016.91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138]=['Event Times'.G$2];['Event Times'.$F138])" office:value-type="float" office:value="0.0000045" calcext:value-type="float">
            <text:p>0.0000045</text:p>
          </table:table-cell>
          <table:table-cell table:formula="of:=IF(['Event Times'.$E138]=['Event Times'.H$2];['Event Times'.$F138])" office:value-type="boolean" office:boolean-value="false" calcext:value-type="boolean">
            <text:p>FALSE</text:p>
          </table:table-cell>
          <table:table-cell table:formula="of:=IF(['Event Times'.$E138]=['Event Times'.I$2];['Event Times'.$F138])" office:value-type="boolean" office:boolean-value="false" calcext:value-type="boolean">
            <text:p>FALSE</text:p>
          </table:table-cell>
          <table:table-cell table:formula="of:=IF(['Event Times'.$E138]=['Event Times'.J$2];['Event Times'.$F138])" office:value-type="boolean" office:boolean-value="false" calcext:value-type="boolean">
            <text:p>FALSE</text:p>
          </table:table-cell>
          <table:table-cell table:formula="of:=IF(['Event Times'.$E138]=['Event Times'.K$2];['Event Times'.$F13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1" calcext:value-type="float">
            <text:p>2016.91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139]=['Event Times'.G$2];['Event Times'.$F139])" office:value-type="boolean" office:boolean-value="false" calcext:value-type="boolean">
            <text:p>FALSE</text:p>
          </table:table-cell>
          <table:table-cell table:style-name="Default" table:formula="of:=IF(['Event Times'.$E139]=['Event Times'.H$2];['Event Times'.$F139])" office:value-type="float" office:value="0.0000045" calcext:value-type="float">
            <text:p>0.0000045</text:p>
          </table:table-cell>
          <table:table-cell table:formula="of:=IF(['Event Times'.$E139]=['Event Times'.I$2];['Event Times'.$F139])" office:value-type="boolean" office:boolean-value="false" calcext:value-type="boolean">
            <text:p>FALSE</text:p>
          </table:table-cell>
          <table:table-cell table:formula="of:=IF(['Event Times'.$E139]=['Event Times'.J$2];['Event Times'.$F139])" office:value-type="boolean" office:boolean-value="false" calcext:value-type="boolean">
            <text:p>FALSE</text:p>
          </table:table-cell>
          <table:table-cell table:formula="of:=IF(['Event Times'.$E139]=['Event Times'.K$2];['Event Times'.$F13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1" calcext:value-type="float">
            <text:p>2016.91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34" calcext:value-type="float">
            <text:p>0.434</text:p>
          </table:table-cell>
          <table:table-cell table:formula="of:=IF(['Event Times'.$E140]=['Event Times'.G$2];['Event Times'.$F140])" office:value-type="boolean" office:boolean-value="false" calcext:value-type="boolean">
            <text:p>FALSE</text:p>
          </table:table-cell>
          <table:table-cell table:formula="of:=IF(['Event Times'.$E140]=['Event Times'.H$2];['Event Times'.$F140])" office:value-type="boolean" office:boolean-value="false" calcext:value-type="boolean">
            <text:p>FALSE</text:p>
          </table:table-cell>
          <table:table-cell table:style-name="Default" table:formula="of:=IF(['Event Times'.$E140]=['Event Times'.I$2];['Event Times'.$F140])" office:value-type="float" office:value="0.434" calcext:value-type="float">
            <text:p>0.434</text:p>
          </table:table-cell>
          <table:table-cell table:formula="of:=IF(['Event Times'.$E140]=['Event Times'.J$2];['Event Times'.$F140])" office:value-type="boolean" office:boolean-value="false" calcext:value-type="boolean">
            <text:p>FALSE</text:p>
          </table:table-cell>
          <table:table-cell table:formula="of:=IF(['Event Times'.$E140]=['Event Times'.K$2];['Event Times'.$F14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1" calcext:value-type="float">
            <text:p>2016.91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" calcext:value-type="float">
            <text:p>0.43</text:p>
          </table:table-cell>
          <table:table-cell table:formula="of:=IF(['Event Times'.$E141]=['Event Times'.G$2];['Event Times'.$F141])" office:value-type="boolean" office:boolean-value="false" calcext:value-type="boolean">
            <text:p>FALSE</text:p>
          </table:table-cell>
          <table:table-cell table:formula="of:=IF(['Event Times'.$E141]=['Event Times'.H$2];['Event Times'.$F141])" office:value-type="boolean" office:boolean-value="false" calcext:value-type="boolean">
            <text:p>FALSE</text:p>
          </table:table-cell>
          <table:table-cell table:formula="of:=IF(['Event Times'.$E141]=['Event Times'.I$2];['Event Times'.$F141])" office:value-type="boolean" office:boolean-value="false" calcext:value-type="boolean">
            <text:p>FALSE</text:p>
          </table:table-cell>
          <table:table-cell table:style-name="Default" table:formula="of:=IF(['Event Times'.$E141]=['Event Times'.J$2];['Event Times'.$F141])" office:value-type="float" office:value="0.43" calcext:value-type="float">
            <text:p>0.43</text:p>
          </table:table-cell>
          <table:table-cell table:formula="of:=IF(['Event Times'.$E141]=['Event Times'.K$2];['Event Times'.$F14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1" calcext:value-type="float">
            <text:p>2016.91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702" calcext:value-type="float">
            <text:p>0.702</text:p>
          </table:table-cell>
          <table:table-cell table:formula="of:=IF(['Event Times'.$E142]=['Event Times'.G$2];['Event Times'.$F142])" office:value-type="boolean" office:boolean-value="false" calcext:value-type="boolean">
            <text:p>FALSE</text:p>
          </table:table-cell>
          <table:table-cell table:formula="of:=IF(['Event Times'.$E142]=['Event Times'.H$2];['Event Times'.$F142])" office:value-type="boolean" office:boolean-value="false" calcext:value-type="boolean">
            <text:p>FALSE</text:p>
          </table:table-cell>
          <table:table-cell table:formula="of:=IF(['Event Times'.$E142]=['Event Times'.I$2];['Event Times'.$F142])" office:value-type="boolean" office:boolean-value="false" calcext:value-type="boolean">
            <text:p>FALSE</text:p>
          </table:table-cell>
          <table:table-cell table:formula="of:=IF(['Event Times'.$E142]=['Event Times'.J$2];['Event Times'.$F142])" office:value-type="boolean" office:boolean-value="false" calcext:value-type="boolean">
            <text:p>FALSE</text:p>
          </table:table-cell>
          <table:table-cell table:style-name="Default" table:formula="of:=IF(['Event Times'.$E142]=['Event Times'.K$2];['Event Times'.$F142])" office:value-type="float" office:value="0.702" calcext:value-type="float">
            <text:p>0.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12" calcext:value-type="float">
            <text:p>2016.912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143]=['Event Times'.G$2];['Event Times'.$F143])" office:value-type="float" office:value="0.0000045" calcext:value-type="float">
            <text:p>0.0000045</text:p>
          </table:table-cell>
          <table:table-cell table:formula="of:=IF(['Event Times'.$E143]=['Event Times'.H$2];['Event Times'.$F143])" office:value-type="boolean" office:boolean-value="false" calcext:value-type="boolean">
            <text:p>FALSE</text:p>
          </table:table-cell>
          <table:table-cell table:formula="of:=IF(['Event Times'.$E143]=['Event Times'.I$2];['Event Times'.$F143])" office:value-type="boolean" office:boolean-value="false" calcext:value-type="boolean">
            <text:p>FALSE</text:p>
          </table:table-cell>
          <table:table-cell table:formula="of:=IF(['Event Times'.$E143]=['Event Times'.J$2];['Event Times'.$F143])" office:value-type="boolean" office:boolean-value="false" calcext:value-type="boolean">
            <text:p>FALSE</text:p>
          </table:table-cell>
          <table:table-cell table:formula="of:=IF(['Event Times'.$E143]=['Event Times'.K$2];['Event Times'.$F14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12" calcext:value-type="float">
            <text:p>2016.912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144]=['Event Times'.G$2];['Event Times'.$F144])" office:value-type="boolean" office:boolean-value="false" calcext:value-type="boolean">
            <text:p>FALSE</text:p>
          </table:table-cell>
          <table:table-cell table:style-name="Default" table:formula="of:=IF(['Event Times'.$E144]=['Event Times'.H$2];['Event Times'.$F144])" office:value-type="float" office:value="0.0000045" calcext:value-type="float">
            <text:p>0.0000045</text:p>
          </table:table-cell>
          <table:table-cell table:formula="of:=IF(['Event Times'.$E144]=['Event Times'.I$2];['Event Times'.$F144])" office:value-type="boolean" office:boolean-value="false" calcext:value-type="boolean">
            <text:p>FALSE</text:p>
          </table:table-cell>
          <table:table-cell table:formula="of:=IF(['Event Times'.$E144]=['Event Times'.J$2];['Event Times'.$F144])" office:value-type="boolean" office:boolean-value="false" calcext:value-type="boolean">
            <text:p>FALSE</text:p>
          </table:table-cell>
          <table:table-cell table:formula="of:=IF(['Event Times'.$E144]=['Event Times'.K$2];['Event Times'.$F14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12" calcext:value-type="float">
            <text:p>2016.912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78" calcext:value-type="float">
            <text:p>0.378</text:p>
          </table:table-cell>
          <table:table-cell table:formula="of:=IF(['Event Times'.$E145]=['Event Times'.G$2];['Event Times'.$F145])" office:value-type="boolean" office:boolean-value="false" calcext:value-type="boolean">
            <text:p>FALSE</text:p>
          </table:table-cell>
          <table:table-cell table:formula="of:=IF(['Event Times'.$E145]=['Event Times'.H$2];['Event Times'.$F145])" office:value-type="boolean" office:boolean-value="false" calcext:value-type="boolean">
            <text:p>FALSE</text:p>
          </table:table-cell>
          <table:table-cell table:style-name="Default" table:formula="of:=IF(['Event Times'.$E145]=['Event Times'.I$2];['Event Times'.$F145])" office:value-type="float" office:value="0.378" calcext:value-type="float">
            <text:p>0.378</text:p>
          </table:table-cell>
          <table:table-cell table:formula="of:=IF(['Event Times'.$E145]=['Event Times'.J$2];['Event Times'.$F145])" office:value-type="boolean" office:boolean-value="false" calcext:value-type="boolean">
            <text:p>FALSE</text:p>
          </table:table-cell>
          <table:table-cell table:formula="of:=IF(['Event Times'.$E145]=['Event Times'.K$2];['Event Times'.$F14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12" calcext:value-type="float">
            <text:p>2016.912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5" calcext:value-type="float">
            <text:p>0.425</text:p>
          </table:table-cell>
          <table:table-cell table:formula="of:=IF(['Event Times'.$E146]=['Event Times'.G$2];['Event Times'.$F146])" office:value-type="boolean" office:boolean-value="false" calcext:value-type="boolean">
            <text:p>FALSE</text:p>
          </table:table-cell>
          <table:table-cell table:formula="of:=IF(['Event Times'.$E146]=['Event Times'.H$2];['Event Times'.$F146])" office:value-type="boolean" office:boolean-value="false" calcext:value-type="boolean">
            <text:p>FALSE</text:p>
          </table:table-cell>
          <table:table-cell table:formula="of:=IF(['Event Times'.$E146]=['Event Times'.I$2];['Event Times'.$F146])" office:value-type="boolean" office:boolean-value="false" calcext:value-type="boolean">
            <text:p>FALSE</text:p>
          </table:table-cell>
          <table:table-cell table:style-name="Default" table:formula="of:=IF(['Event Times'.$E146]=['Event Times'.J$2];['Event Times'.$F146])" office:value-type="float" office:value="0.425" calcext:value-type="float">
            <text:p>0.425</text:p>
          </table:table-cell>
          <table:table-cell table:formula="of:=IF(['Event Times'.$E146]=['Event Times'.K$2];['Event Times'.$F14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12" calcext:value-type="float">
            <text:p>2016.912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9" calcext:value-type="float">
            <text:p>0.629</text:p>
          </table:table-cell>
          <table:table-cell table:formula="of:=IF(['Event Times'.$E147]=['Event Times'.G$2];['Event Times'.$F147])" office:value-type="boolean" office:boolean-value="false" calcext:value-type="boolean">
            <text:p>FALSE</text:p>
          </table:table-cell>
          <table:table-cell table:formula="of:=IF(['Event Times'.$E147]=['Event Times'.H$2];['Event Times'.$F147])" office:value-type="boolean" office:boolean-value="false" calcext:value-type="boolean">
            <text:p>FALSE</text:p>
          </table:table-cell>
          <table:table-cell table:formula="of:=IF(['Event Times'.$E147]=['Event Times'.I$2];['Event Times'.$F147])" office:value-type="boolean" office:boolean-value="false" calcext:value-type="boolean">
            <text:p>FALSE</text:p>
          </table:table-cell>
          <table:table-cell table:formula="of:=IF(['Event Times'.$E147]=['Event Times'.J$2];['Event Times'.$F147])" office:value-type="boolean" office:boolean-value="false" calcext:value-type="boolean">
            <text:p>FALSE</text:p>
          </table:table-cell>
          <table:table-cell table:style-name="Default" table:formula="of:=IF(['Event Times'.$E147]=['Event Times'.K$2];['Event Times'.$F147])" office:value-type="float" office:value="0.629" calcext:value-type="float">
            <text:p>0.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15" calcext:value-type="float">
            <text:p>2016.915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148]=['Event Times'.G$2];['Event Times'.$F148])" office:value-type="float" office:value="0.0000045" calcext:value-type="float">
            <text:p>0.0000045</text:p>
          </table:table-cell>
          <table:table-cell table:formula="of:=IF(['Event Times'.$E148]=['Event Times'.H$2];['Event Times'.$F148])" office:value-type="boolean" office:boolean-value="false" calcext:value-type="boolean">
            <text:p>FALSE</text:p>
          </table:table-cell>
          <table:table-cell table:formula="of:=IF(['Event Times'.$E148]=['Event Times'.I$2];['Event Times'.$F148])" office:value-type="boolean" office:boolean-value="false" calcext:value-type="boolean">
            <text:p>FALSE</text:p>
          </table:table-cell>
          <table:table-cell table:formula="of:=IF(['Event Times'.$E148]=['Event Times'.J$2];['Event Times'.$F148])" office:value-type="boolean" office:boolean-value="false" calcext:value-type="boolean">
            <text:p>FALSE</text:p>
          </table:table-cell>
          <table:table-cell table:formula="of:=IF(['Event Times'.$E148]=['Event Times'.K$2];['Event Times'.$F14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15" calcext:value-type="float">
            <text:p>2016.915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149]=['Event Times'.G$2];['Event Times'.$F149])" office:value-type="boolean" office:boolean-value="false" calcext:value-type="boolean">
            <text:p>FALSE</text:p>
          </table:table-cell>
          <table:table-cell table:style-name="Default" table:formula="of:=IF(['Event Times'.$E149]=['Event Times'.H$2];['Event Times'.$F149])" office:value-type="float" office:value="0.0000045" calcext:value-type="float">
            <text:p>0.0000045</text:p>
          </table:table-cell>
          <table:table-cell table:formula="of:=IF(['Event Times'.$E149]=['Event Times'.I$2];['Event Times'.$F149])" office:value-type="boolean" office:boolean-value="false" calcext:value-type="boolean">
            <text:p>FALSE</text:p>
          </table:table-cell>
          <table:table-cell table:formula="of:=IF(['Event Times'.$E149]=['Event Times'.J$2];['Event Times'.$F149])" office:value-type="boolean" office:boolean-value="false" calcext:value-type="boolean">
            <text:p>FALSE</text:p>
          </table:table-cell>
          <table:table-cell table:formula="of:=IF(['Event Times'.$E149]=['Event Times'.K$2];['Event Times'.$F14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15" calcext:value-type="float">
            <text:p>2016.915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76" calcext:value-type="float">
            <text:p>0.376</text:p>
          </table:table-cell>
          <table:table-cell table:formula="of:=IF(['Event Times'.$E150]=['Event Times'.G$2];['Event Times'.$F150])" office:value-type="boolean" office:boolean-value="false" calcext:value-type="boolean">
            <text:p>FALSE</text:p>
          </table:table-cell>
          <table:table-cell table:formula="of:=IF(['Event Times'.$E150]=['Event Times'.H$2];['Event Times'.$F150])" office:value-type="boolean" office:boolean-value="false" calcext:value-type="boolean">
            <text:p>FALSE</text:p>
          </table:table-cell>
          <table:table-cell table:style-name="Default" table:formula="of:=IF(['Event Times'.$E150]=['Event Times'.I$2];['Event Times'.$F150])" office:value-type="float" office:value="0.376" calcext:value-type="float">
            <text:p>0.376</text:p>
          </table:table-cell>
          <table:table-cell table:formula="of:=IF(['Event Times'.$E150]=['Event Times'.J$2];['Event Times'.$F150])" office:value-type="boolean" office:boolean-value="false" calcext:value-type="boolean">
            <text:p>FALSE</text:p>
          </table:table-cell>
          <table:table-cell table:formula="of:=IF(['Event Times'.$E150]=['Event Times'.K$2];['Event Times'.$F15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15" calcext:value-type="float">
            <text:p>2016.915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8" calcext:value-type="float">
            <text:p>0.428</text:p>
          </table:table-cell>
          <table:table-cell table:formula="of:=IF(['Event Times'.$E151]=['Event Times'.G$2];['Event Times'.$F151])" office:value-type="boolean" office:boolean-value="false" calcext:value-type="boolean">
            <text:p>FALSE</text:p>
          </table:table-cell>
          <table:table-cell table:formula="of:=IF(['Event Times'.$E151]=['Event Times'.H$2];['Event Times'.$F151])" office:value-type="boolean" office:boolean-value="false" calcext:value-type="boolean">
            <text:p>FALSE</text:p>
          </table:table-cell>
          <table:table-cell table:formula="of:=IF(['Event Times'.$E151]=['Event Times'.I$2];['Event Times'.$F151])" office:value-type="boolean" office:boolean-value="false" calcext:value-type="boolean">
            <text:p>FALSE</text:p>
          </table:table-cell>
          <table:table-cell table:style-name="Default" table:formula="of:=IF(['Event Times'.$E151]=['Event Times'.J$2];['Event Times'.$F151])" office:value-type="float" office:value="0.428" calcext:value-type="float">
            <text:p>0.428</text:p>
          </table:table-cell>
          <table:table-cell table:formula="of:=IF(['Event Times'.$E151]=['Event Times'.K$2];['Event Times'.$F15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15" calcext:value-type="float">
            <text:p>2016.915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7" calcext:value-type="float">
            <text:p>0.627</text:p>
          </table:table-cell>
          <table:table-cell table:formula="of:=IF(['Event Times'.$E152]=['Event Times'.G$2];['Event Times'.$F152])" office:value-type="boolean" office:boolean-value="false" calcext:value-type="boolean">
            <text:p>FALSE</text:p>
          </table:table-cell>
          <table:table-cell table:formula="of:=IF(['Event Times'.$E152]=['Event Times'.H$2];['Event Times'.$F152])" office:value-type="boolean" office:boolean-value="false" calcext:value-type="boolean">
            <text:p>FALSE</text:p>
          </table:table-cell>
          <table:table-cell table:formula="of:=IF(['Event Times'.$E152]=['Event Times'.I$2];['Event Times'.$F152])" office:value-type="boolean" office:boolean-value="false" calcext:value-type="boolean">
            <text:p>FALSE</text:p>
          </table:table-cell>
          <table:table-cell table:formula="of:=IF(['Event Times'.$E152]=['Event Times'.J$2];['Event Times'.$F152])" office:value-type="boolean" office:boolean-value="false" calcext:value-type="boolean">
            <text:p>FALSE</text:p>
          </table:table-cell>
          <table:table-cell table:style-name="Default" table:formula="of:=IF(['Event Times'.$E152]=['Event Times'.K$2];['Event Times'.$F152])" office:value-type="float" office:value="0.627" calcext:value-type="float">
            <text:p>0.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18" calcext:value-type="float">
            <text:p>2016.918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153]=['Event Times'.G$2];['Event Times'.$F153])" office:value-type="float" office:value="0.0000045" calcext:value-type="float">
            <text:p>0.0000045</text:p>
          </table:table-cell>
          <table:table-cell table:formula="of:=IF(['Event Times'.$E153]=['Event Times'.H$2];['Event Times'.$F153])" office:value-type="boolean" office:boolean-value="false" calcext:value-type="boolean">
            <text:p>FALSE</text:p>
          </table:table-cell>
          <table:table-cell table:formula="of:=IF(['Event Times'.$E153]=['Event Times'.I$2];['Event Times'.$F153])" office:value-type="boolean" office:boolean-value="false" calcext:value-type="boolean">
            <text:p>FALSE</text:p>
          </table:table-cell>
          <table:table-cell table:formula="of:=IF(['Event Times'.$E153]=['Event Times'.J$2];['Event Times'.$F153])" office:value-type="boolean" office:boolean-value="false" calcext:value-type="boolean">
            <text:p>FALSE</text:p>
          </table:table-cell>
          <table:table-cell table:formula="of:=IF(['Event Times'.$E153]=['Event Times'.K$2];['Event Times'.$F15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18" calcext:value-type="float">
            <text:p>2016.918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154]=['Event Times'.G$2];['Event Times'.$F154])" office:value-type="boolean" office:boolean-value="false" calcext:value-type="boolean">
            <text:p>FALSE</text:p>
          </table:table-cell>
          <table:table-cell table:style-name="Default" table:formula="of:=IF(['Event Times'.$E154]=['Event Times'.H$2];['Event Times'.$F154])" office:value-type="float" office:value="0.0000045" calcext:value-type="float">
            <text:p>0.0000045</text:p>
          </table:table-cell>
          <table:table-cell table:formula="of:=IF(['Event Times'.$E154]=['Event Times'.I$2];['Event Times'.$F154])" office:value-type="boolean" office:boolean-value="false" calcext:value-type="boolean">
            <text:p>FALSE</text:p>
          </table:table-cell>
          <table:table-cell table:formula="of:=IF(['Event Times'.$E154]=['Event Times'.J$2];['Event Times'.$F154])" office:value-type="boolean" office:boolean-value="false" calcext:value-type="boolean">
            <text:p>FALSE</text:p>
          </table:table-cell>
          <table:table-cell table:formula="of:=IF(['Event Times'.$E154]=['Event Times'.K$2];['Event Times'.$F15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18" calcext:value-type="float">
            <text:p>2016.918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79" calcext:value-type="float">
            <text:p>0.379</text:p>
          </table:table-cell>
          <table:table-cell table:formula="of:=IF(['Event Times'.$E155]=['Event Times'.G$2];['Event Times'.$F155])" office:value-type="boolean" office:boolean-value="false" calcext:value-type="boolean">
            <text:p>FALSE</text:p>
          </table:table-cell>
          <table:table-cell table:formula="of:=IF(['Event Times'.$E155]=['Event Times'.H$2];['Event Times'.$F155])" office:value-type="boolean" office:boolean-value="false" calcext:value-type="boolean">
            <text:p>FALSE</text:p>
          </table:table-cell>
          <table:table-cell table:style-name="Default" table:formula="of:=IF(['Event Times'.$E155]=['Event Times'.I$2];['Event Times'.$F155])" office:value-type="float" office:value="0.379" calcext:value-type="float">
            <text:p>0.379</text:p>
          </table:table-cell>
          <table:table-cell table:formula="of:=IF(['Event Times'.$E155]=['Event Times'.J$2];['Event Times'.$F155])" office:value-type="boolean" office:boolean-value="false" calcext:value-type="boolean">
            <text:p>FALSE</text:p>
          </table:table-cell>
          <table:table-cell table:formula="of:=IF(['Event Times'.$E155]=['Event Times'.K$2];['Event Times'.$F15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18" calcext:value-type="float">
            <text:p>2016.918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5" calcext:value-type="float">
            <text:p>0.425</text:p>
          </table:table-cell>
          <table:table-cell table:formula="of:=IF(['Event Times'.$E156]=['Event Times'.G$2];['Event Times'.$F156])" office:value-type="boolean" office:boolean-value="false" calcext:value-type="boolean">
            <text:p>FALSE</text:p>
          </table:table-cell>
          <table:table-cell table:formula="of:=IF(['Event Times'.$E156]=['Event Times'.H$2];['Event Times'.$F156])" office:value-type="boolean" office:boolean-value="false" calcext:value-type="boolean">
            <text:p>FALSE</text:p>
          </table:table-cell>
          <table:table-cell table:formula="of:=IF(['Event Times'.$E156]=['Event Times'.I$2];['Event Times'.$F156])" office:value-type="boolean" office:boolean-value="false" calcext:value-type="boolean">
            <text:p>FALSE</text:p>
          </table:table-cell>
          <table:table-cell table:style-name="Default" table:formula="of:=IF(['Event Times'.$E156]=['Event Times'.J$2];['Event Times'.$F156])" office:value-type="float" office:value="0.425" calcext:value-type="float">
            <text:p>0.425</text:p>
          </table:table-cell>
          <table:table-cell table:formula="of:=IF(['Event Times'.$E156]=['Event Times'.K$2];['Event Times'.$F15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18" calcext:value-type="float">
            <text:p>2016.918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7" calcext:value-type="float">
            <text:p>0.627</text:p>
          </table:table-cell>
          <table:table-cell table:formula="of:=IF(['Event Times'.$E157]=['Event Times'.G$2];['Event Times'.$F157])" office:value-type="boolean" office:boolean-value="false" calcext:value-type="boolean">
            <text:p>FALSE</text:p>
          </table:table-cell>
          <table:table-cell table:formula="of:=IF(['Event Times'.$E157]=['Event Times'.H$2];['Event Times'.$F157])" office:value-type="boolean" office:boolean-value="false" calcext:value-type="boolean">
            <text:p>FALSE</text:p>
          </table:table-cell>
          <table:table-cell table:formula="of:=IF(['Event Times'.$E157]=['Event Times'.I$2];['Event Times'.$F157])" office:value-type="boolean" office:boolean-value="false" calcext:value-type="boolean">
            <text:p>FALSE</text:p>
          </table:table-cell>
          <table:table-cell table:formula="of:=IF(['Event Times'.$E157]=['Event Times'.J$2];['Event Times'.$F157])" office:value-type="boolean" office:boolean-value="false" calcext:value-type="boolean">
            <text:p>FALSE</text:p>
          </table:table-cell>
          <table:table-cell table:style-name="Default" table:formula="of:=IF(['Event Times'.$E157]=['Event Times'.K$2];['Event Times'.$F157])" office:value-type="float" office:value="0.627" calcext:value-type="float">
            <text:p>0.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21" calcext:value-type="float">
            <text:p>2016.921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158]=['Event Times'.G$2];['Event Times'.$F158])" office:value-type="float" office:value="0.0000045" calcext:value-type="float">
            <text:p>0.0000045</text:p>
          </table:table-cell>
          <table:table-cell table:formula="of:=IF(['Event Times'.$E158]=['Event Times'.H$2];['Event Times'.$F158])" office:value-type="boolean" office:boolean-value="false" calcext:value-type="boolean">
            <text:p>FALSE</text:p>
          </table:table-cell>
          <table:table-cell table:formula="of:=IF(['Event Times'.$E158]=['Event Times'.I$2];['Event Times'.$F158])" office:value-type="boolean" office:boolean-value="false" calcext:value-type="boolean">
            <text:p>FALSE</text:p>
          </table:table-cell>
          <table:table-cell table:formula="of:=IF(['Event Times'.$E158]=['Event Times'.J$2];['Event Times'.$F158])" office:value-type="boolean" office:boolean-value="false" calcext:value-type="boolean">
            <text:p>FALSE</text:p>
          </table:table-cell>
          <table:table-cell table:formula="of:=IF(['Event Times'.$E158]=['Event Times'.K$2];['Event Times'.$F15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21" calcext:value-type="float">
            <text:p>2016.921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159]=['Event Times'.G$2];['Event Times'.$F159])" office:value-type="boolean" office:boolean-value="false" calcext:value-type="boolean">
            <text:p>FALSE</text:p>
          </table:table-cell>
          <table:table-cell table:style-name="Default" table:formula="of:=IF(['Event Times'.$E159]=['Event Times'.H$2];['Event Times'.$F159])" office:value-type="float" office:value="0.0000045" calcext:value-type="float">
            <text:p>0.0000045</text:p>
          </table:table-cell>
          <table:table-cell table:formula="of:=IF(['Event Times'.$E159]=['Event Times'.I$2];['Event Times'.$F159])" office:value-type="boolean" office:boolean-value="false" calcext:value-type="boolean">
            <text:p>FALSE</text:p>
          </table:table-cell>
          <table:table-cell table:formula="of:=IF(['Event Times'.$E159]=['Event Times'.J$2];['Event Times'.$F159])" office:value-type="boolean" office:boolean-value="false" calcext:value-type="boolean">
            <text:p>FALSE</text:p>
          </table:table-cell>
          <table:table-cell table:formula="of:=IF(['Event Times'.$E159]=['Event Times'.K$2];['Event Times'.$F15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21" calcext:value-type="float">
            <text:p>2016.921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77" calcext:value-type="float">
            <text:p>0.377</text:p>
          </table:table-cell>
          <table:table-cell table:formula="of:=IF(['Event Times'.$E160]=['Event Times'.G$2];['Event Times'.$F160])" office:value-type="boolean" office:boolean-value="false" calcext:value-type="boolean">
            <text:p>FALSE</text:p>
          </table:table-cell>
          <table:table-cell table:formula="of:=IF(['Event Times'.$E160]=['Event Times'.H$2];['Event Times'.$F160])" office:value-type="boolean" office:boolean-value="false" calcext:value-type="boolean">
            <text:p>FALSE</text:p>
          </table:table-cell>
          <table:table-cell table:style-name="Default" table:formula="of:=IF(['Event Times'.$E160]=['Event Times'.I$2];['Event Times'.$F160])" office:value-type="float" office:value="0.377" calcext:value-type="float">
            <text:p>0.377</text:p>
          </table:table-cell>
          <table:table-cell table:formula="of:=IF(['Event Times'.$E160]=['Event Times'.J$2];['Event Times'.$F160])" office:value-type="boolean" office:boolean-value="false" calcext:value-type="boolean">
            <text:p>FALSE</text:p>
          </table:table-cell>
          <table:table-cell table:formula="of:=IF(['Event Times'.$E160]=['Event Times'.K$2];['Event Times'.$F16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21" calcext:value-type="float">
            <text:p>2016.921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9" calcext:value-type="float">
            <text:p>0.429</text:p>
          </table:table-cell>
          <table:table-cell table:formula="of:=IF(['Event Times'.$E161]=['Event Times'.G$2];['Event Times'.$F161])" office:value-type="boolean" office:boolean-value="false" calcext:value-type="boolean">
            <text:p>FALSE</text:p>
          </table:table-cell>
          <table:table-cell table:formula="of:=IF(['Event Times'.$E161]=['Event Times'.H$2];['Event Times'.$F161])" office:value-type="boolean" office:boolean-value="false" calcext:value-type="boolean">
            <text:p>FALSE</text:p>
          </table:table-cell>
          <table:table-cell table:formula="of:=IF(['Event Times'.$E161]=['Event Times'.I$2];['Event Times'.$F161])" office:value-type="boolean" office:boolean-value="false" calcext:value-type="boolean">
            <text:p>FALSE</text:p>
          </table:table-cell>
          <table:table-cell table:style-name="Default" table:formula="of:=IF(['Event Times'.$E161]=['Event Times'.J$2];['Event Times'.$F161])" office:value-type="float" office:value="0.429" calcext:value-type="float">
            <text:p>0.429</text:p>
          </table:table-cell>
          <table:table-cell table:formula="of:=IF(['Event Times'.$E161]=['Event Times'.K$2];['Event Times'.$F16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21" calcext:value-type="float">
            <text:p>2016.921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3" calcext:value-type="float">
            <text:p>0.623</text:p>
          </table:table-cell>
          <table:table-cell table:formula="of:=IF(['Event Times'.$E162]=['Event Times'.G$2];['Event Times'.$F162])" office:value-type="boolean" office:boolean-value="false" calcext:value-type="boolean">
            <text:p>FALSE</text:p>
          </table:table-cell>
          <table:table-cell table:formula="of:=IF(['Event Times'.$E162]=['Event Times'.H$2];['Event Times'.$F162])" office:value-type="boolean" office:boolean-value="false" calcext:value-type="boolean">
            <text:p>FALSE</text:p>
          </table:table-cell>
          <table:table-cell table:formula="of:=IF(['Event Times'.$E162]=['Event Times'.I$2];['Event Times'.$F162])" office:value-type="boolean" office:boolean-value="false" calcext:value-type="boolean">
            <text:p>FALSE</text:p>
          </table:table-cell>
          <table:table-cell table:formula="of:=IF(['Event Times'.$E162]=['Event Times'.J$2];['Event Times'.$F162])" office:value-type="boolean" office:boolean-value="false" calcext:value-type="boolean">
            <text:p>FALSE</text:p>
          </table:table-cell>
          <table:table-cell table:style-name="Default" table:formula="of:=IF(['Event Times'.$E162]=['Event Times'.K$2];['Event Times'.$F162])" office:value-type="float" office:value="0.623" calcext:value-type="float">
            <text:p>0.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23" calcext:value-type="float">
            <text:p>2016.923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163]=['Event Times'.G$2];['Event Times'.$F163])" office:value-type="float" office:value="0.0000045" calcext:value-type="float">
            <text:p>0.0000045</text:p>
          </table:table-cell>
          <table:table-cell table:formula="of:=IF(['Event Times'.$E163]=['Event Times'.H$2];['Event Times'.$F163])" office:value-type="boolean" office:boolean-value="false" calcext:value-type="boolean">
            <text:p>FALSE</text:p>
          </table:table-cell>
          <table:table-cell table:formula="of:=IF(['Event Times'.$E163]=['Event Times'.I$2];['Event Times'.$F163])" office:value-type="boolean" office:boolean-value="false" calcext:value-type="boolean">
            <text:p>FALSE</text:p>
          </table:table-cell>
          <table:table-cell table:formula="of:=IF(['Event Times'.$E163]=['Event Times'.J$2];['Event Times'.$F163])" office:value-type="boolean" office:boolean-value="false" calcext:value-type="boolean">
            <text:p>FALSE</text:p>
          </table:table-cell>
          <table:table-cell table:formula="of:=IF(['Event Times'.$E163]=['Event Times'.K$2];['Event Times'.$F16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23" calcext:value-type="float">
            <text:p>2016.923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164]=['Event Times'.G$2];['Event Times'.$F164])" office:value-type="boolean" office:boolean-value="false" calcext:value-type="boolean">
            <text:p>FALSE</text:p>
          </table:table-cell>
          <table:table-cell table:style-name="Default" table:formula="of:=IF(['Event Times'.$E164]=['Event Times'.H$2];['Event Times'.$F164])" office:value-type="float" office:value="0.0000045" calcext:value-type="float">
            <text:p>0.0000045</text:p>
          </table:table-cell>
          <table:table-cell table:formula="of:=IF(['Event Times'.$E164]=['Event Times'.I$2];['Event Times'.$F164])" office:value-type="boolean" office:boolean-value="false" calcext:value-type="boolean">
            <text:p>FALSE</text:p>
          </table:table-cell>
          <table:table-cell table:formula="of:=IF(['Event Times'.$E164]=['Event Times'.J$2];['Event Times'.$F164])" office:value-type="boolean" office:boolean-value="false" calcext:value-type="boolean">
            <text:p>FALSE</text:p>
          </table:table-cell>
          <table:table-cell table:formula="of:=IF(['Event Times'.$E164]=['Event Times'.K$2];['Event Times'.$F16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23" calcext:value-type="float">
            <text:p>2016.923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83" calcext:value-type="float">
            <text:p>0.383</text:p>
          </table:table-cell>
          <table:table-cell table:formula="of:=IF(['Event Times'.$E165]=['Event Times'.G$2];['Event Times'.$F165])" office:value-type="boolean" office:boolean-value="false" calcext:value-type="boolean">
            <text:p>FALSE</text:p>
          </table:table-cell>
          <table:table-cell table:formula="of:=IF(['Event Times'.$E165]=['Event Times'.H$2];['Event Times'.$F165])" office:value-type="boolean" office:boolean-value="false" calcext:value-type="boolean">
            <text:p>FALSE</text:p>
          </table:table-cell>
          <table:table-cell table:style-name="Default" table:formula="of:=IF(['Event Times'.$E165]=['Event Times'.I$2];['Event Times'.$F165])" office:value-type="float" office:value="0.383" calcext:value-type="float">
            <text:p>0.383</text:p>
          </table:table-cell>
          <table:table-cell table:formula="of:=IF(['Event Times'.$E165]=['Event Times'.J$2];['Event Times'.$F165])" office:value-type="boolean" office:boolean-value="false" calcext:value-type="boolean">
            <text:p>FALSE</text:p>
          </table:table-cell>
          <table:table-cell table:formula="of:=IF(['Event Times'.$E165]=['Event Times'.K$2];['Event Times'.$F16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23" calcext:value-type="float">
            <text:p>2016.923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5" calcext:value-type="float">
            <text:p>0.425</text:p>
          </table:table-cell>
          <table:table-cell table:formula="of:=IF(['Event Times'.$E166]=['Event Times'.G$2];['Event Times'.$F166])" office:value-type="boolean" office:boolean-value="false" calcext:value-type="boolean">
            <text:p>FALSE</text:p>
          </table:table-cell>
          <table:table-cell table:formula="of:=IF(['Event Times'.$E166]=['Event Times'.H$2];['Event Times'.$F166])" office:value-type="boolean" office:boolean-value="false" calcext:value-type="boolean">
            <text:p>FALSE</text:p>
          </table:table-cell>
          <table:table-cell table:formula="of:=IF(['Event Times'.$E166]=['Event Times'.I$2];['Event Times'.$F166])" office:value-type="boolean" office:boolean-value="false" calcext:value-type="boolean">
            <text:p>FALSE</text:p>
          </table:table-cell>
          <table:table-cell table:style-name="Default" table:formula="of:=IF(['Event Times'.$E166]=['Event Times'.J$2];['Event Times'.$F166])" office:value-type="float" office:value="0.425" calcext:value-type="float">
            <text:p>0.425</text:p>
          </table:table-cell>
          <table:table-cell table:formula="of:=IF(['Event Times'.$E166]=['Event Times'.K$2];['Event Times'.$F16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23" calcext:value-type="float">
            <text:p>2016.923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32" calcext:value-type="float">
            <text:p>0.632</text:p>
          </table:table-cell>
          <table:table-cell table:formula="of:=IF(['Event Times'.$E167]=['Event Times'.G$2];['Event Times'.$F167])" office:value-type="boolean" office:boolean-value="false" calcext:value-type="boolean">
            <text:p>FALSE</text:p>
          </table:table-cell>
          <table:table-cell table:formula="of:=IF(['Event Times'.$E167]=['Event Times'.H$2];['Event Times'.$F167])" office:value-type="boolean" office:boolean-value="false" calcext:value-type="boolean">
            <text:p>FALSE</text:p>
          </table:table-cell>
          <table:table-cell table:formula="of:=IF(['Event Times'.$E167]=['Event Times'.I$2];['Event Times'.$F167])" office:value-type="boolean" office:boolean-value="false" calcext:value-type="boolean">
            <text:p>FALSE</text:p>
          </table:table-cell>
          <table:table-cell table:formula="of:=IF(['Event Times'.$E167]=['Event Times'.J$2];['Event Times'.$F167])" office:value-type="boolean" office:boolean-value="false" calcext:value-type="boolean">
            <text:p>FALSE</text:p>
          </table:table-cell>
          <table:table-cell table:style-name="Default" table:formula="of:=IF(['Event Times'.$E167]=['Event Times'.K$2];['Event Times'.$F167])" office:value-type="float" office:value="0.632" calcext:value-type="float">
            <text:p>0.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26" calcext:value-type="float">
            <text:p>2016.926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168]=['Event Times'.G$2];['Event Times'.$F168])" office:value-type="float" office:value="0.0000045" calcext:value-type="float">
            <text:p>0.0000045</text:p>
          </table:table-cell>
          <table:table-cell table:formula="of:=IF(['Event Times'.$E168]=['Event Times'.H$2];['Event Times'.$F168])" office:value-type="boolean" office:boolean-value="false" calcext:value-type="boolean">
            <text:p>FALSE</text:p>
          </table:table-cell>
          <table:table-cell table:formula="of:=IF(['Event Times'.$E168]=['Event Times'.I$2];['Event Times'.$F168])" office:value-type="boolean" office:boolean-value="false" calcext:value-type="boolean">
            <text:p>FALSE</text:p>
          </table:table-cell>
          <table:table-cell table:formula="of:=IF(['Event Times'.$E168]=['Event Times'.J$2];['Event Times'.$F168])" office:value-type="boolean" office:boolean-value="false" calcext:value-type="boolean">
            <text:p>FALSE</text:p>
          </table:table-cell>
          <table:table-cell table:formula="of:=IF(['Event Times'.$E168]=['Event Times'.K$2];['Event Times'.$F16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26" calcext:value-type="float">
            <text:p>2016.926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4" calcext:value-type="float">
            <text:p>0.00000454</text:p>
          </table:table-cell>
          <table:table-cell table:formula="of:=IF(['Event Times'.$E169]=['Event Times'.G$2];['Event Times'.$F169])" office:value-type="boolean" office:boolean-value="false" calcext:value-type="boolean">
            <text:p>FALSE</text:p>
          </table:table-cell>
          <table:table-cell table:style-name="Default" table:formula="of:=IF(['Event Times'.$E169]=['Event Times'.H$2];['Event Times'.$F169])" office:value-type="float" office:value="0.00000454" calcext:value-type="float">
            <text:p>0.00000454</text:p>
          </table:table-cell>
          <table:table-cell table:formula="of:=IF(['Event Times'.$E169]=['Event Times'.I$2];['Event Times'.$F169])" office:value-type="boolean" office:boolean-value="false" calcext:value-type="boolean">
            <text:p>FALSE</text:p>
          </table:table-cell>
          <table:table-cell table:formula="of:=IF(['Event Times'.$E169]=['Event Times'.J$2];['Event Times'.$F169])" office:value-type="boolean" office:boolean-value="false" calcext:value-type="boolean">
            <text:p>FALSE</text:p>
          </table:table-cell>
          <table:table-cell table:formula="of:=IF(['Event Times'.$E169]=['Event Times'.K$2];['Event Times'.$F16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26" calcext:value-type="float">
            <text:p>2016.926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79" calcext:value-type="float">
            <text:p>0.379</text:p>
          </table:table-cell>
          <table:table-cell table:formula="of:=IF(['Event Times'.$E170]=['Event Times'.G$2];['Event Times'.$F170])" office:value-type="boolean" office:boolean-value="false" calcext:value-type="boolean">
            <text:p>FALSE</text:p>
          </table:table-cell>
          <table:table-cell table:formula="of:=IF(['Event Times'.$E170]=['Event Times'.H$2];['Event Times'.$F170])" office:value-type="boolean" office:boolean-value="false" calcext:value-type="boolean">
            <text:p>FALSE</text:p>
          </table:table-cell>
          <table:table-cell table:style-name="Default" table:formula="of:=IF(['Event Times'.$E170]=['Event Times'.I$2];['Event Times'.$F170])" office:value-type="float" office:value="0.379" calcext:value-type="float">
            <text:p>0.379</text:p>
          </table:table-cell>
          <table:table-cell table:formula="of:=IF(['Event Times'.$E170]=['Event Times'.J$2];['Event Times'.$F170])" office:value-type="boolean" office:boolean-value="false" calcext:value-type="boolean">
            <text:p>FALSE</text:p>
          </table:table-cell>
          <table:table-cell table:formula="of:=IF(['Event Times'.$E170]=['Event Times'.K$2];['Event Times'.$F17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26" calcext:value-type="float">
            <text:p>2016.926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4" calcext:value-type="float">
            <text:p>0.424</text:p>
          </table:table-cell>
          <table:table-cell table:formula="of:=IF(['Event Times'.$E171]=['Event Times'.G$2];['Event Times'.$F171])" office:value-type="boolean" office:boolean-value="false" calcext:value-type="boolean">
            <text:p>FALSE</text:p>
          </table:table-cell>
          <table:table-cell table:formula="of:=IF(['Event Times'.$E171]=['Event Times'.H$2];['Event Times'.$F171])" office:value-type="boolean" office:boolean-value="false" calcext:value-type="boolean">
            <text:p>FALSE</text:p>
          </table:table-cell>
          <table:table-cell table:formula="of:=IF(['Event Times'.$E171]=['Event Times'.I$2];['Event Times'.$F171])" office:value-type="boolean" office:boolean-value="false" calcext:value-type="boolean">
            <text:p>FALSE</text:p>
          </table:table-cell>
          <table:table-cell table:style-name="Default" table:formula="of:=IF(['Event Times'.$E171]=['Event Times'.J$2];['Event Times'.$F171])" office:value-type="float" office:value="0.424" calcext:value-type="float">
            <text:p>0.424</text:p>
          </table:table-cell>
          <table:table-cell table:formula="of:=IF(['Event Times'.$E171]=['Event Times'.K$2];['Event Times'.$F17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26" calcext:value-type="float">
            <text:p>2016.926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8" calcext:value-type="float">
            <text:p>0.618</text:p>
          </table:table-cell>
          <table:table-cell table:formula="of:=IF(['Event Times'.$E172]=['Event Times'.G$2];['Event Times'.$F172])" office:value-type="boolean" office:boolean-value="false" calcext:value-type="boolean">
            <text:p>FALSE</text:p>
          </table:table-cell>
          <table:table-cell table:formula="of:=IF(['Event Times'.$E172]=['Event Times'.H$2];['Event Times'.$F172])" office:value-type="boolean" office:boolean-value="false" calcext:value-type="boolean">
            <text:p>FALSE</text:p>
          </table:table-cell>
          <table:table-cell table:formula="of:=IF(['Event Times'.$E172]=['Event Times'.I$2];['Event Times'.$F172])" office:value-type="boolean" office:boolean-value="false" calcext:value-type="boolean">
            <text:p>FALSE</text:p>
          </table:table-cell>
          <table:table-cell table:formula="of:=IF(['Event Times'.$E172]=['Event Times'.J$2];['Event Times'.$F172])" office:value-type="boolean" office:boolean-value="false" calcext:value-type="boolean">
            <text:p>FALSE</text:p>
          </table:table-cell>
          <table:table-cell table:style-name="Default" table:formula="of:=IF(['Event Times'.$E172]=['Event Times'.K$2];['Event Times'.$F172])" office:value-type="float" office:value="0.618" calcext:value-type="float">
            <text:p>0.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29" calcext:value-type="float">
            <text:p>2016.929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173]=['Event Times'.G$2];['Event Times'.$F173])" office:value-type="float" office:value="0.0000045" calcext:value-type="float">
            <text:p>0.0000045</text:p>
          </table:table-cell>
          <table:table-cell table:formula="of:=IF(['Event Times'.$E173]=['Event Times'.H$2];['Event Times'.$F173])" office:value-type="boolean" office:boolean-value="false" calcext:value-type="boolean">
            <text:p>FALSE</text:p>
          </table:table-cell>
          <table:table-cell table:formula="of:=IF(['Event Times'.$E173]=['Event Times'.I$2];['Event Times'.$F173])" office:value-type="boolean" office:boolean-value="false" calcext:value-type="boolean">
            <text:p>FALSE</text:p>
          </table:table-cell>
          <table:table-cell table:formula="of:=IF(['Event Times'.$E173]=['Event Times'.J$2];['Event Times'.$F173])" office:value-type="boolean" office:boolean-value="false" calcext:value-type="boolean">
            <text:p>FALSE</text:p>
          </table:table-cell>
          <table:table-cell table:formula="of:=IF(['Event Times'.$E173]=['Event Times'.K$2];['Event Times'.$F17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29" calcext:value-type="float">
            <text:p>2016.929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174]=['Event Times'.G$2];['Event Times'.$F174])" office:value-type="boolean" office:boolean-value="false" calcext:value-type="boolean">
            <text:p>FALSE</text:p>
          </table:table-cell>
          <table:table-cell table:style-name="Default" table:formula="of:=IF(['Event Times'.$E174]=['Event Times'.H$2];['Event Times'.$F174])" office:value-type="float" office:value="0.0000045" calcext:value-type="float">
            <text:p>0.0000045</text:p>
          </table:table-cell>
          <table:table-cell table:formula="of:=IF(['Event Times'.$E174]=['Event Times'.I$2];['Event Times'.$F174])" office:value-type="boolean" office:boolean-value="false" calcext:value-type="boolean">
            <text:p>FALSE</text:p>
          </table:table-cell>
          <table:table-cell table:formula="of:=IF(['Event Times'.$E174]=['Event Times'.J$2];['Event Times'.$F174])" office:value-type="boolean" office:boolean-value="false" calcext:value-type="boolean">
            <text:p>FALSE</text:p>
          </table:table-cell>
          <table:table-cell table:formula="of:=IF(['Event Times'.$E174]=['Event Times'.K$2];['Event Times'.$F17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29" calcext:value-type="float">
            <text:p>2016.929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81" calcext:value-type="float">
            <text:p>0.381</text:p>
          </table:table-cell>
          <table:table-cell table:formula="of:=IF(['Event Times'.$E175]=['Event Times'.G$2];['Event Times'.$F175])" office:value-type="boolean" office:boolean-value="false" calcext:value-type="boolean">
            <text:p>FALSE</text:p>
          </table:table-cell>
          <table:table-cell table:formula="of:=IF(['Event Times'.$E175]=['Event Times'.H$2];['Event Times'.$F175])" office:value-type="boolean" office:boolean-value="false" calcext:value-type="boolean">
            <text:p>FALSE</text:p>
          </table:table-cell>
          <table:table-cell table:style-name="Default" table:formula="of:=IF(['Event Times'.$E175]=['Event Times'.I$2];['Event Times'.$F175])" office:value-type="float" office:value="0.381" calcext:value-type="float">
            <text:p>0.381</text:p>
          </table:table-cell>
          <table:table-cell table:formula="of:=IF(['Event Times'.$E175]=['Event Times'.J$2];['Event Times'.$F175])" office:value-type="boolean" office:boolean-value="false" calcext:value-type="boolean">
            <text:p>FALSE</text:p>
          </table:table-cell>
          <table:table-cell table:formula="of:=IF(['Event Times'.$E175]=['Event Times'.K$2];['Event Times'.$F17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29" calcext:value-type="float">
            <text:p>2016.929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4" calcext:value-type="float">
            <text:p>0.424</text:p>
          </table:table-cell>
          <table:table-cell table:formula="of:=IF(['Event Times'.$E176]=['Event Times'.G$2];['Event Times'.$F176])" office:value-type="boolean" office:boolean-value="false" calcext:value-type="boolean">
            <text:p>FALSE</text:p>
          </table:table-cell>
          <table:table-cell table:formula="of:=IF(['Event Times'.$E176]=['Event Times'.H$2];['Event Times'.$F176])" office:value-type="boolean" office:boolean-value="false" calcext:value-type="boolean">
            <text:p>FALSE</text:p>
          </table:table-cell>
          <table:table-cell table:formula="of:=IF(['Event Times'.$E176]=['Event Times'.I$2];['Event Times'.$F176])" office:value-type="boolean" office:boolean-value="false" calcext:value-type="boolean">
            <text:p>FALSE</text:p>
          </table:table-cell>
          <table:table-cell table:style-name="Default" table:formula="of:=IF(['Event Times'.$E176]=['Event Times'.J$2];['Event Times'.$F176])" office:value-type="float" office:value="0.424" calcext:value-type="float">
            <text:p>0.424</text:p>
          </table:table-cell>
          <table:table-cell table:formula="of:=IF(['Event Times'.$E176]=['Event Times'.K$2];['Event Times'.$F17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29" calcext:value-type="float">
            <text:p>2016.929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9" calcext:value-type="float">
            <text:p>0.629</text:p>
          </table:table-cell>
          <table:table-cell table:formula="of:=IF(['Event Times'.$E177]=['Event Times'.G$2];['Event Times'.$F177])" office:value-type="boolean" office:boolean-value="false" calcext:value-type="boolean">
            <text:p>FALSE</text:p>
          </table:table-cell>
          <table:table-cell table:formula="of:=IF(['Event Times'.$E177]=['Event Times'.H$2];['Event Times'.$F177])" office:value-type="boolean" office:boolean-value="false" calcext:value-type="boolean">
            <text:p>FALSE</text:p>
          </table:table-cell>
          <table:table-cell table:formula="of:=IF(['Event Times'.$E177]=['Event Times'.I$2];['Event Times'.$F177])" office:value-type="boolean" office:boolean-value="false" calcext:value-type="boolean">
            <text:p>FALSE</text:p>
          </table:table-cell>
          <table:table-cell table:formula="of:=IF(['Event Times'.$E177]=['Event Times'.J$2];['Event Times'.$F177])" office:value-type="boolean" office:boolean-value="false" calcext:value-type="boolean">
            <text:p>FALSE</text:p>
          </table:table-cell>
          <table:table-cell table:style-name="Default" table:formula="of:=IF(['Event Times'.$E177]=['Event Times'.K$2];['Event Times'.$F177])" office:value-type="float" office:value="0.629" calcext:value-type="float">
            <text:p>0.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32" calcext:value-type="float">
            <text:p>2016.932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178]=['Event Times'.G$2];['Event Times'.$F178])" office:value-type="float" office:value="0.0000045" calcext:value-type="float">
            <text:p>0.0000045</text:p>
          </table:table-cell>
          <table:table-cell table:formula="of:=IF(['Event Times'.$E178]=['Event Times'.H$2];['Event Times'.$F178])" office:value-type="boolean" office:boolean-value="false" calcext:value-type="boolean">
            <text:p>FALSE</text:p>
          </table:table-cell>
          <table:table-cell table:formula="of:=IF(['Event Times'.$E178]=['Event Times'.I$2];['Event Times'.$F178])" office:value-type="boolean" office:boolean-value="false" calcext:value-type="boolean">
            <text:p>FALSE</text:p>
          </table:table-cell>
          <table:table-cell table:formula="of:=IF(['Event Times'.$E178]=['Event Times'.J$2];['Event Times'.$F178])" office:value-type="boolean" office:boolean-value="false" calcext:value-type="boolean">
            <text:p>FALSE</text:p>
          </table:table-cell>
          <table:table-cell table:formula="of:=IF(['Event Times'.$E178]=['Event Times'.K$2];['Event Times'.$F17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32" calcext:value-type="float">
            <text:p>2016.932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179]=['Event Times'.G$2];['Event Times'.$F179])" office:value-type="boolean" office:boolean-value="false" calcext:value-type="boolean">
            <text:p>FALSE</text:p>
          </table:table-cell>
          <table:table-cell table:style-name="Default" table:formula="of:=IF(['Event Times'.$E179]=['Event Times'.H$2];['Event Times'.$F179])" office:value-type="float" office:value="0.0000045" calcext:value-type="float">
            <text:p>0.0000045</text:p>
          </table:table-cell>
          <table:table-cell table:formula="of:=IF(['Event Times'.$E179]=['Event Times'.I$2];['Event Times'.$F179])" office:value-type="boolean" office:boolean-value="false" calcext:value-type="boolean">
            <text:p>FALSE</text:p>
          </table:table-cell>
          <table:table-cell table:formula="of:=IF(['Event Times'.$E179]=['Event Times'.J$2];['Event Times'.$F179])" office:value-type="boolean" office:boolean-value="false" calcext:value-type="boolean">
            <text:p>FALSE</text:p>
          </table:table-cell>
          <table:table-cell table:formula="of:=IF(['Event Times'.$E179]=['Event Times'.K$2];['Event Times'.$F17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32" calcext:value-type="float">
            <text:p>2016.932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77" calcext:value-type="float">
            <text:p>0.377</text:p>
          </table:table-cell>
          <table:table-cell table:formula="of:=IF(['Event Times'.$E180]=['Event Times'.G$2];['Event Times'.$F180])" office:value-type="boolean" office:boolean-value="false" calcext:value-type="boolean">
            <text:p>FALSE</text:p>
          </table:table-cell>
          <table:table-cell table:formula="of:=IF(['Event Times'.$E180]=['Event Times'.H$2];['Event Times'.$F180])" office:value-type="boolean" office:boolean-value="false" calcext:value-type="boolean">
            <text:p>FALSE</text:p>
          </table:table-cell>
          <table:table-cell table:style-name="Default" table:formula="of:=IF(['Event Times'.$E180]=['Event Times'.I$2];['Event Times'.$F180])" office:value-type="float" office:value="0.377" calcext:value-type="float">
            <text:p>0.377</text:p>
          </table:table-cell>
          <table:table-cell table:formula="of:=IF(['Event Times'.$E180]=['Event Times'.J$2];['Event Times'.$F180])" office:value-type="boolean" office:boolean-value="false" calcext:value-type="boolean">
            <text:p>FALSE</text:p>
          </table:table-cell>
          <table:table-cell table:formula="of:=IF(['Event Times'.$E180]=['Event Times'.K$2];['Event Times'.$F18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32" calcext:value-type="float">
            <text:p>2016.932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4" calcext:value-type="float">
            <text:p>0.424</text:p>
          </table:table-cell>
          <table:table-cell table:formula="of:=IF(['Event Times'.$E181]=['Event Times'.G$2];['Event Times'.$F181])" office:value-type="boolean" office:boolean-value="false" calcext:value-type="boolean">
            <text:p>FALSE</text:p>
          </table:table-cell>
          <table:table-cell table:formula="of:=IF(['Event Times'.$E181]=['Event Times'.H$2];['Event Times'.$F181])" office:value-type="boolean" office:boolean-value="false" calcext:value-type="boolean">
            <text:p>FALSE</text:p>
          </table:table-cell>
          <table:table-cell table:formula="of:=IF(['Event Times'.$E181]=['Event Times'.I$2];['Event Times'.$F181])" office:value-type="boolean" office:boolean-value="false" calcext:value-type="boolean">
            <text:p>FALSE</text:p>
          </table:table-cell>
          <table:table-cell table:style-name="Default" table:formula="of:=IF(['Event Times'.$E181]=['Event Times'.J$2];['Event Times'.$F181])" office:value-type="float" office:value="0.424" calcext:value-type="float">
            <text:p>0.424</text:p>
          </table:table-cell>
          <table:table-cell table:formula="of:=IF(['Event Times'.$E181]=['Event Times'.K$2];['Event Times'.$F18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32" calcext:value-type="float">
            <text:p>2016.932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3" calcext:value-type="float">
            <text:p>0.63</text:p>
          </table:table-cell>
          <table:table-cell table:formula="of:=IF(['Event Times'.$E182]=['Event Times'.G$2];['Event Times'.$F182])" office:value-type="boolean" office:boolean-value="false" calcext:value-type="boolean">
            <text:p>FALSE</text:p>
          </table:table-cell>
          <table:table-cell table:formula="of:=IF(['Event Times'.$E182]=['Event Times'.H$2];['Event Times'.$F182])" office:value-type="boolean" office:boolean-value="false" calcext:value-type="boolean">
            <text:p>FALSE</text:p>
          </table:table-cell>
          <table:table-cell table:formula="of:=IF(['Event Times'.$E182]=['Event Times'.I$2];['Event Times'.$F182])" office:value-type="boolean" office:boolean-value="false" calcext:value-type="boolean">
            <text:p>FALSE</text:p>
          </table:table-cell>
          <table:table-cell table:formula="of:=IF(['Event Times'.$E182]=['Event Times'.J$2];['Event Times'.$F182])" office:value-type="boolean" office:boolean-value="false" calcext:value-type="boolean">
            <text:p>FALSE</text:p>
          </table:table-cell>
          <table:table-cell table:style-name="Default" table:formula="of:=IF(['Event Times'.$E182]=['Event Times'.K$2];['Event Times'.$F182])" office:value-type="float" office:value="0.63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34" calcext:value-type="float">
            <text:p>2016.934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183]=['Event Times'.G$2];['Event Times'.$F183])" office:value-type="float" office:value="0.0000045" calcext:value-type="float">
            <text:p>0.0000045</text:p>
          </table:table-cell>
          <table:table-cell table:formula="of:=IF(['Event Times'.$E183]=['Event Times'.H$2];['Event Times'.$F183])" office:value-type="boolean" office:boolean-value="false" calcext:value-type="boolean">
            <text:p>FALSE</text:p>
          </table:table-cell>
          <table:table-cell table:formula="of:=IF(['Event Times'.$E183]=['Event Times'.I$2];['Event Times'.$F183])" office:value-type="boolean" office:boolean-value="false" calcext:value-type="boolean">
            <text:p>FALSE</text:p>
          </table:table-cell>
          <table:table-cell table:formula="of:=IF(['Event Times'.$E183]=['Event Times'.J$2];['Event Times'.$F183])" office:value-type="boolean" office:boolean-value="false" calcext:value-type="boolean">
            <text:p>FALSE</text:p>
          </table:table-cell>
          <table:table-cell table:formula="of:=IF(['Event Times'.$E183]=['Event Times'.K$2];['Event Times'.$F18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34" calcext:value-type="float">
            <text:p>2016.934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184]=['Event Times'.G$2];['Event Times'.$F184])" office:value-type="boolean" office:boolean-value="false" calcext:value-type="boolean">
            <text:p>FALSE</text:p>
          </table:table-cell>
          <table:table-cell table:style-name="Default" table:formula="of:=IF(['Event Times'.$E184]=['Event Times'.H$2];['Event Times'.$F184])" office:value-type="float" office:value="0.0000045" calcext:value-type="float">
            <text:p>0.0000045</text:p>
          </table:table-cell>
          <table:table-cell table:formula="of:=IF(['Event Times'.$E184]=['Event Times'.I$2];['Event Times'.$F184])" office:value-type="boolean" office:boolean-value="false" calcext:value-type="boolean">
            <text:p>FALSE</text:p>
          </table:table-cell>
          <table:table-cell table:formula="of:=IF(['Event Times'.$E184]=['Event Times'.J$2];['Event Times'.$F184])" office:value-type="boolean" office:boolean-value="false" calcext:value-type="boolean">
            <text:p>FALSE</text:p>
          </table:table-cell>
          <table:table-cell table:formula="of:=IF(['Event Times'.$E184]=['Event Times'.K$2];['Event Times'.$F18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34" calcext:value-type="float">
            <text:p>2016.934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81" calcext:value-type="float">
            <text:p>0.381</text:p>
          </table:table-cell>
          <table:table-cell table:formula="of:=IF(['Event Times'.$E185]=['Event Times'.G$2];['Event Times'.$F185])" office:value-type="boolean" office:boolean-value="false" calcext:value-type="boolean">
            <text:p>FALSE</text:p>
          </table:table-cell>
          <table:table-cell table:formula="of:=IF(['Event Times'.$E185]=['Event Times'.H$2];['Event Times'.$F185])" office:value-type="boolean" office:boolean-value="false" calcext:value-type="boolean">
            <text:p>FALSE</text:p>
          </table:table-cell>
          <table:table-cell table:style-name="Default" table:formula="of:=IF(['Event Times'.$E185]=['Event Times'.I$2];['Event Times'.$F185])" office:value-type="float" office:value="0.381" calcext:value-type="float">
            <text:p>0.381</text:p>
          </table:table-cell>
          <table:table-cell table:formula="of:=IF(['Event Times'.$E185]=['Event Times'.J$2];['Event Times'.$F185])" office:value-type="boolean" office:boolean-value="false" calcext:value-type="boolean">
            <text:p>FALSE</text:p>
          </table:table-cell>
          <table:table-cell table:formula="of:=IF(['Event Times'.$E185]=['Event Times'.K$2];['Event Times'.$F18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34" calcext:value-type="float">
            <text:p>2016.934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8" calcext:value-type="float">
            <text:p>0.428</text:p>
          </table:table-cell>
          <table:table-cell table:formula="of:=IF(['Event Times'.$E186]=['Event Times'.G$2];['Event Times'.$F186])" office:value-type="boolean" office:boolean-value="false" calcext:value-type="boolean">
            <text:p>FALSE</text:p>
          </table:table-cell>
          <table:table-cell table:formula="of:=IF(['Event Times'.$E186]=['Event Times'.H$2];['Event Times'.$F186])" office:value-type="boolean" office:boolean-value="false" calcext:value-type="boolean">
            <text:p>FALSE</text:p>
          </table:table-cell>
          <table:table-cell table:formula="of:=IF(['Event Times'.$E186]=['Event Times'.I$2];['Event Times'.$F186])" office:value-type="boolean" office:boolean-value="false" calcext:value-type="boolean">
            <text:p>FALSE</text:p>
          </table:table-cell>
          <table:table-cell table:style-name="Default" table:formula="of:=IF(['Event Times'.$E186]=['Event Times'.J$2];['Event Times'.$F186])" office:value-type="float" office:value="0.428" calcext:value-type="float">
            <text:p>0.428</text:p>
          </table:table-cell>
          <table:table-cell table:formula="of:=IF(['Event Times'.$E186]=['Event Times'.K$2];['Event Times'.$F18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34" calcext:value-type="float">
            <text:p>2016.934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36" calcext:value-type="float">
            <text:p>0.636</text:p>
          </table:table-cell>
          <table:table-cell table:formula="of:=IF(['Event Times'.$E187]=['Event Times'.G$2];['Event Times'.$F187])" office:value-type="boolean" office:boolean-value="false" calcext:value-type="boolean">
            <text:p>FALSE</text:p>
          </table:table-cell>
          <table:table-cell table:formula="of:=IF(['Event Times'.$E187]=['Event Times'.H$2];['Event Times'.$F187])" office:value-type="boolean" office:boolean-value="false" calcext:value-type="boolean">
            <text:p>FALSE</text:p>
          </table:table-cell>
          <table:table-cell table:formula="of:=IF(['Event Times'.$E187]=['Event Times'.I$2];['Event Times'.$F187])" office:value-type="boolean" office:boolean-value="false" calcext:value-type="boolean">
            <text:p>FALSE</text:p>
          </table:table-cell>
          <table:table-cell table:formula="of:=IF(['Event Times'.$E187]=['Event Times'.J$2];['Event Times'.$F187])" office:value-type="boolean" office:boolean-value="false" calcext:value-type="boolean">
            <text:p>FALSE</text:p>
          </table:table-cell>
          <table:table-cell table:style-name="Default" table:formula="of:=IF(['Event Times'.$E187]=['Event Times'.K$2];['Event Times'.$F187])" office:value-type="float" office:value="0.636" calcext:value-type="float">
            <text:p>0.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37" calcext:value-type="float">
            <text:p>2016.937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188]=['Event Times'.G$2];['Event Times'.$F188])" office:value-type="float" office:value="0.0000045" calcext:value-type="float">
            <text:p>0.0000045</text:p>
          </table:table-cell>
          <table:table-cell table:formula="of:=IF(['Event Times'.$E188]=['Event Times'.H$2];['Event Times'.$F188])" office:value-type="boolean" office:boolean-value="false" calcext:value-type="boolean">
            <text:p>FALSE</text:p>
          </table:table-cell>
          <table:table-cell table:formula="of:=IF(['Event Times'.$E188]=['Event Times'.I$2];['Event Times'.$F188])" office:value-type="boolean" office:boolean-value="false" calcext:value-type="boolean">
            <text:p>FALSE</text:p>
          </table:table-cell>
          <table:table-cell table:formula="of:=IF(['Event Times'.$E188]=['Event Times'.J$2];['Event Times'.$F188])" office:value-type="boolean" office:boolean-value="false" calcext:value-type="boolean">
            <text:p>FALSE</text:p>
          </table:table-cell>
          <table:table-cell table:formula="of:=IF(['Event Times'.$E188]=['Event Times'.K$2];['Event Times'.$F18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37" calcext:value-type="float">
            <text:p>2016.937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189]=['Event Times'.G$2];['Event Times'.$F189])" office:value-type="boolean" office:boolean-value="false" calcext:value-type="boolean">
            <text:p>FALSE</text:p>
          </table:table-cell>
          <table:table-cell table:style-name="Default" table:formula="of:=IF(['Event Times'.$E189]=['Event Times'.H$2];['Event Times'.$F189])" office:value-type="float" office:value="0.0000045" calcext:value-type="float">
            <text:p>0.0000045</text:p>
          </table:table-cell>
          <table:table-cell table:formula="of:=IF(['Event Times'.$E189]=['Event Times'.I$2];['Event Times'.$F189])" office:value-type="boolean" office:boolean-value="false" calcext:value-type="boolean">
            <text:p>FALSE</text:p>
          </table:table-cell>
          <table:table-cell table:formula="of:=IF(['Event Times'.$E189]=['Event Times'.J$2];['Event Times'.$F189])" office:value-type="boolean" office:boolean-value="false" calcext:value-type="boolean">
            <text:p>FALSE</text:p>
          </table:table-cell>
          <table:table-cell table:formula="of:=IF(['Event Times'.$E189]=['Event Times'.K$2];['Event Times'.$F18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37" calcext:value-type="float">
            <text:p>2016.937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81" calcext:value-type="float">
            <text:p>0.381</text:p>
          </table:table-cell>
          <table:table-cell table:formula="of:=IF(['Event Times'.$E190]=['Event Times'.G$2];['Event Times'.$F190])" office:value-type="boolean" office:boolean-value="false" calcext:value-type="boolean">
            <text:p>FALSE</text:p>
          </table:table-cell>
          <table:table-cell table:formula="of:=IF(['Event Times'.$E190]=['Event Times'.H$2];['Event Times'.$F190])" office:value-type="boolean" office:boolean-value="false" calcext:value-type="boolean">
            <text:p>FALSE</text:p>
          </table:table-cell>
          <table:table-cell table:style-name="Default" table:formula="of:=IF(['Event Times'.$E190]=['Event Times'.I$2];['Event Times'.$F190])" office:value-type="float" office:value="0.381" calcext:value-type="float">
            <text:p>0.381</text:p>
          </table:table-cell>
          <table:table-cell table:formula="of:=IF(['Event Times'.$E190]=['Event Times'.J$2];['Event Times'.$F190])" office:value-type="boolean" office:boolean-value="false" calcext:value-type="boolean">
            <text:p>FALSE</text:p>
          </table:table-cell>
          <table:table-cell table:formula="of:=IF(['Event Times'.$E190]=['Event Times'.K$2];['Event Times'.$F19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37" calcext:value-type="float">
            <text:p>2016.937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4" calcext:value-type="float">
            <text:p>0.424</text:p>
          </table:table-cell>
          <table:table-cell table:formula="of:=IF(['Event Times'.$E191]=['Event Times'.G$2];['Event Times'.$F191])" office:value-type="boolean" office:boolean-value="false" calcext:value-type="boolean">
            <text:p>FALSE</text:p>
          </table:table-cell>
          <table:table-cell table:formula="of:=IF(['Event Times'.$E191]=['Event Times'.H$2];['Event Times'.$F191])" office:value-type="boolean" office:boolean-value="false" calcext:value-type="boolean">
            <text:p>FALSE</text:p>
          </table:table-cell>
          <table:table-cell table:formula="of:=IF(['Event Times'.$E191]=['Event Times'.I$2];['Event Times'.$F191])" office:value-type="boolean" office:boolean-value="false" calcext:value-type="boolean">
            <text:p>FALSE</text:p>
          </table:table-cell>
          <table:table-cell table:style-name="Default" table:formula="of:=IF(['Event Times'.$E191]=['Event Times'.J$2];['Event Times'.$F191])" office:value-type="float" office:value="0.424" calcext:value-type="float">
            <text:p>0.424</text:p>
          </table:table-cell>
          <table:table-cell table:formula="of:=IF(['Event Times'.$E191]=['Event Times'.K$2];['Event Times'.$F19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37" calcext:value-type="float">
            <text:p>2016.937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3" calcext:value-type="float">
            <text:p>0.63</text:p>
          </table:table-cell>
          <table:table-cell table:formula="of:=IF(['Event Times'.$E192]=['Event Times'.G$2];['Event Times'.$F192])" office:value-type="boolean" office:boolean-value="false" calcext:value-type="boolean">
            <text:p>FALSE</text:p>
          </table:table-cell>
          <table:table-cell table:formula="of:=IF(['Event Times'.$E192]=['Event Times'.H$2];['Event Times'.$F192])" office:value-type="boolean" office:boolean-value="false" calcext:value-type="boolean">
            <text:p>FALSE</text:p>
          </table:table-cell>
          <table:table-cell table:formula="of:=IF(['Event Times'.$E192]=['Event Times'.I$2];['Event Times'.$F192])" office:value-type="boolean" office:boolean-value="false" calcext:value-type="boolean">
            <text:p>FALSE</text:p>
          </table:table-cell>
          <table:table-cell table:formula="of:=IF(['Event Times'.$E192]=['Event Times'.J$2];['Event Times'.$F192])" office:value-type="boolean" office:boolean-value="false" calcext:value-type="boolean">
            <text:p>FALSE</text:p>
          </table:table-cell>
          <table:table-cell table:style-name="Default" table:formula="of:=IF(['Event Times'.$E192]=['Event Times'.K$2];['Event Times'.$F192])" office:value-type="float" office:value="0.63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4" calcext:value-type="float">
            <text:p>2016.94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193]=['Event Times'.G$2];['Event Times'.$F193])" office:value-type="float" office:value="0.0000045" calcext:value-type="float">
            <text:p>0.0000045</text:p>
          </table:table-cell>
          <table:table-cell table:formula="of:=IF(['Event Times'.$E193]=['Event Times'.H$2];['Event Times'.$F193])" office:value-type="boolean" office:boolean-value="false" calcext:value-type="boolean">
            <text:p>FALSE</text:p>
          </table:table-cell>
          <table:table-cell table:formula="of:=IF(['Event Times'.$E193]=['Event Times'.I$2];['Event Times'.$F193])" office:value-type="boolean" office:boolean-value="false" calcext:value-type="boolean">
            <text:p>FALSE</text:p>
          </table:table-cell>
          <table:table-cell table:formula="of:=IF(['Event Times'.$E193]=['Event Times'.J$2];['Event Times'.$F193])" office:value-type="boolean" office:boolean-value="false" calcext:value-type="boolean">
            <text:p>FALSE</text:p>
          </table:table-cell>
          <table:table-cell table:formula="of:=IF(['Event Times'.$E193]=['Event Times'.K$2];['Event Times'.$F19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4" calcext:value-type="float">
            <text:p>2016.94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194]=['Event Times'.G$2];['Event Times'.$F194])" office:value-type="boolean" office:boolean-value="false" calcext:value-type="boolean">
            <text:p>FALSE</text:p>
          </table:table-cell>
          <table:table-cell table:style-name="Default" table:formula="of:=IF(['Event Times'.$E194]=['Event Times'.H$2];['Event Times'.$F194])" office:value-type="float" office:value="0.0000045" calcext:value-type="float">
            <text:p>0.0000045</text:p>
          </table:table-cell>
          <table:table-cell table:formula="of:=IF(['Event Times'.$E194]=['Event Times'.I$2];['Event Times'.$F194])" office:value-type="boolean" office:boolean-value="false" calcext:value-type="boolean">
            <text:p>FALSE</text:p>
          </table:table-cell>
          <table:table-cell table:formula="of:=IF(['Event Times'.$E194]=['Event Times'.J$2];['Event Times'.$F194])" office:value-type="boolean" office:boolean-value="false" calcext:value-type="boolean">
            <text:p>FALSE</text:p>
          </table:table-cell>
          <table:table-cell table:formula="of:=IF(['Event Times'.$E194]=['Event Times'.K$2];['Event Times'.$F19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4" calcext:value-type="float">
            <text:p>2016.94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82" calcext:value-type="float">
            <text:p>0.382</text:p>
          </table:table-cell>
          <table:table-cell table:formula="of:=IF(['Event Times'.$E195]=['Event Times'.G$2];['Event Times'.$F195])" office:value-type="boolean" office:boolean-value="false" calcext:value-type="boolean">
            <text:p>FALSE</text:p>
          </table:table-cell>
          <table:table-cell table:formula="of:=IF(['Event Times'.$E195]=['Event Times'.H$2];['Event Times'.$F195])" office:value-type="boolean" office:boolean-value="false" calcext:value-type="boolean">
            <text:p>FALSE</text:p>
          </table:table-cell>
          <table:table-cell table:style-name="Default" table:formula="of:=IF(['Event Times'.$E195]=['Event Times'.I$2];['Event Times'.$F195])" office:value-type="float" office:value="0.382" calcext:value-type="float">
            <text:p>0.382</text:p>
          </table:table-cell>
          <table:table-cell table:formula="of:=IF(['Event Times'.$E195]=['Event Times'.J$2];['Event Times'.$F195])" office:value-type="boolean" office:boolean-value="false" calcext:value-type="boolean">
            <text:p>FALSE</text:p>
          </table:table-cell>
          <table:table-cell table:formula="of:=IF(['Event Times'.$E195]=['Event Times'.K$2];['Event Times'.$F19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4" calcext:value-type="float">
            <text:p>2016.94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" calcext:value-type="float">
            <text:p>0.43</text:p>
          </table:table-cell>
          <table:table-cell table:formula="of:=IF(['Event Times'.$E196]=['Event Times'.G$2];['Event Times'.$F196])" office:value-type="boolean" office:boolean-value="false" calcext:value-type="boolean">
            <text:p>FALSE</text:p>
          </table:table-cell>
          <table:table-cell table:formula="of:=IF(['Event Times'.$E196]=['Event Times'.H$2];['Event Times'.$F196])" office:value-type="boolean" office:boolean-value="false" calcext:value-type="boolean">
            <text:p>FALSE</text:p>
          </table:table-cell>
          <table:table-cell table:formula="of:=IF(['Event Times'.$E196]=['Event Times'.I$2];['Event Times'.$F196])" office:value-type="boolean" office:boolean-value="false" calcext:value-type="boolean">
            <text:p>FALSE</text:p>
          </table:table-cell>
          <table:table-cell table:style-name="Default" table:formula="of:=IF(['Event Times'.$E196]=['Event Times'.J$2];['Event Times'.$F196])" office:value-type="float" office:value="0.43" calcext:value-type="float">
            <text:p>0.43</text:p>
          </table:table-cell>
          <table:table-cell table:formula="of:=IF(['Event Times'.$E196]=['Event Times'.K$2];['Event Times'.$F19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4" calcext:value-type="float">
            <text:p>2016.94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9" calcext:value-type="float">
            <text:p>0.629</text:p>
          </table:table-cell>
          <table:table-cell table:formula="of:=IF(['Event Times'.$E197]=['Event Times'.G$2];['Event Times'.$F197])" office:value-type="boolean" office:boolean-value="false" calcext:value-type="boolean">
            <text:p>FALSE</text:p>
          </table:table-cell>
          <table:table-cell table:formula="of:=IF(['Event Times'.$E197]=['Event Times'.H$2];['Event Times'.$F197])" office:value-type="boolean" office:boolean-value="false" calcext:value-type="boolean">
            <text:p>FALSE</text:p>
          </table:table-cell>
          <table:table-cell table:formula="of:=IF(['Event Times'.$E197]=['Event Times'.I$2];['Event Times'.$F197])" office:value-type="boolean" office:boolean-value="false" calcext:value-type="boolean">
            <text:p>FALSE</text:p>
          </table:table-cell>
          <table:table-cell table:formula="of:=IF(['Event Times'.$E197]=['Event Times'.J$2];['Event Times'.$F197])" office:value-type="boolean" office:boolean-value="false" calcext:value-type="boolean">
            <text:p>FALSE</text:p>
          </table:table-cell>
          <table:table-cell table:style-name="Default" table:formula="of:=IF(['Event Times'.$E197]=['Event Times'.K$2];['Event Times'.$F197])" office:value-type="float" office:value="0.629" calcext:value-type="float">
            <text:p>0.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42" calcext:value-type="float">
            <text:p>2016.942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198]=['Event Times'.G$2];['Event Times'.$F198])" office:value-type="float" office:value="0.0000045" calcext:value-type="float">
            <text:p>0.0000045</text:p>
          </table:table-cell>
          <table:table-cell table:formula="of:=IF(['Event Times'.$E198]=['Event Times'.H$2];['Event Times'.$F198])" office:value-type="boolean" office:boolean-value="false" calcext:value-type="boolean">
            <text:p>FALSE</text:p>
          </table:table-cell>
          <table:table-cell table:formula="of:=IF(['Event Times'.$E198]=['Event Times'.I$2];['Event Times'.$F198])" office:value-type="boolean" office:boolean-value="false" calcext:value-type="boolean">
            <text:p>FALSE</text:p>
          </table:table-cell>
          <table:table-cell table:formula="of:=IF(['Event Times'.$E198]=['Event Times'.J$2];['Event Times'.$F198])" office:value-type="boolean" office:boolean-value="false" calcext:value-type="boolean">
            <text:p>FALSE</text:p>
          </table:table-cell>
          <table:table-cell table:formula="of:=IF(['Event Times'.$E198]=['Event Times'.K$2];['Event Times'.$F19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42" calcext:value-type="float">
            <text:p>2016.942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199]=['Event Times'.G$2];['Event Times'.$F199])" office:value-type="boolean" office:boolean-value="false" calcext:value-type="boolean">
            <text:p>FALSE</text:p>
          </table:table-cell>
          <table:table-cell table:style-name="Default" table:formula="of:=IF(['Event Times'.$E199]=['Event Times'.H$2];['Event Times'.$F199])" office:value-type="float" office:value="0.0000045" calcext:value-type="float">
            <text:p>0.0000045</text:p>
          </table:table-cell>
          <table:table-cell table:formula="of:=IF(['Event Times'.$E199]=['Event Times'.I$2];['Event Times'.$F199])" office:value-type="boolean" office:boolean-value="false" calcext:value-type="boolean">
            <text:p>FALSE</text:p>
          </table:table-cell>
          <table:table-cell table:formula="of:=IF(['Event Times'.$E199]=['Event Times'.J$2];['Event Times'.$F199])" office:value-type="boolean" office:boolean-value="false" calcext:value-type="boolean">
            <text:p>FALSE</text:p>
          </table:table-cell>
          <table:table-cell table:formula="of:=IF(['Event Times'.$E199]=['Event Times'.K$2];['Event Times'.$F19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42" calcext:value-type="float">
            <text:p>2016.942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87" calcext:value-type="float">
            <text:p>0.387</text:p>
          </table:table-cell>
          <table:table-cell table:formula="of:=IF(['Event Times'.$E200]=['Event Times'.G$2];['Event Times'.$F200])" office:value-type="boolean" office:boolean-value="false" calcext:value-type="boolean">
            <text:p>FALSE</text:p>
          </table:table-cell>
          <table:table-cell table:formula="of:=IF(['Event Times'.$E200]=['Event Times'.H$2];['Event Times'.$F200])" office:value-type="boolean" office:boolean-value="false" calcext:value-type="boolean">
            <text:p>FALSE</text:p>
          </table:table-cell>
          <table:table-cell table:style-name="Default" table:formula="of:=IF(['Event Times'.$E200]=['Event Times'.I$2];['Event Times'.$F200])" office:value-type="float" office:value="0.387" calcext:value-type="float">
            <text:p>0.387</text:p>
          </table:table-cell>
          <table:table-cell table:formula="of:=IF(['Event Times'.$E200]=['Event Times'.J$2];['Event Times'.$F200])" office:value-type="boolean" office:boolean-value="false" calcext:value-type="boolean">
            <text:p>FALSE</text:p>
          </table:table-cell>
          <table:table-cell table:formula="of:=IF(['Event Times'.$E200]=['Event Times'.K$2];['Event Times'.$F20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42" calcext:value-type="float">
            <text:p>2016.942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4" calcext:value-type="float">
            <text:p>0.424</text:p>
          </table:table-cell>
          <table:table-cell table:formula="of:=IF(['Event Times'.$E201]=['Event Times'.G$2];['Event Times'.$F201])" office:value-type="boolean" office:boolean-value="false" calcext:value-type="boolean">
            <text:p>FALSE</text:p>
          </table:table-cell>
          <table:table-cell table:formula="of:=IF(['Event Times'.$E201]=['Event Times'.H$2];['Event Times'.$F201])" office:value-type="boolean" office:boolean-value="false" calcext:value-type="boolean">
            <text:p>FALSE</text:p>
          </table:table-cell>
          <table:table-cell table:formula="of:=IF(['Event Times'.$E201]=['Event Times'.I$2];['Event Times'.$F201])" office:value-type="boolean" office:boolean-value="false" calcext:value-type="boolean">
            <text:p>FALSE</text:p>
          </table:table-cell>
          <table:table-cell table:style-name="Default" table:formula="of:=IF(['Event Times'.$E201]=['Event Times'.J$2];['Event Times'.$F201])" office:value-type="float" office:value="0.424" calcext:value-type="float">
            <text:p>0.424</text:p>
          </table:table-cell>
          <table:table-cell table:formula="of:=IF(['Event Times'.$E201]=['Event Times'.K$2];['Event Times'.$F20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42" calcext:value-type="float">
            <text:p>2016.942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9" calcext:value-type="float">
            <text:p>0.629</text:p>
          </table:table-cell>
          <table:table-cell table:formula="of:=IF(['Event Times'.$E202]=['Event Times'.G$2];['Event Times'.$F202])" office:value-type="boolean" office:boolean-value="false" calcext:value-type="boolean">
            <text:p>FALSE</text:p>
          </table:table-cell>
          <table:table-cell table:formula="of:=IF(['Event Times'.$E202]=['Event Times'.H$2];['Event Times'.$F202])" office:value-type="boolean" office:boolean-value="false" calcext:value-type="boolean">
            <text:p>FALSE</text:p>
          </table:table-cell>
          <table:table-cell table:formula="of:=IF(['Event Times'.$E202]=['Event Times'.I$2];['Event Times'.$F202])" office:value-type="boolean" office:boolean-value="false" calcext:value-type="boolean">
            <text:p>FALSE</text:p>
          </table:table-cell>
          <table:table-cell table:formula="of:=IF(['Event Times'.$E202]=['Event Times'.J$2];['Event Times'.$F202])" office:value-type="boolean" office:boolean-value="false" calcext:value-type="boolean">
            <text:p>FALSE</text:p>
          </table:table-cell>
          <table:table-cell table:style-name="Default" table:formula="of:=IF(['Event Times'.$E202]=['Event Times'.K$2];['Event Times'.$F202])" office:value-type="float" office:value="0.629" calcext:value-type="float">
            <text:p>0.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45" calcext:value-type="float">
            <text:p>2016.945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203]=['Event Times'.G$2];['Event Times'.$F203])" office:value-type="float" office:value="0.0000045" calcext:value-type="float">
            <text:p>0.0000045</text:p>
          </table:table-cell>
          <table:table-cell table:formula="of:=IF(['Event Times'.$E203]=['Event Times'.H$2];['Event Times'.$F203])" office:value-type="boolean" office:boolean-value="false" calcext:value-type="boolean">
            <text:p>FALSE</text:p>
          </table:table-cell>
          <table:table-cell table:formula="of:=IF(['Event Times'.$E203]=['Event Times'.I$2];['Event Times'.$F203])" office:value-type="boolean" office:boolean-value="false" calcext:value-type="boolean">
            <text:p>FALSE</text:p>
          </table:table-cell>
          <table:table-cell table:formula="of:=IF(['Event Times'.$E203]=['Event Times'.J$2];['Event Times'.$F203])" office:value-type="boolean" office:boolean-value="false" calcext:value-type="boolean">
            <text:p>FALSE</text:p>
          </table:table-cell>
          <table:table-cell table:formula="of:=IF(['Event Times'.$E203]=['Event Times'.K$2];['Event Times'.$F20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45" calcext:value-type="float">
            <text:p>2016.945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204]=['Event Times'.G$2];['Event Times'.$F204])" office:value-type="boolean" office:boolean-value="false" calcext:value-type="boolean">
            <text:p>FALSE</text:p>
          </table:table-cell>
          <table:table-cell table:style-name="Default" table:formula="of:=IF(['Event Times'.$E204]=['Event Times'.H$2];['Event Times'.$F204])" office:value-type="float" office:value="0.0000045" calcext:value-type="float">
            <text:p>0.0000045</text:p>
          </table:table-cell>
          <table:table-cell table:formula="of:=IF(['Event Times'.$E204]=['Event Times'.I$2];['Event Times'.$F204])" office:value-type="boolean" office:boolean-value="false" calcext:value-type="boolean">
            <text:p>FALSE</text:p>
          </table:table-cell>
          <table:table-cell table:formula="of:=IF(['Event Times'.$E204]=['Event Times'.J$2];['Event Times'.$F204])" office:value-type="boolean" office:boolean-value="false" calcext:value-type="boolean">
            <text:p>FALSE</text:p>
          </table:table-cell>
          <table:table-cell table:formula="of:=IF(['Event Times'.$E204]=['Event Times'.K$2];['Event Times'.$F20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45" calcext:value-type="float">
            <text:p>2016.945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83" calcext:value-type="float">
            <text:p>0.383</text:p>
          </table:table-cell>
          <table:table-cell table:formula="of:=IF(['Event Times'.$E205]=['Event Times'.G$2];['Event Times'.$F205])" office:value-type="boolean" office:boolean-value="false" calcext:value-type="boolean">
            <text:p>FALSE</text:p>
          </table:table-cell>
          <table:table-cell table:formula="of:=IF(['Event Times'.$E205]=['Event Times'.H$2];['Event Times'.$F205])" office:value-type="boolean" office:boolean-value="false" calcext:value-type="boolean">
            <text:p>FALSE</text:p>
          </table:table-cell>
          <table:table-cell table:style-name="Default" table:formula="of:=IF(['Event Times'.$E205]=['Event Times'.I$2];['Event Times'.$F205])" office:value-type="float" office:value="0.383" calcext:value-type="float">
            <text:p>0.383</text:p>
          </table:table-cell>
          <table:table-cell table:formula="of:=IF(['Event Times'.$E205]=['Event Times'.J$2];['Event Times'.$F205])" office:value-type="boolean" office:boolean-value="false" calcext:value-type="boolean">
            <text:p>FALSE</text:p>
          </table:table-cell>
          <table:table-cell table:formula="of:=IF(['Event Times'.$E205]=['Event Times'.K$2];['Event Times'.$F20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45" calcext:value-type="float">
            <text:p>2016.945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8" calcext:value-type="float">
            <text:p>0.428</text:p>
          </table:table-cell>
          <table:table-cell table:formula="of:=IF(['Event Times'.$E206]=['Event Times'.G$2];['Event Times'.$F206])" office:value-type="boolean" office:boolean-value="false" calcext:value-type="boolean">
            <text:p>FALSE</text:p>
          </table:table-cell>
          <table:table-cell table:formula="of:=IF(['Event Times'.$E206]=['Event Times'.H$2];['Event Times'.$F206])" office:value-type="boolean" office:boolean-value="false" calcext:value-type="boolean">
            <text:p>FALSE</text:p>
          </table:table-cell>
          <table:table-cell table:formula="of:=IF(['Event Times'.$E206]=['Event Times'.I$2];['Event Times'.$F206])" office:value-type="boolean" office:boolean-value="false" calcext:value-type="boolean">
            <text:p>FALSE</text:p>
          </table:table-cell>
          <table:table-cell table:style-name="Default" table:formula="of:=IF(['Event Times'.$E206]=['Event Times'.J$2];['Event Times'.$F206])" office:value-type="float" office:value="0.428" calcext:value-type="float">
            <text:p>0.428</text:p>
          </table:table-cell>
          <table:table-cell table:formula="of:=IF(['Event Times'.$E206]=['Event Times'.K$2];['Event Times'.$F20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45" calcext:value-type="float">
            <text:p>2016.945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31" calcext:value-type="float">
            <text:p>0.631</text:p>
          </table:table-cell>
          <table:table-cell table:formula="of:=IF(['Event Times'.$E207]=['Event Times'.G$2];['Event Times'.$F207])" office:value-type="boolean" office:boolean-value="false" calcext:value-type="boolean">
            <text:p>FALSE</text:p>
          </table:table-cell>
          <table:table-cell table:formula="of:=IF(['Event Times'.$E207]=['Event Times'.H$2];['Event Times'.$F207])" office:value-type="boolean" office:boolean-value="false" calcext:value-type="boolean">
            <text:p>FALSE</text:p>
          </table:table-cell>
          <table:table-cell table:formula="of:=IF(['Event Times'.$E207]=['Event Times'.I$2];['Event Times'.$F207])" office:value-type="boolean" office:boolean-value="false" calcext:value-type="boolean">
            <text:p>FALSE</text:p>
          </table:table-cell>
          <table:table-cell table:formula="of:=IF(['Event Times'.$E207]=['Event Times'.J$2];['Event Times'.$F207])" office:value-type="boolean" office:boolean-value="false" calcext:value-type="boolean">
            <text:p>FALSE</text:p>
          </table:table-cell>
          <table:table-cell table:style-name="Default" table:formula="of:=IF(['Event Times'.$E207]=['Event Times'.K$2];['Event Times'.$F207])" office:value-type="float" office:value="0.631" calcext:value-type="float">
            <text:p>0.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48" calcext:value-type="float">
            <text:p>2016.948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208]=['Event Times'.G$2];['Event Times'.$F208])" office:value-type="float" office:value="0.0000045" calcext:value-type="float">
            <text:p>0.0000045</text:p>
          </table:table-cell>
          <table:table-cell table:formula="of:=IF(['Event Times'.$E208]=['Event Times'.H$2];['Event Times'.$F208])" office:value-type="boolean" office:boolean-value="false" calcext:value-type="boolean">
            <text:p>FALSE</text:p>
          </table:table-cell>
          <table:table-cell table:formula="of:=IF(['Event Times'.$E208]=['Event Times'.I$2];['Event Times'.$F208])" office:value-type="boolean" office:boolean-value="false" calcext:value-type="boolean">
            <text:p>FALSE</text:p>
          </table:table-cell>
          <table:table-cell table:formula="of:=IF(['Event Times'.$E208]=['Event Times'.J$2];['Event Times'.$F208])" office:value-type="boolean" office:boolean-value="false" calcext:value-type="boolean">
            <text:p>FALSE</text:p>
          </table:table-cell>
          <table:table-cell table:formula="of:=IF(['Event Times'.$E208]=['Event Times'.K$2];['Event Times'.$F20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48" calcext:value-type="float">
            <text:p>2016.948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209]=['Event Times'.G$2];['Event Times'.$F209])" office:value-type="boolean" office:boolean-value="false" calcext:value-type="boolean">
            <text:p>FALSE</text:p>
          </table:table-cell>
          <table:table-cell table:style-name="Default" table:formula="of:=IF(['Event Times'.$E209]=['Event Times'.H$2];['Event Times'.$F209])" office:value-type="float" office:value="0.0000045" calcext:value-type="float">
            <text:p>0.0000045</text:p>
          </table:table-cell>
          <table:table-cell table:formula="of:=IF(['Event Times'.$E209]=['Event Times'.I$2];['Event Times'.$F209])" office:value-type="boolean" office:boolean-value="false" calcext:value-type="boolean">
            <text:p>FALSE</text:p>
          </table:table-cell>
          <table:table-cell table:formula="of:=IF(['Event Times'.$E209]=['Event Times'.J$2];['Event Times'.$F209])" office:value-type="boolean" office:boolean-value="false" calcext:value-type="boolean">
            <text:p>FALSE</text:p>
          </table:table-cell>
          <table:table-cell table:formula="of:=IF(['Event Times'.$E209]=['Event Times'.K$2];['Event Times'.$F20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48" calcext:value-type="float">
            <text:p>2016.948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88" calcext:value-type="float">
            <text:p>0.388</text:p>
          </table:table-cell>
          <table:table-cell table:formula="of:=IF(['Event Times'.$E210]=['Event Times'.G$2];['Event Times'.$F210])" office:value-type="boolean" office:boolean-value="false" calcext:value-type="boolean">
            <text:p>FALSE</text:p>
          </table:table-cell>
          <table:table-cell table:formula="of:=IF(['Event Times'.$E210]=['Event Times'.H$2];['Event Times'.$F210])" office:value-type="boolean" office:boolean-value="false" calcext:value-type="boolean">
            <text:p>FALSE</text:p>
          </table:table-cell>
          <table:table-cell table:style-name="Default" table:formula="of:=IF(['Event Times'.$E210]=['Event Times'.I$2];['Event Times'.$F210])" office:value-type="float" office:value="0.388" calcext:value-type="float">
            <text:p>0.388</text:p>
          </table:table-cell>
          <table:table-cell table:formula="of:=IF(['Event Times'.$E210]=['Event Times'.J$2];['Event Times'.$F210])" office:value-type="boolean" office:boolean-value="false" calcext:value-type="boolean">
            <text:p>FALSE</text:p>
          </table:table-cell>
          <table:table-cell table:formula="of:=IF(['Event Times'.$E210]=['Event Times'.K$2];['Event Times'.$F21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48" calcext:value-type="float">
            <text:p>2016.948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4" calcext:value-type="float">
            <text:p>0.424</text:p>
          </table:table-cell>
          <table:table-cell table:formula="of:=IF(['Event Times'.$E211]=['Event Times'.G$2];['Event Times'.$F211])" office:value-type="boolean" office:boolean-value="false" calcext:value-type="boolean">
            <text:p>FALSE</text:p>
          </table:table-cell>
          <table:table-cell table:formula="of:=IF(['Event Times'.$E211]=['Event Times'.H$2];['Event Times'.$F211])" office:value-type="boolean" office:boolean-value="false" calcext:value-type="boolean">
            <text:p>FALSE</text:p>
          </table:table-cell>
          <table:table-cell table:formula="of:=IF(['Event Times'.$E211]=['Event Times'.I$2];['Event Times'.$F211])" office:value-type="boolean" office:boolean-value="false" calcext:value-type="boolean">
            <text:p>FALSE</text:p>
          </table:table-cell>
          <table:table-cell table:style-name="Default" table:formula="of:=IF(['Event Times'.$E211]=['Event Times'.J$2];['Event Times'.$F211])" office:value-type="float" office:value="0.424" calcext:value-type="float">
            <text:p>0.424</text:p>
          </table:table-cell>
          <table:table-cell table:formula="of:=IF(['Event Times'.$E211]=['Event Times'.K$2];['Event Times'.$F21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48" calcext:value-type="float">
            <text:p>2016.948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45" calcext:value-type="float">
            <text:p>0.645</text:p>
          </table:table-cell>
          <table:table-cell table:formula="of:=IF(['Event Times'.$E212]=['Event Times'.G$2];['Event Times'.$F212])" office:value-type="boolean" office:boolean-value="false" calcext:value-type="boolean">
            <text:p>FALSE</text:p>
          </table:table-cell>
          <table:table-cell table:formula="of:=IF(['Event Times'.$E212]=['Event Times'.H$2];['Event Times'.$F212])" office:value-type="boolean" office:boolean-value="false" calcext:value-type="boolean">
            <text:p>FALSE</text:p>
          </table:table-cell>
          <table:table-cell table:formula="of:=IF(['Event Times'.$E212]=['Event Times'.I$2];['Event Times'.$F212])" office:value-type="boolean" office:boolean-value="false" calcext:value-type="boolean">
            <text:p>FALSE</text:p>
          </table:table-cell>
          <table:table-cell table:formula="of:=IF(['Event Times'.$E212]=['Event Times'.J$2];['Event Times'.$F212])" office:value-type="boolean" office:boolean-value="false" calcext:value-type="boolean">
            <text:p>FALSE</text:p>
          </table:table-cell>
          <table:table-cell table:style-name="Default" table:formula="of:=IF(['Event Times'.$E212]=['Event Times'.K$2];['Event Times'.$F212])" office:value-type="float" office:value="0.645" calcext:value-type="float">
            <text:p>0.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51" calcext:value-type="float">
            <text:p>2016.951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213]=['Event Times'.G$2];['Event Times'.$F213])" office:value-type="float" office:value="0.0000045" calcext:value-type="float">
            <text:p>0.0000045</text:p>
          </table:table-cell>
          <table:table-cell table:formula="of:=IF(['Event Times'.$E213]=['Event Times'.H$2];['Event Times'.$F213])" office:value-type="boolean" office:boolean-value="false" calcext:value-type="boolean">
            <text:p>FALSE</text:p>
          </table:table-cell>
          <table:table-cell table:formula="of:=IF(['Event Times'.$E213]=['Event Times'.I$2];['Event Times'.$F213])" office:value-type="boolean" office:boolean-value="false" calcext:value-type="boolean">
            <text:p>FALSE</text:p>
          </table:table-cell>
          <table:table-cell table:formula="of:=IF(['Event Times'.$E213]=['Event Times'.J$2];['Event Times'.$F213])" office:value-type="boolean" office:boolean-value="false" calcext:value-type="boolean">
            <text:p>FALSE</text:p>
          </table:table-cell>
          <table:table-cell table:formula="of:=IF(['Event Times'.$E213]=['Event Times'.K$2];['Event Times'.$F21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51" calcext:value-type="float">
            <text:p>2016.951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214]=['Event Times'.G$2];['Event Times'.$F214])" office:value-type="boolean" office:boolean-value="false" calcext:value-type="boolean">
            <text:p>FALSE</text:p>
          </table:table-cell>
          <table:table-cell table:style-name="Default" table:formula="of:=IF(['Event Times'.$E214]=['Event Times'.H$2];['Event Times'.$F214])" office:value-type="float" office:value="0.0000045" calcext:value-type="float">
            <text:p>0.0000045</text:p>
          </table:table-cell>
          <table:table-cell table:formula="of:=IF(['Event Times'.$E214]=['Event Times'.I$2];['Event Times'.$F214])" office:value-type="boolean" office:boolean-value="false" calcext:value-type="boolean">
            <text:p>FALSE</text:p>
          </table:table-cell>
          <table:table-cell table:formula="of:=IF(['Event Times'.$E214]=['Event Times'.J$2];['Event Times'.$F214])" office:value-type="boolean" office:boolean-value="false" calcext:value-type="boolean">
            <text:p>FALSE</text:p>
          </table:table-cell>
          <table:table-cell table:formula="of:=IF(['Event Times'.$E214]=['Event Times'.K$2];['Event Times'.$F21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51" calcext:value-type="float">
            <text:p>2016.951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85" calcext:value-type="float">
            <text:p>0.385</text:p>
          </table:table-cell>
          <table:table-cell table:formula="of:=IF(['Event Times'.$E215]=['Event Times'.G$2];['Event Times'.$F215])" office:value-type="boolean" office:boolean-value="false" calcext:value-type="boolean">
            <text:p>FALSE</text:p>
          </table:table-cell>
          <table:table-cell table:formula="of:=IF(['Event Times'.$E215]=['Event Times'.H$2];['Event Times'.$F215])" office:value-type="boolean" office:boolean-value="false" calcext:value-type="boolean">
            <text:p>FALSE</text:p>
          </table:table-cell>
          <table:table-cell table:style-name="Default" table:formula="of:=IF(['Event Times'.$E215]=['Event Times'.I$2];['Event Times'.$F215])" office:value-type="float" office:value="0.385" calcext:value-type="float">
            <text:p>0.385</text:p>
          </table:table-cell>
          <table:table-cell table:formula="of:=IF(['Event Times'.$E215]=['Event Times'.J$2];['Event Times'.$F215])" office:value-type="boolean" office:boolean-value="false" calcext:value-type="boolean">
            <text:p>FALSE</text:p>
          </table:table-cell>
          <table:table-cell table:formula="of:=IF(['Event Times'.$E215]=['Event Times'.K$2];['Event Times'.$F21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51" calcext:value-type="float">
            <text:p>2016.951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6" calcext:value-type="float">
            <text:p>0.426</text:p>
          </table:table-cell>
          <table:table-cell table:formula="of:=IF(['Event Times'.$E216]=['Event Times'.G$2];['Event Times'.$F216])" office:value-type="boolean" office:boolean-value="false" calcext:value-type="boolean">
            <text:p>FALSE</text:p>
          </table:table-cell>
          <table:table-cell table:formula="of:=IF(['Event Times'.$E216]=['Event Times'.H$2];['Event Times'.$F216])" office:value-type="boolean" office:boolean-value="false" calcext:value-type="boolean">
            <text:p>FALSE</text:p>
          </table:table-cell>
          <table:table-cell table:formula="of:=IF(['Event Times'.$E216]=['Event Times'.I$2];['Event Times'.$F216])" office:value-type="boolean" office:boolean-value="false" calcext:value-type="boolean">
            <text:p>FALSE</text:p>
          </table:table-cell>
          <table:table-cell table:style-name="Default" table:formula="of:=IF(['Event Times'.$E216]=['Event Times'.J$2];['Event Times'.$F216])" office:value-type="float" office:value="0.426" calcext:value-type="float">
            <text:p>0.426</text:p>
          </table:table-cell>
          <table:table-cell table:formula="of:=IF(['Event Times'.$E216]=['Event Times'.K$2];['Event Times'.$F21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51" calcext:value-type="float">
            <text:p>2016.951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5" calcext:value-type="float">
            <text:p>0.615</text:p>
          </table:table-cell>
          <table:table-cell table:formula="of:=IF(['Event Times'.$E217]=['Event Times'.G$2];['Event Times'.$F217])" office:value-type="boolean" office:boolean-value="false" calcext:value-type="boolean">
            <text:p>FALSE</text:p>
          </table:table-cell>
          <table:table-cell table:formula="of:=IF(['Event Times'.$E217]=['Event Times'.H$2];['Event Times'.$F217])" office:value-type="boolean" office:boolean-value="false" calcext:value-type="boolean">
            <text:p>FALSE</text:p>
          </table:table-cell>
          <table:table-cell table:formula="of:=IF(['Event Times'.$E217]=['Event Times'.I$2];['Event Times'.$F217])" office:value-type="boolean" office:boolean-value="false" calcext:value-type="boolean">
            <text:p>FALSE</text:p>
          </table:table-cell>
          <table:table-cell table:formula="of:=IF(['Event Times'.$E217]=['Event Times'.J$2];['Event Times'.$F217])" office:value-type="boolean" office:boolean-value="false" calcext:value-type="boolean">
            <text:p>FALSE</text:p>
          </table:table-cell>
          <table:table-cell table:style-name="Default" table:formula="of:=IF(['Event Times'.$E217]=['Event Times'.K$2];['Event Times'.$F217])" office:value-type="float" office:value="0.615" calcext:value-type="float">
            <text:p>0.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53" calcext:value-type="float">
            <text:p>2016.953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218]=['Event Times'.G$2];['Event Times'.$F218])" office:value-type="float" office:value="0.0000045" calcext:value-type="float">
            <text:p>0.0000045</text:p>
          </table:table-cell>
          <table:table-cell table:formula="of:=IF(['Event Times'.$E218]=['Event Times'.H$2];['Event Times'.$F218])" office:value-type="boolean" office:boolean-value="false" calcext:value-type="boolean">
            <text:p>FALSE</text:p>
          </table:table-cell>
          <table:table-cell table:formula="of:=IF(['Event Times'.$E218]=['Event Times'.I$2];['Event Times'.$F218])" office:value-type="boolean" office:boolean-value="false" calcext:value-type="boolean">
            <text:p>FALSE</text:p>
          </table:table-cell>
          <table:table-cell table:formula="of:=IF(['Event Times'.$E218]=['Event Times'.J$2];['Event Times'.$F218])" office:value-type="boolean" office:boolean-value="false" calcext:value-type="boolean">
            <text:p>FALSE</text:p>
          </table:table-cell>
          <table:table-cell table:formula="of:=IF(['Event Times'.$E218]=['Event Times'.K$2];['Event Times'.$F21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53" calcext:value-type="float">
            <text:p>2016.953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219]=['Event Times'.G$2];['Event Times'.$F219])" office:value-type="boolean" office:boolean-value="false" calcext:value-type="boolean">
            <text:p>FALSE</text:p>
          </table:table-cell>
          <table:table-cell table:style-name="Default" table:formula="of:=IF(['Event Times'.$E219]=['Event Times'.H$2];['Event Times'.$F219])" office:value-type="float" office:value="0.0000045" calcext:value-type="float">
            <text:p>0.0000045</text:p>
          </table:table-cell>
          <table:table-cell table:formula="of:=IF(['Event Times'.$E219]=['Event Times'.I$2];['Event Times'.$F219])" office:value-type="boolean" office:boolean-value="false" calcext:value-type="boolean">
            <text:p>FALSE</text:p>
          </table:table-cell>
          <table:table-cell table:formula="of:=IF(['Event Times'.$E219]=['Event Times'.J$2];['Event Times'.$F219])" office:value-type="boolean" office:boolean-value="false" calcext:value-type="boolean">
            <text:p>FALSE</text:p>
          </table:table-cell>
          <table:table-cell table:formula="of:=IF(['Event Times'.$E219]=['Event Times'.K$2];['Event Times'.$F21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53" calcext:value-type="float">
            <text:p>2016.953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9" calcext:value-type="float">
            <text:p>0.39</text:p>
          </table:table-cell>
          <table:table-cell table:formula="of:=IF(['Event Times'.$E220]=['Event Times'.G$2];['Event Times'.$F220])" office:value-type="boolean" office:boolean-value="false" calcext:value-type="boolean">
            <text:p>FALSE</text:p>
          </table:table-cell>
          <table:table-cell table:formula="of:=IF(['Event Times'.$E220]=['Event Times'.H$2];['Event Times'.$F220])" office:value-type="boolean" office:boolean-value="false" calcext:value-type="boolean">
            <text:p>FALSE</text:p>
          </table:table-cell>
          <table:table-cell table:style-name="Default" table:formula="of:=IF(['Event Times'.$E220]=['Event Times'.I$2];['Event Times'.$F220])" office:value-type="float" office:value="0.39" calcext:value-type="float">
            <text:p>0.39</text:p>
          </table:table-cell>
          <table:table-cell table:formula="of:=IF(['Event Times'.$E220]=['Event Times'.J$2];['Event Times'.$F220])" office:value-type="boolean" office:boolean-value="false" calcext:value-type="boolean">
            <text:p>FALSE</text:p>
          </table:table-cell>
          <table:table-cell table:formula="of:=IF(['Event Times'.$E220]=['Event Times'.K$2];['Event Times'.$F22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53" calcext:value-type="float">
            <text:p>2016.953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5" calcext:value-type="float">
            <text:p>0.425</text:p>
          </table:table-cell>
          <table:table-cell table:formula="of:=IF(['Event Times'.$E221]=['Event Times'.G$2];['Event Times'.$F221])" office:value-type="boolean" office:boolean-value="false" calcext:value-type="boolean">
            <text:p>FALSE</text:p>
          </table:table-cell>
          <table:table-cell table:formula="of:=IF(['Event Times'.$E221]=['Event Times'.H$2];['Event Times'.$F221])" office:value-type="boolean" office:boolean-value="false" calcext:value-type="boolean">
            <text:p>FALSE</text:p>
          </table:table-cell>
          <table:table-cell table:formula="of:=IF(['Event Times'.$E221]=['Event Times'.I$2];['Event Times'.$F221])" office:value-type="boolean" office:boolean-value="false" calcext:value-type="boolean">
            <text:p>FALSE</text:p>
          </table:table-cell>
          <table:table-cell table:style-name="Default" table:formula="of:=IF(['Event Times'.$E221]=['Event Times'.J$2];['Event Times'.$F221])" office:value-type="float" office:value="0.425" calcext:value-type="float">
            <text:p>0.425</text:p>
          </table:table-cell>
          <table:table-cell table:formula="of:=IF(['Event Times'.$E221]=['Event Times'.K$2];['Event Times'.$F22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53" calcext:value-type="float">
            <text:p>2016.953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32" calcext:value-type="float">
            <text:p>0.632</text:p>
          </table:table-cell>
          <table:table-cell table:formula="of:=IF(['Event Times'.$E222]=['Event Times'.G$2];['Event Times'.$F222])" office:value-type="boolean" office:boolean-value="false" calcext:value-type="boolean">
            <text:p>FALSE</text:p>
          </table:table-cell>
          <table:table-cell table:formula="of:=IF(['Event Times'.$E222]=['Event Times'.H$2];['Event Times'.$F222])" office:value-type="boolean" office:boolean-value="false" calcext:value-type="boolean">
            <text:p>FALSE</text:p>
          </table:table-cell>
          <table:table-cell table:formula="of:=IF(['Event Times'.$E222]=['Event Times'.I$2];['Event Times'.$F222])" office:value-type="boolean" office:boolean-value="false" calcext:value-type="boolean">
            <text:p>FALSE</text:p>
          </table:table-cell>
          <table:table-cell table:formula="of:=IF(['Event Times'.$E222]=['Event Times'.J$2];['Event Times'.$F222])" office:value-type="boolean" office:boolean-value="false" calcext:value-type="boolean">
            <text:p>FALSE</text:p>
          </table:table-cell>
          <table:table-cell table:style-name="Default" table:formula="of:=IF(['Event Times'.$E222]=['Event Times'.K$2];['Event Times'.$F222])" office:value-type="float" office:value="0.632" calcext:value-type="float">
            <text:p>0.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56" calcext:value-type="float">
            <text:p>2016.956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223]=['Event Times'.G$2];['Event Times'.$F223])" office:value-type="float" office:value="0.0000045" calcext:value-type="float">
            <text:p>0.0000045</text:p>
          </table:table-cell>
          <table:table-cell table:formula="of:=IF(['Event Times'.$E223]=['Event Times'.H$2];['Event Times'.$F223])" office:value-type="boolean" office:boolean-value="false" calcext:value-type="boolean">
            <text:p>FALSE</text:p>
          </table:table-cell>
          <table:table-cell table:formula="of:=IF(['Event Times'.$E223]=['Event Times'.I$2];['Event Times'.$F223])" office:value-type="boolean" office:boolean-value="false" calcext:value-type="boolean">
            <text:p>FALSE</text:p>
          </table:table-cell>
          <table:table-cell table:formula="of:=IF(['Event Times'.$E223]=['Event Times'.J$2];['Event Times'.$F223])" office:value-type="boolean" office:boolean-value="false" calcext:value-type="boolean">
            <text:p>FALSE</text:p>
          </table:table-cell>
          <table:table-cell table:formula="of:=IF(['Event Times'.$E223]=['Event Times'.K$2];['Event Times'.$F22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56" calcext:value-type="float">
            <text:p>2016.956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224]=['Event Times'.G$2];['Event Times'.$F224])" office:value-type="boolean" office:boolean-value="false" calcext:value-type="boolean">
            <text:p>FALSE</text:p>
          </table:table-cell>
          <table:table-cell table:style-name="Default" table:formula="of:=IF(['Event Times'.$E224]=['Event Times'.H$2];['Event Times'.$F224])" office:value-type="float" office:value="0.0000045" calcext:value-type="float">
            <text:p>0.0000045</text:p>
          </table:table-cell>
          <table:table-cell table:formula="of:=IF(['Event Times'.$E224]=['Event Times'.I$2];['Event Times'.$F224])" office:value-type="boolean" office:boolean-value="false" calcext:value-type="boolean">
            <text:p>FALSE</text:p>
          </table:table-cell>
          <table:table-cell table:formula="of:=IF(['Event Times'.$E224]=['Event Times'.J$2];['Event Times'.$F224])" office:value-type="boolean" office:boolean-value="false" calcext:value-type="boolean">
            <text:p>FALSE</text:p>
          </table:table-cell>
          <table:table-cell table:formula="of:=IF(['Event Times'.$E224]=['Event Times'.K$2];['Event Times'.$F22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56" calcext:value-type="float">
            <text:p>2016.956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88" calcext:value-type="float">
            <text:p>0.388</text:p>
          </table:table-cell>
          <table:table-cell table:formula="of:=IF(['Event Times'.$E225]=['Event Times'.G$2];['Event Times'.$F225])" office:value-type="boolean" office:boolean-value="false" calcext:value-type="boolean">
            <text:p>FALSE</text:p>
          </table:table-cell>
          <table:table-cell table:formula="of:=IF(['Event Times'.$E225]=['Event Times'.H$2];['Event Times'.$F225])" office:value-type="boolean" office:boolean-value="false" calcext:value-type="boolean">
            <text:p>FALSE</text:p>
          </table:table-cell>
          <table:table-cell table:style-name="Default" table:formula="of:=IF(['Event Times'.$E225]=['Event Times'.I$2];['Event Times'.$F225])" office:value-type="float" office:value="0.388" calcext:value-type="float">
            <text:p>0.388</text:p>
          </table:table-cell>
          <table:table-cell table:formula="of:=IF(['Event Times'.$E225]=['Event Times'.J$2];['Event Times'.$F225])" office:value-type="boolean" office:boolean-value="false" calcext:value-type="boolean">
            <text:p>FALSE</text:p>
          </table:table-cell>
          <table:table-cell table:formula="of:=IF(['Event Times'.$E225]=['Event Times'.K$2];['Event Times'.$F22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56" calcext:value-type="float">
            <text:p>2016.956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5" calcext:value-type="float">
            <text:p>0.425</text:p>
          </table:table-cell>
          <table:table-cell table:formula="of:=IF(['Event Times'.$E226]=['Event Times'.G$2];['Event Times'.$F226])" office:value-type="boolean" office:boolean-value="false" calcext:value-type="boolean">
            <text:p>FALSE</text:p>
          </table:table-cell>
          <table:table-cell table:formula="of:=IF(['Event Times'.$E226]=['Event Times'.H$2];['Event Times'.$F226])" office:value-type="boolean" office:boolean-value="false" calcext:value-type="boolean">
            <text:p>FALSE</text:p>
          </table:table-cell>
          <table:table-cell table:formula="of:=IF(['Event Times'.$E226]=['Event Times'.I$2];['Event Times'.$F226])" office:value-type="boolean" office:boolean-value="false" calcext:value-type="boolean">
            <text:p>FALSE</text:p>
          </table:table-cell>
          <table:table-cell table:style-name="Default" table:formula="of:=IF(['Event Times'.$E226]=['Event Times'.J$2];['Event Times'.$F226])" office:value-type="float" office:value="0.425" calcext:value-type="float">
            <text:p>0.425</text:p>
          </table:table-cell>
          <table:table-cell table:formula="of:=IF(['Event Times'.$E226]=['Event Times'.K$2];['Event Times'.$F22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56" calcext:value-type="float">
            <text:p>2016.956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8" calcext:value-type="float">
            <text:p>0.628</text:p>
          </table:table-cell>
          <table:table-cell table:formula="of:=IF(['Event Times'.$E227]=['Event Times'.G$2];['Event Times'.$F227])" office:value-type="boolean" office:boolean-value="false" calcext:value-type="boolean">
            <text:p>FALSE</text:p>
          </table:table-cell>
          <table:table-cell table:formula="of:=IF(['Event Times'.$E227]=['Event Times'.H$2];['Event Times'.$F227])" office:value-type="boolean" office:boolean-value="false" calcext:value-type="boolean">
            <text:p>FALSE</text:p>
          </table:table-cell>
          <table:table-cell table:formula="of:=IF(['Event Times'.$E227]=['Event Times'.I$2];['Event Times'.$F227])" office:value-type="boolean" office:boolean-value="false" calcext:value-type="boolean">
            <text:p>FALSE</text:p>
          </table:table-cell>
          <table:table-cell table:formula="of:=IF(['Event Times'.$E227]=['Event Times'.J$2];['Event Times'.$F227])" office:value-type="boolean" office:boolean-value="false" calcext:value-type="boolean">
            <text:p>FALSE</text:p>
          </table:table-cell>
          <table:table-cell table:style-name="Default" table:formula="of:=IF(['Event Times'.$E227]=['Event Times'.K$2];['Event Times'.$F227])" office:value-type="float" office:value="0.628" calcext:value-type="float">
            <text:p>0.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59" calcext:value-type="float">
            <text:p>2016.959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228]=['Event Times'.G$2];['Event Times'.$F228])" office:value-type="float" office:value="0.0000045" calcext:value-type="float">
            <text:p>0.0000045</text:p>
          </table:table-cell>
          <table:table-cell table:formula="of:=IF(['Event Times'.$E228]=['Event Times'.H$2];['Event Times'.$F228])" office:value-type="boolean" office:boolean-value="false" calcext:value-type="boolean">
            <text:p>FALSE</text:p>
          </table:table-cell>
          <table:table-cell table:formula="of:=IF(['Event Times'.$E228]=['Event Times'.I$2];['Event Times'.$F228])" office:value-type="boolean" office:boolean-value="false" calcext:value-type="boolean">
            <text:p>FALSE</text:p>
          </table:table-cell>
          <table:table-cell table:formula="of:=IF(['Event Times'.$E228]=['Event Times'.J$2];['Event Times'.$F228])" office:value-type="boolean" office:boolean-value="false" calcext:value-type="boolean">
            <text:p>FALSE</text:p>
          </table:table-cell>
          <table:table-cell table:formula="of:=IF(['Event Times'.$E228]=['Event Times'.K$2];['Event Times'.$F22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59" calcext:value-type="float">
            <text:p>2016.959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229]=['Event Times'.G$2];['Event Times'.$F229])" office:value-type="boolean" office:boolean-value="false" calcext:value-type="boolean">
            <text:p>FALSE</text:p>
          </table:table-cell>
          <table:table-cell table:style-name="Default" table:formula="of:=IF(['Event Times'.$E229]=['Event Times'.H$2];['Event Times'.$F229])" office:value-type="float" office:value="0.0000045" calcext:value-type="float">
            <text:p>0.0000045</text:p>
          </table:table-cell>
          <table:table-cell table:formula="of:=IF(['Event Times'.$E229]=['Event Times'.I$2];['Event Times'.$F229])" office:value-type="boolean" office:boolean-value="false" calcext:value-type="boolean">
            <text:p>FALSE</text:p>
          </table:table-cell>
          <table:table-cell table:formula="of:=IF(['Event Times'.$E229]=['Event Times'.J$2];['Event Times'.$F229])" office:value-type="boolean" office:boolean-value="false" calcext:value-type="boolean">
            <text:p>FALSE</text:p>
          </table:table-cell>
          <table:table-cell table:formula="of:=IF(['Event Times'.$E229]=['Event Times'.K$2];['Event Times'.$F22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59" calcext:value-type="float">
            <text:p>2016.959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87" calcext:value-type="float">
            <text:p>0.387</text:p>
          </table:table-cell>
          <table:table-cell table:formula="of:=IF(['Event Times'.$E230]=['Event Times'.G$2];['Event Times'.$F230])" office:value-type="boolean" office:boolean-value="false" calcext:value-type="boolean">
            <text:p>FALSE</text:p>
          </table:table-cell>
          <table:table-cell table:formula="of:=IF(['Event Times'.$E230]=['Event Times'.H$2];['Event Times'.$F230])" office:value-type="boolean" office:boolean-value="false" calcext:value-type="boolean">
            <text:p>FALSE</text:p>
          </table:table-cell>
          <table:table-cell table:style-name="Default" table:formula="of:=IF(['Event Times'.$E230]=['Event Times'.I$2];['Event Times'.$F230])" office:value-type="float" office:value="0.387" calcext:value-type="float">
            <text:p>0.387</text:p>
          </table:table-cell>
          <table:table-cell table:formula="of:=IF(['Event Times'.$E230]=['Event Times'.J$2];['Event Times'.$F230])" office:value-type="boolean" office:boolean-value="false" calcext:value-type="boolean">
            <text:p>FALSE</text:p>
          </table:table-cell>
          <table:table-cell table:formula="of:=IF(['Event Times'.$E230]=['Event Times'.K$2];['Event Times'.$F23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59" calcext:value-type="float">
            <text:p>2016.959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8" calcext:value-type="float">
            <text:p>0.428</text:p>
          </table:table-cell>
          <table:table-cell table:formula="of:=IF(['Event Times'.$E231]=['Event Times'.G$2];['Event Times'.$F231])" office:value-type="boolean" office:boolean-value="false" calcext:value-type="boolean">
            <text:p>FALSE</text:p>
          </table:table-cell>
          <table:table-cell table:formula="of:=IF(['Event Times'.$E231]=['Event Times'.H$2];['Event Times'.$F231])" office:value-type="boolean" office:boolean-value="false" calcext:value-type="boolean">
            <text:p>FALSE</text:p>
          </table:table-cell>
          <table:table-cell table:formula="of:=IF(['Event Times'.$E231]=['Event Times'.I$2];['Event Times'.$F231])" office:value-type="boolean" office:boolean-value="false" calcext:value-type="boolean">
            <text:p>FALSE</text:p>
          </table:table-cell>
          <table:table-cell table:style-name="Default" table:formula="of:=IF(['Event Times'.$E231]=['Event Times'.J$2];['Event Times'.$F231])" office:value-type="float" office:value="0.428" calcext:value-type="float">
            <text:p>0.428</text:p>
          </table:table-cell>
          <table:table-cell table:formula="of:=IF(['Event Times'.$E231]=['Event Times'.K$2];['Event Times'.$F23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59" calcext:value-type="float">
            <text:p>2016.959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3" calcext:value-type="float">
            <text:p>0.623</text:p>
          </table:table-cell>
          <table:table-cell table:formula="of:=IF(['Event Times'.$E232]=['Event Times'.G$2];['Event Times'.$F232])" office:value-type="boolean" office:boolean-value="false" calcext:value-type="boolean">
            <text:p>FALSE</text:p>
          </table:table-cell>
          <table:table-cell table:formula="of:=IF(['Event Times'.$E232]=['Event Times'.H$2];['Event Times'.$F232])" office:value-type="boolean" office:boolean-value="false" calcext:value-type="boolean">
            <text:p>FALSE</text:p>
          </table:table-cell>
          <table:table-cell table:formula="of:=IF(['Event Times'.$E232]=['Event Times'.I$2];['Event Times'.$F232])" office:value-type="boolean" office:boolean-value="false" calcext:value-type="boolean">
            <text:p>FALSE</text:p>
          </table:table-cell>
          <table:table-cell table:formula="of:=IF(['Event Times'.$E232]=['Event Times'.J$2];['Event Times'.$F232])" office:value-type="boolean" office:boolean-value="false" calcext:value-type="boolean">
            <text:p>FALSE</text:p>
          </table:table-cell>
          <table:table-cell table:style-name="Default" table:formula="of:=IF(['Event Times'.$E232]=['Event Times'.K$2];['Event Times'.$F232])" office:value-type="float" office:value="0.623" calcext:value-type="float">
            <text:p>0.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62" calcext:value-type="float">
            <text:p>2016.962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233]=['Event Times'.G$2];['Event Times'.$F233])" office:value-type="float" office:value="0.0000045" calcext:value-type="float">
            <text:p>0.0000045</text:p>
          </table:table-cell>
          <table:table-cell table:formula="of:=IF(['Event Times'.$E233]=['Event Times'.H$2];['Event Times'.$F233])" office:value-type="boolean" office:boolean-value="false" calcext:value-type="boolean">
            <text:p>FALSE</text:p>
          </table:table-cell>
          <table:table-cell table:formula="of:=IF(['Event Times'.$E233]=['Event Times'.I$2];['Event Times'.$F233])" office:value-type="boolean" office:boolean-value="false" calcext:value-type="boolean">
            <text:p>FALSE</text:p>
          </table:table-cell>
          <table:table-cell table:formula="of:=IF(['Event Times'.$E233]=['Event Times'.J$2];['Event Times'.$F233])" office:value-type="boolean" office:boolean-value="false" calcext:value-type="boolean">
            <text:p>FALSE</text:p>
          </table:table-cell>
          <table:table-cell table:formula="of:=IF(['Event Times'.$E233]=['Event Times'.K$2];['Event Times'.$F23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62" calcext:value-type="float">
            <text:p>2016.962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234]=['Event Times'.G$2];['Event Times'.$F234])" office:value-type="boolean" office:boolean-value="false" calcext:value-type="boolean">
            <text:p>FALSE</text:p>
          </table:table-cell>
          <table:table-cell table:style-name="Default" table:formula="of:=IF(['Event Times'.$E234]=['Event Times'.H$2];['Event Times'.$F234])" office:value-type="float" office:value="0.0000045" calcext:value-type="float">
            <text:p>0.0000045</text:p>
          </table:table-cell>
          <table:table-cell table:formula="of:=IF(['Event Times'.$E234]=['Event Times'.I$2];['Event Times'.$F234])" office:value-type="boolean" office:boolean-value="false" calcext:value-type="boolean">
            <text:p>FALSE</text:p>
          </table:table-cell>
          <table:table-cell table:formula="of:=IF(['Event Times'.$E234]=['Event Times'.J$2];['Event Times'.$F234])" office:value-type="boolean" office:boolean-value="false" calcext:value-type="boolean">
            <text:p>FALSE</text:p>
          </table:table-cell>
          <table:table-cell table:formula="of:=IF(['Event Times'.$E234]=['Event Times'.K$2];['Event Times'.$F23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62" calcext:value-type="float">
            <text:p>2016.962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88" calcext:value-type="float">
            <text:p>0.388</text:p>
          </table:table-cell>
          <table:table-cell table:formula="of:=IF(['Event Times'.$E235]=['Event Times'.G$2];['Event Times'.$F235])" office:value-type="boolean" office:boolean-value="false" calcext:value-type="boolean">
            <text:p>FALSE</text:p>
          </table:table-cell>
          <table:table-cell table:formula="of:=IF(['Event Times'.$E235]=['Event Times'.H$2];['Event Times'.$F235])" office:value-type="boolean" office:boolean-value="false" calcext:value-type="boolean">
            <text:p>FALSE</text:p>
          </table:table-cell>
          <table:table-cell table:style-name="Default" table:formula="of:=IF(['Event Times'.$E235]=['Event Times'.I$2];['Event Times'.$F235])" office:value-type="float" office:value="0.388" calcext:value-type="float">
            <text:p>0.388</text:p>
          </table:table-cell>
          <table:table-cell table:formula="of:=IF(['Event Times'.$E235]=['Event Times'.J$2];['Event Times'.$F235])" office:value-type="boolean" office:boolean-value="false" calcext:value-type="boolean">
            <text:p>FALSE</text:p>
          </table:table-cell>
          <table:table-cell table:formula="of:=IF(['Event Times'.$E235]=['Event Times'.K$2];['Event Times'.$F23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62" calcext:value-type="float">
            <text:p>2016.962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5" calcext:value-type="float">
            <text:p>0.425</text:p>
          </table:table-cell>
          <table:table-cell table:formula="of:=IF(['Event Times'.$E236]=['Event Times'.G$2];['Event Times'.$F236])" office:value-type="boolean" office:boolean-value="false" calcext:value-type="boolean">
            <text:p>FALSE</text:p>
          </table:table-cell>
          <table:table-cell table:formula="of:=IF(['Event Times'.$E236]=['Event Times'.H$2];['Event Times'.$F236])" office:value-type="boolean" office:boolean-value="false" calcext:value-type="boolean">
            <text:p>FALSE</text:p>
          </table:table-cell>
          <table:table-cell table:formula="of:=IF(['Event Times'.$E236]=['Event Times'.I$2];['Event Times'.$F236])" office:value-type="boolean" office:boolean-value="false" calcext:value-type="boolean">
            <text:p>FALSE</text:p>
          </table:table-cell>
          <table:table-cell table:style-name="Default" table:formula="of:=IF(['Event Times'.$E236]=['Event Times'.J$2];['Event Times'.$F236])" office:value-type="float" office:value="0.425" calcext:value-type="float">
            <text:p>0.425</text:p>
          </table:table-cell>
          <table:table-cell table:formula="of:=IF(['Event Times'.$E236]=['Event Times'.K$2];['Event Times'.$F23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62" calcext:value-type="float">
            <text:p>2016.962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3" calcext:value-type="float">
            <text:p>0.63</text:p>
          </table:table-cell>
          <table:table-cell table:formula="of:=IF(['Event Times'.$E237]=['Event Times'.G$2];['Event Times'.$F237])" office:value-type="boolean" office:boolean-value="false" calcext:value-type="boolean">
            <text:p>FALSE</text:p>
          </table:table-cell>
          <table:table-cell table:formula="of:=IF(['Event Times'.$E237]=['Event Times'.H$2];['Event Times'.$F237])" office:value-type="boolean" office:boolean-value="false" calcext:value-type="boolean">
            <text:p>FALSE</text:p>
          </table:table-cell>
          <table:table-cell table:formula="of:=IF(['Event Times'.$E237]=['Event Times'.I$2];['Event Times'.$F237])" office:value-type="boolean" office:boolean-value="false" calcext:value-type="boolean">
            <text:p>FALSE</text:p>
          </table:table-cell>
          <table:table-cell table:formula="of:=IF(['Event Times'.$E237]=['Event Times'.J$2];['Event Times'.$F237])" office:value-type="boolean" office:boolean-value="false" calcext:value-type="boolean">
            <text:p>FALSE</text:p>
          </table:table-cell>
          <table:table-cell table:style-name="Default" table:formula="of:=IF(['Event Times'.$E237]=['Event Times'.K$2];['Event Times'.$F237])" office:value-type="float" office:value="0.63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64" calcext:value-type="float">
            <text:p>2016.964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238]=['Event Times'.G$2];['Event Times'.$F238])" office:value-type="float" office:value="0.0000045" calcext:value-type="float">
            <text:p>0.0000045</text:p>
          </table:table-cell>
          <table:table-cell table:formula="of:=IF(['Event Times'.$E238]=['Event Times'.H$2];['Event Times'.$F238])" office:value-type="boolean" office:boolean-value="false" calcext:value-type="boolean">
            <text:p>FALSE</text:p>
          </table:table-cell>
          <table:table-cell table:formula="of:=IF(['Event Times'.$E238]=['Event Times'.I$2];['Event Times'.$F238])" office:value-type="boolean" office:boolean-value="false" calcext:value-type="boolean">
            <text:p>FALSE</text:p>
          </table:table-cell>
          <table:table-cell table:formula="of:=IF(['Event Times'.$E238]=['Event Times'.J$2];['Event Times'.$F238])" office:value-type="boolean" office:boolean-value="false" calcext:value-type="boolean">
            <text:p>FALSE</text:p>
          </table:table-cell>
          <table:table-cell table:formula="of:=IF(['Event Times'.$E238]=['Event Times'.K$2];['Event Times'.$F23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64" calcext:value-type="float">
            <text:p>2016.964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239]=['Event Times'.G$2];['Event Times'.$F239])" office:value-type="boolean" office:boolean-value="false" calcext:value-type="boolean">
            <text:p>FALSE</text:p>
          </table:table-cell>
          <table:table-cell table:style-name="Default" table:formula="of:=IF(['Event Times'.$E239]=['Event Times'.H$2];['Event Times'.$F239])" office:value-type="float" office:value="0.0000045" calcext:value-type="float">
            <text:p>0.0000045</text:p>
          </table:table-cell>
          <table:table-cell table:formula="of:=IF(['Event Times'.$E239]=['Event Times'.I$2];['Event Times'.$F239])" office:value-type="boolean" office:boolean-value="false" calcext:value-type="boolean">
            <text:p>FALSE</text:p>
          </table:table-cell>
          <table:table-cell table:formula="of:=IF(['Event Times'.$E239]=['Event Times'.J$2];['Event Times'.$F239])" office:value-type="boolean" office:boolean-value="false" calcext:value-type="boolean">
            <text:p>FALSE</text:p>
          </table:table-cell>
          <table:table-cell table:formula="of:=IF(['Event Times'.$E239]=['Event Times'.K$2];['Event Times'.$F23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64" calcext:value-type="float">
            <text:p>2016.964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88" calcext:value-type="float">
            <text:p>0.388</text:p>
          </table:table-cell>
          <table:table-cell table:formula="of:=IF(['Event Times'.$E240]=['Event Times'.G$2];['Event Times'.$F240])" office:value-type="boolean" office:boolean-value="false" calcext:value-type="boolean">
            <text:p>FALSE</text:p>
          </table:table-cell>
          <table:table-cell table:formula="of:=IF(['Event Times'.$E240]=['Event Times'.H$2];['Event Times'.$F240])" office:value-type="boolean" office:boolean-value="false" calcext:value-type="boolean">
            <text:p>FALSE</text:p>
          </table:table-cell>
          <table:table-cell table:style-name="Default" table:formula="of:=IF(['Event Times'.$E240]=['Event Times'.I$2];['Event Times'.$F240])" office:value-type="float" office:value="0.388" calcext:value-type="float">
            <text:p>0.388</text:p>
          </table:table-cell>
          <table:table-cell table:formula="of:=IF(['Event Times'.$E240]=['Event Times'.J$2];['Event Times'.$F240])" office:value-type="boolean" office:boolean-value="false" calcext:value-type="boolean">
            <text:p>FALSE</text:p>
          </table:table-cell>
          <table:table-cell table:formula="of:=IF(['Event Times'.$E240]=['Event Times'.K$2];['Event Times'.$F24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64" calcext:value-type="float">
            <text:p>2016.964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9" calcext:value-type="float">
            <text:p>0.429</text:p>
          </table:table-cell>
          <table:table-cell table:formula="of:=IF(['Event Times'.$E241]=['Event Times'.G$2];['Event Times'.$F241])" office:value-type="boolean" office:boolean-value="false" calcext:value-type="boolean">
            <text:p>FALSE</text:p>
          </table:table-cell>
          <table:table-cell table:formula="of:=IF(['Event Times'.$E241]=['Event Times'.H$2];['Event Times'.$F241])" office:value-type="boolean" office:boolean-value="false" calcext:value-type="boolean">
            <text:p>FALSE</text:p>
          </table:table-cell>
          <table:table-cell table:formula="of:=IF(['Event Times'.$E241]=['Event Times'.I$2];['Event Times'.$F241])" office:value-type="boolean" office:boolean-value="false" calcext:value-type="boolean">
            <text:p>FALSE</text:p>
          </table:table-cell>
          <table:table-cell table:style-name="Default" table:formula="of:=IF(['Event Times'.$E241]=['Event Times'.J$2];['Event Times'.$F241])" office:value-type="float" office:value="0.429" calcext:value-type="float">
            <text:p>0.429</text:p>
          </table:table-cell>
          <table:table-cell table:formula="of:=IF(['Event Times'.$E241]=['Event Times'.K$2];['Event Times'.$F24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64" calcext:value-type="float">
            <text:p>2016.964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8" calcext:value-type="float">
            <text:p>0.628</text:p>
          </table:table-cell>
          <table:table-cell table:formula="of:=IF(['Event Times'.$E242]=['Event Times'.G$2];['Event Times'.$F242])" office:value-type="boolean" office:boolean-value="false" calcext:value-type="boolean">
            <text:p>FALSE</text:p>
          </table:table-cell>
          <table:table-cell table:formula="of:=IF(['Event Times'.$E242]=['Event Times'.H$2];['Event Times'.$F242])" office:value-type="boolean" office:boolean-value="false" calcext:value-type="boolean">
            <text:p>FALSE</text:p>
          </table:table-cell>
          <table:table-cell table:formula="of:=IF(['Event Times'.$E242]=['Event Times'.I$2];['Event Times'.$F242])" office:value-type="boolean" office:boolean-value="false" calcext:value-type="boolean">
            <text:p>FALSE</text:p>
          </table:table-cell>
          <table:table-cell table:formula="of:=IF(['Event Times'.$E242]=['Event Times'.J$2];['Event Times'.$F242])" office:value-type="boolean" office:boolean-value="false" calcext:value-type="boolean">
            <text:p>FALSE</text:p>
          </table:table-cell>
          <table:table-cell table:style-name="Default" table:formula="of:=IF(['Event Times'.$E242]=['Event Times'.K$2];['Event Times'.$F242])" office:value-type="float" office:value="0.628" calcext:value-type="float">
            <text:p>0.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67" calcext:value-type="float">
            <text:p>2016.967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243]=['Event Times'.G$2];['Event Times'.$F243])" office:value-type="float" office:value="0.0000045" calcext:value-type="float">
            <text:p>0.0000045</text:p>
          </table:table-cell>
          <table:table-cell table:formula="of:=IF(['Event Times'.$E243]=['Event Times'.H$2];['Event Times'.$F243])" office:value-type="boolean" office:boolean-value="false" calcext:value-type="boolean">
            <text:p>FALSE</text:p>
          </table:table-cell>
          <table:table-cell table:formula="of:=IF(['Event Times'.$E243]=['Event Times'.I$2];['Event Times'.$F243])" office:value-type="boolean" office:boolean-value="false" calcext:value-type="boolean">
            <text:p>FALSE</text:p>
          </table:table-cell>
          <table:table-cell table:formula="of:=IF(['Event Times'.$E243]=['Event Times'.J$2];['Event Times'.$F243])" office:value-type="boolean" office:boolean-value="false" calcext:value-type="boolean">
            <text:p>FALSE</text:p>
          </table:table-cell>
          <table:table-cell table:formula="of:=IF(['Event Times'.$E243]=['Event Times'.K$2];['Event Times'.$F24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67" calcext:value-type="float">
            <text:p>2016.967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244]=['Event Times'.G$2];['Event Times'.$F244])" office:value-type="boolean" office:boolean-value="false" calcext:value-type="boolean">
            <text:p>FALSE</text:p>
          </table:table-cell>
          <table:table-cell table:style-name="Default" table:formula="of:=IF(['Event Times'.$E244]=['Event Times'.H$2];['Event Times'.$F244])" office:value-type="float" office:value="0.0000045" calcext:value-type="float">
            <text:p>0.0000045</text:p>
          </table:table-cell>
          <table:table-cell table:formula="of:=IF(['Event Times'.$E244]=['Event Times'.I$2];['Event Times'.$F244])" office:value-type="boolean" office:boolean-value="false" calcext:value-type="boolean">
            <text:p>FALSE</text:p>
          </table:table-cell>
          <table:table-cell table:formula="of:=IF(['Event Times'.$E244]=['Event Times'.J$2];['Event Times'.$F244])" office:value-type="boolean" office:boolean-value="false" calcext:value-type="boolean">
            <text:p>FALSE</text:p>
          </table:table-cell>
          <table:table-cell table:formula="of:=IF(['Event Times'.$E244]=['Event Times'.K$2];['Event Times'.$F24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67" calcext:value-type="float">
            <text:p>2016.967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94" calcext:value-type="float">
            <text:p>0.394</text:p>
          </table:table-cell>
          <table:table-cell table:formula="of:=IF(['Event Times'.$E245]=['Event Times'.G$2];['Event Times'.$F245])" office:value-type="boolean" office:boolean-value="false" calcext:value-type="boolean">
            <text:p>FALSE</text:p>
          </table:table-cell>
          <table:table-cell table:formula="of:=IF(['Event Times'.$E245]=['Event Times'.H$2];['Event Times'.$F245])" office:value-type="boolean" office:boolean-value="false" calcext:value-type="boolean">
            <text:p>FALSE</text:p>
          </table:table-cell>
          <table:table-cell table:style-name="Default" table:formula="of:=IF(['Event Times'.$E245]=['Event Times'.I$2];['Event Times'.$F245])" office:value-type="float" office:value="0.394" calcext:value-type="float">
            <text:p>0.394</text:p>
          </table:table-cell>
          <table:table-cell table:formula="of:=IF(['Event Times'.$E245]=['Event Times'.J$2];['Event Times'.$F245])" office:value-type="boolean" office:boolean-value="false" calcext:value-type="boolean">
            <text:p>FALSE</text:p>
          </table:table-cell>
          <table:table-cell table:formula="of:=IF(['Event Times'.$E245]=['Event Times'.K$2];['Event Times'.$F24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67" calcext:value-type="float">
            <text:p>2016.967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5" calcext:value-type="float">
            <text:p>0.425</text:p>
          </table:table-cell>
          <table:table-cell table:formula="of:=IF(['Event Times'.$E246]=['Event Times'.G$2];['Event Times'.$F246])" office:value-type="boolean" office:boolean-value="false" calcext:value-type="boolean">
            <text:p>FALSE</text:p>
          </table:table-cell>
          <table:table-cell table:formula="of:=IF(['Event Times'.$E246]=['Event Times'.H$2];['Event Times'.$F246])" office:value-type="boolean" office:boolean-value="false" calcext:value-type="boolean">
            <text:p>FALSE</text:p>
          </table:table-cell>
          <table:table-cell table:formula="of:=IF(['Event Times'.$E246]=['Event Times'.I$2];['Event Times'.$F246])" office:value-type="boolean" office:boolean-value="false" calcext:value-type="boolean">
            <text:p>FALSE</text:p>
          </table:table-cell>
          <table:table-cell table:style-name="Default" table:formula="of:=IF(['Event Times'.$E246]=['Event Times'.J$2];['Event Times'.$F246])" office:value-type="float" office:value="0.425" calcext:value-type="float">
            <text:p>0.425</text:p>
          </table:table-cell>
          <table:table-cell table:formula="of:=IF(['Event Times'.$E246]=['Event Times'.K$2];['Event Times'.$F24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67" calcext:value-type="float">
            <text:p>2016.967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6" calcext:value-type="float">
            <text:p>0.626</text:p>
          </table:table-cell>
          <table:table-cell table:formula="of:=IF(['Event Times'.$E247]=['Event Times'.G$2];['Event Times'.$F247])" office:value-type="boolean" office:boolean-value="false" calcext:value-type="boolean">
            <text:p>FALSE</text:p>
          </table:table-cell>
          <table:table-cell table:formula="of:=IF(['Event Times'.$E247]=['Event Times'.H$2];['Event Times'.$F247])" office:value-type="boolean" office:boolean-value="false" calcext:value-type="boolean">
            <text:p>FALSE</text:p>
          </table:table-cell>
          <table:table-cell table:formula="of:=IF(['Event Times'.$E247]=['Event Times'.I$2];['Event Times'.$F247])" office:value-type="boolean" office:boolean-value="false" calcext:value-type="boolean">
            <text:p>FALSE</text:p>
          </table:table-cell>
          <table:table-cell table:formula="of:=IF(['Event Times'.$E247]=['Event Times'.J$2];['Event Times'.$F247])" office:value-type="boolean" office:boolean-value="false" calcext:value-type="boolean">
            <text:p>FALSE</text:p>
          </table:table-cell>
          <table:table-cell table:style-name="Default" table:formula="of:=IF(['Event Times'.$E247]=['Event Times'.K$2];['Event Times'.$F247])" office:value-type="float" office:value="0.626" calcext:value-type="float">
            <text:p>0.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7" calcext:value-type="float">
            <text:p>2016.97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248]=['Event Times'.G$2];['Event Times'.$F248])" office:value-type="float" office:value="0.0000045" calcext:value-type="float">
            <text:p>0.0000045</text:p>
          </table:table-cell>
          <table:table-cell table:formula="of:=IF(['Event Times'.$E248]=['Event Times'.H$2];['Event Times'.$F248])" office:value-type="boolean" office:boolean-value="false" calcext:value-type="boolean">
            <text:p>FALSE</text:p>
          </table:table-cell>
          <table:table-cell table:formula="of:=IF(['Event Times'.$E248]=['Event Times'.I$2];['Event Times'.$F248])" office:value-type="boolean" office:boolean-value="false" calcext:value-type="boolean">
            <text:p>FALSE</text:p>
          </table:table-cell>
          <table:table-cell table:formula="of:=IF(['Event Times'.$E248]=['Event Times'.J$2];['Event Times'.$F248])" office:value-type="boolean" office:boolean-value="false" calcext:value-type="boolean">
            <text:p>FALSE</text:p>
          </table:table-cell>
          <table:table-cell table:formula="of:=IF(['Event Times'.$E248]=['Event Times'.K$2];['Event Times'.$F24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7" calcext:value-type="float">
            <text:p>2016.97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249]=['Event Times'.G$2];['Event Times'.$F249])" office:value-type="boolean" office:boolean-value="false" calcext:value-type="boolean">
            <text:p>FALSE</text:p>
          </table:table-cell>
          <table:table-cell table:style-name="Default" table:formula="of:=IF(['Event Times'.$E249]=['Event Times'.H$2];['Event Times'.$F249])" office:value-type="float" office:value="0.0000045" calcext:value-type="float">
            <text:p>0.0000045</text:p>
          </table:table-cell>
          <table:table-cell table:formula="of:=IF(['Event Times'.$E249]=['Event Times'.I$2];['Event Times'.$F249])" office:value-type="boolean" office:boolean-value="false" calcext:value-type="boolean">
            <text:p>FALSE</text:p>
          </table:table-cell>
          <table:table-cell table:formula="of:=IF(['Event Times'.$E249]=['Event Times'.J$2];['Event Times'.$F249])" office:value-type="boolean" office:boolean-value="false" calcext:value-type="boolean">
            <text:p>FALSE</text:p>
          </table:table-cell>
          <table:table-cell table:formula="of:=IF(['Event Times'.$E249]=['Event Times'.K$2];['Event Times'.$F24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7" calcext:value-type="float">
            <text:p>2016.97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89" calcext:value-type="float">
            <text:p>0.389</text:p>
          </table:table-cell>
          <table:table-cell table:formula="of:=IF(['Event Times'.$E250]=['Event Times'.G$2];['Event Times'.$F250])" office:value-type="boolean" office:boolean-value="false" calcext:value-type="boolean">
            <text:p>FALSE</text:p>
          </table:table-cell>
          <table:table-cell table:formula="of:=IF(['Event Times'.$E250]=['Event Times'.H$2];['Event Times'.$F250])" office:value-type="boolean" office:boolean-value="false" calcext:value-type="boolean">
            <text:p>FALSE</text:p>
          </table:table-cell>
          <table:table-cell table:style-name="Default" table:formula="of:=IF(['Event Times'.$E250]=['Event Times'.I$2];['Event Times'.$F250])" office:value-type="float" office:value="0.389" calcext:value-type="float">
            <text:p>0.389</text:p>
          </table:table-cell>
          <table:table-cell table:formula="of:=IF(['Event Times'.$E250]=['Event Times'.J$2];['Event Times'.$F250])" office:value-type="boolean" office:boolean-value="false" calcext:value-type="boolean">
            <text:p>FALSE</text:p>
          </table:table-cell>
          <table:table-cell table:formula="of:=IF(['Event Times'.$E250]=['Event Times'.K$2];['Event Times'.$F25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7" calcext:value-type="float">
            <text:p>2016.97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8" calcext:value-type="float">
            <text:p>0.428</text:p>
          </table:table-cell>
          <table:table-cell table:formula="of:=IF(['Event Times'.$E251]=['Event Times'.G$2];['Event Times'.$F251])" office:value-type="boolean" office:boolean-value="false" calcext:value-type="boolean">
            <text:p>FALSE</text:p>
          </table:table-cell>
          <table:table-cell table:formula="of:=IF(['Event Times'.$E251]=['Event Times'.H$2];['Event Times'.$F251])" office:value-type="boolean" office:boolean-value="false" calcext:value-type="boolean">
            <text:p>FALSE</text:p>
          </table:table-cell>
          <table:table-cell table:formula="of:=IF(['Event Times'.$E251]=['Event Times'.I$2];['Event Times'.$F251])" office:value-type="boolean" office:boolean-value="false" calcext:value-type="boolean">
            <text:p>FALSE</text:p>
          </table:table-cell>
          <table:table-cell table:style-name="Default" table:formula="of:=IF(['Event Times'.$E251]=['Event Times'.J$2];['Event Times'.$F251])" office:value-type="float" office:value="0.428" calcext:value-type="float">
            <text:p>0.428</text:p>
          </table:table-cell>
          <table:table-cell table:formula="of:=IF(['Event Times'.$E251]=['Event Times'.K$2];['Event Times'.$F25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7" calcext:value-type="float">
            <text:p>2016.97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2" calcext:value-type="float">
            <text:p>0.622</text:p>
          </table:table-cell>
          <table:table-cell table:formula="of:=IF(['Event Times'.$E252]=['Event Times'.G$2];['Event Times'.$F252])" office:value-type="boolean" office:boolean-value="false" calcext:value-type="boolean">
            <text:p>FALSE</text:p>
          </table:table-cell>
          <table:table-cell table:formula="of:=IF(['Event Times'.$E252]=['Event Times'.H$2];['Event Times'.$F252])" office:value-type="boolean" office:boolean-value="false" calcext:value-type="boolean">
            <text:p>FALSE</text:p>
          </table:table-cell>
          <table:table-cell table:formula="of:=IF(['Event Times'.$E252]=['Event Times'.I$2];['Event Times'.$F252])" office:value-type="boolean" office:boolean-value="false" calcext:value-type="boolean">
            <text:p>FALSE</text:p>
          </table:table-cell>
          <table:table-cell table:formula="of:=IF(['Event Times'.$E252]=['Event Times'.J$2];['Event Times'.$F252])" office:value-type="boolean" office:boolean-value="false" calcext:value-type="boolean">
            <text:p>FALSE</text:p>
          </table:table-cell>
          <table:table-cell table:style-name="Default" table:formula="of:=IF(['Event Times'.$E252]=['Event Times'.K$2];['Event Times'.$F252])" office:value-type="float" office:value="0.622" calcext:value-type="float">
            <text:p>0.6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73" calcext:value-type="float">
            <text:p>2016.973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253]=['Event Times'.G$2];['Event Times'.$F253])" office:value-type="float" office:value="0.0000045" calcext:value-type="float">
            <text:p>0.0000045</text:p>
          </table:table-cell>
          <table:table-cell table:formula="of:=IF(['Event Times'.$E253]=['Event Times'.H$2];['Event Times'.$F253])" office:value-type="boolean" office:boolean-value="false" calcext:value-type="boolean">
            <text:p>FALSE</text:p>
          </table:table-cell>
          <table:table-cell table:formula="of:=IF(['Event Times'.$E253]=['Event Times'.I$2];['Event Times'.$F253])" office:value-type="boolean" office:boolean-value="false" calcext:value-type="boolean">
            <text:p>FALSE</text:p>
          </table:table-cell>
          <table:table-cell table:formula="of:=IF(['Event Times'.$E253]=['Event Times'.J$2];['Event Times'.$F253])" office:value-type="boolean" office:boolean-value="false" calcext:value-type="boolean">
            <text:p>FALSE</text:p>
          </table:table-cell>
          <table:table-cell table:formula="of:=IF(['Event Times'.$E253]=['Event Times'.K$2];['Event Times'.$F25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73" calcext:value-type="float">
            <text:p>2016.973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254]=['Event Times'.G$2];['Event Times'.$F254])" office:value-type="boolean" office:boolean-value="false" calcext:value-type="boolean">
            <text:p>FALSE</text:p>
          </table:table-cell>
          <table:table-cell table:style-name="Default" table:formula="of:=IF(['Event Times'.$E254]=['Event Times'.H$2];['Event Times'.$F254])" office:value-type="float" office:value="0.0000045" calcext:value-type="float">
            <text:p>0.0000045</text:p>
          </table:table-cell>
          <table:table-cell table:formula="of:=IF(['Event Times'.$E254]=['Event Times'.I$2];['Event Times'.$F254])" office:value-type="boolean" office:boolean-value="false" calcext:value-type="boolean">
            <text:p>FALSE</text:p>
          </table:table-cell>
          <table:table-cell table:formula="of:=IF(['Event Times'.$E254]=['Event Times'.J$2];['Event Times'.$F254])" office:value-type="boolean" office:boolean-value="false" calcext:value-type="boolean">
            <text:p>FALSE</text:p>
          </table:table-cell>
          <table:table-cell table:formula="of:=IF(['Event Times'.$E254]=['Event Times'.K$2];['Event Times'.$F25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73" calcext:value-type="float">
            <text:p>2016.973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94" calcext:value-type="float">
            <text:p>0.394</text:p>
          </table:table-cell>
          <table:table-cell table:formula="of:=IF(['Event Times'.$E255]=['Event Times'.G$2];['Event Times'.$F255])" office:value-type="boolean" office:boolean-value="false" calcext:value-type="boolean">
            <text:p>FALSE</text:p>
          </table:table-cell>
          <table:table-cell table:formula="of:=IF(['Event Times'.$E255]=['Event Times'.H$2];['Event Times'.$F255])" office:value-type="boolean" office:boolean-value="false" calcext:value-type="boolean">
            <text:p>FALSE</text:p>
          </table:table-cell>
          <table:table-cell table:style-name="Default" table:formula="of:=IF(['Event Times'.$E255]=['Event Times'.I$2];['Event Times'.$F255])" office:value-type="float" office:value="0.394" calcext:value-type="float">
            <text:p>0.394</text:p>
          </table:table-cell>
          <table:table-cell table:formula="of:=IF(['Event Times'.$E255]=['Event Times'.J$2];['Event Times'.$F255])" office:value-type="boolean" office:boolean-value="false" calcext:value-type="boolean">
            <text:p>FALSE</text:p>
          </table:table-cell>
          <table:table-cell table:formula="of:=IF(['Event Times'.$E255]=['Event Times'.K$2];['Event Times'.$F25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73" calcext:value-type="float">
            <text:p>2016.973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5" calcext:value-type="float">
            <text:p>0.425</text:p>
          </table:table-cell>
          <table:table-cell table:formula="of:=IF(['Event Times'.$E256]=['Event Times'.G$2];['Event Times'.$F256])" office:value-type="boolean" office:boolean-value="false" calcext:value-type="boolean">
            <text:p>FALSE</text:p>
          </table:table-cell>
          <table:table-cell table:formula="of:=IF(['Event Times'.$E256]=['Event Times'.H$2];['Event Times'.$F256])" office:value-type="boolean" office:boolean-value="false" calcext:value-type="boolean">
            <text:p>FALSE</text:p>
          </table:table-cell>
          <table:table-cell table:formula="of:=IF(['Event Times'.$E256]=['Event Times'.I$2];['Event Times'.$F256])" office:value-type="boolean" office:boolean-value="false" calcext:value-type="boolean">
            <text:p>FALSE</text:p>
          </table:table-cell>
          <table:table-cell table:style-name="Default" table:formula="of:=IF(['Event Times'.$E256]=['Event Times'.J$2];['Event Times'.$F256])" office:value-type="float" office:value="0.425" calcext:value-type="float">
            <text:p>0.425</text:p>
          </table:table-cell>
          <table:table-cell table:formula="of:=IF(['Event Times'.$E256]=['Event Times'.K$2];['Event Times'.$F25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73" calcext:value-type="float">
            <text:p>2016.973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" calcext:value-type="float">
            <text:p>0.62</text:p>
          </table:table-cell>
          <table:table-cell table:formula="of:=IF(['Event Times'.$E257]=['Event Times'.G$2];['Event Times'.$F257])" office:value-type="boolean" office:boolean-value="false" calcext:value-type="boolean">
            <text:p>FALSE</text:p>
          </table:table-cell>
          <table:table-cell table:formula="of:=IF(['Event Times'.$E257]=['Event Times'.H$2];['Event Times'.$F257])" office:value-type="boolean" office:boolean-value="false" calcext:value-type="boolean">
            <text:p>FALSE</text:p>
          </table:table-cell>
          <table:table-cell table:formula="of:=IF(['Event Times'.$E257]=['Event Times'.I$2];['Event Times'.$F257])" office:value-type="boolean" office:boolean-value="false" calcext:value-type="boolean">
            <text:p>FALSE</text:p>
          </table:table-cell>
          <table:table-cell table:formula="of:=IF(['Event Times'.$E257]=['Event Times'.J$2];['Event Times'.$F257])" office:value-type="boolean" office:boolean-value="false" calcext:value-type="boolean">
            <text:p>FALSE</text:p>
          </table:table-cell>
          <table:table-cell table:style-name="Default" table:formula="of:=IF(['Event Times'.$E257]=['Event Times'.K$2];['Event Times'.$F257])" office:value-type="float" office:value="0.62" calcext:value-type="float">
            <text:p>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75" calcext:value-type="float">
            <text:p>2016.975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258]=['Event Times'.G$2];['Event Times'.$F258])" office:value-type="float" office:value="0.0000045" calcext:value-type="float">
            <text:p>0.0000045</text:p>
          </table:table-cell>
          <table:table-cell table:formula="of:=IF(['Event Times'.$E258]=['Event Times'.H$2];['Event Times'.$F258])" office:value-type="boolean" office:boolean-value="false" calcext:value-type="boolean">
            <text:p>FALSE</text:p>
          </table:table-cell>
          <table:table-cell table:formula="of:=IF(['Event Times'.$E258]=['Event Times'.I$2];['Event Times'.$F258])" office:value-type="boolean" office:boolean-value="false" calcext:value-type="boolean">
            <text:p>FALSE</text:p>
          </table:table-cell>
          <table:table-cell table:formula="of:=IF(['Event Times'.$E258]=['Event Times'.J$2];['Event Times'.$F258])" office:value-type="boolean" office:boolean-value="false" calcext:value-type="boolean">
            <text:p>FALSE</text:p>
          </table:table-cell>
          <table:table-cell table:formula="of:=IF(['Event Times'.$E258]=['Event Times'.K$2];['Event Times'.$F25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75" calcext:value-type="float">
            <text:p>2016.975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259]=['Event Times'.G$2];['Event Times'.$F259])" office:value-type="boolean" office:boolean-value="false" calcext:value-type="boolean">
            <text:p>FALSE</text:p>
          </table:table-cell>
          <table:table-cell table:style-name="Default" table:formula="of:=IF(['Event Times'.$E259]=['Event Times'.H$2];['Event Times'.$F259])" office:value-type="float" office:value="0.0000045" calcext:value-type="float">
            <text:p>0.0000045</text:p>
          </table:table-cell>
          <table:table-cell table:formula="of:=IF(['Event Times'.$E259]=['Event Times'.I$2];['Event Times'.$F259])" office:value-type="boolean" office:boolean-value="false" calcext:value-type="boolean">
            <text:p>FALSE</text:p>
          </table:table-cell>
          <table:table-cell table:formula="of:=IF(['Event Times'.$E259]=['Event Times'.J$2];['Event Times'.$F259])" office:value-type="boolean" office:boolean-value="false" calcext:value-type="boolean">
            <text:p>FALSE</text:p>
          </table:table-cell>
          <table:table-cell table:formula="of:=IF(['Event Times'.$E259]=['Event Times'.K$2];['Event Times'.$F25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75" calcext:value-type="float">
            <text:p>2016.975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91" calcext:value-type="float">
            <text:p>0.391</text:p>
          </table:table-cell>
          <table:table-cell table:formula="of:=IF(['Event Times'.$E260]=['Event Times'.G$2];['Event Times'.$F260])" office:value-type="boolean" office:boolean-value="false" calcext:value-type="boolean">
            <text:p>FALSE</text:p>
          </table:table-cell>
          <table:table-cell table:formula="of:=IF(['Event Times'.$E260]=['Event Times'.H$2];['Event Times'.$F260])" office:value-type="boolean" office:boolean-value="false" calcext:value-type="boolean">
            <text:p>FALSE</text:p>
          </table:table-cell>
          <table:table-cell table:style-name="Default" table:formula="of:=IF(['Event Times'.$E260]=['Event Times'.I$2];['Event Times'.$F260])" office:value-type="float" office:value="0.391" calcext:value-type="float">
            <text:p>0.391</text:p>
          </table:table-cell>
          <table:table-cell table:formula="of:=IF(['Event Times'.$E260]=['Event Times'.J$2];['Event Times'.$F260])" office:value-type="boolean" office:boolean-value="false" calcext:value-type="boolean">
            <text:p>FALSE</text:p>
          </table:table-cell>
          <table:table-cell table:formula="of:=IF(['Event Times'.$E260]=['Event Times'.K$2];['Event Times'.$F26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75" calcext:value-type="float">
            <text:p>2016.975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" calcext:value-type="float">
            <text:p>0.43</text:p>
          </table:table-cell>
          <table:table-cell table:formula="of:=IF(['Event Times'.$E261]=['Event Times'.G$2];['Event Times'.$F261])" office:value-type="boolean" office:boolean-value="false" calcext:value-type="boolean">
            <text:p>FALSE</text:p>
          </table:table-cell>
          <table:table-cell table:formula="of:=IF(['Event Times'.$E261]=['Event Times'.H$2];['Event Times'.$F261])" office:value-type="boolean" office:boolean-value="false" calcext:value-type="boolean">
            <text:p>FALSE</text:p>
          </table:table-cell>
          <table:table-cell table:formula="of:=IF(['Event Times'.$E261]=['Event Times'.I$2];['Event Times'.$F261])" office:value-type="boolean" office:boolean-value="false" calcext:value-type="boolean">
            <text:p>FALSE</text:p>
          </table:table-cell>
          <table:table-cell table:style-name="Default" table:formula="of:=IF(['Event Times'.$E261]=['Event Times'.J$2];['Event Times'.$F261])" office:value-type="float" office:value="0.43" calcext:value-type="float">
            <text:p>0.43</text:p>
          </table:table-cell>
          <table:table-cell table:formula="of:=IF(['Event Times'.$E261]=['Event Times'.K$2];['Event Times'.$F26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75" calcext:value-type="float">
            <text:p>2016.975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3" calcext:value-type="float">
            <text:p>0.623</text:p>
          </table:table-cell>
          <table:table-cell table:formula="of:=IF(['Event Times'.$E262]=['Event Times'.G$2];['Event Times'.$F262])" office:value-type="boolean" office:boolean-value="false" calcext:value-type="boolean">
            <text:p>FALSE</text:p>
          </table:table-cell>
          <table:table-cell table:formula="of:=IF(['Event Times'.$E262]=['Event Times'.H$2];['Event Times'.$F262])" office:value-type="boolean" office:boolean-value="false" calcext:value-type="boolean">
            <text:p>FALSE</text:p>
          </table:table-cell>
          <table:table-cell table:formula="of:=IF(['Event Times'.$E262]=['Event Times'.I$2];['Event Times'.$F262])" office:value-type="boolean" office:boolean-value="false" calcext:value-type="boolean">
            <text:p>FALSE</text:p>
          </table:table-cell>
          <table:table-cell table:formula="of:=IF(['Event Times'.$E262]=['Event Times'.J$2];['Event Times'.$F262])" office:value-type="boolean" office:boolean-value="false" calcext:value-type="boolean">
            <text:p>FALSE</text:p>
          </table:table-cell>
          <table:table-cell table:style-name="Default" table:formula="of:=IF(['Event Times'.$E262]=['Event Times'.K$2];['Event Times'.$F262])" office:value-type="float" office:value="0.623" calcext:value-type="float">
            <text:p>0.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78" calcext:value-type="float">
            <text:p>2016.978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46" calcext:value-type="float">
            <text:p>0.00000446</text:p>
          </table:table-cell>
          <table:table-cell table:style-name="Default" table:formula="of:=IF(['Event Times'.$E263]=['Event Times'.G$2];['Event Times'.$F263])" office:value-type="float" office:value="0.00000446" calcext:value-type="float">
            <text:p>0.00000446</text:p>
          </table:table-cell>
          <table:table-cell table:formula="of:=IF(['Event Times'.$E263]=['Event Times'.H$2];['Event Times'.$F263])" office:value-type="boolean" office:boolean-value="false" calcext:value-type="boolean">
            <text:p>FALSE</text:p>
          </table:table-cell>
          <table:table-cell table:formula="of:=IF(['Event Times'.$E263]=['Event Times'.I$2];['Event Times'.$F263])" office:value-type="boolean" office:boolean-value="false" calcext:value-type="boolean">
            <text:p>FALSE</text:p>
          </table:table-cell>
          <table:table-cell table:formula="of:=IF(['Event Times'.$E263]=['Event Times'.J$2];['Event Times'.$F263])" office:value-type="boolean" office:boolean-value="false" calcext:value-type="boolean">
            <text:p>FALSE</text:p>
          </table:table-cell>
          <table:table-cell table:formula="of:=IF(['Event Times'.$E263]=['Event Times'.K$2];['Event Times'.$F26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78" calcext:value-type="float">
            <text:p>2016.978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46" calcext:value-type="float">
            <text:p>0.00000446</text:p>
          </table:table-cell>
          <table:table-cell table:formula="of:=IF(['Event Times'.$E264]=['Event Times'.G$2];['Event Times'.$F264])" office:value-type="boolean" office:boolean-value="false" calcext:value-type="boolean">
            <text:p>FALSE</text:p>
          </table:table-cell>
          <table:table-cell table:style-name="Default" table:formula="of:=IF(['Event Times'.$E264]=['Event Times'.H$2];['Event Times'.$F264])" office:value-type="float" office:value="0.00000446" calcext:value-type="float">
            <text:p>0.00000446</text:p>
          </table:table-cell>
          <table:table-cell table:formula="of:=IF(['Event Times'.$E264]=['Event Times'.I$2];['Event Times'.$F264])" office:value-type="boolean" office:boolean-value="false" calcext:value-type="boolean">
            <text:p>FALSE</text:p>
          </table:table-cell>
          <table:table-cell table:formula="of:=IF(['Event Times'.$E264]=['Event Times'.J$2];['Event Times'.$F264])" office:value-type="boolean" office:boolean-value="false" calcext:value-type="boolean">
            <text:p>FALSE</text:p>
          </table:table-cell>
          <table:table-cell table:formula="of:=IF(['Event Times'.$E264]=['Event Times'.K$2];['Event Times'.$F26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78" calcext:value-type="float">
            <text:p>2016.978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96" calcext:value-type="float">
            <text:p>0.396</text:p>
          </table:table-cell>
          <table:table-cell table:formula="of:=IF(['Event Times'.$E265]=['Event Times'.G$2];['Event Times'.$F265])" office:value-type="boolean" office:boolean-value="false" calcext:value-type="boolean">
            <text:p>FALSE</text:p>
          </table:table-cell>
          <table:table-cell table:formula="of:=IF(['Event Times'.$E265]=['Event Times'.H$2];['Event Times'.$F265])" office:value-type="boolean" office:boolean-value="false" calcext:value-type="boolean">
            <text:p>FALSE</text:p>
          </table:table-cell>
          <table:table-cell table:style-name="Default" table:formula="of:=IF(['Event Times'.$E265]=['Event Times'.I$2];['Event Times'.$F265])" office:value-type="float" office:value="0.396" calcext:value-type="float">
            <text:p>0.396</text:p>
          </table:table-cell>
          <table:table-cell table:formula="of:=IF(['Event Times'.$E265]=['Event Times'.J$2];['Event Times'.$F265])" office:value-type="boolean" office:boolean-value="false" calcext:value-type="boolean">
            <text:p>FALSE</text:p>
          </table:table-cell>
          <table:table-cell table:formula="of:=IF(['Event Times'.$E265]=['Event Times'.K$2];['Event Times'.$F26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78" calcext:value-type="float">
            <text:p>2016.978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6" calcext:value-type="float">
            <text:p>0.426</text:p>
          </table:table-cell>
          <table:table-cell table:formula="of:=IF(['Event Times'.$E266]=['Event Times'.G$2];['Event Times'.$F266])" office:value-type="boolean" office:boolean-value="false" calcext:value-type="boolean">
            <text:p>FALSE</text:p>
          </table:table-cell>
          <table:table-cell table:formula="of:=IF(['Event Times'.$E266]=['Event Times'.H$2];['Event Times'.$F266])" office:value-type="boolean" office:boolean-value="false" calcext:value-type="boolean">
            <text:p>FALSE</text:p>
          </table:table-cell>
          <table:table-cell table:formula="of:=IF(['Event Times'.$E266]=['Event Times'.I$2];['Event Times'.$F266])" office:value-type="boolean" office:boolean-value="false" calcext:value-type="boolean">
            <text:p>FALSE</text:p>
          </table:table-cell>
          <table:table-cell table:style-name="Default" table:formula="of:=IF(['Event Times'.$E266]=['Event Times'.J$2];['Event Times'.$F266])" office:value-type="float" office:value="0.426" calcext:value-type="float">
            <text:p>0.426</text:p>
          </table:table-cell>
          <table:table-cell table:formula="of:=IF(['Event Times'.$E266]=['Event Times'.K$2];['Event Times'.$F26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78" calcext:value-type="float">
            <text:p>2016.978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3" calcext:value-type="float">
            <text:p>0.63</text:p>
          </table:table-cell>
          <table:table-cell table:formula="of:=IF(['Event Times'.$E267]=['Event Times'.G$2];['Event Times'.$F267])" office:value-type="boolean" office:boolean-value="false" calcext:value-type="boolean">
            <text:p>FALSE</text:p>
          </table:table-cell>
          <table:table-cell table:formula="of:=IF(['Event Times'.$E267]=['Event Times'.H$2];['Event Times'.$F267])" office:value-type="boolean" office:boolean-value="false" calcext:value-type="boolean">
            <text:p>FALSE</text:p>
          </table:table-cell>
          <table:table-cell table:formula="of:=IF(['Event Times'.$E267]=['Event Times'.I$2];['Event Times'.$F267])" office:value-type="boolean" office:boolean-value="false" calcext:value-type="boolean">
            <text:p>FALSE</text:p>
          </table:table-cell>
          <table:table-cell table:formula="of:=IF(['Event Times'.$E267]=['Event Times'.J$2];['Event Times'.$F267])" office:value-type="boolean" office:boolean-value="false" calcext:value-type="boolean">
            <text:p>FALSE</text:p>
          </table:table-cell>
          <table:table-cell table:style-name="Default" table:formula="of:=IF(['Event Times'.$E267]=['Event Times'.K$2];['Event Times'.$F267])" office:value-type="float" office:value="0.63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81" calcext:value-type="float">
            <text:p>2016.981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268]=['Event Times'.G$2];['Event Times'.$F268])" office:value-type="float" office:value="0.0000045" calcext:value-type="float">
            <text:p>0.0000045</text:p>
          </table:table-cell>
          <table:table-cell table:formula="of:=IF(['Event Times'.$E268]=['Event Times'.H$2];['Event Times'.$F268])" office:value-type="boolean" office:boolean-value="false" calcext:value-type="boolean">
            <text:p>FALSE</text:p>
          </table:table-cell>
          <table:table-cell table:formula="of:=IF(['Event Times'.$E268]=['Event Times'.I$2];['Event Times'.$F268])" office:value-type="boolean" office:boolean-value="false" calcext:value-type="boolean">
            <text:p>FALSE</text:p>
          </table:table-cell>
          <table:table-cell table:formula="of:=IF(['Event Times'.$E268]=['Event Times'.J$2];['Event Times'.$F268])" office:value-type="boolean" office:boolean-value="false" calcext:value-type="boolean">
            <text:p>FALSE</text:p>
          </table:table-cell>
          <table:table-cell table:formula="of:=IF(['Event Times'.$E268]=['Event Times'.K$2];['Event Times'.$F26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81" calcext:value-type="float">
            <text:p>2016.981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269]=['Event Times'.G$2];['Event Times'.$F269])" office:value-type="boolean" office:boolean-value="false" calcext:value-type="boolean">
            <text:p>FALSE</text:p>
          </table:table-cell>
          <table:table-cell table:style-name="Default" table:formula="of:=IF(['Event Times'.$E269]=['Event Times'.H$2];['Event Times'.$F269])" office:value-type="float" office:value="0.0000045" calcext:value-type="float">
            <text:p>0.0000045</text:p>
          </table:table-cell>
          <table:table-cell table:formula="of:=IF(['Event Times'.$E269]=['Event Times'.I$2];['Event Times'.$F269])" office:value-type="boolean" office:boolean-value="false" calcext:value-type="boolean">
            <text:p>FALSE</text:p>
          </table:table-cell>
          <table:table-cell table:formula="of:=IF(['Event Times'.$E269]=['Event Times'.J$2];['Event Times'.$F269])" office:value-type="boolean" office:boolean-value="false" calcext:value-type="boolean">
            <text:p>FALSE</text:p>
          </table:table-cell>
          <table:table-cell table:formula="of:=IF(['Event Times'.$E269]=['Event Times'.K$2];['Event Times'.$F26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81" calcext:value-type="float">
            <text:p>2016.981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92" calcext:value-type="float">
            <text:p>0.392</text:p>
          </table:table-cell>
          <table:table-cell table:formula="of:=IF(['Event Times'.$E270]=['Event Times'.G$2];['Event Times'.$F270])" office:value-type="boolean" office:boolean-value="false" calcext:value-type="boolean">
            <text:p>FALSE</text:p>
          </table:table-cell>
          <table:table-cell table:formula="of:=IF(['Event Times'.$E270]=['Event Times'.H$2];['Event Times'.$F270])" office:value-type="boolean" office:boolean-value="false" calcext:value-type="boolean">
            <text:p>FALSE</text:p>
          </table:table-cell>
          <table:table-cell table:style-name="Default" table:formula="of:=IF(['Event Times'.$E270]=['Event Times'.I$2];['Event Times'.$F270])" office:value-type="float" office:value="0.392" calcext:value-type="float">
            <text:p>0.392</text:p>
          </table:table-cell>
          <table:table-cell table:formula="of:=IF(['Event Times'.$E270]=['Event Times'.J$2];['Event Times'.$F270])" office:value-type="boolean" office:boolean-value="false" calcext:value-type="boolean">
            <text:p>FALSE</text:p>
          </table:table-cell>
          <table:table-cell table:formula="of:=IF(['Event Times'.$E270]=['Event Times'.K$2];['Event Times'.$F27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81" calcext:value-type="float">
            <text:p>2016.981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6" calcext:value-type="float">
            <text:p>0.426</text:p>
          </table:table-cell>
          <table:table-cell table:formula="of:=IF(['Event Times'.$E271]=['Event Times'.G$2];['Event Times'.$F271])" office:value-type="boolean" office:boolean-value="false" calcext:value-type="boolean">
            <text:p>FALSE</text:p>
          </table:table-cell>
          <table:table-cell table:formula="of:=IF(['Event Times'.$E271]=['Event Times'.H$2];['Event Times'.$F271])" office:value-type="boolean" office:boolean-value="false" calcext:value-type="boolean">
            <text:p>FALSE</text:p>
          </table:table-cell>
          <table:table-cell table:formula="of:=IF(['Event Times'.$E271]=['Event Times'.I$2];['Event Times'.$F271])" office:value-type="boolean" office:boolean-value="false" calcext:value-type="boolean">
            <text:p>FALSE</text:p>
          </table:table-cell>
          <table:table-cell table:style-name="Default" table:formula="of:=IF(['Event Times'.$E271]=['Event Times'.J$2];['Event Times'.$F271])" office:value-type="float" office:value="0.426" calcext:value-type="float">
            <text:p>0.426</text:p>
          </table:table-cell>
          <table:table-cell table:formula="of:=IF(['Event Times'.$E271]=['Event Times'.K$2];['Event Times'.$F27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81" calcext:value-type="float">
            <text:p>2016.981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33" calcext:value-type="float">
            <text:p>0.633</text:p>
          </table:table-cell>
          <table:table-cell table:formula="of:=IF(['Event Times'.$E272]=['Event Times'.G$2];['Event Times'.$F272])" office:value-type="boolean" office:boolean-value="false" calcext:value-type="boolean">
            <text:p>FALSE</text:p>
          </table:table-cell>
          <table:table-cell table:formula="of:=IF(['Event Times'.$E272]=['Event Times'.H$2];['Event Times'.$F272])" office:value-type="boolean" office:boolean-value="false" calcext:value-type="boolean">
            <text:p>FALSE</text:p>
          </table:table-cell>
          <table:table-cell table:formula="of:=IF(['Event Times'.$E272]=['Event Times'.I$2];['Event Times'.$F272])" office:value-type="boolean" office:boolean-value="false" calcext:value-type="boolean">
            <text:p>FALSE</text:p>
          </table:table-cell>
          <table:table-cell table:formula="of:=IF(['Event Times'.$E272]=['Event Times'.J$2];['Event Times'.$F272])" office:value-type="boolean" office:boolean-value="false" calcext:value-type="boolean">
            <text:p>FALSE</text:p>
          </table:table-cell>
          <table:table-cell table:style-name="Default" table:formula="of:=IF(['Event Times'.$E272]=['Event Times'.K$2];['Event Times'.$F272])" office:value-type="float" office:value="0.633" calcext:value-type="float">
            <text:p>0.6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84" calcext:value-type="float">
            <text:p>2016.984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273]=['Event Times'.G$2];['Event Times'.$F273])" office:value-type="float" office:value="0.0000045" calcext:value-type="float">
            <text:p>0.0000045</text:p>
          </table:table-cell>
          <table:table-cell table:formula="of:=IF(['Event Times'.$E273]=['Event Times'.H$2];['Event Times'.$F273])" office:value-type="boolean" office:boolean-value="false" calcext:value-type="boolean">
            <text:p>FALSE</text:p>
          </table:table-cell>
          <table:table-cell table:formula="of:=IF(['Event Times'.$E273]=['Event Times'.I$2];['Event Times'.$F273])" office:value-type="boolean" office:boolean-value="false" calcext:value-type="boolean">
            <text:p>FALSE</text:p>
          </table:table-cell>
          <table:table-cell table:formula="of:=IF(['Event Times'.$E273]=['Event Times'.J$2];['Event Times'.$F273])" office:value-type="boolean" office:boolean-value="false" calcext:value-type="boolean">
            <text:p>FALSE</text:p>
          </table:table-cell>
          <table:table-cell table:formula="of:=IF(['Event Times'.$E273]=['Event Times'.K$2];['Event Times'.$F27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84" calcext:value-type="float">
            <text:p>2016.984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274]=['Event Times'.G$2];['Event Times'.$F274])" office:value-type="boolean" office:boolean-value="false" calcext:value-type="boolean">
            <text:p>FALSE</text:p>
          </table:table-cell>
          <table:table-cell table:style-name="Default" table:formula="of:=IF(['Event Times'.$E274]=['Event Times'.H$2];['Event Times'.$F274])" office:value-type="float" office:value="0.0000045" calcext:value-type="float">
            <text:p>0.0000045</text:p>
          </table:table-cell>
          <table:table-cell table:formula="of:=IF(['Event Times'.$E274]=['Event Times'.I$2];['Event Times'.$F274])" office:value-type="boolean" office:boolean-value="false" calcext:value-type="boolean">
            <text:p>FALSE</text:p>
          </table:table-cell>
          <table:table-cell table:formula="of:=IF(['Event Times'.$E274]=['Event Times'.J$2];['Event Times'.$F274])" office:value-type="boolean" office:boolean-value="false" calcext:value-type="boolean">
            <text:p>FALSE</text:p>
          </table:table-cell>
          <table:table-cell table:formula="of:=IF(['Event Times'.$E274]=['Event Times'.K$2];['Event Times'.$F27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84" calcext:value-type="float">
            <text:p>2016.984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93" calcext:value-type="float">
            <text:p>0.393</text:p>
          </table:table-cell>
          <table:table-cell table:formula="of:=IF(['Event Times'.$E275]=['Event Times'.G$2];['Event Times'.$F275])" office:value-type="boolean" office:boolean-value="false" calcext:value-type="boolean">
            <text:p>FALSE</text:p>
          </table:table-cell>
          <table:table-cell table:formula="of:=IF(['Event Times'.$E275]=['Event Times'.H$2];['Event Times'.$F275])" office:value-type="boolean" office:boolean-value="false" calcext:value-type="boolean">
            <text:p>FALSE</text:p>
          </table:table-cell>
          <table:table-cell table:style-name="Default" table:formula="of:=IF(['Event Times'.$E275]=['Event Times'.I$2];['Event Times'.$F275])" office:value-type="float" office:value="0.393" calcext:value-type="float">
            <text:p>0.393</text:p>
          </table:table-cell>
          <table:table-cell table:formula="of:=IF(['Event Times'.$E275]=['Event Times'.J$2];['Event Times'.$F275])" office:value-type="boolean" office:boolean-value="false" calcext:value-type="boolean">
            <text:p>FALSE</text:p>
          </table:table-cell>
          <table:table-cell table:formula="of:=IF(['Event Times'.$E275]=['Event Times'.K$2];['Event Times'.$F27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84" calcext:value-type="float">
            <text:p>2016.984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" calcext:value-type="float">
            <text:p>0.43</text:p>
          </table:table-cell>
          <table:table-cell table:formula="of:=IF(['Event Times'.$E276]=['Event Times'.G$2];['Event Times'.$F276])" office:value-type="boolean" office:boolean-value="false" calcext:value-type="boolean">
            <text:p>FALSE</text:p>
          </table:table-cell>
          <table:table-cell table:formula="of:=IF(['Event Times'.$E276]=['Event Times'.H$2];['Event Times'.$F276])" office:value-type="boolean" office:boolean-value="false" calcext:value-type="boolean">
            <text:p>FALSE</text:p>
          </table:table-cell>
          <table:table-cell table:formula="of:=IF(['Event Times'.$E276]=['Event Times'.I$2];['Event Times'.$F276])" office:value-type="boolean" office:boolean-value="false" calcext:value-type="boolean">
            <text:p>FALSE</text:p>
          </table:table-cell>
          <table:table-cell table:style-name="Default" table:formula="of:=IF(['Event Times'.$E276]=['Event Times'.J$2];['Event Times'.$F276])" office:value-type="float" office:value="0.43" calcext:value-type="float">
            <text:p>0.43</text:p>
          </table:table-cell>
          <table:table-cell table:formula="of:=IF(['Event Times'.$E276]=['Event Times'.K$2];['Event Times'.$F27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84" calcext:value-type="float">
            <text:p>2016.984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" calcext:value-type="float">
            <text:p>0.62</text:p>
          </table:table-cell>
          <table:table-cell table:formula="of:=IF(['Event Times'.$E277]=['Event Times'.G$2];['Event Times'.$F277])" office:value-type="boolean" office:boolean-value="false" calcext:value-type="boolean">
            <text:p>FALSE</text:p>
          </table:table-cell>
          <table:table-cell table:formula="of:=IF(['Event Times'.$E277]=['Event Times'.H$2];['Event Times'.$F277])" office:value-type="boolean" office:boolean-value="false" calcext:value-type="boolean">
            <text:p>FALSE</text:p>
          </table:table-cell>
          <table:table-cell table:formula="of:=IF(['Event Times'.$E277]=['Event Times'.I$2];['Event Times'.$F277])" office:value-type="boolean" office:boolean-value="false" calcext:value-type="boolean">
            <text:p>FALSE</text:p>
          </table:table-cell>
          <table:table-cell table:formula="of:=IF(['Event Times'.$E277]=['Event Times'.J$2];['Event Times'.$F277])" office:value-type="boolean" office:boolean-value="false" calcext:value-type="boolean">
            <text:p>FALSE</text:p>
          </table:table-cell>
          <table:table-cell table:style-name="Default" table:formula="of:=IF(['Event Times'.$E277]=['Event Times'.K$2];['Event Times'.$F277])" office:value-type="float" office:value="0.62" calcext:value-type="float">
            <text:p>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86" calcext:value-type="float">
            <text:p>2016.986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278]=['Event Times'.G$2];['Event Times'.$F278])" office:value-type="float" office:value="0.0000045" calcext:value-type="float">
            <text:p>0.0000045</text:p>
          </table:table-cell>
          <table:table-cell table:formula="of:=IF(['Event Times'.$E278]=['Event Times'.H$2];['Event Times'.$F278])" office:value-type="boolean" office:boolean-value="false" calcext:value-type="boolean">
            <text:p>FALSE</text:p>
          </table:table-cell>
          <table:table-cell table:formula="of:=IF(['Event Times'.$E278]=['Event Times'.I$2];['Event Times'.$F278])" office:value-type="boolean" office:boolean-value="false" calcext:value-type="boolean">
            <text:p>FALSE</text:p>
          </table:table-cell>
          <table:table-cell table:formula="of:=IF(['Event Times'.$E278]=['Event Times'.J$2];['Event Times'.$F278])" office:value-type="boolean" office:boolean-value="false" calcext:value-type="boolean">
            <text:p>FALSE</text:p>
          </table:table-cell>
          <table:table-cell table:formula="of:=IF(['Event Times'.$E278]=['Event Times'.K$2];['Event Times'.$F27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86" calcext:value-type="float">
            <text:p>2016.986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279]=['Event Times'.G$2];['Event Times'.$F279])" office:value-type="boolean" office:boolean-value="false" calcext:value-type="boolean">
            <text:p>FALSE</text:p>
          </table:table-cell>
          <table:table-cell table:style-name="Default" table:formula="of:=IF(['Event Times'.$E279]=['Event Times'.H$2];['Event Times'.$F279])" office:value-type="float" office:value="0.0000045" calcext:value-type="float">
            <text:p>0.0000045</text:p>
          </table:table-cell>
          <table:table-cell table:formula="of:=IF(['Event Times'.$E279]=['Event Times'.I$2];['Event Times'.$F279])" office:value-type="boolean" office:boolean-value="false" calcext:value-type="boolean">
            <text:p>FALSE</text:p>
          </table:table-cell>
          <table:table-cell table:formula="of:=IF(['Event Times'.$E279]=['Event Times'.J$2];['Event Times'.$F279])" office:value-type="boolean" office:boolean-value="false" calcext:value-type="boolean">
            <text:p>FALSE</text:p>
          </table:table-cell>
          <table:table-cell table:formula="of:=IF(['Event Times'.$E279]=['Event Times'.K$2];['Event Times'.$F27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86" calcext:value-type="float">
            <text:p>2016.986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95" calcext:value-type="float">
            <text:p>0.395</text:p>
          </table:table-cell>
          <table:table-cell table:formula="of:=IF(['Event Times'.$E280]=['Event Times'.G$2];['Event Times'.$F280])" office:value-type="boolean" office:boolean-value="false" calcext:value-type="boolean">
            <text:p>FALSE</text:p>
          </table:table-cell>
          <table:table-cell table:formula="of:=IF(['Event Times'.$E280]=['Event Times'.H$2];['Event Times'.$F280])" office:value-type="boolean" office:boolean-value="false" calcext:value-type="boolean">
            <text:p>FALSE</text:p>
          </table:table-cell>
          <table:table-cell table:style-name="Default" table:formula="of:=IF(['Event Times'.$E280]=['Event Times'.I$2];['Event Times'.$F280])" office:value-type="float" office:value="0.395" calcext:value-type="float">
            <text:p>0.395</text:p>
          </table:table-cell>
          <table:table-cell table:formula="of:=IF(['Event Times'.$E280]=['Event Times'.J$2];['Event Times'.$F280])" office:value-type="boolean" office:boolean-value="false" calcext:value-type="boolean">
            <text:p>FALSE</text:p>
          </table:table-cell>
          <table:table-cell table:formula="of:=IF(['Event Times'.$E280]=['Event Times'.K$2];['Event Times'.$F28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86" calcext:value-type="float">
            <text:p>2016.986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6" calcext:value-type="float">
            <text:p>0.426</text:p>
          </table:table-cell>
          <table:table-cell table:formula="of:=IF(['Event Times'.$E281]=['Event Times'.G$2];['Event Times'.$F281])" office:value-type="boolean" office:boolean-value="false" calcext:value-type="boolean">
            <text:p>FALSE</text:p>
          </table:table-cell>
          <table:table-cell table:formula="of:=IF(['Event Times'.$E281]=['Event Times'.H$2];['Event Times'.$F281])" office:value-type="boolean" office:boolean-value="false" calcext:value-type="boolean">
            <text:p>FALSE</text:p>
          </table:table-cell>
          <table:table-cell table:formula="of:=IF(['Event Times'.$E281]=['Event Times'.I$2];['Event Times'.$F281])" office:value-type="boolean" office:boolean-value="false" calcext:value-type="boolean">
            <text:p>FALSE</text:p>
          </table:table-cell>
          <table:table-cell table:style-name="Default" table:formula="of:=IF(['Event Times'.$E281]=['Event Times'.J$2];['Event Times'.$F281])" office:value-type="float" office:value="0.426" calcext:value-type="float">
            <text:p>0.426</text:p>
          </table:table-cell>
          <table:table-cell table:formula="of:=IF(['Event Times'.$E281]=['Event Times'.K$2];['Event Times'.$F28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86" calcext:value-type="float">
            <text:p>2016.986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4" calcext:value-type="float">
            <text:p>0.624</text:p>
          </table:table-cell>
          <table:table-cell table:formula="of:=IF(['Event Times'.$E282]=['Event Times'.G$2];['Event Times'.$F282])" office:value-type="boolean" office:boolean-value="false" calcext:value-type="boolean">
            <text:p>FALSE</text:p>
          </table:table-cell>
          <table:table-cell table:formula="of:=IF(['Event Times'.$E282]=['Event Times'.H$2];['Event Times'.$F282])" office:value-type="boolean" office:boolean-value="false" calcext:value-type="boolean">
            <text:p>FALSE</text:p>
          </table:table-cell>
          <table:table-cell table:formula="of:=IF(['Event Times'.$E282]=['Event Times'.I$2];['Event Times'.$F282])" office:value-type="boolean" office:boolean-value="false" calcext:value-type="boolean">
            <text:p>FALSE</text:p>
          </table:table-cell>
          <table:table-cell table:formula="of:=IF(['Event Times'.$E282]=['Event Times'.J$2];['Event Times'.$F282])" office:value-type="boolean" office:boolean-value="false" calcext:value-type="boolean">
            <text:p>FALSE</text:p>
          </table:table-cell>
          <table:table-cell table:style-name="Default" table:formula="of:=IF(['Event Times'.$E282]=['Event Times'.K$2];['Event Times'.$F282])" office:value-type="float" office:value="0.624" calcext:value-type="float">
            <text:p>0.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89" calcext:value-type="float">
            <text:p>2016.989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46" calcext:value-type="float">
            <text:p>0.00000446</text:p>
          </table:table-cell>
          <table:table-cell table:style-name="Default" table:formula="of:=IF(['Event Times'.$E283]=['Event Times'.G$2];['Event Times'.$F283])" office:value-type="float" office:value="0.00000446" calcext:value-type="float">
            <text:p>0.00000446</text:p>
          </table:table-cell>
          <table:table-cell table:formula="of:=IF(['Event Times'.$E283]=['Event Times'.H$2];['Event Times'.$F283])" office:value-type="boolean" office:boolean-value="false" calcext:value-type="boolean">
            <text:p>FALSE</text:p>
          </table:table-cell>
          <table:table-cell table:formula="of:=IF(['Event Times'.$E283]=['Event Times'.I$2];['Event Times'.$F283])" office:value-type="boolean" office:boolean-value="false" calcext:value-type="boolean">
            <text:p>FALSE</text:p>
          </table:table-cell>
          <table:table-cell table:formula="of:=IF(['Event Times'.$E283]=['Event Times'.J$2];['Event Times'.$F283])" office:value-type="boolean" office:boolean-value="false" calcext:value-type="boolean">
            <text:p>FALSE</text:p>
          </table:table-cell>
          <table:table-cell table:formula="of:=IF(['Event Times'.$E283]=['Event Times'.K$2];['Event Times'.$F28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89" calcext:value-type="float">
            <text:p>2016.989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284]=['Event Times'.G$2];['Event Times'.$F284])" office:value-type="boolean" office:boolean-value="false" calcext:value-type="boolean">
            <text:p>FALSE</text:p>
          </table:table-cell>
          <table:table-cell table:style-name="Default" table:formula="of:=IF(['Event Times'.$E284]=['Event Times'.H$2];['Event Times'.$F284])" office:value-type="float" office:value="0.0000045" calcext:value-type="float">
            <text:p>0.0000045</text:p>
          </table:table-cell>
          <table:table-cell table:formula="of:=IF(['Event Times'.$E284]=['Event Times'.I$2];['Event Times'.$F284])" office:value-type="boolean" office:boolean-value="false" calcext:value-type="boolean">
            <text:p>FALSE</text:p>
          </table:table-cell>
          <table:table-cell table:formula="of:=IF(['Event Times'.$E284]=['Event Times'.J$2];['Event Times'.$F284])" office:value-type="boolean" office:boolean-value="false" calcext:value-type="boolean">
            <text:p>FALSE</text:p>
          </table:table-cell>
          <table:table-cell table:formula="of:=IF(['Event Times'.$E284]=['Event Times'.K$2];['Event Times'.$F28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89" calcext:value-type="float">
            <text:p>2016.989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94" calcext:value-type="float">
            <text:p>0.394</text:p>
          </table:table-cell>
          <table:table-cell table:formula="of:=IF(['Event Times'.$E285]=['Event Times'.G$2];['Event Times'.$F285])" office:value-type="boolean" office:boolean-value="false" calcext:value-type="boolean">
            <text:p>FALSE</text:p>
          </table:table-cell>
          <table:table-cell table:formula="of:=IF(['Event Times'.$E285]=['Event Times'.H$2];['Event Times'.$F285])" office:value-type="boolean" office:boolean-value="false" calcext:value-type="boolean">
            <text:p>FALSE</text:p>
          </table:table-cell>
          <table:table-cell table:style-name="Default" table:formula="of:=IF(['Event Times'.$E285]=['Event Times'.I$2];['Event Times'.$F285])" office:value-type="float" office:value="0.394" calcext:value-type="float">
            <text:p>0.394</text:p>
          </table:table-cell>
          <table:table-cell table:formula="of:=IF(['Event Times'.$E285]=['Event Times'.J$2];['Event Times'.$F285])" office:value-type="boolean" office:boolean-value="false" calcext:value-type="boolean">
            <text:p>FALSE</text:p>
          </table:table-cell>
          <table:table-cell table:formula="of:=IF(['Event Times'.$E285]=['Event Times'.K$2];['Event Times'.$F28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89" calcext:value-type="float">
            <text:p>2016.989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" calcext:value-type="float">
            <text:p>0.43</text:p>
          </table:table-cell>
          <table:table-cell table:formula="of:=IF(['Event Times'.$E286]=['Event Times'.G$2];['Event Times'.$F286])" office:value-type="boolean" office:boolean-value="false" calcext:value-type="boolean">
            <text:p>FALSE</text:p>
          </table:table-cell>
          <table:table-cell table:formula="of:=IF(['Event Times'.$E286]=['Event Times'.H$2];['Event Times'.$F286])" office:value-type="boolean" office:boolean-value="false" calcext:value-type="boolean">
            <text:p>FALSE</text:p>
          </table:table-cell>
          <table:table-cell table:formula="of:=IF(['Event Times'.$E286]=['Event Times'.I$2];['Event Times'.$F286])" office:value-type="boolean" office:boolean-value="false" calcext:value-type="boolean">
            <text:p>FALSE</text:p>
          </table:table-cell>
          <table:table-cell table:style-name="Default" table:formula="of:=IF(['Event Times'.$E286]=['Event Times'.J$2];['Event Times'.$F286])" office:value-type="float" office:value="0.43" calcext:value-type="float">
            <text:p>0.43</text:p>
          </table:table-cell>
          <table:table-cell table:formula="of:=IF(['Event Times'.$E286]=['Event Times'.K$2];['Event Times'.$F28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89" calcext:value-type="float">
            <text:p>2016.989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8" calcext:value-type="float">
            <text:p>0.618</text:p>
          </table:table-cell>
          <table:table-cell table:formula="of:=IF(['Event Times'.$E287]=['Event Times'.G$2];['Event Times'.$F287])" office:value-type="boolean" office:boolean-value="false" calcext:value-type="boolean">
            <text:p>FALSE</text:p>
          </table:table-cell>
          <table:table-cell table:formula="of:=IF(['Event Times'.$E287]=['Event Times'.H$2];['Event Times'.$F287])" office:value-type="boolean" office:boolean-value="false" calcext:value-type="boolean">
            <text:p>FALSE</text:p>
          </table:table-cell>
          <table:table-cell table:formula="of:=IF(['Event Times'.$E287]=['Event Times'.I$2];['Event Times'.$F287])" office:value-type="boolean" office:boolean-value="false" calcext:value-type="boolean">
            <text:p>FALSE</text:p>
          </table:table-cell>
          <table:table-cell table:formula="of:=IF(['Event Times'.$E287]=['Event Times'.J$2];['Event Times'.$F287])" office:value-type="boolean" office:boolean-value="false" calcext:value-type="boolean">
            <text:p>FALSE</text:p>
          </table:table-cell>
          <table:table-cell table:style-name="Default" table:formula="of:=IF(['Event Times'.$E287]=['Event Times'.K$2];['Event Times'.$F287])" office:value-type="float" office:value="0.618" calcext:value-type="float">
            <text:p>0.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92" calcext:value-type="float">
            <text:p>2016.992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288]=['Event Times'.G$2];['Event Times'.$F288])" office:value-type="float" office:value="0.0000045" calcext:value-type="float">
            <text:p>0.0000045</text:p>
          </table:table-cell>
          <table:table-cell table:formula="of:=IF(['Event Times'.$E288]=['Event Times'.H$2];['Event Times'.$F288])" office:value-type="boolean" office:boolean-value="false" calcext:value-type="boolean">
            <text:p>FALSE</text:p>
          </table:table-cell>
          <table:table-cell table:formula="of:=IF(['Event Times'.$E288]=['Event Times'.I$2];['Event Times'.$F288])" office:value-type="boolean" office:boolean-value="false" calcext:value-type="boolean">
            <text:p>FALSE</text:p>
          </table:table-cell>
          <table:table-cell table:formula="of:=IF(['Event Times'.$E288]=['Event Times'.J$2];['Event Times'.$F288])" office:value-type="boolean" office:boolean-value="false" calcext:value-type="boolean">
            <text:p>FALSE</text:p>
          </table:table-cell>
          <table:table-cell table:formula="of:=IF(['Event Times'.$E288]=['Event Times'.K$2];['Event Times'.$F28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92" calcext:value-type="float">
            <text:p>2016.992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289]=['Event Times'.G$2];['Event Times'.$F289])" office:value-type="boolean" office:boolean-value="false" calcext:value-type="boolean">
            <text:p>FALSE</text:p>
          </table:table-cell>
          <table:table-cell table:style-name="Default" table:formula="of:=IF(['Event Times'.$E289]=['Event Times'.H$2];['Event Times'.$F289])" office:value-type="float" office:value="0.0000045" calcext:value-type="float">
            <text:p>0.0000045</text:p>
          </table:table-cell>
          <table:table-cell table:formula="of:=IF(['Event Times'.$E289]=['Event Times'.I$2];['Event Times'.$F289])" office:value-type="boolean" office:boolean-value="false" calcext:value-type="boolean">
            <text:p>FALSE</text:p>
          </table:table-cell>
          <table:table-cell table:formula="of:=IF(['Event Times'.$E289]=['Event Times'.J$2];['Event Times'.$F289])" office:value-type="boolean" office:boolean-value="false" calcext:value-type="boolean">
            <text:p>FALSE</text:p>
          </table:table-cell>
          <table:table-cell table:formula="of:=IF(['Event Times'.$E289]=['Event Times'.K$2];['Event Times'.$F28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92" calcext:value-type="float">
            <text:p>2016.992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99" calcext:value-type="float">
            <text:p>0.399</text:p>
          </table:table-cell>
          <table:table-cell table:formula="of:=IF(['Event Times'.$E290]=['Event Times'.G$2];['Event Times'.$F290])" office:value-type="boolean" office:boolean-value="false" calcext:value-type="boolean">
            <text:p>FALSE</text:p>
          </table:table-cell>
          <table:table-cell table:formula="of:=IF(['Event Times'.$E290]=['Event Times'.H$2];['Event Times'.$F290])" office:value-type="boolean" office:boolean-value="false" calcext:value-type="boolean">
            <text:p>FALSE</text:p>
          </table:table-cell>
          <table:table-cell table:style-name="Default" table:formula="of:=IF(['Event Times'.$E290]=['Event Times'.I$2];['Event Times'.$F290])" office:value-type="float" office:value="0.399" calcext:value-type="float">
            <text:p>0.399</text:p>
          </table:table-cell>
          <table:table-cell table:formula="of:=IF(['Event Times'.$E290]=['Event Times'.J$2];['Event Times'.$F290])" office:value-type="boolean" office:boolean-value="false" calcext:value-type="boolean">
            <text:p>FALSE</text:p>
          </table:table-cell>
          <table:table-cell table:formula="of:=IF(['Event Times'.$E290]=['Event Times'.K$2];['Event Times'.$F29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92" calcext:value-type="float">
            <text:p>2016.992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6" calcext:value-type="float">
            <text:p>0.426</text:p>
          </table:table-cell>
          <table:table-cell table:formula="of:=IF(['Event Times'.$E291]=['Event Times'.G$2];['Event Times'.$F291])" office:value-type="boolean" office:boolean-value="false" calcext:value-type="boolean">
            <text:p>FALSE</text:p>
          </table:table-cell>
          <table:table-cell table:formula="of:=IF(['Event Times'.$E291]=['Event Times'.H$2];['Event Times'.$F291])" office:value-type="boolean" office:boolean-value="false" calcext:value-type="boolean">
            <text:p>FALSE</text:p>
          </table:table-cell>
          <table:table-cell table:formula="of:=IF(['Event Times'.$E291]=['Event Times'.I$2];['Event Times'.$F291])" office:value-type="boolean" office:boolean-value="false" calcext:value-type="boolean">
            <text:p>FALSE</text:p>
          </table:table-cell>
          <table:table-cell table:style-name="Default" table:formula="of:=IF(['Event Times'.$E291]=['Event Times'.J$2];['Event Times'.$F291])" office:value-type="float" office:value="0.426" calcext:value-type="float">
            <text:p>0.426</text:p>
          </table:table-cell>
          <table:table-cell table:formula="of:=IF(['Event Times'.$E291]=['Event Times'.K$2];['Event Times'.$F29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92" calcext:value-type="float">
            <text:p>2016.992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1" calcext:value-type="float">
            <text:p>0.621</text:p>
          </table:table-cell>
          <table:table-cell table:formula="of:=IF(['Event Times'.$E292]=['Event Times'.G$2];['Event Times'.$F292])" office:value-type="boolean" office:boolean-value="false" calcext:value-type="boolean">
            <text:p>FALSE</text:p>
          </table:table-cell>
          <table:table-cell table:formula="of:=IF(['Event Times'.$E292]=['Event Times'.H$2];['Event Times'.$F292])" office:value-type="boolean" office:boolean-value="false" calcext:value-type="boolean">
            <text:p>FALSE</text:p>
          </table:table-cell>
          <table:table-cell table:formula="of:=IF(['Event Times'.$E292]=['Event Times'.I$2];['Event Times'.$F292])" office:value-type="boolean" office:boolean-value="false" calcext:value-type="boolean">
            <text:p>FALSE</text:p>
          </table:table-cell>
          <table:table-cell table:formula="of:=IF(['Event Times'.$E292]=['Event Times'.J$2];['Event Times'.$F292])" office:value-type="boolean" office:boolean-value="false" calcext:value-type="boolean">
            <text:p>FALSE</text:p>
          </table:table-cell>
          <table:table-cell table:style-name="Default" table:formula="of:=IF(['Event Times'.$E292]=['Event Times'.K$2];['Event Times'.$F292])" office:value-type="float" office:value="0.621" calcext:value-type="float">
            <text:p>0.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95" calcext:value-type="float">
            <text:p>2016.995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293]=['Event Times'.G$2];['Event Times'.$F293])" office:value-type="float" office:value="0.0000045" calcext:value-type="float">
            <text:p>0.0000045</text:p>
          </table:table-cell>
          <table:table-cell table:formula="of:=IF(['Event Times'.$E293]=['Event Times'.H$2];['Event Times'.$F293])" office:value-type="boolean" office:boolean-value="false" calcext:value-type="boolean">
            <text:p>FALSE</text:p>
          </table:table-cell>
          <table:table-cell table:formula="of:=IF(['Event Times'.$E293]=['Event Times'.I$2];['Event Times'.$F293])" office:value-type="boolean" office:boolean-value="false" calcext:value-type="boolean">
            <text:p>FALSE</text:p>
          </table:table-cell>
          <table:table-cell table:formula="of:=IF(['Event Times'.$E293]=['Event Times'.J$2];['Event Times'.$F293])" office:value-type="boolean" office:boolean-value="false" calcext:value-type="boolean">
            <text:p>FALSE</text:p>
          </table:table-cell>
          <table:table-cell table:formula="of:=IF(['Event Times'.$E293]=['Event Times'.K$2];['Event Times'.$F29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95" calcext:value-type="float">
            <text:p>2016.995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294]=['Event Times'.G$2];['Event Times'.$F294])" office:value-type="boolean" office:boolean-value="false" calcext:value-type="boolean">
            <text:p>FALSE</text:p>
          </table:table-cell>
          <table:table-cell table:style-name="Default" table:formula="of:=IF(['Event Times'.$E294]=['Event Times'.H$2];['Event Times'.$F294])" office:value-type="float" office:value="0.0000045" calcext:value-type="float">
            <text:p>0.0000045</text:p>
          </table:table-cell>
          <table:table-cell table:formula="of:=IF(['Event Times'.$E294]=['Event Times'.I$2];['Event Times'.$F294])" office:value-type="boolean" office:boolean-value="false" calcext:value-type="boolean">
            <text:p>FALSE</text:p>
          </table:table-cell>
          <table:table-cell table:formula="of:=IF(['Event Times'.$E294]=['Event Times'.J$2];['Event Times'.$F294])" office:value-type="boolean" office:boolean-value="false" calcext:value-type="boolean">
            <text:p>FALSE</text:p>
          </table:table-cell>
          <table:table-cell table:formula="of:=IF(['Event Times'.$E294]=['Event Times'.K$2];['Event Times'.$F29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95" calcext:value-type="float">
            <text:p>2016.995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96" calcext:value-type="float">
            <text:p>0.396</text:p>
          </table:table-cell>
          <table:table-cell table:formula="of:=IF(['Event Times'.$E295]=['Event Times'.G$2];['Event Times'.$F295])" office:value-type="boolean" office:boolean-value="false" calcext:value-type="boolean">
            <text:p>FALSE</text:p>
          </table:table-cell>
          <table:table-cell table:formula="of:=IF(['Event Times'.$E295]=['Event Times'.H$2];['Event Times'.$F295])" office:value-type="boolean" office:boolean-value="false" calcext:value-type="boolean">
            <text:p>FALSE</text:p>
          </table:table-cell>
          <table:table-cell table:style-name="Default" table:formula="of:=IF(['Event Times'.$E295]=['Event Times'.I$2];['Event Times'.$F295])" office:value-type="float" office:value="0.396" calcext:value-type="float">
            <text:p>0.396</text:p>
          </table:table-cell>
          <table:table-cell table:formula="of:=IF(['Event Times'.$E295]=['Event Times'.J$2];['Event Times'.$F295])" office:value-type="boolean" office:boolean-value="false" calcext:value-type="boolean">
            <text:p>FALSE</text:p>
          </table:table-cell>
          <table:table-cell table:formula="of:=IF(['Event Times'.$E295]=['Event Times'.K$2];['Event Times'.$F29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95" calcext:value-type="float">
            <text:p>2016.995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7" calcext:value-type="float">
            <text:p>0.427</text:p>
          </table:table-cell>
          <table:table-cell table:formula="of:=IF(['Event Times'.$E296]=['Event Times'.G$2];['Event Times'.$F296])" office:value-type="boolean" office:boolean-value="false" calcext:value-type="boolean">
            <text:p>FALSE</text:p>
          </table:table-cell>
          <table:table-cell table:formula="of:=IF(['Event Times'.$E296]=['Event Times'.H$2];['Event Times'.$F296])" office:value-type="boolean" office:boolean-value="false" calcext:value-type="boolean">
            <text:p>FALSE</text:p>
          </table:table-cell>
          <table:table-cell table:formula="of:=IF(['Event Times'.$E296]=['Event Times'.I$2];['Event Times'.$F296])" office:value-type="boolean" office:boolean-value="false" calcext:value-type="boolean">
            <text:p>FALSE</text:p>
          </table:table-cell>
          <table:table-cell table:style-name="Default" table:formula="of:=IF(['Event Times'.$E296]=['Event Times'.J$2];['Event Times'.$F296])" office:value-type="float" office:value="0.427" calcext:value-type="float">
            <text:p>0.427</text:p>
          </table:table-cell>
          <table:table-cell table:formula="of:=IF(['Event Times'.$E296]=['Event Times'.K$2];['Event Times'.$F29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95" calcext:value-type="float">
            <text:p>2016.995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3" calcext:value-type="float">
            <text:p>0.613</text:p>
          </table:table-cell>
          <table:table-cell table:formula="of:=IF(['Event Times'.$E297]=['Event Times'.G$2];['Event Times'.$F297])" office:value-type="boolean" office:boolean-value="false" calcext:value-type="boolean">
            <text:p>FALSE</text:p>
          </table:table-cell>
          <table:table-cell table:formula="of:=IF(['Event Times'.$E297]=['Event Times'.H$2];['Event Times'.$F297])" office:value-type="boolean" office:boolean-value="false" calcext:value-type="boolean">
            <text:p>FALSE</text:p>
          </table:table-cell>
          <table:table-cell table:formula="of:=IF(['Event Times'.$E297]=['Event Times'.I$2];['Event Times'.$F297])" office:value-type="boolean" office:boolean-value="false" calcext:value-type="boolean">
            <text:p>FALSE</text:p>
          </table:table-cell>
          <table:table-cell table:formula="of:=IF(['Event Times'.$E297]=['Event Times'.J$2];['Event Times'.$F297])" office:value-type="boolean" office:boolean-value="false" calcext:value-type="boolean">
            <text:p>FALSE</text:p>
          </table:table-cell>
          <table:table-cell table:style-name="Default" table:formula="of:=IF(['Event Times'.$E297]=['Event Times'.K$2];['Event Times'.$F297])" office:value-type="float" office:value="0.613" calcext:value-type="float">
            <text:p>0.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97" calcext:value-type="float">
            <text:p>2016.997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5" calcext:value-type="float">
            <text:p>0.0000045</text:p>
          </table:table-cell>
          <table:table-cell table:style-name="Default" table:formula="of:=IF(['Event Times'.$E298]=['Event Times'.G$2];['Event Times'.$F298])" office:value-type="float" office:value="0.0000045" calcext:value-type="float">
            <text:p>0.0000045</text:p>
          </table:table-cell>
          <table:table-cell table:formula="of:=IF(['Event Times'.$E298]=['Event Times'.H$2];['Event Times'.$F298])" office:value-type="boolean" office:boolean-value="false" calcext:value-type="boolean">
            <text:p>FALSE</text:p>
          </table:table-cell>
          <table:table-cell table:formula="of:=IF(['Event Times'.$E298]=['Event Times'.I$2];['Event Times'.$F298])" office:value-type="boolean" office:boolean-value="false" calcext:value-type="boolean">
            <text:p>FALSE</text:p>
          </table:table-cell>
          <table:table-cell table:formula="of:=IF(['Event Times'.$E298]=['Event Times'.J$2];['Event Times'.$F298])" office:value-type="boolean" office:boolean-value="false" calcext:value-type="boolean">
            <text:p>FALSE</text:p>
          </table:table-cell>
          <table:table-cell table:formula="of:=IF(['Event Times'.$E298]=['Event Times'.K$2];['Event Times'.$F29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97" calcext:value-type="float">
            <text:p>2016.997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299]=['Event Times'.G$2];['Event Times'.$F299])" office:value-type="boolean" office:boolean-value="false" calcext:value-type="boolean">
            <text:p>FALSE</text:p>
          </table:table-cell>
          <table:table-cell table:style-name="Default" table:formula="of:=IF(['Event Times'.$E299]=['Event Times'.H$2];['Event Times'.$F299])" office:value-type="float" office:value="0.0000045" calcext:value-type="float">
            <text:p>0.0000045</text:p>
          </table:table-cell>
          <table:table-cell table:formula="of:=IF(['Event Times'.$E299]=['Event Times'.I$2];['Event Times'.$F299])" office:value-type="boolean" office:boolean-value="false" calcext:value-type="boolean">
            <text:p>FALSE</text:p>
          </table:table-cell>
          <table:table-cell table:formula="of:=IF(['Event Times'.$E299]=['Event Times'.J$2];['Event Times'.$F299])" office:value-type="boolean" office:boolean-value="false" calcext:value-type="boolean">
            <text:p>FALSE</text:p>
          </table:table-cell>
          <table:table-cell table:formula="of:=IF(['Event Times'.$E299]=['Event Times'.K$2];['Event Times'.$F29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97" calcext:value-type="float">
            <text:p>2016.997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397" calcext:value-type="float">
            <text:p>0.397</text:p>
          </table:table-cell>
          <table:table-cell table:formula="of:=IF(['Event Times'.$E300]=['Event Times'.G$2];['Event Times'.$F300])" office:value-type="boolean" office:boolean-value="false" calcext:value-type="boolean">
            <text:p>FALSE</text:p>
          </table:table-cell>
          <table:table-cell table:formula="of:=IF(['Event Times'.$E300]=['Event Times'.H$2];['Event Times'.$F300])" office:value-type="boolean" office:boolean-value="false" calcext:value-type="boolean">
            <text:p>FALSE</text:p>
          </table:table-cell>
          <table:table-cell table:style-name="Default" table:formula="of:=IF(['Event Times'.$E300]=['Event Times'.I$2];['Event Times'.$F300])" office:value-type="float" office:value="0.397" calcext:value-type="float">
            <text:p>0.397</text:p>
          </table:table-cell>
          <table:table-cell table:formula="of:=IF(['Event Times'.$E300]=['Event Times'.J$2];['Event Times'.$F300])" office:value-type="boolean" office:boolean-value="false" calcext:value-type="boolean">
            <text:p>FALSE</text:p>
          </table:table-cell>
          <table:table-cell table:formula="of:=IF(['Event Times'.$E300]=['Event Times'.K$2];['Event Times'.$F30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97" calcext:value-type="float">
            <text:p>2016.997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7" calcext:value-type="float">
            <text:p>0.427</text:p>
          </table:table-cell>
          <table:table-cell table:formula="of:=IF(['Event Times'.$E301]=['Event Times'.G$2];['Event Times'.$F301])" office:value-type="boolean" office:boolean-value="false" calcext:value-type="boolean">
            <text:p>FALSE</text:p>
          </table:table-cell>
          <table:table-cell table:formula="of:=IF(['Event Times'.$E301]=['Event Times'.H$2];['Event Times'.$F301])" office:value-type="boolean" office:boolean-value="false" calcext:value-type="boolean">
            <text:p>FALSE</text:p>
          </table:table-cell>
          <table:table-cell table:formula="of:=IF(['Event Times'.$E301]=['Event Times'.I$2];['Event Times'.$F301])" office:value-type="boolean" office:boolean-value="false" calcext:value-type="boolean">
            <text:p>FALSE</text:p>
          </table:table-cell>
          <table:table-cell table:style-name="Default" table:formula="of:=IF(['Event Times'.$E301]=['Event Times'.J$2];['Event Times'.$F301])" office:value-type="float" office:value="0.427" calcext:value-type="float">
            <text:p>0.427</text:p>
          </table:table-cell>
          <table:table-cell table:formula="of:=IF(['Event Times'.$E301]=['Event Times'.K$2];['Event Times'.$F30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6.997" calcext:value-type="float">
            <text:p>2016.997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8" calcext:value-type="float">
            <text:p>0.618</text:p>
          </table:table-cell>
          <table:table-cell table:formula="of:=IF(['Event Times'.$E302]=['Event Times'.G$2];['Event Times'.$F302])" office:value-type="boolean" office:boolean-value="false" calcext:value-type="boolean">
            <text:p>FALSE</text:p>
          </table:table-cell>
          <table:table-cell table:formula="of:=IF(['Event Times'.$E302]=['Event Times'.H$2];['Event Times'.$F302])" office:value-type="boolean" office:boolean-value="false" calcext:value-type="boolean">
            <text:p>FALSE</text:p>
          </table:table-cell>
          <table:table-cell table:formula="of:=IF(['Event Times'.$E302]=['Event Times'.I$2];['Event Times'.$F302])" office:value-type="boolean" office:boolean-value="false" calcext:value-type="boolean">
            <text:p>FALSE</text:p>
          </table:table-cell>
          <table:table-cell table:formula="of:=IF(['Event Times'.$E302]=['Event Times'.J$2];['Event Times'.$F302])" office:value-type="boolean" office:boolean-value="false" calcext:value-type="boolean">
            <text:p>FALSE</text:p>
          </table:table-cell>
          <table:table-cell table:style-name="Default" table:formula="of:=IF(['Event Times'.$E302]=['Event Times'.K$2];['Event Times'.$F302])" office:value-type="float" office:value="0.618" calcext:value-type="float">
            <text:p>0.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00000446" calcext:value-type="float">
            <text:p>0.00000446</text:p>
          </table:table-cell>
          <table:table-cell table:style-name="Default" table:formula="of:=IF(['Event Times'.$E303]=['Event Times'.G$2];['Event Times'.$F303])" office:value-type="float" office:value="0.00000446" calcext:value-type="float">
            <text:p>0.00000446</text:p>
          </table:table-cell>
          <table:table-cell table:formula="of:=IF(['Event Times'.$E303]=['Event Times'.H$2];['Event Times'.$F303])" office:value-type="boolean" office:boolean-value="false" calcext:value-type="boolean">
            <text:p>FALSE</text:p>
          </table:table-cell>
          <table:table-cell table:formula="of:=IF(['Event Times'.$E303]=['Event Times'.I$2];['Event Times'.$F303])" office:value-type="boolean" office:boolean-value="false" calcext:value-type="boolean">
            <text:p>FALSE</text:p>
          </table:table-cell>
          <table:table-cell table:formula="of:=IF(['Event Times'.$E303]=['Event Times'.J$2];['Event Times'.$F303])" office:value-type="boolean" office:boolean-value="false" calcext:value-type="boolean">
            <text:p>FALSE</text:p>
          </table:table-cell>
          <table:table-cell table:formula="of:=IF(['Event Times'.$E303]=['Event Times'.K$2];['Event Times'.$F30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0000045" calcext:value-type="float">
            <text:p>0.0000045</text:p>
          </table:table-cell>
          <table:table-cell table:formula="of:=IF(['Event Times'.$E304]=['Event Times'.G$2];['Event Times'.$F304])" office:value-type="boolean" office:boolean-value="false" calcext:value-type="boolean">
            <text:p>FALSE</text:p>
          </table:table-cell>
          <table:table-cell table:style-name="Default" table:formula="of:=IF(['Event Times'.$E304]=['Event Times'.H$2];['Event Times'.$F304])" office:value-type="float" office:value="0.0000045" calcext:value-type="float">
            <text:p>0.0000045</text:p>
          </table:table-cell>
          <table:table-cell table:formula="of:=IF(['Event Times'.$E304]=['Event Times'.I$2];['Event Times'.$F304])" office:value-type="boolean" office:boolean-value="false" calcext:value-type="boolean">
            <text:p>FALSE</text:p>
          </table:table-cell>
          <table:table-cell table:formula="of:=IF(['Event Times'.$E304]=['Event Times'.J$2];['Event Times'.$F304])" office:value-type="boolean" office:boolean-value="false" calcext:value-type="boolean">
            <text:p>FALSE</text:p>
          </table:table-cell>
          <table:table-cell table:formula="of:=IF(['Event Times'.$E304]=['Event Times'.K$2];['Event Times'.$F30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01" calcext:value-type="float">
            <text:p>0.401</text:p>
          </table:table-cell>
          <table:table-cell table:formula="of:=IF(['Event Times'.$E305]=['Event Times'.G$2];['Event Times'.$F305])" office:value-type="boolean" office:boolean-value="false" calcext:value-type="boolean">
            <text:p>FALSE</text:p>
          </table:table-cell>
          <table:table-cell table:formula="of:=IF(['Event Times'.$E305]=['Event Times'.H$2];['Event Times'.$F305])" office:value-type="boolean" office:boolean-value="false" calcext:value-type="boolean">
            <text:p>FALSE</text:p>
          </table:table-cell>
          <table:table-cell table:style-name="Default" table:formula="of:=IF(['Event Times'.$E305]=['Event Times'.I$2];['Event Times'.$F305])" office:value-type="float" office:value="0.401" calcext:value-type="float">
            <text:p>0.401</text:p>
          </table:table-cell>
          <table:table-cell table:formula="of:=IF(['Event Times'.$E305]=['Event Times'.J$2];['Event Times'.$F305])" office:value-type="boolean" office:boolean-value="false" calcext:value-type="boolean">
            <text:p>FALSE</text:p>
          </table:table-cell>
          <table:table-cell table:formula="of:=IF(['Event Times'.$E305]=['Event Times'.K$2];['Event Times'.$F30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3" calcext:value-type="float">
            <text:p>0.433</text:p>
          </table:table-cell>
          <table:table-cell table:formula="of:=IF(['Event Times'.$E306]=['Event Times'.G$2];['Event Times'.$F306])" office:value-type="boolean" office:boolean-value="false" calcext:value-type="boolean">
            <text:p>FALSE</text:p>
          </table:table-cell>
          <table:table-cell table:formula="of:=IF(['Event Times'.$E306]=['Event Times'.H$2];['Event Times'.$F306])" office:value-type="boolean" office:boolean-value="false" calcext:value-type="boolean">
            <text:p>FALSE</text:p>
          </table:table-cell>
          <table:table-cell table:formula="of:=IF(['Event Times'.$E306]=['Event Times'.I$2];['Event Times'.$F306])" office:value-type="boolean" office:boolean-value="false" calcext:value-type="boolean">
            <text:p>FALSE</text:p>
          </table:table-cell>
          <table:table-cell table:style-name="Default" table:formula="of:=IF(['Event Times'.$E306]=['Event Times'.J$2];['Event Times'.$F306])" office:value-type="float" office:value="0.433" calcext:value-type="float">
            <text:p>0.433</text:p>
          </table:table-cell>
          <table:table-cell table:formula="of:=IF(['Event Times'.$E306]=['Event Times'.K$2];['Event Times'.$F30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9" calcext:value-type="float">
            <text:p>0.619</text:p>
          </table:table-cell>
          <table:table-cell table:formula="of:=IF(['Event Times'.$E307]=['Event Times'.G$2];['Event Times'.$F307])" office:value-type="boolean" office:boolean-value="false" calcext:value-type="boolean">
            <text:p>FALSE</text:p>
          </table:table-cell>
          <table:table-cell table:formula="of:=IF(['Event Times'.$E307]=['Event Times'.H$2];['Event Times'.$F307])" office:value-type="boolean" office:boolean-value="false" calcext:value-type="boolean">
            <text:p>FALSE</text:p>
          </table:table-cell>
          <table:table-cell table:formula="of:=IF(['Event Times'.$E307]=['Event Times'.I$2];['Event Times'.$F307])" office:value-type="boolean" office:boolean-value="false" calcext:value-type="boolean">
            <text:p>FALSE</text:p>
          </table:table-cell>
          <table:table-cell table:formula="of:=IF(['Event Times'.$E307]=['Event Times'.J$2];['Event Times'.$F307])" office:value-type="boolean" office:boolean-value="false" calcext:value-type="boolean">
            <text:p>FALSE</text:p>
          </table:table-cell>
          <table:table-cell table:style-name="Default" table:formula="of:=IF(['Event Times'.$E307]=['Event Times'.K$2];['Event Times'.$F307])" office:value-type="float" office:value="0.619" calcext:value-type="float">
            <text:p>0.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03" calcext:value-type="float">
            <text:p>2017.003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.397</text:p>
          </table:table-cell>
          <table:table-cell table:style-name="Default" table:formula="of:=IF(['Event Times'.$E308]=['Event Times'.G$2];['Event Times'.$F308])" office:value-type="float" office:value="0.397" calcext:value-type="float">
            <text:p>0.397</text:p>
          </table:table-cell>
          <table:table-cell table:formula="of:=IF(['Event Times'.$E308]=['Event Times'.H$2];['Event Times'.$F308])" office:value-type="boolean" office:boolean-value="false" calcext:value-type="boolean">
            <text:p>FALSE</text:p>
          </table:table-cell>
          <table:table-cell table:formula="of:=IF(['Event Times'.$E308]=['Event Times'.I$2];['Event Times'.$F308])" office:value-type="boolean" office:boolean-value="false" calcext:value-type="boolean">
            <text:p>FALSE</text:p>
          </table:table-cell>
          <table:table-cell table:formula="of:=IF(['Event Times'.$E308]=['Event Times'.J$2];['Event Times'.$F308])" office:value-type="boolean" office:boolean-value="false" calcext:value-type="boolean">
            <text:p>FALSE</text:p>
          </table:table-cell>
          <table:table-cell table:formula="of:=IF(['Event Times'.$E308]=['Event Times'.K$2];['Event Times'.$F30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03" calcext:value-type="float">
            <text:p>2017.003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13" calcext:value-type="float">
            <text:p>0.313</text:p>
          </table:table-cell>
          <table:table-cell table:formula="of:=IF(['Event Times'.$E309]=['Event Times'.G$2];['Event Times'.$F309])" office:value-type="boolean" office:boolean-value="false" calcext:value-type="boolean">
            <text:p>FALSE</text:p>
          </table:table-cell>
          <table:table-cell table:style-name="Default" table:formula="of:=IF(['Event Times'.$E309]=['Event Times'.H$2];['Event Times'.$F309])" office:value-type="float" office:value="0.313" calcext:value-type="float">
            <text:p>0.313</text:p>
          </table:table-cell>
          <table:table-cell table:formula="of:=IF(['Event Times'.$E309]=['Event Times'.I$2];['Event Times'.$F309])" office:value-type="boolean" office:boolean-value="false" calcext:value-type="boolean">
            <text:p>FALSE</text:p>
          </table:table-cell>
          <table:table-cell table:formula="of:=IF(['Event Times'.$E309]=['Event Times'.J$2];['Event Times'.$F309])" office:value-type="boolean" office:boolean-value="false" calcext:value-type="boolean">
            <text:p>FALSE</text:p>
          </table:table-cell>
          <table:table-cell table:formula="of:=IF(['Event Times'.$E309]=['Event Times'.K$2];['Event Times'.$F30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03" calcext:value-type="float">
            <text:p>2017.003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03" calcext:value-type="float">
            <text:p>0.403</text:p>
          </table:table-cell>
          <table:table-cell table:formula="of:=IF(['Event Times'.$E310]=['Event Times'.G$2];['Event Times'.$F310])" office:value-type="boolean" office:boolean-value="false" calcext:value-type="boolean">
            <text:p>FALSE</text:p>
          </table:table-cell>
          <table:table-cell table:formula="of:=IF(['Event Times'.$E310]=['Event Times'.H$2];['Event Times'.$F310])" office:value-type="boolean" office:boolean-value="false" calcext:value-type="boolean">
            <text:p>FALSE</text:p>
          </table:table-cell>
          <table:table-cell table:style-name="Default" table:formula="of:=IF(['Event Times'.$E310]=['Event Times'.I$2];['Event Times'.$F310])" office:value-type="float" office:value="0.403" calcext:value-type="float">
            <text:p>0.403</text:p>
          </table:table-cell>
          <table:table-cell table:formula="of:=IF(['Event Times'.$E310]=['Event Times'.J$2];['Event Times'.$F310])" office:value-type="boolean" office:boolean-value="false" calcext:value-type="boolean">
            <text:p>FALSE</text:p>
          </table:table-cell>
          <table:table-cell table:formula="of:=IF(['Event Times'.$E310]=['Event Times'.K$2];['Event Times'.$F31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03" calcext:value-type="float">
            <text:p>2017.003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7" calcext:value-type="float">
            <text:p>0.427</text:p>
          </table:table-cell>
          <table:table-cell table:formula="of:=IF(['Event Times'.$E311]=['Event Times'.G$2];['Event Times'.$F311])" office:value-type="boolean" office:boolean-value="false" calcext:value-type="boolean">
            <text:p>FALSE</text:p>
          </table:table-cell>
          <table:table-cell table:formula="of:=IF(['Event Times'.$E311]=['Event Times'.H$2];['Event Times'.$F311])" office:value-type="boolean" office:boolean-value="false" calcext:value-type="boolean">
            <text:p>FALSE</text:p>
          </table:table-cell>
          <table:table-cell table:formula="of:=IF(['Event Times'.$E311]=['Event Times'.I$2];['Event Times'.$F311])" office:value-type="boolean" office:boolean-value="false" calcext:value-type="boolean">
            <text:p>FALSE</text:p>
          </table:table-cell>
          <table:table-cell table:style-name="Default" table:formula="of:=IF(['Event Times'.$E311]=['Event Times'.J$2];['Event Times'.$F311])" office:value-type="float" office:value="0.427" calcext:value-type="float">
            <text:p>0.427</text:p>
          </table:table-cell>
          <table:table-cell table:formula="of:=IF(['Event Times'.$E311]=['Event Times'.K$2];['Event Times'.$F31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03" calcext:value-type="float">
            <text:p>2017.003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" calcext:value-type="float">
            <text:p>0.62</text:p>
          </table:table-cell>
          <table:table-cell table:formula="of:=IF(['Event Times'.$E312]=['Event Times'.G$2];['Event Times'.$F312])" office:value-type="boolean" office:boolean-value="false" calcext:value-type="boolean">
            <text:p>FALSE</text:p>
          </table:table-cell>
          <table:table-cell table:formula="of:=IF(['Event Times'.$E312]=['Event Times'.H$2];['Event Times'.$F312])" office:value-type="boolean" office:boolean-value="false" calcext:value-type="boolean">
            <text:p>FALSE</text:p>
          </table:table-cell>
          <table:table-cell table:formula="of:=IF(['Event Times'.$E312]=['Event Times'.I$2];['Event Times'.$F312])" office:value-type="boolean" office:boolean-value="false" calcext:value-type="boolean">
            <text:p>FALSE</text:p>
          </table:table-cell>
          <table:table-cell table:formula="of:=IF(['Event Times'.$E312]=['Event Times'.J$2];['Event Times'.$F312])" office:value-type="boolean" office:boolean-value="false" calcext:value-type="boolean">
            <text:p>FALSE</text:p>
          </table:table-cell>
          <table:table-cell table:style-name="Default" table:formula="of:=IF(['Event Times'.$E312]=['Event Times'.K$2];['Event Times'.$F312])" office:value-type="float" office:value="0.62" calcext:value-type="float">
            <text:p>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05" calcext:value-type="float">
            <text:p>2017.005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313]=['Event Times'.G$2];['Event Times'.$F313])" office:value-type="float" office:value="0.396" calcext:value-type="float">
            <text:p>0.396</text:p>
          </table:table-cell>
          <table:table-cell table:formula="of:=IF(['Event Times'.$E313]=['Event Times'.H$2];['Event Times'.$F313])" office:value-type="boolean" office:boolean-value="false" calcext:value-type="boolean">
            <text:p>FALSE</text:p>
          </table:table-cell>
          <table:table-cell table:formula="of:=IF(['Event Times'.$E313]=['Event Times'.I$2];['Event Times'.$F313])" office:value-type="boolean" office:boolean-value="false" calcext:value-type="boolean">
            <text:p>FALSE</text:p>
          </table:table-cell>
          <table:table-cell table:formula="of:=IF(['Event Times'.$E313]=['Event Times'.J$2];['Event Times'.$F313])" office:value-type="boolean" office:boolean-value="false" calcext:value-type="boolean">
            <text:p>FALSE</text:p>
          </table:table-cell>
          <table:table-cell table:formula="of:=IF(['Event Times'.$E313]=['Event Times'.K$2];['Event Times'.$F31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05" calcext:value-type="float">
            <text:p>2017.005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09" calcext:value-type="float">
            <text:p>0.309</text:p>
          </table:table-cell>
          <table:table-cell table:formula="of:=IF(['Event Times'.$E314]=['Event Times'.G$2];['Event Times'.$F314])" office:value-type="boolean" office:boolean-value="false" calcext:value-type="boolean">
            <text:p>FALSE</text:p>
          </table:table-cell>
          <table:table-cell table:style-name="Default" table:formula="of:=IF(['Event Times'.$E314]=['Event Times'.H$2];['Event Times'.$F314])" office:value-type="float" office:value="0.309" calcext:value-type="float">
            <text:p>0.309</text:p>
          </table:table-cell>
          <table:table-cell table:formula="of:=IF(['Event Times'.$E314]=['Event Times'.I$2];['Event Times'.$F314])" office:value-type="boolean" office:boolean-value="false" calcext:value-type="boolean">
            <text:p>FALSE</text:p>
          </table:table-cell>
          <table:table-cell table:formula="of:=IF(['Event Times'.$E314]=['Event Times'.J$2];['Event Times'.$F314])" office:value-type="boolean" office:boolean-value="false" calcext:value-type="boolean">
            <text:p>FALSE</text:p>
          </table:table-cell>
          <table:table-cell table:formula="of:=IF(['Event Times'.$E314]=['Event Times'.K$2];['Event Times'.$F31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05" calcext:value-type="float">
            <text:p>2017.005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04" calcext:value-type="float">
            <text:p>0.404</text:p>
          </table:table-cell>
          <table:table-cell table:formula="of:=IF(['Event Times'.$E315]=['Event Times'.G$2];['Event Times'.$F315])" office:value-type="boolean" office:boolean-value="false" calcext:value-type="boolean">
            <text:p>FALSE</text:p>
          </table:table-cell>
          <table:table-cell table:formula="of:=IF(['Event Times'.$E315]=['Event Times'.H$2];['Event Times'.$F315])" office:value-type="boolean" office:boolean-value="false" calcext:value-type="boolean">
            <text:p>FALSE</text:p>
          </table:table-cell>
          <table:table-cell table:style-name="Default" table:formula="of:=IF(['Event Times'.$E315]=['Event Times'.I$2];['Event Times'.$F315])" office:value-type="float" office:value="0.404" calcext:value-type="float">
            <text:p>0.404</text:p>
          </table:table-cell>
          <table:table-cell table:formula="of:=IF(['Event Times'.$E315]=['Event Times'.J$2];['Event Times'.$F315])" office:value-type="boolean" office:boolean-value="false" calcext:value-type="boolean">
            <text:p>FALSE</text:p>
          </table:table-cell>
          <table:table-cell table:formula="of:=IF(['Event Times'.$E315]=['Event Times'.K$2];['Event Times'.$F31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05" calcext:value-type="float">
            <text:p>2017.005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1" calcext:value-type="float">
            <text:p>0.431</text:p>
          </table:table-cell>
          <table:table-cell table:formula="of:=IF(['Event Times'.$E316]=['Event Times'.G$2];['Event Times'.$F316])" office:value-type="boolean" office:boolean-value="false" calcext:value-type="boolean">
            <text:p>FALSE</text:p>
          </table:table-cell>
          <table:table-cell table:formula="of:=IF(['Event Times'.$E316]=['Event Times'.H$2];['Event Times'.$F316])" office:value-type="boolean" office:boolean-value="false" calcext:value-type="boolean">
            <text:p>FALSE</text:p>
          </table:table-cell>
          <table:table-cell table:formula="of:=IF(['Event Times'.$E316]=['Event Times'.I$2];['Event Times'.$F316])" office:value-type="boolean" office:boolean-value="false" calcext:value-type="boolean">
            <text:p>FALSE</text:p>
          </table:table-cell>
          <table:table-cell table:style-name="Default" table:formula="of:=IF(['Event Times'.$E316]=['Event Times'.J$2];['Event Times'.$F316])" office:value-type="float" office:value="0.431" calcext:value-type="float">
            <text:p>0.431</text:p>
          </table:table-cell>
          <table:table-cell table:formula="of:=IF(['Event Times'.$E316]=['Event Times'.K$2];['Event Times'.$F31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05" calcext:value-type="float">
            <text:p>2017.005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6" calcext:value-type="float">
            <text:p>0.626</text:p>
          </table:table-cell>
          <table:table-cell table:formula="of:=IF(['Event Times'.$E317]=['Event Times'.G$2];['Event Times'.$F317])" office:value-type="boolean" office:boolean-value="false" calcext:value-type="boolean">
            <text:p>FALSE</text:p>
          </table:table-cell>
          <table:table-cell table:formula="of:=IF(['Event Times'.$E317]=['Event Times'.H$2];['Event Times'.$F317])" office:value-type="boolean" office:boolean-value="false" calcext:value-type="boolean">
            <text:p>FALSE</text:p>
          </table:table-cell>
          <table:table-cell table:formula="of:=IF(['Event Times'.$E317]=['Event Times'.I$2];['Event Times'.$F317])" office:value-type="boolean" office:boolean-value="false" calcext:value-type="boolean">
            <text:p>FALSE</text:p>
          </table:table-cell>
          <table:table-cell table:formula="of:=IF(['Event Times'.$E317]=['Event Times'.J$2];['Event Times'.$F317])" office:value-type="boolean" office:boolean-value="false" calcext:value-type="boolean">
            <text:p>FALSE</text:p>
          </table:table-cell>
          <table:table-cell table:style-name="Default" table:formula="of:=IF(['Event Times'.$E317]=['Event Times'.K$2];['Event Times'.$F317])" office:value-type="float" office:value="0.626" calcext:value-type="float">
            <text:p>0.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08" calcext:value-type="float">
            <text:p>2017.008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318]=['Event Times'.G$2];['Event Times'.$F318])" office:value-type="float" office:value="0.396" calcext:value-type="float">
            <text:p>0.396</text:p>
          </table:table-cell>
          <table:table-cell table:formula="of:=IF(['Event Times'.$E318]=['Event Times'.H$2];['Event Times'.$F318])" office:value-type="boolean" office:boolean-value="false" calcext:value-type="boolean">
            <text:p>FALSE</text:p>
          </table:table-cell>
          <table:table-cell table:formula="of:=IF(['Event Times'.$E318]=['Event Times'.I$2];['Event Times'.$F318])" office:value-type="boolean" office:boolean-value="false" calcext:value-type="boolean">
            <text:p>FALSE</text:p>
          </table:table-cell>
          <table:table-cell table:formula="of:=IF(['Event Times'.$E318]=['Event Times'.J$2];['Event Times'.$F318])" office:value-type="boolean" office:boolean-value="false" calcext:value-type="boolean">
            <text:p>FALSE</text:p>
          </table:table-cell>
          <table:table-cell table:formula="of:=IF(['Event Times'.$E318]=['Event Times'.K$2];['Event Times'.$F31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08" calcext:value-type="float">
            <text:p>2017.008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09" calcext:value-type="float">
            <text:p>0.309</text:p>
          </table:table-cell>
          <table:table-cell table:formula="of:=IF(['Event Times'.$E319]=['Event Times'.G$2];['Event Times'.$F319])" office:value-type="boolean" office:boolean-value="false" calcext:value-type="boolean">
            <text:p>FALSE</text:p>
          </table:table-cell>
          <table:table-cell table:style-name="Default" table:formula="of:=IF(['Event Times'.$E319]=['Event Times'.H$2];['Event Times'.$F319])" office:value-type="float" office:value="0.309" calcext:value-type="float">
            <text:p>0.309</text:p>
          </table:table-cell>
          <table:table-cell table:formula="of:=IF(['Event Times'.$E319]=['Event Times'.I$2];['Event Times'.$F319])" office:value-type="boolean" office:boolean-value="false" calcext:value-type="boolean">
            <text:p>FALSE</text:p>
          </table:table-cell>
          <table:table-cell table:formula="of:=IF(['Event Times'.$E319]=['Event Times'.J$2];['Event Times'.$F319])" office:value-type="boolean" office:boolean-value="false" calcext:value-type="boolean">
            <text:p>FALSE</text:p>
          </table:table-cell>
          <table:table-cell table:formula="of:=IF(['Event Times'.$E319]=['Event Times'.K$2];['Event Times'.$F31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08" calcext:value-type="float">
            <text:p>2017.008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05" calcext:value-type="float">
            <text:p>0.405</text:p>
          </table:table-cell>
          <table:table-cell table:formula="of:=IF(['Event Times'.$E320]=['Event Times'.G$2];['Event Times'.$F320])" office:value-type="boolean" office:boolean-value="false" calcext:value-type="boolean">
            <text:p>FALSE</text:p>
          </table:table-cell>
          <table:table-cell table:formula="of:=IF(['Event Times'.$E320]=['Event Times'.H$2];['Event Times'.$F320])" office:value-type="boolean" office:boolean-value="false" calcext:value-type="boolean">
            <text:p>FALSE</text:p>
          </table:table-cell>
          <table:table-cell table:style-name="Default" table:formula="of:=IF(['Event Times'.$E320]=['Event Times'.I$2];['Event Times'.$F320])" office:value-type="float" office:value="0.405" calcext:value-type="float">
            <text:p>0.405</text:p>
          </table:table-cell>
          <table:table-cell table:formula="of:=IF(['Event Times'.$E320]=['Event Times'.J$2];['Event Times'.$F320])" office:value-type="boolean" office:boolean-value="false" calcext:value-type="boolean">
            <text:p>FALSE</text:p>
          </table:table-cell>
          <table:table-cell table:formula="of:=IF(['Event Times'.$E320]=['Event Times'.K$2];['Event Times'.$F32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08" calcext:value-type="float">
            <text:p>2017.008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9" calcext:value-type="float">
            <text:p>0.429</text:p>
          </table:table-cell>
          <table:table-cell table:formula="of:=IF(['Event Times'.$E321]=['Event Times'.G$2];['Event Times'.$F321])" office:value-type="boolean" office:boolean-value="false" calcext:value-type="boolean">
            <text:p>FALSE</text:p>
          </table:table-cell>
          <table:table-cell table:formula="of:=IF(['Event Times'.$E321]=['Event Times'.H$2];['Event Times'.$F321])" office:value-type="boolean" office:boolean-value="false" calcext:value-type="boolean">
            <text:p>FALSE</text:p>
          </table:table-cell>
          <table:table-cell table:formula="of:=IF(['Event Times'.$E321]=['Event Times'.I$2];['Event Times'.$F321])" office:value-type="boolean" office:boolean-value="false" calcext:value-type="boolean">
            <text:p>FALSE</text:p>
          </table:table-cell>
          <table:table-cell table:style-name="Default" table:formula="of:=IF(['Event Times'.$E321]=['Event Times'.J$2];['Event Times'.$F321])" office:value-type="float" office:value="0.429" calcext:value-type="float">
            <text:p>0.429</text:p>
          </table:table-cell>
          <table:table-cell table:formula="of:=IF(['Event Times'.$E321]=['Event Times'.K$2];['Event Times'.$F32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08" calcext:value-type="float">
            <text:p>2017.008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8" calcext:value-type="float">
            <text:p>0.628</text:p>
          </table:table-cell>
          <table:table-cell table:formula="of:=IF(['Event Times'.$E322]=['Event Times'.G$2];['Event Times'.$F322])" office:value-type="boolean" office:boolean-value="false" calcext:value-type="boolean">
            <text:p>FALSE</text:p>
          </table:table-cell>
          <table:table-cell table:formula="of:=IF(['Event Times'.$E322]=['Event Times'.H$2];['Event Times'.$F322])" office:value-type="boolean" office:boolean-value="false" calcext:value-type="boolean">
            <text:p>FALSE</text:p>
          </table:table-cell>
          <table:table-cell table:formula="of:=IF(['Event Times'.$E322]=['Event Times'.I$2];['Event Times'.$F322])" office:value-type="boolean" office:boolean-value="false" calcext:value-type="boolean">
            <text:p>FALSE</text:p>
          </table:table-cell>
          <table:table-cell table:formula="of:=IF(['Event Times'.$E322]=['Event Times'.J$2];['Event Times'.$F322])" office:value-type="boolean" office:boolean-value="false" calcext:value-type="boolean">
            <text:p>FALSE</text:p>
          </table:table-cell>
          <table:table-cell table:style-name="Default" table:formula="of:=IF(['Event Times'.$E322]=['Event Times'.K$2];['Event Times'.$F322])" office:value-type="float" office:value="0.628" calcext:value-type="float">
            <text:p>0.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11" calcext:value-type="float">
            <text:p>2017.011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323]=['Event Times'.G$2];['Event Times'.$F323])" office:value-type="float" office:value="0.396" calcext:value-type="float">
            <text:p>0.396</text:p>
          </table:table-cell>
          <table:table-cell table:formula="of:=IF(['Event Times'.$E323]=['Event Times'.H$2];['Event Times'.$F323])" office:value-type="boolean" office:boolean-value="false" calcext:value-type="boolean">
            <text:p>FALSE</text:p>
          </table:table-cell>
          <table:table-cell table:formula="of:=IF(['Event Times'.$E323]=['Event Times'.I$2];['Event Times'.$F323])" office:value-type="boolean" office:boolean-value="false" calcext:value-type="boolean">
            <text:p>FALSE</text:p>
          </table:table-cell>
          <table:table-cell table:formula="of:=IF(['Event Times'.$E323]=['Event Times'.J$2];['Event Times'.$F323])" office:value-type="boolean" office:boolean-value="false" calcext:value-type="boolean">
            <text:p>FALSE</text:p>
          </table:table-cell>
          <table:table-cell table:formula="of:=IF(['Event Times'.$E323]=['Event Times'.K$2];['Event Times'.$F32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11" calcext:value-type="float">
            <text:p>2017.011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11" calcext:value-type="float">
            <text:p>0.311</text:p>
          </table:table-cell>
          <table:table-cell table:formula="of:=IF(['Event Times'.$E324]=['Event Times'.G$2];['Event Times'.$F324])" office:value-type="boolean" office:boolean-value="false" calcext:value-type="boolean">
            <text:p>FALSE</text:p>
          </table:table-cell>
          <table:table-cell table:style-name="Default" table:formula="of:=IF(['Event Times'.$E324]=['Event Times'.H$2];['Event Times'.$F324])" office:value-type="float" office:value="0.311" calcext:value-type="float">
            <text:p>0.311</text:p>
          </table:table-cell>
          <table:table-cell table:formula="of:=IF(['Event Times'.$E324]=['Event Times'.I$2];['Event Times'.$F324])" office:value-type="boolean" office:boolean-value="false" calcext:value-type="boolean">
            <text:p>FALSE</text:p>
          </table:table-cell>
          <table:table-cell table:formula="of:=IF(['Event Times'.$E324]=['Event Times'.J$2];['Event Times'.$F324])" office:value-type="boolean" office:boolean-value="false" calcext:value-type="boolean">
            <text:p>FALSE</text:p>
          </table:table-cell>
          <table:table-cell table:formula="of:=IF(['Event Times'.$E324]=['Event Times'.K$2];['Event Times'.$F32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11" calcext:value-type="float">
            <text:p>2017.011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07" calcext:value-type="float">
            <text:p>0.407</text:p>
          </table:table-cell>
          <table:table-cell table:formula="of:=IF(['Event Times'.$E325]=['Event Times'.G$2];['Event Times'.$F325])" office:value-type="boolean" office:boolean-value="false" calcext:value-type="boolean">
            <text:p>FALSE</text:p>
          </table:table-cell>
          <table:table-cell table:formula="of:=IF(['Event Times'.$E325]=['Event Times'.H$2];['Event Times'.$F325])" office:value-type="boolean" office:boolean-value="false" calcext:value-type="boolean">
            <text:p>FALSE</text:p>
          </table:table-cell>
          <table:table-cell table:style-name="Default" table:formula="of:=IF(['Event Times'.$E325]=['Event Times'.I$2];['Event Times'.$F325])" office:value-type="float" office:value="0.407" calcext:value-type="float">
            <text:p>0.407</text:p>
          </table:table-cell>
          <table:table-cell table:formula="of:=IF(['Event Times'.$E325]=['Event Times'.J$2];['Event Times'.$F325])" office:value-type="boolean" office:boolean-value="false" calcext:value-type="boolean">
            <text:p>FALSE</text:p>
          </table:table-cell>
          <table:table-cell table:formula="of:=IF(['Event Times'.$E325]=['Event Times'.K$2];['Event Times'.$F32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11" calcext:value-type="float">
            <text:p>2017.011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" calcext:value-type="float">
            <text:p>0.43</text:p>
          </table:table-cell>
          <table:table-cell table:formula="of:=IF(['Event Times'.$E326]=['Event Times'.G$2];['Event Times'.$F326])" office:value-type="boolean" office:boolean-value="false" calcext:value-type="boolean">
            <text:p>FALSE</text:p>
          </table:table-cell>
          <table:table-cell table:formula="of:=IF(['Event Times'.$E326]=['Event Times'.H$2];['Event Times'.$F326])" office:value-type="boolean" office:boolean-value="false" calcext:value-type="boolean">
            <text:p>FALSE</text:p>
          </table:table-cell>
          <table:table-cell table:formula="of:=IF(['Event Times'.$E326]=['Event Times'.I$2];['Event Times'.$F326])" office:value-type="boolean" office:boolean-value="false" calcext:value-type="boolean">
            <text:p>FALSE</text:p>
          </table:table-cell>
          <table:table-cell table:style-name="Default" table:formula="of:=IF(['Event Times'.$E326]=['Event Times'.J$2];['Event Times'.$F326])" office:value-type="float" office:value="0.43" calcext:value-type="float">
            <text:p>0.43</text:p>
          </table:table-cell>
          <table:table-cell table:formula="of:=IF(['Event Times'.$E326]=['Event Times'.K$2];['Event Times'.$F32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11" calcext:value-type="float">
            <text:p>2017.011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9" calcext:value-type="float">
            <text:p>0.619</text:p>
          </table:table-cell>
          <table:table-cell table:formula="of:=IF(['Event Times'.$E327]=['Event Times'.G$2];['Event Times'.$F327])" office:value-type="boolean" office:boolean-value="false" calcext:value-type="boolean">
            <text:p>FALSE</text:p>
          </table:table-cell>
          <table:table-cell table:formula="of:=IF(['Event Times'.$E327]=['Event Times'.H$2];['Event Times'.$F327])" office:value-type="boolean" office:boolean-value="false" calcext:value-type="boolean">
            <text:p>FALSE</text:p>
          </table:table-cell>
          <table:table-cell table:formula="of:=IF(['Event Times'.$E327]=['Event Times'.I$2];['Event Times'.$F327])" office:value-type="boolean" office:boolean-value="false" calcext:value-type="boolean">
            <text:p>FALSE</text:p>
          </table:table-cell>
          <table:table-cell table:formula="of:=IF(['Event Times'.$E327]=['Event Times'.J$2];['Event Times'.$F327])" office:value-type="boolean" office:boolean-value="false" calcext:value-type="boolean">
            <text:p>FALSE</text:p>
          </table:table-cell>
          <table:table-cell table:style-name="Default" table:formula="of:=IF(['Event Times'.$E327]=['Event Times'.K$2];['Event Times'.$F327])" office:value-type="float" office:value="0.619" calcext:value-type="float">
            <text:p>0.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14" calcext:value-type="float">
            <text:p>2017.014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4" calcext:value-type="float">
            <text:p>0.394</text:p>
          </table:table-cell>
          <table:table-cell table:style-name="Default" table:formula="of:=IF(['Event Times'.$E328]=['Event Times'.G$2];['Event Times'.$F328])" office:value-type="float" office:value="0.394" calcext:value-type="float">
            <text:p>0.394</text:p>
          </table:table-cell>
          <table:table-cell table:formula="of:=IF(['Event Times'.$E328]=['Event Times'.H$2];['Event Times'.$F328])" office:value-type="boolean" office:boolean-value="false" calcext:value-type="boolean">
            <text:p>FALSE</text:p>
          </table:table-cell>
          <table:table-cell table:formula="of:=IF(['Event Times'.$E328]=['Event Times'.I$2];['Event Times'.$F328])" office:value-type="boolean" office:boolean-value="false" calcext:value-type="boolean">
            <text:p>FALSE</text:p>
          </table:table-cell>
          <table:table-cell table:formula="of:=IF(['Event Times'.$E328]=['Event Times'.J$2];['Event Times'.$F328])" office:value-type="boolean" office:boolean-value="false" calcext:value-type="boolean">
            <text:p>FALSE</text:p>
          </table:table-cell>
          <table:table-cell table:formula="of:=IF(['Event Times'.$E328]=['Event Times'.K$2];['Event Times'.$F32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14" calcext:value-type="float">
            <text:p>2017.014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table:formula="of:=IF(['Event Times'.$E329]=['Event Times'.G$2];['Event Times'.$F329])" office:value-type="boolean" office:boolean-value="false" calcext:value-type="boolean">
            <text:p>FALSE</text:p>
          </table:table-cell>
          <table:table-cell table:style-name="Default" table:formula="of:=IF(['Event Times'.$E329]=['Event Times'.H$2];['Event Times'.$F329])" office:value-type="float" office:value="0.31" calcext:value-type="float">
            <text:p>0.31</text:p>
          </table:table-cell>
          <table:table-cell table:formula="of:=IF(['Event Times'.$E329]=['Event Times'.I$2];['Event Times'.$F329])" office:value-type="boolean" office:boolean-value="false" calcext:value-type="boolean">
            <text:p>FALSE</text:p>
          </table:table-cell>
          <table:table-cell table:formula="of:=IF(['Event Times'.$E329]=['Event Times'.J$2];['Event Times'.$F329])" office:value-type="boolean" office:boolean-value="false" calcext:value-type="boolean">
            <text:p>FALSE</text:p>
          </table:table-cell>
          <table:table-cell table:formula="of:=IF(['Event Times'.$E329]=['Event Times'.K$2];['Event Times'.$F32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14" calcext:value-type="float">
            <text:p>2017.014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09" calcext:value-type="float">
            <text:p>0.409</text:p>
          </table:table-cell>
          <table:table-cell table:formula="of:=IF(['Event Times'.$E330]=['Event Times'.G$2];['Event Times'.$F330])" office:value-type="boolean" office:boolean-value="false" calcext:value-type="boolean">
            <text:p>FALSE</text:p>
          </table:table-cell>
          <table:table-cell table:formula="of:=IF(['Event Times'.$E330]=['Event Times'.H$2];['Event Times'.$F330])" office:value-type="boolean" office:boolean-value="false" calcext:value-type="boolean">
            <text:p>FALSE</text:p>
          </table:table-cell>
          <table:table-cell table:style-name="Default" table:formula="of:=IF(['Event Times'.$E330]=['Event Times'.I$2];['Event Times'.$F330])" office:value-type="float" office:value="0.409" calcext:value-type="float">
            <text:p>0.409</text:p>
          </table:table-cell>
          <table:table-cell table:formula="of:=IF(['Event Times'.$E330]=['Event Times'.J$2];['Event Times'.$F330])" office:value-type="boolean" office:boolean-value="false" calcext:value-type="boolean">
            <text:p>FALSE</text:p>
          </table:table-cell>
          <table:table-cell table:formula="of:=IF(['Event Times'.$E330]=['Event Times'.K$2];['Event Times'.$F33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14" calcext:value-type="float">
            <text:p>2017.014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" calcext:value-type="float">
            <text:p>0.43</text:p>
          </table:table-cell>
          <table:table-cell table:formula="of:=IF(['Event Times'.$E331]=['Event Times'.G$2];['Event Times'.$F331])" office:value-type="boolean" office:boolean-value="false" calcext:value-type="boolean">
            <text:p>FALSE</text:p>
          </table:table-cell>
          <table:table-cell table:formula="of:=IF(['Event Times'.$E331]=['Event Times'.H$2];['Event Times'.$F331])" office:value-type="boolean" office:boolean-value="false" calcext:value-type="boolean">
            <text:p>FALSE</text:p>
          </table:table-cell>
          <table:table-cell table:formula="of:=IF(['Event Times'.$E331]=['Event Times'.I$2];['Event Times'.$F331])" office:value-type="boolean" office:boolean-value="false" calcext:value-type="boolean">
            <text:p>FALSE</text:p>
          </table:table-cell>
          <table:table-cell table:style-name="Default" table:formula="of:=IF(['Event Times'.$E331]=['Event Times'.J$2];['Event Times'.$F331])" office:value-type="float" office:value="0.43" calcext:value-type="float">
            <text:p>0.43</text:p>
          </table:table-cell>
          <table:table-cell table:formula="of:=IF(['Event Times'.$E331]=['Event Times'.K$2];['Event Times'.$F33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14" calcext:value-type="float">
            <text:p>2017.014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4" calcext:value-type="float">
            <text:p>0.624</text:p>
          </table:table-cell>
          <table:table-cell table:formula="of:=IF(['Event Times'.$E332]=['Event Times'.G$2];['Event Times'.$F332])" office:value-type="boolean" office:boolean-value="false" calcext:value-type="boolean">
            <text:p>FALSE</text:p>
          </table:table-cell>
          <table:table-cell table:formula="of:=IF(['Event Times'.$E332]=['Event Times'.H$2];['Event Times'.$F332])" office:value-type="boolean" office:boolean-value="false" calcext:value-type="boolean">
            <text:p>FALSE</text:p>
          </table:table-cell>
          <table:table-cell table:formula="of:=IF(['Event Times'.$E332]=['Event Times'.I$2];['Event Times'.$F332])" office:value-type="boolean" office:boolean-value="false" calcext:value-type="boolean">
            <text:p>FALSE</text:p>
          </table:table-cell>
          <table:table-cell table:formula="of:=IF(['Event Times'.$E332]=['Event Times'.J$2];['Event Times'.$F332])" office:value-type="boolean" office:boolean-value="false" calcext:value-type="boolean">
            <text:p>FALSE</text:p>
          </table:table-cell>
          <table:table-cell table:style-name="Default" table:formula="of:=IF(['Event Times'.$E332]=['Event Times'.K$2];['Event Times'.$F332])" office:value-type="float" office:value="0.624" calcext:value-type="float">
            <text:p>0.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16" calcext:value-type="float">
            <text:p>2017.016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333]=['Event Times'.G$2];['Event Times'.$F333])" office:value-type="float" office:value="0.396" calcext:value-type="float">
            <text:p>0.396</text:p>
          </table:table-cell>
          <table:table-cell table:formula="of:=IF(['Event Times'.$E333]=['Event Times'.H$2];['Event Times'.$F333])" office:value-type="boolean" office:boolean-value="false" calcext:value-type="boolean">
            <text:p>FALSE</text:p>
          </table:table-cell>
          <table:table-cell table:formula="of:=IF(['Event Times'.$E333]=['Event Times'.I$2];['Event Times'.$F333])" office:value-type="boolean" office:boolean-value="false" calcext:value-type="boolean">
            <text:p>FALSE</text:p>
          </table:table-cell>
          <table:table-cell table:formula="of:=IF(['Event Times'.$E333]=['Event Times'.J$2];['Event Times'.$F333])" office:value-type="boolean" office:boolean-value="false" calcext:value-type="boolean">
            <text:p>FALSE</text:p>
          </table:table-cell>
          <table:table-cell table:formula="of:=IF(['Event Times'.$E333]=['Event Times'.K$2];['Event Times'.$F33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16" calcext:value-type="float">
            <text:p>2017.016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table:formula="of:=IF(['Event Times'.$E334]=['Event Times'.G$2];['Event Times'.$F334])" office:value-type="boolean" office:boolean-value="false" calcext:value-type="boolean">
            <text:p>FALSE</text:p>
          </table:table-cell>
          <table:table-cell table:style-name="Default" table:formula="of:=IF(['Event Times'.$E334]=['Event Times'.H$2];['Event Times'.$F334])" office:value-type="float" office:value="0.31" calcext:value-type="float">
            <text:p>0.31</text:p>
          </table:table-cell>
          <table:table-cell table:formula="of:=IF(['Event Times'.$E334]=['Event Times'.I$2];['Event Times'.$F334])" office:value-type="boolean" office:boolean-value="false" calcext:value-type="boolean">
            <text:p>FALSE</text:p>
          </table:table-cell>
          <table:table-cell table:formula="of:=IF(['Event Times'.$E334]=['Event Times'.J$2];['Event Times'.$F334])" office:value-type="boolean" office:boolean-value="false" calcext:value-type="boolean">
            <text:p>FALSE</text:p>
          </table:table-cell>
          <table:table-cell table:formula="of:=IF(['Event Times'.$E334]=['Event Times'.K$2];['Event Times'.$F33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16" calcext:value-type="float">
            <text:p>2017.016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06" calcext:value-type="float">
            <text:p>0.406</text:p>
          </table:table-cell>
          <table:table-cell table:formula="of:=IF(['Event Times'.$E335]=['Event Times'.G$2];['Event Times'.$F335])" office:value-type="boolean" office:boolean-value="false" calcext:value-type="boolean">
            <text:p>FALSE</text:p>
          </table:table-cell>
          <table:table-cell table:formula="of:=IF(['Event Times'.$E335]=['Event Times'.H$2];['Event Times'.$F335])" office:value-type="boolean" office:boolean-value="false" calcext:value-type="boolean">
            <text:p>FALSE</text:p>
          </table:table-cell>
          <table:table-cell table:style-name="Default" table:formula="of:=IF(['Event Times'.$E335]=['Event Times'.I$2];['Event Times'.$F335])" office:value-type="float" office:value="0.406" calcext:value-type="float">
            <text:p>0.406</text:p>
          </table:table-cell>
          <table:table-cell table:formula="of:=IF(['Event Times'.$E335]=['Event Times'.J$2];['Event Times'.$F335])" office:value-type="boolean" office:boolean-value="false" calcext:value-type="boolean">
            <text:p>FALSE</text:p>
          </table:table-cell>
          <table:table-cell table:formula="of:=IF(['Event Times'.$E335]=['Event Times'.K$2];['Event Times'.$F33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16" calcext:value-type="float">
            <text:p>2017.016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1" calcext:value-type="float">
            <text:p>0.431</text:p>
          </table:table-cell>
          <table:table-cell table:formula="of:=IF(['Event Times'.$E336]=['Event Times'.G$2];['Event Times'.$F336])" office:value-type="boolean" office:boolean-value="false" calcext:value-type="boolean">
            <text:p>FALSE</text:p>
          </table:table-cell>
          <table:table-cell table:formula="of:=IF(['Event Times'.$E336]=['Event Times'.H$2];['Event Times'.$F336])" office:value-type="boolean" office:boolean-value="false" calcext:value-type="boolean">
            <text:p>FALSE</text:p>
          </table:table-cell>
          <table:table-cell table:formula="of:=IF(['Event Times'.$E336]=['Event Times'.I$2];['Event Times'.$F336])" office:value-type="boolean" office:boolean-value="false" calcext:value-type="boolean">
            <text:p>FALSE</text:p>
          </table:table-cell>
          <table:table-cell table:style-name="Default" table:formula="of:=IF(['Event Times'.$E336]=['Event Times'.J$2];['Event Times'.$F336])" office:value-type="float" office:value="0.431" calcext:value-type="float">
            <text:p>0.431</text:p>
          </table:table-cell>
          <table:table-cell table:formula="of:=IF(['Event Times'.$E336]=['Event Times'.K$2];['Event Times'.$F33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16" calcext:value-type="float">
            <text:p>2017.016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2" calcext:value-type="float">
            <text:p>0.622</text:p>
          </table:table-cell>
          <table:table-cell table:formula="of:=IF(['Event Times'.$E337]=['Event Times'.G$2];['Event Times'.$F337])" office:value-type="boolean" office:boolean-value="false" calcext:value-type="boolean">
            <text:p>FALSE</text:p>
          </table:table-cell>
          <table:table-cell table:formula="of:=IF(['Event Times'.$E337]=['Event Times'.H$2];['Event Times'.$F337])" office:value-type="boolean" office:boolean-value="false" calcext:value-type="boolean">
            <text:p>FALSE</text:p>
          </table:table-cell>
          <table:table-cell table:formula="of:=IF(['Event Times'.$E337]=['Event Times'.I$2];['Event Times'.$F337])" office:value-type="boolean" office:boolean-value="false" calcext:value-type="boolean">
            <text:p>FALSE</text:p>
          </table:table-cell>
          <table:table-cell table:formula="of:=IF(['Event Times'.$E337]=['Event Times'.J$2];['Event Times'.$F337])" office:value-type="boolean" office:boolean-value="false" calcext:value-type="boolean">
            <text:p>FALSE</text:p>
          </table:table-cell>
          <table:table-cell table:style-name="Default" table:formula="of:=IF(['Event Times'.$E337]=['Event Times'.K$2];['Event Times'.$F337])" office:value-type="float" office:value="0.622" calcext:value-type="float">
            <text:p>0.6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19" calcext:value-type="float">
            <text:p>2017.019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5" calcext:value-type="float">
            <text:p>0.395</text:p>
          </table:table-cell>
          <table:table-cell table:style-name="Default" table:formula="of:=IF(['Event Times'.$E338]=['Event Times'.G$2];['Event Times'.$F338])" office:value-type="float" office:value="0.395" calcext:value-type="float">
            <text:p>0.395</text:p>
          </table:table-cell>
          <table:table-cell table:formula="of:=IF(['Event Times'.$E338]=['Event Times'.H$2];['Event Times'.$F338])" office:value-type="boolean" office:boolean-value="false" calcext:value-type="boolean">
            <text:p>FALSE</text:p>
          </table:table-cell>
          <table:table-cell table:formula="of:=IF(['Event Times'.$E338]=['Event Times'.I$2];['Event Times'.$F338])" office:value-type="boolean" office:boolean-value="false" calcext:value-type="boolean">
            <text:p>FALSE</text:p>
          </table:table-cell>
          <table:table-cell table:formula="of:=IF(['Event Times'.$E338]=['Event Times'.J$2];['Event Times'.$F338])" office:value-type="boolean" office:boolean-value="false" calcext:value-type="boolean">
            <text:p>FALSE</text:p>
          </table:table-cell>
          <table:table-cell table:formula="of:=IF(['Event Times'.$E338]=['Event Times'.K$2];['Event Times'.$F33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19" calcext:value-type="float">
            <text:p>2017.019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11" calcext:value-type="float">
            <text:p>0.311</text:p>
          </table:table-cell>
          <table:table-cell table:formula="of:=IF(['Event Times'.$E339]=['Event Times'.G$2];['Event Times'.$F339])" office:value-type="boolean" office:boolean-value="false" calcext:value-type="boolean">
            <text:p>FALSE</text:p>
          </table:table-cell>
          <table:table-cell table:style-name="Default" table:formula="of:=IF(['Event Times'.$E339]=['Event Times'.H$2];['Event Times'.$F339])" office:value-type="float" office:value="0.311" calcext:value-type="float">
            <text:p>0.311</text:p>
          </table:table-cell>
          <table:table-cell table:formula="of:=IF(['Event Times'.$E339]=['Event Times'.I$2];['Event Times'.$F339])" office:value-type="boolean" office:boolean-value="false" calcext:value-type="boolean">
            <text:p>FALSE</text:p>
          </table:table-cell>
          <table:table-cell table:formula="of:=IF(['Event Times'.$E339]=['Event Times'.J$2];['Event Times'.$F339])" office:value-type="boolean" office:boolean-value="false" calcext:value-type="boolean">
            <text:p>FALSE</text:p>
          </table:table-cell>
          <table:table-cell table:formula="of:=IF(['Event Times'.$E339]=['Event Times'.K$2];['Event Times'.$F33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19" calcext:value-type="float">
            <text:p>2017.019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01" calcext:value-type="float">
            <text:p>0.401</text:p>
          </table:table-cell>
          <table:table-cell table:formula="of:=IF(['Event Times'.$E340]=['Event Times'.G$2];['Event Times'.$F340])" office:value-type="boolean" office:boolean-value="false" calcext:value-type="boolean">
            <text:p>FALSE</text:p>
          </table:table-cell>
          <table:table-cell table:formula="of:=IF(['Event Times'.$E340]=['Event Times'.H$2];['Event Times'.$F340])" office:value-type="boolean" office:boolean-value="false" calcext:value-type="boolean">
            <text:p>FALSE</text:p>
          </table:table-cell>
          <table:table-cell table:style-name="Default" table:formula="of:=IF(['Event Times'.$E340]=['Event Times'.I$2];['Event Times'.$F340])" office:value-type="float" office:value="0.401" calcext:value-type="float">
            <text:p>0.401</text:p>
          </table:table-cell>
          <table:table-cell table:formula="of:=IF(['Event Times'.$E340]=['Event Times'.J$2];['Event Times'.$F340])" office:value-type="boolean" office:boolean-value="false" calcext:value-type="boolean">
            <text:p>FALSE</text:p>
          </table:table-cell>
          <table:table-cell table:formula="of:=IF(['Event Times'.$E340]=['Event Times'.K$2];['Event Times'.$F34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19" calcext:value-type="float">
            <text:p>2017.019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7" calcext:value-type="float">
            <text:p>0.427</text:p>
          </table:table-cell>
          <table:table-cell table:formula="of:=IF(['Event Times'.$E341]=['Event Times'.G$2];['Event Times'.$F341])" office:value-type="boolean" office:boolean-value="false" calcext:value-type="boolean">
            <text:p>FALSE</text:p>
          </table:table-cell>
          <table:table-cell table:formula="of:=IF(['Event Times'.$E341]=['Event Times'.H$2];['Event Times'.$F341])" office:value-type="boolean" office:boolean-value="false" calcext:value-type="boolean">
            <text:p>FALSE</text:p>
          </table:table-cell>
          <table:table-cell table:formula="of:=IF(['Event Times'.$E341]=['Event Times'.I$2];['Event Times'.$F341])" office:value-type="boolean" office:boolean-value="false" calcext:value-type="boolean">
            <text:p>FALSE</text:p>
          </table:table-cell>
          <table:table-cell table:style-name="Default" table:formula="of:=IF(['Event Times'.$E341]=['Event Times'.J$2];['Event Times'.$F341])" office:value-type="float" office:value="0.427" calcext:value-type="float">
            <text:p>0.427</text:p>
          </table:table-cell>
          <table:table-cell table:formula="of:=IF(['Event Times'.$E341]=['Event Times'.K$2];['Event Times'.$F34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19" calcext:value-type="float">
            <text:p>2017.019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5" calcext:value-type="float">
            <text:p>0.615</text:p>
          </table:table-cell>
          <table:table-cell table:formula="of:=IF(['Event Times'.$E342]=['Event Times'.G$2];['Event Times'.$F342])" office:value-type="boolean" office:boolean-value="false" calcext:value-type="boolean">
            <text:p>FALSE</text:p>
          </table:table-cell>
          <table:table-cell table:formula="of:=IF(['Event Times'.$E342]=['Event Times'.H$2];['Event Times'.$F342])" office:value-type="boolean" office:boolean-value="false" calcext:value-type="boolean">
            <text:p>FALSE</text:p>
          </table:table-cell>
          <table:table-cell table:formula="of:=IF(['Event Times'.$E342]=['Event Times'.I$2];['Event Times'.$F342])" office:value-type="boolean" office:boolean-value="false" calcext:value-type="boolean">
            <text:p>FALSE</text:p>
          </table:table-cell>
          <table:table-cell table:formula="of:=IF(['Event Times'.$E342]=['Event Times'.J$2];['Event Times'.$F342])" office:value-type="boolean" office:boolean-value="false" calcext:value-type="boolean">
            <text:p>FALSE</text:p>
          </table:table-cell>
          <table:table-cell table:style-name="Default" table:formula="of:=IF(['Event Times'.$E342]=['Event Times'.K$2];['Event Times'.$F342])" office:value-type="float" office:value="0.615" calcext:value-type="float">
            <text:p>0.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22" calcext:value-type="float">
            <text:p>2017.022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.397</text:p>
          </table:table-cell>
          <table:table-cell table:style-name="Default" table:formula="of:=IF(['Event Times'.$E343]=['Event Times'.G$2];['Event Times'.$F343])" office:value-type="float" office:value="0.397" calcext:value-type="float">
            <text:p>0.397</text:p>
          </table:table-cell>
          <table:table-cell table:formula="of:=IF(['Event Times'.$E343]=['Event Times'.H$2];['Event Times'.$F343])" office:value-type="boolean" office:boolean-value="false" calcext:value-type="boolean">
            <text:p>FALSE</text:p>
          </table:table-cell>
          <table:table-cell table:formula="of:=IF(['Event Times'.$E343]=['Event Times'.I$2];['Event Times'.$F343])" office:value-type="boolean" office:boolean-value="false" calcext:value-type="boolean">
            <text:p>FALSE</text:p>
          </table:table-cell>
          <table:table-cell table:formula="of:=IF(['Event Times'.$E343]=['Event Times'.J$2];['Event Times'.$F343])" office:value-type="boolean" office:boolean-value="false" calcext:value-type="boolean">
            <text:p>FALSE</text:p>
          </table:table-cell>
          <table:table-cell table:formula="of:=IF(['Event Times'.$E343]=['Event Times'.K$2];['Event Times'.$F34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22" calcext:value-type="float">
            <text:p>2017.022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13" calcext:value-type="float">
            <text:p>0.313</text:p>
          </table:table-cell>
          <table:table-cell table:formula="of:=IF(['Event Times'.$E344]=['Event Times'.G$2];['Event Times'.$F344])" office:value-type="boolean" office:boolean-value="false" calcext:value-type="boolean">
            <text:p>FALSE</text:p>
          </table:table-cell>
          <table:table-cell table:style-name="Default" table:formula="of:=IF(['Event Times'.$E344]=['Event Times'.H$2];['Event Times'.$F344])" office:value-type="float" office:value="0.313" calcext:value-type="float">
            <text:p>0.313</text:p>
          </table:table-cell>
          <table:table-cell table:formula="of:=IF(['Event Times'.$E344]=['Event Times'.I$2];['Event Times'.$F344])" office:value-type="boolean" office:boolean-value="false" calcext:value-type="boolean">
            <text:p>FALSE</text:p>
          </table:table-cell>
          <table:table-cell table:formula="of:=IF(['Event Times'.$E344]=['Event Times'.J$2];['Event Times'.$F344])" office:value-type="boolean" office:boolean-value="false" calcext:value-type="boolean">
            <text:p>FALSE</text:p>
          </table:table-cell>
          <table:table-cell table:formula="of:=IF(['Event Times'.$E344]=['Event Times'.K$2];['Event Times'.$F34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22" calcext:value-type="float">
            <text:p>2017.022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09" calcext:value-type="float">
            <text:p>0.409</text:p>
          </table:table-cell>
          <table:table-cell table:formula="of:=IF(['Event Times'.$E345]=['Event Times'.G$2];['Event Times'.$F345])" office:value-type="boolean" office:boolean-value="false" calcext:value-type="boolean">
            <text:p>FALSE</text:p>
          </table:table-cell>
          <table:table-cell table:formula="of:=IF(['Event Times'.$E345]=['Event Times'.H$2];['Event Times'.$F345])" office:value-type="boolean" office:boolean-value="false" calcext:value-type="boolean">
            <text:p>FALSE</text:p>
          </table:table-cell>
          <table:table-cell table:style-name="Default" table:formula="of:=IF(['Event Times'.$E345]=['Event Times'.I$2];['Event Times'.$F345])" office:value-type="float" office:value="0.409" calcext:value-type="float">
            <text:p>0.409</text:p>
          </table:table-cell>
          <table:table-cell table:formula="of:=IF(['Event Times'.$E345]=['Event Times'.J$2];['Event Times'.$F345])" office:value-type="boolean" office:boolean-value="false" calcext:value-type="boolean">
            <text:p>FALSE</text:p>
          </table:table-cell>
          <table:table-cell table:formula="of:=IF(['Event Times'.$E345]=['Event Times'.K$2];['Event Times'.$F34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22" calcext:value-type="float">
            <text:p>2017.022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5" calcext:value-type="float">
            <text:p>0.435</text:p>
          </table:table-cell>
          <table:table-cell table:formula="of:=IF(['Event Times'.$E346]=['Event Times'.G$2];['Event Times'.$F346])" office:value-type="boolean" office:boolean-value="false" calcext:value-type="boolean">
            <text:p>FALSE</text:p>
          </table:table-cell>
          <table:table-cell table:formula="of:=IF(['Event Times'.$E346]=['Event Times'.H$2];['Event Times'.$F346])" office:value-type="boolean" office:boolean-value="false" calcext:value-type="boolean">
            <text:p>FALSE</text:p>
          </table:table-cell>
          <table:table-cell table:formula="of:=IF(['Event Times'.$E346]=['Event Times'.I$2];['Event Times'.$F346])" office:value-type="boolean" office:boolean-value="false" calcext:value-type="boolean">
            <text:p>FALSE</text:p>
          </table:table-cell>
          <table:table-cell table:style-name="Default" table:formula="of:=IF(['Event Times'.$E346]=['Event Times'.J$2];['Event Times'.$F346])" office:value-type="float" office:value="0.435" calcext:value-type="float">
            <text:p>0.435</text:p>
          </table:table-cell>
          <table:table-cell table:formula="of:=IF(['Event Times'.$E346]=['Event Times'.K$2];['Event Times'.$F34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22" calcext:value-type="float">
            <text:p>2017.022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6" calcext:value-type="float">
            <text:p>0.626</text:p>
          </table:table-cell>
          <table:table-cell table:formula="of:=IF(['Event Times'.$E347]=['Event Times'.G$2];['Event Times'.$F347])" office:value-type="boolean" office:boolean-value="false" calcext:value-type="boolean">
            <text:p>FALSE</text:p>
          </table:table-cell>
          <table:table-cell table:formula="of:=IF(['Event Times'.$E347]=['Event Times'.H$2];['Event Times'.$F347])" office:value-type="boolean" office:boolean-value="false" calcext:value-type="boolean">
            <text:p>FALSE</text:p>
          </table:table-cell>
          <table:table-cell table:formula="of:=IF(['Event Times'.$E347]=['Event Times'.I$2];['Event Times'.$F347])" office:value-type="boolean" office:boolean-value="false" calcext:value-type="boolean">
            <text:p>FALSE</text:p>
          </table:table-cell>
          <table:table-cell table:formula="of:=IF(['Event Times'.$E347]=['Event Times'.J$2];['Event Times'.$F347])" office:value-type="boolean" office:boolean-value="false" calcext:value-type="boolean">
            <text:p>FALSE</text:p>
          </table:table-cell>
          <table:table-cell table:style-name="Default" table:formula="of:=IF(['Event Times'.$E347]=['Event Times'.K$2];['Event Times'.$F347])" office:value-type="float" office:value="0.626" calcext:value-type="float">
            <text:p>0.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25" calcext:value-type="float">
            <text:p>2017.025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.397</text:p>
          </table:table-cell>
          <table:table-cell table:style-name="Default" table:formula="of:=IF(['Event Times'.$E348]=['Event Times'.G$2];['Event Times'.$F348])" office:value-type="float" office:value="0.397" calcext:value-type="float">
            <text:p>0.397</text:p>
          </table:table-cell>
          <table:table-cell table:formula="of:=IF(['Event Times'.$E348]=['Event Times'.H$2];['Event Times'.$F348])" office:value-type="boolean" office:boolean-value="false" calcext:value-type="boolean">
            <text:p>FALSE</text:p>
          </table:table-cell>
          <table:table-cell table:formula="of:=IF(['Event Times'.$E348]=['Event Times'.I$2];['Event Times'.$F348])" office:value-type="boolean" office:boolean-value="false" calcext:value-type="boolean">
            <text:p>FALSE</text:p>
          </table:table-cell>
          <table:table-cell table:formula="of:=IF(['Event Times'.$E348]=['Event Times'.J$2];['Event Times'.$F348])" office:value-type="boolean" office:boolean-value="false" calcext:value-type="boolean">
            <text:p>FALSE</text:p>
          </table:table-cell>
          <table:table-cell table:formula="of:=IF(['Event Times'.$E348]=['Event Times'.K$2];['Event Times'.$F34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25" calcext:value-type="float">
            <text:p>2017.025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13" calcext:value-type="float">
            <text:p>0.313</text:p>
          </table:table-cell>
          <table:table-cell table:formula="of:=IF(['Event Times'.$E349]=['Event Times'.G$2];['Event Times'.$F349])" office:value-type="boolean" office:boolean-value="false" calcext:value-type="boolean">
            <text:p>FALSE</text:p>
          </table:table-cell>
          <table:table-cell table:style-name="Default" table:formula="of:=IF(['Event Times'.$E349]=['Event Times'.H$2];['Event Times'.$F349])" office:value-type="float" office:value="0.313" calcext:value-type="float">
            <text:p>0.313</text:p>
          </table:table-cell>
          <table:table-cell table:formula="of:=IF(['Event Times'.$E349]=['Event Times'.I$2];['Event Times'.$F349])" office:value-type="boolean" office:boolean-value="false" calcext:value-type="boolean">
            <text:p>FALSE</text:p>
          </table:table-cell>
          <table:table-cell table:formula="of:=IF(['Event Times'.$E349]=['Event Times'.J$2];['Event Times'.$F349])" office:value-type="boolean" office:boolean-value="false" calcext:value-type="boolean">
            <text:p>FALSE</text:p>
          </table:table-cell>
          <table:table-cell table:formula="of:=IF(['Event Times'.$E349]=['Event Times'.K$2];['Event Times'.$F34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25" calcext:value-type="float">
            <text:p>2017.025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16" calcext:value-type="float">
            <text:p>0.416</text:p>
          </table:table-cell>
          <table:table-cell table:formula="of:=IF(['Event Times'.$E350]=['Event Times'.G$2];['Event Times'.$F350])" office:value-type="boolean" office:boolean-value="false" calcext:value-type="boolean">
            <text:p>FALSE</text:p>
          </table:table-cell>
          <table:table-cell table:formula="of:=IF(['Event Times'.$E350]=['Event Times'.H$2];['Event Times'.$F350])" office:value-type="boolean" office:boolean-value="false" calcext:value-type="boolean">
            <text:p>FALSE</text:p>
          </table:table-cell>
          <table:table-cell table:style-name="Default" table:formula="of:=IF(['Event Times'.$E350]=['Event Times'.I$2];['Event Times'.$F350])" office:value-type="float" office:value="0.416" calcext:value-type="float">
            <text:p>0.416</text:p>
          </table:table-cell>
          <table:table-cell table:formula="of:=IF(['Event Times'.$E350]=['Event Times'.J$2];['Event Times'.$F350])" office:value-type="boolean" office:boolean-value="false" calcext:value-type="boolean">
            <text:p>FALSE</text:p>
          </table:table-cell>
          <table:table-cell table:formula="of:=IF(['Event Times'.$E350]=['Event Times'.K$2];['Event Times'.$F35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25" calcext:value-type="float">
            <text:p>2017.025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46" calcext:value-type="float">
            <text:p>0.446</text:p>
          </table:table-cell>
          <table:table-cell table:formula="of:=IF(['Event Times'.$E351]=['Event Times'.G$2];['Event Times'.$F351])" office:value-type="boolean" office:boolean-value="false" calcext:value-type="boolean">
            <text:p>FALSE</text:p>
          </table:table-cell>
          <table:table-cell table:formula="of:=IF(['Event Times'.$E351]=['Event Times'.H$2];['Event Times'.$F351])" office:value-type="boolean" office:boolean-value="false" calcext:value-type="boolean">
            <text:p>FALSE</text:p>
          </table:table-cell>
          <table:table-cell table:formula="of:=IF(['Event Times'.$E351]=['Event Times'.I$2];['Event Times'.$F351])" office:value-type="boolean" office:boolean-value="false" calcext:value-type="boolean">
            <text:p>FALSE</text:p>
          </table:table-cell>
          <table:table-cell table:style-name="Default" table:formula="of:=IF(['Event Times'.$E351]=['Event Times'.J$2];['Event Times'.$F351])" office:value-type="float" office:value="0.446" calcext:value-type="float">
            <text:p>0.446</text:p>
          </table:table-cell>
          <table:table-cell table:formula="of:=IF(['Event Times'.$E351]=['Event Times'.K$2];['Event Times'.$F35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25" calcext:value-type="float">
            <text:p>2017.025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8" calcext:value-type="float">
            <text:p>0.628</text:p>
          </table:table-cell>
          <table:table-cell table:formula="of:=IF(['Event Times'.$E352]=['Event Times'.G$2];['Event Times'.$F352])" office:value-type="boolean" office:boolean-value="false" calcext:value-type="boolean">
            <text:p>FALSE</text:p>
          </table:table-cell>
          <table:table-cell table:formula="of:=IF(['Event Times'.$E352]=['Event Times'.H$2];['Event Times'.$F352])" office:value-type="boolean" office:boolean-value="false" calcext:value-type="boolean">
            <text:p>FALSE</text:p>
          </table:table-cell>
          <table:table-cell table:formula="of:=IF(['Event Times'.$E352]=['Event Times'.I$2];['Event Times'.$F352])" office:value-type="boolean" office:boolean-value="false" calcext:value-type="boolean">
            <text:p>FALSE</text:p>
          </table:table-cell>
          <table:table-cell table:formula="of:=IF(['Event Times'.$E352]=['Event Times'.J$2];['Event Times'.$F352])" office:value-type="boolean" office:boolean-value="false" calcext:value-type="boolean">
            <text:p>FALSE</text:p>
          </table:table-cell>
          <table:table-cell table:style-name="Default" table:formula="of:=IF(['Event Times'.$E352]=['Event Times'.K$2];['Event Times'.$F352])" office:value-type="float" office:value="0.628" calcext:value-type="float">
            <text:p>0.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27" calcext:value-type="float">
            <text:p>2017.027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style-name="Default" table:formula="of:=IF(['Event Times'.$E353]=['Event Times'.G$2];['Event Times'.$F353])" office:value-type="float" office:value="0.42" calcext:value-type="float">
            <text:p>0.42</text:p>
          </table:table-cell>
          <table:table-cell table:formula="of:=IF(['Event Times'.$E353]=['Event Times'.H$2];['Event Times'.$F353])" office:value-type="boolean" office:boolean-value="false" calcext:value-type="boolean">
            <text:p>FALSE</text:p>
          </table:table-cell>
          <table:table-cell table:formula="of:=IF(['Event Times'.$E353]=['Event Times'.I$2];['Event Times'.$F353])" office:value-type="boolean" office:boolean-value="false" calcext:value-type="boolean">
            <text:p>FALSE</text:p>
          </table:table-cell>
          <table:table-cell table:formula="of:=IF(['Event Times'.$E353]=['Event Times'.J$2];['Event Times'.$F353])" office:value-type="boolean" office:boolean-value="false" calcext:value-type="boolean">
            <text:p>FALSE</text:p>
          </table:table-cell>
          <table:table-cell table:formula="of:=IF(['Event Times'.$E353]=['Event Times'.K$2];['Event Times'.$F35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27" calcext:value-type="float">
            <text:p>2017.027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39" calcext:value-type="float">
            <text:p>0.339</text:p>
          </table:table-cell>
          <table:table-cell table:formula="of:=IF(['Event Times'.$E354]=['Event Times'.G$2];['Event Times'.$F354])" office:value-type="boolean" office:boolean-value="false" calcext:value-type="boolean">
            <text:p>FALSE</text:p>
          </table:table-cell>
          <table:table-cell table:style-name="Default" table:formula="of:=IF(['Event Times'.$E354]=['Event Times'.H$2];['Event Times'.$F354])" office:value-type="float" office:value="0.339" calcext:value-type="float">
            <text:p>0.339</text:p>
          </table:table-cell>
          <table:table-cell table:formula="of:=IF(['Event Times'.$E354]=['Event Times'.I$2];['Event Times'.$F354])" office:value-type="boolean" office:boolean-value="false" calcext:value-type="boolean">
            <text:p>FALSE</text:p>
          </table:table-cell>
          <table:table-cell table:formula="of:=IF(['Event Times'.$E354]=['Event Times'.J$2];['Event Times'.$F354])" office:value-type="boolean" office:boolean-value="false" calcext:value-type="boolean">
            <text:p>FALSE</text:p>
          </table:table-cell>
          <table:table-cell table:formula="of:=IF(['Event Times'.$E354]=['Event Times'.K$2];['Event Times'.$F35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27" calcext:value-type="float">
            <text:p>2017.027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66" calcext:value-type="float">
            <text:p>0.466</text:p>
          </table:table-cell>
          <table:table-cell table:formula="of:=IF(['Event Times'.$E355]=['Event Times'.G$2];['Event Times'.$F355])" office:value-type="boolean" office:boolean-value="false" calcext:value-type="boolean">
            <text:p>FALSE</text:p>
          </table:table-cell>
          <table:table-cell table:formula="of:=IF(['Event Times'.$E355]=['Event Times'.H$2];['Event Times'.$F355])" office:value-type="boolean" office:boolean-value="false" calcext:value-type="boolean">
            <text:p>FALSE</text:p>
          </table:table-cell>
          <table:table-cell table:style-name="Default" table:formula="of:=IF(['Event Times'.$E355]=['Event Times'.I$2];['Event Times'.$F355])" office:value-type="float" office:value="0.466" calcext:value-type="float">
            <text:p>0.466</text:p>
          </table:table-cell>
          <table:table-cell table:formula="of:=IF(['Event Times'.$E355]=['Event Times'.J$2];['Event Times'.$F355])" office:value-type="boolean" office:boolean-value="false" calcext:value-type="boolean">
            <text:p>FALSE</text:p>
          </table:table-cell>
          <table:table-cell table:formula="of:=IF(['Event Times'.$E355]=['Event Times'.K$2];['Event Times'.$F35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27" calcext:value-type="float">
            <text:p>2017.027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66" calcext:value-type="float">
            <text:p>0.466</text:p>
          </table:table-cell>
          <table:table-cell table:formula="of:=IF(['Event Times'.$E356]=['Event Times'.G$2];['Event Times'.$F356])" office:value-type="boolean" office:boolean-value="false" calcext:value-type="boolean">
            <text:p>FALSE</text:p>
          </table:table-cell>
          <table:table-cell table:formula="of:=IF(['Event Times'.$E356]=['Event Times'.H$2];['Event Times'.$F356])" office:value-type="boolean" office:boolean-value="false" calcext:value-type="boolean">
            <text:p>FALSE</text:p>
          </table:table-cell>
          <table:table-cell table:formula="of:=IF(['Event Times'.$E356]=['Event Times'.I$2];['Event Times'.$F356])" office:value-type="boolean" office:boolean-value="false" calcext:value-type="boolean">
            <text:p>FALSE</text:p>
          </table:table-cell>
          <table:table-cell table:style-name="Default" table:formula="of:=IF(['Event Times'.$E356]=['Event Times'.J$2];['Event Times'.$F356])" office:value-type="float" office:value="0.466" calcext:value-type="float">
            <text:p>0.466</text:p>
          </table:table-cell>
          <table:table-cell table:formula="of:=IF(['Event Times'.$E356]=['Event Times'.K$2];['Event Times'.$F35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27" calcext:value-type="float">
            <text:p>2017.027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38" calcext:value-type="float">
            <text:p>0.638</text:p>
          </table:table-cell>
          <table:table-cell table:formula="of:=IF(['Event Times'.$E357]=['Event Times'.G$2];['Event Times'.$F357])" office:value-type="boolean" office:boolean-value="false" calcext:value-type="boolean">
            <text:p>FALSE</text:p>
          </table:table-cell>
          <table:table-cell table:formula="of:=IF(['Event Times'.$E357]=['Event Times'.H$2];['Event Times'.$F357])" office:value-type="boolean" office:boolean-value="false" calcext:value-type="boolean">
            <text:p>FALSE</text:p>
          </table:table-cell>
          <table:table-cell table:formula="of:=IF(['Event Times'.$E357]=['Event Times'.I$2];['Event Times'.$F357])" office:value-type="boolean" office:boolean-value="false" calcext:value-type="boolean">
            <text:p>FALSE</text:p>
          </table:table-cell>
          <table:table-cell table:formula="of:=IF(['Event Times'.$E357]=['Event Times'.J$2];['Event Times'.$F357])" office:value-type="boolean" office:boolean-value="false" calcext:value-type="boolean">
            <text:p>FALSE</text:p>
          </table:table-cell>
          <table:table-cell table:style-name="Default" table:formula="of:=IF(['Event Times'.$E357]=['Event Times'.K$2];['Event Times'.$F357])" office:value-type="float" office:value="0.638" calcext:value-type="float">
            <text:p>0.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3" calcext:value-type="float">
            <text:p>2017.03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table:style-name="Default" table:formula="of:=IF(['Event Times'.$E358]=['Event Times'.G$2];['Event Times'.$F358])" office:value-type="float" office:value="0.41" calcext:value-type="float">
            <text:p>0.41</text:p>
          </table:table-cell>
          <table:table-cell table:formula="of:=IF(['Event Times'.$E358]=['Event Times'.H$2];['Event Times'.$F358])" office:value-type="boolean" office:boolean-value="false" calcext:value-type="boolean">
            <text:p>FALSE</text:p>
          </table:table-cell>
          <table:table-cell table:formula="of:=IF(['Event Times'.$E358]=['Event Times'.I$2];['Event Times'.$F358])" office:value-type="boolean" office:boolean-value="false" calcext:value-type="boolean">
            <text:p>FALSE</text:p>
          </table:table-cell>
          <table:table-cell table:formula="of:=IF(['Event Times'.$E358]=['Event Times'.J$2];['Event Times'.$F358])" office:value-type="boolean" office:boolean-value="false" calcext:value-type="boolean">
            <text:p>FALSE</text:p>
          </table:table-cell>
          <table:table-cell table:formula="of:=IF(['Event Times'.$E358]=['Event Times'.K$2];['Event Times'.$F35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3" calcext:value-type="float">
            <text:p>2017.03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17" calcext:value-type="float">
            <text:p>0.317</text:p>
          </table:table-cell>
          <table:table-cell table:formula="of:=IF(['Event Times'.$E359]=['Event Times'.G$2];['Event Times'.$F359])" office:value-type="boolean" office:boolean-value="false" calcext:value-type="boolean">
            <text:p>FALSE</text:p>
          </table:table-cell>
          <table:table-cell table:style-name="Default" table:formula="of:=IF(['Event Times'.$E359]=['Event Times'.H$2];['Event Times'.$F359])" office:value-type="float" office:value="0.317" calcext:value-type="float">
            <text:p>0.317</text:p>
          </table:table-cell>
          <table:table-cell table:formula="of:=IF(['Event Times'.$E359]=['Event Times'.I$2];['Event Times'.$F359])" office:value-type="boolean" office:boolean-value="false" calcext:value-type="boolean">
            <text:p>FALSE</text:p>
          </table:table-cell>
          <table:table-cell table:formula="of:=IF(['Event Times'.$E359]=['Event Times'.J$2];['Event Times'.$F359])" office:value-type="boolean" office:boolean-value="false" calcext:value-type="boolean">
            <text:p>FALSE</text:p>
          </table:table-cell>
          <table:table-cell table:formula="of:=IF(['Event Times'.$E359]=['Event Times'.K$2];['Event Times'.$F35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3" calcext:value-type="float">
            <text:p>2017.03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19" calcext:value-type="float">
            <text:p>0.419</text:p>
          </table:table-cell>
          <table:table-cell table:formula="of:=IF(['Event Times'.$E360]=['Event Times'.G$2];['Event Times'.$F360])" office:value-type="boolean" office:boolean-value="false" calcext:value-type="boolean">
            <text:p>FALSE</text:p>
          </table:table-cell>
          <table:table-cell table:formula="of:=IF(['Event Times'.$E360]=['Event Times'.H$2];['Event Times'.$F360])" office:value-type="boolean" office:boolean-value="false" calcext:value-type="boolean">
            <text:p>FALSE</text:p>
          </table:table-cell>
          <table:table-cell table:style-name="Default" table:formula="of:=IF(['Event Times'.$E360]=['Event Times'.I$2];['Event Times'.$F360])" office:value-type="float" office:value="0.419" calcext:value-type="float">
            <text:p>0.419</text:p>
          </table:table-cell>
          <table:table-cell table:formula="of:=IF(['Event Times'.$E360]=['Event Times'.J$2];['Event Times'.$F360])" office:value-type="boolean" office:boolean-value="false" calcext:value-type="boolean">
            <text:p>FALSE</text:p>
          </table:table-cell>
          <table:table-cell table:formula="of:=IF(['Event Times'.$E360]=['Event Times'.K$2];['Event Times'.$F36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3" calcext:value-type="float">
            <text:p>2017.03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9" calcext:value-type="float">
            <text:p>0.439</text:p>
          </table:table-cell>
          <table:table-cell table:formula="of:=IF(['Event Times'.$E361]=['Event Times'.G$2];['Event Times'.$F361])" office:value-type="boolean" office:boolean-value="false" calcext:value-type="boolean">
            <text:p>FALSE</text:p>
          </table:table-cell>
          <table:table-cell table:formula="of:=IF(['Event Times'.$E361]=['Event Times'.H$2];['Event Times'.$F361])" office:value-type="boolean" office:boolean-value="false" calcext:value-type="boolean">
            <text:p>FALSE</text:p>
          </table:table-cell>
          <table:table-cell table:formula="of:=IF(['Event Times'.$E361]=['Event Times'.I$2];['Event Times'.$F361])" office:value-type="boolean" office:boolean-value="false" calcext:value-type="boolean">
            <text:p>FALSE</text:p>
          </table:table-cell>
          <table:table-cell table:style-name="Default" table:formula="of:=IF(['Event Times'.$E361]=['Event Times'.J$2];['Event Times'.$F361])" office:value-type="float" office:value="0.439" calcext:value-type="float">
            <text:p>0.439</text:p>
          </table:table-cell>
          <table:table-cell table:formula="of:=IF(['Event Times'.$E361]=['Event Times'.K$2];['Event Times'.$F36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3" calcext:value-type="float">
            <text:p>2017.03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38" calcext:value-type="float">
            <text:p>0.638</text:p>
          </table:table-cell>
          <table:table-cell table:formula="of:=IF(['Event Times'.$E362]=['Event Times'.G$2];['Event Times'.$F362])" office:value-type="boolean" office:boolean-value="false" calcext:value-type="boolean">
            <text:p>FALSE</text:p>
          </table:table-cell>
          <table:table-cell table:formula="of:=IF(['Event Times'.$E362]=['Event Times'.H$2];['Event Times'.$F362])" office:value-type="boolean" office:boolean-value="false" calcext:value-type="boolean">
            <text:p>FALSE</text:p>
          </table:table-cell>
          <table:table-cell table:formula="of:=IF(['Event Times'.$E362]=['Event Times'.I$2];['Event Times'.$F362])" office:value-type="boolean" office:boolean-value="false" calcext:value-type="boolean">
            <text:p>FALSE</text:p>
          </table:table-cell>
          <table:table-cell table:formula="of:=IF(['Event Times'.$E362]=['Event Times'.J$2];['Event Times'.$F362])" office:value-type="boolean" office:boolean-value="false" calcext:value-type="boolean">
            <text:p>FALSE</text:p>
          </table:table-cell>
          <table:table-cell table:style-name="Default" table:formula="of:=IF(['Event Times'.$E362]=['Event Times'.K$2];['Event Times'.$F362])" office:value-type="float" office:value="0.638" calcext:value-type="float">
            <text:p>0.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33" calcext:value-type="float">
            <text:p>2017.033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404" calcext:value-type="float">
            <text:p>0.404</text:p>
          </table:table-cell>
          <table:table-cell table:style-name="Default" table:formula="of:=IF(['Event Times'.$E363]=['Event Times'.G$2];['Event Times'.$F363])" office:value-type="float" office:value="0.404" calcext:value-type="float">
            <text:p>0.404</text:p>
          </table:table-cell>
          <table:table-cell table:formula="of:=IF(['Event Times'.$E363]=['Event Times'.H$2];['Event Times'.$F363])" office:value-type="boolean" office:boolean-value="false" calcext:value-type="boolean">
            <text:p>FALSE</text:p>
          </table:table-cell>
          <table:table-cell table:formula="of:=IF(['Event Times'.$E363]=['Event Times'.I$2];['Event Times'.$F363])" office:value-type="boolean" office:boolean-value="false" calcext:value-type="boolean">
            <text:p>FALSE</text:p>
          </table:table-cell>
          <table:table-cell table:formula="of:=IF(['Event Times'.$E363]=['Event Times'.J$2];['Event Times'.$F363])" office:value-type="boolean" office:boolean-value="false" calcext:value-type="boolean">
            <text:p>FALSE</text:p>
          </table:table-cell>
          <table:table-cell table:formula="of:=IF(['Event Times'.$E363]=['Event Times'.K$2];['Event Times'.$F36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33" calcext:value-type="float">
            <text:p>2017.033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83" calcext:value-type="float">
            <text:p>0.383</text:p>
          </table:table-cell>
          <table:table-cell table:formula="of:=IF(['Event Times'.$E364]=['Event Times'.G$2];['Event Times'.$F364])" office:value-type="boolean" office:boolean-value="false" calcext:value-type="boolean">
            <text:p>FALSE</text:p>
          </table:table-cell>
          <table:table-cell table:style-name="Default" table:formula="of:=IF(['Event Times'.$E364]=['Event Times'.H$2];['Event Times'.$F364])" office:value-type="float" office:value="0.383" calcext:value-type="float">
            <text:p>0.383</text:p>
          </table:table-cell>
          <table:table-cell table:formula="of:=IF(['Event Times'.$E364]=['Event Times'.I$2];['Event Times'.$F364])" office:value-type="boolean" office:boolean-value="false" calcext:value-type="boolean">
            <text:p>FALSE</text:p>
          </table:table-cell>
          <table:table-cell table:formula="of:=IF(['Event Times'.$E364]=['Event Times'.J$2];['Event Times'.$F364])" office:value-type="boolean" office:boolean-value="false" calcext:value-type="boolean">
            <text:p>FALSE</text:p>
          </table:table-cell>
          <table:table-cell table:formula="of:=IF(['Event Times'.$E364]=['Event Times'.K$2];['Event Times'.$F36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33" calcext:value-type="float">
            <text:p>2017.033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65" calcext:value-type="float">
            <text:p>0.465</text:p>
          </table:table-cell>
          <table:table-cell table:formula="of:=IF(['Event Times'.$E365]=['Event Times'.G$2];['Event Times'.$F365])" office:value-type="boolean" office:boolean-value="false" calcext:value-type="boolean">
            <text:p>FALSE</text:p>
          </table:table-cell>
          <table:table-cell table:formula="of:=IF(['Event Times'.$E365]=['Event Times'.H$2];['Event Times'.$F365])" office:value-type="boolean" office:boolean-value="false" calcext:value-type="boolean">
            <text:p>FALSE</text:p>
          </table:table-cell>
          <table:table-cell table:style-name="Default" table:formula="of:=IF(['Event Times'.$E365]=['Event Times'.I$2];['Event Times'.$F365])" office:value-type="float" office:value="0.465" calcext:value-type="float">
            <text:p>0.465</text:p>
          </table:table-cell>
          <table:table-cell table:formula="of:=IF(['Event Times'.$E365]=['Event Times'.J$2];['Event Times'.$F365])" office:value-type="boolean" office:boolean-value="false" calcext:value-type="boolean">
            <text:p>FALSE</text:p>
          </table:table-cell>
          <table:table-cell table:formula="of:=IF(['Event Times'.$E365]=['Event Times'.K$2];['Event Times'.$F36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33" calcext:value-type="float">
            <text:p>2017.033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8" calcext:value-type="float">
            <text:p>0.438</text:p>
          </table:table-cell>
          <table:table-cell table:formula="of:=IF(['Event Times'.$E366]=['Event Times'.G$2];['Event Times'.$F366])" office:value-type="boolean" office:boolean-value="false" calcext:value-type="boolean">
            <text:p>FALSE</text:p>
          </table:table-cell>
          <table:table-cell table:formula="of:=IF(['Event Times'.$E366]=['Event Times'.H$2];['Event Times'.$F366])" office:value-type="boolean" office:boolean-value="false" calcext:value-type="boolean">
            <text:p>FALSE</text:p>
          </table:table-cell>
          <table:table-cell table:formula="of:=IF(['Event Times'.$E366]=['Event Times'.I$2];['Event Times'.$F366])" office:value-type="boolean" office:boolean-value="false" calcext:value-type="boolean">
            <text:p>FALSE</text:p>
          </table:table-cell>
          <table:table-cell table:style-name="Default" table:formula="of:=IF(['Event Times'.$E366]=['Event Times'.J$2];['Event Times'.$F366])" office:value-type="float" office:value="0.438" calcext:value-type="float">
            <text:p>0.438</text:p>
          </table:table-cell>
          <table:table-cell table:formula="of:=IF(['Event Times'.$E366]=['Event Times'.K$2];['Event Times'.$F36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33" calcext:value-type="float">
            <text:p>2017.033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31" calcext:value-type="float">
            <text:p>0.631</text:p>
          </table:table-cell>
          <table:table-cell table:formula="of:=IF(['Event Times'.$E367]=['Event Times'.G$2];['Event Times'.$F367])" office:value-type="boolean" office:boolean-value="false" calcext:value-type="boolean">
            <text:p>FALSE</text:p>
          </table:table-cell>
          <table:table-cell table:formula="of:=IF(['Event Times'.$E367]=['Event Times'.H$2];['Event Times'.$F367])" office:value-type="boolean" office:boolean-value="false" calcext:value-type="boolean">
            <text:p>FALSE</text:p>
          </table:table-cell>
          <table:table-cell table:formula="of:=IF(['Event Times'.$E367]=['Event Times'.I$2];['Event Times'.$F367])" office:value-type="boolean" office:boolean-value="false" calcext:value-type="boolean">
            <text:p>FALSE</text:p>
          </table:table-cell>
          <table:table-cell table:formula="of:=IF(['Event Times'.$E367]=['Event Times'.J$2];['Event Times'.$F367])" office:value-type="boolean" office:boolean-value="false" calcext:value-type="boolean">
            <text:p>FALSE</text:p>
          </table:table-cell>
          <table:table-cell table:style-name="Default" table:formula="of:=IF(['Event Times'.$E367]=['Event Times'.K$2];['Event Times'.$F367])" office:value-type="float" office:value="0.631" calcext:value-type="float">
            <text:p>0.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36" calcext:value-type="float">
            <text:p>2017.036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style-name="Default" table:formula="of:=IF(['Event Times'.$E368]=['Event Times'.G$2];['Event Times'.$F368])" office:value-type="float" office:value="0.4" calcext:value-type="float">
            <text:p>0.4</text:p>
          </table:table-cell>
          <table:table-cell table:formula="of:=IF(['Event Times'.$E368]=['Event Times'.H$2];['Event Times'.$F368])" office:value-type="boolean" office:boolean-value="false" calcext:value-type="boolean">
            <text:p>FALSE</text:p>
          </table:table-cell>
          <table:table-cell table:formula="of:=IF(['Event Times'.$E368]=['Event Times'.I$2];['Event Times'.$F368])" office:value-type="boolean" office:boolean-value="false" calcext:value-type="boolean">
            <text:p>FALSE</text:p>
          </table:table-cell>
          <table:table-cell table:formula="of:=IF(['Event Times'.$E368]=['Event Times'.J$2];['Event Times'.$F368])" office:value-type="boolean" office:boolean-value="false" calcext:value-type="boolean">
            <text:p>FALSE</text:p>
          </table:table-cell>
          <table:table-cell table:formula="of:=IF(['Event Times'.$E368]=['Event Times'.K$2];['Event Times'.$F36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36" calcext:value-type="float">
            <text:p>2017.036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32" calcext:value-type="float">
            <text:p>0.332</text:p>
          </table:table-cell>
          <table:table-cell table:formula="of:=IF(['Event Times'.$E369]=['Event Times'.G$2];['Event Times'.$F369])" office:value-type="boolean" office:boolean-value="false" calcext:value-type="boolean">
            <text:p>FALSE</text:p>
          </table:table-cell>
          <table:table-cell table:style-name="Default" table:formula="of:=IF(['Event Times'.$E369]=['Event Times'.H$2];['Event Times'.$F369])" office:value-type="float" office:value="0.332" calcext:value-type="float">
            <text:p>0.332</text:p>
          </table:table-cell>
          <table:table-cell table:formula="of:=IF(['Event Times'.$E369]=['Event Times'.I$2];['Event Times'.$F369])" office:value-type="boolean" office:boolean-value="false" calcext:value-type="boolean">
            <text:p>FALSE</text:p>
          </table:table-cell>
          <table:table-cell table:formula="of:=IF(['Event Times'.$E369]=['Event Times'.J$2];['Event Times'.$F369])" office:value-type="boolean" office:boolean-value="false" calcext:value-type="boolean">
            <text:p>FALSE</text:p>
          </table:table-cell>
          <table:table-cell table:formula="of:=IF(['Event Times'.$E369]=['Event Times'.K$2];['Event Times'.$F36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36" calcext:value-type="float">
            <text:p>2017.036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14" calcext:value-type="float">
            <text:p>0.414</text:p>
          </table:table-cell>
          <table:table-cell table:formula="of:=IF(['Event Times'.$E370]=['Event Times'.G$2];['Event Times'.$F370])" office:value-type="boolean" office:boolean-value="false" calcext:value-type="boolean">
            <text:p>FALSE</text:p>
          </table:table-cell>
          <table:table-cell table:formula="of:=IF(['Event Times'.$E370]=['Event Times'.H$2];['Event Times'.$F370])" office:value-type="boolean" office:boolean-value="false" calcext:value-type="boolean">
            <text:p>FALSE</text:p>
          </table:table-cell>
          <table:table-cell table:style-name="Default" table:formula="of:=IF(['Event Times'.$E370]=['Event Times'.I$2];['Event Times'.$F370])" office:value-type="float" office:value="0.414" calcext:value-type="float">
            <text:p>0.414</text:p>
          </table:table-cell>
          <table:table-cell table:formula="of:=IF(['Event Times'.$E370]=['Event Times'.J$2];['Event Times'.$F370])" office:value-type="boolean" office:boolean-value="false" calcext:value-type="boolean">
            <text:p>FALSE</text:p>
          </table:table-cell>
          <table:table-cell table:formula="of:=IF(['Event Times'.$E370]=['Event Times'.K$2];['Event Times'.$F37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36" calcext:value-type="float">
            <text:p>2017.036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43" calcext:value-type="float">
            <text:p>0.443</text:p>
          </table:table-cell>
          <table:table-cell table:formula="of:=IF(['Event Times'.$E371]=['Event Times'.G$2];['Event Times'.$F371])" office:value-type="boolean" office:boolean-value="false" calcext:value-type="boolean">
            <text:p>FALSE</text:p>
          </table:table-cell>
          <table:table-cell table:formula="of:=IF(['Event Times'.$E371]=['Event Times'.H$2];['Event Times'.$F371])" office:value-type="boolean" office:boolean-value="false" calcext:value-type="boolean">
            <text:p>FALSE</text:p>
          </table:table-cell>
          <table:table-cell table:formula="of:=IF(['Event Times'.$E371]=['Event Times'.I$2];['Event Times'.$F371])" office:value-type="boolean" office:boolean-value="false" calcext:value-type="boolean">
            <text:p>FALSE</text:p>
          </table:table-cell>
          <table:table-cell table:style-name="Default" table:formula="of:=IF(['Event Times'.$E371]=['Event Times'.J$2];['Event Times'.$F371])" office:value-type="float" office:value="0.443" calcext:value-type="float">
            <text:p>0.443</text:p>
          </table:table-cell>
          <table:table-cell table:formula="of:=IF(['Event Times'.$E371]=['Event Times'.K$2];['Event Times'.$F37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36" calcext:value-type="float">
            <text:p>2017.036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45" calcext:value-type="float">
            <text:p>0.645</text:p>
          </table:table-cell>
          <table:table-cell table:formula="of:=IF(['Event Times'.$E372]=['Event Times'.G$2];['Event Times'.$F372])" office:value-type="boolean" office:boolean-value="false" calcext:value-type="boolean">
            <text:p>FALSE</text:p>
          </table:table-cell>
          <table:table-cell table:formula="of:=IF(['Event Times'.$E372]=['Event Times'.H$2];['Event Times'.$F372])" office:value-type="boolean" office:boolean-value="false" calcext:value-type="boolean">
            <text:p>FALSE</text:p>
          </table:table-cell>
          <table:table-cell table:formula="of:=IF(['Event Times'.$E372]=['Event Times'.I$2];['Event Times'.$F372])" office:value-type="boolean" office:boolean-value="false" calcext:value-type="boolean">
            <text:p>FALSE</text:p>
          </table:table-cell>
          <table:table-cell table:formula="of:=IF(['Event Times'.$E372]=['Event Times'.J$2];['Event Times'.$F372])" office:value-type="boolean" office:boolean-value="false" calcext:value-type="boolean">
            <text:p>FALSE</text:p>
          </table:table-cell>
          <table:table-cell table:style-name="Default" table:formula="of:=IF(['Event Times'.$E372]=['Event Times'.K$2];['Event Times'.$F372])" office:value-type="float" office:value="0.645" calcext:value-type="float">
            <text:p>0.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38" calcext:value-type="float">
            <text:p>2017.038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403" calcext:value-type="float">
            <text:p>0.403</text:p>
          </table:table-cell>
          <table:table-cell table:style-name="Default" table:formula="of:=IF(['Event Times'.$E373]=['Event Times'.G$2];['Event Times'.$F373])" office:value-type="float" office:value="0.403" calcext:value-type="float">
            <text:p>0.403</text:p>
          </table:table-cell>
          <table:table-cell table:formula="of:=IF(['Event Times'.$E373]=['Event Times'.H$2];['Event Times'.$F373])" office:value-type="boolean" office:boolean-value="false" calcext:value-type="boolean">
            <text:p>FALSE</text:p>
          </table:table-cell>
          <table:table-cell table:formula="of:=IF(['Event Times'.$E373]=['Event Times'.I$2];['Event Times'.$F373])" office:value-type="boolean" office:boolean-value="false" calcext:value-type="boolean">
            <text:p>FALSE</text:p>
          </table:table-cell>
          <table:table-cell table:formula="of:=IF(['Event Times'.$E373]=['Event Times'.J$2];['Event Times'.$F373])" office:value-type="boolean" office:boolean-value="false" calcext:value-type="boolean">
            <text:p>FALSE</text:p>
          </table:table-cell>
          <table:table-cell table:formula="of:=IF(['Event Times'.$E373]=['Event Times'.K$2];['Event Times'.$F37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38" calcext:value-type="float">
            <text:p>2017.038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16" calcext:value-type="float">
            <text:p>0.316</text:p>
          </table:table-cell>
          <table:table-cell table:formula="of:=IF(['Event Times'.$E374]=['Event Times'.G$2];['Event Times'.$F374])" office:value-type="boolean" office:boolean-value="false" calcext:value-type="boolean">
            <text:p>FALSE</text:p>
          </table:table-cell>
          <table:table-cell table:style-name="Default" table:formula="of:=IF(['Event Times'.$E374]=['Event Times'.H$2];['Event Times'.$F374])" office:value-type="float" office:value="0.316" calcext:value-type="float">
            <text:p>0.316</text:p>
          </table:table-cell>
          <table:table-cell table:formula="of:=IF(['Event Times'.$E374]=['Event Times'.I$2];['Event Times'.$F374])" office:value-type="boolean" office:boolean-value="false" calcext:value-type="boolean">
            <text:p>FALSE</text:p>
          </table:table-cell>
          <table:table-cell table:formula="of:=IF(['Event Times'.$E374]=['Event Times'.J$2];['Event Times'.$F374])" office:value-type="boolean" office:boolean-value="false" calcext:value-type="boolean">
            <text:p>FALSE</text:p>
          </table:table-cell>
          <table:table-cell table:formula="of:=IF(['Event Times'.$E374]=['Event Times'.K$2];['Event Times'.$F37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38" calcext:value-type="float">
            <text:p>2017.038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23" calcext:value-type="float">
            <text:p>0.423</text:p>
          </table:table-cell>
          <table:table-cell table:formula="of:=IF(['Event Times'.$E375]=['Event Times'.G$2];['Event Times'.$F375])" office:value-type="boolean" office:boolean-value="false" calcext:value-type="boolean">
            <text:p>FALSE</text:p>
          </table:table-cell>
          <table:table-cell table:formula="of:=IF(['Event Times'.$E375]=['Event Times'.H$2];['Event Times'.$F375])" office:value-type="boolean" office:boolean-value="false" calcext:value-type="boolean">
            <text:p>FALSE</text:p>
          </table:table-cell>
          <table:table-cell table:style-name="Default" table:formula="of:=IF(['Event Times'.$E375]=['Event Times'.I$2];['Event Times'.$F375])" office:value-type="float" office:value="0.423" calcext:value-type="float">
            <text:p>0.423</text:p>
          </table:table-cell>
          <table:table-cell table:formula="of:=IF(['Event Times'.$E375]=['Event Times'.J$2];['Event Times'.$F375])" office:value-type="boolean" office:boolean-value="false" calcext:value-type="boolean">
            <text:p>FALSE</text:p>
          </table:table-cell>
          <table:table-cell table:formula="of:=IF(['Event Times'.$E375]=['Event Times'.K$2];['Event Times'.$F37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38" calcext:value-type="float">
            <text:p>2017.038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5" calcext:value-type="float">
            <text:p>0.435</text:p>
          </table:table-cell>
          <table:table-cell table:formula="of:=IF(['Event Times'.$E376]=['Event Times'.G$2];['Event Times'.$F376])" office:value-type="boolean" office:boolean-value="false" calcext:value-type="boolean">
            <text:p>FALSE</text:p>
          </table:table-cell>
          <table:table-cell table:formula="of:=IF(['Event Times'.$E376]=['Event Times'.H$2];['Event Times'.$F376])" office:value-type="boolean" office:boolean-value="false" calcext:value-type="boolean">
            <text:p>FALSE</text:p>
          </table:table-cell>
          <table:table-cell table:formula="of:=IF(['Event Times'.$E376]=['Event Times'.I$2];['Event Times'.$F376])" office:value-type="boolean" office:boolean-value="false" calcext:value-type="boolean">
            <text:p>FALSE</text:p>
          </table:table-cell>
          <table:table-cell table:style-name="Default" table:formula="of:=IF(['Event Times'.$E376]=['Event Times'.J$2];['Event Times'.$F376])" office:value-type="float" office:value="0.435" calcext:value-type="float">
            <text:p>0.435</text:p>
          </table:table-cell>
          <table:table-cell table:formula="of:=IF(['Event Times'.$E376]=['Event Times'.K$2];['Event Times'.$F37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38" calcext:value-type="float">
            <text:p>2017.038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5" calcext:value-type="float">
            <text:p>0.625</text:p>
          </table:table-cell>
          <table:table-cell table:formula="of:=IF(['Event Times'.$E377]=['Event Times'.G$2];['Event Times'.$F377])" office:value-type="boolean" office:boolean-value="false" calcext:value-type="boolean">
            <text:p>FALSE</text:p>
          </table:table-cell>
          <table:table-cell table:formula="of:=IF(['Event Times'.$E377]=['Event Times'.H$2];['Event Times'.$F377])" office:value-type="boolean" office:boolean-value="false" calcext:value-type="boolean">
            <text:p>FALSE</text:p>
          </table:table-cell>
          <table:table-cell table:formula="of:=IF(['Event Times'.$E377]=['Event Times'.I$2];['Event Times'.$F377])" office:value-type="boolean" office:boolean-value="false" calcext:value-type="boolean">
            <text:p>FALSE</text:p>
          </table:table-cell>
          <table:table-cell table:formula="of:=IF(['Event Times'.$E377]=['Event Times'.J$2];['Event Times'.$F377])" office:value-type="boolean" office:boolean-value="false" calcext:value-type="boolean">
            <text:p>FALSE</text:p>
          </table:table-cell>
          <table:table-cell table:style-name="Default" table:formula="of:=IF(['Event Times'.$E377]=['Event Times'.K$2];['Event Times'.$F377])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41" calcext:value-type="float">
            <text:p>2017.041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style-name="Default" table:formula="of:=IF(['Event Times'.$E378]=['Event Times'.G$2];['Event Times'.$F378])" office:value-type="float" office:value="0.4" calcext:value-type="float">
            <text:p>0.4</text:p>
          </table:table-cell>
          <table:table-cell table:formula="of:=IF(['Event Times'.$E378]=['Event Times'.H$2];['Event Times'.$F378])" office:value-type="boolean" office:boolean-value="false" calcext:value-type="boolean">
            <text:p>FALSE</text:p>
          </table:table-cell>
          <table:table-cell table:formula="of:=IF(['Event Times'.$E378]=['Event Times'.I$2];['Event Times'.$F378])" office:value-type="boolean" office:boolean-value="false" calcext:value-type="boolean">
            <text:p>FALSE</text:p>
          </table:table-cell>
          <table:table-cell table:formula="of:=IF(['Event Times'.$E378]=['Event Times'.J$2];['Event Times'.$F378])" office:value-type="boolean" office:boolean-value="false" calcext:value-type="boolean">
            <text:p>FALSE</text:p>
          </table:table-cell>
          <table:table-cell table:formula="of:=IF(['Event Times'.$E378]=['Event Times'.K$2];['Event Times'.$F37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41" calcext:value-type="float">
            <text:p>2017.041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15" calcext:value-type="float">
            <text:p>0.315</text:p>
          </table:table-cell>
          <table:table-cell table:formula="of:=IF(['Event Times'.$E379]=['Event Times'.G$2];['Event Times'.$F379])" office:value-type="boolean" office:boolean-value="false" calcext:value-type="boolean">
            <text:p>FALSE</text:p>
          </table:table-cell>
          <table:table-cell table:style-name="Default" table:formula="of:=IF(['Event Times'.$E379]=['Event Times'.H$2];['Event Times'.$F379])" office:value-type="float" office:value="0.315" calcext:value-type="float">
            <text:p>0.315</text:p>
          </table:table-cell>
          <table:table-cell table:formula="of:=IF(['Event Times'.$E379]=['Event Times'.I$2];['Event Times'.$F379])" office:value-type="boolean" office:boolean-value="false" calcext:value-type="boolean">
            <text:p>FALSE</text:p>
          </table:table-cell>
          <table:table-cell table:formula="of:=IF(['Event Times'.$E379]=['Event Times'.J$2];['Event Times'.$F379])" office:value-type="boolean" office:boolean-value="false" calcext:value-type="boolean">
            <text:p>FALSE</text:p>
          </table:table-cell>
          <table:table-cell table:formula="of:=IF(['Event Times'.$E379]=['Event Times'.K$2];['Event Times'.$F37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41" calcext:value-type="float">
            <text:p>2017.041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18" calcext:value-type="float">
            <text:p>0.418</text:p>
          </table:table-cell>
          <table:table-cell table:formula="of:=IF(['Event Times'.$E380]=['Event Times'.G$2];['Event Times'.$F380])" office:value-type="boolean" office:boolean-value="false" calcext:value-type="boolean">
            <text:p>FALSE</text:p>
          </table:table-cell>
          <table:table-cell table:formula="of:=IF(['Event Times'.$E380]=['Event Times'.H$2];['Event Times'.$F380])" office:value-type="boolean" office:boolean-value="false" calcext:value-type="boolean">
            <text:p>FALSE</text:p>
          </table:table-cell>
          <table:table-cell table:style-name="Default" table:formula="of:=IF(['Event Times'.$E380]=['Event Times'.I$2];['Event Times'.$F380])" office:value-type="float" office:value="0.418" calcext:value-type="float">
            <text:p>0.418</text:p>
          </table:table-cell>
          <table:table-cell table:formula="of:=IF(['Event Times'.$E380]=['Event Times'.J$2];['Event Times'.$F380])" office:value-type="boolean" office:boolean-value="false" calcext:value-type="boolean">
            <text:p>FALSE</text:p>
          </table:table-cell>
          <table:table-cell table:formula="of:=IF(['Event Times'.$E380]=['Event Times'.K$2];['Event Times'.$F38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41" calcext:value-type="float">
            <text:p>2017.041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" calcext:value-type="float">
            <text:p>0.43</text:p>
          </table:table-cell>
          <table:table-cell table:formula="of:=IF(['Event Times'.$E381]=['Event Times'.G$2];['Event Times'.$F381])" office:value-type="boolean" office:boolean-value="false" calcext:value-type="boolean">
            <text:p>FALSE</text:p>
          </table:table-cell>
          <table:table-cell table:formula="of:=IF(['Event Times'.$E381]=['Event Times'.H$2];['Event Times'.$F381])" office:value-type="boolean" office:boolean-value="false" calcext:value-type="boolean">
            <text:p>FALSE</text:p>
          </table:table-cell>
          <table:table-cell table:formula="of:=IF(['Event Times'.$E381]=['Event Times'.I$2];['Event Times'.$F381])" office:value-type="boolean" office:boolean-value="false" calcext:value-type="boolean">
            <text:p>FALSE</text:p>
          </table:table-cell>
          <table:table-cell table:style-name="Default" table:formula="of:=IF(['Event Times'.$E381]=['Event Times'.J$2];['Event Times'.$F381])" office:value-type="float" office:value="0.43" calcext:value-type="float">
            <text:p>0.43</text:p>
          </table:table-cell>
          <table:table-cell table:formula="of:=IF(['Event Times'.$E381]=['Event Times'.K$2];['Event Times'.$F38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41" calcext:value-type="float">
            <text:p>2017.041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1" calcext:value-type="float">
            <text:p>0.621</text:p>
          </table:table-cell>
          <table:table-cell table:formula="of:=IF(['Event Times'.$E382]=['Event Times'.G$2];['Event Times'.$F382])" office:value-type="boolean" office:boolean-value="false" calcext:value-type="boolean">
            <text:p>FALSE</text:p>
          </table:table-cell>
          <table:table-cell table:formula="of:=IF(['Event Times'.$E382]=['Event Times'.H$2];['Event Times'.$F382])" office:value-type="boolean" office:boolean-value="false" calcext:value-type="boolean">
            <text:p>FALSE</text:p>
          </table:table-cell>
          <table:table-cell table:formula="of:=IF(['Event Times'.$E382]=['Event Times'.I$2];['Event Times'.$F382])" office:value-type="boolean" office:boolean-value="false" calcext:value-type="boolean">
            <text:p>FALSE</text:p>
          </table:table-cell>
          <table:table-cell table:formula="of:=IF(['Event Times'.$E382]=['Event Times'.J$2];['Event Times'.$F382])" office:value-type="boolean" office:boolean-value="false" calcext:value-type="boolean">
            <text:p>FALSE</text:p>
          </table:table-cell>
          <table:table-cell table:style-name="Default" table:formula="of:=IF(['Event Times'.$E382]=['Event Times'.K$2];['Event Times'.$F382])" office:value-type="float" office:value="0.621" calcext:value-type="float">
            <text:p>0.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44" calcext:value-type="float">
            <text:p>2017.044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383]=['Event Times'.G$2];['Event Times'.$F383])" office:value-type="float" office:value="0.396" calcext:value-type="float">
            <text:p>0.396</text:p>
          </table:table-cell>
          <table:table-cell table:formula="of:=IF(['Event Times'.$E383]=['Event Times'.H$2];['Event Times'.$F383])" office:value-type="boolean" office:boolean-value="false" calcext:value-type="boolean">
            <text:p>FALSE</text:p>
          </table:table-cell>
          <table:table-cell table:formula="of:=IF(['Event Times'.$E383]=['Event Times'.I$2];['Event Times'.$F383])" office:value-type="boolean" office:boolean-value="false" calcext:value-type="boolean">
            <text:p>FALSE</text:p>
          </table:table-cell>
          <table:table-cell table:formula="of:=IF(['Event Times'.$E383]=['Event Times'.J$2];['Event Times'.$F383])" office:value-type="boolean" office:boolean-value="false" calcext:value-type="boolean">
            <text:p>FALSE</text:p>
          </table:table-cell>
          <table:table-cell table:formula="of:=IF(['Event Times'.$E383]=['Event Times'.K$2];['Event Times'.$F38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44" calcext:value-type="float">
            <text:p>2017.044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16" calcext:value-type="float">
            <text:p>0.316</text:p>
          </table:table-cell>
          <table:table-cell table:formula="of:=IF(['Event Times'.$E384]=['Event Times'.G$2];['Event Times'.$F384])" office:value-type="boolean" office:boolean-value="false" calcext:value-type="boolean">
            <text:p>FALSE</text:p>
          </table:table-cell>
          <table:table-cell table:style-name="Default" table:formula="of:=IF(['Event Times'.$E384]=['Event Times'.H$2];['Event Times'.$F384])" office:value-type="float" office:value="0.316" calcext:value-type="float">
            <text:p>0.316</text:p>
          </table:table-cell>
          <table:table-cell table:formula="of:=IF(['Event Times'.$E384]=['Event Times'.I$2];['Event Times'.$F384])" office:value-type="boolean" office:boolean-value="false" calcext:value-type="boolean">
            <text:p>FALSE</text:p>
          </table:table-cell>
          <table:table-cell table:formula="of:=IF(['Event Times'.$E384]=['Event Times'.J$2];['Event Times'.$F384])" office:value-type="boolean" office:boolean-value="false" calcext:value-type="boolean">
            <text:p>FALSE</text:p>
          </table:table-cell>
          <table:table-cell table:formula="of:=IF(['Event Times'.$E384]=['Event Times'.K$2];['Event Times'.$F38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44" calcext:value-type="float">
            <text:p>2017.044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12" calcext:value-type="float">
            <text:p>0.412</text:p>
          </table:table-cell>
          <table:table-cell table:formula="of:=IF(['Event Times'.$E385]=['Event Times'.G$2];['Event Times'.$F385])" office:value-type="boolean" office:boolean-value="false" calcext:value-type="boolean">
            <text:p>FALSE</text:p>
          </table:table-cell>
          <table:table-cell table:formula="of:=IF(['Event Times'.$E385]=['Event Times'.H$2];['Event Times'.$F385])" office:value-type="boolean" office:boolean-value="false" calcext:value-type="boolean">
            <text:p>FALSE</text:p>
          </table:table-cell>
          <table:table-cell table:style-name="Default" table:formula="of:=IF(['Event Times'.$E385]=['Event Times'.I$2];['Event Times'.$F385])" office:value-type="float" office:value="0.412" calcext:value-type="float">
            <text:p>0.412</text:p>
          </table:table-cell>
          <table:table-cell table:formula="of:=IF(['Event Times'.$E385]=['Event Times'.J$2];['Event Times'.$F385])" office:value-type="boolean" office:boolean-value="false" calcext:value-type="boolean">
            <text:p>FALSE</text:p>
          </table:table-cell>
          <table:table-cell table:formula="of:=IF(['Event Times'.$E385]=['Event Times'.K$2];['Event Times'.$F38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44" calcext:value-type="float">
            <text:p>2017.044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8" calcext:value-type="float">
            <text:p>0.428</text:p>
          </table:table-cell>
          <table:table-cell table:formula="of:=IF(['Event Times'.$E386]=['Event Times'.G$2];['Event Times'.$F386])" office:value-type="boolean" office:boolean-value="false" calcext:value-type="boolean">
            <text:p>FALSE</text:p>
          </table:table-cell>
          <table:table-cell table:formula="of:=IF(['Event Times'.$E386]=['Event Times'.H$2];['Event Times'.$F386])" office:value-type="boolean" office:boolean-value="false" calcext:value-type="boolean">
            <text:p>FALSE</text:p>
          </table:table-cell>
          <table:table-cell table:formula="of:=IF(['Event Times'.$E386]=['Event Times'.I$2];['Event Times'.$F386])" office:value-type="boolean" office:boolean-value="false" calcext:value-type="boolean">
            <text:p>FALSE</text:p>
          </table:table-cell>
          <table:table-cell table:style-name="Default" table:formula="of:=IF(['Event Times'.$E386]=['Event Times'.J$2];['Event Times'.$F386])" office:value-type="float" office:value="0.428" calcext:value-type="float">
            <text:p>0.428</text:p>
          </table:table-cell>
          <table:table-cell table:formula="of:=IF(['Event Times'.$E386]=['Event Times'.K$2];['Event Times'.$F38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44" calcext:value-type="float">
            <text:p>2017.044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32" calcext:value-type="float">
            <text:p>0.632</text:p>
          </table:table-cell>
          <table:table-cell table:formula="of:=IF(['Event Times'.$E387]=['Event Times'.G$2];['Event Times'.$F387])" office:value-type="boolean" office:boolean-value="false" calcext:value-type="boolean">
            <text:p>FALSE</text:p>
          </table:table-cell>
          <table:table-cell table:formula="of:=IF(['Event Times'.$E387]=['Event Times'.H$2];['Event Times'.$F387])" office:value-type="boolean" office:boolean-value="false" calcext:value-type="boolean">
            <text:p>FALSE</text:p>
          </table:table-cell>
          <table:table-cell table:formula="of:=IF(['Event Times'.$E387]=['Event Times'.I$2];['Event Times'.$F387])" office:value-type="boolean" office:boolean-value="false" calcext:value-type="boolean">
            <text:p>FALSE</text:p>
          </table:table-cell>
          <table:table-cell table:formula="of:=IF(['Event Times'.$E387]=['Event Times'.J$2];['Event Times'.$F387])" office:value-type="boolean" office:boolean-value="false" calcext:value-type="boolean">
            <text:p>FALSE</text:p>
          </table:table-cell>
          <table:table-cell table:style-name="Default" table:formula="of:=IF(['Event Times'.$E387]=['Event Times'.K$2];['Event Times'.$F387])" office:value-type="float" office:value="0.632" calcext:value-type="float">
            <text:p>0.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47" calcext:value-type="float">
            <text:p>2017.047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409" calcext:value-type="float">
            <text:p>0.409</text:p>
          </table:table-cell>
          <table:table-cell table:style-name="Default" table:formula="of:=IF(['Event Times'.$E388]=['Event Times'.G$2];['Event Times'.$F388])" office:value-type="float" office:value="0.409" calcext:value-type="float">
            <text:p>0.409</text:p>
          </table:table-cell>
          <table:table-cell table:formula="of:=IF(['Event Times'.$E388]=['Event Times'.H$2];['Event Times'.$F388])" office:value-type="boolean" office:boolean-value="false" calcext:value-type="boolean">
            <text:p>FALSE</text:p>
          </table:table-cell>
          <table:table-cell table:formula="of:=IF(['Event Times'.$E388]=['Event Times'.I$2];['Event Times'.$F388])" office:value-type="boolean" office:boolean-value="false" calcext:value-type="boolean">
            <text:p>FALSE</text:p>
          </table:table-cell>
          <table:table-cell table:formula="of:=IF(['Event Times'.$E388]=['Event Times'.J$2];['Event Times'.$F388])" office:value-type="boolean" office:boolean-value="false" calcext:value-type="boolean">
            <text:p>FALSE</text:p>
          </table:table-cell>
          <table:table-cell table:formula="of:=IF(['Event Times'.$E388]=['Event Times'.K$2];['Event Times'.$F38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47" calcext:value-type="float">
            <text:p>2017.047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29" calcext:value-type="float">
            <text:p>0.329</text:p>
          </table:table-cell>
          <table:table-cell table:formula="of:=IF(['Event Times'.$E389]=['Event Times'.G$2];['Event Times'.$F389])" office:value-type="boolean" office:boolean-value="false" calcext:value-type="boolean">
            <text:p>FALSE</text:p>
          </table:table-cell>
          <table:table-cell table:style-name="Default" table:formula="of:=IF(['Event Times'.$E389]=['Event Times'.H$2];['Event Times'.$F389])" office:value-type="float" office:value="0.329" calcext:value-type="float">
            <text:p>0.329</text:p>
          </table:table-cell>
          <table:table-cell table:formula="of:=IF(['Event Times'.$E389]=['Event Times'.I$2];['Event Times'.$F389])" office:value-type="boolean" office:boolean-value="false" calcext:value-type="boolean">
            <text:p>FALSE</text:p>
          </table:table-cell>
          <table:table-cell table:formula="of:=IF(['Event Times'.$E389]=['Event Times'.J$2];['Event Times'.$F389])" office:value-type="boolean" office:boolean-value="false" calcext:value-type="boolean">
            <text:p>FALSE</text:p>
          </table:table-cell>
          <table:table-cell table:formula="of:=IF(['Event Times'.$E389]=['Event Times'.K$2];['Event Times'.$F38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47" calcext:value-type="float">
            <text:p>2017.047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17" calcext:value-type="float">
            <text:p>0.417</text:p>
          </table:table-cell>
          <table:table-cell table:formula="of:=IF(['Event Times'.$E390]=['Event Times'.G$2];['Event Times'.$F390])" office:value-type="boolean" office:boolean-value="false" calcext:value-type="boolean">
            <text:p>FALSE</text:p>
          </table:table-cell>
          <table:table-cell table:formula="of:=IF(['Event Times'.$E390]=['Event Times'.H$2];['Event Times'.$F390])" office:value-type="boolean" office:boolean-value="false" calcext:value-type="boolean">
            <text:p>FALSE</text:p>
          </table:table-cell>
          <table:table-cell table:style-name="Default" table:formula="of:=IF(['Event Times'.$E390]=['Event Times'.I$2];['Event Times'.$F390])" office:value-type="float" office:value="0.417" calcext:value-type="float">
            <text:p>0.417</text:p>
          </table:table-cell>
          <table:table-cell table:formula="of:=IF(['Event Times'.$E390]=['Event Times'.J$2];['Event Times'.$F390])" office:value-type="boolean" office:boolean-value="false" calcext:value-type="boolean">
            <text:p>FALSE</text:p>
          </table:table-cell>
          <table:table-cell table:formula="of:=IF(['Event Times'.$E390]=['Event Times'.K$2];['Event Times'.$F39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47" calcext:value-type="float">
            <text:p>2017.047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2" calcext:value-type="float">
            <text:p>0.432</text:p>
          </table:table-cell>
          <table:table-cell table:formula="of:=IF(['Event Times'.$E391]=['Event Times'.G$2];['Event Times'.$F391])" office:value-type="boolean" office:boolean-value="false" calcext:value-type="boolean">
            <text:p>FALSE</text:p>
          </table:table-cell>
          <table:table-cell table:formula="of:=IF(['Event Times'.$E391]=['Event Times'.H$2];['Event Times'.$F391])" office:value-type="boolean" office:boolean-value="false" calcext:value-type="boolean">
            <text:p>FALSE</text:p>
          </table:table-cell>
          <table:table-cell table:formula="of:=IF(['Event Times'.$E391]=['Event Times'.I$2];['Event Times'.$F391])" office:value-type="boolean" office:boolean-value="false" calcext:value-type="boolean">
            <text:p>FALSE</text:p>
          </table:table-cell>
          <table:table-cell table:style-name="Default" table:formula="of:=IF(['Event Times'.$E391]=['Event Times'.J$2];['Event Times'.$F391])" office:value-type="float" office:value="0.432" calcext:value-type="float">
            <text:p>0.432</text:p>
          </table:table-cell>
          <table:table-cell table:formula="of:=IF(['Event Times'.$E391]=['Event Times'.K$2];['Event Times'.$F39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47" calcext:value-type="float">
            <text:p>2017.047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5" calcext:value-type="float">
            <text:p>0.625</text:p>
          </table:table-cell>
          <table:table-cell table:formula="of:=IF(['Event Times'.$E392]=['Event Times'.G$2];['Event Times'.$F392])" office:value-type="boolean" office:boolean-value="false" calcext:value-type="boolean">
            <text:p>FALSE</text:p>
          </table:table-cell>
          <table:table-cell table:formula="of:=IF(['Event Times'.$E392]=['Event Times'.H$2];['Event Times'.$F392])" office:value-type="boolean" office:boolean-value="false" calcext:value-type="boolean">
            <text:p>FALSE</text:p>
          </table:table-cell>
          <table:table-cell table:formula="of:=IF(['Event Times'.$E392]=['Event Times'.I$2];['Event Times'.$F392])" office:value-type="boolean" office:boolean-value="false" calcext:value-type="boolean">
            <text:p>FALSE</text:p>
          </table:table-cell>
          <table:table-cell table:formula="of:=IF(['Event Times'.$E392]=['Event Times'.J$2];['Event Times'.$F392])" office:value-type="boolean" office:boolean-value="false" calcext:value-type="boolean">
            <text:p>FALSE</text:p>
          </table:table-cell>
          <table:table-cell table:style-name="Default" table:formula="of:=IF(['Event Times'.$E392]=['Event Times'.K$2];['Event Times'.$F392])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49" calcext:value-type="float">
            <text:p>2017.049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8" calcext:value-type="float">
            <text:p>0.398</text:p>
          </table:table-cell>
          <table:table-cell table:style-name="Default" table:formula="of:=IF(['Event Times'.$E393]=['Event Times'.G$2];['Event Times'.$F393])" office:value-type="float" office:value="0.398" calcext:value-type="float">
            <text:p>0.398</text:p>
          </table:table-cell>
          <table:table-cell table:formula="of:=IF(['Event Times'.$E393]=['Event Times'.H$2];['Event Times'.$F393])" office:value-type="boolean" office:boolean-value="false" calcext:value-type="boolean">
            <text:p>FALSE</text:p>
          </table:table-cell>
          <table:table-cell table:formula="of:=IF(['Event Times'.$E393]=['Event Times'.I$2];['Event Times'.$F393])" office:value-type="boolean" office:boolean-value="false" calcext:value-type="boolean">
            <text:p>FALSE</text:p>
          </table:table-cell>
          <table:table-cell table:formula="of:=IF(['Event Times'.$E393]=['Event Times'.J$2];['Event Times'.$F393])" office:value-type="boolean" office:boolean-value="false" calcext:value-type="boolean">
            <text:p>FALSE</text:p>
          </table:table-cell>
          <table:table-cell table:formula="of:=IF(['Event Times'.$E393]=['Event Times'.K$2];['Event Times'.$F39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49" calcext:value-type="float">
            <text:p>2017.049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17" calcext:value-type="float">
            <text:p>0.317</text:p>
          </table:table-cell>
          <table:table-cell table:formula="of:=IF(['Event Times'.$E394]=['Event Times'.G$2];['Event Times'.$F394])" office:value-type="boolean" office:boolean-value="false" calcext:value-type="boolean">
            <text:p>FALSE</text:p>
          </table:table-cell>
          <table:table-cell table:style-name="Default" table:formula="of:=IF(['Event Times'.$E394]=['Event Times'.H$2];['Event Times'.$F394])" office:value-type="float" office:value="0.317" calcext:value-type="float">
            <text:p>0.317</text:p>
          </table:table-cell>
          <table:table-cell table:formula="of:=IF(['Event Times'.$E394]=['Event Times'.I$2];['Event Times'.$F394])" office:value-type="boolean" office:boolean-value="false" calcext:value-type="boolean">
            <text:p>FALSE</text:p>
          </table:table-cell>
          <table:table-cell table:formula="of:=IF(['Event Times'.$E394]=['Event Times'.J$2];['Event Times'.$F394])" office:value-type="boolean" office:boolean-value="false" calcext:value-type="boolean">
            <text:p>FALSE</text:p>
          </table:table-cell>
          <table:table-cell table:formula="of:=IF(['Event Times'.$E394]=['Event Times'.K$2];['Event Times'.$F39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49" calcext:value-type="float">
            <text:p>2017.049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13" calcext:value-type="float">
            <text:p>0.413</text:p>
          </table:table-cell>
          <table:table-cell table:formula="of:=IF(['Event Times'.$E395]=['Event Times'.G$2];['Event Times'.$F395])" office:value-type="boolean" office:boolean-value="false" calcext:value-type="boolean">
            <text:p>FALSE</text:p>
          </table:table-cell>
          <table:table-cell table:formula="of:=IF(['Event Times'.$E395]=['Event Times'.H$2];['Event Times'.$F395])" office:value-type="boolean" office:boolean-value="false" calcext:value-type="boolean">
            <text:p>FALSE</text:p>
          </table:table-cell>
          <table:table-cell table:style-name="Default" table:formula="of:=IF(['Event Times'.$E395]=['Event Times'.I$2];['Event Times'.$F395])" office:value-type="float" office:value="0.413" calcext:value-type="float">
            <text:p>0.413</text:p>
          </table:table-cell>
          <table:table-cell table:formula="of:=IF(['Event Times'.$E395]=['Event Times'.J$2];['Event Times'.$F395])" office:value-type="boolean" office:boolean-value="false" calcext:value-type="boolean">
            <text:p>FALSE</text:p>
          </table:table-cell>
          <table:table-cell table:formula="of:=IF(['Event Times'.$E395]=['Event Times'.K$2];['Event Times'.$F39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49" calcext:value-type="float">
            <text:p>2017.049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3" calcext:value-type="float">
            <text:p>0.433</text:p>
          </table:table-cell>
          <table:table-cell table:formula="of:=IF(['Event Times'.$E396]=['Event Times'.G$2];['Event Times'.$F396])" office:value-type="boolean" office:boolean-value="false" calcext:value-type="boolean">
            <text:p>FALSE</text:p>
          </table:table-cell>
          <table:table-cell table:formula="of:=IF(['Event Times'.$E396]=['Event Times'.H$2];['Event Times'.$F396])" office:value-type="boolean" office:boolean-value="false" calcext:value-type="boolean">
            <text:p>FALSE</text:p>
          </table:table-cell>
          <table:table-cell table:formula="of:=IF(['Event Times'.$E396]=['Event Times'.I$2];['Event Times'.$F396])" office:value-type="boolean" office:boolean-value="false" calcext:value-type="boolean">
            <text:p>FALSE</text:p>
          </table:table-cell>
          <table:table-cell table:style-name="Default" table:formula="of:=IF(['Event Times'.$E396]=['Event Times'.J$2];['Event Times'.$F396])" office:value-type="float" office:value="0.433" calcext:value-type="float">
            <text:p>0.433</text:p>
          </table:table-cell>
          <table:table-cell table:formula="of:=IF(['Event Times'.$E396]=['Event Times'.K$2];['Event Times'.$F39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49" calcext:value-type="float">
            <text:p>2017.049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3" calcext:value-type="float">
            <text:p>0.613</text:p>
          </table:table-cell>
          <table:table-cell table:formula="of:=IF(['Event Times'.$E397]=['Event Times'.G$2];['Event Times'.$F397])" office:value-type="boolean" office:boolean-value="false" calcext:value-type="boolean">
            <text:p>FALSE</text:p>
          </table:table-cell>
          <table:table-cell table:formula="of:=IF(['Event Times'.$E397]=['Event Times'.H$2];['Event Times'.$F397])" office:value-type="boolean" office:boolean-value="false" calcext:value-type="boolean">
            <text:p>FALSE</text:p>
          </table:table-cell>
          <table:table-cell table:formula="of:=IF(['Event Times'.$E397]=['Event Times'.I$2];['Event Times'.$F397])" office:value-type="boolean" office:boolean-value="false" calcext:value-type="boolean">
            <text:p>FALSE</text:p>
          </table:table-cell>
          <table:table-cell table:formula="of:=IF(['Event Times'.$E397]=['Event Times'.J$2];['Event Times'.$F397])" office:value-type="boolean" office:boolean-value="false" calcext:value-type="boolean">
            <text:p>FALSE</text:p>
          </table:table-cell>
          <table:table-cell table:style-name="Default" table:formula="of:=IF(['Event Times'.$E397]=['Event Times'.K$2];['Event Times'.$F397])" office:value-type="float" office:value="0.613" calcext:value-type="float">
            <text:p>0.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52" calcext:value-type="float">
            <text:p>2017.052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.397</text:p>
          </table:table-cell>
          <table:table-cell table:style-name="Default" table:formula="of:=IF(['Event Times'.$E398]=['Event Times'.G$2];['Event Times'.$F398])" office:value-type="float" office:value="0.397" calcext:value-type="float">
            <text:p>0.397</text:p>
          </table:table-cell>
          <table:table-cell table:formula="of:=IF(['Event Times'.$E398]=['Event Times'.H$2];['Event Times'.$F398])" office:value-type="boolean" office:boolean-value="false" calcext:value-type="boolean">
            <text:p>FALSE</text:p>
          </table:table-cell>
          <table:table-cell table:formula="of:=IF(['Event Times'.$E398]=['Event Times'.I$2];['Event Times'.$F398])" office:value-type="boolean" office:boolean-value="false" calcext:value-type="boolean">
            <text:p>FALSE</text:p>
          </table:table-cell>
          <table:table-cell table:formula="of:=IF(['Event Times'.$E398]=['Event Times'.J$2];['Event Times'.$F398])" office:value-type="boolean" office:boolean-value="false" calcext:value-type="boolean">
            <text:p>FALSE</text:p>
          </table:table-cell>
          <table:table-cell table:formula="of:=IF(['Event Times'.$E398]=['Event Times'.K$2];['Event Times'.$F39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52" calcext:value-type="float">
            <text:p>2017.052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15" calcext:value-type="float">
            <text:p>0.315</text:p>
          </table:table-cell>
          <table:table-cell table:formula="of:=IF(['Event Times'.$E399]=['Event Times'.G$2];['Event Times'.$F399])" office:value-type="boolean" office:boolean-value="false" calcext:value-type="boolean">
            <text:p>FALSE</text:p>
          </table:table-cell>
          <table:table-cell table:style-name="Default" table:formula="of:=IF(['Event Times'.$E399]=['Event Times'.H$2];['Event Times'.$F399])" office:value-type="float" office:value="0.315" calcext:value-type="float">
            <text:p>0.315</text:p>
          </table:table-cell>
          <table:table-cell table:formula="of:=IF(['Event Times'.$E399]=['Event Times'.I$2];['Event Times'.$F399])" office:value-type="boolean" office:boolean-value="false" calcext:value-type="boolean">
            <text:p>FALSE</text:p>
          </table:table-cell>
          <table:table-cell table:formula="of:=IF(['Event Times'.$E399]=['Event Times'.J$2];['Event Times'.$F399])" office:value-type="boolean" office:boolean-value="false" calcext:value-type="boolean">
            <text:p>FALSE</text:p>
          </table:table-cell>
          <table:table-cell table:formula="of:=IF(['Event Times'.$E399]=['Event Times'.K$2];['Event Times'.$F39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52" calcext:value-type="float">
            <text:p>2017.052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13" calcext:value-type="float">
            <text:p>0.413</text:p>
          </table:table-cell>
          <table:table-cell table:formula="of:=IF(['Event Times'.$E400]=['Event Times'.G$2];['Event Times'.$F400])" office:value-type="boolean" office:boolean-value="false" calcext:value-type="boolean">
            <text:p>FALSE</text:p>
          </table:table-cell>
          <table:table-cell table:formula="of:=IF(['Event Times'.$E400]=['Event Times'.H$2];['Event Times'.$F400])" office:value-type="boolean" office:boolean-value="false" calcext:value-type="boolean">
            <text:p>FALSE</text:p>
          </table:table-cell>
          <table:table-cell table:style-name="Default" table:formula="of:=IF(['Event Times'.$E400]=['Event Times'.I$2];['Event Times'.$F400])" office:value-type="float" office:value="0.413" calcext:value-type="float">
            <text:p>0.413</text:p>
          </table:table-cell>
          <table:table-cell table:formula="of:=IF(['Event Times'.$E400]=['Event Times'.J$2];['Event Times'.$F400])" office:value-type="boolean" office:boolean-value="false" calcext:value-type="boolean">
            <text:p>FALSE</text:p>
          </table:table-cell>
          <table:table-cell table:formula="of:=IF(['Event Times'.$E400]=['Event Times'.K$2];['Event Times'.$F40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52" calcext:value-type="float">
            <text:p>2017.052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8" calcext:value-type="float">
            <text:p>0.428</text:p>
          </table:table-cell>
          <table:table-cell table:formula="of:=IF(['Event Times'.$E401]=['Event Times'.G$2];['Event Times'.$F401])" office:value-type="boolean" office:boolean-value="false" calcext:value-type="boolean">
            <text:p>FALSE</text:p>
          </table:table-cell>
          <table:table-cell table:formula="of:=IF(['Event Times'.$E401]=['Event Times'.H$2];['Event Times'.$F401])" office:value-type="boolean" office:boolean-value="false" calcext:value-type="boolean">
            <text:p>FALSE</text:p>
          </table:table-cell>
          <table:table-cell table:formula="of:=IF(['Event Times'.$E401]=['Event Times'.I$2];['Event Times'.$F401])" office:value-type="boolean" office:boolean-value="false" calcext:value-type="boolean">
            <text:p>FALSE</text:p>
          </table:table-cell>
          <table:table-cell table:style-name="Default" table:formula="of:=IF(['Event Times'.$E401]=['Event Times'.J$2];['Event Times'.$F401])" office:value-type="float" office:value="0.428" calcext:value-type="float">
            <text:p>0.428</text:p>
          </table:table-cell>
          <table:table-cell table:formula="of:=IF(['Event Times'.$E401]=['Event Times'.K$2];['Event Times'.$F40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52" calcext:value-type="float">
            <text:p>2017.052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3" calcext:value-type="float">
            <text:p>0.623</text:p>
          </table:table-cell>
          <table:table-cell table:formula="of:=IF(['Event Times'.$E402]=['Event Times'.G$2];['Event Times'.$F402])" office:value-type="boolean" office:boolean-value="false" calcext:value-type="boolean">
            <text:p>FALSE</text:p>
          </table:table-cell>
          <table:table-cell table:formula="of:=IF(['Event Times'.$E402]=['Event Times'.H$2];['Event Times'.$F402])" office:value-type="boolean" office:boolean-value="false" calcext:value-type="boolean">
            <text:p>FALSE</text:p>
          </table:table-cell>
          <table:table-cell table:formula="of:=IF(['Event Times'.$E402]=['Event Times'.I$2];['Event Times'.$F402])" office:value-type="boolean" office:boolean-value="false" calcext:value-type="boolean">
            <text:p>FALSE</text:p>
          </table:table-cell>
          <table:table-cell table:formula="of:=IF(['Event Times'.$E402]=['Event Times'.J$2];['Event Times'.$F402])" office:value-type="boolean" office:boolean-value="false" calcext:value-type="boolean">
            <text:p>FALSE</text:p>
          </table:table-cell>
          <table:table-cell table:style-name="Default" table:formula="of:=IF(['Event Times'.$E402]=['Event Times'.K$2];['Event Times'.$F402])" office:value-type="float" office:value="0.623" calcext:value-type="float">
            <text:p>0.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55" calcext:value-type="float">
            <text:p>2017.055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5" calcext:value-type="float">
            <text:p>0.395</text:p>
          </table:table-cell>
          <table:table-cell table:style-name="Default" table:formula="of:=IF(['Event Times'.$E403]=['Event Times'.G$2];['Event Times'.$F403])" office:value-type="float" office:value="0.395" calcext:value-type="float">
            <text:p>0.395</text:p>
          </table:table-cell>
          <table:table-cell table:formula="of:=IF(['Event Times'.$E403]=['Event Times'.H$2];['Event Times'.$F403])" office:value-type="boolean" office:boolean-value="false" calcext:value-type="boolean">
            <text:p>FALSE</text:p>
          </table:table-cell>
          <table:table-cell table:formula="of:=IF(['Event Times'.$E403]=['Event Times'.I$2];['Event Times'.$F403])" office:value-type="boolean" office:boolean-value="false" calcext:value-type="boolean">
            <text:p>FALSE</text:p>
          </table:table-cell>
          <table:table-cell table:formula="of:=IF(['Event Times'.$E403]=['Event Times'.J$2];['Event Times'.$F403])" office:value-type="boolean" office:boolean-value="false" calcext:value-type="boolean">
            <text:p>FALSE</text:p>
          </table:table-cell>
          <table:table-cell table:formula="of:=IF(['Event Times'.$E403]=['Event Times'.K$2];['Event Times'.$F40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55" calcext:value-type="float">
            <text:p>2017.055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15" calcext:value-type="float">
            <text:p>0.315</text:p>
          </table:table-cell>
          <table:table-cell table:formula="of:=IF(['Event Times'.$E404]=['Event Times'.G$2];['Event Times'.$F404])" office:value-type="boolean" office:boolean-value="false" calcext:value-type="boolean">
            <text:p>FALSE</text:p>
          </table:table-cell>
          <table:table-cell table:style-name="Default" table:formula="of:=IF(['Event Times'.$E404]=['Event Times'.H$2];['Event Times'.$F404])" office:value-type="float" office:value="0.315" calcext:value-type="float">
            <text:p>0.315</text:p>
          </table:table-cell>
          <table:table-cell table:formula="of:=IF(['Event Times'.$E404]=['Event Times'.I$2];['Event Times'.$F404])" office:value-type="boolean" office:boolean-value="false" calcext:value-type="boolean">
            <text:p>FALSE</text:p>
          </table:table-cell>
          <table:table-cell table:formula="of:=IF(['Event Times'.$E404]=['Event Times'.J$2];['Event Times'.$F404])" office:value-type="boolean" office:boolean-value="false" calcext:value-type="boolean">
            <text:p>FALSE</text:p>
          </table:table-cell>
          <table:table-cell table:formula="of:=IF(['Event Times'.$E404]=['Event Times'.K$2];['Event Times'.$F40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55" calcext:value-type="float">
            <text:p>2017.055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19" calcext:value-type="float">
            <text:p>0.419</text:p>
          </table:table-cell>
          <table:table-cell table:formula="of:=IF(['Event Times'.$E405]=['Event Times'.G$2];['Event Times'.$F405])" office:value-type="boolean" office:boolean-value="false" calcext:value-type="boolean">
            <text:p>FALSE</text:p>
          </table:table-cell>
          <table:table-cell table:formula="of:=IF(['Event Times'.$E405]=['Event Times'.H$2];['Event Times'.$F405])" office:value-type="boolean" office:boolean-value="false" calcext:value-type="boolean">
            <text:p>FALSE</text:p>
          </table:table-cell>
          <table:table-cell table:style-name="Default" table:formula="of:=IF(['Event Times'.$E405]=['Event Times'.I$2];['Event Times'.$F405])" office:value-type="float" office:value="0.419" calcext:value-type="float">
            <text:p>0.419</text:p>
          </table:table-cell>
          <table:table-cell table:formula="of:=IF(['Event Times'.$E405]=['Event Times'.J$2];['Event Times'.$F405])" office:value-type="boolean" office:boolean-value="false" calcext:value-type="boolean">
            <text:p>FALSE</text:p>
          </table:table-cell>
          <table:table-cell table:formula="of:=IF(['Event Times'.$E405]=['Event Times'.K$2];['Event Times'.$F40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55" calcext:value-type="float">
            <text:p>2017.055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9" calcext:value-type="float">
            <text:p>0.429</text:p>
          </table:table-cell>
          <table:table-cell table:formula="of:=IF(['Event Times'.$E406]=['Event Times'.G$2];['Event Times'.$F406])" office:value-type="boolean" office:boolean-value="false" calcext:value-type="boolean">
            <text:p>FALSE</text:p>
          </table:table-cell>
          <table:table-cell table:formula="of:=IF(['Event Times'.$E406]=['Event Times'.H$2];['Event Times'.$F406])" office:value-type="boolean" office:boolean-value="false" calcext:value-type="boolean">
            <text:p>FALSE</text:p>
          </table:table-cell>
          <table:table-cell table:formula="of:=IF(['Event Times'.$E406]=['Event Times'.I$2];['Event Times'.$F406])" office:value-type="boolean" office:boolean-value="false" calcext:value-type="boolean">
            <text:p>FALSE</text:p>
          </table:table-cell>
          <table:table-cell table:style-name="Default" table:formula="of:=IF(['Event Times'.$E406]=['Event Times'.J$2];['Event Times'.$F406])" office:value-type="float" office:value="0.429" calcext:value-type="float">
            <text:p>0.429</text:p>
          </table:table-cell>
          <table:table-cell table:formula="of:=IF(['Event Times'.$E406]=['Event Times'.K$2];['Event Times'.$F40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55" calcext:value-type="float">
            <text:p>2017.055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9" calcext:value-type="float">
            <text:p>0.619</text:p>
          </table:table-cell>
          <table:table-cell table:formula="of:=IF(['Event Times'.$E407]=['Event Times'.G$2];['Event Times'.$F407])" office:value-type="boolean" office:boolean-value="false" calcext:value-type="boolean">
            <text:p>FALSE</text:p>
          </table:table-cell>
          <table:table-cell table:formula="of:=IF(['Event Times'.$E407]=['Event Times'.H$2];['Event Times'.$F407])" office:value-type="boolean" office:boolean-value="false" calcext:value-type="boolean">
            <text:p>FALSE</text:p>
          </table:table-cell>
          <table:table-cell table:formula="of:=IF(['Event Times'.$E407]=['Event Times'.I$2];['Event Times'.$F407])" office:value-type="boolean" office:boolean-value="false" calcext:value-type="boolean">
            <text:p>FALSE</text:p>
          </table:table-cell>
          <table:table-cell table:formula="of:=IF(['Event Times'.$E407]=['Event Times'.J$2];['Event Times'.$F407])" office:value-type="boolean" office:boolean-value="false" calcext:value-type="boolean">
            <text:p>FALSE</text:p>
          </table:table-cell>
          <table:table-cell table:style-name="Default" table:formula="of:=IF(['Event Times'.$E407]=['Event Times'.K$2];['Event Times'.$F407])" office:value-type="float" office:value="0.619" calcext:value-type="float">
            <text:p>0.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58" calcext:value-type="float">
            <text:p>2017.058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.397</text:p>
          </table:table-cell>
          <table:table-cell table:style-name="Default" table:formula="of:=IF(['Event Times'.$E408]=['Event Times'.G$2];['Event Times'.$F408])" office:value-type="float" office:value="0.397" calcext:value-type="float">
            <text:p>0.397</text:p>
          </table:table-cell>
          <table:table-cell table:formula="of:=IF(['Event Times'.$E408]=['Event Times'.H$2];['Event Times'.$F408])" office:value-type="boolean" office:boolean-value="false" calcext:value-type="boolean">
            <text:p>FALSE</text:p>
          </table:table-cell>
          <table:table-cell table:formula="of:=IF(['Event Times'.$E408]=['Event Times'.I$2];['Event Times'.$F408])" office:value-type="boolean" office:boolean-value="false" calcext:value-type="boolean">
            <text:p>FALSE</text:p>
          </table:table-cell>
          <table:table-cell table:formula="of:=IF(['Event Times'.$E408]=['Event Times'.J$2];['Event Times'.$F408])" office:value-type="boolean" office:boolean-value="false" calcext:value-type="boolean">
            <text:p>FALSE</text:p>
          </table:table-cell>
          <table:table-cell table:formula="of:=IF(['Event Times'.$E408]=['Event Times'.K$2];['Event Times'.$F40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58" calcext:value-type="float">
            <text:p>2017.058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15" calcext:value-type="float">
            <text:p>0.315</text:p>
          </table:table-cell>
          <table:table-cell table:formula="of:=IF(['Event Times'.$E409]=['Event Times'.G$2];['Event Times'.$F409])" office:value-type="boolean" office:boolean-value="false" calcext:value-type="boolean">
            <text:p>FALSE</text:p>
          </table:table-cell>
          <table:table-cell table:style-name="Default" table:formula="of:=IF(['Event Times'.$E409]=['Event Times'.H$2];['Event Times'.$F409])" office:value-type="float" office:value="0.315" calcext:value-type="float">
            <text:p>0.315</text:p>
          </table:table-cell>
          <table:table-cell table:formula="of:=IF(['Event Times'.$E409]=['Event Times'.I$2];['Event Times'.$F409])" office:value-type="boolean" office:boolean-value="false" calcext:value-type="boolean">
            <text:p>FALSE</text:p>
          </table:table-cell>
          <table:table-cell table:formula="of:=IF(['Event Times'.$E409]=['Event Times'.J$2];['Event Times'.$F409])" office:value-type="boolean" office:boolean-value="false" calcext:value-type="boolean">
            <text:p>FALSE</text:p>
          </table:table-cell>
          <table:table-cell table:formula="of:=IF(['Event Times'.$E409]=['Event Times'.K$2];['Event Times'.$F40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58" calcext:value-type="float">
            <text:p>2017.058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15" calcext:value-type="float">
            <text:p>0.415</text:p>
          </table:table-cell>
          <table:table-cell table:formula="of:=IF(['Event Times'.$E410]=['Event Times'.G$2];['Event Times'.$F410])" office:value-type="boolean" office:boolean-value="false" calcext:value-type="boolean">
            <text:p>FALSE</text:p>
          </table:table-cell>
          <table:table-cell table:formula="of:=IF(['Event Times'.$E410]=['Event Times'.H$2];['Event Times'.$F410])" office:value-type="boolean" office:boolean-value="false" calcext:value-type="boolean">
            <text:p>FALSE</text:p>
          </table:table-cell>
          <table:table-cell table:style-name="Default" table:formula="of:=IF(['Event Times'.$E410]=['Event Times'.I$2];['Event Times'.$F410])" office:value-type="float" office:value="0.415" calcext:value-type="float">
            <text:p>0.415</text:p>
          </table:table-cell>
          <table:table-cell table:formula="of:=IF(['Event Times'.$E410]=['Event Times'.J$2];['Event Times'.$F410])" office:value-type="boolean" office:boolean-value="false" calcext:value-type="boolean">
            <text:p>FALSE</text:p>
          </table:table-cell>
          <table:table-cell table:formula="of:=IF(['Event Times'.$E410]=['Event Times'.K$2];['Event Times'.$F41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58" calcext:value-type="float">
            <text:p>2017.058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" calcext:value-type="float">
            <text:p>0.43</text:p>
          </table:table-cell>
          <table:table-cell table:formula="of:=IF(['Event Times'.$E411]=['Event Times'.G$2];['Event Times'.$F411])" office:value-type="boolean" office:boolean-value="false" calcext:value-type="boolean">
            <text:p>FALSE</text:p>
          </table:table-cell>
          <table:table-cell table:formula="of:=IF(['Event Times'.$E411]=['Event Times'.H$2];['Event Times'.$F411])" office:value-type="boolean" office:boolean-value="false" calcext:value-type="boolean">
            <text:p>FALSE</text:p>
          </table:table-cell>
          <table:table-cell table:formula="of:=IF(['Event Times'.$E411]=['Event Times'.I$2];['Event Times'.$F411])" office:value-type="boolean" office:boolean-value="false" calcext:value-type="boolean">
            <text:p>FALSE</text:p>
          </table:table-cell>
          <table:table-cell table:style-name="Default" table:formula="of:=IF(['Event Times'.$E411]=['Event Times'.J$2];['Event Times'.$F411])" office:value-type="float" office:value="0.43" calcext:value-type="float">
            <text:p>0.43</text:p>
          </table:table-cell>
          <table:table-cell table:formula="of:=IF(['Event Times'.$E411]=['Event Times'.K$2];['Event Times'.$F41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58" calcext:value-type="float">
            <text:p>2017.058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6" calcext:value-type="float">
            <text:p>0.616</text:p>
          </table:table-cell>
          <table:table-cell table:formula="of:=IF(['Event Times'.$E412]=['Event Times'.G$2];['Event Times'.$F412])" office:value-type="boolean" office:boolean-value="false" calcext:value-type="boolean">
            <text:p>FALSE</text:p>
          </table:table-cell>
          <table:table-cell table:formula="of:=IF(['Event Times'.$E412]=['Event Times'.H$2];['Event Times'.$F412])" office:value-type="boolean" office:boolean-value="false" calcext:value-type="boolean">
            <text:p>FALSE</text:p>
          </table:table-cell>
          <table:table-cell table:formula="of:=IF(['Event Times'.$E412]=['Event Times'.I$2];['Event Times'.$F412])" office:value-type="boolean" office:boolean-value="false" calcext:value-type="boolean">
            <text:p>FALSE</text:p>
          </table:table-cell>
          <table:table-cell table:formula="of:=IF(['Event Times'.$E412]=['Event Times'.J$2];['Event Times'.$F412])" office:value-type="boolean" office:boolean-value="false" calcext:value-type="boolean">
            <text:p>FALSE</text:p>
          </table:table-cell>
          <table:table-cell table:style-name="Default" table:formula="of:=IF(['Event Times'.$E412]=['Event Times'.K$2];['Event Times'.$F412])" office:value-type="float" office:value="0.616" calcext:value-type="float">
            <text:p>0.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6" calcext:value-type="float">
            <text:p>2017.06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5" calcext:value-type="float">
            <text:p>0.395</text:p>
          </table:table-cell>
          <table:table-cell table:style-name="Default" table:formula="of:=IF(['Event Times'.$E413]=['Event Times'.G$2];['Event Times'.$F413])" office:value-type="float" office:value="0.395" calcext:value-type="float">
            <text:p>0.395</text:p>
          </table:table-cell>
          <table:table-cell table:formula="of:=IF(['Event Times'.$E413]=['Event Times'.H$2];['Event Times'.$F413])" office:value-type="boolean" office:boolean-value="false" calcext:value-type="boolean">
            <text:p>FALSE</text:p>
          </table:table-cell>
          <table:table-cell table:formula="of:=IF(['Event Times'.$E413]=['Event Times'.I$2];['Event Times'.$F413])" office:value-type="boolean" office:boolean-value="false" calcext:value-type="boolean">
            <text:p>FALSE</text:p>
          </table:table-cell>
          <table:table-cell table:formula="of:=IF(['Event Times'.$E413]=['Event Times'.J$2];['Event Times'.$F413])" office:value-type="boolean" office:boolean-value="false" calcext:value-type="boolean">
            <text:p>FALSE</text:p>
          </table:table-cell>
          <table:table-cell table:formula="of:=IF(['Event Times'.$E413]=['Event Times'.K$2];['Event Times'.$F41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6" calcext:value-type="float">
            <text:p>2017.06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15" calcext:value-type="float">
            <text:p>0.315</text:p>
          </table:table-cell>
          <table:table-cell table:formula="of:=IF(['Event Times'.$E414]=['Event Times'.G$2];['Event Times'.$F414])" office:value-type="boolean" office:boolean-value="false" calcext:value-type="boolean">
            <text:p>FALSE</text:p>
          </table:table-cell>
          <table:table-cell table:style-name="Default" table:formula="of:=IF(['Event Times'.$E414]=['Event Times'.H$2];['Event Times'.$F414])" office:value-type="float" office:value="0.315" calcext:value-type="float">
            <text:p>0.315</text:p>
          </table:table-cell>
          <table:table-cell table:formula="of:=IF(['Event Times'.$E414]=['Event Times'.I$2];['Event Times'.$F414])" office:value-type="boolean" office:boolean-value="false" calcext:value-type="boolean">
            <text:p>FALSE</text:p>
          </table:table-cell>
          <table:table-cell table:formula="of:=IF(['Event Times'.$E414]=['Event Times'.J$2];['Event Times'.$F414])" office:value-type="boolean" office:boolean-value="false" calcext:value-type="boolean">
            <text:p>FALSE</text:p>
          </table:table-cell>
          <table:table-cell table:formula="of:=IF(['Event Times'.$E414]=['Event Times'.K$2];['Event Times'.$F41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6" calcext:value-type="float">
            <text:p>2017.06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16" calcext:value-type="float">
            <text:p>0.416</text:p>
          </table:table-cell>
          <table:table-cell table:formula="of:=IF(['Event Times'.$E415]=['Event Times'.G$2];['Event Times'.$F415])" office:value-type="boolean" office:boolean-value="false" calcext:value-type="boolean">
            <text:p>FALSE</text:p>
          </table:table-cell>
          <table:table-cell table:formula="of:=IF(['Event Times'.$E415]=['Event Times'.H$2];['Event Times'.$F415])" office:value-type="boolean" office:boolean-value="false" calcext:value-type="boolean">
            <text:p>FALSE</text:p>
          </table:table-cell>
          <table:table-cell table:style-name="Default" table:formula="of:=IF(['Event Times'.$E415]=['Event Times'.I$2];['Event Times'.$F415])" office:value-type="float" office:value="0.416" calcext:value-type="float">
            <text:p>0.416</text:p>
          </table:table-cell>
          <table:table-cell table:formula="of:=IF(['Event Times'.$E415]=['Event Times'.J$2];['Event Times'.$F415])" office:value-type="boolean" office:boolean-value="false" calcext:value-type="boolean">
            <text:p>FALSE</text:p>
          </table:table-cell>
          <table:table-cell table:formula="of:=IF(['Event Times'.$E415]=['Event Times'.K$2];['Event Times'.$F41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6" calcext:value-type="float">
            <text:p>2017.06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7" calcext:value-type="float">
            <text:p>0.427</text:p>
          </table:table-cell>
          <table:table-cell table:formula="of:=IF(['Event Times'.$E416]=['Event Times'.G$2];['Event Times'.$F416])" office:value-type="boolean" office:boolean-value="false" calcext:value-type="boolean">
            <text:p>FALSE</text:p>
          </table:table-cell>
          <table:table-cell table:formula="of:=IF(['Event Times'.$E416]=['Event Times'.H$2];['Event Times'.$F416])" office:value-type="boolean" office:boolean-value="false" calcext:value-type="boolean">
            <text:p>FALSE</text:p>
          </table:table-cell>
          <table:table-cell table:formula="of:=IF(['Event Times'.$E416]=['Event Times'.I$2];['Event Times'.$F416])" office:value-type="boolean" office:boolean-value="false" calcext:value-type="boolean">
            <text:p>FALSE</text:p>
          </table:table-cell>
          <table:table-cell table:style-name="Default" table:formula="of:=IF(['Event Times'.$E416]=['Event Times'.J$2];['Event Times'.$F416])" office:value-type="float" office:value="0.427" calcext:value-type="float">
            <text:p>0.427</text:p>
          </table:table-cell>
          <table:table-cell table:formula="of:=IF(['Event Times'.$E416]=['Event Times'.K$2];['Event Times'.$F41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6" calcext:value-type="float">
            <text:p>2017.06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8" calcext:value-type="float">
            <text:p>0.618</text:p>
          </table:table-cell>
          <table:table-cell table:formula="of:=IF(['Event Times'.$E417]=['Event Times'.G$2];['Event Times'.$F417])" office:value-type="boolean" office:boolean-value="false" calcext:value-type="boolean">
            <text:p>FALSE</text:p>
          </table:table-cell>
          <table:table-cell table:formula="of:=IF(['Event Times'.$E417]=['Event Times'.H$2];['Event Times'.$F417])" office:value-type="boolean" office:boolean-value="false" calcext:value-type="boolean">
            <text:p>FALSE</text:p>
          </table:table-cell>
          <table:table-cell table:formula="of:=IF(['Event Times'.$E417]=['Event Times'.I$2];['Event Times'.$F417])" office:value-type="boolean" office:boolean-value="false" calcext:value-type="boolean">
            <text:p>FALSE</text:p>
          </table:table-cell>
          <table:table-cell table:formula="of:=IF(['Event Times'.$E417]=['Event Times'.J$2];['Event Times'.$F417])" office:value-type="boolean" office:boolean-value="false" calcext:value-type="boolean">
            <text:p>FALSE</text:p>
          </table:table-cell>
          <table:table-cell table:style-name="Default" table:formula="of:=IF(['Event Times'.$E417]=['Event Times'.K$2];['Event Times'.$F417])" office:value-type="float" office:value="0.618" calcext:value-type="float">
            <text:p>0.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63" calcext:value-type="float">
            <text:p>2017.063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.397</text:p>
          </table:table-cell>
          <table:table-cell table:style-name="Default" table:formula="of:=IF(['Event Times'.$E418]=['Event Times'.G$2];['Event Times'.$F418])" office:value-type="float" office:value="0.397" calcext:value-type="float">
            <text:p>0.397</text:p>
          </table:table-cell>
          <table:table-cell table:formula="of:=IF(['Event Times'.$E418]=['Event Times'.H$2];['Event Times'.$F418])" office:value-type="boolean" office:boolean-value="false" calcext:value-type="boolean">
            <text:p>FALSE</text:p>
          </table:table-cell>
          <table:table-cell table:formula="of:=IF(['Event Times'.$E418]=['Event Times'.I$2];['Event Times'.$F418])" office:value-type="boolean" office:boolean-value="false" calcext:value-type="boolean">
            <text:p>FALSE</text:p>
          </table:table-cell>
          <table:table-cell table:formula="of:=IF(['Event Times'.$E418]=['Event Times'.J$2];['Event Times'.$F418])" office:value-type="boolean" office:boolean-value="false" calcext:value-type="boolean">
            <text:p>FALSE</text:p>
          </table:table-cell>
          <table:table-cell table:formula="of:=IF(['Event Times'.$E418]=['Event Times'.K$2];['Event Times'.$F41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63" calcext:value-type="float">
            <text:p>2017.063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15" calcext:value-type="float">
            <text:p>0.315</text:p>
          </table:table-cell>
          <table:table-cell table:formula="of:=IF(['Event Times'.$E419]=['Event Times'.G$2];['Event Times'.$F419])" office:value-type="boolean" office:boolean-value="false" calcext:value-type="boolean">
            <text:p>FALSE</text:p>
          </table:table-cell>
          <table:table-cell table:style-name="Default" table:formula="of:=IF(['Event Times'.$E419]=['Event Times'.H$2];['Event Times'.$F419])" office:value-type="float" office:value="0.315" calcext:value-type="float">
            <text:p>0.315</text:p>
          </table:table-cell>
          <table:table-cell table:formula="of:=IF(['Event Times'.$E419]=['Event Times'.I$2];['Event Times'.$F419])" office:value-type="boolean" office:boolean-value="false" calcext:value-type="boolean">
            <text:p>FALSE</text:p>
          </table:table-cell>
          <table:table-cell table:formula="of:=IF(['Event Times'.$E419]=['Event Times'.J$2];['Event Times'.$F419])" office:value-type="boolean" office:boolean-value="false" calcext:value-type="boolean">
            <text:p>FALSE</text:p>
          </table:table-cell>
          <table:table-cell table:formula="of:=IF(['Event Times'.$E419]=['Event Times'.K$2];['Event Times'.$F41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63" calcext:value-type="float">
            <text:p>2017.063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16" calcext:value-type="float">
            <text:p>0.416</text:p>
          </table:table-cell>
          <table:table-cell table:formula="of:=IF(['Event Times'.$E420]=['Event Times'.G$2];['Event Times'.$F420])" office:value-type="boolean" office:boolean-value="false" calcext:value-type="boolean">
            <text:p>FALSE</text:p>
          </table:table-cell>
          <table:table-cell table:formula="of:=IF(['Event Times'.$E420]=['Event Times'.H$2];['Event Times'.$F420])" office:value-type="boolean" office:boolean-value="false" calcext:value-type="boolean">
            <text:p>FALSE</text:p>
          </table:table-cell>
          <table:table-cell table:style-name="Default" table:formula="of:=IF(['Event Times'.$E420]=['Event Times'.I$2];['Event Times'.$F420])" office:value-type="float" office:value="0.416" calcext:value-type="float">
            <text:p>0.416</text:p>
          </table:table-cell>
          <table:table-cell table:formula="of:=IF(['Event Times'.$E420]=['Event Times'.J$2];['Event Times'.$F420])" office:value-type="boolean" office:boolean-value="false" calcext:value-type="boolean">
            <text:p>FALSE</text:p>
          </table:table-cell>
          <table:table-cell table:formula="of:=IF(['Event Times'.$E420]=['Event Times'.K$2];['Event Times'.$F42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63" calcext:value-type="float">
            <text:p>2017.063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3" calcext:value-type="float">
            <text:p>0.433</text:p>
          </table:table-cell>
          <table:table-cell table:formula="of:=IF(['Event Times'.$E421]=['Event Times'.G$2];['Event Times'.$F421])" office:value-type="boolean" office:boolean-value="false" calcext:value-type="boolean">
            <text:p>FALSE</text:p>
          </table:table-cell>
          <table:table-cell table:formula="of:=IF(['Event Times'.$E421]=['Event Times'.H$2];['Event Times'.$F421])" office:value-type="boolean" office:boolean-value="false" calcext:value-type="boolean">
            <text:p>FALSE</text:p>
          </table:table-cell>
          <table:table-cell table:formula="of:=IF(['Event Times'.$E421]=['Event Times'.I$2];['Event Times'.$F421])" office:value-type="boolean" office:boolean-value="false" calcext:value-type="boolean">
            <text:p>FALSE</text:p>
          </table:table-cell>
          <table:table-cell table:style-name="Default" table:formula="of:=IF(['Event Times'.$E421]=['Event Times'.J$2];['Event Times'.$F421])" office:value-type="float" office:value="0.433" calcext:value-type="float">
            <text:p>0.433</text:p>
          </table:table-cell>
          <table:table-cell table:formula="of:=IF(['Event Times'.$E421]=['Event Times'.K$2];['Event Times'.$F42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63" calcext:value-type="float">
            <text:p>2017.063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7" calcext:value-type="float">
            <text:p>0.617</text:p>
          </table:table-cell>
          <table:table-cell table:formula="of:=IF(['Event Times'.$E422]=['Event Times'.G$2];['Event Times'.$F422])" office:value-type="boolean" office:boolean-value="false" calcext:value-type="boolean">
            <text:p>FALSE</text:p>
          </table:table-cell>
          <table:table-cell table:formula="of:=IF(['Event Times'.$E422]=['Event Times'.H$2];['Event Times'.$F422])" office:value-type="boolean" office:boolean-value="false" calcext:value-type="boolean">
            <text:p>FALSE</text:p>
          </table:table-cell>
          <table:table-cell table:formula="of:=IF(['Event Times'.$E422]=['Event Times'.I$2];['Event Times'.$F422])" office:value-type="boolean" office:boolean-value="false" calcext:value-type="boolean">
            <text:p>FALSE</text:p>
          </table:table-cell>
          <table:table-cell table:formula="of:=IF(['Event Times'.$E422]=['Event Times'.J$2];['Event Times'.$F422])" office:value-type="boolean" office:boolean-value="false" calcext:value-type="boolean">
            <text:p>FALSE</text:p>
          </table:table-cell>
          <table:table-cell table:style-name="Default" table:formula="of:=IF(['Event Times'.$E422]=['Event Times'.K$2];['Event Times'.$F422])" office:value-type="float" office:value="0.617" calcext:value-type="float">
            <text:p>0.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66" calcext:value-type="float">
            <text:p>2017.066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5" calcext:value-type="float">
            <text:p>0.395</text:p>
          </table:table-cell>
          <table:table-cell table:style-name="Default" table:formula="of:=IF(['Event Times'.$E423]=['Event Times'.G$2];['Event Times'.$F423])" office:value-type="float" office:value="0.395" calcext:value-type="float">
            <text:p>0.395</text:p>
          </table:table-cell>
          <table:table-cell table:formula="of:=IF(['Event Times'.$E423]=['Event Times'.H$2];['Event Times'.$F423])" office:value-type="boolean" office:boolean-value="false" calcext:value-type="boolean">
            <text:p>FALSE</text:p>
          </table:table-cell>
          <table:table-cell table:formula="of:=IF(['Event Times'.$E423]=['Event Times'.I$2];['Event Times'.$F423])" office:value-type="boolean" office:boolean-value="false" calcext:value-type="boolean">
            <text:p>FALSE</text:p>
          </table:table-cell>
          <table:table-cell table:formula="of:=IF(['Event Times'.$E423]=['Event Times'.J$2];['Event Times'.$F423])" office:value-type="boolean" office:boolean-value="false" calcext:value-type="boolean">
            <text:p>FALSE</text:p>
          </table:table-cell>
          <table:table-cell table:formula="of:=IF(['Event Times'.$E423]=['Event Times'.K$2];['Event Times'.$F42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66" calcext:value-type="float">
            <text:p>2017.066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17" calcext:value-type="float">
            <text:p>0.317</text:p>
          </table:table-cell>
          <table:table-cell table:formula="of:=IF(['Event Times'.$E424]=['Event Times'.G$2];['Event Times'.$F424])" office:value-type="boolean" office:boolean-value="false" calcext:value-type="boolean">
            <text:p>FALSE</text:p>
          </table:table-cell>
          <table:table-cell table:style-name="Default" table:formula="of:=IF(['Event Times'.$E424]=['Event Times'.H$2];['Event Times'.$F424])" office:value-type="float" office:value="0.317" calcext:value-type="float">
            <text:p>0.317</text:p>
          </table:table-cell>
          <table:table-cell table:formula="of:=IF(['Event Times'.$E424]=['Event Times'.I$2];['Event Times'.$F424])" office:value-type="boolean" office:boolean-value="false" calcext:value-type="boolean">
            <text:p>FALSE</text:p>
          </table:table-cell>
          <table:table-cell table:formula="of:=IF(['Event Times'.$E424]=['Event Times'.J$2];['Event Times'.$F424])" office:value-type="boolean" office:boolean-value="false" calcext:value-type="boolean">
            <text:p>FALSE</text:p>
          </table:table-cell>
          <table:table-cell table:formula="of:=IF(['Event Times'.$E424]=['Event Times'.K$2];['Event Times'.$F42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66" calcext:value-type="float">
            <text:p>2017.066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15" calcext:value-type="float">
            <text:p>0.415</text:p>
          </table:table-cell>
          <table:table-cell table:formula="of:=IF(['Event Times'.$E425]=['Event Times'.G$2];['Event Times'.$F425])" office:value-type="boolean" office:boolean-value="false" calcext:value-type="boolean">
            <text:p>FALSE</text:p>
          </table:table-cell>
          <table:table-cell table:formula="of:=IF(['Event Times'.$E425]=['Event Times'.H$2];['Event Times'.$F425])" office:value-type="boolean" office:boolean-value="false" calcext:value-type="boolean">
            <text:p>FALSE</text:p>
          </table:table-cell>
          <table:table-cell table:style-name="Default" table:formula="of:=IF(['Event Times'.$E425]=['Event Times'.I$2];['Event Times'.$F425])" office:value-type="float" office:value="0.415" calcext:value-type="float">
            <text:p>0.415</text:p>
          </table:table-cell>
          <table:table-cell table:formula="of:=IF(['Event Times'.$E425]=['Event Times'.J$2];['Event Times'.$F425])" office:value-type="boolean" office:boolean-value="false" calcext:value-type="boolean">
            <text:p>FALSE</text:p>
          </table:table-cell>
          <table:table-cell table:formula="of:=IF(['Event Times'.$E425]=['Event Times'.K$2];['Event Times'.$F42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66" calcext:value-type="float">
            <text:p>2017.066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" calcext:value-type="float">
            <text:p>0.43</text:p>
          </table:table-cell>
          <table:table-cell table:formula="of:=IF(['Event Times'.$E426]=['Event Times'.G$2];['Event Times'.$F426])" office:value-type="boolean" office:boolean-value="false" calcext:value-type="boolean">
            <text:p>FALSE</text:p>
          </table:table-cell>
          <table:table-cell table:formula="of:=IF(['Event Times'.$E426]=['Event Times'.H$2];['Event Times'.$F426])" office:value-type="boolean" office:boolean-value="false" calcext:value-type="boolean">
            <text:p>FALSE</text:p>
          </table:table-cell>
          <table:table-cell table:formula="of:=IF(['Event Times'.$E426]=['Event Times'.I$2];['Event Times'.$F426])" office:value-type="boolean" office:boolean-value="false" calcext:value-type="boolean">
            <text:p>FALSE</text:p>
          </table:table-cell>
          <table:table-cell table:style-name="Default" table:formula="of:=IF(['Event Times'.$E426]=['Event Times'.J$2];['Event Times'.$F426])" office:value-type="float" office:value="0.43" calcext:value-type="float">
            <text:p>0.43</text:p>
          </table:table-cell>
          <table:table-cell table:formula="of:=IF(['Event Times'.$E426]=['Event Times'.K$2];['Event Times'.$F42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66" calcext:value-type="float">
            <text:p>2017.066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2" calcext:value-type="float">
            <text:p>0.612</text:p>
          </table:table-cell>
          <table:table-cell table:formula="of:=IF(['Event Times'.$E427]=['Event Times'.G$2];['Event Times'.$F427])" office:value-type="boolean" office:boolean-value="false" calcext:value-type="boolean">
            <text:p>FALSE</text:p>
          </table:table-cell>
          <table:table-cell table:formula="of:=IF(['Event Times'.$E427]=['Event Times'.H$2];['Event Times'.$F427])" office:value-type="boolean" office:boolean-value="false" calcext:value-type="boolean">
            <text:p>FALSE</text:p>
          </table:table-cell>
          <table:table-cell table:formula="of:=IF(['Event Times'.$E427]=['Event Times'.I$2];['Event Times'.$F427])" office:value-type="boolean" office:boolean-value="false" calcext:value-type="boolean">
            <text:p>FALSE</text:p>
          </table:table-cell>
          <table:table-cell table:formula="of:=IF(['Event Times'.$E427]=['Event Times'.J$2];['Event Times'.$F427])" office:value-type="boolean" office:boolean-value="false" calcext:value-type="boolean">
            <text:p>FALSE</text:p>
          </table:table-cell>
          <table:table-cell table:style-name="Default" table:formula="of:=IF(['Event Times'.$E427]=['Event Times'.K$2];['Event Times'.$F427])" office:value-type="float" office:value="0.612" calcext:value-type="float">
            <text:p>0.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68" calcext:value-type="float">
            <text:p>2017.068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.397</text:p>
          </table:table-cell>
          <table:table-cell table:style-name="Default" table:formula="of:=IF(['Event Times'.$E428]=['Event Times'.G$2];['Event Times'.$F428])" office:value-type="float" office:value="0.397" calcext:value-type="float">
            <text:p>0.397</text:p>
          </table:table-cell>
          <table:table-cell table:formula="of:=IF(['Event Times'.$E428]=['Event Times'.H$2];['Event Times'.$F428])" office:value-type="boolean" office:boolean-value="false" calcext:value-type="boolean">
            <text:p>FALSE</text:p>
          </table:table-cell>
          <table:table-cell table:formula="of:=IF(['Event Times'.$E428]=['Event Times'.I$2];['Event Times'.$F428])" office:value-type="boolean" office:boolean-value="false" calcext:value-type="boolean">
            <text:p>FALSE</text:p>
          </table:table-cell>
          <table:table-cell table:formula="of:=IF(['Event Times'.$E428]=['Event Times'.J$2];['Event Times'.$F428])" office:value-type="boolean" office:boolean-value="false" calcext:value-type="boolean">
            <text:p>FALSE</text:p>
          </table:table-cell>
          <table:table-cell table:formula="of:=IF(['Event Times'.$E428]=['Event Times'.K$2];['Event Times'.$F42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68" calcext:value-type="float">
            <text:p>2017.068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15" calcext:value-type="float">
            <text:p>0.315</text:p>
          </table:table-cell>
          <table:table-cell table:formula="of:=IF(['Event Times'.$E429]=['Event Times'.G$2];['Event Times'.$F429])" office:value-type="boolean" office:boolean-value="false" calcext:value-type="boolean">
            <text:p>FALSE</text:p>
          </table:table-cell>
          <table:table-cell table:style-name="Default" table:formula="of:=IF(['Event Times'.$E429]=['Event Times'.H$2];['Event Times'.$F429])" office:value-type="float" office:value="0.315" calcext:value-type="float">
            <text:p>0.315</text:p>
          </table:table-cell>
          <table:table-cell table:formula="of:=IF(['Event Times'.$E429]=['Event Times'.I$2];['Event Times'.$F429])" office:value-type="boolean" office:boolean-value="false" calcext:value-type="boolean">
            <text:p>FALSE</text:p>
          </table:table-cell>
          <table:table-cell table:formula="of:=IF(['Event Times'.$E429]=['Event Times'.J$2];['Event Times'.$F429])" office:value-type="boolean" office:boolean-value="false" calcext:value-type="boolean">
            <text:p>FALSE</text:p>
          </table:table-cell>
          <table:table-cell table:formula="of:=IF(['Event Times'.$E429]=['Event Times'.K$2];['Event Times'.$F42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68" calcext:value-type="float">
            <text:p>2017.068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22" calcext:value-type="float">
            <text:p>0.422</text:p>
          </table:table-cell>
          <table:table-cell table:formula="of:=IF(['Event Times'.$E430]=['Event Times'.G$2];['Event Times'.$F430])" office:value-type="boolean" office:boolean-value="false" calcext:value-type="boolean">
            <text:p>FALSE</text:p>
          </table:table-cell>
          <table:table-cell table:formula="of:=IF(['Event Times'.$E430]=['Event Times'.H$2];['Event Times'.$F430])" office:value-type="boolean" office:boolean-value="false" calcext:value-type="boolean">
            <text:p>FALSE</text:p>
          </table:table-cell>
          <table:table-cell table:style-name="Default" table:formula="of:=IF(['Event Times'.$E430]=['Event Times'.I$2];['Event Times'.$F430])" office:value-type="float" office:value="0.422" calcext:value-type="float">
            <text:p>0.422</text:p>
          </table:table-cell>
          <table:table-cell table:formula="of:=IF(['Event Times'.$E430]=['Event Times'.J$2];['Event Times'.$F430])" office:value-type="boolean" office:boolean-value="false" calcext:value-type="boolean">
            <text:p>FALSE</text:p>
          </table:table-cell>
          <table:table-cell table:formula="of:=IF(['Event Times'.$E430]=['Event Times'.K$2];['Event Times'.$F43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68" calcext:value-type="float">
            <text:p>2017.068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5" calcext:value-type="float">
            <text:p>0.435</text:p>
          </table:table-cell>
          <table:table-cell table:formula="of:=IF(['Event Times'.$E431]=['Event Times'.G$2];['Event Times'.$F431])" office:value-type="boolean" office:boolean-value="false" calcext:value-type="boolean">
            <text:p>FALSE</text:p>
          </table:table-cell>
          <table:table-cell table:formula="of:=IF(['Event Times'.$E431]=['Event Times'.H$2];['Event Times'.$F431])" office:value-type="boolean" office:boolean-value="false" calcext:value-type="boolean">
            <text:p>FALSE</text:p>
          </table:table-cell>
          <table:table-cell table:formula="of:=IF(['Event Times'.$E431]=['Event Times'.I$2];['Event Times'.$F431])" office:value-type="boolean" office:boolean-value="false" calcext:value-type="boolean">
            <text:p>FALSE</text:p>
          </table:table-cell>
          <table:table-cell table:style-name="Default" table:formula="of:=IF(['Event Times'.$E431]=['Event Times'.J$2];['Event Times'.$F431])" office:value-type="float" office:value="0.435" calcext:value-type="float">
            <text:p>0.435</text:p>
          </table:table-cell>
          <table:table-cell table:formula="of:=IF(['Event Times'.$E431]=['Event Times'.K$2];['Event Times'.$F43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68" calcext:value-type="float">
            <text:p>2017.068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7" calcext:value-type="float">
            <text:p>0.617</text:p>
          </table:table-cell>
          <table:table-cell table:formula="of:=IF(['Event Times'.$E432]=['Event Times'.G$2];['Event Times'.$F432])" office:value-type="boolean" office:boolean-value="false" calcext:value-type="boolean">
            <text:p>FALSE</text:p>
          </table:table-cell>
          <table:table-cell table:formula="of:=IF(['Event Times'.$E432]=['Event Times'.H$2];['Event Times'.$F432])" office:value-type="boolean" office:boolean-value="false" calcext:value-type="boolean">
            <text:p>FALSE</text:p>
          </table:table-cell>
          <table:table-cell table:formula="of:=IF(['Event Times'.$E432]=['Event Times'.I$2];['Event Times'.$F432])" office:value-type="boolean" office:boolean-value="false" calcext:value-type="boolean">
            <text:p>FALSE</text:p>
          </table:table-cell>
          <table:table-cell table:formula="of:=IF(['Event Times'.$E432]=['Event Times'.J$2];['Event Times'.$F432])" office:value-type="boolean" office:boolean-value="false" calcext:value-type="boolean">
            <text:p>FALSE</text:p>
          </table:table-cell>
          <table:table-cell table:style-name="Default" table:formula="of:=IF(['Event Times'.$E432]=['Event Times'.K$2];['Event Times'.$F432])" office:value-type="float" office:value="0.617" calcext:value-type="float">
            <text:p>0.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71" calcext:value-type="float">
            <text:p>2017.071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.397</text:p>
          </table:table-cell>
          <table:table-cell table:style-name="Default" table:formula="of:=IF(['Event Times'.$E433]=['Event Times'.G$2];['Event Times'.$F433])" office:value-type="float" office:value="0.397" calcext:value-type="float">
            <text:p>0.397</text:p>
          </table:table-cell>
          <table:table-cell table:formula="of:=IF(['Event Times'.$E433]=['Event Times'.H$2];['Event Times'.$F433])" office:value-type="boolean" office:boolean-value="false" calcext:value-type="boolean">
            <text:p>FALSE</text:p>
          </table:table-cell>
          <table:table-cell table:formula="of:=IF(['Event Times'.$E433]=['Event Times'.I$2];['Event Times'.$F433])" office:value-type="boolean" office:boolean-value="false" calcext:value-type="boolean">
            <text:p>FALSE</text:p>
          </table:table-cell>
          <table:table-cell table:formula="of:=IF(['Event Times'.$E433]=['Event Times'.J$2];['Event Times'.$F433])" office:value-type="boolean" office:boolean-value="false" calcext:value-type="boolean">
            <text:p>FALSE</text:p>
          </table:table-cell>
          <table:table-cell table:formula="of:=IF(['Event Times'.$E433]=['Event Times'.K$2];['Event Times'.$F43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71" calcext:value-type="float">
            <text:p>2017.071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17" calcext:value-type="float">
            <text:p>0.317</text:p>
          </table:table-cell>
          <table:table-cell table:formula="of:=IF(['Event Times'.$E434]=['Event Times'.G$2];['Event Times'.$F434])" office:value-type="boolean" office:boolean-value="false" calcext:value-type="boolean">
            <text:p>FALSE</text:p>
          </table:table-cell>
          <table:table-cell table:style-name="Default" table:formula="of:=IF(['Event Times'.$E434]=['Event Times'.H$2];['Event Times'.$F434])" office:value-type="float" office:value="0.317" calcext:value-type="float">
            <text:p>0.317</text:p>
          </table:table-cell>
          <table:table-cell table:formula="of:=IF(['Event Times'.$E434]=['Event Times'.I$2];['Event Times'.$F434])" office:value-type="boolean" office:boolean-value="false" calcext:value-type="boolean">
            <text:p>FALSE</text:p>
          </table:table-cell>
          <table:table-cell table:formula="of:=IF(['Event Times'.$E434]=['Event Times'.J$2];['Event Times'.$F434])" office:value-type="boolean" office:boolean-value="false" calcext:value-type="boolean">
            <text:p>FALSE</text:p>
          </table:table-cell>
          <table:table-cell table:formula="of:=IF(['Event Times'.$E434]=['Event Times'.K$2];['Event Times'.$F43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71" calcext:value-type="float">
            <text:p>2017.071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18" calcext:value-type="float">
            <text:p>0.418</text:p>
          </table:table-cell>
          <table:table-cell table:formula="of:=IF(['Event Times'.$E435]=['Event Times'.G$2];['Event Times'.$F435])" office:value-type="boolean" office:boolean-value="false" calcext:value-type="boolean">
            <text:p>FALSE</text:p>
          </table:table-cell>
          <table:table-cell table:formula="of:=IF(['Event Times'.$E435]=['Event Times'.H$2];['Event Times'.$F435])" office:value-type="boolean" office:boolean-value="false" calcext:value-type="boolean">
            <text:p>FALSE</text:p>
          </table:table-cell>
          <table:table-cell table:style-name="Default" table:formula="of:=IF(['Event Times'.$E435]=['Event Times'.I$2];['Event Times'.$F435])" office:value-type="float" office:value="0.418" calcext:value-type="float">
            <text:p>0.418</text:p>
          </table:table-cell>
          <table:table-cell table:formula="of:=IF(['Event Times'.$E435]=['Event Times'.J$2];['Event Times'.$F435])" office:value-type="boolean" office:boolean-value="false" calcext:value-type="boolean">
            <text:p>FALSE</text:p>
          </table:table-cell>
          <table:table-cell table:formula="of:=IF(['Event Times'.$E435]=['Event Times'.K$2];['Event Times'.$F43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71" calcext:value-type="float">
            <text:p>2017.071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2" calcext:value-type="float">
            <text:p>0.432</text:p>
          </table:table-cell>
          <table:table-cell table:formula="of:=IF(['Event Times'.$E436]=['Event Times'.G$2];['Event Times'.$F436])" office:value-type="boolean" office:boolean-value="false" calcext:value-type="boolean">
            <text:p>FALSE</text:p>
          </table:table-cell>
          <table:table-cell table:formula="of:=IF(['Event Times'.$E436]=['Event Times'.H$2];['Event Times'.$F436])" office:value-type="boolean" office:boolean-value="false" calcext:value-type="boolean">
            <text:p>FALSE</text:p>
          </table:table-cell>
          <table:table-cell table:formula="of:=IF(['Event Times'.$E436]=['Event Times'.I$2];['Event Times'.$F436])" office:value-type="boolean" office:boolean-value="false" calcext:value-type="boolean">
            <text:p>FALSE</text:p>
          </table:table-cell>
          <table:table-cell table:style-name="Default" table:formula="of:=IF(['Event Times'.$E436]=['Event Times'.J$2];['Event Times'.$F436])" office:value-type="float" office:value="0.432" calcext:value-type="float">
            <text:p>0.432</text:p>
          </table:table-cell>
          <table:table-cell table:formula="of:=IF(['Event Times'.$E436]=['Event Times'.K$2];['Event Times'.$F43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71" calcext:value-type="float">
            <text:p>2017.071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7" calcext:value-type="float">
            <text:p>0.617</text:p>
          </table:table-cell>
          <table:table-cell table:formula="of:=IF(['Event Times'.$E437]=['Event Times'.G$2];['Event Times'.$F437])" office:value-type="boolean" office:boolean-value="false" calcext:value-type="boolean">
            <text:p>FALSE</text:p>
          </table:table-cell>
          <table:table-cell table:formula="of:=IF(['Event Times'.$E437]=['Event Times'.H$2];['Event Times'.$F437])" office:value-type="boolean" office:boolean-value="false" calcext:value-type="boolean">
            <text:p>FALSE</text:p>
          </table:table-cell>
          <table:table-cell table:formula="of:=IF(['Event Times'.$E437]=['Event Times'.I$2];['Event Times'.$F437])" office:value-type="boolean" office:boolean-value="false" calcext:value-type="boolean">
            <text:p>FALSE</text:p>
          </table:table-cell>
          <table:table-cell table:formula="of:=IF(['Event Times'.$E437]=['Event Times'.J$2];['Event Times'.$F437])" office:value-type="boolean" office:boolean-value="false" calcext:value-type="boolean">
            <text:p>FALSE</text:p>
          </table:table-cell>
          <table:table-cell table:style-name="Default" table:formula="of:=IF(['Event Times'.$E437]=['Event Times'.K$2];['Event Times'.$F437])" office:value-type="float" office:value="0.617" calcext:value-type="float">
            <text:p>0.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74" calcext:value-type="float">
            <text:p>2017.074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438]=['Event Times'.G$2];['Event Times'.$F438])" office:value-type="float" office:value="0.396" calcext:value-type="float">
            <text:p>0.396</text:p>
          </table:table-cell>
          <table:table-cell table:formula="of:=IF(['Event Times'.$E438]=['Event Times'.H$2];['Event Times'.$F438])" office:value-type="boolean" office:boolean-value="false" calcext:value-type="boolean">
            <text:p>FALSE</text:p>
          </table:table-cell>
          <table:table-cell table:formula="of:=IF(['Event Times'.$E438]=['Event Times'.I$2];['Event Times'.$F438])" office:value-type="boolean" office:boolean-value="false" calcext:value-type="boolean">
            <text:p>FALSE</text:p>
          </table:table-cell>
          <table:table-cell table:formula="of:=IF(['Event Times'.$E438]=['Event Times'.J$2];['Event Times'.$F438])" office:value-type="boolean" office:boolean-value="false" calcext:value-type="boolean">
            <text:p>FALSE</text:p>
          </table:table-cell>
          <table:table-cell table:formula="of:=IF(['Event Times'.$E438]=['Event Times'.K$2];['Event Times'.$F43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74" calcext:value-type="float">
            <text:p>2017.074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23" calcext:value-type="float">
            <text:p>0.323</text:p>
          </table:table-cell>
          <table:table-cell table:formula="of:=IF(['Event Times'.$E439]=['Event Times'.G$2];['Event Times'.$F439])" office:value-type="boolean" office:boolean-value="false" calcext:value-type="boolean">
            <text:p>FALSE</text:p>
          </table:table-cell>
          <table:table-cell table:style-name="Default" table:formula="of:=IF(['Event Times'.$E439]=['Event Times'.H$2];['Event Times'.$F439])" office:value-type="float" office:value="0.323" calcext:value-type="float">
            <text:p>0.323</text:p>
          </table:table-cell>
          <table:table-cell table:formula="of:=IF(['Event Times'.$E439]=['Event Times'.I$2];['Event Times'.$F439])" office:value-type="boolean" office:boolean-value="false" calcext:value-type="boolean">
            <text:p>FALSE</text:p>
          </table:table-cell>
          <table:table-cell table:formula="of:=IF(['Event Times'.$E439]=['Event Times'.J$2];['Event Times'.$F439])" office:value-type="boolean" office:boolean-value="false" calcext:value-type="boolean">
            <text:p>FALSE</text:p>
          </table:table-cell>
          <table:table-cell table:formula="of:=IF(['Event Times'.$E439]=['Event Times'.K$2];['Event Times'.$F43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74" calcext:value-type="float">
            <text:p>2017.074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17" calcext:value-type="float">
            <text:p>0.417</text:p>
          </table:table-cell>
          <table:table-cell table:formula="of:=IF(['Event Times'.$E440]=['Event Times'.G$2];['Event Times'.$F440])" office:value-type="boolean" office:boolean-value="false" calcext:value-type="boolean">
            <text:p>FALSE</text:p>
          </table:table-cell>
          <table:table-cell table:formula="of:=IF(['Event Times'.$E440]=['Event Times'.H$2];['Event Times'.$F440])" office:value-type="boolean" office:boolean-value="false" calcext:value-type="boolean">
            <text:p>FALSE</text:p>
          </table:table-cell>
          <table:table-cell table:style-name="Default" table:formula="of:=IF(['Event Times'.$E440]=['Event Times'.I$2];['Event Times'.$F440])" office:value-type="float" office:value="0.417" calcext:value-type="float">
            <text:p>0.417</text:p>
          </table:table-cell>
          <table:table-cell table:formula="of:=IF(['Event Times'.$E440]=['Event Times'.J$2];['Event Times'.$F440])" office:value-type="boolean" office:boolean-value="false" calcext:value-type="boolean">
            <text:p>FALSE</text:p>
          </table:table-cell>
          <table:table-cell table:formula="of:=IF(['Event Times'.$E440]=['Event Times'.K$2];['Event Times'.$F44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74" calcext:value-type="float">
            <text:p>2017.074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8" calcext:value-type="float">
            <text:p>0.428</text:p>
          </table:table-cell>
          <table:table-cell table:formula="of:=IF(['Event Times'.$E441]=['Event Times'.G$2];['Event Times'.$F441])" office:value-type="boolean" office:boolean-value="false" calcext:value-type="boolean">
            <text:p>FALSE</text:p>
          </table:table-cell>
          <table:table-cell table:formula="of:=IF(['Event Times'.$E441]=['Event Times'.H$2];['Event Times'.$F441])" office:value-type="boolean" office:boolean-value="false" calcext:value-type="boolean">
            <text:p>FALSE</text:p>
          </table:table-cell>
          <table:table-cell table:formula="of:=IF(['Event Times'.$E441]=['Event Times'.I$2];['Event Times'.$F441])" office:value-type="boolean" office:boolean-value="false" calcext:value-type="boolean">
            <text:p>FALSE</text:p>
          </table:table-cell>
          <table:table-cell table:style-name="Default" table:formula="of:=IF(['Event Times'.$E441]=['Event Times'.J$2];['Event Times'.$F441])" office:value-type="float" office:value="0.428" calcext:value-type="float">
            <text:p>0.428</text:p>
          </table:table-cell>
          <table:table-cell table:formula="of:=IF(['Event Times'.$E441]=['Event Times'.K$2];['Event Times'.$F44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74" calcext:value-type="float">
            <text:p>2017.074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3" calcext:value-type="float">
            <text:p>0.613</text:p>
          </table:table-cell>
          <table:table-cell table:formula="of:=IF(['Event Times'.$E442]=['Event Times'.G$2];['Event Times'.$F442])" office:value-type="boolean" office:boolean-value="false" calcext:value-type="boolean">
            <text:p>FALSE</text:p>
          </table:table-cell>
          <table:table-cell table:formula="of:=IF(['Event Times'.$E442]=['Event Times'.H$2];['Event Times'.$F442])" office:value-type="boolean" office:boolean-value="false" calcext:value-type="boolean">
            <text:p>FALSE</text:p>
          </table:table-cell>
          <table:table-cell table:formula="of:=IF(['Event Times'.$E442]=['Event Times'.I$2];['Event Times'.$F442])" office:value-type="boolean" office:boolean-value="false" calcext:value-type="boolean">
            <text:p>FALSE</text:p>
          </table:table-cell>
          <table:table-cell table:formula="of:=IF(['Event Times'.$E442]=['Event Times'.J$2];['Event Times'.$F442])" office:value-type="boolean" office:boolean-value="false" calcext:value-type="boolean">
            <text:p>FALSE</text:p>
          </table:table-cell>
          <table:table-cell table:style-name="Default" table:formula="of:=IF(['Event Times'.$E442]=['Event Times'.K$2];['Event Times'.$F442])" office:value-type="float" office:value="0.613" calcext:value-type="float">
            <text:p>0.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77" calcext:value-type="float">
            <text:p>2017.077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.397</text:p>
          </table:table-cell>
          <table:table-cell table:style-name="Default" table:formula="of:=IF(['Event Times'.$E443]=['Event Times'.G$2];['Event Times'.$F443])" office:value-type="float" office:value="0.397" calcext:value-type="float">
            <text:p>0.397</text:p>
          </table:table-cell>
          <table:table-cell table:formula="of:=IF(['Event Times'.$E443]=['Event Times'.H$2];['Event Times'.$F443])" office:value-type="boolean" office:boolean-value="false" calcext:value-type="boolean">
            <text:p>FALSE</text:p>
          </table:table-cell>
          <table:table-cell table:formula="of:=IF(['Event Times'.$E443]=['Event Times'.I$2];['Event Times'.$F443])" office:value-type="boolean" office:boolean-value="false" calcext:value-type="boolean">
            <text:p>FALSE</text:p>
          </table:table-cell>
          <table:table-cell table:formula="of:=IF(['Event Times'.$E443]=['Event Times'.J$2];['Event Times'.$F443])" office:value-type="boolean" office:boolean-value="false" calcext:value-type="boolean">
            <text:p>FALSE</text:p>
          </table:table-cell>
          <table:table-cell table:formula="of:=IF(['Event Times'.$E443]=['Event Times'.K$2];['Event Times'.$F44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77" calcext:value-type="float">
            <text:p>2017.077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19" calcext:value-type="float">
            <text:p>0.319</text:p>
          </table:table-cell>
          <table:table-cell table:formula="of:=IF(['Event Times'.$E444]=['Event Times'.G$2];['Event Times'.$F444])" office:value-type="boolean" office:boolean-value="false" calcext:value-type="boolean">
            <text:p>FALSE</text:p>
          </table:table-cell>
          <table:table-cell table:style-name="Default" table:formula="of:=IF(['Event Times'.$E444]=['Event Times'.H$2];['Event Times'.$F444])" office:value-type="float" office:value="0.319" calcext:value-type="float">
            <text:p>0.319</text:p>
          </table:table-cell>
          <table:table-cell table:formula="of:=IF(['Event Times'.$E444]=['Event Times'.I$2];['Event Times'.$F444])" office:value-type="boolean" office:boolean-value="false" calcext:value-type="boolean">
            <text:p>FALSE</text:p>
          </table:table-cell>
          <table:table-cell table:formula="of:=IF(['Event Times'.$E444]=['Event Times'.J$2];['Event Times'.$F444])" office:value-type="boolean" office:boolean-value="false" calcext:value-type="boolean">
            <text:p>FALSE</text:p>
          </table:table-cell>
          <table:table-cell table:formula="of:=IF(['Event Times'.$E444]=['Event Times'.K$2];['Event Times'.$F44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77" calcext:value-type="float">
            <text:p>2017.077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21" calcext:value-type="float">
            <text:p>0.421</text:p>
          </table:table-cell>
          <table:table-cell table:formula="of:=IF(['Event Times'.$E445]=['Event Times'.G$2];['Event Times'.$F445])" office:value-type="boolean" office:boolean-value="false" calcext:value-type="boolean">
            <text:p>FALSE</text:p>
          </table:table-cell>
          <table:table-cell table:formula="of:=IF(['Event Times'.$E445]=['Event Times'.H$2];['Event Times'.$F445])" office:value-type="boolean" office:boolean-value="false" calcext:value-type="boolean">
            <text:p>FALSE</text:p>
          </table:table-cell>
          <table:table-cell table:style-name="Default" table:formula="of:=IF(['Event Times'.$E445]=['Event Times'.I$2];['Event Times'.$F445])" office:value-type="float" office:value="0.421" calcext:value-type="float">
            <text:p>0.421</text:p>
          </table:table-cell>
          <table:table-cell table:formula="of:=IF(['Event Times'.$E445]=['Event Times'.J$2];['Event Times'.$F445])" office:value-type="boolean" office:boolean-value="false" calcext:value-type="boolean">
            <text:p>FALSE</text:p>
          </table:table-cell>
          <table:table-cell table:formula="of:=IF(['Event Times'.$E445]=['Event Times'.K$2];['Event Times'.$F44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77" calcext:value-type="float">
            <text:p>2017.077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1" calcext:value-type="float">
            <text:p>0.431</text:p>
          </table:table-cell>
          <table:table-cell table:formula="of:=IF(['Event Times'.$E446]=['Event Times'.G$2];['Event Times'.$F446])" office:value-type="boolean" office:boolean-value="false" calcext:value-type="boolean">
            <text:p>FALSE</text:p>
          </table:table-cell>
          <table:table-cell table:formula="of:=IF(['Event Times'.$E446]=['Event Times'.H$2];['Event Times'.$F446])" office:value-type="boolean" office:boolean-value="false" calcext:value-type="boolean">
            <text:p>FALSE</text:p>
          </table:table-cell>
          <table:table-cell table:formula="of:=IF(['Event Times'.$E446]=['Event Times'.I$2];['Event Times'.$F446])" office:value-type="boolean" office:boolean-value="false" calcext:value-type="boolean">
            <text:p>FALSE</text:p>
          </table:table-cell>
          <table:table-cell table:style-name="Default" table:formula="of:=IF(['Event Times'.$E446]=['Event Times'.J$2];['Event Times'.$F446])" office:value-type="float" office:value="0.431" calcext:value-type="float">
            <text:p>0.431</text:p>
          </table:table-cell>
          <table:table-cell table:formula="of:=IF(['Event Times'.$E446]=['Event Times'.K$2];['Event Times'.$F44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77" calcext:value-type="float">
            <text:p>2017.077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5" calcext:value-type="float">
            <text:p>0.625</text:p>
          </table:table-cell>
          <table:table-cell table:formula="of:=IF(['Event Times'.$E447]=['Event Times'.G$2];['Event Times'.$F447])" office:value-type="boolean" office:boolean-value="false" calcext:value-type="boolean">
            <text:p>FALSE</text:p>
          </table:table-cell>
          <table:table-cell table:formula="of:=IF(['Event Times'.$E447]=['Event Times'.H$2];['Event Times'.$F447])" office:value-type="boolean" office:boolean-value="false" calcext:value-type="boolean">
            <text:p>FALSE</text:p>
          </table:table-cell>
          <table:table-cell table:formula="of:=IF(['Event Times'.$E447]=['Event Times'.I$2];['Event Times'.$F447])" office:value-type="boolean" office:boolean-value="false" calcext:value-type="boolean">
            <text:p>FALSE</text:p>
          </table:table-cell>
          <table:table-cell table:formula="of:=IF(['Event Times'.$E447]=['Event Times'.J$2];['Event Times'.$F447])" office:value-type="boolean" office:boolean-value="false" calcext:value-type="boolean">
            <text:p>FALSE</text:p>
          </table:table-cell>
          <table:table-cell table:style-name="Default" table:formula="of:=IF(['Event Times'.$E447]=['Event Times'.K$2];['Event Times'.$F447])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79" calcext:value-type="float">
            <text:p>2017.079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4" calcext:value-type="float">
            <text:p>0.394</text:p>
          </table:table-cell>
          <table:table-cell table:style-name="Default" table:formula="of:=IF(['Event Times'.$E448]=['Event Times'.G$2];['Event Times'.$F448])" office:value-type="float" office:value="0.394" calcext:value-type="float">
            <text:p>0.394</text:p>
          </table:table-cell>
          <table:table-cell table:formula="of:=IF(['Event Times'.$E448]=['Event Times'.H$2];['Event Times'.$F448])" office:value-type="boolean" office:boolean-value="false" calcext:value-type="boolean">
            <text:p>FALSE</text:p>
          </table:table-cell>
          <table:table-cell table:formula="of:=IF(['Event Times'.$E448]=['Event Times'.I$2];['Event Times'.$F448])" office:value-type="boolean" office:boolean-value="false" calcext:value-type="boolean">
            <text:p>FALSE</text:p>
          </table:table-cell>
          <table:table-cell table:formula="of:=IF(['Event Times'.$E448]=['Event Times'.J$2];['Event Times'.$F448])" office:value-type="boolean" office:boolean-value="false" calcext:value-type="boolean">
            <text:p>FALSE</text:p>
          </table:table-cell>
          <table:table-cell table:formula="of:=IF(['Event Times'.$E448]=['Event Times'.K$2];['Event Times'.$F44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79" calcext:value-type="float">
            <text:p>2017.079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11" calcext:value-type="float">
            <text:p>0.311</text:p>
          </table:table-cell>
          <table:table-cell table:formula="of:=IF(['Event Times'.$E449]=['Event Times'.G$2];['Event Times'.$F449])" office:value-type="boolean" office:boolean-value="false" calcext:value-type="boolean">
            <text:p>FALSE</text:p>
          </table:table-cell>
          <table:table-cell table:style-name="Default" table:formula="of:=IF(['Event Times'.$E449]=['Event Times'.H$2];['Event Times'.$F449])" office:value-type="float" office:value="0.311" calcext:value-type="float">
            <text:p>0.311</text:p>
          </table:table-cell>
          <table:table-cell table:formula="of:=IF(['Event Times'.$E449]=['Event Times'.I$2];['Event Times'.$F449])" office:value-type="boolean" office:boolean-value="false" calcext:value-type="boolean">
            <text:p>FALSE</text:p>
          </table:table-cell>
          <table:table-cell table:formula="of:=IF(['Event Times'.$E449]=['Event Times'.J$2];['Event Times'.$F449])" office:value-type="boolean" office:boolean-value="false" calcext:value-type="boolean">
            <text:p>FALSE</text:p>
          </table:table-cell>
          <table:table-cell table:formula="of:=IF(['Event Times'.$E449]=['Event Times'.K$2];['Event Times'.$F44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79" calcext:value-type="float">
            <text:p>2017.079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18" calcext:value-type="float">
            <text:p>0.418</text:p>
          </table:table-cell>
          <table:table-cell table:formula="of:=IF(['Event Times'.$E450]=['Event Times'.G$2];['Event Times'.$F450])" office:value-type="boolean" office:boolean-value="false" calcext:value-type="boolean">
            <text:p>FALSE</text:p>
          </table:table-cell>
          <table:table-cell table:formula="of:=IF(['Event Times'.$E450]=['Event Times'.H$2];['Event Times'.$F450])" office:value-type="boolean" office:boolean-value="false" calcext:value-type="boolean">
            <text:p>FALSE</text:p>
          </table:table-cell>
          <table:table-cell table:style-name="Default" table:formula="of:=IF(['Event Times'.$E450]=['Event Times'.I$2];['Event Times'.$F450])" office:value-type="float" office:value="0.418" calcext:value-type="float">
            <text:p>0.418</text:p>
          </table:table-cell>
          <table:table-cell table:formula="of:=IF(['Event Times'.$E450]=['Event Times'.J$2];['Event Times'.$F450])" office:value-type="boolean" office:boolean-value="false" calcext:value-type="boolean">
            <text:p>FALSE</text:p>
          </table:table-cell>
          <table:table-cell table:formula="of:=IF(['Event Times'.$E450]=['Event Times'.K$2];['Event Times'.$F45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79" calcext:value-type="float">
            <text:p>2017.079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" calcext:value-type="float">
            <text:p>0.43</text:p>
          </table:table-cell>
          <table:table-cell table:formula="of:=IF(['Event Times'.$E451]=['Event Times'.G$2];['Event Times'.$F451])" office:value-type="boolean" office:boolean-value="false" calcext:value-type="boolean">
            <text:p>FALSE</text:p>
          </table:table-cell>
          <table:table-cell table:formula="of:=IF(['Event Times'.$E451]=['Event Times'.H$2];['Event Times'.$F451])" office:value-type="boolean" office:boolean-value="false" calcext:value-type="boolean">
            <text:p>FALSE</text:p>
          </table:table-cell>
          <table:table-cell table:formula="of:=IF(['Event Times'.$E451]=['Event Times'.I$2];['Event Times'.$F451])" office:value-type="boolean" office:boolean-value="false" calcext:value-type="boolean">
            <text:p>FALSE</text:p>
          </table:table-cell>
          <table:table-cell table:style-name="Default" table:formula="of:=IF(['Event Times'.$E451]=['Event Times'.J$2];['Event Times'.$F451])" office:value-type="float" office:value="0.43" calcext:value-type="float">
            <text:p>0.43</text:p>
          </table:table-cell>
          <table:table-cell table:formula="of:=IF(['Event Times'.$E451]=['Event Times'.K$2];['Event Times'.$F45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79" calcext:value-type="float">
            <text:p>2017.079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7" calcext:value-type="float">
            <text:p>0.617</text:p>
          </table:table-cell>
          <table:table-cell table:formula="of:=IF(['Event Times'.$E452]=['Event Times'.G$2];['Event Times'.$F452])" office:value-type="boolean" office:boolean-value="false" calcext:value-type="boolean">
            <text:p>FALSE</text:p>
          </table:table-cell>
          <table:table-cell table:formula="of:=IF(['Event Times'.$E452]=['Event Times'.H$2];['Event Times'.$F452])" office:value-type="boolean" office:boolean-value="false" calcext:value-type="boolean">
            <text:p>FALSE</text:p>
          </table:table-cell>
          <table:table-cell table:formula="of:=IF(['Event Times'.$E452]=['Event Times'.I$2];['Event Times'.$F452])" office:value-type="boolean" office:boolean-value="false" calcext:value-type="boolean">
            <text:p>FALSE</text:p>
          </table:table-cell>
          <table:table-cell table:formula="of:=IF(['Event Times'.$E452]=['Event Times'.J$2];['Event Times'.$F452])" office:value-type="boolean" office:boolean-value="false" calcext:value-type="boolean">
            <text:p>FALSE</text:p>
          </table:table-cell>
          <table:table-cell table:style-name="Default" table:formula="of:=IF(['Event Times'.$E452]=['Event Times'.K$2];['Event Times'.$F452])" office:value-type="float" office:value="0.617" calcext:value-type="float">
            <text:p>0.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82" calcext:value-type="float">
            <text:p>2017.082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.397</text:p>
          </table:table-cell>
          <table:table-cell table:style-name="Default" table:formula="of:=IF(['Event Times'.$E453]=['Event Times'.G$2];['Event Times'.$F453])" office:value-type="float" office:value="0.397" calcext:value-type="float">
            <text:p>0.397</text:p>
          </table:table-cell>
          <table:table-cell table:formula="of:=IF(['Event Times'.$E453]=['Event Times'.H$2];['Event Times'.$F453])" office:value-type="boolean" office:boolean-value="false" calcext:value-type="boolean">
            <text:p>FALSE</text:p>
          </table:table-cell>
          <table:table-cell table:formula="of:=IF(['Event Times'.$E453]=['Event Times'.I$2];['Event Times'.$F453])" office:value-type="boolean" office:boolean-value="false" calcext:value-type="boolean">
            <text:p>FALSE</text:p>
          </table:table-cell>
          <table:table-cell table:formula="of:=IF(['Event Times'.$E453]=['Event Times'.J$2];['Event Times'.$F453])" office:value-type="boolean" office:boolean-value="false" calcext:value-type="boolean">
            <text:p>FALSE</text:p>
          </table:table-cell>
          <table:table-cell table:formula="of:=IF(['Event Times'.$E453]=['Event Times'.K$2];['Event Times'.$F45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82" calcext:value-type="float">
            <text:p>2017.082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19" calcext:value-type="float">
            <text:p>0.319</text:p>
          </table:table-cell>
          <table:table-cell table:formula="of:=IF(['Event Times'.$E454]=['Event Times'.G$2];['Event Times'.$F454])" office:value-type="boolean" office:boolean-value="false" calcext:value-type="boolean">
            <text:p>FALSE</text:p>
          </table:table-cell>
          <table:table-cell table:style-name="Default" table:formula="of:=IF(['Event Times'.$E454]=['Event Times'.H$2];['Event Times'.$F454])" office:value-type="float" office:value="0.319" calcext:value-type="float">
            <text:p>0.319</text:p>
          </table:table-cell>
          <table:table-cell table:formula="of:=IF(['Event Times'.$E454]=['Event Times'.I$2];['Event Times'.$F454])" office:value-type="boolean" office:boolean-value="false" calcext:value-type="boolean">
            <text:p>FALSE</text:p>
          </table:table-cell>
          <table:table-cell table:formula="of:=IF(['Event Times'.$E454]=['Event Times'.J$2];['Event Times'.$F454])" office:value-type="boolean" office:boolean-value="false" calcext:value-type="boolean">
            <text:p>FALSE</text:p>
          </table:table-cell>
          <table:table-cell table:formula="of:=IF(['Event Times'.$E454]=['Event Times'.K$2];['Event Times'.$F45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82" calcext:value-type="float">
            <text:p>2017.082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2" calcext:value-type="float">
            <text:p>0.42</text:p>
          </table:table-cell>
          <table:table-cell table:formula="of:=IF(['Event Times'.$E455]=['Event Times'.G$2];['Event Times'.$F455])" office:value-type="boolean" office:boolean-value="false" calcext:value-type="boolean">
            <text:p>FALSE</text:p>
          </table:table-cell>
          <table:table-cell table:formula="of:=IF(['Event Times'.$E455]=['Event Times'.H$2];['Event Times'.$F455])" office:value-type="boolean" office:boolean-value="false" calcext:value-type="boolean">
            <text:p>FALSE</text:p>
          </table:table-cell>
          <table:table-cell table:style-name="Default" table:formula="of:=IF(['Event Times'.$E455]=['Event Times'.I$2];['Event Times'.$F455])" office:value-type="float" office:value="0.42" calcext:value-type="float">
            <text:p>0.42</text:p>
          </table:table-cell>
          <table:table-cell table:formula="of:=IF(['Event Times'.$E455]=['Event Times'.J$2];['Event Times'.$F455])" office:value-type="boolean" office:boolean-value="false" calcext:value-type="boolean">
            <text:p>FALSE</text:p>
          </table:table-cell>
          <table:table-cell table:formula="of:=IF(['Event Times'.$E455]=['Event Times'.K$2];['Event Times'.$F45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82" calcext:value-type="float">
            <text:p>2017.082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4" calcext:value-type="float">
            <text:p>0.434</text:p>
          </table:table-cell>
          <table:table-cell table:formula="of:=IF(['Event Times'.$E456]=['Event Times'.G$2];['Event Times'.$F456])" office:value-type="boolean" office:boolean-value="false" calcext:value-type="boolean">
            <text:p>FALSE</text:p>
          </table:table-cell>
          <table:table-cell table:formula="of:=IF(['Event Times'.$E456]=['Event Times'.H$2];['Event Times'.$F456])" office:value-type="boolean" office:boolean-value="false" calcext:value-type="boolean">
            <text:p>FALSE</text:p>
          </table:table-cell>
          <table:table-cell table:formula="of:=IF(['Event Times'.$E456]=['Event Times'.I$2];['Event Times'.$F456])" office:value-type="boolean" office:boolean-value="false" calcext:value-type="boolean">
            <text:p>FALSE</text:p>
          </table:table-cell>
          <table:table-cell table:style-name="Default" table:formula="of:=IF(['Event Times'.$E456]=['Event Times'.J$2];['Event Times'.$F456])" office:value-type="float" office:value="0.434" calcext:value-type="float">
            <text:p>0.434</text:p>
          </table:table-cell>
          <table:table-cell table:formula="of:=IF(['Event Times'.$E456]=['Event Times'.K$2];['Event Times'.$F45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82" calcext:value-type="float">
            <text:p>2017.082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9" calcext:value-type="float">
            <text:p>0.609</text:p>
          </table:table-cell>
          <table:table-cell table:formula="of:=IF(['Event Times'.$E457]=['Event Times'.G$2];['Event Times'.$F457])" office:value-type="boolean" office:boolean-value="false" calcext:value-type="boolean">
            <text:p>FALSE</text:p>
          </table:table-cell>
          <table:table-cell table:formula="of:=IF(['Event Times'.$E457]=['Event Times'.H$2];['Event Times'.$F457])" office:value-type="boolean" office:boolean-value="false" calcext:value-type="boolean">
            <text:p>FALSE</text:p>
          </table:table-cell>
          <table:table-cell table:formula="of:=IF(['Event Times'.$E457]=['Event Times'.I$2];['Event Times'.$F457])" office:value-type="boolean" office:boolean-value="false" calcext:value-type="boolean">
            <text:p>FALSE</text:p>
          </table:table-cell>
          <table:table-cell table:formula="of:=IF(['Event Times'.$E457]=['Event Times'.J$2];['Event Times'.$F457])" office:value-type="boolean" office:boolean-value="false" calcext:value-type="boolean">
            <text:p>FALSE</text:p>
          </table:table-cell>
          <table:table-cell table:style-name="Default" table:formula="of:=IF(['Event Times'.$E457]=['Event Times'.K$2];['Event Times'.$F457])" office:value-type="float" office:value="0.609" calcext:value-type="float">
            <text:p>0.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85" calcext:value-type="float">
            <text:p>2017.085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458]=['Event Times'.G$2];['Event Times'.$F458])" office:value-type="float" office:value="0.396" calcext:value-type="float">
            <text:p>0.396</text:p>
          </table:table-cell>
          <table:table-cell table:formula="of:=IF(['Event Times'.$E458]=['Event Times'.H$2];['Event Times'.$F458])" office:value-type="boolean" office:boolean-value="false" calcext:value-type="boolean">
            <text:p>FALSE</text:p>
          </table:table-cell>
          <table:table-cell table:formula="of:=IF(['Event Times'.$E458]=['Event Times'.I$2];['Event Times'.$F458])" office:value-type="boolean" office:boolean-value="false" calcext:value-type="boolean">
            <text:p>FALSE</text:p>
          </table:table-cell>
          <table:table-cell table:formula="of:=IF(['Event Times'.$E458]=['Event Times'.J$2];['Event Times'.$F458])" office:value-type="boolean" office:boolean-value="false" calcext:value-type="boolean">
            <text:p>FALSE</text:p>
          </table:table-cell>
          <table:table-cell table:formula="of:=IF(['Event Times'.$E458]=['Event Times'.K$2];['Event Times'.$F45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85" calcext:value-type="float">
            <text:p>2017.085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16" calcext:value-type="float">
            <text:p>0.316</text:p>
          </table:table-cell>
          <table:table-cell table:formula="of:=IF(['Event Times'.$E459]=['Event Times'.G$2];['Event Times'.$F459])" office:value-type="boolean" office:boolean-value="false" calcext:value-type="boolean">
            <text:p>FALSE</text:p>
          </table:table-cell>
          <table:table-cell table:style-name="Default" table:formula="of:=IF(['Event Times'.$E459]=['Event Times'.H$2];['Event Times'.$F459])" office:value-type="float" office:value="0.316" calcext:value-type="float">
            <text:p>0.316</text:p>
          </table:table-cell>
          <table:table-cell table:formula="of:=IF(['Event Times'.$E459]=['Event Times'.I$2];['Event Times'.$F459])" office:value-type="boolean" office:boolean-value="false" calcext:value-type="boolean">
            <text:p>FALSE</text:p>
          </table:table-cell>
          <table:table-cell table:formula="of:=IF(['Event Times'.$E459]=['Event Times'.J$2];['Event Times'.$F459])" office:value-type="boolean" office:boolean-value="false" calcext:value-type="boolean">
            <text:p>FALSE</text:p>
          </table:table-cell>
          <table:table-cell table:formula="of:=IF(['Event Times'.$E459]=['Event Times'.K$2];['Event Times'.$F45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85" calcext:value-type="float">
            <text:p>2017.085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2" calcext:value-type="float">
            <text:p>0.42</text:p>
          </table:table-cell>
          <table:table-cell table:formula="of:=IF(['Event Times'.$E460]=['Event Times'.G$2];['Event Times'.$F460])" office:value-type="boolean" office:boolean-value="false" calcext:value-type="boolean">
            <text:p>FALSE</text:p>
          </table:table-cell>
          <table:table-cell table:formula="of:=IF(['Event Times'.$E460]=['Event Times'.H$2];['Event Times'.$F460])" office:value-type="boolean" office:boolean-value="false" calcext:value-type="boolean">
            <text:p>FALSE</text:p>
          </table:table-cell>
          <table:table-cell table:style-name="Default" table:formula="of:=IF(['Event Times'.$E460]=['Event Times'.I$2];['Event Times'.$F460])" office:value-type="float" office:value="0.42" calcext:value-type="float">
            <text:p>0.42</text:p>
          </table:table-cell>
          <table:table-cell table:formula="of:=IF(['Event Times'.$E460]=['Event Times'.J$2];['Event Times'.$F460])" office:value-type="boolean" office:boolean-value="false" calcext:value-type="boolean">
            <text:p>FALSE</text:p>
          </table:table-cell>
          <table:table-cell table:formula="of:=IF(['Event Times'.$E460]=['Event Times'.K$2];['Event Times'.$F46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85" calcext:value-type="float">
            <text:p>2017.085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9" calcext:value-type="float">
            <text:p>0.429</text:p>
          </table:table-cell>
          <table:table-cell table:formula="of:=IF(['Event Times'.$E461]=['Event Times'.G$2];['Event Times'.$F461])" office:value-type="boolean" office:boolean-value="false" calcext:value-type="boolean">
            <text:p>FALSE</text:p>
          </table:table-cell>
          <table:table-cell table:formula="of:=IF(['Event Times'.$E461]=['Event Times'.H$2];['Event Times'.$F461])" office:value-type="boolean" office:boolean-value="false" calcext:value-type="boolean">
            <text:p>FALSE</text:p>
          </table:table-cell>
          <table:table-cell table:formula="of:=IF(['Event Times'.$E461]=['Event Times'.I$2];['Event Times'.$F461])" office:value-type="boolean" office:boolean-value="false" calcext:value-type="boolean">
            <text:p>FALSE</text:p>
          </table:table-cell>
          <table:table-cell table:style-name="Default" table:formula="of:=IF(['Event Times'.$E461]=['Event Times'.J$2];['Event Times'.$F461])" office:value-type="float" office:value="0.429" calcext:value-type="float">
            <text:p>0.429</text:p>
          </table:table-cell>
          <table:table-cell table:formula="of:=IF(['Event Times'.$E461]=['Event Times'.K$2];['Event Times'.$F46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85" calcext:value-type="float">
            <text:p>2017.085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4" calcext:value-type="float">
            <text:p>0.614</text:p>
          </table:table-cell>
          <table:table-cell table:formula="of:=IF(['Event Times'.$E462]=['Event Times'.G$2];['Event Times'.$F462])" office:value-type="boolean" office:boolean-value="false" calcext:value-type="boolean">
            <text:p>FALSE</text:p>
          </table:table-cell>
          <table:table-cell table:formula="of:=IF(['Event Times'.$E462]=['Event Times'.H$2];['Event Times'.$F462])" office:value-type="boolean" office:boolean-value="false" calcext:value-type="boolean">
            <text:p>FALSE</text:p>
          </table:table-cell>
          <table:table-cell table:formula="of:=IF(['Event Times'.$E462]=['Event Times'.I$2];['Event Times'.$F462])" office:value-type="boolean" office:boolean-value="false" calcext:value-type="boolean">
            <text:p>FALSE</text:p>
          </table:table-cell>
          <table:table-cell table:formula="of:=IF(['Event Times'.$E462]=['Event Times'.J$2];['Event Times'.$F462])" office:value-type="boolean" office:boolean-value="false" calcext:value-type="boolean">
            <text:p>FALSE</text:p>
          </table:table-cell>
          <table:table-cell table:style-name="Default" table:formula="of:=IF(['Event Times'.$E462]=['Event Times'.K$2];['Event Times'.$F462])" office:value-type="float" office:value="0.614" calcext:value-type="float">
            <text:p>0.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88" calcext:value-type="float">
            <text:p>2017.088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5" calcext:value-type="float">
            <text:p>0.395</text:p>
          </table:table-cell>
          <table:table-cell table:style-name="Default" table:formula="of:=IF(['Event Times'.$E463]=['Event Times'.G$2];['Event Times'.$F463])" office:value-type="float" office:value="0.395" calcext:value-type="float">
            <text:p>0.395</text:p>
          </table:table-cell>
          <table:table-cell table:formula="of:=IF(['Event Times'.$E463]=['Event Times'.H$2];['Event Times'.$F463])" office:value-type="boolean" office:boolean-value="false" calcext:value-type="boolean">
            <text:p>FALSE</text:p>
          </table:table-cell>
          <table:table-cell table:formula="of:=IF(['Event Times'.$E463]=['Event Times'.I$2];['Event Times'.$F463])" office:value-type="boolean" office:boolean-value="false" calcext:value-type="boolean">
            <text:p>FALSE</text:p>
          </table:table-cell>
          <table:table-cell table:formula="of:=IF(['Event Times'.$E463]=['Event Times'.J$2];['Event Times'.$F463])" office:value-type="boolean" office:boolean-value="false" calcext:value-type="boolean">
            <text:p>FALSE</text:p>
          </table:table-cell>
          <table:table-cell table:formula="of:=IF(['Event Times'.$E463]=['Event Times'.K$2];['Event Times'.$F46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88" calcext:value-type="float">
            <text:p>2017.088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16" calcext:value-type="float">
            <text:p>0.316</text:p>
          </table:table-cell>
          <table:table-cell table:formula="of:=IF(['Event Times'.$E464]=['Event Times'.G$2];['Event Times'.$F464])" office:value-type="boolean" office:boolean-value="false" calcext:value-type="boolean">
            <text:p>FALSE</text:p>
          </table:table-cell>
          <table:table-cell table:style-name="Default" table:formula="of:=IF(['Event Times'.$E464]=['Event Times'.H$2];['Event Times'.$F464])" office:value-type="float" office:value="0.316" calcext:value-type="float">
            <text:p>0.316</text:p>
          </table:table-cell>
          <table:table-cell table:formula="of:=IF(['Event Times'.$E464]=['Event Times'.I$2];['Event Times'.$F464])" office:value-type="boolean" office:boolean-value="false" calcext:value-type="boolean">
            <text:p>FALSE</text:p>
          </table:table-cell>
          <table:table-cell table:formula="of:=IF(['Event Times'.$E464]=['Event Times'.J$2];['Event Times'.$F464])" office:value-type="boolean" office:boolean-value="false" calcext:value-type="boolean">
            <text:p>FALSE</text:p>
          </table:table-cell>
          <table:table-cell table:formula="of:=IF(['Event Times'.$E464]=['Event Times'.K$2];['Event Times'.$F46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88" calcext:value-type="float">
            <text:p>2017.088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21" calcext:value-type="float">
            <text:p>0.421</text:p>
          </table:table-cell>
          <table:table-cell table:formula="of:=IF(['Event Times'.$E465]=['Event Times'.G$2];['Event Times'.$F465])" office:value-type="boolean" office:boolean-value="false" calcext:value-type="boolean">
            <text:p>FALSE</text:p>
          </table:table-cell>
          <table:table-cell table:formula="of:=IF(['Event Times'.$E465]=['Event Times'.H$2];['Event Times'.$F465])" office:value-type="boolean" office:boolean-value="false" calcext:value-type="boolean">
            <text:p>FALSE</text:p>
          </table:table-cell>
          <table:table-cell table:style-name="Default" table:formula="of:=IF(['Event Times'.$E465]=['Event Times'.I$2];['Event Times'.$F465])" office:value-type="float" office:value="0.421" calcext:value-type="float">
            <text:p>0.421</text:p>
          </table:table-cell>
          <table:table-cell table:formula="of:=IF(['Event Times'.$E465]=['Event Times'.J$2];['Event Times'.$F465])" office:value-type="boolean" office:boolean-value="false" calcext:value-type="boolean">
            <text:p>FALSE</text:p>
          </table:table-cell>
          <table:table-cell table:formula="of:=IF(['Event Times'.$E465]=['Event Times'.K$2];['Event Times'.$F46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88" calcext:value-type="float">
            <text:p>2017.088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9" calcext:value-type="float">
            <text:p>0.429</text:p>
          </table:table-cell>
          <table:table-cell table:formula="of:=IF(['Event Times'.$E466]=['Event Times'.G$2];['Event Times'.$F466])" office:value-type="boolean" office:boolean-value="false" calcext:value-type="boolean">
            <text:p>FALSE</text:p>
          </table:table-cell>
          <table:table-cell table:formula="of:=IF(['Event Times'.$E466]=['Event Times'.H$2];['Event Times'.$F466])" office:value-type="boolean" office:boolean-value="false" calcext:value-type="boolean">
            <text:p>FALSE</text:p>
          </table:table-cell>
          <table:table-cell table:formula="of:=IF(['Event Times'.$E466]=['Event Times'.I$2];['Event Times'.$F466])" office:value-type="boolean" office:boolean-value="false" calcext:value-type="boolean">
            <text:p>FALSE</text:p>
          </table:table-cell>
          <table:table-cell table:style-name="Default" table:formula="of:=IF(['Event Times'.$E466]=['Event Times'.J$2];['Event Times'.$F466])" office:value-type="float" office:value="0.429" calcext:value-type="float">
            <text:p>0.429</text:p>
          </table:table-cell>
          <table:table-cell table:formula="of:=IF(['Event Times'.$E466]=['Event Times'.K$2];['Event Times'.$F46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88" calcext:value-type="float">
            <text:p>2017.088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7" calcext:value-type="float">
            <text:p>0.617</text:p>
          </table:table-cell>
          <table:table-cell table:formula="of:=IF(['Event Times'.$E467]=['Event Times'.G$2];['Event Times'.$F467])" office:value-type="boolean" office:boolean-value="false" calcext:value-type="boolean">
            <text:p>FALSE</text:p>
          </table:table-cell>
          <table:table-cell table:formula="of:=IF(['Event Times'.$E467]=['Event Times'.H$2];['Event Times'.$F467])" office:value-type="boolean" office:boolean-value="false" calcext:value-type="boolean">
            <text:p>FALSE</text:p>
          </table:table-cell>
          <table:table-cell table:formula="of:=IF(['Event Times'.$E467]=['Event Times'.I$2];['Event Times'.$F467])" office:value-type="boolean" office:boolean-value="false" calcext:value-type="boolean">
            <text:p>FALSE</text:p>
          </table:table-cell>
          <table:table-cell table:formula="of:=IF(['Event Times'.$E467]=['Event Times'.J$2];['Event Times'.$F467])" office:value-type="boolean" office:boolean-value="false" calcext:value-type="boolean">
            <text:p>FALSE</text:p>
          </table:table-cell>
          <table:table-cell table:style-name="Default" table:formula="of:=IF(['Event Times'.$E467]=['Event Times'.K$2];['Event Times'.$F467])" office:value-type="float" office:value="0.617" calcext:value-type="float">
            <text:p>0.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9" calcext:value-type="float">
            <text:p>2017.09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468]=['Event Times'.G$2];['Event Times'.$F468])" office:value-type="float" office:value="0.396" calcext:value-type="float">
            <text:p>0.396</text:p>
          </table:table-cell>
          <table:table-cell table:formula="of:=IF(['Event Times'.$E468]=['Event Times'.H$2];['Event Times'.$F468])" office:value-type="boolean" office:boolean-value="false" calcext:value-type="boolean">
            <text:p>FALSE</text:p>
          </table:table-cell>
          <table:table-cell table:formula="of:=IF(['Event Times'.$E468]=['Event Times'.I$2];['Event Times'.$F468])" office:value-type="boolean" office:boolean-value="false" calcext:value-type="boolean">
            <text:p>FALSE</text:p>
          </table:table-cell>
          <table:table-cell table:formula="of:=IF(['Event Times'.$E468]=['Event Times'.J$2];['Event Times'.$F468])" office:value-type="boolean" office:boolean-value="false" calcext:value-type="boolean">
            <text:p>FALSE</text:p>
          </table:table-cell>
          <table:table-cell table:formula="of:=IF(['Event Times'.$E468]=['Event Times'.K$2];['Event Times'.$F46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9" calcext:value-type="float">
            <text:p>2017.09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17" calcext:value-type="float">
            <text:p>0.317</text:p>
          </table:table-cell>
          <table:table-cell table:formula="of:=IF(['Event Times'.$E469]=['Event Times'.G$2];['Event Times'.$F469])" office:value-type="boolean" office:boolean-value="false" calcext:value-type="boolean">
            <text:p>FALSE</text:p>
          </table:table-cell>
          <table:table-cell table:style-name="Default" table:formula="of:=IF(['Event Times'.$E469]=['Event Times'.H$2];['Event Times'.$F469])" office:value-type="float" office:value="0.317" calcext:value-type="float">
            <text:p>0.317</text:p>
          </table:table-cell>
          <table:table-cell table:formula="of:=IF(['Event Times'.$E469]=['Event Times'.I$2];['Event Times'.$F469])" office:value-type="boolean" office:boolean-value="false" calcext:value-type="boolean">
            <text:p>FALSE</text:p>
          </table:table-cell>
          <table:table-cell table:formula="of:=IF(['Event Times'.$E469]=['Event Times'.J$2];['Event Times'.$F469])" office:value-type="boolean" office:boolean-value="false" calcext:value-type="boolean">
            <text:p>FALSE</text:p>
          </table:table-cell>
          <table:table-cell table:formula="of:=IF(['Event Times'.$E469]=['Event Times'.K$2];['Event Times'.$F46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9" calcext:value-type="float">
            <text:p>2017.09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21" calcext:value-type="float">
            <text:p>0.421</text:p>
          </table:table-cell>
          <table:table-cell table:formula="of:=IF(['Event Times'.$E470]=['Event Times'.G$2];['Event Times'.$F470])" office:value-type="boolean" office:boolean-value="false" calcext:value-type="boolean">
            <text:p>FALSE</text:p>
          </table:table-cell>
          <table:table-cell table:formula="of:=IF(['Event Times'.$E470]=['Event Times'.H$2];['Event Times'.$F470])" office:value-type="boolean" office:boolean-value="false" calcext:value-type="boolean">
            <text:p>FALSE</text:p>
          </table:table-cell>
          <table:table-cell table:style-name="Default" table:formula="of:=IF(['Event Times'.$E470]=['Event Times'.I$2];['Event Times'.$F470])" office:value-type="float" office:value="0.421" calcext:value-type="float">
            <text:p>0.421</text:p>
          </table:table-cell>
          <table:table-cell table:formula="of:=IF(['Event Times'.$E470]=['Event Times'.J$2];['Event Times'.$F470])" office:value-type="boolean" office:boolean-value="false" calcext:value-type="boolean">
            <text:p>FALSE</text:p>
          </table:table-cell>
          <table:table-cell table:formula="of:=IF(['Event Times'.$E470]=['Event Times'.K$2];['Event Times'.$F47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9" calcext:value-type="float">
            <text:p>2017.09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9" calcext:value-type="float">
            <text:p>0.429</text:p>
          </table:table-cell>
          <table:table-cell table:formula="of:=IF(['Event Times'.$E471]=['Event Times'.G$2];['Event Times'.$F471])" office:value-type="boolean" office:boolean-value="false" calcext:value-type="boolean">
            <text:p>FALSE</text:p>
          </table:table-cell>
          <table:table-cell table:formula="of:=IF(['Event Times'.$E471]=['Event Times'.H$2];['Event Times'.$F471])" office:value-type="boolean" office:boolean-value="false" calcext:value-type="boolean">
            <text:p>FALSE</text:p>
          </table:table-cell>
          <table:table-cell table:formula="of:=IF(['Event Times'.$E471]=['Event Times'.I$2];['Event Times'.$F471])" office:value-type="boolean" office:boolean-value="false" calcext:value-type="boolean">
            <text:p>FALSE</text:p>
          </table:table-cell>
          <table:table-cell table:style-name="Default" table:formula="of:=IF(['Event Times'.$E471]=['Event Times'.J$2];['Event Times'.$F471])" office:value-type="float" office:value="0.429" calcext:value-type="float">
            <text:p>0.429</text:p>
          </table:table-cell>
          <table:table-cell table:formula="of:=IF(['Event Times'.$E471]=['Event Times'.K$2];['Event Times'.$F47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9" calcext:value-type="float">
            <text:p>2017.09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8" calcext:value-type="float">
            <text:p>0.608</text:p>
          </table:table-cell>
          <table:table-cell table:formula="of:=IF(['Event Times'.$E472]=['Event Times'.G$2];['Event Times'.$F472])" office:value-type="boolean" office:boolean-value="false" calcext:value-type="boolean">
            <text:p>FALSE</text:p>
          </table:table-cell>
          <table:table-cell table:formula="of:=IF(['Event Times'.$E472]=['Event Times'.H$2];['Event Times'.$F472])" office:value-type="boolean" office:boolean-value="false" calcext:value-type="boolean">
            <text:p>FALSE</text:p>
          </table:table-cell>
          <table:table-cell table:formula="of:=IF(['Event Times'.$E472]=['Event Times'.I$2];['Event Times'.$F472])" office:value-type="boolean" office:boolean-value="false" calcext:value-type="boolean">
            <text:p>FALSE</text:p>
          </table:table-cell>
          <table:table-cell table:formula="of:=IF(['Event Times'.$E472]=['Event Times'.J$2];['Event Times'.$F472])" office:value-type="boolean" office:boolean-value="false" calcext:value-type="boolean">
            <text:p>FALSE</text:p>
          </table:table-cell>
          <table:table-cell table:style-name="Default" table:formula="of:=IF(['Event Times'.$E472]=['Event Times'.K$2];['Event Times'.$F472])" office:value-type="float" office:value="0.608" calcext:value-type="float">
            <text:p>0.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93" calcext:value-type="float">
            <text:p>2017.093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5" calcext:value-type="float">
            <text:p>0.395</text:p>
          </table:table-cell>
          <table:table-cell table:style-name="Default" table:formula="of:=IF(['Event Times'.$E473]=['Event Times'.G$2];['Event Times'.$F473])" office:value-type="float" office:value="0.395" calcext:value-type="float">
            <text:p>0.395</text:p>
          </table:table-cell>
          <table:table-cell table:formula="of:=IF(['Event Times'.$E473]=['Event Times'.H$2];['Event Times'.$F473])" office:value-type="boolean" office:boolean-value="false" calcext:value-type="boolean">
            <text:p>FALSE</text:p>
          </table:table-cell>
          <table:table-cell table:formula="of:=IF(['Event Times'.$E473]=['Event Times'.I$2];['Event Times'.$F473])" office:value-type="boolean" office:boolean-value="false" calcext:value-type="boolean">
            <text:p>FALSE</text:p>
          </table:table-cell>
          <table:table-cell table:formula="of:=IF(['Event Times'.$E473]=['Event Times'.J$2];['Event Times'.$F473])" office:value-type="boolean" office:boolean-value="false" calcext:value-type="boolean">
            <text:p>FALSE</text:p>
          </table:table-cell>
          <table:table-cell table:formula="of:=IF(['Event Times'.$E473]=['Event Times'.K$2];['Event Times'.$F47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93" calcext:value-type="float">
            <text:p>2017.093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16" calcext:value-type="float">
            <text:p>0.316</text:p>
          </table:table-cell>
          <table:table-cell table:formula="of:=IF(['Event Times'.$E474]=['Event Times'.G$2];['Event Times'.$F474])" office:value-type="boolean" office:boolean-value="false" calcext:value-type="boolean">
            <text:p>FALSE</text:p>
          </table:table-cell>
          <table:table-cell table:style-name="Default" table:formula="of:=IF(['Event Times'.$E474]=['Event Times'.H$2];['Event Times'.$F474])" office:value-type="float" office:value="0.316" calcext:value-type="float">
            <text:p>0.316</text:p>
          </table:table-cell>
          <table:table-cell table:formula="of:=IF(['Event Times'.$E474]=['Event Times'.I$2];['Event Times'.$F474])" office:value-type="boolean" office:boolean-value="false" calcext:value-type="boolean">
            <text:p>FALSE</text:p>
          </table:table-cell>
          <table:table-cell table:formula="of:=IF(['Event Times'.$E474]=['Event Times'.J$2];['Event Times'.$F474])" office:value-type="boolean" office:boolean-value="false" calcext:value-type="boolean">
            <text:p>FALSE</text:p>
          </table:table-cell>
          <table:table-cell table:formula="of:=IF(['Event Times'.$E474]=['Event Times'.K$2];['Event Times'.$F47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93" calcext:value-type="float">
            <text:p>2017.093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22" calcext:value-type="float">
            <text:p>0.422</text:p>
          </table:table-cell>
          <table:table-cell table:formula="of:=IF(['Event Times'.$E475]=['Event Times'.G$2];['Event Times'.$F475])" office:value-type="boolean" office:boolean-value="false" calcext:value-type="boolean">
            <text:p>FALSE</text:p>
          </table:table-cell>
          <table:table-cell table:formula="of:=IF(['Event Times'.$E475]=['Event Times'.H$2];['Event Times'.$F475])" office:value-type="boolean" office:boolean-value="false" calcext:value-type="boolean">
            <text:p>FALSE</text:p>
          </table:table-cell>
          <table:table-cell table:style-name="Default" table:formula="of:=IF(['Event Times'.$E475]=['Event Times'.I$2];['Event Times'.$F475])" office:value-type="float" office:value="0.422" calcext:value-type="float">
            <text:p>0.422</text:p>
          </table:table-cell>
          <table:table-cell table:formula="of:=IF(['Event Times'.$E475]=['Event Times'.J$2];['Event Times'.$F475])" office:value-type="boolean" office:boolean-value="false" calcext:value-type="boolean">
            <text:p>FALSE</text:p>
          </table:table-cell>
          <table:table-cell table:formula="of:=IF(['Event Times'.$E475]=['Event Times'.K$2];['Event Times'.$F47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93" calcext:value-type="float">
            <text:p>2017.093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7" calcext:value-type="float">
            <text:p>0.427</text:p>
          </table:table-cell>
          <table:table-cell table:formula="of:=IF(['Event Times'.$E476]=['Event Times'.G$2];['Event Times'.$F476])" office:value-type="boolean" office:boolean-value="false" calcext:value-type="boolean">
            <text:p>FALSE</text:p>
          </table:table-cell>
          <table:table-cell table:formula="of:=IF(['Event Times'.$E476]=['Event Times'.H$2];['Event Times'.$F476])" office:value-type="boolean" office:boolean-value="false" calcext:value-type="boolean">
            <text:p>FALSE</text:p>
          </table:table-cell>
          <table:table-cell table:formula="of:=IF(['Event Times'.$E476]=['Event Times'.I$2];['Event Times'.$F476])" office:value-type="boolean" office:boolean-value="false" calcext:value-type="boolean">
            <text:p>FALSE</text:p>
          </table:table-cell>
          <table:table-cell table:style-name="Default" table:formula="of:=IF(['Event Times'.$E476]=['Event Times'.J$2];['Event Times'.$F476])" office:value-type="float" office:value="0.427" calcext:value-type="float">
            <text:p>0.427</text:p>
          </table:table-cell>
          <table:table-cell table:formula="of:=IF(['Event Times'.$E476]=['Event Times'.K$2];['Event Times'.$F47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93" calcext:value-type="float">
            <text:p>2017.093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2" calcext:value-type="float">
            <text:p>0.612</text:p>
          </table:table-cell>
          <table:table-cell table:formula="of:=IF(['Event Times'.$E477]=['Event Times'.G$2];['Event Times'.$F477])" office:value-type="boolean" office:boolean-value="false" calcext:value-type="boolean">
            <text:p>FALSE</text:p>
          </table:table-cell>
          <table:table-cell table:formula="of:=IF(['Event Times'.$E477]=['Event Times'.H$2];['Event Times'.$F477])" office:value-type="boolean" office:boolean-value="false" calcext:value-type="boolean">
            <text:p>FALSE</text:p>
          </table:table-cell>
          <table:table-cell table:formula="of:=IF(['Event Times'.$E477]=['Event Times'.I$2];['Event Times'.$F477])" office:value-type="boolean" office:boolean-value="false" calcext:value-type="boolean">
            <text:p>FALSE</text:p>
          </table:table-cell>
          <table:table-cell table:formula="of:=IF(['Event Times'.$E477]=['Event Times'.J$2];['Event Times'.$F477])" office:value-type="boolean" office:boolean-value="false" calcext:value-type="boolean">
            <text:p>FALSE</text:p>
          </table:table-cell>
          <table:table-cell table:style-name="Default" table:formula="of:=IF(['Event Times'.$E477]=['Event Times'.K$2];['Event Times'.$F477])" office:value-type="float" office:value="0.612" calcext:value-type="float">
            <text:p>0.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96" calcext:value-type="float">
            <text:p>2017.096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478]=['Event Times'.G$2];['Event Times'.$F478])" office:value-type="float" office:value="0.396" calcext:value-type="float">
            <text:p>0.396</text:p>
          </table:table-cell>
          <table:table-cell table:formula="of:=IF(['Event Times'.$E478]=['Event Times'.H$2];['Event Times'.$F478])" office:value-type="boolean" office:boolean-value="false" calcext:value-type="boolean">
            <text:p>FALSE</text:p>
          </table:table-cell>
          <table:table-cell table:formula="of:=IF(['Event Times'.$E478]=['Event Times'.I$2];['Event Times'.$F478])" office:value-type="boolean" office:boolean-value="false" calcext:value-type="boolean">
            <text:p>FALSE</text:p>
          </table:table-cell>
          <table:table-cell table:formula="of:=IF(['Event Times'.$E478]=['Event Times'.J$2];['Event Times'.$F478])" office:value-type="boolean" office:boolean-value="false" calcext:value-type="boolean">
            <text:p>FALSE</text:p>
          </table:table-cell>
          <table:table-cell table:formula="of:=IF(['Event Times'.$E478]=['Event Times'.K$2];['Event Times'.$F47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96" calcext:value-type="float">
            <text:p>2017.096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13" calcext:value-type="float">
            <text:p>0.313</text:p>
          </table:table-cell>
          <table:table-cell table:formula="of:=IF(['Event Times'.$E479]=['Event Times'.G$2];['Event Times'.$F479])" office:value-type="boolean" office:boolean-value="false" calcext:value-type="boolean">
            <text:p>FALSE</text:p>
          </table:table-cell>
          <table:table-cell table:style-name="Default" table:formula="of:=IF(['Event Times'.$E479]=['Event Times'.H$2];['Event Times'.$F479])" office:value-type="float" office:value="0.313" calcext:value-type="float">
            <text:p>0.313</text:p>
          </table:table-cell>
          <table:table-cell table:formula="of:=IF(['Event Times'.$E479]=['Event Times'.I$2];['Event Times'.$F479])" office:value-type="boolean" office:boolean-value="false" calcext:value-type="boolean">
            <text:p>FALSE</text:p>
          </table:table-cell>
          <table:table-cell table:formula="of:=IF(['Event Times'.$E479]=['Event Times'.J$2];['Event Times'.$F479])" office:value-type="boolean" office:boolean-value="false" calcext:value-type="boolean">
            <text:p>FALSE</text:p>
          </table:table-cell>
          <table:table-cell table:formula="of:=IF(['Event Times'.$E479]=['Event Times'.K$2];['Event Times'.$F47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96" calcext:value-type="float">
            <text:p>2017.096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23" calcext:value-type="float">
            <text:p>0.423</text:p>
          </table:table-cell>
          <table:table-cell table:formula="of:=IF(['Event Times'.$E480]=['Event Times'.G$2];['Event Times'.$F480])" office:value-type="boolean" office:boolean-value="false" calcext:value-type="boolean">
            <text:p>FALSE</text:p>
          </table:table-cell>
          <table:table-cell table:formula="of:=IF(['Event Times'.$E480]=['Event Times'.H$2];['Event Times'.$F480])" office:value-type="boolean" office:boolean-value="false" calcext:value-type="boolean">
            <text:p>FALSE</text:p>
          </table:table-cell>
          <table:table-cell table:style-name="Default" table:formula="of:=IF(['Event Times'.$E480]=['Event Times'.I$2];['Event Times'.$F480])" office:value-type="float" office:value="0.423" calcext:value-type="float">
            <text:p>0.423</text:p>
          </table:table-cell>
          <table:table-cell table:formula="of:=IF(['Event Times'.$E480]=['Event Times'.J$2];['Event Times'.$F480])" office:value-type="boolean" office:boolean-value="false" calcext:value-type="boolean">
            <text:p>FALSE</text:p>
          </table:table-cell>
          <table:table-cell table:formula="of:=IF(['Event Times'.$E480]=['Event Times'.K$2];['Event Times'.$F48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96" calcext:value-type="float">
            <text:p>2017.096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9" calcext:value-type="float">
            <text:p>0.429</text:p>
          </table:table-cell>
          <table:table-cell table:formula="of:=IF(['Event Times'.$E481]=['Event Times'.G$2];['Event Times'.$F481])" office:value-type="boolean" office:boolean-value="false" calcext:value-type="boolean">
            <text:p>FALSE</text:p>
          </table:table-cell>
          <table:table-cell table:formula="of:=IF(['Event Times'.$E481]=['Event Times'.H$2];['Event Times'.$F481])" office:value-type="boolean" office:boolean-value="false" calcext:value-type="boolean">
            <text:p>FALSE</text:p>
          </table:table-cell>
          <table:table-cell table:formula="of:=IF(['Event Times'.$E481]=['Event Times'.I$2];['Event Times'.$F481])" office:value-type="boolean" office:boolean-value="false" calcext:value-type="boolean">
            <text:p>FALSE</text:p>
          </table:table-cell>
          <table:table-cell table:style-name="Default" table:formula="of:=IF(['Event Times'.$E481]=['Event Times'.J$2];['Event Times'.$F481])" office:value-type="float" office:value="0.429" calcext:value-type="float">
            <text:p>0.429</text:p>
          </table:table-cell>
          <table:table-cell table:formula="of:=IF(['Event Times'.$E481]=['Event Times'.K$2];['Event Times'.$F48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96" calcext:value-type="float">
            <text:p>2017.096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4" calcext:value-type="float">
            <text:p>0.614</text:p>
          </table:table-cell>
          <table:table-cell table:formula="of:=IF(['Event Times'.$E482]=['Event Times'.G$2];['Event Times'.$F482])" office:value-type="boolean" office:boolean-value="false" calcext:value-type="boolean">
            <text:p>FALSE</text:p>
          </table:table-cell>
          <table:table-cell table:formula="of:=IF(['Event Times'.$E482]=['Event Times'.H$2];['Event Times'.$F482])" office:value-type="boolean" office:boolean-value="false" calcext:value-type="boolean">
            <text:p>FALSE</text:p>
          </table:table-cell>
          <table:table-cell table:formula="of:=IF(['Event Times'.$E482]=['Event Times'.I$2];['Event Times'.$F482])" office:value-type="boolean" office:boolean-value="false" calcext:value-type="boolean">
            <text:p>FALSE</text:p>
          </table:table-cell>
          <table:table-cell table:formula="of:=IF(['Event Times'.$E482]=['Event Times'.J$2];['Event Times'.$F482])" office:value-type="boolean" office:boolean-value="false" calcext:value-type="boolean">
            <text:p>FALSE</text:p>
          </table:table-cell>
          <table:table-cell table:style-name="Default" table:formula="of:=IF(['Event Times'.$E482]=['Event Times'.K$2];['Event Times'.$F482])" office:value-type="float" office:value="0.614" calcext:value-type="float">
            <text:p>0.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99" calcext:value-type="float">
            <text:p>2017.099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483]=['Event Times'.G$2];['Event Times'.$F483])" office:value-type="float" office:value="0.396" calcext:value-type="float">
            <text:p>0.396</text:p>
          </table:table-cell>
          <table:table-cell table:formula="of:=IF(['Event Times'.$E483]=['Event Times'.H$2];['Event Times'.$F483])" office:value-type="boolean" office:boolean-value="false" calcext:value-type="boolean">
            <text:p>FALSE</text:p>
          </table:table-cell>
          <table:table-cell table:formula="of:=IF(['Event Times'.$E483]=['Event Times'.I$2];['Event Times'.$F483])" office:value-type="boolean" office:boolean-value="false" calcext:value-type="boolean">
            <text:p>FALSE</text:p>
          </table:table-cell>
          <table:table-cell table:formula="of:=IF(['Event Times'.$E483]=['Event Times'.J$2];['Event Times'.$F483])" office:value-type="boolean" office:boolean-value="false" calcext:value-type="boolean">
            <text:p>FALSE</text:p>
          </table:table-cell>
          <table:table-cell table:formula="of:=IF(['Event Times'.$E483]=['Event Times'.K$2];['Event Times'.$F48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99" calcext:value-type="float">
            <text:p>2017.099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17" calcext:value-type="float">
            <text:p>0.317</text:p>
          </table:table-cell>
          <table:table-cell table:formula="of:=IF(['Event Times'.$E484]=['Event Times'.G$2];['Event Times'.$F484])" office:value-type="boolean" office:boolean-value="false" calcext:value-type="boolean">
            <text:p>FALSE</text:p>
          </table:table-cell>
          <table:table-cell table:style-name="Default" table:formula="of:=IF(['Event Times'.$E484]=['Event Times'.H$2];['Event Times'.$F484])" office:value-type="float" office:value="0.317" calcext:value-type="float">
            <text:p>0.317</text:p>
          </table:table-cell>
          <table:table-cell table:formula="of:=IF(['Event Times'.$E484]=['Event Times'.I$2];['Event Times'.$F484])" office:value-type="boolean" office:boolean-value="false" calcext:value-type="boolean">
            <text:p>FALSE</text:p>
          </table:table-cell>
          <table:table-cell table:formula="of:=IF(['Event Times'.$E484]=['Event Times'.J$2];['Event Times'.$F484])" office:value-type="boolean" office:boolean-value="false" calcext:value-type="boolean">
            <text:p>FALSE</text:p>
          </table:table-cell>
          <table:table-cell table:formula="of:=IF(['Event Times'.$E484]=['Event Times'.K$2];['Event Times'.$F48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99" calcext:value-type="float">
            <text:p>2017.099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23" calcext:value-type="float">
            <text:p>0.423</text:p>
          </table:table-cell>
          <table:table-cell table:formula="of:=IF(['Event Times'.$E485]=['Event Times'.G$2];['Event Times'.$F485])" office:value-type="boolean" office:boolean-value="false" calcext:value-type="boolean">
            <text:p>FALSE</text:p>
          </table:table-cell>
          <table:table-cell table:formula="of:=IF(['Event Times'.$E485]=['Event Times'.H$2];['Event Times'.$F485])" office:value-type="boolean" office:boolean-value="false" calcext:value-type="boolean">
            <text:p>FALSE</text:p>
          </table:table-cell>
          <table:table-cell table:style-name="Default" table:formula="of:=IF(['Event Times'.$E485]=['Event Times'.I$2];['Event Times'.$F485])" office:value-type="float" office:value="0.423" calcext:value-type="float">
            <text:p>0.423</text:p>
          </table:table-cell>
          <table:table-cell table:formula="of:=IF(['Event Times'.$E485]=['Event Times'.J$2];['Event Times'.$F485])" office:value-type="boolean" office:boolean-value="false" calcext:value-type="boolean">
            <text:p>FALSE</text:p>
          </table:table-cell>
          <table:table-cell table:formula="of:=IF(['Event Times'.$E485]=['Event Times'.K$2];['Event Times'.$F48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99" calcext:value-type="float">
            <text:p>2017.099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8" calcext:value-type="float">
            <text:p>0.428</text:p>
          </table:table-cell>
          <table:table-cell table:formula="of:=IF(['Event Times'.$E486]=['Event Times'.G$2];['Event Times'.$F486])" office:value-type="boolean" office:boolean-value="false" calcext:value-type="boolean">
            <text:p>FALSE</text:p>
          </table:table-cell>
          <table:table-cell table:formula="of:=IF(['Event Times'.$E486]=['Event Times'.H$2];['Event Times'.$F486])" office:value-type="boolean" office:boolean-value="false" calcext:value-type="boolean">
            <text:p>FALSE</text:p>
          </table:table-cell>
          <table:table-cell table:formula="of:=IF(['Event Times'.$E486]=['Event Times'.I$2];['Event Times'.$F486])" office:value-type="boolean" office:boolean-value="false" calcext:value-type="boolean">
            <text:p>FALSE</text:p>
          </table:table-cell>
          <table:table-cell table:style-name="Default" table:formula="of:=IF(['Event Times'.$E486]=['Event Times'.J$2];['Event Times'.$F486])" office:value-type="float" office:value="0.428" calcext:value-type="float">
            <text:p>0.428</text:p>
          </table:table-cell>
          <table:table-cell table:formula="of:=IF(['Event Times'.$E486]=['Event Times'.K$2];['Event Times'.$F48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099" calcext:value-type="float">
            <text:p>2017.099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4" calcext:value-type="float">
            <text:p>0.624</text:p>
          </table:table-cell>
          <table:table-cell table:formula="of:=IF(['Event Times'.$E487]=['Event Times'.G$2];['Event Times'.$F487])" office:value-type="boolean" office:boolean-value="false" calcext:value-type="boolean">
            <text:p>FALSE</text:p>
          </table:table-cell>
          <table:table-cell table:formula="of:=IF(['Event Times'.$E487]=['Event Times'.H$2];['Event Times'.$F487])" office:value-type="boolean" office:boolean-value="false" calcext:value-type="boolean">
            <text:p>FALSE</text:p>
          </table:table-cell>
          <table:table-cell table:formula="of:=IF(['Event Times'.$E487]=['Event Times'.I$2];['Event Times'.$F487])" office:value-type="boolean" office:boolean-value="false" calcext:value-type="boolean">
            <text:p>FALSE</text:p>
          </table:table-cell>
          <table:table-cell table:formula="of:=IF(['Event Times'.$E487]=['Event Times'.J$2];['Event Times'.$F487])" office:value-type="boolean" office:boolean-value="false" calcext:value-type="boolean">
            <text:p>FALSE</text:p>
          </table:table-cell>
          <table:table-cell table:style-name="Default" table:formula="of:=IF(['Event Times'.$E487]=['Event Times'.K$2];['Event Times'.$F487])" office:value-type="float" office:value="0.624" calcext:value-type="float">
            <text:p>0.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01" calcext:value-type="float">
            <text:p>2017.101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488]=['Event Times'.G$2];['Event Times'.$F488])" office:value-type="float" office:value="0.396" calcext:value-type="float">
            <text:p>0.396</text:p>
          </table:table-cell>
          <table:table-cell table:formula="of:=IF(['Event Times'.$E488]=['Event Times'.H$2];['Event Times'.$F488])" office:value-type="boolean" office:boolean-value="false" calcext:value-type="boolean">
            <text:p>FALSE</text:p>
          </table:table-cell>
          <table:table-cell table:formula="of:=IF(['Event Times'.$E488]=['Event Times'.I$2];['Event Times'.$F488])" office:value-type="boolean" office:boolean-value="false" calcext:value-type="boolean">
            <text:p>FALSE</text:p>
          </table:table-cell>
          <table:table-cell table:formula="of:=IF(['Event Times'.$E488]=['Event Times'.J$2];['Event Times'.$F488])" office:value-type="boolean" office:boolean-value="false" calcext:value-type="boolean">
            <text:p>FALSE</text:p>
          </table:table-cell>
          <table:table-cell table:formula="of:=IF(['Event Times'.$E488]=['Event Times'.K$2];['Event Times'.$F48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01" calcext:value-type="float">
            <text:p>2017.101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17" calcext:value-type="float">
            <text:p>0.317</text:p>
          </table:table-cell>
          <table:table-cell table:formula="of:=IF(['Event Times'.$E489]=['Event Times'.G$2];['Event Times'.$F489])" office:value-type="boolean" office:boolean-value="false" calcext:value-type="boolean">
            <text:p>FALSE</text:p>
          </table:table-cell>
          <table:table-cell table:style-name="Default" table:formula="of:=IF(['Event Times'.$E489]=['Event Times'.H$2];['Event Times'.$F489])" office:value-type="float" office:value="0.317" calcext:value-type="float">
            <text:p>0.317</text:p>
          </table:table-cell>
          <table:table-cell table:formula="of:=IF(['Event Times'.$E489]=['Event Times'.I$2];['Event Times'.$F489])" office:value-type="boolean" office:boolean-value="false" calcext:value-type="boolean">
            <text:p>FALSE</text:p>
          </table:table-cell>
          <table:table-cell table:formula="of:=IF(['Event Times'.$E489]=['Event Times'.J$2];['Event Times'.$F489])" office:value-type="boolean" office:boolean-value="false" calcext:value-type="boolean">
            <text:p>FALSE</text:p>
          </table:table-cell>
          <table:table-cell table:formula="of:=IF(['Event Times'.$E489]=['Event Times'.K$2];['Event Times'.$F48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01" calcext:value-type="float">
            <text:p>2017.101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28" calcext:value-type="float">
            <text:p>0.428</text:p>
          </table:table-cell>
          <table:table-cell table:formula="of:=IF(['Event Times'.$E490]=['Event Times'.G$2];['Event Times'.$F490])" office:value-type="boolean" office:boolean-value="false" calcext:value-type="boolean">
            <text:p>FALSE</text:p>
          </table:table-cell>
          <table:table-cell table:formula="of:=IF(['Event Times'.$E490]=['Event Times'.H$2];['Event Times'.$F490])" office:value-type="boolean" office:boolean-value="false" calcext:value-type="boolean">
            <text:p>FALSE</text:p>
          </table:table-cell>
          <table:table-cell table:style-name="Default" table:formula="of:=IF(['Event Times'.$E490]=['Event Times'.I$2];['Event Times'.$F490])" office:value-type="float" office:value="0.428" calcext:value-type="float">
            <text:p>0.428</text:p>
          </table:table-cell>
          <table:table-cell table:formula="of:=IF(['Event Times'.$E490]=['Event Times'.J$2];['Event Times'.$F490])" office:value-type="boolean" office:boolean-value="false" calcext:value-type="boolean">
            <text:p>FALSE</text:p>
          </table:table-cell>
          <table:table-cell table:formula="of:=IF(['Event Times'.$E490]=['Event Times'.K$2];['Event Times'.$F49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01" calcext:value-type="float">
            <text:p>2017.101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9" calcext:value-type="float">
            <text:p>0.429</text:p>
          </table:table-cell>
          <table:table-cell table:formula="of:=IF(['Event Times'.$E491]=['Event Times'.G$2];['Event Times'.$F491])" office:value-type="boolean" office:boolean-value="false" calcext:value-type="boolean">
            <text:p>FALSE</text:p>
          </table:table-cell>
          <table:table-cell table:formula="of:=IF(['Event Times'.$E491]=['Event Times'.H$2];['Event Times'.$F491])" office:value-type="boolean" office:boolean-value="false" calcext:value-type="boolean">
            <text:p>FALSE</text:p>
          </table:table-cell>
          <table:table-cell table:formula="of:=IF(['Event Times'.$E491]=['Event Times'.I$2];['Event Times'.$F491])" office:value-type="boolean" office:boolean-value="false" calcext:value-type="boolean">
            <text:p>FALSE</text:p>
          </table:table-cell>
          <table:table-cell table:style-name="Default" table:formula="of:=IF(['Event Times'.$E491]=['Event Times'.J$2];['Event Times'.$F491])" office:value-type="float" office:value="0.429" calcext:value-type="float">
            <text:p>0.429</text:p>
          </table:table-cell>
          <table:table-cell table:formula="of:=IF(['Event Times'.$E491]=['Event Times'.K$2];['Event Times'.$F49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01" calcext:value-type="float">
            <text:p>2017.101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3" calcext:value-type="float">
            <text:p>0.613</text:p>
          </table:table-cell>
          <table:table-cell table:formula="of:=IF(['Event Times'.$E492]=['Event Times'.G$2];['Event Times'.$F492])" office:value-type="boolean" office:boolean-value="false" calcext:value-type="boolean">
            <text:p>FALSE</text:p>
          </table:table-cell>
          <table:table-cell table:formula="of:=IF(['Event Times'.$E492]=['Event Times'.H$2];['Event Times'.$F492])" office:value-type="boolean" office:boolean-value="false" calcext:value-type="boolean">
            <text:p>FALSE</text:p>
          </table:table-cell>
          <table:table-cell table:formula="of:=IF(['Event Times'.$E492]=['Event Times'.I$2];['Event Times'.$F492])" office:value-type="boolean" office:boolean-value="false" calcext:value-type="boolean">
            <text:p>FALSE</text:p>
          </table:table-cell>
          <table:table-cell table:formula="of:=IF(['Event Times'.$E492]=['Event Times'.J$2];['Event Times'.$F492])" office:value-type="boolean" office:boolean-value="false" calcext:value-type="boolean">
            <text:p>FALSE</text:p>
          </table:table-cell>
          <table:table-cell table:style-name="Default" table:formula="of:=IF(['Event Times'.$E492]=['Event Times'.K$2];['Event Times'.$F492])" office:value-type="float" office:value="0.613" calcext:value-type="float">
            <text:p>0.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04" calcext:value-type="float">
            <text:p>2017.104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5" calcext:value-type="float">
            <text:p>0.395</text:p>
          </table:table-cell>
          <table:table-cell table:style-name="Default" table:formula="of:=IF(['Event Times'.$E493]=['Event Times'.G$2];['Event Times'.$F493])" office:value-type="float" office:value="0.395" calcext:value-type="float">
            <text:p>0.395</text:p>
          </table:table-cell>
          <table:table-cell table:formula="of:=IF(['Event Times'.$E493]=['Event Times'.H$2];['Event Times'.$F493])" office:value-type="boolean" office:boolean-value="false" calcext:value-type="boolean">
            <text:p>FALSE</text:p>
          </table:table-cell>
          <table:table-cell table:formula="of:=IF(['Event Times'.$E493]=['Event Times'.I$2];['Event Times'.$F493])" office:value-type="boolean" office:boolean-value="false" calcext:value-type="boolean">
            <text:p>FALSE</text:p>
          </table:table-cell>
          <table:table-cell table:formula="of:=IF(['Event Times'.$E493]=['Event Times'.J$2];['Event Times'.$F493])" office:value-type="boolean" office:boolean-value="false" calcext:value-type="boolean">
            <text:p>FALSE</text:p>
          </table:table-cell>
          <table:table-cell table:formula="of:=IF(['Event Times'.$E493]=['Event Times'.K$2];['Event Times'.$F49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04" calcext:value-type="float">
            <text:p>2017.104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18" calcext:value-type="float">
            <text:p>0.318</text:p>
          </table:table-cell>
          <table:table-cell table:formula="of:=IF(['Event Times'.$E494]=['Event Times'.G$2];['Event Times'.$F494])" office:value-type="boolean" office:boolean-value="false" calcext:value-type="boolean">
            <text:p>FALSE</text:p>
          </table:table-cell>
          <table:table-cell table:style-name="Default" table:formula="of:=IF(['Event Times'.$E494]=['Event Times'.H$2];['Event Times'.$F494])" office:value-type="float" office:value="0.318" calcext:value-type="float">
            <text:p>0.318</text:p>
          </table:table-cell>
          <table:table-cell table:formula="of:=IF(['Event Times'.$E494]=['Event Times'.I$2];['Event Times'.$F494])" office:value-type="boolean" office:boolean-value="false" calcext:value-type="boolean">
            <text:p>FALSE</text:p>
          </table:table-cell>
          <table:table-cell table:formula="of:=IF(['Event Times'.$E494]=['Event Times'.J$2];['Event Times'.$F494])" office:value-type="boolean" office:boolean-value="false" calcext:value-type="boolean">
            <text:p>FALSE</text:p>
          </table:table-cell>
          <table:table-cell table:formula="of:=IF(['Event Times'.$E494]=['Event Times'.K$2];['Event Times'.$F49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04" calcext:value-type="float">
            <text:p>2017.104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21" calcext:value-type="float">
            <text:p>0.421</text:p>
          </table:table-cell>
          <table:table-cell table:formula="of:=IF(['Event Times'.$E495]=['Event Times'.G$2];['Event Times'.$F495])" office:value-type="boolean" office:boolean-value="false" calcext:value-type="boolean">
            <text:p>FALSE</text:p>
          </table:table-cell>
          <table:table-cell table:formula="of:=IF(['Event Times'.$E495]=['Event Times'.H$2];['Event Times'.$F495])" office:value-type="boolean" office:boolean-value="false" calcext:value-type="boolean">
            <text:p>FALSE</text:p>
          </table:table-cell>
          <table:table-cell table:style-name="Default" table:formula="of:=IF(['Event Times'.$E495]=['Event Times'.I$2];['Event Times'.$F495])" office:value-type="float" office:value="0.421" calcext:value-type="float">
            <text:p>0.421</text:p>
          </table:table-cell>
          <table:table-cell table:formula="of:=IF(['Event Times'.$E495]=['Event Times'.J$2];['Event Times'.$F495])" office:value-type="boolean" office:boolean-value="false" calcext:value-type="boolean">
            <text:p>FALSE</text:p>
          </table:table-cell>
          <table:table-cell table:formula="of:=IF(['Event Times'.$E495]=['Event Times'.K$2];['Event Times'.$F49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04" calcext:value-type="float">
            <text:p>2017.104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9" calcext:value-type="float">
            <text:p>0.429</text:p>
          </table:table-cell>
          <table:table-cell table:formula="of:=IF(['Event Times'.$E496]=['Event Times'.G$2];['Event Times'.$F496])" office:value-type="boolean" office:boolean-value="false" calcext:value-type="boolean">
            <text:p>FALSE</text:p>
          </table:table-cell>
          <table:table-cell table:formula="of:=IF(['Event Times'.$E496]=['Event Times'.H$2];['Event Times'.$F496])" office:value-type="boolean" office:boolean-value="false" calcext:value-type="boolean">
            <text:p>FALSE</text:p>
          </table:table-cell>
          <table:table-cell table:formula="of:=IF(['Event Times'.$E496]=['Event Times'.I$2];['Event Times'.$F496])" office:value-type="boolean" office:boolean-value="false" calcext:value-type="boolean">
            <text:p>FALSE</text:p>
          </table:table-cell>
          <table:table-cell table:style-name="Default" table:formula="of:=IF(['Event Times'.$E496]=['Event Times'.J$2];['Event Times'.$F496])" office:value-type="float" office:value="0.429" calcext:value-type="float">
            <text:p>0.429</text:p>
          </table:table-cell>
          <table:table-cell table:formula="of:=IF(['Event Times'.$E496]=['Event Times'.K$2];['Event Times'.$F49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04" calcext:value-type="float">
            <text:p>2017.104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7" calcext:value-type="float">
            <text:p>0.617</text:p>
          </table:table-cell>
          <table:table-cell table:formula="of:=IF(['Event Times'.$E497]=['Event Times'.G$2];['Event Times'.$F497])" office:value-type="boolean" office:boolean-value="false" calcext:value-type="boolean">
            <text:p>FALSE</text:p>
          </table:table-cell>
          <table:table-cell table:formula="of:=IF(['Event Times'.$E497]=['Event Times'.H$2];['Event Times'.$F497])" office:value-type="boolean" office:boolean-value="false" calcext:value-type="boolean">
            <text:p>FALSE</text:p>
          </table:table-cell>
          <table:table-cell table:formula="of:=IF(['Event Times'.$E497]=['Event Times'.I$2];['Event Times'.$F497])" office:value-type="boolean" office:boolean-value="false" calcext:value-type="boolean">
            <text:p>FALSE</text:p>
          </table:table-cell>
          <table:table-cell table:formula="of:=IF(['Event Times'.$E497]=['Event Times'.J$2];['Event Times'.$F497])" office:value-type="boolean" office:boolean-value="false" calcext:value-type="boolean">
            <text:p>FALSE</text:p>
          </table:table-cell>
          <table:table-cell table:style-name="Default" table:formula="of:=IF(['Event Times'.$E497]=['Event Times'.K$2];['Event Times'.$F497])" office:value-type="float" office:value="0.617" calcext:value-type="float">
            <text:p>0.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07" calcext:value-type="float">
            <text:p>2017.107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4" calcext:value-type="float">
            <text:p>0.394</text:p>
          </table:table-cell>
          <table:table-cell table:style-name="Default" table:formula="of:=IF(['Event Times'.$E498]=['Event Times'.G$2];['Event Times'.$F498])" office:value-type="float" office:value="0.394" calcext:value-type="float">
            <text:p>0.394</text:p>
          </table:table-cell>
          <table:table-cell table:formula="of:=IF(['Event Times'.$E498]=['Event Times'.H$2];['Event Times'.$F498])" office:value-type="boolean" office:boolean-value="false" calcext:value-type="boolean">
            <text:p>FALSE</text:p>
          </table:table-cell>
          <table:table-cell table:formula="of:=IF(['Event Times'.$E498]=['Event Times'.I$2];['Event Times'.$F498])" office:value-type="boolean" office:boolean-value="false" calcext:value-type="boolean">
            <text:p>FALSE</text:p>
          </table:table-cell>
          <table:table-cell table:formula="of:=IF(['Event Times'.$E498]=['Event Times'.J$2];['Event Times'.$F498])" office:value-type="boolean" office:boolean-value="false" calcext:value-type="boolean">
            <text:p>FALSE</text:p>
          </table:table-cell>
          <table:table-cell table:formula="of:=IF(['Event Times'.$E498]=['Event Times'.K$2];['Event Times'.$F49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07" calcext:value-type="float">
            <text:p>2017.107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14" calcext:value-type="float">
            <text:p>0.314</text:p>
          </table:table-cell>
          <table:table-cell table:formula="of:=IF(['Event Times'.$E499]=['Event Times'.G$2];['Event Times'.$F499])" office:value-type="boolean" office:boolean-value="false" calcext:value-type="boolean">
            <text:p>FALSE</text:p>
          </table:table-cell>
          <table:table-cell table:style-name="Default" table:formula="of:=IF(['Event Times'.$E499]=['Event Times'.H$2];['Event Times'.$F499])" office:value-type="float" office:value="0.314" calcext:value-type="float">
            <text:p>0.314</text:p>
          </table:table-cell>
          <table:table-cell table:formula="of:=IF(['Event Times'.$E499]=['Event Times'.I$2];['Event Times'.$F499])" office:value-type="boolean" office:boolean-value="false" calcext:value-type="boolean">
            <text:p>FALSE</text:p>
          </table:table-cell>
          <table:table-cell table:formula="of:=IF(['Event Times'.$E499]=['Event Times'.J$2];['Event Times'.$F499])" office:value-type="boolean" office:boolean-value="false" calcext:value-type="boolean">
            <text:p>FALSE</text:p>
          </table:table-cell>
          <table:table-cell table:formula="of:=IF(['Event Times'.$E499]=['Event Times'.K$2];['Event Times'.$F49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07" calcext:value-type="float">
            <text:p>2017.107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25" calcext:value-type="float">
            <text:p>0.425</text:p>
          </table:table-cell>
          <table:table-cell table:formula="of:=IF(['Event Times'.$E500]=['Event Times'.G$2];['Event Times'.$F500])" office:value-type="boolean" office:boolean-value="false" calcext:value-type="boolean">
            <text:p>FALSE</text:p>
          </table:table-cell>
          <table:table-cell table:formula="of:=IF(['Event Times'.$E500]=['Event Times'.H$2];['Event Times'.$F500])" office:value-type="boolean" office:boolean-value="false" calcext:value-type="boolean">
            <text:p>FALSE</text:p>
          </table:table-cell>
          <table:table-cell table:style-name="Default" table:formula="of:=IF(['Event Times'.$E500]=['Event Times'.I$2];['Event Times'.$F500])" office:value-type="float" office:value="0.425" calcext:value-type="float">
            <text:p>0.425</text:p>
          </table:table-cell>
          <table:table-cell table:formula="of:=IF(['Event Times'.$E500]=['Event Times'.J$2];['Event Times'.$F500])" office:value-type="boolean" office:boolean-value="false" calcext:value-type="boolean">
            <text:p>FALSE</text:p>
          </table:table-cell>
          <table:table-cell table:formula="of:=IF(['Event Times'.$E500]=['Event Times'.K$2];['Event Times'.$F50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07" calcext:value-type="float">
            <text:p>2017.107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8" calcext:value-type="float">
            <text:p>0.428</text:p>
          </table:table-cell>
          <table:table-cell table:formula="of:=IF(['Event Times'.$E501]=['Event Times'.G$2];['Event Times'.$F501])" office:value-type="boolean" office:boolean-value="false" calcext:value-type="boolean">
            <text:p>FALSE</text:p>
          </table:table-cell>
          <table:table-cell table:formula="of:=IF(['Event Times'.$E501]=['Event Times'.H$2];['Event Times'.$F501])" office:value-type="boolean" office:boolean-value="false" calcext:value-type="boolean">
            <text:p>FALSE</text:p>
          </table:table-cell>
          <table:table-cell table:formula="of:=IF(['Event Times'.$E501]=['Event Times'.I$2];['Event Times'.$F501])" office:value-type="boolean" office:boolean-value="false" calcext:value-type="boolean">
            <text:p>FALSE</text:p>
          </table:table-cell>
          <table:table-cell table:style-name="Default" table:formula="of:=IF(['Event Times'.$E501]=['Event Times'.J$2];['Event Times'.$F501])" office:value-type="float" office:value="0.428" calcext:value-type="float">
            <text:p>0.428</text:p>
          </table:table-cell>
          <table:table-cell table:formula="of:=IF(['Event Times'.$E501]=['Event Times'.K$2];['Event Times'.$F50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07" calcext:value-type="float">
            <text:p>2017.107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8" calcext:value-type="float">
            <text:p>0.618</text:p>
          </table:table-cell>
          <table:table-cell table:formula="of:=IF(['Event Times'.$E502]=['Event Times'.G$2];['Event Times'.$F502])" office:value-type="boolean" office:boolean-value="false" calcext:value-type="boolean">
            <text:p>FALSE</text:p>
          </table:table-cell>
          <table:table-cell table:formula="of:=IF(['Event Times'.$E502]=['Event Times'.H$2];['Event Times'.$F502])" office:value-type="boolean" office:boolean-value="false" calcext:value-type="boolean">
            <text:p>FALSE</text:p>
          </table:table-cell>
          <table:table-cell table:formula="of:=IF(['Event Times'.$E502]=['Event Times'.I$2];['Event Times'.$F502])" office:value-type="boolean" office:boolean-value="false" calcext:value-type="boolean">
            <text:p>FALSE</text:p>
          </table:table-cell>
          <table:table-cell table:formula="of:=IF(['Event Times'.$E502]=['Event Times'.J$2];['Event Times'.$F502])" office:value-type="boolean" office:boolean-value="false" calcext:value-type="boolean">
            <text:p>FALSE</text:p>
          </table:table-cell>
          <table:table-cell table:style-name="Default" table:formula="of:=IF(['Event Times'.$E502]=['Event Times'.K$2];['Event Times'.$F502])" office:value-type="float" office:value="0.618" calcext:value-type="float">
            <text:p>0.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1" calcext:value-type="float">
            <text:p>2017.11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4" calcext:value-type="float">
            <text:p>0.394</text:p>
          </table:table-cell>
          <table:table-cell table:style-name="Default" table:formula="of:=IF(['Event Times'.$E503]=['Event Times'.G$2];['Event Times'.$F503])" office:value-type="float" office:value="0.394" calcext:value-type="float">
            <text:p>0.394</text:p>
          </table:table-cell>
          <table:table-cell table:formula="of:=IF(['Event Times'.$E503]=['Event Times'.H$2];['Event Times'.$F503])" office:value-type="boolean" office:boolean-value="false" calcext:value-type="boolean">
            <text:p>FALSE</text:p>
          </table:table-cell>
          <table:table-cell table:formula="of:=IF(['Event Times'.$E503]=['Event Times'.I$2];['Event Times'.$F503])" office:value-type="boolean" office:boolean-value="false" calcext:value-type="boolean">
            <text:p>FALSE</text:p>
          </table:table-cell>
          <table:table-cell table:formula="of:=IF(['Event Times'.$E503]=['Event Times'.J$2];['Event Times'.$F503])" office:value-type="boolean" office:boolean-value="false" calcext:value-type="boolean">
            <text:p>FALSE</text:p>
          </table:table-cell>
          <table:table-cell table:formula="of:=IF(['Event Times'.$E503]=['Event Times'.K$2];['Event Times'.$F50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1" calcext:value-type="float">
            <text:p>2017.11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17" calcext:value-type="float">
            <text:p>0.317</text:p>
          </table:table-cell>
          <table:table-cell table:formula="of:=IF(['Event Times'.$E504]=['Event Times'.G$2];['Event Times'.$F504])" office:value-type="boolean" office:boolean-value="false" calcext:value-type="boolean">
            <text:p>FALSE</text:p>
          </table:table-cell>
          <table:table-cell table:style-name="Default" table:formula="of:=IF(['Event Times'.$E504]=['Event Times'.H$2];['Event Times'.$F504])" office:value-type="float" office:value="0.317" calcext:value-type="float">
            <text:p>0.317</text:p>
          </table:table-cell>
          <table:table-cell table:formula="of:=IF(['Event Times'.$E504]=['Event Times'.I$2];['Event Times'.$F504])" office:value-type="boolean" office:boolean-value="false" calcext:value-type="boolean">
            <text:p>FALSE</text:p>
          </table:table-cell>
          <table:table-cell table:formula="of:=IF(['Event Times'.$E504]=['Event Times'.J$2];['Event Times'.$F504])" office:value-type="boolean" office:boolean-value="false" calcext:value-type="boolean">
            <text:p>FALSE</text:p>
          </table:table-cell>
          <table:table-cell table:formula="of:=IF(['Event Times'.$E504]=['Event Times'.K$2];['Event Times'.$F50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1" calcext:value-type="float">
            <text:p>2017.11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26" calcext:value-type="float">
            <text:p>0.426</text:p>
          </table:table-cell>
          <table:table-cell table:formula="of:=IF(['Event Times'.$E505]=['Event Times'.G$2];['Event Times'.$F505])" office:value-type="boolean" office:boolean-value="false" calcext:value-type="boolean">
            <text:p>FALSE</text:p>
          </table:table-cell>
          <table:table-cell table:formula="of:=IF(['Event Times'.$E505]=['Event Times'.H$2];['Event Times'.$F505])" office:value-type="boolean" office:boolean-value="false" calcext:value-type="boolean">
            <text:p>FALSE</text:p>
          </table:table-cell>
          <table:table-cell table:style-name="Default" table:formula="of:=IF(['Event Times'.$E505]=['Event Times'.I$2];['Event Times'.$F505])" office:value-type="float" office:value="0.426" calcext:value-type="float">
            <text:p>0.426</text:p>
          </table:table-cell>
          <table:table-cell table:formula="of:=IF(['Event Times'.$E505]=['Event Times'.J$2];['Event Times'.$F505])" office:value-type="boolean" office:boolean-value="false" calcext:value-type="boolean">
            <text:p>FALSE</text:p>
          </table:table-cell>
          <table:table-cell table:formula="of:=IF(['Event Times'.$E505]=['Event Times'.K$2];['Event Times'.$F50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1" calcext:value-type="float">
            <text:p>2017.11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" calcext:value-type="float">
            <text:p>0.43</text:p>
          </table:table-cell>
          <table:table-cell table:formula="of:=IF(['Event Times'.$E506]=['Event Times'.G$2];['Event Times'.$F506])" office:value-type="boolean" office:boolean-value="false" calcext:value-type="boolean">
            <text:p>FALSE</text:p>
          </table:table-cell>
          <table:table-cell table:formula="of:=IF(['Event Times'.$E506]=['Event Times'.H$2];['Event Times'.$F506])" office:value-type="boolean" office:boolean-value="false" calcext:value-type="boolean">
            <text:p>FALSE</text:p>
          </table:table-cell>
          <table:table-cell table:formula="of:=IF(['Event Times'.$E506]=['Event Times'.I$2];['Event Times'.$F506])" office:value-type="boolean" office:boolean-value="false" calcext:value-type="boolean">
            <text:p>FALSE</text:p>
          </table:table-cell>
          <table:table-cell table:style-name="Default" table:formula="of:=IF(['Event Times'.$E506]=['Event Times'.J$2];['Event Times'.$F506])" office:value-type="float" office:value="0.43" calcext:value-type="float">
            <text:p>0.43</text:p>
          </table:table-cell>
          <table:table-cell table:formula="of:=IF(['Event Times'.$E506]=['Event Times'.K$2];['Event Times'.$F50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1" calcext:value-type="float">
            <text:p>2017.11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9" calcext:value-type="float">
            <text:p>0.609</text:p>
          </table:table-cell>
          <table:table-cell table:formula="of:=IF(['Event Times'.$E507]=['Event Times'.G$2];['Event Times'.$F507])" office:value-type="boolean" office:boolean-value="false" calcext:value-type="boolean">
            <text:p>FALSE</text:p>
          </table:table-cell>
          <table:table-cell table:formula="of:=IF(['Event Times'.$E507]=['Event Times'.H$2];['Event Times'.$F507])" office:value-type="boolean" office:boolean-value="false" calcext:value-type="boolean">
            <text:p>FALSE</text:p>
          </table:table-cell>
          <table:table-cell table:formula="of:=IF(['Event Times'.$E507]=['Event Times'.I$2];['Event Times'.$F507])" office:value-type="boolean" office:boolean-value="false" calcext:value-type="boolean">
            <text:p>FALSE</text:p>
          </table:table-cell>
          <table:table-cell table:formula="of:=IF(['Event Times'.$E507]=['Event Times'.J$2];['Event Times'.$F507])" office:value-type="boolean" office:boolean-value="false" calcext:value-type="boolean">
            <text:p>FALSE</text:p>
          </table:table-cell>
          <table:table-cell table:style-name="Default" table:formula="of:=IF(['Event Times'.$E507]=['Event Times'.K$2];['Event Times'.$F507])" office:value-type="float" office:value="0.609" calcext:value-type="float">
            <text:p>0.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12" calcext:value-type="float">
            <text:p>2017.112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3" calcext:value-type="float">
            <text:p>0.393</text:p>
          </table:table-cell>
          <table:table-cell table:style-name="Default" table:formula="of:=IF(['Event Times'.$E508]=['Event Times'.G$2];['Event Times'.$F508])" office:value-type="float" office:value="0.393" calcext:value-type="float">
            <text:p>0.393</text:p>
          </table:table-cell>
          <table:table-cell table:formula="of:=IF(['Event Times'.$E508]=['Event Times'.H$2];['Event Times'.$F508])" office:value-type="boolean" office:boolean-value="false" calcext:value-type="boolean">
            <text:p>FALSE</text:p>
          </table:table-cell>
          <table:table-cell table:formula="of:=IF(['Event Times'.$E508]=['Event Times'.I$2];['Event Times'.$F508])" office:value-type="boolean" office:boolean-value="false" calcext:value-type="boolean">
            <text:p>FALSE</text:p>
          </table:table-cell>
          <table:table-cell table:formula="of:=IF(['Event Times'.$E508]=['Event Times'.J$2];['Event Times'.$F508])" office:value-type="boolean" office:boolean-value="false" calcext:value-type="boolean">
            <text:p>FALSE</text:p>
          </table:table-cell>
          <table:table-cell table:formula="of:=IF(['Event Times'.$E508]=['Event Times'.K$2];['Event Times'.$F50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12" calcext:value-type="float">
            <text:p>2017.112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19" calcext:value-type="float">
            <text:p>0.319</text:p>
          </table:table-cell>
          <table:table-cell table:formula="of:=IF(['Event Times'.$E509]=['Event Times'.G$2];['Event Times'.$F509])" office:value-type="boolean" office:boolean-value="false" calcext:value-type="boolean">
            <text:p>FALSE</text:p>
          </table:table-cell>
          <table:table-cell table:style-name="Default" table:formula="of:=IF(['Event Times'.$E509]=['Event Times'.H$2];['Event Times'.$F509])" office:value-type="float" office:value="0.319" calcext:value-type="float">
            <text:p>0.319</text:p>
          </table:table-cell>
          <table:table-cell table:formula="of:=IF(['Event Times'.$E509]=['Event Times'.I$2];['Event Times'.$F509])" office:value-type="boolean" office:boolean-value="false" calcext:value-type="boolean">
            <text:p>FALSE</text:p>
          </table:table-cell>
          <table:table-cell table:formula="of:=IF(['Event Times'.$E509]=['Event Times'.J$2];['Event Times'.$F509])" office:value-type="boolean" office:boolean-value="false" calcext:value-type="boolean">
            <text:p>FALSE</text:p>
          </table:table-cell>
          <table:table-cell table:formula="of:=IF(['Event Times'.$E509]=['Event Times'.K$2];['Event Times'.$F50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12" calcext:value-type="float">
            <text:p>2017.112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26" calcext:value-type="float">
            <text:p>0.426</text:p>
          </table:table-cell>
          <table:table-cell table:formula="of:=IF(['Event Times'.$E510]=['Event Times'.G$2];['Event Times'.$F510])" office:value-type="boolean" office:boolean-value="false" calcext:value-type="boolean">
            <text:p>FALSE</text:p>
          </table:table-cell>
          <table:table-cell table:formula="of:=IF(['Event Times'.$E510]=['Event Times'.H$2];['Event Times'.$F510])" office:value-type="boolean" office:boolean-value="false" calcext:value-type="boolean">
            <text:p>FALSE</text:p>
          </table:table-cell>
          <table:table-cell table:style-name="Default" table:formula="of:=IF(['Event Times'.$E510]=['Event Times'.I$2];['Event Times'.$F510])" office:value-type="float" office:value="0.426" calcext:value-type="float">
            <text:p>0.426</text:p>
          </table:table-cell>
          <table:table-cell table:formula="of:=IF(['Event Times'.$E510]=['Event Times'.J$2];['Event Times'.$F510])" office:value-type="boolean" office:boolean-value="false" calcext:value-type="boolean">
            <text:p>FALSE</text:p>
          </table:table-cell>
          <table:table-cell table:formula="of:=IF(['Event Times'.$E510]=['Event Times'.K$2];['Event Times'.$F51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12" calcext:value-type="float">
            <text:p>2017.112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" calcext:value-type="float">
            <text:p>0.43</text:p>
          </table:table-cell>
          <table:table-cell table:formula="of:=IF(['Event Times'.$E511]=['Event Times'.G$2];['Event Times'.$F511])" office:value-type="boolean" office:boolean-value="false" calcext:value-type="boolean">
            <text:p>FALSE</text:p>
          </table:table-cell>
          <table:table-cell table:formula="of:=IF(['Event Times'.$E511]=['Event Times'.H$2];['Event Times'.$F511])" office:value-type="boolean" office:boolean-value="false" calcext:value-type="boolean">
            <text:p>FALSE</text:p>
          </table:table-cell>
          <table:table-cell table:formula="of:=IF(['Event Times'.$E511]=['Event Times'.I$2];['Event Times'.$F511])" office:value-type="boolean" office:boolean-value="false" calcext:value-type="boolean">
            <text:p>FALSE</text:p>
          </table:table-cell>
          <table:table-cell table:style-name="Default" table:formula="of:=IF(['Event Times'.$E511]=['Event Times'.J$2];['Event Times'.$F511])" office:value-type="float" office:value="0.43" calcext:value-type="float">
            <text:p>0.43</text:p>
          </table:table-cell>
          <table:table-cell table:formula="of:=IF(['Event Times'.$E511]=['Event Times'.K$2];['Event Times'.$F51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12" calcext:value-type="float">
            <text:p>2017.112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7" calcext:value-type="float">
            <text:p>0.617</text:p>
          </table:table-cell>
          <table:table-cell table:formula="of:=IF(['Event Times'.$E512]=['Event Times'.G$2];['Event Times'.$F512])" office:value-type="boolean" office:boolean-value="false" calcext:value-type="boolean">
            <text:p>FALSE</text:p>
          </table:table-cell>
          <table:table-cell table:formula="of:=IF(['Event Times'.$E512]=['Event Times'.H$2];['Event Times'.$F512])" office:value-type="boolean" office:boolean-value="false" calcext:value-type="boolean">
            <text:p>FALSE</text:p>
          </table:table-cell>
          <table:table-cell table:formula="of:=IF(['Event Times'.$E512]=['Event Times'.I$2];['Event Times'.$F512])" office:value-type="boolean" office:boolean-value="false" calcext:value-type="boolean">
            <text:p>FALSE</text:p>
          </table:table-cell>
          <table:table-cell table:formula="of:=IF(['Event Times'.$E512]=['Event Times'.J$2];['Event Times'.$F512])" office:value-type="boolean" office:boolean-value="false" calcext:value-type="boolean">
            <text:p>FALSE</text:p>
          </table:table-cell>
          <table:table-cell table:style-name="Default" table:formula="of:=IF(['Event Times'.$E512]=['Event Times'.K$2];['Event Times'.$F512])" office:value-type="float" office:value="0.617" calcext:value-type="float">
            <text:p>0.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15" calcext:value-type="float">
            <text:p>2017.115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3" calcext:value-type="float">
            <text:p>0.393</text:p>
          </table:table-cell>
          <table:table-cell table:style-name="Default" table:formula="of:=IF(['Event Times'.$E513]=['Event Times'.G$2];['Event Times'.$F513])" office:value-type="float" office:value="0.393" calcext:value-type="float">
            <text:p>0.393</text:p>
          </table:table-cell>
          <table:table-cell table:formula="of:=IF(['Event Times'.$E513]=['Event Times'.H$2];['Event Times'.$F513])" office:value-type="boolean" office:boolean-value="false" calcext:value-type="boolean">
            <text:p>FALSE</text:p>
          </table:table-cell>
          <table:table-cell table:formula="of:=IF(['Event Times'.$E513]=['Event Times'.I$2];['Event Times'.$F513])" office:value-type="boolean" office:boolean-value="false" calcext:value-type="boolean">
            <text:p>FALSE</text:p>
          </table:table-cell>
          <table:table-cell table:formula="of:=IF(['Event Times'.$E513]=['Event Times'.J$2];['Event Times'.$F513])" office:value-type="boolean" office:boolean-value="false" calcext:value-type="boolean">
            <text:p>FALSE</text:p>
          </table:table-cell>
          <table:table-cell table:formula="of:=IF(['Event Times'.$E513]=['Event Times'.K$2];['Event Times'.$F51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15" calcext:value-type="float">
            <text:p>2017.115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19" calcext:value-type="float">
            <text:p>0.319</text:p>
          </table:table-cell>
          <table:table-cell table:formula="of:=IF(['Event Times'.$E514]=['Event Times'.G$2];['Event Times'.$F514])" office:value-type="boolean" office:boolean-value="false" calcext:value-type="boolean">
            <text:p>FALSE</text:p>
          </table:table-cell>
          <table:table-cell table:style-name="Default" table:formula="of:=IF(['Event Times'.$E514]=['Event Times'.H$2];['Event Times'.$F514])" office:value-type="float" office:value="0.319" calcext:value-type="float">
            <text:p>0.319</text:p>
          </table:table-cell>
          <table:table-cell table:formula="of:=IF(['Event Times'.$E514]=['Event Times'.I$2];['Event Times'.$F514])" office:value-type="boolean" office:boolean-value="false" calcext:value-type="boolean">
            <text:p>FALSE</text:p>
          </table:table-cell>
          <table:table-cell table:formula="of:=IF(['Event Times'.$E514]=['Event Times'.J$2];['Event Times'.$F514])" office:value-type="boolean" office:boolean-value="false" calcext:value-type="boolean">
            <text:p>FALSE</text:p>
          </table:table-cell>
          <table:table-cell table:formula="of:=IF(['Event Times'.$E514]=['Event Times'.K$2];['Event Times'.$F51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15" calcext:value-type="float">
            <text:p>2017.115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28" calcext:value-type="float">
            <text:p>0.428</text:p>
          </table:table-cell>
          <table:table-cell table:formula="of:=IF(['Event Times'.$E515]=['Event Times'.G$2];['Event Times'.$F515])" office:value-type="boolean" office:boolean-value="false" calcext:value-type="boolean">
            <text:p>FALSE</text:p>
          </table:table-cell>
          <table:table-cell table:formula="of:=IF(['Event Times'.$E515]=['Event Times'.H$2];['Event Times'.$F515])" office:value-type="boolean" office:boolean-value="false" calcext:value-type="boolean">
            <text:p>FALSE</text:p>
          </table:table-cell>
          <table:table-cell table:style-name="Default" table:formula="of:=IF(['Event Times'.$E515]=['Event Times'.I$2];['Event Times'.$F515])" office:value-type="float" office:value="0.428" calcext:value-type="float">
            <text:p>0.428</text:p>
          </table:table-cell>
          <table:table-cell table:formula="of:=IF(['Event Times'.$E515]=['Event Times'.J$2];['Event Times'.$F515])" office:value-type="boolean" office:boolean-value="false" calcext:value-type="boolean">
            <text:p>FALSE</text:p>
          </table:table-cell>
          <table:table-cell table:formula="of:=IF(['Event Times'.$E515]=['Event Times'.K$2];['Event Times'.$F51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15" calcext:value-type="float">
            <text:p>2017.115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9" calcext:value-type="float">
            <text:p>0.429</text:p>
          </table:table-cell>
          <table:table-cell table:formula="of:=IF(['Event Times'.$E516]=['Event Times'.G$2];['Event Times'.$F516])" office:value-type="boolean" office:boolean-value="false" calcext:value-type="boolean">
            <text:p>FALSE</text:p>
          </table:table-cell>
          <table:table-cell table:formula="of:=IF(['Event Times'.$E516]=['Event Times'.H$2];['Event Times'.$F516])" office:value-type="boolean" office:boolean-value="false" calcext:value-type="boolean">
            <text:p>FALSE</text:p>
          </table:table-cell>
          <table:table-cell table:formula="of:=IF(['Event Times'.$E516]=['Event Times'.I$2];['Event Times'.$F516])" office:value-type="boolean" office:boolean-value="false" calcext:value-type="boolean">
            <text:p>FALSE</text:p>
          </table:table-cell>
          <table:table-cell table:style-name="Default" table:formula="of:=IF(['Event Times'.$E516]=['Event Times'.J$2];['Event Times'.$F516])" office:value-type="float" office:value="0.429" calcext:value-type="float">
            <text:p>0.429</text:p>
          </table:table-cell>
          <table:table-cell table:formula="of:=IF(['Event Times'.$E516]=['Event Times'.K$2];['Event Times'.$F51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15" calcext:value-type="float">
            <text:p>2017.115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5" calcext:value-type="float">
            <text:p>0.615</text:p>
          </table:table-cell>
          <table:table-cell table:formula="of:=IF(['Event Times'.$E517]=['Event Times'.G$2];['Event Times'.$F517])" office:value-type="boolean" office:boolean-value="false" calcext:value-type="boolean">
            <text:p>FALSE</text:p>
          </table:table-cell>
          <table:table-cell table:formula="of:=IF(['Event Times'.$E517]=['Event Times'.H$2];['Event Times'.$F517])" office:value-type="boolean" office:boolean-value="false" calcext:value-type="boolean">
            <text:p>FALSE</text:p>
          </table:table-cell>
          <table:table-cell table:formula="of:=IF(['Event Times'.$E517]=['Event Times'.I$2];['Event Times'.$F517])" office:value-type="boolean" office:boolean-value="false" calcext:value-type="boolean">
            <text:p>FALSE</text:p>
          </table:table-cell>
          <table:table-cell table:formula="of:=IF(['Event Times'.$E517]=['Event Times'.J$2];['Event Times'.$F517])" office:value-type="boolean" office:boolean-value="false" calcext:value-type="boolean">
            <text:p>FALSE</text:p>
          </table:table-cell>
          <table:table-cell table:style-name="Default" table:formula="of:=IF(['Event Times'.$E517]=['Event Times'.K$2];['Event Times'.$F517])" office:value-type="float" office:value="0.615" calcext:value-type="float">
            <text:p>0.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18" calcext:value-type="float">
            <text:p>2017.118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401" calcext:value-type="float">
            <text:p>0.401</text:p>
          </table:table-cell>
          <table:table-cell table:style-name="Default" table:formula="of:=IF(['Event Times'.$E518]=['Event Times'.G$2];['Event Times'.$F518])" office:value-type="float" office:value="0.401" calcext:value-type="float">
            <text:p>0.401</text:p>
          </table:table-cell>
          <table:table-cell table:formula="of:=IF(['Event Times'.$E518]=['Event Times'.H$2];['Event Times'.$F518])" office:value-type="boolean" office:boolean-value="false" calcext:value-type="boolean">
            <text:p>FALSE</text:p>
          </table:table-cell>
          <table:table-cell table:formula="of:=IF(['Event Times'.$E518]=['Event Times'.I$2];['Event Times'.$F518])" office:value-type="boolean" office:boolean-value="false" calcext:value-type="boolean">
            <text:p>FALSE</text:p>
          </table:table-cell>
          <table:table-cell table:formula="of:=IF(['Event Times'.$E518]=['Event Times'.J$2];['Event Times'.$F518])" office:value-type="boolean" office:boolean-value="false" calcext:value-type="boolean">
            <text:p>FALSE</text:p>
          </table:table-cell>
          <table:table-cell table:formula="of:=IF(['Event Times'.$E518]=['Event Times'.K$2];['Event Times'.$F51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18" calcext:value-type="float">
            <text:p>2017.118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19" calcext:value-type="float">
            <text:p>0.319</text:p>
          </table:table-cell>
          <table:table-cell table:formula="of:=IF(['Event Times'.$E519]=['Event Times'.G$2];['Event Times'.$F519])" office:value-type="boolean" office:boolean-value="false" calcext:value-type="boolean">
            <text:p>FALSE</text:p>
          </table:table-cell>
          <table:table-cell table:style-name="Default" table:formula="of:=IF(['Event Times'.$E519]=['Event Times'.H$2];['Event Times'.$F519])" office:value-type="float" office:value="0.319" calcext:value-type="float">
            <text:p>0.319</text:p>
          </table:table-cell>
          <table:table-cell table:formula="of:=IF(['Event Times'.$E519]=['Event Times'.I$2];['Event Times'.$F519])" office:value-type="boolean" office:boolean-value="false" calcext:value-type="boolean">
            <text:p>FALSE</text:p>
          </table:table-cell>
          <table:table-cell table:formula="of:=IF(['Event Times'.$E519]=['Event Times'.J$2];['Event Times'.$F519])" office:value-type="boolean" office:boolean-value="false" calcext:value-type="boolean">
            <text:p>FALSE</text:p>
          </table:table-cell>
          <table:table-cell table:formula="of:=IF(['Event Times'.$E519]=['Event Times'.K$2];['Event Times'.$F51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18" calcext:value-type="float">
            <text:p>2017.118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28" calcext:value-type="float">
            <text:p>0.428</text:p>
          </table:table-cell>
          <table:table-cell table:formula="of:=IF(['Event Times'.$E520]=['Event Times'.G$2];['Event Times'.$F520])" office:value-type="boolean" office:boolean-value="false" calcext:value-type="boolean">
            <text:p>FALSE</text:p>
          </table:table-cell>
          <table:table-cell table:formula="of:=IF(['Event Times'.$E520]=['Event Times'.H$2];['Event Times'.$F520])" office:value-type="boolean" office:boolean-value="false" calcext:value-type="boolean">
            <text:p>FALSE</text:p>
          </table:table-cell>
          <table:table-cell table:style-name="Default" table:formula="of:=IF(['Event Times'.$E520]=['Event Times'.I$2];['Event Times'.$F520])" office:value-type="float" office:value="0.428" calcext:value-type="float">
            <text:p>0.428</text:p>
          </table:table-cell>
          <table:table-cell table:formula="of:=IF(['Event Times'.$E520]=['Event Times'.J$2];['Event Times'.$F520])" office:value-type="boolean" office:boolean-value="false" calcext:value-type="boolean">
            <text:p>FALSE</text:p>
          </table:table-cell>
          <table:table-cell table:formula="of:=IF(['Event Times'.$E520]=['Event Times'.K$2];['Event Times'.$F52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18" calcext:value-type="float">
            <text:p>2017.118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" calcext:value-type="float">
            <text:p>0.43</text:p>
          </table:table-cell>
          <table:table-cell table:formula="of:=IF(['Event Times'.$E521]=['Event Times'.G$2];['Event Times'.$F521])" office:value-type="boolean" office:boolean-value="false" calcext:value-type="boolean">
            <text:p>FALSE</text:p>
          </table:table-cell>
          <table:table-cell table:formula="of:=IF(['Event Times'.$E521]=['Event Times'.H$2];['Event Times'.$F521])" office:value-type="boolean" office:boolean-value="false" calcext:value-type="boolean">
            <text:p>FALSE</text:p>
          </table:table-cell>
          <table:table-cell table:formula="of:=IF(['Event Times'.$E521]=['Event Times'.I$2];['Event Times'.$F521])" office:value-type="boolean" office:boolean-value="false" calcext:value-type="boolean">
            <text:p>FALSE</text:p>
          </table:table-cell>
          <table:table-cell table:style-name="Default" table:formula="of:=IF(['Event Times'.$E521]=['Event Times'.J$2];['Event Times'.$F521])" office:value-type="float" office:value="0.43" calcext:value-type="float">
            <text:p>0.43</text:p>
          </table:table-cell>
          <table:table-cell table:formula="of:=IF(['Event Times'.$E521]=['Event Times'.K$2];['Event Times'.$F52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18" calcext:value-type="float">
            <text:p>2017.118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5" calcext:value-type="float">
            <text:p>0.615</text:p>
          </table:table-cell>
          <table:table-cell table:formula="of:=IF(['Event Times'.$E522]=['Event Times'.G$2];['Event Times'.$F522])" office:value-type="boolean" office:boolean-value="false" calcext:value-type="boolean">
            <text:p>FALSE</text:p>
          </table:table-cell>
          <table:table-cell table:formula="of:=IF(['Event Times'.$E522]=['Event Times'.H$2];['Event Times'.$F522])" office:value-type="boolean" office:boolean-value="false" calcext:value-type="boolean">
            <text:p>FALSE</text:p>
          </table:table-cell>
          <table:table-cell table:formula="of:=IF(['Event Times'.$E522]=['Event Times'.I$2];['Event Times'.$F522])" office:value-type="boolean" office:boolean-value="false" calcext:value-type="boolean">
            <text:p>FALSE</text:p>
          </table:table-cell>
          <table:table-cell table:formula="of:=IF(['Event Times'.$E522]=['Event Times'.J$2];['Event Times'.$F522])" office:value-type="boolean" office:boolean-value="false" calcext:value-type="boolean">
            <text:p>FALSE</text:p>
          </table:table-cell>
          <table:table-cell table:style-name="Default" table:formula="of:=IF(['Event Times'.$E522]=['Event Times'.K$2];['Event Times'.$F522])" office:value-type="float" office:value="0.615" calcext:value-type="float">
            <text:p>0.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21" calcext:value-type="float">
            <text:p>2017.121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5" calcext:value-type="float">
            <text:p>0.395</text:p>
          </table:table-cell>
          <table:table-cell table:style-name="Default" table:formula="of:=IF(['Event Times'.$E523]=['Event Times'.G$2];['Event Times'.$F523])" office:value-type="float" office:value="0.395" calcext:value-type="float">
            <text:p>0.395</text:p>
          </table:table-cell>
          <table:table-cell table:formula="of:=IF(['Event Times'.$E523]=['Event Times'.H$2];['Event Times'.$F523])" office:value-type="boolean" office:boolean-value="false" calcext:value-type="boolean">
            <text:p>FALSE</text:p>
          </table:table-cell>
          <table:table-cell table:formula="of:=IF(['Event Times'.$E523]=['Event Times'.I$2];['Event Times'.$F523])" office:value-type="boolean" office:boolean-value="false" calcext:value-type="boolean">
            <text:p>FALSE</text:p>
          </table:table-cell>
          <table:table-cell table:formula="of:=IF(['Event Times'.$E523]=['Event Times'.J$2];['Event Times'.$F523])" office:value-type="boolean" office:boolean-value="false" calcext:value-type="boolean">
            <text:p>FALSE</text:p>
          </table:table-cell>
          <table:table-cell table:formula="of:=IF(['Event Times'.$E523]=['Event Times'.K$2];['Event Times'.$F52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21" calcext:value-type="float">
            <text:p>2017.121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24" calcext:value-type="float">
            <text:p>0.324</text:p>
          </table:table-cell>
          <table:table-cell table:formula="of:=IF(['Event Times'.$E524]=['Event Times'.G$2];['Event Times'.$F524])" office:value-type="boolean" office:boolean-value="false" calcext:value-type="boolean">
            <text:p>FALSE</text:p>
          </table:table-cell>
          <table:table-cell table:style-name="Default" table:formula="of:=IF(['Event Times'.$E524]=['Event Times'.H$2];['Event Times'.$F524])" office:value-type="float" office:value="0.324" calcext:value-type="float">
            <text:p>0.324</text:p>
          </table:table-cell>
          <table:table-cell table:formula="of:=IF(['Event Times'.$E524]=['Event Times'.I$2];['Event Times'.$F524])" office:value-type="boolean" office:boolean-value="false" calcext:value-type="boolean">
            <text:p>FALSE</text:p>
          </table:table-cell>
          <table:table-cell table:formula="of:=IF(['Event Times'.$E524]=['Event Times'.J$2];['Event Times'.$F524])" office:value-type="boolean" office:boolean-value="false" calcext:value-type="boolean">
            <text:p>FALSE</text:p>
          </table:table-cell>
          <table:table-cell table:formula="of:=IF(['Event Times'.$E524]=['Event Times'.K$2];['Event Times'.$F52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21" calcext:value-type="float">
            <text:p>2017.121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28" calcext:value-type="float">
            <text:p>0.428</text:p>
          </table:table-cell>
          <table:table-cell table:formula="of:=IF(['Event Times'.$E525]=['Event Times'.G$2];['Event Times'.$F525])" office:value-type="boolean" office:boolean-value="false" calcext:value-type="boolean">
            <text:p>FALSE</text:p>
          </table:table-cell>
          <table:table-cell table:formula="of:=IF(['Event Times'.$E525]=['Event Times'.H$2];['Event Times'.$F525])" office:value-type="boolean" office:boolean-value="false" calcext:value-type="boolean">
            <text:p>FALSE</text:p>
          </table:table-cell>
          <table:table-cell table:style-name="Default" table:formula="of:=IF(['Event Times'.$E525]=['Event Times'.I$2];['Event Times'.$F525])" office:value-type="float" office:value="0.428" calcext:value-type="float">
            <text:p>0.428</text:p>
          </table:table-cell>
          <table:table-cell table:formula="of:=IF(['Event Times'.$E525]=['Event Times'.J$2];['Event Times'.$F525])" office:value-type="boolean" office:boolean-value="false" calcext:value-type="boolean">
            <text:p>FALSE</text:p>
          </table:table-cell>
          <table:table-cell table:formula="of:=IF(['Event Times'.$E525]=['Event Times'.K$2];['Event Times'.$F52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21" calcext:value-type="float">
            <text:p>2017.121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9" calcext:value-type="float">
            <text:p>0.429</text:p>
          </table:table-cell>
          <table:table-cell table:formula="of:=IF(['Event Times'.$E526]=['Event Times'.G$2];['Event Times'.$F526])" office:value-type="boolean" office:boolean-value="false" calcext:value-type="boolean">
            <text:p>FALSE</text:p>
          </table:table-cell>
          <table:table-cell table:formula="of:=IF(['Event Times'.$E526]=['Event Times'.H$2];['Event Times'.$F526])" office:value-type="boolean" office:boolean-value="false" calcext:value-type="boolean">
            <text:p>FALSE</text:p>
          </table:table-cell>
          <table:table-cell table:formula="of:=IF(['Event Times'.$E526]=['Event Times'.I$2];['Event Times'.$F526])" office:value-type="boolean" office:boolean-value="false" calcext:value-type="boolean">
            <text:p>FALSE</text:p>
          </table:table-cell>
          <table:table-cell table:style-name="Default" table:formula="of:=IF(['Event Times'.$E526]=['Event Times'.J$2];['Event Times'.$F526])" office:value-type="float" office:value="0.429" calcext:value-type="float">
            <text:p>0.429</text:p>
          </table:table-cell>
          <table:table-cell table:formula="of:=IF(['Event Times'.$E526]=['Event Times'.K$2];['Event Times'.$F52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21" calcext:value-type="float">
            <text:p>2017.121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4" calcext:value-type="float">
            <text:p>0.614</text:p>
          </table:table-cell>
          <table:table-cell table:formula="of:=IF(['Event Times'.$E527]=['Event Times'.G$2];['Event Times'.$F527])" office:value-type="boolean" office:boolean-value="false" calcext:value-type="boolean">
            <text:p>FALSE</text:p>
          </table:table-cell>
          <table:table-cell table:formula="of:=IF(['Event Times'.$E527]=['Event Times'.H$2];['Event Times'.$F527])" office:value-type="boolean" office:boolean-value="false" calcext:value-type="boolean">
            <text:p>FALSE</text:p>
          </table:table-cell>
          <table:table-cell table:formula="of:=IF(['Event Times'.$E527]=['Event Times'.I$2];['Event Times'.$F527])" office:value-type="boolean" office:boolean-value="false" calcext:value-type="boolean">
            <text:p>FALSE</text:p>
          </table:table-cell>
          <table:table-cell table:formula="of:=IF(['Event Times'.$E527]=['Event Times'.J$2];['Event Times'.$F527])" office:value-type="boolean" office:boolean-value="false" calcext:value-type="boolean">
            <text:p>FALSE</text:p>
          </table:table-cell>
          <table:table-cell table:style-name="Default" table:formula="of:=IF(['Event Times'.$E527]=['Event Times'.K$2];['Event Times'.$F527])" office:value-type="float" office:value="0.614" calcext:value-type="float">
            <text:p>0.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23" calcext:value-type="float">
            <text:p>2017.123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5" calcext:value-type="float">
            <text:p>0.395</text:p>
          </table:table-cell>
          <table:table-cell table:style-name="Default" table:formula="of:=IF(['Event Times'.$E528]=['Event Times'.G$2];['Event Times'.$F528])" office:value-type="float" office:value="0.395" calcext:value-type="float">
            <text:p>0.395</text:p>
          </table:table-cell>
          <table:table-cell table:formula="of:=IF(['Event Times'.$E528]=['Event Times'.H$2];['Event Times'.$F528])" office:value-type="boolean" office:boolean-value="false" calcext:value-type="boolean">
            <text:p>FALSE</text:p>
          </table:table-cell>
          <table:table-cell table:formula="of:=IF(['Event Times'.$E528]=['Event Times'.I$2];['Event Times'.$F528])" office:value-type="boolean" office:boolean-value="false" calcext:value-type="boolean">
            <text:p>FALSE</text:p>
          </table:table-cell>
          <table:table-cell table:formula="of:=IF(['Event Times'.$E528]=['Event Times'.J$2];['Event Times'.$F528])" office:value-type="boolean" office:boolean-value="false" calcext:value-type="boolean">
            <text:p>FALSE</text:p>
          </table:table-cell>
          <table:table-cell table:formula="of:=IF(['Event Times'.$E528]=['Event Times'.K$2];['Event Times'.$F52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23" calcext:value-type="float">
            <text:p>2017.123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table:formula="of:=IF(['Event Times'.$E529]=['Event Times'.G$2];['Event Times'.$F529])" office:value-type="boolean" office:boolean-value="false" calcext:value-type="boolean">
            <text:p>FALSE</text:p>
          </table:table-cell>
          <table:table-cell table:style-name="Default" table:formula="of:=IF(['Event Times'.$E529]=['Event Times'.H$2];['Event Times'.$F529])" office:value-type="float" office:value="0.32" calcext:value-type="float">
            <text:p>0.32</text:p>
          </table:table-cell>
          <table:table-cell table:formula="of:=IF(['Event Times'.$E529]=['Event Times'.I$2];['Event Times'.$F529])" office:value-type="boolean" office:boolean-value="false" calcext:value-type="boolean">
            <text:p>FALSE</text:p>
          </table:table-cell>
          <table:table-cell table:formula="of:=IF(['Event Times'.$E529]=['Event Times'.J$2];['Event Times'.$F529])" office:value-type="boolean" office:boolean-value="false" calcext:value-type="boolean">
            <text:p>FALSE</text:p>
          </table:table-cell>
          <table:table-cell table:formula="of:=IF(['Event Times'.$E529]=['Event Times'.K$2];['Event Times'.$F52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23" calcext:value-type="float">
            <text:p>2017.123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29" calcext:value-type="float">
            <text:p>0.429</text:p>
          </table:table-cell>
          <table:table-cell table:formula="of:=IF(['Event Times'.$E530]=['Event Times'.G$2];['Event Times'.$F530])" office:value-type="boolean" office:boolean-value="false" calcext:value-type="boolean">
            <text:p>FALSE</text:p>
          </table:table-cell>
          <table:table-cell table:formula="of:=IF(['Event Times'.$E530]=['Event Times'.H$2];['Event Times'.$F530])" office:value-type="boolean" office:boolean-value="false" calcext:value-type="boolean">
            <text:p>FALSE</text:p>
          </table:table-cell>
          <table:table-cell table:style-name="Default" table:formula="of:=IF(['Event Times'.$E530]=['Event Times'.I$2];['Event Times'.$F530])" office:value-type="float" office:value="0.429" calcext:value-type="float">
            <text:p>0.429</text:p>
          </table:table-cell>
          <table:table-cell table:formula="of:=IF(['Event Times'.$E530]=['Event Times'.J$2];['Event Times'.$F530])" office:value-type="boolean" office:boolean-value="false" calcext:value-type="boolean">
            <text:p>FALSE</text:p>
          </table:table-cell>
          <table:table-cell table:formula="of:=IF(['Event Times'.$E530]=['Event Times'.K$2];['Event Times'.$F53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23" calcext:value-type="float">
            <text:p>2017.123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8" calcext:value-type="float">
            <text:p>0.428</text:p>
          </table:table-cell>
          <table:table-cell table:formula="of:=IF(['Event Times'.$E531]=['Event Times'.G$2];['Event Times'.$F531])" office:value-type="boolean" office:boolean-value="false" calcext:value-type="boolean">
            <text:p>FALSE</text:p>
          </table:table-cell>
          <table:table-cell table:formula="of:=IF(['Event Times'.$E531]=['Event Times'.H$2];['Event Times'.$F531])" office:value-type="boolean" office:boolean-value="false" calcext:value-type="boolean">
            <text:p>FALSE</text:p>
          </table:table-cell>
          <table:table-cell table:formula="of:=IF(['Event Times'.$E531]=['Event Times'.I$2];['Event Times'.$F531])" office:value-type="boolean" office:boolean-value="false" calcext:value-type="boolean">
            <text:p>FALSE</text:p>
          </table:table-cell>
          <table:table-cell table:style-name="Default" table:formula="of:=IF(['Event Times'.$E531]=['Event Times'.J$2];['Event Times'.$F531])" office:value-type="float" office:value="0.428" calcext:value-type="float">
            <text:p>0.428</text:p>
          </table:table-cell>
          <table:table-cell table:formula="of:=IF(['Event Times'.$E531]=['Event Times'.K$2];['Event Times'.$F53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23" calcext:value-type="float">
            <text:p>2017.123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3" calcext:value-type="float">
            <text:p>0.613</text:p>
          </table:table-cell>
          <table:table-cell table:formula="of:=IF(['Event Times'.$E532]=['Event Times'.G$2];['Event Times'.$F532])" office:value-type="boolean" office:boolean-value="false" calcext:value-type="boolean">
            <text:p>FALSE</text:p>
          </table:table-cell>
          <table:table-cell table:formula="of:=IF(['Event Times'.$E532]=['Event Times'.H$2];['Event Times'.$F532])" office:value-type="boolean" office:boolean-value="false" calcext:value-type="boolean">
            <text:p>FALSE</text:p>
          </table:table-cell>
          <table:table-cell table:formula="of:=IF(['Event Times'.$E532]=['Event Times'.I$2];['Event Times'.$F532])" office:value-type="boolean" office:boolean-value="false" calcext:value-type="boolean">
            <text:p>FALSE</text:p>
          </table:table-cell>
          <table:table-cell table:formula="of:=IF(['Event Times'.$E532]=['Event Times'.J$2];['Event Times'.$F532])" office:value-type="boolean" office:boolean-value="false" calcext:value-type="boolean">
            <text:p>FALSE</text:p>
          </table:table-cell>
          <table:table-cell table:style-name="Default" table:formula="of:=IF(['Event Times'.$E532]=['Event Times'.K$2];['Event Times'.$F532])" office:value-type="float" office:value="0.613" calcext:value-type="float">
            <text:p>0.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26" calcext:value-type="float">
            <text:p>2017.126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4" calcext:value-type="float">
            <text:p>0.394</text:p>
          </table:table-cell>
          <table:table-cell table:style-name="Default" table:formula="of:=IF(['Event Times'.$E533]=['Event Times'.G$2];['Event Times'.$F533])" office:value-type="float" office:value="0.394" calcext:value-type="float">
            <text:p>0.394</text:p>
          </table:table-cell>
          <table:table-cell table:formula="of:=IF(['Event Times'.$E533]=['Event Times'.H$2];['Event Times'.$F533])" office:value-type="boolean" office:boolean-value="false" calcext:value-type="boolean">
            <text:p>FALSE</text:p>
          </table:table-cell>
          <table:table-cell table:formula="of:=IF(['Event Times'.$E533]=['Event Times'.I$2];['Event Times'.$F533])" office:value-type="boolean" office:boolean-value="false" calcext:value-type="boolean">
            <text:p>FALSE</text:p>
          </table:table-cell>
          <table:table-cell table:formula="of:=IF(['Event Times'.$E533]=['Event Times'.J$2];['Event Times'.$F533])" office:value-type="boolean" office:boolean-value="false" calcext:value-type="boolean">
            <text:p>FALSE</text:p>
          </table:table-cell>
          <table:table-cell table:formula="of:=IF(['Event Times'.$E533]=['Event Times'.K$2];['Event Times'.$F53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26" calcext:value-type="float">
            <text:p>2017.126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table:formula="of:=IF(['Event Times'.$E534]=['Event Times'.G$2];['Event Times'.$F534])" office:value-type="boolean" office:boolean-value="false" calcext:value-type="boolean">
            <text:p>FALSE</text:p>
          </table:table-cell>
          <table:table-cell table:style-name="Default" table:formula="of:=IF(['Event Times'.$E534]=['Event Times'.H$2];['Event Times'.$F534])" office:value-type="float" office:value="0.32" calcext:value-type="float">
            <text:p>0.32</text:p>
          </table:table-cell>
          <table:table-cell table:formula="of:=IF(['Event Times'.$E534]=['Event Times'.I$2];['Event Times'.$F534])" office:value-type="boolean" office:boolean-value="false" calcext:value-type="boolean">
            <text:p>FALSE</text:p>
          </table:table-cell>
          <table:table-cell table:formula="of:=IF(['Event Times'.$E534]=['Event Times'.J$2];['Event Times'.$F534])" office:value-type="boolean" office:boolean-value="false" calcext:value-type="boolean">
            <text:p>FALSE</text:p>
          </table:table-cell>
          <table:table-cell table:formula="of:=IF(['Event Times'.$E534]=['Event Times'.K$2];['Event Times'.$F53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26" calcext:value-type="float">
            <text:p>2017.126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29" calcext:value-type="float">
            <text:p>0.429</text:p>
          </table:table-cell>
          <table:table-cell table:formula="of:=IF(['Event Times'.$E535]=['Event Times'.G$2];['Event Times'.$F535])" office:value-type="boolean" office:boolean-value="false" calcext:value-type="boolean">
            <text:p>FALSE</text:p>
          </table:table-cell>
          <table:table-cell table:formula="of:=IF(['Event Times'.$E535]=['Event Times'.H$2];['Event Times'.$F535])" office:value-type="boolean" office:boolean-value="false" calcext:value-type="boolean">
            <text:p>FALSE</text:p>
          </table:table-cell>
          <table:table-cell table:style-name="Default" table:formula="of:=IF(['Event Times'.$E535]=['Event Times'.I$2];['Event Times'.$F535])" office:value-type="float" office:value="0.429" calcext:value-type="float">
            <text:p>0.429</text:p>
          </table:table-cell>
          <table:table-cell table:formula="of:=IF(['Event Times'.$E535]=['Event Times'.J$2];['Event Times'.$F535])" office:value-type="boolean" office:boolean-value="false" calcext:value-type="boolean">
            <text:p>FALSE</text:p>
          </table:table-cell>
          <table:table-cell table:formula="of:=IF(['Event Times'.$E535]=['Event Times'.K$2];['Event Times'.$F53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26" calcext:value-type="float">
            <text:p>2017.126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9" calcext:value-type="float">
            <text:p>0.429</text:p>
          </table:table-cell>
          <table:table-cell table:formula="of:=IF(['Event Times'.$E536]=['Event Times'.G$2];['Event Times'.$F536])" office:value-type="boolean" office:boolean-value="false" calcext:value-type="boolean">
            <text:p>FALSE</text:p>
          </table:table-cell>
          <table:table-cell table:formula="of:=IF(['Event Times'.$E536]=['Event Times'.H$2];['Event Times'.$F536])" office:value-type="boolean" office:boolean-value="false" calcext:value-type="boolean">
            <text:p>FALSE</text:p>
          </table:table-cell>
          <table:table-cell table:formula="of:=IF(['Event Times'.$E536]=['Event Times'.I$2];['Event Times'.$F536])" office:value-type="boolean" office:boolean-value="false" calcext:value-type="boolean">
            <text:p>FALSE</text:p>
          </table:table-cell>
          <table:table-cell table:style-name="Default" table:formula="of:=IF(['Event Times'.$E536]=['Event Times'.J$2];['Event Times'.$F536])" office:value-type="float" office:value="0.429" calcext:value-type="float">
            <text:p>0.429</text:p>
          </table:table-cell>
          <table:table-cell table:formula="of:=IF(['Event Times'.$E536]=['Event Times'.K$2];['Event Times'.$F53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26" calcext:value-type="float">
            <text:p>2017.126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4" calcext:value-type="float">
            <text:p>0.614</text:p>
          </table:table-cell>
          <table:table-cell table:formula="of:=IF(['Event Times'.$E537]=['Event Times'.G$2];['Event Times'.$F537])" office:value-type="boolean" office:boolean-value="false" calcext:value-type="boolean">
            <text:p>FALSE</text:p>
          </table:table-cell>
          <table:table-cell table:formula="of:=IF(['Event Times'.$E537]=['Event Times'.H$2];['Event Times'.$F537])" office:value-type="boolean" office:boolean-value="false" calcext:value-type="boolean">
            <text:p>FALSE</text:p>
          </table:table-cell>
          <table:table-cell table:formula="of:=IF(['Event Times'.$E537]=['Event Times'.I$2];['Event Times'.$F537])" office:value-type="boolean" office:boolean-value="false" calcext:value-type="boolean">
            <text:p>FALSE</text:p>
          </table:table-cell>
          <table:table-cell table:formula="of:=IF(['Event Times'.$E537]=['Event Times'.J$2];['Event Times'.$F537])" office:value-type="boolean" office:boolean-value="false" calcext:value-type="boolean">
            <text:p>FALSE</text:p>
          </table:table-cell>
          <table:table-cell table:style-name="Default" table:formula="of:=IF(['Event Times'.$E537]=['Event Times'.K$2];['Event Times'.$F537])" office:value-type="float" office:value="0.614" calcext:value-type="float">
            <text:p>0.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29" calcext:value-type="float">
            <text:p>2017.129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4" calcext:value-type="float">
            <text:p>0.394</text:p>
          </table:table-cell>
          <table:table-cell table:style-name="Default" table:formula="of:=IF(['Event Times'.$E538]=['Event Times'.G$2];['Event Times'.$F538])" office:value-type="float" office:value="0.394" calcext:value-type="float">
            <text:p>0.394</text:p>
          </table:table-cell>
          <table:table-cell table:formula="of:=IF(['Event Times'.$E538]=['Event Times'.H$2];['Event Times'.$F538])" office:value-type="boolean" office:boolean-value="false" calcext:value-type="boolean">
            <text:p>FALSE</text:p>
          </table:table-cell>
          <table:table-cell table:formula="of:=IF(['Event Times'.$E538]=['Event Times'.I$2];['Event Times'.$F538])" office:value-type="boolean" office:boolean-value="false" calcext:value-type="boolean">
            <text:p>FALSE</text:p>
          </table:table-cell>
          <table:table-cell table:formula="of:=IF(['Event Times'.$E538]=['Event Times'.J$2];['Event Times'.$F538])" office:value-type="boolean" office:boolean-value="false" calcext:value-type="boolean">
            <text:p>FALSE</text:p>
          </table:table-cell>
          <table:table-cell table:formula="of:=IF(['Event Times'.$E538]=['Event Times'.K$2];['Event Times'.$F53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29" calcext:value-type="float">
            <text:p>2017.129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21" calcext:value-type="float">
            <text:p>0.321</text:p>
          </table:table-cell>
          <table:table-cell table:formula="of:=IF(['Event Times'.$E539]=['Event Times'.G$2];['Event Times'.$F539])" office:value-type="boolean" office:boolean-value="false" calcext:value-type="boolean">
            <text:p>FALSE</text:p>
          </table:table-cell>
          <table:table-cell table:style-name="Default" table:formula="of:=IF(['Event Times'.$E539]=['Event Times'.H$2];['Event Times'.$F539])" office:value-type="float" office:value="0.321" calcext:value-type="float">
            <text:p>0.321</text:p>
          </table:table-cell>
          <table:table-cell table:formula="of:=IF(['Event Times'.$E539]=['Event Times'.I$2];['Event Times'.$F539])" office:value-type="boolean" office:boolean-value="false" calcext:value-type="boolean">
            <text:p>FALSE</text:p>
          </table:table-cell>
          <table:table-cell table:formula="of:=IF(['Event Times'.$E539]=['Event Times'.J$2];['Event Times'.$F539])" office:value-type="boolean" office:boolean-value="false" calcext:value-type="boolean">
            <text:p>FALSE</text:p>
          </table:table-cell>
          <table:table-cell table:formula="of:=IF(['Event Times'.$E539]=['Event Times'.K$2];['Event Times'.$F53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29" calcext:value-type="float">
            <text:p>2017.129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33" calcext:value-type="float">
            <text:p>0.433</text:p>
          </table:table-cell>
          <table:table-cell table:formula="of:=IF(['Event Times'.$E540]=['Event Times'.G$2];['Event Times'.$F540])" office:value-type="boolean" office:boolean-value="false" calcext:value-type="boolean">
            <text:p>FALSE</text:p>
          </table:table-cell>
          <table:table-cell table:formula="of:=IF(['Event Times'.$E540]=['Event Times'.H$2];['Event Times'.$F540])" office:value-type="boolean" office:boolean-value="false" calcext:value-type="boolean">
            <text:p>FALSE</text:p>
          </table:table-cell>
          <table:table-cell table:style-name="Default" table:formula="of:=IF(['Event Times'.$E540]=['Event Times'.I$2];['Event Times'.$F540])" office:value-type="float" office:value="0.433" calcext:value-type="float">
            <text:p>0.433</text:p>
          </table:table-cell>
          <table:table-cell table:formula="of:=IF(['Event Times'.$E540]=['Event Times'.J$2];['Event Times'.$F540])" office:value-type="boolean" office:boolean-value="false" calcext:value-type="boolean">
            <text:p>FALSE</text:p>
          </table:table-cell>
          <table:table-cell table:formula="of:=IF(['Event Times'.$E540]=['Event Times'.K$2];['Event Times'.$F54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29" calcext:value-type="float">
            <text:p>2017.129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8" calcext:value-type="float">
            <text:p>0.428</text:p>
          </table:table-cell>
          <table:table-cell table:formula="of:=IF(['Event Times'.$E541]=['Event Times'.G$2];['Event Times'.$F541])" office:value-type="boolean" office:boolean-value="false" calcext:value-type="boolean">
            <text:p>FALSE</text:p>
          </table:table-cell>
          <table:table-cell table:formula="of:=IF(['Event Times'.$E541]=['Event Times'.H$2];['Event Times'.$F541])" office:value-type="boolean" office:boolean-value="false" calcext:value-type="boolean">
            <text:p>FALSE</text:p>
          </table:table-cell>
          <table:table-cell table:formula="of:=IF(['Event Times'.$E541]=['Event Times'.I$2];['Event Times'.$F541])" office:value-type="boolean" office:boolean-value="false" calcext:value-type="boolean">
            <text:p>FALSE</text:p>
          </table:table-cell>
          <table:table-cell table:style-name="Default" table:formula="of:=IF(['Event Times'.$E541]=['Event Times'.J$2];['Event Times'.$F541])" office:value-type="float" office:value="0.428" calcext:value-type="float">
            <text:p>0.428</text:p>
          </table:table-cell>
          <table:table-cell table:formula="of:=IF(['Event Times'.$E541]=['Event Times'.K$2];['Event Times'.$F54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29" calcext:value-type="float">
            <text:p>2017.129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5" calcext:value-type="float">
            <text:p>0.615</text:p>
          </table:table-cell>
          <table:table-cell table:formula="of:=IF(['Event Times'.$E542]=['Event Times'.G$2];['Event Times'.$F542])" office:value-type="boolean" office:boolean-value="false" calcext:value-type="boolean">
            <text:p>FALSE</text:p>
          </table:table-cell>
          <table:table-cell table:formula="of:=IF(['Event Times'.$E542]=['Event Times'.H$2];['Event Times'.$F542])" office:value-type="boolean" office:boolean-value="false" calcext:value-type="boolean">
            <text:p>FALSE</text:p>
          </table:table-cell>
          <table:table-cell table:formula="of:=IF(['Event Times'.$E542]=['Event Times'.I$2];['Event Times'.$F542])" office:value-type="boolean" office:boolean-value="false" calcext:value-type="boolean">
            <text:p>FALSE</text:p>
          </table:table-cell>
          <table:table-cell table:formula="of:=IF(['Event Times'.$E542]=['Event Times'.J$2];['Event Times'.$F542])" office:value-type="boolean" office:boolean-value="false" calcext:value-type="boolean">
            <text:p>FALSE</text:p>
          </table:table-cell>
          <table:table-cell table:style-name="Default" table:formula="of:=IF(['Event Times'.$E542]=['Event Times'.K$2];['Event Times'.$F542])" office:value-type="float" office:value="0.615" calcext:value-type="float">
            <text:p>0.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32" calcext:value-type="float">
            <text:p>2017.132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543]=['Event Times'.G$2];['Event Times'.$F543])" office:value-type="float" office:value="0.396" calcext:value-type="float">
            <text:p>0.396</text:p>
          </table:table-cell>
          <table:table-cell table:formula="of:=IF(['Event Times'.$E543]=['Event Times'.H$2];['Event Times'.$F543])" office:value-type="boolean" office:boolean-value="false" calcext:value-type="boolean">
            <text:p>FALSE</text:p>
          </table:table-cell>
          <table:table-cell table:formula="of:=IF(['Event Times'.$E543]=['Event Times'.I$2];['Event Times'.$F543])" office:value-type="boolean" office:boolean-value="false" calcext:value-type="boolean">
            <text:p>FALSE</text:p>
          </table:table-cell>
          <table:table-cell table:formula="of:=IF(['Event Times'.$E543]=['Event Times'.J$2];['Event Times'.$F543])" office:value-type="boolean" office:boolean-value="false" calcext:value-type="boolean">
            <text:p>FALSE</text:p>
          </table:table-cell>
          <table:table-cell table:formula="of:=IF(['Event Times'.$E543]=['Event Times'.K$2];['Event Times'.$F54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32" calcext:value-type="float">
            <text:p>2017.132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21" calcext:value-type="float">
            <text:p>0.321</text:p>
          </table:table-cell>
          <table:table-cell table:formula="of:=IF(['Event Times'.$E544]=['Event Times'.G$2];['Event Times'.$F544])" office:value-type="boolean" office:boolean-value="false" calcext:value-type="boolean">
            <text:p>FALSE</text:p>
          </table:table-cell>
          <table:table-cell table:style-name="Default" table:formula="of:=IF(['Event Times'.$E544]=['Event Times'.H$2];['Event Times'.$F544])" office:value-type="float" office:value="0.321" calcext:value-type="float">
            <text:p>0.321</text:p>
          </table:table-cell>
          <table:table-cell table:formula="of:=IF(['Event Times'.$E544]=['Event Times'.I$2];['Event Times'.$F544])" office:value-type="boolean" office:boolean-value="false" calcext:value-type="boolean">
            <text:p>FALSE</text:p>
          </table:table-cell>
          <table:table-cell table:formula="of:=IF(['Event Times'.$E544]=['Event Times'.J$2];['Event Times'.$F544])" office:value-type="boolean" office:boolean-value="false" calcext:value-type="boolean">
            <text:p>FALSE</text:p>
          </table:table-cell>
          <table:table-cell table:formula="of:=IF(['Event Times'.$E544]=['Event Times'.K$2];['Event Times'.$F54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32" calcext:value-type="float">
            <text:p>2017.132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3" calcext:value-type="float">
            <text:p>0.43</text:p>
          </table:table-cell>
          <table:table-cell table:formula="of:=IF(['Event Times'.$E545]=['Event Times'.G$2];['Event Times'.$F545])" office:value-type="boolean" office:boolean-value="false" calcext:value-type="boolean">
            <text:p>FALSE</text:p>
          </table:table-cell>
          <table:table-cell table:formula="of:=IF(['Event Times'.$E545]=['Event Times'.H$2];['Event Times'.$F545])" office:value-type="boolean" office:boolean-value="false" calcext:value-type="boolean">
            <text:p>FALSE</text:p>
          </table:table-cell>
          <table:table-cell table:style-name="Default" table:formula="of:=IF(['Event Times'.$E545]=['Event Times'.I$2];['Event Times'.$F545])" office:value-type="float" office:value="0.43" calcext:value-type="float">
            <text:p>0.43</text:p>
          </table:table-cell>
          <table:table-cell table:formula="of:=IF(['Event Times'.$E545]=['Event Times'.J$2];['Event Times'.$F545])" office:value-type="boolean" office:boolean-value="false" calcext:value-type="boolean">
            <text:p>FALSE</text:p>
          </table:table-cell>
          <table:table-cell table:formula="of:=IF(['Event Times'.$E545]=['Event Times'.K$2];['Event Times'.$F54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32" calcext:value-type="float">
            <text:p>2017.132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" calcext:value-type="float">
            <text:p>0.43</text:p>
          </table:table-cell>
          <table:table-cell table:formula="of:=IF(['Event Times'.$E546]=['Event Times'.G$2];['Event Times'.$F546])" office:value-type="boolean" office:boolean-value="false" calcext:value-type="boolean">
            <text:p>FALSE</text:p>
          </table:table-cell>
          <table:table-cell table:formula="of:=IF(['Event Times'.$E546]=['Event Times'.H$2];['Event Times'.$F546])" office:value-type="boolean" office:boolean-value="false" calcext:value-type="boolean">
            <text:p>FALSE</text:p>
          </table:table-cell>
          <table:table-cell table:formula="of:=IF(['Event Times'.$E546]=['Event Times'.I$2];['Event Times'.$F546])" office:value-type="boolean" office:boolean-value="false" calcext:value-type="boolean">
            <text:p>FALSE</text:p>
          </table:table-cell>
          <table:table-cell table:style-name="Default" table:formula="of:=IF(['Event Times'.$E546]=['Event Times'.J$2];['Event Times'.$F546])" office:value-type="float" office:value="0.43" calcext:value-type="float">
            <text:p>0.43</text:p>
          </table:table-cell>
          <table:table-cell table:formula="of:=IF(['Event Times'.$E546]=['Event Times'.K$2];['Event Times'.$F54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32" calcext:value-type="float">
            <text:p>2017.132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1" calcext:value-type="float">
            <text:p>0.621</text:p>
          </table:table-cell>
          <table:table-cell table:formula="of:=IF(['Event Times'.$E547]=['Event Times'.G$2];['Event Times'.$F547])" office:value-type="boolean" office:boolean-value="false" calcext:value-type="boolean">
            <text:p>FALSE</text:p>
          </table:table-cell>
          <table:table-cell table:formula="of:=IF(['Event Times'.$E547]=['Event Times'.H$2];['Event Times'.$F547])" office:value-type="boolean" office:boolean-value="false" calcext:value-type="boolean">
            <text:p>FALSE</text:p>
          </table:table-cell>
          <table:table-cell table:formula="of:=IF(['Event Times'.$E547]=['Event Times'.I$2];['Event Times'.$F547])" office:value-type="boolean" office:boolean-value="false" calcext:value-type="boolean">
            <text:p>FALSE</text:p>
          </table:table-cell>
          <table:table-cell table:formula="of:=IF(['Event Times'.$E547]=['Event Times'.J$2];['Event Times'.$F547])" office:value-type="boolean" office:boolean-value="false" calcext:value-type="boolean">
            <text:p>FALSE</text:p>
          </table:table-cell>
          <table:table-cell table:style-name="Default" table:formula="of:=IF(['Event Times'.$E547]=['Event Times'.K$2];['Event Times'.$F547])" office:value-type="float" office:value="0.621" calcext:value-type="float">
            <text:p>0.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34" calcext:value-type="float">
            <text:p>2017.134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5" calcext:value-type="float">
            <text:p>0.395</text:p>
          </table:table-cell>
          <table:table-cell table:style-name="Default" table:formula="of:=IF(['Event Times'.$E548]=['Event Times'.G$2];['Event Times'.$F548])" office:value-type="float" office:value="0.395" calcext:value-type="float">
            <text:p>0.395</text:p>
          </table:table-cell>
          <table:table-cell table:formula="of:=IF(['Event Times'.$E548]=['Event Times'.H$2];['Event Times'.$F548])" office:value-type="boolean" office:boolean-value="false" calcext:value-type="boolean">
            <text:p>FALSE</text:p>
          </table:table-cell>
          <table:table-cell table:formula="of:=IF(['Event Times'.$E548]=['Event Times'.I$2];['Event Times'.$F548])" office:value-type="boolean" office:boolean-value="false" calcext:value-type="boolean">
            <text:p>FALSE</text:p>
          </table:table-cell>
          <table:table-cell table:formula="of:=IF(['Event Times'.$E548]=['Event Times'.J$2];['Event Times'.$F548])" office:value-type="boolean" office:boolean-value="false" calcext:value-type="boolean">
            <text:p>FALSE</text:p>
          </table:table-cell>
          <table:table-cell table:formula="of:=IF(['Event Times'.$E548]=['Event Times'.K$2];['Event Times'.$F54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34" calcext:value-type="float">
            <text:p>2017.134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22" calcext:value-type="float">
            <text:p>0.322</text:p>
          </table:table-cell>
          <table:table-cell table:formula="of:=IF(['Event Times'.$E549]=['Event Times'.G$2];['Event Times'.$F549])" office:value-type="boolean" office:boolean-value="false" calcext:value-type="boolean">
            <text:p>FALSE</text:p>
          </table:table-cell>
          <table:table-cell table:style-name="Default" table:formula="of:=IF(['Event Times'.$E549]=['Event Times'.H$2];['Event Times'.$F549])" office:value-type="float" office:value="0.322" calcext:value-type="float">
            <text:p>0.322</text:p>
          </table:table-cell>
          <table:table-cell table:formula="of:=IF(['Event Times'.$E549]=['Event Times'.I$2];['Event Times'.$F549])" office:value-type="boolean" office:boolean-value="false" calcext:value-type="boolean">
            <text:p>FALSE</text:p>
          </table:table-cell>
          <table:table-cell table:formula="of:=IF(['Event Times'.$E549]=['Event Times'.J$2];['Event Times'.$F549])" office:value-type="boolean" office:boolean-value="false" calcext:value-type="boolean">
            <text:p>FALSE</text:p>
          </table:table-cell>
          <table:table-cell table:formula="of:=IF(['Event Times'.$E549]=['Event Times'.K$2];['Event Times'.$F54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34" calcext:value-type="float">
            <text:p>2017.134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31" calcext:value-type="float">
            <text:p>0.431</text:p>
          </table:table-cell>
          <table:table-cell table:formula="of:=IF(['Event Times'.$E550]=['Event Times'.G$2];['Event Times'.$F550])" office:value-type="boolean" office:boolean-value="false" calcext:value-type="boolean">
            <text:p>FALSE</text:p>
          </table:table-cell>
          <table:table-cell table:formula="of:=IF(['Event Times'.$E550]=['Event Times'.H$2];['Event Times'.$F550])" office:value-type="boolean" office:boolean-value="false" calcext:value-type="boolean">
            <text:p>FALSE</text:p>
          </table:table-cell>
          <table:table-cell table:style-name="Default" table:formula="of:=IF(['Event Times'.$E550]=['Event Times'.I$2];['Event Times'.$F550])" office:value-type="float" office:value="0.431" calcext:value-type="float">
            <text:p>0.431</text:p>
          </table:table-cell>
          <table:table-cell table:formula="of:=IF(['Event Times'.$E550]=['Event Times'.J$2];['Event Times'.$F550])" office:value-type="boolean" office:boolean-value="false" calcext:value-type="boolean">
            <text:p>FALSE</text:p>
          </table:table-cell>
          <table:table-cell table:formula="of:=IF(['Event Times'.$E550]=['Event Times'.K$2];['Event Times'.$F55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34" calcext:value-type="float">
            <text:p>2017.134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" calcext:value-type="float">
            <text:p>0.43</text:p>
          </table:table-cell>
          <table:table-cell table:formula="of:=IF(['Event Times'.$E551]=['Event Times'.G$2];['Event Times'.$F551])" office:value-type="boolean" office:boolean-value="false" calcext:value-type="boolean">
            <text:p>FALSE</text:p>
          </table:table-cell>
          <table:table-cell table:formula="of:=IF(['Event Times'.$E551]=['Event Times'.H$2];['Event Times'.$F551])" office:value-type="boolean" office:boolean-value="false" calcext:value-type="boolean">
            <text:p>FALSE</text:p>
          </table:table-cell>
          <table:table-cell table:formula="of:=IF(['Event Times'.$E551]=['Event Times'.I$2];['Event Times'.$F551])" office:value-type="boolean" office:boolean-value="false" calcext:value-type="boolean">
            <text:p>FALSE</text:p>
          </table:table-cell>
          <table:table-cell table:style-name="Default" table:formula="of:=IF(['Event Times'.$E551]=['Event Times'.J$2];['Event Times'.$F551])" office:value-type="float" office:value="0.43" calcext:value-type="float">
            <text:p>0.43</text:p>
          </table:table-cell>
          <table:table-cell table:formula="of:=IF(['Event Times'.$E551]=['Event Times'.K$2];['Event Times'.$F55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34" calcext:value-type="float">
            <text:p>2017.134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2" calcext:value-type="float">
            <text:p>0.612</text:p>
          </table:table-cell>
          <table:table-cell table:formula="of:=IF(['Event Times'.$E552]=['Event Times'.G$2];['Event Times'.$F552])" office:value-type="boolean" office:boolean-value="false" calcext:value-type="boolean">
            <text:p>FALSE</text:p>
          </table:table-cell>
          <table:table-cell table:formula="of:=IF(['Event Times'.$E552]=['Event Times'.H$2];['Event Times'.$F552])" office:value-type="boolean" office:boolean-value="false" calcext:value-type="boolean">
            <text:p>FALSE</text:p>
          </table:table-cell>
          <table:table-cell table:formula="of:=IF(['Event Times'.$E552]=['Event Times'.I$2];['Event Times'.$F552])" office:value-type="boolean" office:boolean-value="false" calcext:value-type="boolean">
            <text:p>FALSE</text:p>
          </table:table-cell>
          <table:table-cell table:formula="of:=IF(['Event Times'.$E552]=['Event Times'.J$2];['Event Times'.$F552])" office:value-type="boolean" office:boolean-value="false" calcext:value-type="boolean">
            <text:p>FALSE</text:p>
          </table:table-cell>
          <table:table-cell table:style-name="Default" table:formula="of:=IF(['Event Times'.$E552]=['Event Times'.K$2];['Event Times'.$F552])" office:value-type="float" office:value="0.612" calcext:value-type="float">
            <text:p>0.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37" calcext:value-type="float">
            <text:p>2017.137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5" calcext:value-type="float">
            <text:p>0.395</text:p>
          </table:table-cell>
          <table:table-cell table:style-name="Default" table:formula="of:=IF(['Event Times'.$E553]=['Event Times'.G$2];['Event Times'.$F553])" office:value-type="float" office:value="0.395" calcext:value-type="float">
            <text:p>0.395</text:p>
          </table:table-cell>
          <table:table-cell table:formula="of:=IF(['Event Times'.$E553]=['Event Times'.H$2];['Event Times'.$F553])" office:value-type="boolean" office:boolean-value="false" calcext:value-type="boolean">
            <text:p>FALSE</text:p>
          </table:table-cell>
          <table:table-cell table:formula="of:=IF(['Event Times'.$E553]=['Event Times'.I$2];['Event Times'.$F553])" office:value-type="boolean" office:boolean-value="false" calcext:value-type="boolean">
            <text:p>FALSE</text:p>
          </table:table-cell>
          <table:table-cell table:formula="of:=IF(['Event Times'.$E553]=['Event Times'.J$2];['Event Times'.$F553])" office:value-type="boolean" office:boolean-value="false" calcext:value-type="boolean">
            <text:p>FALSE</text:p>
          </table:table-cell>
          <table:table-cell table:formula="of:=IF(['Event Times'.$E553]=['Event Times'.K$2];['Event Times'.$F55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37" calcext:value-type="float">
            <text:p>2017.137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table:formula="of:=IF(['Event Times'.$E554]=['Event Times'.G$2];['Event Times'.$F554])" office:value-type="boolean" office:boolean-value="false" calcext:value-type="boolean">
            <text:p>FALSE</text:p>
          </table:table-cell>
          <table:table-cell table:style-name="Default" table:formula="of:=IF(['Event Times'.$E554]=['Event Times'.H$2];['Event Times'.$F554])" office:value-type="float" office:value="0.32" calcext:value-type="float">
            <text:p>0.32</text:p>
          </table:table-cell>
          <table:table-cell table:formula="of:=IF(['Event Times'.$E554]=['Event Times'.I$2];['Event Times'.$F554])" office:value-type="boolean" office:boolean-value="false" calcext:value-type="boolean">
            <text:p>FALSE</text:p>
          </table:table-cell>
          <table:table-cell table:formula="of:=IF(['Event Times'.$E554]=['Event Times'.J$2];['Event Times'.$F554])" office:value-type="boolean" office:boolean-value="false" calcext:value-type="boolean">
            <text:p>FALSE</text:p>
          </table:table-cell>
          <table:table-cell table:formula="of:=IF(['Event Times'.$E554]=['Event Times'.K$2];['Event Times'.$F55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37" calcext:value-type="float">
            <text:p>2017.137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33" calcext:value-type="float">
            <text:p>0.433</text:p>
          </table:table-cell>
          <table:table-cell table:formula="of:=IF(['Event Times'.$E555]=['Event Times'.G$2];['Event Times'.$F555])" office:value-type="boolean" office:boolean-value="false" calcext:value-type="boolean">
            <text:p>FALSE</text:p>
          </table:table-cell>
          <table:table-cell table:formula="of:=IF(['Event Times'.$E555]=['Event Times'.H$2];['Event Times'.$F555])" office:value-type="boolean" office:boolean-value="false" calcext:value-type="boolean">
            <text:p>FALSE</text:p>
          </table:table-cell>
          <table:table-cell table:style-name="Default" table:formula="of:=IF(['Event Times'.$E555]=['Event Times'.I$2];['Event Times'.$F555])" office:value-type="float" office:value="0.433" calcext:value-type="float">
            <text:p>0.433</text:p>
          </table:table-cell>
          <table:table-cell table:formula="of:=IF(['Event Times'.$E555]=['Event Times'.J$2];['Event Times'.$F555])" office:value-type="boolean" office:boolean-value="false" calcext:value-type="boolean">
            <text:p>FALSE</text:p>
          </table:table-cell>
          <table:table-cell table:formula="of:=IF(['Event Times'.$E555]=['Event Times'.K$2];['Event Times'.$F55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37" calcext:value-type="float">
            <text:p>2017.137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8" calcext:value-type="float">
            <text:p>0.428</text:p>
          </table:table-cell>
          <table:table-cell table:formula="of:=IF(['Event Times'.$E556]=['Event Times'.G$2];['Event Times'.$F556])" office:value-type="boolean" office:boolean-value="false" calcext:value-type="boolean">
            <text:p>FALSE</text:p>
          </table:table-cell>
          <table:table-cell table:formula="of:=IF(['Event Times'.$E556]=['Event Times'.H$2];['Event Times'.$F556])" office:value-type="boolean" office:boolean-value="false" calcext:value-type="boolean">
            <text:p>FALSE</text:p>
          </table:table-cell>
          <table:table-cell table:formula="of:=IF(['Event Times'.$E556]=['Event Times'.I$2];['Event Times'.$F556])" office:value-type="boolean" office:boolean-value="false" calcext:value-type="boolean">
            <text:p>FALSE</text:p>
          </table:table-cell>
          <table:table-cell table:style-name="Default" table:formula="of:=IF(['Event Times'.$E556]=['Event Times'.J$2];['Event Times'.$F556])" office:value-type="float" office:value="0.428" calcext:value-type="float">
            <text:p>0.428</text:p>
          </table:table-cell>
          <table:table-cell table:formula="of:=IF(['Event Times'.$E556]=['Event Times'.K$2];['Event Times'.$F55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37" calcext:value-type="float">
            <text:p>2017.137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6" calcext:value-type="float">
            <text:p>0.616</text:p>
          </table:table-cell>
          <table:table-cell table:formula="of:=IF(['Event Times'.$E557]=['Event Times'.G$2];['Event Times'.$F557])" office:value-type="boolean" office:boolean-value="false" calcext:value-type="boolean">
            <text:p>FALSE</text:p>
          </table:table-cell>
          <table:table-cell table:formula="of:=IF(['Event Times'.$E557]=['Event Times'.H$2];['Event Times'.$F557])" office:value-type="boolean" office:boolean-value="false" calcext:value-type="boolean">
            <text:p>FALSE</text:p>
          </table:table-cell>
          <table:table-cell table:formula="of:=IF(['Event Times'.$E557]=['Event Times'.I$2];['Event Times'.$F557])" office:value-type="boolean" office:boolean-value="false" calcext:value-type="boolean">
            <text:p>FALSE</text:p>
          </table:table-cell>
          <table:table-cell table:formula="of:=IF(['Event Times'.$E557]=['Event Times'.J$2];['Event Times'.$F557])" office:value-type="boolean" office:boolean-value="false" calcext:value-type="boolean">
            <text:p>FALSE</text:p>
          </table:table-cell>
          <table:table-cell table:style-name="Default" table:formula="of:=IF(['Event Times'.$E557]=['Event Times'.K$2];['Event Times'.$F557])" office:value-type="float" office:value="0.616" calcext:value-type="float">
            <text:p>0.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4" calcext:value-type="float">
            <text:p>2017.14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9" calcext:value-type="float">
            <text:p>0.399</text:p>
          </table:table-cell>
          <table:table-cell table:style-name="Default" table:formula="of:=IF(['Event Times'.$E558]=['Event Times'.G$2];['Event Times'.$F558])" office:value-type="float" office:value="0.399" calcext:value-type="float">
            <text:p>0.399</text:p>
          </table:table-cell>
          <table:table-cell table:formula="of:=IF(['Event Times'.$E558]=['Event Times'.H$2];['Event Times'.$F558])" office:value-type="boolean" office:boolean-value="false" calcext:value-type="boolean">
            <text:p>FALSE</text:p>
          </table:table-cell>
          <table:table-cell table:formula="of:=IF(['Event Times'.$E558]=['Event Times'.I$2];['Event Times'.$F558])" office:value-type="boolean" office:boolean-value="false" calcext:value-type="boolean">
            <text:p>FALSE</text:p>
          </table:table-cell>
          <table:table-cell table:formula="of:=IF(['Event Times'.$E558]=['Event Times'.J$2];['Event Times'.$F558])" office:value-type="boolean" office:boolean-value="false" calcext:value-type="boolean">
            <text:p>FALSE</text:p>
          </table:table-cell>
          <table:table-cell table:formula="of:=IF(['Event Times'.$E558]=['Event Times'.K$2];['Event Times'.$F55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4" calcext:value-type="float">
            <text:p>2017.14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17" calcext:value-type="float">
            <text:p>0.317</text:p>
          </table:table-cell>
          <table:table-cell table:formula="of:=IF(['Event Times'.$E559]=['Event Times'.G$2];['Event Times'.$F559])" office:value-type="boolean" office:boolean-value="false" calcext:value-type="boolean">
            <text:p>FALSE</text:p>
          </table:table-cell>
          <table:table-cell table:style-name="Default" table:formula="of:=IF(['Event Times'.$E559]=['Event Times'.H$2];['Event Times'.$F559])" office:value-type="float" office:value="0.317" calcext:value-type="float">
            <text:p>0.317</text:p>
          </table:table-cell>
          <table:table-cell table:formula="of:=IF(['Event Times'.$E559]=['Event Times'.I$2];['Event Times'.$F559])" office:value-type="boolean" office:boolean-value="false" calcext:value-type="boolean">
            <text:p>FALSE</text:p>
          </table:table-cell>
          <table:table-cell table:formula="of:=IF(['Event Times'.$E559]=['Event Times'.J$2];['Event Times'.$F559])" office:value-type="boolean" office:boolean-value="false" calcext:value-type="boolean">
            <text:p>FALSE</text:p>
          </table:table-cell>
          <table:table-cell table:formula="of:=IF(['Event Times'.$E559]=['Event Times'.K$2];['Event Times'.$F55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4" calcext:value-type="float">
            <text:p>2017.14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33" calcext:value-type="float">
            <text:p>0.433</text:p>
          </table:table-cell>
          <table:table-cell table:formula="of:=IF(['Event Times'.$E560]=['Event Times'.G$2];['Event Times'.$F560])" office:value-type="boolean" office:boolean-value="false" calcext:value-type="boolean">
            <text:p>FALSE</text:p>
          </table:table-cell>
          <table:table-cell table:formula="of:=IF(['Event Times'.$E560]=['Event Times'.H$2];['Event Times'.$F560])" office:value-type="boolean" office:boolean-value="false" calcext:value-type="boolean">
            <text:p>FALSE</text:p>
          </table:table-cell>
          <table:table-cell table:style-name="Default" table:formula="of:=IF(['Event Times'.$E560]=['Event Times'.I$2];['Event Times'.$F560])" office:value-type="float" office:value="0.433" calcext:value-type="float">
            <text:p>0.433</text:p>
          </table:table-cell>
          <table:table-cell table:formula="of:=IF(['Event Times'.$E560]=['Event Times'.J$2];['Event Times'.$F560])" office:value-type="boolean" office:boolean-value="false" calcext:value-type="boolean">
            <text:p>FALSE</text:p>
          </table:table-cell>
          <table:table-cell table:formula="of:=IF(['Event Times'.$E560]=['Event Times'.K$2];['Event Times'.$F56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4" calcext:value-type="float">
            <text:p>2017.14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" calcext:value-type="float">
            <text:p>0.43</text:p>
          </table:table-cell>
          <table:table-cell table:formula="of:=IF(['Event Times'.$E561]=['Event Times'.G$2];['Event Times'.$F561])" office:value-type="boolean" office:boolean-value="false" calcext:value-type="boolean">
            <text:p>FALSE</text:p>
          </table:table-cell>
          <table:table-cell table:formula="of:=IF(['Event Times'.$E561]=['Event Times'.H$2];['Event Times'.$F561])" office:value-type="boolean" office:boolean-value="false" calcext:value-type="boolean">
            <text:p>FALSE</text:p>
          </table:table-cell>
          <table:table-cell table:formula="of:=IF(['Event Times'.$E561]=['Event Times'.I$2];['Event Times'.$F561])" office:value-type="boolean" office:boolean-value="false" calcext:value-type="boolean">
            <text:p>FALSE</text:p>
          </table:table-cell>
          <table:table-cell table:style-name="Default" table:formula="of:=IF(['Event Times'.$E561]=['Event Times'.J$2];['Event Times'.$F561])" office:value-type="float" office:value="0.43" calcext:value-type="float">
            <text:p>0.43</text:p>
          </table:table-cell>
          <table:table-cell table:formula="of:=IF(['Event Times'.$E561]=['Event Times'.K$2];['Event Times'.$F56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4" calcext:value-type="float">
            <text:p>2017.14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9" calcext:value-type="float">
            <text:p>0.619</text:p>
          </table:table-cell>
          <table:table-cell table:formula="of:=IF(['Event Times'.$E562]=['Event Times'.G$2];['Event Times'.$F562])" office:value-type="boolean" office:boolean-value="false" calcext:value-type="boolean">
            <text:p>FALSE</text:p>
          </table:table-cell>
          <table:table-cell table:formula="of:=IF(['Event Times'.$E562]=['Event Times'.H$2];['Event Times'.$F562])" office:value-type="boolean" office:boolean-value="false" calcext:value-type="boolean">
            <text:p>FALSE</text:p>
          </table:table-cell>
          <table:table-cell table:formula="of:=IF(['Event Times'.$E562]=['Event Times'.I$2];['Event Times'.$F562])" office:value-type="boolean" office:boolean-value="false" calcext:value-type="boolean">
            <text:p>FALSE</text:p>
          </table:table-cell>
          <table:table-cell table:formula="of:=IF(['Event Times'.$E562]=['Event Times'.J$2];['Event Times'.$F562])" office:value-type="boolean" office:boolean-value="false" calcext:value-type="boolean">
            <text:p>FALSE</text:p>
          </table:table-cell>
          <table:table-cell table:style-name="Default" table:formula="of:=IF(['Event Times'.$E562]=['Event Times'.K$2];['Event Times'.$F562])" office:value-type="float" office:value="0.619" calcext:value-type="float">
            <text:p>0.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42" calcext:value-type="float">
            <text:p>2017.142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2" calcext:value-type="float">
            <text:p>0.392</text:p>
          </table:table-cell>
          <table:table-cell table:style-name="Default" table:formula="of:=IF(['Event Times'.$E563]=['Event Times'.G$2];['Event Times'.$F563])" office:value-type="float" office:value="0.392" calcext:value-type="float">
            <text:p>0.392</text:p>
          </table:table-cell>
          <table:table-cell table:formula="of:=IF(['Event Times'.$E563]=['Event Times'.H$2];['Event Times'.$F563])" office:value-type="boolean" office:boolean-value="false" calcext:value-type="boolean">
            <text:p>FALSE</text:p>
          </table:table-cell>
          <table:table-cell table:formula="of:=IF(['Event Times'.$E563]=['Event Times'.I$2];['Event Times'.$F563])" office:value-type="boolean" office:boolean-value="false" calcext:value-type="boolean">
            <text:p>FALSE</text:p>
          </table:table-cell>
          <table:table-cell table:formula="of:=IF(['Event Times'.$E563]=['Event Times'.J$2];['Event Times'.$F563])" office:value-type="boolean" office:boolean-value="false" calcext:value-type="boolean">
            <text:p>FALSE</text:p>
          </table:table-cell>
          <table:table-cell table:formula="of:=IF(['Event Times'.$E563]=['Event Times'.K$2];['Event Times'.$F56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42" calcext:value-type="float">
            <text:p>2017.142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22" calcext:value-type="float">
            <text:p>0.322</text:p>
          </table:table-cell>
          <table:table-cell table:formula="of:=IF(['Event Times'.$E564]=['Event Times'.G$2];['Event Times'.$F564])" office:value-type="boolean" office:boolean-value="false" calcext:value-type="boolean">
            <text:p>FALSE</text:p>
          </table:table-cell>
          <table:table-cell table:style-name="Default" table:formula="of:=IF(['Event Times'.$E564]=['Event Times'.H$2];['Event Times'.$F564])" office:value-type="float" office:value="0.322" calcext:value-type="float">
            <text:p>0.322</text:p>
          </table:table-cell>
          <table:table-cell table:formula="of:=IF(['Event Times'.$E564]=['Event Times'.I$2];['Event Times'.$F564])" office:value-type="boolean" office:boolean-value="false" calcext:value-type="boolean">
            <text:p>FALSE</text:p>
          </table:table-cell>
          <table:table-cell table:formula="of:=IF(['Event Times'.$E564]=['Event Times'.J$2];['Event Times'.$F564])" office:value-type="boolean" office:boolean-value="false" calcext:value-type="boolean">
            <text:p>FALSE</text:p>
          </table:table-cell>
          <table:table-cell table:formula="of:=IF(['Event Times'.$E564]=['Event Times'.K$2];['Event Times'.$F56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42" calcext:value-type="float">
            <text:p>2017.142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35" calcext:value-type="float">
            <text:p>0.435</text:p>
          </table:table-cell>
          <table:table-cell table:formula="of:=IF(['Event Times'.$E565]=['Event Times'.G$2];['Event Times'.$F565])" office:value-type="boolean" office:boolean-value="false" calcext:value-type="boolean">
            <text:p>FALSE</text:p>
          </table:table-cell>
          <table:table-cell table:formula="of:=IF(['Event Times'.$E565]=['Event Times'.H$2];['Event Times'.$F565])" office:value-type="boolean" office:boolean-value="false" calcext:value-type="boolean">
            <text:p>FALSE</text:p>
          </table:table-cell>
          <table:table-cell table:style-name="Default" table:formula="of:=IF(['Event Times'.$E565]=['Event Times'.I$2];['Event Times'.$F565])" office:value-type="float" office:value="0.435" calcext:value-type="float">
            <text:p>0.435</text:p>
          </table:table-cell>
          <table:table-cell table:formula="of:=IF(['Event Times'.$E565]=['Event Times'.J$2];['Event Times'.$F565])" office:value-type="boolean" office:boolean-value="false" calcext:value-type="boolean">
            <text:p>FALSE</text:p>
          </table:table-cell>
          <table:table-cell table:formula="of:=IF(['Event Times'.$E565]=['Event Times'.K$2];['Event Times'.$F56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42" calcext:value-type="float">
            <text:p>2017.142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1" calcext:value-type="float">
            <text:p>0.431</text:p>
          </table:table-cell>
          <table:table-cell table:formula="of:=IF(['Event Times'.$E566]=['Event Times'.G$2];['Event Times'.$F566])" office:value-type="boolean" office:boolean-value="false" calcext:value-type="boolean">
            <text:p>FALSE</text:p>
          </table:table-cell>
          <table:table-cell table:formula="of:=IF(['Event Times'.$E566]=['Event Times'.H$2];['Event Times'.$F566])" office:value-type="boolean" office:boolean-value="false" calcext:value-type="boolean">
            <text:p>FALSE</text:p>
          </table:table-cell>
          <table:table-cell table:formula="of:=IF(['Event Times'.$E566]=['Event Times'.I$2];['Event Times'.$F566])" office:value-type="boolean" office:boolean-value="false" calcext:value-type="boolean">
            <text:p>FALSE</text:p>
          </table:table-cell>
          <table:table-cell table:style-name="Default" table:formula="of:=IF(['Event Times'.$E566]=['Event Times'.J$2];['Event Times'.$F566])" office:value-type="float" office:value="0.431" calcext:value-type="float">
            <text:p>0.431</text:p>
          </table:table-cell>
          <table:table-cell table:formula="of:=IF(['Event Times'.$E566]=['Event Times'.K$2];['Event Times'.$F56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42" calcext:value-type="float">
            <text:p>2017.142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8" calcext:value-type="float">
            <text:p>0.608</text:p>
          </table:table-cell>
          <table:table-cell table:formula="of:=IF(['Event Times'.$E567]=['Event Times'.G$2];['Event Times'.$F567])" office:value-type="boolean" office:boolean-value="false" calcext:value-type="boolean">
            <text:p>FALSE</text:p>
          </table:table-cell>
          <table:table-cell table:formula="of:=IF(['Event Times'.$E567]=['Event Times'.H$2];['Event Times'.$F567])" office:value-type="boolean" office:boolean-value="false" calcext:value-type="boolean">
            <text:p>FALSE</text:p>
          </table:table-cell>
          <table:table-cell table:formula="of:=IF(['Event Times'.$E567]=['Event Times'.I$2];['Event Times'.$F567])" office:value-type="boolean" office:boolean-value="false" calcext:value-type="boolean">
            <text:p>FALSE</text:p>
          </table:table-cell>
          <table:table-cell table:formula="of:=IF(['Event Times'.$E567]=['Event Times'.J$2];['Event Times'.$F567])" office:value-type="boolean" office:boolean-value="false" calcext:value-type="boolean">
            <text:p>FALSE</text:p>
          </table:table-cell>
          <table:table-cell table:style-name="Default" table:formula="of:=IF(['Event Times'.$E567]=['Event Times'.K$2];['Event Times'.$F567])" office:value-type="float" office:value="0.608" calcext:value-type="float">
            <text:p>0.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45" calcext:value-type="float">
            <text:p>2017.145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568]=['Event Times'.G$2];['Event Times'.$F568])" office:value-type="float" office:value="0.396" calcext:value-type="float">
            <text:p>0.396</text:p>
          </table:table-cell>
          <table:table-cell table:formula="of:=IF(['Event Times'.$E568]=['Event Times'.H$2];['Event Times'.$F568])" office:value-type="boolean" office:boolean-value="false" calcext:value-type="boolean">
            <text:p>FALSE</text:p>
          </table:table-cell>
          <table:table-cell table:formula="of:=IF(['Event Times'.$E568]=['Event Times'.I$2];['Event Times'.$F568])" office:value-type="boolean" office:boolean-value="false" calcext:value-type="boolean">
            <text:p>FALSE</text:p>
          </table:table-cell>
          <table:table-cell table:formula="of:=IF(['Event Times'.$E568]=['Event Times'.J$2];['Event Times'.$F568])" office:value-type="boolean" office:boolean-value="false" calcext:value-type="boolean">
            <text:p>FALSE</text:p>
          </table:table-cell>
          <table:table-cell table:formula="of:=IF(['Event Times'.$E568]=['Event Times'.K$2];['Event Times'.$F56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45" calcext:value-type="float">
            <text:p>2017.145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23" calcext:value-type="float">
            <text:p>0.323</text:p>
          </table:table-cell>
          <table:table-cell table:formula="of:=IF(['Event Times'.$E569]=['Event Times'.G$2];['Event Times'.$F569])" office:value-type="boolean" office:boolean-value="false" calcext:value-type="boolean">
            <text:p>FALSE</text:p>
          </table:table-cell>
          <table:table-cell table:style-name="Default" table:formula="of:=IF(['Event Times'.$E569]=['Event Times'.H$2];['Event Times'.$F569])" office:value-type="float" office:value="0.323" calcext:value-type="float">
            <text:p>0.323</text:p>
          </table:table-cell>
          <table:table-cell table:formula="of:=IF(['Event Times'.$E569]=['Event Times'.I$2];['Event Times'.$F569])" office:value-type="boolean" office:boolean-value="false" calcext:value-type="boolean">
            <text:p>FALSE</text:p>
          </table:table-cell>
          <table:table-cell table:formula="of:=IF(['Event Times'.$E569]=['Event Times'.J$2];['Event Times'.$F569])" office:value-type="boolean" office:boolean-value="false" calcext:value-type="boolean">
            <text:p>FALSE</text:p>
          </table:table-cell>
          <table:table-cell table:formula="of:=IF(['Event Times'.$E569]=['Event Times'.K$2];['Event Times'.$F56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45" calcext:value-type="float">
            <text:p>2017.145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41" calcext:value-type="float">
            <text:p>0.441</text:p>
          </table:table-cell>
          <table:table-cell table:formula="of:=IF(['Event Times'.$E570]=['Event Times'.G$2];['Event Times'.$F570])" office:value-type="boolean" office:boolean-value="false" calcext:value-type="boolean">
            <text:p>FALSE</text:p>
          </table:table-cell>
          <table:table-cell table:formula="of:=IF(['Event Times'.$E570]=['Event Times'.H$2];['Event Times'.$F570])" office:value-type="boolean" office:boolean-value="false" calcext:value-type="boolean">
            <text:p>FALSE</text:p>
          </table:table-cell>
          <table:table-cell table:style-name="Default" table:formula="of:=IF(['Event Times'.$E570]=['Event Times'.I$2];['Event Times'.$F570])" office:value-type="float" office:value="0.441" calcext:value-type="float">
            <text:p>0.441</text:p>
          </table:table-cell>
          <table:table-cell table:formula="of:=IF(['Event Times'.$E570]=['Event Times'.J$2];['Event Times'.$F570])" office:value-type="boolean" office:boolean-value="false" calcext:value-type="boolean">
            <text:p>FALSE</text:p>
          </table:table-cell>
          <table:table-cell table:formula="of:=IF(['Event Times'.$E570]=['Event Times'.K$2];['Event Times'.$F57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45" calcext:value-type="float">
            <text:p>2017.145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1" calcext:value-type="float">
            <text:p>0.431</text:p>
          </table:table-cell>
          <table:table-cell table:formula="of:=IF(['Event Times'.$E571]=['Event Times'.G$2];['Event Times'.$F571])" office:value-type="boolean" office:boolean-value="false" calcext:value-type="boolean">
            <text:p>FALSE</text:p>
          </table:table-cell>
          <table:table-cell table:formula="of:=IF(['Event Times'.$E571]=['Event Times'.H$2];['Event Times'.$F571])" office:value-type="boolean" office:boolean-value="false" calcext:value-type="boolean">
            <text:p>FALSE</text:p>
          </table:table-cell>
          <table:table-cell table:formula="of:=IF(['Event Times'.$E571]=['Event Times'.I$2];['Event Times'.$F571])" office:value-type="boolean" office:boolean-value="false" calcext:value-type="boolean">
            <text:p>FALSE</text:p>
          </table:table-cell>
          <table:table-cell table:style-name="Default" table:formula="of:=IF(['Event Times'.$E571]=['Event Times'.J$2];['Event Times'.$F571])" office:value-type="float" office:value="0.431" calcext:value-type="float">
            <text:p>0.431</text:p>
          </table:table-cell>
          <table:table-cell table:formula="of:=IF(['Event Times'.$E571]=['Event Times'.K$2];['Event Times'.$F57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45" calcext:value-type="float">
            <text:p>2017.145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" calcext:value-type="float">
            <text:p>0.61</text:p>
          </table:table-cell>
          <table:table-cell table:formula="of:=IF(['Event Times'.$E572]=['Event Times'.G$2];['Event Times'.$F572])" office:value-type="boolean" office:boolean-value="false" calcext:value-type="boolean">
            <text:p>FALSE</text:p>
          </table:table-cell>
          <table:table-cell table:formula="of:=IF(['Event Times'.$E572]=['Event Times'.H$2];['Event Times'.$F572])" office:value-type="boolean" office:boolean-value="false" calcext:value-type="boolean">
            <text:p>FALSE</text:p>
          </table:table-cell>
          <table:table-cell table:formula="of:=IF(['Event Times'.$E572]=['Event Times'.I$2];['Event Times'.$F572])" office:value-type="boolean" office:boolean-value="false" calcext:value-type="boolean">
            <text:p>FALSE</text:p>
          </table:table-cell>
          <table:table-cell table:formula="of:=IF(['Event Times'.$E572]=['Event Times'.J$2];['Event Times'.$F572])" office:value-type="boolean" office:boolean-value="false" calcext:value-type="boolean">
            <text:p>FALSE</text:p>
          </table:table-cell>
          <table:table-cell table:style-name="Default" table:formula="of:=IF(['Event Times'.$E572]=['Event Times'.K$2];['Event Times'.$F572])" office:value-type="float" office:value="0.61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48" calcext:value-type="float">
            <text:p>2017.148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5" calcext:value-type="float">
            <text:p>0.395</text:p>
          </table:table-cell>
          <table:table-cell table:style-name="Default" table:formula="of:=IF(['Event Times'.$E573]=['Event Times'.G$2];['Event Times'.$F573])" office:value-type="float" office:value="0.395" calcext:value-type="float">
            <text:p>0.395</text:p>
          </table:table-cell>
          <table:table-cell table:formula="of:=IF(['Event Times'.$E573]=['Event Times'.H$2];['Event Times'.$F573])" office:value-type="boolean" office:boolean-value="false" calcext:value-type="boolean">
            <text:p>FALSE</text:p>
          </table:table-cell>
          <table:table-cell table:formula="of:=IF(['Event Times'.$E573]=['Event Times'.I$2];['Event Times'.$F573])" office:value-type="boolean" office:boolean-value="false" calcext:value-type="boolean">
            <text:p>FALSE</text:p>
          </table:table-cell>
          <table:table-cell table:formula="of:=IF(['Event Times'.$E573]=['Event Times'.J$2];['Event Times'.$F573])" office:value-type="boolean" office:boolean-value="false" calcext:value-type="boolean">
            <text:p>FALSE</text:p>
          </table:table-cell>
          <table:table-cell table:formula="of:=IF(['Event Times'.$E573]=['Event Times'.K$2];['Event Times'.$F57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48" calcext:value-type="float">
            <text:p>2017.148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24" calcext:value-type="float">
            <text:p>0.324</text:p>
          </table:table-cell>
          <table:table-cell table:formula="of:=IF(['Event Times'.$E574]=['Event Times'.G$2];['Event Times'.$F574])" office:value-type="boolean" office:boolean-value="false" calcext:value-type="boolean">
            <text:p>FALSE</text:p>
          </table:table-cell>
          <table:table-cell table:style-name="Default" table:formula="of:=IF(['Event Times'.$E574]=['Event Times'.H$2];['Event Times'.$F574])" office:value-type="float" office:value="0.324" calcext:value-type="float">
            <text:p>0.324</text:p>
          </table:table-cell>
          <table:table-cell table:formula="of:=IF(['Event Times'.$E574]=['Event Times'.I$2];['Event Times'.$F574])" office:value-type="boolean" office:boolean-value="false" calcext:value-type="boolean">
            <text:p>FALSE</text:p>
          </table:table-cell>
          <table:table-cell table:formula="of:=IF(['Event Times'.$E574]=['Event Times'.J$2];['Event Times'.$F574])" office:value-type="boolean" office:boolean-value="false" calcext:value-type="boolean">
            <text:p>FALSE</text:p>
          </table:table-cell>
          <table:table-cell table:formula="of:=IF(['Event Times'.$E574]=['Event Times'.K$2];['Event Times'.$F57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48" calcext:value-type="float">
            <text:p>2017.148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33" calcext:value-type="float">
            <text:p>0.433</text:p>
          </table:table-cell>
          <table:table-cell table:formula="of:=IF(['Event Times'.$E575]=['Event Times'.G$2];['Event Times'.$F575])" office:value-type="boolean" office:boolean-value="false" calcext:value-type="boolean">
            <text:p>FALSE</text:p>
          </table:table-cell>
          <table:table-cell table:formula="of:=IF(['Event Times'.$E575]=['Event Times'.H$2];['Event Times'.$F575])" office:value-type="boolean" office:boolean-value="false" calcext:value-type="boolean">
            <text:p>FALSE</text:p>
          </table:table-cell>
          <table:table-cell table:style-name="Default" table:formula="of:=IF(['Event Times'.$E575]=['Event Times'.I$2];['Event Times'.$F575])" office:value-type="float" office:value="0.433" calcext:value-type="float">
            <text:p>0.433</text:p>
          </table:table-cell>
          <table:table-cell table:formula="of:=IF(['Event Times'.$E575]=['Event Times'.J$2];['Event Times'.$F575])" office:value-type="boolean" office:boolean-value="false" calcext:value-type="boolean">
            <text:p>FALSE</text:p>
          </table:table-cell>
          <table:table-cell table:formula="of:=IF(['Event Times'.$E575]=['Event Times'.K$2];['Event Times'.$F57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48" calcext:value-type="float">
            <text:p>2017.148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" calcext:value-type="float">
            <text:p>0.43</text:p>
          </table:table-cell>
          <table:table-cell table:formula="of:=IF(['Event Times'.$E576]=['Event Times'.G$2];['Event Times'.$F576])" office:value-type="boolean" office:boolean-value="false" calcext:value-type="boolean">
            <text:p>FALSE</text:p>
          </table:table-cell>
          <table:table-cell table:formula="of:=IF(['Event Times'.$E576]=['Event Times'.H$2];['Event Times'.$F576])" office:value-type="boolean" office:boolean-value="false" calcext:value-type="boolean">
            <text:p>FALSE</text:p>
          </table:table-cell>
          <table:table-cell table:formula="of:=IF(['Event Times'.$E576]=['Event Times'.I$2];['Event Times'.$F576])" office:value-type="boolean" office:boolean-value="false" calcext:value-type="boolean">
            <text:p>FALSE</text:p>
          </table:table-cell>
          <table:table-cell table:style-name="Default" table:formula="of:=IF(['Event Times'.$E576]=['Event Times'.J$2];['Event Times'.$F576])" office:value-type="float" office:value="0.43" calcext:value-type="float">
            <text:p>0.43</text:p>
          </table:table-cell>
          <table:table-cell table:formula="of:=IF(['Event Times'.$E576]=['Event Times'.K$2];['Event Times'.$F57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48" calcext:value-type="float">
            <text:p>2017.148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9" calcext:value-type="float">
            <text:p>0.619</text:p>
          </table:table-cell>
          <table:table-cell table:formula="of:=IF(['Event Times'.$E577]=['Event Times'.G$2];['Event Times'.$F577])" office:value-type="boolean" office:boolean-value="false" calcext:value-type="boolean">
            <text:p>FALSE</text:p>
          </table:table-cell>
          <table:table-cell table:formula="of:=IF(['Event Times'.$E577]=['Event Times'.H$2];['Event Times'.$F577])" office:value-type="boolean" office:boolean-value="false" calcext:value-type="boolean">
            <text:p>FALSE</text:p>
          </table:table-cell>
          <table:table-cell table:formula="of:=IF(['Event Times'.$E577]=['Event Times'.I$2];['Event Times'.$F577])" office:value-type="boolean" office:boolean-value="false" calcext:value-type="boolean">
            <text:p>FALSE</text:p>
          </table:table-cell>
          <table:table-cell table:formula="of:=IF(['Event Times'.$E577]=['Event Times'.J$2];['Event Times'.$F577])" office:value-type="boolean" office:boolean-value="false" calcext:value-type="boolean">
            <text:p>FALSE</text:p>
          </table:table-cell>
          <table:table-cell table:style-name="Default" table:formula="of:=IF(['Event Times'.$E577]=['Event Times'.K$2];['Event Times'.$F577])" office:value-type="float" office:value="0.619" calcext:value-type="float">
            <text:p>0.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51" calcext:value-type="float">
            <text:p>2017.151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5" calcext:value-type="float">
            <text:p>0.395</text:p>
          </table:table-cell>
          <table:table-cell table:style-name="Default" table:formula="of:=IF(['Event Times'.$E578]=['Event Times'.G$2];['Event Times'.$F578])" office:value-type="float" office:value="0.395" calcext:value-type="float">
            <text:p>0.395</text:p>
          </table:table-cell>
          <table:table-cell table:formula="of:=IF(['Event Times'.$E578]=['Event Times'.H$2];['Event Times'.$F578])" office:value-type="boolean" office:boolean-value="false" calcext:value-type="boolean">
            <text:p>FALSE</text:p>
          </table:table-cell>
          <table:table-cell table:formula="of:=IF(['Event Times'.$E578]=['Event Times'.I$2];['Event Times'.$F578])" office:value-type="boolean" office:boolean-value="false" calcext:value-type="boolean">
            <text:p>FALSE</text:p>
          </table:table-cell>
          <table:table-cell table:formula="of:=IF(['Event Times'.$E578]=['Event Times'.J$2];['Event Times'.$F578])" office:value-type="boolean" office:boolean-value="false" calcext:value-type="boolean">
            <text:p>FALSE</text:p>
          </table:table-cell>
          <table:table-cell table:formula="of:=IF(['Event Times'.$E578]=['Event Times'.K$2];['Event Times'.$F57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51" calcext:value-type="float">
            <text:p>2017.151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18" calcext:value-type="float">
            <text:p>0.318</text:p>
          </table:table-cell>
          <table:table-cell table:formula="of:=IF(['Event Times'.$E579]=['Event Times'.G$2];['Event Times'.$F579])" office:value-type="boolean" office:boolean-value="false" calcext:value-type="boolean">
            <text:p>FALSE</text:p>
          </table:table-cell>
          <table:table-cell table:style-name="Default" table:formula="of:=IF(['Event Times'.$E579]=['Event Times'.H$2];['Event Times'.$F579])" office:value-type="float" office:value="0.318" calcext:value-type="float">
            <text:p>0.318</text:p>
          </table:table-cell>
          <table:table-cell table:formula="of:=IF(['Event Times'.$E579]=['Event Times'.I$2];['Event Times'.$F579])" office:value-type="boolean" office:boolean-value="false" calcext:value-type="boolean">
            <text:p>FALSE</text:p>
          </table:table-cell>
          <table:table-cell table:formula="of:=IF(['Event Times'.$E579]=['Event Times'.J$2];['Event Times'.$F579])" office:value-type="boolean" office:boolean-value="false" calcext:value-type="boolean">
            <text:p>FALSE</text:p>
          </table:table-cell>
          <table:table-cell table:formula="of:=IF(['Event Times'.$E579]=['Event Times'.K$2];['Event Times'.$F57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51" calcext:value-type="float">
            <text:p>2017.151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35" calcext:value-type="float">
            <text:p>0.435</text:p>
          </table:table-cell>
          <table:table-cell table:formula="of:=IF(['Event Times'.$E580]=['Event Times'.G$2];['Event Times'.$F580])" office:value-type="boolean" office:boolean-value="false" calcext:value-type="boolean">
            <text:p>FALSE</text:p>
          </table:table-cell>
          <table:table-cell table:formula="of:=IF(['Event Times'.$E580]=['Event Times'.H$2];['Event Times'.$F580])" office:value-type="boolean" office:boolean-value="false" calcext:value-type="boolean">
            <text:p>FALSE</text:p>
          </table:table-cell>
          <table:table-cell table:style-name="Default" table:formula="of:=IF(['Event Times'.$E580]=['Event Times'.I$2];['Event Times'.$F580])" office:value-type="float" office:value="0.435" calcext:value-type="float">
            <text:p>0.435</text:p>
          </table:table-cell>
          <table:table-cell table:formula="of:=IF(['Event Times'.$E580]=['Event Times'.J$2];['Event Times'.$F580])" office:value-type="boolean" office:boolean-value="false" calcext:value-type="boolean">
            <text:p>FALSE</text:p>
          </table:table-cell>
          <table:table-cell table:formula="of:=IF(['Event Times'.$E580]=['Event Times'.K$2];['Event Times'.$F58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51" calcext:value-type="float">
            <text:p>2017.151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4" calcext:value-type="float">
            <text:p>0.434</text:p>
          </table:table-cell>
          <table:table-cell table:formula="of:=IF(['Event Times'.$E581]=['Event Times'.G$2];['Event Times'.$F581])" office:value-type="boolean" office:boolean-value="false" calcext:value-type="boolean">
            <text:p>FALSE</text:p>
          </table:table-cell>
          <table:table-cell table:formula="of:=IF(['Event Times'.$E581]=['Event Times'.H$2];['Event Times'.$F581])" office:value-type="boolean" office:boolean-value="false" calcext:value-type="boolean">
            <text:p>FALSE</text:p>
          </table:table-cell>
          <table:table-cell table:formula="of:=IF(['Event Times'.$E581]=['Event Times'.I$2];['Event Times'.$F581])" office:value-type="boolean" office:boolean-value="false" calcext:value-type="boolean">
            <text:p>FALSE</text:p>
          </table:table-cell>
          <table:table-cell table:style-name="Default" table:formula="of:=IF(['Event Times'.$E581]=['Event Times'.J$2];['Event Times'.$F581])" office:value-type="float" office:value="0.434" calcext:value-type="float">
            <text:p>0.434</text:p>
          </table:table-cell>
          <table:table-cell table:formula="of:=IF(['Event Times'.$E581]=['Event Times'.K$2];['Event Times'.$F58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51" calcext:value-type="float">
            <text:p>2017.151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3" calcext:value-type="float">
            <text:p>0.613</text:p>
          </table:table-cell>
          <table:table-cell table:formula="of:=IF(['Event Times'.$E582]=['Event Times'.G$2];['Event Times'.$F582])" office:value-type="boolean" office:boolean-value="false" calcext:value-type="boolean">
            <text:p>FALSE</text:p>
          </table:table-cell>
          <table:table-cell table:formula="of:=IF(['Event Times'.$E582]=['Event Times'.H$2];['Event Times'.$F582])" office:value-type="boolean" office:boolean-value="false" calcext:value-type="boolean">
            <text:p>FALSE</text:p>
          </table:table-cell>
          <table:table-cell table:formula="of:=IF(['Event Times'.$E582]=['Event Times'.I$2];['Event Times'.$F582])" office:value-type="boolean" office:boolean-value="false" calcext:value-type="boolean">
            <text:p>FALSE</text:p>
          </table:table-cell>
          <table:table-cell table:formula="of:=IF(['Event Times'.$E582]=['Event Times'.J$2];['Event Times'.$F582])" office:value-type="boolean" office:boolean-value="false" calcext:value-type="boolean">
            <text:p>FALSE</text:p>
          </table:table-cell>
          <table:table-cell table:style-name="Default" table:formula="of:=IF(['Event Times'.$E582]=['Event Times'.K$2];['Event Times'.$F582])" office:value-type="float" office:value="0.613" calcext:value-type="float">
            <text:p>0.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53" calcext:value-type="float">
            <text:p>2017.153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3" calcext:value-type="float">
            <text:p>0.393</text:p>
          </table:table-cell>
          <table:table-cell table:style-name="Default" table:formula="of:=IF(['Event Times'.$E583]=['Event Times'.G$2];['Event Times'.$F583])" office:value-type="float" office:value="0.393" calcext:value-type="float">
            <text:p>0.393</text:p>
          </table:table-cell>
          <table:table-cell table:formula="of:=IF(['Event Times'.$E583]=['Event Times'.H$2];['Event Times'.$F583])" office:value-type="boolean" office:boolean-value="false" calcext:value-type="boolean">
            <text:p>FALSE</text:p>
          </table:table-cell>
          <table:table-cell table:formula="of:=IF(['Event Times'.$E583]=['Event Times'.I$2];['Event Times'.$F583])" office:value-type="boolean" office:boolean-value="false" calcext:value-type="boolean">
            <text:p>FALSE</text:p>
          </table:table-cell>
          <table:table-cell table:formula="of:=IF(['Event Times'.$E583]=['Event Times'.J$2];['Event Times'.$F583])" office:value-type="boolean" office:boolean-value="false" calcext:value-type="boolean">
            <text:p>FALSE</text:p>
          </table:table-cell>
          <table:table-cell table:formula="of:=IF(['Event Times'.$E583]=['Event Times'.K$2];['Event Times'.$F58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53" calcext:value-type="float">
            <text:p>2017.153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21" calcext:value-type="float">
            <text:p>0.321</text:p>
          </table:table-cell>
          <table:table-cell table:formula="of:=IF(['Event Times'.$E584]=['Event Times'.G$2];['Event Times'.$F584])" office:value-type="boolean" office:boolean-value="false" calcext:value-type="boolean">
            <text:p>FALSE</text:p>
          </table:table-cell>
          <table:table-cell table:style-name="Default" table:formula="of:=IF(['Event Times'.$E584]=['Event Times'.H$2];['Event Times'.$F584])" office:value-type="float" office:value="0.321" calcext:value-type="float">
            <text:p>0.321</text:p>
          </table:table-cell>
          <table:table-cell table:formula="of:=IF(['Event Times'.$E584]=['Event Times'.I$2];['Event Times'.$F584])" office:value-type="boolean" office:boolean-value="false" calcext:value-type="boolean">
            <text:p>FALSE</text:p>
          </table:table-cell>
          <table:table-cell table:formula="of:=IF(['Event Times'.$E584]=['Event Times'.J$2];['Event Times'.$F584])" office:value-type="boolean" office:boolean-value="false" calcext:value-type="boolean">
            <text:p>FALSE</text:p>
          </table:table-cell>
          <table:table-cell table:formula="of:=IF(['Event Times'.$E584]=['Event Times'.K$2];['Event Times'.$F58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53" calcext:value-type="float">
            <text:p>2017.153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36" calcext:value-type="float">
            <text:p>0.436</text:p>
          </table:table-cell>
          <table:table-cell table:formula="of:=IF(['Event Times'.$E585]=['Event Times'.G$2];['Event Times'.$F585])" office:value-type="boolean" office:boolean-value="false" calcext:value-type="boolean">
            <text:p>FALSE</text:p>
          </table:table-cell>
          <table:table-cell table:formula="of:=IF(['Event Times'.$E585]=['Event Times'.H$2];['Event Times'.$F585])" office:value-type="boolean" office:boolean-value="false" calcext:value-type="boolean">
            <text:p>FALSE</text:p>
          </table:table-cell>
          <table:table-cell table:style-name="Default" table:formula="of:=IF(['Event Times'.$E585]=['Event Times'.I$2];['Event Times'.$F585])" office:value-type="float" office:value="0.436" calcext:value-type="float">
            <text:p>0.436</text:p>
          </table:table-cell>
          <table:table-cell table:formula="of:=IF(['Event Times'.$E585]=['Event Times'.J$2];['Event Times'.$F585])" office:value-type="boolean" office:boolean-value="false" calcext:value-type="boolean">
            <text:p>FALSE</text:p>
          </table:table-cell>
          <table:table-cell table:formula="of:=IF(['Event Times'.$E585]=['Event Times'.K$2];['Event Times'.$F58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53" calcext:value-type="float">
            <text:p>2017.153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9" calcext:value-type="float">
            <text:p>0.429</text:p>
          </table:table-cell>
          <table:table-cell table:formula="of:=IF(['Event Times'.$E586]=['Event Times'.G$2];['Event Times'.$F586])" office:value-type="boolean" office:boolean-value="false" calcext:value-type="boolean">
            <text:p>FALSE</text:p>
          </table:table-cell>
          <table:table-cell table:formula="of:=IF(['Event Times'.$E586]=['Event Times'.H$2];['Event Times'.$F586])" office:value-type="boolean" office:boolean-value="false" calcext:value-type="boolean">
            <text:p>FALSE</text:p>
          </table:table-cell>
          <table:table-cell table:formula="of:=IF(['Event Times'.$E586]=['Event Times'.I$2];['Event Times'.$F586])" office:value-type="boolean" office:boolean-value="false" calcext:value-type="boolean">
            <text:p>FALSE</text:p>
          </table:table-cell>
          <table:table-cell table:style-name="Default" table:formula="of:=IF(['Event Times'.$E586]=['Event Times'.J$2];['Event Times'.$F586])" office:value-type="float" office:value="0.429" calcext:value-type="float">
            <text:p>0.429</text:p>
          </table:table-cell>
          <table:table-cell table:formula="of:=IF(['Event Times'.$E586]=['Event Times'.K$2];['Event Times'.$F58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53" calcext:value-type="float">
            <text:p>2017.153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3" calcext:value-type="float">
            <text:p>0.613</text:p>
          </table:table-cell>
          <table:table-cell table:formula="of:=IF(['Event Times'.$E587]=['Event Times'.G$2];['Event Times'.$F587])" office:value-type="boolean" office:boolean-value="false" calcext:value-type="boolean">
            <text:p>FALSE</text:p>
          </table:table-cell>
          <table:table-cell table:formula="of:=IF(['Event Times'.$E587]=['Event Times'.H$2];['Event Times'.$F587])" office:value-type="boolean" office:boolean-value="false" calcext:value-type="boolean">
            <text:p>FALSE</text:p>
          </table:table-cell>
          <table:table-cell table:formula="of:=IF(['Event Times'.$E587]=['Event Times'.I$2];['Event Times'.$F587])" office:value-type="boolean" office:boolean-value="false" calcext:value-type="boolean">
            <text:p>FALSE</text:p>
          </table:table-cell>
          <table:table-cell table:formula="of:=IF(['Event Times'.$E587]=['Event Times'.J$2];['Event Times'.$F587])" office:value-type="boolean" office:boolean-value="false" calcext:value-type="boolean">
            <text:p>FALSE</text:p>
          </table:table-cell>
          <table:table-cell table:style-name="Default" table:formula="of:=IF(['Event Times'.$E587]=['Event Times'.K$2];['Event Times'.$F587])" office:value-type="float" office:value="0.613" calcext:value-type="float">
            <text:p>0.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56" calcext:value-type="float">
            <text:p>2017.156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1" calcext:value-type="float">
            <text:p>0.391</text:p>
          </table:table-cell>
          <table:table-cell table:style-name="Default" table:formula="of:=IF(['Event Times'.$E588]=['Event Times'.G$2];['Event Times'.$F588])" office:value-type="float" office:value="0.391" calcext:value-type="float">
            <text:p>0.391</text:p>
          </table:table-cell>
          <table:table-cell table:formula="of:=IF(['Event Times'.$E588]=['Event Times'.H$2];['Event Times'.$F588])" office:value-type="boolean" office:boolean-value="false" calcext:value-type="boolean">
            <text:p>FALSE</text:p>
          </table:table-cell>
          <table:table-cell table:formula="of:=IF(['Event Times'.$E588]=['Event Times'.I$2];['Event Times'.$F588])" office:value-type="boolean" office:boolean-value="false" calcext:value-type="boolean">
            <text:p>FALSE</text:p>
          </table:table-cell>
          <table:table-cell table:formula="of:=IF(['Event Times'.$E588]=['Event Times'.J$2];['Event Times'.$F588])" office:value-type="boolean" office:boolean-value="false" calcext:value-type="boolean">
            <text:p>FALSE</text:p>
          </table:table-cell>
          <table:table-cell table:formula="of:=IF(['Event Times'.$E588]=['Event Times'.K$2];['Event Times'.$F58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56" calcext:value-type="float">
            <text:p>2017.156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24" calcext:value-type="float">
            <text:p>0.324</text:p>
          </table:table-cell>
          <table:table-cell table:formula="of:=IF(['Event Times'.$E589]=['Event Times'.G$2];['Event Times'.$F589])" office:value-type="boolean" office:boolean-value="false" calcext:value-type="boolean">
            <text:p>FALSE</text:p>
          </table:table-cell>
          <table:table-cell table:style-name="Default" table:formula="of:=IF(['Event Times'.$E589]=['Event Times'.H$2];['Event Times'.$F589])" office:value-type="float" office:value="0.324" calcext:value-type="float">
            <text:p>0.324</text:p>
          </table:table-cell>
          <table:table-cell table:formula="of:=IF(['Event Times'.$E589]=['Event Times'.I$2];['Event Times'.$F589])" office:value-type="boolean" office:boolean-value="false" calcext:value-type="boolean">
            <text:p>FALSE</text:p>
          </table:table-cell>
          <table:table-cell table:formula="of:=IF(['Event Times'.$E589]=['Event Times'.J$2];['Event Times'.$F589])" office:value-type="boolean" office:boolean-value="false" calcext:value-type="boolean">
            <text:p>FALSE</text:p>
          </table:table-cell>
          <table:table-cell table:formula="of:=IF(['Event Times'.$E589]=['Event Times'.K$2];['Event Times'.$F58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56" calcext:value-type="float">
            <text:p>2017.156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38" calcext:value-type="float">
            <text:p>0.438</text:p>
          </table:table-cell>
          <table:table-cell table:formula="of:=IF(['Event Times'.$E590]=['Event Times'.G$2];['Event Times'.$F590])" office:value-type="boolean" office:boolean-value="false" calcext:value-type="boolean">
            <text:p>FALSE</text:p>
          </table:table-cell>
          <table:table-cell table:formula="of:=IF(['Event Times'.$E590]=['Event Times'.H$2];['Event Times'.$F590])" office:value-type="boolean" office:boolean-value="false" calcext:value-type="boolean">
            <text:p>FALSE</text:p>
          </table:table-cell>
          <table:table-cell table:style-name="Default" table:formula="of:=IF(['Event Times'.$E590]=['Event Times'.I$2];['Event Times'.$F590])" office:value-type="float" office:value="0.438" calcext:value-type="float">
            <text:p>0.438</text:p>
          </table:table-cell>
          <table:table-cell table:formula="of:=IF(['Event Times'.$E590]=['Event Times'.J$2];['Event Times'.$F590])" office:value-type="boolean" office:boolean-value="false" calcext:value-type="boolean">
            <text:p>FALSE</text:p>
          </table:table-cell>
          <table:table-cell table:formula="of:=IF(['Event Times'.$E590]=['Event Times'.K$2];['Event Times'.$F59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56" calcext:value-type="float">
            <text:p>2017.156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1" calcext:value-type="float">
            <text:p>0.431</text:p>
          </table:table-cell>
          <table:table-cell table:formula="of:=IF(['Event Times'.$E591]=['Event Times'.G$2];['Event Times'.$F591])" office:value-type="boolean" office:boolean-value="false" calcext:value-type="boolean">
            <text:p>FALSE</text:p>
          </table:table-cell>
          <table:table-cell table:formula="of:=IF(['Event Times'.$E591]=['Event Times'.H$2];['Event Times'.$F591])" office:value-type="boolean" office:boolean-value="false" calcext:value-type="boolean">
            <text:p>FALSE</text:p>
          </table:table-cell>
          <table:table-cell table:formula="of:=IF(['Event Times'.$E591]=['Event Times'.I$2];['Event Times'.$F591])" office:value-type="boolean" office:boolean-value="false" calcext:value-type="boolean">
            <text:p>FALSE</text:p>
          </table:table-cell>
          <table:table-cell table:style-name="Default" table:formula="of:=IF(['Event Times'.$E591]=['Event Times'.J$2];['Event Times'.$F591])" office:value-type="float" office:value="0.431" calcext:value-type="float">
            <text:p>0.431</text:p>
          </table:table-cell>
          <table:table-cell table:formula="of:=IF(['Event Times'.$E591]=['Event Times'.K$2];['Event Times'.$F59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56" calcext:value-type="float">
            <text:p>2017.156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2" calcext:value-type="float">
            <text:p>0.612</text:p>
          </table:table-cell>
          <table:table-cell table:formula="of:=IF(['Event Times'.$E592]=['Event Times'.G$2];['Event Times'.$F592])" office:value-type="boolean" office:boolean-value="false" calcext:value-type="boolean">
            <text:p>FALSE</text:p>
          </table:table-cell>
          <table:table-cell table:formula="of:=IF(['Event Times'.$E592]=['Event Times'.H$2];['Event Times'.$F592])" office:value-type="boolean" office:boolean-value="false" calcext:value-type="boolean">
            <text:p>FALSE</text:p>
          </table:table-cell>
          <table:table-cell table:formula="of:=IF(['Event Times'.$E592]=['Event Times'.I$2];['Event Times'.$F592])" office:value-type="boolean" office:boolean-value="false" calcext:value-type="boolean">
            <text:p>FALSE</text:p>
          </table:table-cell>
          <table:table-cell table:formula="of:=IF(['Event Times'.$E592]=['Event Times'.J$2];['Event Times'.$F592])" office:value-type="boolean" office:boolean-value="false" calcext:value-type="boolean">
            <text:p>FALSE</text:p>
          </table:table-cell>
          <table:table-cell table:style-name="Default" table:formula="of:=IF(['Event Times'.$E592]=['Event Times'.K$2];['Event Times'.$F592])" office:value-type="float" office:value="0.612" calcext:value-type="float">
            <text:p>0.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59" calcext:value-type="float">
            <text:p>2017.159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8" calcext:value-type="float">
            <text:p>0.398</text:p>
          </table:table-cell>
          <table:table-cell table:style-name="Default" table:formula="of:=IF(['Event Times'.$E593]=['Event Times'.G$2];['Event Times'.$F593])" office:value-type="float" office:value="0.398" calcext:value-type="float">
            <text:p>0.398</text:p>
          </table:table-cell>
          <table:table-cell table:formula="of:=IF(['Event Times'.$E593]=['Event Times'.H$2];['Event Times'.$F593])" office:value-type="boolean" office:boolean-value="false" calcext:value-type="boolean">
            <text:p>FALSE</text:p>
          </table:table-cell>
          <table:table-cell table:formula="of:=IF(['Event Times'.$E593]=['Event Times'.I$2];['Event Times'.$F593])" office:value-type="boolean" office:boolean-value="false" calcext:value-type="boolean">
            <text:p>FALSE</text:p>
          </table:table-cell>
          <table:table-cell table:formula="of:=IF(['Event Times'.$E593]=['Event Times'.J$2];['Event Times'.$F593])" office:value-type="boolean" office:boolean-value="false" calcext:value-type="boolean">
            <text:p>FALSE</text:p>
          </table:table-cell>
          <table:table-cell table:formula="of:=IF(['Event Times'.$E593]=['Event Times'.K$2];['Event Times'.$F59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59" calcext:value-type="float">
            <text:p>2017.159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24" calcext:value-type="float">
            <text:p>0.324</text:p>
          </table:table-cell>
          <table:table-cell table:formula="of:=IF(['Event Times'.$E594]=['Event Times'.G$2];['Event Times'.$F594])" office:value-type="boolean" office:boolean-value="false" calcext:value-type="boolean">
            <text:p>FALSE</text:p>
          </table:table-cell>
          <table:table-cell table:style-name="Default" table:formula="of:=IF(['Event Times'.$E594]=['Event Times'.H$2];['Event Times'.$F594])" office:value-type="float" office:value="0.324" calcext:value-type="float">
            <text:p>0.324</text:p>
          </table:table-cell>
          <table:table-cell table:formula="of:=IF(['Event Times'.$E594]=['Event Times'.I$2];['Event Times'.$F594])" office:value-type="boolean" office:boolean-value="false" calcext:value-type="boolean">
            <text:p>FALSE</text:p>
          </table:table-cell>
          <table:table-cell table:formula="of:=IF(['Event Times'.$E594]=['Event Times'.J$2];['Event Times'.$F594])" office:value-type="boolean" office:boolean-value="false" calcext:value-type="boolean">
            <text:p>FALSE</text:p>
          </table:table-cell>
          <table:table-cell table:formula="of:=IF(['Event Times'.$E594]=['Event Times'.K$2];['Event Times'.$F59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59" calcext:value-type="float">
            <text:p>2017.159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39" calcext:value-type="float">
            <text:p>0.439</text:p>
          </table:table-cell>
          <table:table-cell table:formula="of:=IF(['Event Times'.$E595]=['Event Times'.G$2];['Event Times'.$F595])" office:value-type="boolean" office:boolean-value="false" calcext:value-type="boolean">
            <text:p>FALSE</text:p>
          </table:table-cell>
          <table:table-cell table:formula="of:=IF(['Event Times'.$E595]=['Event Times'.H$2];['Event Times'.$F595])" office:value-type="boolean" office:boolean-value="false" calcext:value-type="boolean">
            <text:p>FALSE</text:p>
          </table:table-cell>
          <table:table-cell table:style-name="Default" table:formula="of:=IF(['Event Times'.$E595]=['Event Times'.I$2];['Event Times'.$F595])" office:value-type="float" office:value="0.439" calcext:value-type="float">
            <text:p>0.439</text:p>
          </table:table-cell>
          <table:table-cell table:formula="of:=IF(['Event Times'.$E595]=['Event Times'.J$2];['Event Times'.$F595])" office:value-type="boolean" office:boolean-value="false" calcext:value-type="boolean">
            <text:p>FALSE</text:p>
          </table:table-cell>
          <table:table-cell table:formula="of:=IF(['Event Times'.$E595]=['Event Times'.K$2];['Event Times'.$F59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59" calcext:value-type="float">
            <text:p>2017.159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1" calcext:value-type="float">
            <text:p>0.431</text:p>
          </table:table-cell>
          <table:table-cell table:formula="of:=IF(['Event Times'.$E596]=['Event Times'.G$2];['Event Times'.$F596])" office:value-type="boolean" office:boolean-value="false" calcext:value-type="boolean">
            <text:p>FALSE</text:p>
          </table:table-cell>
          <table:table-cell table:formula="of:=IF(['Event Times'.$E596]=['Event Times'.H$2];['Event Times'.$F596])" office:value-type="boolean" office:boolean-value="false" calcext:value-type="boolean">
            <text:p>FALSE</text:p>
          </table:table-cell>
          <table:table-cell table:formula="of:=IF(['Event Times'.$E596]=['Event Times'.I$2];['Event Times'.$F596])" office:value-type="boolean" office:boolean-value="false" calcext:value-type="boolean">
            <text:p>FALSE</text:p>
          </table:table-cell>
          <table:table-cell table:style-name="Default" table:formula="of:=IF(['Event Times'.$E596]=['Event Times'.J$2];['Event Times'.$F596])" office:value-type="float" office:value="0.431" calcext:value-type="float">
            <text:p>0.431</text:p>
          </table:table-cell>
          <table:table-cell table:formula="of:=IF(['Event Times'.$E596]=['Event Times'.K$2];['Event Times'.$F59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59" calcext:value-type="float">
            <text:p>2017.159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9" calcext:value-type="float">
            <text:p>0.619</text:p>
          </table:table-cell>
          <table:table-cell table:formula="of:=IF(['Event Times'.$E597]=['Event Times'.G$2];['Event Times'.$F597])" office:value-type="boolean" office:boolean-value="false" calcext:value-type="boolean">
            <text:p>FALSE</text:p>
          </table:table-cell>
          <table:table-cell table:formula="of:=IF(['Event Times'.$E597]=['Event Times'.H$2];['Event Times'.$F597])" office:value-type="boolean" office:boolean-value="false" calcext:value-type="boolean">
            <text:p>FALSE</text:p>
          </table:table-cell>
          <table:table-cell table:formula="of:=IF(['Event Times'.$E597]=['Event Times'.I$2];['Event Times'.$F597])" office:value-type="boolean" office:boolean-value="false" calcext:value-type="boolean">
            <text:p>FALSE</text:p>
          </table:table-cell>
          <table:table-cell table:formula="of:=IF(['Event Times'.$E597]=['Event Times'.J$2];['Event Times'.$F597])" office:value-type="boolean" office:boolean-value="false" calcext:value-type="boolean">
            <text:p>FALSE</text:p>
          </table:table-cell>
          <table:table-cell table:style-name="Default" table:formula="of:=IF(['Event Times'.$E597]=['Event Times'.K$2];['Event Times'.$F597])" office:value-type="float" office:value="0.619" calcext:value-type="float">
            <text:p>0.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62" calcext:value-type="float">
            <text:p>2017.162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5" calcext:value-type="float">
            <text:p>0.395</text:p>
          </table:table-cell>
          <table:table-cell table:style-name="Default" table:formula="of:=IF(['Event Times'.$E598]=['Event Times'.G$2];['Event Times'.$F598])" office:value-type="float" office:value="0.395" calcext:value-type="float">
            <text:p>0.395</text:p>
          </table:table-cell>
          <table:table-cell table:formula="of:=IF(['Event Times'.$E598]=['Event Times'.H$2];['Event Times'.$F598])" office:value-type="boolean" office:boolean-value="false" calcext:value-type="boolean">
            <text:p>FALSE</text:p>
          </table:table-cell>
          <table:table-cell table:formula="of:=IF(['Event Times'.$E598]=['Event Times'.I$2];['Event Times'.$F598])" office:value-type="boolean" office:boolean-value="false" calcext:value-type="boolean">
            <text:p>FALSE</text:p>
          </table:table-cell>
          <table:table-cell table:formula="of:=IF(['Event Times'.$E598]=['Event Times'.J$2];['Event Times'.$F598])" office:value-type="boolean" office:boolean-value="false" calcext:value-type="boolean">
            <text:p>FALSE</text:p>
          </table:table-cell>
          <table:table-cell table:formula="of:=IF(['Event Times'.$E598]=['Event Times'.K$2];['Event Times'.$F59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62" calcext:value-type="float">
            <text:p>2017.162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25" calcext:value-type="float">
            <text:p>0.325</text:p>
          </table:table-cell>
          <table:table-cell table:formula="of:=IF(['Event Times'.$E599]=['Event Times'.G$2];['Event Times'.$F599])" office:value-type="boolean" office:boolean-value="false" calcext:value-type="boolean">
            <text:p>FALSE</text:p>
          </table:table-cell>
          <table:table-cell table:style-name="Default" table:formula="of:=IF(['Event Times'.$E599]=['Event Times'.H$2];['Event Times'.$F599])" office:value-type="float" office:value="0.325" calcext:value-type="float">
            <text:p>0.325</text:p>
          </table:table-cell>
          <table:table-cell table:formula="of:=IF(['Event Times'.$E599]=['Event Times'.I$2];['Event Times'.$F599])" office:value-type="boolean" office:boolean-value="false" calcext:value-type="boolean">
            <text:p>FALSE</text:p>
          </table:table-cell>
          <table:table-cell table:formula="of:=IF(['Event Times'.$E599]=['Event Times'.J$2];['Event Times'.$F599])" office:value-type="boolean" office:boolean-value="false" calcext:value-type="boolean">
            <text:p>FALSE</text:p>
          </table:table-cell>
          <table:table-cell table:formula="of:=IF(['Event Times'.$E599]=['Event Times'.K$2];['Event Times'.$F59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62" calcext:value-type="float">
            <text:p>2017.162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35" calcext:value-type="float">
            <text:p>0.435</text:p>
          </table:table-cell>
          <table:table-cell table:formula="of:=IF(['Event Times'.$E600]=['Event Times'.G$2];['Event Times'.$F600])" office:value-type="boolean" office:boolean-value="false" calcext:value-type="boolean">
            <text:p>FALSE</text:p>
          </table:table-cell>
          <table:table-cell table:formula="of:=IF(['Event Times'.$E600]=['Event Times'.H$2];['Event Times'.$F600])" office:value-type="boolean" office:boolean-value="false" calcext:value-type="boolean">
            <text:p>FALSE</text:p>
          </table:table-cell>
          <table:table-cell table:style-name="Default" table:formula="of:=IF(['Event Times'.$E600]=['Event Times'.I$2];['Event Times'.$F600])" office:value-type="float" office:value="0.435" calcext:value-type="float">
            <text:p>0.435</text:p>
          </table:table-cell>
          <table:table-cell table:formula="of:=IF(['Event Times'.$E600]=['Event Times'.J$2];['Event Times'.$F600])" office:value-type="boolean" office:boolean-value="false" calcext:value-type="boolean">
            <text:p>FALSE</text:p>
          </table:table-cell>
          <table:table-cell table:formula="of:=IF(['Event Times'.$E600]=['Event Times'.K$2];['Event Times'.$F60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62" calcext:value-type="float">
            <text:p>2017.162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1" calcext:value-type="float">
            <text:p>0.431</text:p>
          </table:table-cell>
          <table:table-cell table:formula="of:=IF(['Event Times'.$E601]=['Event Times'.G$2];['Event Times'.$F601])" office:value-type="boolean" office:boolean-value="false" calcext:value-type="boolean">
            <text:p>FALSE</text:p>
          </table:table-cell>
          <table:table-cell table:formula="of:=IF(['Event Times'.$E601]=['Event Times'.H$2];['Event Times'.$F601])" office:value-type="boolean" office:boolean-value="false" calcext:value-type="boolean">
            <text:p>FALSE</text:p>
          </table:table-cell>
          <table:table-cell table:formula="of:=IF(['Event Times'.$E601]=['Event Times'.I$2];['Event Times'.$F601])" office:value-type="boolean" office:boolean-value="false" calcext:value-type="boolean">
            <text:p>FALSE</text:p>
          </table:table-cell>
          <table:table-cell table:style-name="Default" table:formula="of:=IF(['Event Times'.$E601]=['Event Times'.J$2];['Event Times'.$F601])" office:value-type="float" office:value="0.431" calcext:value-type="float">
            <text:p>0.431</text:p>
          </table:table-cell>
          <table:table-cell table:formula="of:=IF(['Event Times'.$E601]=['Event Times'.K$2];['Event Times'.$F60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62" calcext:value-type="float">
            <text:p>2017.162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9" calcext:value-type="float">
            <text:p>0.609</text:p>
          </table:table-cell>
          <table:table-cell table:formula="of:=IF(['Event Times'.$E602]=['Event Times'.G$2];['Event Times'.$F602])" office:value-type="boolean" office:boolean-value="false" calcext:value-type="boolean">
            <text:p>FALSE</text:p>
          </table:table-cell>
          <table:table-cell table:formula="of:=IF(['Event Times'.$E602]=['Event Times'.H$2];['Event Times'.$F602])" office:value-type="boolean" office:boolean-value="false" calcext:value-type="boolean">
            <text:p>FALSE</text:p>
          </table:table-cell>
          <table:table-cell table:formula="of:=IF(['Event Times'.$E602]=['Event Times'.I$2];['Event Times'.$F602])" office:value-type="boolean" office:boolean-value="false" calcext:value-type="boolean">
            <text:p>FALSE</text:p>
          </table:table-cell>
          <table:table-cell table:formula="of:=IF(['Event Times'.$E602]=['Event Times'.J$2];['Event Times'.$F602])" office:value-type="boolean" office:boolean-value="false" calcext:value-type="boolean">
            <text:p>FALSE</text:p>
          </table:table-cell>
          <table:table-cell table:style-name="Default" table:formula="of:=IF(['Event Times'.$E602]=['Event Times'.K$2];['Event Times'.$F602])" office:value-type="float" office:value="0.609" calcext:value-type="float">
            <text:p>0.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64" calcext:value-type="float">
            <text:p>2017.164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5" calcext:value-type="float">
            <text:p>0.395</text:p>
          </table:table-cell>
          <table:table-cell table:style-name="Default" table:formula="of:=IF(['Event Times'.$E603]=['Event Times'.G$2];['Event Times'.$F603])" office:value-type="float" office:value="0.395" calcext:value-type="float">
            <text:p>0.395</text:p>
          </table:table-cell>
          <table:table-cell table:formula="of:=IF(['Event Times'.$E603]=['Event Times'.H$2];['Event Times'.$F603])" office:value-type="boolean" office:boolean-value="false" calcext:value-type="boolean">
            <text:p>FALSE</text:p>
          </table:table-cell>
          <table:table-cell table:formula="of:=IF(['Event Times'.$E603]=['Event Times'.I$2];['Event Times'.$F603])" office:value-type="boolean" office:boolean-value="false" calcext:value-type="boolean">
            <text:p>FALSE</text:p>
          </table:table-cell>
          <table:table-cell table:formula="of:=IF(['Event Times'.$E603]=['Event Times'.J$2];['Event Times'.$F603])" office:value-type="boolean" office:boolean-value="false" calcext:value-type="boolean">
            <text:p>FALSE</text:p>
          </table:table-cell>
          <table:table-cell table:formula="of:=IF(['Event Times'.$E603]=['Event Times'.K$2];['Event Times'.$F60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64" calcext:value-type="float">
            <text:p>2017.164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22" calcext:value-type="float">
            <text:p>0.322</text:p>
          </table:table-cell>
          <table:table-cell table:formula="of:=IF(['Event Times'.$E604]=['Event Times'.G$2];['Event Times'.$F604])" office:value-type="boolean" office:boolean-value="false" calcext:value-type="boolean">
            <text:p>FALSE</text:p>
          </table:table-cell>
          <table:table-cell table:style-name="Default" table:formula="of:=IF(['Event Times'.$E604]=['Event Times'.H$2];['Event Times'.$F604])" office:value-type="float" office:value="0.322" calcext:value-type="float">
            <text:p>0.322</text:p>
          </table:table-cell>
          <table:table-cell table:formula="of:=IF(['Event Times'.$E604]=['Event Times'.I$2];['Event Times'.$F604])" office:value-type="boolean" office:boolean-value="false" calcext:value-type="boolean">
            <text:p>FALSE</text:p>
          </table:table-cell>
          <table:table-cell table:formula="of:=IF(['Event Times'.$E604]=['Event Times'.J$2];['Event Times'.$F604])" office:value-type="boolean" office:boolean-value="false" calcext:value-type="boolean">
            <text:p>FALSE</text:p>
          </table:table-cell>
          <table:table-cell table:formula="of:=IF(['Event Times'.$E604]=['Event Times'.K$2];['Event Times'.$F60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64" calcext:value-type="float">
            <text:p>2017.164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39" calcext:value-type="float">
            <text:p>0.439</text:p>
          </table:table-cell>
          <table:table-cell table:formula="of:=IF(['Event Times'.$E605]=['Event Times'.G$2];['Event Times'.$F605])" office:value-type="boolean" office:boolean-value="false" calcext:value-type="boolean">
            <text:p>FALSE</text:p>
          </table:table-cell>
          <table:table-cell table:formula="of:=IF(['Event Times'.$E605]=['Event Times'.H$2];['Event Times'.$F605])" office:value-type="boolean" office:boolean-value="false" calcext:value-type="boolean">
            <text:p>FALSE</text:p>
          </table:table-cell>
          <table:table-cell table:style-name="Default" table:formula="of:=IF(['Event Times'.$E605]=['Event Times'.I$2];['Event Times'.$F605])" office:value-type="float" office:value="0.439" calcext:value-type="float">
            <text:p>0.439</text:p>
          </table:table-cell>
          <table:table-cell table:formula="of:=IF(['Event Times'.$E605]=['Event Times'.J$2];['Event Times'.$F605])" office:value-type="boolean" office:boolean-value="false" calcext:value-type="boolean">
            <text:p>FALSE</text:p>
          </table:table-cell>
          <table:table-cell table:formula="of:=IF(['Event Times'.$E605]=['Event Times'.K$2];['Event Times'.$F60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64" calcext:value-type="float">
            <text:p>2017.164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9" calcext:value-type="float">
            <text:p>0.429</text:p>
          </table:table-cell>
          <table:table-cell table:formula="of:=IF(['Event Times'.$E606]=['Event Times'.G$2];['Event Times'.$F606])" office:value-type="boolean" office:boolean-value="false" calcext:value-type="boolean">
            <text:p>FALSE</text:p>
          </table:table-cell>
          <table:table-cell table:formula="of:=IF(['Event Times'.$E606]=['Event Times'.H$2];['Event Times'.$F606])" office:value-type="boolean" office:boolean-value="false" calcext:value-type="boolean">
            <text:p>FALSE</text:p>
          </table:table-cell>
          <table:table-cell table:formula="of:=IF(['Event Times'.$E606]=['Event Times'.I$2];['Event Times'.$F606])" office:value-type="boolean" office:boolean-value="false" calcext:value-type="boolean">
            <text:p>FALSE</text:p>
          </table:table-cell>
          <table:table-cell table:style-name="Default" table:formula="of:=IF(['Event Times'.$E606]=['Event Times'.J$2];['Event Times'.$F606])" office:value-type="float" office:value="0.429" calcext:value-type="float">
            <text:p>0.429</text:p>
          </table:table-cell>
          <table:table-cell table:formula="of:=IF(['Event Times'.$E606]=['Event Times'.K$2];['Event Times'.$F60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64" calcext:value-type="float">
            <text:p>2017.164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8" calcext:value-type="float">
            <text:p>0.618</text:p>
          </table:table-cell>
          <table:table-cell table:formula="of:=IF(['Event Times'.$E607]=['Event Times'.G$2];['Event Times'.$F607])" office:value-type="boolean" office:boolean-value="false" calcext:value-type="boolean">
            <text:p>FALSE</text:p>
          </table:table-cell>
          <table:table-cell table:formula="of:=IF(['Event Times'.$E607]=['Event Times'.H$2];['Event Times'.$F607])" office:value-type="boolean" office:boolean-value="false" calcext:value-type="boolean">
            <text:p>FALSE</text:p>
          </table:table-cell>
          <table:table-cell table:formula="of:=IF(['Event Times'.$E607]=['Event Times'.I$2];['Event Times'.$F607])" office:value-type="boolean" office:boolean-value="false" calcext:value-type="boolean">
            <text:p>FALSE</text:p>
          </table:table-cell>
          <table:table-cell table:formula="of:=IF(['Event Times'.$E607]=['Event Times'.J$2];['Event Times'.$F607])" office:value-type="boolean" office:boolean-value="false" calcext:value-type="boolean">
            <text:p>FALSE</text:p>
          </table:table-cell>
          <table:table-cell table:style-name="Default" table:formula="of:=IF(['Event Times'.$E607]=['Event Times'.K$2];['Event Times'.$F607])" office:value-type="float" office:value="0.618" calcext:value-type="float">
            <text:p>0.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67" calcext:value-type="float">
            <text:p>2017.167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5" calcext:value-type="float">
            <text:p>0.395</text:p>
          </table:table-cell>
          <table:table-cell table:style-name="Default" table:formula="of:=IF(['Event Times'.$E608]=['Event Times'.G$2];['Event Times'.$F608])" office:value-type="float" office:value="0.395" calcext:value-type="float">
            <text:p>0.395</text:p>
          </table:table-cell>
          <table:table-cell table:formula="of:=IF(['Event Times'.$E608]=['Event Times'.H$2];['Event Times'.$F608])" office:value-type="boolean" office:boolean-value="false" calcext:value-type="boolean">
            <text:p>FALSE</text:p>
          </table:table-cell>
          <table:table-cell table:formula="of:=IF(['Event Times'.$E608]=['Event Times'.I$2];['Event Times'.$F608])" office:value-type="boolean" office:boolean-value="false" calcext:value-type="boolean">
            <text:p>FALSE</text:p>
          </table:table-cell>
          <table:table-cell table:formula="of:=IF(['Event Times'.$E608]=['Event Times'.J$2];['Event Times'.$F608])" office:value-type="boolean" office:boolean-value="false" calcext:value-type="boolean">
            <text:p>FALSE</text:p>
          </table:table-cell>
          <table:table-cell table:formula="of:=IF(['Event Times'.$E608]=['Event Times'.K$2];['Event Times'.$F60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67" calcext:value-type="float">
            <text:p>2017.167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25" calcext:value-type="float">
            <text:p>0.325</text:p>
          </table:table-cell>
          <table:table-cell table:formula="of:=IF(['Event Times'.$E609]=['Event Times'.G$2];['Event Times'.$F609])" office:value-type="boolean" office:boolean-value="false" calcext:value-type="boolean">
            <text:p>FALSE</text:p>
          </table:table-cell>
          <table:table-cell table:style-name="Default" table:formula="of:=IF(['Event Times'.$E609]=['Event Times'.H$2];['Event Times'.$F609])" office:value-type="float" office:value="0.325" calcext:value-type="float">
            <text:p>0.325</text:p>
          </table:table-cell>
          <table:table-cell table:formula="of:=IF(['Event Times'.$E609]=['Event Times'.I$2];['Event Times'.$F609])" office:value-type="boolean" office:boolean-value="false" calcext:value-type="boolean">
            <text:p>FALSE</text:p>
          </table:table-cell>
          <table:table-cell table:formula="of:=IF(['Event Times'.$E609]=['Event Times'.J$2];['Event Times'.$F609])" office:value-type="boolean" office:boolean-value="false" calcext:value-type="boolean">
            <text:p>FALSE</text:p>
          </table:table-cell>
          <table:table-cell table:formula="of:=IF(['Event Times'.$E609]=['Event Times'.K$2];['Event Times'.$F60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67" calcext:value-type="float">
            <text:p>2017.167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4" calcext:value-type="float">
            <text:p>0.44</text:p>
          </table:table-cell>
          <table:table-cell table:formula="of:=IF(['Event Times'.$E610]=['Event Times'.G$2];['Event Times'.$F610])" office:value-type="boolean" office:boolean-value="false" calcext:value-type="boolean">
            <text:p>FALSE</text:p>
          </table:table-cell>
          <table:table-cell table:formula="of:=IF(['Event Times'.$E610]=['Event Times'.H$2];['Event Times'.$F610])" office:value-type="boolean" office:boolean-value="false" calcext:value-type="boolean">
            <text:p>FALSE</text:p>
          </table:table-cell>
          <table:table-cell table:style-name="Default" table:formula="of:=IF(['Event Times'.$E610]=['Event Times'.I$2];['Event Times'.$F610])" office:value-type="float" office:value="0.44" calcext:value-type="float">
            <text:p>0.44</text:p>
          </table:table-cell>
          <table:table-cell table:formula="of:=IF(['Event Times'.$E610]=['Event Times'.J$2];['Event Times'.$F610])" office:value-type="boolean" office:boolean-value="false" calcext:value-type="boolean">
            <text:p>FALSE</text:p>
          </table:table-cell>
          <table:table-cell table:formula="of:=IF(['Event Times'.$E610]=['Event Times'.K$2];['Event Times'.$F61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67" calcext:value-type="float">
            <text:p>2017.167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2" calcext:value-type="float">
            <text:p>0.432</text:p>
          </table:table-cell>
          <table:table-cell table:formula="of:=IF(['Event Times'.$E611]=['Event Times'.G$2];['Event Times'.$F611])" office:value-type="boolean" office:boolean-value="false" calcext:value-type="boolean">
            <text:p>FALSE</text:p>
          </table:table-cell>
          <table:table-cell table:formula="of:=IF(['Event Times'.$E611]=['Event Times'.H$2];['Event Times'.$F611])" office:value-type="boolean" office:boolean-value="false" calcext:value-type="boolean">
            <text:p>FALSE</text:p>
          </table:table-cell>
          <table:table-cell table:formula="of:=IF(['Event Times'.$E611]=['Event Times'.I$2];['Event Times'.$F611])" office:value-type="boolean" office:boolean-value="false" calcext:value-type="boolean">
            <text:p>FALSE</text:p>
          </table:table-cell>
          <table:table-cell table:style-name="Default" table:formula="of:=IF(['Event Times'.$E611]=['Event Times'.J$2];['Event Times'.$F611])" office:value-type="float" office:value="0.432" calcext:value-type="float">
            <text:p>0.432</text:p>
          </table:table-cell>
          <table:table-cell table:formula="of:=IF(['Event Times'.$E611]=['Event Times'.K$2];['Event Times'.$F61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67" calcext:value-type="float">
            <text:p>2017.167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IF(['Event Times'.$E612]=['Event Times'.G$2];['Event Times'.$F612])" office:value-type="boolean" office:boolean-value="false" calcext:value-type="boolean">
            <text:p>FALSE</text:p>
          </table:table-cell>
          <table:table-cell table:formula="of:=IF(['Event Times'.$E612]=['Event Times'.H$2];['Event Times'.$F612])" office:value-type="boolean" office:boolean-value="false" calcext:value-type="boolean">
            <text:p>FALSE</text:p>
          </table:table-cell>
          <table:table-cell table:formula="of:=IF(['Event Times'.$E612]=['Event Times'.I$2];['Event Times'.$F612])" office:value-type="boolean" office:boolean-value="false" calcext:value-type="boolean">
            <text:p>FALSE</text:p>
          </table:table-cell>
          <table:table-cell table:formula="of:=IF(['Event Times'.$E612]=['Event Times'.J$2];['Event Times'.$F612])" office:value-type="boolean" office:boolean-value="false" calcext:value-type="boolean">
            <text:p>FALSE</text:p>
          </table:table-cell>
          <table:table-cell table:style-name="Default" table:formula="of:=IF(['Event Times'.$E612]=['Event Times'.K$2];['Event Times'.$F612])" office:value-type="float" office:value="0.605" calcext:value-type="float">
            <text:p>0.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7" calcext:value-type="float">
            <text:p>2017.17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1" calcext:value-type="float">
            <text:p>0.391</text:p>
          </table:table-cell>
          <table:table-cell table:style-name="Default" table:formula="of:=IF(['Event Times'.$E613]=['Event Times'.G$2];['Event Times'.$F613])" office:value-type="float" office:value="0.391" calcext:value-type="float">
            <text:p>0.391</text:p>
          </table:table-cell>
          <table:table-cell table:formula="of:=IF(['Event Times'.$E613]=['Event Times'.H$2];['Event Times'.$F613])" office:value-type="boolean" office:boolean-value="false" calcext:value-type="boolean">
            <text:p>FALSE</text:p>
          </table:table-cell>
          <table:table-cell table:formula="of:=IF(['Event Times'.$E613]=['Event Times'.I$2];['Event Times'.$F613])" office:value-type="boolean" office:boolean-value="false" calcext:value-type="boolean">
            <text:p>FALSE</text:p>
          </table:table-cell>
          <table:table-cell table:formula="of:=IF(['Event Times'.$E613]=['Event Times'.J$2];['Event Times'.$F613])" office:value-type="boolean" office:boolean-value="false" calcext:value-type="boolean">
            <text:p>FALSE</text:p>
          </table:table-cell>
          <table:table-cell table:formula="of:=IF(['Event Times'.$E613]=['Event Times'.K$2];['Event Times'.$F61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7" calcext:value-type="float">
            <text:p>2017.17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19" calcext:value-type="float">
            <text:p>0.319</text:p>
          </table:table-cell>
          <table:table-cell table:formula="of:=IF(['Event Times'.$E614]=['Event Times'.G$2];['Event Times'.$F614])" office:value-type="boolean" office:boolean-value="false" calcext:value-type="boolean">
            <text:p>FALSE</text:p>
          </table:table-cell>
          <table:table-cell table:style-name="Default" table:formula="of:=IF(['Event Times'.$E614]=['Event Times'.H$2];['Event Times'.$F614])" office:value-type="float" office:value="0.319" calcext:value-type="float">
            <text:p>0.319</text:p>
          </table:table-cell>
          <table:table-cell table:formula="of:=IF(['Event Times'.$E614]=['Event Times'.I$2];['Event Times'.$F614])" office:value-type="boolean" office:boolean-value="false" calcext:value-type="boolean">
            <text:p>FALSE</text:p>
          </table:table-cell>
          <table:table-cell table:formula="of:=IF(['Event Times'.$E614]=['Event Times'.J$2];['Event Times'.$F614])" office:value-type="boolean" office:boolean-value="false" calcext:value-type="boolean">
            <text:p>FALSE</text:p>
          </table:table-cell>
          <table:table-cell table:formula="of:=IF(['Event Times'.$E614]=['Event Times'.K$2];['Event Times'.$F61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7" calcext:value-type="float">
            <text:p>2017.17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41" calcext:value-type="float">
            <text:p>0.441</text:p>
          </table:table-cell>
          <table:table-cell table:formula="of:=IF(['Event Times'.$E615]=['Event Times'.G$2];['Event Times'.$F615])" office:value-type="boolean" office:boolean-value="false" calcext:value-type="boolean">
            <text:p>FALSE</text:p>
          </table:table-cell>
          <table:table-cell table:formula="of:=IF(['Event Times'.$E615]=['Event Times'.H$2];['Event Times'.$F615])" office:value-type="boolean" office:boolean-value="false" calcext:value-type="boolean">
            <text:p>FALSE</text:p>
          </table:table-cell>
          <table:table-cell table:style-name="Default" table:formula="of:=IF(['Event Times'.$E615]=['Event Times'.I$2];['Event Times'.$F615])" office:value-type="float" office:value="0.441" calcext:value-type="float">
            <text:p>0.441</text:p>
          </table:table-cell>
          <table:table-cell table:formula="of:=IF(['Event Times'.$E615]=['Event Times'.J$2];['Event Times'.$F615])" office:value-type="boolean" office:boolean-value="false" calcext:value-type="boolean">
            <text:p>FALSE</text:p>
          </table:table-cell>
          <table:table-cell table:formula="of:=IF(['Event Times'.$E615]=['Event Times'.K$2];['Event Times'.$F61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7" calcext:value-type="float">
            <text:p>2017.17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2" calcext:value-type="float">
            <text:p>0.432</text:p>
          </table:table-cell>
          <table:table-cell table:formula="of:=IF(['Event Times'.$E616]=['Event Times'.G$2];['Event Times'.$F616])" office:value-type="boolean" office:boolean-value="false" calcext:value-type="boolean">
            <text:p>FALSE</text:p>
          </table:table-cell>
          <table:table-cell table:formula="of:=IF(['Event Times'.$E616]=['Event Times'.H$2];['Event Times'.$F616])" office:value-type="boolean" office:boolean-value="false" calcext:value-type="boolean">
            <text:p>FALSE</text:p>
          </table:table-cell>
          <table:table-cell table:formula="of:=IF(['Event Times'.$E616]=['Event Times'.I$2];['Event Times'.$F616])" office:value-type="boolean" office:boolean-value="false" calcext:value-type="boolean">
            <text:p>FALSE</text:p>
          </table:table-cell>
          <table:table-cell table:style-name="Default" table:formula="of:=IF(['Event Times'.$E616]=['Event Times'.J$2];['Event Times'.$F616])" office:value-type="float" office:value="0.432" calcext:value-type="float">
            <text:p>0.432</text:p>
          </table:table-cell>
          <table:table-cell table:formula="of:=IF(['Event Times'.$E616]=['Event Times'.K$2];['Event Times'.$F61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7" calcext:value-type="float">
            <text:p>2017.17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7" calcext:value-type="float">
            <text:p>0.627</text:p>
          </table:table-cell>
          <table:table-cell table:formula="of:=IF(['Event Times'.$E617]=['Event Times'.G$2];['Event Times'.$F617])" office:value-type="boolean" office:boolean-value="false" calcext:value-type="boolean">
            <text:p>FALSE</text:p>
          </table:table-cell>
          <table:table-cell table:formula="of:=IF(['Event Times'.$E617]=['Event Times'.H$2];['Event Times'.$F617])" office:value-type="boolean" office:boolean-value="false" calcext:value-type="boolean">
            <text:p>FALSE</text:p>
          </table:table-cell>
          <table:table-cell table:formula="of:=IF(['Event Times'.$E617]=['Event Times'.I$2];['Event Times'.$F617])" office:value-type="boolean" office:boolean-value="false" calcext:value-type="boolean">
            <text:p>FALSE</text:p>
          </table:table-cell>
          <table:table-cell table:formula="of:=IF(['Event Times'.$E617]=['Event Times'.J$2];['Event Times'.$F617])" office:value-type="boolean" office:boolean-value="false" calcext:value-type="boolean">
            <text:p>FALSE</text:p>
          </table:table-cell>
          <table:table-cell table:style-name="Default" table:formula="of:=IF(['Event Times'.$E617]=['Event Times'.K$2];['Event Times'.$F617])" office:value-type="float" office:value="0.627" calcext:value-type="float">
            <text:p>0.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73" calcext:value-type="float">
            <text:p>2017.173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618]=['Event Times'.G$2];['Event Times'.$F618])" office:value-type="float" office:value="0.396" calcext:value-type="float">
            <text:p>0.396</text:p>
          </table:table-cell>
          <table:table-cell table:formula="of:=IF(['Event Times'.$E618]=['Event Times'.H$2];['Event Times'.$F618])" office:value-type="boolean" office:boolean-value="false" calcext:value-type="boolean">
            <text:p>FALSE</text:p>
          </table:table-cell>
          <table:table-cell table:formula="of:=IF(['Event Times'.$E618]=['Event Times'.I$2];['Event Times'.$F618])" office:value-type="boolean" office:boolean-value="false" calcext:value-type="boolean">
            <text:p>FALSE</text:p>
          </table:table-cell>
          <table:table-cell table:formula="of:=IF(['Event Times'.$E618]=['Event Times'.J$2];['Event Times'.$F618])" office:value-type="boolean" office:boolean-value="false" calcext:value-type="boolean">
            <text:p>FALSE</text:p>
          </table:table-cell>
          <table:table-cell table:formula="of:=IF(['Event Times'.$E618]=['Event Times'.K$2];['Event Times'.$F61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73" calcext:value-type="float">
            <text:p>2017.173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26" calcext:value-type="float">
            <text:p>0.326</text:p>
          </table:table-cell>
          <table:table-cell table:formula="of:=IF(['Event Times'.$E619]=['Event Times'.G$2];['Event Times'.$F619])" office:value-type="boolean" office:boolean-value="false" calcext:value-type="boolean">
            <text:p>FALSE</text:p>
          </table:table-cell>
          <table:table-cell table:style-name="Default" table:formula="of:=IF(['Event Times'.$E619]=['Event Times'.H$2];['Event Times'.$F619])" office:value-type="float" office:value="0.326" calcext:value-type="float">
            <text:p>0.326</text:p>
          </table:table-cell>
          <table:table-cell table:formula="of:=IF(['Event Times'.$E619]=['Event Times'.I$2];['Event Times'.$F619])" office:value-type="boolean" office:boolean-value="false" calcext:value-type="boolean">
            <text:p>FALSE</text:p>
          </table:table-cell>
          <table:table-cell table:formula="of:=IF(['Event Times'.$E619]=['Event Times'.J$2];['Event Times'.$F619])" office:value-type="boolean" office:boolean-value="false" calcext:value-type="boolean">
            <text:p>FALSE</text:p>
          </table:table-cell>
          <table:table-cell table:formula="of:=IF(['Event Times'.$E619]=['Event Times'.K$2];['Event Times'.$F61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73" calcext:value-type="float">
            <text:p>2017.173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42" calcext:value-type="float">
            <text:p>0.442</text:p>
          </table:table-cell>
          <table:table-cell table:formula="of:=IF(['Event Times'.$E620]=['Event Times'.G$2];['Event Times'.$F620])" office:value-type="boolean" office:boolean-value="false" calcext:value-type="boolean">
            <text:p>FALSE</text:p>
          </table:table-cell>
          <table:table-cell table:formula="of:=IF(['Event Times'.$E620]=['Event Times'.H$2];['Event Times'.$F620])" office:value-type="boolean" office:boolean-value="false" calcext:value-type="boolean">
            <text:p>FALSE</text:p>
          </table:table-cell>
          <table:table-cell table:style-name="Default" table:formula="of:=IF(['Event Times'.$E620]=['Event Times'.I$2];['Event Times'.$F620])" office:value-type="float" office:value="0.442" calcext:value-type="float">
            <text:p>0.442</text:p>
          </table:table-cell>
          <table:table-cell table:formula="of:=IF(['Event Times'.$E620]=['Event Times'.J$2];['Event Times'.$F620])" office:value-type="boolean" office:boolean-value="false" calcext:value-type="boolean">
            <text:p>FALSE</text:p>
          </table:table-cell>
          <table:table-cell table:formula="of:=IF(['Event Times'.$E620]=['Event Times'.K$2];['Event Times'.$F62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73" calcext:value-type="float">
            <text:p>2017.173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2" calcext:value-type="float">
            <text:p>0.432</text:p>
          </table:table-cell>
          <table:table-cell table:formula="of:=IF(['Event Times'.$E621]=['Event Times'.G$2];['Event Times'.$F621])" office:value-type="boolean" office:boolean-value="false" calcext:value-type="boolean">
            <text:p>FALSE</text:p>
          </table:table-cell>
          <table:table-cell table:formula="of:=IF(['Event Times'.$E621]=['Event Times'.H$2];['Event Times'.$F621])" office:value-type="boolean" office:boolean-value="false" calcext:value-type="boolean">
            <text:p>FALSE</text:p>
          </table:table-cell>
          <table:table-cell table:formula="of:=IF(['Event Times'.$E621]=['Event Times'.I$2];['Event Times'.$F621])" office:value-type="boolean" office:boolean-value="false" calcext:value-type="boolean">
            <text:p>FALSE</text:p>
          </table:table-cell>
          <table:table-cell table:style-name="Default" table:formula="of:=IF(['Event Times'.$E621]=['Event Times'.J$2];['Event Times'.$F621])" office:value-type="float" office:value="0.432" calcext:value-type="float">
            <text:p>0.432</text:p>
          </table:table-cell>
          <table:table-cell table:formula="of:=IF(['Event Times'.$E621]=['Event Times'.K$2];['Event Times'.$F62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73" calcext:value-type="float">
            <text:p>2017.173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7" calcext:value-type="float">
            <text:p>0.617</text:p>
          </table:table-cell>
          <table:table-cell table:formula="of:=IF(['Event Times'.$E622]=['Event Times'.G$2];['Event Times'.$F622])" office:value-type="boolean" office:boolean-value="false" calcext:value-type="boolean">
            <text:p>FALSE</text:p>
          </table:table-cell>
          <table:table-cell table:formula="of:=IF(['Event Times'.$E622]=['Event Times'.H$2];['Event Times'.$F622])" office:value-type="boolean" office:boolean-value="false" calcext:value-type="boolean">
            <text:p>FALSE</text:p>
          </table:table-cell>
          <table:table-cell table:formula="of:=IF(['Event Times'.$E622]=['Event Times'.I$2];['Event Times'.$F622])" office:value-type="boolean" office:boolean-value="false" calcext:value-type="boolean">
            <text:p>FALSE</text:p>
          </table:table-cell>
          <table:table-cell table:formula="of:=IF(['Event Times'.$E622]=['Event Times'.J$2];['Event Times'.$F622])" office:value-type="boolean" office:boolean-value="false" calcext:value-type="boolean">
            <text:p>FALSE</text:p>
          </table:table-cell>
          <table:table-cell table:style-name="Default" table:formula="of:=IF(['Event Times'.$E622]=['Event Times'.K$2];['Event Times'.$F622])" office:value-type="float" office:value="0.617" calcext:value-type="float">
            <text:p>0.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75" calcext:value-type="float">
            <text:p>2017.175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5" calcext:value-type="float">
            <text:p>0.395</text:p>
          </table:table-cell>
          <table:table-cell table:style-name="Default" table:formula="of:=IF(['Event Times'.$E623]=['Event Times'.G$2];['Event Times'.$F623])" office:value-type="float" office:value="0.395" calcext:value-type="float">
            <text:p>0.395</text:p>
          </table:table-cell>
          <table:table-cell table:formula="of:=IF(['Event Times'.$E623]=['Event Times'.H$2];['Event Times'.$F623])" office:value-type="boolean" office:boolean-value="false" calcext:value-type="boolean">
            <text:p>FALSE</text:p>
          </table:table-cell>
          <table:table-cell table:formula="of:=IF(['Event Times'.$E623]=['Event Times'.I$2];['Event Times'.$F623])" office:value-type="boolean" office:boolean-value="false" calcext:value-type="boolean">
            <text:p>FALSE</text:p>
          </table:table-cell>
          <table:table-cell table:formula="of:=IF(['Event Times'.$E623]=['Event Times'.J$2];['Event Times'.$F623])" office:value-type="boolean" office:boolean-value="false" calcext:value-type="boolean">
            <text:p>FALSE</text:p>
          </table:table-cell>
          <table:table-cell table:formula="of:=IF(['Event Times'.$E623]=['Event Times'.K$2];['Event Times'.$F62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75" calcext:value-type="float">
            <text:p>2017.175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27" calcext:value-type="float">
            <text:p>0.327</text:p>
          </table:table-cell>
          <table:table-cell table:formula="of:=IF(['Event Times'.$E624]=['Event Times'.G$2];['Event Times'.$F624])" office:value-type="boolean" office:boolean-value="false" calcext:value-type="boolean">
            <text:p>FALSE</text:p>
          </table:table-cell>
          <table:table-cell table:style-name="Default" table:formula="of:=IF(['Event Times'.$E624]=['Event Times'.H$2];['Event Times'.$F624])" office:value-type="float" office:value="0.327" calcext:value-type="float">
            <text:p>0.327</text:p>
          </table:table-cell>
          <table:table-cell table:formula="of:=IF(['Event Times'.$E624]=['Event Times'.I$2];['Event Times'.$F624])" office:value-type="boolean" office:boolean-value="false" calcext:value-type="boolean">
            <text:p>FALSE</text:p>
          </table:table-cell>
          <table:table-cell table:formula="of:=IF(['Event Times'.$E624]=['Event Times'.J$2];['Event Times'.$F624])" office:value-type="boolean" office:boolean-value="false" calcext:value-type="boolean">
            <text:p>FALSE</text:p>
          </table:table-cell>
          <table:table-cell table:formula="of:=IF(['Event Times'.$E624]=['Event Times'.K$2];['Event Times'.$F62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75" calcext:value-type="float">
            <text:p>2017.175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38" calcext:value-type="float">
            <text:p>0.438</text:p>
          </table:table-cell>
          <table:table-cell table:formula="of:=IF(['Event Times'.$E625]=['Event Times'.G$2];['Event Times'.$F625])" office:value-type="boolean" office:boolean-value="false" calcext:value-type="boolean">
            <text:p>FALSE</text:p>
          </table:table-cell>
          <table:table-cell table:formula="of:=IF(['Event Times'.$E625]=['Event Times'.H$2];['Event Times'.$F625])" office:value-type="boolean" office:boolean-value="false" calcext:value-type="boolean">
            <text:p>FALSE</text:p>
          </table:table-cell>
          <table:table-cell table:style-name="Default" table:formula="of:=IF(['Event Times'.$E625]=['Event Times'.I$2];['Event Times'.$F625])" office:value-type="float" office:value="0.438" calcext:value-type="float">
            <text:p>0.438</text:p>
          </table:table-cell>
          <table:table-cell table:formula="of:=IF(['Event Times'.$E625]=['Event Times'.J$2];['Event Times'.$F625])" office:value-type="boolean" office:boolean-value="false" calcext:value-type="boolean">
            <text:p>FALSE</text:p>
          </table:table-cell>
          <table:table-cell table:formula="of:=IF(['Event Times'.$E625]=['Event Times'.K$2];['Event Times'.$F62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75" calcext:value-type="float">
            <text:p>2017.175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2" calcext:value-type="float">
            <text:p>0.432</text:p>
          </table:table-cell>
          <table:table-cell table:formula="of:=IF(['Event Times'.$E626]=['Event Times'.G$2];['Event Times'.$F626])" office:value-type="boolean" office:boolean-value="false" calcext:value-type="boolean">
            <text:p>FALSE</text:p>
          </table:table-cell>
          <table:table-cell table:formula="of:=IF(['Event Times'.$E626]=['Event Times'.H$2];['Event Times'.$F626])" office:value-type="boolean" office:boolean-value="false" calcext:value-type="boolean">
            <text:p>FALSE</text:p>
          </table:table-cell>
          <table:table-cell table:formula="of:=IF(['Event Times'.$E626]=['Event Times'.I$2];['Event Times'.$F626])" office:value-type="boolean" office:boolean-value="false" calcext:value-type="boolean">
            <text:p>FALSE</text:p>
          </table:table-cell>
          <table:table-cell table:style-name="Default" table:formula="of:=IF(['Event Times'.$E626]=['Event Times'.J$2];['Event Times'.$F626])" office:value-type="float" office:value="0.432" calcext:value-type="float">
            <text:p>0.432</text:p>
          </table:table-cell>
          <table:table-cell table:formula="of:=IF(['Event Times'.$E626]=['Event Times'.K$2];['Event Times'.$F62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75" calcext:value-type="float">
            <text:p>2017.175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" calcext:value-type="float">
            <text:p>0.62</text:p>
          </table:table-cell>
          <table:table-cell table:formula="of:=IF(['Event Times'.$E627]=['Event Times'.G$2];['Event Times'.$F627])" office:value-type="boolean" office:boolean-value="false" calcext:value-type="boolean">
            <text:p>FALSE</text:p>
          </table:table-cell>
          <table:table-cell table:formula="of:=IF(['Event Times'.$E627]=['Event Times'.H$2];['Event Times'.$F627])" office:value-type="boolean" office:boolean-value="false" calcext:value-type="boolean">
            <text:p>FALSE</text:p>
          </table:table-cell>
          <table:table-cell table:formula="of:=IF(['Event Times'.$E627]=['Event Times'.I$2];['Event Times'.$F627])" office:value-type="boolean" office:boolean-value="false" calcext:value-type="boolean">
            <text:p>FALSE</text:p>
          </table:table-cell>
          <table:table-cell table:formula="of:=IF(['Event Times'.$E627]=['Event Times'.J$2];['Event Times'.$F627])" office:value-type="boolean" office:boolean-value="false" calcext:value-type="boolean">
            <text:p>FALSE</text:p>
          </table:table-cell>
          <table:table-cell table:style-name="Default" table:formula="of:=IF(['Event Times'.$E627]=['Event Times'.K$2];['Event Times'.$F627])" office:value-type="float" office:value="0.62" calcext:value-type="float">
            <text:p>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78" calcext:value-type="float">
            <text:p>2017.178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628]=['Event Times'.G$2];['Event Times'.$F628])" office:value-type="float" office:value="0.396" calcext:value-type="float">
            <text:p>0.396</text:p>
          </table:table-cell>
          <table:table-cell table:formula="of:=IF(['Event Times'.$E628]=['Event Times'.H$2];['Event Times'.$F628])" office:value-type="boolean" office:boolean-value="false" calcext:value-type="boolean">
            <text:p>FALSE</text:p>
          </table:table-cell>
          <table:table-cell table:formula="of:=IF(['Event Times'.$E628]=['Event Times'.I$2];['Event Times'.$F628])" office:value-type="boolean" office:boolean-value="false" calcext:value-type="boolean">
            <text:p>FALSE</text:p>
          </table:table-cell>
          <table:table-cell table:formula="of:=IF(['Event Times'.$E628]=['Event Times'.J$2];['Event Times'.$F628])" office:value-type="boolean" office:boolean-value="false" calcext:value-type="boolean">
            <text:p>FALSE</text:p>
          </table:table-cell>
          <table:table-cell table:formula="of:=IF(['Event Times'.$E628]=['Event Times'.K$2];['Event Times'.$F62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78" calcext:value-type="float">
            <text:p>2017.178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19" calcext:value-type="float">
            <text:p>0.319</text:p>
          </table:table-cell>
          <table:table-cell table:formula="of:=IF(['Event Times'.$E629]=['Event Times'.G$2];['Event Times'.$F629])" office:value-type="boolean" office:boolean-value="false" calcext:value-type="boolean">
            <text:p>FALSE</text:p>
          </table:table-cell>
          <table:table-cell table:style-name="Default" table:formula="of:=IF(['Event Times'.$E629]=['Event Times'.H$2];['Event Times'.$F629])" office:value-type="float" office:value="0.319" calcext:value-type="float">
            <text:p>0.319</text:p>
          </table:table-cell>
          <table:table-cell table:formula="of:=IF(['Event Times'.$E629]=['Event Times'.I$2];['Event Times'.$F629])" office:value-type="boolean" office:boolean-value="false" calcext:value-type="boolean">
            <text:p>FALSE</text:p>
          </table:table-cell>
          <table:table-cell table:formula="of:=IF(['Event Times'.$E629]=['Event Times'.J$2];['Event Times'.$F629])" office:value-type="boolean" office:boolean-value="false" calcext:value-type="boolean">
            <text:p>FALSE</text:p>
          </table:table-cell>
          <table:table-cell table:formula="of:=IF(['Event Times'.$E629]=['Event Times'.K$2];['Event Times'.$F62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78" calcext:value-type="float">
            <text:p>2017.178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42" calcext:value-type="float">
            <text:p>0.442</text:p>
          </table:table-cell>
          <table:table-cell table:formula="of:=IF(['Event Times'.$E630]=['Event Times'.G$2];['Event Times'.$F630])" office:value-type="boolean" office:boolean-value="false" calcext:value-type="boolean">
            <text:p>FALSE</text:p>
          </table:table-cell>
          <table:table-cell table:formula="of:=IF(['Event Times'.$E630]=['Event Times'.H$2];['Event Times'.$F630])" office:value-type="boolean" office:boolean-value="false" calcext:value-type="boolean">
            <text:p>FALSE</text:p>
          </table:table-cell>
          <table:table-cell table:style-name="Default" table:formula="of:=IF(['Event Times'.$E630]=['Event Times'.I$2];['Event Times'.$F630])" office:value-type="float" office:value="0.442" calcext:value-type="float">
            <text:p>0.442</text:p>
          </table:table-cell>
          <table:table-cell table:formula="of:=IF(['Event Times'.$E630]=['Event Times'.J$2];['Event Times'.$F630])" office:value-type="boolean" office:boolean-value="false" calcext:value-type="boolean">
            <text:p>FALSE</text:p>
          </table:table-cell>
          <table:table-cell table:formula="of:=IF(['Event Times'.$E630]=['Event Times'.K$2];['Event Times'.$F63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78" calcext:value-type="float">
            <text:p>2017.178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" calcext:value-type="float">
            <text:p>0.43</text:p>
          </table:table-cell>
          <table:table-cell table:formula="of:=IF(['Event Times'.$E631]=['Event Times'.G$2];['Event Times'.$F631])" office:value-type="boolean" office:boolean-value="false" calcext:value-type="boolean">
            <text:p>FALSE</text:p>
          </table:table-cell>
          <table:table-cell table:formula="of:=IF(['Event Times'.$E631]=['Event Times'.H$2];['Event Times'.$F631])" office:value-type="boolean" office:boolean-value="false" calcext:value-type="boolean">
            <text:p>FALSE</text:p>
          </table:table-cell>
          <table:table-cell table:formula="of:=IF(['Event Times'.$E631]=['Event Times'.I$2];['Event Times'.$F631])" office:value-type="boolean" office:boolean-value="false" calcext:value-type="boolean">
            <text:p>FALSE</text:p>
          </table:table-cell>
          <table:table-cell table:style-name="Default" table:formula="of:=IF(['Event Times'.$E631]=['Event Times'.J$2];['Event Times'.$F631])" office:value-type="float" office:value="0.43" calcext:value-type="float">
            <text:p>0.43</text:p>
          </table:table-cell>
          <table:table-cell table:formula="of:=IF(['Event Times'.$E631]=['Event Times'.K$2];['Event Times'.$F63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78" calcext:value-type="float">
            <text:p>2017.178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2" calcext:value-type="float">
            <text:p>0.602</text:p>
          </table:table-cell>
          <table:table-cell table:formula="of:=IF(['Event Times'.$E632]=['Event Times'.G$2];['Event Times'.$F632])" office:value-type="boolean" office:boolean-value="false" calcext:value-type="boolean">
            <text:p>FALSE</text:p>
          </table:table-cell>
          <table:table-cell table:formula="of:=IF(['Event Times'.$E632]=['Event Times'.H$2];['Event Times'.$F632])" office:value-type="boolean" office:boolean-value="false" calcext:value-type="boolean">
            <text:p>FALSE</text:p>
          </table:table-cell>
          <table:table-cell table:formula="of:=IF(['Event Times'.$E632]=['Event Times'.I$2];['Event Times'.$F632])" office:value-type="boolean" office:boolean-value="false" calcext:value-type="boolean">
            <text:p>FALSE</text:p>
          </table:table-cell>
          <table:table-cell table:formula="of:=IF(['Event Times'.$E632]=['Event Times'.J$2];['Event Times'.$F632])" office:value-type="boolean" office:boolean-value="false" calcext:value-type="boolean">
            <text:p>FALSE</text:p>
          </table:table-cell>
          <table:table-cell table:style-name="Default" table:formula="of:=IF(['Event Times'.$E632]=['Event Times'.K$2];['Event Times'.$F632])" office:value-type="float" office:value="0.602" calcext:value-type="float">
            <text:p>0.6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81" calcext:value-type="float">
            <text:p>2017.181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2" calcext:value-type="float">
            <text:p>0.392</text:p>
          </table:table-cell>
          <table:table-cell table:style-name="Default" table:formula="of:=IF(['Event Times'.$E633]=['Event Times'.G$2];['Event Times'.$F633])" office:value-type="float" office:value="0.392" calcext:value-type="float">
            <text:p>0.392</text:p>
          </table:table-cell>
          <table:table-cell table:formula="of:=IF(['Event Times'.$E633]=['Event Times'.H$2];['Event Times'.$F633])" office:value-type="boolean" office:boolean-value="false" calcext:value-type="boolean">
            <text:p>FALSE</text:p>
          </table:table-cell>
          <table:table-cell table:formula="of:=IF(['Event Times'.$E633]=['Event Times'.I$2];['Event Times'.$F633])" office:value-type="boolean" office:boolean-value="false" calcext:value-type="boolean">
            <text:p>FALSE</text:p>
          </table:table-cell>
          <table:table-cell table:formula="of:=IF(['Event Times'.$E633]=['Event Times'.J$2];['Event Times'.$F633])" office:value-type="boolean" office:boolean-value="false" calcext:value-type="boolean">
            <text:p>FALSE</text:p>
          </table:table-cell>
          <table:table-cell table:formula="of:=IF(['Event Times'.$E633]=['Event Times'.K$2];['Event Times'.$F63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81" calcext:value-type="float">
            <text:p>2017.181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24" calcext:value-type="float">
            <text:p>0.324</text:p>
          </table:table-cell>
          <table:table-cell table:formula="of:=IF(['Event Times'.$E634]=['Event Times'.G$2];['Event Times'.$F634])" office:value-type="boolean" office:boolean-value="false" calcext:value-type="boolean">
            <text:p>FALSE</text:p>
          </table:table-cell>
          <table:table-cell table:style-name="Default" table:formula="of:=IF(['Event Times'.$E634]=['Event Times'.H$2];['Event Times'.$F634])" office:value-type="float" office:value="0.324" calcext:value-type="float">
            <text:p>0.324</text:p>
          </table:table-cell>
          <table:table-cell table:formula="of:=IF(['Event Times'.$E634]=['Event Times'.I$2];['Event Times'.$F634])" office:value-type="boolean" office:boolean-value="false" calcext:value-type="boolean">
            <text:p>FALSE</text:p>
          </table:table-cell>
          <table:table-cell table:formula="of:=IF(['Event Times'.$E634]=['Event Times'.J$2];['Event Times'.$F634])" office:value-type="boolean" office:boolean-value="false" calcext:value-type="boolean">
            <text:p>FALSE</text:p>
          </table:table-cell>
          <table:table-cell table:formula="of:=IF(['Event Times'.$E634]=['Event Times'.K$2];['Event Times'.$F63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81" calcext:value-type="float">
            <text:p>2017.181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43" calcext:value-type="float">
            <text:p>0.443</text:p>
          </table:table-cell>
          <table:table-cell table:formula="of:=IF(['Event Times'.$E635]=['Event Times'.G$2];['Event Times'.$F635])" office:value-type="boolean" office:boolean-value="false" calcext:value-type="boolean">
            <text:p>FALSE</text:p>
          </table:table-cell>
          <table:table-cell table:formula="of:=IF(['Event Times'.$E635]=['Event Times'.H$2];['Event Times'.$F635])" office:value-type="boolean" office:boolean-value="false" calcext:value-type="boolean">
            <text:p>FALSE</text:p>
          </table:table-cell>
          <table:table-cell table:style-name="Default" table:formula="of:=IF(['Event Times'.$E635]=['Event Times'.I$2];['Event Times'.$F635])" office:value-type="float" office:value="0.443" calcext:value-type="float">
            <text:p>0.443</text:p>
          </table:table-cell>
          <table:table-cell table:formula="of:=IF(['Event Times'.$E635]=['Event Times'.J$2];['Event Times'.$F635])" office:value-type="boolean" office:boolean-value="false" calcext:value-type="boolean">
            <text:p>FALSE</text:p>
          </table:table-cell>
          <table:table-cell table:formula="of:=IF(['Event Times'.$E635]=['Event Times'.K$2];['Event Times'.$F63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81" calcext:value-type="float">
            <text:p>2017.181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2" calcext:value-type="float">
            <text:p>0.432</text:p>
          </table:table-cell>
          <table:table-cell table:formula="of:=IF(['Event Times'.$E636]=['Event Times'.G$2];['Event Times'.$F636])" office:value-type="boolean" office:boolean-value="false" calcext:value-type="boolean">
            <text:p>FALSE</text:p>
          </table:table-cell>
          <table:table-cell table:formula="of:=IF(['Event Times'.$E636]=['Event Times'.H$2];['Event Times'.$F636])" office:value-type="boolean" office:boolean-value="false" calcext:value-type="boolean">
            <text:p>FALSE</text:p>
          </table:table-cell>
          <table:table-cell table:formula="of:=IF(['Event Times'.$E636]=['Event Times'.I$2];['Event Times'.$F636])" office:value-type="boolean" office:boolean-value="false" calcext:value-type="boolean">
            <text:p>FALSE</text:p>
          </table:table-cell>
          <table:table-cell table:style-name="Default" table:formula="of:=IF(['Event Times'.$E636]=['Event Times'.J$2];['Event Times'.$F636])" office:value-type="float" office:value="0.432" calcext:value-type="float">
            <text:p>0.432</text:p>
          </table:table-cell>
          <table:table-cell table:formula="of:=IF(['Event Times'.$E636]=['Event Times'.K$2];['Event Times'.$F63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81" calcext:value-type="float">
            <text:p>2017.181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8" calcext:value-type="float">
            <text:p>0.608</text:p>
          </table:table-cell>
          <table:table-cell table:formula="of:=IF(['Event Times'.$E637]=['Event Times'.G$2];['Event Times'.$F637])" office:value-type="boolean" office:boolean-value="false" calcext:value-type="boolean">
            <text:p>FALSE</text:p>
          </table:table-cell>
          <table:table-cell table:formula="of:=IF(['Event Times'.$E637]=['Event Times'.H$2];['Event Times'.$F637])" office:value-type="boolean" office:boolean-value="false" calcext:value-type="boolean">
            <text:p>FALSE</text:p>
          </table:table-cell>
          <table:table-cell table:formula="of:=IF(['Event Times'.$E637]=['Event Times'.I$2];['Event Times'.$F637])" office:value-type="boolean" office:boolean-value="false" calcext:value-type="boolean">
            <text:p>FALSE</text:p>
          </table:table-cell>
          <table:table-cell table:formula="of:=IF(['Event Times'.$E637]=['Event Times'.J$2];['Event Times'.$F637])" office:value-type="boolean" office:boolean-value="false" calcext:value-type="boolean">
            <text:p>FALSE</text:p>
          </table:table-cell>
          <table:table-cell table:style-name="Default" table:formula="of:=IF(['Event Times'.$E637]=['Event Times'.K$2];['Event Times'.$F637])" office:value-type="float" office:value="0.608" calcext:value-type="float">
            <text:p>0.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84" calcext:value-type="float">
            <text:p>2017.184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5" calcext:value-type="float">
            <text:p>0.395</text:p>
          </table:table-cell>
          <table:table-cell table:style-name="Default" table:formula="of:=IF(['Event Times'.$E638]=['Event Times'.G$2];['Event Times'.$F638])" office:value-type="float" office:value="0.395" calcext:value-type="float">
            <text:p>0.395</text:p>
          </table:table-cell>
          <table:table-cell table:formula="of:=IF(['Event Times'.$E638]=['Event Times'.H$2];['Event Times'.$F638])" office:value-type="boolean" office:boolean-value="false" calcext:value-type="boolean">
            <text:p>FALSE</text:p>
          </table:table-cell>
          <table:table-cell table:formula="of:=IF(['Event Times'.$E638]=['Event Times'.I$2];['Event Times'.$F638])" office:value-type="boolean" office:boolean-value="false" calcext:value-type="boolean">
            <text:p>FALSE</text:p>
          </table:table-cell>
          <table:table-cell table:formula="of:=IF(['Event Times'.$E638]=['Event Times'.J$2];['Event Times'.$F638])" office:value-type="boolean" office:boolean-value="false" calcext:value-type="boolean">
            <text:p>FALSE</text:p>
          </table:table-cell>
          <table:table-cell table:formula="of:=IF(['Event Times'.$E638]=['Event Times'.K$2];['Event Times'.$F63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84" calcext:value-type="float">
            <text:p>2017.184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26" calcext:value-type="float">
            <text:p>0.326</text:p>
          </table:table-cell>
          <table:table-cell table:formula="of:=IF(['Event Times'.$E639]=['Event Times'.G$2];['Event Times'.$F639])" office:value-type="boolean" office:boolean-value="false" calcext:value-type="boolean">
            <text:p>FALSE</text:p>
          </table:table-cell>
          <table:table-cell table:style-name="Default" table:formula="of:=IF(['Event Times'.$E639]=['Event Times'.H$2];['Event Times'.$F639])" office:value-type="float" office:value="0.326" calcext:value-type="float">
            <text:p>0.326</text:p>
          </table:table-cell>
          <table:table-cell table:formula="of:=IF(['Event Times'.$E639]=['Event Times'.I$2];['Event Times'.$F639])" office:value-type="boolean" office:boolean-value="false" calcext:value-type="boolean">
            <text:p>FALSE</text:p>
          </table:table-cell>
          <table:table-cell table:formula="of:=IF(['Event Times'.$E639]=['Event Times'.J$2];['Event Times'.$F639])" office:value-type="boolean" office:boolean-value="false" calcext:value-type="boolean">
            <text:p>FALSE</text:p>
          </table:table-cell>
          <table:table-cell table:formula="of:=IF(['Event Times'.$E639]=['Event Times'.K$2];['Event Times'.$F63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84" calcext:value-type="float">
            <text:p>2017.184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45" calcext:value-type="float">
            <text:p>0.445</text:p>
          </table:table-cell>
          <table:table-cell table:formula="of:=IF(['Event Times'.$E640]=['Event Times'.G$2];['Event Times'.$F640])" office:value-type="boolean" office:boolean-value="false" calcext:value-type="boolean">
            <text:p>FALSE</text:p>
          </table:table-cell>
          <table:table-cell table:formula="of:=IF(['Event Times'.$E640]=['Event Times'.H$2];['Event Times'.$F640])" office:value-type="boolean" office:boolean-value="false" calcext:value-type="boolean">
            <text:p>FALSE</text:p>
          </table:table-cell>
          <table:table-cell table:style-name="Default" table:formula="of:=IF(['Event Times'.$E640]=['Event Times'.I$2];['Event Times'.$F640])" office:value-type="float" office:value="0.445" calcext:value-type="float">
            <text:p>0.445</text:p>
          </table:table-cell>
          <table:table-cell table:formula="of:=IF(['Event Times'.$E640]=['Event Times'.J$2];['Event Times'.$F640])" office:value-type="boolean" office:boolean-value="false" calcext:value-type="boolean">
            <text:p>FALSE</text:p>
          </table:table-cell>
          <table:table-cell table:formula="of:=IF(['Event Times'.$E640]=['Event Times'.K$2];['Event Times'.$F64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84" calcext:value-type="float">
            <text:p>2017.184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2" calcext:value-type="float">
            <text:p>0.432</text:p>
          </table:table-cell>
          <table:table-cell table:formula="of:=IF(['Event Times'.$E641]=['Event Times'.G$2];['Event Times'.$F641])" office:value-type="boolean" office:boolean-value="false" calcext:value-type="boolean">
            <text:p>FALSE</text:p>
          </table:table-cell>
          <table:table-cell table:formula="of:=IF(['Event Times'.$E641]=['Event Times'.H$2];['Event Times'.$F641])" office:value-type="boolean" office:boolean-value="false" calcext:value-type="boolean">
            <text:p>FALSE</text:p>
          </table:table-cell>
          <table:table-cell table:formula="of:=IF(['Event Times'.$E641]=['Event Times'.I$2];['Event Times'.$F641])" office:value-type="boolean" office:boolean-value="false" calcext:value-type="boolean">
            <text:p>FALSE</text:p>
          </table:table-cell>
          <table:table-cell table:style-name="Default" table:formula="of:=IF(['Event Times'.$E641]=['Event Times'.J$2];['Event Times'.$F641])" office:value-type="float" office:value="0.432" calcext:value-type="float">
            <text:p>0.432</text:p>
          </table:table-cell>
          <table:table-cell table:formula="of:=IF(['Event Times'.$E641]=['Event Times'.K$2];['Event Times'.$F64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84" calcext:value-type="float">
            <text:p>2017.184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5" calcext:value-type="float">
            <text:p>0.615</text:p>
          </table:table-cell>
          <table:table-cell table:formula="of:=IF(['Event Times'.$E642]=['Event Times'.G$2];['Event Times'.$F642])" office:value-type="boolean" office:boolean-value="false" calcext:value-type="boolean">
            <text:p>FALSE</text:p>
          </table:table-cell>
          <table:table-cell table:formula="of:=IF(['Event Times'.$E642]=['Event Times'.H$2];['Event Times'.$F642])" office:value-type="boolean" office:boolean-value="false" calcext:value-type="boolean">
            <text:p>FALSE</text:p>
          </table:table-cell>
          <table:table-cell table:formula="of:=IF(['Event Times'.$E642]=['Event Times'.I$2];['Event Times'.$F642])" office:value-type="boolean" office:boolean-value="false" calcext:value-type="boolean">
            <text:p>FALSE</text:p>
          </table:table-cell>
          <table:table-cell table:formula="of:=IF(['Event Times'.$E642]=['Event Times'.J$2];['Event Times'.$F642])" office:value-type="boolean" office:boolean-value="false" calcext:value-type="boolean">
            <text:p>FALSE</text:p>
          </table:table-cell>
          <table:table-cell table:style-name="Default" table:formula="of:=IF(['Event Times'.$E642]=['Event Times'.K$2];['Event Times'.$F642])" office:value-type="float" office:value="0.615" calcext:value-type="float">
            <text:p>0.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86" calcext:value-type="float">
            <text:p>2017.186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643]=['Event Times'.G$2];['Event Times'.$F643])" office:value-type="float" office:value="0.396" calcext:value-type="float">
            <text:p>0.396</text:p>
          </table:table-cell>
          <table:table-cell table:formula="of:=IF(['Event Times'.$E643]=['Event Times'.H$2];['Event Times'.$F643])" office:value-type="boolean" office:boolean-value="false" calcext:value-type="boolean">
            <text:p>FALSE</text:p>
          </table:table-cell>
          <table:table-cell table:formula="of:=IF(['Event Times'.$E643]=['Event Times'.I$2];['Event Times'.$F643])" office:value-type="boolean" office:boolean-value="false" calcext:value-type="boolean">
            <text:p>FALSE</text:p>
          </table:table-cell>
          <table:table-cell table:formula="of:=IF(['Event Times'.$E643]=['Event Times'.J$2];['Event Times'.$F643])" office:value-type="boolean" office:boolean-value="false" calcext:value-type="boolean">
            <text:p>FALSE</text:p>
          </table:table-cell>
          <table:table-cell table:formula="of:=IF(['Event Times'.$E643]=['Event Times'.K$2];['Event Times'.$F64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86" calcext:value-type="float">
            <text:p>2017.186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27" calcext:value-type="float">
            <text:p>0.327</text:p>
          </table:table-cell>
          <table:table-cell table:formula="of:=IF(['Event Times'.$E644]=['Event Times'.G$2];['Event Times'.$F644])" office:value-type="boolean" office:boolean-value="false" calcext:value-type="boolean">
            <text:p>FALSE</text:p>
          </table:table-cell>
          <table:table-cell table:style-name="Default" table:formula="of:=IF(['Event Times'.$E644]=['Event Times'.H$2];['Event Times'.$F644])" office:value-type="float" office:value="0.327" calcext:value-type="float">
            <text:p>0.327</text:p>
          </table:table-cell>
          <table:table-cell table:formula="of:=IF(['Event Times'.$E644]=['Event Times'.I$2];['Event Times'.$F644])" office:value-type="boolean" office:boolean-value="false" calcext:value-type="boolean">
            <text:p>FALSE</text:p>
          </table:table-cell>
          <table:table-cell table:formula="of:=IF(['Event Times'.$E644]=['Event Times'.J$2];['Event Times'.$F644])" office:value-type="boolean" office:boolean-value="false" calcext:value-type="boolean">
            <text:p>FALSE</text:p>
          </table:table-cell>
          <table:table-cell table:formula="of:=IF(['Event Times'.$E644]=['Event Times'.K$2];['Event Times'.$F64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86" calcext:value-type="float">
            <text:p>2017.186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44" calcext:value-type="float">
            <text:p>0.444</text:p>
          </table:table-cell>
          <table:table-cell table:formula="of:=IF(['Event Times'.$E645]=['Event Times'.G$2];['Event Times'.$F645])" office:value-type="boolean" office:boolean-value="false" calcext:value-type="boolean">
            <text:p>FALSE</text:p>
          </table:table-cell>
          <table:table-cell table:formula="of:=IF(['Event Times'.$E645]=['Event Times'.H$2];['Event Times'.$F645])" office:value-type="boolean" office:boolean-value="false" calcext:value-type="boolean">
            <text:p>FALSE</text:p>
          </table:table-cell>
          <table:table-cell table:style-name="Default" table:formula="of:=IF(['Event Times'.$E645]=['Event Times'.I$2];['Event Times'.$F645])" office:value-type="float" office:value="0.444" calcext:value-type="float">
            <text:p>0.444</text:p>
          </table:table-cell>
          <table:table-cell table:formula="of:=IF(['Event Times'.$E645]=['Event Times'.J$2];['Event Times'.$F645])" office:value-type="boolean" office:boolean-value="false" calcext:value-type="boolean">
            <text:p>FALSE</text:p>
          </table:table-cell>
          <table:table-cell table:formula="of:=IF(['Event Times'.$E645]=['Event Times'.K$2];['Event Times'.$F64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86" calcext:value-type="float">
            <text:p>2017.186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2" calcext:value-type="float">
            <text:p>0.432</text:p>
          </table:table-cell>
          <table:table-cell table:formula="of:=IF(['Event Times'.$E646]=['Event Times'.G$2];['Event Times'.$F646])" office:value-type="boolean" office:boolean-value="false" calcext:value-type="boolean">
            <text:p>FALSE</text:p>
          </table:table-cell>
          <table:table-cell table:formula="of:=IF(['Event Times'.$E646]=['Event Times'.H$2];['Event Times'.$F646])" office:value-type="boolean" office:boolean-value="false" calcext:value-type="boolean">
            <text:p>FALSE</text:p>
          </table:table-cell>
          <table:table-cell table:formula="of:=IF(['Event Times'.$E646]=['Event Times'.I$2];['Event Times'.$F646])" office:value-type="boolean" office:boolean-value="false" calcext:value-type="boolean">
            <text:p>FALSE</text:p>
          </table:table-cell>
          <table:table-cell table:style-name="Default" table:formula="of:=IF(['Event Times'.$E646]=['Event Times'.J$2];['Event Times'.$F646])" office:value-type="float" office:value="0.432" calcext:value-type="float">
            <text:p>0.432</text:p>
          </table:table-cell>
          <table:table-cell table:formula="of:=IF(['Event Times'.$E646]=['Event Times'.K$2];['Event Times'.$F64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86" calcext:value-type="float">
            <text:p>2017.186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8" calcext:value-type="float">
            <text:p>0.608</text:p>
          </table:table-cell>
          <table:table-cell table:formula="of:=IF(['Event Times'.$E647]=['Event Times'.G$2];['Event Times'.$F647])" office:value-type="boolean" office:boolean-value="false" calcext:value-type="boolean">
            <text:p>FALSE</text:p>
          </table:table-cell>
          <table:table-cell table:formula="of:=IF(['Event Times'.$E647]=['Event Times'.H$2];['Event Times'.$F647])" office:value-type="boolean" office:boolean-value="false" calcext:value-type="boolean">
            <text:p>FALSE</text:p>
          </table:table-cell>
          <table:table-cell table:formula="of:=IF(['Event Times'.$E647]=['Event Times'.I$2];['Event Times'.$F647])" office:value-type="boolean" office:boolean-value="false" calcext:value-type="boolean">
            <text:p>FALSE</text:p>
          </table:table-cell>
          <table:table-cell table:formula="of:=IF(['Event Times'.$E647]=['Event Times'.J$2];['Event Times'.$F647])" office:value-type="boolean" office:boolean-value="false" calcext:value-type="boolean">
            <text:p>FALSE</text:p>
          </table:table-cell>
          <table:table-cell table:style-name="Default" table:formula="of:=IF(['Event Times'.$E647]=['Event Times'.K$2];['Event Times'.$F647])" office:value-type="float" office:value="0.608" calcext:value-type="float">
            <text:p>0.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89" calcext:value-type="float">
            <text:p>2017.189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5" calcext:value-type="float">
            <text:p>0.395</text:p>
          </table:table-cell>
          <table:table-cell table:style-name="Default" table:formula="of:=IF(['Event Times'.$E648]=['Event Times'.G$2];['Event Times'.$F648])" office:value-type="float" office:value="0.395" calcext:value-type="float">
            <text:p>0.395</text:p>
          </table:table-cell>
          <table:table-cell table:formula="of:=IF(['Event Times'.$E648]=['Event Times'.H$2];['Event Times'.$F648])" office:value-type="boolean" office:boolean-value="false" calcext:value-type="boolean">
            <text:p>FALSE</text:p>
          </table:table-cell>
          <table:table-cell table:formula="of:=IF(['Event Times'.$E648]=['Event Times'.I$2];['Event Times'.$F648])" office:value-type="boolean" office:boolean-value="false" calcext:value-type="boolean">
            <text:p>FALSE</text:p>
          </table:table-cell>
          <table:table-cell table:formula="of:=IF(['Event Times'.$E648]=['Event Times'.J$2];['Event Times'.$F648])" office:value-type="boolean" office:boolean-value="false" calcext:value-type="boolean">
            <text:p>FALSE</text:p>
          </table:table-cell>
          <table:table-cell table:formula="of:=IF(['Event Times'.$E648]=['Event Times'.K$2];['Event Times'.$F64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89" calcext:value-type="float">
            <text:p>2017.189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29" calcext:value-type="float">
            <text:p>0.329</text:p>
          </table:table-cell>
          <table:table-cell table:formula="of:=IF(['Event Times'.$E649]=['Event Times'.G$2];['Event Times'.$F649])" office:value-type="boolean" office:boolean-value="false" calcext:value-type="boolean">
            <text:p>FALSE</text:p>
          </table:table-cell>
          <table:table-cell table:style-name="Default" table:formula="of:=IF(['Event Times'.$E649]=['Event Times'.H$2];['Event Times'.$F649])" office:value-type="float" office:value="0.329" calcext:value-type="float">
            <text:p>0.329</text:p>
          </table:table-cell>
          <table:table-cell table:formula="of:=IF(['Event Times'.$E649]=['Event Times'.I$2];['Event Times'.$F649])" office:value-type="boolean" office:boolean-value="false" calcext:value-type="boolean">
            <text:p>FALSE</text:p>
          </table:table-cell>
          <table:table-cell table:formula="of:=IF(['Event Times'.$E649]=['Event Times'.J$2];['Event Times'.$F649])" office:value-type="boolean" office:boolean-value="false" calcext:value-type="boolean">
            <text:p>FALSE</text:p>
          </table:table-cell>
          <table:table-cell table:formula="of:=IF(['Event Times'.$E649]=['Event Times'.K$2];['Event Times'.$F64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89" calcext:value-type="float">
            <text:p>2017.189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46" calcext:value-type="float">
            <text:p>0.446</text:p>
          </table:table-cell>
          <table:table-cell table:formula="of:=IF(['Event Times'.$E650]=['Event Times'.G$2];['Event Times'.$F650])" office:value-type="boolean" office:boolean-value="false" calcext:value-type="boolean">
            <text:p>FALSE</text:p>
          </table:table-cell>
          <table:table-cell table:formula="of:=IF(['Event Times'.$E650]=['Event Times'.H$2];['Event Times'.$F650])" office:value-type="boolean" office:boolean-value="false" calcext:value-type="boolean">
            <text:p>FALSE</text:p>
          </table:table-cell>
          <table:table-cell table:style-name="Default" table:formula="of:=IF(['Event Times'.$E650]=['Event Times'.I$2];['Event Times'.$F650])" office:value-type="float" office:value="0.446" calcext:value-type="float">
            <text:p>0.446</text:p>
          </table:table-cell>
          <table:table-cell table:formula="of:=IF(['Event Times'.$E650]=['Event Times'.J$2];['Event Times'.$F650])" office:value-type="boolean" office:boolean-value="false" calcext:value-type="boolean">
            <text:p>FALSE</text:p>
          </table:table-cell>
          <table:table-cell table:formula="of:=IF(['Event Times'.$E650]=['Event Times'.K$2];['Event Times'.$F65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89" calcext:value-type="float">
            <text:p>2017.189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2" calcext:value-type="float">
            <text:p>0.432</text:p>
          </table:table-cell>
          <table:table-cell table:formula="of:=IF(['Event Times'.$E651]=['Event Times'.G$2];['Event Times'.$F651])" office:value-type="boolean" office:boolean-value="false" calcext:value-type="boolean">
            <text:p>FALSE</text:p>
          </table:table-cell>
          <table:table-cell table:formula="of:=IF(['Event Times'.$E651]=['Event Times'.H$2];['Event Times'.$F651])" office:value-type="boolean" office:boolean-value="false" calcext:value-type="boolean">
            <text:p>FALSE</text:p>
          </table:table-cell>
          <table:table-cell table:formula="of:=IF(['Event Times'.$E651]=['Event Times'.I$2];['Event Times'.$F651])" office:value-type="boolean" office:boolean-value="false" calcext:value-type="boolean">
            <text:p>FALSE</text:p>
          </table:table-cell>
          <table:table-cell table:style-name="Default" table:formula="of:=IF(['Event Times'.$E651]=['Event Times'.J$2];['Event Times'.$F651])" office:value-type="float" office:value="0.432" calcext:value-type="float">
            <text:p>0.432</text:p>
          </table:table-cell>
          <table:table-cell table:formula="of:=IF(['Event Times'.$E651]=['Event Times'.K$2];['Event Times'.$F65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89" calcext:value-type="float">
            <text:p>2017.189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9" calcext:value-type="float">
            <text:p>0.609</text:p>
          </table:table-cell>
          <table:table-cell table:formula="of:=IF(['Event Times'.$E652]=['Event Times'.G$2];['Event Times'.$F652])" office:value-type="boolean" office:boolean-value="false" calcext:value-type="boolean">
            <text:p>FALSE</text:p>
          </table:table-cell>
          <table:table-cell table:formula="of:=IF(['Event Times'.$E652]=['Event Times'.H$2];['Event Times'.$F652])" office:value-type="boolean" office:boolean-value="false" calcext:value-type="boolean">
            <text:p>FALSE</text:p>
          </table:table-cell>
          <table:table-cell table:formula="of:=IF(['Event Times'.$E652]=['Event Times'.I$2];['Event Times'.$F652])" office:value-type="boolean" office:boolean-value="false" calcext:value-type="boolean">
            <text:p>FALSE</text:p>
          </table:table-cell>
          <table:table-cell table:formula="of:=IF(['Event Times'.$E652]=['Event Times'.J$2];['Event Times'.$F652])" office:value-type="boolean" office:boolean-value="false" calcext:value-type="boolean">
            <text:p>FALSE</text:p>
          </table:table-cell>
          <table:table-cell table:style-name="Default" table:formula="of:=IF(['Event Times'.$E652]=['Event Times'.K$2];['Event Times'.$F652])" office:value-type="float" office:value="0.609" calcext:value-type="float">
            <text:p>0.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92" calcext:value-type="float">
            <text:p>2017.192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5" calcext:value-type="float">
            <text:p>0.395</text:p>
          </table:table-cell>
          <table:table-cell table:style-name="Default" table:formula="of:=IF(['Event Times'.$E653]=['Event Times'.G$2];['Event Times'.$F653])" office:value-type="float" office:value="0.395" calcext:value-type="float">
            <text:p>0.395</text:p>
          </table:table-cell>
          <table:table-cell table:formula="of:=IF(['Event Times'.$E653]=['Event Times'.H$2];['Event Times'.$F653])" office:value-type="boolean" office:boolean-value="false" calcext:value-type="boolean">
            <text:p>FALSE</text:p>
          </table:table-cell>
          <table:table-cell table:formula="of:=IF(['Event Times'.$E653]=['Event Times'.I$2];['Event Times'.$F653])" office:value-type="boolean" office:boolean-value="false" calcext:value-type="boolean">
            <text:p>FALSE</text:p>
          </table:table-cell>
          <table:table-cell table:formula="of:=IF(['Event Times'.$E653]=['Event Times'.J$2];['Event Times'.$F653])" office:value-type="boolean" office:boolean-value="false" calcext:value-type="boolean">
            <text:p>FALSE</text:p>
          </table:table-cell>
          <table:table-cell table:formula="of:=IF(['Event Times'.$E653]=['Event Times'.K$2];['Event Times'.$F65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92" calcext:value-type="float">
            <text:p>2017.192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26" calcext:value-type="float">
            <text:p>0.326</text:p>
          </table:table-cell>
          <table:table-cell table:formula="of:=IF(['Event Times'.$E654]=['Event Times'.G$2];['Event Times'.$F654])" office:value-type="boolean" office:boolean-value="false" calcext:value-type="boolean">
            <text:p>FALSE</text:p>
          </table:table-cell>
          <table:table-cell table:style-name="Default" table:formula="of:=IF(['Event Times'.$E654]=['Event Times'.H$2];['Event Times'.$F654])" office:value-type="float" office:value="0.326" calcext:value-type="float">
            <text:p>0.326</text:p>
          </table:table-cell>
          <table:table-cell table:formula="of:=IF(['Event Times'.$E654]=['Event Times'.I$2];['Event Times'.$F654])" office:value-type="boolean" office:boolean-value="false" calcext:value-type="boolean">
            <text:p>FALSE</text:p>
          </table:table-cell>
          <table:table-cell table:formula="of:=IF(['Event Times'.$E654]=['Event Times'.J$2];['Event Times'.$F654])" office:value-type="boolean" office:boolean-value="false" calcext:value-type="boolean">
            <text:p>FALSE</text:p>
          </table:table-cell>
          <table:table-cell table:formula="of:=IF(['Event Times'.$E654]=['Event Times'.K$2];['Event Times'.$F65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92" calcext:value-type="float">
            <text:p>2017.192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46" calcext:value-type="float">
            <text:p>0.446</text:p>
          </table:table-cell>
          <table:table-cell table:formula="of:=IF(['Event Times'.$E655]=['Event Times'.G$2];['Event Times'.$F655])" office:value-type="boolean" office:boolean-value="false" calcext:value-type="boolean">
            <text:p>FALSE</text:p>
          </table:table-cell>
          <table:table-cell table:formula="of:=IF(['Event Times'.$E655]=['Event Times'.H$2];['Event Times'.$F655])" office:value-type="boolean" office:boolean-value="false" calcext:value-type="boolean">
            <text:p>FALSE</text:p>
          </table:table-cell>
          <table:table-cell table:style-name="Default" table:formula="of:=IF(['Event Times'.$E655]=['Event Times'.I$2];['Event Times'.$F655])" office:value-type="float" office:value="0.446" calcext:value-type="float">
            <text:p>0.446</text:p>
          </table:table-cell>
          <table:table-cell table:formula="of:=IF(['Event Times'.$E655]=['Event Times'.J$2];['Event Times'.$F655])" office:value-type="boolean" office:boolean-value="false" calcext:value-type="boolean">
            <text:p>FALSE</text:p>
          </table:table-cell>
          <table:table-cell table:formula="of:=IF(['Event Times'.$E655]=['Event Times'.K$2];['Event Times'.$F65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92" calcext:value-type="float">
            <text:p>2017.192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1" calcext:value-type="float">
            <text:p>0.431</text:p>
          </table:table-cell>
          <table:table-cell table:formula="of:=IF(['Event Times'.$E656]=['Event Times'.G$2];['Event Times'.$F656])" office:value-type="boolean" office:boolean-value="false" calcext:value-type="boolean">
            <text:p>FALSE</text:p>
          </table:table-cell>
          <table:table-cell table:formula="of:=IF(['Event Times'.$E656]=['Event Times'.H$2];['Event Times'.$F656])" office:value-type="boolean" office:boolean-value="false" calcext:value-type="boolean">
            <text:p>FALSE</text:p>
          </table:table-cell>
          <table:table-cell table:formula="of:=IF(['Event Times'.$E656]=['Event Times'.I$2];['Event Times'.$F656])" office:value-type="boolean" office:boolean-value="false" calcext:value-type="boolean">
            <text:p>FALSE</text:p>
          </table:table-cell>
          <table:table-cell table:style-name="Default" table:formula="of:=IF(['Event Times'.$E656]=['Event Times'.J$2];['Event Times'.$F656])" office:value-type="float" office:value="0.431" calcext:value-type="float">
            <text:p>0.431</text:p>
          </table:table-cell>
          <table:table-cell table:formula="of:=IF(['Event Times'.$E656]=['Event Times'.K$2];['Event Times'.$F65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92" calcext:value-type="float">
            <text:p>2017.192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4" calcext:value-type="float">
            <text:p>0.614</text:p>
          </table:table-cell>
          <table:table-cell table:formula="of:=IF(['Event Times'.$E657]=['Event Times'.G$2];['Event Times'.$F657])" office:value-type="boolean" office:boolean-value="false" calcext:value-type="boolean">
            <text:p>FALSE</text:p>
          </table:table-cell>
          <table:table-cell table:formula="of:=IF(['Event Times'.$E657]=['Event Times'.H$2];['Event Times'.$F657])" office:value-type="boolean" office:boolean-value="false" calcext:value-type="boolean">
            <text:p>FALSE</text:p>
          </table:table-cell>
          <table:table-cell table:formula="of:=IF(['Event Times'.$E657]=['Event Times'.I$2];['Event Times'.$F657])" office:value-type="boolean" office:boolean-value="false" calcext:value-type="boolean">
            <text:p>FALSE</text:p>
          </table:table-cell>
          <table:table-cell table:formula="of:=IF(['Event Times'.$E657]=['Event Times'.J$2];['Event Times'.$F657])" office:value-type="boolean" office:boolean-value="false" calcext:value-type="boolean">
            <text:p>FALSE</text:p>
          </table:table-cell>
          <table:table-cell table:style-name="Default" table:formula="of:=IF(['Event Times'.$E657]=['Event Times'.K$2];['Event Times'.$F657])" office:value-type="float" office:value="0.614" calcext:value-type="float">
            <text:p>0.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95" calcext:value-type="float">
            <text:p>2017.195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3" calcext:value-type="float">
            <text:p>0.393</text:p>
          </table:table-cell>
          <table:table-cell table:style-name="Default" table:formula="of:=IF(['Event Times'.$E658]=['Event Times'.G$2];['Event Times'.$F658])" office:value-type="float" office:value="0.393" calcext:value-type="float">
            <text:p>0.393</text:p>
          </table:table-cell>
          <table:table-cell table:formula="of:=IF(['Event Times'.$E658]=['Event Times'.H$2];['Event Times'.$F658])" office:value-type="boolean" office:boolean-value="false" calcext:value-type="boolean">
            <text:p>FALSE</text:p>
          </table:table-cell>
          <table:table-cell table:formula="of:=IF(['Event Times'.$E658]=['Event Times'.I$2];['Event Times'.$F658])" office:value-type="boolean" office:boolean-value="false" calcext:value-type="boolean">
            <text:p>FALSE</text:p>
          </table:table-cell>
          <table:table-cell table:formula="of:=IF(['Event Times'.$E658]=['Event Times'.J$2];['Event Times'.$F658])" office:value-type="boolean" office:boolean-value="false" calcext:value-type="boolean">
            <text:p>FALSE</text:p>
          </table:table-cell>
          <table:table-cell table:formula="of:=IF(['Event Times'.$E658]=['Event Times'.K$2];['Event Times'.$F65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95" calcext:value-type="float">
            <text:p>2017.195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27" calcext:value-type="float">
            <text:p>0.327</text:p>
          </table:table-cell>
          <table:table-cell table:formula="of:=IF(['Event Times'.$E659]=['Event Times'.G$2];['Event Times'.$F659])" office:value-type="boolean" office:boolean-value="false" calcext:value-type="boolean">
            <text:p>FALSE</text:p>
          </table:table-cell>
          <table:table-cell table:style-name="Default" table:formula="of:=IF(['Event Times'.$E659]=['Event Times'.H$2];['Event Times'.$F659])" office:value-type="float" office:value="0.327" calcext:value-type="float">
            <text:p>0.327</text:p>
          </table:table-cell>
          <table:table-cell table:formula="of:=IF(['Event Times'.$E659]=['Event Times'.I$2];['Event Times'.$F659])" office:value-type="boolean" office:boolean-value="false" calcext:value-type="boolean">
            <text:p>FALSE</text:p>
          </table:table-cell>
          <table:table-cell table:formula="of:=IF(['Event Times'.$E659]=['Event Times'.J$2];['Event Times'.$F659])" office:value-type="boolean" office:boolean-value="false" calcext:value-type="boolean">
            <text:p>FALSE</text:p>
          </table:table-cell>
          <table:table-cell table:formula="of:=IF(['Event Times'.$E659]=['Event Times'.K$2];['Event Times'.$F65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95" calcext:value-type="float">
            <text:p>2017.195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55" calcext:value-type="float">
            <text:p>0.455</text:p>
          </table:table-cell>
          <table:table-cell table:formula="of:=IF(['Event Times'.$E660]=['Event Times'.G$2];['Event Times'.$F660])" office:value-type="boolean" office:boolean-value="false" calcext:value-type="boolean">
            <text:p>FALSE</text:p>
          </table:table-cell>
          <table:table-cell table:formula="of:=IF(['Event Times'.$E660]=['Event Times'.H$2];['Event Times'.$F660])" office:value-type="boolean" office:boolean-value="false" calcext:value-type="boolean">
            <text:p>FALSE</text:p>
          </table:table-cell>
          <table:table-cell table:style-name="Default" table:formula="of:=IF(['Event Times'.$E660]=['Event Times'.I$2];['Event Times'.$F660])" office:value-type="float" office:value="0.455" calcext:value-type="float">
            <text:p>0.455</text:p>
          </table:table-cell>
          <table:table-cell table:formula="of:=IF(['Event Times'.$E660]=['Event Times'.J$2];['Event Times'.$F660])" office:value-type="boolean" office:boolean-value="false" calcext:value-type="boolean">
            <text:p>FALSE</text:p>
          </table:table-cell>
          <table:table-cell table:formula="of:=IF(['Event Times'.$E660]=['Event Times'.K$2];['Event Times'.$F66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95" calcext:value-type="float">
            <text:p>2017.195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51" calcext:value-type="float">
            <text:p>0.451</text:p>
          </table:table-cell>
          <table:table-cell table:formula="of:=IF(['Event Times'.$E661]=['Event Times'.G$2];['Event Times'.$F661])" office:value-type="boolean" office:boolean-value="false" calcext:value-type="boolean">
            <text:p>FALSE</text:p>
          </table:table-cell>
          <table:table-cell table:formula="of:=IF(['Event Times'.$E661]=['Event Times'.H$2];['Event Times'.$F661])" office:value-type="boolean" office:boolean-value="false" calcext:value-type="boolean">
            <text:p>FALSE</text:p>
          </table:table-cell>
          <table:table-cell table:formula="of:=IF(['Event Times'.$E661]=['Event Times'.I$2];['Event Times'.$F661])" office:value-type="boolean" office:boolean-value="false" calcext:value-type="boolean">
            <text:p>FALSE</text:p>
          </table:table-cell>
          <table:table-cell table:style-name="Default" table:formula="of:=IF(['Event Times'.$E661]=['Event Times'.J$2];['Event Times'.$F661])" office:value-type="float" office:value="0.451" calcext:value-type="float">
            <text:p>0.451</text:p>
          </table:table-cell>
          <table:table-cell table:formula="of:=IF(['Event Times'.$E661]=['Event Times'.K$2];['Event Times'.$F66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95" calcext:value-type="float">
            <text:p>2017.195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5" calcext:value-type="float">
            <text:p>0.625</text:p>
          </table:table-cell>
          <table:table-cell table:formula="of:=IF(['Event Times'.$E662]=['Event Times'.G$2];['Event Times'.$F662])" office:value-type="boolean" office:boolean-value="false" calcext:value-type="boolean">
            <text:p>FALSE</text:p>
          </table:table-cell>
          <table:table-cell table:formula="of:=IF(['Event Times'.$E662]=['Event Times'.H$2];['Event Times'.$F662])" office:value-type="boolean" office:boolean-value="false" calcext:value-type="boolean">
            <text:p>FALSE</text:p>
          </table:table-cell>
          <table:table-cell table:formula="of:=IF(['Event Times'.$E662]=['Event Times'.I$2];['Event Times'.$F662])" office:value-type="boolean" office:boolean-value="false" calcext:value-type="boolean">
            <text:p>FALSE</text:p>
          </table:table-cell>
          <table:table-cell table:formula="of:=IF(['Event Times'.$E662]=['Event Times'.J$2];['Event Times'.$F662])" office:value-type="boolean" office:boolean-value="false" calcext:value-type="boolean">
            <text:p>FALSE</text:p>
          </table:table-cell>
          <table:table-cell table:style-name="Default" table:formula="of:=IF(['Event Times'.$E662]=['Event Times'.K$2];['Event Times'.$F662])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97" calcext:value-type="float">
            <text:p>2017.197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406" calcext:value-type="float">
            <text:p>0.406</text:p>
          </table:table-cell>
          <table:table-cell table:style-name="Default" table:formula="of:=IF(['Event Times'.$E663]=['Event Times'.G$2];['Event Times'.$F663])" office:value-type="float" office:value="0.406" calcext:value-type="float">
            <text:p>0.406</text:p>
          </table:table-cell>
          <table:table-cell table:formula="of:=IF(['Event Times'.$E663]=['Event Times'.H$2];['Event Times'.$F663])" office:value-type="boolean" office:boolean-value="false" calcext:value-type="boolean">
            <text:p>FALSE</text:p>
          </table:table-cell>
          <table:table-cell table:formula="of:=IF(['Event Times'.$E663]=['Event Times'.I$2];['Event Times'.$F663])" office:value-type="boolean" office:boolean-value="false" calcext:value-type="boolean">
            <text:p>FALSE</text:p>
          </table:table-cell>
          <table:table-cell table:formula="of:=IF(['Event Times'.$E663]=['Event Times'.J$2];['Event Times'.$F663])" office:value-type="boolean" office:boolean-value="false" calcext:value-type="boolean">
            <text:p>FALSE</text:p>
          </table:table-cell>
          <table:table-cell table:formula="of:=IF(['Event Times'.$E663]=['Event Times'.K$2];['Event Times'.$F66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97" calcext:value-type="float">
            <text:p>2017.197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53" calcext:value-type="float">
            <text:p>0.353</text:p>
          </table:table-cell>
          <table:table-cell table:formula="of:=IF(['Event Times'.$E664]=['Event Times'.G$2];['Event Times'.$F664])" office:value-type="boolean" office:boolean-value="false" calcext:value-type="boolean">
            <text:p>FALSE</text:p>
          </table:table-cell>
          <table:table-cell table:style-name="Default" table:formula="of:=IF(['Event Times'.$E664]=['Event Times'.H$2];['Event Times'.$F664])" office:value-type="float" office:value="0.353" calcext:value-type="float">
            <text:p>0.353</text:p>
          </table:table-cell>
          <table:table-cell table:formula="of:=IF(['Event Times'.$E664]=['Event Times'.I$2];['Event Times'.$F664])" office:value-type="boolean" office:boolean-value="false" calcext:value-type="boolean">
            <text:p>FALSE</text:p>
          </table:table-cell>
          <table:table-cell table:formula="of:=IF(['Event Times'.$E664]=['Event Times'.J$2];['Event Times'.$F664])" office:value-type="boolean" office:boolean-value="false" calcext:value-type="boolean">
            <text:p>FALSE</text:p>
          </table:table-cell>
          <table:table-cell table:formula="of:=IF(['Event Times'.$E664]=['Event Times'.K$2];['Event Times'.$F66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97" calcext:value-type="float">
            <text:p>2017.197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72" calcext:value-type="float">
            <text:p>0.472</text:p>
          </table:table-cell>
          <table:table-cell table:formula="of:=IF(['Event Times'.$E665]=['Event Times'.G$2];['Event Times'.$F665])" office:value-type="boolean" office:boolean-value="false" calcext:value-type="boolean">
            <text:p>FALSE</text:p>
          </table:table-cell>
          <table:table-cell table:formula="of:=IF(['Event Times'.$E665]=['Event Times'.H$2];['Event Times'.$F665])" office:value-type="boolean" office:boolean-value="false" calcext:value-type="boolean">
            <text:p>FALSE</text:p>
          </table:table-cell>
          <table:table-cell table:style-name="Default" table:formula="of:=IF(['Event Times'.$E665]=['Event Times'.I$2];['Event Times'.$F665])" office:value-type="float" office:value="0.472" calcext:value-type="float">
            <text:p>0.472</text:p>
          </table:table-cell>
          <table:table-cell table:formula="of:=IF(['Event Times'.$E665]=['Event Times'.J$2];['Event Times'.$F665])" office:value-type="boolean" office:boolean-value="false" calcext:value-type="boolean">
            <text:p>FALSE</text:p>
          </table:table-cell>
          <table:table-cell table:formula="of:=IF(['Event Times'.$E665]=['Event Times'.K$2];['Event Times'.$F66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97" calcext:value-type="float">
            <text:p>2017.197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42" calcext:value-type="float">
            <text:p>0.442</text:p>
          </table:table-cell>
          <table:table-cell table:formula="of:=IF(['Event Times'.$E666]=['Event Times'.G$2];['Event Times'.$F666])" office:value-type="boolean" office:boolean-value="false" calcext:value-type="boolean">
            <text:p>FALSE</text:p>
          </table:table-cell>
          <table:table-cell table:formula="of:=IF(['Event Times'.$E666]=['Event Times'.H$2];['Event Times'.$F666])" office:value-type="boolean" office:boolean-value="false" calcext:value-type="boolean">
            <text:p>FALSE</text:p>
          </table:table-cell>
          <table:table-cell table:formula="of:=IF(['Event Times'.$E666]=['Event Times'.I$2];['Event Times'.$F666])" office:value-type="boolean" office:boolean-value="false" calcext:value-type="boolean">
            <text:p>FALSE</text:p>
          </table:table-cell>
          <table:table-cell table:style-name="Default" table:formula="of:=IF(['Event Times'.$E666]=['Event Times'.J$2];['Event Times'.$F666])" office:value-type="float" office:value="0.442" calcext:value-type="float">
            <text:p>0.442</text:p>
          </table:table-cell>
          <table:table-cell table:formula="of:=IF(['Event Times'.$E666]=['Event Times'.K$2];['Event Times'.$F66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197" calcext:value-type="float">
            <text:p>2017.197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31" calcext:value-type="float">
            <text:p>0.631</text:p>
          </table:table-cell>
          <table:table-cell table:formula="of:=IF(['Event Times'.$E667]=['Event Times'.G$2];['Event Times'.$F667])" office:value-type="boolean" office:boolean-value="false" calcext:value-type="boolean">
            <text:p>FALSE</text:p>
          </table:table-cell>
          <table:table-cell table:formula="of:=IF(['Event Times'.$E667]=['Event Times'.H$2];['Event Times'.$F667])" office:value-type="boolean" office:boolean-value="false" calcext:value-type="boolean">
            <text:p>FALSE</text:p>
          </table:table-cell>
          <table:table-cell table:formula="of:=IF(['Event Times'.$E667]=['Event Times'.I$2];['Event Times'.$F667])" office:value-type="boolean" office:boolean-value="false" calcext:value-type="boolean">
            <text:p>FALSE</text:p>
          </table:table-cell>
          <table:table-cell table:formula="of:=IF(['Event Times'.$E667]=['Event Times'.J$2];['Event Times'.$F667])" office:value-type="boolean" office:boolean-value="false" calcext:value-type="boolean">
            <text:p>FALSE</text:p>
          </table:table-cell>
          <table:table-cell table:style-name="Default" table:formula="of:=IF(['Event Times'.$E667]=['Event Times'.K$2];['Event Times'.$F667])" office:value-type="float" office:value="0.631" calcext:value-type="float">
            <text:p>0.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" calcext:value-type="float">
            <text:p>2017.2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403" calcext:value-type="float">
            <text:p>0.403</text:p>
          </table:table-cell>
          <table:table-cell table:style-name="Default" table:formula="of:=IF(['Event Times'.$E668]=['Event Times'.G$2];['Event Times'.$F668])" office:value-type="float" office:value="0.403" calcext:value-type="float">
            <text:p>0.403</text:p>
          </table:table-cell>
          <table:table-cell table:formula="of:=IF(['Event Times'.$E668]=['Event Times'.H$2];['Event Times'.$F668])" office:value-type="boolean" office:boolean-value="false" calcext:value-type="boolean">
            <text:p>FALSE</text:p>
          </table:table-cell>
          <table:table-cell table:formula="of:=IF(['Event Times'.$E668]=['Event Times'.I$2];['Event Times'.$F668])" office:value-type="boolean" office:boolean-value="false" calcext:value-type="boolean">
            <text:p>FALSE</text:p>
          </table:table-cell>
          <table:table-cell table:formula="of:=IF(['Event Times'.$E668]=['Event Times'.J$2];['Event Times'.$F668])" office:value-type="boolean" office:boolean-value="false" calcext:value-type="boolean">
            <text:p>FALSE</text:p>
          </table:table-cell>
          <table:table-cell table:formula="of:=IF(['Event Times'.$E668]=['Event Times'.K$2];['Event Times'.$F66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" calcext:value-type="float">
            <text:p>2017.2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35" calcext:value-type="float">
            <text:p>0.335</text:p>
          </table:table-cell>
          <table:table-cell table:formula="of:=IF(['Event Times'.$E669]=['Event Times'.G$2];['Event Times'.$F669])" office:value-type="boolean" office:boolean-value="false" calcext:value-type="boolean">
            <text:p>FALSE</text:p>
          </table:table-cell>
          <table:table-cell table:style-name="Default" table:formula="of:=IF(['Event Times'.$E669]=['Event Times'.H$2];['Event Times'.$F669])" office:value-type="float" office:value="0.335" calcext:value-type="float">
            <text:p>0.335</text:p>
          </table:table-cell>
          <table:table-cell table:formula="of:=IF(['Event Times'.$E669]=['Event Times'.I$2];['Event Times'.$F669])" office:value-type="boolean" office:boolean-value="false" calcext:value-type="boolean">
            <text:p>FALSE</text:p>
          </table:table-cell>
          <table:table-cell table:formula="of:=IF(['Event Times'.$E669]=['Event Times'.J$2];['Event Times'.$F669])" office:value-type="boolean" office:boolean-value="false" calcext:value-type="boolean">
            <text:p>FALSE</text:p>
          </table:table-cell>
          <table:table-cell table:formula="of:=IF(['Event Times'.$E669]=['Event Times'.K$2];['Event Times'.$F66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" calcext:value-type="float">
            <text:p>2017.2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56" calcext:value-type="float">
            <text:p>0.456</text:p>
          </table:table-cell>
          <table:table-cell table:formula="of:=IF(['Event Times'.$E670]=['Event Times'.G$2];['Event Times'.$F670])" office:value-type="boolean" office:boolean-value="false" calcext:value-type="boolean">
            <text:p>FALSE</text:p>
          </table:table-cell>
          <table:table-cell table:formula="of:=IF(['Event Times'.$E670]=['Event Times'.H$2];['Event Times'.$F670])" office:value-type="boolean" office:boolean-value="false" calcext:value-type="boolean">
            <text:p>FALSE</text:p>
          </table:table-cell>
          <table:table-cell table:style-name="Default" table:formula="of:=IF(['Event Times'.$E670]=['Event Times'.I$2];['Event Times'.$F670])" office:value-type="float" office:value="0.456" calcext:value-type="float">
            <text:p>0.456</text:p>
          </table:table-cell>
          <table:table-cell table:formula="of:=IF(['Event Times'.$E670]=['Event Times'.J$2];['Event Times'.$F670])" office:value-type="boolean" office:boolean-value="false" calcext:value-type="boolean">
            <text:p>FALSE</text:p>
          </table:table-cell>
          <table:table-cell table:formula="of:=IF(['Event Times'.$E670]=['Event Times'.K$2];['Event Times'.$F67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" calcext:value-type="float">
            <text:p>2017.2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6" calcext:value-type="float">
            <text:p>0.436</text:p>
          </table:table-cell>
          <table:table-cell table:formula="of:=IF(['Event Times'.$E671]=['Event Times'.G$2];['Event Times'.$F671])" office:value-type="boolean" office:boolean-value="false" calcext:value-type="boolean">
            <text:p>FALSE</text:p>
          </table:table-cell>
          <table:table-cell table:formula="of:=IF(['Event Times'.$E671]=['Event Times'.H$2];['Event Times'.$F671])" office:value-type="boolean" office:boolean-value="false" calcext:value-type="boolean">
            <text:p>FALSE</text:p>
          </table:table-cell>
          <table:table-cell table:formula="of:=IF(['Event Times'.$E671]=['Event Times'.I$2];['Event Times'.$F671])" office:value-type="boolean" office:boolean-value="false" calcext:value-type="boolean">
            <text:p>FALSE</text:p>
          </table:table-cell>
          <table:table-cell table:style-name="Default" table:formula="of:=IF(['Event Times'.$E671]=['Event Times'.J$2];['Event Times'.$F671])" office:value-type="float" office:value="0.436" calcext:value-type="float">
            <text:p>0.436</text:p>
          </table:table-cell>
          <table:table-cell table:formula="of:=IF(['Event Times'.$E671]=['Event Times'.K$2];['Event Times'.$F67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" calcext:value-type="float">
            <text:p>2017.2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" calcext:value-type="float">
            <text:p>0.61</text:p>
          </table:table-cell>
          <table:table-cell table:formula="of:=IF(['Event Times'.$E672]=['Event Times'.G$2];['Event Times'.$F672])" office:value-type="boolean" office:boolean-value="false" calcext:value-type="boolean">
            <text:p>FALSE</text:p>
          </table:table-cell>
          <table:table-cell table:formula="of:=IF(['Event Times'.$E672]=['Event Times'.H$2];['Event Times'.$F672])" office:value-type="boolean" office:boolean-value="false" calcext:value-type="boolean">
            <text:p>FALSE</text:p>
          </table:table-cell>
          <table:table-cell table:formula="of:=IF(['Event Times'.$E672]=['Event Times'.I$2];['Event Times'.$F672])" office:value-type="boolean" office:boolean-value="false" calcext:value-type="boolean">
            <text:p>FALSE</text:p>
          </table:table-cell>
          <table:table-cell table:formula="of:=IF(['Event Times'.$E672]=['Event Times'.J$2];['Event Times'.$F672])" office:value-type="boolean" office:boolean-value="false" calcext:value-type="boolean">
            <text:p>FALSE</text:p>
          </table:table-cell>
          <table:table-cell table:style-name="Default" table:formula="of:=IF(['Event Times'.$E672]=['Event Times'.K$2];['Event Times'.$F672])" office:value-type="float" office:value="0.61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03" calcext:value-type="float">
            <text:p>2017.203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8" calcext:value-type="float">
            <text:p>0.398</text:p>
          </table:table-cell>
          <table:table-cell table:style-name="Default" table:formula="of:=IF(['Event Times'.$E673]=['Event Times'.G$2];['Event Times'.$F673])" office:value-type="float" office:value="0.398" calcext:value-type="float">
            <text:p>0.398</text:p>
          </table:table-cell>
          <table:table-cell table:formula="of:=IF(['Event Times'.$E673]=['Event Times'.H$2];['Event Times'.$F673])" office:value-type="boolean" office:boolean-value="false" calcext:value-type="boolean">
            <text:p>FALSE</text:p>
          </table:table-cell>
          <table:table-cell table:formula="of:=IF(['Event Times'.$E673]=['Event Times'.I$2];['Event Times'.$F673])" office:value-type="boolean" office:boolean-value="false" calcext:value-type="boolean">
            <text:p>FALSE</text:p>
          </table:table-cell>
          <table:table-cell table:formula="of:=IF(['Event Times'.$E673]=['Event Times'.J$2];['Event Times'.$F673])" office:value-type="boolean" office:boolean-value="false" calcext:value-type="boolean">
            <text:p>FALSE</text:p>
          </table:table-cell>
          <table:table-cell table:formula="of:=IF(['Event Times'.$E673]=['Event Times'.K$2];['Event Times'.$F67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03" calcext:value-type="float">
            <text:p>2017.203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29" calcext:value-type="float">
            <text:p>0.329</text:p>
          </table:table-cell>
          <table:table-cell table:formula="of:=IF(['Event Times'.$E674]=['Event Times'.G$2];['Event Times'.$F674])" office:value-type="boolean" office:boolean-value="false" calcext:value-type="boolean">
            <text:p>FALSE</text:p>
          </table:table-cell>
          <table:table-cell table:style-name="Default" table:formula="of:=IF(['Event Times'.$E674]=['Event Times'.H$2];['Event Times'.$F674])" office:value-type="float" office:value="0.329" calcext:value-type="float">
            <text:p>0.329</text:p>
          </table:table-cell>
          <table:table-cell table:formula="of:=IF(['Event Times'.$E674]=['Event Times'.I$2];['Event Times'.$F674])" office:value-type="boolean" office:boolean-value="false" calcext:value-type="boolean">
            <text:p>FALSE</text:p>
          </table:table-cell>
          <table:table-cell table:formula="of:=IF(['Event Times'.$E674]=['Event Times'.J$2];['Event Times'.$F674])" office:value-type="boolean" office:boolean-value="false" calcext:value-type="boolean">
            <text:p>FALSE</text:p>
          </table:table-cell>
          <table:table-cell table:formula="of:=IF(['Event Times'.$E674]=['Event Times'.K$2];['Event Times'.$F67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03" calcext:value-type="float">
            <text:p>2017.203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49" calcext:value-type="float">
            <text:p>0.449</text:p>
          </table:table-cell>
          <table:table-cell table:formula="of:=IF(['Event Times'.$E675]=['Event Times'.G$2];['Event Times'.$F675])" office:value-type="boolean" office:boolean-value="false" calcext:value-type="boolean">
            <text:p>FALSE</text:p>
          </table:table-cell>
          <table:table-cell table:formula="of:=IF(['Event Times'.$E675]=['Event Times'.H$2];['Event Times'.$F675])" office:value-type="boolean" office:boolean-value="false" calcext:value-type="boolean">
            <text:p>FALSE</text:p>
          </table:table-cell>
          <table:table-cell table:style-name="Default" table:formula="of:=IF(['Event Times'.$E675]=['Event Times'.I$2];['Event Times'.$F675])" office:value-type="float" office:value="0.449" calcext:value-type="float">
            <text:p>0.449</text:p>
          </table:table-cell>
          <table:table-cell table:formula="of:=IF(['Event Times'.$E675]=['Event Times'.J$2];['Event Times'.$F675])" office:value-type="boolean" office:boolean-value="false" calcext:value-type="boolean">
            <text:p>FALSE</text:p>
          </table:table-cell>
          <table:table-cell table:formula="of:=IF(['Event Times'.$E675]=['Event Times'.K$2];['Event Times'.$F67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03" calcext:value-type="float">
            <text:p>2017.203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" calcext:value-type="float">
            <text:p>0.43</text:p>
          </table:table-cell>
          <table:table-cell table:formula="of:=IF(['Event Times'.$E676]=['Event Times'.G$2];['Event Times'.$F676])" office:value-type="boolean" office:boolean-value="false" calcext:value-type="boolean">
            <text:p>FALSE</text:p>
          </table:table-cell>
          <table:table-cell table:formula="of:=IF(['Event Times'.$E676]=['Event Times'.H$2];['Event Times'.$F676])" office:value-type="boolean" office:boolean-value="false" calcext:value-type="boolean">
            <text:p>FALSE</text:p>
          </table:table-cell>
          <table:table-cell table:formula="of:=IF(['Event Times'.$E676]=['Event Times'.I$2];['Event Times'.$F676])" office:value-type="boolean" office:boolean-value="false" calcext:value-type="boolean">
            <text:p>FALSE</text:p>
          </table:table-cell>
          <table:table-cell table:style-name="Default" table:formula="of:=IF(['Event Times'.$E676]=['Event Times'.J$2];['Event Times'.$F676])" office:value-type="float" office:value="0.43" calcext:value-type="float">
            <text:p>0.43</text:p>
          </table:table-cell>
          <table:table-cell table:formula="of:=IF(['Event Times'.$E676]=['Event Times'.K$2];['Event Times'.$F67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03" calcext:value-type="float">
            <text:p>2017.203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4" calcext:value-type="float">
            <text:p>0.604</text:p>
          </table:table-cell>
          <table:table-cell table:formula="of:=IF(['Event Times'.$E677]=['Event Times'.G$2];['Event Times'.$F677])" office:value-type="boolean" office:boolean-value="false" calcext:value-type="boolean">
            <text:p>FALSE</text:p>
          </table:table-cell>
          <table:table-cell table:formula="of:=IF(['Event Times'.$E677]=['Event Times'.H$2];['Event Times'.$F677])" office:value-type="boolean" office:boolean-value="false" calcext:value-type="boolean">
            <text:p>FALSE</text:p>
          </table:table-cell>
          <table:table-cell table:formula="of:=IF(['Event Times'.$E677]=['Event Times'.I$2];['Event Times'.$F677])" office:value-type="boolean" office:boolean-value="false" calcext:value-type="boolean">
            <text:p>FALSE</text:p>
          </table:table-cell>
          <table:table-cell table:formula="of:=IF(['Event Times'.$E677]=['Event Times'.J$2];['Event Times'.$F677])" office:value-type="boolean" office:boolean-value="false" calcext:value-type="boolean">
            <text:p>FALSE</text:p>
          </table:table-cell>
          <table:table-cell table:style-name="Default" table:formula="of:=IF(['Event Times'.$E677]=['Event Times'.K$2];['Event Times'.$F677])" office:value-type="float" office:value="0.604" calcext:value-type="float">
            <text:p>0.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05" calcext:value-type="float">
            <text:p>2017.205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678]=['Event Times'.G$2];['Event Times'.$F678])" office:value-type="float" office:value="0.396" calcext:value-type="float">
            <text:p>0.396</text:p>
          </table:table-cell>
          <table:table-cell table:formula="of:=IF(['Event Times'.$E678]=['Event Times'.H$2];['Event Times'.$F678])" office:value-type="boolean" office:boolean-value="false" calcext:value-type="boolean">
            <text:p>FALSE</text:p>
          </table:table-cell>
          <table:table-cell table:formula="of:=IF(['Event Times'.$E678]=['Event Times'.I$2];['Event Times'.$F678])" office:value-type="boolean" office:boolean-value="false" calcext:value-type="boolean">
            <text:p>FALSE</text:p>
          </table:table-cell>
          <table:table-cell table:formula="of:=IF(['Event Times'.$E678]=['Event Times'.J$2];['Event Times'.$F678])" office:value-type="boolean" office:boolean-value="false" calcext:value-type="boolean">
            <text:p>FALSE</text:p>
          </table:table-cell>
          <table:table-cell table:formula="of:=IF(['Event Times'.$E678]=['Event Times'.K$2];['Event Times'.$F67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05" calcext:value-type="float">
            <text:p>2017.205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32" calcext:value-type="float">
            <text:p>0.332</text:p>
          </table:table-cell>
          <table:table-cell table:formula="of:=IF(['Event Times'.$E679]=['Event Times'.G$2];['Event Times'.$F679])" office:value-type="boolean" office:boolean-value="false" calcext:value-type="boolean">
            <text:p>FALSE</text:p>
          </table:table-cell>
          <table:table-cell table:style-name="Default" table:formula="of:=IF(['Event Times'.$E679]=['Event Times'.H$2];['Event Times'.$F679])" office:value-type="float" office:value="0.332" calcext:value-type="float">
            <text:p>0.332</text:p>
          </table:table-cell>
          <table:table-cell table:formula="of:=IF(['Event Times'.$E679]=['Event Times'.I$2];['Event Times'.$F679])" office:value-type="boolean" office:boolean-value="false" calcext:value-type="boolean">
            <text:p>FALSE</text:p>
          </table:table-cell>
          <table:table-cell table:formula="of:=IF(['Event Times'.$E679]=['Event Times'.J$2];['Event Times'.$F679])" office:value-type="boolean" office:boolean-value="false" calcext:value-type="boolean">
            <text:p>FALSE</text:p>
          </table:table-cell>
          <table:table-cell table:formula="of:=IF(['Event Times'.$E679]=['Event Times'.K$2];['Event Times'.$F67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05" calcext:value-type="float">
            <text:p>2017.205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54" calcext:value-type="float">
            <text:p>0.454</text:p>
          </table:table-cell>
          <table:table-cell table:formula="of:=IF(['Event Times'.$E680]=['Event Times'.G$2];['Event Times'.$F680])" office:value-type="boolean" office:boolean-value="false" calcext:value-type="boolean">
            <text:p>FALSE</text:p>
          </table:table-cell>
          <table:table-cell table:formula="of:=IF(['Event Times'.$E680]=['Event Times'.H$2];['Event Times'.$F680])" office:value-type="boolean" office:boolean-value="false" calcext:value-type="boolean">
            <text:p>FALSE</text:p>
          </table:table-cell>
          <table:table-cell table:style-name="Default" table:formula="of:=IF(['Event Times'.$E680]=['Event Times'.I$2];['Event Times'.$F680])" office:value-type="float" office:value="0.454" calcext:value-type="float">
            <text:p>0.454</text:p>
          </table:table-cell>
          <table:table-cell table:formula="of:=IF(['Event Times'.$E680]=['Event Times'.J$2];['Event Times'.$F680])" office:value-type="boolean" office:boolean-value="false" calcext:value-type="boolean">
            <text:p>FALSE</text:p>
          </table:table-cell>
          <table:table-cell table:formula="of:=IF(['Event Times'.$E680]=['Event Times'.K$2];['Event Times'.$F68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05" calcext:value-type="float">
            <text:p>2017.205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42" calcext:value-type="float">
            <text:p>0.442</text:p>
          </table:table-cell>
          <table:table-cell table:formula="of:=IF(['Event Times'.$E681]=['Event Times'.G$2];['Event Times'.$F681])" office:value-type="boolean" office:boolean-value="false" calcext:value-type="boolean">
            <text:p>FALSE</text:p>
          </table:table-cell>
          <table:table-cell table:formula="of:=IF(['Event Times'.$E681]=['Event Times'.H$2];['Event Times'.$F681])" office:value-type="boolean" office:boolean-value="false" calcext:value-type="boolean">
            <text:p>FALSE</text:p>
          </table:table-cell>
          <table:table-cell table:formula="of:=IF(['Event Times'.$E681]=['Event Times'.I$2];['Event Times'.$F681])" office:value-type="boolean" office:boolean-value="false" calcext:value-type="boolean">
            <text:p>FALSE</text:p>
          </table:table-cell>
          <table:table-cell table:style-name="Default" table:formula="of:=IF(['Event Times'.$E681]=['Event Times'.J$2];['Event Times'.$F681])" office:value-type="float" office:value="0.442" calcext:value-type="float">
            <text:p>0.442</text:p>
          </table:table-cell>
          <table:table-cell table:formula="of:=IF(['Event Times'.$E681]=['Event Times'.K$2];['Event Times'.$F68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05" calcext:value-type="float">
            <text:p>2017.205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" calcext:value-type="float">
            <text:p>0.62</text:p>
          </table:table-cell>
          <table:table-cell table:formula="of:=IF(['Event Times'.$E682]=['Event Times'.G$2];['Event Times'.$F682])" office:value-type="boolean" office:boolean-value="false" calcext:value-type="boolean">
            <text:p>FALSE</text:p>
          </table:table-cell>
          <table:table-cell table:formula="of:=IF(['Event Times'.$E682]=['Event Times'.H$2];['Event Times'.$F682])" office:value-type="boolean" office:boolean-value="false" calcext:value-type="boolean">
            <text:p>FALSE</text:p>
          </table:table-cell>
          <table:table-cell table:formula="of:=IF(['Event Times'.$E682]=['Event Times'.I$2];['Event Times'.$F682])" office:value-type="boolean" office:boolean-value="false" calcext:value-type="boolean">
            <text:p>FALSE</text:p>
          </table:table-cell>
          <table:table-cell table:formula="of:=IF(['Event Times'.$E682]=['Event Times'.J$2];['Event Times'.$F682])" office:value-type="boolean" office:boolean-value="false" calcext:value-type="boolean">
            <text:p>FALSE</text:p>
          </table:table-cell>
          <table:table-cell table:style-name="Default" table:formula="of:=IF(['Event Times'.$E682]=['Event Times'.K$2];['Event Times'.$F682])" office:value-type="float" office:value="0.62" calcext:value-type="float">
            <text:p>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08" calcext:value-type="float">
            <text:p>2017.208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8" calcext:value-type="float">
            <text:p>0.398</text:p>
          </table:table-cell>
          <table:table-cell table:style-name="Default" table:formula="of:=IF(['Event Times'.$E683]=['Event Times'.G$2];['Event Times'.$F683])" office:value-type="float" office:value="0.398" calcext:value-type="float">
            <text:p>0.398</text:p>
          </table:table-cell>
          <table:table-cell table:formula="of:=IF(['Event Times'.$E683]=['Event Times'.H$2];['Event Times'.$F683])" office:value-type="boolean" office:boolean-value="false" calcext:value-type="boolean">
            <text:p>FALSE</text:p>
          </table:table-cell>
          <table:table-cell table:formula="of:=IF(['Event Times'.$E683]=['Event Times'.I$2];['Event Times'.$F683])" office:value-type="boolean" office:boolean-value="false" calcext:value-type="boolean">
            <text:p>FALSE</text:p>
          </table:table-cell>
          <table:table-cell table:formula="of:=IF(['Event Times'.$E683]=['Event Times'.J$2];['Event Times'.$F683])" office:value-type="boolean" office:boolean-value="false" calcext:value-type="boolean">
            <text:p>FALSE</text:p>
          </table:table-cell>
          <table:table-cell table:formula="of:=IF(['Event Times'.$E683]=['Event Times'.K$2];['Event Times'.$F68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08" calcext:value-type="float">
            <text:p>2017.208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29" calcext:value-type="float">
            <text:p>0.329</text:p>
          </table:table-cell>
          <table:table-cell table:formula="of:=IF(['Event Times'.$E684]=['Event Times'.G$2];['Event Times'.$F684])" office:value-type="boolean" office:boolean-value="false" calcext:value-type="boolean">
            <text:p>FALSE</text:p>
          </table:table-cell>
          <table:table-cell table:style-name="Default" table:formula="of:=IF(['Event Times'.$E684]=['Event Times'.H$2];['Event Times'.$F684])" office:value-type="float" office:value="0.329" calcext:value-type="float">
            <text:p>0.329</text:p>
          </table:table-cell>
          <table:table-cell table:formula="of:=IF(['Event Times'.$E684]=['Event Times'.I$2];['Event Times'.$F684])" office:value-type="boolean" office:boolean-value="false" calcext:value-type="boolean">
            <text:p>FALSE</text:p>
          </table:table-cell>
          <table:table-cell table:formula="of:=IF(['Event Times'.$E684]=['Event Times'.J$2];['Event Times'.$F684])" office:value-type="boolean" office:boolean-value="false" calcext:value-type="boolean">
            <text:p>FALSE</text:p>
          </table:table-cell>
          <table:table-cell table:formula="of:=IF(['Event Times'.$E684]=['Event Times'.K$2];['Event Times'.$F68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08" calcext:value-type="float">
            <text:p>2017.208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53" calcext:value-type="float">
            <text:p>0.453</text:p>
          </table:table-cell>
          <table:table-cell table:formula="of:=IF(['Event Times'.$E685]=['Event Times'.G$2];['Event Times'.$F685])" office:value-type="boolean" office:boolean-value="false" calcext:value-type="boolean">
            <text:p>FALSE</text:p>
          </table:table-cell>
          <table:table-cell table:formula="of:=IF(['Event Times'.$E685]=['Event Times'.H$2];['Event Times'.$F685])" office:value-type="boolean" office:boolean-value="false" calcext:value-type="boolean">
            <text:p>FALSE</text:p>
          </table:table-cell>
          <table:table-cell table:style-name="Default" table:formula="of:=IF(['Event Times'.$E685]=['Event Times'.I$2];['Event Times'.$F685])" office:value-type="float" office:value="0.453" calcext:value-type="float">
            <text:p>0.453</text:p>
          </table:table-cell>
          <table:table-cell table:formula="of:=IF(['Event Times'.$E685]=['Event Times'.J$2];['Event Times'.$F685])" office:value-type="boolean" office:boolean-value="false" calcext:value-type="boolean">
            <text:p>FALSE</text:p>
          </table:table-cell>
          <table:table-cell table:formula="of:=IF(['Event Times'.$E685]=['Event Times'.K$2];['Event Times'.$F68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08" calcext:value-type="float">
            <text:p>2017.208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3" calcext:value-type="float">
            <text:p>0.433</text:p>
          </table:table-cell>
          <table:table-cell table:formula="of:=IF(['Event Times'.$E686]=['Event Times'.G$2];['Event Times'.$F686])" office:value-type="boolean" office:boolean-value="false" calcext:value-type="boolean">
            <text:p>FALSE</text:p>
          </table:table-cell>
          <table:table-cell table:formula="of:=IF(['Event Times'.$E686]=['Event Times'.H$2];['Event Times'.$F686])" office:value-type="boolean" office:boolean-value="false" calcext:value-type="boolean">
            <text:p>FALSE</text:p>
          </table:table-cell>
          <table:table-cell table:formula="of:=IF(['Event Times'.$E686]=['Event Times'.I$2];['Event Times'.$F686])" office:value-type="boolean" office:boolean-value="false" calcext:value-type="boolean">
            <text:p>FALSE</text:p>
          </table:table-cell>
          <table:table-cell table:style-name="Default" table:formula="of:=IF(['Event Times'.$E686]=['Event Times'.J$2];['Event Times'.$F686])" office:value-type="float" office:value="0.433" calcext:value-type="float">
            <text:p>0.433</text:p>
          </table:table-cell>
          <table:table-cell table:formula="of:=IF(['Event Times'.$E686]=['Event Times'.K$2];['Event Times'.$F68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08" calcext:value-type="float">
            <text:p>2017.208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4" calcext:value-type="float">
            <text:p>0.624</text:p>
          </table:table-cell>
          <table:table-cell table:formula="of:=IF(['Event Times'.$E687]=['Event Times'.G$2];['Event Times'.$F687])" office:value-type="boolean" office:boolean-value="false" calcext:value-type="boolean">
            <text:p>FALSE</text:p>
          </table:table-cell>
          <table:table-cell table:formula="of:=IF(['Event Times'.$E687]=['Event Times'.H$2];['Event Times'.$F687])" office:value-type="boolean" office:boolean-value="false" calcext:value-type="boolean">
            <text:p>FALSE</text:p>
          </table:table-cell>
          <table:table-cell table:formula="of:=IF(['Event Times'.$E687]=['Event Times'.I$2];['Event Times'.$F687])" office:value-type="boolean" office:boolean-value="false" calcext:value-type="boolean">
            <text:p>FALSE</text:p>
          </table:table-cell>
          <table:table-cell table:formula="of:=IF(['Event Times'.$E687]=['Event Times'.J$2];['Event Times'.$F687])" office:value-type="boolean" office:boolean-value="false" calcext:value-type="boolean">
            <text:p>FALSE</text:p>
          </table:table-cell>
          <table:table-cell table:style-name="Default" table:formula="of:=IF(['Event Times'.$E687]=['Event Times'.K$2];['Event Times'.$F687])" office:value-type="float" office:value="0.624" calcext:value-type="float">
            <text:p>0.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11" calcext:value-type="float">
            <text:p>2017.211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688]=['Event Times'.G$2];['Event Times'.$F688])" office:value-type="float" office:value="0.396" calcext:value-type="float">
            <text:p>0.396</text:p>
          </table:table-cell>
          <table:table-cell table:formula="of:=IF(['Event Times'.$E688]=['Event Times'.H$2];['Event Times'.$F688])" office:value-type="boolean" office:boolean-value="false" calcext:value-type="boolean">
            <text:p>FALSE</text:p>
          </table:table-cell>
          <table:table-cell table:formula="of:=IF(['Event Times'.$E688]=['Event Times'.I$2];['Event Times'.$F688])" office:value-type="boolean" office:boolean-value="false" calcext:value-type="boolean">
            <text:p>FALSE</text:p>
          </table:table-cell>
          <table:table-cell table:formula="of:=IF(['Event Times'.$E688]=['Event Times'.J$2];['Event Times'.$F688])" office:value-type="boolean" office:boolean-value="false" calcext:value-type="boolean">
            <text:p>FALSE</text:p>
          </table:table-cell>
          <table:table-cell table:formula="of:=IF(['Event Times'.$E688]=['Event Times'.K$2];['Event Times'.$F68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11" calcext:value-type="float">
            <text:p>2017.211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32" calcext:value-type="float">
            <text:p>0.332</text:p>
          </table:table-cell>
          <table:table-cell table:formula="of:=IF(['Event Times'.$E689]=['Event Times'.G$2];['Event Times'.$F689])" office:value-type="boolean" office:boolean-value="false" calcext:value-type="boolean">
            <text:p>FALSE</text:p>
          </table:table-cell>
          <table:table-cell table:style-name="Default" table:formula="of:=IF(['Event Times'.$E689]=['Event Times'.H$2];['Event Times'.$F689])" office:value-type="float" office:value="0.332" calcext:value-type="float">
            <text:p>0.332</text:p>
          </table:table-cell>
          <table:table-cell table:formula="of:=IF(['Event Times'.$E689]=['Event Times'.I$2];['Event Times'.$F689])" office:value-type="boolean" office:boolean-value="false" calcext:value-type="boolean">
            <text:p>FALSE</text:p>
          </table:table-cell>
          <table:table-cell table:formula="of:=IF(['Event Times'.$E689]=['Event Times'.J$2];['Event Times'.$F689])" office:value-type="boolean" office:boolean-value="false" calcext:value-type="boolean">
            <text:p>FALSE</text:p>
          </table:table-cell>
          <table:table-cell table:formula="of:=IF(['Event Times'.$E689]=['Event Times'.K$2];['Event Times'.$F68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11" calcext:value-type="float">
            <text:p>2017.211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53" calcext:value-type="float">
            <text:p>0.453</text:p>
          </table:table-cell>
          <table:table-cell table:formula="of:=IF(['Event Times'.$E690]=['Event Times'.G$2];['Event Times'.$F690])" office:value-type="boolean" office:boolean-value="false" calcext:value-type="boolean">
            <text:p>FALSE</text:p>
          </table:table-cell>
          <table:table-cell table:formula="of:=IF(['Event Times'.$E690]=['Event Times'.H$2];['Event Times'.$F690])" office:value-type="boolean" office:boolean-value="false" calcext:value-type="boolean">
            <text:p>FALSE</text:p>
          </table:table-cell>
          <table:table-cell table:style-name="Default" table:formula="of:=IF(['Event Times'.$E690]=['Event Times'.I$2];['Event Times'.$F690])" office:value-type="float" office:value="0.453" calcext:value-type="float">
            <text:p>0.453</text:p>
          </table:table-cell>
          <table:table-cell table:formula="of:=IF(['Event Times'.$E690]=['Event Times'.J$2];['Event Times'.$F690])" office:value-type="boolean" office:boolean-value="false" calcext:value-type="boolean">
            <text:p>FALSE</text:p>
          </table:table-cell>
          <table:table-cell table:formula="of:=IF(['Event Times'.$E690]=['Event Times'.K$2];['Event Times'.$F69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11" calcext:value-type="float">
            <text:p>2017.211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4" calcext:value-type="float">
            <text:p>0.434</text:p>
          </table:table-cell>
          <table:table-cell table:formula="of:=IF(['Event Times'.$E691]=['Event Times'.G$2];['Event Times'.$F691])" office:value-type="boolean" office:boolean-value="false" calcext:value-type="boolean">
            <text:p>FALSE</text:p>
          </table:table-cell>
          <table:table-cell table:formula="of:=IF(['Event Times'.$E691]=['Event Times'.H$2];['Event Times'.$F691])" office:value-type="boolean" office:boolean-value="false" calcext:value-type="boolean">
            <text:p>FALSE</text:p>
          </table:table-cell>
          <table:table-cell table:formula="of:=IF(['Event Times'.$E691]=['Event Times'.I$2];['Event Times'.$F691])" office:value-type="boolean" office:boolean-value="false" calcext:value-type="boolean">
            <text:p>FALSE</text:p>
          </table:table-cell>
          <table:table-cell table:style-name="Default" table:formula="of:=IF(['Event Times'.$E691]=['Event Times'.J$2];['Event Times'.$F691])" office:value-type="float" office:value="0.434" calcext:value-type="float">
            <text:p>0.434</text:p>
          </table:table-cell>
          <table:table-cell table:formula="of:=IF(['Event Times'.$E691]=['Event Times'.K$2];['Event Times'.$F69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11" calcext:value-type="float">
            <text:p>2017.211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2" calcext:value-type="float">
            <text:p>0.612</text:p>
          </table:table-cell>
          <table:table-cell table:formula="of:=IF(['Event Times'.$E692]=['Event Times'.G$2];['Event Times'.$F692])" office:value-type="boolean" office:boolean-value="false" calcext:value-type="boolean">
            <text:p>FALSE</text:p>
          </table:table-cell>
          <table:table-cell table:formula="of:=IF(['Event Times'.$E692]=['Event Times'.H$2];['Event Times'.$F692])" office:value-type="boolean" office:boolean-value="false" calcext:value-type="boolean">
            <text:p>FALSE</text:p>
          </table:table-cell>
          <table:table-cell table:formula="of:=IF(['Event Times'.$E692]=['Event Times'.I$2];['Event Times'.$F692])" office:value-type="boolean" office:boolean-value="false" calcext:value-type="boolean">
            <text:p>FALSE</text:p>
          </table:table-cell>
          <table:table-cell table:formula="of:=IF(['Event Times'.$E692]=['Event Times'.J$2];['Event Times'.$F692])" office:value-type="boolean" office:boolean-value="false" calcext:value-type="boolean">
            <text:p>FALSE</text:p>
          </table:table-cell>
          <table:table-cell table:style-name="Default" table:formula="of:=IF(['Event Times'.$E692]=['Event Times'.K$2];['Event Times'.$F692])" office:value-type="float" office:value="0.612" calcext:value-type="float">
            <text:p>0.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14" calcext:value-type="float">
            <text:p>2017.214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.397</text:p>
          </table:table-cell>
          <table:table-cell table:style-name="Default" table:formula="of:=IF(['Event Times'.$E693]=['Event Times'.G$2];['Event Times'.$F693])" office:value-type="float" office:value="0.397" calcext:value-type="float">
            <text:p>0.397</text:p>
          </table:table-cell>
          <table:table-cell table:formula="of:=IF(['Event Times'.$E693]=['Event Times'.H$2];['Event Times'.$F693])" office:value-type="boolean" office:boolean-value="false" calcext:value-type="boolean">
            <text:p>FALSE</text:p>
          </table:table-cell>
          <table:table-cell table:formula="of:=IF(['Event Times'.$E693]=['Event Times'.I$2];['Event Times'.$F693])" office:value-type="boolean" office:boolean-value="false" calcext:value-type="boolean">
            <text:p>FALSE</text:p>
          </table:table-cell>
          <table:table-cell table:formula="of:=IF(['Event Times'.$E693]=['Event Times'.J$2];['Event Times'.$F693])" office:value-type="boolean" office:boolean-value="false" calcext:value-type="boolean">
            <text:p>FALSE</text:p>
          </table:table-cell>
          <table:table-cell table:formula="of:=IF(['Event Times'.$E693]=['Event Times'.K$2];['Event Times'.$F69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14" calcext:value-type="float">
            <text:p>2017.214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formula="of:=IF(['Event Times'.$E694]=['Event Times'.G$2];['Event Times'.$F694])" office:value-type="boolean" office:boolean-value="false" calcext:value-type="boolean">
            <text:p>FALSE</text:p>
          </table:table-cell>
          <table:table-cell table:style-name="Default" table:formula="of:=IF(['Event Times'.$E694]=['Event Times'.H$2];['Event Times'.$F694])" office:value-type="float" office:value="0.333" calcext:value-type="float">
            <text:p>0.333</text:p>
          </table:table-cell>
          <table:table-cell table:formula="of:=IF(['Event Times'.$E694]=['Event Times'.I$2];['Event Times'.$F694])" office:value-type="boolean" office:boolean-value="false" calcext:value-type="boolean">
            <text:p>FALSE</text:p>
          </table:table-cell>
          <table:table-cell table:formula="of:=IF(['Event Times'.$E694]=['Event Times'.J$2];['Event Times'.$F694])" office:value-type="boolean" office:boolean-value="false" calcext:value-type="boolean">
            <text:p>FALSE</text:p>
          </table:table-cell>
          <table:table-cell table:formula="of:=IF(['Event Times'.$E694]=['Event Times'.K$2];['Event Times'.$F69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14" calcext:value-type="float">
            <text:p>2017.214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49" calcext:value-type="float">
            <text:p>0.449</text:p>
          </table:table-cell>
          <table:table-cell table:formula="of:=IF(['Event Times'.$E695]=['Event Times'.G$2];['Event Times'.$F695])" office:value-type="boolean" office:boolean-value="false" calcext:value-type="boolean">
            <text:p>FALSE</text:p>
          </table:table-cell>
          <table:table-cell table:formula="of:=IF(['Event Times'.$E695]=['Event Times'.H$2];['Event Times'.$F695])" office:value-type="boolean" office:boolean-value="false" calcext:value-type="boolean">
            <text:p>FALSE</text:p>
          </table:table-cell>
          <table:table-cell table:style-name="Default" table:formula="of:=IF(['Event Times'.$E695]=['Event Times'.I$2];['Event Times'.$F695])" office:value-type="float" office:value="0.449" calcext:value-type="float">
            <text:p>0.449</text:p>
          </table:table-cell>
          <table:table-cell table:formula="of:=IF(['Event Times'.$E695]=['Event Times'.J$2];['Event Times'.$F695])" office:value-type="boolean" office:boolean-value="false" calcext:value-type="boolean">
            <text:p>FALSE</text:p>
          </table:table-cell>
          <table:table-cell table:formula="of:=IF(['Event Times'.$E695]=['Event Times'.K$2];['Event Times'.$F69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14" calcext:value-type="float">
            <text:p>2017.214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2" calcext:value-type="float">
            <text:p>0.432</text:p>
          </table:table-cell>
          <table:table-cell table:formula="of:=IF(['Event Times'.$E696]=['Event Times'.G$2];['Event Times'.$F696])" office:value-type="boolean" office:boolean-value="false" calcext:value-type="boolean">
            <text:p>FALSE</text:p>
          </table:table-cell>
          <table:table-cell table:formula="of:=IF(['Event Times'.$E696]=['Event Times'.H$2];['Event Times'.$F696])" office:value-type="boolean" office:boolean-value="false" calcext:value-type="boolean">
            <text:p>FALSE</text:p>
          </table:table-cell>
          <table:table-cell table:formula="of:=IF(['Event Times'.$E696]=['Event Times'.I$2];['Event Times'.$F696])" office:value-type="boolean" office:boolean-value="false" calcext:value-type="boolean">
            <text:p>FALSE</text:p>
          </table:table-cell>
          <table:table-cell table:style-name="Default" table:formula="of:=IF(['Event Times'.$E696]=['Event Times'.J$2];['Event Times'.$F696])" office:value-type="float" office:value="0.432" calcext:value-type="float">
            <text:p>0.432</text:p>
          </table:table-cell>
          <table:table-cell table:formula="of:=IF(['Event Times'.$E696]=['Event Times'.K$2];['Event Times'.$F69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14" calcext:value-type="float">
            <text:p>2017.214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4" calcext:value-type="float">
            <text:p>0.614</text:p>
          </table:table-cell>
          <table:table-cell table:formula="of:=IF(['Event Times'.$E697]=['Event Times'.G$2];['Event Times'.$F697])" office:value-type="boolean" office:boolean-value="false" calcext:value-type="boolean">
            <text:p>FALSE</text:p>
          </table:table-cell>
          <table:table-cell table:formula="of:=IF(['Event Times'.$E697]=['Event Times'.H$2];['Event Times'.$F697])" office:value-type="boolean" office:boolean-value="false" calcext:value-type="boolean">
            <text:p>FALSE</text:p>
          </table:table-cell>
          <table:table-cell table:formula="of:=IF(['Event Times'.$E697]=['Event Times'.I$2];['Event Times'.$F697])" office:value-type="boolean" office:boolean-value="false" calcext:value-type="boolean">
            <text:p>FALSE</text:p>
          </table:table-cell>
          <table:table-cell table:formula="of:=IF(['Event Times'.$E697]=['Event Times'.J$2];['Event Times'.$F697])" office:value-type="boolean" office:boolean-value="false" calcext:value-type="boolean">
            <text:p>FALSE</text:p>
          </table:table-cell>
          <table:table-cell table:style-name="Default" table:formula="of:=IF(['Event Times'.$E697]=['Event Times'.K$2];['Event Times'.$F697])" office:value-type="float" office:value="0.614" calcext:value-type="float">
            <text:p>0.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16" calcext:value-type="float">
            <text:p>2017.216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5" calcext:value-type="float">
            <text:p>0.395</text:p>
          </table:table-cell>
          <table:table-cell table:style-name="Default" table:formula="of:=IF(['Event Times'.$E698]=['Event Times'.G$2];['Event Times'.$F698])" office:value-type="float" office:value="0.395" calcext:value-type="float">
            <text:p>0.395</text:p>
          </table:table-cell>
          <table:table-cell table:formula="of:=IF(['Event Times'.$E698]=['Event Times'.H$2];['Event Times'.$F698])" office:value-type="boolean" office:boolean-value="false" calcext:value-type="boolean">
            <text:p>FALSE</text:p>
          </table:table-cell>
          <table:table-cell table:formula="of:=IF(['Event Times'.$E698]=['Event Times'.I$2];['Event Times'.$F698])" office:value-type="boolean" office:boolean-value="false" calcext:value-type="boolean">
            <text:p>FALSE</text:p>
          </table:table-cell>
          <table:table-cell table:formula="of:=IF(['Event Times'.$E698]=['Event Times'.J$2];['Event Times'.$F698])" office:value-type="boolean" office:boolean-value="false" calcext:value-type="boolean">
            <text:p>FALSE</text:p>
          </table:table-cell>
          <table:table-cell table:formula="of:=IF(['Event Times'.$E698]=['Event Times'.K$2];['Event Times'.$F69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16" calcext:value-type="float">
            <text:p>2017.216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['Event Times'.$E699]=['Event Times'.G$2];['Event Times'.$F699])" office:value-type="boolean" office:boolean-value="false" calcext:value-type="boolean">
            <text:p>FALSE</text:p>
          </table:table-cell>
          <table:table-cell table:style-name="Default" table:formula="of:=IF(['Event Times'.$E699]=['Event Times'.H$2];['Event Times'.$F699])" office:value-type="float" office:value="0.33" calcext:value-type="float">
            <text:p>0.33</text:p>
          </table:table-cell>
          <table:table-cell table:formula="of:=IF(['Event Times'.$E699]=['Event Times'.I$2];['Event Times'.$F699])" office:value-type="boolean" office:boolean-value="false" calcext:value-type="boolean">
            <text:p>FALSE</text:p>
          </table:table-cell>
          <table:table-cell table:formula="of:=IF(['Event Times'.$E699]=['Event Times'.J$2];['Event Times'.$F699])" office:value-type="boolean" office:boolean-value="false" calcext:value-type="boolean">
            <text:p>FALSE</text:p>
          </table:table-cell>
          <table:table-cell table:formula="of:=IF(['Event Times'.$E699]=['Event Times'.K$2];['Event Times'.$F69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16" calcext:value-type="float">
            <text:p>2017.216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52" calcext:value-type="float">
            <text:p>0.452</text:p>
          </table:table-cell>
          <table:table-cell table:formula="of:=IF(['Event Times'.$E700]=['Event Times'.G$2];['Event Times'.$F700])" office:value-type="boolean" office:boolean-value="false" calcext:value-type="boolean">
            <text:p>FALSE</text:p>
          </table:table-cell>
          <table:table-cell table:formula="of:=IF(['Event Times'.$E700]=['Event Times'.H$2];['Event Times'.$F700])" office:value-type="boolean" office:boolean-value="false" calcext:value-type="boolean">
            <text:p>FALSE</text:p>
          </table:table-cell>
          <table:table-cell table:style-name="Default" table:formula="of:=IF(['Event Times'.$E700]=['Event Times'.I$2];['Event Times'.$F700])" office:value-type="float" office:value="0.452" calcext:value-type="float">
            <text:p>0.452</text:p>
          </table:table-cell>
          <table:table-cell table:formula="of:=IF(['Event Times'.$E700]=['Event Times'.J$2];['Event Times'.$F700])" office:value-type="boolean" office:boolean-value="false" calcext:value-type="boolean">
            <text:p>FALSE</text:p>
          </table:table-cell>
          <table:table-cell table:formula="of:=IF(['Event Times'.$E700]=['Event Times'.K$2];['Event Times'.$F70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16" calcext:value-type="float">
            <text:p>2017.216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8" calcext:value-type="float">
            <text:p>0.438</text:p>
          </table:table-cell>
          <table:table-cell table:formula="of:=IF(['Event Times'.$E701]=['Event Times'.G$2];['Event Times'.$F701])" office:value-type="boolean" office:boolean-value="false" calcext:value-type="boolean">
            <text:p>FALSE</text:p>
          </table:table-cell>
          <table:table-cell table:formula="of:=IF(['Event Times'.$E701]=['Event Times'.H$2];['Event Times'.$F701])" office:value-type="boolean" office:boolean-value="false" calcext:value-type="boolean">
            <text:p>FALSE</text:p>
          </table:table-cell>
          <table:table-cell table:formula="of:=IF(['Event Times'.$E701]=['Event Times'.I$2];['Event Times'.$F701])" office:value-type="boolean" office:boolean-value="false" calcext:value-type="boolean">
            <text:p>FALSE</text:p>
          </table:table-cell>
          <table:table-cell table:style-name="Default" table:formula="of:=IF(['Event Times'.$E701]=['Event Times'.J$2];['Event Times'.$F701])" office:value-type="float" office:value="0.438" calcext:value-type="float">
            <text:p>0.438</text:p>
          </table:table-cell>
          <table:table-cell table:formula="of:=IF(['Event Times'.$E701]=['Event Times'.K$2];['Event Times'.$F70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16" calcext:value-type="float">
            <text:p>2017.216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6" calcext:value-type="float">
            <text:p>0.616</text:p>
          </table:table-cell>
          <table:table-cell table:formula="of:=IF(['Event Times'.$E702]=['Event Times'.G$2];['Event Times'.$F702])" office:value-type="boolean" office:boolean-value="false" calcext:value-type="boolean">
            <text:p>FALSE</text:p>
          </table:table-cell>
          <table:table-cell table:formula="of:=IF(['Event Times'.$E702]=['Event Times'.H$2];['Event Times'.$F702])" office:value-type="boolean" office:boolean-value="false" calcext:value-type="boolean">
            <text:p>FALSE</text:p>
          </table:table-cell>
          <table:table-cell table:formula="of:=IF(['Event Times'.$E702]=['Event Times'.I$2];['Event Times'.$F702])" office:value-type="boolean" office:boolean-value="false" calcext:value-type="boolean">
            <text:p>FALSE</text:p>
          </table:table-cell>
          <table:table-cell table:formula="of:=IF(['Event Times'.$E702]=['Event Times'.J$2];['Event Times'.$F702])" office:value-type="boolean" office:boolean-value="false" calcext:value-type="boolean">
            <text:p>FALSE</text:p>
          </table:table-cell>
          <table:table-cell table:style-name="Default" table:formula="of:=IF(['Event Times'.$E702]=['Event Times'.K$2];['Event Times'.$F702])" office:value-type="float" office:value="0.616" calcext:value-type="float">
            <text:p>0.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19" calcext:value-type="float">
            <text:p>2017.219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703]=['Event Times'.G$2];['Event Times'.$F703])" office:value-type="float" office:value="0.396" calcext:value-type="float">
            <text:p>0.396</text:p>
          </table:table-cell>
          <table:table-cell table:formula="of:=IF(['Event Times'.$E703]=['Event Times'.H$2];['Event Times'.$F703])" office:value-type="boolean" office:boolean-value="false" calcext:value-type="boolean">
            <text:p>FALSE</text:p>
          </table:table-cell>
          <table:table-cell table:formula="of:=IF(['Event Times'.$E703]=['Event Times'.I$2];['Event Times'.$F703])" office:value-type="boolean" office:boolean-value="false" calcext:value-type="boolean">
            <text:p>FALSE</text:p>
          </table:table-cell>
          <table:table-cell table:formula="of:=IF(['Event Times'.$E703]=['Event Times'.J$2];['Event Times'.$F703])" office:value-type="boolean" office:boolean-value="false" calcext:value-type="boolean">
            <text:p>FALSE</text:p>
          </table:table-cell>
          <table:table-cell table:formula="of:=IF(['Event Times'.$E703]=['Event Times'.K$2];['Event Times'.$F70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19" calcext:value-type="float">
            <text:p>2017.219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['Event Times'.$E704]=['Event Times'.G$2];['Event Times'.$F704])" office:value-type="boolean" office:boolean-value="false" calcext:value-type="boolean">
            <text:p>FALSE</text:p>
          </table:table-cell>
          <table:table-cell table:style-name="Default" table:formula="of:=IF(['Event Times'.$E704]=['Event Times'.H$2];['Event Times'.$F704])" office:value-type="float" office:value="0.33" calcext:value-type="float">
            <text:p>0.33</text:p>
          </table:table-cell>
          <table:table-cell table:formula="of:=IF(['Event Times'.$E704]=['Event Times'.I$2];['Event Times'.$F704])" office:value-type="boolean" office:boolean-value="false" calcext:value-type="boolean">
            <text:p>FALSE</text:p>
          </table:table-cell>
          <table:table-cell table:formula="of:=IF(['Event Times'.$E704]=['Event Times'.J$2];['Event Times'.$F704])" office:value-type="boolean" office:boolean-value="false" calcext:value-type="boolean">
            <text:p>FALSE</text:p>
          </table:table-cell>
          <table:table-cell table:formula="of:=IF(['Event Times'.$E704]=['Event Times'.K$2];['Event Times'.$F70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19" calcext:value-type="float">
            <text:p>2017.219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59" calcext:value-type="float">
            <text:p>0.459</text:p>
          </table:table-cell>
          <table:table-cell table:formula="of:=IF(['Event Times'.$E705]=['Event Times'.G$2];['Event Times'.$F705])" office:value-type="boolean" office:boolean-value="false" calcext:value-type="boolean">
            <text:p>FALSE</text:p>
          </table:table-cell>
          <table:table-cell table:formula="of:=IF(['Event Times'.$E705]=['Event Times'.H$2];['Event Times'.$F705])" office:value-type="boolean" office:boolean-value="false" calcext:value-type="boolean">
            <text:p>FALSE</text:p>
          </table:table-cell>
          <table:table-cell table:style-name="Default" table:formula="of:=IF(['Event Times'.$E705]=['Event Times'.I$2];['Event Times'.$F705])" office:value-type="float" office:value="0.459" calcext:value-type="float">
            <text:p>0.459</text:p>
          </table:table-cell>
          <table:table-cell table:formula="of:=IF(['Event Times'.$E705]=['Event Times'.J$2];['Event Times'.$F705])" office:value-type="boolean" office:boolean-value="false" calcext:value-type="boolean">
            <text:p>FALSE</text:p>
          </table:table-cell>
          <table:table-cell table:formula="of:=IF(['Event Times'.$E705]=['Event Times'.K$2];['Event Times'.$F70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19" calcext:value-type="float">
            <text:p>2017.219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3" calcext:value-type="float">
            <text:p>0.433</text:p>
          </table:table-cell>
          <table:table-cell table:formula="of:=IF(['Event Times'.$E706]=['Event Times'.G$2];['Event Times'.$F706])" office:value-type="boolean" office:boolean-value="false" calcext:value-type="boolean">
            <text:p>FALSE</text:p>
          </table:table-cell>
          <table:table-cell table:formula="of:=IF(['Event Times'.$E706]=['Event Times'.H$2];['Event Times'.$F706])" office:value-type="boolean" office:boolean-value="false" calcext:value-type="boolean">
            <text:p>FALSE</text:p>
          </table:table-cell>
          <table:table-cell table:formula="of:=IF(['Event Times'.$E706]=['Event Times'.I$2];['Event Times'.$F706])" office:value-type="boolean" office:boolean-value="false" calcext:value-type="boolean">
            <text:p>FALSE</text:p>
          </table:table-cell>
          <table:table-cell table:style-name="Default" table:formula="of:=IF(['Event Times'.$E706]=['Event Times'.J$2];['Event Times'.$F706])" office:value-type="float" office:value="0.433" calcext:value-type="float">
            <text:p>0.433</text:p>
          </table:table-cell>
          <table:table-cell table:formula="of:=IF(['Event Times'.$E706]=['Event Times'.K$2];['Event Times'.$F70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19" calcext:value-type="float">
            <text:p>2017.219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2" calcext:value-type="float">
            <text:p>0.612</text:p>
          </table:table-cell>
          <table:table-cell table:formula="of:=IF(['Event Times'.$E707]=['Event Times'.G$2];['Event Times'.$F707])" office:value-type="boolean" office:boolean-value="false" calcext:value-type="boolean">
            <text:p>FALSE</text:p>
          </table:table-cell>
          <table:table-cell table:formula="of:=IF(['Event Times'.$E707]=['Event Times'.H$2];['Event Times'.$F707])" office:value-type="boolean" office:boolean-value="false" calcext:value-type="boolean">
            <text:p>FALSE</text:p>
          </table:table-cell>
          <table:table-cell table:formula="of:=IF(['Event Times'.$E707]=['Event Times'.I$2];['Event Times'.$F707])" office:value-type="boolean" office:boolean-value="false" calcext:value-type="boolean">
            <text:p>FALSE</text:p>
          </table:table-cell>
          <table:table-cell table:formula="of:=IF(['Event Times'.$E707]=['Event Times'.J$2];['Event Times'.$F707])" office:value-type="boolean" office:boolean-value="false" calcext:value-type="boolean">
            <text:p>FALSE</text:p>
          </table:table-cell>
          <table:table-cell table:style-name="Default" table:formula="of:=IF(['Event Times'.$E707]=['Event Times'.K$2];['Event Times'.$F707])" office:value-type="float" office:value="0.612" calcext:value-type="float">
            <text:p>0.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22" calcext:value-type="float">
            <text:p>2017.222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708]=['Event Times'.G$2];['Event Times'.$F708])" office:value-type="float" office:value="0.396" calcext:value-type="float">
            <text:p>0.396</text:p>
          </table:table-cell>
          <table:table-cell table:formula="of:=IF(['Event Times'.$E708]=['Event Times'.H$2];['Event Times'.$F708])" office:value-type="boolean" office:boolean-value="false" calcext:value-type="boolean">
            <text:p>FALSE</text:p>
          </table:table-cell>
          <table:table-cell table:formula="of:=IF(['Event Times'.$E708]=['Event Times'.I$2];['Event Times'.$F708])" office:value-type="boolean" office:boolean-value="false" calcext:value-type="boolean">
            <text:p>FALSE</text:p>
          </table:table-cell>
          <table:table-cell table:formula="of:=IF(['Event Times'.$E708]=['Event Times'.J$2];['Event Times'.$F708])" office:value-type="boolean" office:boolean-value="false" calcext:value-type="boolean">
            <text:p>FALSE</text:p>
          </table:table-cell>
          <table:table-cell table:formula="of:=IF(['Event Times'.$E708]=['Event Times'.K$2];['Event Times'.$F70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22" calcext:value-type="float">
            <text:p>2017.222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['Event Times'.$E709]=['Event Times'.G$2];['Event Times'.$F709])" office:value-type="boolean" office:boolean-value="false" calcext:value-type="boolean">
            <text:p>FALSE</text:p>
          </table:table-cell>
          <table:table-cell table:style-name="Default" table:formula="of:=IF(['Event Times'.$E709]=['Event Times'.H$2];['Event Times'.$F709])" office:value-type="float" office:value="0.33" calcext:value-type="float">
            <text:p>0.33</text:p>
          </table:table-cell>
          <table:table-cell table:formula="of:=IF(['Event Times'.$E709]=['Event Times'.I$2];['Event Times'.$F709])" office:value-type="boolean" office:boolean-value="false" calcext:value-type="boolean">
            <text:p>FALSE</text:p>
          </table:table-cell>
          <table:table-cell table:formula="of:=IF(['Event Times'.$E709]=['Event Times'.J$2];['Event Times'.$F709])" office:value-type="boolean" office:boolean-value="false" calcext:value-type="boolean">
            <text:p>FALSE</text:p>
          </table:table-cell>
          <table:table-cell table:formula="of:=IF(['Event Times'.$E709]=['Event Times'.K$2];['Event Times'.$F70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22" calcext:value-type="float">
            <text:p>2017.222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56" calcext:value-type="float">
            <text:p>0.456</text:p>
          </table:table-cell>
          <table:table-cell table:formula="of:=IF(['Event Times'.$E710]=['Event Times'.G$2];['Event Times'.$F710])" office:value-type="boolean" office:boolean-value="false" calcext:value-type="boolean">
            <text:p>FALSE</text:p>
          </table:table-cell>
          <table:table-cell table:formula="of:=IF(['Event Times'.$E710]=['Event Times'.H$2];['Event Times'.$F710])" office:value-type="boolean" office:boolean-value="false" calcext:value-type="boolean">
            <text:p>FALSE</text:p>
          </table:table-cell>
          <table:table-cell table:style-name="Default" table:formula="of:=IF(['Event Times'.$E710]=['Event Times'.I$2];['Event Times'.$F710])" office:value-type="float" office:value="0.456" calcext:value-type="float">
            <text:p>0.456</text:p>
          </table:table-cell>
          <table:table-cell table:formula="of:=IF(['Event Times'.$E710]=['Event Times'.J$2];['Event Times'.$F710])" office:value-type="boolean" office:boolean-value="false" calcext:value-type="boolean">
            <text:p>FALSE</text:p>
          </table:table-cell>
          <table:table-cell table:formula="of:=IF(['Event Times'.$E710]=['Event Times'.K$2];['Event Times'.$F71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22" calcext:value-type="float">
            <text:p>2017.222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3" calcext:value-type="float">
            <text:p>0.433</text:p>
          </table:table-cell>
          <table:table-cell table:formula="of:=IF(['Event Times'.$E711]=['Event Times'.G$2];['Event Times'.$F711])" office:value-type="boolean" office:boolean-value="false" calcext:value-type="boolean">
            <text:p>FALSE</text:p>
          </table:table-cell>
          <table:table-cell table:formula="of:=IF(['Event Times'.$E711]=['Event Times'.H$2];['Event Times'.$F711])" office:value-type="boolean" office:boolean-value="false" calcext:value-type="boolean">
            <text:p>FALSE</text:p>
          </table:table-cell>
          <table:table-cell table:formula="of:=IF(['Event Times'.$E711]=['Event Times'.I$2];['Event Times'.$F711])" office:value-type="boolean" office:boolean-value="false" calcext:value-type="boolean">
            <text:p>FALSE</text:p>
          </table:table-cell>
          <table:table-cell table:style-name="Default" table:formula="of:=IF(['Event Times'.$E711]=['Event Times'.J$2];['Event Times'.$F711])" office:value-type="float" office:value="0.433" calcext:value-type="float">
            <text:p>0.433</text:p>
          </table:table-cell>
          <table:table-cell table:formula="of:=IF(['Event Times'.$E711]=['Event Times'.K$2];['Event Times'.$F71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22" calcext:value-type="float">
            <text:p>2017.222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2" calcext:value-type="float">
            <text:p>0.612</text:p>
          </table:table-cell>
          <table:table-cell table:formula="of:=IF(['Event Times'.$E712]=['Event Times'.G$2];['Event Times'.$F712])" office:value-type="boolean" office:boolean-value="false" calcext:value-type="boolean">
            <text:p>FALSE</text:p>
          </table:table-cell>
          <table:table-cell table:formula="of:=IF(['Event Times'.$E712]=['Event Times'.H$2];['Event Times'.$F712])" office:value-type="boolean" office:boolean-value="false" calcext:value-type="boolean">
            <text:p>FALSE</text:p>
          </table:table-cell>
          <table:table-cell table:formula="of:=IF(['Event Times'.$E712]=['Event Times'.I$2];['Event Times'.$F712])" office:value-type="boolean" office:boolean-value="false" calcext:value-type="boolean">
            <text:p>FALSE</text:p>
          </table:table-cell>
          <table:table-cell table:formula="of:=IF(['Event Times'.$E712]=['Event Times'.J$2];['Event Times'.$F712])" office:value-type="boolean" office:boolean-value="false" calcext:value-type="boolean">
            <text:p>FALSE</text:p>
          </table:table-cell>
          <table:table-cell table:style-name="Default" table:formula="of:=IF(['Event Times'.$E712]=['Event Times'.K$2];['Event Times'.$F712])" office:value-type="float" office:value="0.612" calcext:value-type="float">
            <text:p>0.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25" calcext:value-type="float">
            <text:p>2017.225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5" calcext:value-type="float">
            <text:p>0.395</text:p>
          </table:table-cell>
          <table:table-cell table:style-name="Default" table:formula="of:=IF(['Event Times'.$E713]=['Event Times'.G$2];['Event Times'.$F713])" office:value-type="float" office:value="0.395" calcext:value-type="float">
            <text:p>0.395</text:p>
          </table:table-cell>
          <table:table-cell table:formula="of:=IF(['Event Times'.$E713]=['Event Times'.H$2];['Event Times'.$F713])" office:value-type="boolean" office:boolean-value="false" calcext:value-type="boolean">
            <text:p>FALSE</text:p>
          </table:table-cell>
          <table:table-cell table:formula="of:=IF(['Event Times'.$E713]=['Event Times'.I$2];['Event Times'.$F713])" office:value-type="boolean" office:boolean-value="false" calcext:value-type="boolean">
            <text:p>FALSE</text:p>
          </table:table-cell>
          <table:table-cell table:formula="of:=IF(['Event Times'.$E713]=['Event Times'.J$2];['Event Times'.$F713])" office:value-type="boolean" office:boolean-value="false" calcext:value-type="boolean">
            <text:p>FALSE</text:p>
          </table:table-cell>
          <table:table-cell table:formula="of:=IF(['Event Times'.$E713]=['Event Times'.K$2];['Event Times'.$F71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25" calcext:value-type="float">
            <text:p>2017.225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32" calcext:value-type="float">
            <text:p>0.332</text:p>
          </table:table-cell>
          <table:table-cell table:formula="of:=IF(['Event Times'.$E714]=['Event Times'.G$2];['Event Times'.$F714])" office:value-type="boolean" office:boolean-value="false" calcext:value-type="boolean">
            <text:p>FALSE</text:p>
          </table:table-cell>
          <table:table-cell table:style-name="Default" table:formula="of:=IF(['Event Times'.$E714]=['Event Times'.H$2];['Event Times'.$F714])" office:value-type="float" office:value="0.332" calcext:value-type="float">
            <text:p>0.332</text:p>
          </table:table-cell>
          <table:table-cell table:formula="of:=IF(['Event Times'.$E714]=['Event Times'.I$2];['Event Times'.$F714])" office:value-type="boolean" office:boolean-value="false" calcext:value-type="boolean">
            <text:p>FALSE</text:p>
          </table:table-cell>
          <table:table-cell table:formula="of:=IF(['Event Times'.$E714]=['Event Times'.J$2];['Event Times'.$F714])" office:value-type="boolean" office:boolean-value="false" calcext:value-type="boolean">
            <text:p>FALSE</text:p>
          </table:table-cell>
          <table:table-cell table:formula="of:=IF(['Event Times'.$E714]=['Event Times'.K$2];['Event Times'.$F71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25" calcext:value-type="float">
            <text:p>2017.225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54" calcext:value-type="float">
            <text:p>0.454</text:p>
          </table:table-cell>
          <table:table-cell table:formula="of:=IF(['Event Times'.$E715]=['Event Times'.G$2];['Event Times'.$F715])" office:value-type="boolean" office:boolean-value="false" calcext:value-type="boolean">
            <text:p>FALSE</text:p>
          </table:table-cell>
          <table:table-cell table:formula="of:=IF(['Event Times'.$E715]=['Event Times'.H$2];['Event Times'.$F715])" office:value-type="boolean" office:boolean-value="false" calcext:value-type="boolean">
            <text:p>FALSE</text:p>
          </table:table-cell>
          <table:table-cell table:style-name="Default" table:formula="of:=IF(['Event Times'.$E715]=['Event Times'.I$2];['Event Times'.$F715])" office:value-type="float" office:value="0.454" calcext:value-type="float">
            <text:p>0.454</text:p>
          </table:table-cell>
          <table:table-cell table:formula="of:=IF(['Event Times'.$E715]=['Event Times'.J$2];['Event Times'.$F715])" office:value-type="boolean" office:boolean-value="false" calcext:value-type="boolean">
            <text:p>FALSE</text:p>
          </table:table-cell>
          <table:table-cell table:formula="of:=IF(['Event Times'.$E715]=['Event Times'.K$2];['Event Times'.$F71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25" calcext:value-type="float">
            <text:p>2017.225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5" calcext:value-type="float">
            <text:p>0.435</text:p>
          </table:table-cell>
          <table:table-cell table:formula="of:=IF(['Event Times'.$E716]=['Event Times'.G$2];['Event Times'.$F716])" office:value-type="boolean" office:boolean-value="false" calcext:value-type="boolean">
            <text:p>FALSE</text:p>
          </table:table-cell>
          <table:table-cell table:formula="of:=IF(['Event Times'.$E716]=['Event Times'.H$2];['Event Times'.$F716])" office:value-type="boolean" office:boolean-value="false" calcext:value-type="boolean">
            <text:p>FALSE</text:p>
          </table:table-cell>
          <table:table-cell table:formula="of:=IF(['Event Times'.$E716]=['Event Times'.I$2];['Event Times'.$F716])" office:value-type="boolean" office:boolean-value="false" calcext:value-type="boolean">
            <text:p>FALSE</text:p>
          </table:table-cell>
          <table:table-cell table:style-name="Default" table:formula="of:=IF(['Event Times'.$E716]=['Event Times'.J$2];['Event Times'.$F716])" office:value-type="float" office:value="0.435" calcext:value-type="float">
            <text:p>0.435</text:p>
          </table:table-cell>
          <table:table-cell table:formula="of:=IF(['Event Times'.$E716]=['Event Times'.K$2];['Event Times'.$F71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25" calcext:value-type="float">
            <text:p>2017.225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IF(['Event Times'.$E717]=['Event Times'.G$2];['Event Times'.$F717])" office:value-type="boolean" office:boolean-value="false" calcext:value-type="boolean">
            <text:p>FALSE</text:p>
          </table:table-cell>
          <table:table-cell table:formula="of:=IF(['Event Times'.$E717]=['Event Times'.H$2];['Event Times'.$F717])" office:value-type="boolean" office:boolean-value="false" calcext:value-type="boolean">
            <text:p>FALSE</text:p>
          </table:table-cell>
          <table:table-cell table:formula="of:=IF(['Event Times'.$E717]=['Event Times'.I$2];['Event Times'.$F717])" office:value-type="boolean" office:boolean-value="false" calcext:value-type="boolean">
            <text:p>FALSE</text:p>
          </table:table-cell>
          <table:table-cell table:formula="of:=IF(['Event Times'.$E717]=['Event Times'.J$2];['Event Times'.$F717])" office:value-type="boolean" office:boolean-value="false" calcext:value-type="boolean">
            <text:p>FALSE</text:p>
          </table:table-cell>
          <table:table-cell table:style-name="Default" table:formula="of:=IF(['Event Times'.$E717]=['Event Times'.K$2];['Event Times'.$F717])" office:value-type="float" office:value="0.605" calcext:value-type="float">
            <text:p>0.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27" calcext:value-type="float">
            <text:p>2017.227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.397</text:p>
          </table:table-cell>
          <table:table-cell table:style-name="Default" table:formula="of:=IF(['Event Times'.$E718]=['Event Times'.G$2];['Event Times'.$F718])" office:value-type="float" office:value="0.397" calcext:value-type="float">
            <text:p>0.397</text:p>
          </table:table-cell>
          <table:table-cell table:formula="of:=IF(['Event Times'.$E718]=['Event Times'.H$2];['Event Times'.$F718])" office:value-type="boolean" office:boolean-value="false" calcext:value-type="boolean">
            <text:p>FALSE</text:p>
          </table:table-cell>
          <table:table-cell table:formula="of:=IF(['Event Times'.$E718]=['Event Times'.I$2];['Event Times'.$F718])" office:value-type="boolean" office:boolean-value="false" calcext:value-type="boolean">
            <text:p>FALSE</text:p>
          </table:table-cell>
          <table:table-cell table:formula="of:=IF(['Event Times'.$E718]=['Event Times'.J$2];['Event Times'.$F718])" office:value-type="boolean" office:boolean-value="false" calcext:value-type="boolean">
            <text:p>FALSE</text:p>
          </table:table-cell>
          <table:table-cell table:formula="of:=IF(['Event Times'.$E718]=['Event Times'.K$2];['Event Times'.$F71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27" calcext:value-type="float">
            <text:p>2017.227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IF(['Event Times'.$E719]=['Event Times'.G$2];['Event Times'.$F719])" office:value-type="boolean" office:boolean-value="false" calcext:value-type="boolean">
            <text:p>FALSE</text:p>
          </table:table-cell>
          <table:table-cell table:style-name="Default" table:formula="of:=IF(['Event Times'.$E719]=['Event Times'.H$2];['Event Times'.$F719])" office:value-type="float" office:value="0.33" calcext:value-type="float">
            <text:p>0.33</text:p>
          </table:table-cell>
          <table:table-cell table:formula="of:=IF(['Event Times'.$E719]=['Event Times'.I$2];['Event Times'.$F719])" office:value-type="boolean" office:boolean-value="false" calcext:value-type="boolean">
            <text:p>FALSE</text:p>
          </table:table-cell>
          <table:table-cell table:formula="of:=IF(['Event Times'.$E719]=['Event Times'.J$2];['Event Times'.$F719])" office:value-type="boolean" office:boolean-value="false" calcext:value-type="boolean">
            <text:p>FALSE</text:p>
          </table:table-cell>
          <table:table-cell table:formula="of:=IF(['Event Times'.$E719]=['Event Times'.K$2];['Event Times'.$F71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27" calcext:value-type="float">
            <text:p>2017.227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54" calcext:value-type="float">
            <text:p>0.454</text:p>
          </table:table-cell>
          <table:table-cell table:formula="of:=IF(['Event Times'.$E720]=['Event Times'.G$2];['Event Times'.$F720])" office:value-type="boolean" office:boolean-value="false" calcext:value-type="boolean">
            <text:p>FALSE</text:p>
          </table:table-cell>
          <table:table-cell table:formula="of:=IF(['Event Times'.$E720]=['Event Times'.H$2];['Event Times'.$F720])" office:value-type="boolean" office:boolean-value="false" calcext:value-type="boolean">
            <text:p>FALSE</text:p>
          </table:table-cell>
          <table:table-cell table:style-name="Default" table:formula="of:=IF(['Event Times'.$E720]=['Event Times'.I$2];['Event Times'.$F720])" office:value-type="float" office:value="0.454" calcext:value-type="float">
            <text:p>0.454</text:p>
          </table:table-cell>
          <table:table-cell table:formula="of:=IF(['Event Times'.$E720]=['Event Times'.J$2];['Event Times'.$F720])" office:value-type="boolean" office:boolean-value="false" calcext:value-type="boolean">
            <text:p>FALSE</text:p>
          </table:table-cell>
          <table:table-cell table:formula="of:=IF(['Event Times'.$E720]=['Event Times'.K$2];['Event Times'.$F72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27" calcext:value-type="float">
            <text:p>2017.227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1" calcext:value-type="float">
            <text:p>0.431</text:p>
          </table:table-cell>
          <table:table-cell table:formula="of:=IF(['Event Times'.$E721]=['Event Times'.G$2];['Event Times'.$F721])" office:value-type="boolean" office:boolean-value="false" calcext:value-type="boolean">
            <text:p>FALSE</text:p>
          </table:table-cell>
          <table:table-cell table:formula="of:=IF(['Event Times'.$E721]=['Event Times'.H$2];['Event Times'.$F721])" office:value-type="boolean" office:boolean-value="false" calcext:value-type="boolean">
            <text:p>FALSE</text:p>
          </table:table-cell>
          <table:table-cell table:formula="of:=IF(['Event Times'.$E721]=['Event Times'.I$2];['Event Times'.$F721])" office:value-type="boolean" office:boolean-value="false" calcext:value-type="boolean">
            <text:p>FALSE</text:p>
          </table:table-cell>
          <table:table-cell table:style-name="Default" table:formula="of:=IF(['Event Times'.$E721]=['Event Times'.J$2];['Event Times'.$F721])" office:value-type="float" office:value="0.431" calcext:value-type="float">
            <text:p>0.431</text:p>
          </table:table-cell>
          <table:table-cell table:formula="of:=IF(['Event Times'.$E721]=['Event Times'.K$2];['Event Times'.$F72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27" calcext:value-type="float">
            <text:p>2017.227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2" calcext:value-type="float">
            <text:p>0.612</text:p>
          </table:table-cell>
          <table:table-cell table:formula="of:=IF(['Event Times'.$E722]=['Event Times'.G$2];['Event Times'.$F722])" office:value-type="boolean" office:boolean-value="false" calcext:value-type="boolean">
            <text:p>FALSE</text:p>
          </table:table-cell>
          <table:table-cell table:formula="of:=IF(['Event Times'.$E722]=['Event Times'.H$2];['Event Times'.$F722])" office:value-type="boolean" office:boolean-value="false" calcext:value-type="boolean">
            <text:p>FALSE</text:p>
          </table:table-cell>
          <table:table-cell table:formula="of:=IF(['Event Times'.$E722]=['Event Times'.I$2];['Event Times'.$F722])" office:value-type="boolean" office:boolean-value="false" calcext:value-type="boolean">
            <text:p>FALSE</text:p>
          </table:table-cell>
          <table:table-cell table:formula="of:=IF(['Event Times'.$E722]=['Event Times'.J$2];['Event Times'.$F722])" office:value-type="boolean" office:boolean-value="false" calcext:value-type="boolean">
            <text:p>FALSE</text:p>
          </table:table-cell>
          <table:table-cell table:style-name="Default" table:formula="of:=IF(['Event Times'.$E722]=['Event Times'.K$2];['Event Times'.$F722])" office:value-type="float" office:value="0.612" calcext:value-type="float">
            <text:p>0.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3" calcext:value-type="float">
            <text:p>2017.23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3" calcext:value-type="float">
            <text:p>0.393</text:p>
          </table:table-cell>
          <table:table-cell table:style-name="Default" table:formula="of:=IF(['Event Times'.$E723]=['Event Times'.G$2];['Event Times'.$F723])" office:value-type="float" office:value="0.393" calcext:value-type="float">
            <text:p>0.393</text:p>
          </table:table-cell>
          <table:table-cell table:formula="of:=IF(['Event Times'.$E723]=['Event Times'.H$2];['Event Times'.$F723])" office:value-type="boolean" office:boolean-value="false" calcext:value-type="boolean">
            <text:p>FALSE</text:p>
          </table:table-cell>
          <table:table-cell table:formula="of:=IF(['Event Times'.$E723]=['Event Times'.I$2];['Event Times'.$F723])" office:value-type="boolean" office:boolean-value="false" calcext:value-type="boolean">
            <text:p>FALSE</text:p>
          </table:table-cell>
          <table:table-cell table:formula="of:=IF(['Event Times'.$E723]=['Event Times'.J$2];['Event Times'.$F723])" office:value-type="boolean" office:boolean-value="false" calcext:value-type="boolean">
            <text:p>FALSE</text:p>
          </table:table-cell>
          <table:table-cell table:formula="of:=IF(['Event Times'.$E723]=['Event Times'.K$2];['Event Times'.$F72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3" calcext:value-type="float">
            <text:p>2017.23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31" calcext:value-type="float">
            <text:p>0.331</text:p>
          </table:table-cell>
          <table:table-cell table:formula="of:=IF(['Event Times'.$E724]=['Event Times'.G$2];['Event Times'.$F724])" office:value-type="boolean" office:boolean-value="false" calcext:value-type="boolean">
            <text:p>FALSE</text:p>
          </table:table-cell>
          <table:table-cell table:style-name="Default" table:formula="of:=IF(['Event Times'.$E724]=['Event Times'.H$2];['Event Times'.$F724])" office:value-type="float" office:value="0.331" calcext:value-type="float">
            <text:p>0.331</text:p>
          </table:table-cell>
          <table:table-cell table:formula="of:=IF(['Event Times'.$E724]=['Event Times'.I$2];['Event Times'.$F724])" office:value-type="boolean" office:boolean-value="false" calcext:value-type="boolean">
            <text:p>FALSE</text:p>
          </table:table-cell>
          <table:table-cell table:formula="of:=IF(['Event Times'.$E724]=['Event Times'.J$2];['Event Times'.$F724])" office:value-type="boolean" office:boolean-value="false" calcext:value-type="boolean">
            <text:p>FALSE</text:p>
          </table:table-cell>
          <table:table-cell table:formula="of:=IF(['Event Times'.$E724]=['Event Times'.K$2];['Event Times'.$F72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3" calcext:value-type="float">
            <text:p>2017.23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57" calcext:value-type="float">
            <text:p>0.457</text:p>
          </table:table-cell>
          <table:table-cell table:formula="of:=IF(['Event Times'.$E725]=['Event Times'.G$2];['Event Times'.$F725])" office:value-type="boolean" office:boolean-value="false" calcext:value-type="boolean">
            <text:p>FALSE</text:p>
          </table:table-cell>
          <table:table-cell table:formula="of:=IF(['Event Times'.$E725]=['Event Times'.H$2];['Event Times'.$F725])" office:value-type="boolean" office:boolean-value="false" calcext:value-type="boolean">
            <text:p>FALSE</text:p>
          </table:table-cell>
          <table:table-cell table:style-name="Default" table:formula="of:=IF(['Event Times'.$E725]=['Event Times'.I$2];['Event Times'.$F725])" office:value-type="float" office:value="0.457" calcext:value-type="float">
            <text:p>0.457</text:p>
          </table:table-cell>
          <table:table-cell table:formula="of:=IF(['Event Times'.$E725]=['Event Times'.J$2];['Event Times'.$F725])" office:value-type="boolean" office:boolean-value="false" calcext:value-type="boolean">
            <text:p>FALSE</text:p>
          </table:table-cell>
          <table:table-cell table:formula="of:=IF(['Event Times'.$E725]=['Event Times'.K$2];['Event Times'.$F72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3" calcext:value-type="float">
            <text:p>2017.23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4" calcext:value-type="float">
            <text:p>0.434</text:p>
          </table:table-cell>
          <table:table-cell table:formula="of:=IF(['Event Times'.$E726]=['Event Times'.G$2];['Event Times'.$F726])" office:value-type="boolean" office:boolean-value="false" calcext:value-type="boolean">
            <text:p>FALSE</text:p>
          </table:table-cell>
          <table:table-cell table:formula="of:=IF(['Event Times'.$E726]=['Event Times'.H$2];['Event Times'.$F726])" office:value-type="boolean" office:boolean-value="false" calcext:value-type="boolean">
            <text:p>FALSE</text:p>
          </table:table-cell>
          <table:table-cell table:formula="of:=IF(['Event Times'.$E726]=['Event Times'.I$2];['Event Times'.$F726])" office:value-type="boolean" office:boolean-value="false" calcext:value-type="boolean">
            <text:p>FALSE</text:p>
          </table:table-cell>
          <table:table-cell table:style-name="Default" table:formula="of:=IF(['Event Times'.$E726]=['Event Times'.J$2];['Event Times'.$F726])" office:value-type="float" office:value="0.434" calcext:value-type="float">
            <text:p>0.434</text:p>
          </table:table-cell>
          <table:table-cell table:formula="of:=IF(['Event Times'.$E726]=['Event Times'.K$2];['Event Times'.$F72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3" calcext:value-type="float">
            <text:p>2017.23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6" calcext:value-type="float">
            <text:p>0.616</text:p>
          </table:table-cell>
          <table:table-cell table:formula="of:=IF(['Event Times'.$E727]=['Event Times'.G$2];['Event Times'.$F727])" office:value-type="boolean" office:boolean-value="false" calcext:value-type="boolean">
            <text:p>FALSE</text:p>
          </table:table-cell>
          <table:table-cell table:formula="of:=IF(['Event Times'.$E727]=['Event Times'.H$2];['Event Times'.$F727])" office:value-type="boolean" office:boolean-value="false" calcext:value-type="boolean">
            <text:p>FALSE</text:p>
          </table:table-cell>
          <table:table-cell table:formula="of:=IF(['Event Times'.$E727]=['Event Times'.I$2];['Event Times'.$F727])" office:value-type="boolean" office:boolean-value="false" calcext:value-type="boolean">
            <text:p>FALSE</text:p>
          </table:table-cell>
          <table:table-cell table:formula="of:=IF(['Event Times'.$E727]=['Event Times'.J$2];['Event Times'.$F727])" office:value-type="boolean" office:boolean-value="false" calcext:value-type="boolean">
            <text:p>FALSE</text:p>
          </table:table-cell>
          <table:table-cell table:style-name="Default" table:formula="of:=IF(['Event Times'.$E727]=['Event Times'.K$2];['Event Times'.$F727])" office:value-type="float" office:value="0.616" calcext:value-type="float">
            <text:p>0.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33" calcext:value-type="float">
            <text:p>2017.233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.397</text:p>
          </table:table-cell>
          <table:table-cell table:style-name="Default" table:formula="of:=IF(['Event Times'.$E728]=['Event Times'.G$2];['Event Times'.$F728])" office:value-type="float" office:value="0.397" calcext:value-type="float">
            <text:p>0.397</text:p>
          </table:table-cell>
          <table:table-cell table:formula="of:=IF(['Event Times'.$E728]=['Event Times'.H$2];['Event Times'.$F728])" office:value-type="boolean" office:boolean-value="false" calcext:value-type="boolean">
            <text:p>FALSE</text:p>
          </table:table-cell>
          <table:table-cell table:formula="of:=IF(['Event Times'.$E728]=['Event Times'.I$2];['Event Times'.$F728])" office:value-type="boolean" office:boolean-value="false" calcext:value-type="boolean">
            <text:p>FALSE</text:p>
          </table:table-cell>
          <table:table-cell table:formula="of:=IF(['Event Times'.$E728]=['Event Times'.J$2];['Event Times'.$F728])" office:value-type="boolean" office:boolean-value="false" calcext:value-type="boolean">
            <text:p>FALSE</text:p>
          </table:table-cell>
          <table:table-cell table:formula="of:=IF(['Event Times'.$E728]=['Event Times'.K$2];['Event Times'.$F72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33" calcext:value-type="float">
            <text:p>2017.233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31" calcext:value-type="float">
            <text:p>0.331</text:p>
          </table:table-cell>
          <table:table-cell table:formula="of:=IF(['Event Times'.$E729]=['Event Times'.G$2];['Event Times'.$F729])" office:value-type="boolean" office:boolean-value="false" calcext:value-type="boolean">
            <text:p>FALSE</text:p>
          </table:table-cell>
          <table:table-cell table:style-name="Default" table:formula="of:=IF(['Event Times'.$E729]=['Event Times'.H$2];['Event Times'.$F729])" office:value-type="float" office:value="0.331" calcext:value-type="float">
            <text:p>0.331</text:p>
          </table:table-cell>
          <table:table-cell table:formula="of:=IF(['Event Times'.$E729]=['Event Times'.I$2];['Event Times'.$F729])" office:value-type="boolean" office:boolean-value="false" calcext:value-type="boolean">
            <text:p>FALSE</text:p>
          </table:table-cell>
          <table:table-cell table:formula="of:=IF(['Event Times'.$E729]=['Event Times'.J$2];['Event Times'.$F729])" office:value-type="boolean" office:boolean-value="false" calcext:value-type="boolean">
            <text:p>FALSE</text:p>
          </table:table-cell>
          <table:table-cell table:formula="of:=IF(['Event Times'.$E729]=['Event Times'.K$2];['Event Times'.$F72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33" calcext:value-type="float">
            <text:p>2017.233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62" calcext:value-type="float">
            <text:p>0.462</text:p>
          </table:table-cell>
          <table:table-cell table:formula="of:=IF(['Event Times'.$E730]=['Event Times'.G$2];['Event Times'.$F730])" office:value-type="boolean" office:boolean-value="false" calcext:value-type="boolean">
            <text:p>FALSE</text:p>
          </table:table-cell>
          <table:table-cell table:formula="of:=IF(['Event Times'.$E730]=['Event Times'.H$2];['Event Times'.$F730])" office:value-type="boolean" office:boolean-value="false" calcext:value-type="boolean">
            <text:p>FALSE</text:p>
          </table:table-cell>
          <table:table-cell table:style-name="Default" table:formula="of:=IF(['Event Times'.$E730]=['Event Times'.I$2];['Event Times'.$F730])" office:value-type="float" office:value="0.462" calcext:value-type="float">
            <text:p>0.462</text:p>
          </table:table-cell>
          <table:table-cell table:formula="of:=IF(['Event Times'.$E730]=['Event Times'.J$2];['Event Times'.$F730])" office:value-type="boolean" office:boolean-value="false" calcext:value-type="boolean">
            <text:p>FALSE</text:p>
          </table:table-cell>
          <table:table-cell table:formula="of:=IF(['Event Times'.$E730]=['Event Times'.K$2];['Event Times'.$F73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33" calcext:value-type="float">
            <text:p>2017.233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4" calcext:value-type="float">
            <text:p>0.434</text:p>
          </table:table-cell>
          <table:table-cell table:formula="of:=IF(['Event Times'.$E731]=['Event Times'.G$2];['Event Times'.$F731])" office:value-type="boolean" office:boolean-value="false" calcext:value-type="boolean">
            <text:p>FALSE</text:p>
          </table:table-cell>
          <table:table-cell table:formula="of:=IF(['Event Times'.$E731]=['Event Times'.H$2];['Event Times'.$F731])" office:value-type="boolean" office:boolean-value="false" calcext:value-type="boolean">
            <text:p>FALSE</text:p>
          </table:table-cell>
          <table:table-cell table:formula="of:=IF(['Event Times'.$E731]=['Event Times'.I$2];['Event Times'.$F731])" office:value-type="boolean" office:boolean-value="false" calcext:value-type="boolean">
            <text:p>FALSE</text:p>
          </table:table-cell>
          <table:table-cell table:style-name="Default" table:formula="of:=IF(['Event Times'.$E731]=['Event Times'.J$2];['Event Times'.$F731])" office:value-type="float" office:value="0.434" calcext:value-type="float">
            <text:p>0.434</text:p>
          </table:table-cell>
          <table:table-cell table:formula="of:=IF(['Event Times'.$E731]=['Event Times'.K$2];['Event Times'.$F73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33" calcext:value-type="float">
            <text:p>2017.233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6" calcext:value-type="float">
            <text:p>0.606</text:p>
          </table:table-cell>
          <table:table-cell table:formula="of:=IF(['Event Times'.$E732]=['Event Times'.G$2];['Event Times'.$F732])" office:value-type="boolean" office:boolean-value="false" calcext:value-type="boolean">
            <text:p>FALSE</text:p>
          </table:table-cell>
          <table:table-cell table:formula="of:=IF(['Event Times'.$E732]=['Event Times'.H$2];['Event Times'.$F732])" office:value-type="boolean" office:boolean-value="false" calcext:value-type="boolean">
            <text:p>FALSE</text:p>
          </table:table-cell>
          <table:table-cell table:formula="of:=IF(['Event Times'.$E732]=['Event Times'.I$2];['Event Times'.$F732])" office:value-type="boolean" office:boolean-value="false" calcext:value-type="boolean">
            <text:p>FALSE</text:p>
          </table:table-cell>
          <table:table-cell table:formula="of:=IF(['Event Times'.$E732]=['Event Times'.J$2];['Event Times'.$F732])" office:value-type="boolean" office:boolean-value="false" calcext:value-type="boolean">
            <text:p>FALSE</text:p>
          </table:table-cell>
          <table:table-cell table:style-name="Default" table:formula="of:=IF(['Event Times'.$E732]=['Event Times'.K$2];['Event Times'.$F732])" office:value-type="float" office:value="0.606" calcext:value-type="float">
            <text:p>0.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36" calcext:value-type="float">
            <text:p>2017.236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5" calcext:value-type="float">
            <text:p>0.395</text:p>
          </table:table-cell>
          <table:table-cell table:style-name="Default" table:formula="of:=IF(['Event Times'.$E733]=['Event Times'.G$2];['Event Times'.$F733])" office:value-type="float" office:value="0.395" calcext:value-type="float">
            <text:p>0.395</text:p>
          </table:table-cell>
          <table:table-cell table:formula="of:=IF(['Event Times'.$E733]=['Event Times'.H$2];['Event Times'.$F733])" office:value-type="boolean" office:boolean-value="false" calcext:value-type="boolean">
            <text:p>FALSE</text:p>
          </table:table-cell>
          <table:table-cell table:formula="of:=IF(['Event Times'.$E733]=['Event Times'.I$2];['Event Times'.$F733])" office:value-type="boolean" office:boolean-value="false" calcext:value-type="boolean">
            <text:p>FALSE</text:p>
          </table:table-cell>
          <table:table-cell table:formula="of:=IF(['Event Times'.$E733]=['Event Times'.J$2];['Event Times'.$F733])" office:value-type="boolean" office:boolean-value="false" calcext:value-type="boolean">
            <text:p>FALSE</text:p>
          </table:table-cell>
          <table:table-cell table:formula="of:=IF(['Event Times'.$E733]=['Event Times'.K$2];['Event Times'.$F73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36" calcext:value-type="float">
            <text:p>2017.236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34" calcext:value-type="float">
            <text:p>0.334</text:p>
          </table:table-cell>
          <table:table-cell table:formula="of:=IF(['Event Times'.$E734]=['Event Times'.G$2];['Event Times'.$F734])" office:value-type="boolean" office:boolean-value="false" calcext:value-type="boolean">
            <text:p>FALSE</text:p>
          </table:table-cell>
          <table:table-cell table:style-name="Default" table:formula="of:=IF(['Event Times'.$E734]=['Event Times'.H$2];['Event Times'.$F734])" office:value-type="float" office:value="0.334" calcext:value-type="float">
            <text:p>0.334</text:p>
          </table:table-cell>
          <table:table-cell table:formula="of:=IF(['Event Times'.$E734]=['Event Times'.I$2];['Event Times'.$F734])" office:value-type="boolean" office:boolean-value="false" calcext:value-type="boolean">
            <text:p>FALSE</text:p>
          </table:table-cell>
          <table:table-cell table:formula="of:=IF(['Event Times'.$E734]=['Event Times'.J$2];['Event Times'.$F734])" office:value-type="boolean" office:boolean-value="false" calcext:value-type="boolean">
            <text:p>FALSE</text:p>
          </table:table-cell>
          <table:table-cell table:formula="of:=IF(['Event Times'.$E734]=['Event Times'.K$2];['Event Times'.$F73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36" calcext:value-type="float">
            <text:p>2017.236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53" calcext:value-type="float">
            <text:p>0.453</text:p>
          </table:table-cell>
          <table:table-cell table:formula="of:=IF(['Event Times'.$E735]=['Event Times'.G$2];['Event Times'.$F735])" office:value-type="boolean" office:boolean-value="false" calcext:value-type="boolean">
            <text:p>FALSE</text:p>
          </table:table-cell>
          <table:table-cell table:formula="of:=IF(['Event Times'.$E735]=['Event Times'.H$2];['Event Times'.$F735])" office:value-type="boolean" office:boolean-value="false" calcext:value-type="boolean">
            <text:p>FALSE</text:p>
          </table:table-cell>
          <table:table-cell table:style-name="Default" table:formula="of:=IF(['Event Times'.$E735]=['Event Times'.I$2];['Event Times'.$F735])" office:value-type="float" office:value="0.453" calcext:value-type="float">
            <text:p>0.453</text:p>
          </table:table-cell>
          <table:table-cell table:formula="of:=IF(['Event Times'.$E735]=['Event Times'.J$2];['Event Times'.$F735])" office:value-type="boolean" office:boolean-value="false" calcext:value-type="boolean">
            <text:p>FALSE</text:p>
          </table:table-cell>
          <table:table-cell table:formula="of:=IF(['Event Times'.$E735]=['Event Times'.K$2];['Event Times'.$F73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36" calcext:value-type="float">
            <text:p>2017.236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4" calcext:value-type="float">
            <text:p>0.434</text:p>
          </table:table-cell>
          <table:table-cell table:formula="of:=IF(['Event Times'.$E736]=['Event Times'.G$2];['Event Times'.$F736])" office:value-type="boolean" office:boolean-value="false" calcext:value-type="boolean">
            <text:p>FALSE</text:p>
          </table:table-cell>
          <table:table-cell table:formula="of:=IF(['Event Times'.$E736]=['Event Times'.H$2];['Event Times'.$F736])" office:value-type="boolean" office:boolean-value="false" calcext:value-type="boolean">
            <text:p>FALSE</text:p>
          </table:table-cell>
          <table:table-cell table:formula="of:=IF(['Event Times'.$E736]=['Event Times'.I$2];['Event Times'.$F736])" office:value-type="boolean" office:boolean-value="false" calcext:value-type="boolean">
            <text:p>FALSE</text:p>
          </table:table-cell>
          <table:table-cell table:style-name="Default" table:formula="of:=IF(['Event Times'.$E736]=['Event Times'.J$2];['Event Times'.$F736])" office:value-type="float" office:value="0.434" calcext:value-type="float">
            <text:p>0.434</text:p>
          </table:table-cell>
          <table:table-cell table:formula="of:=IF(['Event Times'.$E736]=['Event Times'.K$2];['Event Times'.$F73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36" calcext:value-type="float">
            <text:p>2017.236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9" calcext:value-type="float">
            <text:p>0.619</text:p>
          </table:table-cell>
          <table:table-cell table:formula="of:=IF(['Event Times'.$E737]=['Event Times'.G$2];['Event Times'.$F737])" office:value-type="boolean" office:boolean-value="false" calcext:value-type="boolean">
            <text:p>FALSE</text:p>
          </table:table-cell>
          <table:table-cell table:formula="of:=IF(['Event Times'.$E737]=['Event Times'.H$2];['Event Times'.$F737])" office:value-type="boolean" office:boolean-value="false" calcext:value-type="boolean">
            <text:p>FALSE</text:p>
          </table:table-cell>
          <table:table-cell table:formula="of:=IF(['Event Times'.$E737]=['Event Times'.I$2];['Event Times'.$F737])" office:value-type="boolean" office:boolean-value="false" calcext:value-type="boolean">
            <text:p>FALSE</text:p>
          </table:table-cell>
          <table:table-cell table:formula="of:=IF(['Event Times'.$E737]=['Event Times'.J$2];['Event Times'.$F737])" office:value-type="boolean" office:boolean-value="false" calcext:value-type="boolean">
            <text:p>FALSE</text:p>
          </table:table-cell>
          <table:table-cell table:style-name="Default" table:formula="of:=IF(['Event Times'.$E737]=['Event Times'.K$2];['Event Times'.$F737])" office:value-type="float" office:value="0.619" calcext:value-type="float">
            <text:p>0.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38" calcext:value-type="float">
            <text:p>2017.238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5" calcext:value-type="float">
            <text:p>0.395</text:p>
          </table:table-cell>
          <table:table-cell table:style-name="Default" table:formula="of:=IF(['Event Times'.$E738]=['Event Times'.G$2];['Event Times'.$F738])" office:value-type="float" office:value="0.395" calcext:value-type="float">
            <text:p>0.395</text:p>
          </table:table-cell>
          <table:table-cell table:formula="of:=IF(['Event Times'.$E738]=['Event Times'.H$2];['Event Times'.$F738])" office:value-type="boolean" office:boolean-value="false" calcext:value-type="boolean">
            <text:p>FALSE</text:p>
          </table:table-cell>
          <table:table-cell table:formula="of:=IF(['Event Times'.$E738]=['Event Times'.I$2];['Event Times'.$F738])" office:value-type="boolean" office:boolean-value="false" calcext:value-type="boolean">
            <text:p>FALSE</text:p>
          </table:table-cell>
          <table:table-cell table:formula="of:=IF(['Event Times'.$E738]=['Event Times'.J$2];['Event Times'.$F738])" office:value-type="boolean" office:boolean-value="false" calcext:value-type="boolean">
            <text:p>FALSE</text:p>
          </table:table-cell>
          <table:table-cell table:formula="of:=IF(['Event Times'.$E738]=['Event Times'.K$2];['Event Times'.$F73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38" calcext:value-type="float">
            <text:p>2017.238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35" calcext:value-type="float">
            <text:p>0.335</text:p>
          </table:table-cell>
          <table:table-cell table:formula="of:=IF(['Event Times'.$E739]=['Event Times'.G$2];['Event Times'.$F739])" office:value-type="boolean" office:boolean-value="false" calcext:value-type="boolean">
            <text:p>FALSE</text:p>
          </table:table-cell>
          <table:table-cell table:style-name="Default" table:formula="of:=IF(['Event Times'.$E739]=['Event Times'.H$2];['Event Times'.$F739])" office:value-type="float" office:value="0.335" calcext:value-type="float">
            <text:p>0.335</text:p>
          </table:table-cell>
          <table:table-cell table:formula="of:=IF(['Event Times'.$E739]=['Event Times'.I$2];['Event Times'.$F739])" office:value-type="boolean" office:boolean-value="false" calcext:value-type="boolean">
            <text:p>FALSE</text:p>
          </table:table-cell>
          <table:table-cell table:formula="of:=IF(['Event Times'.$E739]=['Event Times'.J$2];['Event Times'.$F739])" office:value-type="boolean" office:boolean-value="false" calcext:value-type="boolean">
            <text:p>FALSE</text:p>
          </table:table-cell>
          <table:table-cell table:formula="of:=IF(['Event Times'.$E739]=['Event Times'.K$2];['Event Times'.$F73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38" calcext:value-type="float">
            <text:p>2017.238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56" calcext:value-type="float">
            <text:p>0.456</text:p>
          </table:table-cell>
          <table:table-cell table:formula="of:=IF(['Event Times'.$E740]=['Event Times'.G$2];['Event Times'.$F740])" office:value-type="boolean" office:boolean-value="false" calcext:value-type="boolean">
            <text:p>FALSE</text:p>
          </table:table-cell>
          <table:table-cell table:formula="of:=IF(['Event Times'.$E740]=['Event Times'.H$2];['Event Times'.$F740])" office:value-type="boolean" office:boolean-value="false" calcext:value-type="boolean">
            <text:p>FALSE</text:p>
          </table:table-cell>
          <table:table-cell table:style-name="Default" table:formula="of:=IF(['Event Times'.$E740]=['Event Times'.I$2];['Event Times'.$F740])" office:value-type="float" office:value="0.456" calcext:value-type="float">
            <text:p>0.456</text:p>
          </table:table-cell>
          <table:table-cell table:formula="of:=IF(['Event Times'.$E740]=['Event Times'.J$2];['Event Times'.$F740])" office:value-type="boolean" office:boolean-value="false" calcext:value-type="boolean">
            <text:p>FALSE</text:p>
          </table:table-cell>
          <table:table-cell table:formula="of:=IF(['Event Times'.$E740]=['Event Times'.K$2];['Event Times'.$F74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38" calcext:value-type="float">
            <text:p>2017.238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2" calcext:value-type="float">
            <text:p>0.432</text:p>
          </table:table-cell>
          <table:table-cell table:formula="of:=IF(['Event Times'.$E741]=['Event Times'.G$2];['Event Times'.$F741])" office:value-type="boolean" office:boolean-value="false" calcext:value-type="boolean">
            <text:p>FALSE</text:p>
          </table:table-cell>
          <table:table-cell table:formula="of:=IF(['Event Times'.$E741]=['Event Times'.H$2];['Event Times'.$F741])" office:value-type="boolean" office:boolean-value="false" calcext:value-type="boolean">
            <text:p>FALSE</text:p>
          </table:table-cell>
          <table:table-cell table:formula="of:=IF(['Event Times'.$E741]=['Event Times'.I$2];['Event Times'.$F741])" office:value-type="boolean" office:boolean-value="false" calcext:value-type="boolean">
            <text:p>FALSE</text:p>
          </table:table-cell>
          <table:table-cell table:style-name="Default" table:formula="of:=IF(['Event Times'.$E741]=['Event Times'.J$2];['Event Times'.$F741])" office:value-type="float" office:value="0.432" calcext:value-type="float">
            <text:p>0.432</text:p>
          </table:table-cell>
          <table:table-cell table:formula="of:=IF(['Event Times'.$E741]=['Event Times'.K$2];['Event Times'.$F74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38" calcext:value-type="float">
            <text:p>2017.238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2" calcext:value-type="float">
            <text:p>0.602</text:p>
          </table:table-cell>
          <table:table-cell table:formula="of:=IF(['Event Times'.$E742]=['Event Times'.G$2];['Event Times'.$F742])" office:value-type="boolean" office:boolean-value="false" calcext:value-type="boolean">
            <text:p>FALSE</text:p>
          </table:table-cell>
          <table:table-cell table:formula="of:=IF(['Event Times'.$E742]=['Event Times'.H$2];['Event Times'.$F742])" office:value-type="boolean" office:boolean-value="false" calcext:value-type="boolean">
            <text:p>FALSE</text:p>
          </table:table-cell>
          <table:table-cell table:formula="of:=IF(['Event Times'.$E742]=['Event Times'.I$2];['Event Times'.$F742])" office:value-type="boolean" office:boolean-value="false" calcext:value-type="boolean">
            <text:p>FALSE</text:p>
          </table:table-cell>
          <table:table-cell table:formula="of:=IF(['Event Times'.$E742]=['Event Times'.J$2];['Event Times'.$F742])" office:value-type="boolean" office:boolean-value="false" calcext:value-type="boolean">
            <text:p>FALSE</text:p>
          </table:table-cell>
          <table:table-cell table:style-name="Default" table:formula="of:=IF(['Event Times'.$E742]=['Event Times'.K$2];['Event Times'.$F742])" office:value-type="float" office:value="0.602" calcext:value-type="float">
            <text:p>0.6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41" calcext:value-type="float">
            <text:p>2017.241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4" calcext:value-type="float">
            <text:p>0.394</text:p>
          </table:table-cell>
          <table:table-cell table:style-name="Default" table:formula="of:=IF(['Event Times'.$E743]=['Event Times'.G$2];['Event Times'.$F743])" office:value-type="float" office:value="0.394" calcext:value-type="float">
            <text:p>0.394</text:p>
          </table:table-cell>
          <table:table-cell table:formula="of:=IF(['Event Times'.$E743]=['Event Times'.H$2];['Event Times'.$F743])" office:value-type="boolean" office:boolean-value="false" calcext:value-type="boolean">
            <text:p>FALSE</text:p>
          </table:table-cell>
          <table:table-cell table:formula="of:=IF(['Event Times'.$E743]=['Event Times'.I$2];['Event Times'.$F743])" office:value-type="boolean" office:boolean-value="false" calcext:value-type="boolean">
            <text:p>FALSE</text:p>
          </table:table-cell>
          <table:table-cell table:formula="of:=IF(['Event Times'.$E743]=['Event Times'.J$2];['Event Times'.$F743])" office:value-type="boolean" office:boolean-value="false" calcext:value-type="boolean">
            <text:p>FALSE</text:p>
          </table:table-cell>
          <table:table-cell table:formula="of:=IF(['Event Times'.$E743]=['Event Times'.K$2];['Event Times'.$F74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41" calcext:value-type="float">
            <text:p>2017.241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32" calcext:value-type="float">
            <text:p>0.332</text:p>
          </table:table-cell>
          <table:table-cell table:formula="of:=IF(['Event Times'.$E744]=['Event Times'.G$2];['Event Times'.$F744])" office:value-type="boolean" office:boolean-value="false" calcext:value-type="boolean">
            <text:p>FALSE</text:p>
          </table:table-cell>
          <table:table-cell table:style-name="Default" table:formula="of:=IF(['Event Times'.$E744]=['Event Times'.H$2];['Event Times'.$F744])" office:value-type="float" office:value="0.332" calcext:value-type="float">
            <text:p>0.332</text:p>
          </table:table-cell>
          <table:table-cell table:formula="of:=IF(['Event Times'.$E744]=['Event Times'.I$2];['Event Times'.$F744])" office:value-type="boolean" office:boolean-value="false" calcext:value-type="boolean">
            <text:p>FALSE</text:p>
          </table:table-cell>
          <table:table-cell table:formula="of:=IF(['Event Times'.$E744]=['Event Times'.J$2];['Event Times'.$F744])" office:value-type="boolean" office:boolean-value="false" calcext:value-type="boolean">
            <text:p>FALSE</text:p>
          </table:table-cell>
          <table:table-cell table:formula="of:=IF(['Event Times'.$E744]=['Event Times'.K$2];['Event Times'.$F74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41" calcext:value-type="float">
            <text:p>2017.241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59" calcext:value-type="float">
            <text:p>0.459</text:p>
          </table:table-cell>
          <table:table-cell table:formula="of:=IF(['Event Times'.$E745]=['Event Times'.G$2];['Event Times'.$F745])" office:value-type="boolean" office:boolean-value="false" calcext:value-type="boolean">
            <text:p>FALSE</text:p>
          </table:table-cell>
          <table:table-cell table:formula="of:=IF(['Event Times'.$E745]=['Event Times'.H$2];['Event Times'.$F745])" office:value-type="boolean" office:boolean-value="false" calcext:value-type="boolean">
            <text:p>FALSE</text:p>
          </table:table-cell>
          <table:table-cell table:style-name="Default" table:formula="of:=IF(['Event Times'.$E745]=['Event Times'.I$2];['Event Times'.$F745])" office:value-type="float" office:value="0.459" calcext:value-type="float">
            <text:p>0.459</text:p>
          </table:table-cell>
          <table:table-cell table:formula="of:=IF(['Event Times'.$E745]=['Event Times'.J$2];['Event Times'.$F745])" office:value-type="boolean" office:boolean-value="false" calcext:value-type="boolean">
            <text:p>FALSE</text:p>
          </table:table-cell>
          <table:table-cell table:formula="of:=IF(['Event Times'.$E745]=['Event Times'.K$2];['Event Times'.$F74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41" calcext:value-type="float">
            <text:p>2017.241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5" calcext:value-type="float">
            <text:p>0.435</text:p>
          </table:table-cell>
          <table:table-cell table:formula="of:=IF(['Event Times'.$E746]=['Event Times'.G$2];['Event Times'.$F746])" office:value-type="boolean" office:boolean-value="false" calcext:value-type="boolean">
            <text:p>FALSE</text:p>
          </table:table-cell>
          <table:table-cell table:formula="of:=IF(['Event Times'.$E746]=['Event Times'.H$2];['Event Times'.$F746])" office:value-type="boolean" office:boolean-value="false" calcext:value-type="boolean">
            <text:p>FALSE</text:p>
          </table:table-cell>
          <table:table-cell table:formula="of:=IF(['Event Times'.$E746]=['Event Times'.I$2];['Event Times'.$F746])" office:value-type="boolean" office:boolean-value="false" calcext:value-type="boolean">
            <text:p>FALSE</text:p>
          </table:table-cell>
          <table:table-cell table:style-name="Default" table:formula="of:=IF(['Event Times'.$E746]=['Event Times'.J$2];['Event Times'.$F746])" office:value-type="float" office:value="0.435" calcext:value-type="float">
            <text:p>0.435</text:p>
          </table:table-cell>
          <table:table-cell table:formula="of:=IF(['Event Times'.$E746]=['Event Times'.K$2];['Event Times'.$F74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41" calcext:value-type="float">
            <text:p>2017.241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7" calcext:value-type="float">
            <text:p>0.607</text:p>
          </table:table-cell>
          <table:table-cell table:formula="of:=IF(['Event Times'.$E747]=['Event Times'.G$2];['Event Times'.$F747])" office:value-type="boolean" office:boolean-value="false" calcext:value-type="boolean">
            <text:p>FALSE</text:p>
          </table:table-cell>
          <table:table-cell table:formula="of:=IF(['Event Times'.$E747]=['Event Times'.H$2];['Event Times'.$F747])" office:value-type="boolean" office:boolean-value="false" calcext:value-type="boolean">
            <text:p>FALSE</text:p>
          </table:table-cell>
          <table:table-cell table:formula="of:=IF(['Event Times'.$E747]=['Event Times'.I$2];['Event Times'.$F747])" office:value-type="boolean" office:boolean-value="false" calcext:value-type="boolean">
            <text:p>FALSE</text:p>
          </table:table-cell>
          <table:table-cell table:formula="of:=IF(['Event Times'.$E747]=['Event Times'.J$2];['Event Times'.$F747])" office:value-type="boolean" office:boolean-value="false" calcext:value-type="boolean">
            <text:p>FALSE</text:p>
          </table:table-cell>
          <table:table-cell table:style-name="Default" table:formula="of:=IF(['Event Times'.$E747]=['Event Times'.K$2];['Event Times'.$F747])" office:value-type="float" office:value="0.607" calcext:value-type="float">
            <text:p>0.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44" calcext:value-type="float">
            <text:p>2017.244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2" calcext:value-type="float">
            <text:p>0.392</text:p>
          </table:table-cell>
          <table:table-cell table:style-name="Default" table:formula="of:=IF(['Event Times'.$E748]=['Event Times'.G$2];['Event Times'.$F748])" office:value-type="float" office:value="0.392" calcext:value-type="float">
            <text:p>0.392</text:p>
          </table:table-cell>
          <table:table-cell table:formula="of:=IF(['Event Times'.$E748]=['Event Times'.H$2];['Event Times'.$F748])" office:value-type="boolean" office:boolean-value="false" calcext:value-type="boolean">
            <text:p>FALSE</text:p>
          </table:table-cell>
          <table:table-cell table:formula="of:=IF(['Event Times'.$E748]=['Event Times'.I$2];['Event Times'.$F748])" office:value-type="boolean" office:boolean-value="false" calcext:value-type="boolean">
            <text:p>FALSE</text:p>
          </table:table-cell>
          <table:table-cell table:formula="of:=IF(['Event Times'.$E748]=['Event Times'.J$2];['Event Times'.$F748])" office:value-type="boolean" office:boolean-value="false" calcext:value-type="boolean">
            <text:p>FALSE</text:p>
          </table:table-cell>
          <table:table-cell table:formula="of:=IF(['Event Times'.$E748]=['Event Times'.K$2];['Event Times'.$F74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44" calcext:value-type="float">
            <text:p>2017.244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formula="of:=IF(['Event Times'.$E749]=['Event Times'.G$2];['Event Times'.$F749])" office:value-type="boolean" office:boolean-value="false" calcext:value-type="boolean">
            <text:p>FALSE</text:p>
          </table:table-cell>
          <table:table-cell table:style-name="Default" table:formula="of:=IF(['Event Times'.$E749]=['Event Times'.H$2];['Event Times'.$F749])" office:value-type="float" office:value="0.333" calcext:value-type="float">
            <text:p>0.333</text:p>
          </table:table-cell>
          <table:table-cell table:formula="of:=IF(['Event Times'.$E749]=['Event Times'.I$2];['Event Times'.$F749])" office:value-type="boolean" office:boolean-value="false" calcext:value-type="boolean">
            <text:p>FALSE</text:p>
          </table:table-cell>
          <table:table-cell table:formula="of:=IF(['Event Times'.$E749]=['Event Times'.J$2];['Event Times'.$F749])" office:value-type="boolean" office:boolean-value="false" calcext:value-type="boolean">
            <text:p>FALSE</text:p>
          </table:table-cell>
          <table:table-cell table:formula="of:=IF(['Event Times'.$E749]=['Event Times'.K$2];['Event Times'.$F74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44" calcext:value-type="float">
            <text:p>2017.244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66" calcext:value-type="float">
            <text:p>0.466</text:p>
          </table:table-cell>
          <table:table-cell table:formula="of:=IF(['Event Times'.$E750]=['Event Times'.G$2];['Event Times'.$F750])" office:value-type="boolean" office:boolean-value="false" calcext:value-type="boolean">
            <text:p>FALSE</text:p>
          </table:table-cell>
          <table:table-cell table:formula="of:=IF(['Event Times'.$E750]=['Event Times'.H$2];['Event Times'.$F750])" office:value-type="boolean" office:boolean-value="false" calcext:value-type="boolean">
            <text:p>FALSE</text:p>
          </table:table-cell>
          <table:table-cell table:style-name="Default" table:formula="of:=IF(['Event Times'.$E750]=['Event Times'.I$2];['Event Times'.$F750])" office:value-type="float" office:value="0.466" calcext:value-type="float">
            <text:p>0.466</text:p>
          </table:table-cell>
          <table:table-cell table:formula="of:=IF(['Event Times'.$E750]=['Event Times'.J$2];['Event Times'.$F750])" office:value-type="boolean" office:boolean-value="false" calcext:value-type="boolean">
            <text:p>FALSE</text:p>
          </table:table-cell>
          <table:table-cell table:formula="of:=IF(['Event Times'.$E750]=['Event Times'.K$2];['Event Times'.$F75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44" calcext:value-type="float">
            <text:p>2017.244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4" calcext:value-type="float">
            <text:p>0.434</text:p>
          </table:table-cell>
          <table:table-cell table:formula="of:=IF(['Event Times'.$E751]=['Event Times'.G$2];['Event Times'.$F751])" office:value-type="boolean" office:boolean-value="false" calcext:value-type="boolean">
            <text:p>FALSE</text:p>
          </table:table-cell>
          <table:table-cell table:formula="of:=IF(['Event Times'.$E751]=['Event Times'.H$2];['Event Times'.$F751])" office:value-type="boolean" office:boolean-value="false" calcext:value-type="boolean">
            <text:p>FALSE</text:p>
          </table:table-cell>
          <table:table-cell table:formula="of:=IF(['Event Times'.$E751]=['Event Times'.I$2];['Event Times'.$F751])" office:value-type="boolean" office:boolean-value="false" calcext:value-type="boolean">
            <text:p>FALSE</text:p>
          </table:table-cell>
          <table:table-cell table:style-name="Default" table:formula="of:=IF(['Event Times'.$E751]=['Event Times'.J$2];['Event Times'.$F751])" office:value-type="float" office:value="0.434" calcext:value-type="float">
            <text:p>0.434</text:p>
          </table:table-cell>
          <table:table-cell table:formula="of:=IF(['Event Times'.$E751]=['Event Times'.K$2];['Event Times'.$F75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44" calcext:value-type="float">
            <text:p>2017.244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8" calcext:value-type="float">
            <text:p>0.608</text:p>
          </table:table-cell>
          <table:table-cell table:formula="of:=IF(['Event Times'.$E752]=['Event Times'.G$2];['Event Times'.$F752])" office:value-type="boolean" office:boolean-value="false" calcext:value-type="boolean">
            <text:p>FALSE</text:p>
          </table:table-cell>
          <table:table-cell table:formula="of:=IF(['Event Times'.$E752]=['Event Times'.H$2];['Event Times'.$F752])" office:value-type="boolean" office:boolean-value="false" calcext:value-type="boolean">
            <text:p>FALSE</text:p>
          </table:table-cell>
          <table:table-cell table:formula="of:=IF(['Event Times'.$E752]=['Event Times'.I$2];['Event Times'.$F752])" office:value-type="boolean" office:boolean-value="false" calcext:value-type="boolean">
            <text:p>FALSE</text:p>
          </table:table-cell>
          <table:table-cell table:formula="of:=IF(['Event Times'.$E752]=['Event Times'.J$2];['Event Times'.$F752])" office:value-type="boolean" office:boolean-value="false" calcext:value-type="boolean">
            <text:p>FALSE</text:p>
          </table:table-cell>
          <table:table-cell table:style-name="Default" table:formula="of:=IF(['Event Times'.$E752]=['Event Times'.K$2];['Event Times'.$F752])" office:value-type="float" office:value="0.608" calcext:value-type="float">
            <text:p>0.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47" calcext:value-type="float">
            <text:p>2017.247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4" calcext:value-type="float">
            <text:p>0.394</text:p>
          </table:table-cell>
          <table:table-cell table:style-name="Default" table:formula="of:=IF(['Event Times'.$E753]=['Event Times'.G$2];['Event Times'.$F753])" office:value-type="float" office:value="0.394" calcext:value-type="float">
            <text:p>0.394</text:p>
          </table:table-cell>
          <table:table-cell table:formula="of:=IF(['Event Times'.$E753]=['Event Times'.H$2];['Event Times'.$F753])" office:value-type="boolean" office:boolean-value="false" calcext:value-type="boolean">
            <text:p>FALSE</text:p>
          </table:table-cell>
          <table:table-cell table:formula="of:=IF(['Event Times'.$E753]=['Event Times'.I$2];['Event Times'.$F753])" office:value-type="boolean" office:boolean-value="false" calcext:value-type="boolean">
            <text:p>FALSE</text:p>
          </table:table-cell>
          <table:table-cell table:formula="of:=IF(['Event Times'.$E753]=['Event Times'.J$2];['Event Times'.$F753])" office:value-type="boolean" office:boolean-value="false" calcext:value-type="boolean">
            <text:p>FALSE</text:p>
          </table:table-cell>
          <table:table-cell table:formula="of:=IF(['Event Times'.$E753]=['Event Times'.K$2];['Event Times'.$F75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47" calcext:value-type="float">
            <text:p>2017.247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formula="of:=IF(['Event Times'.$E754]=['Event Times'.G$2];['Event Times'.$F754])" office:value-type="boolean" office:boolean-value="false" calcext:value-type="boolean">
            <text:p>FALSE</text:p>
          </table:table-cell>
          <table:table-cell table:style-name="Default" table:formula="of:=IF(['Event Times'.$E754]=['Event Times'.H$2];['Event Times'.$F754])" office:value-type="float" office:value="0.333" calcext:value-type="float">
            <text:p>0.333</text:p>
          </table:table-cell>
          <table:table-cell table:formula="of:=IF(['Event Times'.$E754]=['Event Times'.I$2];['Event Times'.$F754])" office:value-type="boolean" office:boolean-value="false" calcext:value-type="boolean">
            <text:p>FALSE</text:p>
          </table:table-cell>
          <table:table-cell table:formula="of:=IF(['Event Times'.$E754]=['Event Times'.J$2];['Event Times'.$F754])" office:value-type="boolean" office:boolean-value="false" calcext:value-type="boolean">
            <text:p>FALSE</text:p>
          </table:table-cell>
          <table:table-cell table:formula="of:=IF(['Event Times'.$E754]=['Event Times'.K$2];['Event Times'.$F75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47" calcext:value-type="float">
            <text:p>2017.247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59" calcext:value-type="float">
            <text:p>0.459</text:p>
          </table:table-cell>
          <table:table-cell table:formula="of:=IF(['Event Times'.$E755]=['Event Times'.G$2];['Event Times'.$F755])" office:value-type="boolean" office:boolean-value="false" calcext:value-type="boolean">
            <text:p>FALSE</text:p>
          </table:table-cell>
          <table:table-cell table:formula="of:=IF(['Event Times'.$E755]=['Event Times'.H$2];['Event Times'.$F755])" office:value-type="boolean" office:boolean-value="false" calcext:value-type="boolean">
            <text:p>FALSE</text:p>
          </table:table-cell>
          <table:table-cell table:style-name="Default" table:formula="of:=IF(['Event Times'.$E755]=['Event Times'.I$2];['Event Times'.$F755])" office:value-type="float" office:value="0.459" calcext:value-type="float">
            <text:p>0.459</text:p>
          </table:table-cell>
          <table:table-cell table:formula="of:=IF(['Event Times'.$E755]=['Event Times'.J$2];['Event Times'.$F755])" office:value-type="boolean" office:boolean-value="false" calcext:value-type="boolean">
            <text:p>FALSE</text:p>
          </table:table-cell>
          <table:table-cell table:formula="of:=IF(['Event Times'.$E755]=['Event Times'.K$2];['Event Times'.$F75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47" calcext:value-type="float">
            <text:p>2017.247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4" calcext:value-type="float">
            <text:p>0.434</text:p>
          </table:table-cell>
          <table:table-cell table:formula="of:=IF(['Event Times'.$E756]=['Event Times'.G$2];['Event Times'.$F756])" office:value-type="boolean" office:boolean-value="false" calcext:value-type="boolean">
            <text:p>FALSE</text:p>
          </table:table-cell>
          <table:table-cell table:formula="of:=IF(['Event Times'.$E756]=['Event Times'.H$2];['Event Times'.$F756])" office:value-type="boolean" office:boolean-value="false" calcext:value-type="boolean">
            <text:p>FALSE</text:p>
          </table:table-cell>
          <table:table-cell table:formula="of:=IF(['Event Times'.$E756]=['Event Times'.I$2];['Event Times'.$F756])" office:value-type="boolean" office:boolean-value="false" calcext:value-type="boolean">
            <text:p>FALSE</text:p>
          </table:table-cell>
          <table:table-cell table:style-name="Default" table:formula="of:=IF(['Event Times'.$E756]=['Event Times'.J$2];['Event Times'.$F756])" office:value-type="float" office:value="0.434" calcext:value-type="float">
            <text:p>0.434</text:p>
          </table:table-cell>
          <table:table-cell table:formula="of:=IF(['Event Times'.$E756]=['Event Times'.K$2];['Event Times'.$F75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47" calcext:value-type="float">
            <text:p>2017.247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IF(['Event Times'.$E757]=['Event Times'.G$2];['Event Times'.$F757])" office:value-type="boolean" office:boolean-value="false" calcext:value-type="boolean">
            <text:p>FALSE</text:p>
          </table:table-cell>
          <table:table-cell table:formula="of:=IF(['Event Times'.$E757]=['Event Times'.H$2];['Event Times'.$F757])" office:value-type="boolean" office:boolean-value="false" calcext:value-type="boolean">
            <text:p>FALSE</text:p>
          </table:table-cell>
          <table:table-cell table:formula="of:=IF(['Event Times'.$E757]=['Event Times'.I$2];['Event Times'.$F757])" office:value-type="boolean" office:boolean-value="false" calcext:value-type="boolean">
            <text:p>FALSE</text:p>
          </table:table-cell>
          <table:table-cell table:formula="of:=IF(['Event Times'.$E757]=['Event Times'.J$2];['Event Times'.$F757])" office:value-type="boolean" office:boolean-value="false" calcext:value-type="boolean">
            <text:p>FALSE</text:p>
          </table:table-cell>
          <table:table-cell table:style-name="Default" table:formula="of:=IF(['Event Times'.$E757]=['Event Times'.K$2];['Event Times'.$F757])" office:value-type="float" office:value="0.605" calcext:value-type="float">
            <text:p>0.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49" calcext:value-type="float">
            <text:p>2017.249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5" calcext:value-type="float">
            <text:p>0.395</text:p>
          </table:table-cell>
          <table:table-cell table:style-name="Default" table:formula="of:=IF(['Event Times'.$E758]=['Event Times'.G$2];['Event Times'.$F758])" office:value-type="float" office:value="0.395" calcext:value-type="float">
            <text:p>0.395</text:p>
          </table:table-cell>
          <table:table-cell table:formula="of:=IF(['Event Times'.$E758]=['Event Times'.H$2];['Event Times'.$F758])" office:value-type="boolean" office:boolean-value="false" calcext:value-type="boolean">
            <text:p>FALSE</text:p>
          </table:table-cell>
          <table:table-cell table:formula="of:=IF(['Event Times'.$E758]=['Event Times'.I$2];['Event Times'.$F758])" office:value-type="boolean" office:boolean-value="false" calcext:value-type="boolean">
            <text:p>FALSE</text:p>
          </table:table-cell>
          <table:table-cell table:formula="of:=IF(['Event Times'.$E758]=['Event Times'.J$2];['Event Times'.$F758])" office:value-type="boolean" office:boolean-value="false" calcext:value-type="boolean">
            <text:p>FALSE</text:p>
          </table:table-cell>
          <table:table-cell table:formula="of:=IF(['Event Times'.$E758]=['Event Times'.K$2];['Event Times'.$F75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49" calcext:value-type="float">
            <text:p>2017.249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31" calcext:value-type="float">
            <text:p>0.331</text:p>
          </table:table-cell>
          <table:table-cell table:formula="of:=IF(['Event Times'.$E759]=['Event Times'.G$2];['Event Times'.$F759])" office:value-type="boolean" office:boolean-value="false" calcext:value-type="boolean">
            <text:p>FALSE</text:p>
          </table:table-cell>
          <table:table-cell table:style-name="Default" table:formula="of:=IF(['Event Times'.$E759]=['Event Times'.H$2];['Event Times'.$F759])" office:value-type="float" office:value="0.331" calcext:value-type="float">
            <text:p>0.331</text:p>
          </table:table-cell>
          <table:table-cell table:formula="of:=IF(['Event Times'.$E759]=['Event Times'.I$2];['Event Times'.$F759])" office:value-type="boolean" office:boolean-value="false" calcext:value-type="boolean">
            <text:p>FALSE</text:p>
          </table:table-cell>
          <table:table-cell table:formula="of:=IF(['Event Times'.$E759]=['Event Times'.J$2];['Event Times'.$F759])" office:value-type="boolean" office:boolean-value="false" calcext:value-type="boolean">
            <text:p>FALSE</text:p>
          </table:table-cell>
          <table:table-cell table:formula="of:=IF(['Event Times'.$E759]=['Event Times'.K$2];['Event Times'.$F75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49" calcext:value-type="float">
            <text:p>2017.249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66" calcext:value-type="float">
            <text:p>0.466</text:p>
          </table:table-cell>
          <table:table-cell table:formula="of:=IF(['Event Times'.$E760]=['Event Times'.G$2];['Event Times'.$F760])" office:value-type="boolean" office:boolean-value="false" calcext:value-type="boolean">
            <text:p>FALSE</text:p>
          </table:table-cell>
          <table:table-cell table:formula="of:=IF(['Event Times'.$E760]=['Event Times'.H$2];['Event Times'.$F760])" office:value-type="boolean" office:boolean-value="false" calcext:value-type="boolean">
            <text:p>FALSE</text:p>
          </table:table-cell>
          <table:table-cell table:style-name="Default" table:formula="of:=IF(['Event Times'.$E760]=['Event Times'.I$2];['Event Times'.$F760])" office:value-type="float" office:value="0.466" calcext:value-type="float">
            <text:p>0.466</text:p>
          </table:table-cell>
          <table:table-cell table:formula="of:=IF(['Event Times'.$E760]=['Event Times'.J$2];['Event Times'.$F760])" office:value-type="boolean" office:boolean-value="false" calcext:value-type="boolean">
            <text:p>FALSE</text:p>
          </table:table-cell>
          <table:table-cell table:formula="of:=IF(['Event Times'.$E760]=['Event Times'.K$2];['Event Times'.$F76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49" calcext:value-type="float">
            <text:p>2017.249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2" calcext:value-type="float">
            <text:p>0.432</text:p>
          </table:table-cell>
          <table:table-cell table:formula="of:=IF(['Event Times'.$E761]=['Event Times'.G$2];['Event Times'.$F761])" office:value-type="boolean" office:boolean-value="false" calcext:value-type="boolean">
            <text:p>FALSE</text:p>
          </table:table-cell>
          <table:table-cell table:formula="of:=IF(['Event Times'.$E761]=['Event Times'.H$2];['Event Times'.$F761])" office:value-type="boolean" office:boolean-value="false" calcext:value-type="boolean">
            <text:p>FALSE</text:p>
          </table:table-cell>
          <table:table-cell table:formula="of:=IF(['Event Times'.$E761]=['Event Times'.I$2];['Event Times'.$F761])" office:value-type="boolean" office:boolean-value="false" calcext:value-type="boolean">
            <text:p>FALSE</text:p>
          </table:table-cell>
          <table:table-cell table:style-name="Default" table:formula="of:=IF(['Event Times'.$E761]=['Event Times'.J$2];['Event Times'.$F761])" office:value-type="float" office:value="0.432" calcext:value-type="float">
            <text:p>0.432</text:p>
          </table:table-cell>
          <table:table-cell table:formula="of:=IF(['Event Times'.$E761]=['Event Times'.K$2];['Event Times'.$F76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49" calcext:value-type="float">
            <text:p>2017.249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9" calcext:value-type="float">
            <text:p>0.609</text:p>
          </table:table-cell>
          <table:table-cell table:formula="of:=IF(['Event Times'.$E762]=['Event Times'.G$2];['Event Times'.$F762])" office:value-type="boolean" office:boolean-value="false" calcext:value-type="boolean">
            <text:p>FALSE</text:p>
          </table:table-cell>
          <table:table-cell table:formula="of:=IF(['Event Times'.$E762]=['Event Times'.H$2];['Event Times'.$F762])" office:value-type="boolean" office:boolean-value="false" calcext:value-type="boolean">
            <text:p>FALSE</text:p>
          </table:table-cell>
          <table:table-cell table:formula="of:=IF(['Event Times'.$E762]=['Event Times'.I$2];['Event Times'.$F762])" office:value-type="boolean" office:boolean-value="false" calcext:value-type="boolean">
            <text:p>FALSE</text:p>
          </table:table-cell>
          <table:table-cell table:formula="of:=IF(['Event Times'.$E762]=['Event Times'.J$2];['Event Times'.$F762])" office:value-type="boolean" office:boolean-value="false" calcext:value-type="boolean">
            <text:p>FALSE</text:p>
          </table:table-cell>
          <table:table-cell table:style-name="Default" table:formula="of:=IF(['Event Times'.$E762]=['Event Times'.K$2];['Event Times'.$F762])" office:value-type="float" office:value="0.609" calcext:value-type="float">
            <text:p>0.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52" calcext:value-type="float">
            <text:p>2017.252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5" calcext:value-type="float">
            <text:p>0.395</text:p>
          </table:table-cell>
          <table:table-cell table:style-name="Default" table:formula="of:=IF(['Event Times'.$E763]=['Event Times'.G$2];['Event Times'.$F763])" office:value-type="float" office:value="0.395" calcext:value-type="float">
            <text:p>0.395</text:p>
          </table:table-cell>
          <table:table-cell table:formula="of:=IF(['Event Times'.$E763]=['Event Times'.H$2];['Event Times'.$F763])" office:value-type="boolean" office:boolean-value="false" calcext:value-type="boolean">
            <text:p>FALSE</text:p>
          </table:table-cell>
          <table:table-cell table:formula="of:=IF(['Event Times'.$E763]=['Event Times'.I$2];['Event Times'.$F763])" office:value-type="boolean" office:boolean-value="false" calcext:value-type="boolean">
            <text:p>FALSE</text:p>
          </table:table-cell>
          <table:table-cell table:formula="of:=IF(['Event Times'.$E763]=['Event Times'.J$2];['Event Times'.$F763])" office:value-type="boolean" office:boolean-value="false" calcext:value-type="boolean">
            <text:p>FALSE</text:p>
          </table:table-cell>
          <table:table-cell table:formula="of:=IF(['Event Times'.$E763]=['Event Times'.K$2];['Event Times'.$F76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52" calcext:value-type="float">
            <text:p>2017.252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35" calcext:value-type="float">
            <text:p>0.335</text:p>
          </table:table-cell>
          <table:table-cell table:formula="of:=IF(['Event Times'.$E764]=['Event Times'.G$2];['Event Times'.$F764])" office:value-type="boolean" office:boolean-value="false" calcext:value-type="boolean">
            <text:p>FALSE</text:p>
          </table:table-cell>
          <table:table-cell table:style-name="Default" table:formula="of:=IF(['Event Times'.$E764]=['Event Times'.H$2];['Event Times'.$F764])" office:value-type="float" office:value="0.335" calcext:value-type="float">
            <text:p>0.335</text:p>
          </table:table-cell>
          <table:table-cell table:formula="of:=IF(['Event Times'.$E764]=['Event Times'.I$2];['Event Times'.$F764])" office:value-type="boolean" office:boolean-value="false" calcext:value-type="boolean">
            <text:p>FALSE</text:p>
          </table:table-cell>
          <table:table-cell table:formula="of:=IF(['Event Times'.$E764]=['Event Times'.J$2];['Event Times'.$F764])" office:value-type="boolean" office:boolean-value="false" calcext:value-type="boolean">
            <text:p>FALSE</text:p>
          </table:table-cell>
          <table:table-cell table:formula="of:=IF(['Event Times'.$E764]=['Event Times'.K$2];['Event Times'.$F76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52" calcext:value-type="float">
            <text:p>2017.252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66" calcext:value-type="float">
            <text:p>0.466</text:p>
          </table:table-cell>
          <table:table-cell table:formula="of:=IF(['Event Times'.$E765]=['Event Times'.G$2];['Event Times'.$F765])" office:value-type="boolean" office:boolean-value="false" calcext:value-type="boolean">
            <text:p>FALSE</text:p>
          </table:table-cell>
          <table:table-cell table:formula="of:=IF(['Event Times'.$E765]=['Event Times'.H$2];['Event Times'.$F765])" office:value-type="boolean" office:boolean-value="false" calcext:value-type="boolean">
            <text:p>FALSE</text:p>
          </table:table-cell>
          <table:table-cell table:style-name="Default" table:formula="of:=IF(['Event Times'.$E765]=['Event Times'.I$2];['Event Times'.$F765])" office:value-type="float" office:value="0.466" calcext:value-type="float">
            <text:p>0.466</text:p>
          </table:table-cell>
          <table:table-cell table:formula="of:=IF(['Event Times'.$E765]=['Event Times'.J$2];['Event Times'.$F765])" office:value-type="boolean" office:boolean-value="false" calcext:value-type="boolean">
            <text:p>FALSE</text:p>
          </table:table-cell>
          <table:table-cell table:formula="of:=IF(['Event Times'.$E765]=['Event Times'.K$2];['Event Times'.$F76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52" calcext:value-type="float">
            <text:p>2017.252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2" calcext:value-type="float">
            <text:p>0.432</text:p>
          </table:table-cell>
          <table:table-cell table:formula="of:=IF(['Event Times'.$E766]=['Event Times'.G$2];['Event Times'.$F766])" office:value-type="boolean" office:boolean-value="false" calcext:value-type="boolean">
            <text:p>FALSE</text:p>
          </table:table-cell>
          <table:table-cell table:formula="of:=IF(['Event Times'.$E766]=['Event Times'.H$2];['Event Times'.$F766])" office:value-type="boolean" office:boolean-value="false" calcext:value-type="boolean">
            <text:p>FALSE</text:p>
          </table:table-cell>
          <table:table-cell table:formula="of:=IF(['Event Times'.$E766]=['Event Times'.I$2];['Event Times'.$F766])" office:value-type="boolean" office:boolean-value="false" calcext:value-type="boolean">
            <text:p>FALSE</text:p>
          </table:table-cell>
          <table:table-cell table:style-name="Default" table:formula="of:=IF(['Event Times'.$E766]=['Event Times'.J$2];['Event Times'.$F766])" office:value-type="float" office:value="0.432" calcext:value-type="float">
            <text:p>0.432</text:p>
          </table:table-cell>
          <table:table-cell table:formula="of:=IF(['Event Times'.$E766]=['Event Times'.K$2];['Event Times'.$F76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52" calcext:value-type="float">
            <text:p>2017.252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5" calcext:value-type="float">
            <text:p>0.615</text:p>
          </table:table-cell>
          <table:table-cell table:formula="of:=IF(['Event Times'.$E767]=['Event Times'.G$2];['Event Times'.$F767])" office:value-type="boolean" office:boolean-value="false" calcext:value-type="boolean">
            <text:p>FALSE</text:p>
          </table:table-cell>
          <table:table-cell table:formula="of:=IF(['Event Times'.$E767]=['Event Times'.H$2];['Event Times'.$F767])" office:value-type="boolean" office:boolean-value="false" calcext:value-type="boolean">
            <text:p>FALSE</text:p>
          </table:table-cell>
          <table:table-cell table:formula="of:=IF(['Event Times'.$E767]=['Event Times'.I$2];['Event Times'.$F767])" office:value-type="boolean" office:boolean-value="false" calcext:value-type="boolean">
            <text:p>FALSE</text:p>
          </table:table-cell>
          <table:table-cell table:formula="of:=IF(['Event Times'.$E767]=['Event Times'.J$2];['Event Times'.$F767])" office:value-type="boolean" office:boolean-value="false" calcext:value-type="boolean">
            <text:p>FALSE</text:p>
          </table:table-cell>
          <table:table-cell table:style-name="Default" table:formula="of:=IF(['Event Times'.$E767]=['Event Times'.K$2];['Event Times'.$F767])" office:value-type="float" office:value="0.615" calcext:value-type="float">
            <text:p>0.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55" calcext:value-type="float">
            <text:p>2017.255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9" calcext:value-type="float">
            <text:p>0.399</text:p>
          </table:table-cell>
          <table:table-cell table:style-name="Default" table:formula="of:=IF(['Event Times'.$E768]=['Event Times'.G$2];['Event Times'.$F768])" office:value-type="float" office:value="0.399" calcext:value-type="float">
            <text:p>0.399</text:p>
          </table:table-cell>
          <table:table-cell table:formula="of:=IF(['Event Times'.$E768]=['Event Times'.H$2];['Event Times'.$F768])" office:value-type="boolean" office:boolean-value="false" calcext:value-type="boolean">
            <text:p>FALSE</text:p>
          </table:table-cell>
          <table:table-cell table:formula="of:=IF(['Event Times'.$E768]=['Event Times'.I$2];['Event Times'.$F768])" office:value-type="boolean" office:boolean-value="false" calcext:value-type="boolean">
            <text:p>FALSE</text:p>
          </table:table-cell>
          <table:table-cell table:formula="of:=IF(['Event Times'.$E768]=['Event Times'.J$2];['Event Times'.$F768])" office:value-type="boolean" office:boolean-value="false" calcext:value-type="boolean">
            <text:p>FALSE</text:p>
          </table:table-cell>
          <table:table-cell table:formula="of:=IF(['Event Times'.$E768]=['Event Times'.K$2];['Event Times'.$F76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55" calcext:value-type="float">
            <text:p>2017.255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34" calcext:value-type="float">
            <text:p>0.334</text:p>
          </table:table-cell>
          <table:table-cell table:formula="of:=IF(['Event Times'.$E769]=['Event Times'.G$2];['Event Times'.$F769])" office:value-type="boolean" office:boolean-value="false" calcext:value-type="boolean">
            <text:p>FALSE</text:p>
          </table:table-cell>
          <table:table-cell table:style-name="Default" table:formula="of:=IF(['Event Times'.$E769]=['Event Times'.H$2];['Event Times'.$F769])" office:value-type="float" office:value="0.334" calcext:value-type="float">
            <text:p>0.334</text:p>
          </table:table-cell>
          <table:table-cell table:formula="of:=IF(['Event Times'.$E769]=['Event Times'.I$2];['Event Times'.$F769])" office:value-type="boolean" office:boolean-value="false" calcext:value-type="boolean">
            <text:p>FALSE</text:p>
          </table:table-cell>
          <table:table-cell table:formula="of:=IF(['Event Times'.$E769]=['Event Times'.J$2];['Event Times'.$F769])" office:value-type="boolean" office:boolean-value="false" calcext:value-type="boolean">
            <text:p>FALSE</text:p>
          </table:table-cell>
          <table:table-cell table:formula="of:=IF(['Event Times'.$E769]=['Event Times'.K$2];['Event Times'.$F76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55" calcext:value-type="float">
            <text:p>2017.255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69" calcext:value-type="float">
            <text:p>0.469</text:p>
          </table:table-cell>
          <table:table-cell table:formula="of:=IF(['Event Times'.$E770]=['Event Times'.G$2];['Event Times'.$F770])" office:value-type="boolean" office:boolean-value="false" calcext:value-type="boolean">
            <text:p>FALSE</text:p>
          </table:table-cell>
          <table:table-cell table:formula="of:=IF(['Event Times'.$E770]=['Event Times'.H$2];['Event Times'.$F770])" office:value-type="boolean" office:boolean-value="false" calcext:value-type="boolean">
            <text:p>FALSE</text:p>
          </table:table-cell>
          <table:table-cell table:style-name="Default" table:formula="of:=IF(['Event Times'.$E770]=['Event Times'.I$2];['Event Times'.$F770])" office:value-type="float" office:value="0.469" calcext:value-type="float">
            <text:p>0.469</text:p>
          </table:table-cell>
          <table:table-cell table:formula="of:=IF(['Event Times'.$E770]=['Event Times'.J$2];['Event Times'.$F770])" office:value-type="boolean" office:boolean-value="false" calcext:value-type="boolean">
            <text:p>FALSE</text:p>
          </table:table-cell>
          <table:table-cell table:formula="of:=IF(['Event Times'.$E770]=['Event Times'.K$2];['Event Times'.$F77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55" calcext:value-type="float">
            <text:p>2017.255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5" calcext:value-type="float">
            <text:p>0.435</text:p>
          </table:table-cell>
          <table:table-cell table:formula="of:=IF(['Event Times'.$E771]=['Event Times'.G$2];['Event Times'.$F771])" office:value-type="boolean" office:boolean-value="false" calcext:value-type="boolean">
            <text:p>FALSE</text:p>
          </table:table-cell>
          <table:table-cell table:formula="of:=IF(['Event Times'.$E771]=['Event Times'.H$2];['Event Times'.$F771])" office:value-type="boolean" office:boolean-value="false" calcext:value-type="boolean">
            <text:p>FALSE</text:p>
          </table:table-cell>
          <table:table-cell table:formula="of:=IF(['Event Times'.$E771]=['Event Times'.I$2];['Event Times'.$F771])" office:value-type="boolean" office:boolean-value="false" calcext:value-type="boolean">
            <text:p>FALSE</text:p>
          </table:table-cell>
          <table:table-cell table:style-name="Default" table:formula="of:=IF(['Event Times'.$E771]=['Event Times'.J$2];['Event Times'.$F771])" office:value-type="float" office:value="0.435" calcext:value-type="float">
            <text:p>0.435</text:p>
          </table:table-cell>
          <table:table-cell table:formula="of:=IF(['Event Times'.$E771]=['Event Times'.K$2];['Event Times'.$F77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55" calcext:value-type="float">
            <text:p>2017.255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5" calcext:value-type="float">
            <text:p>0.615</text:p>
          </table:table-cell>
          <table:table-cell table:formula="of:=IF(['Event Times'.$E772]=['Event Times'.G$2];['Event Times'.$F772])" office:value-type="boolean" office:boolean-value="false" calcext:value-type="boolean">
            <text:p>FALSE</text:p>
          </table:table-cell>
          <table:table-cell table:formula="of:=IF(['Event Times'.$E772]=['Event Times'.H$2];['Event Times'.$F772])" office:value-type="boolean" office:boolean-value="false" calcext:value-type="boolean">
            <text:p>FALSE</text:p>
          </table:table-cell>
          <table:table-cell table:formula="of:=IF(['Event Times'.$E772]=['Event Times'.I$2];['Event Times'.$F772])" office:value-type="boolean" office:boolean-value="false" calcext:value-type="boolean">
            <text:p>FALSE</text:p>
          </table:table-cell>
          <table:table-cell table:formula="of:=IF(['Event Times'.$E772]=['Event Times'.J$2];['Event Times'.$F772])" office:value-type="boolean" office:boolean-value="false" calcext:value-type="boolean">
            <text:p>FALSE</text:p>
          </table:table-cell>
          <table:table-cell table:style-name="Default" table:formula="of:=IF(['Event Times'.$E772]=['Event Times'.K$2];['Event Times'.$F772])" office:value-type="float" office:value="0.615" calcext:value-type="float">
            <text:p>0.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58" calcext:value-type="float">
            <text:p>2017.258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style-name="Default" table:formula="of:=IF(['Event Times'.$E773]=['Event Times'.G$2];['Event Times'.$F773])" office:value-type="float" office:value="0.4" calcext:value-type="float">
            <text:p>0.4</text:p>
          </table:table-cell>
          <table:table-cell table:formula="of:=IF(['Event Times'.$E773]=['Event Times'.H$2];['Event Times'.$F773])" office:value-type="boolean" office:boolean-value="false" calcext:value-type="boolean">
            <text:p>FALSE</text:p>
          </table:table-cell>
          <table:table-cell table:formula="of:=IF(['Event Times'.$E773]=['Event Times'.I$2];['Event Times'.$F773])" office:value-type="boolean" office:boolean-value="false" calcext:value-type="boolean">
            <text:p>FALSE</text:p>
          </table:table-cell>
          <table:table-cell table:formula="of:=IF(['Event Times'.$E773]=['Event Times'.J$2];['Event Times'.$F773])" office:value-type="boolean" office:boolean-value="false" calcext:value-type="boolean">
            <text:p>FALSE</text:p>
          </table:table-cell>
          <table:table-cell table:formula="of:=IF(['Event Times'.$E773]=['Event Times'.K$2];['Event Times'.$F77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58" calcext:value-type="float">
            <text:p>2017.258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36" calcext:value-type="float">
            <text:p>0.336</text:p>
          </table:table-cell>
          <table:table-cell table:formula="of:=IF(['Event Times'.$E774]=['Event Times'.G$2];['Event Times'.$F774])" office:value-type="boolean" office:boolean-value="false" calcext:value-type="boolean">
            <text:p>FALSE</text:p>
          </table:table-cell>
          <table:table-cell table:style-name="Default" table:formula="of:=IF(['Event Times'.$E774]=['Event Times'.H$2];['Event Times'.$F774])" office:value-type="float" office:value="0.336" calcext:value-type="float">
            <text:p>0.336</text:p>
          </table:table-cell>
          <table:table-cell table:formula="of:=IF(['Event Times'.$E774]=['Event Times'.I$2];['Event Times'.$F774])" office:value-type="boolean" office:boolean-value="false" calcext:value-type="boolean">
            <text:p>FALSE</text:p>
          </table:table-cell>
          <table:table-cell table:formula="of:=IF(['Event Times'.$E774]=['Event Times'.J$2];['Event Times'.$F774])" office:value-type="boolean" office:boolean-value="false" calcext:value-type="boolean">
            <text:p>FALSE</text:p>
          </table:table-cell>
          <table:table-cell table:formula="of:=IF(['Event Times'.$E774]=['Event Times'.K$2];['Event Times'.$F77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58" calcext:value-type="float">
            <text:p>2017.258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68" calcext:value-type="float">
            <text:p>0.468</text:p>
          </table:table-cell>
          <table:table-cell table:formula="of:=IF(['Event Times'.$E775]=['Event Times'.G$2];['Event Times'.$F775])" office:value-type="boolean" office:boolean-value="false" calcext:value-type="boolean">
            <text:p>FALSE</text:p>
          </table:table-cell>
          <table:table-cell table:formula="of:=IF(['Event Times'.$E775]=['Event Times'.H$2];['Event Times'.$F775])" office:value-type="boolean" office:boolean-value="false" calcext:value-type="boolean">
            <text:p>FALSE</text:p>
          </table:table-cell>
          <table:table-cell table:style-name="Default" table:formula="of:=IF(['Event Times'.$E775]=['Event Times'.I$2];['Event Times'.$F775])" office:value-type="float" office:value="0.468" calcext:value-type="float">
            <text:p>0.468</text:p>
          </table:table-cell>
          <table:table-cell table:formula="of:=IF(['Event Times'.$E775]=['Event Times'.J$2];['Event Times'.$F775])" office:value-type="boolean" office:boolean-value="false" calcext:value-type="boolean">
            <text:p>FALSE</text:p>
          </table:table-cell>
          <table:table-cell table:formula="of:=IF(['Event Times'.$E775]=['Event Times'.K$2];['Event Times'.$F77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58" calcext:value-type="float">
            <text:p>2017.258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8" calcext:value-type="float">
            <text:p>0.438</text:p>
          </table:table-cell>
          <table:table-cell table:formula="of:=IF(['Event Times'.$E776]=['Event Times'.G$2];['Event Times'.$F776])" office:value-type="boolean" office:boolean-value="false" calcext:value-type="boolean">
            <text:p>FALSE</text:p>
          </table:table-cell>
          <table:table-cell table:formula="of:=IF(['Event Times'.$E776]=['Event Times'.H$2];['Event Times'.$F776])" office:value-type="boolean" office:boolean-value="false" calcext:value-type="boolean">
            <text:p>FALSE</text:p>
          </table:table-cell>
          <table:table-cell table:formula="of:=IF(['Event Times'.$E776]=['Event Times'.I$2];['Event Times'.$F776])" office:value-type="boolean" office:boolean-value="false" calcext:value-type="boolean">
            <text:p>FALSE</text:p>
          </table:table-cell>
          <table:table-cell table:style-name="Default" table:formula="of:=IF(['Event Times'.$E776]=['Event Times'.J$2];['Event Times'.$F776])" office:value-type="float" office:value="0.438" calcext:value-type="float">
            <text:p>0.438</text:p>
          </table:table-cell>
          <table:table-cell table:formula="of:=IF(['Event Times'.$E776]=['Event Times'.K$2];['Event Times'.$F77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58" calcext:value-type="float">
            <text:p>2017.258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8" calcext:value-type="float">
            <text:p>0.618</text:p>
          </table:table-cell>
          <table:table-cell table:formula="of:=IF(['Event Times'.$E777]=['Event Times'.G$2];['Event Times'.$F777])" office:value-type="boolean" office:boolean-value="false" calcext:value-type="boolean">
            <text:p>FALSE</text:p>
          </table:table-cell>
          <table:table-cell table:formula="of:=IF(['Event Times'.$E777]=['Event Times'.H$2];['Event Times'.$F777])" office:value-type="boolean" office:boolean-value="false" calcext:value-type="boolean">
            <text:p>FALSE</text:p>
          </table:table-cell>
          <table:table-cell table:formula="of:=IF(['Event Times'.$E777]=['Event Times'.I$2];['Event Times'.$F777])" office:value-type="boolean" office:boolean-value="false" calcext:value-type="boolean">
            <text:p>FALSE</text:p>
          </table:table-cell>
          <table:table-cell table:formula="of:=IF(['Event Times'.$E777]=['Event Times'.J$2];['Event Times'.$F777])" office:value-type="boolean" office:boolean-value="false" calcext:value-type="boolean">
            <text:p>FALSE</text:p>
          </table:table-cell>
          <table:table-cell table:style-name="Default" table:formula="of:=IF(['Event Times'.$E777]=['Event Times'.K$2];['Event Times'.$F777])" office:value-type="float" office:value="0.618" calcext:value-type="float">
            <text:p>0.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6" calcext:value-type="float">
            <text:p>2017.26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778]=['Event Times'.G$2];['Event Times'.$F778])" office:value-type="float" office:value="0.396" calcext:value-type="float">
            <text:p>0.396</text:p>
          </table:table-cell>
          <table:table-cell table:formula="of:=IF(['Event Times'.$E778]=['Event Times'.H$2];['Event Times'.$F778])" office:value-type="boolean" office:boolean-value="false" calcext:value-type="boolean">
            <text:p>FALSE</text:p>
          </table:table-cell>
          <table:table-cell table:formula="of:=IF(['Event Times'.$E778]=['Event Times'.I$2];['Event Times'.$F778])" office:value-type="boolean" office:boolean-value="false" calcext:value-type="boolean">
            <text:p>FALSE</text:p>
          </table:table-cell>
          <table:table-cell table:formula="of:=IF(['Event Times'.$E778]=['Event Times'.J$2];['Event Times'.$F778])" office:value-type="boolean" office:boolean-value="false" calcext:value-type="boolean">
            <text:p>FALSE</text:p>
          </table:table-cell>
          <table:table-cell table:formula="of:=IF(['Event Times'.$E778]=['Event Times'.K$2];['Event Times'.$F77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6" calcext:value-type="float">
            <text:p>2017.26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table:formula="of:=IF(['Event Times'.$E779]=['Event Times'.G$2];['Event Times'.$F779])" office:value-type="boolean" office:boolean-value="false" calcext:value-type="boolean">
            <text:p>FALSE</text:p>
          </table:table-cell>
          <table:table-cell table:style-name="Default" table:formula="of:=IF(['Event Times'.$E779]=['Event Times'.H$2];['Event Times'.$F779])" office:value-type="float" office:value="0.34" calcext:value-type="float">
            <text:p>0.34</text:p>
          </table:table-cell>
          <table:table-cell table:formula="of:=IF(['Event Times'.$E779]=['Event Times'.I$2];['Event Times'.$F779])" office:value-type="boolean" office:boolean-value="false" calcext:value-type="boolean">
            <text:p>FALSE</text:p>
          </table:table-cell>
          <table:table-cell table:formula="of:=IF(['Event Times'.$E779]=['Event Times'.J$2];['Event Times'.$F779])" office:value-type="boolean" office:boolean-value="false" calcext:value-type="boolean">
            <text:p>FALSE</text:p>
          </table:table-cell>
          <table:table-cell table:formula="of:=IF(['Event Times'.$E779]=['Event Times'.K$2];['Event Times'.$F77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6" calcext:value-type="float">
            <text:p>2017.26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66" calcext:value-type="float">
            <text:p>0.466</text:p>
          </table:table-cell>
          <table:table-cell table:formula="of:=IF(['Event Times'.$E780]=['Event Times'.G$2];['Event Times'.$F780])" office:value-type="boolean" office:boolean-value="false" calcext:value-type="boolean">
            <text:p>FALSE</text:p>
          </table:table-cell>
          <table:table-cell table:formula="of:=IF(['Event Times'.$E780]=['Event Times'.H$2];['Event Times'.$F780])" office:value-type="boolean" office:boolean-value="false" calcext:value-type="boolean">
            <text:p>FALSE</text:p>
          </table:table-cell>
          <table:table-cell table:style-name="Default" table:formula="of:=IF(['Event Times'.$E780]=['Event Times'.I$2];['Event Times'.$F780])" office:value-type="float" office:value="0.466" calcext:value-type="float">
            <text:p>0.466</text:p>
          </table:table-cell>
          <table:table-cell table:formula="of:=IF(['Event Times'.$E780]=['Event Times'.J$2];['Event Times'.$F780])" office:value-type="boolean" office:boolean-value="false" calcext:value-type="boolean">
            <text:p>FALSE</text:p>
          </table:table-cell>
          <table:table-cell table:formula="of:=IF(['Event Times'.$E780]=['Event Times'.K$2];['Event Times'.$F78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6" calcext:value-type="float">
            <text:p>2017.26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7" calcext:value-type="float">
            <text:p>0.437</text:p>
          </table:table-cell>
          <table:table-cell table:formula="of:=IF(['Event Times'.$E781]=['Event Times'.G$2];['Event Times'.$F781])" office:value-type="boolean" office:boolean-value="false" calcext:value-type="boolean">
            <text:p>FALSE</text:p>
          </table:table-cell>
          <table:table-cell table:formula="of:=IF(['Event Times'.$E781]=['Event Times'.H$2];['Event Times'.$F781])" office:value-type="boolean" office:boolean-value="false" calcext:value-type="boolean">
            <text:p>FALSE</text:p>
          </table:table-cell>
          <table:table-cell table:formula="of:=IF(['Event Times'.$E781]=['Event Times'.I$2];['Event Times'.$F781])" office:value-type="boolean" office:boolean-value="false" calcext:value-type="boolean">
            <text:p>FALSE</text:p>
          </table:table-cell>
          <table:table-cell table:style-name="Default" table:formula="of:=IF(['Event Times'.$E781]=['Event Times'.J$2];['Event Times'.$F781])" office:value-type="float" office:value="0.437" calcext:value-type="float">
            <text:p>0.437</text:p>
          </table:table-cell>
          <table:table-cell table:formula="of:=IF(['Event Times'.$E781]=['Event Times'.K$2];['Event Times'.$F78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6" calcext:value-type="float">
            <text:p>2017.26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7" calcext:value-type="float">
            <text:p>0.617</text:p>
          </table:table-cell>
          <table:table-cell table:formula="of:=IF(['Event Times'.$E782]=['Event Times'.G$2];['Event Times'.$F782])" office:value-type="boolean" office:boolean-value="false" calcext:value-type="boolean">
            <text:p>FALSE</text:p>
          </table:table-cell>
          <table:table-cell table:formula="of:=IF(['Event Times'.$E782]=['Event Times'.H$2];['Event Times'.$F782])" office:value-type="boolean" office:boolean-value="false" calcext:value-type="boolean">
            <text:p>FALSE</text:p>
          </table:table-cell>
          <table:table-cell table:formula="of:=IF(['Event Times'.$E782]=['Event Times'.I$2];['Event Times'.$F782])" office:value-type="boolean" office:boolean-value="false" calcext:value-type="boolean">
            <text:p>FALSE</text:p>
          </table:table-cell>
          <table:table-cell table:formula="of:=IF(['Event Times'.$E782]=['Event Times'.J$2];['Event Times'.$F782])" office:value-type="boolean" office:boolean-value="false" calcext:value-type="boolean">
            <text:p>FALSE</text:p>
          </table:table-cell>
          <table:table-cell table:style-name="Default" table:formula="of:=IF(['Event Times'.$E782]=['Event Times'.K$2];['Event Times'.$F782])" office:value-type="float" office:value="0.617" calcext:value-type="float">
            <text:p>0.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63" calcext:value-type="float">
            <text:p>2017.263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.397</text:p>
          </table:table-cell>
          <table:table-cell table:style-name="Default" table:formula="of:=IF(['Event Times'.$E783]=['Event Times'.G$2];['Event Times'.$F783])" office:value-type="float" office:value="0.397" calcext:value-type="float">
            <text:p>0.397</text:p>
          </table:table-cell>
          <table:table-cell table:formula="of:=IF(['Event Times'.$E783]=['Event Times'.H$2];['Event Times'.$F783])" office:value-type="boolean" office:boolean-value="false" calcext:value-type="boolean">
            <text:p>FALSE</text:p>
          </table:table-cell>
          <table:table-cell table:formula="of:=IF(['Event Times'.$E783]=['Event Times'.I$2];['Event Times'.$F783])" office:value-type="boolean" office:boolean-value="false" calcext:value-type="boolean">
            <text:p>FALSE</text:p>
          </table:table-cell>
          <table:table-cell table:formula="of:=IF(['Event Times'.$E783]=['Event Times'.J$2];['Event Times'.$F783])" office:value-type="boolean" office:boolean-value="false" calcext:value-type="boolean">
            <text:p>FALSE</text:p>
          </table:table-cell>
          <table:table-cell table:formula="of:=IF(['Event Times'.$E783]=['Event Times'.K$2];['Event Times'.$F78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63" calcext:value-type="float">
            <text:p>2017.263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formula="of:=IF(['Event Times'.$E784]=['Event Times'.G$2];['Event Times'.$F784])" office:value-type="boolean" office:boolean-value="false" calcext:value-type="boolean">
            <text:p>FALSE</text:p>
          </table:table-cell>
          <table:table-cell table:style-name="Default" table:formula="of:=IF(['Event Times'.$E784]=['Event Times'.H$2];['Event Times'.$F784])" office:value-type="float" office:value="0.333" calcext:value-type="float">
            <text:p>0.333</text:p>
          </table:table-cell>
          <table:table-cell table:formula="of:=IF(['Event Times'.$E784]=['Event Times'.I$2];['Event Times'.$F784])" office:value-type="boolean" office:boolean-value="false" calcext:value-type="boolean">
            <text:p>FALSE</text:p>
          </table:table-cell>
          <table:table-cell table:formula="of:=IF(['Event Times'.$E784]=['Event Times'.J$2];['Event Times'.$F784])" office:value-type="boolean" office:boolean-value="false" calcext:value-type="boolean">
            <text:p>FALSE</text:p>
          </table:table-cell>
          <table:table-cell table:formula="of:=IF(['Event Times'.$E784]=['Event Times'.K$2];['Event Times'.$F78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63" calcext:value-type="float">
            <text:p>2017.263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67" calcext:value-type="float">
            <text:p>0.467</text:p>
          </table:table-cell>
          <table:table-cell table:formula="of:=IF(['Event Times'.$E785]=['Event Times'.G$2];['Event Times'.$F785])" office:value-type="boolean" office:boolean-value="false" calcext:value-type="boolean">
            <text:p>FALSE</text:p>
          </table:table-cell>
          <table:table-cell table:formula="of:=IF(['Event Times'.$E785]=['Event Times'.H$2];['Event Times'.$F785])" office:value-type="boolean" office:boolean-value="false" calcext:value-type="boolean">
            <text:p>FALSE</text:p>
          </table:table-cell>
          <table:table-cell table:style-name="Default" table:formula="of:=IF(['Event Times'.$E785]=['Event Times'.I$2];['Event Times'.$F785])" office:value-type="float" office:value="0.467" calcext:value-type="float">
            <text:p>0.467</text:p>
          </table:table-cell>
          <table:table-cell table:formula="of:=IF(['Event Times'.$E785]=['Event Times'.J$2];['Event Times'.$F785])" office:value-type="boolean" office:boolean-value="false" calcext:value-type="boolean">
            <text:p>FALSE</text:p>
          </table:table-cell>
          <table:table-cell table:formula="of:=IF(['Event Times'.$E785]=['Event Times'.K$2];['Event Times'.$F78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63" calcext:value-type="float">
            <text:p>2017.263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8" calcext:value-type="float">
            <text:p>0.438</text:p>
          </table:table-cell>
          <table:table-cell table:formula="of:=IF(['Event Times'.$E786]=['Event Times'.G$2];['Event Times'.$F786])" office:value-type="boolean" office:boolean-value="false" calcext:value-type="boolean">
            <text:p>FALSE</text:p>
          </table:table-cell>
          <table:table-cell table:formula="of:=IF(['Event Times'.$E786]=['Event Times'.H$2];['Event Times'.$F786])" office:value-type="boolean" office:boolean-value="false" calcext:value-type="boolean">
            <text:p>FALSE</text:p>
          </table:table-cell>
          <table:table-cell table:formula="of:=IF(['Event Times'.$E786]=['Event Times'.I$2];['Event Times'.$F786])" office:value-type="boolean" office:boolean-value="false" calcext:value-type="boolean">
            <text:p>FALSE</text:p>
          </table:table-cell>
          <table:table-cell table:style-name="Default" table:formula="of:=IF(['Event Times'.$E786]=['Event Times'.J$2];['Event Times'.$F786])" office:value-type="float" office:value="0.438" calcext:value-type="float">
            <text:p>0.438</text:p>
          </table:table-cell>
          <table:table-cell table:formula="of:=IF(['Event Times'.$E786]=['Event Times'.K$2];['Event Times'.$F78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63" calcext:value-type="float">
            <text:p>2017.263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9" calcext:value-type="float">
            <text:p>0.609</text:p>
          </table:table-cell>
          <table:table-cell table:formula="of:=IF(['Event Times'.$E787]=['Event Times'.G$2];['Event Times'.$F787])" office:value-type="boolean" office:boolean-value="false" calcext:value-type="boolean">
            <text:p>FALSE</text:p>
          </table:table-cell>
          <table:table-cell table:formula="of:=IF(['Event Times'.$E787]=['Event Times'.H$2];['Event Times'.$F787])" office:value-type="boolean" office:boolean-value="false" calcext:value-type="boolean">
            <text:p>FALSE</text:p>
          </table:table-cell>
          <table:table-cell table:formula="of:=IF(['Event Times'.$E787]=['Event Times'.I$2];['Event Times'.$F787])" office:value-type="boolean" office:boolean-value="false" calcext:value-type="boolean">
            <text:p>FALSE</text:p>
          </table:table-cell>
          <table:table-cell table:formula="of:=IF(['Event Times'.$E787]=['Event Times'.J$2];['Event Times'.$F787])" office:value-type="boolean" office:boolean-value="false" calcext:value-type="boolean">
            <text:p>FALSE</text:p>
          </table:table-cell>
          <table:table-cell table:style-name="Default" table:formula="of:=IF(['Event Times'.$E787]=['Event Times'.K$2];['Event Times'.$F787])" office:value-type="float" office:value="0.609" calcext:value-type="float">
            <text:p>0.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66" calcext:value-type="float">
            <text:p>2017.266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403" calcext:value-type="float">
            <text:p>0.403</text:p>
          </table:table-cell>
          <table:table-cell table:style-name="Default" table:formula="of:=IF(['Event Times'.$E788]=['Event Times'.G$2];['Event Times'.$F788])" office:value-type="float" office:value="0.403" calcext:value-type="float">
            <text:p>0.403</text:p>
          </table:table-cell>
          <table:table-cell table:formula="of:=IF(['Event Times'.$E788]=['Event Times'.H$2];['Event Times'.$F788])" office:value-type="boolean" office:boolean-value="false" calcext:value-type="boolean">
            <text:p>FALSE</text:p>
          </table:table-cell>
          <table:table-cell table:formula="of:=IF(['Event Times'.$E788]=['Event Times'.I$2];['Event Times'.$F788])" office:value-type="boolean" office:boolean-value="false" calcext:value-type="boolean">
            <text:p>FALSE</text:p>
          </table:table-cell>
          <table:table-cell table:formula="of:=IF(['Event Times'.$E788]=['Event Times'.J$2];['Event Times'.$F788])" office:value-type="boolean" office:boolean-value="false" calcext:value-type="boolean">
            <text:p>FALSE</text:p>
          </table:table-cell>
          <table:table-cell table:formula="of:=IF(['Event Times'.$E788]=['Event Times'.K$2];['Event Times'.$F78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66" calcext:value-type="float">
            <text:p>2017.266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35" calcext:value-type="float">
            <text:p>0.335</text:p>
          </table:table-cell>
          <table:table-cell table:formula="of:=IF(['Event Times'.$E789]=['Event Times'.G$2];['Event Times'.$F789])" office:value-type="boolean" office:boolean-value="false" calcext:value-type="boolean">
            <text:p>FALSE</text:p>
          </table:table-cell>
          <table:table-cell table:style-name="Default" table:formula="of:=IF(['Event Times'.$E789]=['Event Times'.H$2];['Event Times'.$F789])" office:value-type="float" office:value="0.335" calcext:value-type="float">
            <text:p>0.335</text:p>
          </table:table-cell>
          <table:table-cell table:formula="of:=IF(['Event Times'.$E789]=['Event Times'.I$2];['Event Times'.$F789])" office:value-type="boolean" office:boolean-value="false" calcext:value-type="boolean">
            <text:p>FALSE</text:p>
          </table:table-cell>
          <table:table-cell table:formula="of:=IF(['Event Times'.$E789]=['Event Times'.J$2];['Event Times'.$F789])" office:value-type="boolean" office:boolean-value="false" calcext:value-type="boolean">
            <text:p>FALSE</text:p>
          </table:table-cell>
          <table:table-cell table:formula="of:=IF(['Event Times'.$E789]=['Event Times'.K$2];['Event Times'.$F78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66" calcext:value-type="float">
            <text:p>2017.266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7" calcext:value-type="float">
            <text:p>0.47</text:p>
          </table:table-cell>
          <table:table-cell table:formula="of:=IF(['Event Times'.$E790]=['Event Times'.G$2];['Event Times'.$F790])" office:value-type="boolean" office:boolean-value="false" calcext:value-type="boolean">
            <text:p>FALSE</text:p>
          </table:table-cell>
          <table:table-cell table:formula="of:=IF(['Event Times'.$E790]=['Event Times'.H$2];['Event Times'.$F790])" office:value-type="boolean" office:boolean-value="false" calcext:value-type="boolean">
            <text:p>FALSE</text:p>
          </table:table-cell>
          <table:table-cell table:style-name="Default" table:formula="of:=IF(['Event Times'.$E790]=['Event Times'.I$2];['Event Times'.$F790])" office:value-type="float" office:value="0.47" calcext:value-type="float">
            <text:p>0.47</text:p>
          </table:table-cell>
          <table:table-cell table:formula="of:=IF(['Event Times'.$E790]=['Event Times'.J$2];['Event Times'.$F790])" office:value-type="boolean" office:boolean-value="false" calcext:value-type="boolean">
            <text:p>FALSE</text:p>
          </table:table-cell>
          <table:table-cell table:formula="of:=IF(['Event Times'.$E790]=['Event Times'.K$2];['Event Times'.$F79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66" calcext:value-type="float">
            <text:p>2017.266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8" calcext:value-type="float">
            <text:p>0.438</text:p>
          </table:table-cell>
          <table:table-cell table:formula="of:=IF(['Event Times'.$E791]=['Event Times'.G$2];['Event Times'.$F791])" office:value-type="boolean" office:boolean-value="false" calcext:value-type="boolean">
            <text:p>FALSE</text:p>
          </table:table-cell>
          <table:table-cell table:formula="of:=IF(['Event Times'.$E791]=['Event Times'.H$2];['Event Times'.$F791])" office:value-type="boolean" office:boolean-value="false" calcext:value-type="boolean">
            <text:p>FALSE</text:p>
          </table:table-cell>
          <table:table-cell table:formula="of:=IF(['Event Times'.$E791]=['Event Times'.I$2];['Event Times'.$F791])" office:value-type="boolean" office:boolean-value="false" calcext:value-type="boolean">
            <text:p>FALSE</text:p>
          </table:table-cell>
          <table:table-cell table:style-name="Default" table:formula="of:=IF(['Event Times'.$E791]=['Event Times'.J$2];['Event Times'.$F791])" office:value-type="float" office:value="0.438" calcext:value-type="float">
            <text:p>0.438</text:p>
          </table:table-cell>
          <table:table-cell table:formula="of:=IF(['Event Times'.$E791]=['Event Times'.K$2];['Event Times'.$F79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66" calcext:value-type="float">
            <text:p>2017.266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6" calcext:value-type="float">
            <text:p>0.606</text:p>
          </table:table-cell>
          <table:table-cell table:formula="of:=IF(['Event Times'.$E792]=['Event Times'.G$2];['Event Times'.$F792])" office:value-type="boolean" office:boolean-value="false" calcext:value-type="boolean">
            <text:p>FALSE</text:p>
          </table:table-cell>
          <table:table-cell table:formula="of:=IF(['Event Times'.$E792]=['Event Times'.H$2];['Event Times'.$F792])" office:value-type="boolean" office:boolean-value="false" calcext:value-type="boolean">
            <text:p>FALSE</text:p>
          </table:table-cell>
          <table:table-cell table:formula="of:=IF(['Event Times'.$E792]=['Event Times'.I$2];['Event Times'.$F792])" office:value-type="boolean" office:boolean-value="false" calcext:value-type="boolean">
            <text:p>FALSE</text:p>
          </table:table-cell>
          <table:table-cell table:formula="of:=IF(['Event Times'.$E792]=['Event Times'.J$2];['Event Times'.$F792])" office:value-type="boolean" office:boolean-value="false" calcext:value-type="boolean">
            <text:p>FALSE</text:p>
          </table:table-cell>
          <table:table-cell table:style-name="Default" table:formula="of:=IF(['Event Times'.$E792]=['Event Times'.K$2];['Event Times'.$F792])" office:value-type="float" office:value="0.606" calcext:value-type="float">
            <text:p>0.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68" calcext:value-type="float">
            <text:p>2017.268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793]=['Event Times'.G$2];['Event Times'.$F793])" office:value-type="float" office:value="0.396" calcext:value-type="float">
            <text:p>0.396</text:p>
          </table:table-cell>
          <table:table-cell table:formula="of:=IF(['Event Times'.$E793]=['Event Times'.H$2];['Event Times'.$F793])" office:value-type="boolean" office:boolean-value="false" calcext:value-type="boolean">
            <text:p>FALSE</text:p>
          </table:table-cell>
          <table:table-cell table:formula="of:=IF(['Event Times'.$E793]=['Event Times'.I$2];['Event Times'.$F793])" office:value-type="boolean" office:boolean-value="false" calcext:value-type="boolean">
            <text:p>FALSE</text:p>
          </table:table-cell>
          <table:table-cell table:formula="of:=IF(['Event Times'.$E793]=['Event Times'.J$2];['Event Times'.$F793])" office:value-type="boolean" office:boolean-value="false" calcext:value-type="boolean">
            <text:p>FALSE</text:p>
          </table:table-cell>
          <table:table-cell table:formula="of:=IF(['Event Times'.$E793]=['Event Times'.K$2];['Event Times'.$F79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68" calcext:value-type="float">
            <text:p>2017.268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35" calcext:value-type="float">
            <text:p>0.335</text:p>
          </table:table-cell>
          <table:table-cell table:formula="of:=IF(['Event Times'.$E794]=['Event Times'.G$2];['Event Times'.$F794])" office:value-type="boolean" office:boolean-value="false" calcext:value-type="boolean">
            <text:p>FALSE</text:p>
          </table:table-cell>
          <table:table-cell table:style-name="Default" table:formula="of:=IF(['Event Times'.$E794]=['Event Times'.H$2];['Event Times'.$F794])" office:value-type="float" office:value="0.335" calcext:value-type="float">
            <text:p>0.335</text:p>
          </table:table-cell>
          <table:table-cell table:formula="of:=IF(['Event Times'.$E794]=['Event Times'.I$2];['Event Times'.$F794])" office:value-type="boolean" office:boolean-value="false" calcext:value-type="boolean">
            <text:p>FALSE</text:p>
          </table:table-cell>
          <table:table-cell table:formula="of:=IF(['Event Times'.$E794]=['Event Times'.J$2];['Event Times'.$F794])" office:value-type="boolean" office:boolean-value="false" calcext:value-type="boolean">
            <text:p>FALSE</text:p>
          </table:table-cell>
          <table:table-cell table:formula="of:=IF(['Event Times'.$E794]=['Event Times'.K$2];['Event Times'.$F79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68" calcext:value-type="float">
            <text:p>2017.268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7" calcext:value-type="float">
            <text:p>0.47</text:p>
          </table:table-cell>
          <table:table-cell table:formula="of:=IF(['Event Times'.$E795]=['Event Times'.G$2];['Event Times'.$F795])" office:value-type="boolean" office:boolean-value="false" calcext:value-type="boolean">
            <text:p>FALSE</text:p>
          </table:table-cell>
          <table:table-cell table:formula="of:=IF(['Event Times'.$E795]=['Event Times'.H$2];['Event Times'.$F795])" office:value-type="boolean" office:boolean-value="false" calcext:value-type="boolean">
            <text:p>FALSE</text:p>
          </table:table-cell>
          <table:table-cell table:style-name="Default" table:formula="of:=IF(['Event Times'.$E795]=['Event Times'.I$2];['Event Times'.$F795])" office:value-type="float" office:value="0.47" calcext:value-type="float">
            <text:p>0.47</text:p>
          </table:table-cell>
          <table:table-cell table:formula="of:=IF(['Event Times'.$E795]=['Event Times'.J$2];['Event Times'.$F795])" office:value-type="boolean" office:boolean-value="false" calcext:value-type="boolean">
            <text:p>FALSE</text:p>
          </table:table-cell>
          <table:table-cell table:formula="of:=IF(['Event Times'.$E795]=['Event Times'.K$2];['Event Times'.$F79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68" calcext:value-type="float">
            <text:p>2017.268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8" calcext:value-type="float">
            <text:p>0.438</text:p>
          </table:table-cell>
          <table:table-cell table:formula="of:=IF(['Event Times'.$E796]=['Event Times'.G$2];['Event Times'.$F796])" office:value-type="boolean" office:boolean-value="false" calcext:value-type="boolean">
            <text:p>FALSE</text:p>
          </table:table-cell>
          <table:table-cell table:formula="of:=IF(['Event Times'.$E796]=['Event Times'.H$2];['Event Times'.$F796])" office:value-type="boolean" office:boolean-value="false" calcext:value-type="boolean">
            <text:p>FALSE</text:p>
          </table:table-cell>
          <table:table-cell table:formula="of:=IF(['Event Times'.$E796]=['Event Times'.I$2];['Event Times'.$F796])" office:value-type="boolean" office:boolean-value="false" calcext:value-type="boolean">
            <text:p>FALSE</text:p>
          </table:table-cell>
          <table:table-cell table:style-name="Default" table:formula="of:=IF(['Event Times'.$E796]=['Event Times'.J$2];['Event Times'.$F796])" office:value-type="float" office:value="0.438" calcext:value-type="float">
            <text:p>0.438</text:p>
          </table:table-cell>
          <table:table-cell table:formula="of:=IF(['Event Times'.$E796]=['Event Times'.K$2];['Event Times'.$F79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68" calcext:value-type="float">
            <text:p>2017.268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6" calcext:value-type="float">
            <text:p>0.606</text:p>
          </table:table-cell>
          <table:table-cell table:formula="of:=IF(['Event Times'.$E797]=['Event Times'.G$2];['Event Times'.$F797])" office:value-type="boolean" office:boolean-value="false" calcext:value-type="boolean">
            <text:p>FALSE</text:p>
          </table:table-cell>
          <table:table-cell table:formula="of:=IF(['Event Times'.$E797]=['Event Times'.H$2];['Event Times'.$F797])" office:value-type="boolean" office:boolean-value="false" calcext:value-type="boolean">
            <text:p>FALSE</text:p>
          </table:table-cell>
          <table:table-cell table:formula="of:=IF(['Event Times'.$E797]=['Event Times'.I$2];['Event Times'.$F797])" office:value-type="boolean" office:boolean-value="false" calcext:value-type="boolean">
            <text:p>FALSE</text:p>
          </table:table-cell>
          <table:table-cell table:formula="of:=IF(['Event Times'.$E797]=['Event Times'.J$2];['Event Times'.$F797])" office:value-type="boolean" office:boolean-value="false" calcext:value-type="boolean">
            <text:p>FALSE</text:p>
          </table:table-cell>
          <table:table-cell table:style-name="Default" table:formula="of:=IF(['Event Times'.$E797]=['Event Times'.K$2];['Event Times'.$F797])" office:value-type="float" office:value="0.606" calcext:value-type="float">
            <text:p>0.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71" calcext:value-type="float">
            <text:p>2017.271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.397</text:p>
          </table:table-cell>
          <table:table-cell table:style-name="Default" table:formula="of:=IF(['Event Times'.$E798]=['Event Times'.G$2];['Event Times'.$F798])" office:value-type="float" office:value="0.397" calcext:value-type="float">
            <text:p>0.397</text:p>
          </table:table-cell>
          <table:table-cell table:formula="of:=IF(['Event Times'.$E798]=['Event Times'.H$2];['Event Times'.$F798])" office:value-type="boolean" office:boolean-value="false" calcext:value-type="boolean">
            <text:p>FALSE</text:p>
          </table:table-cell>
          <table:table-cell table:formula="of:=IF(['Event Times'.$E798]=['Event Times'.I$2];['Event Times'.$F798])" office:value-type="boolean" office:boolean-value="false" calcext:value-type="boolean">
            <text:p>FALSE</text:p>
          </table:table-cell>
          <table:table-cell table:formula="of:=IF(['Event Times'.$E798]=['Event Times'.J$2];['Event Times'.$F798])" office:value-type="boolean" office:boolean-value="false" calcext:value-type="boolean">
            <text:p>FALSE</text:p>
          </table:table-cell>
          <table:table-cell table:formula="of:=IF(['Event Times'.$E798]=['Event Times'.K$2];['Event Times'.$F79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71" calcext:value-type="float">
            <text:p>2017.271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37" calcext:value-type="float">
            <text:p>0.337</text:p>
          </table:table-cell>
          <table:table-cell table:formula="of:=IF(['Event Times'.$E799]=['Event Times'.G$2];['Event Times'.$F799])" office:value-type="boolean" office:boolean-value="false" calcext:value-type="boolean">
            <text:p>FALSE</text:p>
          </table:table-cell>
          <table:table-cell table:style-name="Default" table:formula="of:=IF(['Event Times'.$E799]=['Event Times'.H$2];['Event Times'.$F799])" office:value-type="float" office:value="0.337" calcext:value-type="float">
            <text:p>0.337</text:p>
          </table:table-cell>
          <table:table-cell table:formula="of:=IF(['Event Times'.$E799]=['Event Times'.I$2];['Event Times'.$F799])" office:value-type="boolean" office:boolean-value="false" calcext:value-type="boolean">
            <text:p>FALSE</text:p>
          </table:table-cell>
          <table:table-cell table:formula="of:=IF(['Event Times'.$E799]=['Event Times'.J$2];['Event Times'.$F799])" office:value-type="boolean" office:boolean-value="false" calcext:value-type="boolean">
            <text:p>FALSE</text:p>
          </table:table-cell>
          <table:table-cell table:formula="of:=IF(['Event Times'.$E799]=['Event Times'.K$2];['Event Times'.$F79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71" calcext:value-type="float">
            <text:p>2017.271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68" calcext:value-type="float">
            <text:p>0.468</text:p>
          </table:table-cell>
          <table:table-cell table:formula="of:=IF(['Event Times'.$E800]=['Event Times'.G$2];['Event Times'.$F800])" office:value-type="boolean" office:boolean-value="false" calcext:value-type="boolean">
            <text:p>FALSE</text:p>
          </table:table-cell>
          <table:table-cell table:formula="of:=IF(['Event Times'.$E800]=['Event Times'.H$2];['Event Times'.$F800])" office:value-type="boolean" office:boolean-value="false" calcext:value-type="boolean">
            <text:p>FALSE</text:p>
          </table:table-cell>
          <table:table-cell table:style-name="Default" table:formula="of:=IF(['Event Times'.$E800]=['Event Times'.I$2];['Event Times'.$F800])" office:value-type="float" office:value="0.468" calcext:value-type="float">
            <text:p>0.468</text:p>
          </table:table-cell>
          <table:table-cell table:formula="of:=IF(['Event Times'.$E800]=['Event Times'.J$2];['Event Times'.$F800])" office:value-type="boolean" office:boolean-value="false" calcext:value-type="boolean">
            <text:p>FALSE</text:p>
          </table:table-cell>
          <table:table-cell table:formula="of:=IF(['Event Times'.$E800]=['Event Times'.K$2];['Event Times'.$F80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71" calcext:value-type="float">
            <text:p>2017.271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8" calcext:value-type="float">
            <text:p>0.438</text:p>
          </table:table-cell>
          <table:table-cell table:formula="of:=IF(['Event Times'.$E801]=['Event Times'.G$2];['Event Times'.$F801])" office:value-type="boolean" office:boolean-value="false" calcext:value-type="boolean">
            <text:p>FALSE</text:p>
          </table:table-cell>
          <table:table-cell table:formula="of:=IF(['Event Times'.$E801]=['Event Times'.H$2];['Event Times'.$F801])" office:value-type="boolean" office:boolean-value="false" calcext:value-type="boolean">
            <text:p>FALSE</text:p>
          </table:table-cell>
          <table:table-cell table:formula="of:=IF(['Event Times'.$E801]=['Event Times'.I$2];['Event Times'.$F801])" office:value-type="boolean" office:boolean-value="false" calcext:value-type="boolean">
            <text:p>FALSE</text:p>
          </table:table-cell>
          <table:table-cell table:style-name="Default" table:formula="of:=IF(['Event Times'.$E801]=['Event Times'.J$2];['Event Times'.$F801])" office:value-type="float" office:value="0.438" calcext:value-type="float">
            <text:p>0.438</text:p>
          </table:table-cell>
          <table:table-cell table:formula="of:=IF(['Event Times'.$E801]=['Event Times'.K$2];['Event Times'.$F80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71" calcext:value-type="float">
            <text:p>2017.271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6" calcext:value-type="float">
            <text:p>0.606</text:p>
          </table:table-cell>
          <table:table-cell table:formula="of:=IF(['Event Times'.$E802]=['Event Times'.G$2];['Event Times'.$F802])" office:value-type="boolean" office:boolean-value="false" calcext:value-type="boolean">
            <text:p>FALSE</text:p>
          </table:table-cell>
          <table:table-cell table:formula="of:=IF(['Event Times'.$E802]=['Event Times'.H$2];['Event Times'.$F802])" office:value-type="boolean" office:boolean-value="false" calcext:value-type="boolean">
            <text:p>FALSE</text:p>
          </table:table-cell>
          <table:table-cell table:formula="of:=IF(['Event Times'.$E802]=['Event Times'.I$2];['Event Times'.$F802])" office:value-type="boolean" office:boolean-value="false" calcext:value-type="boolean">
            <text:p>FALSE</text:p>
          </table:table-cell>
          <table:table-cell table:formula="of:=IF(['Event Times'.$E802]=['Event Times'.J$2];['Event Times'.$F802])" office:value-type="boolean" office:boolean-value="false" calcext:value-type="boolean">
            <text:p>FALSE</text:p>
          </table:table-cell>
          <table:table-cell table:style-name="Default" table:formula="of:=IF(['Event Times'.$E802]=['Event Times'.K$2];['Event Times'.$F802])" office:value-type="float" office:value="0.606" calcext:value-type="float">
            <text:p>0.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74" calcext:value-type="float">
            <text:p>2017.274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.397</text:p>
          </table:table-cell>
          <table:table-cell table:style-name="Default" table:formula="of:=IF(['Event Times'.$E803]=['Event Times'.G$2];['Event Times'.$F803])" office:value-type="float" office:value="0.397" calcext:value-type="float">
            <text:p>0.397</text:p>
          </table:table-cell>
          <table:table-cell table:formula="of:=IF(['Event Times'.$E803]=['Event Times'.H$2];['Event Times'.$F803])" office:value-type="boolean" office:boolean-value="false" calcext:value-type="boolean">
            <text:p>FALSE</text:p>
          </table:table-cell>
          <table:table-cell table:formula="of:=IF(['Event Times'.$E803]=['Event Times'.I$2];['Event Times'.$F803])" office:value-type="boolean" office:boolean-value="false" calcext:value-type="boolean">
            <text:p>FALSE</text:p>
          </table:table-cell>
          <table:table-cell table:formula="of:=IF(['Event Times'.$E803]=['Event Times'.J$2];['Event Times'.$F803])" office:value-type="boolean" office:boolean-value="false" calcext:value-type="boolean">
            <text:p>FALSE</text:p>
          </table:table-cell>
          <table:table-cell table:formula="of:=IF(['Event Times'.$E803]=['Event Times'.K$2];['Event Times'.$F80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74" calcext:value-type="float">
            <text:p>2017.274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36" calcext:value-type="float">
            <text:p>0.336</text:p>
          </table:table-cell>
          <table:table-cell table:formula="of:=IF(['Event Times'.$E804]=['Event Times'.G$2];['Event Times'.$F804])" office:value-type="boolean" office:boolean-value="false" calcext:value-type="boolean">
            <text:p>FALSE</text:p>
          </table:table-cell>
          <table:table-cell table:style-name="Default" table:formula="of:=IF(['Event Times'.$E804]=['Event Times'.H$2];['Event Times'.$F804])" office:value-type="float" office:value="0.336" calcext:value-type="float">
            <text:p>0.336</text:p>
          </table:table-cell>
          <table:table-cell table:formula="of:=IF(['Event Times'.$E804]=['Event Times'.I$2];['Event Times'.$F804])" office:value-type="boolean" office:boolean-value="false" calcext:value-type="boolean">
            <text:p>FALSE</text:p>
          </table:table-cell>
          <table:table-cell table:formula="of:=IF(['Event Times'.$E804]=['Event Times'.J$2];['Event Times'.$F804])" office:value-type="boolean" office:boolean-value="false" calcext:value-type="boolean">
            <text:p>FALSE</text:p>
          </table:table-cell>
          <table:table-cell table:formula="of:=IF(['Event Times'.$E804]=['Event Times'.K$2];['Event Times'.$F80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74" calcext:value-type="float">
            <text:p>2017.274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68" calcext:value-type="float">
            <text:p>0.468</text:p>
          </table:table-cell>
          <table:table-cell table:formula="of:=IF(['Event Times'.$E805]=['Event Times'.G$2];['Event Times'.$F805])" office:value-type="boolean" office:boolean-value="false" calcext:value-type="boolean">
            <text:p>FALSE</text:p>
          </table:table-cell>
          <table:table-cell table:formula="of:=IF(['Event Times'.$E805]=['Event Times'.H$2];['Event Times'.$F805])" office:value-type="boolean" office:boolean-value="false" calcext:value-type="boolean">
            <text:p>FALSE</text:p>
          </table:table-cell>
          <table:table-cell table:style-name="Default" table:formula="of:=IF(['Event Times'.$E805]=['Event Times'.I$2];['Event Times'.$F805])" office:value-type="float" office:value="0.468" calcext:value-type="float">
            <text:p>0.468</text:p>
          </table:table-cell>
          <table:table-cell table:formula="of:=IF(['Event Times'.$E805]=['Event Times'.J$2];['Event Times'.$F805])" office:value-type="boolean" office:boolean-value="false" calcext:value-type="boolean">
            <text:p>FALSE</text:p>
          </table:table-cell>
          <table:table-cell table:formula="of:=IF(['Event Times'.$E805]=['Event Times'.K$2];['Event Times'.$F80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74" calcext:value-type="float">
            <text:p>2017.274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41" calcext:value-type="float">
            <text:p>0.441</text:p>
          </table:table-cell>
          <table:table-cell table:formula="of:=IF(['Event Times'.$E806]=['Event Times'.G$2];['Event Times'.$F806])" office:value-type="boolean" office:boolean-value="false" calcext:value-type="boolean">
            <text:p>FALSE</text:p>
          </table:table-cell>
          <table:table-cell table:formula="of:=IF(['Event Times'.$E806]=['Event Times'.H$2];['Event Times'.$F806])" office:value-type="boolean" office:boolean-value="false" calcext:value-type="boolean">
            <text:p>FALSE</text:p>
          </table:table-cell>
          <table:table-cell table:formula="of:=IF(['Event Times'.$E806]=['Event Times'.I$2];['Event Times'.$F806])" office:value-type="boolean" office:boolean-value="false" calcext:value-type="boolean">
            <text:p>FALSE</text:p>
          </table:table-cell>
          <table:table-cell table:style-name="Default" table:formula="of:=IF(['Event Times'.$E806]=['Event Times'.J$2];['Event Times'.$F806])" office:value-type="float" office:value="0.441" calcext:value-type="float">
            <text:p>0.441</text:p>
          </table:table-cell>
          <table:table-cell table:formula="of:=IF(['Event Times'.$E806]=['Event Times'.K$2];['Event Times'.$F80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74" calcext:value-type="float">
            <text:p>2017.274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formula="of:=IF(['Event Times'.$E807]=['Event Times'.G$2];['Event Times'.$F807])" office:value-type="boolean" office:boolean-value="false" calcext:value-type="boolean">
            <text:p>FALSE</text:p>
          </table:table-cell>
          <table:table-cell table:formula="of:=IF(['Event Times'.$E807]=['Event Times'.H$2];['Event Times'.$F807])" office:value-type="boolean" office:boolean-value="false" calcext:value-type="boolean">
            <text:p>FALSE</text:p>
          </table:table-cell>
          <table:table-cell table:formula="of:=IF(['Event Times'.$E807]=['Event Times'.I$2];['Event Times'.$F807])" office:value-type="boolean" office:boolean-value="false" calcext:value-type="boolean">
            <text:p>FALSE</text:p>
          </table:table-cell>
          <table:table-cell table:formula="of:=IF(['Event Times'.$E807]=['Event Times'.J$2];['Event Times'.$F807])" office:value-type="boolean" office:boolean-value="false" calcext:value-type="boolean">
            <text:p>FALSE</text:p>
          </table:table-cell>
          <table:table-cell table:style-name="Default" table:formula="of:=IF(['Event Times'.$E807]=['Event Times'.K$2];['Event Times'.$F807])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77" calcext:value-type="float">
            <text:p>2017.277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808]=['Event Times'.G$2];['Event Times'.$F808])" office:value-type="float" office:value="0.396" calcext:value-type="float">
            <text:p>0.396</text:p>
          </table:table-cell>
          <table:table-cell table:formula="of:=IF(['Event Times'.$E808]=['Event Times'.H$2];['Event Times'.$F808])" office:value-type="boolean" office:boolean-value="false" calcext:value-type="boolean">
            <text:p>FALSE</text:p>
          </table:table-cell>
          <table:table-cell table:formula="of:=IF(['Event Times'.$E808]=['Event Times'.I$2];['Event Times'.$F808])" office:value-type="boolean" office:boolean-value="false" calcext:value-type="boolean">
            <text:p>FALSE</text:p>
          </table:table-cell>
          <table:table-cell table:formula="of:=IF(['Event Times'.$E808]=['Event Times'.J$2];['Event Times'.$F808])" office:value-type="boolean" office:boolean-value="false" calcext:value-type="boolean">
            <text:p>FALSE</text:p>
          </table:table-cell>
          <table:table-cell table:formula="of:=IF(['Event Times'.$E808]=['Event Times'.K$2];['Event Times'.$F80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77" calcext:value-type="float">
            <text:p>2017.277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38" calcext:value-type="float">
            <text:p>0.338</text:p>
          </table:table-cell>
          <table:table-cell table:formula="of:=IF(['Event Times'.$E809]=['Event Times'.G$2];['Event Times'.$F809])" office:value-type="boolean" office:boolean-value="false" calcext:value-type="boolean">
            <text:p>FALSE</text:p>
          </table:table-cell>
          <table:table-cell table:style-name="Default" table:formula="of:=IF(['Event Times'.$E809]=['Event Times'.H$2];['Event Times'.$F809])" office:value-type="float" office:value="0.338" calcext:value-type="float">
            <text:p>0.338</text:p>
          </table:table-cell>
          <table:table-cell table:formula="of:=IF(['Event Times'.$E809]=['Event Times'.I$2];['Event Times'.$F809])" office:value-type="boolean" office:boolean-value="false" calcext:value-type="boolean">
            <text:p>FALSE</text:p>
          </table:table-cell>
          <table:table-cell table:formula="of:=IF(['Event Times'.$E809]=['Event Times'.J$2];['Event Times'.$F809])" office:value-type="boolean" office:boolean-value="false" calcext:value-type="boolean">
            <text:p>FALSE</text:p>
          </table:table-cell>
          <table:table-cell table:formula="of:=IF(['Event Times'.$E809]=['Event Times'.K$2];['Event Times'.$F80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77" calcext:value-type="float">
            <text:p>2017.277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72" calcext:value-type="float">
            <text:p>0.472</text:p>
          </table:table-cell>
          <table:table-cell table:formula="of:=IF(['Event Times'.$E810]=['Event Times'.G$2];['Event Times'.$F810])" office:value-type="boolean" office:boolean-value="false" calcext:value-type="boolean">
            <text:p>FALSE</text:p>
          </table:table-cell>
          <table:table-cell table:formula="of:=IF(['Event Times'.$E810]=['Event Times'.H$2];['Event Times'.$F810])" office:value-type="boolean" office:boolean-value="false" calcext:value-type="boolean">
            <text:p>FALSE</text:p>
          </table:table-cell>
          <table:table-cell table:style-name="Default" table:formula="of:=IF(['Event Times'.$E810]=['Event Times'.I$2];['Event Times'.$F810])" office:value-type="float" office:value="0.472" calcext:value-type="float">
            <text:p>0.472</text:p>
          </table:table-cell>
          <table:table-cell table:formula="of:=IF(['Event Times'.$E810]=['Event Times'.J$2];['Event Times'.$F810])" office:value-type="boolean" office:boolean-value="false" calcext:value-type="boolean">
            <text:p>FALSE</text:p>
          </table:table-cell>
          <table:table-cell table:formula="of:=IF(['Event Times'.$E810]=['Event Times'.K$2];['Event Times'.$F81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77" calcext:value-type="float">
            <text:p>2017.277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5" calcext:value-type="float">
            <text:p>0.435</text:p>
          </table:table-cell>
          <table:table-cell table:formula="of:=IF(['Event Times'.$E811]=['Event Times'.G$2];['Event Times'.$F811])" office:value-type="boolean" office:boolean-value="false" calcext:value-type="boolean">
            <text:p>FALSE</text:p>
          </table:table-cell>
          <table:table-cell table:formula="of:=IF(['Event Times'.$E811]=['Event Times'.H$2];['Event Times'.$F811])" office:value-type="boolean" office:boolean-value="false" calcext:value-type="boolean">
            <text:p>FALSE</text:p>
          </table:table-cell>
          <table:table-cell table:formula="of:=IF(['Event Times'.$E811]=['Event Times'.I$2];['Event Times'.$F811])" office:value-type="boolean" office:boolean-value="false" calcext:value-type="boolean">
            <text:p>FALSE</text:p>
          </table:table-cell>
          <table:table-cell table:style-name="Default" table:formula="of:=IF(['Event Times'.$E811]=['Event Times'.J$2];['Event Times'.$F811])" office:value-type="float" office:value="0.435" calcext:value-type="float">
            <text:p>0.435</text:p>
          </table:table-cell>
          <table:table-cell table:formula="of:=IF(['Event Times'.$E811]=['Event Times'.K$2];['Event Times'.$F81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77" calcext:value-type="float">
            <text:p>2017.277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" calcext:value-type="float">
            <text:p>0.62</text:p>
          </table:table-cell>
          <table:table-cell table:formula="of:=IF(['Event Times'.$E812]=['Event Times'.G$2];['Event Times'.$F812])" office:value-type="boolean" office:boolean-value="false" calcext:value-type="boolean">
            <text:p>FALSE</text:p>
          </table:table-cell>
          <table:table-cell table:formula="of:=IF(['Event Times'.$E812]=['Event Times'.H$2];['Event Times'.$F812])" office:value-type="boolean" office:boolean-value="false" calcext:value-type="boolean">
            <text:p>FALSE</text:p>
          </table:table-cell>
          <table:table-cell table:formula="of:=IF(['Event Times'.$E812]=['Event Times'.I$2];['Event Times'.$F812])" office:value-type="boolean" office:boolean-value="false" calcext:value-type="boolean">
            <text:p>FALSE</text:p>
          </table:table-cell>
          <table:table-cell table:formula="of:=IF(['Event Times'.$E812]=['Event Times'.J$2];['Event Times'.$F812])" office:value-type="boolean" office:boolean-value="false" calcext:value-type="boolean">
            <text:p>FALSE</text:p>
          </table:table-cell>
          <table:table-cell table:style-name="Default" table:formula="of:=IF(['Event Times'.$E812]=['Event Times'.K$2];['Event Times'.$F812])" office:value-type="float" office:value="0.62" calcext:value-type="float">
            <text:p>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79" calcext:value-type="float">
            <text:p>2017.279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8" calcext:value-type="float">
            <text:p>0.398</text:p>
          </table:table-cell>
          <table:table-cell table:style-name="Default" table:formula="of:=IF(['Event Times'.$E813]=['Event Times'.G$2];['Event Times'.$F813])" office:value-type="float" office:value="0.398" calcext:value-type="float">
            <text:p>0.398</text:p>
          </table:table-cell>
          <table:table-cell table:formula="of:=IF(['Event Times'.$E813]=['Event Times'.H$2];['Event Times'.$F813])" office:value-type="boolean" office:boolean-value="false" calcext:value-type="boolean">
            <text:p>FALSE</text:p>
          </table:table-cell>
          <table:table-cell table:formula="of:=IF(['Event Times'.$E813]=['Event Times'.I$2];['Event Times'.$F813])" office:value-type="boolean" office:boolean-value="false" calcext:value-type="boolean">
            <text:p>FALSE</text:p>
          </table:table-cell>
          <table:table-cell table:formula="of:=IF(['Event Times'.$E813]=['Event Times'.J$2];['Event Times'.$F813])" office:value-type="boolean" office:boolean-value="false" calcext:value-type="boolean">
            <text:p>FALSE</text:p>
          </table:table-cell>
          <table:table-cell table:formula="of:=IF(['Event Times'.$E813]=['Event Times'.K$2];['Event Times'.$F81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79" calcext:value-type="float">
            <text:p>2017.279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45" calcext:value-type="float">
            <text:p>0.345</text:p>
          </table:table-cell>
          <table:table-cell table:formula="of:=IF(['Event Times'.$E814]=['Event Times'.G$2];['Event Times'.$F814])" office:value-type="boolean" office:boolean-value="false" calcext:value-type="boolean">
            <text:p>FALSE</text:p>
          </table:table-cell>
          <table:table-cell table:style-name="Default" table:formula="of:=IF(['Event Times'.$E814]=['Event Times'.H$2];['Event Times'.$F814])" office:value-type="float" office:value="0.345" calcext:value-type="float">
            <text:p>0.345</text:p>
          </table:table-cell>
          <table:table-cell table:formula="of:=IF(['Event Times'.$E814]=['Event Times'.I$2];['Event Times'.$F814])" office:value-type="boolean" office:boolean-value="false" calcext:value-type="boolean">
            <text:p>FALSE</text:p>
          </table:table-cell>
          <table:table-cell table:formula="of:=IF(['Event Times'.$E814]=['Event Times'.J$2];['Event Times'.$F814])" office:value-type="boolean" office:boolean-value="false" calcext:value-type="boolean">
            <text:p>FALSE</text:p>
          </table:table-cell>
          <table:table-cell table:formula="of:=IF(['Event Times'.$E814]=['Event Times'.K$2];['Event Times'.$F81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79" calcext:value-type="float">
            <text:p>2017.279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69" calcext:value-type="float">
            <text:p>0.469</text:p>
          </table:table-cell>
          <table:table-cell table:formula="of:=IF(['Event Times'.$E815]=['Event Times'.G$2];['Event Times'.$F815])" office:value-type="boolean" office:boolean-value="false" calcext:value-type="boolean">
            <text:p>FALSE</text:p>
          </table:table-cell>
          <table:table-cell table:formula="of:=IF(['Event Times'.$E815]=['Event Times'.H$2];['Event Times'.$F815])" office:value-type="boolean" office:boolean-value="false" calcext:value-type="boolean">
            <text:p>FALSE</text:p>
          </table:table-cell>
          <table:table-cell table:style-name="Default" table:formula="of:=IF(['Event Times'.$E815]=['Event Times'.I$2];['Event Times'.$F815])" office:value-type="float" office:value="0.469" calcext:value-type="float">
            <text:p>0.469</text:p>
          </table:table-cell>
          <table:table-cell table:formula="of:=IF(['Event Times'.$E815]=['Event Times'.J$2];['Event Times'.$F815])" office:value-type="boolean" office:boolean-value="false" calcext:value-type="boolean">
            <text:p>FALSE</text:p>
          </table:table-cell>
          <table:table-cell table:formula="of:=IF(['Event Times'.$E815]=['Event Times'.K$2];['Event Times'.$F81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79" calcext:value-type="float">
            <text:p>2017.279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5" calcext:value-type="float">
            <text:p>0.435</text:p>
          </table:table-cell>
          <table:table-cell table:formula="of:=IF(['Event Times'.$E816]=['Event Times'.G$2];['Event Times'.$F816])" office:value-type="boolean" office:boolean-value="false" calcext:value-type="boolean">
            <text:p>FALSE</text:p>
          </table:table-cell>
          <table:table-cell table:formula="of:=IF(['Event Times'.$E816]=['Event Times'.H$2];['Event Times'.$F816])" office:value-type="boolean" office:boolean-value="false" calcext:value-type="boolean">
            <text:p>FALSE</text:p>
          </table:table-cell>
          <table:table-cell table:formula="of:=IF(['Event Times'.$E816]=['Event Times'.I$2];['Event Times'.$F816])" office:value-type="boolean" office:boolean-value="false" calcext:value-type="boolean">
            <text:p>FALSE</text:p>
          </table:table-cell>
          <table:table-cell table:style-name="Default" table:formula="of:=IF(['Event Times'.$E816]=['Event Times'.J$2];['Event Times'.$F816])" office:value-type="float" office:value="0.435" calcext:value-type="float">
            <text:p>0.435</text:p>
          </table:table-cell>
          <table:table-cell table:formula="of:=IF(['Event Times'.$E816]=['Event Times'.K$2];['Event Times'.$F81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79" calcext:value-type="float">
            <text:p>2017.279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8" calcext:value-type="float">
            <text:p>0.608</text:p>
          </table:table-cell>
          <table:table-cell table:formula="of:=IF(['Event Times'.$E817]=['Event Times'.G$2];['Event Times'.$F817])" office:value-type="boolean" office:boolean-value="false" calcext:value-type="boolean">
            <text:p>FALSE</text:p>
          </table:table-cell>
          <table:table-cell table:formula="of:=IF(['Event Times'.$E817]=['Event Times'.H$2];['Event Times'.$F817])" office:value-type="boolean" office:boolean-value="false" calcext:value-type="boolean">
            <text:p>FALSE</text:p>
          </table:table-cell>
          <table:table-cell table:formula="of:=IF(['Event Times'.$E817]=['Event Times'.I$2];['Event Times'.$F817])" office:value-type="boolean" office:boolean-value="false" calcext:value-type="boolean">
            <text:p>FALSE</text:p>
          </table:table-cell>
          <table:table-cell table:formula="of:=IF(['Event Times'.$E817]=['Event Times'.J$2];['Event Times'.$F817])" office:value-type="boolean" office:boolean-value="false" calcext:value-type="boolean">
            <text:p>FALSE</text:p>
          </table:table-cell>
          <table:table-cell table:style-name="Default" table:formula="of:=IF(['Event Times'.$E817]=['Event Times'.K$2];['Event Times'.$F817])" office:value-type="float" office:value="0.608" calcext:value-type="float">
            <text:p>0.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82" calcext:value-type="float">
            <text:p>2017.282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.397</text:p>
          </table:table-cell>
          <table:table-cell table:style-name="Default" table:formula="of:=IF(['Event Times'.$E818]=['Event Times'.G$2];['Event Times'.$F818])" office:value-type="float" office:value="0.397" calcext:value-type="float">
            <text:p>0.397</text:p>
          </table:table-cell>
          <table:table-cell table:formula="of:=IF(['Event Times'.$E818]=['Event Times'.H$2];['Event Times'.$F818])" office:value-type="boolean" office:boolean-value="false" calcext:value-type="boolean">
            <text:p>FALSE</text:p>
          </table:table-cell>
          <table:table-cell table:formula="of:=IF(['Event Times'.$E818]=['Event Times'.I$2];['Event Times'.$F818])" office:value-type="boolean" office:boolean-value="false" calcext:value-type="boolean">
            <text:p>FALSE</text:p>
          </table:table-cell>
          <table:table-cell table:formula="of:=IF(['Event Times'.$E818]=['Event Times'.J$2];['Event Times'.$F818])" office:value-type="boolean" office:boolean-value="false" calcext:value-type="boolean">
            <text:p>FALSE</text:p>
          </table:table-cell>
          <table:table-cell table:formula="of:=IF(['Event Times'.$E818]=['Event Times'.K$2];['Event Times'.$F81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82" calcext:value-type="float">
            <text:p>2017.282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38" calcext:value-type="float">
            <text:p>0.338</text:p>
          </table:table-cell>
          <table:table-cell table:formula="of:=IF(['Event Times'.$E819]=['Event Times'.G$2];['Event Times'.$F819])" office:value-type="boolean" office:boolean-value="false" calcext:value-type="boolean">
            <text:p>FALSE</text:p>
          </table:table-cell>
          <table:table-cell table:style-name="Default" table:formula="of:=IF(['Event Times'.$E819]=['Event Times'.H$2];['Event Times'.$F819])" office:value-type="float" office:value="0.338" calcext:value-type="float">
            <text:p>0.338</text:p>
          </table:table-cell>
          <table:table-cell table:formula="of:=IF(['Event Times'.$E819]=['Event Times'.I$2];['Event Times'.$F819])" office:value-type="boolean" office:boolean-value="false" calcext:value-type="boolean">
            <text:p>FALSE</text:p>
          </table:table-cell>
          <table:table-cell table:formula="of:=IF(['Event Times'.$E819]=['Event Times'.J$2];['Event Times'.$F819])" office:value-type="boolean" office:boolean-value="false" calcext:value-type="boolean">
            <text:p>FALSE</text:p>
          </table:table-cell>
          <table:table-cell table:formula="of:=IF(['Event Times'.$E819]=['Event Times'.K$2];['Event Times'.$F81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82" calcext:value-type="float">
            <text:p>2017.282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7" calcext:value-type="float">
            <text:p>0.47</text:p>
          </table:table-cell>
          <table:table-cell table:formula="of:=IF(['Event Times'.$E820]=['Event Times'.G$2];['Event Times'.$F820])" office:value-type="boolean" office:boolean-value="false" calcext:value-type="boolean">
            <text:p>FALSE</text:p>
          </table:table-cell>
          <table:table-cell table:formula="of:=IF(['Event Times'.$E820]=['Event Times'.H$2];['Event Times'.$F820])" office:value-type="boolean" office:boolean-value="false" calcext:value-type="boolean">
            <text:p>FALSE</text:p>
          </table:table-cell>
          <table:table-cell table:style-name="Default" table:formula="of:=IF(['Event Times'.$E820]=['Event Times'.I$2];['Event Times'.$F820])" office:value-type="float" office:value="0.47" calcext:value-type="float">
            <text:p>0.47</text:p>
          </table:table-cell>
          <table:table-cell table:formula="of:=IF(['Event Times'.$E820]=['Event Times'.J$2];['Event Times'.$F820])" office:value-type="boolean" office:boolean-value="false" calcext:value-type="boolean">
            <text:p>FALSE</text:p>
          </table:table-cell>
          <table:table-cell table:formula="of:=IF(['Event Times'.$E820]=['Event Times'.K$2];['Event Times'.$F82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82" calcext:value-type="float">
            <text:p>2017.282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5" calcext:value-type="float">
            <text:p>0.435</text:p>
          </table:table-cell>
          <table:table-cell table:formula="of:=IF(['Event Times'.$E821]=['Event Times'.G$2];['Event Times'.$F821])" office:value-type="boolean" office:boolean-value="false" calcext:value-type="boolean">
            <text:p>FALSE</text:p>
          </table:table-cell>
          <table:table-cell table:formula="of:=IF(['Event Times'.$E821]=['Event Times'.H$2];['Event Times'.$F821])" office:value-type="boolean" office:boolean-value="false" calcext:value-type="boolean">
            <text:p>FALSE</text:p>
          </table:table-cell>
          <table:table-cell table:formula="of:=IF(['Event Times'.$E821]=['Event Times'.I$2];['Event Times'.$F821])" office:value-type="boolean" office:boolean-value="false" calcext:value-type="boolean">
            <text:p>FALSE</text:p>
          </table:table-cell>
          <table:table-cell table:style-name="Default" table:formula="of:=IF(['Event Times'.$E821]=['Event Times'.J$2];['Event Times'.$F821])" office:value-type="float" office:value="0.435" calcext:value-type="float">
            <text:p>0.435</text:p>
          </table:table-cell>
          <table:table-cell table:formula="of:=IF(['Event Times'.$E821]=['Event Times'.K$2];['Event Times'.$F82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82" calcext:value-type="float">
            <text:p>2017.282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IF(['Event Times'.$E822]=['Event Times'.G$2];['Event Times'.$F822])" office:value-type="boolean" office:boolean-value="false" calcext:value-type="boolean">
            <text:p>FALSE</text:p>
          </table:table-cell>
          <table:table-cell table:formula="of:=IF(['Event Times'.$E822]=['Event Times'.H$2];['Event Times'.$F822])" office:value-type="boolean" office:boolean-value="false" calcext:value-type="boolean">
            <text:p>FALSE</text:p>
          </table:table-cell>
          <table:table-cell table:formula="of:=IF(['Event Times'.$E822]=['Event Times'.I$2];['Event Times'.$F822])" office:value-type="boolean" office:boolean-value="false" calcext:value-type="boolean">
            <text:p>FALSE</text:p>
          </table:table-cell>
          <table:table-cell table:formula="of:=IF(['Event Times'.$E822]=['Event Times'.J$2];['Event Times'.$F822])" office:value-type="boolean" office:boolean-value="false" calcext:value-type="boolean">
            <text:p>FALSE</text:p>
          </table:table-cell>
          <table:table-cell table:style-name="Default" table:formula="of:=IF(['Event Times'.$E822]=['Event Times'.K$2];['Event Times'.$F822])" office:value-type="float" office:value="0.605" calcext:value-type="float">
            <text:p>0.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85" calcext:value-type="float">
            <text:p>2017.285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823]=['Event Times'.G$2];['Event Times'.$F823])" office:value-type="float" office:value="0.396" calcext:value-type="float">
            <text:p>0.396</text:p>
          </table:table-cell>
          <table:table-cell table:formula="of:=IF(['Event Times'.$E823]=['Event Times'.H$2];['Event Times'.$F823])" office:value-type="boolean" office:boolean-value="false" calcext:value-type="boolean">
            <text:p>FALSE</text:p>
          </table:table-cell>
          <table:table-cell table:formula="of:=IF(['Event Times'.$E823]=['Event Times'.I$2];['Event Times'.$F823])" office:value-type="boolean" office:boolean-value="false" calcext:value-type="boolean">
            <text:p>FALSE</text:p>
          </table:table-cell>
          <table:table-cell table:formula="of:=IF(['Event Times'.$E823]=['Event Times'.J$2];['Event Times'.$F823])" office:value-type="boolean" office:boolean-value="false" calcext:value-type="boolean">
            <text:p>FALSE</text:p>
          </table:table-cell>
          <table:table-cell table:formula="of:=IF(['Event Times'.$E823]=['Event Times'.K$2];['Event Times'.$F82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85" calcext:value-type="float">
            <text:p>2017.285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36" calcext:value-type="float">
            <text:p>0.336</text:p>
          </table:table-cell>
          <table:table-cell table:formula="of:=IF(['Event Times'.$E824]=['Event Times'.G$2];['Event Times'.$F824])" office:value-type="boolean" office:boolean-value="false" calcext:value-type="boolean">
            <text:p>FALSE</text:p>
          </table:table-cell>
          <table:table-cell table:style-name="Default" table:formula="of:=IF(['Event Times'.$E824]=['Event Times'.H$2];['Event Times'.$F824])" office:value-type="float" office:value="0.336" calcext:value-type="float">
            <text:p>0.336</text:p>
          </table:table-cell>
          <table:table-cell table:formula="of:=IF(['Event Times'.$E824]=['Event Times'.I$2];['Event Times'.$F824])" office:value-type="boolean" office:boolean-value="false" calcext:value-type="boolean">
            <text:p>FALSE</text:p>
          </table:table-cell>
          <table:table-cell table:formula="of:=IF(['Event Times'.$E824]=['Event Times'.J$2];['Event Times'.$F824])" office:value-type="boolean" office:boolean-value="false" calcext:value-type="boolean">
            <text:p>FALSE</text:p>
          </table:table-cell>
          <table:table-cell table:formula="of:=IF(['Event Times'.$E824]=['Event Times'.K$2];['Event Times'.$F82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85" calcext:value-type="float">
            <text:p>2017.285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7" calcext:value-type="float">
            <text:p>0.47</text:p>
          </table:table-cell>
          <table:table-cell table:formula="of:=IF(['Event Times'.$E825]=['Event Times'.G$2];['Event Times'.$F825])" office:value-type="boolean" office:boolean-value="false" calcext:value-type="boolean">
            <text:p>FALSE</text:p>
          </table:table-cell>
          <table:table-cell table:formula="of:=IF(['Event Times'.$E825]=['Event Times'.H$2];['Event Times'.$F825])" office:value-type="boolean" office:boolean-value="false" calcext:value-type="boolean">
            <text:p>FALSE</text:p>
          </table:table-cell>
          <table:table-cell table:style-name="Default" table:formula="of:=IF(['Event Times'.$E825]=['Event Times'.I$2];['Event Times'.$F825])" office:value-type="float" office:value="0.47" calcext:value-type="float">
            <text:p>0.47</text:p>
          </table:table-cell>
          <table:table-cell table:formula="of:=IF(['Event Times'.$E825]=['Event Times'.J$2];['Event Times'.$F825])" office:value-type="boolean" office:boolean-value="false" calcext:value-type="boolean">
            <text:p>FALSE</text:p>
          </table:table-cell>
          <table:table-cell table:formula="of:=IF(['Event Times'.$E825]=['Event Times'.K$2];['Event Times'.$F82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85" calcext:value-type="float">
            <text:p>2017.285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8" calcext:value-type="float">
            <text:p>0.438</text:p>
          </table:table-cell>
          <table:table-cell table:formula="of:=IF(['Event Times'.$E826]=['Event Times'.G$2];['Event Times'.$F826])" office:value-type="boolean" office:boolean-value="false" calcext:value-type="boolean">
            <text:p>FALSE</text:p>
          </table:table-cell>
          <table:table-cell table:formula="of:=IF(['Event Times'.$E826]=['Event Times'.H$2];['Event Times'.$F826])" office:value-type="boolean" office:boolean-value="false" calcext:value-type="boolean">
            <text:p>FALSE</text:p>
          </table:table-cell>
          <table:table-cell table:formula="of:=IF(['Event Times'.$E826]=['Event Times'.I$2];['Event Times'.$F826])" office:value-type="boolean" office:boolean-value="false" calcext:value-type="boolean">
            <text:p>FALSE</text:p>
          </table:table-cell>
          <table:table-cell table:style-name="Default" table:formula="of:=IF(['Event Times'.$E826]=['Event Times'.J$2];['Event Times'.$F826])" office:value-type="float" office:value="0.438" calcext:value-type="float">
            <text:p>0.438</text:p>
          </table:table-cell>
          <table:table-cell table:formula="of:=IF(['Event Times'.$E826]=['Event Times'.K$2];['Event Times'.$F82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85" calcext:value-type="float">
            <text:p>2017.285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6" calcext:value-type="float">
            <text:p>0.616</text:p>
          </table:table-cell>
          <table:table-cell table:formula="of:=IF(['Event Times'.$E827]=['Event Times'.G$2];['Event Times'.$F827])" office:value-type="boolean" office:boolean-value="false" calcext:value-type="boolean">
            <text:p>FALSE</text:p>
          </table:table-cell>
          <table:table-cell table:formula="of:=IF(['Event Times'.$E827]=['Event Times'.H$2];['Event Times'.$F827])" office:value-type="boolean" office:boolean-value="false" calcext:value-type="boolean">
            <text:p>FALSE</text:p>
          </table:table-cell>
          <table:table-cell table:formula="of:=IF(['Event Times'.$E827]=['Event Times'.I$2];['Event Times'.$F827])" office:value-type="boolean" office:boolean-value="false" calcext:value-type="boolean">
            <text:p>FALSE</text:p>
          </table:table-cell>
          <table:table-cell table:formula="of:=IF(['Event Times'.$E827]=['Event Times'.J$2];['Event Times'.$F827])" office:value-type="boolean" office:boolean-value="false" calcext:value-type="boolean">
            <text:p>FALSE</text:p>
          </table:table-cell>
          <table:table-cell table:style-name="Default" table:formula="of:=IF(['Event Times'.$E827]=['Event Times'.K$2];['Event Times'.$F827])" office:value-type="float" office:value="0.616" calcext:value-type="float">
            <text:p>0.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88" calcext:value-type="float">
            <text:p>2017.288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style-name="Default" table:formula="of:=IF(['Event Times'.$E828]=['Event Times'.G$2];['Event Times'.$F828])" office:value-type="float" office:value="0.4" calcext:value-type="float">
            <text:p>0.4</text:p>
          </table:table-cell>
          <table:table-cell table:formula="of:=IF(['Event Times'.$E828]=['Event Times'.H$2];['Event Times'.$F828])" office:value-type="boolean" office:boolean-value="false" calcext:value-type="boolean">
            <text:p>FALSE</text:p>
          </table:table-cell>
          <table:table-cell table:formula="of:=IF(['Event Times'.$E828]=['Event Times'.I$2];['Event Times'.$F828])" office:value-type="boolean" office:boolean-value="false" calcext:value-type="boolean">
            <text:p>FALSE</text:p>
          </table:table-cell>
          <table:table-cell table:formula="of:=IF(['Event Times'.$E828]=['Event Times'.J$2];['Event Times'.$F828])" office:value-type="boolean" office:boolean-value="false" calcext:value-type="boolean">
            <text:p>FALSE</text:p>
          </table:table-cell>
          <table:table-cell table:formula="of:=IF(['Event Times'.$E828]=['Event Times'.K$2];['Event Times'.$F82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88" calcext:value-type="float">
            <text:p>2017.288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54" calcext:value-type="float">
            <text:p>0.354</text:p>
          </table:table-cell>
          <table:table-cell table:formula="of:=IF(['Event Times'.$E829]=['Event Times'.G$2];['Event Times'.$F829])" office:value-type="boolean" office:boolean-value="false" calcext:value-type="boolean">
            <text:p>FALSE</text:p>
          </table:table-cell>
          <table:table-cell table:style-name="Default" table:formula="of:=IF(['Event Times'.$E829]=['Event Times'.H$2];['Event Times'.$F829])" office:value-type="float" office:value="0.354" calcext:value-type="float">
            <text:p>0.354</text:p>
          </table:table-cell>
          <table:table-cell table:formula="of:=IF(['Event Times'.$E829]=['Event Times'.I$2];['Event Times'.$F829])" office:value-type="boolean" office:boolean-value="false" calcext:value-type="boolean">
            <text:p>FALSE</text:p>
          </table:table-cell>
          <table:table-cell table:formula="of:=IF(['Event Times'.$E829]=['Event Times'.J$2];['Event Times'.$F829])" office:value-type="boolean" office:boolean-value="false" calcext:value-type="boolean">
            <text:p>FALSE</text:p>
          </table:table-cell>
          <table:table-cell table:formula="of:=IF(['Event Times'.$E829]=['Event Times'.K$2];['Event Times'.$F82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88" calcext:value-type="float">
            <text:p>2017.288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85" calcext:value-type="float">
            <text:p>0.485</text:p>
          </table:table-cell>
          <table:table-cell table:formula="of:=IF(['Event Times'.$E830]=['Event Times'.G$2];['Event Times'.$F830])" office:value-type="boolean" office:boolean-value="false" calcext:value-type="boolean">
            <text:p>FALSE</text:p>
          </table:table-cell>
          <table:table-cell table:formula="of:=IF(['Event Times'.$E830]=['Event Times'.H$2];['Event Times'.$F830])" office:value-type="boolean" office:boolean-value="false" calcext:value-type="boolean">
            <text:p>FALSE</text:p>
          </table:table-cell>
          <table:table-cell table:style-name="Default" table:formula="of:=IF(['Event Times'.$E830]=['Event Times'.I$2];['Event Times'.$F830])" office:value-type="float" office:value="0.485" calcext:value-type="float">
            <text:p>0.485</text:p>
          </table:table-cell>
          <table:table-cell table:formula="of:=IF(['Event Times'.$E830]=['Event Times'.J$2];['Event Times'.$F830])" office:value-type="boolean" office:boolean-value="false" calcext:value-type="boolean">
            <text:p>FALSE</text:p>
          </table:table-cell>
          <table:table-cell table:formula="of:=IF(['Event Times'.$E830]=['Event Times'.K$2];['Event Times'.$F83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88" calcext:value-type="float">
            <text:p>2017.288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75" calcext:value-type="float">
            <text:p>0.475</text:p>
          </table:table-cell>
          <table:table-cell table:formula="of:=IF(['Event Times'.$E831]=['Event Times'.G$2];['Event Times'.$F831])" office:value-type="boolean" office:boolean-value="false" calcext:value-type="boolean">
            <text:p>FALSE</text:p>
          </table:table-cell>
          <table:table-cell table:formula="of:=IF(['Event Times'.$E831]=['Event Times'.H$2];['Event Times'.$F831])" office:value-type="boolean" office:boolean-value="false" calcext:value-type="boolean">
            <text:p>FALSE</text:p>
          </table:table-cell>
          <table:table-cell table:formula="of:=IF(['Event Times'.$E831]=['Event Times'.I$2];['Event Times'.$F831])" office:value-type="boolean" office:boolean-value="false" calcext:value-type="boolean">
            <text:p>FALSE</text:p>
          </table:table-cell>
          <table:table-cell table:style-name="Default" table:formula="of:=IF(['Event Times'.$E831]=['Event Times'.J$2];['Event Times'.$F831])" office:value-type="float" office:value="0.475" calcext:value-type="float">
            <text:p>0.475</text:p>
          </table:table-cell>
          <table:table-cell table:formula="of:=IF(['Event Times'.$E831]=['Event Times'.K$2];['Event Times'.$F83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88" calcext:value-type="float">
            <text:p>2017.288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708" calcext:value-type="float">
            <text:p>0.708</text:p>
          </table:table-cell>
          <table:table-cell table:formula="of:=IF(['Event Times'.$E832]=['Event Times'.G$2];['Event Times'.$F832])" office:value-type="boolean" office:boolean-value="false" calcext:value-type="boolean">
            <text:p>FALSE</text:p>
          </table:table-cell>
          <table:table-cell table:formula="of:=IF(['Event Times'.$E832]=['Event Times'.H$2];['Event Times'.$F832])" office:value-type="boolean" office:boolean-value="false" calcext:value-type="boolean">
            <text:p>FALSE</text:p>
          </table:table-cell>
          <table:table-cell table:formula="of:=IF(['Event Times'.$E832]=['Event Times'.I$2];['Event Times'.$F832])" office:value-type="boolean" office:boolean-value="false" calcext:value-type="boolean">
            <text:p>FALSE</text:p>
          </table:table-cell>
          <table:table-cell table:formula="of:=IF(['Event Times'.$E832]=['Event Times'.J$2];['Event Times'.$F832])" office:value-type="boolean" office:boolean-value="false" calcext:value-type="boolean">
            <text:p>FALSE</text:p>
          </table:table-cell>
          <table:table-cell table:style-name="Default" table:formula="of:=IF(['Event Times'.$E832]=['Event Times'.K$2];['Event Times'.$F832])" office:value-type="float" office:value="0.708" calcext:value-type="float">
            <text:p>0.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9" calcext:value-type="float">
            <text:p>2017.29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445" calcext:value-type="float">
            <text:p>0.445</text:p>
          </table:table-cell>
          <table:table-cell table:style-name="Default" table:formula="of:=IF(['Event Times'.$E833]=['Event Times'.G$2];['Event Times'.$F833])" office:value-type="float" office:value="0.445" calcext:value-type="float">
            <text:p>0.445</text:p>
          </table:table-cell>
          <table:table-cell table:formula="of:=IF(['Event Times'.$E833]=['Event Times'.H$2];['Event Times'.$F833])" office:value-type="boolean" office:boolean-value="false" calcext:value-type="boolean">
            <text:p>FALSE</text:p>
          </table:table-cell>
          <table:table-cell table:formula="of:=IF(['Event Times'.$E833]=['Event Times'.I$2];['Event Times'.$F833])" office:value-type="boolean" office:boolean-value="false" calcext:value-type="boolean">
            <text:p>FALSE</text:p>
          </table:table-cell>
          <table:table-cell table:formula="of:=IF(['Event Times'.$E833]=['Event Times'.J$2];['Event Times'.$F833])" office:value-type="boolean" office:boolean-value="false" calcext:value-type="boolean">
            <text:p>FALSE</text:p>
          </table:table-cell>
          <table:table-cell table:formula="of:=IF(['Event Times'.$E833]=['Event Times'.K$2];['Event Times'.$F83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9" calcext:value-type="float">
            <text:p>2017.29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46" calcext:value-type="float">
            <text:p>0.346</text:p>
          </table:table-cell>
          <table:table-cell table:formula="of:=IF(['Event Times'.$E834]=['Event Times'.G$2];['Event Times'.$F834])" office:value-type="boolean" office:boolean-value="false" calcext:value-type="boolean">
            <text:p>FALSE</text:p>
          </table:table-cell>
          <table:table-cell table:style-name="Default" table:formula="of:=IF(['Event Times'.$E834]=['Event Times'.H$2];['Event Times'.$F834])" office:value-type="float" office:value="0.346" calcext:value-type="float">
            <text:p>0.346</text:p>
          </table:table-cell>
          <table:table-cell table:formula="of:=IF(['Event Times'.$E834]=['Event Times'.I$2];['Event Times'.$F834])" office:value-type="boolean" office:boolean-value="false" calcext:value-type="boolean">
            <text:p>FALSE</text:p>
          </table:table-cell>
          <table:table-cell table:formula="of:=IF(['Event Times'.$E834]=['Event Times'.J$2];['Event Times'.$F834])" office:value-type="boolean" office:boolean-value="false" calcext:value-type="boolean">
            <text:p>FALSE</text:p>
          </table:table-cell>
          <table:table-cell table:formula="of:=IF(['Event Times'.$E834]=['Event Times'.K$2];['Event Times'.$F83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9" calcext:value-type="float">
            <text:p>2017.29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651" calcext:value-type="float">
            <text:p>0.651</text:p>
          </table:table-cell>
          <table:table-cell table:formula="of:=IF(['Event Times'.$E835]=['Event Times'.G$2];['Event Times'.$F835])" office:value-type="boolean" office:boolean-value="false" calcext:value-type="boolean">
            <text:p>FALSE</text:p>
          </table:table-cell>
          <table:table-cell table:formula="of:=IF(['Event Times'.$E835]=['Event Times'.H$2];['Event Times'.$F835])" office:value-type="boolean" office:boolean-value="false" calcext:value-type="boolean">
            <text:p>FALSE</text:p>
          </table:table-cell>
          <table:table-cell table:style-name="Default" table:formula="of:=IF(['Event Times'.$E835]=['Event Times'.I$2];['Event Times'.$F835])" office:value-type="float" office:value="0.651" calcext:value-type="float">
            <text:p>0.651</text:p>
          </table:table-cell>
          <table:table-cell table:formula="of:=IF(['Event Times'.$E835]=['Event Times'.J$2];['Event Times'.$F835])" office:value-type="boolean" office:boolean-value="false" calcext:value-type="boolean">
            <text:p>FALSE</text:p>
          </table:table-cell>
          <table:table-cell table:formula="of:=IF(['Event Times'.$E835]=['Event Times'.K$2];['Event Times'.$F83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9" calcext:value-type="float">
            <text:p>2017.29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537" calcext:value-type="float">
            <text:p>0.537</text:p>
          </table:table-cell>
          <table:table-cell table:formula="of:=IF(['Event Times'.$E836]=['Event Times'.G$2];['Event Times'.$F836])" office:value-type="boolean" office:boolean-value="false" calcext:value-type="boolean">
            <text:p>FALSE</text:p>
          </table:table-cell>
          <table:table-cell table:formula="of:=IF(['Event Times'.$E836]=['Event Times'.H$2];['Event Times'.$F836])" office:value-type="boolean" office:boolean-value="false" calcext:value-type="boolean">
            <text:p>FALSE</text:p>
          </table:table-cell>
          <table:table-cell table:formula="of:=IF(['Event Times'.$E836]=['Event Times'.I$2];['Event Times'.$F836])" office:value-type="boolean" office:boolean-value="false" calcext:value-type="boolean">
            <text:p>FALSE</text:p>
          </table:table-cell>
          <table:table-cell table:style-name="Default" table:formula="of:=IF(['Event Times'.$E836]=['Event Times'.J$2];['Event Times'.$F836])" office:value-type="float" office:value="0.537" calcext:value-type="float">
            <text:p>0.537</text:p>
          </table:table-cell>
          <table:table-cell table:formula="of:=IF(['Event Times'.$E836]=['Event Times'.K$2];['Event Times'.$F83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9" calcext:value-type="float">
            <text:p>2017.29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91" calcext:value-type="float">
            <text:p>0.691</text:p>
          </table:table-cell>
          <table:table-cell table:formula="of:=IF(['Event Times'.$E837]=['Event Times'.G$2];['Event Times'.$F837])" office:value-type="boolean" office:boolean-value="false" calcext:value-type="boolean">
            <text:p>FALSE</text:p>
          </table:table-cell>
          <table:table-cell table:formula="of:=IF(['Event Times'.$E837]=['Event Times'.H$2];['Event Times'.$F837])" office:value-type="boolean" office:boolean-value="false" calcext:value-type="boolean">
            <text:p>FALSE</text:p>
          </table:table-cell>
          <table:table-cell table:formula="of:=IF(['Event Times'.$E837]=['Event Times'.I$2];['Event Times'.$F837])" office:value-type="boolean" office:boolean-value="false" calcext:value-type="boolean">
            <text:p>FALSE</text:p>
          </table:table-cell>
          <table:table-cell table:formula="of:=IF(['Event Times'.$E837]=['Event Times'.J$2];['Event Times'.$F837])" office:value-type="boolean" office:boolean-value="false" calcext:value-type="boolean">
            <text:p>FALSE</text:p>
          </table:table-cell>
          <table:table-cell table:style-name="Default" table:formula="of:=IF(['Event Times'.$E837]=['Event Times'.K$2];['Event Times'.$F837])" office:value-type="float" office:value="0.691" calcext:value-type="float">
            <text:p>0.6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93" calcext:value-type="float">
            <text:p>2017.293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463" calcext:value-type="float">
            <text:p>0.463</text:p>
          </table:table-cell>
          <table:table-cell table:style-name="Default" table:formula="of:=IF(['Event Times'.$E838]=['Event Times'.G$2];['Event Times'.$F838])" office:value-type="float" office:value="0.463" calcext:value-type="float">
            <text:p>0.463</text:p>
          </table:table-cell>
          <table:table-cell table:formula="of:=IF(['Event Times'.$E838]=['Event Times'.H$2];['Event Times'.$F838])" office:value-type="boolean" office:boolean-value="false" calcext:value-type="boolean">
            <text:p>FALSE</text:p>
          </table:table-cell>
          <table:table-cell table:formula="of:=IF(['Event Times'.$E838]=['Event Times'.I$2];['Event Times'.$F838])" office:value-type="boolean" office:boolean-value="false" calcext:value-type="boolean">
            <text:p>FALSE</text:p>
          </table:table-cell>
          <table:table-cell table:formula="of:=IF(['Event Times'.$E838]=['Event Times'.J$2];['Event Times'.$F838])" office:value-type="boolean" office:boolean-value="false" calcext:value-type="boolean">
            <text:p>FALSE</text:p>
          </table:table-cell>
          <table:table-cell table:formula="of:=IF(['Event Times'.$E838]=['Event Times'.K$2];['Event Times'.$F83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93" calcext:value-type="float">
            <text:p>2017.293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453" calcext:value-type="float">
            <text:p>0.453</text:p>
          </table:table-cell>
          <table:table-cell table:formula="of:=IF(['Event Times'.$E839]=['Event Times'.G$2];['Event Times'.$F839])" office:value-type="boolean" office:boolean-value="false" calcext:value-type="boolean">
            <text:p>FALSE</text:p>
          </table:table-cell>
          <table:table-cell table:style-name="Default" table:formula="of:=IF(['Event Times'.$E839]=['Event Times'.H$2];['Event Times'.$F839])" office:value-type="float" office:value="0.453" calcext:value-type="float">
            <text:p>0.453</text:p>
          </table:table-cell>
          <table:table-cell table:formula="of:=IF(['Event Times'.$E839]=['Event Times'.I$2];['Event Times'.$F839])" office:value-type="boolean" office:boolean-value="false" calcext:value-type="boolean">
            <text:p>FALSE</text:p>
          </table:table-cell>
          <table:table-cell table:formula="of:=IF(['Event Times'.$E839]=['Event Times'.J$2];['Event Times'.$F839])" office:value-type="boolean" office:boolean-value="false" calcext:value-type="boolean">
            <text:p>FALSE</text:p>
          </table:table-cell>
          <table:table-cell table:formula="of:=IF(['Event Times'.$E839]=['Event Times'.K$2];['Event Times'.$F83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93" calcext:value-type="float">
            <text:p>2017.293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665" calcext:value-type="float">
            <text:p>0.665</text:p>
          </table:table-cell>
          <table:table-cell table:formula="of:=IF(['Event Times'.$E840]=['Event Times'.G$2];['Event Times'.$F840])" office:value-type="boolean" office:boolean-value="false" calcext:value-type="boolean">
            <text:p>FALSE</text:p>
          </table:table-cell>
          <table:table-cell table:formula="of:=IF(['Event Times'.$E840]=['Event Times'.H$2];['Event Times'.$F840])" office:value-type="boolean" office:boolean-value="false" calcext:value-type="boolean">
            <text:p>FALSE</text:p>
          </table:table-cell>
          <table:table-cell table:style-name="Default" table:formula="of:=IF(['Event Times'.$E840]=['Event Times'.I$2];['Event Times'.$F840])" office:value-type="float" office:value="0.665" calcext:value-type="float">
            <text:p>0.665</text:p>
          </table:table-cell>
          <table:table-cell table:formula="of:=IF(['Event Times'.$E840]=['Event Times'.J$2];['Event Times'.$F840])" office:value-type="boolean" office:boolean-value="false" calcext:value-type="boolean">
            <text:p>FALSE</text:p>
          </table:table-cell>
          <table:table-cell table:formula="of:=IF(['Event Times'.$E840]=['Event Times'.K$2];['Event Times'.$F84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93" calcext:value-type="float">
            <text:p>2017.293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579" calcext:value-type="float">
            <text:p>0.579</text:p>
          </table:table-cell>
          <table:table-cell table:formula="of:=IF(['Event Times'.$E841]=['Event Times'.G$2];['Event Times'.$F841])" office:value-type="boolean" office:boolean-value="false" calcext:value-type="boolean">
            <text:p>FALSE</text:p>
          </table:table-cell>
          <table:table-cell table:formula="of:=IF(['Event Times'.$E841]=['Event Times'.H$2];['Event Times'.$F841])" office:value-type="boolean" office:boolean-value="false" calcext:value-type="boolean">
            <text:p>FALSE</text:p>
          </table:table-cell>
          <table:table-cell table:formula="of:=IF(['Event Times'.$E841]=['Event Times'.I$2];['Event Times'.$F841])" office:value-type="boolean" office:boolean-value="false" calcext:value-type="boolean">
            <text:p>FALSE</text:p>
          </table:table-cell>
          <table:table-cell table:style-name="Default" table:formula="of:=IF(['Event Times'.$E841]=['Event Times'.J$2];['Event Times'.$F841])" office:value-type="float" office:value="0.579" calcext:value-type="float">
            <text:p>0.579</text:p>
          </table:table-cell>
          <table:table-cell table:formula="of:=IF(['Event Times'.$E841]=['Event Times'.K$2];['Event Times'.$F84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93" calcext:value-type="float">
            <text:p>2017.293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723" calcext:value-type="float">
            <text:p>0.723</text:p>
          </table:table-cell>
          <table:table-cell table:formula="of:=IF(['Event Times'.$E842]=['Event Times'.G$2];['Event Times'.$F842])" office:value-type="boolean" office:boolean-value="false" calcext:value-type="boolean">
            <text:p>FALSE</text:p>
          </table:table-cell>
          <table:table-cell table:formula="of:=IF(['Event Times'.$E842]=['Event Times'.H$2];['Event Times'.$F842])" office:value-type="boolean" office:boolean-value="false" calcext:value-type="boolean">
            <text:p>FALSE</text:p>
          </table:table-cell>
          <table:table-cell table:formula="of:=IF(['Event Times'.$E842]=['Event Times'.I$2];['Event Times'.$F842])" office:value-type="boolean" office:boolean-value="false" calcext:value-type="boolean">
            <text:p>FALSE</text:p>
          </table:table-cell>
          <table:table-cell table:formula="of:=IF(['Event Times'.$E842]=['Event Times'.J$2];['Event Times'.$F842])" office:value-type="boolean" office:boolean-value="false" calcext:value-type="boolean">
            <text:p>FALSE</text:p>
          </table:table-cell>
          <table:table-cell table:style-name="Default" table:formula="of:=IF(['Event Times'.$E842]=['Event Times'.K$2];['Event Times'.$F842])" office:value-type="float" office:value="0.723" calcext:value-type="float">
            <text:p>0.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96" calcext:value-type="float">
            <text:p>2017.296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401" calcext:value-type="float">
            <text:p>0.401</text:p>
          </table:table-cell>
          <table:table-cell table:style-name="Default" table:formula="of:=IF(['Event Times'.$E843]=['Event Times'.G$2];['Event Times'.$F843])" office:value-type="float" office:value="0.401" calcext:value-type="float">
            <text:p>0.401</text:p>
          </table:table-cell>
          <table:table-cell table:formula="of:=IF(['Event Times'.$E843]=['Event Times'.H$2];['Event Times'.$F843])" office:value-type="boolean" office:boolean-value="false" calcext:value-type="boolean">
            <text:p>FALSE</text:p>
          </table:table-cell>
          <table:table-cell table:formula="of:=IF(['Event Times'.$E843]=['Event Times'.I$2];['Event Times'.$F843])" office:value-type="boolean" office:boolean-value="false" calcext:value-type="boolean">
            <text:p>FALSE</text:p>
          </table:table-cell>
          <table:table-cell table:formula="of:=IF(['Event Times'.$E843]=['Event Times'.J$2];['Event Times'.$F843])" office:value-type="boolean" office:boolean-value="false" calcext:value-type="boolean">
            <text:p>FALSE</text:p>
          </table:table-cell>
          <table:table-cell table:formula="of:=IF(['Event Times'.$E843]=['Event Times'.K$2];['Event Times'.$F84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96" calcext:value-type="float">
            <text:p>2017.296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43" calcext:value-type="float">
            <text:p>0.343</text:p>
          </table:table-cell>
          <table:table-cell table:formula="of:=IF(['Event Times'.$E844]=['Event Times'.G$2];['Event Times'.$F844])" office:value-type="boolean" office:boolean-value="false" calcext:value-type="boolean">
            <text:p>FALSE</text:p>
          </table:table-cell>
          <table:table-cell table:style-name="Default" table:formula="of:=IF(['Event Times'.$E844]=['Event Times'.H$2];['Event Times'.$F844])" office:value-type="float" office:value="0.343" calcext:value-type="float">
            <text:p>0.343</text:p>
          </table:table-cell>
          <table:table-cell table:formula="of:=IF(['Event Times'.$E844]=['Event Times'.I$2];['Event Times'.$F844])" office:value-type="boolean" office:boolean-value="false" calcext:value-type="boolean">
            <text:p>FALSE</text:p>
          </table:table-cell>
          <table:table-cell table:formula="of:=IF(['Event Times'.$E844]=['Event Times'.J$2];['Event Times'.$F844])" office:value-type="boolean" office:boolean-value="false" calcext:value-type="boolean">
            <text:p>FALSE</text:p>
          </table:table-cell>
          <table:table-cell table:formula="of:=IF(['Event Times'.$E844]=['Event Times'.K$2];['Event Times'.$F84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96" calcext:value-type="float">
            <text:p>2017.296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96" calcext:value-type="float">
            <text:p>0.496</text:p>
          </table:table-cell>
          <table:table-cell table:formula="of:=IF(['Event Times'.$E845]=['Event Times'.G$2];['Event Times'.$F845])" office:value-type="boolean" office:boolean-value="false" calcext:value-type="boolean">
            <text:p>FALSE</text:p>
          </table:table-cell>
          <table:table-cell table:formula="of:=IF(['Event Times'.$E845]=['Event Times'.H$2];['Event Times'.$F845])" office:value-type="boolean" office:boolean-value="false" calcext:value-type="boolean">
            <text:p>FALSE</text:p>
          </table:table-cell>
          <table:table-cell table:style-name="Default" table:formula="of:=IF(['Event Times'.$E845]=['Event Times'.I$2];['Event Times'.$F845])" office:value-type="float" office:value="0.496" calcext:value-type="float">
            <text:p>0.496</text:p>
          </table:table-cell>
          <table:table-cell table:formula="of:=IF(['Event Times'.$E845]=['Event Times'.J$2];['Event Times'.$F845])" office:value-type="boolean" office:boolean-value="false" calcext:value-type="boolean">
            <text:p>FALSE</text:p>
          </table:table-cell>
          <table:table-cell table:formula="of:=IF(['Event Times'.$E845]=['Event Times'.K$2];['Event Times'.$F84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96" calcext:value-type="float">
            <text:p>2017.296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75" calcext:value-type="float">
            <text:p>0.475</text:p>
          </table:table-cell>
          <table:table-cell table:formula="of:=IF(['Event Times'.$E846]=['Event Times'.G$2];['Event Times'.$F846])" office:value-type="boolean" office:boolean-value="false" calcext:value-type="boolean">
            <text:p>FALSE</text:p>
          </table:table-cell>
          <table:table-cell table:formula="of:=IF(['Event Times'.$E846]=['Event Times'.H$2];['Event Times'.$F846])" office:value-type="boolean" office:boolean-value="false" calcext:value-type="boolean">
            <text:p>FALSE</text:p>
          </table:table-cell>
          <table:table-cell table:formula="of:=IF(['Event Times'.$E846]=['Event Times'.I$2];['Event Times'.$F846])" office:value-type="boolean" office:boolean-value="false" calcext:value-type="boolean">
            <text:p>FALSE</text:p>
          </table:table-cell>
          <table:table-cell table:style-name="Default" table:formula="of:=IF(['Event Times'.$E846]=['Event Times'.J$2];['Event Times'.$F846])" office:value-type="float" office:value="0.475" calcext:value-type="float">
            <text:p>0.475</text:p>
          </table:table-cell>
          <table:table-cell table:formula="of:=IF(['Event Times'.$E846]=['Event Times'.K$2];['Event Times'.$F84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96" calcext:value-type="float">
            <text:p>2017.296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96" calcext:value-type="float">
            <text:p>0.696</text:p>
          </table:table-cell>
          <table:table-cell table:formula="of:=IF(['Event Times'.$E847]=['Event Times'.G$2];['Event Times'.$F847])" office:value-type="boolean" office:boolean-value="false" calcext:value-type="boolean">
            <text:p>FALSE</text:p>
          </table:table-cell>
          <table:table-cell table:formula="of:=IF(['Event Times'.$E847]=['Event Times'.H$2];['Event Times'.$F847])" office:value-type="boolean" office:boolean-value="false" calcext:value-type="boolean">
            <text:p>FALSE</text:p>
          </table:table-cell>
          <table:table-cell table:formula="of:=IF(['Event Times'.$E847]=['Event Times'.I$2];['Event Times'.$F847])" office:value-type="boolean" office:boolean-value="false" calcext:value-type="boolean">
            <text:p>FALSE</text:p>
          </table:table-cell>
          <table:table-cell table:formula="of:=IF(['Event Times'.$E847]=['Event Times'.J$2];['Event Times'.$F847])" office:value-type="boolean" office:boolean-value="false" calcext:value-type="boolean">
            <text:p>FALSE</text:p>
          </table:table-cell>
          <table:table-cell table:style-name="Default" table:formula="of:=IF(['Event Times'.$E847]=['Event Times'.K$2];['Event Times'.$F847])" office:value-type="float" office:value="0.696" calcext:value-type="float">
            <text:p>0.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99" calcext:value-type="float">
            <text:p>2017.299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482" calcext:value-type="float">
            <text:p>0.482</text:p>
          </table:table-cell>
          <table:table-cell table:style-name="Default" table:formula="of:=IF(['Event Times'.$E848]=['Event Times'.G$2];['Event Times'.$F848])" office:value-type="float" office:value="0.482" calcext:value-type="float">
            <text:p>0.482</text:p>
          </table:table-cell>
          <table:table-cell table:formula="of:=IF(['Event Times'.$E848]=['Event Times'.H$2];['Event Times'.$F848])" office:value-type="boolean" office:boolean-value="false" calcext:value-type="boolean">
            <text:p>FALSE</text:p>
          </table:table-cell>
          <table:table-cell table:formula="of:=IF(['Event Times'.$E848]=['Event Times'.I$2];['Event Times'.$F848])" office:value-type="boolean" office:boolean-value="false" calcext:value-type="boolean">
            <text:p>FALSE</text:p>
          </table:table-cell>
          <table:table-cell table:formula="of:=IF(['Event Times'.$E848]=['Event Times'.J$2];['Event Times'.$F848])" office:value-type="boolean" office:boolean-value="false" calcext:value-type="boolean">
            <text:p>FALSE</text:p>
          </table:table-cell>
          <table:table-cell table:formula="of:=IF(['Event Times'.$E848]=['Event Times'.K$2];['Event Times'.$F84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99" calcext:value-type="float">
            <text:p>2017.299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table:formula="of:=IF(['Event Times'.$E849]=['Event Times'.G$2];['Event Times'.$F849])" office:value-type="boolean" office:boolean-value="false" calcext:value-type="boolean">
            <text:p>FALSE</text:p>
          </table:table-cell>
          <table:table-cell table:style-name="Default" table:formula="of:=IF(['Event Times'.$E849]=['Event Times'.H$2];['Event Times'.$F849])" office:value-type="float" office:value="0.42" calcext:value-type="float">
            <text:p>0.42</text:p>
          </table:table-cell>
          <table:table-cell table:formula="of:=IF(['Event Times'.$E849]=['Event Times'.I$2];['Event Times'.$F849])" office:value-type="boolean" office:boolean-value="false" calcext:value-type="boolean">
            <text:p>FALSE</text:p>
          </table:table-cell>
          <table:table-cell table:formula="of:=IF(['Event Times'.$E849]=['Event Times'.J$2];['Event Times'.$F849])" office:value-type="boolean" office:boolean-value="false" calcext:value-type="boolean">
            <text:p>FALSE</text:p>
          </table:table-cell>
          <table:table-cell table:formula="of:=IF(['Event Times'.$E849]=['Event Times'.K$2];['Event Times'.$F84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99" calcext:value-type="float">
            <text:p>2017.299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745" calcext:value-type="float">
            <text:p>0.745</text:p>
          </table:table-cell>
          <table:table-cell table:formula="of:=IF(['Event Times'.$E850]=['Event Times'.G$2];['Event Times'.$F850])" office:value-type="boolean" office:boolean-value="false" calcext:value-type="boolean">
            <text:p>FALSE</text:p>
          </table:table-cell>
          <table:table-cell table:formula="of:=IF(['Event Times'.$E850]=['Event Times'.H$2];['Event Times'.$F850])" office:value-type="boolean" office:boolean-value="false" calcext:value-type="boolean">
            <text:p>FALSE</text:p>
          </table:table-cell>
          <table:table-cell table:style-name="Default" table:formula="of:=IF(['Event Times'.$E850]=['Event Times'.I$2];['Event Times'.$F850])" office:value-type="float" office:value="0.745" calcext:value-type="float">
            <text:p>0.745</text:p>
          </table:table-cell>
          <table:table-cell table:formula="of:=IF(['Event Times'.$E850]=['Event Times'.J$2];['Event Times'.$F850])" office:value-type="boolean" office:boolean-value="false" calcext:value-type="boolean">
            <text:p>FALSE</text:p>
          </table:table-cell>
          <table:table-cell table:formula="of:=IF(['Event Times'.$E850]=['Event Times'.K$2];['Event Times'.$F85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99" calcext:value-type="float">
            <text:p>2017.299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567" calcext:value-type="float">
            <text:p>0.567</text:p>
          </table:table-cell>
          <table:table-cell table:formula="of:=IF(['Event Times'.$E851]=['Event Times'.G$2];['Event Times'.$F851])" office:value-type="boolean" office:boolean-value="false" calcext:value-type="boolean">
            <text:p>FALSE</text:p>
          </table:table-cell>
          <table:table-cell table:formula="of:=IF(['Event Times'.$E851]=['Event Times'.H$2];['Event Times'.$F851])" office:value-type="boolean" office:boolean-value="false" calcext:value-type="boolean">
            <text:p>FALSE</text:p>
          </table:table-cell>
          <table:table-cell table:formula="of:=IF(['Event Times'.$E851]=['Event Times'.I$2];['Event Times'.$F851])" office:value-type="boolean" office:boolean-value="false" calcext:value-type="boolean">
            <text:p>FALSE</text:p>
          </table:table-cell>
          <table:table-cell table:style-name="Default" table:formula="of:=IF(['Event Times'.$E851]=['Event Times'.J$2];['Event Times'.$F851])" office:value-type="float" office:value="0.567" calcext:value-type="float">
            <text:p>0.567</text:p>
          </table:table-cell>
          <table:table-cell table:formula="of:=IF(['Event Times'.$E851]=['Event Times'.K$2];['Event Times'.$F85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299" calcext:value-type="float">
            <text:p>2017.299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717" calcext:value-type="float">
            <text:p>0.717</text:p>
          </table:table-cell>
          <table:table-cell table:formula="of:=IF(['Event Times'.$E852]=['Event Times'.G$2];['Event Times'.$F852])" office:value-type="boolean" office:boolean-value="false" calcext:value-type="boolean">
            <text:p>FALSE</text:p>
          </table:table-cell>
          <table:table-cell table:formula="of:=IF(['Event Times'.$E852]=['Event Times'.H$2];['Event Times'.$F852])" office:value-type="boolean" office:boolean-value="false" calcext:value-type="boolean">
            <text:p>FALSE</text:p>
          </table:table-cell>
          <table:table-cell table:formula="of:=IF(['Event Times'.$E852]=['Event Times'.I$2];['Event Times'.$F852])" office:value-type="boolean" office:boolean-value="false" calcext:value-type="boolean">
            <text:p>FALSE</text:p>
          </table:table-cell>
          <table:table-cell table:formula="of:=IF(['Event Times'.$E852]=['Event Times'.J$2];['Event Times'.$F852])" office:value-type="boolean" office:boolean-value="false" calcext:value-type="boolean">
            <text:p>FALSE</text:p>
          </table:table-cell>
          <table:table-cell table:style-name="Default" table:formula="of:=IF(['Event Times'.$E852]=['Event Times'.K$2];['Event Times'.$F852])" office:value-type="float" office:value="0.717" calcext:value-type="float">
            <text:p>0.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01" calcext:value-type="float">
            <text:p>2017.301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464" calcext:value-type="float">
            <text:p>0.464</text:p>
          </table:table-cell>
          <table:table-cell table:style-name="Default" table:formula="of:=IF(['Event Times'.$E853]=['Event Times'.G$2];['Event Times'.$F853])" office:value-type="float" office:value="0.464" calcext:value-type="float">
            <text:p>0.464</text:p>
          </table:table-cell>
          <table:table-cell table:formula="of:=IF(['Event Times'.$E853]=['Event Times'.H$2];['Event Times'.$F853])" office:value-type="boolean" office:boolean-value="false" calcext:value-type="boolean">
            <text:p>FALSE</text:p>
          </table:table-cell>
          <table:table-cell table:formula="of:=IF(['Event Times'.$E853]=['Event Times'.I$2];['Event Times'.$F853])" office:value-type="boolean" office:boolean-value="false" calcext:value-type="boolean">
            <text:p>FALSE</text:p>
          </table:table-cell>
          <table:table-cell table:formula="of:=IF(['Event Times'.$E853]=['Event Times'.J$2];['Event Times'.$F853])" office:value-type="boolean" office:boolean-value="false" calcext:value-type="boolean">
            <text:p>FALSE</text:p>
          </table:table-cell>
          <table:table-cell table:formula="of:=IF(['Event Times'.$E853]=['Event Times'.K$2];['Event Times'.$F85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01" calcext:value-type="float">
            <text:p>2017.301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414" calcext:value-type="float">
            <text:p>0.414</text:p>
          </table:table-cell>
          <table:table-cell table:formula="of:=IF(['Event Times'.$E854]=['Event Times'.G$2];['Event Times'.$F854])" office:value-type="boolean" office:boolean-value="false" calcext:value-type="boolean">
            <text:p>FALSE</text:p>
          </table:table-cell>
          <table:table-cell table:style-name="Default" table:formula="of:=IF(['Event Times'.$E854]=['Event Times'.H$2];['Event Times'.$F854])" office:value-type="float" office:value="0.414" calcext:value-type="float">
            <text:p>0.414</text:p>
          </table:table-cell>
          <table:table-cell table:formula="of:=IF(['Event Times'.$E854]=['Event Times'.I$2];['Event Times'.$F854])" office:value-type="boolean" office:boolean-value="false" calcext:value-type="boolean">
            <text:p>FALSE</text:p>
          </table:table-cell>
          <table:table-cell table:formula="of:=IF(['Event Times'.$E854]=['Event Times'.J$2];['Event Times'.$F854])" office:value-type="boolean" office:boolean-value="false" calcext:value-type="boolean">
            <text:p>FALSE</text:p>
          </table:table-cell>
          <table:table-cell table:formula="of:=IF(['Event Times'.$E854]=['Event Times'.K$2];['Event Times'.$F85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01" calcext:value-type="float">
            <text:p>2017.301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595" calcext:value-type="float">
            <text:p>0.595</text:p>
          </table:table-cell>
          <table:table-cell table:formula="of:=IF(['Event Times'.$E855]=['Event Times'.G$2];['Event Times'.$F855])" office:value-type="boolean" office:boolean-value="false" calcext:value-type="boolean">
            <text:p>FALSE</text:p>
          </table:table-cell>
          <table:table-cell table:formula="of:=IF(['Event Times'.$E855]=['Event Times'.H$2];['Event Times'.$F855])" office:value-type="boolean" office:boolean-value="false" calcext:value-type="boolean">
            <text:p>FALSE</text:p>
          </table:table-cell>
          <table:table-cell table:style-name="Default" table:formula="of:=IF(['Event Times'.$E855]=['Event Times'.I$2];['Event Times'.$F855])" office:value-type="float" office:value="0.595" calcext:value-type="float">
            <text:p>0.595</text:p>
          </table:table-cell>
          <table:table-cell table:formula="of:=IF(['Event Times'.$E855]=['Event Times'.J$2];['Event Times'.$F855])" office:value-type="boolean" office:boolean-value="false" calcext:value-type="boolean">
            <text:p>FALSE</text:p>
          </table:table-cell>
          <table:table-cell table:formula="of:=IF(['Event Times'.$E855]=['Event Times'.K$2];['Event Times'.$F85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01" calcext:value-type="float">
            <text:p>2017.301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521" calcext:value-type="float">
            <text:p>0.521</text:p>
          </table:table-cell>
          <table:table-cell table:formula="of:=IF(['Event Times'.$E856]=['Event Times'.G$2];['Event Times'.$F856])" office:value-type="boolean" office:boolean-value="false" calcext:value-type="boolean">
            <text:p>FALSE</text:p>
          </table:table-cell>
          <table:table-cell table:formula="of:=IF(['Event Times'.$E856]=['Event Times'.H$2];['Event Times'.$F856])" office:value-type="boolean" office:boolean-value="false" calcext:value-type="boolean">
            <text:p>FALSE</text:p>
          </table:table-cell>
          <table:table-cell table:formula="of:=IF(['Event Times'.$E856]=['Event Times'.I$2];['Event Times'.$F856])" office:value-type="boolean" office:boolean-value="false" calcext:value-type="boolean">
            <text:p>FALSE</text:p>
          </table:table-cell>
          <table:table-cell table:style-name="Default" table:formula="of:=IF(['Event Times'.$E856]=['Event Times'.J$2];['Event Times'.$F856])" office:value-type="float" office:value="0.521" calcext:value-type="float">
            <text:p>0.521</text:p>
          </table:table-cell>
          <table:table-cell table:formula="of:=IF(['Event Times'.$E856]=['Event Times'.K$2];['Event Times'.$F85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01" calcext:value-type="float">
            <text:p>2017.301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865" calcext:value-type="float">
            <text:p>0.865</text:p>
          </table:table-cell>
          <table:table-cell table:formula="of:=IF(['Event Times'.$E857]=['Event Times'.G$2];['Event Times'.$F857])" office:value-type="boolean" office:boolean-value="false" calcext:value-type="boolean">
            <text:p>FALSE</text:p>
          </table:table-cell>
          <table:table-cell table:formula="of:=IF(['Event Times'.$E857]=['Event Times'.H$2];['Event Times'.$F857])" office:value-type="boolean" office:boolean-value="false" calcext:value-type="boolean">
            <text:p>FALSE</text:p>
          </table:table-cell>
          <table:table-cell table:formula="of:=IF(['Event Times'.$E857]=['Event Times'.I$2];['Event Times'.$F857])" office:value-type="boolean" office:boolean-value="false" calcext:value-type="boolean">
            <text:p>FALSE</text:p>
          </table:table-cell>
          <table:table-cell table:formula="of:=IF(['Event Times'.$E857]=['Event Times'.J$2];['Event Times'.$F857])" office:value-type="boolean" office:boolean-value="false" calcext:value-type="boolean">
            <text:p>FALSE</text:p>
          </table:table-cell>
          <table:table-cell table:style-name="Default" table:formula="of:=IF(['Event Times'.$E857]=['Event Times'.K$2];['Event Times'.$F857])" office:value-type="float" office:value="0.865" calcext:value-type="float">
            <text:p>0.8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04" calcext:value-type="float">
            <text:p>2017.304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541" calcext:value-type="float">
            <text:p>0.541</text:p>
          </table:table-cell>
          <table:table-cell table:style-name="Default" table:formula="of:=IF(['Event Times'.$E858]=['Event Times'.G$2];['Event Times'.$F858])" office:value-type="float" office:value="0.541" calcext:value-type="float">
            <text:p>0.541</text:p>
          </table:table-cell>
          <table:table-cell table:formula="of:=IF(['Event Times'.$E858]=['Event Times'.H$2];['Event Times'.$F858])" office:value-type="boolean" office:boolean-value="false" calcext:value-type="boolean">
            <text:p>FALSE</text:p>
          </table:table-cell>
          <table:table-cell table:formula="of:=IF(['Event Times'.$E858]=['Event Times'.I$2];['Event Times'.$F858])" office:value-type="boolean" office:boolean-value="false" calcext:value-type="boolean">
            <text:p>FALSE</text:p>
          </table:table-cell>
          <table:table-cell table:formula="of:=IF(['Event Times'.$E858]=['Event Times'.J$2];['Event Times'.$F858])" office:value-type="boolean" office:boolean-value="false" calcext:value-type="boolean">
            <text:p>FALSE</text:p>
          </table:table-cell>
          <table:table-cell table:formula="of:=IF(['Event Times'.$E858]=['Event Times'.K$2];['Event Times'.$F85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04" calcext:value-type="float">
            <text:p>2017.304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454" calcext:value-type="float">
            <text:p>0.454</text:p>
          </table:table-cell>
          <table:table-cell table:formula="of:=IF(['Event Times'.$E859]=['Event Times'.G$2];['Event Times'.$F859])" office:value-type="boolean" office:boolean-value="false" calcext:value-type="boolean">
            <text:p>FALSE</text:p>
          </table:table-cell>
          <table:table-cell table:style-name="Default" table:formula="of:=IF(['Event Times'.$E859]=['Event Times'.H$2];['Event Times'.$F859])" office:value-type="float" office:value="0.454" calcext:value-type="float">
            <text:p>0.454</text:p>
          </table:table-cell>
          <table:table-cell table:formula="of:=IF(['Event Times'.$E859]=['Event Times'.I$2];['Event Times'.$F859])" office:value-type="boolean" office:boolean-value="false" calcext:value-type="boolean">
            <text:p>FALSE</text:p>
          </table:table-cell>
          <table:table-cell table:formula="of:=IF(['Event Times'.$E859]=['Event Times'.J$2];['Event Times'.$F859])" office:value-type="boolean" office:boolean-value="false" calcext:value-type="boolean">
            <text:p>FALSE</text:p>
          </table:table-cell>
          <table:table-cell table:formula="of:=IF(['Event Times'.$E859]=['Event Times'.K$2];['Event Times'.$F85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04" calcext:value-type="float">
            <text:p>2017.304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666" calcext:value-type="float">
            <text:p>0.666</text:p>
          </table:table-cell>
          <table:table-cell table:formula="of:=IF(['Event Times'.$E860]=['Event Times'.G$2];['Event Times'.$F860])" office:value-type="boolean" office:boolean-value="false" calcext:value-type="boolean">
            <text:p>FALSE</text:p>
          </table:table-cell>
          <table:table-cell table:formula="of:=IF(['Event Times'.$E860]=['Event Times'.H$2];['Event Times'.$F860])" office:value-type="boolean" office:boolean-value="false" calcext:value-type="boolean">
            <text:p>FALSE</text:p>
          </table:table-cell>
          <table:table-cell table:style-name="Default" table:formula="of:=IF(['Event Times'.$E860]=['Event Times'.I$2];['Event Times'.$F860])" office:value-type="float" office:value="0.666" calcext:value-type="float">
            <text:p>0.666</text:p>
          </table:table-cell>
          <table:table-cell table:formula="of:=IF(['Event Times'.$E860]=['Event Times'.J$2];['Event Times'.$F860])" office:value-type="boolean" office:boolean-value="false" calcext:value-type="boolean">
            <text:p>FALSE</text:p>
          </table:table-cell>
          <table:table-cell table:formula="of:=IF(['Event Times'.$E860]=['Event Times'.K$2];['Event Times'.$F86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04" calcext:value-type="float">
            <text:p>2017.304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616" calcext:value-type="float">
            <text:p>0.616</text:p>
          </table:table-cell>
          <table:table-cell table:formula="of:=IF(['Event Times'.$E861]=['Event Times'.G$2];['Event Times'.$F861])" office:value-type="boolean" office:boolean-value="false" calcext:value-type="boolean">
            <text:p>FALSE</text:p>
          </table:table-cell>
          <table:table-cell table:formula="of:=IF(['Event Times'.$E861]=['Event Times'.H$2];['Event Times'.$F861])" office:value-type="boolean" office:boolean-value="false" calcext:value-type="boolean">
            <text:p>FALSE</text:p>
          </table:table-cell>
          <table:table-cell table:formula="of:=IF(['Event Times'.$E861]=['Event Times'.I$2];['Event Times'.$F861])" office:value-type="boolean" office:boolean-value="false" calcext:value-type="boolean">
            <text:p>FALSE</text:p>
          </table:table-cell>
          <table:table-cell table:style-name="Default" table:formula="of:=IF(['Event Times'.$E861]=['Event Times'.J$2];['Event Times'.$F861])" office:value-type="float" office:value="0.616" calcext:value-type="float">
            <text:p>0.616</text:p>
          </table:table-cell>
          <table:table-cell table:formula="of:=IF(['Event Times'.$E861]=['Event Times'.K$2];['Event Times'.$F86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04" calcext:value-type="float">
            <text:p>2017.304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763" calcext:value-type="float">
            <text:p>0.763</text:p>
          </table:table-cell>
          <table:table-cell table:formula="of:=IF(['Event Times'.$E862]=['Event Times'.G$2];['Event Times'.$F862])" office:value-type="boolean" office:boolean-value="false" calcext:value-type="boolean">
            <text:p>FALSE</text:p>
          </table:table-cell>
          <table:table-cell table:formula="of:=IF(['Event Times'.$E862]=['Event Times'.H$2];['Event Times'.$F862])" office:value-type="boolean" office:boolean-value="false" calcext:value-type="boolean">
            <text:p>FALSE</text:p>
          </table:table-cell>
          <table:table-cell table:formula="of:=IF(['Event Times'.$E862]=['Event Times'.I$2];['Event Times'.$F862])" office:value-type="boolean" office:boolean-value="false" calcext:value-type="boolean">
            <text:p>FALSE</text:p>
          </table:table-cell>
          <table:table-cell table:formula="of:=IF(['Event Times'.$E862]=['Event Times'.J$2];['Event Times'.$F862])" office:value-type="boolean" office:boolean-value="false" calcext:value-type="boolean">
            <text:p>FALSE</text:p>
          </table:table-cell>
          <table:table-cell table:style-name="Default" table:formula="of:=IF(['Event Times'.$E862]=['Event Times'.K$2];['Event Times'.$F862])" office:value-type="float" office:value="0.763" calcext:value-type="float">
            <text:p>0.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07" calcext:value-type="float">
            <text:p>2017.307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501" calcext:value-type="float">
            <text:p>0.501</text:p>
          </table:table-cell>
          <table:table-cell table:style-name="Default" table:formula="of:=IF(['Event Times'.$E863]=['Event Times'.G$2];['Event Times'.$F863])" office:value-type="float" office:value="0.501" calcext:value-type="float">
            <text:p>0.501</text:p>
          </table:table-cell>
          <table:table-cell table:formula="of:=IF(['Event Times'.$E863]=['Event Times'.H$2];['Event Times'.$F863])" office:value-type="boolean" office:boolean-value="false" calcext:value-type="boolean">
            <text:p>FALSE</text:p>
          </table:table-cell>
          <table:table-cell table:formula="of:=IF(['Event Times'.$E863]=['Event Times'.I$2];['Event Times'.$F863])" office:value-type="boolean" office:boolean-value="false" calcext:value-type="boolean">
            <text:p>FALSE</text:p>
          </table:table-cell>
          <table:table-cell table:formula="of:=IF(['Event Times'.$E863]=['Event Times'.J$2];['Event Times'.$F863])" office:value-type="boolean" office:boolean-value="false" calcext:value-type="boolean">
            <text:p>FALSE</text:p>
          </table:table-cell>
          <table:table-cell table:formula="of:=IF(['Event Times'.$E863]=['Event Times'.K$2];['Event Times'.$F86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07" calcext:value-type="float">
            <text:p>2017.307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table:formula="of:=IF(['Event Times'.$E864]=['Event Times'.G$2];['Event Times'.$F864])" office:value-type="boolean" office:boolean-value="false" calcext:value-type="boolean">
            <text:p>FALSE</text:p>
          </table:table-cell>
          <table:table-cell table:style-name="Default" table:formula="of:=IF(['Event Times'.$E864]=['Event Times'.H$2];['Event Times'.$F864])" office:value-type="float" office:value="0.44" calcext:value-type="float">
            <text:p>0.44</text:p>
          </table:table-cell>
          <table:table-cell table:formula="of:=IF(['Event Times'.$E864]=['Event Times'.I$2];['Event Times'.$F864])" office:value-type="boolean" office:boolean-value="false" calcext:value-type="boolean">
            <text:p>FALSE</text:p>
          </table:table-cell>
          <table:table-cell table:formula="of:=IF(['Event Times'.$E864]=['Event Times'.J$2];['Event Times'.$F864])" office:value-type="boolean" office:boolean-value="false" calcext:value-type="boolean">
            <text:p>FALSE</text:p>
          </table:table-cell>
          <table:table-cell table:formula="of:=IF(['Event Times'.$E864]=['Event Times'.K$2];['Event Times'.$F86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07" calcext:value-type="float">
            <text:p>2017.307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579" calcext:value-type="float">
            <text:p>0.579</text:p>
          </table:table-cell>
          <table:table-cell table:formula="of:=IF(['Event Times'.$E865]=['Event Times'.G$2];['Event Times'.$F865])" office:value-type="boolean" office:boolean-value="false" calcext:value-type="boolean">
            <text:p>FALSE</text:p>
          </table:table-cell>
          <table:table-cell table:formula="of:=IF(['Event Times'.$E865]=['Event Times'.H$2];['Event Times'.$F865])" office:value-type="boolean" office:boolean-value="false" calcext:value-type="boolean">
            <text:p>FALSE</text:p>
          </table:table-cell>
          <table:table-cell table:style-name="Default" table:formula="of:=IF(['Event Times'.$E865]=['Event Times'.I$2];['Event Times'.$F865])" office:value-type="float" office:value="0.579" calcext:value-type="float">
            <text:p>0.579</text:p>
          </table:table-cell>
          <table:table-cell table:formula="of:=IF(['Event Times'.$E865]=['Event Times'.J$2];['Event Times'.$F865])" office:value-type="boolean" office:boolean-value="false" calcext:value-type="boolean">
            <text:p>FALSE</text:p>
          </table:table-cell>
          <table:table-cell table:formula="of:=IF(['Event Times'.$E865]=['Event Times'.K$2];['Event Times'.$F86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07" calcext:value-type="float">
            <text:p>2017.307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584" calcext:value-type="float">
            <text:p>0.584</text:p>
          </table:table-cell>
          <table:table-cell table:formula="of:=IF(['Event Times'.$E866]=['Event Times'.G$2];['Event Times'.$F866])" office:value-type="boolean" office:boolean-value="false" calcext:value-type="boolean">
            <text:p>FALSE</text:p>
          </table:table-cell>
          <table:table-cell table:formula="of:=IF(['Event Times'.$E866]=['Event Times'.H$2];['Event Times'.$F866])" office:value-type="boolean" office:boolean-value="false" calcext:value-type="boolean">
            <text:p>FALSE</text:p>
          </table:table-cell>
          <table:table-cell table:formula="of:=IF(['Event Times'.$E866]=['Event Times'.I$2];['Event Times'.$F866])" office:value-type="boolean" office:boolean-value="false" calcext:value-type="boolean">
            <text:p>FALSE</text:p>
          </table:table-cell>
          <table:table-cell table:style-name="Default" table:formula="of:=IF(['Event Times'.$E866]=['Event Times'.J$2];['Event Times'.$F866])" office:value-type="float" office:value="0.584" calcext:value-type="float">
            <text:p>0.584</text:p>
          </table:table-cell>
          <table:table-cell table:formula="of:=IF(['Event Times'.$E866]=['Event Times'.K$2];['Event Times'.$F86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07" calcext:value-type="float">
            <text:p>2017.307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71" calcext:value-type="float">
            <text:p>0.71</text:p>
          </table:table-cell>
          <table:table-cell table:formula="of:=IF(['Event Times'.$E867]=['Event Times'.G$2];['Event Times'.$F867])" office:value-type="boolean" office:boolean-value="false" calcext:value-type="boolean">
            <text:p>FALSE</text:p>
          </table:table-cell>
          <table:table-cell table:formula="of:=IF(['Event Times'.$E867]=['Event Times'.H$2];['Event Times'.$F867])" office:value-type="boolean" office:boolean-value="false" calcext:value-type="boolean">
            <text:p>FALSE</text:p>
          </table:table-cell>
          <table:table-cell table:formula="of:=IF(['Event Times'.$E867]=['Event Times'.I$2];['Event Times'.$F867])" office:value-type="boolean" office:boolean-value="false" calcext:value-type="boolean">
            <text:p>FALSE</text:p>
          </table:table-cell>
          <table:table-cell table:formula="of:=IF(['Event Times'.$E867]=['Event Times'.J$2];['Event Times'.$F867])" office:value-type="boolean" office:boolean-value="false" calcext:value-type="boolean">
            <text:p>FALSE</text:p>
          </table:table-cell>
          <table:table-cell table:style-name="Default" table:formula="of:=IF(['Event Times'.$E867]=['Event Times'.K$2];['Event Times'.$F867])" office:value-type="float" office:value="0.71" calcext:value-type="float">
            <text:p>0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1" calcext:value-type="float">
            <text:p>2017.31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468" calcext:value-type="float">
            <text:p>0.468</text:p>
          </table:table-cell>
          <table:table-cell table:style-name="Default" table:formula="of:=IF(['Event Times'.$E868]=['Event Times'.G$2];['Event Times'.$F868])" office:value-type="float" office:value="0.468" calcext:value-type="float">
            <text:p>0.468</text:p>
          </table:table-cell>
          <table:table-cell table:formula="of:=IF(['Event Times'.$E868]=['Event Times'.H$2];['Event Times'.$F868])" office:value-type="boolean" office:boolean-value="false" calcext:value-type="boolean">
            <text:p>FALSE</text:p>
          </table:table-cell>
          <table:table-cell table:formula="of:=IF(['Event Times'.$E868]=['Event Times'.I$2];['Event Times'.$F868])" office:value-type="boolean" office:boolean-value="false" calcext:value-type="boolean">
            <text:p>FALSE</text:p>
          </table:table-cell>
          <table:table-cell table:formula="of:=IF(['Event Times'.$E868]=['Event Times'.J$2];['Event Times'.$F868])" office:value-type="boolean" office:boolean-value="false" calcext:value-type="boolean">
            <text:p>FALSE</text:p>
          </table:table-cell>
          <table:table-cell table:formula="of:=IF(['Event Times'.$E868]=['Event Times'.K$2];['Event Times'.$F86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1" calcext:value-type="float">
            <text:p>2017.31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96" calcext:value-type="float">
            <text:p>0.396</text:p>
          </table:table-cell>
          <table:table-cell table:formula="of:=IF(['Event Times'.$E869]=['Event Times'.G$2];['Event Times'.$F869])" office:value-type="boolean" office:boolean-value="false" calcext:value-type="boolean">
            <text:p>FALSE</text:p>
          </table:table-cell>
          <table:table-cell table:style-name="Default" table:formula="of:=IF(['Event Times'.$E869]=['Event Times'.H$2];['Event Times'.$F869])" office:value-type="float" office:value="0.396" calcext:value-type="float">
            <text:p>0.396</text:p>
          </table:table-cell>
          <table:table-cell table:formula="of:=IF(['Event Times'.$E869]=['Event Times'.I$2];['Event Times'.$F869])" office:value-type="boolean" office:boolean-value="false" calcext:value-type="boolean">
            <text:p>FALSE</text:p>
          </table:table-cell>
          <table:table-cell table:formula="of:=IF(['Event Times'.$E869]=['Event Times'.J$2];['Event Times'.$F869])" office:value-type="boolean" office:boolean-value="false" calcext:value-type="boolean">
            <text:p>FALSE</text:p>
          </table:table-cell>
          <table:table-cell table:formula="of:=IF(['Event Times'.$E869]=['Event Times'.K$2];['Event Times'.$F86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1" calcext:value-type="float">
            <text:p>2017.31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674" calcext:value-type="float">
            <text:p>0.674</text:p>
          </table:table-cell>
          <table:table-cell table:formula="of:=IF(['Event Times'.$E870]=['Event Times'.G$2];['Event Times'.$F870])" office:value-type="boolean" office:boolean-value="false" calcext:value-type="boolean">
            <text:p>FALSE</text:p>
          </table:table-cell>
          <table:table-cell table:formula="of:=IF(['Event Times'.$E870]=['Event Times'.H$2];['Event Times'.$F870])" office:value-type="boolean" office:boolean-value="false" calcext:value-type="boolean">
            <text:p>FALSE</text:p>
          </table:table-cell>
          <table:table-cell table:style-name="Default" table:formula="of:=IF(['Event Times'.$E870]=['Event Times'.I$2];['Event Times'.$F870])" office:value-type="float" office:value="0.674" calcext:value-type="float">
            <text:p>0.674</text:p>
          </table:table-cell>
          <table:table-cell table:formula="of:=IF(['Event Times'.$E870]=['Event Times'.J$2];['Event Times'.$F870])" office:value-type="boolean" office:boolean-value="false" calcext:value-type="boolean">
            <text:p>FALSE</text:p>
          </table:table-cell>
          <table:table-cell table:formula="of:=IF(['Event Times'.$E870]=['Event Times'.K$2];['Event Times'.$F87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1" calcext:value-type="float">
            <text:p>2017.31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609" calcext:value-type="float">
            <text:p>0.609</text:p>
          </table:table-cell>
          <table:table-cell table:formula="of:=IF(['Event Times'.$E871]=['Event Times'.G$2];['Event Times'.$F871])" office:value-type="boolean" office:boolean-value="false" calcext:value-type="boolean">
            <text:p>FALSE</text:p>
          </table:table-cell>
          <table:table-cell table:formula="of:=IF(['Event Times'.$E871]=['Event Times'.H$2];['Event Times'.$F871])" office:value-type="boolean" office:boolean-value="false" calcext:value-type="boolean">
            <text:p>FALSE</text:p>
          </table:table-cell>
          <table:table-cell table:formula="of:=IF(['Event Times'.$E871]=['Event Times'.I$2];['Event Times'.$F871])" office:value-type="boolean" office:boolean-value="false" calcext:value-type="boolean">
            <text:p>FALSE</text:p>
          </table:table-cell>
          <table:table-cell table:style-name="Default" table:formula="of:=IF(['Event Times'.$E871]=['Event Times'.J$2];['Event Times'.$F871])" office:value-type="float" office:value="0.609" calcext:value-type="float">
            <text:p>0.609</text:p>
          </table:table-cell>
          <table:table-cell table:formula="of:=IF(['Event Times'.$E871]=['Event Times'.K$2];['Event Times'.$F87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1" calcext:value-type="float">
            <text:p>2017.31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86" calcext:value-type="float">
            <text:p>0.686</text:p>
          </table:table-cell>
          <table:table-cell table:formula="of:=IF(['Event Times'.$E872]=['Event Times'.G$2];['Event Times'.$F872])" office:value-type="boolean" office:boolean-value="false" calcext:value-type="boolean">
            <text:p>FALSE</text:p>
          </table:table-cell>
          <table:table-cell table:formula="of:=IF(['Event Times'.$E872]=['Event Times'.H$2];['Event Times'.$F872])" office:value-type="boolean" office:boolean-value="false" calcext:value-type="boolean">
            <text:p>FALSE</text:p>
          </table:table-cell>
          <table:table-cell table:formula="of:=IF(['Event Times'.$E872]=['Event Times'.I$2];['Event Times'.$F872])" office:value-type="boolean" office:boolean-value="false" calcext:value-type="boolean">
            <text:p>FALSE</text:p>
          </table:table-cell>
          <table:table-cell table:formula="of:=IF(['Event Times'.$E872]=['Event Times'.J$2];['Event Times'.$F872])" office:value-type="boolean" office:boolean-value="false" calcext:value-type="boolean">
            <text:p>FALSE</text:p>
          </table:table-cell>
          <table:table-cell table:style-name="Default" table:formula="of:=IF(['Event Times'.$E872]=['Event Times'.K$2];['Event Times'.$F872])" office:value-type="float" office:value="0.686" calcext:value-type="float">
            <text:p>0.6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12" calcext:value-type="float">
            <text:p>2017.312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443" calcext:value-type="float">
            <text:p>0.443</text:p>
          </table:table-cell>
          <table:table-cell table:style-name="Default" table:formula="of:=IF(['Event Times'.$E873]=['Event Times'.G$2];['Event Times'.$F873])" office:value-type="float" office:value="0.443" calcext:value-type="float">
            <text:p>0.443</text:p>
          </table:table-cell>
          <table:table-cell table:formula="of:=IF(['Event Times'.$E873]=['Event Times'.H$2];['Event Times'.$F873])" office:value-type="boolean" office:boolean-value="false" calcext:value-type="boolean">
            <text:p>FALSE</text:p>
          </table:table-cell>
          <table:table-cell table:formula="of:=IF(['Event Times'.$E873]=['Event Times'.I$2];['Event Times'.$F873])" office:value-type="boolean" office:boolean-value="false" calcext:value-type="boolean">
            <text:p>FALSE</text:p>
          </table:table-cell>
          <table:table-cell table:formula="of:=IF(['Event Times'.$E873]=['Event Times'.J$2];['Event Times'.$F873])" office:value-type="boolean" office:boolean-value="false" calcext:value-type="boolean">
            <text:p>FALSE</text:p>
          </table:table-cell>
          <table:table-cell table:formula="of:=IF(['Event Times'.$E873]=['Event Times'.K$2];['Event Times'.$F87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12" calcext:value-type="float">
            <text:p>2017.312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52" calcext:value-type="float">
            <text:p>0.352</text:p>
          </table:table-cell>
          <table:table-cell table:formula="of:=IF(['Event Times'.$E874]=['Event Times'.G$2];['Event Times'.$F874])" office:value-type="boolean" office:boolean-value="false" calcext:value-type="boolean">
            <text:p>FALSE</text:p>
          </table:table-cell>
          <table:table-cell table:style-name="Default" table:formula="of:=IF(['Event Times'.$E874]=['Event Times'.H$2];['Event Times'.$F874])" office:value-type="float" office:value="0.352" calcext:value-type="float">
            <text:p>0.352</text:p>
          </table:table-cell>
          <table:table-cell table:formula="of:=IF(['Event Times'.$E874]=['Event Times'.I$2];['Event Times'.$F874])" office:value-type="boolean" office:boolean-value="false" calcext:value-type="boolean">
            <text:p>FALSE</text:p>
          </table:table-cell>
          <table:table-cell table:formula="of:=IF(['Event Times'.$E874]=['Event Times'.J$2];['Event Times'.$F874])" office:value-type="boolean" office:boolean-value="false" calcext:value-type="boolean">
            <text:p>FALSE</text:p>
          </table:table-cell>
          <table:table-cell table:formula="of:=IF(['Event Times'.$E874]=['Event Times'.K$2];['Event Times'.$F87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12" calcext:value-type="float">
            <text:p>2017.312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531" calcext:value-type="float">
            <text:p>0.531</text:p>
          </table:table-cell>
          <table:table-cell table:formula="of:=IF(['Event Times'.$E875]=['Event Times'.G$2];['Event Times'.$F875])" office:value-type="boolean" office:boolean-value="false" calcext:value-type="boolean">
            <text:p>FALSE</text:p>
          </table:table-cell>
          <table:table-cell table:formula="of:=IF(['Event Times'.$E875]=['Event Times'.H$2];['Event Times'.$F875])" office:value-type="boolean" office:boolean-value="false" calcext:value-type="boolean">
            <text:p>FALSE</text:p>
          </table:table-cell>
          <table:table-cell table:style-name="Default" table:formula="of:=IF(['Event Times'.$E875]=['Event Times'.I$2];['Event Times'.$F875])" office:value-type="float" office:value="0.531" calcext:value-type="float">
            <text:p>0.531</text:p>
          </table:table-cell>
          <table:table-cell table:formula="of:=IF(['Event Times'.$E875]=['Event Times'.J$2];['Event Times'.$F875])" office:value-type="boolean" office:boolean-value="false" calcext:value-type="boolean">
            <text:p>FALSE</text:p>
          </table:table-cell>
          <table:table-cell table:formula="of:=IF(['Event Times'.$E875]=['Event Times'.K$2];['Event Times'.$F87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12" calcext:value-type="float">
            <text:p>2017.312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9" calcext:value-type="float">
            <text:p>0.439</text:p>
          </table:table-cell>
          <table:table-cell table:formula="of:=IF(['Event Times'.$E876]=['Event Times'.G$2];['Event Times'.$F876])" office:value-type="boolean" office:boolean-value="false" calcext:value-type="boolean">
            <text:p>FALSE</text:p>
          </table:table-cell>
          <table:table-cell table:formula="of:=IF(['Event Times'.$E876]=['Event Times'.H$2];['Event Times'.$F876])" office:value-type="boolean" office:boolean-value="false" calcext:value-type="boolean">
            <text:p>FALSE</text:p>
          </table:table-cell>
          <table:table-cell table:formula="of:=IF(['Event Times'.$E876]=['Event Times'.I$2];['Event Times'.$F876])" office:value-type="boolean" office:boolean-value="false" calcext:value-type="boolean">
            <text:p>FALSE</text:p>
          </table:table-cell>
          <table:table-cell table:style-name="Default" table:formula="of:=IF(['Event Times'.$E876]=['Event Times'.J$2];['Event Times'.$F876])" office:value-type="float" office:value="0.439" calcext:value-type="float">
            <text:p>0.439</text:p>
          </table:table-cell>
          <table:table-cell table:formula="of:=IF(['Event Times'.$E876]=['Event Times'.K$2];['Event Times'.$F87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12" calcext:value-type="float">
            <text:p>2017.312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2" calcext:value-type="float">
            <text:p>0.622</text:p>
          </table:table-cell>
          <table:table-cell table:formula="of:=IF(['Event Times'.$E877]=['Event Times'.G$2];['Event Times'.$F877])" office:value-type="boolean" office:boolean-value="false" calcext:value-type="boolean">
            <text:p>FALSE</text:p>
          </table:table-cell>
          <table:table-cell table:formula="of:=IF(['Event Times'.$E877]=['Event Times'.H$2];['Event Times'.$F877])" office:value-type="boolean" office:boolean-value="false" calcext:value-type="boolean">
            <text:p>FALSE</text:p>
          </table:table-cell>
          <table:table-cell table:formula="of:=IF(['Event Times'.$E877]=['Event Times'.I$2];['Event Times'.$F877])" office:value-type="boolean" office:boolean-value="false" calcext:value-type="boolean">
            <text:p>FALSE</text:p>
          </table:table-cell>
          <table:table-cell table:formula="of:=IF(['Event Times'.$E877]=['Event Times'.J$2];['Event Times'.$F877])" office:value-type="boolean" office:boolean-value="false" calcext:value-type="boolean">
            <text:p>FALSE</text:p>
          </table:table-cell>
          <table:table-cell table:style-name="Default" table:formula="of:=IF(['Event Times'.$E877]=['Event Times'.K$2];['Event Times'.$F877])" office:value-type="float" office:value="0.622" calcext:value-type="float">
            <text:p>0.6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15" calcext:value-type="float">
            <text:p>2017.315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.397</text:p>
          </table:table-cell>
          <table:table-cell table:style-name="Default" table:formula="of:=IF(['Event Times'.$E878]=['Event Times'.G$2];['Event Times'.$F878])" office:value-type="float" office:value="0.397" calcext:value-type="float">
            <text:p>0.397</text:p>
          </table:table-cell>
          <table:table-cell table:formula="of:=IF(['Event Times'.$E878]=['Event Times'.H$2];['Event Times'.$F878])" office:value-type="boolean" office:boolean-value="false" calcext:value-type="boolean">
            <text:p>FALSE</text:p>
          </table:table-cell>
          <table:table-cell table:formula="of:=IF(['Event Times'.$E878]=['Event Times'.I$2];['Event Times'.$F878])" office:value-type="boolean" office:boolean-value="false" calcext:value-type="boolean">
            <text:p>FALSE</text:p>
          </table:table-cell>
          <table:table-cell table:formula="of:=IF(['Event Times'.$E878]=['Event Times'.J$2];['Event Times'.$F878])" office:value-type="boolean" office:boolean-value="false" calcext:value-type="boolean">
            <text:p>FALSE</text:p>
          </table:table-cell>
          <table:table-cell table:formula="of:=IF(['Event Times'.$E878]=['Event Times'.K$2];['Event Times'.$F87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15" calcext:value-type="float">
            <text:p>2017.315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43" calcext:value-type="float">
            <text:p>0.343</text:p>
          </table:table-cell>
          <table:table-cell table:formula="of:=IF(['Event Times'.$E879]=['Event Times'.G$2];['Event Times'.$F879])" office:value-type="boolean" office:boolean-value="false" calcext:value-type="boolean">
            <text:p>FALSE</text:p>
          </table:table-cell>
          <table:table-cell table:style-name="Default" table:formula="of:=IF(['Event Times'.$E879]=['Event Times'.H$2];['Event Times'.$F879])" office:value-type="float" office:value="0.343" calcext:value-type="float">
            <text:p>0.343</text:p>
          </table:table-cell>
          <table:table-cell table:formula="of:=IF(['Event Times'.$E879]=['Event Times'.I$2];['Event Times'.$F879])" office:value-type="boolean" office:boolean-value="false" calcext:value-type="boolean">
            <text:p>FALSE</text:p>
          </table:table-cell>
          <table:table-cell table:formula="of:=IF(['Event Times'.$E879]=['Event Times'.J$2];['Event Times'.$F879])" office:value-type="boolean" office:boolean-value="false" calcext:value-type="boolean">
            <text:p>FALSE</text:p>
          </table:table-cell>
          <table:table-cell table:formula="of:=IF(['Event Times'.$E879]=['Event Times'.K$2];['Event Times'.$F87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15" calcext:value-type="float">
            <text:p>2017.315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79" calcext:value-type="float">
            <text:p>0.479</text:p>
          </table:table-cell>
          <table:table-cell table:formula="of:=IF(['Event Times'.$E880]=['Event Times'.G$2];['Event Times'.$F880])" office:value-type="boolean" office:boolean-value="false" calcext:value-type="boolean">
            <text:p>FALSE</text:p>
          </table:table-cell>
          <table:table-cell table:formula="of:=IF(['Event Times'.$E880]=['Event Times'.H$2];['Event Times'.$F880])" office:value-type="boolean" office:boolean-value="false" calcext:value-type="boolean">
            <text:p>FALSE</text:p>
          </table:table-cell>
          <table:table-cell table:style-name="Default" table:formula="of:=IF(['Event Times'.$E880]=['Event Times'.I$2];['Event Times'.$F880])" office:value-type="float" office:value="0.479" calcext:value-type="float">
            <text:p>0.479</text:p>
          </table:table-cell>
          <table:table-cell table:formula="of:=IF(['Event Times'.$E880]=['Event Times'.J$2];['Event Times'.$F880])" office:value-type="boolean" office:boolean-value="false" calcext:value-type="boolean">
            <text:p>FALSE</text:p>
          </table:table-cell>
          <table:table-cell table:formula="of:=IF(['Event Times'.$E880]=['Event Times'.K$2];['Event Times'.$F88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15" calcext:value-type="float">
            <text:p>2017.315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5" calcext:value-type="float">
            <text:p>0.435</text:p>
          </table:table-cell>
          <table:table-cell table:formula="of:=IF(['Event Times'.$E881]=['Event Times'.G$2];['Event Times'.$F881])" office:value-type="boolean" office:boolean-value="false" calcext:value-type="boolean">
            <text:p>FALSE</text:p>
          </table:table-cell>
          <table:table-cell table:formula="of:=IF(['Event Times'.$E881]=['Event Times'.H$2];['Event Times'.$F881])" office:value-type="boolean" office:boolean-value="false" calcext:value-type="boolean">
            <text:p>FALSE</text:p>
          </table:table-cell>
          <table:table-cell table:formula="of:=IF(['Event Times'.$E881]=['Event Times'.I$2];['Event Times'.$F881])" office:value-type="boolean" office:boolean-value="false" calcext:value-type="boolean">
            <text:p>FALSE</text:p>
          </table:table-cell>
          <table:table-cell table:style-name="Default" table:formula="of:=IF(['Event Times'.$E881]=['Event Times'.J$2];['Event Times'.$F881])" office:value-type="float" office:value="0.435" calcext:value-type="float">
            <text:p>0.435</text:p>
          </table:table-cell>
          <table:table-cell table:formula="of:=IF(['Event Times'.$E881]=['Event Times'.K$2];['Event Times'.$F88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15" calcext:value-type="float">
            <text:p>2017.315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7" calcext:value-type="float">
            <text:p>0.617</text:p>
          </table:table-cell>
          <table:table-cell table:formula="of:=IF(['Event Times'.$E882]=['Event Times'.G$2];['Event Times'.$F882])" office:value-type="boolean" office:boolean-value="false" calcext:value-type="boolean">
            <text:p>FALSE</text:p>
          </table:table-cell>
          <table:table-cell table:formula="of:=IF(['Event Times'.$E882]=['Event Times'.H$2];['Event Times'.$F882])" office:value-type="boolean" office:boolean-value="false" calcext:value-type="boolean">
            <text:p>FALSE</text:p>
          </table:table-cell>
          <table:table-cell table:formula="of:=IF(['Event Times'.$E882]=['Event Times'.I$2];['Event Times'.$F882])" office:value-type="boolean" office:boolean-value="false" calcext:value-type="boolean">
            <text:p>FALSE</text:p>
          </table:table-cell>
          <table:table-cell table:formula="of:=IF(['Event Times'.$E882]=['Event Times'.J$2];['Event Times'.$F882])" office:value-type="boolean" office:boolean-value="false" calcext:value-type="boolean">
            <text:p>FALSE</text:p>
          </table:table-cell>
          <table:table-cell table:style-name="Default" table:formula="of:=IF(['Event Times'.$E882]=['Event Times'.K$2];['Event Times'.$F882])" office:value-type="float" office:value="0.617" calcext:value-type="float">
            <text:p>0.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18" calcext:value-type="float">
            <text:p>2017.318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8" calcext:value-type="float">
            <text:p>0.398</text:p>
          </table:table-cell>
          <table:table-cell table:style-name="Default" table:formula="of:=IF(['Event Times'.$E883]=['Event Times'.G$2];['Event Times'.$F883])" office:value-type="float" office:value="0.398" calcext:value-type="float">
            <text:p>0.398</text:p>
          </table:table-cell>
          <table:table-cell table:formula="of:=IF(['Event Times'.$E883]=['Event Times'.H$2];['Event Times'.$F883])" office:value-type="boolean" office:boolean-value="false" calcext:value-type="boolean">
            <text:p>FALSE</text:p>
          </table:table-cell>
          <table:table-cell table:formula="of:=IF(['Event Times'.$E883]=['Event Times'.I$2];['Event Times'.$F883])" office:value-type="boolean" office:boolean-value="false" calcext:value-type="boolean">
            <text:p>FALSE</text:p>
          </table:table-cell>
          <table:table-cell table:formula="of:=IF(['Event Times'.$E883]=['Event Times'.J$2];['Event Times'.$F883])" office:value-type="boolean" office:boolean-value="false" calcext:value-type="boolean">
            <text:p>FALSE</text:p>
          </table:table-cell>
          <table:table-cell table:formula="of:=IF(['Event Times'.$E883]=['Event Times'.K$2];['Event Times'.$F88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18" calcext:value-type="float">
            <text:p>2017.318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37" calcext:value-type="float">
            <text:p>0.337</text:p>
          </table:table-cell>
          <table:table-cell table:formula="of:=IF(['Event Times'.$E884]=['Event Times'.G$2];['Event Times'.$F884])" office:value-type="boolean" office:boolean-value="false" calcext:value-type="boolean">
            <text:p>FALSE</text:p>
          </table:table-cell>
          <table:table-cell table:style-name="Default" table:formula="of:=IF(['Event Times'.$E884]=['Event Times'.H$2];['Event Times'.$F884])" office:value-type="float" office:value="0.337" calcext:value-type="float">
            <text:p>0.337</text:p>
          </table:table-cell>
          <table:table-cell table:formula="of:=IF(['Event Times'.$E884]=['Event Times'.I$2];['Event Times'.$F884])" office:value-type="boolean" office:boolean-value="false" calcext:value-type="boolean">
            <text:p>FALSE</text:p>
          </table:table-cell>
          <table:table-cell table:formula="of:=IF(['Event Times'.$E884]=['Event Times'.J$2];['Event Times'.$F884])" office:value-type="boolean" office:boolean-value="false" calcext:value-type="boolean">
            <text:p>FALSE</text:p>
          </table:table-cell>
          <table:table-cell table:formula="of:=IF(['Event Times'.$E884]=['Event Times'.K$2];['Event Times'.$F88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18" calcext:value-type="float">
            <text:p>2017.318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81" calcext:value-type="float">
            <text:p>0.481</text:p>
          </table:table-cell>
          <table:table-cell table:formula="of:=IF(['Event Times'.$E885]=['Event Times'.G$2];['Event Times'.$F885])" office:value-type="boolean" office:boolean-value="false" calcext:value-type="boolean">
            <text:p>FALSE</text:p>
          </table:table-cell>
          <table:table-cell table:formula="of:=IF(['Event Times'.$E885]=['Event Times'.H$2];['Event Times'.$F885])" office:value-type="boolean" office:boolean-value="false" calcext:value-type="boolean">
            <text:p>FALSE</text:p>
          </table:table-cell>
          <table:table-cell table:style-name="Default" table:formula="of:=IF(['Event Times'.$E885]=['Event Times'.I$2];['Event Times'.$F885])" office:value-type="float" office:value="0.481" calcext:value-type="float">
            <text:p>0.481</text:p>
          </table:table-cell>
          <table:table-cell table:formula="of:=IF(['Event Times'.$E885]=['Event Times'.J$2];['Event Times'.$F885])" office:value-type="boolean" office:boolean-value="false" calcext:value-type="boolean">
            <text:p>FALSE</text:p>
          </table:table-cell>
          <table:table-cell table:formula="of:=IF(['Event Times'.$E885]=['Event Times'.K$2];['Event Times'.$F88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18" calcext:value-type="float">
            <text:p>2017.318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4" calcext:value-type="float">
            <text:p>0.434</text:p>
          </table:table-cell>
          <table:table-cell table:formula="of:=IF(['Event Times'.$E886]=['Event Times'.G$2];['Event Times'.$F886])" office:value-type="boolean" office:boolean-value="false" calcext:value-type="boolean">
            <text:p>FALSE</text:p>
          </table:table-cell>
          <table:table-cell table:formula="of:=IF(['Event Times'.$E886]=['Event Times'.H$2];['Event Times'.$F886])" office:value-type="boolean" office:boolean-value="false" calcext:value-type="boolean">
            <text:p>FALSE</text:p>
          </table:table-cell>
          <table:table-cell table:formula="of:=IF(['Event Times'.$E886]=['Event Times'.I$2];['Event Times'.$F886])" office:value-type="boolean" office:boolean-value="false" calcext:value-type="boolean">
            <text:p>FALSE</text:p>
          </table:table-cell>
          <table:table-cell table:style-name="Default" table:formula="of:=IF(['Event Times'.$E886]=['Event Times'.J$2];['Event Times'.$F886])" office:value-type="float" office:value="0.434" calcext:value-type="float">
            <text:p>0.434</text:p>
          </table:table-cell>
          <table:table-cell table:formula="of:=IF(['Event Times'.$E886]=['Event Times'.K$2];['Event Times'.$F88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18" calcext:value-type="float">
            <text:p>2017.318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8" calcext:value-type="float">
            <text:p>0.608</text:p>
          </table:table-cell>
          <table:table-cell table:formula="of:=IF(['Event Times'.$E887]=['Event Times'.G$2];['Event Times'.$F887])" office:value-type="boolean" office:boolean-value="false" calcext:value-type="boolean">
            <text:p>FALSE</text:p>
          </table:table-cell>
          <table:table-cell table:formula="of:=IF(['Event Times'.$E887]=['Event Times'.H$2];['Event Times'.$F887])" office:value-type="boolean" office:boolean-value="false" calcext:value-type="boolean">
            <text:p>FALSE</text:p>
          </table:table-cell>
          <table:table-cell table:formula="of:=IF(['Event Times'.$E887]=['Event Times'.I$2];['Event Times'.$F887])" office:value-type="boolean" office:boolean-value="false" calcext:value-type="boolean">
            <text:p>FALSE</text:p>
          </table:table-cell>
          <table:table-cell table:formula="of:=IF(['Event Times'.$E887]=['Event Times'.J$2];['Event Times'.$F887])" office:value-type="boolean" office:boolean-value="false" calcext:value-type="boolean">
            <text:p>FALSE</text:p>
          </table:table-cell>
          <table:table-cell table:style-name="Default" table:formula="of:=IF(['Event Times'.$E887]=['Event Times'.K$2];['Event Times'.$F887])" office:value-type="float" office:value="0.608" calcext:value-type="float">
            <text:p>0.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21" calcext:value-type="float">
            <text:p>2017.321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9" calcext:value-type="float">
            <text:p>0.399</text:p>
          </table:table-cell>
          <table:table-cell table:style-name="Default" table:formula="of:=IF(['Event Times'.$E888]=['Event Times'.G$2];['Event Times'.$F888])" office:value-type="float" office:value="0.399" calcext:value-type="float">
            <text:p>0.399</text:p>
          </table:table-cell>
          <table:table-cell table:formula="of:=IF(['Event Times'.$E888]=['Event Times'.H$2];['Event Times'.$F888])" office:value-type="boolean" office:boolean-value="false" calcext:value-type="boolean">
            <text:p>FALSE</text:p>
          </table:table-cell>
          <table:table-cell table:formula="of:=IF(['Event Times'.$E888]=['Event Times'.I$2];['Event Times'.$F888])" office:value-type="boolean" office:boolean-value="false" calcext:value-type="boolean">
            <text:p>FALSE</text:p>
          </table:table-cell>
          <table:table-cell table:formula="of:=IF(['Event Times'.$E888]=['Event Times'.J$2];['Event Times'.$F888])" office:value-type="boolean" office:boolean-value="false" calcext:value-type="boolean">
            <text:p>FALSE</text:p>
          </table:table-cell>
          <table:table-cell table:formula="of:=IF(['Event Times'.$E888]=['Event Times'.K$2];['Event Times'.$F88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21" calcext:value-type="float">
            <text:p>2017.321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42" calcext:value-type="float">
            <text:p>0.342</text:p>
          </table:table-cell>
          <table:table-cell table:formula="of:=IF(['Event Times'.$E889]=['Event Times'.G$2];['Event Times'.$F889])" office:value-type="boolean" office:boolean-value="false" calcext:value-type="boolean">
            <text:p>FALSE</text:p>
          </table:table-cell>
          <table:table-cell table:style-name="Default" table:formula="of:=IF(['Event Times'.$E889]=['Event Times'.H$2];['Event Times'.$F889])" office:value-type="float" office:value="0.342" calcext:value-type="float">
            <text:p>0.342</text:p>
          </table:table-cell>
          <table:table-cell table:formula="of:=IF(['Event Times'.$E889]=['Event Times'.I$2];['Event Times'.$F889])" office:value-type="boolean" office:boolean-value="false" calcext:value-type="boolean">
            <text:p>FALSE</text:p>
          </table:table-cell>
          <table:table-cell table:formula="of:=IF(['Event Times'.$E889]=['Event Times'.J$2];['Event Times'.$F889])" office:value-type="boolean" office:boolean-value="false" calcext:value-type="boolean">
            <text:p>FALSE</text:p>
          </table:table-cell>
          <table:table-cell table:formula="of:=IF(['Event Times'.$E889]=['Event Times'.K$2];['Event Times'.$F88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21" calcext:value-type="float">
            <text:p>2017.321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8" calcext:value-type="float">
            <text:p>0.48</text:p>
          </table:table-cell>
          <table:table-cell table:formula="of:=IF(['Event Times'.$E890]=['Event Times'.G$2];['Event Times'.$F890])" office:value-type="boolean" office:boolean-value="false" calcext:value-type="boolean">
            <text:p>FALSE</text:p>
          </table:table-cell>
          <table:table-cell table:formula="of:=IF(['Event Times'.$E890]=['Event Times'.H$2];['Event Times'.$F890])" office:value-type="boolean" office:boolean-value="false" calcext:value-type="boolean">
            <text:p>FALSE</text:p>
          </table:table-cell>
          <table:table-cell table:style-name="Default" table:formula="of:=IF(['Event Times'.$E890]=['Event Times'.I$2];['Event Times'.$F890])" office:value-type="float" office:value="0.48" calcext:value-type="float">
            <text:p>0.48</text:p>
          </table:table-cell>
          <table:table-cell table:formula="of:=IF(['Event Times'.$E890]=['Event Times'.J$2];['Event Times'.$F890])" office:value-type="boolean" office:boolean-value="false" calcext:value-type="boolean">
            <text:p>FALSE</text:p>
          </table:table-cell>
          <table:table-cell table:formula="of:=IF(['Event Times'.$E890]=['Event Times'.K$2];['Event Times'.$F89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21" calcext:value-type="float">
            <text:p>2017.321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2" calcext:value-type="float">
            <text:p>0.432</text:p>
          </table:table-cell>
          <table:table-cell table:formula="of:=IF(['Event Times'.$E891]=['Event Times'.G$2];['Event Times'.$F891])" office:value-type="boolean" office:boolean-value="false" calcext:value-type="boolean">
            <text:p>FALSE</text:p>
          </table:table-cell>
          <table:table-cell table:formula="of:=IF(['Event Times'.$E891]=['Event Times'.H$2];['Event Times'.$F891])" office:value-type="boolean" office:boolean-value="false" calcext:value-type="boolean">
            <text:p>FALSE</text:p>
          </table:table-cell>
          <table:table-cell table:formula="of:=IF(['Event Times'.$E891]=['Event Times'.I$2];['Event Times'.$F891])" office:value-type="boolean" office:boolean-value="false" calcext:value-type="boolean">
            <text:p>FALSE</text:p>
          </table:table-cell>
          <table:table-cell table:style-name="Default" table:formula="of:=IF(['Event Times'.$E891]=['Event Times'.J$2];['Event Times'.$F891])" office:value-type="float" office:value="0.432" calcext:value-type="float">
            <text:p>0.432</text:p>
          </table:table-cell>
          <table:table-cell table:formula="of:=IF(['Event Times'.$E891]=['Event Times'.K$2];['Event Times'.$F89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21" calcext:value-type="float">
            <text:p>2017.321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9" calcext:value-type="float">
            <text:p>0.609</text:p>
          </table:table-cell>
          <table:table-cell table:formula="of:=IF(['Event Times'.$E892]=['Event Times'.G$2];['Event Times'.$F892])" office:value-type="boolean" office:boolean-value="false" calcext:value-type="boolean">
            <text:p>FALSE</text:p>
          </table:table-cell>
          <table:table-cell table:formula="of:=IF(['Event Times'.$E892]=['Event Times'.H$2];['Event Times'.$F892])" office:value-type="boolean" office:boolean-value="false" calcext:value-type="boolean">
            <text:p>FALSE</text:p>
          </table:table-cell>
          <table:table-cell table:formula="of:=IF(['Event Times'.$E892]=['Event Times'.I$2];['Event Times'.$F892])" office:value-type="boolean" office:boolean-value="false" calcext:value-type="boolean">
            <text:p>FALSE</text:p>
          </table:table-cell>
          <table:table-cell table:formula="of:=IF(['Event Times'.$E892]=['Event Times'.J$2];['Event Times'.$F892])" office:value-type="boolean" office:boolean-value="false" calcext:value-type="boolean">
            <text:p>FALSE</text:p>
          </table:table-cell>
          <table:table-cell table:style-name="Default" table:formula="of:=IF(['Event Times'.$E892]=['Event Times'.K$2];['Event Times'.$F892])" office:value-type="float" office:value="0.609" calcext:value-type="float">
            <text:p>0.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23" calcext:value-type="float">
            <text:p>2017.323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8" calcext:value-type="float">
            <text:p>0.398</text:p>
          </table:table-cell>
          <table:table-cell table:style-name="Default" table:formula="of:=IF(['Event Times'.$E893]=['Event Times'.G$2];['Event Times'.$F893])" office:value-type="float" office:value="0.398" calcext:value-type="float">
            <text:p>0.398</text:p>
          </table:table-cell>
          <table:table-cell table:formula="of:=IF(['Event Times'.$E893]=['Event Times'.H$2];['Event Times'.$F893])" office:value-type="boolean" office:boolean-value="false" calcext:value-type="boolean">
            <text:p>FALSE</text:p>
          </table:table-cell>
          <table:table-cell table:formula="of:=IF(['Event Times'.$E893]=['Event Times'.I$2];['Event Times'.$F893])" office:value-type="boolean" office:boolean-value="false" calcext:value-type="boolean">
            <text:p>FALSE</text:p>
          </table:table-cell>
          <table:table-cell table:formula="of:=IF(['Event Times'.$E893]=['Event Times'.J$2];['Event Times'.$F893])" office:value-type="boolean" office:boolean-value="false" calcext:value-type="boolean">
            <text:p>FALSE</text:p>
          </table:table-cell>
          <table:table-cell table:formula="of:=IF(['Event Times'.$E893]=['Event Times'.K$2];['Event Times'.$F89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23" calcext:value-type="float">
            <text:p>2017.323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43" calcext:value-type="float">
            <text:p>0.343</text:p>
          </table:table-cell>
          <table:table-cell table:formula="of:=IF(['Event Times'.$E894]=['Event Times'.G$2];['Event Times'.$F894])" office:value-type="boolean" office:boolean-value="false" calcext:value-type="boolean">
            <text:p>FALSE</text:p>
          </table:table-cell>
          <table:table-cell table:style-name="Default" table:formula="of:=IF(['Event Times'.$E894]=['Event Times'.H$2];['Event Times'.$F894])" office:value-type="float" office:value="0.343" calcext:value-type="float">
            <text:p>0.343</text:p>
          </table:table-cell>
          <table:table-cell table:formula="of:=IF(['Event Times'.$E894]=['Event Times'.I$2];['Event Times'.$F894])" office:value-type="boolean" office:boolean-value="false" calcext:value-type="boolean">
            <text:p>FALSE</text:p>
          </table:table-cell>
          <table:table-cell table:formula="of:=IF(['Event Times'.$E894]=['Event Times'.J$2];['Event Times'.$F894])" office:value-type="boolean" office:boolean-value="false" calcext:value-type="boolean">
            <text:p>FALSE</text:p>
          </table:table-cell>
          <table:table-cell table:formula="of:=IF(['Event Times'.$E894]=['Event Times'.K$2];['Event Times'.$F89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23" calcext:value-type="float">
            <text:p>2017.323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79" calcext:value-type="float">
            <text:p>0.479</text:p>
          </table:table-cell>
          <table:table-cell table:formula="of:=IF(['Event Times'.$E895]=['Event Times'.G$2];['Event Times'.$F895])" office:value-type="boolean" office:boolean-value="false" calcext:value-type="boolean">
            <text:p>FALSE</text:p>
          </table:table-cell>
          <table:table-cell table:formula="of:=IF(['Event Times'.$E895]=['Event Times'.H$2];['Event Times'.$F895])" office:value-type="boolean" office:boolean-value="false" calcext:value-type="boolean">
            <text:p>FALSE</text:p>
          </table:table-cell>
          <table:table-cell table:style-name="Default" table:formula="of:=IF(['Event Times'.$E895]=['Event Times'.I$2];['Event Times'.$F895])" office:value-type="float" office:value="0.479" calcext:value-type="float">
            <text:p>0.479</text:p>
          </table:table-cell>
          <table:table-cell table:formula="of:=IF(['Event Times'.$E895]=['Event Times'.J$2];['Event Times'.$F895])" office:value-type="boolean" office:boolean-value="false" calcext:value-type="boolean">
            <text:p>FALSE</text:p>
          </table:table-cell>
          <table:table-cell table:formula="of:=IF(['Event Times'.$E895]=['Event Times'.K$2];['Event Times'.$F89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23" calcext:value-type="float">
            <text:p>2017.323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4" calcext:value-type="float">
            <text:p>0.434</text:p>
          </table:table-cell>
          <table:table-cell table:formula="of:=IF(['Event Times'.$E896]=['Event Times'.G$2];['Event Times'.$F896])" office:value-type="boolean" office:boolean-value="false" calcext:value-type="boolean">
            <text:p>FALSE</text:p>
          </table:table-cell>
          <table:table-cell table:formula="of:=IF(['Event Times'.$E896]=['Event Times'.H$2];['Event Times'.$F896])" office:value-type="boolean" office:boolean-value="false" calcext:value-type="boolean">
            <text:p>FALSE</text:p>
          </table:table-cell>
          <table:table-cell table:formula="of:=IF(['Event Times'.$E896]=['Event Times'.I$2];['Event Times'.$F896])" office:value-type="boolean" office:boolean-value="false" calcext:value-type="boolean">
            <text:p>FALSE</text:p>
          </table:table-cell>
          <table:table-cell table:style-name="Default" table:formula="of:=IF(['Event Times'.$E896]=['Event Times'.J$2];['Event Times'.$F896])" office:value-type="float" office:value="0.434" calcext:value-type="float">
            <text:p>0.434</text:p>
          </table:table-cell>
          <table:table-cell table:formula="of:=IF(['Event Times'.$E896]=['Event Times'.K$2];['Event Times'.$F89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23" calcext:value-type="float">
            <text:p>2017.323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IF(['Event Times'.$E897]=['Event Times'.G$2];['Event Times'.$F897])" office:value-type="boolean" office:boolean-value="false" calcext:value-type="boolean">
            <text:p>FALSE</text:p>
          </table:table-cell>
          <table:table-cell table:formula="of:=IF(['Event Times'.$E897]=['Event Times'.H$2];['Event Times'.$F897])" office:value-type="boolean" office:boolean-value="false" calcext:value-type="boolean">
            <text:p>FALSE</text:p>
          </table:table-cell>
          <table:table-cell table:formula="of:=IF(['Event Times'.$E897]=['Event Times'.I$2];['Event Times'.$F897])" office:value-type="boolean" office:boolean-value="false" calcext:value-type="boolean">
            <text:p>FALSE</text:p>
          </table:table-cell>
          <table:table-cell table:formula="of:=IF(['Event Times'.$E897]=['Event Times'.J$2];['Event Times'.$F897])" office:value-type="boolean" office:boolean-value="false" calcext:value-type="boolean">
            <text:p>FALSE</text:p>
          </table:table-cell>
          <table:table-cell table:style-name="Default" table:formula="of:=IF(['Event Times'.$E897]=['Event Times'.K$2];['Event Times'.$F897])" office:value-type="float" office:value="0.605" calcext:value-type="float">
            <text:p>0.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26" calcext:value-type="float">
            <text:p>2017.326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898]=['Event Times'.G$2];['Event Times'.$F898])" office:value-type="float" office:value="0.396" calcext:value-type="float">
            <text:p>0.396</text:p>
          </table:table-cell>
          <table:table-cell table:formula="of:=IF(['Event Times'.$E898]=['Event Times'.H$2];['Event Times'.$F898])" office:value-type="boolean" office:boolean-value="false" calcext:value-type="boolean">
            <text:p>FALSE</text:p>
          </table:table-cell>
          <table:table-cell table:formula="of:=IF(['Event Times'.$E898]=['Event Times'.I$2];['Event Times'.$F898])" office:value-type="boolean" office:boolean-value="false" calcext:value-type="boolean">
            <text:p>FALSE</text:p>
          </table:table-cell>
          <table:table-cell table:formula="of:=IF(['Event Times'.$E898]=['Event Times'.J$2];['Event Times'.$F898])" office:value-type="boolean" office:boolean-value="false" calcext:value-type="boolean">
            <text:p>FALSE</text:p>
          </table:table-cell>
          <table:table-cell table:formula="of:=IF(['Event Times'.$E898]=['Event Times'.K$2];['Event Times'.$F89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26" calcext:value-type="float">
            <text:p>2017.326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43" calcext:value-type="float">
            <text:p>0.343</text:p>
          </table:table-cell>
          <table:table-cell table:formula="of:=IF(['Event Times'.$E899]=['Event Times'.G$2];['Event Times'.$F899])" office:value-type="boolean" office:boolean-value="false" calcext:value-type="boolean">
            <text:p>FALSE</text:p>
          </table:table-cell>
          <table:table-cell table:style-name="Default" table:formula="of:=IF(['Event Times'.$E899]=['Event Times'.H$2];['Event Times'.$F899])" office:value-type="float" office:value="0.343" calcext:value-type="float">
            <text:p>0.343</text:p>
          </table:table-cell>
          <table:table-cell table:formula="of:=IF(['Event Times'.$E899]=['Event Times'.I$2];['Event Times'.$F899])" office:value-type="boolean" office:boolean-value="false" calcext:value-type="boolean">
            <text:p>FALSE</text:p>
          </table:table-cell>
          <table:table-cell table:formula="of:=IF(['Event Times'.$E899]=['Event Times'.J$2];['Event Times'.$F899])" office:value-type="boolean" office:boolean-value="false" calcext:value-type="boolean">
            <text:p>FALSE</text:p>
          </table:table-cell>
          <table:table-cell table:formula="of:=IF(['Event Times'.$E899]=['Event Times'.K$2];['Event Times'.$F89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26" calcext:value-type="float">
            <text:p>2017.326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formula="of:=IF(['Event Times'.$E900]=['Event Times'.G$2];['Event Times'.$F900])" office:value-type="boolean" office:boolean-value="false" calcext:value-type="boolean">
            <text:p>FALSE</text:p>
          </table:table-cell>
          <table:table-cell table:formula="of:=IF(['Event Times'.$E900]=['Event Times'.H$2];['Event Times'.$F900])" office:value-type="boolean" office:boolean-value="false" calcext:value-type="boolean">
            <text:p>FALSE</text:p>
          </table:table-cell>
          <table:table-cell table:style-name="Default" table:formula="of:=IF(['Event Times'.$E900]=['Event Times'.I$2];['Event Times'.$F900])" office:value-type="float" office:value="0.5" calcext:value-type="float">
            <text:p>0.5</text:p>
          </table:table-cell>
          <table:table-cell table:formula="of:=IF(['Event Times'.$E900]=['Event Times'.J$2];['Event Times'.$F900])" office:value-type="boolean" office:boolean-value="false" calcext:value-type="boolean">
            <text:p>FALSE</text:p>
          </table:table-cell>
          <table:table-cell table:formula="of:=IF(['Event Times'.$E900]=['Event Times'.K$2];['Event Times'.$F90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26" calcext:value-type="float">
            <text:p>2017.326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3" calcext:value-type="float">
            <text:p>0.433</text:p>
          </table:table-cell>
          <table:table-cell table:formula="of:=IF(['Event Times'.$E901]=['Event Times'.G$2];['Event Times'.$F901])" office:value-type="boolean" office:boolean-value="false" calcext:value-type="boolean">
            <text:p>FALSE</text:p>
          </table:table-cell>
          <table:table-cell table:formula="of:=IF(['Event Times'.$E901]=['Event Times'.H$2];['Event Times'.$F901])" office:value-type="boolean" office:boolean-value="false" calcext:value-type="boolean">
            <text:p>FALSE</text:p>
          </table:table-cell>
          <table:table-cell table:formula="of:=IF(['Event Times'.$E901]=['Event Times'.I$2];['Event Times'.$F901])" office:value-type="boolean" office:boolean-value="false" calcext:value-type="boolean">
            <text:p>FALSE</text:p>
          </table:table-cell>
          <table:table-cell table:style-name="Default" table:formula="of:=IF(['Event Times'.$E901]=['Event Times'.J$2];['Event Times'.$F901])" office:value-type="float" office:value="0.433" calcext:value-type="float">
            <text:p>0.433</text:p>
          </table:table-cell>
          <table:table-cell table:formula="of:=IF(['Event Times'.$E901]=['Event Times'.K$2];['Event Times'.$F90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26" calcext:value-type="float">
            <text:p>2017.326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6" calcext:value-type="float">
            <text:p>0.606</text:p>
          </table:table-cell>
          <table:table-cell table:formula="of:=IF(['Event Times'.$E902]=['Event Times'.G$2];['Event Times'.$F902])" office:value-type="boolean" office:boolean-value="false" calcext:value-type="boolean">
            <text:p>FALSE</text:p>
          </table:table-cell>
          <table:table-cell table:formula="of:=IF(['Event Times'.$E902]=['Event Times'.H$2];['Event Times'.$F902])" office:value-type="boolean" office:boolean-value="false" calcext:value-type="boolean">
            <text:p>FALSE</text:p>
          </table:table-cell>
          <table:table-cell table:formula="of:=IF(['Event Times'.$E902]=['Event Times'.I$2];['Event Times'.$F902])" office:value-type="boolean" office:boolean-value="false" calcext:value-type="boolean">
            <text:p>FALSE</text:p>
          </table:table-cell>
          <table:table-cell table:formula="of:=IF(['Event Times'.$E902]=['Event Times'.J$2];['Event Times'.$F902])" office:value-type="boolean" office:boolean-value="false" calcext:value-type="boolean">
            <text:p>FALSE</text:p>
          </table:table-cell>
          <table:table-cell table:style-name="Default" table:formula="of:=IF(['Event Times'.$E902]=['Event Times'.K$2];['Event Times'.$F902])" office:value-type="float" office:value="0.606" calcext:value-type="float">
            <text:p>0.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29" calcext:value-type="float">
            <text:p>2017.329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.397</text:p>
          </table:table-cell>
          <table:table-cell table:style-name="Default" table:formula="of:=IF(['Event Times'.$E903]=['Event Times'.G$2];['Event Times'.$F903])" office:value-type="float" office:value="0.397" calcext:value-type="float">
            <text:p>0.397</text:p>
          </table:table-cell>
          <table:table-cell table:formula="of:=IF(['Event Times'.$E903]=['Event Times'.H$2];['Event Times'.$F903])" office:value-type="boolean" office:boolean-value="false" calcext:value-type="boolean">
            <text:p>FALSE</text:p>
          </table:table-cell>
          <table:table-cell table:formula="of:=IF(['Event Times'.$E903]=['Event Times'.I$2];['Event Times'.$F903])" office:value-type="boolean" office:boolean-value="false" calcext:value-type="boolean">
            <text:p>FALSE</text:p>
          </table:table-cell>
          <table:table-cell table:formula="of:=IF(['Event Times'.$E903]=['Event Times'.J$2];['Event Times'.$F903])" office:value-type="boolean" office:boolean-value="false" calcext:value-type="boolean">
            <text:p>FALSE</text:p>
          </table:table-cell>
          <table:table-cell table:formula="of:=IF(['Event Times'.$E903]=['Event Times'.K$2];['Event Times'.$F90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29" calcext:value-type="float">
            <text:p>2017.329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46" calcext:value-type="float">
            <text:p>0.346</text:p>
          </table:table-cell>
          <table:table-cell table:formula="of:=IF(['Event Times'.$E904]=['Event Times'.G$2];['Event Times'.$F904])" office:value-type="boolean" office:boolean-value="false" calcext:value-type="boolean">
            <text:p>FALSE</text:p>
          </table:table-cell>
          <table:table-cell table:style-name="Default" table:formula="of:=IF(['Event Times'.$E904]=['Event Times'.H$2];['Event Times'.$F904])" office:value-type="float" office:value="0.346" calcext:value-type="float">
            <text:p>0.346</text:p>
          </table:table-cell>
          <table:table-cell table:formula="of:=IF(['Event Times'.$E904]=['Event Times'.I$2];['Event Times'.$F904])" office:value-type="boolean" office:boolean-value="false" calcext:value-type="boolean">
            <text:p>FALSE</text:p>
          </table:table-cell>
          <table:table-cell table:formula="of:=IF(['Event Times'.$E904]=['Event Times'.J$2];['Event Times'.$F904])" office:value-type="boolean" office:boolean-value="false" calcext:value-type="boolean">
            <text:p>FALSE</text:p>
          </table:table-cell>
          <table:table-cell table:formula="of:=IF(['Event Times'.$E904]=['Event Times'.K$2];['Event Times'.$F90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29" calcext:value-type="float">
            <text:p>2017.329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82" calcext:value-type="float">
            <text:p>0.482</text:p>
          </table:table-cell>
          <table:table-cell table:formula="of:=IF(['Event Times'.$E905]=['Event Times'.G$2];['Event Times'.$F905])" office:value-type="boolean" office:boolean-value="false" calcext:value-type="boolean">
            <text:p>FALSE</text:p>
          </table:table-cell>
          <table:table-cell table:formula="of:=IF(['Event Times'.$E905]=['Event Times'.H$2];['Event Times'.$F905])" office:value-type="boolean" office:boolean-value="false" calcext:value-type="boolean">
            <text:p>FALSE</text:p>
          </table:table-cell>
          <table:table-cell table:style-name="Default" table:formula="of:=IF(['Event Times'.$E905]=['Event Times'.I$2];['Event Times'.$F905])" office:value-type="float" office:value="0.482" calcext:value-type="float">
            <text:p>0.482</text:p>
          </table:table-cell>
          <table:table-cell table:formula="of:=IF(['Event Times'.$E905]=['Event Times'.J$2];['Event Times'.$F905])" office:value-type="boolean" office:boolean-value="false" calcext:value-type="boolean">
            <text:p>FALSE</text:p>
          </table:table-cell>
          <table:table-cell table:formula="of:=IF(['Event Times'.$E905]=['Event Times'.K$2];['Event Times'.$F90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29" calcext:value-type="float">
            <text:p>2017.329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7" calcext:value-type="float">
            <text:p>0.437</text:p>
          </table:table-cell>
          <table:table-cell table:formula="of:=IF(['Event Times'.$E906]=['Event Times'.G$2];['Event Times'.$F906])" office:value-type="boolean" office:boolean-value="false" calcext:value-type="boolean">
            <text:p>FALSE</text:p>
          </table:table-cell>
          <table:table-cell table:formula="of:=IF(['Event Times'.$E906]=['Event Times'.H$2];['Event Times'.$F906])" office:value-type="boolean" office:boolean-value="false" calcext:value-type="boolean">
            <text:p>FALSE</text:p>
          </table:table-cell>
          <table:table-cell table:formula="of:=IF(['Event Times'.$E906]=['Event Times'.I$2];['Event Times'.$F906])" office:value-type="boolean" office:boolean-value="false" calcext:value-type="boolean">
            <text:p>FALSE</text:p>
          </table:table-cell>
          <table:table-cell table:style-name="Default" table:formula="of:=IF(['Event Times'.$E906]=['Event Times'.J$2];['Event Times'.$F906])" office:value-type="float" office:value="0.437" calcext:value-type="float">
            <text:p>0.437</text:p>
          </table:table-cell>
          <table:table-cell table:formula="of:=IF(['Event Times'.$E906]=['Event Times'.K$2];['Event Times'.$F90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29" calcext:value-type="float">
            <text:p>2017.329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42" calcext:value-type="float">
            <text:p>0.642</text:p>
          </table:table-cell>
          <table:table-cell table:formula="of:=IF(['Event Times'.$E907]=['Event Times'.G$2];['Event Times'.$F907])" office:value-type="boolean" office:boolean-value="false" calcext:value-type="boolean">
            <text:p>FALSE</text:p>
          </table:table-cell>
          <table:table-cell table:formula="of:=IF(['Event Times'.$E907]=['Event Times'.H$2];['Event Times'.$F907])" office:value-type="boolean" office:boolean-value="false" calcext:value-type="boolean">
            <text:p>FALSE</text:p>
          </table:table-cell>
          <table:table-cell table:formula="of:=IF(['Event Times'.$E907]=['Event Times'.I$2];['Event Times'.$F907])" office:value-type="boolean" office:boolean-value="false" calcext:value-type="boolean">
            <text:p>FALSE</text:p>
          </table:table-cell>
          <table:table-cell table:formula="of:=IF(['Event Times'.$E907]=['Event Times'.J$2];['Event Times'.$F907])" office:value-type="boolean" office:boolean-value="false" calcext:value-type="boolean">
            <text:p>FALSE</text:p>
          </table:table-cell>
          <table:table-cell table:style-name="Default" table:formula="of:=IF(['Event Times'.$E907]=['Event Times'.K$2];['Event Times'.$F907])" office:value-type="float" office:value="0.642" calcext:value-type="float">
            <text:p>0.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32" calcext:value-type="float">
            <text:p>2017.332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417" calcext:value-type="float">
            <text:p>0.417</text:p>
          </table:table-cell>
          <table:table-cell table:style-name="Default" table:formula="of:=IF(['Event Times'.$E908]=['Event Times'.G$2];['Event Times'.$F908])" office:value-type="float" office:value="0.417" calcext:value-type="float">
            <text:p>0.417</text:p>
          </table:table-cell>
          <table:table-cell table:formula="of:=IF(['Event Times'.$E908]=['Event Times'.H$2];['Event Times'.$F908])" office:value-type="boolean" office:boolean-value="false" calcext:value-type="boolean">
            <text:p>FALSE</text:p>
          </table:table-cell>
          <table:table-cell table:formula="of:=IF(['Event Times'.$E908]=['Event Times'.I$2];['Event Times'.$F908])" office:value-type="boolean" office:boolean-value="false" calcext:value-type="boolean">
            <text:p>FALSE</text:p>
          </table:table-cell>
          <table:table-cell table:formula="of:=IF(['Event Times'.$E908]=['Event Times'.J$2];['Event Times'.$F908])" office:value-type="boolean" office:boolean-value="false" calcext:value-type="boolean">
            <text:p>FALSE</text:p>
          </table:table-cell>
          <table:table-cell table:formula="of:=IF(['Event Times'.$E908]=['Event Times'.K$2];['Event Times'.$F90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32" calcext:value-type="float">
            <text:p>2017.332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407" calcext:value-type="float">
            <text:p>0.407</text:p>
          </table:table-cell>
          <table:table-cell table:formula="of:=IF(['Event Times'.$E909]=['Event Times'.G$2];['Event Times'.$F909])" office:value-type="boolean" office:boolean-value="false" calcext:value-type="boolean">
            <text:p>FALSE</text:p>
          </table:table-cell>
          <table:table-cell table:style-name="Default" table:formula="of:=IF(['Event Times'.$E909]=['Event Times'.H$2];['Event Times'.$F909])" office:value-type="float" office:value="0.407" calcext:value-type="float">
            <text:p>0.407</text:p>
          </table:table-cell>
          <table:table-cell table:formula="of:=IF(['Event Times'.$E909]=['Event Times'.I$2];['Event Times'.$F909])" office:value-type="boolean" office:boolean-value="false" calcext:value-type="boolean">
            <text:p>FALSE</text:p>
          </table:table-cell>
          <table:table-cell table:formula="of:=IF(['Event Times'.$E909]=['Event Times'.J$2];['Event Times'.$F909])" office:value-type="boolean" office:boolean-value="false" calcext:value-type="boolean">
            <text:p>FALSE</text:p>
          </table:table-cell>
          <table:table-cell table:formula="of:=IF(['Event Times'.$E909]=['Event Times'.K$2];['Event Times'.$F90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32" calcext:value-type="float">
            <text:p>2017.332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502" calcext:value-type="float">
            <text:p>0.502</text:p>
          </table:table-cell>
          <table:table-cell table:formula="of:=IF(['Event Times'.$E910]=['Event Times'.G$2];['Event Times'.$F910])" office:value-type="boolean" office:boolean-value="false" calcext:value-type="boolean">
            <text:p>FALSE</text:p>
          </table:table-cell>
          <table:table-cell table:formula="of:=IF(['Event Times'.$E910]=['Event Times'.H$2];['Event Times'.$F910])" office:value-type="boolean" office:boolean-value="false" calcext:value-type="boolean">
            <text:p>FALSE</text:p>
          </table:table-cell>
          <table:table-cell table:style-name="Default" table:formula="of:=IF(['Event Times'.$E910]=['Event Times'.I$2];['Event Times'.$F910])" office:value-type="float" office:value="0.502" calcext:value-type="float">
            <text:p>0.502</text:p>
          </table:table-cell>
          <table:table-cell table:formula="of:=IF(['Event Times'.$E910]=['Event Times'.J$2];['Event Times'.$F910])" office:value-type="boolean" office:boolean-value="false" calcext:value-type="boolean">
            <text:p>FALSE</text:p>
          </table:table-cell>
          <table:table-cell table:formula="of:=IF(['Event Times'.$E910]=['Event Times'.K$2];['Event Times'.$F91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32" calcext:value-type="float">
            <text:p>2017.332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4" calcext:value-type="float">
            <text:p>0.44</text:p>
          </table:table-cell>
          <table:table-cell table:formula="of:=IF(['Event Times'.$E911]=['Event Times'.G$2];['Event Times'.$F911])" office:value-type="boolean" office:boolean-value="false" calcext:value-type="boolean">
            <text:p>FALSE</text:p>
          </table:table-cell>
          <table:table-cell table:formula="of:=IF(['Event Times'.$E911]=['Event Times'.H$2];['Event Times'.$F911])" office:value-type="boolean" office:boolean-value="false" calcext:value-type="boolean">
            <text:p>FALSE</text:p>
          </table:table-cell>
          <table:table-cell table:formula="of:=IF(['Event Times'.$E911]=['Event Times'.I$2];['Event Times'.$F911])" office:value-type="boolean" office:boolean-value="false" calcext:value-type="boolean">
            <text:p>FALSE</text:p>
          </table:table-cell>
          <table:table-cell table:style-name="Default" table:formula="of:=IF(['Event Times'.$E911]=['Event Times'.J$2];['Event Times'.$F911])" office:value-type="float" office:value="0.44" calcext:value-type="float">
            <text:p>0.44</text:p>
          </table:table-cell>
          <table:table-cell table:formula="of:=IF(['Event Times'.$E911]=['Event Times'.K$2];['Event Times'.$F91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32" calcext:value-type="float">
            <text:p>2017.332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1" calcext:value-type="float">
            <text:p>0.611</text:p>
          </table:table-cell>
          <table:table-cell table:formula="of:=IF(['Event Times'.$E912]=['Event Times'.G$2];['Event Times'.$F912])" office:value-type="boolean" office:boolean-value="false" calcext:value-type="boolean">
            <text:p>FALSE</text:p>
          </table:table-cell>
          <table:table-cell table:formula="of:=IF(['Event Times'.$E912]=['Event Times'.H$2];['Event Times'.$F912])" office:value-type="boolean" office:boolean-value="false" calcext:value-type="boolean">
            <text:p>FALSE</text:p>
          </table:table-cell>
          <table:table-cell table:formula="of:=IF(['Event Times'.$E912]=['Event Times'.I$2];['Event Times'.$F912])" office:value-type="boolean" office:boolean-value="false" calcext:value-type="boolean">
            <text:p>FALSE</text:p>
          </table:table-cell>
          <table:table-cell table:formula="of:=IF(['Event Times'.$E912]=['Event Times'.J$2];['Event Times'.$F912])" office:value-type="boolean" office:boolean-value="false" calcext:value-type="boolean">
            <text:p>FALSE</text:p>
          </table:table-cell>
          <table:table-cell table:style-name="Default" table:formula="of:=IF(['Event Times'.$E912]=['Event Times'.K$2];['Event Times'.$F912])" office:value-type="float" office:value="0.611" calcext:value-type="float">
            <text:p>0.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34" calcext:value-type="float">
            <text:p>2017.334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9" calcext:value-type="float">
            <text:p>0.399</text:p>
          </table:table-cell>
          <table:table-cell table:style-name="Default" table:formula="of:=IF(['Event Times'.$E913]=['Event Times'.G$2];['Event Times'.$F913])" office:value-type="float" office:value="0.399" calcext:value-type="float">
            <text:p>0.399</text:p>
          </table:table-cell>
          <table:table-cell table:formula="of:=IF(['Event Times'.$E913]=['Event Times'.H$2];['Event Times'.$F913])" office:value-type="boolean" office:boolean-value="false" calcext:value-type="boolean">
            <text:p>FALSE</text:p>
          </table:table-cell>
          <table:table-cell table:formula="of:=IF(['Event Times'.$E913]=['Event Times'.I$2];['Event Times'.$F913])" office:value-type="boolean" office:boolean-value="false" calcext:value-type="boolean">
            <text:p>FALSE</text:p>
          </table:table-cell>
          <table:table-cell table:formula="of:=IF(['Event Times'.$E913]=['Event Times'.J$2];['Event Times'.$F913])" office:value-type="boolean" office:boolean-value="false" calcext:value-type="boolean">
            <text:p>FALSE</text:p>
          </table:table-cell>
          <table:table-cell table:formula="of:=IF(['Event Times'.$E913]=['Event Times'.K$2];['Event Times'.$F91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34" calcext:value-type="float">
            <text:p>2017.334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46" calcext:value-type="float">
            <text:p>0.346</text:p>
          </table:table-cell>
          <table:table-cell table:formula="of:=IF(['Event Times'.$E914]=['Event Times'.G$2];['Event Times'.$F914])" office:value-type="boolean" office:boolean-value="false" calcext:value-type="boolean">
            <text:p>FALSE</text:p>
          </table:table-cell>
          <table:table-cell table:style-name="Default" table:formula="of:=IF(['Event Times'.$E914]=['Event Times'.H$2];['Event Times'.$F914])" office:value-type="float" office:value="0.346" calcext:value-type="float">
            <text:p>0.346</text:p>
          </table:table-cell>
          <table:table-cell table:formula="of:=IF(['Event Times'.$E914]=['Event Times'.I$2];['Event Times'.$F914])" office:value-type="boolean" office:boolean-value="false" calcext:value-type="boolean">
            <text:p>FALSE</text:p>
          </table:table-cell>
          <table:table-cell table:formula="of:=IF(['Event Times'.$E914]=['Event Times'.J$2];['Event Times'.$F914])" office:value-type="boolean" office:boolean-value="false" calcext:value-type="boolean">
            <text:p>FALSE</text:p>
          </table:table-cell>
          <table:table-cell table:formula="of:=IF(['Event Times'.$E914]=['Event Times'.K$2];['Event Times'.$F91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34" calcext:value-type="float">
            <text:p>2017.334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87" calcext:value-type="float">
            <text:p>0.487</text:p>
          </table:table-cell>
          <table:table-cell table:formula="of:=IF(['Event Times'.$E915]=['Event Times'.G$2];['Event Times'.$F915])" office:value-type="boolean" office:boolean-value="false" calcext:value-type="boolean">
            <text:p>FALSE</text:p>
          </table:table-cell>
          <table:table-cell table:formula="of:=IF(['Event Times'.$E915]=['Event Times'.H$2];['Event Times'.$F915])" office:value-type="boolean" office:boolean-value="false" calcext:value-type="boolean">
            <text:p>FALSE</text:p>
          </table:table-cell>
          <table:table-cell table:style-name="Default" table:formula="of:=IF(['Event Times'.$E915]=['Event Times'.I$2];['Event Times'.$F915])" office:value-type="float" office:value="0.487" calcext:value-type="float">
            <text:p>0.487</text:p>
          </table:table-cell>
          <table:table-cell table:formula="of:=IF(['Event Times'.$E915]=['Event Times'.J$2];['Event Times'.$F915])" office:value-type="boolean" office:boolean-value="false" calcext:value-type="boolean">
            <text:p>FALSE</text:p>
          </table:table-cell>
          <table:table-cell table:formula="of:=IF(['Event Times'.$E915]=['Event Times'.K$2];['Event Times'.$F91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34" calcext:value-type="float">
            <text:p>2017.334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4" calcext:value-type="float">
            <text:p>0.44</text:p>
          </table:table-cell>
          <table:table-cell table:formula="of:=IF(['Event Times'.$E916]=['Event Times'.G$2];['Event Times'.$F916])" office:value-type="boolean" office:boolean-value="false" calcext:value-type="boolean">
            <text:p>FALSE</text:p>
          </table:table-cell>
          <table:table-cell table:formula="of:=IF(['Event Times'.$E916]=['Event Times'.H$2];['Event Times'.$F916])" office:value-type="boolean" office:boolean-value="false" calcext:value-type="boolean">
            <text:p>FALSE</text:p>
          </table:table-cell>
          <table:table-cell table:formula="of:=IF(['Event Times'.$E916]=['Event Times'.I$2];['Event Times'.$F916])" office:value-type="boolean" office:boolean-value="false" calcext:value-type="boolean">
            <text:p>FALSE</text:p>
          </table:table-cell>
          <table:table-cell table:style-name="Default" table:formula="of:=IF(['Event Times'.$E916]=['Event Times'.J$2];['Event Times'.$F916])" office:value-type="float" office:value="0.44" calcext:value-type="float">
            <text:p>0.44</text:p>
          </table:table-cell>
          <table:table-cell table:formula="of:=IF(['Event Times'.$E916]=['Event Times'.K$2];['Event Times'.$F91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34" calcext:value-type="float">
            <text:p>2017.334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5" calcext:value-type="float">
            <text:p>0.615</text:p>
          </table:table-cell>
          <table:table-cell table:formula="of:=IF(['Event Times'.$E917]=['Event Times'.G$2];['Event Times'.$F917])" office:value-type="boolean" office:boolean-value="false" calcext:value-type="boolean">
            <text:p>FALSE</text:p>
          </table:table-cell>
          <table:table-cell table:formula="of:=IF(['Event Times'.$E917]=['Event Times'.H$2];['Event Times'.$F917])" office:value-type="boolean" office:boolean-value="false" calcext:value-type="boolean">
            <text:p>FALSE</text:p>
          </table:table-cell>
          <table:table-cell table:formula="of:=IF(['Event Times'.$E917]=['Event Times'.I$2];['Event Times'.$F917])" office:value-type="boolean" office:boolean-value="false" calcext:value-type="boolean">
            <text:p>FALSE</text:p>
          </table:table-cell>
          <table:table-cell table:formula="of:=IF(['Event Times'.$E917]=['Event Times'.J$2];['Event Times'.$F917])" office:value-type="boolean" office:boolean-value="false" calcext:value-type="boolean">
            <text:p>FALSE</text:p>
          </table:table-cell>
          <table:table-cell table:style-name="Default" table:formula="of:=IF(['Event Times'.$E917]=['Event Times'.K$2];['Event Times'.$F917])" office:value-type="float" office:value="0.615" calcext:value-type="float">
            <text:p>0.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37" calcext:value-type="float">
            <text:p>2017.337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.397</text:p>
          </table:table-cell>
          <table:table-cell table:style-name="Default" table:formula="of:=IF(['Event Times'.$E918]=['Event Times'.G$2];['Event Times'.$F918])" office:value-type="float" office:value="0.397" calcext:value-type="float">
            <text:p>0.397</text:p>
          </table:table-cell>
          <table:table-cell table:formula="of:=IF(['Event Times'.$E918]=['Event Times'.H$2];['Event Times'.$F918])" office:value-type="boolean" office:boolean-value="false" calcext:value-type="boolean">
            <text:p>FALSE</text:p>
          </table:table-cell>
          <table:table-cell table:formula="of:=IF(['Event Times'.$E918]=['Event Times'.I$2];['Event Times'.$F918])" office:value-type="boolean" office:boolean-value="false" calcext:value-type="boolean">
            <text:p>FALSE</text:p>
          </table:table-cell>
          <table:table-cell table:formula="of:=IF(['Event Times'.$E918]=['Event Times'.J$2];['Event Times'.$F918])" office:value-type="boolean" office:boolean-value="false" calcext:value-type="boolean">
            <text:p>FALSE</text:p>
          </table:table-cell>
          <table:table-cell table:formula="of:=IF(['Event Times'.$E918]=['Event Times'.K$2];['Event Times'.$F91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37" calcext:value-type="float">
            <text:p>2017.337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44" calcext:value-type="float">
            <text:p>0.344</text:p>
          </table:table-cell>
          <table:table-cell table:formula="of:=IF(['Event Times'.$E919]=['Event Times'.G$2];['Event Times'.$F919])" office:value-type="boolean" office:boolean-value="false" calcext:value-type="boolean">
            <text:p>FALSE</text:p>
          </table:table-cell>
          <table:table-cell table:style-name="Default" table:formula="of:=IF(['Event Times'.$E919]=['Event Times'.H$2];['Event Times'.$F919])" office:value-type="float" office:value="0.344" calcext:value-type="float">
            <text:p>0.344</text:p>
          </table:table-cell>
          <table:table-cell table:formula="of:=IF(['Event Times'.$E919]=['Event Times'.I$2];['Event Times'.$F919])" office:value-type="boolean" office:boolean-value="false" calcext:value-type="boolean">
            <text:p>FALSE</text:p>
          </table:table-cell>
          <table:table-cell table:formula="of:=IF(['Event Times'.$E919]=['Event Times'.J$2];['Event Times'.$F919])" office:value-type="boolean" office:boolean-value="false" calcext:value-type="boolean">
            <text:p>FALSE</text:p>
          </table:table-cell>
          <table:table-cell table:formula="of:=IF(['Event Times'.$E919]=['Event Times'.K$2];['Event Times'.$F91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37" calcext:value-type="float">
            <text:p>2017.337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86" calcext:value-type="float">
            <text:p>0.486</text:p>
          </table:table-cell>
          <table:table-cell table:formula="of:=IF(['Event Times'.$E920]=['Event Times'.G$2];['Event Times'.$F920])" office:value-type="boolean" office:boolean-value="false" calcext:value-type="boolean">
            <text:p>FALSE</text:p>
          </table:table-cell>
          <table:table-cell table:formula="of:=IF(['Event Times'.$E920]=['Event Times'.H$2];['Event Times'.$F920])" office:value-type="boolean" office:boolean-value="false" calcext:value-type="boolean">
            <text:p>FALSE</text:p>
          </table:table-cell>
          <table:table-cell table:style-name="Default" table:formula="of:=IF(['Event Times'.$E920]=['Event Times'.I$2];['Event Times'.$F920])" office:value-type="float" office:value="0.486" calcext:value-type="float">
            <text:p>0.486</text:p>
          </table:table-cell>
          <table:table-cell table:formula="of:=IF(['Event Times'.$E920]=['Event Times'.J$2];['Event Times'.$F920])" office:value-type="boolean" office:boolean-value="false" calcext:value-type="boolean">
            <text:p>FALSE</text:p>
          </table:table-cell>
          <table:table-cell table:formula="of:=IF(['Event Times'.$E920]=['Event Times'.K$2];['Event Times'.$F92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37" calcext:value-type="float">
            <text:p>2017.337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45" calcext:value-type="float">
            <text:p>0.445</text:p>
          </table:table-cell>
          <table:table-cell table:formula="of:=IF(['Event Times'.$E921]=['Event Times'.G$2];['Event Times'.$F921])" office:value-type="boolean" office:boolean-value="false" calcext:value-type="boolean">
            <text:p>FALSE</text:p>
          </table:table-cell>
          <table:table-cell table:formula="of:=IF(['Event Times'.$E921]=['Event Times'.H$2];['Event Times'.$F921])" office:value-type="boolean" office:boolean-value="false" calcext:value-type="boolean">
            <text:p>FALSE</text:p>
          </table:table-cell>
          <table:table-cell table:formula="of:=IF(['Event Times'.$E921]=['Event Times'.I$2];['Event Times'.$F921])" office:value-type="boolean" office:boolean-value="false" calcext:value-type="boolean">
            <text:p>FALSE</text:p>
          </table:table-cell>
          <table:table-cell table:style-name="Default" table:formula="of:=IF(['Event Times'.$E921]=['Event Times'.J$2];['Event Times'.$F921])" office:value-type="float" office:value="0.445" calcext:value-type="float">
            <text:p>0.445</text:p>
          </table:table-cell>
          <table:table-cell table:formula="of:=IF(['Event Times'.$E921]=['Event Times'.K$2];['Event Times'.$F92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37" calcext:value-type="float">
            <text:p>2017.337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9" calcext:value-type="float">
            <text:p>0.609</text:p>
          </table:table-cell>
          <table:table-cell table:formula="of:=IF(['Event Times'.$E922]=['Event Times'.G$2];['Event Times'.$F922])" office:value-type="boolean" office:boolean-value="false" calcext:value-type="boolean">
            <text:p>FALSE</text:p>
          </table:table-cell>
          <table:table-cell table:formula="of:=IF(['Event Times'.$E922]=['Event Times'.H$2];['Event Times'.$F922])" office:value-type="boolean" office:boolean-value="false" calcext:value-type="boolean">
            <text:p>FALSE</text:p>
          </table:table-cell>
          <table:table-cell table:formula="of:=IF(['Event Times'.$E922]=['Event Times'.I$2];['Event Times'.$F922])" office:value-type="boolean" office:boolean-value="false" calcext:value-type="boolean">
            <text:p>FALSE</text:p>
          </table:table-cell>
          <table:table-cell table:formula="of:=IF(['Event Times'.$E922]=['Event Times'.J$2];['Event Times'.$F922])" office:value-type="boolean" office:boolean-value="false" calcext:value-type="boolean">
            <text:p>FALSE</text:p>
          </table:table-cell>
          <table:table-cell table:style-name="Default" table:formula="of:=IF(['Event Times'.$E922]=['Event Times'.K$2];['Event Times'.$F922])" office:value-type="float" office:value="0.609" calcext:value-type="float">
            <text:p>0.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4" calcext:value-type="float">
            <text:p>2017.34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.397</text:p>
          </table:table-cell>
          <table:table-cell table:style-name="Default" table:formula="of:=IF(['Event Times'.$E923]=['Event Times'.G$2];['Event Times'.$F923])" office:value-type="float" office:value="0.397" calcext:value-type="float">
            <text:p>0.397</text:p>
          </table:table-cell>
          <table:table-cell table:formula="of:=IF(['Event Times'.$E923]=['Event Times'.H$2];['Event Times'.$F923])" office:value-type="boolean" office:boolean-value="false" calcext:value-type="boolean">
            <text:p>FALSE</text:p>
          </table:table-cell>
          <table:table-cell table:formula="of:=IF(['Event Times'.$E923]=['Event Times'.I$2];['Event Times'.$F923])" office:value-type="boolean" office:boolean-value="false" calcext:value-type="boolean">
            <text:p>FALSE</text:p>
          </table:table-cell>
          <table:table-cell table:formula="of:=IF(['Event Times'.$E923]=['Event Times'.J$2];['Event Times'.$F923])" office:value-type="boolean" office:boolean-value="false" calcext:value-type="boolean">
            <text:p>FALSE</text:p>
          </table:table-cell>
          <table:table-cell table:formula="of:=IF(['Event Times'.$E923]=['Event Times'.K$2];['Event Times'.$F92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4" calcext:value-type="float">
            <text:p>2017.34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47" calcext:value-type="float">
            <text:p>0.347</text:p>
          </table:table-cell>
          <table:table-cell table:formula="of:=IF(['Event Times'.$E924]=['Event Times'.G$2];['Event Times'.$F924])" office:value-type="boolean" office:boolean-value="false" calcext:value-type="boolean">
            <text:p>FALSE</text:p>
          </table:table-cell>
          <table:table-cell table:style-name="Default" table:formula="of:=IF(['Event Times'.$E924]=['Event Times'.H$2];['Event Times'.$F924])" office:value-type="float" office:value="0.347" calcext:value-type="float">
            <text:p>0.347</text:p>
          </table:table-cell>
          <table:table-cell table:formula="of:=IF(['Event Times'.$E924]=['Event Times'.I$2];['Event Times'.$F924])" office:value-type="boolean" office:boolean-value="false" calcext:value-type="boolean">
            <text:p>FALSE</text:p>
          </table:table-cell>
          <table:table-cell table:formula="of:=IF(['Event Times'.$E924]=['Event Times'.J$2];['Event Times'.$F924])" office:value-type="boolean" office:boolean-value="false" calcext:value-type="boolean">
            <text:p>FALSE</text:p>
          </table:table-cell>
          <table:table-cell table:formula="of:=IF(['Event Times'.$E924]=['Event Times'.K$2];['Event Times'.$F92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4" calcext:value-type="float">
            <text:p>2017.34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9" calcext:value-type="float">
            <text:p>0.49</text:p>
          </table:table-cell>
          <table:table-cell table:formula="of:=IF(['Event Times'.$E925]=['Event Times'.G$2];['Event Times'.$F925])" office:value-type="boolean" office:boolean-value="false" calcext:value-type="boolean">
            <text:p>FALSE</text:p>
          </table:table-cell>
          <table:table-cell table:formula="of:=IF(['Event Times'.$E925]=['Event Times'.H$2];['Event Times'.$F925])" office:value-type="boolean" office:boolean-value="false" calcext:value-type="boolean">
            <text:p>FALSE</text:p>
          </table:table-cell>
          <table:table-cell table:style-name="Default" table:formula="of:=IF(['Event Times'.$E925]=['Event Times'.I$2];['Event Times'.$F925])" office:value-type="float" office:value="0.49" calcext:value-type="float">
            <text:p>0.49</text:p>
          </table:table-cell>
          <table:table-cell table:formula="of:=IF(['Event Times'.$E925]=['Event Times'.J$2];['Event Times'.$F925])" office:value-type="boolean" office:boolean-value="false" calcext:value-type="boolean">
            <text:p>FALSE</text:p>
          </table:table-cell>
          <table:table-cell table:formula="of:=IF(['Event Times'.$E925]=['Event Times'.K$2];['Event Times'.$F92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4" calcext:value-type="float">
            <text:p>2017.34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5" calcext:value-type="float">
            <text:p>0.435</text:p>
          </table:table-cell>
          <table:table-cell table:formula="of:=IF(['Event Times'.$E926]=['Event Times'.G$2];['Event Times'.$F926])" office:value-type="boolean" office:boolean-value="false" calcext:value-type="boolean">
            <text:p>FALSE</text:p>
          </table:table-cell>
          <table:table-cell table:formula="of:=IF(['Event Times'.$E926]=['Event Times'.H$2];['Event Times'.$F926])" office:value-type="boolean" office:boolean-value="false" calcext:value-type="boolean">
            <text:p>FALSE</text:p>
          </table:table-cell>
          <table:table-cell table:formula="of:=IF(['Event Times'.$E926]=['Event Times'.I$2];['Event Times'.$F926])" office:value-type="boolean" office:boolean-value="false" calcext:value-type="boolean">
            <text:p>FALSE</text:p>
          </table:table-cell>
          <table:table-cell table:style-name="Default" table:formula="of:=IF(['Event Times'.$E926]=['Event Times'.J$2];['Event Times'.$F926])" office:value-type="float" office:value="0.435" calcext:value-type="float">
            <text:p>0.435</text:p>
          </table:table-cell>
          <table:table-cell table:formula="of:=IF(['Event Times'.$E926]=['Event Times'.K$2];['Event Times'.$F92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4" calcext:value-type="float">
            <text:p>2017.34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" calcext:value-type="float">
            <text:p>0.61</text:p>
          </table:table-cell>
          <table:table-cell table:formula="of:=IF(['Event Times'.$E927]=['Event Times'.G$2];['Event Times'.$F927])" office:value-type="boolean" office:boolean-value="false" calcext:value-type="boolean">
            <text:p>FALSE</text:p>
          </table:table-cell>
          <table:table-cell table:formula="of:=IF(['Event Times'.$E927]=['Event Times'.H$2];['Event Times'.$F927])" office:value-type="boolean" office:boolean-value="false" calcext:value-type="boolean">
            <text:p>FALSE</text:p>
          </table:table-cell>
          <table:table-cell table:formula="of:=IF(['Event Times'.$E927]=['Event Times'.I$2];['Event Times'.$F927])" office:value-type="boolean" office:boolean-value="false" calcext:value-type="boolean">
            <text:p>FALSE</text:p>
          </table:table-cell>
          <table:table-cell table:formula="of:=IF(['Event Times'.$E927]=['Event Times'.J$2];['Event Times'.$F927])" office:value-type="boolean" office:boolean-value="false" calcext:value-type="boolean">
            <text:p>FALSE</text:p>
          </table:table-cell>
          <table:table-cell table:style-name="Default" table:formula="of:=IF(['Event Times'.$E927]=['Event Times'.K$2];['Event Times'.$F927])" office:value-type="float" office:value="0.61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42" calcext:value-type="float">
            <text:p>2017.342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928]=['Event Times'.G$2];['Event Times'.$F928])" office:value-type="float" office:value="0.396" calcext:value-type="float">
            <text:p>0.396</text:p>
          </table:table-cell>
          <table:table-cell table:formula="of:=IF(['Event Times'.$E928]=['Event Times'.H$2];['Event Times'.$F928])" office:value-type="boolean" office:boolean-value="false" calcext:value-type="boolean">
            <text:p>FALSE</text:p>
          </table:table-cell>
          <table:table-cell table:formula="of:=IF(['Event Times'.$E928]=['Event Times'.I$2];['Event Times'.$F928])" office:value-type="boolean" office:boolean-value="false" calcext:value-type="boolean">
            <text:p>FALSE</text:p>
          </table:table-cell>
          <table:table-cell table:formula="of:=IF(['Event Times'.$E928]=['Event Times'.J$2];['Event Times'.$F928])" office:value-type="boolean" office:boolean-value="false" calcext:value-type="boolean">
            <text:p>FALSE</text:p>
          </table:table-cell>
          <table:table-cell table:formula="of:=IF(['Event Times'.$E928]=['Event Times'.K$2];['Event Times'.$F92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42" calcext:value-type="float">
            <text:p>2017.342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52" calcext:value-type="float">
            <text:p>0.352</text:p>
          </table:table-cell>
          <table:table-cell table:formula="of:=IF(['Event Times'.$E929]=['Event Times'.G$2];['Event Times'.$F929])" office:value-type="boolean" office:boolean-value="false" calcext:value-type="boolean">
            <text:p>FALSE</text:p>
          </table:table-cell>
          <table:table-cell table:style-name="Default" table:formula="of:=IF(['Event Times'.$E929]=['Event Times'.H$2];['Event Times'.$F929])" office:value-type="float" office:value="0.352" calcext:value-type="float">
            <text:p>0.352</text:p>
          </table:table-cell>
          <table:table-cell table:formula="of:=IF(['Event Times'.$E929]=['Event Times'.I$2];['Event Times'.$F929])" office:value-type="boolean" office:boolean-value="false" calcext:value-type="boolean">
            <text:p>FALSE</text:p>
          </table:table-cell>
          <table:table-cell table:formula="of:=IF(['Event Times'.$E929]=['Event Times'.J$2];['Event Times'.$F929])" office:value-type="boolean" office:boolean-value="false" calcext:value-type="boolean">
            <text:p>FALSE</text:p>
          </table:table-cell>
          <table:table-cell table:formula="of:=IF(['Event Times'.$E929]=['Event Times'.K$2];['Event Times'.$F92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42" calcext:value-type="float">
            <text:p>2017.342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84" calcext:value-type="float">
            <text:p>0.484</text:p>
          </table:table-cell>
          <table:table-cell table:formula="of:=IF(['Event Times'.$E930]=['Event Times'.G$2];['Event Times'.$F930])" office:value-type="boolean" office:boolean-value="false" calcext:value-type="boolean">
            <text:p>FALSE</text:p>
          </table:table-cell>
          <table:table-cell table:formula="of:=IF(['Event Times'.$E930]=['Event Times'.H$2];['Event Times'.$F930])" office:value-type="boolean" office:boolean-value="false" calcext:value-type="boolean">
            <text:p>FALSE</text:p>
          </table:table-cell>
          <table:table-cell table:style-name="Default" table:formula="of:=IF(['Event Times'.$E930]=['Event Times'.I$2];['Event Times'.$F930])" office:value-type="float" office:value="0.484" calcext:value-type="float">
            <text:p>0.484</text:p>
          </table:table-cell>
          <table:table-cell table:formula="of:=IF(['Event Times'.$E930]=['Event Times'.J$2];['Event Times'.$F930])" office:value-type="boolean" office:boolean-value="false" calcext:value-type="boolean">
            <text:p>FALSE</text:p>
          </table:table-cell>
          <table:table-cell table:formula="of:=IF(['Event Times'.$E930]=['Event Times'.K$2];['Event Times'.$F93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42" calcext:value-type="float">
            <text:p>2017.342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3" calcext:value-type="float">
            <text:p>0.433</text:p>
          </table:table-cell>
          <table:table-cell table:formula="of:=IF(['Event Times'.$E931]=['Event Times'.G$2];['Event Times'.$F931])" office:value-type="boolean" office:boolean-value="false" calcext:value-type="boolean">
            <text:p>FALSE</text:p>
          </table:table-cell>
          <table:table-cell table:formula="of:=IF(['Event Times'.$E931]=['Event Times'.H$2];['Event Times'.$F931])" office:value-type="boolean" office:boolean-value="false" calcext:value-type="boolean">
            <text:p>FALSE</text:p>
          </table:table-cell>
          <table:table-cell table:formula="of:=IF(['Event Times'.$E931]=['Event Times'.I$2];['Event Times'.$F931])" office:value-type="boolean" office:boolean-value="false" calcext:value-type="boolean">
            <text:p>FALSE</text:p>
          </table:table-cell>
          <table:table-cell table:style-name="Default" table:formula="of:=IF(['Event Times'.$E931]=['Event Times'.J$2];['Event Times'.$F931])" office:value-type="float" office:value="0.433" calcext:value-type="float">
            <text:p>0.433</text:p>
          </table:table-cell>
          <table:table-cell table:formula="of:=IF(['Event Times'.$E931]=['Event Times'.K$2];['Event Times'.$F93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42" calcext:value-type="float">
            <text:p>2017.342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3" calcext:value-type="float">
            <text:p>0.613</text:p>
          </table:table-cell>
          <table:table-cell table:formula="of:=IF(['Event Times'.$E932]=['Event Times'.G$2];['Event Times'.$F932])" office:value-type="boolean" office:boolean-value="false" calcext:value-type="boolean">
            <text:p>FALSE</text:p>
          </table:table-cell>
          <table:table-cell table:formula="of:=IF(['Event Times'.$E932]=['Event Times'.H$2];['Event Times'.$F932])" office:value-type="boolean" office:boolean-value="false" calcext:value-type="boolean">
            <text:p>FALSE</text:p>
          </table:table-cell>
          <table:table-cell table:formula="of:=IF(['Event Times'.$E932]=['Event Times'.I$2];['Event Times'.$F932])" office:value-type="boolean" office:boolean-value="false" calcext:value-type="boolean">
            <text:p>FALSE</text:p>
          </table:table-cell>
          <table:table-cell table:formula="of:=IF(['Event Times'.$E932]=['Event Times'.J$2];['Event Times'.$F932])" office:value-type="boolean" office:boolean-value="false" calcext:value-type="boolean">
            <text:p>FALSE</text:p>
          </table:table-cell>
          <table:table-cell table:style-name="Default" table:formula="of:=IF(['Event Times'.$E932]=['Event Times'.K$2];['Event Times'.$F932])" office:value-type="float" office:value="0.613" calcext:value-type="float">
            <text:p>0.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45" calcext:value-type="float">
            <text:p>2017.345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933]=['Event Times'.G$2];['Event Times'.$F933])" office:value-type="float" office:value="0.396" calcext:value-type="float">
            <text:p>0.396</text:p>
          </table:table-cell>
          <table:table-cell table:formula="of:=IF(['Event Times'.$E933]=['Event Times'.H$2];['Event Times'.$F933])" office:value-type="boolean" office:boolean-value="false" calcext:value-type="boolean">
            <text:p>FALSE</text:p>
          </table:table-cell>
          <table:table-cell table:formula="of:=IF(['Event Times'.$E933]=['Event Times'.I$2];['Event Times'.$F933])" office:value-type="boolean" office:boolean-value="false" calcext:value-type="boolean">
            <text:p>FALSE</text:p>
          </table:table-cell>
          <table:table-cell table:formula="of:=IF(['Event Times'.$E933]=['Event Times'.J$2];['Event Times'.$F933])" office:value-type="boolean" office:boolean-value="false" calcext:value-type="boolean">
            <text:p>FALSE</text:p>
          </table:table-cell>
          <table:table-cell table:formula="of:=IF(['Event Times'.$E933]=['Event Times'.K$2];['Event Times'.$F93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45" calcext:value-type="float">
            <text:p>2017.345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51" calcext:value-type="float">
            <text:p>0.351</text:p>
          </table:table-cell>
          <table:table-cell table:formula="of:=IF(['Event Times'.$E934]=['Event Times'.G$2];['Event Times'.$F934])" office:value-type="boolean" office:boolean-value="false" calcext:value-type="boolean">
            <text:p>FALSE</text:p>
          </table:table-cell>
          <table:table-cell table:style-name="Default" table:formula="of:=IF(['Event Times'.$E934]=['Event Times'.H$2];['Event Times'.$F934])" office:value-type="float" office:value="0.351" calcext:value-type="float">
            <text:p>0.351</text:p>
          </table:table-cell>
          <table:table-cell table:formula="of:=IF(['Event Times'.$E934]=['Event Times'.I$2];['Event Times'.$F934])" office:value-type="boolean" office:boolean-value="false" calcext:value-type="boolean">
            <text:p>FALSE</text:p>
          </table:table-cell>
          <table:table-cell table:formula="of:=IF(['Event Times'.$E934]=['Event Times'.J$2];['Event Times'.$F934])" office:value-type="boolean" office:boolean-value="false" calcext:value-type="boolean">
            <text:p>FALSE</text:p>
          </table:table-cell>
          <table:table-cell table:formula="of:=IF(['Event Times'.$E934]=['Event Times'.K$2];['Event Times'.$F93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45" calcext:value-type="float">
            <text:p>2017.345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85" calcext:value-type="float">
            <text:p>0.485</text:p>
          </table:table-cell>
          <table:table-cell table:formula="of:=IF(['Event Times'.$E935]=['Event Times'.G$2];['Event Times'.$F935])" office:value-type="boolean" office:boolean-value="false" calcext:value-type="boolean">
            <text:p>FALSE</text:p>
          </table:table-cell>
          <table:table-cell table:formula="of:=IF(['Event Times'.$E935]=['Event Times'.H$2];['Event Times'.$F935])" office:value-type="boolean" office:boolean-value="false" calcext:value-type="boolean">
            <text:p>FALSE</text:p>
          </table:table-cell>
          <table:table-cell table:style-name="Default" table:formula="of:=IF(['Event Times'.$E935]=['Event Times'.I$2];['Event Times'.$F935])" office:value-type="float" office:value="0.485" calcext:value-type="float">
            <text:p>0.485</text:p>
          </table:table-cell>
          <table:table-cell table:formula="of:=IF(['Event Times'.$E935]=['Event Times'.J$2];['Event Times'.$F935])" office:value-type="boolean" office:boolean-value="false" calcext:value-type="boolean">
            <text:p>FALSE</text:p>
          </table:table-cell>
          <table:table-cell table:formula="of:=IF(['Event Times'.$E935]=['Event Times'.K$2];['Event Times'.$F93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45" calcext:value-type="float">
            <text:p>2017.345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3" calcext:value-type="float">
            <text:p>0.433</text:p>
          </table:table-cell>
          <table:table-cell table:formula="of:=IF(['Event Times'.$E936]=['Event Times'.G$2];['Event Times'.$F936])" office:value-type="boolean" office:boolean-value="false" calcext:value-type="boolean">
            <text:p>FALSE</text:p>
          </table:table-cell>
          <table:table-cell table:formula="of:=IF(['Event Times'.$E936]=['Event Times'.H$2];['Event Times'.$F936])" office:value-type="boolean" office:boolean-value="false" calcext:value-type="boolean">
            <text:p>FALSE</text:p>
          </table:table-cell>
          <table:table-cell table:formula="of:=IF(['Event Times'.$E936]=['Event Times'.I$2];['Event Times'.$F936])" office:value-type="boolean" office:boolean-value="false" calcext:value-type="boolean">
            <text:p>FALSE</text:p>
          </table:table-cell>
          <table:table-cell table:style-name="Default" table:formula="of:=IF(['Event Times'.$E936]=['Event Times'.J$2];['Event Times'.$F936])" office:value-type="float" office:value="0.433" calcext:value-type="float">
            <text:p>0.433</text:p>
          </table:table-cell>
          <table:table-cell table:formula="of:=IF(['Event Times'.$E936]=['Event Times'.K$2];['Event Times'.$F93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45" calcext:value-type="float">
            <text:p>2017.345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1" calcext:value-type="float">
            <text:p>0.611</text:p>
          </table:table-cell>
          <table:table-cell table:formula="of:=IF(['Event Times'.$E937]=['Event Times'.G$2];['Event Times'.$F937])" office:value-type="boolean" office:boolean-value="false" calcext:value-type="boolean">
            <text:p>FALSE</text:p>
          </table:table-cell>
          <table:table-cell table:formula="of:=IF(['Event Times'.$E937]=['Event Times'.H$2];['Event Times'.$F937])" office:value-type="boolean" office:boolean-value="false" calcext:value-type="boolean">
            <text:p>FALSE</text:p>
          </table:table-cell>
          <table:table-cell table:formula="of:=IF(['Event Times'.$E937]=['Event Times'.I$2];['Event Times'.$F937])" office:value-type="boolean" office:boolean-value="false" calcext:value-type="boolean">
            <text:p>FALSE</text:p>
          </table:table-cell>
          <table:table-cell table:formula="of:=IF(['Event Times'.$E937]=['Event Times'.J$2];['Event Times'.$F937])" office:value-type="boolean" office:boolean-value="false" calcext:value-type="boolean">
            <text:p>FALSE</text:p>
          </table:table-cell>
          <table:table-cell table:style-name="Default" table:formula="of:=IF(['Event Times'.$E937]=['Event Times'.K$2];['Event Times'.$F937])" office:value-type="float" office:value="0.611" calcext:value-type="float">
            <text:p>0.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48" calcext:value-type="float">
            <text:p>2017.348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.397</text:p>
          </table:table-cell>
          <table:table-cell table:style-name="Default" table:formula="of:=IF(['Event Times'.$E938]=['Event Times'.G$2];['Event Times'.$F938])" office:value-type="float" office:value="0.397" calcext:value-type="float">
            <text:p>0.397</text:p>
          </table:table-cell>
          <table:table-cell table:formula="of:=IF(['Event Times'.$E938]=['Event Times'.H$2];['Event Times'.$F938])" office:value-type="boolean" office:boolean-value="false" calcext:value-type="boolean">
            <text:p>FALSE</text:p>
          </table:table-cell>
          <table:table-cell table:formula="of:=IF(['Event Times'.$E938]=['Event Times'.I$2];['Event Times'.$F938])" office:value-type="boolean" office:boolean-value="false" calcext:value-type="boolean">
            <text:p>FALSE</text:p>
          </table:table-cell>
          <table:table-cell table:formula="of:=IF(['Event Times'.$E938]=['Event Times'.J$2];['Event Times'.$F938])" office:value-type="boolean" office:boolean-value="false" calcext:value-type="boolean">
            <text:p>FALSE</text:p>
          </table:table-cell>
          <table:table-cell table:formula="of:=IF(['Event Times'.$E938]=['Event Times'.K$2];['Event Times'.$F93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48" calcext:value-type="float">
            <text:p>2017.348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38" calcext:value-type="float">
            <text:p>0.338</text:p>
          </table:table-cell>
          <table:table-cell table:formula="of:=IF(['Event Times'.$E939]=['Event Times'.G$2];['Event Times'.$F939])" office:value-type="boolean" office:boolean-value="false" calcext:value-type="boolean">
            <text:p>FALSE</text:p>
          </table:table-cell>
          <table:table-cell table:style-name="Default" table:formula="of:=IF(['Event Times'.$E939]=['Event Times'.H$2];['Event Times'.$F939])" office:value-type="float" office:value="0.338" calcext:value-type="float">
            <text:p>0.338</text:p>
          </table:table-cell>
          <table:table-cell table:formula="of:=IF(['Event Times'.$E939]=['Event Times'.I$2];['Event Times'.$F939])" office:value-type="boolean" office:boolean-value="false" calcext:value-type="boolean">
            <text:p>FALSE</text:p>
          </table:table-cell>
          <table:table-cell table:formula="of:=IF(['Event Times'.$E939]=['Event Times'.J$2];['Event Times'.$F939])" office:value-type="boolean" office:boolean-value="false" calcext:value-type="boolean">
            <text:p>FALSE</text:p>
          </table:table-cell>
          <table:table-cell table:formula="of:=IF(['Event Times'.$E939]=['Event Times'.K$2];['Event Times'.$F93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48" calcext:value-type="float">
            <text:p>2017.348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86" calcext:value-type="float">
            <text:p>0.486</text:p>
          </table:table-cell>
          <table:table-cell table:formula="of:=IF(['Event Times'.$E940]=['Event Times'.G$2];['Event Times'.$F940])" office:value-type="boolean" office:boolean-value="false" calcext:value-type="boolean">
            <text:p>FALSE</text:p>
          </table:table-cell>
          <table:table-cell table:formula="of:=IF(['Event Times'.$E940]=['Event Times'.H$2];['Event Times'.$F940])" office:value-type="boolean" office:boolean-value="false" calcext:value-type="boolean">
            <text:p>FALSE</text:p>
          </table:table-cell>
          <table:table-cell table:style-name="Default" table:formula="of:=IF(['Event Times'.$E940]=['Event Times'.I$2];['Event Times'.$F940])" office:value-type="float" office:value="0.486" calcext:value-type="float">
            <text:p>0.486</text:p>
          </table:table-cell>
          <table:table-cell table:formula="of:=IF(['Event Times'.$E940]=['Event Times'.J$2];['Event Times'.$F940])" office:value-type="boolean" office:boolean-value="false" calcext:value-type="boolean">
            <text:p>FALSE</text:p>
          </table:table-cell>
          <table:table-cell table:formula="of:=IF(['Event Times'.$E940]=['Event Times'.K$2];['Event Times'.$F94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48" calcext:value-type="float">
            <text:p>2017.348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5" calcext:value-type="float">
            <text:p>0.435</text:p>
          </table:table-cell>
          <table:table-cell table:formula="of:=IF(['Event Times'.$E941]=['Event Times'.G$2];['Event Times'.$F941])" office:value-type="boolean" office:boolean-value="false" calcext:value-type="boolean">
            <text:p>FALSE</text:p>
          </table:table-cell>
          <table:table-cell table:formula="of:=IF(['Event Times'.$E941]=['Event Times'.H$2];['Event Times'.$F941])" office:value-type="boolean" office:boolean-value="false" calcext:value-type="boolean">
            <text:p>FALSE</text:p>
          </table:table-cell>
          <table:table-cell table:formula="of:=IF(['Event Times'.$E941]=['Event Times'.I$2];['Event Times'.$F941])" office:value-type="boolean" office:boolean-value="false" calcext:value-type="boolean">
            <text:p>FALSE</text:p>
          </table:table-cell>
          <table:table-cell table:style-name="Default" table:formula="of:=IF(['Event Times'.$E941]=['Event Times'.J$2];['Event Times'.$F941])" office:value-type="float" office:value="0.435" calcext:value-type="float">
            <text:p>0.435</text:p>
          </table:table-cell>
          <table:table-cell table:formula="of:=IF(['Event Times'.$E941]=['Event Times'.K$2];['Event Times'.$F94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48" calcext:value-type="float">
            <text:p>2017.348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IF(['Event Times'.$E942]=['Event Times'.G$2];['Event Times'.$F942])" office:value-type="boolean" office:boolean-value="false" calcext:value-type="boolean">
            <text:p>FALSE</text:p>
          </table:table-cell>
          <table:table-cell table:formula="of:=IF(['Event Times'.$E942]=['Event Times'.H$2];['Event Times'.$F942])" office:value-type="boolean" office:boolean-value="false" calcext:value-type="boolean">
            <text:p>FALSE</text:p>
          </table:table-cell>
          <table:table-cell table:formula="of:=IF(['Event Times'.$E942]=['Event Times'.I$2];['Event Times'.$F942])" office:value-type="boolean" office:boolean-value="false" calcext:value-type="boolean">
            <text:p>FALSE</text:p>
          </table:table-cell>
          <table:table-cell table:formula="of:=IF(['Event Times'.$E942]=['Event Times'.J$2];['Event Times'.$F942])" office:value-type="boolean" office:boolean-value="false" calcext:value-type="boolean">
            <text:p>FALSE</text:p>
          </table:table-cell>
          <table:table-cell table:style-name="Default" table:formula="of:=IF(['Event Times'.$E942]=['Event Times'.K$2];['Event Times'.$F942])" office:value-type="float" office:value="0.605" calcext:value-type="float">
            <text:p>0.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51" calcext:value-type="float">
            <text:p>2017.351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4" calcext:value-type="float">
            <text:p>0.394</text:p>
          </table:table-cell>
          <table:table-cell table:style-name="Default" table:formula="of:=IF(['Event Times'.$E943]=['Event Times'.G$2];['Event Times'.$F943])" office:value-type="float" office:value="0.394" calcext:value-type="float">
            <text:p>0.394</text:p>
          </table:table-cell>
          <table:table-cell table:formula="of:=IF(['Event Times'.$E943]=['Event Times'.H$2];['Event Times'.$F943])" office:value-type="boolean" office:boolean-value="false" calcext:value-type="boolean">
            <text:p>FALSE</text:p>
          </table:table-cell>
          <table:table-cell table:formula="of:=IF(['Event Times'.$E943]=['Event Times'.I$2];['Event Times'.$F943])" office:value-type="boolean" office:boolean-value="false" calcext:value-type="boolean">
            <text:p>FALSE</text:p>
          </table:table-cell>
          <table:table-cell table:formula="of:=IF(['Event Times'.$E943]=['Event Times'.J$2];['Event Times'.$F943])" office:value-type="boolean" office:boolean-value="false" calcext:value-type="boolean">
            <text:p>FALSE</text:p>
          </table:table-cell>
          <table:table-cell table:formula="of:=IF(['Event Times'.$E943]=['Event Times'.K$2];['Event Times'.$F94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51" calcext:value-type="float">
            <text:p>2017.351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45" calcext:value-type="float">
            <text:p>0.345</text:p>
          </table:table-cell>
          <table:table-cell table:formula="of:=IF(['Event Times'.$E944]=['Event Times'.G$2];['Event Times'.$F944])" office:value-type="boolean" office:boolean-value="false" calcext:value-type="boolean">
            <text:p>FALSE</text:p>
          </table:table-cell>
          <table:table-cell table:style-name="Default" table:formula="of:=IF(['Event Times'.$E944]=['Event Times'.H$2];['Event Times'.$F944])" office:value-type="float" office:value="0.345" calcext:value-type="float">
            <text:p>0.345</text:p>
          </table:table-cell>
          <table:table-cell table:formula="of:=IF(['Event Times'.$E944]=['Event Times'.I$2];['Event Times'.$F944])" office:value-type="boolean" office:boolean-value="false" calcext:value-type="boolean">
            <text:p>FALSE</text:p>
          </table:table-cell>
          <table:table-cell table:formula="of:=IF(['Event Times'.$E944]=['Event Times'.J$2];['Event Times'.$F944])" office:value-type="boolean" office:boolean-value="false" calcext:value-type="boolean">
            <text:p>FALSE</text:p>
          </table:table-cell>
          <table:table-cell table:formula="of:=IF(['Event Times'.$E944]=['Event Times'.K$2];['Event Times'.$F94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51" calcext:value-type="float">
            <text:p>2017.351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503" calcext:value-type="float">
            <text:p>0.503</text:p>
          </table:table-cell>
          <table:table-cell table:formula="of:=IF(['Event Times'.$E945]=['Event Times'.G$2];['Event Times'.$F945])" office:value-type="boolean" office:boolean-value="false" calcext:value-type="boolean">
            <text:p>FALSE</text:p>
          </table:table-cell>
          <table:table-cell table:formula="of:=IF(['Event Times'.$E945]=['Event Times'.H$2];['Event Times'.$F945])" office:value-type="boolean" office:boolean-value="false" calcext:value-type="boolean">
            <text:p>FALSE</text:p>
          </table:table-cell>
          <table:table-cell table:style-name="Default" table:formula="of:=IF(['Event Times'.$E945]=['Event Times'.I$2];['Event Times'.$F945])" office:value-type="float" office:value="0.503" calcext:value-type="float">
            <text:p>0.503</text:p>
          </table:table-cell>
          <table:table-cell table:formula="of:=IF(['Event Times'.$E945]=['Event Times'.J$2];['Event Times'.$F945])" office:value-type="boolean" office:boolean-value="false" calcext:value-type="boolean">
            <text:p>FALSE</text:p>
          </table:table-cell>
          <table:table-cell table:formula="of:=IF(['Event Times'.$E945]=['Event Times'.K$2];['Event Times'.$F94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51" calcext:value-type="float">
            <text:p>2017.351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44" calcext:value-type="float">
            <text:p>0.444</text:p>
          </table:table-cell>
          <table:table-cell table:formula="of:=IF(['Event Times'.$E946]=['Event Times'.G$2];['Event Times'.$F946])" office:value-type="boolean" office:boolean-value="false" calcext:value-type="boolean">
            <text:p>FALSE</text:p>
          </table:table-cell>
          <table:table-cell table:formula="of:=IF(['Event Times'.$E946]=['Event Times'.H$2];['Event Times'.$F946])" office:value-type="boolean" office:boolean-value="false" calcext:value-type="boolean">
            <text:p>FALSE</text:p>
          </table:table-cell>
          <table:table-cell table:formula="of:=IF(['Event Times'.$E946]=['Event Times'.I$2];['Event Times'.$F946])" office:value-type="boolean" office:boolean-value="false" calcext:value-type="boolean">
            <text:p>FALSE</text:p>
          </table:table-cell>
          <table:table-cell table:style-name="Default" table:formula="of:=IF(['Event Times'.$E946]=['Event Times'.J$2];['Event Times'.$F946])" office:value-type="float" office:value="0.444" calcext:value-type="float">
            <text:p>0.444</text:p>
          </table:table-cell>
          <table:table-cell table:formula="of:=IF(['Event Times'.$E946]=['Event Times'.K$2];['Event Times'.$F94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51" calcext:value-type="float">
            <text:p>2017.351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7" calcext:value-type="float">
            <text:p>0.607</text:p>
          </table:table-cell>
          <table:table-cell table:formula="of:=IF(['Event Times'.$E947]=['Event Times'.G$2];['Event Times'.$F947])" office:value-type="boolean" office:boolean-value="false" calcext:value-type="boolean">
            <text:p>FALSE</text:p>
          </table:table-cell>
          <table:table-cell table:formula="of:=IF(['Event Times'.$E947]=['Event Times'.H$2];['Event Times'.$F947])" office:value-type="boolean" office:boolean-value="false" calcext:value-type="boolean">
            <text:p>FALSE</text:p>
          </table:table-cell>
          <table:table-cell table:formula="of:=IF(['Event Times'.$E947]=['Event Times'.I$2];['Event Times'.$F947])" office:value-type="boolean" office:boolean-value="false" calcext:value-type="boolean">
            <text:p>FALSE</text:p>
          </table:table-cell>
          <table:table-cell table:formula="of:=IF(['Event Times'.$E947]=['Event Times'.J$2];['Event Times'.$F947])" office:value-type="boolean" office:boolean-value="false" calcext:value-type="boolean">
            <text:p>FALSE</text:p>
          </table:table-cell>
          <table:table-cell table:style-name="Default" table:formula="of:=IF(['Event Times'.$E947]=['Event Times'.K$2];['Event Times'.$F947])" office:value-type="float" office:value="0.607" calcext:value-type="float">
            <text:p>0.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53" calcext:value-type="float">
            <text:p>2017.353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948]=['Event Times'.G$2];['Event Times'.$F948])" office:value-type="float" office:value="0.396" calcext:value-type="float">
            <text:p>0.396</text:p>
          </table:table-cell>
          <table:table-cell table:formula="of:=IF(['Event Times'.$E948]=['Event Times'.H$2];['Event Times'.$F948])" office:value-type="boolean" office:boolean-value="false" calcext:value-type="boolean">
            <text:p>FALSE</text:p>
          </table:table-cell>
          <table:table-cell table:formula="of:=IF(['Event Times'.$E948]=['Event Times'.I$2];['Event Times'.$F948])" office:value-type="boolean" office:boolean-value="false" calcext:value-type="boolean">
            <text:p>FALSE</text:p>
          </table:table-cell>
          <table:table-cell table:formula="of:=IF(['Event Times'.$E948]=['Event Times'.J$2];['Event Times'.$F948])" office:value-type="boolean" office:boolean-value="false" calcext:value-type="boolean">
            <text:p>FALSE</text:p>
          </table:table-cell>
          <table:table-cell table:formula="of:=IF(['Event Times'.$E948]=['Event Times'.K$2];['Event Times'.$F94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53" calcext:value-type="float">
            <text:p>2017.353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46" calcext:value-type="float">
            <text:p>0.346</text:p>
          </table:table-cell>
          <table:table-cell table:formula="of:=IF(['Event Times'.$E949]=['Event Times'.G$2];['Event Times'.$F949])" office:value-type="boolean" office:boolean-value="false" calcext:value-type="boolean">
            <text:p>FALSE</text:p>
          </table:table-cell>
          <table:table-cell table:style-name="Default" table:formula="of:=IF(['Event Times'.$E949]=['Event Times'.H$2];['Event Times'.$F949])" office:value-type="float" office:value="0.346" calcext:value-type="float">
            <text:p>0.346</text:p>
          </table:table-cell>
          <table:table-cell table:formula="of:=IF(['Event Times'.$E949]=['Event Times'.I$2];['Event Times'.$F949])" office:value-type="boolean" office:boolean-value="false" calcext:value-type="boolean">
            <text:p>FALSE</text:p>
          </table:table-cell>
          <table:table-cell table:formula="of:=IF(['Event Times'.$E949]=['Event Times'.J$2];['Event Times'.$F949])" office:value-type="boolean" office:boolean-value="false" calcext:value-type="boolean">
            <text:p>FALSE</text:p>
          </table:table-cell>
          <table:table-cell table:formula="of:=IF(['Event Times'.$E949]=['Event Times'.K$2];['Event Times'.$F94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53" calcext:value-type="float">
            <text:p>2017.353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89" calcext:value-type="float">
            <text:p>0.489</text:p>
          </table:table-cell>
          <table:table-cell table:formula="of:=IF(['Event Times'.$E950]=['Event Times'.G$2];['Event Times'.$F950])" office:value-type="boolean" office:boolean-value="false" calcext:value-type="boolean">
            <text:p>FALSE</text:p>
          </table:table-cell>
          <table:table-cell table:formula="of:=IF(['Event Times'.$E950]=['Event Times'.H$2];['Event Times'.$F950])" office:value-type="boolean" office:boolean-value="false" calcext:value-type="boolean">
            <text:p>FALSE</text:p>
          </table:table-cell>
          <table:table-cell table:style-name="Default" table:formula="of:=IF(['Event Times'.$E950]=['Event Times'.I$2];['Event Times'.$F950])" office:value-type="float" office:value="0.489" calcext:value-type="float">
            <text:p>0.489</text:p>
          </table:table-cell>
          <table:table-cell table:formula="of:=IF(['Event Times'.$E950]=['Event Times'.J$2];['Event Times'.$F950])" office:value-type="boolean" office:boolean-value="false" calcext:value-type="boolean">
            <text:p>FALSE</text:p>
          </table:table-cell>
          <table:table-cell table:formula="of:=IF(['Event Times'.$E950]=['Event Times'.K$2];['Event Times'.$F95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53" calcext:value-type="float">
            <text:p>2017.353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3" calcext:value-type="float">
            <text:p>0.433</text:p>
          </table:table-cell>
          <table:table-cell table:formula="of:=IF(['Event Times'.$E951]=['Event Times'.G$2];['Event Times'.$F951])" office:value-type="boolean" office:boolean-value="false" calcext:value-type="boolean">
            <text:p>FALSE</text:p>
          </table:table-cell>
          <table:table-cell table:formula="of:=IF(['Event Times'.$E951]=['Event Times'.H$2];['Event Times'.$F951])" office:value-type="boolean" office:boolean-value="false" calcext:value-type="boolean">
            <text:p>FALSE</text:p>
          </table:table-cell>
          <table:table-cell table:formula="of:=IF(['Event Times'.$E951]=['Event Times'.I$2];['Event Times'.$F951])" office:value-type="boolean" office:boolean-value="false" calcext:value-type="boolean">
            <text:p>FALSE</text:p>
          </table:table-cell>
          <table:table-cell table:style-name="Default" table:formula="of:=IF(['Event Times'.$E951]=['Event Times'.J$2];['Event Times'.$F951])" office:value-type="float" office:value="0.433" calcext:value-type="float">
            <text:p>0.433</text:p>
          </table:table-cell>
          <table:table-cell table:formula="of:=IF(['Event Times'.$E951]=['Event Times'.K$2];['Event Times'.$F95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53" calcext:value-type="float">
            <text:p>2017.353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8" calcext:value-type="float">
            <text:p>0.608</text:p>
          </table:table-cell>
          <table:table-cell table:formula="of:=IF(['Event Times'.$E952]=['Event Times'.G$2];['Event Times'.$F952])" office:value-type="boolean" office:boolean-value="false" calcext:value-type="boolean">
            <text:p>FALSE</text:p>
          </table:table-cell>
          <table:table-cell table:formula="of:=IF(['Event Times'.$E952]=['Event Times'.H$2];['Event Times'.$F952])" office:value-type="boolean" office:boolean-value="false" calcext:value-type="boolean">
            <text:p>FALSE</text:p>
          </table:table-cell>
          <table:table-cell table:formula="of:=IF(['Event Times'.$E952]=['Event Times'.I$2];['Event Times'.$F952])" office:value-type="boolean" office:boolean-value="false" calcext:value-type="boolean">
            <text:p>FALSE</text:p>
          </table:table-cell>
          <table:table-cell table:formula="of:=IF(['Event Times'.$E952]=['Event Times'.J$2];['Event Times'.$F952])" office:value-type="boolean" office:boolean-value="false" calcext:value-type="boolean">
            <text:p>FALSE</text:p>
          </table:table-cell>
          <table:table-cell table:style-name="Default" table:formula="of:=IF(['Event Times'.$E952]=['Event Times'.K$2];['Event Times'.$F952])" office:value-type="float" office:value="0.608" calcext:value-type="float">
            <text:p>0.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56" calcext:value-type="float">
            <text:p>2017.356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953]=['Event Times'.G$2];['Event Times'.$F953])" office:value-type="float" office:value="0.396" calcext:value-type="float">
            <text:p>0.396</text:p>
          </table:table-cell>
          <table:table-cell table:formula="of:=IF(['Event Times'.$E953]=['Event Times'.H$2];['Event Times'.$F953])" office:value-type="boolean" office:boolean-value="false" calcext:value-type="boolean">
            <text:p>FALSE</text:p>
          </table:table-cell>
          <table:table-cell table:formula="of:=IF(['Event Times'.$E953]=['Event Times'.I$2];['Event Times'.$F953])" office:value-type="boolean" office:boolean-value="false" calcext:value-type="boolean">
            <text:p>FALSE</text:p>
          </table:table-cell>
          <table:table-cell table:formula="of:=IF(['Event Times'.$E953]=['Event Times'.J$2];['Event Times'.$F953])" office:value-type="boolean" office:boolean-value="false" calcext:value-type="boolean">
            <text:p>FALSE</text:p>
          </table:table-cell>
          <table:table-cell table:formula="of:=IF(['Event Times'.$E953]=['Event Times'.K$2];['Event Times'.$F95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56" calcext:value-type="float">
            <text:p>2017.356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45" calcext:value-type="float">
            <text:p>0.345</text:p>
          </table:table-cell>
          <table:table-cell table:formula="of:=IF(['Event Times'.$E954]=['Event Times'.G$2];['Event Times'.$F954])" office:value-type="boolean" office:boolean-value="false" calcext:value-type="boolean">
            <text:p>FALSE</text:p>
          </table:table-cell>
          <table:table-cell table:style-name="Default" table:formula="of:=IF(['Event Times'.$E954]=['Event Times'.H$2];['Event Times'.$F954])" office:value-type="float" office:value="0.345" calcext:value-type="float">
            <text:p>0.345</text:p>
          </table:table-cell>
          <table:table-cell table:formula="of:=IF(['Event Times'.$E954]=['Event Times'.I$2];['Event Times'.$F954])" office:value-type="boolean" office:boolean-value="false" calcext:value-type="boolean">
            <text:p>FALSE</text:p>
          </table:table-cell>
          <table:table-cell table:formula="of:=IF(['Event Times'.$E954]=['Event Times'.J$2];['Event Times'.$F954])" office:value-type="boolean" office:boolean-value="false" calcext:value-type="boolean">
            <text:p>FALSE</text:p>
          </table:table-cell>
          <table:table-cell table:formula="of:=IF(['Event Times'.$E954]=['Event Times'.K$2];['Event Times'.$F95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56" calcext:value-type="float">
            <text:p>2017.356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87" calcext:value-type="float">
            <text:p>0.487</text:p>
          </table:table-cell>
          <table:table-cell table:formula="of:=IF(['Event Times'.$E955]=['Event Times'.G$2];['Event Times'.$F955])" office:value-type="boolean" office:boolean-value="false" calcext:value-type="boolean">
            <text:p>FALSE</text:p>
          </table:table-cell>
          <table:table-cell table:formula="of:=IF(['Event Times'.$E955]=['Event Times'.H$2];['Event Times'.$F955])" office:value-type="boolean" office:boolean-value="false" calcext:value-type="boolean">
            <text:p>FALSE</text:p>
          </table:table-cell>
          <table:table-cell table:style-name="Default" table:formula="of:=IF(['Event Times'.$E955]=['Event Times'.I$2];['Event Times'.$F955])" office:value-type="float" office:value="0.487" calcext:value-type="float">
            <text:p>0.487</text:p>
          </table:table-cell>
          <table:table-cell table:formula="of:=IF(['Event Times'.$E955]=['Event Times'.J$2];['Event Times'.$F955])" office:value-type="boolean" office:boolean-value="false" calcext:value-type="boolean">
            <text:p>FALSE</text:p>
          </table:table-cell>
          <table:table-cell table:formula="of:=IF(['Event Times'.$E955]=['Event Times'.K$2];['Event Times'.$F95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56" calcext:value-type="float">
            <text:p>2017.356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4" calcext:value-type="float">
            <text:p>0.434</text:p>
          </table:table-cell>
          <table:table-cell table:formula="of:=IF(['Event Times'.$E956]=['Event Times'.G$2];['Event Times'.$F956])" office:value-type="boolean" office:boolean-value="false" calcext:value-type="boolean">
            <text:p>FALSE</text:p>
          </table:table-cell>
          <table:table-cell table:formula="of:=IF(['Event Times'.$E956]=['Event Times'.H$2];['Event Times'.$F956])" office:value-type="boolean" office:boolean-value="false" calcext:value-type="boolean">
            <text:p>FALSE</text:p>
          </table:table-cell>
          <table:table-cell table:formula="of:=IF(['Event Times'.$E956]=['Event Times'.I$2];['Event Times'.$F956])" office:value-type="boolean" office:boolean-value="false" calcext:value-type="boolean">
            <text:p>FALSE</text:p>
          </table:table-cell>
          <table:table-cell table:style-name="Default" table:formula="of:=IF(['Event Times'.$E956]=['Event Times'.J$2];['Event Times'.$F956])" office:value-type="float" office:value="0.434" calcext:value-type="float">
            <text:p>0.434</text:p>
          </table:table-cell>
          <table:table-cell table:formula="of:=IF(['Event Times'.$E956]=['Event Times'.K$2];['Event Times'.$F95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56" calcext:value-type="float">
            <text:p>2017.356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8" calcext:value-type="float">
            <text:p>0.608</text:p>
          </table:table-cell>
          <table:table-cell table:formula="of:=IF(['Event Times'.$E957]=['Event Times'.G$2];['Event Times'.$F957])" office:value-type="boolean" office:boolean-value="false" calcext:value-type="boolean">
            <text:p>FALSE</text:p>
          </table:table-cell>
          <table:table-cell table:formula="of:=IF(['Event Times'.$E957]=['Event Times'.H$2];['Event Times'.$F957])" office:value-type="boolean" office:boolean-value="false" calcext:value-type="boolean">
            <text:p>FALSE</text:p>
          </table:table-cell>
          <table:table-cell table:formula="of:=IF(['Event Times'.$E957]=['Event Times'.I$2];['Event Times'.$F957])" office:value-type="boolean" office:boolean-value="false" calcext:value-type="boolean">
            <text:p>FALSE</text:p>
          </table:table-cell>
          <table:table-cell table:formula="of:=IF(['Event Times'.$E957]=['Event Times'.J$2];['Event Times'.$F957])" office:value-type="boolean" office:boolean-value="false" calcext:value-type="boolean">
            <text:p>FALSE</text:p>
          </table:table-cell>
          <table:table-cell table:style-name="Default" table:formula="of:=IF(['Event Times'.$E957]=['Event Times'.K$2];['Event Times'.$F957])" office:value-type="float" office:value="0.608" calcext:value-type="float">
            <text:p>0.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59" calcext:value-type="float">
            <text:p>2017.359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5" calcext:value-type="float">
            <text:p>0.395</text:p>
          </table:table-cell>
          <table:table-cell table:style-name="Default" table:formula="of:=IF(['Event Times'.$E958]=['Event Times'.G$2];['Event Times'.$F958])" office:value-type="float" office:value="0.395" calcext:value-type="float">
            <text:p>0.395</text:p>
          </table:table-cell>
          <table:table-cell table:formula="of:=IF(['Event Times'.$E958]=['Event Times'.H$2];['Event Times'.$F958])" office:value-type="boolean" office:boolean-value="false" calcext:value-type="boolean">
            <text:p>FALSE</text:p>
          </table:table-cell>
          <table:table-cell table:formula="of:=IF(['Event Times'.$E958]=['Event Times'.I$2];['Event Times'.$F958])" office:value-type="boolean" office:boolean-value="false" calcext:value-type="boolean">
            <text:p>FALSE</text:p>
          </table:table-cell>
          <table:table-cell table:formula="of:=IF(['Event Times'.$E958]=['Event Times'.J$2];['Event Times'.$F958])" office:value-type="boolean" office:boolean-value="false" calcext:value-type="boolean">
            <text:p>FALSE</text:p>
          </table:table-cell>
          <table:table-cell table:formula="of:=IF(['Event Times'.$E958]=['Event Times'.K$2];['Event Times'.$F95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59" calcext:value-type="float">
            <text:p>2017.359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46" calcext:value-type="float">
            <text:p>0.346</text:p>
          </table:table-cell>
          <table:table-cell table:formula="of:=IF(['Event Times'.$E959]=['Event Times'.G$2];['Event Times'.$F959])" office:value-type="boolean" office:boolean-value="false" calcext:value-type="boolean">
            <text:p>FALSE</text:p>
          </table:table-cell>
          <table:table-cell table:style-name="Default" table:formula="of:=IF(['Event Times'.$E959]=['Event Times'.H$2];['Event Times'.$F959])" office:value-type="float" office:value="0.346" calcext:value-type="float">
            <text:p>0.346</text:p>
          </table:table-cell>
          <table:table-cell table:formula="of:=IF(['Event Times'.$E959]=['Event Times'.I$2];['Event Times'.$F959])" office:value-type="boolean" office:boolean-value="false" calcext:value-type="boolean">
            <text:p>FALSE</text:p>
          </table:table-cell>
          <table:table-cell table:formula="of:=IF(['Event Times'.$E959]=['Event Times'.J$2];['Event Times'.$F959])" office:value-type="boolean" office:boolean-value="false" calcext:value-type="boolean">
            <text:p>FALSE</text:p>
          </table:table-cell>
          <table:table-cell table:formula="of:=IF(['Event Times'.$E959]=['Event Times'.K$2];['Event Times'.$F95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59" calcext:value-type="float">
            <text:p>2017.359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89" calcext:value-type="float">
            <text:p>0.489</text:p>
          </table:table-cell>
          <table:table-cell table:formula="of:=IF(['Event Times'.$E960]=['Event Times'.G$2];['Event Times'.$F960])" office:value-type="boolean" office:boolean-value="false" calcext:value-type="boolean">
            <text:p>FALSE</text:p>
          </table:table-cell>
          <table:table-cell table:formula="of:=IF(['Event Times'.$E960]=['Event Times'.H$2];['Event Times'.$F960])" office:value-type="boolean" office:boolean-value="false" calcext:value-type="boolean">
            <text:p>FALSE</text:p>
          </table:table-cell>
          <table:table-cell table:style-name="Default" table:formula="of:=IF(['Event Times'.$E960]=['Event Times'.I$2];['Event Times'.$F960])" office:value-type="float" office:value="0.489" calcext:value-type="float">
            <text:p>0.489</text:p>
          </table:table-cell>
          <table:table-cell table:formula="of:=IF(['Event Times'.$E960]=['Event Times'.J$2];['Event Times'.$F960])" office:value-type="boolean" office:boolean-value="false" calcext:value-type="boolean">
            <text:p>FALSE</text:p>
          </table:table-cell>
          <table:table-cell table:formula="of:=IF(['Event Times'.$E960]=['Event Times'.K$2];['Event Times'.$F96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59" calcext:value-type="float">
            <text:p>2017.359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5" calcext:value-type="float">
            <text:p>0.435</text:p>
          </table:table-cell>
          <table:table-cell table:formula="of:=IF(['Event Times'.$E961]=['Event Times'.G$2];['Event Times'.$F961])" office:value-type="boolean" office:boolean-value="false" calcext:value-type="boolean">
            <text:p>FALSE</text:p>
          </table:table-cell>
          <table:table-cell table:formula="of:=IF(['Event Times'.$E961]=['Event Times'.H$2];['Event Times'.$F961])" office:value-type="boolean" office:boolean-value="false" calcext:value-type="boolean">
            <text:p>FALSE</text:p>
          </table:table-cell>
          <table:table-cell table:formula="of:=IF(['Event Times'.$E961]=['Event Times'.I$2];['Event Times'.$F961])" office:value-type="boolean" office:boolean-value="false" calcext:value-type="boolean">
            <text:p>FALSE</text:p>
          </table:table-cell>
          <table:table-cell table:style-name="Default" table:formula="of:=IF(['Event Times'.$E961]=['Event Times'.J$2];['Event Times'.$F961])" office:value-type="float" office:value="0.435" calcext:value-type="float">
            <text:p>0.435</text:p>
          </table:table-cell>
          <table:table-cell table:formula="of:=IF(['Event Times'.$E961]=['Event Times'.K$2];['Event Times'.$F96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59" calcext:value-type="float">
            <text:p>2017.359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formula="of:=IF(['Event Times'.$E962]=['Event Times'.G$2];['Event Times'.$F962])" office:value-type="boolean" office:boolean-value="false" calcext:value-type="boolean">
            <text:p>FALSE</text:p>
          </table:table-cell>
          <table:table-cell table:formula="of:=IF(['Event Times'.$E962]=['Event Times'.H$2];['Event Times'.$F962])" office:value-type="boolean" office:boolean-value="false" calcext:value-type="boolean">
            <text:p>FALSE</text:p>
          </table:table-cell>
          <table:table-cell table:formula="of:=IF(['Event Times'.$E962]=['Event Times'.I$2];['Event Times'.$F962])" office:value-type="boolean" office:boolean-value="false" calcext:value-type="boolean">
            <text:p>FALSE</text:p>
          </table:table-cell>
          <table:table-cell table:formula="of:=IF(['Event Times'.$E962]=['Event Times'.J$2];['Event Times'.$F962])" office:value-type="boolean" office:boolean-value="false" calcext:value-type="boolean">
            <text:p>FALSE</text:p>
          </table:table-cell>
          <table:table-cell table:style-name="Default" table:formula="of:=IF(['Event Times'.$E962]=['Event Times'.K$2];['Event Times'.$F962])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62" calcext:value-type="float">
            <text:p>2017.362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3" calcext:value-type="float">
            <text:p>0.393</text:p>
          </table:table-cell>
          <table:table-cell table:style-name="Default" table:formula="of:=IF(['Event Times'.$E963]=['Event Times'.G$2];['Event Times'.$F963])" office:value-type="float" office:value="0.393" calcext:value-type="float">
            <text:p>0.393</text:p>
          </table:table-cell>
          <table:table-cell table:formula="of:=IF(['Event Times'.$E963]=['Event Times'.H$2];['Event Times'.$F963])" office:value-type="boolean" office:boolean-value="false" calcext:value-type="boolean">
            <text:p>FALSE</text:p>
          </table:table-cell>
          <table:table-cell table:formula="of:=IF(['Event Times'.$E963]=['Event Times'.I$2];['Event Times'.$F963])" office:value-type="boolean" office:boolean-value="false" calcext:value-type="boolean">
            <text:p>FALSE</text:p>
          </table:table-cell>
          <table:table-cell table:formula="of:=IF(['Event Times'.$E963]=['Event Times'.J$2];['Event Times'.$F963])" office:value-type="boolean" office:boolean-value="false" calcext:value-type="boolean">
            <text:p>FALSE</text:p>
          </table:table-cell>
          <table:table-cell table:formula="of:=IF(['Event Times'.$E963]=['Event Times'.K$2];['Event Times'.$F96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62" calcext:value-type="float">
            <text:p>2017.362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47" calcext:value-type="float">
            <text:p>0.347</text:p>
          </table:table-cell>
          <table:table-cell table:formula="of:=IF(['Event Times'.$E964]=['Event Times'.G$2];['Event Times'.$F964])" office:value-type="boolean" office:boolean-value="false" calcext:value-type="boolean">
            <text:p>FALSE</text:p>
          </table:table-cell>
          <table:table-cell table:style-name="Default" table:formula="of:=IF(['Event Times'.$E964]=['Event Times'.H$2];['Event Times'.$F964])" office:value-type="float" office:value="0.347" calcext:value-type="float">
            <text:p>0.347</text:p>
          </table:table-cell>
          <table:table-cell table:formula="of:=IF(['Event Times'.$E964]=['Event Times'.I$2];['Event Times'.$F964])" office:value-type="boolean" office:boolean-value="false" calcext:value-type="boolean">
            <text:p>FALSE</text:p>
          </table:table-cell>
          <table:table-cell table:formula="of:=IF(['Event Times'.$E964]=['Event Times'.J$2];['Event Times'.$F964])" office:value-type="boolean" office:boolean-value="false" calcext:value-type="boolean">
            <text:p>FALSE</text:p>
          </table:table-cell>
          <table:table-cell table:formula="of:=IF(['Event Times'.$E964]=['Event Times'.K$2];['Event Times'.$F96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62" calcext:value-type="float">
            <text:p>2017.362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91" calcext:value-type="float">
            <text:p>0.491</text:p>
          </table:table-cell>
          <table:table-cell table:formula="of:=IF(['Event Times'.$E965]=['Event Times'.G$2];['Event Times'.$F965])" office:value-type="boolean" office:boolean-value="false" calcext:value-type="boolean">
            <text:p>FALSE</text:p>
          </table:table-cell>
          <table:table-cell table:formula="of:=IF(['Event Times'.$E965]=['Event Times'.H$2];['Event Times'.$F965])" office:value-type="boolean" office:boolean-value="false" calcext:value-type="boolean">
            <text:p>FALSE</text:p>
          </table:table-cell>
          <table:table-cell table:style-name="Default" table:formula="of:=IF(['Event Times'.$E965]=['Event Times'.I$2];['Event Times'.$F965])" office:value-type="float" office:value="0.491" calcext:value-type="float">
            <text:p>0.491</text:p>
          </table:table-cell>
          <table:table-cell table:formula="of:=IF(['Event Times'.$E965]=['Event Times'.J$2];['Event Times'.$F965])" office:value-type="boolean" office:boolean-value="false" calcext:value-type="boolean">
            <text:p>FALSE</text:p>
          </table:table-cell>
          <table:table-cell table:formula="of:=IF(['Event Times'.$E965]=['Event Times'.K$2];['Event Times'.$F96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62" calcext:value-type="float">
            <text:p>2017.362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3" calcext:value-type="float">
            <text:p>0.433</text:p>
          </table:table-cell>
          <table:table-cell table:formula="of:=IF(['Event Times'.$E966]=['Event Times'.G$2];['Event Times'.$F966])" office:value-type="boolean" office:boolean-value="false" calcext:value-type="boolean">
            <text:p>FALSE</text:p>
          </table:table-cell>
          <table:table-cell table:formula="of:=IF(['Event Times'.$E966]=['Event Times'.H$2];['Event Times'.$F966])" office:value-type="boolean" office:boolean-value="false" calcext:value-type="boolean">
            <text:p>FALSE</text:p>
          </table:table-cell>
          <table:table-cell table:formula="of:=IF(['Event Times'.$E966]=['Event Times'.I$2];['Event Times'.$F966])" office:value-type="boolean" office:boolean-value="false" calcext:value-type="boolean">
            <text:p>FALSE</text:p>
          </table:table-cell>
          <table:table-cell table:style-name="Default" table:formula="of:=IF(['Event Times'.$E966]=['Event Times'.J$2];['Event Times'.$F966])" office:value-type="float" office:value="0.433" calcext:value-type="float">
            <text:p>0.433</text:p>
          </table:table-cell>
          <table:table-cell table:formula="of:=IF(['Event Times'.$E966]=['Event Times'.K$2];['Event Times'.$F96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62" calcext:value-type="float">
            <text:p>2017.362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599" calcext:value-type="float">
            <text:p>0.599</text:p>
          </table:table-cell>
          <table:table-cell table:formula="of:=IF(['Event Times'.$E967]=['Event Times'.G$2];['Event Times'.$F967])" office:value-type="boolean" office:boolean-value="false" calcext:value-type="boolean">
            <text:p>FALSE</text:p>
          </table:table-cell>
          <table:table-cell table:formula="of:=IF(['Event Times'.$E967]=['Event Times'.H$2];['Event Times'.$F967])" office:value-type="boolean" office:boolean-value="false" calcext:value-type="boolean">
            <text:p>FALSE</text:p>
          </table:table-cell>
          <table:table-cell table:formula="of:=IF(['Event Times'.$E967]=['Event Times'.I$2];['Event Times'.$F967])" office:value-type="boolean" office:boolean-value="false" calcext:value-type="boolean">
            <text:p>FALSE</text:p>
          </table:table-cell>
          <table:table-cell table:formula="of:=IF(['Event Times'.$E967]=['Event Times'.J$2];['Event Times'.$F967])" office:value-type="boolean" office:boolean-value="false" calcext:value-type="boolean">
            <text:p>FALSE</text:p>
          </table:table-cell>
          <table:table-cell table:style-name="Default" table:formula="of:=IF(['Event Times'.$E967]=['Event Times'.K$2];['Event Times'.$F967])" office:value-type="float" office:value="0.599" calcext:value-type="float">
            <text:p>0.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64" calcext:value-type="float">
            <text:p>2017.364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5" calcext:value-type="float">
            <text:p>0.395</text:p>
          </table:table-cell>
          <table:table-cell table:style-name="Default" table:formula="of:=IF(['Event Times'.$E968]=['Event Times'.G$2];['Event Times'.$F968])" office:value-type="float" office:value="0.395" calcext:value-type="float">
            <text:p>0.395</text:p>
          </table:table-cell>
          <table:table-cell table:formula="of:=IF(['Event Times'.$E968]=['Event Times'.H$2];['Event Times'.$F968])" office:value-type="boolean" office:boolean-value="false" calcext:value-type="boolean">
            <text:p>FALSE</text:p>
          </table:table-cell>
          <table:table-cell table:formula="of:=IF(['Event Times'.$E968]=['Event Times'.I$2];['Event Times'.$F968])" office:value-type="boolean" office:boolean-value="false" calcext:value-type="boolean">
            <text:p>FALSE</text:p>
          </table:table-cell>
          <table:table-cell table:formula="of:=IF(['Event Times'.$E968]=['Event Times'.J$2];['Event Times'.$F968])" office:value-type="boolean" office:boolean-value="false" calcext:value-type="boolean">
            <text:p>FALSE</text:p>
          </table:table-cell>
          <table:table-cell table:formula="of:=IF(['Event Times'.$E968]=['Event Times'.K$2];['Event Times'.$F96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64" calcext:value-type="float">
            <text:p>2017.364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47" calcext:value-type="float">
            <text:p>0.347</text:p>
          </table:table-cell>
          <table:table-cell table:formula="of:=IF(['Event Times'.$E969]=['Event Times'.G$2];['Event Times'.$F969])" office:value-type="boolean" office:boolean-value="false" calcext:value-type="boolean">
            <text:p>FALSE</text:p>
          </table:table-cell>
          <table:table-cell table:style-name="Default" table:formula="of:=IF(['Event Times'.$E969]=['Event Times'.H$2];['Event Times'.$F969])" office:value-type="float" office:value="0.347" calcext:value-type="float">
            <text:p>0.347</text:p>
          </table:table-cell>
          <table:table-cell table:formula="of:=IF(['Event Times'.$E969]=['Event Times'.I$2];['Event Times'.$F969])" office:value-type="boolean" office:boolean-value="false" calcext:value-type="boolean">
            <text:p>FALSE</text:p>
          </table:table-cell>
          <table:table-cell table:formula="of:=IF(['Event Times'.$E969]=['Event Times'.J$2];['Event Times'.$F969])" office:value-type="boolean" office:boolean-value="false" calcext:value-type="boolean">
            <text:p>FALSE</text:p>
          </table:table-cell>
          <table:table-cell table:formula="of:=IF(['Event Times'.$E969]=['Event Times'.K$2];['Event Times'.$F96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64" calcext:value-type="float">
            <text:p>2017.364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92" calcext:value-type="float">
            <text:p>0.492</text:p>
          </table:table-cell>
          <table:table-cell table:formula="of:=IF(['Event Times'.$E970]=['Event Times'.G$2];['Event Times'.$F970])" office:value-type="boolean" office:boolean-value="false" calcext:value-type="boolean">
            <text:p>FALSE</text:p>
          </table:table-cell>
          <table:table-cell table:formula="of:=IF(['Event Times'.$E970]=['Event Times'.H$2];['Event Times'.$F970])" office:value-type="boolean" office:boolean-value="false" calcext:value-type="boolean">
            <text:p>FALSE</text:p>
          </table:table-cell>
          <table:table-cell table:style-name="Default" table:formula="of:=IF(['Event Times'.$E970]=['Event Times'.I$2];['Event Times'.$F970])" office:value-type="float" office:value="0.492" calcext:value-type="float">
            <text:p>0.492</text:p>
          </table:table-cell>
          <table:table-cell table:formula="of:=IF(['Event Times'.$E970]=['Event Times'.J$2];['Event Times'.$F970])" office:value-type="boolean" office:boolean-value="false" calcext:value-type="boolean">
            <text:p>FALSE</text:p>
          </table:table-cell>
          <table:table-cell table:formula="of:=IF(['Event Times'.$E970]=['Event Times'.K$2];['Event Times'.$F97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64" calcext:value-type="float">
            <text:p>2017.364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4" calcext:value-type="float">
            <text:p>0.434</text:p>
          </table:table-cell>
          <table:table-cell table:formula="of:=IF(['Event Times'.$E971]=['Event Times'.G$2];['Event Times'.$F971])" office:value-type="boolean" office:boolean-value="false" calcext:value-type="boolean">
            <text:p>FALSE</text:p>
          </table:table-cell>
          <table:table-cell table:formula="of:=IF(['Event Times'.$E971]=['Event Times'.H$2];['Event Times'.$F971])" office:value-type="boolean" office:boolean-value="false" calcext:value-type="boolean">
            <text:p>FALSE</text:p>
          </table:table-cell>
          <table:table-cell table:formula="of:=IF(['Event Times'.$E971]=['Event Times'.I$2];['Event Times'.$F971])" office:value-type="boolean" office:boolean-value="false" calcext:value-type="boolean">
            <text:p>FALSE</text:p>
          </table:table-cell>
          <table:table-cell table:style-name="Default" table:formula="of:=IF(['Event Times'.$E971]=['Event Times'.J$2];['Event Times'.$F971])" office:value-type="float" office:value="0.434" calcext:value-type="float">
            <text:p>0.434</text:p>
          </table:table-cell>
          <table:table-cell table:formula="of:=IF(['Event Times'.$E971]=['Event Times'.K$2];['Event Times'.$F97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64" calcext:value-type="float">
            <text:p>2017.364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3" calcext:value-type="float">
            <text:p>0.613</text:p>
          </table:table-cell>
          <table:table-cell table:formula="of:=IF(['Event Times'.$E972]=['Event Times'.G$2];['Event Times'.$F972])" office:value-type="boolean" office:boolean-value="false" calcext:value-type="boolean">
            <text:p>FALSE</text:p>
          </table:table-cell>
          <table:table-cell table:formula="of:=IF(['Event Times'.$E972]=['Event Times'.H$2];['Event Times'.$F972])" office:value-type="boolean" office:boolean-value="false" calcext:value-type="boolean">
            <text:p>FALSE</text:p>
          </table:table-cell>
          <table:table-cell table:formula="of:=IF(['Event Times'.$E972]=['Event Times'.I$2];['Event Times'.$F972])" office:value-type="boolean" office:boolean-value="false" calcext:value-type="boolean">
            <text:p>FALSE</text:p>
          </table:table-cell>
          <table:table-cell table:formula="of:=IF(['Event Times'.$E972]=['Event Times'.J$2];['Event Times'.$F972])" office:value-type="boolean" office:boolean-value="false" calcext:value-type="boolean">
            <text:p>FALSE</text:p>
          </table:table-cell>
          <table:table-cell table:style-name="Default" table:formula="of:=IF(['Event Times'.$E972]=['Event Times'.K$2];['Event Times'.$F972])" office:value-type="float" office:value="0.613" calcext:value-type="float">
            <text:p>0.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67" calcext:value-type="float">
            <text:p>2017.367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5" calcext:value-type="float">
            <text:p>0.395</text:p>
          </table:table-cell>
          <table:table-cell table:style-name="Default" table:formula="of:=IF(['Event Times'.$E973]=['Event Times'.G$2];['Event Times'.$F973])" office:value-type="float" office:value="0.395" calcext:value-type="float">
            <text:p>0.395</text:p>
          </table:table-cell>
          <table:table-cell table:formula="of:=IF(['Event Times'.$E973]=['Event Times'.H$2];['Event Times'.$F973])" office:value-type="boolean" office:boolean-value="false" calcext:value-type="boolean">
            <text:p>FALSE</text:p>
          </table:table-cell>
          <table:table-cell table:formula="of:=IF(['Event Times'.$E973]=['Event Times'.I$2];['Event Times'.$F973])" office:value-type="boolean" office:boolean-value="false" calcext:value-type="boolean">
            <text:p>FALSE</text:p>
          </table:table-cell>
          <table:table-cell table:formula="of:=IF(['Event Times'.$E973]=['Event Times'.J$2];['Event Times'.$F973])" office:value-type="boolean" office:boolean-value="false" calcext:value-type="boolean">
            <text:p>FALSE</text:p>
          </table:table-cell>
          <table:table-cell table:formula="of:=IF(['Event Times'.$E973]=['Event Times'.K$2];['Event Times'.$F97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67" calcext:value-type="float">
            <text:p>2017.367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41" calcext:value-type="float">
            <text:p>0.341</text:p>
          </table:table-cell>
          <table:table-cell table:formula="of:=IF(['Event Times'.$E974]=['Event Times'.G$2];['Event Times'.$F974])" office:value-type="boolean" office:boolean-value="false" calcext:value-type="boolean">
            <text:p>FALSE</text:p>
          </table:table-cell>
          <table:table-cell table:style-name="Default" table:formula="of:=IF(['Event Times'.$E974]=['Event Times'.H$2];['Event Times'.$F974])" office:value-type="float" office:value="0.341" calcext:value-type="float">
            <text:p>0.341</text:p>
          </table:table-cell>
          <table:table-cell table:formula="of:=IF(['Event Times'.$E974]=['Event Times'.I$2];['Event Times'.$F974])" office:value-type="boolean" office:boolean-value="false" calcext:value-type="boolean">
            <text:p>FALSE</text:p>
          </table:table-cell>
          <table:table-cell table:formula="of:=IF(['Event Times'.$E974]=['Event Times'.J$2];['Event Times'.$F974])" office:value-type="boolean" office:boolean-value="false" calcext:value-type="boolean">
            <text:p>FALSE</text:p>
          </table:table-cell>
          <table:table-cell table:formula="of:=IF(['Event Times'.$E974]=['Event Times'.K$2];['Event Times'.$F97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67" calcext:value-type="float">
            <text:p>2017.367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9" calcext:value-type="float">
            <text:p>0.49</text:p>
          </table:table-cell>
          <table:table-cell table:formula="of:=IF(['Event Times'.$E975]=['Event Times'.G$2];['Event Times'.$F975])" office:value-type="boolean" office:boolean-value="false" calcext:value-type="boolean">
            <text:p>FALSE</text:p>
          </table:table-cell>
          <table:table-cell table:formula="of:=IF(['Event Times'.$E975]=['Event Times'.H$2];['Event Times'.$F975])" office:value-type="boolean" office:boolean-value="false" calcext:value-type="boolean">
            <text:p>FALSE</text:p>
          </table:table-cell>
          <table:table-cell table:style-name="Default" table:formula="of:=IF(['Event Times'.$E975]=['Event Times'.I$2];['Event Times'.$F975])" office:value-type="float" office:value="0.49" calcext:value-type="float">
            <text:p>0.49</text:p>
          </table:table-cell>
          <table:table-cell table:formula="of:=IF(['Event Times'.$E975]=['Event Times'.J$2];['Event Times'.$F975])" office:value-type="boolean" office:boolean-value="false" calcext:value-type="boolean">
            <text:p>FALSE</text:p>
          </table:table-cell>
          <table:table-cell table:formula="of:=IF(['Event Times'.$E975]=['Event Times'.K$2];['Event Times'.$F97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67" calcext:value-type="float">
            <text:p>2017.367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3" calcext:value-type="float">
            <text:p>0.433</text:p>
          </table:table-cell>
          <table:table-cell table:formula="of:=IF(['Event Times'.$E976]=['Event Times'.G$2];['Event Times'.$F976])" office:value-type="boolean" office:boolean-value="false" calcext:value-type="boolean">
            <text:p>FALSE</text:p>
          </table:table-cell>
          <table:table-cell table:formula="of:=IF(['Event Times'.$E976]=['Event Times'.H$2];['Event Times'.$F976])" office:value-type="boolean" office:boolean-value="false" calcext:value-type="boolean">
            <text:p>FALSE</text:p>
          </table:table-cell>
          <table:table-cell table:formula="of:=IF(['Event Times'.$E976]=['Event Times'.I$2];['Event Times'.$F976])" office:value-type="boolean" office:boolean-value="false" calcext:value-type="boolean">
            <text:p>FALSE</text:p>
          </table:table-cell>
          <table:table-cell table:style-name="Default" table:formula="of:=IF(['Event Times'.$E976]=['Event Times'.J$2];['Event Times'.$F976])" office:value-type="float" office:value="0.433" calcext:value-type="float">
            <text:p>0.433</text:p>
          </table:table-cell>
          <table:table-cell table:formula="of:=IF(['Event Times'.$E976]=['Event Times'.K$2];['Event Times'.$F97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67" calcext:value-type="float">
            <text:p>2017.367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1" calcext:value-type="float">
            <text:p>0.601</text:p>
          </table:table-cell>
          <table:table-cell table:formula="of:=IF(['Event Times'.$E977]=['Event Times'.G$2];['Event Times'.$F977])" office:value-type="boolean" office:boolean-value="false" calcext:value-type="boolean">
            <text:p>FALSE</text:p>
          </table:table-cell>
          <table:table-cell table:formula="of:=IF(['Event Times'.$E977]=['Event Times'.H$2];['Event Times'.$F977])" office:value-type="boolean" office:boolean-value="false" calcext:value-type="boolean">
            <text:p>FALSE</text:p>
          </table:table-cell>
          <table:table-cell table:formula="of:=IF(['Event Times'.$E977]=['Event Times'.I$2];['Event Times'.$F977])" office:value-type="boolean" office:boolean-value="false" calcext:value-type="boolean">
            <text:p>FALSE</text:p>
          </table:table-cell>
          <table:table-cell table:formula="of:=IF(['Event Times'.$E977]=['Event Times'.J$2];['Event Times'.$F977])" office:value-type="boolean" office:boolean-value="false" calcext:value-type="boolean">
            <text:p>FALSE</text:p>
          </table:table-cell>
          <table:table-cell table:style-name="Default" table:formula="of:=IF(['Event Times'.$E977]=['Event Times'.K$2];['Event Times'.$F977])" office:value-type="float" office:value="0.601" calcext:value-type="float">
            <text:p>0.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7" calcext:value-type="float">
            <text:p>2017.37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4" calcext:value-type="float">
            <text:p>0.394</text:p>
          </table:table-cell>
          <table:table-cell table:style-name="Default" table:formula="of:=IF(['Event Times'.$E978]=['Event Times'.G$2];['Event Times'.$F978])" office:value-type="float" office:value="0.394" calcext:value-type="float">
            <text:p>0.394</text:p>
          </table:table-cell>
          <table:table-cell table:formula="of:=IF(['Event Times'.$E978]=['Event Times'.H$2];['Event Times'.$F978])" office:value-type="boolean" office:boolean-value="false" calcext:value-type="boolean">
            <text:p>FALSE</text:p>
          </table:table-cell>
          <table:table-cell table:formula="of:=IF(['Event Times'.$E978]=['Event Times'.I$2];['Event Times'.$F978])" office:value-type="boolean" office:boolean-value="false" calcext:value-type="boolean">
            <text:p>FALSE</text:p>
          </table:table-cell>
          <table:table-cell table:formula="of:=IF(['Event Times'.$E978]=['Event Times'.J$2];['Event Times'.$F978])" office:value-type="boolean" office:boolean-value="false" calcext:value-type="boolean">
            <text:p>FALSE</text:p>
          </table:table-cell>
          <table:table-cell table:formula="of:=IF(['Event Times'.$E978]=['Event Times'.K$2];['Event Times'.$F97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7" calcext:value-type="float">
            <text:p>2017.37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39" calcext:value-type="float">
            <text:p>0.339</text:p>
          </table:table-cell>
          <table:table-cell table:formula="of:=IF(['Event Times'.$E979]=['Event Times'.G$2];['Event Times'.$F979])" office:value-type="boolean" office:boolean-value="false" calcext:value-type="boolean">
            <text:p>FALSE</text:p>
          </table:table-cell>
          <table:table-cell table:style-name="Default" table:formula="of:=IF(['Event Times'.$E979]=['Event Times'.H$2];['Event Times'.$F979])" office:value-type="float" office:value="0.339" calcext:value-type="float">
            <text:p>0.339</text:p>
          </table:table-cell>
          <table:table-cell table:formula="of:=IF(['Event Times'.$E979]=['Event Times'.I$2];['Event Times'.$F979])" office:value-type="boolean" office:boolean-value="false" calcext:value-type="boolean">
            <text:p>FALSE</text:p>
          </table:table-cell>
          <table:table-cell table:formula="of:=IF(['Event Times'.$E979]=['Event Times'.J$2];['Event Times'.$F979])" office:value-type="boolean" office:boolean-value="false" calcext:value-type="boolean">
            <text:p>FALSE</text:p>
          </table:table-cell>
          <table:table-cell table:formula="of:=IF(['Event Times'.$E979]=['Event Times'.K$2];['Event Times'.$F97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7" calcext:value-type="float">
            <text:p>2017.37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91" calcext:value-type="float">
            <text:p>0.491</text:p>
          </table:table-cell>
          <table:table-cell table:formula="of:=IF(['Event Times'.$E980]=['Event Times'.G$2];['Event Times'.$F980])" office:value-type="boolean" office:boolean-value="false" calcext:value-type="boolean">
            <text:p>FALSE</text:p>
          </table:table-cell>
          <table:table-cell table:formula="of:=IF(['Event Times'.$E980]=['Event Times'.H$2];['Event Times'.$F980])" office:value-type="boolean" office:boolean-value="false" calcext:value-type="boolean">
            <text:p>FALSE</text:p>
          </table:table-cell>
          <table:table-cell table:style-name="Default" table:formula="of:=IF(['Event Times'.$E980]=['Event Times'.I$2];['Event Times'.$F980])" office:value-type="float" office:value="0.491" calcext:value-type="float">
            <text:p>0.491</text:p>
          </table:table-cell>
          <table:table-cell table:formula="of:=IF(['Event Times'.$E980]=['Event Times'.J$2];['Event Times'.$F980])" office:value-type="boolean" office:boolean-value="false" calcext:value-type="boolean">
            <text:p>FALSE</text:p>
          </table:table-cell>
          <table:table-cell table:formula="of:=IF(['Event Times'.$E980]=['Event Times'.K$2];['Event Times'.$F98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7" calcext:value-type="float">
            <text:p>2017.37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9" calcext:value-type="float">
            <text:p>0.439</text:p>
          </table:table-cell>
          <table:table-cell table:formula="of:=IF(['Event Times'.$E981]=['Event Times'.G$2];['Event Times'.$F981])" office:value-type="boolean" office:boolean-value="false" calcext:value-type="boolean">
            <text:p>FALSE</text:p>
          </table:table-cell>
          <table:table-cell table:formula="of:=IF(['Event Times'.$E981]=['Event Times'.H$2];['Event Times'.$F981])" office:value-type="boolean" office:boolean-value="false" calcext:value-type="boolean">
            <text:p>FALSE</text:p>
          </table:table-cell>
          <table:table-cell table:formula="of:=IF(['Event Times'.$E981]=['Event Times'.I$2];['Event Times'.$F981])" office:value-type="boolean" office:boolean-value="false" calcext:value-type="boolean">
            <text:p>FALSE</text:p>
          </table:table-cell>
          <table:table-cell table:style-name="Default" table:formula="of:=IF(['Event Times'.$E981]=['Event Times'.J$2];['Event Times'.$F981])" office:value-type="float" office:value="0.439" calcext:value-type="float">
            <text:p>0.439</text:p>
          </table:table-cell>
          <table:table-cell table:formula="of:=IF(['Event Times'.$E981]=['Event Times'.K$2];['Event Times'.$F98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7" calcext:value-type="float">
            <text:p>2017.37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596" calcext:value-type="float">
            <text:p>0.596</text:p>
          </table:table-cell>
          <table:table-cell table:formula="of:=IF(['Event Times'.$E982]=['Event Times'.G$2];['Event Times'.$F982])" office:value-type="boolean" office:boolean-value="false" calcext:value-type="boolean">
            <text:p>FALSE</text:p>
          </table:table-cell>
          <table:table-cell table:formula="of:=IF(['Event Times'.$E982]=['Event Times'.H$2];['Event Times'.$F982])" office:value-type="boolean" office:boolean-value="false" calcext:value-type="boolean">
            <text:p>FALSE</text:p>
          </table:table-cell>
          <table:table-cell table:formula="of:=IF(['Event Times'.$E982]=['Event Times'.I$2];['Event Times'.$F982])" office:value-type="boolean" office:boolean-value="false" calcext:value-type="boolean">
            <text:p>FALSE</text:p>
          </table:table-cell>
          <table:table-cell table:formula="of:=IF(['Event Times'.$E982]=['Event Times'.J$2];['Event Times'.$F982])" office:value-type="boolean" office:boolean-value="false" calcext:value-type="boolean">
            <text:p>FALSE</text:p>
          </table:table-cell>
          <table:table-cell table:style-name="Default" table:formula="of:=IF(['Event Times'.$E982]=['Event Times'.K$2];['Event Times'.$F982])" office:value-type="float" office:value="0.596" calcext:value-type="float">
            <text:p>0.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73" calcext:value-type="float">
            <text:p>2017.373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5" calcext:value-type="float">
            <text:p>0.395</text:p>
          </table:table-cell>
          <table:table-cell table:style-name="Default" table:formula="of:=IF(['Event Times'.$E983]=['Event Times'.G$2];['Event Times'.$F983])" office:value-type="float" office:value="0.395" calcext:value-type="float">
            <text:p>0.395</text:p>
          </table:table-cell>
          <table:table-cell table:formula="of:=IF(['Event Times'.$E983]=['Event Times'.H$2];['Event Times'.$F983])" office:value-type="boolean" office:boolean-value="false" calcext:value-type="boolean">
            <text:p>FALSE</text:p>
          </table:table-cell>
          <table:table-cell table:formula="of:=IF(['Event Times'.$E983]=['Event Times'.I$2];['Event Times'.$F983])" office:value-type="boolean" office:boolean-value="false" calcext:value-type="boolean">
            <text:p>FALSE</text:p>
          </table:table-cell>
          <table:table-cell table:formula="of:=IF(['Event Times'.$E983]=['Event Times'.J$2];['Event Times'.$F983])" office:value-type="boolean" office:boolean-value="false" calcext:value-type="boolean">
            <text:p>FALSE</text:p>
          </table:table-cell>
          <table:table-cell table:formula="of:=IF(['Event Times'.$E983]=['Event Times'.K$2];['Event Times'.$F98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73" calcext:value-type="float">
            <text:p>2017.373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49" calcext:value-type="float">
            <text:p>0.349</text:p>
          </table:table-cell>
          <table:table-cell table:formula="of:=IF(['Event Times'.$E984]=['Event Times'.G$2];['Event Times'.$F984])" office:value-type="boolean" office:boolean-value="false" calcext:value-type="boolean">
            <text:p>FALSE</text:p>
          </table:table-cell>
          <table:table-cell table:style-name="Default" table:formula="of:=IF(['Event Times'.$E984]=['Event Times'.H$2];['Event Times'.$F984])" office:value-type="float" office:value="0.349" calcext:value-type="float">
            <text:p>0.349</text:p>
          </table:table-cell>
          <table:table-cell table:formula="of:=IF(['Event Times'.$E984]=['Event Times'.I$2];['Event Times'.$F984])" office:value-type="boolean" office:boolean-value="false" calcext:value-type="boolean">
            <text:p>FALSE</text:p>
          </table:table-cell>
          <table:table-cell table:formula="of:=IF(['Event Times'.$E984]=['Event Times'.J$2];['Event Times'.$F984])" office:value-type="boolean" office:boolean-value="false" calcext:value-type="boolean">
            <text:p>FALSE</text:p>
          </table:table-cell>
          <table:table-cell table:formula="of:=IF(['Event Times'.$E984]=['Event Times'.K$2];['Event Times'.$F98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73" calcext:value-type="float">
            <text:p>2017.373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94" calcext:value-type="float">
            <text:p>0.494</text:p>
          </table:table-cell>
          <table:table-cell table:formula="of:=IF(['Event Times'.$E985]=['Event Times'.G$2];['Event Times'.$F985])" office:value-type="boolean" office:boolean-value="false" calcext:value-type="boolean">
            <text:p>FALSE</text:p>
          </table:table-cell>
          <table:table-cell table:formula="of:=IF(['Event Times'.$E985]=['Event Times'.H$2];['Event Times'.$F985])" office:value-type="boolean" office:boolean-value="false" calcext:value-type="boolean">
            <text:p>FALSE</text:p>
          </table:table-cell>
          <table:table-cell table:style-name="Default" table:formula="of:=IF(['Event Times'.$E985]=['Event Times'.I$2];['Event Times'.$F985])" office:value-type="float" office:value="0.494" calcext:value-type="float">
            <text:p>0.494</text:p>
          </table:table-cell>
          <table:table-cell table:formula="of:=IF(['Event Times'.$E985]=['Event Times'.J$2];['Event Times'.$F985])" office:value-type="boolean" office:boolean-value="false" calcext:value-type="boolean">
            <text:p>FALSE</text:p>
          </table:table-cell>
          <table:table-cell table:formula="of:=IF(['Event Times'.$E985]=['Event Times'.K$2];['Event Times'.$F98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73" calcext:value-type="float">
            <text:p>2017.373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" calcext:value-type="float">
            <text:p>0.43</text:p>
          </table:table-cell>
          <table:table-cell table:formula="of:=IF(['Event Times'.$E986]=['Event Times'.G$2];['Event Times'.$F986])" office:value-type="boolean" office:boolean-value="false" calcext:value-type="boolean">
            <text:p>FALSE</text:p>
          </table:table-cell>
          <table:table-cell table:formula="of:=IF(['Event Times'.$E986]=['Event Times'.H$2];['Event Times'.$F986])" office:value-type="boolean" office:boolean-value="false" calcext:value-type="boolean">
            <text:p>FALSE</text:p>
          </table:table-cell>
          <table:table-cell table:formula="of:=IF(['Event Times'.$E986]=['Event Times'.I$2];['Event Times'.$F986])" office:value-type="boolean" office:boolean-value="false" calcext:value-type="boolean">
            <text:p>FALSE</text:p>
          </table:table-cell>
          <table:table-cell table:style-name="Default" table:formula="of:=IF(['Event Times'.$E986]=['Event Times'.J$2];['Event Times'.$F986])" office:value-type="float" office:value="0.43" calcext:value-type="float">
            <text:p>0.43</text:p>
          </table:table-cell>
          <table:table-cell table:formula="of:=IF(['Event Times'.$E986]=['Event Times'.K$2];['Event Times'.$F98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73" calcext:value-type="float">
            <text:p>2017.373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9" calcext:value-type="float">
            <text:p>0.609</text:p>
          </table:table-cell>
          <table:table-cell table:formula="of:=IF(['Event Times'.$E987]=['Event Times'.G$2];['Event Times'.$F987])" office:value-type="boolean" office:boolean-value="false" calcext:value-type="boolean">
            <text:p>FALSE</text:p>
          </table:table-cell>
          <table:table-cell table:formula="of:=IF(['Event Times'.$E987]=['Event Times'.H$2];['Event Times'.$F987])" office:value-type="boolean" office:boolean-value="false" calcext:value-type="boolean">
            <text:p>FALSE</text:p>
          </table:table-cell>
          <table:table-cell table:formula="of:=IF(['Event Times'.$E987]=['Event Times'.I$2];['Event Times'.$F987])" office:value-type="boolean" office:boolean-value="false" calcext:value-type="boolean">
            <text:p>FALSE</text:p>
          </table:table-cell>
          <table:table-cell table:formula="of:=IF(['Event Times'.$E987]=['Event Times'.J$2];['Event Times'.$F987])" office:value-type="boolean" office:boolean-value="false" calcext:value-type="boolean">
            <text:p>FALSE</text:p>
          </table:table-cell>
          <table:table-cell table:style-name="Default" table:formula="of:=IF(['Event Times'.$E987]=['Event Times'.K$2];['Event Times'.$F987])" office:value-type="float" office:value="0.609" calcext:value-type="float">
            <text:p>0.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75" calcext:value-type="float">
            <text:p>2017.375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.397</text:p>
          </table:table-cell>
          <table:table-cell table:style-name="Default" table:formula="of:=IF(['Event Times'.$E988]=['Event Times'.G$2];['Event Times'.$F988])" office:value-type="float" office:value="0.397" calcext:value-type="float">
            <text:p>0.397</text:p>
          </table:table-cell>
          <table:table-cell table:formula="of:=IF(['Event Times'.$E988]=['Event Times'.H$2];['Event Times'.$F988])" office:value-type="boolean" office:boolean-value="false" calcext:value-type="boolean">
            <text:p>FALSE</text:p>
          </table:table-cell>
          <table:table-cell table:formula="of:=IF(['Event Times'.$E988]=['Event Times'.I$2];['Event Times'.$F988])" office:value-type="boolean" office:boolean-value="false" calcext:value-type="boolean">
            <text:p>FALSE</text:p>
          </table:table-cell>
          <table:table-cell table:formula="of:=IF(['Event Times'.$E988]=['Event Times'.J$2];['Event Times'.$F988])" office:value-type="boolean" office:boolean-value="false" calcext:value-type="boolean">
            <text:p>FALSE</text:p>
          </table:table-cell>
          <table:table-cell table:formula="of:=IF(['Event Times'.$E988]=['Event Times'.K$2];['Event Times'.$F98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75" calcext:value-type="float">
            <text:p>2017.375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53" calcext:value-type="float">
            <text:p>0.353</text:p>
          </table:table-cell>
          <table:table-cell table:formula="of:=IF(['Event Times'.$E989]=['Event Times'.G$2];['Event Times'.$F989])" office:value-type="boolean" office:boolean-value="false" calcext:value-type="boolean">
            <text:p>FALSE</text:p>
          </table:table-cell>
          <table:table-cell table:style-name="Default" table:formula="of:=IF(['Event Times'.$E989]=['Event Times'.H$2];['Event Times'.$F989])" office:value-type="float" office:value="0.353" calcext:value-type="float">
            <text:p>0.353</text:p>
          </table:table-cell>
          <table:table-cell table:formula="of:=IF(['Event Times'.$E989]=['Event Times'.I$2];['Event Times'.$F989])" office:value-type="boolean" office:boolean-value="false" calcext:value-type="boolean">
            <text:p>FALSE</text:p>
          </table:table-cell>
          <table:table-cell table:formula="of:=IF(['Event Times'.$E989]=['Event Times'.J$2];['Event Times'.$F989])" office:value-type="boolean" office:boolean-value="false" calcext:value-type="boolean">
            <text:p>FALSE</text:p>
          </table:table-cell>
          <table:table-cell table:formula="of:=IF(['Event Times'.$E989]=['Event Times'.K$2];['Event Times'.$F98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75" calcext:value-type="float">
            <text:p>2017.375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537" calcext:value-type="float">
            <text:p>0.537</text:p>
          </table:table-cell>
          <table:table-cell table:formula="of:=IF(['Event Times'.$E990]=['Event Times'.G$2];['Event Times'.$F990])" office:value-type="boolean" office:boolean-value="false" calcext:value-type="boolean">
            <text:p>FALSE</text:p>
          </table:table-cell>
          <table:table-cell table:formula="of:=IF(['Event Times'.$E990]=['Event Times'.H$2];['Event Times'.$F990])" office:value-type="boolean" office:boolean-value="false" calcext:value-type="boolean">
            <text:p>FALSE</text:p>
          </table:table-cell>
          <table:table-cell table:style-name="Default" table:formula="of:=IF(['Event Times'.$E990]=['Event Times'.I$2];['Event Times'.$F990])" office:value-type="float" office:value="0.537" calcext:value-type="float">
            <text:p>0.537</text:p>
          </table:table-cell>
          <table:table-cell table:formula="of:=IF(['Event Times'.$E990]=['Event Times'.J$2];['Event Times'.$F990])" office:value-type="boolean" office:boolean-value="false" calcext:value-type="boolean">
            <text:p>FALSE</text:p>
          </table:table-cell>
          <table:table-cell table:formula="of:=IF(['Event Times'.$E990]=['Event Times'.K$2];['Event Times'.$F99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75" calcext:value-type="float">
            <text:p>2017.375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41" calcext:value-type="float">
            <text:p>0.441</text:p>
          </table:table-cell>
          <table:table-cell table:formula="of:=IF(['Event Times'.$E991]=['Event Times'.G$2];['Event Times'.$F991])" office:value-type="boolean" office:boolean-value="false" calcext:value-type="boolean">
            <text:p>FALSE</text:p>
          </table:table-cell>
          <table:table-cell table:formula="of:=IF(['Event Times'.$E991]=['Event Times'.H$2];['Event Times'.$F991])" office:value-type="boolean" office:boolean-value="false" calcext:value-type="boolean">
            <text:p>FALSE</text:p>
          </table:table-cell>
          <table:table-cell table:formula="of:=IF(['Event Times'.$E991]=['Event Times'.I$2];['Event Times'.$F991])" office:value-type="boolean" office:boolean-value="false" calcext:value-type="boolean">
            <text:p>FALSE</text:p>
          </table:table-cell>
          <table:table-cell table:style-name="Default" table:formula="of:=IF(['Event Times'.$E991]=['Event Times'.J$2];['Event Times'.$F991])" office:value-type="float" office:value="0.441" calcext:value-type="float">
            <text:p>0.441</text:p>
          </table:table-cell>
          <table:table-cell table:formula="of:=IF(['Event Times'.$E991]=['Event Times'.K$2];['Event Times'.$F99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75" calcext:value-type="float">
            <text:p>2017.375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3" calcext:value-type="float">
            <text:p>0.603</text:p>
          </table:table-cell>
          <table:table-cell table:formula="of:=IF(['Event Times'.$E992]=['Event Times'.G$2];['Event Times'.$F992])" office:value-type="boolean" office:boolean-value="false" calcext:value-type="boolean">
            <text:p>FALSE</text:p>
          </table:table-cell>
          <table:table-cell table:formula="of:=IF(['Event Times'.$E992]=['Event Times'.H$2];['Event Times'.$F992])" office:value-type="boolean" office:boolean-value="false" calcext:value-type="boolean">
            <text:p>FALSE</text:p>
          </table:table-cell>
          <table:table-cell table:formula="of:=IF(['Event Times'.$E992]=['Event Times'.I$2];['Event Times'.$F992])" office:value-type="boolean" office:boolean-value="false" calcext:value-type="boolean">
            <text:p>FALSE</text:p>
          </table:table-cell>
          <table:table-cell table:formula="of:=IF(['Event Times'.$E992]=['Event Times'.J$2];['Event Times'.$F992])" office:value-type="boolean" office:boolean-value="false" calcext:value-type="boolean">
            <text:p>FALSE</text:p>
          </table:table-cell>
          <table:table-cell table:style-name="Default" table:formula="of:=IF(['Event Times'.$E992]=['Event Times'.K$2];['Event Times'.$F992])" office:value-type="float" office:value="0.603" calcext:value-type="float">
            <text:p>0.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78" calcext:value-type="float">
            <text:p>2017.378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.397</text:p>
          </table:table-cell>
          <table:table-cell table:style-name="Default" table:formula="of:=IF(['Event Times'.$E993]=['Event Times'.G$2];['Event Times'.$F993])" office:value-type="float" office:value="0.397" calcext:value-type="float">
            <text:p>0.397</text:p>
          </table:table-cell>
          <table:table-cell table:formula="of:=IF(['Event Times'.$E993]=['Event Times'.H$2];['Event Times'.$F993])" office:value-type="boolean" office:boolean-value="false" calcext:value-type="boolean">
            <text:p>FALSE</text:p>
          </table:table-cell>
          <table:table-cell table:formula="of:=IF(['Event Times'.$E993]=['Event Times'.I$2];['Event Times'.$F993])" office:value-type="boolean" office:boolean-value="false" calcext:value-type="boolean">
            <text:p>FALSE</text:p>
          </table:table-cell>
          <table:table-cell table:formula="of:=IF(['Event Times'.$E993]=['Event Times'.J$2];['Event Times'.$F993])" office:value-type="boolean" office:boolean-value="false" calcext:value-type="boolean">
            <text:p>FALSE</text:p>
          </table:table-cell>
          <table:table-cell table:formula="of:=IF(['Event Times'.$E993]=['Event Times'.K$2];['Event Times'.$F99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78" calcext:value-type="float">
            <text:p>2017.378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48" calcext:value-type="float">
            <text:p>0.348</text:p>
          </table:table-cell>
          <table:table-cell table:formula="of:=IF(['Event Times'.$E994]=['Event Times'.G$2];['Event Times'.$F994])" office:value-type="boolean" office:boolean-value="false" calcext:value-type="boolean">
            <text:p>FALSE</text:p>
          </table:table-cell>
          <table:table-cell table:style-name="Default" table:formula="of:=IF(['Event Times'.$E994]=['Event Times'.H$2];['Event Times'.$F994])" office:value-type="float" office:value="0.348" calcext:value-type="float">
            <text:p>0.348</text:p>
          </table:table-cell>
          <table:table-cell table:formula="of:=IF(['Event Times'.$E994]=['Event Times'.I$2];['Event Times'.$F994])" office:value-type="boolean" office:boolean-value="false" calcext:value-type="boolean">
            <text:p>FALSE</text:p>
          </table:table-cell>
          <table:table-cell table:formula="of:=IF(['Event Times'.$E994]=['Event Times'.J$2];['Event Times'.$F994])" office:value-type="boolean" office:boolean-value="false" calcext:value-type="boolean">
            <text:p>FALSE</text:p>
          </table:table-cell>
          <table:table-cell table:formula="of:=IF(['Event Times'.$E994]=['Event Times'.K$2];['Event Times'.$F99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78" calcext:value-type="float">
            <text:p>2017.378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94" calcext:value-type="float">
            <text:p>0.494</text:p>
          </table:table-cell>
          <table:table-cell table:formula="of:=IF(['Event Times'.$E995]=['Event Times'.G$2];['Event Times'.$F995])" office:value-type="boolean" office:boolean-value="false" calcext:value-type="boolean">
            <text:p>FALSE</text:p>
          </table:table-cell>
          <table:table-cell table:formula="of:=IF(['Event Times'.$E995]=['Event Times'.H$2];['Event Times'.$F995])" office:value-type="boolean" office:boolean-value="false" calcext:value-type="boolean">
            <text:p>FALSE</text:p>
          </table:table-cell>
          <table:table-cell table:style-name="Default" table:formula="of:=IF(['Event Times'.$E995]=['Event Times'.I$2];['Event Times'.$F995])" office:value-type="float" office:value="0.494" calcext:value-type="float">
            <text:p>0.494</text:p>
          </table:table-cell>
          <table:table-cell table:formula="of:=IF(['Event Times'.$E995]=['Event Times'.J$2];['Event Times'.$F995])" office:value-type="boolean" office:boolean-value="false" calcext:value-type="boolean">
            <text:p>FALSE</text:p>
          </table:table-cell>
          <table:table-cell table:formula="of:=IF(['Event Times'.$E995]=['Event Times'.K$2];['Event Times'.$F99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78" calcext:value-type="float">
            <text:p>2017.378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6" calcext:value-type="float">
            <text:p>0.436</text:p>
          </table:table-cell>
          <table:table-cell table:formula="of:=IF(['Event Times'.$E996]=['Event Times'.G$2];['Event Times'.$F996])" office:value-type="boolean" office:boolean-value="false" calcext:value-type="boolean">
            <text:p>FALSE</text:p>
          </table:table-cell>
          <table:table-cell table:formula="of:=IF(['Event Times'.$E996]=['Event Times'.H$2];['Event Times'.$F996])" office:value-type="boolean" office:boolean-value="false" calcext:value-type="boolean">
            <text:p>FALSE</text:p>
          </table:table-cell>
          <table:table-cell table:formula="of:=IF(['Event Times'.$E996]=['Event Times'.I$2];['Event Times'.$F996])" office:value-type="boolean" office:boolean-value="false" calcext:value-type="boolean">
            <text:p>FALSE</text:p>
          </table:table-cell>
          <table:table-cell table:style-name="Default" table:formula="of:=IF(['Event Times'.$E996]=['Event Times'.J$2];['Event Times'.$F996])" office:value-type="float" office:value="0.436" calcext:value-type="float">
            <text:p>0.436</text:p>
          </table:table-cell>
          <table:table-cell table:formula="of:=IF(['Event Times'.$E996]=['Event Times'.K$2];['Event Times'.$F99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78" calcext:value-type="float">
            <text:p>2017.378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formula="of:=IF(['Event Times'.$E997]=['Event Times'.G$2];['Event Times'.$F997])" office:value-type="boolean" office:boolean-value="false" calcext:value-type="boolean">
            <text:p>FALSE</text:p>
          </table:table-cell>
          <table:table-cell table:formula="of:=IF(['Event Times'.$E997]=['Event Times'.H$2];['Event Times'.$F997])" office:value-type="boolean" office:boolean-value="false" calcext:value-type="boolean">
            <text:p>FALSE</text:p>
          </table:table-cell>
          <table:table-cell table:formula="of:=IF(['Event Times'.$E997]=['Event Times'.I$2];['Event Times'.$F997])" office:value-type="boolean" office:boolean-value="false" calcext:value-type="boolean">
            <text:p>FALSE</text:p>
          </table:table-cell>
          <table:table-cell table:formula="of:=IF(['Event Times'.$E997]=['Event Times'.J$2];['Event Times'.$F997])" office:value-type="boolean" office:boolean-value="false" calcext:value-type="boolean">
            <text:p>FALSE</text:p>
          </table:table-cell>
          <table:table-cell table:style-name="Default" table:formula="of:=IF(['Event Times'.$E997]=['Event Times'.K$2];['Event Times'.$F997])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81" calcext:value-type="float">
            <text:p>2017.381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5" calcext:value-type="float">
            <text:p>0.395</text:p>
          </table:table-cell>
          <table:table-cell table:style-name="Default" table:formula="of:=IF(['Event Times'.$E998]=['Event Times'.G$2];['Event Times'.$F998])" office:value-type="float" office:value="0.395" calcext:value-type="float">
            <text:p>0.395</text:p>
          </table:table-cell>
          <table:table-cell table:formula="of:=IF(['Event Times'.$E998]=['Event Times'.H$2];['Event Times'.$F998])" office:value-type="boolean" office:boolean-value="false" calcext:value-type="boolean">
            <text:p>FALSE</text:p>
          </table:table-cell>
          <table:table-cell table:formula="of:=IF(['Event Times'.$E998]=['Event Times'.I$2];['Event Times'.$F998])" office:value-type="boolean" office:boolean-value="false" calcext:value-type="boolean">
            <text:p>FALSE</text:p>
          </table:table-cell>
          <table:table-cell table:formula="of:=IF(['Event Times'.$E998]=['Event Times'.J$2];['Event Times'.$F998])" office:value-type="boolean" office:boolean-value="false" calcext:value-type="boolean">
            <text:p>FALSE</text:p>
          </table:table-cell>
          <table:table-cell table:formula="of:=IF(['Event Times'.$E998]=['Event Times'.K$2];['Event Times'.$F99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81" calcext:value-type="float">
            <text:p>2017.381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49" calcext:value-type="float">
            <text:p>0.349</text:p>
          </table:table-cell>
          <table:table-cell table:formula="of:=IF(['Event Times'.$E999]=['Event Times'.G$2];['Event Times'.$F999])" office:value-type="boolean" office:boolean-value="false" calcext:value-type="boolean">
            <text:p>FALSE</text:p>
          </table:table-cell>
          <table:table-cell table:style-name="Default" table:formula="of:=IF(['Event Times'.$E999]=['Event Times'.H$2];['Event Times'.$F999])" office:value-type="float" office:value="0.349" calcext:value-type="float">
            <text:p>0.349</text:p>
          </table:table-cell>
          <table:table-cell table:formula="of:=IF(['Event Times'.$E999]=['Event Times'.I$2];['Event Times'.$F999])" office:value-type="boolean" office:boolean-value="false" calcext:value-type="boolean">
            <text:p>FALSE</text:p>
          </table:table-cell>
          <table:table-cell table:formula="of:=IF(['Event Times'.$E999]=['Event Times'.J$2];['Event Times'.$F999])" office:value-type="boolean" office:boolean-value="false" calcext:value-type="boolean">
            <text:p>FALSE</text:p>
          </table:table-cell>
          <table:table-cell table:formula="of:=IF(['Event Times'.$E999]=['Event Times'.K$2];['Event Times'.$F99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81" calcext:value-type="float">
            <text:p>2017.381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95" calcext:value-type="float">
            <text:p>0.495</text:p>
          </table:table-cell>
          <table:table-cell table:formula="of:=IF(['Event Times'.$E1000]=['Event Times'.G$2];['Event Times'.$F1000])" office:value-type="boolean" office:boolean-value="false" calcext:value-type="boolean">
            <text:p>FALSE</text:p>
          </table:table-cell>
          <table:table-cell table:formula="of:=IF(['Event Times'.$E1000]=['Event Times'.H$2];['Event Times'.$F1000])" office:value-type="boolean" office:boolean-value="false" calcext:value-type="boolean">
            <text:p>FALSE</text:p>
          </table:table-cell>
          <table:table-cell table:style-name="Default" table:formula="of:=IF(['Event Times'.$E1000]=['Event Times'.I$2];['Event Times'.$F1000])" office:value-type="float" office:value="0.495" calcext:value-type="float">
            <text:p>0.495</text:p>
          </table:table-cell>
          <table:table-cell table:formula="of:=IF(['Event Times'.$E1000]=['Event Times'.J$2];['Event Times'.$F1000])" office:value-type="boolean" office:boolean-value="false" calcext:value-type="boolean">
            <text:p>FALSE</text:p>
          </table:table-cell>
          <table:table-cell table:formula="of:=IF(['Event Times'.$E1000]=['Event Times'.K$2];['Event Times'.$F100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81" calcext:value-type="float">
            <text:p>2017.381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4" calcext:value-type="float">
            <text:p>0.434</text:p>
          </table:table-cell>
          <table:table-cell table:formula="of:=IF(['Event Times'.$E1001]=['Event Times'.G$2];['Event Times'.$F1001])" office:value-type="boolean" office:boolean-value="false" calcext:value-type="boolean">
            <text:p>FALSE</text:p>
          </table:table-cell>
          <table:table-cell table:formula="of:=IF(['Event Times'.$E1001]=['Event Times'.H$2];['Event Times'.$F1001])" office:value-type="boolean" office:boolean-value="false" calcext:value-type="boolean">
            <text:p>FALSE</text:p>
          </table:table-cell>
          <table:table-cell table:formula="of:=IF(['Event Times'.$E1001]=['Event Times'.I$2];['Event Times'.$F1001])" office:value-type="boolean" office:boolean-value="false" calcext:value-type="boolean">
            <text:p>FALSE</text:p>
          </table:table-cell>
          <table:table-cell table:style-name="Default" table:formula="of:=IF(['Event Times'.$E1001]=['Event Times'.J$2];['Event Times'.$F1001])" office:value-type="float" office:value="0.434" calcext:value-type="float">
            <text:p>0.434</text:p>
          </table:table-cell>
          <table:table-cell table:formula="of:=IF(['Event Times'.$E1001]=['Event Times'.K$2];['Event Times'.$F100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81" calcext:value-type="float">
            <text:p>2017.381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1" calcext:value-type="float">
            <text:p>0.601</text:p>
          </table:table-cell>
          <table:table-cell table:formula="of:=IF(['Event Times'.$E1002]=['Event Times'.G$2];['Event Times'.$F1002])" office:value-type="boolean" office:boolean-value="false" calcext:value-type="boolean">
            <text:p>FALSE</text:p>
          </table:table-cell>
          <table:table-cell table:formula="of:=IF(['Event Times'.$E1002]=['Event Times'.H$2];['Event Times'.$F1002])" office:value-type="boolean" office:boolean-value="false" calcext:value-type="boolean">
            <text:p>FALSE</text:p>
          </table:table-cell>
          <table:table-cell table:formula="of:=IF(['Event Times'.$E1002]=['Event Times'.I$2];['Event Times'.$F1002])" office:value-type="boolean" office:boolean-value="false" calcext:value-type="boolean">
            <text:p>FALSE</text:p>
          </table:table-cell>
          <table:table-cell table:formula="of:=IF(['Event Times'.$E1002]=['Event Times'.J$2];['Event Times'.$F1002])" office:value-type="boolean" office:boolean-value="false" calcext:value-type="boolean">
            <text:p>FALSE</text:p>
          </table:table-cell>
          <table:table-cell table:style-name="Default" table:formula="of:=IF(['Event Times'.$E1002]=['Event Times'.K$2];['Event Times'.$F1002])" office:value-type="float" office:value="0.601" calcext:value-type="float">
            <text:p>0.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84" calcext:value-type="float">
            <text:p>2017.384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1003]=['Event Times'.G$2];['Event Times'.$F1003])" office:value-type="float" office:value="0.396" calcext:value-type="float">
            <text:p>0.396</text:p>
          </table:table-cell>
          <table:table-cell table:formula="of:=IF(['Event Times'.$E1003]=['Event Times'.H$2];['Event Times'.$F1003])" office:value-type="boolean" office:boolean-value="false" calcext:value-type="boolean">
            <text:p>FALSE</text:p>
          </table:table-cell>
          <table:table-cell table:formula="of:=IF(['Event Times'.$E1003]=['Event Times'.I$2];['Event Times'.$F1003])" office:value-type="boolean" office:boolean-value="false" calcext:value-type="boolean">
            <text:p>FALSE</text:p>
          </table:table-cell>
          <table:table-cell table:formula="of:=IF(['Event Times'.$E1003]=['Event Times'.J$2];['Event Times'.$F1003])" office:value-type="boolean" office:boolean-value="false" calcext:value-type="boolean">
            <text:p>FALSE</text:p>
          </table:table-cell>
          <table:table-cell table:formula="of:=IF(['Event Times'.$E1003]=['Event Times'.K$2];['Event Times'.$F100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84" calcext:value-type="float">
            <text:p>2017.384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table:formula="of:=IF(['Event Times'.$E1004]=['Event Times'.G$2];['Event Times'.$F1004])" office:value-type="boolean" office:boolean-value="false" calcext:value-type="boolean">
            <text:p>FALSE</text:p>
          </table:table-cell>
          <table:table-cell table:style-name="Default" table:formula="of:=IF(['Event Times'.$E1004]=['Event Times'.H$2];['Event Times'.$F1004])" office:value-type="float" office:value="0.35" calcext:value-type="float">
            <text:p>0.35</text:p>
          </table:table-cell>
          <table:table-cell table:formula="of:=IF(['Event Times'.$E1004]=['Event Times'.I$2];['Event Times'.$F1004])" office:value-type="boolean" office:boolean-value="false" calcext:value-type="boolean">
            <text:p>FALSE</text:p>
          </table:table-cell>
          <table:table-cell table:formula="of:=IF(['Event Times'.$E1004]=['Event Times'.J$2];['Event Times'.$F1004])" office:value-type="boolean" office:boolean-value="false" calcext:value-type="boolean">
            <text:p>FALSE</text:p>
          </table:table-cell>
          <table:table-cell table:formula="of:=IF(['Event Times'.$E1004]=['Event Times'.K$2];['Event Times'.$F100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84" calcext:value-type="float">
            <text:p>2017.384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94" calcext:value-type="float">
            <text:p>0.494</text:p>
          </table:table-cell>
          <table:table-cell table:formula="of:=IF(['Event Times'.$E1005]=['Event Times'.G$2];['Event Times'.$F1005])" office:value-type="boolean" office:boolean-value="false" calcext:value-type="boolean">
            <text:p>FALSE</text:p>
          </table:table-cell>
          <table:table-cell table:formula="of:=IF(['Event Times'.$E1005]=['Event Times'.H$2];['Event Times'.$F1005])" office:value-type="boolean" office:boolean-value="false" calcext:value-type="boolean">
            <text:p>FALSE</text:p>
          </table:table-cell>
          <table:table-cell table:style-name="Default" table:formula="of:=IF(['Event Times'.$E1005]=['Event Times'.I$2];['Event Times'.$F1005])" office:value-type="float" office:value="0.494" calcext:value-type="float">
            <text:p>0.494</text:p>
          </table:table-cell>
          <table:table-cell table:formula="of:=IF(['Event Times'.$E1005]=['Event Times'.J$2];['Event Times'.$F1005])" office:value-type="boolean" office:boolean-value="false" calcext:value-type="boolean">
            <text:p>FALSE</text:p>
          </table:table-cell>
          <table:table-cell table:formula="of:=IF(['Event Times'.$E1005]=['Event Times'.K$2];['Event Times'.$F100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84" calcext:value-type="float">
            <text:p>2017.384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4" calcext:value-type="float">
            <text:p>0.434</text:p>
          </table:table-cell>
          <table:table-cell table:formula="of:=IF(['Event Times'.$E1006]=['Event Times'.G$2];['Event Times'.$F1006])" office:value-type="boolean" office:boolean-value="false" calcext:value-type="boolean">
            <text:p>FALSE</text:p>
          </table:table-cell>
          <table:table-cell table:formula="of:=IF(['Event Times'.$E1006]=['Event Times'.H$2];['Event Times'.$F1006])" office:value-type="boolean" office:boolean-value="false" calcext:value-type="boolean">
            <text:p>FALSE</text:p>
          </table:table-cell>
          <table:table-cell table:formula="of:=IF(['Event Times'.$E1006]=['Event Times'.I$2];['Event Times'.$F1006])" office:value-type="boolean" office:boolean-value="false" calcext:value-type="boolean">
            <text:p>FALSE</text:p>
          </table:table-cell>
          <table:table-cell table:style-name="Default" table:formula="of:=IF(['Event Times'.$E1006]=['Event Times'.J$2];['Event Times'.$F1006])" office:value-type="float" office:value="0.434" calcext:value-type="float">
            <text:p>0.434</text:p>
          </table:table-cell>
          <table:table-cell table:formula="of:=IF(['Event Times'.$E1006]=['Event Times'.K$2];['Event Times'.$F100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84" calcext:value-type="float">
            <text:p>2017.384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596" calcext:value-type="float">
            <text:p>0.596</text:p>
          </table:table-cell>
          <table:table-cell table:formula="of:=IF(['Event Times'.$E1007]=['Event Times'.G$2];['Event Times'.$F1007])" office:value-type="boolean" office:boolean-value="false" calcext:value-type="boolean">
            <text:p>FALSE</text:p>
          </table:table-cell>
          <table:table-cell table:formula="of:=IF(['Event Times'.$E1007]=['Event Times'.H$2];['Event Times'.$F1007])" office:value-type="boolean" office:boolean-value="false" calcext:value-type="boolean">
            <text:p>FALSE</text:p>
          </table:table-cell>
          <table:table-cell table:formula="of:=IF(['Event Times'.$E1007]=['Event Times'.I$2];['Event Times'.$F1007])" office:value-type="boolean" office:boolean-value="false" calcext:value-type="boolean">
            <text:p>FALSE</text:p>
          </table:table-cell>
          <table:table-cell table:formula="of:=IF(['Event Times'.$E1007]=['Event Times'.J$2];['Event Times'.$F1007])" office:value-type="boolean" office:boolean-value="false" calcext:value-type="boolean">
            <text:p>FALSE</text:p>
          </table:table-cell>
          <table:table-cell table:style-name="Default" table:formula="of:=IF(['Event Times'.$E1007]=['Event Times'.K$2];['Event Times'.$F1007])" office:value-type="float" office:value="0.596" calcext:value-type="float">
            <text:p>0.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86" calcext:value-type="float">
            <text:p>2017.386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1008]=['Event Times'.G$2];['Event Times'.$F1008])" office:value-type="float" office:value="0.396" calcext:value-type="float">
            <text:p>0.396</text:p>
          </table:table-cell>
          <table:table-cell table:formula="of:=IF(['Event Times'.$E1008]=['Event Times'.H$2];['Event Times'.$F1008])" office:value-type="boolean" office:boolean-value="false" calcext:value-type="boolean">
            <text:p>FALSE</text:p>
          </table:table-cell>
          <table:table-cell table:formula="of:=IF(['Event Times'.$E1008]=['Event Times'.I$2];['Event Times'.$F1008])" office:value-type="boolean" office:boolean-value="false" calcext:value-type="boolean">
            <text:p>FALSE</text:p>
          </table:table-cell>
          <table:table-cell table:formula="of:=IF(['Event Times'.$E1008]=['Event Times'.J$2];['Event Times'.$F1008])" office:value-type="boolean" office:boolean-value="false" calcext:value-type="boolean">
            <text:p>FALSE</text:p>
          </table:table-cell>
          <table:table-cell table:formula="of:=IF(['Event Times'.$E1008]=['Event Times'.K$2];['Event Times'.$F100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86" calcext:value-type="float">
            <text:p>2017.386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51" calcext:value-type="float">
            <text:p>0.351</text:p>
          </table:table-cell>
          <table:table-cell table:formula="of:=IF(['Event Times'.$E1009]=['Event Times'.G$2];['Event Times'.$F1009])" office:value-type="boolean" office:boolean-value="false" calcext:value-type="boolean">
            <text:p>FALSE</text:p>
          </table:table-cell>
          <table:table-cell table:style-name="Default" table:formula="of:=IF(['Event Times'.$E1009]=['Event Times'.H$2];['Event Times'.$F1009])" office:value-type="float" office:value="0.351" calcext:value-type="float">
            <text:p>0.351</text:p>
          </table:table-cell>
          <table:table-cell table:formula="of:=IF(['Event Times'.$E1009]=['Event Times'.I$2];['Event Times'.$F1009])" office:value-type="boolean" office:boolean-value="false" calcext:value-type="boolean">
            <text:p>FALSE</text:p>
          </table:table-cell>
          <table:table-cell table:formula="of:=IF(['Event Times'.$E1009]=['Event Times'.J$2];['Event Times'.$F1009])" office:value-type="boolean" office:boolean-value="false" calcext:value-type="boolean">
            <text:p>FALSE</text:p>
          </table:table-cell>
          <table:table-cell table:formula="of:=IF(['Event Times'.$E1009]=['Event Times'.K$2];['Event Times'.$F100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86" calcext:value-type="float">
            <text:p>2017.386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95" calcext:value-type="float">
            <text:p>0.495</text:p>
          </table:table-cell>
          <table:table-cell table:formula="of:=IF(['Event Times'.$E1010]=['Event Times'.G$2];['Event Times'.$F1010])" office:value-type="boolean" office:boolean-value="false" calcext:value-type="boolean">
            <text:p>FALSE</text:p>
          </table:table-cell>
          <table:table-cell table:formula="of:=IF(['Event Times'.$E1010]=['Event Times'.H$2];['Event Times'.$F1010])" office:value-type="boolean" office:boolean-value="false" calcext:value-type="boolean">
            <text:p>FALSE</text:p>
          </table:table-cell>
          <table:table-cell table:style-name="Default" table:formula="of:=IF(['Event Times'.$E1010]=['Event Times'.I$2];['Event Times'.$F1010])" office:value-type="float" office:value="0.495" calcext:value-type="float">
            <text:p>0.495</text:p>
          </table:table-cell>
          <table:table-cell table:formula="of:=IF(['Event Times'.$E1010]=['Event Times'.J$2];['Event Times'.$F1010])" office:value-type="boolean" office:boolean-value="false" calcext:value-type="boolean">
            <text:p>FALSE</text:p>
          </table:table-cell>
          <table:table-cell table:formula="of:=IF(['Event Times'.$E1010]=['Event Times'.K$2];['Event Times'.$F101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86" calcext:value-type="float">
            <text:p>2017.386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1" calcext:value-type="float">
            <text:p>0.431</text:p>
          </table:table-cell>
          <table:table-cell table:formula="of:=IF(['Event Times'.$E1011]=['Event Times'.G$2];['Event Times'.$F1011])" office:value-type="boolean" office:boolean-value="false" calcext:value-type="boolean">
            <text:p>FALSE</text:p>
          </table:table-cell>
          <table:table-cell table:formula="of:=IF(['Event Times'.$E1011]=['Event Times'.H$2];['Event Times'.$F1011])" office:value-type="boolean" office:boolean-value="false" calcext:value-type="boolean">
            <text:p>FALSE</text:p>
          </table:table-cell>
          <table:table-cell table:formula="of:=IF(['Event Times'.$E1011]=['Event Times'.I$2];['Event Times'.$F1011])" office:value-type="boolean" office:boolean-value="false" calcext:value-type="boolean">
            <text:p>FALSE</text:p>
          </table:table-cell>
          <table:table-cell table:style-name="Default" table:formula="of:=IF(['Event Times'.$E1011]=['Event Times'.J$2];['Event Times'.$F1011])" office:value-type="float" office:value="0.431" calcext:value-type="float">
            <text:p>0.431</text:p>
          </table:table-cell>
          <table:table-cell table:formula="of:=IF(['Event Times'.$E1011]=['Event Times'.K$2];['Event Times'.$F101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86" calcext:value-type="float">
            <text:p>2017.386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596" calcext:value-type="float">
            <text:p>0.596</text:p>
          </table:table-cell>
          <table:table-cell table:formula="of:=IF(['Event Times'.$E1012]=['Event Times'.G$2];['Event Times'.$F1012])" office:value-type="boolean" office:boolean-value="false" calcext:value-type="boolean">
            <text:p>FALSE</text:p>
          </table:table-cell>
          <table:table-cell table:formula="of:=IF(['Event Times'.$E1012]=['Event Times'.H$2];['Event Times'.$F1012])" office:value-type="boolean" office:boolean-value="false" calcext:value-type="boolean">
            <text:p>FALSE</text:p>
          </table:table-cell>
          <table:table-cell table:formula="of:=IF(['Event Times'.$E1012]=['Event Times'.I$2];['Event Times'.$F1012])" office:value-type="boolean" office:boolean-value="false" calcext:value-type="boolean">
            <text:p>FALSE</text:p>
          </table:table-cell>
          <table:table-cell table:formula="of:=IF(['Event Times'.$E1012]=['Event Times'.J$2];['Event Times'.$F1012])" office:value-type="boolean" office:boolean-value="false" calcext:value-type="boolean">
            <text:p>FALSE</text:p>
          </table:table-cell>
          <table:table-cell table:style-name="Default" table:formula="of:=IF(['Event Times'.$E1012]=['Event Times'.K$2];['Event Times'.$F1012])" office:value-type="float" office:value="0.596" calcext:value-type="float">
            <text:p>0.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89" calcext:value-type="float">
            <text:p>2017.389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5" calcext:value-type="float">
            <text:p>0.395</text:p>
          </table:table-cell>
          <table:table-cell table:style-name="Default" table:formula="of:=IF(['Event Times'.$E1013]=['Event Times'.G$2];['Event Times'.$F1013])" office:value-type="float" office:value="0.395" calcext:value-type="float">
            <text:p>0.395</text:p>
          </table:table-cell>
          <table:table-cell table:formula="of:=IF(['Event Times'.$E1013]=['Event Times'.H$2];['Event Times'.$F1013])" office:value-type="boolean" office:boolean-value="false" calcext:value-type="boolean">
            <text:p>FALSE</text:p>
          </table:table-cell>
          <table:table-cell table:formula="of:=IF(['Event Times'.$E1013]=['Event Times'.I$2];['Event Times'.$F1013])" office:value-type="boolean" office:boolean-value="false" calcext:value-type="boolean">
            <text:p>FALSE</text:p>
          </table:table-cell>
          <table:table-cell table:formula="of:=IF(['Event Times'.$E1013]=['Event Times'.J$2];['Event Times'.$F1013])" office:value-type="boolean" office:boolean-value="false" calcext:value-type="boolean">
            <text:p>FALSE</text:p>
          </table:table-cell>
          <table:table-cell table:formula="of:=IF(['Event Times'.$E1013]=['Event Times'.K$2];['Event Times'.$F101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89" calcext:value-type="float">
            <text:p>2017.389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49" calcext:value-type="float">
            <text:p>0.349</text:p>
          </table:table-cell>
          <table:table-cell table:formula="of:=IF(['Event Times'.$E1014]=['Event Times'.G$2];['Event Times'.$F1014])" office:value-type="boolean" office:boolean-value="false" calcext:value-type="boolean">
            <text:p>FALSE</text:p>
          </table:table-cell>
          <table:table-cell table:style-name="Default" table:formula="of:=IF(['Event Times'.$E1014]=['Event Times'.H$2];['Event Times'.$F1014])" office:value-type="float" office:value="0.349" calcext:value-type="float">
            <text:p>0.349</text:p>
          </table:table-cell>
          <table:table-cell table:formula="of:=IF(['Event Times'.$E1014]=['Event Times'.I$2];['Event Times'.$F1014])" office:value-type="boolean" office:boolean-value="false" calcext:value-type="boolean">
            <text:p>FALSE</text:p>
          </table:table-cell>
          <table:table-cell table:formula="of:=IF(['Event Times'.$E1014]=['Event Times'.J$2];['Event Times'.$F1014])" office:value-type="boolean" office:boolean-value="false" calcext:value-type="boolean">
            <text:p>FALSE</text:p>
          </table:table-cell>
          <table:table-cell table:formula="of:=IF(['Event Times'.$E1014]=['Event Times'.K$2];['Event Times'.$F101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89" calcext:value-type="float">
            <text:p>2017.389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96" calcext:value-type="float">
            <text:p>0.496</text:p>
          </table:table-cell>
          <table:table-cell table:formula="of:=IF(['Event Times'.$E1015]=['Event Times'.G$2];['Event Times'.$F1015])" office:value-type="boolean" office:boolean-value="false" calcext:value-type="boolean">
            <text:p>FALSE</text:p>
          </table:table-cell>
          <table:table-cell table:formula="of:=IF(['Event Times'.$E1015]=['Event Times'.H$2];['Event Times'.$F1015])" office:value-type="boolean" office:boolean-value="false" calcext:value-type="boolean">
            <text:p>FALSE</text:p>
          </table:table-cell>
          <table:table-cell table:style-name="Default" table:formula="of:=IF(['Event Times'.$E1015]=['Event Times'.I$2];['Event Times'.$F1015])" office:value-type="float" office:value="0.496" calcext:value-type="float">
            <text:p>0.496</text:p>
          </table:table-cell>
          <table:table-cell table:formula="of:=IF(['Event Times'.$E1015]=['Event Times'.J$2];['Event Times'.$F1015])" office:value-type="boolean" office:boolean-value="false" calcext:value-type="boolean">
            <text:p>FALSE</text:p>
          </table:table-cell>
          <table:table-cell table:formula="of:=IF(['Event Times'.$E1015]=['Event Times'.K$2];['Event Times'.$F101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89" calcext:value-type="float">
            <text:p>2017.389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5" calcext:value-type="float">
            <text:p>0.435</text:p>
          </table:table-cell>
          <table:table-cell table:formula="of:=IF(['Event Times'.$E1016]=['Event Times'.G$2];['Event Times'.$F1016])" office:value-type="boolean" office:boolean-value="false" calcext:value-type="boolean">
            <text:p>FALSE</text:p>
          </table:table-cell>
          <table:table-cell table:formula="of:=IF(['Event Times'.$E1016]=['Event Times'.H$2];['Event Times'.$F1016])" office:value-type="boolean" office:boolean-value="false" calcext:value-type="boolean">
            <text:p>FALSE</text:p>
          </table:table-cell>
          <table:table-cell table:formula="of:=IF(['Event Times'.$E1016]=['Event Times'.I$2];['Event Times'.$F1016])" office:value-type="boolean" office:boolean-value="false" calcext:value-type="boolean">
            <text:p>FALSE</text:p>
          </table:table-cell>
          <table:table-cell table:style-name="Default" table:formula="of:=IF(['Event Times'.$E1016]=['Event Times'.J$2];['Event Times'.$F1016])" office:value-type="float" office:value="0.435" calcext:value-type="float">
            <text:p>0.435</text:p>
          </table:table-cell>
          <table:table-cell table:formula="of:=IF(['Event Times'.$E1016]=['Event Times'.K$2];['Event Times'.$F101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89" calcext:value-type="float">
            <text:p>2017.389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2" calcext:value-type="float">
            <text:p>0.602</text:p>
          </table:table-cell>
          <table:table-cell table:formula="of:=IF(['Event Times'.$E1017]=['Event Times'.G$2];['Event Times'.$F1017])" office:value-type="boolean" office:boolean-value="false" calcext:value-type="boolean">
            <text:p>FALSE</text:p>
          </table:table-cell>
          <table:table-cell table:formula="of:=IF(['Event Times'.$E1017]=['Event Times'.H$2];['Event Times'.$F1017])" office:value-type="boolean" office:boolean-value="false" calcext:value-type="boolean">
            <text:p>FALSE</text:p>
          </table:table-cell>
          <table:table-cell table:formula="of:=IF(['Event Times'.$E1017]=['Event Times'.I$2];['Event Times'.$F1017])" office:value-type="boolean" office:boolean-value="false" calcext:value-type="boolean">
            <text:p>FALSE</text:p>
          </table:table-cell>
          <table:table-cell table:formula="of:=IF(['Event Times'.$E1017]=['Event Times'.J$2];['Event Times'.$F1017])" office:value-type="boolean" office:boolean-value="false" calcext:value-type="boolean">
            <text:p>FALSE</text:p>
          </table:table-cell>
          <table:table-cell table:style-name="Default" table:formula="of:=IF(['Event Times'.$E1017]=['Event Times'.K$2];['Event Times'.$F1017])" office:value-type="float" office:value="0.602" calcext:value-type="float">
            <text:p>0.6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92" calcext:value-type="float">
            <text:p>2017.392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3" calcext:value-type="float">
            <text:p>0.393</text:p>
          </table:table-cell>
          <table:table-cell table:style-name="Default" table:formula="of:=IF(['Event Times'.$E1018]=['Event Times'.G$2];['Event Times'.$F1018])" office:value-type="float" office:value="0.393" calcext:value-type="float">
            <text:p>0.393</text:p>
          </table:table-cell>
          <table:table-cell table:formula="of:=IF(['Event Times'.$E1018]=['Event Times'.H$2];['Event Times'.$F1018])" office:value-type="boolean" office:boolean-value="false" calcext:value-type="boolean">
            <text:p>FALSE</text:p>
          </table:table-cell>
          <table:table-cell table:formula="of:=IF(['Event Times'.$E1018]=['Event Times'.I$2];['Event Times'.$F1018])" office:value-type="boolean" office:boolean-value="false" calcext:value-type="boolean">
            <text:p>FALSE</text:p>
          </table:table-cell>
          <table:table-cell table:formula="of:=IF(['Event Times'.$E1018]=['Event Times'.J$2];['Event Times'.$F1018])" office:value-type="boolean" office:boolean-value="false" calcext:value-type="boolean">
            <text:p>FALSE</text:p>
          </table:table-cell>
          <table:table-cell table:formula="of:=IF(['Event Times'.$E1018]=['Event Times'.K$2];['Event Times'.$F101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92" calcext:value-type="float">
            <text:p>2017.392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42" calcext:value-type="float">
            <text:p>0.342</text:p>
          </table:table-cell>
          <table:table-cell table:formula="of:=IF(['Event Times'.$E1019]=['Event Times'.G$2];['Event Times'.$F1019])" office:value-type="boolean" office:boolean-value="false" calcext:value-type="boolean">
            <text:p>FALSE</text:p>
          </table:table-cell>
          <table:table-cell table:style-name="Default" table:formula="of:=IF(['Event Times'.$E1019]=['Event Times'.H$2];['Event Times'.$F1019])" office:value-type="float" office:value="0.342" calcext:value-type="float">
            <text:p>0.342</text:p>
          </table:table-cell>
          <table:table-cell table:formula="of:=IF(['Event Times'.$E1019]=['Event Times'.I$2];['Event Times'.$F1019])" office:value-type="boolean" office:boolean-value="false" calcext:value-type="boolean">
            <text:p>FALSE</text:p>
          </table:table-cell>
          <table:table-cell table:formula="of:=IF(['Event Times'.$E1019]=['Event Times'.J$2];['Event Times'.$F1019])" office:value-type="boolean" office:boolean-value="false" calcext:value-type="boolean">
            <text:p>FALSE</text:p>
          </table:table-cell>
          <table:table-cell table:formula="of:=IF(['Event Times'.$E1019]=['Event Times'.K$2];['Event Times'.$F101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92" calcext:value-type="float">
            <text:p>2017.392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98" calcext:value-type="float">
            <text:p>0.498</text:p>
          </table:table-cell>
          <table:table-cell table:formula="of:=IF(['Event Times'.$E1020]=['Event Times'.G$2];['Event Times'.$F1020])" office:value-type="boolean" office:boolean-value="false" calcext:value-type="boolean">
            <text:p>FALSE</text:p>
          </table:table-cell>
          <table:table-cell table:formula="of:=IF(['Event Times'.$E1020]=['Event Times'.H$2];['Event Times'.$F1020])" office:value-type="boolean" office:boolean-value="false" calcext:value-type="boolean">
            <text:p>FALSE</text:p>
          </table:table-cell>
          <table:table-cell table:style-name="Default" table:formula="of:=IF(['Event Times'.$E1020]=['Event Times'.I$2];['Event Times'.$F1020])" office:value-type="float" office:value="0.498" calcext:value-type="float">
            <text:p>0.498</text:p>
          </table:table-cell>
          <table:table-cell table:formula="of:=IF(['Event Times'.$E1020]=['Event Times'.J$2];['Event Times'.$F1020])" office:value-type="boolean" office:boolean-value="false" calcext:value-type="boolean">
            <text:p>FALSE</text:p>
          </table:table-cell>
          <table:table-cell table:formula="of:=IF(['Event Times'.$E1020]=['Event Times'.K$2];['Event Times'.$F102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92" calcext:value-type="float">
            <text:p>2017.392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4" calcext:value-type="float">
            <text:p>0.434</text:p>
          </table:table-cell>
          <table:table-cell table:formula="of:=IF(['Event Times'.$E1021]=['Event Times'.G$2];['Event Times'.$F1021])" office:value-type="boolean" office:boolean-value="false" calcext:value-type="boolean">
            <text:p>FALSE</text:p>
          </table:table-cell>
          <table:table-cell table:formula="of:=IF(['Event Times'.$E1021]=['Event Times'.H$2];['Event Times'.$F1021])" office:value-type="boolean" office:boolean-value="false" calcext:value-type="boolean">
            <text:p>FALSE</text:p>
          </table:table-cell>
          <table:table-cell table:formula="of:=IF(['Event Times'.$E1021]=['Event Times'.I$2];['Event Times'.$F1021])" office:value-type="boolean" office:boolean-value="false" calcext:value-type="boolean">
            <text:p>FALSE</text:p>
          </table:table-cell>
          <table:table-cell table:style-name="Default" table:formula="of:=IF(['Event Times'.$E1021]=['Event Times'.J$2];['Event Times'.$F1021])" office:value-type="float" office:value="0.434" calcext:value-type="float">
            <text:p>0.434</text:p>
          </table:table-cell>
          <table:table-cell table:formula="of:=IF(['Event Times'.$E1021]=['Event Times'.K$2];['Event Times'.$F102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92" calcext:value-type="float">
            <text:p>2017.392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1" calcext:value-type="float">
            <text:p>0.621</text:p>
          </table:table-cell>
          <table:table-cell table:formula="of:=IF(['Event Times'.$E1022]=['Event Times'.G$2];['Event Times'.$F1022])" office:value-type="boolean" office:boolean-value="false" calcext:value-type="boolean">
            <text:p>FALSE</text:p>
          </table:table-cell>
          <table:table-cell table:formula="of:=IF(['Event Times'.$E1022]=['Event Times'.H$2];['Event Times'.$F1022])" office:value-type="boolean" office:boolean-value="false" calcext:value-type="boolean">
            <text:p>FALSE</text:p>
          </table:table-cell>
          <table:table-cell table:formula="of:=IF(['Event Times'.$E1022]=['Event Times'.I$2];['Event Times'.$F1022])" office:value-type="boolean" office:boolean-value="false" calcext:value-type="boolean">
            <text:p>FALSE</text:p>
          </table:table-cell>
          <table:table-cell table:formula="of:=IF(['Event Times'.$E1022]=['Event Times'.J$2];['Event Times'.$F1022])" office:value-type="boolean" office:boolean-value="false" calcext:value-type="boolean">
            <text:p>FALSE</text:p>
          </table:table-cell>
          <table:table-cell table:style-name="Default" table:formula="of:=IF(['Event Times'.$E1022]=['Event Times'.K$2];['Event Times'.$F1022])" office:value-type="float" office:value="0.621" calcext:value-type="float">
            <text:p>0.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95" calcext:value-type="float">
            <text:p>2017.395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1023]=['Event Times'.G$2];['Event Times'.$F1023])" office:value-type="float" office:value="0.396" calcext:value-type="float">
            <text:p>0.396</text:p>
          </table:table-cell>
          <table:table-cell table:formula="of:=IF(['Event Times'.$E1023]=['Event Times'.H$2];['Event Times'.$F1023])" office:value-type="boolean" office:boolean-value="false" calcext:value-type="boolean">
            <text:p>FALSE</text:p>
          </table:table-cell>
          <table:table-cell table:formula="of:=IF(['Event Times'.$E1023]=['Event Times'.I$2];['Event Times'.$F1023])" office:value-type="boolean" office:boolean-value="false" calcext:value-type="boolean">
            <text:p>FALSE</text:p>
          </table:table-cell>
          <table:table-cell table:formula="of:=IF(['Event Times'.$E1023]=['Event Times'.J$2];['Event Times'.$F1023])" office:value-type="boolean" office:boolean-value="false" calcext:value-type="boolean">
            <text:p>FALSE</text:p>
          </table:table-cell>
          <table:table-cell table:formula="of:=IF(['Event Times'.$E1023]=['Event Times'.K$2];['Event Times'.$F102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95" calcext:value-type="float">
            <text:p>2017.395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table:formula="of:=IF(['Event Times'.$E1024]=['Event Times'.G$2];['Event Times'.$F1024])" office:value-type="boolean" office:boolean-value="false" calcext:value-type="boolean">
            <text:p>FALSE</text:p>
          </table:table-cell>
          <table:table-cell table:style-name="Default" table:formula="of:=IF(['Event Times'.$E1024]=['Event Times'.H$2];['Event Times'.$F1024])" office:value-type="float" office:value="0.35" calcext:value-type="float">
            <text:p>0.35</text:p>
          </table:table-cell>
          <table:table-cell table:formula="of:=IF(['Event Times'.$E1024]=['Event Times'.I$2];['Event Times'.$F1024])" office:value-type="boolean" office:boolean-value="false" calcext:value-type="boolean">
            <text:p>FALSE</text:p>
          </table:table-cell>
          <table:table-cell table:formula="of:=IF(['Event Times'.$E1024]=['Event Times'.J$2];['Event Times'.$F1024])" office:value-type="boolean" office:boolean-value="false" calcext:value-type="boolean">
            <text:p>FALSE</text:p>
          </table:table-cell>
          <table:table-cell table:formula="of:=IF(['Event Times'.$E1024]=['Event Times'.K$2];['Event Times'.$F102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95" calcext:value-type="float">
            <text:p>2017.395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97" calcext:value-type="float">
            <text:p>0.497</text:p>
          </table:table-cell>
          <table:table-cell table:formula="of:=IF(['Event Times'.$E1025]=['Event Times'.G$2];['Event Times'.$F1025])" office:value-type="boolean" office:boolean-value="false" calcext:value-type="boolean">
            <text:p>FALSE</text:p>
          </table:table-cell>
          <table:table-cell table:formula="of:=IF(['Event Times'.$E1025]=['Event Times'.H$2];['Event Times'.$F1025])" office:value-type="boolean" office:boolean-value="false" calcext:value-type="boolean">
            <text:p>FALSE</text:p>
          </table:table-cell>
          <table:table-cell table:style-name="Default" table:formula="of:=IF(['Event Times'.$E1025]=['Event Times'.I$2];['Event Times'.$F1025])" office:value-type="float" office:value="0.497" calcext:value-type="float">
            <text:p>0.497</text:p>
          </table:table-cell>
          <table:table-cell table:formula="of:=IF(['Event Times'.$E1025]=['Event Times'.J$2];['Event Times'.$F1025])" office:value-type="boolean" office:boolean-value="false" calcext:value-type="boolean">
            <text:p>FALSE</text:p>
          </table:table-cell>
          <table:table-cell table:formula="of:=IF(['Event Times'.$E1025]=['Event Times'.K$2];['Event Times'.$F102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95" calcext:value-type="float">
            <text:p>2017.395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4" calcext:value-type="float">
            <text:p>0.434</text:p>
          </table:table-cell>
          <table:table-cell table:formula="of:=IF(['Event Times'.$E1026]=['Event Times'.G$2];['Event Times'.$F1026])" office:value-type="boolean" office:boolean-value="false" calcext:value-type="boolean">
            <text:p>FALSE</text:p>
          </table:table-cell>
          <table:table-cell table:formula="of:=IF(['Event Times'.$E1026]=['Event Times'.H$2];['Event Times'.$F1026])" office:value-type="boolean" office:boolean-value="false" calcext:value-type="boolean">
            <text:p>FALSE</text:p>
          </table:table-cell>
          <table:table-cell table:formula="of:=IF(['Event Times'.$E1026]=['Event Times'.I$2];['Event Times'.$F1026])" office:value-type="boolean" office:boolean-value="false" calcext:value-type="boolean">
            <text:p>FALSE</text:p>
          </table:table-cell>
          <table:table-cell table:style-name="Default" table:formula="of:=IF(['Event Times'.$E1026]=['Event Times'.J$2];['Event Times'.$F1026])" office:value-type="float" office:value="0.434" calcext:value-type="float">
            <text:p>0.434</text:p>
          </table:table-cell>
          <table:table-cell table:formula="of:=IF(['Event Times'.$E1026]=['Event Times'.K$2];['Event Times'.$F102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95" calcext:value-type="float">
            <text:p>2017.395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1" calcext:value-type="float">
            <text:p>0.601</text:p>
          </table:table-cell>
          <table:table-cell table:formula="of:=IF(['Event Times'.$E1027]=['Event Times'.G$2];['Event Times'.$F1027])" office:value-type="boolean" office:boolean-value="false" calcext:value-type="boolean">
            <text:p>FALSE</text:p>
          </table:table-cell>
          <table:table-cell table:formula="of:=IF(['Event Times'.$E1027]=['Event Times'.H$2];['Event Times'.$F1027])" office:value-type="boolean" office:boolean-value="false" calcext:value-type="boolean">
            <text:p>FALSE</text:p>
          </table:table-cell>
          <table:table-cell table:formula="of:=IF(['Event Times'.$E1027]=['Event Times'.I$2];['Event Times'.$F1027])" office:value-type="boolean" office:boolean-value="false" calcext:value-type="boolean">
            <text:p>FALSE</text:p>
          </table:table-cell>
          <table:table-cell table:formula="of:=IF(['Event Times'.$E1027]=['Event Times'.J$2];['Event Times'.$F1027])" office:value-type="boolean" office:boolean-value="false" calcext:value-type="boolean">
            <text:p>FALSE</text:p>
          </table:table-cell>
          <table:table-cell table:style-name="Default" table:formula="of:=IF(['Event Times'.$E1027]=['Event Times'.K$2];['Event Times'.$F1027])" office:value-type="float" office:value="0.601" calcext:value-type="float">
            <text:p>0.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97" calcext:value-type="float">
            <text:p>2017.397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1028]=['Event Times'.G$2];['Event Times'.$F1028])" office:value-type="float" office:value="0.396" calcext:value-type="float">
            <text:p>0.396</text:p>
          </table:table-cell>
          <table:table-cell table:formula="of:=IF(['Event Times'.$E1028]=['Event Times'.H$2];['Event Times'.$F1028])" office:value-type="boolean" office:boolean-value="false" calcext:value-type="boolean">
            <text:p>FALSE</text:p>
          </table:table-cell>
          <table:table-cell table:formula="of:=IF(['Event Times'.$E1028]=['Event Times'.I$2];['Event Times'.$F1028])" office:value-type="boolean" office:boolean-value="false" calcext:value-type="boolean">
            <text:p>FALSE</text:p>
          </table:table-cell>
          <table:table-cell table:formula="of:=IF(['Event Times'.$E1028]=['Event Times'.J$2];['Event Times'.$F1028])" office:value-type="boolean" office:boolean-value="false" calcext:value-type="boolean">
            <text:p>FALSE</text:p>
          </table:table-cell>
          <table:table-cell table:formula="of:=IF(['Event Times'.$E1028]=['Event Times'.K$2];['Event Times'.$F102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97" calcext:value-type="float">
            <text:p>2017.397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57" calcext:value-type="float">
            <text:p>0.357</text:p>
          </table:table-cell>
          <table:table-cell table:formula="of:=IF(['Event Times'.$E1029]=['Event Times'.G$2];['Event Times'.$F1029])" office:value-type="boolean" office:boolean-value="false" calcext:value-type="boolean">
            <text:p>FALSE</text:p>
          </table:table-cell>
          <table:table-cell table:style-name="Default" table:formula="of:=IF(['Event Times'.$E1029]=['Event Times'.H$2];['Event Times'.$F1029])" office:value-type="float" office:value="0.357" calcext:value-type="float">
            <text:p>0.357</text:p>
          </table:table-cell>
          <table:table-cell table:formula="of:=IF(['Event Times'.$E1029]=['Event Times'.I$2];['Event Times'.$F1029])" office:value-type="boolean" office:boolean-value="false" calcext:value-type="boolean">
            <text:p>FALSE</text:p>
          </table:table-cell>
          <table:table-cell table:formula="of:=IF(['Event Times'.$E1029]=['Event Times'.J$2];['Event Times'.$F1029])" office:value-type="boolean" office:boolean-value="false" calcext:value-type="boolean">
            <text:p>FALSE</text:p>
          </table:table-cell>
          <table:table-cell table:formula="of:=IF(['Event Times'.$E1029]=['Event Times'.K$2];['Event Times'.$F102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97" calcext:value-type="float">
            <text:p>2017.397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99" calcext:value-type="float">
            <text:p>0.499</text:p>
          </table:table-cell>
          <table:table-cell table:formula="of:=IF(['Event Times'.$E1030]=['Event Times'.G$2];['Event Times'.$F1030])" office:value-type="boolean" office:boolean-value="false" calcext:value-type="boolean">
            <text:p>FALSE</text:p>
          </table:table-cell>
          <table:table-cell table:formula="of:=IF(['Event Times'.$E1030]=['Event Times'.H$2];['Event Times'.$F1030])" office:value-type="boolean" office:boolean-value="false" calcext:value-type="boolean">
            <text:p>FALSE</text:p>
          </table:table-cell>
          <table:table-cell table:style-name="Default" table:formula="of:=IF(['Event Times'.$E1030]=['Event Times'.I$2];['Event Times'.$F1030])" office:value-type="float" office:value="0.499" calcext:value-type="float">
            <text:p>0.499</text:p>
          </table:table-cell>
          <table:table-cell table:formula="of:=IF(['Event Times'.$E1030]=['Event Times'.J$2];['Event Times'.$F1030])" office:value-type="boolean" office:boolean-value="false" calcext:value-type="boolean">
            <text:p>FALSE</text:p>
          </table:table-cell>
          <table:table-cell table:formula="of:=IF(['Event Times'.$E1030]=['Event Times'.K$2];['Event Times'.$F103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97" calcext:value-type="float">
            <text:p>2017.397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6" calcext:value-type="float">
            <text:p>0.436</text:p>
          </table:table-cell>
          <table:table-cell table:formula="of:=IF(['Event Times'.$E1031]=['Event Times'.G$2];['Event Times'.$F1031])" office:value-type="boolean" office:boolean-value="false" calcext:value-type="boolean">
            <text:p>FALSE</text:p>
          </table:table-cell>
          <table:table-cell table:formula="of:=IF(['Event Times'.$E1031]=['Event Times'.H$2];['Event Times'.$F1031])" office:value-type="boolean" office:boolean-value="false" calcext:value-type="boolean">
            <text:p>FALSE</text:p>
          </table:table-cell>
          <table:table-cell table:formula="of:=IF(['Event Times'.$E1031]=['Event Times'.I$2];['Event Times'.$F1031])" office:value-type="boolean" office:boolean-value="false" calcext:value-type="boolean">
            <text:p>FALSE</text:p>
          </table:table-cell>
          <table:table-cell table:style-name="Default" table:formula="of:=IF(['Event Times'.$E1031]=['Event Times'.J$2];['Event Times'.$F1031])" office:value-type="float" office:value="0.436" calcext:value-type="float">
            <text:p>0.436</text:p>
          </table:table-cell>
          <table:table-cell table:formula="of:=IF(['Event Times'.$E1031]=['Event Times'.K$2];['Event Times'.$F103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397" calcext:value-type="float">
            <text:p>2017.397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595" calcext:value-type="float">
            <text:p>0.595</text:p>
          </table:table-cell>
          <table:table-cell table:formula="of:=IF(['Event Times'.$E1032]=['Event Times'.G$2];['Event Times'.$F1032])" office:value-type="boolean" office:boolean-value="false" calcext:value-type="boolean">
            <text:p>FALSE</text:p>
          </table:table-cell>
          <table:table-cell table:formula="of:=IF(['Event Times'.$E1032]=['Event Times'.H$2];['Event Times'.$F1032])" office:value-type="boolean" office:boolean-value="false" calcext:value-type="boolean">
            <text:p>FALSE</text:p>
          </table:table-cell>
          <table:table-cell table:formula="of:=IF(['Event Times'.$E1032]=['Event Times'.I$2];['Event Times'.$F1032])" office:value-type="boolean" office:boolean-value="false" calcext:value-type="boolean">
            <text:p>FALSE</text:p>
          </table:table-cell>
          <table:table-cell table:formula="of:=IF(['Event Times'.$E1032]=['Event Times'.J$2];['Event Times'.$F1032])" office:value-type="boolean" office:boolean-value="false" calcext:value-type="boolean">
            <text:p>FALSE</text:p>
          </table:table-cell>
          <table:table-cell table:style-name="Default" table:formula="of:=IF(['Event Times'.$E1032]=['Event Times'.K$2];['Event Times'.$F1032])" office:value-type="float" office:value="0.595" calcext:value-type="float">
            <text:p>0.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" calcext:value-type="float">
            <text:p>2017.4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1033]=['Event Times'.G$2];['Event Times'.$F1033])" office:value-type="float" office:value="0.396" calcext:value-type="float">
            <text:p>0.396</text:p>
          </table:table-cell>
          <table:table-cell table:formula="of:=IF(['Event Times'.$E1033]=['Event Times'.H$2];['Event Times'.$F1033])" office:value-type="boolean" office:boolean-value="false" calcext:value-type="boolean">
            <text:p>FALSE</text:p>
          </table:table-cell>
          <table:table-cell table:formula="of:=IF(['Event Times'.$E1033]=['Event Times'.I$2];['Event Times'.$F1033])" office:value-type="boolean" office:boolean-value="false" calcext:value-type="boolean">
            <text:p>FALSE</text:p>
          </table:table-cell>
          <table:table-cell table:formula="of:=IF(['Event Times'.$E1033]=['Event Times'.J$2];['Event Times'.$F1033])" office:value-type="boolean" office:boolean-value="false" calcext:value-type="boolean">
            <text:p>FALSE</text:p>
          </table:table-cell>
          <table:table-cell table:formula="of:=IF(['Event Times'.$E1033]=['Event Times'.K$2];['Event Times'.$F103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" calcext:value-type="float">
            <text:p>2017.4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71" calcext:value-type="float">
            <text:p>0.371</text:p>
          </table:table-cell>
          <table:table-cell table:formula="of:=IF(['Event Times'.$E1034]=['Event Times'.G$2];['Event Times'.$F1034])" office:value-type="boolean" office:boolean-value="false" calcext:value-type="boolean">
            <text:p>FALSE</text:p>
          </table:table-cell>
          <table:table-cell table:style-name="Default" table:formula="of:=IF(['Event Times'.$E1034]=['Event Times'.H$2];['Event Times'.$F1034])" office:value-type="float" office:value="0.371" calcext:value-type="float">
            <text:p>0.371</text:p>
          </table:table-cell>
          <table:table-cell table:formula="of:=IF(['Event Times'.$E1034]=['Event Times'.I$2];['Event Times'.$F1034])" office:value-type="boolean" office:boolean-value="false" calcext:value-type="boolean">
            <text:p>FALSE</text:p>
          </table:table-cell>
          <table:table-cell table:formula="of:=IF(['Event Times'.$E1034]=['Event Times'.J$2];['Event Times'.$F1034])" office:value-type="boolean" office:boolean-value="false" calcext:value-type="boolean">
            <text:p>FALSE</text:p>
          </table:table-cell>
          <table:table-cell table:formula="of:=IF(['Event Times'.$E1034]=['Event Times'.K$2];['Event Times'.$F103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" calcext:value-type="float">
            <text:p>2017.4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519" calcext:value-type="float">
            <text:p>0.519</text:p>
          </table:table-cell>
          <table:table-cell table:formula="of:=IF(['Event Times'.$E1035]=['Event Times'.G$2];['Event Times'.$F1035])" office:value-type="boolean" office:boolean-value="false" calcext:value-type="boolean">
            <text:p>FALSE</text:p>
          </table:table-cell>
          <table:table-cell table:formula="of:=IF(['Event Times'.$E1035]=['Event Times'.H$2];['Event Times'.$F1035])" office:value-type="boolean" office:boolean-value="false" calcext:value-type="boolean">
            <text:p>FALSE</text:p>
          </table:table-cell>
          <table:table-cell table:style-name="Default" table:formula="of:=IF(['Event Times'.$E1035]=['Event Times'.I$2];['Event Times'.$F1035])" office:value-type="float" office:value="0.519" calcext:value-type="float">
            <text:p>0.519</text:p>
          </table:table-cell>
          <table:table-cell table:formula="of:=IF(['Event Times'.$E1035]=['Event Times'.J$2];['Event Times'.$F1035])" office:value-type="boolean" office:boolean-value="false" calcext:value-type="boolean">
            <text:p>FALSE</text:p>
          </table:table-cell>
          <table:table-cell table:formula="of:=IF(['Event Times'.$E1035]=['Event Times'.K$2];['Event Times'.$F103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" calcext:value-type="float">
            <text:p>2017.4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4" calcext:value-type="float">
            <text:p>0.434</text:p>
          </table:table-cell>
          <table:table-cell table:formula="of:=IF(['Event Times'.$E1036]=['Event Times'.G$2];['Event Times'.$F1036])" office:value-type="boolean" office:boolean-value="false" calcext:value-type="boolean">
            <text:p>FALSE</text:p>
          </table:table-cell>
          <table:table-cell table:formula="of:=IF(['Event Times'.$E1036]=['Event Times'.H$2];['Event Times'.$F1036])" office:value-type="boolean" office:boolean-value="false" calcext:value-type="boolean">
            <text:p>FALSE</text:p>
          </table:table-cell>
          <table:table-cell table:formula="of:=IF(['Event Times'.$E1036]=['Event Times'.I$2];['Event Times'.$F1036])" office:value-type="boolean" office:boolean-value="false" calcext:value-type="boolean">
            <text:p>FALSE</text:p>
          </table:table-cell>
          <table:table-cell table:style-name="Default" table:formula="of:=IF(['Event Times'.$E1036]=['Event Times'.J$2];['Event Times'.$F1036])" office:value-type="float" office:value="0.434" calcext:value-type="float">
            <text:p>0.434</text:p>
          </table:table-cell>
          <table:table-cell table:formula="of:=IF(['Event Times'.$E1036]=['Event Times'.K$2];['Event Times'.$F103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" calcext:value-type="float">
            <text:p>2017.4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596" calcext:value-type="float">
            <text:p>0.596</text:p>
          </table:table-cell>
          <table:table-cell table:formula="of:=IF(['Event Times'.$E1037]=['Event Times'.G$2];['Event Times'.$F1037])" office:value-type="boolean" office:boolean-value="false" calcext:value-type="boolean">
            <text:p>FALSE</text:p>
          </table:table-cell>
          <table:table-cell table:formula="of:=IF(['Event Times'.$E1037]=['Event Times'.H$2];['Event Times'.$F1037])" office:value-type="boolean" office:boolean-value="false" calcext:value-type="boolean">
            <text:p>FALSE</text:p>
          </table:table-cell>
          <table:table-cell table:formula="of:=IF(['Event Times'.$E1037]=['Event Times'.I$2];['Event Times'.$F1037])" office:value-type="boolean" office:boolean-value="false" calcext:value-type="boolean">
            <text:p>FALSE</text:p>
          </table:table-cell>
          <table:table-cell table:formula="of:=IF(['Event Times'.$E1037]=['Event Times'.J$2];['Event Times'.$F1037])" office:value-type="boolean" office:boolean-value="false" calcext:value-type="boolean">
            <text:p>FALSE</text:p>
          </table:table-cell>
          <table:table-cell table:style-name="Default" table:formula="of:=IF(['Event Times'.$E1037]=['Event Times'.K$2];['Event Times'.$F1037])" office:value-type="float" office:value="0.596" calcext:value-type="float">
            <text:p>0.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03" calcext:value-type="float">
            <text:p>2017.403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1038]=['Event Times'.G$2];['Event Times'.$F1038])" office:value-type="float" office:value="0.396" calcext:value-type="float">
            <text:p>0.396</text:p>
          </table:table-cell>
          <table:table-cell table:formula="of:=IF(['Event Times'.$E1038]=['Event Times'.H$2];['Event Times'.$F1038])" office:value-type="boolean" office:boolean-value="false" calcext:value-type="boolean">
            <text:p>FALSE</text:p>
          </table:table-cell>
          <table:table-cell table:formula="of:=IF(['Event Times'.$E1038]=['Event Times'.I$2];['Event Times'.$F1038])" office:value-type="boolean" office:boolean-value="false" calcext:value-type="boolean">
            <text:p>FALSE</text:p>
          </table:table-cell>
          <table:table-cell table:formula="of:=IF(['Event Times'.$E1038]=['Event Times'.J$2];['Event Times'.$F1038])" office:value-type="boolean" office:boolean-value="false" calcext:value-type="boolean">
            <text:p>FALSE</text:p>
          </table:table-cell>
          <table:table-cell table:formula="of:=IF(['Event Times'.$E1038]=['Event Times'.K$2];['Event Times'.$F103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03" calcext:value-type="float">
            <text:p>2017.403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53" calcext:value-type="float">
            <text:p>0.353</text:p>
          </table:table-cell>
          <table:table-cell table:formula="of:=IF(['Event Times'.$E1039]=['Event Times'.G$2];['Event Times'.$F1039])" office:value-type="boolean" office:boolean-value="false" calcext:value-type="boolean">
            <text:p>FALSE</text:p>
          </table:table-cell>
          <table:table-cell table:style-name="Default" table:formula="of:=IF(['Event Times'.$E1039]=['Event Times'.H$2];['Event Times'.$F1039])" office:value-type="float" office:value="0.353" calcext:value-type="float">
            <text:p>0.353</text:p>
          </table:table-cell>
          <table:table-cell table:formula="of:=IF(['Event Times'.$E1039]=['Event Times'.I$2];['Event Times'.$F1039])" office:value-type="boolean" office:boolean-value="false" calcext:value-type="boolean">
            <text:p>FALSE</text:p>
          </table:table-cell>
          <table:table-cell table:formula="of:=IF(['Event Times'.$E1039]=['Event Times'.J$2];['Event Times'.$F1039])" office:value-type="boolean" office:boolean-value="false" calcext:value-type="boolean">
            <text:p>FALSE</text:p>
          </table:table-cell>
          <table:table-cell table:formula="of:=IF(['Event Times'.$E1039]=['Event Times'.K$2];['Event Times'.$F103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03" calcext:value-type="float">
            <text:p>2017.403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502" calcext:value-type="float">
            <text:p>0.502</text:p>
          </table:table-cell>
          <table:table-cell table:formula="of:=IF(['Event Times'.$E1040]=['Event Times'.G$2];['Event Times'.$F1040])" office:value-type="boolean" office:boolean-value="false" calcext:value-type="boolean">
            <text:p>FALSE</text:p>
          </table:table-cell>
          <table:table-cell table:formula="of:=IF(['Event Times'.$E1040]=['Event Times'.H$2];['Event Times'.$F1040])" office:value-type="boolean" office:boolean-value="false" calcext:value-type="boolean">
            <text:p>FALSE</text:p>
          </table:table-cell>
          <table:table-cell table:style-name="Default" table:formula="of:=IF(['Event Times'.$E1040]=['Event Times'.I$2];['Event Times'.$F1040])" office:value-type="float" office:value="0.502" calcext:value-type="float">
            <text:p>0.502</text:p>
          </table:table-cell>
          <table:table-cell table:formula="of:=IF(['Event Times'.$E1040]=['Event Times'.J$2];['Event Times'.$F1040])" office:value-type="boolean" office:boolean-value="false" calcext:value-type="boolean">
            <text:p>FALSE</text:p>
          </table:table-cell>
          <table:table-cell table:formula="of:=IF(['Event Times'.$E1040]=['Event Times'.K$2];['Event Times'.$F104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03" calcext:value-type="float">
            <text:p>2017.403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5" calcext:value-type="float">
            <text:p>0.435</text:p>
          </table:table-cell>
          <table:table-cell table:formula="of:=IF(['Event Times'.$E1041]=['Event Times'.G$2];['Event Times'.$F1041])" office:value-type="boolean" office:boolean-value="false" calcext:value-type="boolean">
            <text:p>FALSE</text:p>
          </table:table-cell>
          <table:table-cell table:formula="of:=IF(['Event Times'.$E1041]=['Event Times'.H$2];['Event Times'.$F1041])" office:value-type="boolean" office:boolean-value="false" calcext:value-type="boolean">
            <text:p>FALSE</text:p>
          </table:table-cell>
          <table:table-cell table:formula="of:=IF(['Event Times'.$E1041]=['Event Times'.I$2];['Event Times'.$F1041])" office:value-type="boolean" office:boolean-value="false" calcext:value-type="boolean">
            <text:p>FALSE</text:p>
          </table:table-cell>
          <table:table-cell table:style-name="Default" table:formula="of:=IF(['Event Times'.$E1041]=['Event Times'.J$2];['Event Times'.$F1041])" office:value-type="float" office:value="0.435" calcext:value-type="float">
            <text:p>0.435</text:p>
          </table:table-cell>
          <table:table-cell table:formula="of:=IF(['Event Times'.$E1041]=['Event Times'.K$2];['Event Times'.$F104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03" calcext:value-type="float">
            <text:p>2017.403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596" calcext:value-type="float">
            <text:p>0.596</text:p>
          </table:table-cell>
          <table:table-cell table:formula="of:=IF(['Event Times'.$E1042]=['Event Times'.G$2];['Event Times'.$F1042])" office:value-type="boolean" office:boolean-value="false" calcext:value-type="boolean">
            <text:p>FALSE</text:p>
          </table:table-cell>
          <table:table-cell table:formula="of:=IF(['Event Times'.$E1042]=['Event Times'.H$2];['Event Times'.$F1042])" office:value-type="boolean" office:boolean-value="false" calcext:value-type="boolean">
            <text:p>FALSE</text:p>
          </table:table-cell>
          <table:table-cell table:formula="of:=IF(['Event Times'.$E1042]=['Event Times'.I$2];['Event Times'.$F1042])" office:value-type="boolean" office:boolean-value="false" calcext:value-type="boolean">
            <text:p>FALSE</text:p>
          </table:table-cell>
          <table:table-cell table:formula="of:=IF(['Event Times'.$E1042]=['Event Times'.J$2];['Event Times'.$F1042])" office:value-type="boolean" office:boolean-value="false" calcext:value-type="boolean">
            <text:p>FALSE</text:p>
          </table:table-cell>
          <table:table-cell table:style-name="Default" table:formula="of:=IF(['Event Times'.$E1042]=['Event Times'.K$2];['Event Times'.$F1042])" office:value-type="float" office:value="0.596" calcext:value-type="float">
            <text:p>0.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05" calcext:value-type="float">
            <text:p>2017.405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1043]=['Event Times'.G$2];['Event Times'.$F1043])" office:value-type="float" office:value="0.396" calcext:value-type="float">
            <text:p>0.396</text:p>
          </table:table-cell>
          <table:table-cell table:formula="of:=IF(['Event Times'.$E1043]=['Event Times'.H$2];['Event Times'.$F1043])" office:value-type="boolean" office:boolean-value="false" calcext:value-type="boolean">
            <text:p>FALSE</text:p>
          </table:table-cell>
          <table:table-cell table:formula="of:=IF(['Event Times'.$E1043]=['Event Times'.I$2];['Event Times'.$F1043])" office:value-type="boolean" office:boolean-value="false" calcext:value-type="boolean">
            <text:p>FALSE</text:p>
          </table:table-cell>
          <table:table-cell table:formula="of:=IF(['Event Times'.$E1043]=['Event Times'.J$2];['Event Times'.$F1043])" office:value-type="boolean" office:boolean-value="false" calcext:value-type="boolean">
            <text:p>FALSE</text:p>
          </table:table-cell>
          <table:table-cell table:formula="of:=IF(['Event Times'.$E1043]=['Event Times'.K$2];['Event Times'.$F104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05" calcext:value-type="float">
            <text:p>2017.405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52" calcext:value-type="float">
            <text:p>0.352</text:p>
          </table:table-cell>
          <table:table-cell table:formula="of:=IF(['Event Times'.$E1044]=['Event Times'.G$2];['Event Times'.$F1044])" office:value-type="boolean" office:boolean-value="false" calcext:value-type="boolean">
            <text:p>FALSE</text:p>
          </table:table-cell>
          <table:table-cell table:style-name="Default" table:formula="of:=IF(['Event Times'.$E1044]=['Event Times'.H$2];['Event Times'.$F1044])" office:value-type="float" office:value="0.352" calcext:value-type="float">
            <text:p>0.352</text:p>
          </table:table-cell>
          <table:table-cell table:formula="of:=IF(['Event Times'.$E1044]=['Event Times'.I$2];['Event Times'.$F1044])" office:value-type="boolean" office:boolean-value="false" calcext:value-type="boolean">
            <text:p>FALSE</text:p>
          </table:table-cell>
          <table:table-cell table:formula="of:=IF(['Event Times'.$E1044]=['Event Times'.J$2];['Event Times'.$F1044])" office:value-type="boolean" office:boolean-value="false" calcext:value-type="boolean">
            <text:p>FALSE</text:p>
          </table:table-cell>
          <table:table-cell table:formula="of:=IF(['Event Times'.$E1044]=['Event Times'.K$2];['Event Times'.$F104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05" calcext:value-type="float">
            <text:p>2017.405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499" calcext:value-type="float">
            <text:p>0.499</text:p>
          </table:table-cell>
          <table:table-cell table:formula="of:=IF(['Event Times'.$E1045]=['Event Times'.G$2];['Event Times'.$F1045])" office:value-type="boolean" office:boolean-value="false" calcext:value-type="boolean">
            <text:p>FALSE</text:p>
          </table:table-cell>
          <table:table-cell table:formula="of:=IF(['Event Times'.$E1045]=['Event Times'.H$2];['Event Times'.$F1045])" office:value-type="boolean" office:boolean-value="false" calcext:value-type="boolean">
            <text:p>FALSE</text:p>
          </table:table-cell>
          <table:table-cell table:style-name="Default" table:formula="of:=IF(['Event Times'.$E1045]=['Event Times'.I$2];['Event Times'.$F1045])" office:value-type="float" office:value="0.499" calcext:value-type="float">
            <text:p>0.499</text:p>
          </table:table-cell>
          <table:table-cell table:formula="of:=IF(['Event Times'.$E1045]=['Event Times'.J$2];['Event Times'.$F1045])" office:value-type="boolean" office:boolean-value="false" calcext:value-type="boolean">
            <text:p>FALSE</text:p>
          </table:table-cell>
          <table:table-cell table:formula="of:=IF(['Event Times'.$E1045]=['Event Times'.K$2];['Event Times'.$F104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05" calcext:value-type="float">
            <text:p>2017.405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3" calcext:value-type="float">
            <text:p>0.433</text:p>
          </table:table-cell>
          <table:table-cell table:formula="of:=IF(['Event Times'.$E1046]=['Event Times'.G$2];['Event Times'.$F1046])" office:value-type="boolean" office:boolean-value="false" calcext:value-type="boolean">
            <text:p>FALSE</text:p>
          </table:table-cell>
          <table:table-cell table:formula="of:=IF(['Event Times'.$E1046]=['Event Times'.H$2];['Event Times'.$F1046])" office:value-type="boolean" office:boolean-value="false" calcext:value-type="boolean">
            <text:p>FALSE</text:p>
          </table:table-cell>
          <table:table-cell table:formula="of:=IF(['Event Times'.$E1046]=['Event Times'.I$2];['Event Times'.$F1046])" office:value-type="boolean" office:boolean-value="false" calcext:value-type="boolean">
            <text:p>FALSE</text:p>
          </table:table-cell>
          <table:table-cell table:style-name="Default" table:formula="of:=IF(['Event Times'.$E1046]=['Event Times'.J$2];['Event Times'.$F1046])" office:value-type="float" office:value="0.433" calcext:value-type="float">
            <text:p>0.433</text:p>
          </table:table-cell>
          <table:table-cell table:formula="of:=IF(['Event Times'.$E1046]=['Event Times'.K$2];['Event Times'.$F104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05" calcext:value-type="float">
            <text:p>2017.405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7" calcext:value-type="float">
            <text:p>0.607</text:p>
          </table:table-cell>
          <table:table-cell table:formula="of:=IF(['Event Times'.$E1047]=['Event Times'.G$2];['Event Times'.$F1047])" office:value-type="boolean" office:boolean-value="false" calcext:value-type="boolean">
            <text:p>FALSE</text:p>
          </table:table-cell>
          <table:table-cell table:formula="of:=IF(['Event Times'.$E1047]=['Event Times'.H$2];['Event Times'.$F1047])" office:value-type="boolean" office:boolean-value="false" calcext:value-type="boolean">
            <text:p>FALSE</text:p>
          </table:table-cell>
          <table:table-cell table:formula="of:=IF(['Event Times'.$E1047]=['Event Times'.I$2];['Event Times'.$F1047])" office:value-type="boolean" office:boolean-value="false" calcext:value-type="boolean">
            <text:p>FALSE</text:p>
          </table:table-cell>
          <table:table-cell table:formula="of:=IF(['Event Times'.$E1047]=['Event Times'.J$2];['Event Times'.$F1047])" office:value-type="boolean" office:boolean-value="false" calcext:value-type="boolean">
            <text:p>FALSE</text:p>
          </table:table-cell>
          <table:table-cell table:style-name="Default" table:formula="of:=IF(['Event Times'.$E1047]=['Event Times'.K$2];['Event Times'.$F1047])" office:value-type="float" office:value="0.607" calcext:value-type="float">
            <text:p>0.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08" calcext:value-type="float">
            <text:p>2017.408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1048]=['Event Times'.G$2];['Event Times'.$F1048])" office:value-type="float" office:value="0.396" calcext:value-type="float">
            <text:p>0.396</text:p>
          </table:table-cell>
          <table:table-cell table:formula="of:=IF(['Event Times'.$E1048]=['Event Times'.H$2];['Event Times'.$F1048])" office:value-type="boolean" office:boolean-value="false" calcext:value-type="boolean">
            <text:p>FALSE</text:p>
          </table:table-cell>
          <table:table-cell table:formula="of:=IF(['Event Times'.$E1048]=['Event Times'.I$2];['Event Times'.$F1048])" office:value-type="boolean" office:boolean-value="false" calcext:value-type="boolean">
            <text:p>FALSE</text:p>
          </table:table-cell>
          <table:table-cell table:formula="of:=IF(['Event Times'.$E1048]=['Event Times'.J$2];['Event Times'.$F1048])" office:value-type="boolean" office:boolean-value="false" calcext:value-type="boolean">
            <text:p>FALSE</text:p>
          </table:table-cell>
          <table:table-cell table:formula="of:=IF(['Event Times'.$E1048]=['Event Times'.K$2];['Event Times'.$F104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08" calcext:value-type="float">
            <text:p>2017.408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53" calcext:value-type="float">
            <text:p>0.353</text:p>
          </table:table-cell>
          <table:table-cell table:formula="of:=IF(['Event Times'.$E1049]=['Event Times'.G$2];['Event Times'.$F1049])" office:value-type="boolean" office:boolean-value="false" calcext:value-type="boolean">
            <text:p>FALSE</text:p>
          </table:table-cell>
          <table:table-cell table:style-name="Default" table:formula="of:=IF(['Event Times'.$E1049]=['Event Times'.H$2];['Event Times'.$F1049])" office:value-type="float" office:value="0.353" calcext:value-type="float">
            <text:p>0.353</text:p>
          </table:table-cell>
          <table:table-cell table:formula="of:=IF(['Event Times'.$E1049]=['Event Times'.I$2];['Event Times'.$F1049])" office:value-type="boolean" office:boolean-value="false" calcext:value-type="boolean">
            <text:p>FALSE</text:p>
          </table:table-cell>
          <table:table-cell table:formula="of:=IF(['Event Times'.$E1049]=['Event Times'.J$2];['Event Times'.$F1049])" office:value-type="boolean" office:boolean-value="false" calcext:value-type="boolean">
            <text:p>FALSE</text:p>
          </table:table-cell>
          <table:table-cell table:formula="of:=IF(['Event Times'.$E1049]=['Event Times'.K$2];['Event Times'.$F104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08" calcext:value-type="float">
            <text:p>2017.408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501" calcext:value-type="float">
            <text:p>0.501</text:p>
          </table:table-cell>
          <table:table-cell table:formula="of:=IF(['Event Times'.$E1050]=['Event Times'.G$2];['Event Times'.$F1050])" office:value-type="boolean" office:boolean-value="false" calcext:value-type="boolean">
            <text:p>FALSE</text:p>
          </table:table-cell>
          <table:table-cell table:formula="of:=IF(['Event Times'.$E1050]=['Event Times'.H$2];['Event Times'.$F1050])" office:value-type="boolean" office:boolean-value="false" calcext:value-type="boolean">
            <text:p>FALSE</text:p>
          </table:table-cell>
          <table:table-cell table:style-name="Default" table:formula="of:=IF(['Event Times'.$E1050]=['Event Times'.I$2];['Event Times'.$F1050])" office:value-type="float" office:value="0.501" calcext:value-type="float">
            <text:p>0.501</text:p>
          </table:table-cell>
          <table:table-cell table:formula="of:=IF(['Event Times'.$E1050]=['Event Times'.J$2];['Event Times'.$F1050])" office:value-type="boolean" office:boolean-value="false" calcext:value-type="boolean">
            <text:p>FALSE</text:p>
          </table:table-cell>
          <table:table-cell table:formula="of:=IF(['Event Times'.$E1050]=['Event Times'.K$2];['Event Times'.$F105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08" calcext:value-type="float">
            <text:p>2017.408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8" calcext:value-type="float">
            <text:p>0.438</text:p>
          </table:table-cell>
          <table:table-cell table:formula="of:=IF(['Event Times'.$E1051]=['Event Times'.G$2];['Event Times'.$F1051])" office:value-type="boolean" office:boolean-value="false" calcext:value-type="boolean">
            <text:p>FALSE</text:p>
          </table:table-cell>
          <table:table-cell table:formula="of:=IF(['Event Times'.$E1051]=['Event Times'.H$2];['Event Times'.$F1051])" office:value-type="boolean" office:boolean-value="false" calcext:value-type="boolean">
            <text:p>FALSE</text:p>
          </table:table-cell>
          <table:table-cell table:formula="of:=IF(['Event Times'.$E1051]=['Event Times'.I$2];['Event Times'.$F1051])" office:value-type="boolean" office:boolean-value="false" calcext:value-type="boolean">
            <text:p>FALSE</text:p>
          </table:table-cell>
          <table:table-cell table:style-name="Default" table:formula="of:=IF(['Event Times'.$E1051]=['Event Times'.J$2];['Event Times'.$F1051])" office:value-type="float" office:value="0.438" calcext:value-type="float">
            <text:p>0.438</text:p>
          </table:table-cell>
          <table:table-cell table:formula="of:=IF(['Event Times'.$E1051]=['Event Times'.K$2];['Event Times'.$F105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08" calcext:value-type="float">
            <text:p>2017.408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4" calcext:value-type="float">
            <text:p>0.604</text:p>
          </table:table-cell>
          <table:table-cell table:formula="of:=IF(['Event Times'.$E1052]=['Event Times'.G$2];['Event Times'.$F1052])" office:value-type="boolean" office:boolean-value="false" calcext:value-type="boolean">
            <text:p>FALSE</text:p>
          </table:table-cell>
          <table:table-cell table:formula="of:=IF(['Event Times'.$E1052]=['Event Times'.H$2];['Event Times'.$F1052])" office:value-type="boolean" office:boolean-value="false" calcext:value-type="boolean">
            <text:p>FALSE</text:p>
          </table:table-cell>
          <table:table-cell table:formula="of:=IF(['Event Times'.$E1052]=['Event Times'.I$2];['Event Times'.$F1052])" office:value-type="boolean" office:boolean-value="false" calcext:value-type="boolean">
            <text:p>FALSE</text:p>
          </table:table-cell>
          <table:table-cell table:formula="of:=IF(['Event Times'.$E1052]=['Event Times'.J$2];['Event Times'.$F1052])" office:value-type="boolean" office:boolean-value="false" calcext:value-type="boolean">
            <text:p>FALSE</text:p>
          </table:table-cell>
          <table:table-cell table:style-name="Default" table:formula="of:=IF(['Event Times'.$E1052]=['Event Times'.K$2];['Event Times'.$F1052])" office:value-type="float" office:value="0.604" calcext:value-type="float">
            <text:p>0.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11" calcext:value-type="float">
            <text:p>2017.411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5" calcext:value-type="float">
            <text:p>0.395</text:p>
          </table:table-cell>
          <table:table-cell table:style-name="Default" table:formula="of:=IF(['Event Times'.$E1053]=['Event Times'.G$2];['Event Times'.$F1053])" office:value-type="float" office:value="0.395" calcext:value-type="float">
            <text:p>0.395</text:p>
          </table:table-cell>
          <table:table-cell table:formula="of:=IF(['Event Times'.$E1053]=['Event Times'.H$2];['Event Times'.$F1053])" office:value-type="boolean" office:boolean-value="false" calcext:value-type="boolean">
            <text:p>FALSE</text:p>
          </table:table-cell>
          <table:table-cell table:formula="of:=IF(['Event Times'.$E1053]=['Event Times'.I$2];['Event Times'.$F1053])" office:value-type="boolean" office:boolean-value="false" calcext:value-type="boolean">
            <text:p>FALSE</text:p>
          </table:table-cell>
          <table:table-cell table:formula="of:=IF(['Event Times'.$E1053]=['Event Times'.J$2];['Event Times'.$F1053])" office:value-type="boolean" office:boolean-value="false" calcext:value-type="boolean">
            <text:p>FALSE</text:p>
          </table:table-cell>
          <table:table-cell table:formula="of:=IF(['Event Times'.$E1053]=['Event Times'.K$2];['Event Times'.$F105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11" calcext:value-type="float">
            <text:p>2017.411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65" calcext:value-type="float">
            <text:p>0.365</text:p>
          </table:table-cell>
          <table:table-cell table:formula="of:=IF(['Event Times'.$E1054]=['Event Times'.G$2];['Event Times'.$F1054])" office:value-type="boolean" office:boolean-value="false" calcext:value-type="boolean">
            <text:p>FALSE</text:p>
          </table:table-cell>
          <table:table-cell table:style-name="Default" table:formula="of:=IF(['Event Times'.$E1054]=['Event Times'.H$2];['Event Times'.$F1054])" office:value-type="float" office:value="0.365" calcext:value-type="float">
            <text:p>0.365</text:p>
          </table:table-cell>
          <table:table-cell table:formula="of:=IF(['Event Times'.$E1054]=['Event Times'.I$2];['Event Times'.$F1054])" office:value-type="boolean" office:boolean-value="false" calcext:value-type="boolean">
            <text:p>FALSE</text:p>
          </table:table-cell>
          <table:table-cell table:formula="of:=IF(['Event Times'.$E1054]=['Event Times'.J$2];['Event Times'.$F1054])" office:value-type="boolean" office:boolean-value="false" calcext:value-type="boolean">
            <text:p>FALSE</text:p>
          </table:table-cell>
          <table:table-cell table:formula="of:=IF(['Event Times'.$E1054]=['Event Times'.K$2];['Event Times'.$F105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11" calcext:value-type="float">
            <text:p>2017.411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507" calcext:value-type="float">
            <text:p>0.507</text:p>
          </table:table-cell>
          <table:table-cell table:formula="of:=IF(['Event Times'.$E1055]=['Event Times'.G$2];['Event Times'.$F1055])" office:value-type="boolean" office:boolean-value="false" calcext:value-type="boolean">
            <text:p>FALSE</text:p>
          </table:table-cell>
          <table:table-cell table:formula="of:=IF(['Event Times'.$E1055]=['Event Times'.H$2];['Event Times'.$F1055])" office:value-type="boolean" office:boolean-value="false" calcext:value-type="boolean">
            <text:p>FALSE</text:p>
          </table:table-cell>
          <table:table-cell table:style-name="Default" table:formula="of:=IF(['Event Times'.$E1055]=['Event Times'.I$2];['Event Times'.$F1055])" office:value-type="float" office:value="0.507" calcext:value-type="float">
            <text:p>0.507</text:p>
          </table:table-cell>
          <table:table-cell table:formula="of:=IF(['Event Times'.$E1055]=['Event Times'.J$2];['Event Times'.$F1055])" office:value-type="boolean" office:boolean-value="false" calcext:value-type="boolean">
            <text:p>FALSE</text:p>
          </table:table-cell>
          <table:table-cell table:formula="of:=IF(['Event Times'.$E1055]=['Event Times'.K$2];['Event Times'.$F105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11" calcext:value-type="float">
            <text:p>2017.411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8" calcext:value-type="float">
            <text:p>0.438</text:p>
          </table:table-cell>
          <table:table-cell table:formula="of:=IF(['Event Times'.$E1056]=['Event Times'.G$2];['Event Times'.$F1056])" office:value-type="boolean" office:boolean-value="false" calcext:value-type="boolean">
            <text:p>FALSE</text:p>
          </table:table-cell>
          <table:table-cell table:formula="of:=IF(['Event Times'.$E1056]=['Event Times'.H$2];['Event Times'.$F1056])" office:value-type="boolean" office:boolean-value="false" calcext:value-type="boolean">
            <text:p>FALSE</text:p>
          </table:table-cell>
          <table:table-cell table:formula="of:=IF(['Event Times'.$E1056]=['Event Times'.I$2];['Event Times'.$F1056])" office:value-type="boolean" office:boolean-value="false" calcext:value-type="boolean">
            <text:p>FALSE</text:p>
          </table:table-cell>
          <table:table-cell table:style-name="Default" table:formula="of:=IF(['Event Times'.$E1056]=['Event Times'.J$2];['Event Times'.$F1056])" office:value-type="float" office:value="0.438" calcext:value-type="float">
            <text:p>0.438</text:p>
          </table:table-cell>
          <table:table-cell table:formula="of:=IF(['Event Times'.$E1056]=['Event Times'.K$2];['Event Times'.$F105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11" calcext:value-type="float">
            <text:p>2017.411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formula="of:=IF(['Event Times'.$E1057]=['Event Times'.G$2];['Event Times'.$F1057])" office:value-type="boolean" office:boolean-value="false" calcext:value-type="boolean">
            <text:p>FALSE</text:p>
          </table:table-cell>
          <table:table-cell table:formula="of:=IF(['Event Times'.$E1057]=['Event Times'.H$2];['Event Times'.$F1057])" office:value-type="boolean" office:boolean-value="false" calcext:value-type="boolean">
            <text:p>FALSE</text:p>
          </table:table-cell>
          <table:table-cell table:formula="of:=IF(['Event Times'.$E1057]=['Event Times'.I$2];['Event Times'.$F1057])" office:value-type="boolean" office:boolean-value="false" calcext:value-type="boolean">
            <text:p>FALSE</text:p>
          </table:table-cell>
          <table:table-cell table:formula="of:=IF(['Event Times'.$E1057]=['Event Times'.J$2];['Event Times'.$F1057])" office:value-type="boolean" office:boolean-value="false" calcext:value-type="boolean">
            <text:p>FALSE</text:p>
          </table:table-cell>
          <table:table-cell table:style-name="Default" table:formula="of:=IF(['Event Times'.$E1057]=['Event Times'.K$2];['Event Times'.$F1057])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14" calcext:value-type="float">
            <text:p>2017.414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.397</text:p>
          </table:table-cell>
          <table:table-cell table:style-name="Default" table:formula="of:=IF(['Event Times'.$E1058]=['Event Times'.G$2];['Event Times'.$F1058])" office:value-type="float" office:value="0.397" calcext:value-type="float">
            <text:p>0.397</text:p>
          </table:table-cell>
          <table:table-cell table:formula="of:=IF(['Event Times'.$E1058]=['Event Times'.H$2];['Event Times'.$F1058])" office:value-type="boolean" office:boolean-value="false" calcext:value-type="boolean">
            <text:p>FALSE</text:p>
          </table:table-cell>
          <table:table-cell table:formula="of:=IF(['Event Times'.$E1058]=['Event Times'.I$2];['Event Times'.$F1058])" office:value-type="boolean" office:boolean-value="false" calcext:value-type="boolean">
            <text:p>FALSE</text:p>
          </table:table-cell>
          <table:table-cell table:formula="of:=IF(['Event Times'.$E1058]=['Event Times'.J$2];['Event Times'.$F1058])" office:value-type="boolean" office:boolean-value="false" calcext:value-type="boolean">
            <text:p>FALSE</text:p>
          </table:table-cell>
          <table:table-cell table:formula="of:=IF(['Event Times'.$E1058]=['Event Times'.K$2];['Event Times'.$F105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14" calcext:value-type="float">
            <text:p>2017.414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56" calcext:value-type="float">
            <text:p>0.356</text:p>
          </table:table-cell>
          <table:table-cell table:formula="of:=IF(['Event Times'.$E1059]=['Event Times'.G$2];['Event Times'.$F1059])" office:value-type="boolean" office:boolean-value="false" calcext:value-type="boolean">
            <text:p>FALSE</text:p>
          </table:table-cell>
          <table:table-cell table:style-name="Default" table:formula="of:=IF(['Event Times'.$E1059]=['Event Times'.H$2];['Event Times'.$F1059])" office:value-type="float" office:value="0.356" calcext:value-type="float">
            <text:p>0.356</text:p>
          </table:table-cell>
          <table:table-cell table:formula="of:=IF(['Event Times'.$E1059]=['Event Times'.I$2];['Event Times'.$F1059])" office:value-type="boolean" office:boolean-value="false" calcext:value-type="boolean">
            <text:p>FALSE</text:p>
          </table:table-cell>
          <table:table-cell table:formula="of:=IF(['Event Times'.$E1059]=['Event Times'.J$2];['Event Times'.$F1059])" office:value-type="boolean" office:boolean-value="false" calcext:value-type="boolean">
            <text:p>FALSE</text:p>
          </table:table-cell>
          <table:table-cell table:formula="of:=IF(['Event Times'.$E1059]=['Event Times'.K$2];['Event Times'.$F105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14" calcext:value-type="float">
            <text:p>2017.414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formula="of:=IF(['Event Times'.$E1060]=['Event Times'.G$2];['Event Times'.$F1060])" office:value-type="boolean" office:boolean-value="false" calcext:value-type="boolean">
            <text:p>FALSE</text:p>
          </table:table-cell>
          <table:table-cell table:formula="of:=IF(['Event Times'.$E1060]=['Event Times'.H$2];['Event Times'.$F1060])" office:value-type="boolean" office:boolean-value="false" calcext:value-type="boolean">
            <text:p>FALSE</text:p>
          </table:table-cell>
          <table:table-cell table:style-name="Default" table:formula="of:=IF(['Event Times'.$E1060]=['Event Times'.I$2];['Event Times'.$F1060])" office:value-type="float" office:value="0.5" calcext:value-type="float">
            <text:p>0.5</text:p>
          </table:table-cell>
          <table:table-cell table:formula="of:=IF(['Event Times'.$E1060]=['Event Times'.J$2];['Event Times'.$F1060])" office:value-type="boolean" office:boolean-value="false" calcext:value-type="boolean">
            <text:p>FALSE</text:p>
          </table:table-cell>
          <table:table-cell table:formula="of:=IF(['Event Times'.$E1060]=['Event Times'.K$2];['Event Times'.$F106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14" calcext:value-type="float">
            <text:p>2017.414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6" calcext:value-type="float">
            <text:p>0.436</text:p>
          </table:table-cell>
          <table:table-cell table:formula="of:=IF(['Event Times'.$E1061]=['Event Times'.G$2];['Event Times'.$F1061])" office:value-type="boolean" office:boolean-value="false" calcext:value-type="boolean">
            <text:p>FALSE</text:p>
          </table:table-cell>
          <table:table-cell table:formula="of:=IF(['Event Times'.$E1061]=['Event Times'.H$2];['Event Times'.$F1061])" office:value-type="boolean" office:boolean-value="false" calcext:value-type="boolean">
            <text:p>FALSE</text:p>
          </table:table-cell>
          <table:table-cell table:formula="of:=IF(['Event Times'.$E1061]=['Event Times'.I$2];['Event Times'.$F1061])" office:value-type="boolean" office:boolean-value="false" calcext:value-type="boolean">
            <text:p>FALSE</text:p>
          </table:table-cell>
          <table:table-cell table:style-name="Default" table:formula="of:=IF(['Event Times'.$E1061]=['Event Times'.J$2];['Event Times'.$F1061])" office:value-type="float" office:value="0.436" calcext:value-type="float">
            <text:p>0.436</text:p>
          </table:table-cell>
          <table:table-cell table:formula="of:=IF(['Event Times'.$E1061]=['Event Times'.K$2];['Event Times'.$F106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14" calcext:value-type="float">
            <text:p>2017.414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597" calcext:value-type="float">
            <text:p>0.597</text:p>
          </table:table-cell>
          <table:table-cell table:formula="of:=IF(['Event Times'.$E1062]=['Event Times'.G$2];['Event Times'.$F1062])" office:value-type="boolean" office:boolean-value="false" calcext:value-type="boolean">
            <text:p>FALSE</text:p>
          </table:table-cell>
          <table:table-cell table:formula="of:=IF(['Event Times'.$E1062]=['Event Times'.H$2];['Event Times'.$F1062])" office:value-type="boolean" office:boolean-value="false" calcext:value-type="boolean">
            <text:p>FALSE</text:p>
          </table:table-cell>
          <table:table-cell table:formula="of:=IF(['Event Times'.$E1062]=['Event Times'.I$2];['Event Times'.$F1062])" office:value-type="boolean" office:boolean-value="false" calcext:value-type="boolean">
            <text:p>FALSE</text:p>
          </table:table-cell>
          <table:table-cell table:formula="of:=IF(['Event Times'.$E1062]=['Event Times'.J$2];['Event Times'.$F1062])" office:value-type="boolean" office:boolean-value="false" calcext:value-type="boolean">
            <text:p>FALSE</text:p>
          </table:table-cell>
          <table:table-cell table:style-name="Default" table:formula="of:=IF(['Event Times'.$E1062]=['Event Times'.K$2];['Event Times'.$F1062])" office:value-type="float" office:value="0.597" calcext:value-type="float">
            <text:p>0.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16" calcext:value-type="float">
            <text:p>2017.416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1063]=['Event Times'.G$2];['Event Times'.$F1063])" office:value-type="float" office:value="0.396" calcext:value-type="float">
            <text:p>0.396</text:p>
          </table:table-cell>
          <table:table-cell table:formula="of:=IF(['Event Times'.$E1063]=['Event Times'.H$2];['Event Times'.$F1063])" office:value-type="boolean" office:boolean-value="false" calcext:value-type="boolean">
            <text:p>FALSE</text:p>
          </table:table-cell>
          <table:table-cell table:formula="of:=IF(['Event Times'.$E1063]=['Event Times'.I$2];['Event Times'.$F1063])" office:value-type="boolean" office:boolean-value="false" calcext:value-type="boolean">
            <text:p>FALSE</text:p>
          </table:table-cell>
          <table:table-cell table:formula="of:=IF(['Event Times'.$E1063]=['Event Times'.J$2];['Event Times'.$F1063])" office:value-type="boolean" office:boolean-value="false" calcext:value-type="boolean">
            <text:p>FALSE</text:p>
          </table:table-cell>
          <table:table-cell table:formula="of:=IF(['Event Times'.$E1063]=['Event Times'.K$2];['Event Times'.$F106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16" calcext:value-type="float">
            <text:p>2017.416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51" calcext:value-type="float">
            <text:p>0.351</text:p>
          </table:table-cell>
          <table:table-cell table:formula="of:=IF(['Event Times'.$E1064]=['Event Times'.G$2];['Event Times'.$F1064])" office:value-type="boolean" office:boolean-value="false" calcext:value-type="boolean">
            <text:p>FALSE</text:p>
          </table:table-cell>
          <table:table-cell table:style-name="Default" table:formula="of:=IF(['Event Times'.$E1064]=['Event Times'.H$2];['Event Times'.$F1064])" office:value-type="float" office:value="0.351" calcext:value-type="float">
            <text:p>0.351</text:p>
          </table:table-cell>
          <table:table-cell table:formula="of:=IF(['Event Times'.$E1064]=['Event Times'.I$2];['Event Times'.$F1064])" office:value-type="boolean" office:boolean-value="false" calcext:value-type="boolean">
            <text:p>FALSE</text:p>
          </table:table-cell>
          <table:table-cell table:formula="of:=IF(['Event Times'.$E1064]=['Event Times'.J$2];['Event Times'.$F1064])" office:value-type="boolean" office:boolean-value="false" calcext:value-type="boolean">
            <text:p>FALSE</text:p>
          </table:table-cell>
          <table:table-cell table:formula="of:=IF(['Event Times'.$E1064]=['Event Times'.K$2];['Event Times'.$F106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16" calcext:value-type="float">
            <text:p>2017.416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503" calcext:value-type="float">
            <text:p>0.503</text:p>
          </table:table-cell>
          <table:table-cell table:formula="of:=IF(['Event Times'.$E1065]=['Event Times'.G$2];['Event Times'.$F1065])" office:value-type="boolean" office:boolean-value="false" calcext:value-type="boolean">
            <text:p>FALSE</text:p>
          </table:table-cell>
          <table:table-cell table:formula="of:=IF(['Event Times'.$E1065]=['Event Times'.H$2];['Event Times'.$F1065])" office:value-type="boolean" office:boolean-value="false" calcext:value-type="boolean">
            <text:p>FALSE</text:p>
          </table:table-cell>
          <table:table-cell table:style-name="Default" table:formula="of:=IF(['Event Times'.$E1065]=['Event Times'.I$2];['Event Times'.$F1065])" office:value-type="float" office:value="0.503" calcext:value-type="float">
            <text:p>0.503</text:p>
          </table:table-cell>
          <table:table-cell table:formula="of:=IF(['Event Times'.$E1065]=['Event Times'.J$2];['Event Times'.$F1065])" office:value-type="boolean" office:boolean-value="false" calcext:value-type="boolean">
            <text:p>FALSE</text:p>
          </table:table-cell>
          <table:table-cell table:formula="of:=IF(['Event Times'.$E1065]=['Event Times'.K$2];['Event Times'.$F106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16" calcext:value-type="float">
            <text:p>2017.416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5" calcext:value-type="float">
            <text:p>0.435</text:p>
          </table:table-cell>
          <table:table-cell table:formula="of:=IF(['Event Times'.$E1066]=['Event Times'.G$2];['Event Times'.$F1066])" office:value-type="boolean" office:boolean-value="false" calcext:value-type="boolean">
            <text:p>FALSE</text:p>
          </table:table-cell>
          <table:table-cell table:formula="of:=IF(['Event Times'.$E1066]=['Event Times'.H$2];['Event Times'.$F1066])" office:value-type="boolean" office:boolean-value="false" calcext:value-type="boolean">
            <text:p>FALSE</text:p>
          </table:table-cell>
          <table:table-cell table:formula="of:=IF(['Event Times'.$E1066]=['Event Times'.I$2];['Event Times'.$F1066])" office:value-type="boolean" office:boolean-value="false" calcext:value-type="boolean">
            <text:p>FALSE</text:p>
          </table:table-cell>
          <table:table-cell table:style-name="Default" table:formula="of:=IF(['Event Times'.$E1066]=['Event Times'.J$2];['Event Times'.$F1066])" office:value-type="float" office:value="0.435" calcext:value-type="float">
            <text:p>0.435</text:p>
          </table:table-cell>
          <table:table-cell table:formula="of:=IF(['Event Times'.$E1066]=['Event Times'.K$2];['Event Times'.$F106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16" calcext:value-type="float">
            <text:p>2017.416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593" calcext:value-type="float">
            <text:p>0.593</text:p>
          </table:table-cell>
          <table:table-cell table:formula="of:=IF(['Event Times'.$E1067]=['Event Times'.G$2];['Event Times'.$F1067])" office:value-type="boolean" office:boolean-value="false" calcext:value-type="boolean">
            <text:p>FALSE</text:p>
          </table:table-cell>
          <table:table-cell table:formula="of:=IF(['Event Times'.$E1067]=['Event Times'.H$2];['Event Times'.$F1067])" office:value-type="boolean" office:boolean-value="false" calcext:value-type="boolean">
            <text:p>FALSE</text:p>
          </table:table-cell>
          <table:table-cell table:formula="of:=IF(['Event Times'.$E1067]=['Event Times'.I$2];['Event Times'.$F1067])" office:value-type="boolean" office:boolean-value="false" calcext:value-type="boolean">
            <text:p>FALSE</text:p>
          </table:table-cell>
          <table:table-cell table:formula="of:=IF(['Event Times'.$E1067]=['Event Times'.J$2];['Event Times'.$F1067])" office:value-type="boolean" office:boolean-value="false" calcext:value-type="boolean">
            <text:p>FALSE</text:p>
          </table:table-cell>
          <table:table-cell table:style-name="Default" table:formula="of:=IF(['Event Times'.$E1067]=['Event Times'.K$2];['Event Times'.$F1067])" office:value-type="float" office:value="0.593" calcext:value-type="float">
            <text:p>0.5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19" calcext:value-type="float">
            <text:p>2017.419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5" calcext:value-type="float">
            <text:p>0.395</text:p>
          </table:table-cell>
          <table:table-cell table:style-name="Default" table:formula="of:=IF(['Event Times'.$E1068]=['Event Times'.G$2];['Event Times'.$F1068])" office:value-type="float" office:value="0.395" calcext:value-type="float">
            <text:p>0.395</text:p>
          </table:table-cell>
          <table:table-cell table:formula="of:=IF(['Event Times'.$E1068]=['Event Times'.H$2];['Event Times'.$F1068])" office:value-type="boolean" office:boolean-value="false" calcext:value-type="boolean">
            <text:p>FALSE</text:p>
          </table:table-cell>
          <table:table-cell table:formula="of:=IF(['Event Times'.$E1068]=['Event Times'.I$2];['Event Times'.$F1068])" office:value-type="boolean" office:boolean-value="false" calcext:value-type="boolean">
            <text:p>FALSE</text:p>
          </table:table-cell>
          <table:table-cell table:formula="of:=IF(['Event Times'.$E1068]=['Event Times'.J$2];['Event Times'.$F1068])" office:value-type="boolean" office:boolean-value="false" calcext:value-type="boolean">
            <text:p>FALSE</text:p>
          </table:table-cell>
          <table:table-cell table:formula="of:=IF(['Event Times'.$E1068]=['Event Times'.K$2];['Event Times'.$F106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19" calcext:value-type="float">
            <text:p>2017.419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52" calcext:value-type="float">
            <text:p>0.352</text:p>
          </table:table-cell>
          <table:table-cell table:formula="of:=IF(['Event Times'.$E1069]=['Event Times'.G$2];['Event Times'.$F1069])" office:value-type="boolean" office:boolean-value="false" calcext:value-type="boolean">
            <text:p>FALSE</text:p>
          </table:table-cell>
          <table:table-cell table:style-name="Default" table:formula="of:=IF(['Event Times'.$E1069]=['Event Times'.H$2];['Event Times'.$F1069])" office:value-type="float" office:value="0.352" calcext:value-type="float">
            <text:p>0.352</text:p>
          </table:table-cell>
          <table:table-cell table:formula="of:=IF(['Event Times'.$E1069]=['Event Times'.I$2];['Event Times'.$F1069])" office:value-type="boolean" office:boolean-value="false" calcext:value-type="boolean">
            <text:p>FALSE</text:p>
          </table:table-cell>
          <table:table-cell table:formula="of:=IF(['Event Times'.$E1069]=['Event Times'.J$2];['Event Times'.$F1069])" office:value-type="boolean" office:boolean-value="false" calcext:value-type="boolean">
            <text:p>FALSE</text:p>
          </table:table-cell>
          <table:table-cell table:formula="of:=IF(['Event Times'.$E1069]=['Event Times'.K$2];['Event Times'.$F106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19" calcext:value-type="float">
            <text:p>2017.419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507" calcext:value-type="float">
            <text:p>0.507</text:p>
          </table:table-cell>
          <table:table-cell table:formula="of:=IF(['Event Times'.$E1070]=['Event Times'.G$2];['Event Times'.$F1070])" office:value-type="boolean" office:boolean-value="false" calcext:value-type="boolean">
            <text:p>FALSE</text:p>
          </table:table-cell>
          <table:table-cell table:formula="of:=IF(['Event Times'.$E1070]=['Event Times'.H$2];['Event Times'.$F1070])" office:value-type="boolean" office:boolean-value="false" calcext:value-type="boolean">
            <text:p>FALSE</text:p>
          </table:table-cell>
          <table:table-cell table:style-name="Default" table:formula="of:=IF(['Event Times'.$E1070]=['Event Times'.I$2];['Event Times'.$F1070])" office:value-type="float" office:value="0.507" calcext:value-type="float">
            <text:p>0.507</text:p>
          </table:table-cell>
          <table:table-cell table:formula="of:=IF(['Event Times'.$E1070]=['Event Times'.J$2];['Event Times'.$F1070])" office:value-type="boolean" office:boolean-value="false" calcext:value-type="boolean">
            <text:p>FALSE</text:p>
          </table:table-cell>
          <table:table-cell table:formula="of:=IF(['Event Times'.$E1070]=['Event Times'.K$2];['Event Times'.$F107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19" calcext:value-type="float">
            <text:p>2017.419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4" calcext:value-type="float">
            <text:p>0.434</text:p>
          </table:table-cell>
          <table:table-cell table:formula="of:=IF(['Event Times'.$E1071]=['Event Times'.G$2];['Event Times'.$F1071])" office:value-type="boolean" office:boolean-value="false" calcext:value-type="boolean">
            <text:p>FALSE</text:p>
          </table:table-cell>
          <table:table-cell table:formula="of:=IF(['Event Times'.$E1071]=['Event Times'.H$2];['Event Times'.$F1071])" office:value-type="boolean" office:boolean-value="false" calcext:value-type="boolean">
            <text:p>FALSE</text:p>
          </table:table-cell>
          <table:table-cell table:formula="of:=IF(['Event Times'.$E1071]=['Event Times'.I$2];['Event Times'.$F1071])" office:value-type="boolean" office:boolean-value="false" calcext:value-type="boolean">
            <text:p>FALSE</text:p>
          </table:table-cell>
          <table:table-cell table:style-name="Default" table:formula="of:=IF(['Event Times'.$E1071]=['Event Times'.J$2];['Event Times'.$F1071])" office:value-type="float" office:value="0.434" calcext:value-type="float">
            <text:p>0.434</text:p>
          </table:table-cell>
          <table:table-cell table:formula="of:=IF(['Event Times'.$E1071]=['Event Times'.K$2];['Event Times'.$F107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19" calcext:value-type="float">
            <text:p>2017.419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4" calcext:value-type="float">
            <text:p>0.614</text:p>
          </table:table-cell>
          <table:table-cell table:formula="of:=IF(['Event Times'.$E1072]=['Event Times'.G$2];['Event Times'.$F1072])" office:value-type="boolean" office:boolean-value="false" calcext:value-type="boolean">
            <text:p>FALSE</text:p>
          </table:table-cell>
          <table:table-cell table:formula="of:=IF(['Event Times'.$E1072]=['Event Times'.H$2];['Event Times'.$F1072])" office:value-type="boolean" office:boolean-value="false" calcext:value-type="boolean">
            <text:p>FALSE</text:p>
          </table:table-cell>
          <table:table-cell table:formula="of:=IF(['Event Times'.$E1072]=['Event Times'.I$2];['Event Times'.$F1072])" office:value-type="boolean" office:boolean-value="false" calcext:value-type="boolean">
            <text:p>FALSE</text:p>
          </table:table-cell>
          <table:table-cell table:formula="of:=IF(['Event Times'.$E1072]=['Event Times'.J$2];['Event Times'.$F1072])" office:value-type="boolean" office:boolean-value="false" calcext:value-type="boolean">
            <text:p>FALSE</text:p>
          </table:table-cell>
          <table:table-cell table:style-name="Default" table:formula="of:=IF(['Event Times'.$E1072]=['Event Times'.K$2];['Event Times'.$F1072])" office:value-type="float" office:value="0.614" calcext:value-type="float">
            <text:p>0.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22" calcext:value-type="float">
            <text:p>2017.422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1073]=['Event Times'.G$2];['Event Times'.$F1073])" office:value-type="float" office:value="0.396" calcext:value-type="float">
            <text:p>0.396</text:p>
          </table:table-cell>
          <table:table-cell table:formula="of:=IF(['Event Times'.$E1073]=['Event Times'.H$2];['Event Times'.$F1073])" office:value-type="boolean" office:boolean-value="false" calcext:value-type="boolean">
            <text:p>FALSE</text:p>
          </table:table-cell>
          <table:table-cell table:formula="of:=IF(['Event Times'.$E1073]=['Event Times'.I$2];['Event Times'.$F1073])" office:value-type="boolean" office:boolean-value="false" calcext:value-type="boolean">
            <text:p>FALSE</text:p>
          </table:table-cell>
          <table:table-cell table:formula="of:=IF(['Event Times'.$E1073]=['Event Times'.J$2];['Event Times'.$F1073])" office:value-type="boolean" office:boolean-value="false" calcext:value-type="boolean">
            <text:p>FALSE</text:p>
          </table:table-cell>
          <table:table-cell table:formula="of:=IF(['Event Times'.$E1073]=['Event Times'.K$2];['Event Times'.$F107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22" calcext:value-type="float">
            <text:p>2017.422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54" calcext:value-type="float">
            <text:p>0.354</text:p>
          </table:table-cell>
          <table:table-cell table:formula="of:=IF(['Event Times'.$E1074]=['Event Times'.G$2];['Event Times'.$F1074])" office:value-type="boolean" office:boolean-value="false" calcext:value-type="boolean">
            <text:p>FALSE</text:p>
          </table:table-cell>
          <table:table-cell table:style-name="Default" table:formula="of:=IF(['Event Times'.$E1074]=['Event Times'.H$2];['Event Times'.$F1074])" office:value-type="float" office:value="0.354" calcext:value-type="float">
            <text:p>0.354</text:p>
          </table:table-cell>
          <table:table-cell table:formula="of:=IF(['Event Times'.$E1074]=['Event Times'.I$2];['Event Times'.$F1074])" office:value-type="boolean" office:boolean-value="false" calcext:value-type="boolean">
            <text:p>FALSE</text:p>
          </table:table-cell>
          <table:table-cell table:formula="of:=IF(['Event Times'.$E1074]=['Event Times'.J$2];['Event Times'.$F1074])" office:value-type="boolean" office:boolean-value="false" calcext:value-type="boolean">
            <text:p>FALSE</text:p>
          </table:table-cell>
          <table:table-cell table:formula="of:=IF(['Event Times'.$E1074]=['Event Times'.K$2];['Event Times'.$F107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22" calcext:value-type="float">
            <text:p>2017.422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504" calcext:value-type="float">
            <text:p>0.504</text:p>
          </table:table-cell>
          <table:table-cell table:formula="of:=IF(['Event Times'.$E1075]=['Event Times'.G$2];['Event Times'.$F1075])" office:value-type="boolean" office:boolean-value="false" calcext:value-type="boolean">
            <text:p>FALSE</text:p>
          </table:table-cell>
          <table:table-cell table:formula="of:=IF(['Event Times'.$E1075]=['Event Times'.H$2];['Event Times'.$F1075])" office:value-type="boolean" office:boolean-value="false" calcext:value-type="boolean">
            <text:p>FALSE</text:p>
          </table:table-cell>
          <table:table-cell table:style-name="Default" table:formula="of:=IF(['Event Times'.$E1075]=['Event Times'.I$2];['Event Times'.$F1075])" office:value-type="float" office:value="0.504" calcext:value-type="float">
            <text:p>0.504</text:p>
          </table:table-cell>
          <table:table-cell table:formula="of:=IF(['Event Times'.$E1075]=['Event Times'.J$2];['Event Times'.$F1075])" office:value-type="boolean" office:boolean-value="false" calcext:value-type="boolean">
            <text:p>FALSE</text:p>
          </table:table-cell>
          <table:table-cell table:formula="of:=IF(['Event Times'.$E1075]=['Event Times'.K$2];['Event Times'.$F107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22" calcext:value-type="float">
            <text:p>2017.422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4" calcext:value-type="float">
            <text:p>0.434</text:p>
          </table:table-cell>
          <table:table-cell table:formula="of:=IF(['Event Times'.$E1076]=['Event Times'.G$2];['Event Times'.$F1076])" office:value-type="boolean" office:boolean-value="false" calcext:value-type="boolean">
            <text:p>FALSE</text:p>
          </table:table-cell>
          <table:table-cell table:formula="of:=IF(['Event Times'.$E1076]=['Event Times'.H$2];['Event Times'.$F1076])" office:value-type="boolean" office:boolean-value="false" calcext:value-type="boolean">
            <text:p>FALSE</text:p>
          </table:table-cell>
          <table:table-cell table:formula="of:=IF(['Event Times'.$E1076]=['Event Times'.I$2];['Event Times'.$F1076])" office:value-type="boolean" office:boolean-value="false" calcext:value-type="boolean">
            <text:p>FALSE</text:p>
          </table:table-cell>
          <table:table-cell table:style-name="Default" table:formula="of:=IF(['Event Times'.$E1076]=['Event Times'.J$2];['Event Times'.$F1076])" office:value-type="float" office:value="0.434" calcext:value-type="float">
            <text:p>0.434</text:p>
          </table:table-cell>
          <table:table-cell table:formula="of:=IF(['Event Times'.$E1076]=['Event Times'.K$2];['Event Times'.$F107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22" calcext:value-type="float">
            <text:p>2017.422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4" calcext:value-type="float">
            <text:p>0.604</text:p>
          </table:table-cell>
          <table:table-cell table:formula="of:=IF(['Event Times'.$E1077]=['Event Times'.G$2];['Event Times'.$F1077])" office:value-type="boolean" office:boolean-value="false" calcext:value-type="boolean">
            <text:p>FALSE</text:p>
          </table:table-cell>
          <table:table-cell table:formula="of:=IF(['Event Times'.$E1077]=['Event Times'.H$2];['Event Times'.$F1077])" office:value-type="boolean" office:boolean-value="false" calcext:value-type="boolean">
            <text:p>FALSE</text:p>
          </table:table-cell>
          <table:table-cell table:formula="of:=IF(['Event Times'.$E1077]=['Event Times'.I$2];['Event Times'.$F1077])" office:value-type="boolean" office:boolean-value="false" calcext:value-type="boolean">
            <text:p>FALSE</text:p>
          </table:table-cell>
          <table:table-cell table:formula="of:=IF(['Event Times'.$E1077]=['Event Times'.J$2];['Event Times'.$F1077])" office:value-type="boolean" office:boolean-value="false" calcext:value-type="boolean">
            <text:p>FALSE</text:p>
          </table:table-cell>
          <table:table-cell table:style-name="Default" table:formula="of:=IF(['Event Times'.$E1077]=['Event Times'.K$2];['Event Times'.$F1077])" office:value-type="float" office:value="0.604" calcext:value-type="float">
            <text:p>0.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25" calcext:value-type="float">
            <text:p>2017.425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403" calcext:value-type="float">
            <text:p>0.403</text:p>
          </table:table-cell>
          <table:table-cell table:style-name="Default" table:formula="of:=IF(['Event Times'.$E1078]=['Event Times'.G$2];['Event Times'.$F1078])" office:value-type="float" office:value="0.403" calcext:value-type="float">
            <text:p>0.403</text:p>
          </table:table-cell>
          <table:table-cell table:formula="of:=IF(['Event Times'.$E1078]=['Event Times'.H$2];['Event Times'.$F1078])" office:value-type="boolean" office:boolean-value="false" calcext:value-type="boolean">
            <text:p>FALSE</text:p>
          </table:table-cell>
          <table:table-cell table:formula="of:=IF(['Event Times'.$E1078]=['Event Times'.I$2];['Event Times'.$F1078])" office:value-type="boolean" office:boolean-value="false" calcext:value-type="boolean">
            <text:p>FALSE</text:p>
          </table:table-cell>
          <table:table-cell table:formula="of:=IF(['Event Times'.$E1078]=['Event Times'.J$2];['Event Times'.$F1078])" office:value-type="boolean" office:boolean-value="false" calcext:value-type="boolean">
            <text:p>FALSE</text:p>
          </table:table-cell>
          <table:table-cell table:formula="of:=IF(['Event Times'.$E1078]=['Event Times'.K$2];['Event Times'.$F107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25" calcext:value-type="float">
            <text:p>2017.425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53" calcext:value-type="float">
            <text:p>0.353</text:p>
          </table:table-cell>
          <table:table-cell table:formula="of:=IF(['Event Times'.$E1079]=['Event Times'.G$2];['Event Times'.$F1079])" office:value-type="boolean" office:boolean-value="false" calcext:value-type="boolean">
            <text:p>FALSE</text:p>
          </table:table-cell>
          <table:table-cell table:style-name="Default" table:formula="of:=IF(['Event Times'.$E1079]=['Event Times'.H$2];['Event Times'.$F1079])" office:value-type="float" office:value="0.353" calcext:value-type="float">
            <text:p>0.353</text:p>
          </table:table-cell>
          <table:table-cell table:formula="of:=IF(['Event Times'.$E1079]=['Event Times'.I$2];['Event Times'.$F1079])" office:value-type="boolean" office:boolean-value="false" calcext:value-type="boolean">
            <text:p>FALSE</text:p>
          </table:table-cell>
          <table:table-cell table:formula="of:=IF(['Event Times'.$E1079]=['Event Times'.J$2];['Event Times'.$F1079])" office:value-type="boolean" office:boolean-value="false" calcext:value-type="boolean">
            <text:p>FALSE</text:p>
          </table:table-cell>
          <table:table-cell table:formula="of:=IF(['Event Times'.$E1079]=['Event Times'.K$2];['Event Times'.$F107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25" calcext:value-type="float">
            <text:p>2017.425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51" calcext:value-type="float">
            <text:p>0.51</text:p>
          </table:table-cell>
          <table:table-cell table:formula="of:=IF(['Event Times'.$E1080]=['Event Times'.G$2];['Event Times'.$F1080])" office:value-type="boolean" office:boolean-value="false" calcext:value-type="boolean">
            <text:p>FALSE</text:p>
          </table:table-cell>
          <table:table-cell table:formula="of:=IF(['Event Times'.$E1080]=['Event Times'.H$2];['Event Times'.$F1080])" office:value-type="boolean" office:boolean-value="false" calcext:value-type="boolean">
            <text:p>FALSE</text:p>
          </table:table-cell>
          <table:table-cell table:style-name="Default" table:formula="of:=IF(['Event Times'.$E1080]=['Event Times'.I$2];['Event Times'.$F1080])" office:value-type="float" office:value="0.51" calcext:value-type="float">
            <text:p>0.51</text:p>
          </table:table-cell>
          <table:table-cell table:formula="of:=IF(['Event Times'.$E1080]=['Event Times'.J$2];['Event Times'.$F1080])" office:value-type="boolean" office:boolean-value="false" calcext:value-type="boolean">
            <text:p>FALSE</text:p>
          </table:table-cell>
          <table:table-cell table:formula="of:=IF(['Event Times'.$E1080]=['Event Times'.K$2];['Event Times'.$F108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25" calcext:value-type="float">
            <text:p>2017.425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6" calcext:value-type="float">
            <text:p>0.436</text:p>
          </table:table-cell>
          <table:table-cell table:formula="of:=IF(['Event Times'.$E1081]=['Event Times'.G$2];['Event Times'.$F1081])" office:value-type="boolean" office:boolean-value="false" calcext:value-type="boolean">
            <text:p>FALSE</text:p>
          </table:table-cell>
          <table:table-cell table:formula="of:=IF(['Event Times'.$E1081]=['Event Times'.H$2];['Event Times'.$F1081])" office:value-type="boolean" office:boolean-value="false" calcext:value-type="boolean">
            <text:p>FALSE</text:p>
          </table:table-cell>
          <table:table-cell table:formula="of:=IF(['Event Times'.$E1081]=['Event Times'.I$2];['Event Times'.$F1081])" office:value-type="boolean" office:boolean-value="false" calcext:value-type="boolean">
            <text:p>FALSE</text:p>
          </table:table-cell>
          <table:table-cell table:style-name="Default" table:formula="of:=IF(['Event Times'.$E1081]=['Event Times'.J$2];['Event Times'.$F1081])" office:value-type="float" office:value="0.436" calcext:value-type="float">
            <text:p>0.436</text:p>
          </table:table-cell>
          <table:table-cell table:formula="of:=IF(['Event Times'.$E1081]=['Event Times'.K$2];['Event Times'.$F108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25" calcext:value-type="float">
            <text:p>2017.425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formula="of:=IF(['Event Times'.$E1082]=['Event Times'.G$2];['Event Times'.$F1082])" office:value-type="boolean" office:boolean-value="false" calcext:value-type="boolean">
            <text:p>FALSE</text:p>
          </table:table-cell>
          <table:table-cell table:formula="of:=IF(['Event Times'.$E1082]=['Event Times'.H$2];['Event Times'.$F1082])" office:value-type="boolean" office:boolean-value="false" calcext:value-type="boolean">
            <text:p>FALSE</text:p>
          </table:table-cell>
          <table:table-cell table:formula="of:=IF(['Event Times'.$E1082]=['Event Times'.I$2];['Event Times'.$F1082])" office:value-type="boolean" office:boolean-value="false" calcext:value-type="boolean">
            <text:p>FALSE</text:p>
          </table:table-cell>
          <table:table-cell table:formula="of:=IF(['Event Times'.$E1082]=['Event Times'.J$2];['Event Times'.$F1082])" office:value-type="boolean" office:boolean-value="false" calcext:value-type="boolean">
            <text:p>FALSE</text:p>
          </table:table-cell>
          <table:table-cell table:style-name="Default" table:formula="of:=IF(['Event Times'.$E1082]=['Event Times'.K$2];['Event Times'.$F1082])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27" calcext:value-type="float">
            <text:p>2017.427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4" calcext:value-type="float">
            <text:p>0.394</text:p>
          </table:table-cell>
          <table:table-cell table:style-name="Default" table:formula="of:=IF(['Event Times'.$E1083]=['Event Times'.G$2];['Event Times'.$F1083])" office:value-type="float" office:value="0.394" calcext:value-type="float">
            <text:p>0.394</text:p>
          </table:table-cell>
          <table:table-cell table:formula="of:=IF(['Event Times'.$E1083]=['Event Times'.H$2];['Event Times'.$F1083])" office:value-type="boolean" office:boolean-value="false" calcext:value-type="boolean">
            <text:p>FALSE</text:p>
          </table:table-cell>
          <table:table-cell table:formula="of:=IF(['Event Times'.$E1083]=['Event Times'.I$2];['Event Times'.$F1083])" office:value-type="boolean" office:boolean-value="false" calcext:value-type="boolean">
            <text:p>FALSE</text:p>
          </table:table-cell>
          <table:table-cell table:formula="of:=IF(['Event Times'.$E1083]=['Event Times'.J$2];['Event Times'.$F1083])" office:value-type="boolean" office:boolean-value="false" calcext:value-type="boolean">
            <text:p>FALSE</text:p>
          </table:table-cell>
          <table:table-cell table:formula="of:=IF(['Event Times'.$E1083]=['Event Times'.K$2];['Event Times'.$F108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27" calcext:value-type="float">
            <text:p>2017.427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55" calcext:value-type="float">
            <text:p>0.355</text:p>
          </table:table-cell>
          <table:table-cell table:formula="of:=IF(['Event Times'.$E1084]=['Event Times'.G$2];['Event Times'.$F1084])" office:value-type="boolean" office:boolean-value="false" calcext:value-type="boolean">
            <text:p>FALSE</text:p>
          </table:table-cell>
          <table:table-cell table:style-name="Default" table:formula="of:=IF(['Event Times'.$E1084]=['Event Times'.H$2];['Event Times'.$F1084])" office:value-type="float" office:value="0.355" calcext:value-type="float">
            <text:p>0.355</text:p>
          </table:table-cell>
          <table:table-cell table:formula="of:=IF(['Event Times'.$E1084]=['Event Times'.I$2];['Event Times'.$F1084])" office:value-type="boolean" office:boolean-value="false" calcext:value-type="boolean">
            <text:p>FALSE</text:p>
          </table:table-cell>
          <table:table-cell table:formula="of:=IF(['Event Times'.$E1084]=['Event Times'.J$2];['Event Times'.$F1084])" office:value-type="boolean" office:boolean-value="false" calcext:value-type="boolean">
            <text:p>FALSE</text:p>
          </table:table-cell>
          <table:table-cell table:formula="of:=IF(['Event Times'.$E1084]=['Event Times'.K$2];['Event Times'.$F108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27" calcext:value-type="float">
            <text:p>2017.427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508" calcext:value-type="float">
            <text:p>0.508</text:p>
          </table:table-cell>
          <table:table-cell table:formula="of:=IF(['Event Times'.$E1085]=['Event Times'.G$2];['Event Times'.$F1085])" office:value-type="boolean" office:boolean-value="false" calcext:value-type="boolean">
            <text:p>FALSE</text:p>
          </table:table-cell>
          <table:table-cell table:formula="of:=IF(['Event Times'.$E1085]=['Event Times'.H$2];['Event Times'.$F1085])" office:value-type="boolean" office:boolean-value="false" calcext:value-type="boolean">
            <text:p>FALSE</text:p>
          </table:table-cell>
          <table:table-cell table:style-name="Default" table:formula="of:=IF(['Event Times'.$E1085]=['Event Times'.I$2];['Event Times'.$F1085])" office:value-type="float" office:value="0.508" calcext:value-type="float">
            <text:p>0.508</text:p>
          </table:table-cell>
          <table:table-cell table:formula="of:=IF(['Event Times'.$E1085]=['Event Times'.J$2];['Event Times'.$F1085])" office:value-type="boolean" office:boolean-value="false" calcext:value-type="boolean">
            <text:p>FALSE</text:p>
          </table:table-cell>
          <table:table-cell table:formula="of:=IF(['Event Times'.$E1085]=['Event Times'.K$2];['Event Times'.$F108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27" calcext:value-type="float">
            <text:p>2017.427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5" calcext:value-type="float">
            <text:p>0.435</text:p>
          </table:table-cell>
          <table:table-cell table:formula="of:=IF(['Event Times'.$E1086]=['Event Times'.G$2];['Event Times'.$F1086])" office:value-type="boolean" office:boolean-value="false" calcext:value-type="boolean">
            <text:p>FALSE</text:p>
          </table:table-cell>
          <table:table-cell table:formula="of:=IF(['Event Times'.$E1086]=['Event Times'.H$2];['Event Times'.$F1086])" office:value-type="boolean" office:boolean-value="false" calcext:value-type="boolean">
            <text:p>FALSE</text:p>
          </table:table-cell>
          <table:table-cell table:formula="of:=IF(['Event Times'.$E1086]=['Event Times'.I$2];['Event Times'.$F1086])" office:value-type="boolean" office:boolean-value="false" calcext:value-type="boolean">
            <text:p>FALSE</text:p>
          </table:table-cell>
          <table:table-cell table:style-name="Default" table:formula="of:=IF(['Event Times'.$E1086]=['Event Times'.J$2];['Event Times'.$F1086])" office:value-type="float" office:value="0.435" calcext:value-type="float">
            <text:p>0.435</text:p>
          </table:table-cell>
          <table:table-cell table:formula="of:=IF(['Event Times'.$E1086]=['Event Times'.K$2];['Event Times'.$F108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27" calcext:value-type="float">
            <text:p>2017.427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4" calcext:value-type="float">
            <text:p>0.604</text:p>
          </table:table-cell>
          <table:table-cell table:formula="of:=IF(['Event Times'.$E1087]=['Event Times'.G$2];['Event Times'.$F1087])" office:value-type="boolean" office:boolean-value="false" calcext:value-type="boolean">
            <text:p>FALSE</text:p>
          </table:table-cell>
          <table:table-cell table:formula="of:=IF(['Event Times'.$E1087]=['Event Times'.H$2];['Event Times'.$F1087])" office:value-type="boolean" office:boolean-value="false" calcext:value-type="boolean">
            <text:p>FALSE</text:p>
          </table:table-cell>
          <table:table-cell table:formula="of:=IF(['Event Times'.$E1087]=['Event Times'.I$2];['Event Times'.$F1087])" office:value-type="boolean" office:boolean-value="false" calcext:value-type="boolean">
            <text:p>FALSE</text:p>
          </table:table-cell>
          <table:table-cell table:formula="of:=IF(['Event Times'.$E1087]=['Event Times'.J$2];['Event Times'.$F1087])" office:value-type="boolean" office:boolean-value="false" calcext:value-type="boolean">
            <text:p>FALSE</text:p>
          </table:table-cell>
          <table:table-cell table:style-name="Default" table:formula="of:=IF(['Event Times'.$E1087]=['Event Times'.K$2];['Event Times'.$F1087])" office:value-type="float" office:value="0.604" calcext:value-type="float">
            <text:p>0.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3" calcext:value-type="float">
            <text:p>2017.43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4" calcext:value-type="float">
            <text:p>0.394</text:p>
          </table:table-cell>
          <table:table-cell table:style-name="Default" table:formula="of:=IF(['Event Times'.$E1088]=['Event Times'.G$2];['Event Times'.$F1088])" office:value-type="float" office:value="0.394" calcext:value-type="float">
            <text:p>0.394</text:p>
          </table:table-cell>
          <table:table-cell table:formula="of:=IF(['Event Times'.$E1088]=['Event Times'.H$2];['Event Times'.$F1088])" office:value-type="boolean" office:boolean-value="false" calcext:value-type="boolean">
            <text:p>FALSE</text:p>
          </table:table-cell>
          <table:table-cell table:formula="of:=IF(['Event Times'.$E1088]=['Event Times'.I$2];['Event Times'.$F1088])" office:value-type="boolean" office:boolean-value="false" calcext:value-type="boolean">
            <text:p>FALSE</text:p>
          </table:table-cell>
          <table:table-cell table:formula="of:=IF(['Event Times'.$E1088]=['Event Times'.J$2];['Event Times'.$F1088])" office:value-type="boolean" office:boolean-value="false" calcext:value-type="boolean">
            <text:p>FALSE</text:p>
          </table:table-cell>
          <table:table-cell table:formula="of:=IF(['Event Times'.$E1088]=['Event Times'.K$2];['Event Times'.$F108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3" calcext:value-type="float">
            <text:p>2017.43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55" calcext:value-type="float">
            <text:p>0.355</text:p>
          </table:table-cell>
          <table:table-cell table:formula="of:=IF(['Event Times'.$E1089]=['Event Times'.G$2];['Event Times'.$F1089])" office:value-type="boolean" office:boolean-value="false" calcext:value-type="boolean">
            <text:p>FALSE</text:p>
          </table:table-cell>
          <table:table-cell table:style-name="Default" table:formula="of:=IF(['Event Times'.$E1089]=['Event Times'.H$2];['Event Times'.$F1089])" office:value-type="float" office:value="0.355" calcext:value-type="float">
            <text:p>0.355</text:p>
          </table:table-cell>
          <table:table-cell table:formula="of:=IF(['Event Times'.$E1089]=['Event Times'.I$2];['Event Times'.$F1089])" office:value-type="boolean" office:boolean-value="false" calcext:value-type="boolean">
            <text:p>FALSE</text:p>
          </table:table-cell>
          <table:table-cell table:formula="of:=IF(['Event Times'.$E1089]=['Event Times'.J$2];['Event Times'.$F1089])" office:value-type="boolean" office:boolean-value="false" calcext:value-type="boolean">
            <text:p>FALSE</text:p>
          </table:table-cell>
          <table:table-cell table:formula="of:=IF(['Event Times'.$E1089]=['Event Times'.K$2];['Event Times'.$F108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3" calcext:value-type="float">
            <text:p>2017.43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505" calcext:value-type="float">
            <text:p>0.505</text:p>
          </table:table-cell>
          <table:table-cell table:formula="of:=IF(['Event Times'.$E1090]=['Event Times'.G$2];['Event Times'.$F1090])" office:value-type="boolean" office:boolean-value="false" calcext:value-type="boolean">
            <text:p>FALSE</text:p>
          </table:table-cell>
          <table:table-cell table:formula="of:=IF(['Event Times'.$E1090]=['Event Times'.H$2];['Event Times'.$F1090])" office:value-type="boolean" office:boolean-value="false" calcext:value-type="boolean">
            <text:p>FALSE</text:p>
          </table:table-cell>
          <table:table-cell table:style-name="Default" table:formula="of:=IF(['Event Times'.$E1090]=['Event Times'.I$2];['Event Times'.$F1090])" office:value-type="float" office:value="0.505" calcext:value-type="float">
            <text:p>0.505</text:p>
          </table:table-cell>
          <table:table-cell table:formula="of:=IF(['Event Times'.$E1090]=['Event Times'.J$2];['Event Times'.$F1090])" office:value-type="boolean" office:boolean-value="false" calcext:value-type="boolean">
            <text:p>FALSE</text:p>
          </table:table-cell>
          <table:table-cell table:formula="of:=IF(['Event Times'.$E1090]=['Event Times'.K$2];['Event Times'.$F109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3" calcext:value-type="float">
            <text:p>2017.43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4" calcext:value-type="float">
            <text:p>0.434</text:p>
          </table:table-cell>
          <table:table-cell table:formula="of:=IF(['Event Times'.$E1091]=['Event Times'.G$2];['Event Times'.$F1091])" office:value-type="boolean" office:boolean-value="false" calcext:value-type="boolean">
            <text:p>FALSE</text:p>
          </table:table-cell>
          <table:table-cell table:formula="of:=IF(['Event Times'.$E1091]=['Event Times'.H$2];['Event Times'.$F1091])" office:value-type="boolean" office:boolean-value="false" calcext:value-type="boolean">
            <text:p>FALSE</text:p>
          </table:table-cell>
          <table:table-cell table:formula="of:=IF(['Event Times'.$E1091]=['Event Times'.I$2];['Event Times'.$F1091])" office:value-type="boolean" office:boolean-value="false" calcext:value-type="boolean">
            <text:p>FALSE</text:p>
          </table:table-cell>
          <table:table-cell table:style-name="Default" table:formula="of:=IF(['Event Times'.$E1091]=['Event Times'.J$2];['Event Times'.$F1091])" office:value-type="float" office:value="0.434" calcext:value-type="float">
            <text:p>0.434</text:p>
          </table:table-cell>
          <table:table-cell table:formula="of:=IF(['Event Times'.$E1091]=['Event Times'.K$2];['Event Times'.$F109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3" calcext:value-type="float">
            <text:p>2017.43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2" calcext:value-type="float">
            <text:p>0.602</text:p>
          </table:table-cell>
          <table:table-cell table:formula="of:=IF(['Event Times'.$E1092]=['Event Times'.G$2];['Event Times'.$F1092])" office:value-type="boolean" office:boolean-value="false" calcext:value-type="boolean">
            <text:p>FALSE</text:p>
          </table:table-cell>
          <table:table-cell table:formula="of:=IF(['Event Times'.$E1092]=['Event Times'.H$2];['Event Times'.$F1092])" office:value-type="boolean" office:boolean-value="false" calcext:value-type="boolean">
            <text:p>FALSE</text:p>
          </table:table-cell>
          <table:table-cell table:formula="of:=IF(['Event Times'.$E1092]=['Event Times'.I$2];['Event Times'.$F1092])" office:value-type="boolean" office:boolean-value="false" calcext:value-type="boolean">
            <text:p>FALSE</text:p>
          </table:table-cell>
          <table:table-cell table:formula="of:=IF(['Event Times'.$E1092]=['Event Times'.J$2];['Event Times'.$F1092])" office:value-type="boolean" office:boolean-value="false" calcext:value-type="boolean">
            <text:p>FALSE</text:p>
          </table:table-cell>
          <table:table-cell table:style-name="Default" table:formula="of:=IF(['Event Times'.$E1092]=['Event Times'.K$2];['Event Times'.$F1092])" office:value-type="float" office:value="0.602" calcext:value-type="float">
            <text:p>0.6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33" calcext:value-type="float">
            <text:p>2017.433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5" calcext:value-type="float">
            <text:p>0.395</text:p>
          </table:table-cell>
          <table:table-cell table:style-name="Default" table:formula="of:=IF(['Event Times'.$E1093]=['Event Times'.G$2];['Event Times'.$F1093])" office:value-type="float" office:value="0.395" calcext:value-type="float">
            <text:p>0.395</text:p>
          </table:table-cell>
          <table:table-cell table:formula="of:=IF(['Event Times'.$E1093]=['Event Times'.H$2];['Event Times'.$F1093])" office:value-type="boolean" office:boolean-value="false" calcext:value-type="boolean">
            <text:p>FALSE</text:p>
          </table:table-cell>
          <table:table-cell table:formula="of:=IF(['Event Times'.$E1093]=['Event Times'.I$2];['Event Times'.$F1093])" office:value-type="boolean" office:boolean-value="false" calcext:value-type="boolean">
            <text:p>FALSE</text:p>
          </table:table-cell>
          <table:table-cell table:formula="of:=IF(['Event Times'.$E1093]=['Event Times'.J$2];['Event Times'.$F1093])" office:value-type="boolean" office:boolean-value="false" calcext:value-type="boolean">
            <text:p>FALSE</text:p>
          </table:table-cell>
          <table:table-cell table:formula="of:=IF(['Event Times'.$E1093]=['Event Times'.K$2];['Event Times'.$F109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33" calcext:value-type="float">
            <text:p>2017.433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54" calcext:value-type="float">
            <text:p>0.354</text:p>
          </table:table-cell>
          <table:table-cell table:formula="of:=IF(['Event Times'.$E1094]=['Event Times'.G$2];['Event Times'.$F1094])" office:value-type="boolean" office:boolean-value="false" calcext:value-type="boolean">
            <text:p>FALSE</text:p>
          </table:table-cell>
          <table:table-cell table:style-name="Default" table:formula="of:=IF(['Event Times'.$E1094]=['Event Times'.H$2];['Event Times'.$F1094])" office:value-type="float" office:value="0.354" calcext:value-type="float">
            <text:p>0.354</text:p>
          </table:table-cell>
          <table:table-cell table:formula="of:=IF(['Event Times'.$E1094]=['Event Times'.I$2];['Event Times'.$F1094])" office:value-type="boolean" office:boolean-value="false" calcext:value-type="boolean">
            <text:p>FALSE</text:p>
          </table:table-cell>
          <table:table-cell table:formula="of:=IF(['Event Times'.$E1094]=['Event Times'.J$2];['Event Times'.$F1094])" office:value-type="boolean" office:boolean-value="false" calcext:value-type="boolean">
            <text:p>FALSE</text:p>
          </table:table-cell>
          <table:table-cell table:formula="of:=IF(['Event Times'.$E1094]=['Event Times'.K$2];['Event Times'.$F109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33" calcext:value-type="float">
            <text:p>2017.433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507" calcext:value-type="float">
            <text:p>0.507</text:p>
          </table:table-cell>
          <table:table-cell table:formula="of:=IF(['Event Times'.$E1095]=['Event Times'.G$2];['Event Times'.$F1095])" office:value-type="boolean" office:boolean-value="false" calcext:value-type="boolean">
            <text:p>FALSE</text:p>
          </table:table-cell>
          <table:table-cell table:formula="of:=IF(['Event Times'.$E1095]=['Event Times'.H$2];['Event Times'.$F1095])" office:value-type="boolean" office:boolean-value="false" calcext:value-type="boolean">
            <text:p>FALSE</text:p>
          </table:table-cell>
          <table:table-cell table:style-name="Default" table:formula="of:=IF(['Event Times'.$E1095]=['Event Times'.I$2];['Event Times'.$F1095])" office:value-type="float" office:value="0.507" calcext:value-type="float">
            <text:p>0.507</text:p>
          </table:table-cell>
          <table:table-cell table:formula="of:=IF(['Event Times'.$E1095]=['Event Times'.J$2];['Event Times'.$F1095])" office:value-type="boolean" office:boolean-value="false" calcext:value-type="boolean">
            <text:p>FALSE</text:p>
          </table:table-cell>
          <table:table-cell table:formula="of:=IF(['Event Times'.$E1095]=['Event Times'.K$2];['Event Times'.$F109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33" calcext:value-type="float">
            <text:p>2017.433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4" calcext:value-type="float">
            <text:p>0.434</text:p>
          </table:table-cell>
          <table:table-cell table:formula="of:=IF(['Event Times'.$E1096]=['Event Times'.G$2];['Event Times'.$F1096])" office:value-type="boolean" office:boolean-value="false" calcext:value-type="boolean">
            <text:p>FALSE</text:p>
          </table:table-cell>
          <table:table-cell table:formula="of:=IF(['Event Times'.$E1096]=['Event Times'.H$2];['Event Times'.$F1096])" office:value-type="boolean" office:boolean-value="false" calcext:value-type="boolean">
            <text:p>FALSE</text:p>
          </table:table-cell>
          <table:table-cell table:formula="of:=IF(['Event Times'.$E1096]=['Event Times'.I$2];['Event Times'.$F1096])" office:value-type="boolean" office:boolean-value="false" calcext:value-type="boolean">
            <text:p>FALSE</text:p>
          </table:table-cell>
          <table:table-cell table:style-name="Default" table:formula="of:=IF(['Event Times'.$E1096]=['Event Times'.J$2];['Event Times'.$F1096])" office:value-type="float" office:value="0.434" calcext:value-type="float">
            <text:p>0.434</text:p>
          </table:table-cell>
          <table:table-cell table:formula="of:=IF(['Event Times'.$E1096]=['Event Times'.K$2];['Event Times'.$F109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33" calcext:value-type="float">
            <text:p>2017.433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598" calcext:value-type="float">
            <text:p>0.598</text:p>
          </table:table-cell>
          <table:table-cell table:formula="of:=IF(['Event Times'.$E1097]=['Event Times'.G$2];['Event Times'.$F1097])" office:value-type="boolean" office:boolean-value="false" calcext:value-type="boolean">
            <text:p>FALSE</text:p>
          </table:table-cell>
          <table:table-cell table:formula="of:=IF(['Event Times'.$E1097]=['Event Times'.H$2];['Event Times'.$F1097])" office:value-type="boolean" office:boolean-value="false" calcext:value-type="boolean">
            <text:p>FALSE</text:p>
          </table:table-cell>
          <table:table-cell table:formula="of:=IF(['Event Times'.$E1097]=['Event Times'.I$2];['Event Times'.$F1097])" office:value-type="boolean" office:boolean-value="false" calcext:value-type="boolean">
            <text:p>FALSE</text:p>
          </table:table-cell>
          <table:table-cell table:formula="of:=IF(['Event Times'.$E1097]=['Event Times'.J$2];['Event Times'.$F1097])" office:value-type="boolean" office:boolean-value="false" calcext:value-type="boolean">
            <text:p>FALSE</text:p>
          </table:table-cell>
          <table:table-cell table:style-name="Default" table:formula="of:=IF(['Event Times'.$E1097]=['Event Times'.K$2];['Event Times'.$F1097])" office:value-type="float" office:value="0.598" calcext:value-type="float">
            <text:p>0.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36" calcext:value-type="float">
            <text:p>2017.436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1098]=['Event Times'.G$2];['Event Times'.$F1098])" office:value-type="float" office:value="0.396" calcext:value-type="float">
            <text:p>0.396</text:p>
          </table:table-cell>
          <table:table-cell table:formula="of:=IF(['Event Times'.$E1098]=['Event Times'.H$2];['Event Times'.$F1098])" office:value-type="boolean" office:boolean-value="false" calcext:value-type="boolean">
            <text:p>FALSE</text:p>
          </table:table-cell>
          <table:table-cell table:formula="of:=IF(['Event Times'.$E1098]=['Event Times'.I$2];['Event Times'.$F1098])" office:value-type="boolean" office:boolean-value="false" calcext:value-type="boolean">
            <text:p>FALSE</text:p>
          </table:table-cell>
          <table:table-cell table:formula="of:=IF(['Event Times'.$E1098]=['Event Times'.J$2];['Event Times'.$F1098])" office:value-type="boolean" office:boolean-value="false" calcext:value-type="boolean">
            <text:p>FALSE</text:p>
          </table:table-cell>
          <table:table-cell table:formula="of:=IF(['Event Times'.$E1098]=['Event Times'.K$2];['Event Times'.$F109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36" calcext:value-type="float">
            <text:p>2017.436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54" calcext:value-type="float">
            <text:p>0.354</text:p>
          </table:table-cell>
          <table:table-cell table:formula="of:=IF(['Event Times'.$E1099]=['Event Times'.G$2];['Event Times'.$F1099])" office:value-type="boolean" office:boolean-value="false" calcext:value-type="boolean">
            <text:p>FALSE</text:p>
          </table:table-cell>
          <table:table-cell table:style-name="Default" table:formula="of:=IF(['Event Times'.$E1099]=['Event Times'.H$2];['Event Times'.$F1099])" office:value-type="float" office:value="0.354" calcext:value-type="float">
            <text:p>0.354</text:p>
          </table:table-cell>
          <table:table-cell table:formula="of:=IF(['Event Times'.$E1099]=['Event Times'.I$2];['Event Times'.$F1099])" office:value-type="boolean" office:boolean-value="false" calcext:value-type="boolean">
            <text:p>FALSE</text:p>
          </table:table-cell>
          <table:table-cell table:formula="of:=IF(['Event Times'.$E1099]=['Event Times'.J$2];['Event Times'.$F1099])" office:value-type="boolean" office:boolean-value="false" calcext:value-type="boolean">
            <text:p>FALSE</text:p>
          </table:table-cell>
          <table:table-cell table:formula="of:=IF(['Event Times'.$E1099]=['Event Times'.K$2];['Event Times'.$F109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36" calcext:value-type="float">
            <text:p>2017.436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508" calcext:value-type="float">
            <text:p>0.508</text:p>
          </table:table-cell>
          <table:table-cell table:formula="of:=IF(['Event Times'.$E1100]=['Event Times'.G$2];['Event Times'.$F1100])" office:value-type="boolean" office:boolean-value="false" calcext:value-type="boolean">
            <text:p>FALSE</text:p>
          </table:table-cell>
          <table:table-cell table:formula="of:=IF(['Event Times'.$E1100]=['Event Times'.H$2];['Event Times'.$F1100])" office:value-type="boolean" office:boolean-value="false" calcext:value-type="boolean">
            <text:p>FALSE</text:p>
          </table:table-cell>
          <table:table-cell table:style-name="Default" table:formula="of:=IF(['Event Times'.$E1100]=['Event Times'.I$2];['Event Times'.$F1100])" office:value-type="float" office:value="0.508" calcext:value-type="float">
            <text:p>0.508</text:p>
          </table:table-cell>
          <table:table-cell table:formula="of:=IF(['Event Times'.$E1100]=['Event Times'.J$2];['Event Times'.$F1100])" office:value-type="boolean" office:boolean-value="false" calcext:value-type="boolean">
            <text:p>FALSE</text:p>
          </table:table-cell>
          <table:table-cell table:formula="of:=IF(['Event Times'.$E1100]=['Event Times'.K$2];['Event Times'.$F110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36" calcext:value-type="float">
            <text:p>2017.436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5" calcext:value-type="float">
            <text:p>0.435</text:p>
          </table:table-cell>
          <table:table-cell table:formula="of:=IF(['Event Times'.$E1101]=['Event Times'.G$2];['Event Times'.$F1101])" office:value-type="boolean" office:boolean-value="false" calcext:value-type="boolean">
            <text:p>FALSE</text:p>
          </table:table-cell>
          <table:table-cell table:formula="of:=IF(['Event Times'.$E1101]=['Event Times'.H$2];['Event Times'.$F1101])" office:value-type="boolean" office:boolean-value="false" calcext:value-type="boolean">
            <text:p>FALSE</text:p>
          </table:table-cell>
          <table:table-cell table:formula="of:=IF(['Event Times'.$E1101]=['Event Times'.I$2];['Event Times'.$F1101])" office:value-type="boolean" office:boolean-value="false" calcext:value-type="boolean">
            <text:p>FALSE</text:p>
          </table:table-cell>
          <table:table-cell table:style-name="Default" table:formula="of:=IF(['Event Times'.$E1101]=['Event Times'.J$2];['Event Times'.$F1101])" office:value-type="float" office:value="0.435" calcext:value-type="float">
            <text:p>0.435</text:p>
          </table:table-cell>
          <table:table-cell table:formula="of:=IF(['Event Times'.$E1101]=['Event Times'.K$2];['Event Times'.$F110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36" calcext:value-type="float">
            <text:p>2017.436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59" calcext:value-type="float">
            <text:p>0.59</text:p>
          </table:table-cell>
          <table:table-cell table:formula="of:=IF(['Event Times'.$E1102]=['Event Times'.G$2];['Event Times'.$F1102])" office:value-type="boolean" office:boolean-value="false" calcext:value-type="boolean">
            <text:p>FALSE</text:p>
          </table:table-cell>
          <table:table-cell table:formula="of:=IF(['Event Times'.$E1102]=['Event Times'.H$2];['Event Times'.$F1102])" office:value-type="boolean" office:boolean-value="false" calcext:value-type="boolean">
            <text:p>FALSE</text:p>
          </table:table-cell>
          <table:table-cell table:formula="of:=IF(['Event Times'.$E1102]=['Event Times'.I$2];['Event Times'.$F1102])" office:value-type="boolean" office:boolean-value="false" calcext:value-type="boolean">
            <text:p>FALSE</text:p>
          </table:table-cell>
          <table:table-cell table:formula="of:=IF(['Event Times'.$E1102]=['Event Times'.J$2];['Event Times'.$F1102])" office:value-type="boolean" office:boolean-value="false" calcext:value-type="boolean">
            <text:p>FALSE</text:p>
          </table:table-cell>
          <table:table-cell table:style-name="Default" table:formula="of:=IF(['Event Times'.$E1102]=['Event Times'.K$2];['Event Times'.$F1102])" office:value-type="float" office:value="0.59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38" calcext:value-type="float">
            <text:p>2017.438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4" calcext:value-type="float">
            <text:p>0.394</text:p>
          </table:table-cell>
          <table:table-cell table:style-name="Default" table:formula="of:=IF(['Event Times'.$E1103]=['Event Times'.G$2];['Event Times'.$F1103])" office:value-type="float" office:value="0.394" calcext:value-type="float">
            <text:p>0.394</text:p>
          </table:table-cell>
          <table:table-cell table:formula="of:=IF(['Event Times'.$E1103]=['Event Times'.H$2];['Event Times'.$F1103])" office:value-type="boolean" office:boolean-value="false" calcext:value-type="boolean">
            <text:p>FALSE</text:p>
          </table:table-cell>
          <table:table-cell table:formula="of:=IF(['Event Times'.$E1103]=['Event Times'.I$2];['Event Times'.$F1103])" office:value-type="boolean" office:boolean-value="false" calcext:value-type="boolean">
            <text:p>FALSE</text:p>
          </table:table-cell>
          <table:table-cell table:formula="of:=IF(['Event Times'.$E1103]=['Event Times'.J$2];['Event Times'.$F1103])" office:value-type="boolean" office:boolean-value="false" calcext:value-type="boolean">
            <text:p>FALSE</text:p>
          </table:table-cell>
          <table:table-cell table:formula="of:=IF(['Event Times'.$E1103]=['Event Times'.K$2];['Event Times'.$F110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38" calcext:value-type="float">
            <text:p>2017.438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56" calcext:value-type="float">
            <text:p>0.356</text:p>
          </table:table-cell>
          <table:table-cell table:formula="of:=IF(['Event Times'.$E1104]=['Event Times'.G$2];['Event Times'.$F1104])" office:value-type="boolean" office:boolean-value="false" calcext:value-type="boolean">
            <text:p>FALSE</text:p>
          </table:table-cell>
          <table:table-cell table:style-name="Default" table:formula="of:=IF(['Event Times'.$E1104]=['Event Times'.H$2];['Event Times'.$F1104])" office:value-type="float" office:value="0.356" calcext:value-type="float">
            <text:p>0.356</text:p>
          </table:table-cell>
          <table:table-cell table:formula="of:=IF(['Event Times'.$E1104]=['Event Times'.I$2];['Event Times'.$F1104])" office:value-type="boolean" office:boolean-value="false" calcext:value-type="boolean">
            <text:p>FALSE</text:p>
          </table:table-cell>
          <table:table-cell table:formula="of:=IF(['Event Times'.$E1104]=['Event Times'.J$2];['Event Times'.$F1104])" office:value-type="boolean" office:boolean-value="false" calcext:value-type="boolean">
            <text:p>FALSE</text:p>
          </table:table-cell>
          <table:table-cell table:formula="of:=IF(['Event Times'.$E1104]=['Event Times'.K$2];['Event Times'.$F110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38" calcext:value-type="float">
            <text:p>2017.438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509" calcext:value-type="float">
            <text:p>0.509</text:p>
          </table:table-cell>
          <table:table-cell table:formula="of:=IF(['Event Times'.$E1105]=['Event Times'.G$2];['Event Times'.$F1105])" office:value-type="boolean" office:boolean-value="false" calcext:value-type="boolean">
            <text:p>FALSE</text:p>
          </table:table-cell>
          <table:table-cell table:formula="of:=IF(['Event Times'.$E1105]=['Event Times'.H$2];['Event Times'.$F1105])" office:value-type="boolean" office:boolean-value="false" calcext:value-type="boolean">
            <text:p>FALSE</text:p>
          </table:table-cell>
          <table:table-cell table:style-name="Default" table:formula="of:=IF(['Event Times'.$E1105]=['Event Times'.I$2];['Event Times'.$F1105])" office:value-type="float" office:value="0.509" calcext:value-type="float">
            <text:p>0.509</text:p>
          </table:table-cell>
          <table:table-cell table:formula="of:=IF(['Event Times'.$E1105]=['Event Times'.J$2];['Event Times'.$F1105])" office:value-type="boolean" office:boolean-value="false" calcext:value-type="boolean">
            <text:p>FALSE</text:p>
          </table:table-cell>
          <table:table-cell table:formula="of:=IF(['Event Times'.$E1105]=['Event Times'.K$2];['Event Times'.$F110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38" calcext:value-type="float">
            <text:p>2017.438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4" calcext:value-type="float">
            <text:p>0.434</text:p>
          </table:table-cell>
          <table:table-cell table:formula="of:=IF(['Event Times'.$E1106]=['Event Times'.G$2];['Event Times'.$F1106])" office:value-type="boolean" office:boolean-value="false" calcext:value-type="boolean">
            <text:p>FALSE</text:p>
          </table:table-cell>
          <table:table-cell table:formula="of:=IF(['Event Times'.$E1106]=['Event Times'.H$2];['Event Times'.$F1106])" office:value-type="boolean" office:boolean-value="false" calcext:value-type="boolean">
            <text:p>FALSE</text:p>
          </table:table-cell>
          <table:table-cell table:formula="of:=IF(['Event Times'.$E1106]=['Event Times'.I$2];['Event Times'.$F1106])" office:value-type="boolean" office:boolean-value="false" calcext:value-type="boolean">
            <text:p>FALSE</text:p>
          </table:table-cell>
          <table:table-cell table:style-name="Default" table:formula="of:=IF(['Event Times'.$E1106]=['Event Times'.J$2];['Event Times'.$F1106])" office:value-type="float" office:value="0.434" calcext:value-type="float">
            <text:p>0.434</text:p>
          </table:table-cell>
          <table:table-cell table:formula="of:=IF(['Event Times'.$E1106]=['Event Times'.K$2];['Event Times'.$F110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38" calcext:value-type="float">
            <text:p>2017.438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8" calcext:value-type="float">
            <text:p>0.608</text:p>
          </table:table-cell>
          <table:table-cell table:formula="of:=IF(['Event Times'.$E1107]=['Event Times'.G$2];['Event Times'.$F1107])" office:value-type="boolean" office:boolean-value="false" calcext:value-type="boolean">
            <text:p>FALSE</text:p>
          </table:table-cell>
          <table:table-cell table:formula="of:=IF(['Event Times'.$E1107]=['Event Times'.H$2];['Event Times'.$F1107])" office:value-type="boolean" office:boolean-value="false" calcext:value-type="boolean">
            <text:p>FALSE</text:p>
          </table:table-cell>
          <table:table-cell table:formula="of:=IF(['Event Times'.$E1107]=['Event Times'.I$2];['Event Times'.$F1107])" office:value-type="boolean" office:boolean-value="false" calcext:value-type="boolean">
            <text:p>FALSE</text:p>
          </table:table-cell>
          <table:table-cell table:formula="of:=IF(['Event Times'.$E1107]=['Event Times'.J$2];['Event Times'.$F1107])" office:value-type="boolean" office:boolean-value="false" calcext:value-type="boolean">
            <text:p>FALSE</text:p>
          </table:table-cell>
          <table:table-cell table:style-name="Default" table:formula="of:=IF(['Event Times'.$E1107]=['Event Times'.K$2];['Event Times'.$F1107])" office:value-type="float" office:value="0.608" calcext:value-type="float">
            <text:p>0.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41" calcext:value-type="float">
            <text:p>2017.441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1108]=['Event Times'.G$2];['Event Times'.$F1108])" office:value-type="float" office:value="0.396" calcext:value-type="float">
            <text:p>0.396</text:p>
          </table:table-cell>
          <table:table-cell table:formula="of:=IF(['Event Times'.$E1108]=['Event Times'.H$2];['Event Times'.$F1108])" office:value-type="boolean" office:boolean-value="false" calcext:value-type="boolean">
            <text:p>FALSE</text:p>
          </table:table-cell>
          <table:table-cell table:formula="of:=IF(['Event Times'.$E1108]=['Event Times'.I$2];['Event Times'.$F1108])" office:value-type="boolean" office:boolean-value="false" calcext:value-type="boolean">
            <text:p>FALSE</text:p>
          </table:table-cell>
          <table:table-cell table:formula="of:=IF(['Event Times'.$E1108]=['Event Times'.J$2];['Event Times'.$F1108])" office:value-type="boolean" office:boolean-value="false" calcext:value-type="boolean">
            <text:p>FALSE</text:p>
          </table:table-cell>
          <table:table-cell table:formula="of:=IF(['Event Times'.$E1108]=['Event Times'.K$2];['Event Times'.$F110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41" calcext:value-type="float">
            <text:p>2017.441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57" calcext:value-type="float">
            <text:p>0.357</text:p>
          </table:table-cell>
          <table:table-cell table:formula="of:=IF(['Event Times'.$E1109]=['Event Times'.G$2];['Event Times'.$F1109])" office:value-type="boolean" office:boolean-value="false" calcext:value-type="boolean">
            <text:p>FALSE</text:p>
          </table:table-cell>
          <table:table-cell table:style-name="Default" table:formula="of:=IF(['Event Times'.$E1109]=['Event Times'.H$2];['Event Times'.$F1109])" office:value-type="float" office:value="0.357" calcext:value-type="float">
            <text:p>0.357</text:p>
          </table:table-cell>
          <table:table-cell table:formula="of:=IF(['Event Times'.$E1109]=['Event Times'.I$2];['Event Times'.$F1109])" office:value-type="boolean" office:boolean-value="false" calcext:value-type="boolean">
            <text:p>FALSE</text:p>
          </table:table-cell>
          <table:table-cell table:formula="of:=IF(['Event Times'.$E1109]=['Event Times'.J$2];['Event Times'.$F1109])" office:value-type="boolean" office:boolean-value="false" calcext:value-type="boolean">
            <text:p>FALSE</text:p>
          </table:table-cell>
          <table:table-cell table:formula="of:=IF(['Event Times'.$E1109]=['Event Times'.K$2];['Event Times'.$F110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41" calcext:value-type="float">
            <text:p>2017.441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507" calcext:value-type="float">
            <text:p>0.507</text:p>
          </table:table-cell>
          <table:table-cell table:formula="of:=IF(['Event Times'.$E1110]=['Event Times'.G$2];['Event Times'.$F1110])" office:value-type="boolean" office:boolean-value="false" calcext:value-type="boolean">
            <text:p>FALSE</text:p>
          </table:table-cell>
          <table:table-cell table:formula="of:=IF(['Event Times'.$E1110]=['Event Times'.H$2];['Event Times'.$F1110])" office:value-type="boolean" office:boolean-value="false" calcext:value-type="boolean">
            <text:p>FALSE</text:p>
          </table:table-cell>
          <table:table-cell table:style-name="Default" table:formula="of:=IF(['Event Times'.$E1110]=['Event Times'.I$2];['Event Times'.$F1110])" office:value-type="float" office:value="0.507" calcext:value-type="float">
            <text:p>0.507</text:p>
          </table:table-cell>
          <table:table-cell table:formula="of:=IF(['Event Times'.$E1110]=['Event Times'.J$2];['Event Times'.$F1110])" office:value-type="boolean" office:boolean-value="false" calcext:value-type="boolean">
            <text:p>FALSE</text:p>
          </table:table-cell>
          <table:table-cell table:formula="of:=IF(['Event Times'.$E1110]=['Event Times'.K$2];['Event Times'.$F111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41" calcext:value-type="float">
            <text:p>2017.441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4" calcext:value-type="float">
            <text:p>0.434</text:p>
          </table:table-cell>
          <table:table-cell table:formula="of:=IF(['Event Times'.$E1111]=['Event Times'.G$2];['Event Times'.$F1111])" office:value-type="boolean" office:boolean-value="false" calcext:value-type="boolean">
            <text:p>FALSE</text:p>
          </table:table-cell>
          <table:table-cell table:formula="of:=IF(['Event Times'.$E1111]=['Event Times'.H$2];['Event Times'.$F1111])" office:value-type="boolean" office:boolean-value="false" calcext:value-type="boolean">
            <text:p>FALSE</text:p>
          </table:table-cell>
          <table:table-cell table:formula="of:=IF(['Event Times'.$E1111]=['Event Times'.I$2];['Event Times'.$F1111])" office:value-type="boolean" office:boolean-value="false" calcext:value-type="boolean">
            <text:p>FALSE</text:p>
          </table:table-cell>
          <table:table-cell table:style-name="Default" table:formula="of:=IF(['Event Times'.$E1111]=['Event Times'.J$2];['Event Times'.$F1111])" office:value-type="float" office:value="0.434" calcext:value-type="float">
            <text:p>0.434</text:p>
          </table:table-cell>
          <table:table-cell table:formula="of:=IF(['Event Times'.$E1111]=['Event Times'.K$2];['Event Times'.$F111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41" calcext:value-type="float">
            <text:p>2017.441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589" calcext:value-type="float">
            <text:p>0.589</text:p>
          </table:table-cell>
          <table:table-cell table:formula="of:=IF(['Event Times'.$E1112]=['Event Times'.G$2];['Event Times'.$F1112])" office:value-type="boolean" office:boolean-value="false" calcext:value-type="boolean">
            <text:p>FALSE</text:p>
          </table:table-cell>
          <table:table-cell table:formula="of:=IF(['Event Times'.$E1112]=['Event Times'.H$2];['Event Times'.$F1112])" office:value-type="boolean" office:boolean-value="false" calcext:value-type="boolean">
            <text:p>FALSE</text:p>
          </table:table-cell>
          <table:table-cell table:formula="of:=IF(['Event Times'.$E1112]=['Event Times'.I$2];['Event Times'.$F1112])" office:value-type="boolean" office:boolean-value="false" calcext:value-type="boolean">
            <text:p>FALSE</text:p>
          </table:table-cell>
          <table:table-cell table:formula="of:=IF(['Event Times'.$E1112]=['Event Times'.J$2];['Event Times'.$F1112])" office:value-type="boolean" office:boolean-value="false" calcext:value-type="boolean">
            <text:p>FALSE</text:p>
          </table:table-cell>
          <table:table-cell table:style-name="Default" table:formula="of:=IF(['Event Times'.$E1112]=['Event Times'.K$2];['Event Times'.$F1112])" office:value-type="float" office:value="0.589" calcext:value-type="float">
            <text:p>0.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44" calcext:value-type="float">
            <text:p>2017.444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1113]=['Event Times'.G$2];['Event Times'.$F1113])" office:value-type="float" office:value="0.396" calcext:value-type="float">
            <text:p>0.396</text:p>
          </table:table-cell>
          <table:table-cell table:formula="of:=IF(['Event Times'.$E1113]=['Event Times'.H$2];['Event Times'.$F1113])" office:value-type="boolean" office:boolean-value="false" calcext:value-type="boolean">
            <text:p>FALSE</text:p>
          </table:table-cell>
          <table:table-cell table:formula="of:=IF(['Event Times'.$E1113]=['Event Times'.I$2];['Event Times'.$F1113])" office:value-type="boolean" office:boolean-value="false" calcext:value-type="boolean">
            <text:p>FALSE</text:p>
          </table:table-cell>
          <table:table-cell table:formula="of:=IF(['Event Times'.$E1113]=['Event Times'.J$2];['Event Times'.$F1113])" office:value-type="boolean" office:boolean-value="false" calcext:value-type="boolean">
            <text:p>FALSE</text:p>
          </table:table-cell>
          <table:table-cell table:formula="of:=IF(['Event Times'.$E1113]=['Event Times'.K$2];['Event Times'.$F111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44" calcext:value-type="float">
            <text:p>2017.444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45" calcext:value-type="float">
            <text:p>0.345</text:p>
          </table:table-cell>
          <table:table-cell table:formula="of:=IF(['Event Times'.$E1114]=['Event Times'.G$2];['Event Times'.$F1114])" office:value-type="boolean" office:boolean-value="false" calcext:value-type="boolean">
            <text:p>FALSE</text:p>
          </table:table-cell>
          <table:table-cell table:style-name="Default" table:formula="of:=IF(['Event Times'.$E1114]=['Event Times'.H$2];['Event Times'.$F1114])" office:value-type="float" office:value="0.345" calcext:value-type="float">
            <text:p>0.345</text:p>
          </table:table-cell>
          <table:table-cell table:formula="of:=IF(['Event Times'.$E1114]=['Event Times'.I$2];['Event Times'.$F1114])" office:value-type="boolean" office:boolean-value="false" calcext:value-type="boolean">
            <text:p>FALSE</text:p>
          </table:table-cell>
          <table:table-cell table:formula="of:=IF(['Event Times'.$E1114]=['Event Times'.J$2];['Event Times'.$F1114])" office:value-type="boolean" office:boolean-value="false" calcext:value-type="boolean">
            <text:p>FALSE</text:p>
          </table:table-cell>
          <table:table-cell table:formula="of:=IF(['Event Times'.$E1114]=['Event Times'.K$2];['Event Times'.$F111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44" calcext:value-type="float">
            <text:p>2017.444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51" calcext:value-type="float">
            <text:p>0.51</text:p>
          </table:table-cell>
          <table:table-cell table:formula="of:=IF(['Event Times'.$E1115]=['Event Times'.G$2];['Event Times'.$F1115])" office:value-type="boolean" office:boolean-value="false" calcext:value-type="boolean">
            <text:p>FALSE</text:p>
          </table:table-cell>
          <table:table-cell table:formula="of:=IF(['Event Times'.$E1115]=['Event Times'.H$2];['Event Times'.$F1115])" office:value-type="boolean" office:boolean-value="false" calcext:value-type="boolean">
            <text:p>FALSE</text:p>
          </table:table-cell>
          <table:table-cell table:style-name="Default" table:formula="of:=IF(['Event Times'.$E1115]=['Event Times'.I$2];['Event Times'.$F1115])" office:value-type="float" office:value="0.51" calcext:value-type="float">
            <text:p>0.51</text:p>
          </table:table-cell>
          <table:table-cell table:formula="of:=IF(['Event Times'.$E1115]=['Event Times'.J$2];['Event Times'.$F1115])" office:value-type="boolean" office:boolean-value="false" calcext:value-type="boolean">
            <text:p>FALSE</text:p>
          </table:table-cell>
          <table:table-cell table:formula="of:=IF(['Event Times'.$E1115]=['Event Times'.K$2];['Event Times'.$F111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44" calcext:value-type="float">
            <text:p>2017.444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9" calcext:value-type="float">
            <text:p>0.429</text:p>
          </table:table-cell>
          <table:table-cell table:formula="of:=IF(['Event Times'.$E1116]=['Event Times'.G$2];['Event Times'.$F1116])" office:value-type="boolean" office:boolean-value="false" calcext:value-type="boolean">
            <text:p>FALSE</text:p>
          </table:table-cell>
          <table:table-cell table:formula="of:=IF(['Event Times'.$E1116]=['Event Times'.H$2];['Event Times'.$F1116])" office:value-type="boolean" office:boolean-value="false" calcext:value-type="boolean">
            <text:p>FALSE</text:p>
          </table:table-cell>
          <table:table-cell table:formula="of:=IF(['Event Times'.$E1116]=['Event Times'.I$2];['Event Times'.$F1116])" office:value-type="boolean" office:boolean-value="false" calcext:value-type="boolean">
            <text:p>FALSE</text:p>
          </table:table-cell>
          <table:table-cell table:style-name="Default" table:formula="of:=IF(['Event Times'.$E1116]=['Event Times'.J$2];['Event Times'.$F1116])" office:value-type="float" office:value="0.429" calcext:value-type="float">
            <text:p>0.429</text:p>
          </table:table-cell>
          <table:table-cell table:formula="of:=IF(['Event Times'.$E1116]=['Event Times'.K$2];['Event Times'.$F111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44" calcext:value-type="float">
            <text:p>2017.444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2" calcext:value-type="float">
            <text:p>0.602</text:p>
          </table:table-cell>
          <table:table-cell table:formula="of:=IF(['Event Times'.$E1117]=['Event Times'.G$2];['Event Times'.$F1117])" office:value-type="boolean" office:boolean-value="false" calcext:value-type="boolean">
            <text:p>FALSE</text:p>
          </table:table-cell>
          <table:table-cell table:formula="of:=IF(['Event Times'.$E1117]=['Event Times'.H$2];['Event Times'.$F1117])" office:value-type="boolean" office:boolean-value="false" calcext:value-type="boolean">
            <text:p>FALSE</text:p>
          </table:table-cell>
          <table:table-cell table:formula="of:=IF(['Event Times'.$E1117]=['Event Times'.I$2];['Event Times'.$F1117])" office:value-type="boolean" office:boolean-value="false" calcext:value-type="boolean">
            <text:p>FALSE</text:p>
          </table:table-cell>
          <table:table-cell table:formula="of:=IF(['Event Times'.$E1117]=['Event Times'.J$2];['Event Times'.$F1117])" office:value-type="boolean" office:boolean-value="false" calcext:value-type="boolean">
            <text:p>FALSE</text:p>
          </table:table-cell>
          <table:table-cell table:style-name="Default" table:formula="of:=IF(['Event Times'.$E1117]=['Event Times'.K$2];['Event Times'.$F1117])" office:value-type="float" office:value="0.602" calcext:value-type="float">
            <text:p>0.6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47" calcext:value-type="float">
            <text:p>2017.447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3" calcext:value-type="float">
            <text:p>0.393</text:p>
          </table:table-cell>
          <table:table-cell table:style-name="Default" table:formula="of:=IF(['Event Times'.$E1118]=['Event Times'.G$2];['Event Times'.$F1118])" office:value-type="float" office:value="0.393" calcext:value-type="float">
            <text:p>0.393</text:p>
          </table:table-cell>
          <table:table-cell table:formula="of:=IF(['Event Times'.$E1118]=['Event Times'.H$2];['Event Times'.$F1118])" office:value-type="boolean" office:boolean-value="false" calcext:value-type="boolean">
            <text:p>FALSE</text:p>
          </table:table-cell>
          <table:table-cell table:formula="of:=IF(['Event Times'.$E1118]=['Event Times'.I$2];['Event Times'.$F1118])" office:value-type="boolean" office:boolean-value="false" calcext:value-type="boolean">
            <text:p>FALSE</text:p>
          </table:table-cell>
          <table:table-cell table:formula="of:=IF(['Event Times'.$E1118]=['Event Times'.J$2];['Event Times'.$F1118])" office:value-type="boolean" office:boolean-value="false" calcext:value-type="boolean">
            <text:p>FALSE</text:p>
          </table:table-cell>
          <table:table-cell table:formula="of:=IF(['Event Times'.$E1118]=['Event Times'.K$2];['Event Times'.$F111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47" calcext:value-type="float">
            <text:p>2017.447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57" calcext:value-type="float">
            <text:p>0.357</text:p>
          </table:table-cell>
          <table:table-cell table:formula="of:=IF(['Event Times'.$E1119]=['Event Times'.G$2];['Event Times'.$F1119])" office:value-type="boolean" office:boolean-value="false" calcext:value-type="boolean">
            <text:p>FALSE</text:p>
          </table:table-cell>
          <table:table-cell table:style-name="Default" table:formula="of:=IF(['Event Times'.$E1119]=['Event Times'.H$2];['Event Times'.$F1119])" office:value-type="float" office:value="0.357" calcext:value-type="float">
            <text:p>0.357</text:p>
          </table:table-cell>
          <table:table-cell table:formula="of:=IF(['Event Times'.$E1119]=['Event Times'.I$2];['Event Times'.$F1119])" office:value-type="boolean" office:boolean-value="false" calcext:value-type="boolean">
            <text:p>FALSE</text:p>
          </table:table-cell>
          <table:table-cell table:formula="of:=IF(['Event Times'.$E1119]=['Event Times'.J$2];['Event Times'.$F1119])" office:value-type="boolean" office:boolean-value="false" calcext:value-type="boolean">
            <text:p>FALSE</text:p>
          </table:table-cell>
          <table:table-cell table:formula="of:=IF(['Event Times'.$E1119]=['Event Times'.K$2];['Event Times'.$F111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47" calcext:value-type="float">
            <text:p>2017.447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531" calcext:value-type="float">
            <text:p>0.531</text:p>
          </table:table-cell>
          <table:table-cell table:formula="of:=IF(['Event Times'.$E1120]=['Event Times'.G$2];['Event Times'.$F1120])" office:value-type="boolean" office:boolean-value="false" calcext:value-type="boolean">
            <text:p>FALSE</text:p>
          </table:table-cell>
          <table:table-cell table:formula="of:=IF(['Event Times'.$E1120]=['Event Times'.H$2];['Event Times'.$F1120])" office:value-type="boolean" office:boolean-value="false" calcext:value-type="boolean">
            <text:p>FALSE</text:p>
          </table:table-cell>
          <table:table-cell table:style-name="Default" table:formula="of:=IF(['Event Times'.$E1120]=['Event Times'.I$2];['Event Times'.$F1120])" office:value-type="float" office:value="0.531" calcext:value-type="float">
            <text:p>0.531</text:p>
          </table:table-cell>
          <table:table-cell table:formula="of:=IF(['Event Times'.$E1120]=['Event Times'.J$2];['Event Times'.$F1120])" office:value-type="boolean" office:boolean-value="false" calcext:value-type="boolean">
            <text:p>FALSE</text:p>
          </table:table-cell>
          <table:table-cell table:formula="of:=IF(['Event Times'.$E1120]=['Event Times'.K$2];['Event Times'.$F112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47" calcext:value-type="float">
            <text:p>2017.447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8" calcext:value-type="float">
            <text:p>0.438</text:p>
          </table:table-cell>
          <table:table-cell table:formula="of:=IF(['Event Times'.$E1121]=['Event Times'.G$2];['Event Times'.$F1121])" office:value-type="boolean" office:boolean-value="false" calcext:value-type="boolean">
            <text:p>FALSE</text:p>
          </table:table-cell>
          <table:table-cell table:formula="of:=IF(['Event Times'.$E1121]=['Event Times'.H$2];['Event Times'.$F1121])" office:value-type="boolean" office:boolean-value="false" calcext:value-type="boolean">
            <text:p>FALSE</text:p>
          </table:table-cell>
          <table:table-cell table:formula="of:=IF(['Event Times'.$E1121]=['Event Times'.I$2];['Event Times'.$F1121])" office:value-type="boolean" office:boolean-value="false" calcext:value-type="boolean">
            <text:p>FALSE</text:p>
          </table:table-cell>
          <table:table-cell table:style-name="Default" table:formula="of:=IF(['Event Times'.$E1121]=['Event Times'.J$2];['Event Times'.$F1121])" office:value-type="float" office:value="0.438" calcext:value-type="float">
            <text:p>0.438</text:p>
          </table:table-cell>
          <table:table-cell table:formula="of:=IF(['Event Times'.$E1121]=['Event Times'.K$2];['Event Times'.$F112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47" calcext:value-type="float">
            <text:p>2017.447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24" calcext:value-type="float">
            <text:p>0.624</text:p>
          </table:table-cell>
          <table:table-cell table:formula="of:=IF(['Event Times'.$E1122]=['Event Times'.G$2];['Event Times'.$F1122])" office:value-type="boolean" office:boolean-value="false" calcext:value-type="boolean">
            <text:p>FALSE</text:p>
          </table:table-cell>
          <table:table-cell table:formula="of:=IF(['Event Times'.$E1122]=['Event Times'.H$2];['Event Times'.$F1122])" office:value-type="boolean" office:boolean-value="false" calcext:value-type="boolean">
            <text:p>FALSE</text:p>
          </table:table-cell>
          <table:table-cell table:formula="of:=IF(['Event Times'.$E1122]=['Event Times'.I$2];['Event Times'.$F1122])" office:value-type="boolean" office:boolean-value="false" calcext:value-type="boolean">
            <text:p>FALSE</text:p>
          </table:table-cell>
          <table:table-cell table:formula="of:=IF(['Event Times'.$E1122]=['Event Times'.J$2];['Event Times'.$F1122])" office:value-type="boolean" office:boolean-value="false" calcext:value-type="boolean">
            <text:p>FALSE</text:p>
          </table:table-cell>
          <table:table-cell table:style-name="Default" table:formula="of:=IF(['Event Times'.$E1122]=['Event Times'.K$2];['Event Times'.$F1122])" office:value-type="float" office:value="0.624" calcext:value-type="float">
            <text:p>0.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49" calcext:value-type="float">
            <text:p>2017.449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402" calcext:value-type="float">
            <text:p>0.402</text:p>
          </table:table-cell>
          <table:table-cell table:style-name="Default" table:formula="of:=IF(['Event Times'.$E1123]=['Event Times'.G$2];['Event Times'.$F1123])" office:value-type="float" office:value="0.402" calcext:value-type="float">
            <text:p>0.402</text:p>
          </table:table-cell>
          <table:table-cell table:formula="of:=IF(['Event Times'.$E1123]=['Event Times'.H$2];['Event Times'.$F1123])" office:value-type="boolean" office:boolean-value="false" calcext:value-type="boolean">
            <text:p>FALSE</text:p>
          </table:table-cell>
          <table:table-cell table:formula="of:=IF(['Event Times'.$E1123]=['Event Times'.I$2];['Event Times'.$F1123])" office:value-type="boolean" office:boolean-value="false" calcext:value-type="boolean">
            <text:p>FALSE</text:p>
          </table:table-cell>
          <table:table-cell table:formula="of:=IF(['Event Times'.$E1123]=['Event Times'.J$2];['Event Times'.$F1123])" office:value-type="boolean" office:boolean-value="false" calcext:value-type="boolean">
            <text:p>FALSE</text:p>
          </table:table-cell>
          <table:table-cell table:formula="of:=IF(['Event Times'.$E1123]=['Event Times'.K$2];['Event Times'.$F112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49" calcext:value-type="float">
            <text:p>2017.449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66" calcext:value-type="float">
            <text:p>0.366</text:p>
          </table:table-cell>
          <table:table-cell table:formula="of:=IF(['Event Times'.$E1124]=['Event Times'.G$2];['Event Times'.$F1124])" office:value-type="boolean" office:boolean-value="false" calcext:value-type="boolean">
            <text:p>FALSE</text:p>
          </table:table-cell>
          <table:table-cell table:style-name="Default" table:formula="of:=IF(['Event Times'.$E1124]=['Event Times'.H$2];['Event Times'.$F1124])" office:value-type="float" office:value="0.366" calcext:value-type="float">
            <text:p>0.366</text:p>
          </table:table-cell>
          <table:table-cell table:formula="of:=IF(['Event Times'.$E1124]=['Event Times'.I$2];['Event Times'.$F1124])" office:value-type="boolean" office:boolean-value="false" calcext:value-type="boolean">
            <text:p>FALSE</text:p>
          </table:table-cell>
          <table:table-cell table:formula="of:=IF(['Event Times'.$E1124]=['Event Times'.J$2];['Event Times'.$F1124])" office:value-type="boolean" office:boolean-value="false" calcext:value-type="boolean">
            <text:p>FALSE</text:p>
          </table:table-cell>
          <table:table-cell table:formula="of:=IF(['Event Times'.$E1124]=['Event Times'.K$2];['Event Times'.$F112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49" calcext:value-type="float">
            <text:p>2017.449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512" calcext:value-type="float">
            <text:p>0.512</text:p>
          </table:table-cell>
          <table:table-cell table:formula="of:=IF(['Event Times'.$E1125]=['Event Times'.G$2];['Event Times'.$F1125])" office:value-type="boolean" office:boolean-value="false" calcext:value-type="boolean">
            <text:p>FALSE</text:p>
          </table:table-cell>
          <table:table-cell table:formula="of:=IF(['Event Times'.$E1125]=['Event Times'.H$2];['Event Times'.$F1125])" office:value-type="boolean" office:boolean-value="false" calcext:value-type="boolean">
            <text:p>FALSE</text:p>
          </table:table-cell>
          <table:table-cell table:style-name="Default" table:formula="of:=IF(['Event Times'.$E1125]=['Event Times'.I$2];['Event Times'.$F1125])" office:value-type="float" office:value="0.512" calcext:value-type="float">
            <text:p>0.512</text:p>
          </table:table-cell>
          <table:table-cell table:formula="of:=IF(['Event Times'.$E1125]=['Event Times'.J$2];['Event Times'.$F1125])" office:value-type="boolean" office:boolean-value="false" calcext:value-type="boolean">
            <text:p>FALSE</text:p>
          </table:table-cell>
          <table:table-cell table:formula="of:=IF(['Event Times'.$E1125]=['Event Times'.K$2];['Event Times'.$F112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49" calcext:value-type="float">
            <text:p>2017.449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5" calcext:value-type="float">
            <text:p>0.435</text:p>
          </table:table-cell>
          <table:table-cell table:formula="of:=IF(['Event Times'.$E1126]=['Event Times'.G$2];['Event Times'.$F1126])" office:value-type="boolean" office:boolean-value="false" calcext:value-type="boolean">
            <text:p>FALSE</text:p>
          </table:table-cell>
          <table:table-cell table:formula="of:=IF(['Event Times'.$E1126]=['Event Times'.H$2];['Event Times'.$F1126])" office:value-type="boolean" office:boolean-value="false" calcext:value-type="boolean">
            <text:p>FALSE</text:p>
          </table:table-cell>
          <table:table-cell table:formula="of:=IF(['Event Times'.$E1126]=['Event Times'.I$2];['Event Times'.$F1126])" office:value-type="boolean" office:boolean-value="false" calcext:value-type="boolean">
            <text:p>FALSE</text:p>
          </table:table-cell>
          <table:table-cell table:style-name="Default" table:formula="of:=IF(['Event Times'.$E1126]=['Event Times'.J$2];['Event Times'.$F1126])" office:value-type="float" office:value="0.435" calcext:value-type="float">
            <text:p>0.435</text:p>
          </table:table-cell>
          <table:table-cell table:formula="of:=IF(['Event Times'.$E1126]=['Event Times'.K$2];['Event Times'.$F112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49" calcext:value-type="float">
            <text:p>2017.449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596" calcext:value-type="float">
            <text:p>0.596</text:p>
          </table:table-cell>
          <table:table-cell table:formula="of:=IF(['Event Times'.$E1127]=['Event Times'.G$2];['Event Times'.$F1127])" office:value-type="boolean" office:boolean-value="false" calcext:value-type="boolean">
            <text:p>FALSE</text:p>
          </table:table-cell>
          <table:table-cell table:formula="of:=IF(['Event Times'.$E1127]=['Event Times'.H$2];['Event Times'.$F1127])" office:value-type="boolean" office:boolean-value="false" calcext:value-type="boolean">
            <text:p>FALSE</text:p>
          </table:table-cell>
          <table:table-cell table:formula="of:=IF(['Event Times'.$E1127]=['Event Times'.I$2];['Event Times'.$F1127])" office:value-type="boolean" office:boolean-value="false" calcext:value-type="boolean">
            <text:p>FALSE</text:p>
          </table:table-cell>
          <table:table-cell table:formula="of:=IF(['Event Times'.$E1127]=['Event Times'.J$2];['Event Times'.$F1127])" office:value-type="boolean" office:boolean-value="false" calcext:value-type="boolean">
            <text:p>FALSE</text:p>
          </table:table-cell>
          <table:table-cell table:style-name="Default" table:formula="of:=IF(['Event Times'.$E1127]=['Event Times'.K$2];['Event Times'.$F1127])" office:value-type="float" office:value="0.596" calcext:value-type="float">
            <text:p>0.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52" calcext:value-type="float">
            <text:p>2017.452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.397</text:p>
          </table:table-cell>
          <table:table-cell table:style-name="Default" table:formula="of:=IF(['Event Times'.$E1128]=['Event Times'.G$2];['Event Times'.$F1128])" office:value-type="float" office:value="0.397" calcext:value-type="float">
            <text:p>0.397</text:p>
          </table:table-cell>
          <table:table-cell table:formula="of:=IF(['Event Times'.$E1128]=['Event Times'.H$2];['Event Times'.$F1128])" office:value-type="boolean" office:boolean-value="false" calcext:value-type="boolean">
            <text:p>FALSE</text:p>
          </table:table-cell>
          <table:table-cell table:formula="of:=IF(['Event Times'.$E1128]=['Event Times'.I$2];['Event Times'.$F1128])" office:value-type="boolean" office:boolean-value="false" calcext:value-type="boolean">
            <text:p>FALSE</text:p>
          </table:table-cell>
          <table:table-cell table:formula="of:=IF(['Event Times'.$E1128]=['Event Times'.J$2];['Event Times'.$F1128])" office:value-type="boolean" office:boolean-value="false" calcext:value-type="boolean">
            <text:p>FALSE</text:p>
          </table:table-cell>
          <table:table-cell table:formula="of:=IF(['Event Times'.$E1128]=['Event Times'.K$2];['Event Times'.$F112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52" calcext:value-type="float">
            <text:p>2017.452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table:formula="of:=IF(['Event Times'.$E1129]=['Event Times'.G$2];['Event Times'.$F1129])" office:value-type="boolean" office:boolean-value="false" calcext:value-type="boolean">
            <text:p>FALSE</text:p>
          </table:table-cell>
          <table:table-cell table:style-name="Default" table:formula="of:=IF(['Event Times'.$E1129]=['Event Times'.H$2];['Event Times'.$F1129])" office:value-type="float" office:value="0.36" calcext:value-type="float">
            <text:p>0.36</text:p>
          </table:table-cell>
          <table:table-cell table:formula="of:=IF(['Event Times'.$E1129]=['Event Times'.I$2];['Event Times'.$F1129])" office:value-type="boolean" office:boolean-value="false" calcext:value-type="boolean">
            <text:p>FALSE</text:p>
          </table:table-cell>
          <table:table-cell table:formula="of:=IF(['Event Times'.$E1129]=['Event Times'.J$2];['Event Times'.$F1129])" office:value-type="boolean" office:boolean-value="false" calcext:value-type="boolean">
            <text:p>FALSE</text:p>
          </table:table-cell>
          <table:table-cell table:formula="of:=IF(['Event Times'.$E1129]=['Event Times'.K$2];['Event Times'.$F112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52" calcext:value-type="float">
            <text:p>2017.452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513" calcext:value-type="float">
            <text:p>0.513</text:p>
          </table:table-cell>
          <table:table-cell table:formula="of:=IF(['Event Times'.$E1130]=['Event Times'.G$2];['Event Times'.$F1130])" office:value-type="boolean" office:boolean-value="false" calcext:value-type="boolean">
            <text:p>FALSE</text:p>
          </table:table-cell>
          <table:table-cell table:formula="of:=IF(['Event Times'.$E1130]=['Event Times'.H$2];['Event Times'.$F1130])" office:value-type="boolean" office:boolean-value="false" calcext:value-type="boolean">
            <text:p>FALSE</text:p>
          </table:table-cell>
          <table:table-cell table:style-name="Default" table:formula="of:=IF(['Event Times'.$E1130]=['Event Times'.I$2];['Event Times'.$F1130])" office:value-type="float" office:value="0.513" calcext:value-type="float">
            <text:p>0.513</text:p>
          </table:table-cell>
          <table:table-cell table:formula="of:=IF(['Event Times'.$E1130]=['Event Times'.J$2];['Event Times'.$F1130])" office:value-type="boolean" office:boolean-value="false" calcext:value-type="boolean">
            <text:p>FALSE</text:p>
          </table:table-cell>
          <table:table-cell table:formula="of:=IF(['Event Times'.$E1130]=['Event Times'.K$2];['Event Times'.$F113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52" calcext:value-type="float">
            <text:p>2017.452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6" calcext:value-type="float">
            <text:p>0.436</text:p>
          </table:table-cell>
          <table:table-cell table:formula="of:=IF(['Event Times'.$E1131]=['Event Times'.G$2];['Event Times'.$F1131])" office:value-type="boolean" office:boolean-value="false" calcext:value-type="boolean">
            <text:p>FALSE</text:p>
          </table:table-cell>
          <table:table-cell table:formula="of:=IF(['Event Times'.$E1131]=['Event Times'.H$2];['Event Times'.$F1131])" office:value-type="boolean" office:boolean-value="false" calcext:value-type="boolean">
            <text:p>FALSE</text:p>
          </table:table-cell>
          <table:table-cell table:formula="of:=IF(['Event Times'.$E1131]=['Event Times'.I$2];['Event Times'.$F1131])" office:value-type="boolean" office:boolean-value="false" calcext:value-type="boolean">
            <text:p>FALSE</text:p>
          </table:table-cell>
          <table:table-cell table:style-name="Default" table:formula="of:=IF(['Event Times'.$E1131]=['Event Times'.J$2];['Event Times'.$F1131])" office:value-type="float" office:value="0.436" calcext:value-type="float">
            <text:p>0.436</text:p>
          </table:table-cell>
          <table:table-cell table:formula="of:=IF(['Event Times'.$E1131]=['Event Times'.K$2];['Event Times'.$F113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52" calcext:value-type="float">
            <text:p>2017.452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592" calcext:value-type="float">
            <text:p>0.592</text:p>
          </table:table-cell>
          <table:table-cell table:formula="of:=IF(['Event Times'.$E1132]=['Event Times'.G$2];['Event Times'.$F1132])" office:value-type="boolean" office:boolean-value="false" calcext:value-type="boolean">
            <text:p>FALSE</text:p>
          </table:table-cell>
          <table:table-cell table:formula="of:=IF(['Event Times'.$E1132]=['Event Times'.H$2];['Event Times'.$F1132])" office:value-type="boolean" office:boolean-value="false" calcext:value-type="boolean">
            <text:p>FALSE</text:p>
          </table:table-cell>
          <table:table-cell table:formula="of:=IF(['Event Times'.$E1132]=['Event Times'.I$2];['Event Times'.$F1132])" office:value-type="boolean" office:boolean-value="false" calcext:value-type="boolean">
            <text:p>FALSE</text:p>
          </table:table-cell>
          <table:table-cell table:formula="of:=IF(['Event Times'.$E1132]=['Event Times'.J$2];['Event Times'.$F1132])" office:value-type="boolean" office:boolean-value="false" calcext:value-type="boolean">
            <text:p>FALSE</text:p>
          </table:table-cell>
          <table:table-cell table:style-name="Default" table:formula="of:=IF(['Event Times'.$E1132]=['Event Times'.K$2];['Event Times'.$F1132])" office:value-type="float" office:value="0.592" calcext:value-type="float">
            <text:p>0.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55" calcext:value-type="float">
            <text:p>2017.455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.397</text:p>
          </table:table-cell>
          <table:table-cell table:style-name="Default" table:formula="of:=IF(['Event Times'.$E1133]=['Event Times'.G$2];['Event Times'.$F1133])" office:value-type="float" office:value="0.397" calcext:value-type="float">
            <text:p>0.397</text:p>
          </table:table-cell>
          <table:table-cell table:formula="of:=IF(['Event Times'.$E1133]=['Event Times'.H$2];['Event Times'.$F1133])" office:value-type="boolean" office:boolean-value="false" calcext:value-type="boolean">
            <text:p>FALSE</text:p>
          </table:table-cell>
          <table:table-cell table:formula="of:=IF(['Event Times'.$E1133]=['Event Times'.I$2];['Event Times'.$F1133])" office:value-type="boolean" office:boolean-value="false" calcext:value-type="boolean">
            <text:p>FALSE</text:p>
          </table:table-cell>
          <table:table-cell table:formula="of:=IF(['Event Times'.$E1133]=['Event Times'.J$2];['Event Times'.$F1133])" office:value-type="boolean" office:boolean-value="false" calcext:value-type="boolean">
            <text:p>FALSE</text:p>
          </table:table-cell>
          <table:table-cell table:formula="of:=IF(['Event Times'.$E1133]=['Event Times'.K$2];['Event Times'.$F113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55" calcext:value-type="float">
            <text:p>2017.455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59" calcext:value-type="float">
            <text:p>0.359</text:p>
          </table:table-cell>
          <table:table-cell table:formula="of:=IF(['Event Times'.$E1134]=['Event Times'.G$2];['Event Times'.$F1134])" office:value-type="boolean" office:boolean-value="false" calcext:value-type="boolean">
            <text:p>FALSE</text:p>
          </table:table-cell>
          <table:table-cell table:style-name="Default" table:formula="of:=IF(['Event Times'.$E1134]=['Event Times'.H$2];['Event Times'.$F1134])" office:value-type="float" office:value="0.359" calcext:value-type="float">
            <text:p>0.359</text:p>
          </table:table-cell>
          <table:table-cell table:formula="of:=IF(['Event Times'.$E1134]=['Event Times'.I$2];['Event Times'.$F1134])" office:value-type="boolean" office:boolean-value="false" calcext:value-type="boolean">
            <text:p>FALSE</text:p>
          </table:table-cell>
          <table:table-cell table:formula="of:=IF(['Event Times'.$E1134]=['Event Times'.J$2];['Event Times'.$F1134])" office:value-type="boolean" office:boolean-value="false" calcext:value-type="boolean">
            <text:p>FALSE</text:p>
          </table:table-cell>
          <table:table-cell table:formula="of:=IF(['Event Times'.$E1134]=['Event Times'.K$2];['Event Times'.$F113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55" calcext:value-type="float">
            <text:p>2017.455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514" calcext:value-type="float">
            <text:p>0.514</text:p>
          </table:table-cell>
          <table:table-cell table:formula="of:=IF(['Event Times'.$E1135]=['Event Times'.G$2];['Event Times'.$F1135])" office:value-type="boolean" office:boolean-value="false" calcext:value-type="boolean">
            <text:p>FALSE</text:p>
          </table:table-cell>
          <table:table-cell table:formula="of:=IF(['Event Times'.$E1135]=['Event Times'.H$2];['Event Times'.$F1135])" office:value-type="boolean" office:boolean-value="false" calcext:value-type="boolean">
            <text:p>FALSE</text:p>
          </table:table-cell>
          <table:table-cell table:style-name="Default" table:formula="of:=IF(['Event Times'.$E1135]=['Event Times'.I$2];['Event Times'.$F1135])" office:value-type="float" office:value="0.514" calcext:value-type="float">
            <text:p>0.514</text:p>
          </table:table-cell>
          <table:table-cell table:formula="of:=IF(['Event Times'.$E1135]=['Event Times'.J$2];['Event Times'.$F1135])" office:value-type="boolean" office:boolean-value="false" calcext:value-type="boolean">
            <text:p>FALSE</text:p>
          </table:table-cell>
          <table:table-cell table:formula="of:=IF(['Event Times'.$E1135]=['Event Times'.K$2];['Event Times'.$F113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55" calcext:value-type="float">
            <text:p>2017.455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5" calcext:value-type="float">
            <text:p>0.435</text:p>
          </table:table-cell>
          <table:table-cell table:formula="of:=IF(['Event Times'.$E1136]=['Event Times'.G$2];['Event Times'.$F1136])" office:value-type="boolean" office:boolean-value="false" calcext:value-type="boolean">
            <text:p>FALSE</text:p>
          </table:table-cell>
          <table:table-cell table:formula="of:=IF(['Event Times'.$E1136]=['Event Times'.H$2];['Event Times'.$F1136])" office:value-type="boolean" office:boolean-value="false" calcext:value-type="boolean">
            <text:p>FALSE</text:p>
          </table:table-cell>
          <table:table-cell table:formula="of:=IF(['Event Times'.$E1136]=['Event Times'.I$2];['Event Times'.$F1136])" office:value-type="boolean" office:boolean-value="false" calcext:value-type="boolean">
            <text:p>FALSE</text:p>
          </table:table-cell>
          <table:table-cell table:style-name="Default" table:formula="of:=IF(['Event Times'.$E1136]=['Event Times'.J$2];['Event Times'.$F1136])" office:value-type="float" office:value="0.435" calcext:value-type="float">
            <text:p>0.435</text:p>
          </table:table-cell>
          <table:table-cell table:formula="of:=IF(['Event Times'.$E1136]=['Event Times'.K$2];['Event Times'.$F113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55" calcext:value-type="float">
            <text:p>2017.455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2" calcext:value-type="float">
            <text:p>0.602</text:p>
          </table:table-cell>
          <table:table-cell table:formula="of:=IF(['Event Times'.$E1137]=['Event Times'.G$2];['Event Times'.$F1137])" office:value-type="boolean" office:boolean-value="false" calcext:value-type="boolean">
            <text:p>FALSE</text:p>
          </table:table-cell>
          <table:table-cell table:formula="of:=IF(['Event Times'.$E1137]=['Event Times'.H$2];['Event Times'.$F1137])" office:value-type="boolean" office:boolean-value="false" calcext:value-type="boolean">
            <text:p>FALSE</text:p>
          </table:table-cell>
          <table:table-cell table:formula="of:=IF(['Event Times'.$E1137]=['Event Times'.I$2];['Event Times'.$F1137])" office:value-type="boolean" office:boolean-value="false" calcext:value-type="boolean">
            <text:p>FALSE</text:p>
          </table:table-cell>
          <table:table-cell table:formula="of:=IF(['Event Times'.$E1137]=['Event Times'.J$2];['Event Times'.$F1137])" office:value-type="boolean" office:boolean-value="false" calcext:value-type="boolean">
            <text:p>FALSE</text:p>
          </table:table-cell>
          <table:table-cell table:style-name="Default" table:formula="of:=IF(['Event Times'.$E1137]=['Event Times'.K$2];['Event Times'.$F1137])" office:value-type="float" office:value="0.602" calcext:value-type="float">
            <text:p>0.6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58" calcext:value-type="float">
            <text:p>2017.458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table:style-name="Default" table:formula="of:=IF(['Event Times'.$E1138]=['Event Times'.G$2];['Event Times'.$F1138])" office:value-type="float" office:value="0.39" calcext:value-type="float">
            <text:p>0.39</text:p>
          </table:table-cell>
          <table:table-cell table:formula="of:=IF(['Event Times'.$E1138]=['Event Times'.H$2];['Event Times'.$F1138])" office:value-type="boolean" office:boolean-value="false" calcext:value-type="boolean">
            <text:p>FALSE</text:p>
          </table:table-cell>
          <table:table-cell table:formula="of:=IF(['Event Times'.$E1138]=['Event Times'.I$2];['Event Times'.$F1138])" office:value-type="boolean" office:boolean-value="false" calcext:value-type="boolean">
            <text:p>FALSE</text:p>
          </table:table-cell>
          <table:table-cell table:formula="of:=IF(['Event Times'.$E1138]=['Event Times'.J$2];['Event Times'.$F1138])" office:value-type="boolean" office:boolean-value="false" calcext:value-type="boolean">
            <text:p>FALSE</text:p>
          </table:table-cell>
          <table:table-cell table:formula="of:=IF(['Event Times'.$E1138]=['Event Times'.K$2];['Event Times'.$F113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58" calcext:value-type="float">
            <text:p>2017.458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47" calcext:value-type="float">
            <text:p>0.347</text:p>
          </table:table-cell>
          <table:table-cell table:formula="of:=IF(['Event Times'.$E1139]=['Event Times'.G$2];['Event Times'.$F1139])" office:value-type="boolean" office:boolean-value="false" calcext:value-type="boolean">
            <text:p>FALSE</text:p>
          </table:table-cell>
          <table:table-cell table:style-name="Default" table:formula="of:=IF(['Event Times'.$E1139]=['Event Times'.H$2];['Event Times'.$F1139])" office:value-type="float" office:value="0.347" calcext:value-type="float">
            <text:p>0.347</text:p>
          </table:table-cell>
          <table:table-cell table:formula="of:=IF(['Event Times'.$E1139]=['Event Times'.I$2];['Event Times'.$F1139])" office:value-type="boolean" office:boolean-value="false" calcext:value-type="boolean">
            <text:p>FALSE</text:p>
          </table:table-cell>
          <table:table-cell table:formula="of:=IF(['Event Times'.$E1139]=['Event Times'.J$2];['Event Times'.$F1139])" office:value-type="boolean" office:boolean-value="false" calcext:value-type="boolean">
            <text:p>FALSE</text:p>
          </table:table-cell>
          <table:table-cell table:formula="of:=IF(['Event Times'.$E1139]=['Event Times'.K$2];['Event Times'.$F113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58" calcext:value-type="float">
            <text:p>2017.458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515" calcext:value-type="float">
            <text:p>0.515</text:p>
          </table:table-cell>
          <table:table-cell table:formula="of:=IF(['Event Times'.$E1140]=['Event Times'.G$2];['Event Times'.$F1140])" office:value-type="boolean" office:boolean-value="false" calcext:value-type="boolean">
            <text:p>FALSE</text:p>
          </table:table-cell>
          <table:table-cell table:formula="of:=IF(['Event Times'.$E1140]=['Event Times'.H$2];['Event Times'.$F1140])" office:value-type="boolean" office:boolean-value="false" calcext:value-type="boolean">
            <text:p>FALSE</text:p>
          </table:table-cell>
          <table:table-cell table:style-name="Default" table:formula="of:=IF(['Event Times'.$E1140]=['Event Times'.I$2];['Event Times'.$F1140])" office:value-type="float" office:value="0.515" calcext:value-type="float">
            <text:p>0.515</text:p>
          </table:table-cell>
          <table:table-cell table:formula="of:=IF(['Event Times'.$E1140]=['Event Times'.J$2];['Event Times'.$F1140])" office:value-type="boolean" office:boolean-value="false" calcext:value-type="boolean">
            <text:p>FALSE</text:p>
          </table:table-cell>
          <table:table-cell table:formula="of:=IF(['Event Times'.$E1140]=['Event Times'.K$2];['Event Times'.$F114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58" calcext:value-type="float">
            <text:p>2017.458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5" calcext:value-type="float">
            <text:p>0.435</text:p>
          </table:table-cell>
          <table:table-cell table:formula="of:=IF(['Event Times'.$E1141]=['Event Times'.G$2];['Event Times'.$F1141])" office:value-type="boolean" office:boolean-value="false" calcext:value-type="boolean">
            <text:p>FALSE</text:p>
          </table:table-cell>
          <table:table-cell table:formula="of:=IF(['Event Times'.$E1141]=['Event Times'.H$2];['Event Times'.$F1141])" office:value-type="boolean" office:boolean-value="false" calcext:value-type="boolean">
            <text:p>FALSE</text:p>
          </table:table-cell>
          <table:table-cell table:formula="of:=IF(['Event Times'.$E1141]=['Event Times'.I$2];['Event Times'.$F1141])" office:value-type="boolean" office:boolean-value="false" calcext:value-type="boolean">
            <text:p>FALSE</text:p>
          </table:table-cell>
          <table:table-cell table:style-name="Default" table:formula="of:=IF(['Event Times'.$E1141]=['Event Times'.J$2];['Event Times'.$F1141])" office:value-type="float" office:value="0.435" calcext:value-type="float">
            <text:p>0.435</text:p>
          </table:table-cell>
          <table:table-cell table:formula="of:=IF(['Event Times'.$E1141]=['Event Times'.K$2];['Event Times'.$F114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58" calcext:value-type="float">
            <text:p>2017.458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1" calcext:value-type="float">
            <text:p>0.601</text:p>
          </table:table-cell>
          <table:table-cell table:formula="of:=IF(['Event Times'.$E1142]=['Event Times'.G$2];['Event Times'.$F1142])" office:value-type="boolean" office:boolean-value="false" calcext:value-type="boolean">
            <text:p>FALSE</text:p>
          </table:table-cell>
          <table:table-cell table:formula="of:=IF(['Event Times'.$E1142]=['Event Times'.H$2];['Event Times'.$F1142])" office:value-type="boolean" office:boolean-value="false" calcext:value-type="boolean">
            <text:p>FALSE</text:p>
          </table:table-cell>
          <table:table-cell table:formula="of:=IF(['Event Times'.$E1142]=['Event Times'.I$2];['Event Times'.$F1142])" office:value-type="boolean" office:boolean-value="false" calcext:value-type="boolean">
            <text:p>FALSE</text:p>
          </table:table-cell>
          <table:table-cell table:formula="of:=IF(['Event Times'.$E1142]=['Event Times'.J$2];['Event Times'.$F1142])" office:value-type="boolean" office:boolean-value="false" calcext:value-type="boolean">
            <text:p>FALSE</text:p>
          </table:table-cell>
          <table:table-cell table:style-name="Default" table:formula="of:=IF(['Event Times'.$E1142]=['Event Times'.K$2];['Event Times'.$F1142])" office:value-type="float" office:value="0.601" calcext:value-type="float">
            <text:p>0.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6" calcext:value-type="float">
            <text:p>2017.46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table:style-name="Default" table:formula="of:=IF(['Event Times'.$E1143]=['Event Times'.G$2];['Event Times'.$F1143])" office:value-type="float" office:value="0.39" calcext:value-type="float">
            <text:p>0.39</text:p>
          </table:table-cell>
          <table:table-cell table:formula="of:=IF(['Event Times'.$E1143]=['Event Times'.H$2];['Event Times'.$F1143])" office:value-type="boolean" office:boolean-value="false" calcext:value-type="boolean">
            <text:p>FALSE</text:p>
          </table:table-cell>
          <table:table-cell table:formula="of:=IF(['Event Times'.$E1143]=['Event Times'.I$2];['Event Times'.$F1143])" office:value-type="boolean" office:boolean-value="false" calcext:value-type="boolean">
            <text:p>FALSE</text:p>
          </table:table-cell>
          <table:table-cell table:formula="of:=IF(['Event Times'.$E1143]=['Event Times'.J$2];['Event Times'.$F1143])" office:value-type="boolean" office:boolean-value="false" calcext:value-type="boolean">
            <text:p>FALSE</text:p>
          </table:table-cell>
          <table:table-cell table:formula="of:=IF(['Event Times'.$E1143]=['Event Times'.K$2];['Event Times'.$F114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6" calcext:value-type="float">
            <text:p>2017.46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49" calcext:value-type="float">
            <text:p>0.349</text:p>
          </table:table-cell>
          <table:table-cell table:formula="of:=IF(['Event Times'.$E1144]=['Event Times'.G$2];['Event Times'.$F1144])" office:value-type="boolean" office:boolean-value="false" calcext:value-type="boolean">
            <text:p>FALSE</text:p>
          </table:table-cell>
          <table:table-cell table:style-name="Default" table:formula="of:=IF(['Event Times'.$E1144]=['Event Times'.H$2];['Event Times'.$F1144])" office:value-type="float" office:value="0.349" calcext:value-type="float">
            <text:p>0.349</text:p>
          </table:table-cell>
          <table:table-cell table:formula="of:=IF(['Event Times'.$E1144]=['Event Times'.I$2];['Event Times'.$F1144])" office:value-type="boolean" office:boolean-value="false" calcext:value-type="boolean">
            <text:p>FALSE</text:p>
          </table:table-cell>
          <table:table-cell table:formula="of:=IF(['Event Times'.$E1144]=['Event Times'.J$2];['Event Times'.$F1144])" office:value-type="boolean" office:boolean-value="false" calcext:value-type="boolean">
            <text:p>FALSE</text:p>
          </table:table-cell>
          <table:table-cell table:formula="of:=IF(['Event Times'.$E1144]=['Event Times'.K$2];['Event Times'.$F114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6" calcext:value-type="float">
            <text:p>2017.46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515" calcext:value-type="float">
            <text:p>0.515</text:p>
          </table:table-cell>
          <table:table-cell table:formula="of:=IF(['Event Times'.$E1145]=['Event Times'.G$2];['Event Times'.$F1145])" office:value-type="boolean" office:boolean-value="false" calcext:value-type="boolean">
            <text:p>FALSE</text:p>
          </table:table-cell>
          <table:table-cell table:formula="of:=IF(['Event Times'.$E1145]=['Event Times'.H$2];['Event Times'.$F1145])" office:value-type="boolean" office:boolean-value="false" calcext:value-type="boolean">
            <text:p>FALSE</text:p>
          </table:table-cell>
          <table:table-cell table:style-name="Default" table:formula="of:=IF(['Event Times'.$E1145]=['Event Times'.I$2];['Event Times'.$F1145])" office:value-type="float" office:value="0.515" calcext:value-type="float">
            <text:p>0.515</text:p>
          </table:table-cell>
          <table:table-cell table:formula="of:=IF(['Event Times'.$E1145]=['Event Times'.J$2];['Event Times'.$F1145])" office:value-type="boolean" office:boolean-value="false" calcext:value-type="boolean">
            <text:p>FALSE</text:p>
          </table:table-cell>
          <table:table-cell table:formula="of:=IF(['Event Times'.$E1145]=['Event Times'.K$2];['Event Times'.$F114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6" calcext:value-type="float">
            <text:p>2017.46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4" calcext:value-type="float">
            <text:p>0.434</text:p>
          </table:table-cell>
          <table:table-cell table:formula="of:=IF(['Event Times'.$E1146]=['Event Times'.G$2];['Event Times'.$F1146])" office:value-type="boolean" office:boolean-value="false" calcext:value-type="boolean">
            <text:p>FALSE</text:p>
          </table:table-cell>
          <table:table-cell table:formula="of:=IF(['Event Times'.$E1146]=['Event Times'.H$2];['Event Times'.$F1146])" office:value-type="boolean" office:boolean-value="false" calcext:value-type="boolean">
            <text:p>FALSE</text:p>
          </table:table-cell>
          <table:table-cell table:formula="of:=IF(['Event Times'.$E1146]=['Event Times'.I$2];['Event Times'.$F1146])" office:value-type="boolean" office:boolean-value="false" calcext:value-type="boolean">
            <text:p>FALSE</text:p>
          </table:table-cell>
          <table:table-cell table:style-name="Default" table:formula="of:=IF(['Event Times'.$E1146]=['Event Times'.J$2];['Event Times'.$F1146])" office:value-type="float" office:value="0.434" calcext:value-type="float">
            <text:p>0.434</text:p>
          </table:table-cell>
          <table:table-cell table:formula="of:=IF(['Event Times'.$E1146]=['Event Times'.K$2];['Event Times'.$F114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6" calcext:value-type="float">
            <text:p>2017.46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596" calcext:value-type="float">
            <text:p>0.596</text:p>
          </table:table-cell>
          <table:table-cell table:formula="of:=IF(['Event Times'.$E1147]=['Event Times'.G$2];['Event Times'.$F1147])" office:value-type="boolean" office:boolean-value="false" calcext:value-type="boolean">
            <text:p>FALSE</text:p>
          </table:table-cell>
          <table:table-cell table:formula="of:=IF(['Event Times'.$E1147]=['Event Times'.H$2];['Event Times'.$F1147])" office:value-type="boolean" office:boolean-value="false" calcext:value-type="boolean">
            <text:p>FALSE</text:p>
          </table:table-cell>
          <table:table-cell table:formula="of:=IF(['Event Times'.$E1147]=['Event Times'.I$2];['Event Times'.$F1147])" office:value-type="boolean" office:boolean-value="false" calcext:value-type="boolean">
            <text:p>FALSE</text:p>
          </table:table-cell>
          <table:table-cell table:formula="of:=IF(['Event Times'.$E1147]=['Event Times'.J$2];['Event Times'.$F1147])" office:value-type="boolean" office:boolean-value="false" calcext:value-type="boolean">
            <text:p>FALSE</text:p>
          </table:table-cell>
          <table:table-cell table:style-name="Default" table:formula="of:=IF(['Event Times'.$E1147]=['Event Times'.K$2];['Event Times'.$F1147])" office:value-type="float" office:value="0.596" calcext:value-type="float">
            <text:p>0.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63" calcext:value-type="float">
            <text:p>2017.463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4" calcext:value-type="float">
            <text:p>0.394</text:p>
          </table:table-cell>
          <table:table-cell table:style-name="Default" table:formula="of:=IF(['Event Times'.$E1148]=['Event Times'.G$2];['Event Times'.$F1148])" office:value-type="float" office:value="0.394" calcext:value-type="float">
            <text:p>0.394</text:p>
          </table:table-cell>
          <table:table-cell table:formula="of:=IF(['Event Times'.$E1148]=['Event Times'.H$2];['Event Times'.$F1148])" office:value-type="boolean" office:boolean-value="false" calcext:value-type="boolean">
            <text:p>FALSE</text:p>
          </table:table-cell>
          <table:table-cell table:formula="of:=IF(['Event Times'.$E1148]=['Event Times'.I$2];['Event Times'.$F1148])" office:value-type="boolean" office:boolean-value="false" calcext:value-type="boolean">
            <text:p>FALSE</text:p>
          </table:table-cell>
          <table:table-cell table:formula="of:=IF(['Event Times'.$E1148]=['Event Times'.J$2];['Event Times'.$F1148])" office:value-type="boolean" office:boolean-value="false" calcext:value-type="boolean">
            <text:p>FALSE</text:p>
          </table:table-cell>
          <table:table-cell table:formula="of:=IF(['Event Times'.$E1148]=['Event Times'.K$2];['Event Times'.$F114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63" calcext:value-type="float">
            <text:p>2017.463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57" calcext:value-type="float">
            <text:p>0.357</text:p>
          </table:table-cell>
          <table:table-cell table:formula="of:=IF(['Event Times'.$E1149]=['Event Times'.G$2];['Event Times'.$F1149])" office:value-type="boolean" office:boolean-value="false" calcext:value-type="boolean">
            <text:p>FALSE</text:p>
          </table:table-cell>
          <table:table-cell table:style-name="Default" table:formula="of:=IF(['Event Times'.$E1149]=['Event Times'.H$2];['Event Times'.$F1149])" office:value-type="float" office:value="0.357" calcext:value-type="float">
            <text:p>0.357</text:p>
          </table:table-cell>
          <table:table-cell table:formula="of:=IF(['Event Times'.$E1149]=['Event Times'.I$2];['Event Times'.$F1149])" office:value-type="boolean" office:boolean-value="false" calcext:value-type="boolean">
            <text:p>FALSE</text:p>
          </table:table-cell>
          <table:table-cell table:formula="of:=IF(['Event Times'.$E1149]=['Event Times'.J$2];['Event Times'.$F1149])" office:value-type="boolean" office:boolean-value="false" calcext:value-type="boolean">
            <text:p>FALSE</text:p>
          </table:table-cell>
          <table:table-cell table:formula="of:=IF(['Event Times'.$E1149]=['Event Times'.K$2];['Event Times'.$F114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63" calcext:value-type="float">
            <text:p>2017.463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516" calcext:value-type="float">
            <text:p>0.516</text:p>
          </table:table-cell>
          <table:table-cell table:formula="of:=IF(['Event Times'.$E1150]=['Event Times'.G$2];['Event Times'.$F1150])" office:value-type="boolean" office:boolean-value="false" calcext:value-type="boolean">
            <text:p>FALSE</text:p>
          </table:table-cell>
          <table:table-cell table:formula="of:=IF(['Event Times'.$E1150]=['Event Times'.H$2];['Event Times'.$F1150])" office:value-type="boolean" office:boolean-value="false" calcext:value-type="boolean">
            <text:p>FALSE</text:p>
          </table:table-cell>
          <table:table-cell table:style-name="Default" table:formula="of:=IF(['Event Times'.$E1150]=['Event Times'.I$2];['Event Times'.$F1150])" office:value-type="float" office:value="0.516" calcext:value-type="float">
            <text:p>0.516</text:p>
          </table:table-cell>
          <table:table-cell table:formula="of:=IF(['Event Times'.$E1150]=['Event Times'.J$2];['Event Times'.$F1150])" office:value-type="boolean" office:boolean-value="false" calcext:value-type="boolean">
            <text:p>FALSE</text:p>
          </table:table-cell>
          <table:table-cell table:formula="of:=IF(['Event Times'.$E1150]=['Event Times'.K$2];['Event Times'.$F115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63" calcext:value-type="float">
            <text:p>2017.463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28" calcext:value-type="float">
            <text:p>0.428</text:p>
          </table:table-cell>
          <table:table-cell table:formula="of:=IF(['Event Times'.$E1151]=['Event Times'.G$2];['Event Times'.$F1151])" office:value-type="boolean" office:boolean-value="false" calcext:value-type="boolean">
            <text:p>FALSE</text:p>
          </table:table-cell>
          <table:table-cell table:formula="of:=IF(['Event Times'.$E1151]=['Event Times'.H$2];['Event Times'.$F1151])" office:value-type="boolean" office:boolean-value="false" calcext:value-type="boolean">
            <text:p>FALSE</text:p>
          </table:table-cell>
          <table:table-cell table:formula="of:=IF(['Event Times'.$E1151]=['Event Times'.I$2];['Event Times'.$F1151])" office:value-type="boolean" office:boolean-value="false" calcext:value-type="boolean">
            <text:p>FALSE</text:p>
          </table:table-cell>
          <table:table-cell table:style-name="Default" table:formula="of:=IF(['Event Times'.$E1151]=['Event Times'.J$2];['Event Times'.$F1151])" office:value-type="float" office:value="0.428" calcext:value-type="float">
            <text:p>0.428</text:p>
          </table:table-cell>
          <table:table-cell table:formula="of:=IF(['Event Times'.$E1151]=['Event Times'.K$2];['Event Times'.$F115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63" calcext:value-type="float">
            <text:p>2017.463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597" calcext:value-type="float">
            <text:p>0.597</text:p>
          </table:table-cell>
          <table:table-cell table:formula="of:=IF(['Event Times'.$E1152]=['Event Times'.G$2];['Event Times'.$F1152])" office:value-type="boolean" office:boolean-value="false" calcext:value-type="boolean">
            <text:p>FALSE</text:p>
          </table:table-cell>
          <table:table-cell table:formula="of:=IF(['Event Times'.$E1152]=['Event Times'.H$2];['Event Times'.$F1152])" office:value-type="boolean" office:boolean-value="false" calcext:value-type="boolean">
            <text:p>FALSE</text:p>
          </table:table-cell>
          <table:table-cell table:formula="of:=IF(['Event Times'.$E1152]=['Event Times'.I$2];['Event Times'.$F1152])" office:value-type="boolean" office:boolean-value="false" calcext:value-type="boolean">
            <text:p>FALSE</text:p>
          </table:table-cell>
          <table:table-cell table:formula="of:=IF(['Event Times'.$E1152]=['Event Times'.J$2];['Event Times'.$F1152])" office:value-type="boolean" office:boolean-value="false" calcext:value-type="boolean">
            <text:p>FALSE</text:p>
          </table:table-cell>
          <table:table-cell table:style-name="Default" table:formula="of:=IF(['Event Times'.$E1152]=['Event Times'.K$2];['Event Times'.$F1152])" office:value-type="float" office:value="0.597" calcext:value-type="float">
            <text:p>0.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66" calcext:value-type="float">
            <text:p>2017.466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table:style-name="Default" table:formula="of:=IF(['Event Times'.$E1153]=['Event Times'.G$2];['Event Times'.$F1153])" office:value-type="float" office:value="0.39" calcext:value-type="float">
            <text:p>0.39</text:p>
          </table:table-cell>
          <table:table-cell table:formula="of:=IF(['Event Times'.$E1153]=['Event Times'.H$2];['Event Times'.$F1153])" office:value-type="boolean" office:boolean-value="false" calcext:value-type="boolean">
            <text:p>FALSE</text:p>
          </table:table-cell>
          <table:table-cell table:formula="of:=IF(['Event Times'.$E1153]=['Event Times'.I$2];['Event Times'.$F1153])" office:value-type="boolean" office:boolean-value="false" calcext:value-type="boolean">
            <text:p>FALSE</text:p>
          </table:table-cell>
          <table:table-cell table:formula="of:=IF(['Event Times'.$E1153]=['Event Times'.J$2];['Event Times'.$F1153])" office:value-type="boolean" office:boolean-value="false" calcext:value-type="boolean">
            <text:p>FALSE</text:p>
          </table:table-cell>
          <table:table-cell table:formula="of:=IF(['Event Times'.$E1153]=['Event Times'.K$2];['Event Times'.$F115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66" calcext:value-type="float">
            <text:p>2017.466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57" calcext:value-type="float">
            <text:p>0.357</text:p>
          </table:table-cell>
          <table:table-cell table:formula="of:=IF(['Event Times'.$E1154]=['Event Times'.G$2];['Event Times'.$F1154])" office:value-type="boolean" office:boolean-value="false" calcext:value-type="boolean">
            <text:p>FALSE</text:p>
          </table:table-cell>
          <table:table-cell table:style-name="Default" table:formula="of:=IF(['Event Times'.$E1154]=['Event Times'.H$2];['Event Times'.$F1154])" office:value-type="float" office:value="0.357" calcext:value-type="float">
            <text:p>0.357</text:p>
          </table:table-cell>
          <table:table-cell table:formula="of:=IF(['Event Times'.$E1154]=['Event Times'.I$2];['Event Times'.$F1154])" office:value-type="boolean" office:boolean-value="false" calcext:value-type="boolean">
            <text:p>FALSE</text:p>
          </table:table-cell>
          <table:table-cell table:formula="of:=IF(['Event Times'.$E1154]=['Event Times'.J$2];['Event Times'.$F1154])" office:value-type="boolean" office:boolean-value="false" calcext:value-type="boolean">
            <text:p>FALSE</text:p>
          </table:table-cell>
          <table:table-cell table:formula="of:=IF(['Event Times'.$E1154]=['Event Times'.K$2];['Event Times'.$F115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66" calcext:value-type="float">
            <text:p>2017.466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517" calcext:value-type="float">
            <text:p>0.517</text:p>
          </table:table-cell>
          <table:table-cell table:formula="of:=IF(['Event Times'.$E1155]=['Event Times'.G$2];['Event Times'.$F1155])" office:value-type="boolean" office:boolean-value="false" calcext:value-type="boolean">
            <text:p>FALSE</text:p>
          </table:table-cell>
          <table:table-cell table:formula="of:=IF(['Event Times'.$E1155]=['Event Times'.H$2];['Event Times'.$F1155])" office:value-type="boolean" office:boolean-value="false" calcext:value-type="boolean">
            <text:p>FALSE</text:p>
          </table:table-cell>
          <table:table-cell table:style-name="Default" table:formula="of:=IF(['Event Times'.$E1155]=['Event Times'.I$2];['Event Times'.$F1155])" office:value-type="float" office:value="0.517" calcext:value-type="float">
            <text:p>0.517</text:p>
          </table:table-cell>
          <table:table-cell table:formula="of:=IF(['Event Times'.$E1155]=['Event Times'.J$2];['Event Times'.$F1155])" office:value-type="boolean" office:boolean-value="false" calcext:value-type="boolean">
            <text:p>FALSE</text:p>
          </table:table-cell>
          <table:table-cell table:formula="of:=IF(['Event Times'.$E1155]=['Event Times'.K$2];['Event Times'.$F115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66" calcext:value-type="float">
            <text:p>2017.466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4" calcext:value-type="float">
            <text:p>0.434</text:p>
          </table:table-cell>
          <table:table-cell table:formula="of:=IF(['Event Times'.$E1156]=['Event Times'.G$2];['Event Times'.$F1156])" office:value-type="boolean" office:boolean-value="false" calcext:value-type="boolean">
            <text:p>FALSE</text:p>
          </table:table-cell>
          <table:table-cell table:formula="of:=IF(['Event Times'.$E1156]=['Event Times'.H$2];['Event Times'.$F1156])" office:value-type="boolean" office:boolean-value="false" calcext:value-type="boolean">
            <text:p>FALSE</text:p>
          </table:table-cell>
          <table:table-cell table:formula="of:=IF(['Event Times'.$E1156]=['Event Times'.I$2];['Event Times'.$F1156])" office:value-type="boolean" office:boolean-value="false" calcext:value-type="boolean">
            <text:p>FALSE</text:p>
          </table:table-cell>
          <table:table-cell table:style-name="Default" table:formula="of:=IF(['Event Times'.$E1156]=['Event Times'.J$2];['Event Times'.$F1156])" office:value-type="float" office:value="0.434" calcext:value-type="float">
            <text:p>0.434</text:p>
          </table:table-cell>
          <table:table-cell table:formula="of:=IF(['Event Times'.$E1156]=['Event Times'.K$2];['Event Times'.$F115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66" calcext:value-type="float">
            <text:p>2017.466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596" calcext:value-type="float">
            <text:p>0.596</text:p>
          </table:table-cell>
          <table:table-cell table:formula="of:=IF(['Event Times'.$E1157]=['Event Times'.G$2];['Event Times'.$F1157])" office:value-type="boolean" office:boolean-value="false" calcext:value-type="boolean">
            <text:p>FALSE</text:p>
          </table:table-cell>
          <table:table-cell table:formula="of:=IF(['Event Times'.$E1157]=['Event Times'.H$2];['Event Times'.$F1157])" office:value-type="boolean" office:boolean-value="false" calcext:value-type="boolean">
            <text:p>FALSE</text:p>
          </table:table-cell>
          <table:table-cell table:formula="of:=IF(['Event Times'.$E1157]=['Event Times'.I$2];['Event Times'.$F1157])" office:value-type="boolean" office:boolean-value="false" calcext:value-type="boolean">
            <text:p>FALSE</text:p>
          </table:table-cell>
          <table:table-cell table:formula="of:=IF(['Event Times'.$E1157]=['Event Times'.J$2];['Event Times'.$F1157])" office:value-type="boolean" office:boolean-value="false" calcext:value-type="boolean">
            <text:p>FALSE</text:p>
          </table:table-cell>
          <table:table-cell table:style-name="Default" table:formula="of:=IF(['Event Times'.$E1157]=['Event Times'.K$2];['Event Times'.$F1157])" office:value-type="float" office:value="0.596" calcext:value-type="float">
            <text:p>0.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68" calcext:value-type="float">
            <text:p>2017.468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5" calcext:value-type="float">
            <text:p>0.395</text:p>
          </table:table-cell>
          <table:table-cell table:style-name="Default" table:formula="of:=IF(['Event Times'.$E1158]=['Event Times'.G$2];['Event Times'.$F1158])" office:value-type="float" office:value="0.395" calcext:value-type="float">
            <text:p>0.395</text:p>
          </table:table-cell>
          <table:table-cell table:formula="of:=IF(['Event Times'.$E1158]=['Event Times'.H$2];['Event Times'.$F1158])" office:value-type="boolean" office:boolean-value="false" calcext:value-type="boolean">
            <text:p>FALSE</text:p>
          </table:table-cell>
          <table:table-cell table:formula="of:=IF(['Event Times'.$E1158]=['Event Times'.I$2];['Event Times'.$F1158])" office:value-type="boolean" office:boolean-value="false" calcext:value-type="boolean">
            <text:p>FALSE</text:p>
          </table:table-cell>
          <table:table-cell table:formula="of:=IF(['Event Times'.$E1158]=['Event Times'.J$2];['Event Times'.$F1158])" office:value-type="boolean" office:boolean-value="false" calcext:value-type="boolean">
            <text:p>FALSE</text:p>
          </table:table-cell>
          <table:table-cell table:formula="of:=IF(['Event Times'.$E1158]=['Event Times'.K$2];['Event Times'.$F115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68" calcext:value-type="float">
            <text:p>2017.468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58" calcext:value-type="float">
            <text:p>0.358</text:p>
          </table:table-cell>
          <table:table-cell table:formula="of:=IF(['Event Times'.$E1159]=['Event Times'.G$2];['Event Times'.$F1159])" office:value-type="boolean" office:boolean-value="false" calcext:value-type="boolean">
            <text:p>FALSE</text:p>
          </table:table-cell>
          <table:table-cell table:style-name="Default" table:formula="of:=IF(['Event Times'.$E1159]=['Event Times'.H$2];['Event Times'.$F1159])" office:value-type="float" office:value="0.358" calcext:value-type="float">
            <text:p>0.358</text:p>
          </table:table-cell>
          <table:table-cell table:formula="of:=IF(['Event Times'.$E1159]=['Event Times'.I$2];['Event Times'.$F1159])" office:value-type="boolean" office:boolean-value="false" calcext:value-type="boolean">
            <text:p>FALSE</text:p>
          </table:table-cell>
          <table:table-cell table:formula="of:=IF(['Event Times'.$E1159]=['Event Times'.J$2];['Event Times'.$F1159])" office:value-type="boolean" office:boolean-value="false" calcext:value-type="boolean">
            <text:p>FALSE</text:p>
          </table:table-cell>
          <table:table-cell table:formula="of:=IF(['Event Times'.$E1159]=['Event Times'.K$2];['Event Times'.$F115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68" calcext:value-type="float">
            <text:p>2017.468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51" calcext:value-type="float">
            <text:p>0.51</text:p>
          </table:table-cell>
          <table:table-cell table:formula="of:=IF(['Event Times'.$E1160]=['Event Times'.G$2];['Event Times'.$F1160])" office:value-type="boolean" office:boolean-value="false" calcext:value-type="boolean">
            <text:p>FALSE</text:p>
          </table:table-cell>
          <table:table-cell table:formula="of:=IF(['Event Times'.$E1160]=['Event Times'.H$2];['Event Times'.$F1160])" office:value-type="boolean" office:boolean-value="false" calcext:value-type="boolean">
            <text:p>FALSE</text:p>
          </table:table-cell>
          <table:table-cell table:style-name="Default" table:formula="of:=IF(['Event Times'.$E1160]=['Event Times'.I$2];['Event Times'.$F1160])" office:value-type="float" office:value="0.51" calcext:value-type="float">
            <text:p>0.51</text:p>
          </table:table-cell>
          <table:table-cell table:formula="of:=IF(['Event Times'.$E1160]=['Event Times'.J$2];['Event Times'.$F1160])" office:value-type="boolean" office:boolean-value="false" calcext:value-type="boolean">
            <text:p>FALSE</text:p>
          </table:table-cell>
          <table:table-cell table:formula="of:=IF(['Event Times'.$E1160]=['Event Times'.K$2];['Event Times'.$F116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68" calcext:value-type="float">
            <text:p>2017.468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4" calcext:value-type="float">
            <text:p>0.434</text:p>
          </table:table-cell>
          <table:table-cell table:formula="of:=IF(['Event Times'.$E1161]=['Event Times'.G$2];['Event Times'.$F1161])" office:value-type="boolean" office:boolean-value="false" calcext:value-type="boolean">
            <text:p>FALSE</text:p>
          </table:table-cell>
          <table:table-cell table:formula="of:=IF(['Event Times'.$E1161]=['Event Times'.H$2];['Event Times'.$F1161])" office:value-type="boolean" office:boolean-value="false" calcext:value-type="boolean">
            <text:p>FALSE</text:p>
          </table:table-cell>
          <table:table-cell table:formula="of:=IF(['Event Times'.$E1161]=['Event Times'.I$2];['Event Times'.$F1161])" office:value-type="boolean" office:boolean-value="false" calcext:value-type="boolean">
            <text:p>FALSE</text:p>
          </table:table-cell>
          <table:table-cell table:style-name="Default" table:formula="of:=IF(['Event Times'.$E1161]=['Event Times'.J$2];['Event Times'.$F1161])" office:value-type="float" office:value="0.434" calcext:value-type="float">
            <text:p>0.434</text:p>
          </table:table-cell>
          <table:table-cell table:formula="of:=IF(['Event Times'.$E1161]=['Event Times'.K$2];['Event Times'.$F116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68" calcext:value-type="float">
            <text:p>2017.468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592" calcext:value-type="float">
            <text:p>0.592</text:p>
          </table:table-cell>
          <table:table-cell table:formula="of:=IF(['Event Times'.$E1162]=['Event Times'.G$2];['Event Times'.$F1162])" office:value-type="boolean" office:boolean-value="false" calcext:value-type="boolean">
            <text:p>FALSE</text:p>
          </table:table-cell>
          <table:table-cell table:formula="of:=IF(['Event Times'.$E1162]=['Event Times'.H$2];['Event Times'.$F1162])" office:value-type="boolean" office:boolean-value="false" calcext:value-type="boolean">
            <text:p>FALSE</text:p>
          </table:table-cell>
          <table:table-cell table:formula="of:=IF(['Event Times'.$E1162]=['Event Times'.I$2];['Event Times'.$F1162])" office:value-type="boolean" office:boolean-value="false" calcext:value-type="boolean">
            <text:p>FALSE</text:p>
          </table:table-cell>
          <table:table-cell table:formula="of:=IF(['Event Times'.$E1162]=['Event Times'.J$2];['Event Times'.$F1162])" office:value-type="boolean" office:boolean-value="false" calcext:value-type="boolean">
            <text:p>FALSE</text:p>
          </table:table-cell>
          <table:table-cell table:style-name="Default" table:formula="of:=IF(['Event Times'.$E1162]=['Event Times'.K$2];['Event Times'.$F1162])" office:value-type="float" office:value="0.592" calcext:value-type="float">
            <text:p>0.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71" calcext:value-type="float">
            <text:p>2017.471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1163]=['Event Times'.G$2];['Event Times'.$F1163])" office:value-type="float" office:value="0.396" calcext:value-type="float">
            <text:p>0.396</text:p>
          </table:table-cell>
          <table:table-cell table:formula="of:=IF(['Event Times'.$E1163]=['Event Times'.H$2];['Event Times'.$F1163])" office:value-type="boolean" office:boolean-value="false" calcext:value-type="boolean">
            <text:p>FALSE</text:p>
          </table:table-cell>
          <table:table-cell table:formula="of:=IF(['Event Times'.$E1163]=['Event Times'.I$2];['Event Times'.$F1163])" office:value-type="boolean" office:boolean-value="false" calcext:value-type="boolean">
            <text:p>FALSE</text:p>
          </table:table-cell>
          <table:table-cell table:formula="of:=IF(['Event Times'.$E1163]=['Event Times'.J$2];['Event Times'.$F1163])" office:value-type="boolean" office:boolean-value="false" calcext:value-type="boolean">
            <text:p>FALSE</text:p>
          </table:table-cell>
          <table:table-cell table:formula="of:=IF(['Event Times'.$E1163]=['Event Times'.K$2];['Event Times'.$F116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71" calcext:value-type="float">
            <text:p>2017.471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49" calcext:value-type="float">
            <text:p>0.349</text:p>
          </table:table-cell>
          <table:table-cell table:formula="of:=IF(['Event Times'.$E1164]=['Event Times'.G$2];['Event Times'.$F1164])" office:value-type="boolean" office:boolean-value="false" calcext:value-type="boolean">
            <text:p>FALSE</text:p>
          </table:table-cell>
          <table:table-cell table:style-name="Default" table:formula="of:=IF(['Event Times'.$E1164]=['Event Times'.H$2];['Event Times'.$F1164])" office:value-type="float" office:value="0.349" calcext:value-type="float">
            <text:p>0.349</text:p>
          </table:table-cell>
          <table:table-cell table:formula="of:=IF(['Event Times'.$E1164]=['Event Times'.I$2];['Event Times'.$F1164])" office:value-type="boolean" office:boolean-value="false" calcext:value-type="boolean">
            <text:p>FALSE</text:p>
          </table:table-cell>
          <table:table-cell table:formula="of:=IF(['Event Times'.$E1164]=['Event Times'.J$2];['Event Times'.$F1164])" office:value-type="boolean" office:boolean-value="false" calcext:value-type="boolean">
            <text:p>FALSE</text:p>
          </table:table-cell>
          <table:table-cell table:formula="of:=IF(['Event Times'.$E1164]=['Event Times'.K$2];['Event Times'.$F116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71" calcext:value-type="float">
            <text:p>2017.471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516" calcext:value-type="float">
            <text:p>0.516</text:p>
          </table:table-cell>
          <table:table-cell table:formula="of:=IF(['Event Times'.$E1165]=['Event Times'.G$2];['Event Times'.$F1165])" office:value-type="boolean" office:boolean-value="false" calcext:value-type="boolean">
            <text:p>FALSE</text:p>
          </table:table-cell>
          <table:table-cell table:formula="of:=IF(['Event Times'.$E1165]=['Event Times'.H$2];['Event Times'.$F1165])" office:value-type="boolean" office:boolean-value="false" calcext:value-type="boolean">
            <text:p>FALSE</text:p>
          </table:table-cell>
          <table:table-cell table:style-name="Default" table:formula="of:=IF(['Event Times'.$E1165]=['Event Times'.I$2];['Event Times'.$F1165])" office:value-type="float" office:value="0.516" calcext:value-type="float">
            <text:p>0.516</text:p>
          </table:table-cell>
          <table:table-cell table:formula="of:=IF(['Event Times'.$E1165]=['Event Times'.J$2];['Event Times'.$F1165])" office:value-type="boolean" office:boolean-value="false" calcext:value-type="boolean">
            <text:p>FALSE</text:p>
          </table:table-cell>
          <table:table-cell table:formula="of:=IF(['Event Times'.$E1165]=['Event Times'.K$2];['Event Times'.$F116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71" calcext:value-type="float">
            <text:p>2017.471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77" calcext:value-type="float">
            <text:p>0.477</text:p>
          </table:table-cell>
          <table:table-cell table:formula="of:=IF(['Event Times'.$E1166]=['Event Times'.G$2];['Event Times'.$F1166])" office:value-type="boolean" office:boolean-value="false" calcext:value-type="boolean">
            <text:p>FALSE</text:p>
          </table:table-cell>
          <table:table-cell table:formula="of:=IF(['Event Times'.$E1166]=['Event Times'.H$2];['Event Times'.$F1166])" office:value-type="boolean" office:boolean-value="false" calcext:value-type="boolean">
            <text:p>FALSE</text:p>
          </table:table-cell>
          <table:table-cell table:formula="of:=IF(['Event Times'.$E1166]=['Event Times'.I$2];['Event Times'.$F1166])" office:value-type="boolean" office:boolean-value="false" calcext:value-type="boolean">
            <text:p>FALSE</text:p>
          </table:table-cell>
          <table:table-cell table:style-name="Default" table:formula="of:=IF(['Event Times'.$E1166]=['Event Times'.J$2];['Event Times'.$F1166])" office:value-type="float" office:value="0.477" calcext:value-type="float">
            <text:p>0.477</text:p>
          </table:table-cell>
          <table:table-cell table:formula="of:=IF(['Event Times'.$E1166]=['Event Times'.K$2];['Event Times'.$F116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71" calcext:value-type="float">
            <text:p>2017.471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33" calcext:value-type="float">
            <text:p>0.633</text:p>
          </table:table-cell>
          <table:table-cell table:formula="of:=IF(['Event Times'.$E1167]=['Event Times'.G$2];['Event Times'.$F1167])" office:value-type="boolean" office:boolean-value="false" calcext:value-type="boolean">
            <text:p>FALSE</text:p>
          </table:table-cell>
          <table:table-cell table:formula="of:=IF(['Event Times'.$E1167]=['Event Times'.H$2];['Event Times'.$F1167])" office:value-type="boolean" office:boolean-value="false" calcext:value-type="boolean">
            <text:p>FALSE</text:p>
          </table:table-cell>
          <table:table-cell table:formula="of:=IF(['Event Times'.$E1167]=['Event Times'.I$2];['Event Times'.$F1167])" office:value-type="boolean" office:boolean-value="false" calcext:value-type="boolean">
            <text:p>FALSE</text:p>
          </table:table-cell>
          <table:table-cell table:formula="of:=IF(['Event Times'.$E1167]=['Event Times'.J$2];['Event Times'.$F1167])" office:value-type="boolean" office:boolean-value="false" calcext:value-type="boolean">
            <text:p>FALSE</text:p>
          </table:table-cell>
          <table:table-cell table:style-name="Default" table:formula="of:=IF(['Event Times'.$E1167]=['Event Times'.K$2];['Event Times'.$F1167])" office:value-type="float" office:value="0.633" calcext:value-type="float">
            <text:p>0.6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74" calcext:value-type="float">
            <text:p>2017.474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4" calcext:value-type="float">
            <text:p>0.394</text:p>
          </table:table-cell>
          <table:table-cell table:style-name="Default" table:formula="of:=IF(['Event Times'.$E1168]=['Event Times'.G$2];['Event Times'.$F1168])" office:value-type="float" office:value="0.394" calcext:value-type="float">
            <text:p>0.394</text:p>
          </table:table-cell>
          <table:table-cell table:formula="of:=IF(['Event Times'.$E1168]=['Event Times'.H$2];['Event Times'.$F1168])" office:value-type="boolean" office:boolean-value="false" calcext:value-type="boolean">
            <text:p>FALSE</text:p>
          </table:table-cell>
          <table:table-cell table:formula="of:=IF(['Event Times'.$E1168]=['Event Times'.I$2];['Event Times'.$F1168])" office:value-type="boolean" office:boolean-value="false" calcext:value-type="boolean">
            <text:p>FALSE</text:p>
          </table:table-cell>
          <table:table-cell table:formula="of:=IF(['Event Times'.$E1168]=['Event Times'.J$2];['Event Times'.$F1168])" office:value-type="boolean" office:boolean-value="false" calcext:value-type="boolean">
            <text:p>FALSE</text:p>
          </table:table-cell>
          <table:table-cell table:formula="of:=IF(['Event Times'.$E1168]=['Event Times'.K$2];['Event Times'.$F116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74" calcext:value-type="float">
            <text:p>2017.474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table:formula="of:=IF(['Event Times'.$E1169]=['Event Times'.G$2];['Event Times'.$F1169])" office:value-type="boolean" office:boolean-value="false" calcext:value-type="boolean">
            <text:p>FALSE</text:p>
          </table:table-cell>
          <table:table-cell table:style-name="Default" table:formula="of:=IF(['Event Times'.$E1169]=['Event Times'.H$2];['Event Times'.$F1169])" office:value-type="float" office:value="0.36" calcext:value-type="float">
            <text:p>0.36</text:p>
          </table:table-cell>
          <table:table-cell table:formula="of:=IF(['Event Times'.$E1169]=['Event Times'.I$2];['Event Times'.$F1169])" office:value-type="boolean" office:boolean-value="false" calcext:value-type="boolean">
            <text:p>FALSE</text:p>
          </table:table-cell>
          <table:table-cell table:formula="of:=IF(['Event Times'.$E1169]=['Event Times'.J$2];['Event Times'.$F1169])" office:value-type="boolean" office:boolean-value="false" calcext:value-type="boolean">
            <text:p>FALSE</text:p>
          </table:table-cell>
          <table:table-cell table:formula="of:=IF(['Event Times'.$E1169]=['Event Times'.K$2];['Event Times'.$F116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74" calcext:value-type="float">
            <text:p>2017.474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521" calcext:value-type="float">
            <text:p>0.521</text:p>
          </table:table-cell>
          <table:table-cell table:formula="of:=IF(['Event Times'.$E1170]=['Event Times'.G$2];['Event Times'.$F1170])" office:value-type="boolean" office:boolean-value="false" calcext:value-type="boolean">
            <text:p>FALSE</text:p>
          </table:table-cell>
          <table:table-cell table:formula="of:=IF(['Event Times'.$E1170]=['Event Times'.H$2];['Event Times'.$F1170])" office:value-type="boolean" office:boolean-value="false" calcext:value-type="boolean">
            <text:p>FALSE</text:p>
          </table:table-cell>
          <table:table-cell table:style-name="Default" table:formula="of:=IF(['Event Times'.$E1170]=['Event Times'.I$2];['Event Times'.$F1170])" office:value-type="float" office:value="0.521" calcext:value-type="float">
            <text:p>0.521</text:p>
          </table:table-cell>
          <table:table-cell table:formula="of:=IF(['Event Times'.$E1170]=['Event Times'.J$2];['Event Times'.$F1170])" office:value-type="boolean" office:boolean-value="false" calcext:value-type="boolean">
            <text:p>FALSE</text:p>
          </table:table-cell>
          <table:table-cell table:formula="of:=IF(['Event Times'.$E1170]=['Event Times'.K$2];['Event Times'.$F117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74" calcext:value-type="float">
            <text:p>2017.474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5" calcext:value-type="float">
            <text:p>0.435</text:p>
          </table:table-cell>
          <table:table-cell table:formula="of:=IF(['Event Times'.$E1171]=['Event Times'.G$2];['Event Times'.$F1171])" office:value-type="boolean" office:boolean-value="false" calcext:value-type="boolean">
            <text:p>FALSE</text:p>
          </table:table-cell>
          <table:table-cell table:formula="of:=IF(['Event Times'.$E1171]=['Event Times'.H$2];['Event Times'.$F1171])" office:value-type="boolean" office:boolean-value="false" calcext:value-type="boolean">
            <text:p>FALSE</text:p>
          </table:table-cell>
          <table:table-cell table:formula="of:=IF(['Event Times'.$E1171]=['Event Times'.I$2];['Event Times'.$F1171])" office:value-type="boolean" office:boolean-value="false" calcext:value-type="boolean">
            <text:p>FALSE</text:p>
          </table:table-cell>
          <table:table-cell table:style-name="Default" table:formula="of:=IF(['Event Times'.$E1171]=['Event Times'.J$2];['Event Times'.$F1171])" office:value-type="float" office:value="0.435" calcext:value-type="float">
            <text:p>0.435</text:p>
          </table:table-cell>
          <table:table-cell table:formula="of:=IF(['Event Times'.$E1171]=['Event Times'.K$2];['Event Times'.$F117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74" calcext:value-type="float">
            <text:p>2017.474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597" calcext:value-type="float">
            <text:p>0.597</text:p>
          </table:table-cell>
          <table:table-cell table:formula="of:=IF(['Event Times'.$E1172]=['Event Times'.G$2];['Event Times'.$F1172])" office:value-type="boolean" office:boolean-value="false" calcext:value-type="boolean">
            <text:p>FALSE</text:p>
          </table:table-cell>
          <table:table-cell table:formula="of:=IF(['Event Times'.$E1172]=['Event Times'.H$2];['Event Times'.$F1172])" office:value-type="boolean" office:boolean-value="false" calcext:value-type="boolean">
            <text:p>FALSE</text:p>
          </table:table-cell>
          <table:table-cell table:formula="of:=IF(['Event Times'.$E1172]=['Event Times'.I$2];['Event Times'.$F1172])" office:value-type="boolean" office:boolean-value="false" calcext:value-type="boolean">
            <text:p>FALSE</text:p>
          </table:table-cell>
          <table:table-cell table:formula="of:=IF(['Event Times'.$E1172]=['Event Times'.J$2];['Event Times'.$F1172])" office:value-type="boolean" office:boolean-value="false" calcext:value-type="boolean">
            <text:p>FALSE</text:p>
          </table:table-cell>
          <table:table-cell table:style-name="Default" table:formula="of:=IF(['Event Times'.$E1172]=['Event Times'.K$2];['Event Times'.$F1172])" office:value-type="float" office:value="0.597" calcext:value-type="float">
            <text:p>0.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77" calcext:value-type="float">
            <text:p>2017.477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1173]=['Event Times'.G$2];['Event Times'.$F1173])" office:value-type="float" office:value="0.396" calcext:value-type="float">
            <text:p>0.396</text:p>
          </table:table-cell>
          <table:table-cell table:formula="of:=IF(['Event Times'.$E1173]=['Event Times'.H$2];['Event Times'.$F1173])" office:value-type="boolean" office:boolean-value="false" calcext:value-type="boolean">
            <text:p>FALSE</text:p>
          </table:table-cell>
          <table:table-cell table:formula="of:=IF(['Event Times'.$E1173]=['Event Times'.I$2];['Event Times'.$F1173])" office:value-type="boolean" office:boolean-value="false" calcext:value-type="boolean">
            <text:p>FALSE</text:p>
          </table:table-cell>
          <table:table-cell table:formula="of:=IF(['Event Times'.$E1173]=['Event Times'.J$2];['Event Times'.$F1173])" office:value-type="boolean" office:boolean-value="false" calcext:value-type="boolean">
            <text:p>FALSE</text:p>
          </table:table-cell>
          <table:table-cell table:formula="of:=IF(['Event Times'.$E1173]=['Event Times'.K$2];['Event Times'.$F117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77" calcext:value-type="float">
            <text:p>2017.477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61" calcext:value-type="float">
            <text:p>0.361</text:p>
          </table:table-cell>
          <table:table-cell table:formula="of:=IF(['Event Times'.$E1174]=['Event Times'.G$2];['Event Times'.$F1174])" office:value-type="boolean" office:boolean-value="false" calcext:value-type="boolean">
            <text:p>FALSE</text:p>
          </table:table-cell>
          <table:table-cell table:style-name="Default" table:formula="of:=IF(['Event Times'.$E1174]=['Event Times'.H$2];['Event Times'.$F1174])" office:value-type="float" office:value="0.361" calcext:value-type="float">
            <text:p>0.361</text:p>
          </table:table-cell>
          <table:table-cell table:formula="of:=IF(['Event Times'.$E1174]=['Event Times'.I$2];['Event Times'.$F1174])" office:value-type="boolean" office:boolean-value="false" calcext:value-type="boolean">
            <text:p>FALSE</text:p>
          </table:table-cell>
          <table:table-cell table:formula="of:=IF(['Event Times'.$E1174]=['Event Times'.J$2];['Event Times'.$F1174])" office:value-type="boolean" office:boolean-value="false" calcext:value-type="boolean">
            <text:p>FALSE</text:p>
          </table:table-cell>
          <table:table-cell table:formula="of:=IF(['Event Times'.$E1174]=['Event Times'.K$2];['Event Times'.$F117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77" calcext:value-type="float">
            <text:p>2017.477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516" calcext:value-type="float">
            <text:p>0.516</text:p>
          </table:table-cell>
          <table:table-cell table:formula="of:=IF(['Event Times'.$E1175]=['Event Times'.G$2];['Event Times'.$F1175])" office:value-type="boolean" office:boolean-value="false" calcext:value-type="boolean">
            <text:p>FALSE</text:p>
          </table:table-cell>
          <table:table-cell table:formula="of:=IF(['Event Times'.$E1175]=['Event Times'.H$2];['Event Times'.$F1175])" office:value-type="boolean" office:boolean-value="false" calcext:value-type="boolean">
            <text:p>FALSE</text:p>
          </table:table-cell>
          <table:table-cell table:style-name="Default" table:formula="of:=IF(['Event Times'.$E1175]=['Event Times'.I$2];['Event Times'.$F1175])" office:value-type="float" office:value="0.516" calcext:value-type="float">
            <text:p>0.516</text:p>
          </table:table-cell>
          <table:table-cell table:formula="of:=IF(['Event Times'.$E1175]=['Event Times'.J$2];['Event Times'.$F1175])" office:value-type="boolean" office:boolean-value="false" calcext:value-type="boolean">
            <text:p>FALSE</text:p>
          </table:table-cell>
          <table:table-cell table:formula="of:=IF(['Event Times'.$E1175]=['Event Times'.K$2];['Event Times'.$F117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77" calcext:value-type="float">
            <text:p>2017.477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6" calcext:value-type="float">
            <text:p>0.436</text:p>
          </table:table-cell>
          <table:table-cell table:formula="of:=IF(['Event Times'.$E1176]=['Event Times'.G$2];['Event Times'.$F1176])" office:value-type="boolean" office:boolean-value="false" calcext:value-type="boolean">
            <text:p>FALSE</text:p>
          </table:table-cell>
          <table:table-cell table:formula="of:=IF(['Event Times'.$E1176]=['Event Times'.H$2];['Event Times'.$F1176])" office:value-type="boolean" office:boolean-value="false" calcext:value-type="boolean">
            <text:p>FALSE</text:p>
          </table:table-cell>
          <table:table-cell table:formula="of:=IF(['Event Times'.$E1176]=['Event Times'.I$2];['Event Times'.$F1176])" office:value-type="boolean" office:boolean-value="false" calcext:value-type="boolean">
            <text:p>FALSE</text:p>
          </table:table-cell>
          <table:table-cell table:style-name="Default" table:formula="of:=IF(['Event Times'.$E1176]=['Event Times'.J$2];['Event Times'.$F1176])" office:value-type="float" office:value="0.436" calcext:value-type="float">
            <text:p>0.436</text:p>
          </table:table-cell>
          <table:table-cell table:formula="of:=IF(['Event Times'.$E1176]=['Event Times'.K$2];['Event Times'.$F117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77" calcext:value-type="float">
            <text:p>2017.477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589" calcext:value-type="float">
            <text:p>0.589</text:p>
          </table:table-cell>
          <table:table-cell table:formula="of:=IF(['Event Times'.$E1177]=['Event Times'.G$2];['Event Times'.$F1177])" office:value-type="boolean" office:boolean-value="false" calcext:value-type="boolean">
            <text:p>FALSE</text:p>
          </table:table-cell>
          <table:table-cell table:formula="of:=IF(['Event Times'.$E1177]=['Event Times'.H$2];['Event Times'.$F1177])" office:value-type="boolean" office:boolean-value="false" calcext:value-type="boolean">
            <text:p>FALSE</text:p>
          </table:table-cell>
          <table:table-cell table:formula="of:=IF(['Event Times'.$E1177]=['Event Times'.I$2];['Event Times'.$F1177])" office:value-type="boolean" office:boolean-value="false" calcext:value-type="boolean">
            <text:p>FALSE</text:p>
          </table:table-cell>
          <table:table-cell table:formula="of:=IF(['Event Times'.$E1177]=['Event Times'.J$2];['Event Times'.$F1177])" office:value-type="boolean" office:boolean-value="false" calcext:value-type="boolean">
            <text:p>FALSE</text:p>
          </table:table-cell>
          <table:table-cell table:style-name="Default" table:formula="of:=IF(['Event Times'.$E1177]=['Event Times'.K$2];['Event Times'.$F1177])" office:value-type="float" office:value="0.589" calcext:value-type="float">
            <text:p>0.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79" calcext:value-type="float">
            <text:p>2017.479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1178]=['Event Times'.G$2];['Event Times'.$F1178])" office:value-type="float" office:value="0.396" calcext:value-type="float">
            <text:p>0.396</text:p>
          </table:table-cell>
          <table:table-cell table:formula="of:=IF(['Event Times'.$E1178]=['Event Times'.H$2];['Event Times'.$F1178])" office:value-type="boolean" office:boolean-value="false" calcext:value-type="boolean">
            <text:p>FALSE</text:p>
          </table:table-cell>
          <table:table-cell table:formula="of:=IF(['Event Times'.$E1178]=['Event Times'.I$2];['Event Times'.$F1178])" office:value-type="boolean" office:boolean-value="false" calcext:value-type="boolean">
            <text:p>FALSE</text:p>
          </table:table-cell>
          <table:table-cell table:formula="of:=IF(['Event Times'.$E1178]=['Event Times'.J$2];['Event Times'.$F1178])" office:value-type="boolean" office:boolean-value="false" calcext:value-type="boolean">
            <text:p>FALSE</text:p>
          </table:table-cell>
          <table:table-cell table:formula="of:=IF(['Event Times'.$E1178]=['Event Times'.K$2];['Event Times'.$F117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79" calcext:value-type="float">
            <text:p>2017.479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59" calcext:value-type="float">
            <text:p>0.359</text:p>
          </table:table-cell>
          <table:table-cell table:formula="of:=IF(['Event Times'.$E1179]=['Event Times'.G$2];['Event Times'.$F1179])" office:value-type="boolean" office:boolean-value="false" calcext:value-type="boolean">
            <text:p>FALSE</text:p>
          </table:table-cell>
          <table:table-cell table:style-name="Default" table:formula="of:=IF(['Event Times'.$E1179]=['Event Times'.H$2];['Event Times'.$F1179])" office:value-type="float" office:value="0.359" calcext:value-type="float">
            <text:p>0.359</text:p>
          </table:table-cell>
          <table:table-cell table:formula="of:=IF(['Event Times'.$E1179]=['Event Times'.I$2];['Event Times'.$F1179])" office:value-type="boolean" office:boolean-value="false" calcext:value-type="boolean">
            <text:p>FALSE</text:p>
          </table:table-cell>
          <table:table-cell table:formula="of:=IF(['Event Times'.$E1179]=['Event Times'.J$2];['Event Times'.$F1179])" office:value-type="boolean" office:boolean-value="false" calcext:value-type="boolean">
            <text:p>FALSE</text:p>
          </table:table-cell>
          <table:table-cell table:formula="of:=IF(['Event Times'.$E1179]=['Event Times'.K$2];['Event Times'.$F117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79" calcext:value-type="float">
            <text:p>2017.479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 table:formula="of:=IF(['Event Times'.$E1180]=['Event Times'.G$2];['Event Times'.$F1180])" office:value-type="boolean" office:boolean-value="false" calcext:value-type="boolean">
            <text:p>FALSE</text:p>
          </table:table-cell>
          <table:table-cell table:formula="of:=IF(['Event Times'.$E1180]=['Event Times'.H$2];['Event Times'.$F1180])" office:value-type="boolean" office:boolean-value="false" calcext:value-type="boolean">
            <text:p>FALSE</text:p>
          </table:table-cell>
          <table:table-cell table:style-name="Default" table:formula="of:=IF(['Event Times'.$E1180]=['Event Times'.I$2];['Event Times'.$F1180])" office:value-type="float" office:value="0.52" calcext:value-type="float">
            <text:p>0.52</text:p>
          </table:table-cell>
          <table:table-cell table:formula="of:=IF(['Event Times'.$E1180]=['Event Times'.J$2];['Event Times'.$F1180])" office:value-type="boolean" office:boolean-value="false" calcext:value-type="boolean">
            <text:p>FALSE</text:p>
          </table:table-cell>
          <table:table-cell table:formula="of:=IF(['Event Times'.$E1180]=['Event Times'.K$2];['Event Times'.$F118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79" calcext:value-type="float">
            <text:p>2017.479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5" calcext:value-type="float">
            <text:p>0.435</text:p>
          </table:table-cell>
          <table:table-cell table:formula="of:=IF(['Event Times'.$E1181]=['Event Times'.G$2];['Event Times'.$F1181])" office:value-type="boolean" office:boolean-value="false" calcext:value-type="boolean">
            <text:p>FALSE</text:p>
          </table:table-cell>
          <table:table-cell table:formula="of:=IF(['Event Times'.$E1181]=['Event Times'.H$2];['Event Times'.$F1181])" office:value-type="boolean" office:boolean-value="false" calcext:value-type="boolean">
            <text:p>FALSE</text:p>
          </table:table-cell>
          <table:table-cell table:formula="of:=IF(['Event Times'.$E1181]=['Event Times'.I$2];['Event Times'.$F1181])" office:value-type="boolean" office:boolean-value="false" calcext:value-type="boolean">
            <text:p>FALSE</text:p>
          </table:table-cell>
          <table:table-cell table:style-name="Default" table:formula="of:=IF(['Event Times'.$E1181]=['Event Times'.J$2];['Event Times'.$F1181])" office:value-type="float" office:value="0.435" calcext:value-type="float">
            <text:p>0.435</text:p>
          </table:table-cell>
          <table:table-cell table:formula="of:=IF(['Event Times'.$E1181]=['Event Times'.K$2];['Event Times'.$F118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79" calcext:value-type="float">
            <text:p>2017.479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3" calcext:value-type="float">
            <text:p>0.603</text:p>
          </table:table-cell>
          <table:table-cell table:formula="of:=IF(['Event Times'.$E1182]=['Event Times'.G$2];['Event Times'.$F1182])" office:value-type="boolean" office:boolean-value="false" calcext:value-type="boolean">
            <text:p>FALSE</text:p>
          </table:table-cell>
          <table:table-cell table:formula="of:=IF(['Event Times'.$E1182]=['Event Times'.H$2];['Event Times'.$F1182])" office:value-type="boolean" office:boolean-value="false" calcext:value-type="boolean">
            <text:p>FALSE</text:p>
          </table:table-cell>
          <table:table-cell table:formula="of:=IF(['Event Times'.$E1182]=['Event Times'.I$2];['Event Times'.$F1182])" office:value-type="boolean" office:boolean-value="false" calcext:value-type="boolean">
            <text:p>FALSE</text:p>
          </table:table-cell>
          <table:table-cell table:formula="of:=IF(['Event Times'.$E1182]=['Event Times'.J$2];['Event Times'.$F1182])" office:value-type="boolean" office:boolean-value="false" calcext:value-type="boolean">
            <text:p>FALSE</text:p>
          </table:table-cell>
          <table:table-cell table:style-name="Default" table:formula="of:=IF(['Event Times'.$E1182]=['Event Times'.K$2];['Event Times'.$F1182])" office:value-type="float" office:value="0.603" calcext:value-type="float">
            <text:p>0.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82" calcext:value-type="float">
            <text:p>2017.482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1183]=['Event Times'.G$2];['Event Times'.$F1183])" office:value-type="float" office:value="0.396" calcext:value-type="float">
            <text:p>0.396</text:p>
          </table:table-cell>
          <table:table-cell table:formula="of:=IF(['Event Times'.$E1183]=['Event Times'.H$2];['Event Times'.$F1183])" office:value-type="boolean" office:boolean-value="false" calcext:value-type="boolean">
            <text:p>FALSE</text:p>
          </table:table-cell>
          <table:table-cell table:formula="of:=IF(['Event Times'.$E1183]=['Event Times'.I$2];['Event Times'.$F1183])" office:value-type="boolean" office:boolean-value="false" calcext:value-type="boolean">
            <text:p>FALSE</text:p>
          </table:table-cell>
          <table:table-cell table:formula="of:=IF(['Event Times'.$E1183]=['Event Times'.J$2];['Event Times'.$F1183])" office:value-type="boolean" office:boolean-value="false" calcext:value-type="boolean">
            <text:p>FALSE</text:p>
          </table:table-cell>
          <table:table-cell table:formula="of:=IF(['Event Times'.$E1183]=['Event Times'.K$2];['Event Times'.$F118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82" calcext:value-type="float">
            <text:p>2017.482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61" calcext:value-type="float">
            <text:p>0.361</text:p>
          </table:table-cell>
          <table:table-cell table:formula="of:=IF(['Event Times'.$E1184]=['Event Times'.G$2];['Event Times'.$F1184])" office:value-type="boolean" office:boolean-value="false" calcext:value-type="boolean">
            <text:p>FALSE</text:p>
          </table:table-cell>
          <table:table-cell table:style-name="Default" table:formula="of:=IF(['Event Times'.$E1184]=['Event Times'.H$2];['Event Times'.$F1184])" office:value-type="float" office:value="0.361" calcext:value-type="float">
            <text:p>0.361</text:p>
          </table:table-cell>
          <table:table-cell table:formula="of:=IF(['Event Times'.$E1184]=['Event Times'.I$2];['Event Times'.$F1184])" office:value-type="boolean" office:boolean-value="false" calcext:value-type="boolean">
            <text:p>FALSE</text:p>
          </table:table-cell>
          <table:table-cell table:formula="of:=IF(['Event Times'.$E1184]=['Event Times'.J$2];['Event Times'.$F1184])" office:value-type="boolean" office:boolean-value="false" calcext:value-type="boolean">
            <text:p>FALSE</text:p>
          </table:table-cell>
          <table:table-cell table:formula="of:=IF(['Event Times'.$E1184]=['Event Times'.K$2];['Event Times'.$F118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82" calcext:value-type="float">
            <text:p>2017.482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537" calcext:value-type="float">
            <text:p>0.537</text:p>
          </table:table-cell>
          <table:table-cell table:formula="of:=IF(['Event Times'.$E1185]=['Event Times'.G$2];['Event Times'.$F1185])" office:value-type="boolean" office:boolean-value="false" calcext:value-type="boolean">
            <text:p>FALSE</text:p>
          </table:table-cell>
          <table:table-cell table:formula="of:=IF(['Event Times'.$E1185]=['Event Times'.H$2];['Event Times'.$F1185])" office:value-type="boolean" office:boolean-value="false" calcext:value-type="boolean">
            <text:p>FALSE</text:p>
          </table:table-cell>
          <table:table-cell table:style-name="Default" table:formula="of:=IF(['Event Times'.$E1185]=['Event Times'.I$2];['Event Times'.$F1185])" office:value-type="float" office:value="0.537" calcext:value-type="float">
            <text:p>0.537</text:p>
          </table:table-cell>
          <table:table-cell table:formula="of:=IF(['Event Times'.$E1185]=['Event Times'.J$2];['Event Times'.$F1185])" office:value-type="boolean" office:boolean-value="false" calcext:value-type="boolean">
            <text:p>FALSE</text:p>
          </table:table-cell>
          <table:table-cell table:formula="of:=IF(['Event Times'.$E1185]=['Event Times'.K$2];['Event Times'.$F118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82" calcext:value-type="float">
            <text:p>2017.482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47" calcext:value-type="float">
            <text:p>0.447</text:p>
          </table:table-cell>
          <table:table-cell table:formula="of:=IF(['Event Times'.$E1186]=['Event Times'.G$2];['Event Times'.$F1186])" office:value-type="boolean" office:boolean-value="false" calcext:value-type="boolean">
            <text:p>FALSE</text:p>
          </table:table-cell>
          <table:table-cell table:formula="of:=IF(['Event Times'.$E1186]=['Event Times'.H$2];['Event Times'.$F1186])" office:value-type="boolean" office:boolean-value="false" calcext:value-type="boolean">
            <text:p>FALSE</text:p>
          </table:table-cell>
          <table:table-cell table:formula="of:=IF(['Event Times'.$E1186]=['Event Times'.I$2];['Event Times'.$F1186])" office:value-type="boolean" office:boolean-value="false" calcext:value-type="boolean">
            <text:p>FALSE</text:p>
          </table:table-cell>
          <table:table-cell table:style-name="Default" table:formula="of:=IF(['Event Times'.$E1186]=['Event Times'.J$2];['Event Times'.$F1186])" office:value-type="float" office:value="0.447" calcext:value-type="float">
            <text:p>0.447</text:p>
          </table:table-cell>
          <table:table-cell table:formula="of:=IF(['Event Times'.$E1186]=['Event Times'.K$2];['Event Times'.$F118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82" calcext:value-type="float">
            <text:p>2017.482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595" calcext:value-type="float">
            <text:p>0.595</text:p>
          </table:table-cell>
          <table:table-cell table:formula="of:=IF(['Event Times'.$E1187]=['Event Times'.G$2];['Event Times'.$F1187])" office:value-type="boolean" office:boolean-value="false" calcext:value-type="boolean">
            <text:p>FALSE</text:p>
          </table:table-cell>
          <table:table-cell table:formula="of:=IF(['Event Times'.$E1187]=['Event Times'.H$2];['Event Times'.$F1187])" office:value-type="boolean" office:boolean-value="false" calcext:value-type="boolean">
            <text:p>FALSE</text:p>
          </table:table-cell>
          <table:table-cell table:formula="of:=IF(['Event Times'.$E1187]=['Event Times'.I$2];['Event Times'.$F1187])" office:value-type="boolean" office:boolean-value="false" calcext:value-type="boolean">
            <text:p>FALSE</text:p>
          </table:table-cell>
          <table:table-cell table:formula="of:=IF(['Event Times'.$E1187]=['Event Times'.J$2];['Event Times'.$F1187])" office:value-type="boolean" office:boolean-value="false" calcext:value-type="boolean">
            <text:p>FALSE</text:p>
          </table:table-cell>
          <table:table-cell table:style-name="Default" table:formula="of:=IF(['Event Times'.$E1187]=['Event Times'.K$2];['Event Times'.$F1187])" office:value-type="float" office:value="0.595" calcext:value-type="float">
            <text:p>0.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85" calcext:value-type="float">
            <text:p>2017.485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4" calcext:value-type="float">
            <text:p>0.394</text:p>
          </table:table-cell>
          <table:table-cell table:style-name="Default" table:formula="of:=IF(['Event Times'.$E1188]=['Event Times'.G$2];['Event Times'.$F1188])" office:value-type="float" office:value="0.394" calcext:value-type="float">
            <text:p>0.394</text:p>
          </table:table-cell>
          <table:table-cell table:formula="of:=IF(['Event Times'.$E1188]=['Event Times'.H$2];['Event Times'.$F1188])" office:value-type="boolean" office:boolean-value="false" calcext:value-type="boolean">
            <text:p>FALSE</text:p>
          </table:table-cell>
          <table:table-cell table:formula="of:=IF(['Event Times'.$E1188]=['Event Times'.I$2];['Event Times'.$F1188])" office:value-type="boolean" office:boolean-value="false" calcext:value-type="boolean">
            <text:p>FALSE</text:p>
          </table:table-cell>
          <table:table-cell table:formula="of:=IF(['Event Times'.$E1188]=['Event Times'.J$2];['Event Times'.$F1188])" office:value-type="boolean" office:boolean-value="false" calcext:value-type="boolean">
            <text:p>FALSE</text:p>
          </table:table-cell>
          <table:table-cell table:formula="of:=IF(['Event Times'.$E1188]=['Event Times'.K$2];['Event Times'.$F118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85" calcext:value-type="float">
            <text:p>2017.485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64" calcext:value-type="float">
            <text:p>0.364</text:p>
          </table:table-cell>
          <table:table-cell table:formula="of:=IF(['Event Times'.$E1189]=['Event Times'.G$2];['Event Times'.$F1189])" office:value-type="boolean" office:boolean-value="false" calcext:value-type="boolean">
            <text:p>FALSE</text:p>
          </table:table-cell>
          <table:table-cell table:style-name="Default" table:formula="of:=IF(['Event Times'.$E1189]=['Event Times'.H$2];['Event Times'.$F1189])" office:value-type="float" office:value="0.364" calcext:value-type="float">
            <text:p>0.364</text:p>
          </table:table-cell>
          <table:table-cell table:formula="of:=IF(['Event Times'.$E1189]=['Event Times'.I$2];['Event Times'.$F1189])" office:value-type="boolean" office:boolean-value="false" calcext:value-type="boolean">
            <text:p>FALSE</text:p>
          </table:table-cell>
          <table:table-cell table:formula="of:=IF(['Event Times'.$E1189]=['Event Times'.J$2];['Event Times'.$F1189])" office:value-type="boolean" office:boolean-value="false" calcext:value-type="boolean">
            <text:p>FALSE</text:p>
          </table:table-cell>
          <table:table-cell table:formula="of:=IF(['Event Times'.$E1189]=['Event Times'.K$2];['Event Times'.$F118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85" calcext:value-type="float">
            <text:p>2017.485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521" calcext:value-type="float">
            <text:p>0.521</text:p>
          </table:table-cell>
          <table:table-cell table:formula="of:=IF(['Event Times'.$E1190]=['Event Times'.G$2];['Event Times'.$F1190])" office:value-type="boolean" office:boolean-value="false" calcext:value-type="boolean">
            <text:p>FALSE</text:p>
          </table:table-cell>
          <table:table-cell table:formula="of:=IF(['Event Times'.$E1190]=['Event Times'.H$2];['Event Times'.$F1190])" office:value-type="boolean" office:boolean-value="false" calcext:value-type="boolean">
            <text:p>FALSE</text:p>
          </table:table-cell>
          <table:table-cell table:style-name="Default" table:formula="of:=IF(['Event Times'.$E1190]=['Event Times'.I$2];['Event Times'.$F1190])" office:value-type="float" office:value="0.521" calcext:value-type="float">
            <text:p>0.521</text:p>
          </table:table-cell>
          <table:table-cell table:formula="of:=IF(['Event Times'.$E1190]=['Event Times'.J$2];['Event Times'.$F1190])" office:value-type="boolean" office:boolean-value="false" calcext:value-type="boolean">
            <text:p>FALSE</text:p>
          </table:table-cell>
          <table:table-cell table:formula="of:=IF(['Event Times'.$E1190]=['Event Times'.K$2];['Event Times'.$F119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85" calcext:value-type="float">
            <text:p>2017.485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6" calcext:value-type="float">
            <text:p>0.436</text:p>
          </table:table-cell>
          <table:table-cell table:formula="of:=IF(['Event Times'.$E1191]=['Event Times'.G$2];['Event Times'.$F1191])" office:value-type="boolean" office:boolean-value="false" calcext:value-type="boolean">
            <text:p>FALSE</text:p>
          </table:table-cell>
          <table:table-cell table:formula="of:=IF(['Event Times'.$E1191]=['Event Times'.H$2];['Event Times'.$F1191])" office:value-type="boolean" office:boolean-value="false" calcext:value-type="boolean">
            <text:p>FALSE</text:p>
          </table:table-cell>
          <table:table-cell table:formula="of:=IF(['Event Times'.$E1191]=['Event Times'.I$2];['Event Times'.$F1191])" office:value-type="boolean" office:boolean-value="false" calcext:value-type="boolean">
            <text:p>FALSE</text:p>
          </table:table-cell>
          <table:table-cell table:style-name="Default" table:formula="of:=IF(['Event Times'.$E1191]=['Event Times'.J$2];['Event Times'.$F1191])" office:value-type="float" office:value="0.436" calcext:value-type="float">
            <text:p>0.436</text:p>
          </table:table-cell>
          <table:table-cell table:formula="of:=IF(['Event Times'.$E1191]=['Event Times'.K$2];['Event Times'.$F119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85" calcext:value-type="float">
            <text:p>2017.485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12" calcext:value-type="float">
            <text:p>0.612</text:p>
          </table:table-cell>
          <table:table-cell table:formula="of:=IF(['Event Times'.$E1192]=['Event Times'.G$2];['Event Times'.$F1192])" office:value-type="boolean" office:boolean-value="false" calcext:value-type="boolean">
            <text:p>FALSE</text:p>
          </table:table-cell>
          <table:table-cell table:formula="of:=IF(['Event Times'.$E1192]=['Event Times'.H$2];['Event Times'.$F1192])" office:value-type="boolean" office:boolean-value="false" calcext:value-type="boolean">
            <text:p>FALSE</text:p>
          </table:table-cell>
          <table:table-cell table:formula="of:=IF(['Event Times'.$E1192]=['Event Times'.I$2];['Event Times'.$F1192])" office:value-type="boolean" office:boolean-value="false" calcext:value-type="boolean">
            <text:p>FALSE</text:p>
          </table:table-cell>
          <table:table-cell table:formula="of:=IF(['Event Times'.$E1192]=['Event Times'.J$2];['Event Times'.$F1192])" office:value-type="boolean" office:boolean-value="false" calcext:value-type="boolean">
            <text:p>FALSE</text:p>
          </table:table-cell>
          <table:table-cell table:style-name="Default" table:formula="of:=IF(['Event Times'.$E1192]=['Event Times'.K$2];['Event Times'.$F1192])" office:value-type="float" office:value="0.612" calcext:value-type="float">
            <text:p>0.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88" calcext:value-type="float">
            <text:p>2017.488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1193]=['Event Times'.G$2];['Event Times'.$F1193])" office:value-type="float" office:value="0.396" calcext:value-type="float">
            <text:p>0.396</text:p>
          </table:table-cell>
          <table:table-cell table:formula="of:=IF(['Event Times'.$E1193]=['Event Times'.H$2];['Event Times'.$F1193])" office:value-type="boolean" office:boolean-value="false" calcext:value-type="boolean">
            <text:p>FALSE</text:p>
          </table:table-cell>
          <table:table-cell table:formula="of:=IF(['Event Times'.$E1193]=['Event Times'.I$2];['Event Times'.$F1193])" office:value-type="boolean" office:boolean-value="false" calcext:value-type="boolean">
            <text:p>FALSE</text:p>
          </table:table-cell>
          <table:table-cell table:formula="of:=IF(['Event Times'.$E1193]=['Event Times'.J$2];['Event Times'.$F1193])" office:value-type="boolean" office:boolean-value="false" calcext:value-type="boolean">
            <text:p>FALSE</text:p>
          </table:table-cell>
          <table:table-cell table:formula="of:=IF(['Event Times'.$E1193]=['Event Times'.K$2];['Event Times'.$F119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88" calcext:value-type="float">
            <text:p>2017.488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55" calcext:value-type="float">
            <text:p>0.355</text:p>
          </table:table-cell>
          <table:table-cell table:formula="of:=IF(['Event Times'.$E1194]=['Event Times'.G$2];['Event Times'.$F1194])" office:value-type="boolean" office:boolean-value="false" calcext:value-type="boolean">
            <text:p>FALSE</text:p>
          </table:table-cell>
          <table:table-cell table:style-name="Default" table:formula="of:=IF(['Event Times'.$E1194]=['Event Times'.H$2];['Event Times'.$F1194])" office:value-type="float" office:value="0.355" calcext:value-type="float">
            <text:p>0.355</text:p>
          </table:table-cell>
          <table:table-cell table:formula="of:=IF(['Event Times'.$E1194]=['Event Times'.I$2];['Event Times'.$F1194])" office:value-type="boolean" office:boolean-value="false" calcext:value-type="boolean">
            <text:p>FALSE</text:p>
          </table:table-cell>
          <table:table-cell table:formula="of:=IF(['Event Times'.$E1194]=['Event Times'.J$2];['Event Times'.$F1194])" office:value-type="boolean" office:boolean-value="false" calcext:value-type="boolean">
            <text:p>FALSE</text:p>
          </table:table-cell>
          <table:table-cell table:formula="of:=IF(['Event Times'.$E1194]=['Event Times'.K$2];['Event Times'.$F119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88" calcext:value-type="float">
            <text:p>2017.488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 table:formula="of:=IF(['Event Times'.$E1195]=['Event Times'.G$2];['Event Times'.$F1195])" office:value-type="boolean" office:boolean-value="false" calcext:value-type="boolean">
            <text:p>FALSE</text:p>
          </table:table-cell>
          <table:table-cell table:formula="of:=IF(['Event Times'.$E1195]=['Event Times'.H$2];['Event Times'.$F1195])" office:value-type="boolean" office:boolean-value="false" calcext:value-type="boolean">
            <text:p>FALSE</text:p>
          </table:table-cell>
          <table:table-cell table:style-name="Default" table:formula="of:=IF(['Event Times'.$E1195]=['Event Times'.I$2];['Event Times'.$F1195])" office:value-type="float" office:value="0.52" calcext:value-type="float">
            <text:p>0.52</text:p>
          </table:table-cell>
          <table:table-cell table:formula="of:=IF(['Event Times'.$E1195]=['Event Times'.J$2];['Event Times'.$F1195])" office:value-type="boolean" office:boolean-value="false" calcext:value-type="boolean">
            <text:p>FALSE</text:p>
          </table:table-cell>
          <table:table-cell table:formula="of:=IF(['Event Times'.$E1195]=['Event Times'.K$2];['Event Times'.$F119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88" calcext:value-type="float">
            <text:p>2017.488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3" calcext:value-type="float">
            <text:p>0.433</text:p>
          </table:table-cell>
          <table:table-cell table:formula="of:=IF(['Event Times'.$E1196]=['Event Times'.G$2];['Event Times'.$F1196])" office:value-type="boolean" office:boolean-value="false" calcext:value-type="boolean">
            <text:p>FALSE</text:p>
          </table:table-cell>
          <table:table-cell table:formula="of:=IF(['Event Times'.$E1196]=['Event Times'.H$2];['Event Times'.$F1196])" office:value-type="boolean" office:boolean-value="false" calcext:value-type="boolean">
            <text:p>FALSE</text:p>
          </table:table-cell>
          <table:table-cell table:formula="of:=IF(['Event Times'.$E1196]=['Event Times'.I$2];['Event Times'.$F1196])" office:value-type="boolean" office:boolean-value="false" calcext:value-type="boolean">
            <text:p>FALSE</text:p>
          </table:table-cell>
          <table:table-cell table:style-name="Default" table:formula="of:=IF(['Event Times'.$E1196]=['Event Times'.J$2];['Event Times'.$F1196])" office:value-type="float" office:value="0.433" calcext:value-type="float">
            <text:p>0.433</text:p>
          </table:table-cell>
          <table:table-cell table:formula="of:=IF(['Event Times'.$E1196]=['Event Times'.K$2];['Event Times'.$F119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88" calcext:value-type="float">
            <text:p>2017.488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593" calcext:value-type="float">
            <text:p>0.593</text:p>
          </table:table-cell>
          <table:table-cell table:formula="of:=IF(['Event Times'.$E1197]=['Event Times'.G$2];['Event Times'.$F1197])" office:value-type="boolean" office:boolean-value="false" calcext:value-type="boolean">
            <text:p>FALSE</text:p>
          </table:table-cell>
          <table:table-cell table:formula="of:=IF(['Event Times'.$E1197]=['Event Times'.H$2];['Event Times'.$F1197])" office:value-type="boolean" office:boolean-value="false" calcext:value-type="boolean">
            <text:p>FALSE</text:p>
          </table:table-cell>
          <table:table-cell table:formula="of:=IF(['Event Times'.$E1197]=['Event Times'.I$2];['Event Times'.$F1197])" office:value-type="boolean" office:boolean-value="false" calcext:value-type="boolean">
            <text:p>FALSE</text:p>
          </table:table-cell>
          <table:table-cell table:formula="of:=IF(['Event Times'.$E1197]=['Event Times'.J$2];['Event Times'.$F1197])" office:value-type="boolean" office:boolean-value="false" calcext:value-type="boolean">
            <text:p>FALSE</text:p>
          </table:table-cell>
          <table:table-cell table:style-name="Default" table:formula="of:=IF(['Event Times'.$E1197]=['Event Times'.K$2];['Event Times'.$F1197])" office:value-type="float" office:value="0.593" calcext:value-type="float">
            <text:p>0.5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9" calcext:value-type="float">
            <text:p>2017.49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style-name="Default" table:formula="of:=IF(['Event Times'.$E1198]=['Event Times'.G$2];['Event Times'.$F1198])" office:value-type="float" office:value="0.396" calcext:value-type="float">
            <text:p>0.396</text:p>
          </table:table-cell>
          <table:table-cell table:formula="of:=IF(['Event Times'.$E1198]=['Event Times'.H$2];['Event Times'.$F1198])" office:value-type="boolean" office:boolean-value="false" calcext:value-type="boolean">
            <text:p>FALSE</text:p>
          </table:table-cell>
          <table:table-cell table:formula="of:=IF(['Event Times'.$E1198]=['Event Times'.I$2];['Event Times'.$F1198])" office:value-type="boolean" office:boolean-value="false" calcext:value-type="boolean">
            <text:p>FALSE</text:p>
          </table:table-cell>
          <table:table-cell table:formula="of:=IF(['Event Times'.$E1198]=['Event Times'.J$2];['Event Times'.$F1198])" office:value-type="boolean" office:boolean-value="false" calcext:value-type="boolean">
            <text:p>FALSE</text:p>
          </table:table-cell>
          <table:table-cell table:formula="of:=IF(['Event Times'.$E1198]=['Event Times'.K$2];['Event Times'.$F119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9" calcext:value-type="float">
            <text:p>2017.49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table:formula="of:=IF(['Event Times'.$E1199]=['Event Times'.G$2];['Event Times'.$F1199])" office:value-type="boolean" office:boolean-value="false" calcext:value-type="boolean">
            <text:p>FALSE</text:p>
          </table:table-cell>
          <table:table-cell table:style-name="Default" table:formula="of:=IF(['Event Times'.$E1199]=['Event Times'.H$2];['Event Times'.$F1199])" office:value-type="float" office:value="0.36" calcext:value-type="float">
            <text:p>0.36</text:p>
          </table:table-cell>
          <table:table-cell table:formula="of:=IF(['Event Times'.$E1199]=['Event Times'.I$2];['Event Times'.$F1199])" office:value-type="boolean" office:boolean-value="false" calcext:value-type="boolean">
            <text:p>FALSE</text:p>
          </table:table-cell>
          <table:table-cell table:formula="of:=IF(['Event Times'.$E1199]=['Event Times'.J$2];['Event Times'.$F1199])" office:value-type="boolean" office:boolean-value="false" calcext:value-type="boolean">
            <text:p>FALSE</text:p>
          </table:table-cell>
          <table:table-cell table:formula="of:=IF(['Event Times'.$E1199]=['Event Times'.K$2];['Event Times'.$F119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9" calcext:value-type="float">
            <text:p>2017.49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524" calcext:value-type="float">
            <text:p>0.524</text:p>
          </table:table-cell>
          <table:table-cell table:formula="of:=IF(['Event Times'.$E1200]=['Event Times'.G$2];['Event Times'.$F1200])" office:value-type="boolean" office:boolean-value="false" calcext:value-type="boolean">
            <text:p>FALSE</text:p>
          </table:table-cell>
          <table:table-cell table:formula="of:=IF(['Event Times'.$E1200]=['Event Times'.H$2];['Event Times'.$F1200])" office:value-type="boolean" office:boolean-value="false" calcext:value-type="boolean">
            <text:p>FALSE</text:p>
          </table:table-cell>
          <table:table-cell table:style-name="Default" table:formula="of:=IF(['Event Times'.$E1200]=['Event Times'.I$2];['Event Times'.$F1200])" office:value-type="float" office:value="0.524" calcext:value-type="float">
            <text:p>0.524</text:p>
          </table:table-cell>
          <table:table-cell table:formula="of:=IF(['Event Times'.$E1200]=['Event Times'.J$2];['Event Times'.$F1200])" office:value-type="boolean" office:boolean-value="false" calcext:value-type="boolean">
            <text:p>FALSE</text:p>
          </table:table-cell>
          <table:table-cell table:formula="of:=IF(['Event Times'.$E1200]=['Event Times'.K$2];['Event Times'.$F120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9" calcext:value-type="float">
            <text:p>2017.49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5" calcext:value-type="float">
            <text:p>0.435</text:p>
          </table:table-cell>
          <table:table-cell table:formula="of:=IF(['Event Times'.$E1201]=['Event Times'.G$2];['Event Times'.$F1201])" office:value-type="boolean" office:boolean-value="false" calcext:value-type="boolean">
            <text:p>FALSE</text:p>
          </table:table-cell>
          <table:table-cell table:formula="of:=IF(['Event Times'.$E1201]=['Event Times'.H$2];['Event Times'.$F1201])" office:value-type="boolean" office:boolean-value="false" calcext:value-type="boolean">
            <text:p>FALSE</text:p>
          </table:table-cell>
          <table:table-cell table:formula="of:=IF(['Event Times'.$E1201]=['Event Times'.I$2];['Event Times'.$F1201])" office:value-type="boolean" office:boolean-value="false" calcext:value-type="boolean">
            <text:p>FALSE</text:p>
          </table:table-cell>
          <table:table-cell table:style-name="Default" table:formula="of:=IF(['Event Times'.$E1201]=['Event Times'.J$2];['Event Times'.$F1201])" office:value-type="float" office:value="0.435" calcext:value-type="float">
            <text:p>0.435</text:p>
          </table:table-cell>
          <table:table-cell table:formula="of:=IF(['Event Times'.$E1201]=['Event Times'.K$2];['Event Times'.$F120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9" calcext:value-type="float">
            <text:p>2017.49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IF(['Event Times'.$E1202]=['Event Times'.G$2];['Event Times'.$F1202])" office:value-type="boolean" office:boolean-value="false" calcext:value-type="boolean">
            <text:p>FALSE</text:p>
          </table:table-cell>
          <table:table-cell table:formula="of:=IF(['Event Times'.$E1202]=['Event Times'.H$2];['Event Times'.$F1202])" office:value-type="boolean" office:boolean-value="false" calcext:value-type="boolean">
            <text:p>FALSE</text:p>
          </table:table-cell>
          <table:table-cell table:formula="of:=IF(['Event Times'.$E1202]=['Event Times'.I$2];['Event Times'.$F1202])" office:value-type="boolean" office:boolean-value="false" calcext:value-type="boolean">
            <text:p>FALSE</text:p>
          </table:table-cell>
          <table:table-cell table:formula="of:=IF(['Event Times'.$E1202]=['Event Times'.J$2];['Event Times'.$F1202])" office:value-type="boolean" office:boolean-value="false" calcext:value-type="boolean">
            <text:p>FALSE</text:p>
          </table:table-cell>
          <table:table-cell table:style-name="Default" table:formula="of:=IF(['Event Times'.$E1202]=['Event Times'.K$2];['Event Times'.$F1202])" office:value-type="float" office:value="0.605" calcext:value-type="float">
            <text:p>0.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93" calcext:value-type="float">
            <text:p>2017.493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table:style-name="Default" table:formula="of:=IF(['Event Times'.$E1203]=['Event Times'.G$2];['Event Times'.$F1203])" office:value-type="float" office:value="0.39" calcext:value-type="float">
            <text:p>0.39</text:p>
          </table:table-cell>
          <table:table-cell table:formula="of:=IF(['Event Times'.$E1203]=['Event Times'.H$2];['Event Times'.$F1203])" office:value-type="boolean" office:boolean-value="false" calcext:value-type="boolean">
            <text:p>FALSE</text:p>
          </table:table-cell>
          <table:table-cell table:formula="of:=IF(['Event Times'.$E1203]=['Event Times'.I$2];['Event Times'.$F1203])" office:value-type="boolean" office:boolean-value="false" calcext:value-type="boolean">
            <text:p>FALSE</text:p>
          </table:table-cell>
          <table:table-cell table:formula="of:=IF(['Event Times'.$E1203]=['Event Times'.J$2];['Event Times'.$F1203])" office:value-type="boolean" office:boolean-value="false" calcext:value-type="boolean">
            <text:p>FALSE</text:p>
          </table:table-cell>
          <table:table-cell table:formula="of:=IF(['Event Times'.$E1203]=['Event Times'.K$2];['Event Times'.$F120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93" calcext:value-type="float">
            <text:p>2017.493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table:formula="of:=IF(['Event Times'.$E1204]=['Event Times'.G$2];['Event Times'.$F1204])" office:value-type="boolean" office:boolean-value="false" calcext:value-type="boolean">
            <text:p>FALSE</text:p>
          </table:table-cell>
          <table:table-cell table:style-name="Default" table:formula="of:=IF(['Event Times'.$E1204]=['Event Times'.H$2];['Event Times'.$F1204])" office:value-type="float" office:value="0.36" calcext:value-type="float">
            <text:p>0.36</text:p>
          </table:table-cell>
          <table:table-cell table:formula="of:=IF(['Event Times'.$E1204]=['Event Times'.I$2];['Event Times'.$F1204])" office:value-type="boolean" office:boolean-value="false" calcext:value-type="boolean">
            <text:p>FALSE</text:p>
          </table:table-cell>
          <table:table-cell table:formula="of:=IF(['Event Times'.$E1204]=['Event Times'.J$2];['Event Times'.$F1204])" office:value-type="boolean" office:boolean-value="false" calcext:value-type="boolean">
            <text:p>FALSE</text:p>
          </table:table-cell>
          <table:table-cell table:formula="of:=IF(['Event Times'.$E1204]=['Event Times'.K$2];['Event Times'.$F120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93" calcext:value-type="float">
            <text:p>2017.493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 table:formula="of:=IF(['Event Times'.$E1205]=['Event Times'.G$2];['Event Times'.$F1205])" office:value-type="boolean" office:boolean-value="false" calcext:value-type="boolean">
            <text:p>FALSE</text:p>
          </table:table-cell>
          <table:table-cell table:formula="of:=IF(['Event Times'.$E1205]=['Event Times'.H$2];['Event Times'.$F1205])" office:value-type="boolean" office:boolean-value="false" calcext:value-type="boolean">
            <text:p>FALSE</text:p>
          </table:table-cell>
          <table:table-cell table:style-name="Default" table:formula="of:=IF(['Event Times'.$E1205]=['Event Times'.I$2];['Event Times'.$F1205])" office:value-type="float" office:value="0.52" calcext:value-type="float">
            <text:p>0.52</text:p>
          </table:table-cell>
          <table:table-cell table:formula="of:=IF(['Event Times'.$E1205]=['Event Times'.J$2];['Event Times'.$F1205])" office:value-type="boolean" office:boolean-value="false" calcext:value-type="boolean">
            <text:p>FALSE</text:p>
          </table:table-cell>
          <table:table-cell table:formula="of:=IF(['Event Times'.$E1205]=['Event Times'.K$2];['Event Times'.$F120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93" calcext:value-type="float">
            <text:p>2017.493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7" calcext:value-type="float">
            <text:p>0.437</text:p>
          </table:table-cell>
          <table:table-cell table:formula="of:=IF(['Event Times'.$E1206]=['Event Times'.G$2];['Event Times'.$F1206])" office:value-type="boolean" office:boolean-value="false" calcext:value-type="boolean">
            <text:p>FALSE</text:p>
          </table:table-cell>
          <table:table-cell table:formula="of:=IF(['Event Times'.$E1206]=['Event Times'.H$2];['Event Times'.$F1206])" office:value-type="boolean" office:boolean-value="false" calcext:value-type="boolean">
            <text:p>FALSE</text:p>
          </table:table-cell>
          <table:table-cell table:formula="of:=IF(['Event Times'.$E1206]=['Event Times'.I$2];['Event Times'.$F1206])" office:value-type="boolean" office:boolean-value="false" calcext:value-type="boolean">
            <text:p>FALSE</text:p>
          </table:table-cell>
          <table:table-cell table:style-name="Default" table:formula="of:=IF(['Event Times'.$E1206]=['Event Times'.J$2];['Event Times'.$F1206])" office:value-type="float" office:value="0.437" calcext:value-type="float">
            <text:p>0.437</text:p>
          </table:table-cell>
          <table:table-cell table:formula="of:=IF(['Event Times'.$E1206]=['Event Times'.K$2];['Event Times'.$F120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93" calcext:value-type="float">
            <text:p>2017.493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59" calcext:value-type="float">
            <text:p>0.59</text:p>
          </table:table-cell>
          <table:table-cell table:formula="of:=IF(['Event Times'.$E1207]=['Event Times'.G$2];['Event Times'.$F1207])" office:value-type="boolean" office:boolean-value="false" calcext:value-type="boolean">
            <text:p>FALSE</text:p>
          </table:table-cell>
          <table:table-cell table:formula="of:=IF(['Event Times'.$E1207]=['Event Times'.H$2];['Event Times'.$F1207])" office:value-type="boolean" office:boolean-value="false" calcext:value-type="boolean">
            <text:p>FALSE</text:p>
          </table:table-cell>
          <table:table-cell table:formula="of:=IF(['Event Times'.$E1207]=['Event Times'.I$2];['Event Times'.$F1207])" office:value-type="boolean" office:boolean-value="false" calcext:value-type="boolean">
            <text:p>FALSE</text:p>
          </table:table-cell>
          <table:table-cell table:formula="of:=IF(['Event Times'.$E1207]=['Event Times'.J$2];['Event Times'.$F1207])" office:value-type="boolean" office:boolean-value="false" calcext:value-type="boolean">
            <text:p>FALSE</text:p>
          </table:table-cell>
          <table:table-cell table:style-name="Default" table:formula="of:=IF(['Event Times'.$E1207]=['Event Times'.K$2];['Event Times'.$F1207])" office:value-type="float" office:value="0.59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96" calcext:value-type="float">
            <text:p>2017.496</text:p>
          </table:table-cell>
          <table:table-cell office:value-type="string" calcext:value-type="string">
            <text:p>TIMING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table:style-name="Default" table:formula="of:=IF(['Event Times'.$E1208]=['Event Times'.G$2];['Event Times'.$F1208])" office:value-type="float" office:value="0.39" calcext:value-type="float">
            <text:p>0.39</text:p>
          </table:table-cell>
          <table:table-cell table:formula="of:=IF(['Event Times'.$E1208]=['Event Times'.H$2];['Event Times'.$F1208])" office:value-type="boolean" office:boolean-value="false" calcext:value-type="boolean">
            <text:p>FALSE</text:p>
          </table:table-cell>
          <table:table-cell table:formula="of:=IF(['Event Times'.$E1208]=['Event Times'.I$2];['Event Times'.$F1208])" office:value-type="boolean" office:boolean-value="false" calcext:value-type="boolean">
            <text:p>FALSE</text:p>
          </table:table-cell>
          <table:table-cell table:formula="of:=IF(['Event Times'.$E1208]=['Event Times'.J$2];['Event Times'.$F1208])" office:value-type="boolean" office:boolean-value="false" calcext:value-type="boolean">
            <text:p>FALSE</text:p>
          </table:table-cell>
          <table:table-cell table:formula="of:=IF(['Event Times'.$E1208]=['Event Times'.K$2];['Event Times'.$F120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96" calcext:value-type="float">
            <text:p>2017.496</text:p>
          </table:table-cell>
          <table:table-cell office:value-type="string" calcext:value-type="string">
            <text:p>TIMING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table:formula="of:=IF(['Event Times'.$E1209]=['Event Times'.G$2];['Event Times'.$F1209])" office:value-type="boolean" office:boolean-value="false" calcext:value-type="boolean">
            <text:p>FALSE</text:p>
          </table:table-cell>
          <table:table-cell table:style-name="Default" table:formula="of:=IF(['Event Times'.$E1209]=['Event Times'.H$2];['Event Times'.$F1209])" office:value-type="float" office:value="0.36" calcext:value-type="float">
            <text:p>0.36</text:p>
          </table:table-cell>
          <table:table-cell table:formula="of:=IF(['Event Times'.$E1209]=['Event Times'.I$2];['Event Times'.$F1209])" office:value-type="boolean" office:boolean-value="false" calcext:value-type="boolean">
            <text:p>FALSE</text:p>
          </table:table-cell>
          <table:table-cell table:formula="of:=IF(['Event Times'.$E1209]=['Event Times'.J$2];['Event Times'.$F1209])" office:value-type="boolean" office:boolean-value="false" calcext:value-type="boolean">
            <text:p>FALSE</text:p>
          </table:table-cell>
          <table:table-cell table:formula="of:=IF(['Event Times'.$E1209]=['Event Times'.K$2];['Event Times'.$F120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96" calcext:value-type="float">
            <text:p>2017.496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0.524" calcext:value-type="float">
            <text:p>0.524</text:p>
          </table:table-cell>
          <table:table-cell table:formula="of:=IF(['Event Times'.$E1210]=['Event Times'.G$2];['Event Times'.$F1210])" office:value-type="boolean" office:boolean-value="false" calcext:value-type="boolean">
            <text:p>FALSE</text:p>
          </table:table-cell>
          <table:table-cell table:formula="of:=IF(['Event Times'.$E1210]=['Event Times'.H$2];['Event Times'.$F1210])" office:value-type="boolean" office:boolean-value="false" calcext:value-type="boolean">
            <text:p>FALSE</text:p>
          </table:table-cell>
          <table:table-cell table:style-name="Default" table:formula="of:=IF(['Event Times'.$E1210]=['Event Times'.I$2];['Event Times'.$F1210])" office:value-type="float" office:value="0.524" calcext:value-type="float">
            <text:p>0.524</text:p>
          </table:table-cell>
          <table:table-cell table:formula="of:=IF(['Event Times'.$E1210]=['Event Times'.J$2];['Event Times'.$F1210])" office:value-type="boolean" office:boolean-value="false" calcext:value-type="boolean">
            <text:p>FALSE</text:p>
          </table:table-cell>
          <table:table-cell table:formula="of:=IF(['Event Times'.$E1210]=['Event Times'.K$2];['Event Times'.$F121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96" calcext:value-type="float">
            <text:p>2017.496</text:p>
          </table:table-cell>
          <table:table-cell office:value-type="string" calcext:value-type="string">
            <text:p>TIMING</text:p>
          </table:table-cell>
          <table:table-cell office:value-type="float" office:value="3" calcext:value-type="float">
            <text:p>3</text:p>
          </table:table-cell>
          <table:table-cell office:value-type="float" office:value="0.432" calcext:value-type="float">
            <text:p>0.432</text:p>
          </table:table-cell>
          <table:table-cell table:formula="of:=IF(['Event Times'.$E1211]=['Event Times'.G$2];['Event Times'.$F1211])" office:value-type="boolean" office:boolean-value="false" calcext:value-type="boolean">
            <text:p>FALSE</text:p>
          </table:table-cell>
          <table:table-cell table:formula="of:=IF(['Event Times'.$E1211]=['Event Times'.H$2];['Event Times'.$F1211])" office:value-type="boolean" office:boolean-value="false" calcext:value-type="boolean">
            <text:p>FALSE</text:p>
          </table:table-cell>
          <table:table-cell table:formula="of:=IF(['Event Times'.$E1211]=['Event Times'.I$2];['Event Times'.$F1211])" office:value-type="boolean" office:boolean-value="false" calcext:value-type="boolean">
            <text:p>FALSE</text:p>
          </table:table-cell>
          <table:table-cell table:style-name="Default" table:formula="of:=IF(['Event Times'.$E1211]=['Event Times'.J$2];['Event Times'.$F1211])" office:value-type="float" office:value="0.432" calcext:value-type="float">
            <text:p>0.432</text:p>
          </table:table-cell>
          <table:table-cell table:formula="of:=IF(['Event Times'.$E1211]=['Event Times'.K$2];['Event Times'.$F121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96" calcext:value-type="float">
            <text:p>2017.496</text:p>
          </table:table-cell>
          <table:table-cell office:value-type="string" calcext:value-type="string">
            <text:p>TIMING</text:p>
          </table:table-cell>
          <table:table-cell office:value-type="float" office:value="4" calcext:value-type="float">
            <text:p>4</text:p>
          </table:table-cell>
          <table:table-cell office:value-type="float" office:value="0.586" calcext:value-type="float">
            <text:p>0.586</text:p>
          </table:table-cell>
          <table:table-cell table:formula="of:=IF(['Event Times'.$E1212]=['Event Times'.G$2];['Event Times'.$F1212])" office:value-type="boolean" office:boolean-value="false" calcext:value-type="boolean">
            <text:p>FALSE</text:p>
          </table:table-cell>
          <table:table-cell table:formula="of:=IF(['Event Times'.$E1212]=['Event Times'.H$2];['Event Times'.$F1212])" office:value-type="boolean" office:boolean-value="false" calcext:value-type="boolean">
            <text:p>FALSE</text:p>
          </table:table-cell>
          <table:table-cell table:formula="of:=IF(['Event Times'.$E1212]=['Event Times'.I$2];['Event Times'.$F1212])" office:value-type="boolean" office:boolean-value="false" calcext:value-type="boolean">
            <text:p>FALSE</text:p>
          </table:table-cell>
          <table:table-cell table:formula="of:=IF(['Event Times'.$E1212]=['Event Times'.J$2];['Event Times'.$F1212])" office:value-type="boolean" office:boolean-value="false" calcext:value-type="boolean">
            <text:p>FALSE</text:p>
          </table:table-cell>
          <table:table-cell table:style-name="Default" table:formula="of:=IF(['Event Times'.$E1212]=['Event Times'.K$2];['Event Times'.$F1212])" office:value-type="float" office:value="0.586" calcext:value-type="float">
            <text:p>0.58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inutes</text:p>
          </table:table-cell>
          <table:table-cell table:style-name="ce3" table:formula="of:=SUM(['Event Times'.F3:.F1212])" office:value-type="float" office:value="497.9195488" calcext:value-type="float">
            <text:p>497.920</text:p>
          </table:table-cell>
          <table:table-cell table:style-name="ce3" table:formula="of:=SUM(['Event Times'.G3:.G1212])" office:value-type="float" office:value="72.3742743800001" calcext:value-type="float">
            <text:p>72.374</text:p>
          </table:table-cell>
          <table:table-cell table:style-name="ce3" table:formula="of:=SUM(['Event Times'.H3:.H1212])" office:value-type="float" office:value="61.35327442" calcext:value-type="float">
            <text:p>61.353</text:p>
          </table:table-cell>
          <table:table-cell table:style-name="ce3" table:formula="of:=SUM(['Event Times'.I3:.I1212])" office:value-type="float" office:value="108.474" calcext:value-type="float">
            <text:p>108.474</text:p>
          </table:table-cell>
          <table:table-cell table:style-name="ce3" table:formula="of:=SUM(['Event Times'.J3:.J1212])" office:value-type="float" office:value="105.59" calcext:value-type="float">
            <text:p>105.590</text:p>
          </table:table-cell>
          <table:table-cell table:style-name="ce3" table:formula="of:=SUM(['Event Times'.K3:.K1212])" office:value-type="float" office:value="150.128" calcext:value-type="float">
            <text:p>150.128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table:formula="of:=['Event Times'.F1213]/60" office:value-type="float" office:value="8.29865914666667" calcext:value-type="float">
            <text:p>8.3</text:p>
          </table:table-cell>
          <table:table-cell office:value-type="string" calcext:value-type="string">
            <text:p>Prop event</text:p>
          </table:table-cell>
          <table:table-cell table:style-name="ce2" table:formula="of:=['Event Times'.G1213]/['Event Times'.F1213]" office:value-type="percentage" office:value="0.14535334986229" calcext:value-type="percentage">
            <text:p>15%</text:p>
          </table:table-cell>
          <table:table-cell table:style-name="ce2" table:formula="of:=['Event Times'.H1213]/['Event Times'.F1213]" office:value-type="percentage" office:value="0.12321925212188" calcext:value-type="percentage">
            <text:p>12%</text:p>
          </table:table-cell>
          <table:table-cell table:style-name="ce2" table:formula="of:=['Event Times'.I1213]/['Event Times'.F1213]" office:value-type="percentage" office:value="0.217854471192034" calcext:value-type="percentage">
            <text:p>22%</text:p>
          </table:table-cell>
          <table:table-cell table:style-name="ce2" table:formula="of:=['Event Times'.J1213]/['Event Times'.F1213]" office:value-type="percentage" office:value="0.212062370827727" calcext:value-type="percentage">
            <text:p>21%</text:p>
          </table:table-cell>
          <table:table-cell table:style-name="ce2" table:formula="of:=['Event Times'.K1213]/['Event Times'.F1213]" office:value-type="percentage" office:value="0.30151055599607" calcext:value-type="percentage">
            <text:p>30%</text:p>
          </table:table-cell>
          <table:table-cell/>
          <table:table-cell office:value-type="string" calcext:value-type="string">
            <text:p>Num per sec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ercent of total time</text:p>
          </table:table-cell>
          <table:table-cell/>
          <table:table-cell table:style-name="Default" table:number-columns-repeated="4"/>
          <table:table-cell table:style-name="ce6" table:formula="of:=[.K1213]/(COUNT([.K3:.K1212])/5)" office:value-type="float" office:value="0.620363636363637" calcext:value-type="float">
            <text:p>0.62</text:p>
          </table:table-cell>
          <table:table-cell table:style-name="ce7" table:formula="of:=[MatingPool.B244]" office:value-type="float" office:value="370747.611570248" calcext:value-type="float">
            <text:p>370,748</text:p>
          </table:table-cell>
          <table:table-cell table:style-name="ce7" table:formula="of:=[.L1215]/[.K1215]" office:value-type="float" office:value="597629.502824256" calcext:value-type="float">
            <text:p>597,630</text:p>
          </table:table-cell>
        </table:table-row>
        <table:table-row table:style-name="ro1">
          <table:table-cell table:number-columns-repeated="4"/>
          <table:table-cell table:style-name="ce2" table:formula="of:=[.F1213]/[.F1220]" office:value-type="percentage" office:value="0.957537593846154" calcext:value-type="percentage">
            <text:p>96%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1" table:number-rows-repeated="3">
          <table:table-cell table:number-columns-repeated="6"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CSPM_40M_0_1</text:p>
          </table:table-cell>
          <table:table-cell office:value-type="float" office:value="0" calcext:value-type="float">
            <text:p>0</text:p>
          </table:table-cell>
          <table:table-cell office:value-type="float" office:value="2017.499" calcext:value-type="float">
            <text:p>2017.499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AFTER</text:p>
          </table:table-cell>
          <table:table-cell office:value-type="float" office:value="520" calcext:value-type="float">
            <text:p>520</text:p>
          </table:table-cell>
          <table:table-cell table:style-name="ce5" table:formula="of:=['Event Times'.F1220]/60" office:value-type="float" office:value="8.66666666666667" calcext:value-type="float">
            <text:p>8.7</text:p>
          </table:table-cell>
          <table:table-cell table:number-columns-repeated="4"/>
          <table:table-cell table:style-name="ce4"/>
          <table:table-cell/>
        </table:table-row>
      </table:table>
      <table:table table:name="MatingPool" table:style-name="ta1"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Ag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7540" calcext:value-type="float">
            <text:p>387540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387376" calcext:value-type="float">
            <text:p>387376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387862" calcext:value-type="float">
            <text:p>387862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387078" calcext:value-type="float">
            <text:p>387078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386782" calcext:value-type="float">
            <text:p>386782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387316" calcext:value-type="float">
            <text:p>387316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386638" calcext:value-type="float">
            <text:p>386638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386506" calcext:value-type="float">
            <text:p>386506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387326" calcext:value-type="float">
            <text:p>387326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386200" calcext:value-type="float">
            <text:p>386200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385454" calcext:value-type="float">
            <text:p>385454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385290" calcext:value-type="float">
            <text:p>385290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385138" calcext:value-type="float">
            <text:p>385138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383922" calcext:value-type="float">
            <text:p>383922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385146" calcext:value-type="float">
            <text:p>385146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385618" calcext:value-type="float">
            <text:p>385618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384076" calcext:value-type="float">
            <text:p>384076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384514" calcext:value-type="float">
            <text:p>384514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384100" calcext:value-type="float">
            <text:p>384100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383778" calcext:value-type="float">
            <text:p>383778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384506" calcext:value-type="float">
            <text:p>384506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384332" calcext:value-type="float">
            <text:p>384332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383560" calcext:value-type="float">
            <text:p>383560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382478" calcext:value-type="float">
            <text:p>382478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381688" calcext:value-type="float">
            <text:p>381688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382090" calcext:value-type="float">
            <text:p>382090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383170" calcext:value-type="float">
            <text:p>383170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382778" calcext:value-type="float">
            <text:p>382778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382674" calcext:value-type="float">
            <text:p>382674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383180" calcext:value-type="float">
            <text:p>383180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381642" calcext:value-type="float">
            <text:p>381642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381884" calcext:value-type="float">
            <text:p>381884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382080" calcext:value-type="float">
            <text:p>382080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float" office:value="380572" calcext:value-type="float">
            <text:p>380572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381554" calcext:value-type="float">
            <text:p>381554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float" office:value="380600" calcext:value-type="float">
            <text:p>380600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380064" calcext:value-type="float">
            <text:p>380064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380226" calcext:value-type="float">
            <text:p>380226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379926" calcext:value-type="float">
            <text:p>379926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float" office:value="380608" calcext:value-type="float">
            <text:p>380608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float" office:value="379716" calcext:value-type="float">
            <text:p>379716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381136" calcext:value-type="float">
            <text:p>381136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float" office:value="379084" calcext:value-type="float">
            <text:p>379084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float" office:value="379658" calcext:value-type="float">
            <text:p>379658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378538" calcext:value-type="float">
            <text:p>378538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379534" calcext:value-type="float">
            <text:p>379534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float" office:value="377470" calcext:value-type="float">
            <text:p>377470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float" office:value="379260" calcext:value-type="float">
            <text:p>379260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float" office:value="376954" calcext:value-type="float">
            <text:p>376954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float" office:value="378444" calcext:value-type="float">
            <text:p>378444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float" office:value="377458" calcext:value-type="float">
            <text:p>377458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float" office:value="378876" calcext:value-type="float">
            <text:p>378876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float" office:value="378018" calcext:value-type="float">
            <text:p>378018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float" office:value="378472" calcext:value-type="float">
            <text:p>378472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float" office:value="376426" calcext:value-type="float">
            <text:p>376426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float" office:value="377636" calcext:value-type="float">
            <text:p>377636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float" office:value="377660" calcext:value-type="float">
            <text:p>377660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float" office:value="376396" calcext:value-type="float">
            <text:p>376396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float" office:value="375906" calcext:value-type="float">
            <text:p>375906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float" office:value="376188" calcext:value-type="float">
            <text:p>376188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float" office:value="376296" calcext:value-type="float">
            <text:p>376296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float" office:value="375710" calcext:value-type="float">
            <text:p>375710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float" office:value="376340" calcext:value-type="float">
            <text:p>376340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float" office:value="376646" calcext:value-type="float">
            <text:p>376646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float" office:value="375558" calcext:value-type="float">
            <text:p>375558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float" office:value="375494" calcext:value-type="float">
            <text:p>375494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float" office:value="374846" calcext:value-type="float">
            <text:p>374846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float" office:value="375462" calcext:value-type="float">
            <text:p>375462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float" office:value="375710" calcext:value-type="float">
            <text:p>375710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float" office:value="375018" calcext:value-type="float">
            <text:p>375018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float" office:value="374756" calcext:value-type="float">
            <text:p>374756</text:p>
          </table:table-cell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float" office:value="374792" calcext:value-type="float">
            <text:p>374792</text:p>
          </table:table-cell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float" office:value="374794" calcext:value-type="float">
            <text:p>374794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float" office:value="373982" calcext:value-type="float">
            <text:p>373982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float" office:value="374394" calcext:value-type="float">
            <text:p>374394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float" office:value="374258" calcext:value-type="float">
            <text:p>374258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float" office:value="374542" calcext:value-type="float">
            <text:p>374542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float" office:value="373884" calcext:value-type="float">
            <text:p>373884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float" office:value="374258" calcext:value-type="float">
            <text:p>374258</text:p>
          </table:table-cell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float" office:value="374200" calcext:value-type="float">
            <text:p>374200</text:p>
          </table:table-cell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float" office:value="373210" calcext:value-type="float">
            <text:p>373210</text:p>
          </table:table-cell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float" office:value="374436" calcext:value-type="float">
            <text:p>374436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float" office:value="373090" calcext:value-type="float">
            <text:p>373090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float" office:value="373840" calcext:value-type="float">
            <text:p>373840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float" office:value="373332" calcext:value-type="float">
            <text:p>373332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float" office:value="374584" calcext:value-type="float">
            <text:p>374584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float" office:value="373286" calcext:value-type="float">
            <text:p>373286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float" office:value="373390" calcext:value-type="float">
            <text:p>373390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float" office:value="374110" calcext:value-type="float">
            <text:p>374110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float" office:value="373612" calcext:value-type="float">
            <text:p>373612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float" office:value="373844" calcext:value-type="float">
            <text:p>373844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float" office:value="372940" calcext:value-type="float">
            <text:p>372940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float" office:value="371984" calcext:value-type="float">
            <text:p>371984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float" office:value="373592" calcext:value-type="float">
            <text:p>373592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float" office:value="372816" calcext:value-type="float">
            <text:p>372816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float" office:value="372020" calcext:value-type="float">
            <text:p>372020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float" office:value="372398" calcext:value-type="float">
            <text:p>372398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float" office:value="371992" calcext:value-type="float">
            <text:p>371992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float" office:value="372564" calcext:value-type="float">
            <text:p>372564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float" office:value="371526" calcext:value-type="float">
            <text:p>371526</text:p>
          </table:table-cell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float" office:value="372448" calcext:value-type="float">
            <text:p>372448</text:p>
          </table:table-cell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float" office:value="371922" calcext:value-type="float">
            <text:p>371922</text:p>
          </table:table-cell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float" office:value="371552" calcext:value-type="float">
            <text:p>371552</text:p>
          </table:table-cell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float" office:value="372058" calcext:value-type="float">
            <text:p>372058</text:p>
          </table:table-cell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float" office:value="371984" calcext:value-type="float">
            <text:p>371984</text:p>
          </table:table-cell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float" office:value="371648" calcext:value-type="float">
            <text:p>371648</text:p>
          </table:table-cell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float" office:value="371548" calcext:value-type="float">
            <text:p>371548</text:p>
          </table:table-cell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float" office:value="371924" calcext:value-type="float">
            <text:p>371924</text:p>
          </table:table-cell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float" office:value="371500" calcext:value-type="float">
            <text:p>371500</text:p>
          </table:table-cell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float" office:value="371126" calcext:value-type="float">
            <text:p>371126</text:p>
          </table:table-cell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float" office:value="371618" calcext:value-type="float">
            <text:p>371618</text:p>
          </table:table-cell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float" office:value="372606" calcext:value-type="float">
            <text:p>372606</text:p>
          </table:table-cell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float" office:value="370050" calcext:value-type="float">
            <text:p>370050</text:p>
          </table:table-cell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float" office:value="371288" calcext:value-type="float">
            <text:p>371288</text:p>
          </table:table-cell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float" office:value="371344" calcext:value-type="float">
            <text:p>371344</text:p>
          </table:table-cell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float" office:value="369626" calcext:value-type="float">
            <text:p>369626</text:p>
          </table:table-cell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float" office:value="370118" calcext:value-type="float">
            <text:p>370118</text:p>
          </table:table-cell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float" office:value="370454" calcext:value-type="float">
            <text:p>370454</text:p>
          </table:table-cell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float" office:value="370282" calcext:value-type="float">
            <text:p>370282</text:p>
          </table:table-cell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float" office:value="370514" calcext:value-type="float">
            <text:p>370514</text:p>
          </table:table-cell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float" office:value="370150" calcext:value-type="float">
            <text:p>370150</text:p>
          </table:table-cell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float" office:value="369080" calcext:value-type="float">
            <text:p>369080</text:p>
          </table:table-cell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float" office:value="369904" calcext:value-type="float">
            <text:p>369904</text:p>
          </table:table-cell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float" office:value="369286" calcext:value-type="float">
            <text:p>369286</text:p>
          </table:table-cell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float" office:value="368468" calcext:value-type="float">
            <text:p>368468</text:p>
          </table:table-cell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float" office:value="368064" calcext:value-type="float">
            <text:p>368064</text:p>
          </table:table-cell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float" office:value="369904" calcext:value-type="float">
            <text:p>369904</text:p>
          </table:table-cell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float" office:value="368882" calcext:value-type="float">
            <text:p>368882</text:p>
          </table:table-cell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float" office:value="369182" calcext:value-type="float">
            <text:p>369182</text:p>
          </table:table-cell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float" office:value="369416" calcext:value-type="float">
            <text:p>369416</text:p>
          </table:table-cell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float" office:value="369542" calcext:value-type="float">
            <text:p>369542</text:p>
          </table:table-cell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float" office:value="368724" calcext:value-type="float">
            <text:p>368724</text:p>
          </table:table-cell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float" office:value="367682" calcext:value-type="float">
            <text:p>367682</text:p>
          </table:table-cell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float" office:value="368482" calcext:value-type="float">
            <text:p>368482</text:p>
          </table:table-cell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float" office:value="368516" calcext:value-type="float">
            <text:p>368516</text:p>
          </table:table-cell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float" office:value="368600" calcext:value-type="float">
            <text:p>368600</text:p>
          </table:table-cell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float" office:value="368318" calcext:value-type="float">
            <text:p>368318</text:p>
          </table:table-cell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float" office:value="368106" calcext:value-type="float">
            <text:p>368106</text:p>
          </table:table-cell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float" office:value="368220" calcext:value-type="float">
            <text:p>368220</text:p>
          </table:table-cell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float" office:value="367936" calcext:value-type="float">
            <text:p>367936</text:p>
          </table:table-cell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float" office:value="367464" calcext:value-type="float">
            <text:p>367464</text:p>
          </table:table-cell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float" office:value="367668" calcext:value-type="float">
            <text:p>367668</text:p>
          </table:table-cell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float" office:value="367528" calcext:value-type="float">
            <text:p>367528</text:p>
          </table:table-cell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float" office:value="367364" calcext:value-type="float">
            <text:p>367364</text:p>
          </table:table-cell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float" office:value="368164" calcext:value-type="float">
            <text:p>368164</text:p>
          </table:table-cell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float" office:value="367084" calcext:value-type="float">
            <text:p>367084</text:p>
          </table:table-cell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float" office:value="366426" calcext:value-type="float">
            <text:p>366426</text:p>
          </table:table-cell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float" office:value="366472" calcext:value-type="float">
            <text:p>366472</text:p>
          </table:table-cell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float" office:value="367420" calcext:value-type="float">
            <text:p>367420</text:p>
          </table:table-cell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float" office:value="366798" calcext:value-type="float">
            <text:p>366798</text:p>
          </table:table-cell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float" office:value="365608" calcext:value-type="float">
            <text:p>365608</text:p>
          </table:table-cell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float" office:value="367306" calcext:value-type="float">
            <text:p>367306</text:p>
          </table:table-cell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float" office:value="365878" calcext:value-type="float">
            <text:p>365878</text:p>
          </table:table-cell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float" office:value="366956" calcext:value-type="float">
            <text:p>366956</text:p>
          </table:table-cell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float" office:value="366010" calcext:value-type="float">
            <text:p>366010</text:p>
          </table:table-cell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float" office:value="366480" calcext:value-type="float">
            <text:p>366480</text:p>
          </table:table-cell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float" office:value="366514" calcext:value-type="float">
            <text:p>366514</text:p>
          </table:table-cell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float" office:value="365846" calcext:value-type="float">
            <text:p>365846</text:p>
          </table:table-cell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float" office:value="365676" calcext:value-type="float">
            <text:p>365676</text:p>
          </table:table-cell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float" office:value="367208" calcext:value-type="float">
            <text:p>367208</text:p>
          </table:table-cell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float" office:value="365946" calcext:value-type="float">
            <text:p>365946</text:p>
          </table:table-cell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float" office:value="366398" calcext:value-type="float">
            <text:p>366398</text:p>
          </table:table-cell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float" office:value="365814" calcext:value-type="float">
            <text:p>365814</text:p>
          </table:table-cell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float" office:value="366406" calcext:value-type="float">
            <text:p>366406</text:p>
          </table:table-cell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float" office:value="365364" calcext:value-type="float">
            <text:p>365364</text:p>
          </table:table-cell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float" office:value="365212" calcext:value-type="float">
            <text:p>365212</text:p>
          </table:table-cell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float" office:value="364948" calcext:value-type="float">
            <text:p>364948</text:p>
          </table:table-cell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float" office:value="365274" calcext:value-type="float">
            <text:p>365274</text:p>
          </table:table-cell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float" office:value="364786" calcext:value-type="float">
            <text:p>364786</text:p>
          </table:table-cell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float" office:value="366000" calcext:value-type="float">
            <text:p>366000</text:p>
          </table:table-cell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float" office:value="364820" calcext:value-type="float">
            <text:p>364820</text:p>
          </table:table-cell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float" office:value="363770" calcext:value-type="float">
            <text:p>363770</text:p>
          </table:table-cell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float" office:value="364334" calcext:value-type="float">
            <text:p>364334</text:p>
          </table:table-cell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float" office:value="363874" calcext:value-type="float">
            <text:p>363874</text:p>
          </table:table-cell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float" office:value="364450" calcext:value-type="float">
            <text:p>364450</text:p>
          </table:table-cell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office:value-type="float" office:value="364448" calcext:value-type="float">
            <text:p>364448</text:p>
          </table:table-cell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float" office:value="364126" calcext:value-type="float">
            <text:p>364126</text:p>
          </table:table-cell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float" office:value="363064" calcext:value-type="float">
            <text:p>363064</text:p>
          </table:table-cell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float" office:value="364558" calcext:value-type="float">
            <text:p>364558</text:p>
          </table:table-cell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float" office:value="364890" calcext:value-type="float">
            <text:p>364890</text:p>
          </table:table-cell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float" office:value="363892" calcext:value-type="float">
            <text:p>363892</text:p>
          </table:table-cell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office:value-type="float" office:value="364602" calcext:value-type="float">
            <text:p>364602</text:p>
          </table:table-cell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float" office:value="363554" calcext:value-type="float">
            <text:p>363554</text:p>
          </table:table-cell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float" office:value="363256" calcext:value-type="float">
            <text:p>363256</text:p>
          </table:table-cell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float" office:value="362970" calcext:value-type="float">
            <text:p>362970</text:p>
          </table:table-cell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float" office:value="364006" calcext:value-type="float">
            <text:p>364006</text:p>
          </table:table-cell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float" office:value="363704" calcext:value-type="float">
            <text:p>363704</text:p>
          </table:table-cell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float" office:value="364368" calcext:value-type="float">
            <text:p>364368</text:p>
          </table:table-cell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float" office:value="363336" calcext:value-type="float">
            <text:p>363336</text:p>
          </table:table-cell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float" office:value="364098" calcext:value-type="float">
            <text:p>364098</text:p>
          </table:table-cell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float" office:value="363498" calcext:value-type="float">
            <text:p>363498</text:p>
          </table:table-cell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float" office:value="362486" calcext:value-type="float">
            <text:p>362486</text:p>
          </table:table-cell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float" office:value="362230" calcext:value-type="float">
            <text:p>362230</text:p>
          </table:table-cell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float" office:value="361772" calcext:value-type="float">
            <text:p>361772</text:p>
          </table:table-cell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float" office:value="362288" calcext:value-type="float">
            <text:p>362288</text:p>
          </table:table-cell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office:value-type="float" office:value="363086" calcext:value-type="float">
            <text:p>363086</text:p>
          </table:table-cell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office:value-type="float" office:value="362204" calcext:value-type="float">
            <text:p>362204</text:p>
          </table:table-cell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office:value-type="float" office:value="363452" calcext:value-type="float">
            <text:p>363452</text:p>
          </table:table-cell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office:value-type="float" office:value="362610" calcext:value-type="float">
            <text:p>362610</text:p>
          </table:table-cell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office:value-type="float" office:value="361904" calcext:value-type="float">
            <text:p>361904</text:p>
          </table:table-cell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office:value-type="float" office:value="362036" calcext:value-type="float">
            <text:p>362036</text:p>
          </table:table-cell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office:value-type="float" office:value="362642" calcext:value-type="float">
            <text:p>362642</text:p>
          </table:table-cell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office:value-type="float" office:value="361236" calcext:value-type="float">
            <text:p>361236</text:p>
          </table:table-cell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office:value-type="float" office:value="362044" calcext:value-type="float">
            <text:p>362044</text:p>
          </table:table-cell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office:value-type="float" office:value="363194" calcext:value-type="float">
            <text:p>363194</text:p>
          </table:table-cell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office:value-type="float" office:value="361184" calcext:value-type="float">
            <text:p>361184</text:p>
          </table:table-cell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office:value-type="float" office:value="360586" calcext:value-type="float">
            <text:p>360586</text:p>
          </table:table-cell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office:value-type="float" office:value="361862" calcext:value-type="float">
            <text:p>361862</text:p>
          </table:table-cell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office:value-type="float" office:value="362522" calcext:value-type="float">
            <text:p>362522</text:p>
          </table:table-cell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office:value-type="float" office:value="362634" calcext:value-type="float">
            <text:p>362634</text:p>
          </table:table-cell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office:value-type="float" office:value="361674" calcext:value-type="float">
            <text:p>361674</text:p>
          </table:table-cell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office:value-type="float" office:value="361092" calcext:value-type="float">
            <text:p>361092</text:p>
          </table:table-cell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office:value-type="float" office:value="361112" calcext:value-type="float">
            <text:p>361112</text:p>
          </table:table-cell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office:value-type="float" office:value="361206" calcext:value-type="float">
            <text:p>361206</text:p>
          </table:table-cell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office:value-type="float" office:value="359544" calcext:value-type="float">
            <text:p>359544</text:p>
          </table:table-cell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office:value-type="float" office:value="360970" calcext:value-type="float">
            <text:p>360970</text:p>
          </table:table-cell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office:value-type="float" office:value="360734" calcext:value-type="float">
            <text:p>360734</text:p>
          </table:table-cell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office:value-type="float" office:value="360800" calcext:value-type="float">
            <text:p>360800</text:p>
          </table:table-cell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office:value-type="float" office:value="359264" calcext:value-type="float">
            <text:p>359264</text:p>
          </table:table-cell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office:value-type="float" office:value="361360" calcext:value-type="float">
            <text:p>361360</text:p>
          </table:table-cell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office:value-type="float" office:value="361468" calcext:value-type="float">
            <text:p>361468</text:p>
          </table:table-cell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office:value-type="float" office:value="361346" calcext:value-type="float">
            <text:p>361346</text:p>
          </table:table-cell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office:value-type="float" office:value="360616" calcext:value-type="float">
            <text:p>360616</text:p>
          </table:table-cell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office:value-type="float" office:value="359310" calcext:value-type="float">
            <text:p>359310</text:p>
          </table:table-cell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office:value-type="float" office:value="359670" calcext:value-type="float">
            <text:p>359670</text:p>
          </table:table-cell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office:value-type="float" office:value="360796" calcext:value-type="float">
            <text:p>360796</text:p>
          </table:table-cell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office:value-type="float" office:value="360138" calcext:value-type="float">
            <text:p>360138</text:p>
          </table:table-cell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office:value-type="float" office:value="359798" calcext:value-type="float">
            <text:p>359798</text:p>
          </table:table-cell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office:value-type="float" office:value="359010" calcext:value-type="float">
            <text:p>359010</text:p>
          </table:table-cell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office:value-type="float" office:value="359916" calcext:value-type="float">
            <text:p>359916</text:p>
          </table:table-cell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office:value-type="float" office:value="359296" calcext:value-type="float">
            <text:p>359296</text:p>
          </table:table-cell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office:value-type="float" office:value="359434" calcext:value-type="float">
            <text:p>359434</text:p>
          </table:table-cell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office:value-type="float" office:value="359974" calcext:value-type="float">
            <text:p>359974</text:p>
          </table:table-cell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office:value-type="float" office:value="359196" calcext:value-type="float">
            <text:p>359196</text:p>
          </table:table-cell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office:value-type="float" office:value="359348" calcext:value-type="float">
            <text:p>359348</text:p>
          </table:table-cell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office:value-type="float" office:value="358712" calcext:value-type="float">
            <text:p>358712</text:p>
          </table:table-cell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office:value-type="float" office:value="358614" calcext:value-type="float">
            <text:p>358614</text:p>
          </table:table-cell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office:value-type="float" office:value="359740" calcext:value-type="float">
            <text:p>359740</text:p>
          </table:table-cell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office:value-type="float" office:value="358072" calcext:value-type="float">
            <text:p>358072</text:p>
          </table:table-cell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office:value-type="float" office:value="359190" calcext:value-type="float">
            <text:p>359190</text:p>
          </table:table-cell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office:value-type="float" office:value="358074" calcext:value-type="float">
            <text:p>358074</text:p>
          </table:table-cell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office:value-type="float" office:value="358160" calcext:value-type="float">
            <text:p>358160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243])" office:value-type="float" office:value="370747.611570248" calcext:value-type="float">
            <text:p>370747.6115702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3" loext:min-decimal-places="3"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000/00/00</text:date>, <text:time style:data-style-name="N2" text:time-value="22:05:48.3504015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7T22:41:54.457694794</dc:date>
    <meta:editing-duration>PT26M56S</meta:editing-duration>
    <meta:editing-cycles>7</meta:editing-cycles>
    <meta:generator>LibreOffice/5.1.6.2$Linux_X86_64 LibreOffice_project/10m0$Build-2</meta:generator>
    <meta:document-statistic meta:table-count="2" meta:cell-count="13835" meta:object-count="0"/>
  </office:meta>
</office:document-meta>
</file>